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00a1e3" style:diagonal-bl-tr="none" style:diagonal-tl-br="none" style:text-align-source="fix" style:repeat-content="false" fo:border="0.74pt solid #c0c0c0" style:vertical-align="top" loext:vertical-justify="auto"/>
      <style:paragraph-properties fo:text-align="center"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51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S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FIN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DEU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SL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SWE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TUR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A19</text:p>
          </table:table-cell>
          <table:table-cell table:style-name="ce3" office:value-type="string" calcext:value-type="string">
            <text:p>EU27_2020</text:p>
          </table:table-cell>
          <table:table-cell table:style-name="ce3" office:value-type="string" calcext:value-type="string">
            <text:p>G-7</text:p>
          </table:table-cell>
          <table:table-cell table:style-name="ce6" office:value-type="string" calcext:value-type="string">
            <text:p>OECDE</text:p>
          </table:table-cell>
          <table:table-cell table:style-name="ce3" office:value-type="string" calcext:value-type="string">
            <text:p>G-20</text:p>
          </table:table-cell>
          <table:table-cell table:style-name="ce3" office:value-type="string" calcext:value-type="string">
            <text:p>OECD</text:p>
          </table:table-cell>
          <table:table-cell table:style-name="ce3" office:value-type="string" calcext:value-type="string">
            <text:p><text:s text:c="2"/>BRA</text:p>
          </table:table-cell>
          <table:table-cell table:style-name="ce3" office:value-type="string" calcext:value-type="string">
            <text:p><text:s text:c="2"/>CHN</text:p>
          </table:table-cell>
          <table:table-cell table:style-name="ce3" office:value-type="string" calcext:value-type="string">
            <text:p><text:s text:c="2"/>IND</text:p>
          </table:table-cell>
          <table:table-cell table:style-name="ce3" office:value-type="string" calcext:value-type="string">
            <text:p><text:s text:c="2"/>IDN</text:p>
          </table:table-cell>
          <table:table-cell table:style-name="ce3" office:value-type="string" calcext:value-type="string">
            <text:p><text:s text:c="2"/>RUS</text:p>
          </table:table-cell>
          <table:table-cell table:style-name="ce3" office:value-type="string" calcext:value-type="string">
            <text:p><text:s text:c="2"/>SAU</text:p>
          </table:table-cell>
          <table:table-cell table:style-name="ce3" office:value-type="string" calcext:value-type="string">
            <text:p><text:s text:c="2"/>ZAF</text:p>
          </table:table-cell>
        </table:table-row>
        <table:table-row table:style-name="ro1">
          <table:table-cell office:value-type="string" calcext:value-type="string">
            <text:p>1914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740585" calcext:value-type="float">
            <text:p>4.7 </text:p>
          </table:table-cell>
          <table:table-cell table:number-columns-repeated="47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4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714248" calcext:value-type="float">
            <text:p>4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315674" calcext:value-type="float">
            <text:p>1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4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714248" calcext:value-type="float">
            <text:p>4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" calcext:value-type="float">
            <text:p>0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4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819594" calcext:value-type="float">
            <text:p>4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5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819594" calcext:value-type="float">
            <text:p>4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" calcext:value-type="float">
            <text:p>0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5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819594" calcext:value-type="float">
            <text:p>4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5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819594" calcext:value-type="float">
            <text:p>4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423559" calcext:value-type="float">
            <text:p>1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5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924941" calcext:value-type="float">
            <text:p>4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6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109297" calcext:value-type="float">
            <text:p>5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" calcext:value-type="float">
            <text:p>0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6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16197" calcext:value-type="float">
            <text:p>5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6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267316" calcext:value-type="float">
            <text:p>5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536707" calcext:value-type="float">
            <text:p>1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6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583355" calcext:value-type="float">
            <text:p>5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7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99394" calcext:value-type="float">
            <text:p>5.9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" calcext:value-type="float">
            <text:p>0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7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189096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7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32078" calcext:value-type="float">
            <text:p>6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686694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7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505136" calcext:value-type="float">
            <text:p>6.5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8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715828" calcext:value-type="float">
            <text:p>6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0" calcext:value-type="float">
            <text:p>0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8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873848" calcext:value-type="float">
            <text:p>6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8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89887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89457" calcext:value-type="float">
            <text:p>1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8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400579" calcext:value-type="float">
            <text:p>7.4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9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453253" calcext:value-type="float">
            <text:p>7.5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06403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9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584936" calcext:value-type="float">
            <text:p>7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9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848301" calcext:value-type="float">
            <text:p>7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69555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19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979984" calcext:value-type="float">
            <text:p>8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0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585726" calcext:value-type="float">
            <text:p>8.6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24454" calcext:value-type="float">
            <text:p>2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0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138794" calcext:value-type="float">
            <text:p>9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0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217804" calcext:value-type="float">
            <text:p>9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387948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0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.954437" calcext:value-type="float">
            <text:p>9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1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506716" calcext:value-type="float">
            <text:p>8.5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40575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1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874638" calcext:value-type="float">
            <text:p>7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1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663945" calcext:value-type="float">
            <text:p>7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344531" calcext:value-type="float">
            <text:p>2.3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1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505926" calcext:value-type="float">
            <text:p>7.5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2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347906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70862" calcext:value-type="float">
            <text:p>2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2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16223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2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4256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91922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2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3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95233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66924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3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3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4256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84028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3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4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32708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4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031867" calcext:value-type="float">
            <text:p>7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4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058204" calcext:value-type="float">
            <text:p>7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0771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4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6355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5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99816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5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37214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0" calcext:value-type="float">
            <text:p>0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5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6355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45864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5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95233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52442" calcext:value-type="float">
            <text:p>2.2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6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36655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6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45864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6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48496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6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39286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7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4256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35339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7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10877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27445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7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37214" calcext:value-type="float">
            <text:p>7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18235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7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6355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19551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8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4256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19551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8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37214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32708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8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16223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22182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8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32708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9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20867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9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4256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16919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9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2261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29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374243" calcext:value-type="float">
            <text:p>7.4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2261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0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400579" calcext:value-type="float">
            <text:p>7.4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07796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0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95099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0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89887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73936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0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005531" calcext:value-type="float">
            <text:p>7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3796" calcext:value-type="float">
            <text:p>2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1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794838" calcext:value-type="float">
            <text:p>6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972356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1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557809" calcext:value-type="float">
            <text:p>6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932147" calcext:value-type="float">
            <text:p>1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1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426126" calcext:value-type="float">
            <text:p>6.4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885589" calcext:value-type="float">
            <text:p>1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1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24177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87924" calcext:value-type="float">
            <text:p>1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2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57414" calcext:value-type="float">
            <text:p>6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851729" calcext:value-type="float">
            <text:p>1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2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899394" calcext:value-type="float">
            <text:p>5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75543" calcext:value-type="float">
            <text:p>1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2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46721" calcext:value-type="float">
            <text:p>5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37451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2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767711" calcext:value-type="float">
            <text:p>5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05707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3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62365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68666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3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09692" calcext:value-type="float">
            <text:p>5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684544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3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62365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684544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3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09692" calcext:value-type="float">
            <text:p>5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693009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4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715038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01474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4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715038" calcext:value-type="float">
            <text:p>5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18404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4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88702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07823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4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88702" calcext:value-type="float">
            <text:p>5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14172" calcext:value-type="float">
            <text:p>1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5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88702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48032" calcext:value-type="float">
            <text:p>1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5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88702" calcext:value-type="float">
            <text:p>5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767078" calcext:value-type="float">
            <text:p>1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5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715038" calcext:value-type="float">
            <text:p>5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73427" calcext:value-type="float">
            <text:p>1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5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820385" calcext:value-type="float">
            <text:p>5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809404" calcext:value-type="float">
            <text:p>1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6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46721" calcext:value-type="float">
            <text:p>5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77766" calcext:value-type="float">
            <text:p>1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6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767711" calcext:value-type="float">
            <text:p>5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81152" calcext:value-type="float">
            <text:p>1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6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846721" calcext:value-type="float">
            <text:p>5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841148" calcext:value-type="float">
            <text:p>1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6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925731" calcext:value-type="float">
            <text:p>5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868659" calcext:value-type="float">
            <text:p>1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7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04741" calcext:value-type="float">
            <text:p>6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900403" calcext:value-type="float">
            <text:p>1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7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004741" calcext:value-type="float">
            <text:p>6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1.944844" calcext:value-type="float">
            <text:p>1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7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57414" calcext:value-type="float">
            <text:p>6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961774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7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16276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041" calcext:value-type="float">
            <text:p>2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8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110087" calcext:value-type="float">
            <text:p>6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1.995635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8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110087" calcext:value-type="float">
            <text:p>6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12565" calcext:value-type="float">
            <text:p>2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8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136424" calcext:value-type="float">
            <text:p>6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14681" calcext:value-type="float">
            <text:p>2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8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004741" calcext:value-type="float">
            <text:p>6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16797" calcext:value-type="float">
            <text:p>2.0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9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04741" calcext:value-type="float">
            <text:p>6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050658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9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004741" calcext:value-type="float">
            <text:p>6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080285" calcext:value-type="float">
            <text:p>2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9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004741" calcext:value-type="float">
            <text:p>6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0568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39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16276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71284" calcext:value-type="float">
            <text:p>2.2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0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189096" calcext:value-type="float">
            <text:p>6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143773" calcext:value-type="float">
            <text:p>2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0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24177" calcext:value-type="float">
            <text:p>6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177633" calcext:value-type="float">
            <text:p>2.2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0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347116" calcext:value-type="float">
            <text:p>6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205145" calcext:value-type="float">
            <text:p>2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0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426126" calcext:value-type="float">
            <text:p>6.4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23054" calcext:value-type="float">
            <text:p>2.2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1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478799" calcext:value-type="float">
            <text:p>6.5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234772" calcext:value-type="float">
            <text:p>2.2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1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531472" calcext:value-type="float">
            <text:p>6.5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262284" calcext:value-type="float">
            <text:p>2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1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794838" calcext:value-type="float">
            <text:p>6.8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270749" calcext:value-type="float">
            <text:p>2.3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1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900184" calcext:value-type="float">
            <text:p>6.9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31519" calcext:value-type="float">
            <text:p>2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2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900184" calcext:value-type="float">
            <text:p>6.9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285563" calcext:value-type="float">
            <text:p>2.3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2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952857" calcext:value-type="float">
            <text:p>7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321539" calcext:value-type="float">
            <text:p>2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2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005531" calcext:value-type="float">
            <text:p>7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36598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2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08454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06189" calcext:value-type="float">
            <text:p>2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3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952857" calcext:value-type="float">
            <text:p>7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376562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3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10877" calcext:value-type="float">
            <text:p>7.1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38291" calcext:value-type="float">
            <text:p>2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3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16223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08306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3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4005" calcext:value-type="float">
            <text:p>2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4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89887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18887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4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89887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31584" calcext:value-type="float">
            <text:p>2.4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4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89887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48514" calcext:value-type="float">
            <text:p>2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4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16355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76026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5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6355" calcext:value-type="float">
            <text:p>7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61212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5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16223" calcext:value-type="float">
            <text:p>7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63328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5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76026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5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268897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50777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6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268897" calcext:value-type="float">
            <text:p>7.3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84491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6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321569" calcext:value-type="float">
            <text:p>7.3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488724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6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558599" calcext:value-type="float">
            <text:p>7.6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50777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6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663945" calcext:value-type="float">
            <text:p>7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503537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7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690282" calcext:value-type="float">
            <text:p>7.7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492956" calcext:value-type="float">
            <text:p>2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7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953648" calcext:value-type="float">
            <text:p>8.0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509886" calcext:value-type="float">
            <text:p>2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7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217013" calcext:value-type="float">
            <text:p>8.2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552212" calcext:value-type="float">
            <text:p>2.6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7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.638399" calcext:value-type="float">
            <text:p>8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757489" calcext:value-type="float">
            <text:p>2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954437" calcext:value-type="float">
            <text:p>9.0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744791" calcext:value-type="float">
            <text:p>2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191467" calcext:value-type="float">
            <text:p>9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776535" calcext:value-type="float">
            <text:p>2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3</text:p>
          </table:table-cell>
          <table:table-cell office:value-type="float" office:value="3.436267" calcext:value-type="float">
            <text:p>3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428496" calcext:value-type="float">
            <text:p>9.4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795582" calcext:value-type="float">
            <text:p>2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4</text:p>
          </table:table-cell>
          <table:table-cell table:style-name="ce5" office:value-type="float" office:value="3.529139" calcext:value-type="float">
            <text:p>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560179" calcext:value-type="float">
            <text:p>9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80193" calcext:value-type="float">
            <text:p>2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1</text:p>
          </table:table-cell>
          <table:table-cell office:value-type="float" office:value="3.622011" calcext:value-type="float">
            <text:p>3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560179" calcext:value-type="float">
            <text:p>9.6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80193" calcext:value-type="float">
            <text:p>2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2</text:p>
          </table:table-cell>
          <table:table-cell table:style-name="ce5" office:value-type="float" office:value="3.714883" calcext:value-type="float">
            <text:p>3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560179" calcext:value-type="float">
            <text:p>9.6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807534" calcext:value-type="float">
            <text:p>2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3</text:p>
          </table:table-cell>
          <table:table-cell office:value-type="float" office:value="3.807755" calcext:value-type="float">
            <text:p>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612852" calcext:value-type="float">
            <text:p>9.6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841157" calcext:value-type="float">
            <text:p>2.8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4</text:p>
          </table:table-cell>
          <table:table-cell table:style-name="ce5" office:value-type="float" office:value="3.807755" calcext:value-type="float">
            <text:p>3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691862" calcext:value-type="float">
            <text:p>9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852365" calcext:value-type="float">
            <text:p>2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1</text:p>
          </table:table-cell>
          <table:table-cell office:value-type="float" office:value="3.900627" calcext:value-type="float">
            <text:p>3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639189" calcext:value-type="float">
            <text:p>9.6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2.857969" calcext:value-type="float">
            <text:p>2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2</text:p>
          </table:table-cell>
          <table:table-cell table:style-name="ce5" office:value-type="float" office:value="3.993499" calcext:value-type="float">
            <text:p>4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718199" calcext:value-type="float">
            <text:p>9.7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2.947631" calcext:value-type="float">
            <text:p>2.9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3</text:p>
          </table:table-cell>
          <table:table-cell office:value-type="float" office:value="4.086371" calcext:value-type="float">
            <text:p>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902555" calcext:value-type="float">
            <text:p>9.9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3.045698" calcext:value-type="float">
            <text:p>3.0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4</text:p>
          </table:table-cell>
          <table:table-cell table:style-name="ce5" office:value-type="float" office:value="4.272115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9226" calcext:value-type="float">
            <text:p>10.2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3.096133" calcext:value-type="float">
            <text:p>3.1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1</text:p>
          </table:table-cell>
          <table:table-cell office:value-type="float" office:value="4.45786" calcext:value-type="float">
            <text:p>4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45562" calcext:value-type="float">
            <text:p>10.5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3.140964" calcext:value-type="float">
            <text:p>3.1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2</text:p>
          </table:table-cell>
          <table:table-cell table:style-name="ce5" office:value-type="float" office:value="4.736475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82434" calcext:value-type="float">
            <text:p>10.8 </text:p>
          </table:table-cell>
          <table:table-cell table:number-columns-repeated="22" table:style-name="ce5" office:value-type="string" calcext:value-type="string">
            <text:p>..</text:p>
          </table:table-cell>
          <table:table-cell table:style-name="ce5" office:value-type="float" office:value="3.275456" calcext:value-type="float">
            <text:p>3.3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3</text:p>
          </table:table-cell>
          <table:table-cell office:value-type="float" office:value="4.92222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6136" calcext:value-type="float">
            <text:p>11.1 </text:p>
          </table:table-cell>
          <table:table-cell table:number-columns-repeated="22" office:value-type="string" calcext:value-type="string">
            <text:p>..</text:p>
          </table:table-cell>
          <table:table-cell office:value-type="float" office:value="3.38193" calcext:value-type="float">
            <text:p>3.4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4</text:p>
          </table:table-cell>
          <table:table-cell table:style-name="ce5" office:value-type="float" office:value="5.293708" calcext:value-type="float">
            <text:p>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27206" calcext:value-type="float">
            <text:p>11.3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1203142" calcext:value-type="float">
            <text:p>0.1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465988" calcext:value-type="float">
            <text:p>3.5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1</text:p>
          </table:table-cell>
          <table:table-cell office:value-type="float" office:value="5.479452" calcext:value-type="float">
            <text:p>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29839" calcext:value-type="float">
            <text:p>11.3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1741846" calcext:value-type="float">
            <text:p>0.2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510818" calcext:value-type="float">
            <text:p>3.5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2</text:p>
          </table:table-cell>
          <table:table-cell table:style-name="ce5" office:value-type="float" office:value="5.665196" calcext:value-type="float">
            <text:p>5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16671" calcext:value-type="float">
            <text:p>11.2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2325509" calcext:value-type="float">
            <text:p>0.2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558451" calcext:value-type="float">
            <text:p>3.6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3</text:p>
          </table:table-cell>
          <table:table-cell office:value-type="float" office:value="5.758068" calcext:value-type="float">
            <text:p>5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4037" calcext:value-type="float">
            <text:p>11.1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2743007" calcext:value-type="float">
            <text:p>0.3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597678" calcext:value-type="float">
            <text:p>3.6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4</text:p>
          </table:table-cell>
          <table:table-cell table:style-name="ce5" office:value-type="float" office:value="5.85094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14037" calcext:value-type="float">
            <text:p>11.1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2576887" calcext:value-type="float">
            <text:p>0.3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625698" calcext:value-type="float">
            <text:p>3.6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1</text:p>
          </table:table-cell>
          <table:table-cell office:value-type="float" office:value="5.85094" calcext:value-type="float">
            <text:p>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6136" calcext:value-type="float">
            <text:p>11.1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317848" calcext:value-type="float">
            <text:p>0.3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662123" calcext:value-type="float">
            <text:p>3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2</text:p>
          </table:table-cell>
          <table:table-cell table:style-name="ce5" office:value-type="float" office:value="5.943812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98235" calcext:value-type="float">
            <text:p>11.0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335807" calcext:value-type="float">
            <text:p>0.3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704152" calcext:value-type="float">
            <text:p>3.7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3</text:p>
          </table:table-cell>
          <table:table-cell office:value-type="float" office:value="6.036685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0877" calcext:value-type="float">
            <text:p>11.1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3771086" calcext:value-type="float">
            <text:p>0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746181" calcext:value-type="float">
            <text:p>3.7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4</text:p>
          </table:table-cell>
          <table:table-cell table:style-name="ce5" office:value-type="float" office:value="5.943812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16671" calcext:value-type="float">
            <text:p>11.2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4009038" calcext:value-type="float">
            <text:p>0.4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827437" calcext:value-type="float">
            <text:p>3.8 </text:p>
          </table:table-cell>
          <table:table-cell table:number-columns-repeated="24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1</text:p>
          </table:table-cell>
          <table:table-cell office:value-type="float" office:value="6.036685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1404" calcext:value-type="float">
            <text:p>11.1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4215523" calcext:value-type="float">
            <text:p>0.4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858258" calcext:value-type="float">
            <text:p>3.9 </text:p>
          </table:table-cell>
          <table:table-cell table:number-columns-repeated="24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2</text:p>
          </table:table-cell>
          <table:table-cell table:style-name="ce5" office:value-type="float" office:value="6.036685" calcext:value-type="float">
            <text:p>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0877" calcext:value-type="float">
            <text:p>11.1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4121279" calcext:value-type="float">
            <text:p>0.4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922702" calcext:value-type="float">
            <text:p>3.9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1.787543" calcext:value-type="float">
            <text:p>1.8 </text:p>
          </table:table-cell>
          <table:table-cell table:number-columns-repeated="18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3</text:p>
          </table:table-cell>
          <table:table-cell office:value-type="float" office:value="6.036685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19305" calcext:value-type="float">
            <text:p>11.2 </text:p>
          </table:table-cell>
          <table:table-cell table:number-columns-repeated="16" office:value-type="string" calcext:value-type="string">
            <text:p>..</text:p>
          </table:table-cell>
          <table:table-cell office:value-type="float" office:value="0.4893431" calcext:value-type="float">
            <text:p>0.5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3.928306" calcext:value-type="float">
            <text:p>3.9 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1.780468" calcext:value-type="float">
            <text:p>1.8 </text:p>
          </table:table-cell>
          <table:table-cell table:number-columns-repeated="1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4</text:p>
          </table:table-cell>
          <table:table-cell table:style-name="ce5" office:value-type="float" office:value="6.036685" calcext:value-type="float">
            <text:p>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19305" calcext:value-type="float">
            <text:p>11.2 </text:p>
          </table:table-cell>
          <table:table-cell table:number-columns-repeated="16" table:style-name="ce5" office:value-type="string" calcext:value-type="string">
            <text:p>..</text:p>
          </table:table-cell>
          <table:table-cell table:style-name="ce5" office:value-type="float" office:value="0.6401852" calcext:value-type="float">
            <text:p>0.6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3.9199" calcext:value-type="float">
            <text:p>3.9 </text:p>
          </table:table-cell>
          <table:table-cell table:number-columns-repeated="5" table:style-name="ce5" office:value-type="string" calcext:value-type="string">
            <text:p>..</text:p>
          </table:table-cell>
          <table:table-cell table:style-name="ce5" office:value-type="float" office:value="1.803686" calcext:value-type="float">
            <text:p>1.8 </text:p>
          </table:table-cell>
          <table:table-cell table:number-columns-repeated="18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1</text:p>
          </table:table-cell>
          <table:table-cell office:value-type="float" office:value="6.036685" calcext:value-type="float">
            <text:p>6.0 </text:p>
          </table:table-cell>
          <table:table-cell office:value-type="string" calcext:value-type="string">
            <text:p>..</text:p>
          </table:table-cell>
          <table:table-cell office:value-type="float" office:value="13.09444" calcext:value-type="float">
            <text:p>13.1 </text:p>
          </table:table-cell>
          <table:table-cell office:value-type="float" office:value="11.14037" calcext:value-type="float">
            <text:p>11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.345512" calcext:value-type="float">
            <text:p>5.3 </text:p>
          </table:table-cell>
          <table:table-cell office:value-type="float" office:value="7.415455" calcext:value-type="float">
            <text:p>7.4 </text:p>
          </table:table-cell>
          <table:table-cell office:value-type="float" office:value="20.85437" calcext:value-type="float">
            <text:p>20.9 </text:p>
          </table:table-cell>
          <table:table-cell office:value-type="float" office:value="0.967647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27481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499396" calcext:value-type="float">
            <text:p>3.5 </text:p>
          </table:table-cell>
          <table:table-cell office:value-type="float" office:value="17.0619" calcext:value-type="float">
            <text:p>17.1 </text:p>
          </table:table-cell>
          <table:table-cell office:value-type="float" office:value="0.7407451" calcext:value-type="float">
            <text:p>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67449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973137" calcext:value-type="float">
            <text:p>4.0 </text:p>
          </table:table-cell>
          <table:table-cell office:value-type="float" office:value="7.191029" calcext:value-type="float">
            <text:p>7.2 </text:p>
          </table:table-cell>
          <table:table-cell office:value-type="string" calcext:value-type="string">
            <text:p>..</text:p>
          </table:table-cell>
          <table:table-cell office:value-type="float" office:value="0.9980127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37423" calcext:value-type="float">
            <text:p>1.8 </text:p>
          </table:table-cell>
          <table:table-cell office:value-type="float" office:value="7.232065" calcext:value-type="float">
            <text:p>7.2 </text:p>
          </table:table-cell>
          <table:table-cell office:value-type="float" office:value="22.96515" calcext:value-type="float">
            <text:p>23.0 </text:p>
          </table:table-cell>
          <table:table-cell office:value-type="float" office:value="0.00001821232" calcext:value-type="float">
            <text:p>0.0 </text:p>
          </table:table-cell>
          <table:table-cell office:value-type="float" office:value="4.859513" calcext:value-type="float">
            <text:p>4.9 </text:p>
          </table:table-cell>
          <table:table-cell office:value-type="float" office:value="11.26501" calcext:value-type="float">
            <text:p>11.3 </text:p>
          </table:table-cell>
          <table:table-cell table:number-columns-repeated="1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2</text:p>
          </table:table-cell>
          <table:table-cell table:style-name="ce5" office:value-type="float" office:value="6.129557" calcext:value-type="float">
            <text:p>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99435" calcext:value-type="float">
            <text:p>13.0 </text:p>
          </table:table-cell>
          <table:table-cell table:style-name="ce5" office:value-type="float" office:value="11.14037" calcext:value-type="float">
            <text:p>11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.400059" calcext:value-type="float">
            <text:p>5.4 </text:p>
          </table:table-cell>
          <table:table-cell table:style-name="ce5" office:value-type="float" office:value="7.413751" calcext:value-type="float">
            <text:p>7.4 </text:p>
          </table:table-cell>
          <table:table-cell table:style-name="ce5" office:value-type="float" office:value="20.78914" calcext:value-type="float">
            <text:p>20.8 </text:p>
          </table:table-cell>
          <table:table-cell table:style-name="ce5" office:value-type="float" office:value="0.9908885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75962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06081" calcext:value-type="float">
            <text:p>3.5 </text:p>
          </table:table-cell>
          <table:table-cell table:style-name="ce5" office:value-type="float" office:value="17.03132" calcext:value-type="float">
            <text:p>17.0 </text:p>
          </table:table-cell>
          <table:table-cell table:style-name="ce5" office:value-type="float" office:value="0.8049476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51953" calcext:value-type="float">
            <text:p>1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12364" calcext:value-type="float">
            <text:p>4.0 </text:p>
          </table:table-cell>
          <table:table-cell table:style-name="ce5" office:value-type="float" office:value="7.21492" calcext:value-type="float">
            <text:p>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9838588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53566" calcext:value-type="float">
            <text:p>1.9 </text:p>
          </table:table-cell>
          <table:table-cell table:style-name="ce5" office:value-type="float" office:value="7.325393" calcext:value-type="float">
            <text:p>7.3 </text:p>
          </table:table-cell>
          <table:table-cell table:style-name="ce5" office:value-type="float" office:value="22.98769" calcext:value-type="float">
            <text:p>23.0 </text:p>
          </table:table-cell>
          <table:table-cell table:style-name="ce5" office:value-type="float" office:value="0.00001842785" calcext:value-type="float">
            <text:p>0.0 </text:p>
          </table:table-cell>
          <table:table-cell table:style-name="ce5" office:value-type="float" office:value="4.9139" calcext:value-type="float">
            <text:p>4.9 </text:p>
          </table:table-cell>
          <table:table-cell table:style-name="ce5" office:value-type="float" office:value="11.26501" calcext:value-type="float">
            <text:p>11.3 </text:p>
          </table:table-cell>
          <table:table-cell table:number-columns-repeated="13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3</text:p>
          </table:table-cell>
          <table:table-cell office:value-type="float" office:value="6.129557" calcext:value-type="float">
            <text:p>6.1 </text:p>
          </table:table-cell>
          <table:table-cell office:value-type="string" calcext:value-type="string">
            <text:p>..</text:p>
          </table:table-cell>
          <table:table-cell office:value-type="float" office:value="13.2337" calcext:value-type="float">
            <text:p>13.2 </text:p>
          </table:table-cell>
          <table:table-cell office:value-type="float" office:value="11.16671" calcext:value-type="float">
            <text:p>11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.436422" calcext:value-type="float">
            <text:p>5.4 </text:p>
          </table:table-cell>
          <table:table-cell office:value-type="float" office:value="7.337075" calcext:value-type="float">
            <text:p>7.3 </text:p>
          </table:table-cell>
          <table:table-cell office:value-type="float" office:value="20.98485" calcext:value-type="float">
            <text:p>21.0 </text:p>
          </table:table-cell>
          <table:table-cell office:value-type="float" office:value="1.003384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281687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51388" calcext:value-type="float">
            <text:p>3.5 </text:p>
          </table:table-cell>
          <table:table-cell office:value-type="float" office:value="17.01298" calcext:value-type="float">
            <text:p>17.0 </text:p>
          </table:table-cell>
          <table:table-cell office:value-type="float" office:value="0.9158329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68598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017968" calcext:value-type="float">
            <text:p>4.0 </text:p>
          </table:table-cell>
          <table:table-cell office:value-type="float" office:value="7.23881" calcext:value-type="float">
            <text:p>7.2 </text:p>
          </table:table-cell>
          <table:table-cell office:value-type="string" calcext:value-type="string">
            <text:p>..</text:p>
          </table:table-cell>
          <table:table-cell office:value-type="float" office:value="0.9887962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57376" calcext:value-type="float">
            <text:p>1.9 </text:p>
          </table:table-cell>
          <table:table-cell office:value-type="float" office:value="7.461565" calcext:value-type="float">
            <text:p>7.5 </text:p>
          </table:table-cell>
          <table:table-cell office:value-type="float" office:value="23.07638" calcext:value-type="float">
            <text:p>23.1 </text:p>
          </table:table-cell>
          <table:table-cell office:value-type="float" office:value="0.00001961327" calcext:value-type="float">
            <text:p>0.0 </text:p>
          </table:table-cell>
          <table:table-cell office:value-type="float" office:value="4.982985" calcext:value-type="float">
            <text:p>5.0 </text:p>
          </table:table-cell>
          <table:table-cell office:value-type="float" office:value="11.32127" calcext:value-type="float">
            <text:p>11.3 </text:p>
          </table:table-cell>
          <table:table-cell table:number-columns-repeated="1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4</text:p>
          </table:table-cell>
          <table:table-cell table:style-name="ce5" office:value-type="float" office:value="6.222429" calcext:value-type="float">
            <text:p>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32073" calcext:value-type="float">
            <text:p>13.3 </text:p>
          </table:table-cell>
          <table:table-cell table:style-name="ce5" office:value-type="float" office:value="11.21938" calcext:value-type="float">
            <text:p>11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.509151" calcext:value-type="float">
            <text:p>5.5 </text:p>
          </table:table-cell>
          <table:table-cell table:style-name="ce5" office:value-type="float" office:value="7.46998" calcext:value-type="float">
            <text:p>7.5 </text:p>
          </table:table-cell>
          <table:table-cell table:style-name="ce5" office:value-type="float" office:value="21.26755" calcext:value-type="float">
            <text:p>21.3 </text:p>
          </table:table-cell>
          <table:table-cell table:style-name="ce5" office:value-type="float" office:value="1.016129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94283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43961" calcext:value-type="float">
            <text:p>3.5 </text:p>
          </table:table-cell>
          <table:table-cell table:style-name="ce5" office:value-type="float" office:value="16.91513" calcext:value-type="float">
            <text:p>16.9 </text:p>
          </table:table-cell>
          <table:table-cell table:style-name="ce5" office:value-type="float" office:value="0.8426564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73235" calcext:value-type="float">
            <text:p>1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17968" calcext:value-type="float">
            <text:p>4.0 </text:p>
          </table:table-cell>
          <table:table-cell table:style-name="ce5" office:value-type="float" office:value="7.23881" calcext:value-type="float">
            <text:p>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21054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89662" calcext:value-type="float">
            <text:p>1.9 </text:p>
          </table:table-cell>
          <table:table-cell table:style-name="ce5" office:value-type="float" office:value="7.624563" calcext:value-type="float">
            <text:p>7.6 </text:p>
          </table:table-cell>
          <table:table-cell table:style-name="ce5" office:value-type="float" office:value="23.17852" calcext:value-type="float">
            <text:p>23.2 </text:p>
          </table:table-cell>
          <table:table-cell table:style-name="ce5" office:value-type="float" office:value="0.00002058316" calcext:value-type="float">
            <text:p>0.0 </text:p>
          </table:table-cell>
          <table:table-cell table:style-name="ce5" office:value-type="float" office:value="5.097638" calcext:value-type="float">
            <text:p>5.1 </text:p>
          </table:table-cell>
          <table:table-cell table:style-name="ce5" office:value-type="float" office:value="11.33533" calcext:value-type="float">
            <text:p>11.3 </text:p>
          </table:table-cell>
          <table:table-cell table:number-columns-repeated="13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1</text:p>
          </table:table-cell>
          <table:table-cell office:value-type="float" office:value="6.222429" calcext:value-type="float">
            <text:p>6.2 </text:p>
          </table:table-cell>
          <table:table-cell office:value-type="string" calcext:value-type="string">
            <text:p>..</text:p>
          </table:table-cell>
          <table:table-cell office:value-type="float" office:value="13.38166" calcext:value-type="float">
            <text:p>13.4 </text:p>
          </table:table-cell>
          <table:table-cell office:value-type="float" office:value="11.16671" calcext:value-type="float">
            <text:p>11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.800063" calcext:value-type="float">
            <text:p>5.8 </text:p>
          </table:table-cell>
          <table:table-cell office:value-type="float" office:value="7.544953" calcext:value-type="float">
            <text:p>7.5 </text:p>
          </table:table-cell>
          <table:table-cell office:value-type="float" office:value="21.35453" calcext:value-type="float">
            <text:p>21.4 </text:p>
          </table:table-cell>
          <table:table-cell office:value-type="float" office:value="1.028125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300008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01894" calcext:value-type="float">
            <text:p>3.6 </text:p>
          </table:table-cell>
          <table:table-cell office:value-type="float" office:value="16.93348" calcext:value-type="float">
            <text:p>16.9 </text:p>
          </table:table-cell>
          <table:table-cell office:value-type="float" office:value="0.8758783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69826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058848" calcext:value-type="float">
            <text:p>4.1 </text:p>
          </table:table-cell>
          <table:table-cell office:value-type="float" office:value="7.286591" calcext:value-type="float">
            <text:p>7.3 </text:p>
          </table:table-cell>
          <table:table-cell office:value-type="string" calcext:value-type="string">
            <text:p>..</text:p>
          </table:table-cell>
          <table:table-cell office:value-type="float" office:value="1.036524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20316" calcext:value-type="float">
            <text:p>1.9 </text:p>
          </table:table-cell>
          <table:table-cell office:value-type="float" office:value="7.69237" calcext:value-type="float">
            <text:p>7.7 </text:p>
          </table:table-cell>
          <table:table-cell office:value-type="float" office:value="23.11179" calcext:value-type="float">
            <text:p>23.1 </text:p>
          </table:table-cell>
          <table:table-cell office:value-type="float" office:value="0.00002198411" calcext:value-type="float">
            <text:p>0.0 </text:p>
          </table:table-cell>
          <table:table-cell office:value-type="float" office:value="5.128586" calcext:value-type="float">
            <text:p>5.1 </text:p>
          </table:table-cell>
          <table:table-cell office:value-type="float" office:value="11.30721" calcext:value-type="float">
            <text:p>11.3 </text:p>
          </table:table-cell>
          <table:table-cell table:number-columns-repeated="1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2</text:p>
          </table:table-cell>
          <table:table-cell table:style-name="ce5" office:value-type="float" office:value="6.501045" calcext:value-type="float">
            <text:p>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48088" calcext:value-type="float">
            <text:p>13.5 </text:p>
          </table:table-cell>
          <table:table-cell table:style-name="ce5" office:value-type="float" office:value="11.19305" calcext:value-type="float">
            <text:p>11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.963701" calcext:value-type="float">
            <text:p>6.0 </text:p>
          </table:table-cell>
          <table:table-cell table:style-name="ce5" office:value-type="float" office:value="7.550065" calcext:value-type="float">
            <text:p>7.6 </text:p>
          </table:table-cell>
          <table:table-cell table:style-name="ce5" office:value-type="float" office:value="21.55025" calcext:value-type="float">
            <text:p>21.6 </text:p>
          </table:table-cell>
          <table:table-cell table:style-name="ce5" office:value-type="float" office:value="1.030874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08024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43116" calcext:value-type="float">
            <text:p>3.6 </text:p>
          </table:table-cell>
          <table:table-cell table:style-name="ce5" office:value-type="float" office:value="17.11082" calcext:value-type="float">
            <text:p>17.1 </text:p>
          </table:table-cell>
          <table:table-cell table:style-name="ce5" office:value-type="float" office:value="1.00652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59958" calcext:value-type="float">
            <text:p>14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114943" calcext:value-type="float">
            <text:p>4.1 </text:p>
          </table:table-cell>
          <table:table-cell table:style-name="ce5" office:value-type="float" office:value="7.549386" calcext:value-type="float">
            <text:p>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27966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65118" calcext:value-type="float">
            <text:p>2.0 </text:p>
          </table:table-cell>
          <table:table-cell table:style-name="ce5" office:value-type="float" office:value="7.766883" calcext:value-type="float">
            <text:p>7.8 </text:p>
          </table:table-cell>
          <table:table-cell table:style-name="ce5" office:value-type="float" office:value="23.31258" calcext:value-type="float">
            <text:p>23.3 </text:p>
          </table:table-cell>
          <table:table-cell table:style-name="ce5" office:value-type="float" office:value="0.0000223074" calcext:value-type="float">
            <text:p>0.0 </text:p>
          </table:table-cell>
          <table:table-cell table:style-name="ce5" office:value-type="float" office:value="5.235821" calcext:value-type="float">
            <text:p>5.2 </text:p>
          </table:table-cell>
          <table:table-cell table:style-name="ce5" office:value-type="float" office:value="11.40565" calcext:value-type="float">
            <text:p>11.4 </text:p>
          </table:table-cell>
          <table:table-cell table:number-columns-repeated="13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3</text:p>
          </table:table-cell>
          <table:table-cell office:value-type="float" office:value="6.593917" calcext:value-type="float">
            <text:p>6.6 </text:p>
          </table:table-cell>
          <table:table-cell office:value-type="string" calcext:value-type="string">
            <text:p>..</text:p>
          </table:table-cell>
          <table:table-cell office:value-type="float" office:value="13.564" calcext:value-type="float">
            <text:p>13.6 </text:p>
          </table:table-cell>
          <table:table-cell office:value-type="float" office:value="11.40374" calcext:value-type="float">
            <text:p>11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.109157" calcext:value-type="float">
            <text:p>6.1 </text:p>
          </table:table-cell>
          <table:table-cell office:value-type="float" office:value="7.533025" calcext:value-type="float">
            <text:p>7.5 </text:p>
          </table:table-cell>
          <table:table-cell office:value-type="float" office:value="21.5285" calcext:value-type="float">
            <text:p>21.5 </text:p>
          </table:table-cell>
          <table:table-cell office:value-type="float" office:value="1.033373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316039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40887" calcext:value-type="float">
            <text:p>3.6 </text:p>
          </table:table-cell>
          <table:table-cell office:value-type="float" office:value="17.08025" calcext:value-type="float">
            <text:p>17.1 </text:p>
          </table:table-cell>
          <table:table-cell office:value-type="float" office:value="1.081496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69549" calcext:value-type="float">
            <text:p>1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03092" calcext:value-type="float">
            <text:p>4.2 </text:p>
          </table:table-cell>
          <table:table-cell office:value-type="float" office:value="7.597167" calcext:value-type="float">
            <text:p>7.6 </text:p>
          </table:table-cell>
          <table:table-cell office:value-type="string" calcext:value-type="string">
            <text:p>..</text:p>
          </table:table-cell>
          <table:table-cell office:value-type="float" office:value="1.014141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64755" calcext:value-type="float">
            <text:p>2.0 </text:p>
          </table:table-cell>
          <table:table-cell office:value-type="float" office:value="7.781041" calcext:value-type="float">
            <text:p>7.8 </text:p>
          </table:table-cell>
          <table:table-cell office:value-type="float" office:value="23.52185" calcext:value-type="float">
            <text:p>23.5 </text:p>
          </table:table-cell>
          <table:table-cell office:value-type="float" office:value="0.00002166081" calcext:value-type="float">
            <text:p>0.0 </text:p>
          </table:table-cell>
          <table:table-cell office:value-type="float" office:value="5.215395" calcext:value-type="float">
            <text:p>5.2 </text:p>
          </table:table-cell>
          <table:table-cell office:value-type="float" office:value="11.54629" calcext:value-type="float">
            <text:p>11.5 </text:p>
          </table:table-cell>
          <table:table-cell table:number-columns-repeated="13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4</text:p>
          </table:table-cell>
          <table:table-cell table:style-name="ce5" office:value-type="float" office:value="6.593917" calcext:value-type="float">
            <text:p>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70064" calcext:value-type="float">
            <text:p>13.7 </text:p>
          </table:table-cell>
          <table:table-cell table:style-name="ce5" office:value-type="float" office:value="11.50909" calcext:value-type="float">
            <text:p>11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.345523" calcext:value-type="float">
            <text:p>6.3 </text:p>
          </table:table-cell>
          <table:table-cell table:style-name="ce5" office:value-type="float" office:value="7.570511" calcext:value-type="float">
            <text:p>7.6 </text:p>
          </table:table-cell>
          <table:table-cell table:style-name="ce5" office:value-type="float" office:value="21.65897" calcext:value-type="float">
            <text:p>21.7 </text:p>
          </table:table-cell>
          <table:table-cell table:style-name="ce5" office:value-type="float" office:value="1.030124" calcext:value-type="float">
            <text:p>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160396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53142" calcext:value-type="float">
            <text:p>3.7 </text:p>
          </table:table-cell>
          <table:table-cell table:style-name="ce5" office:value-type="float" office:value="17.16586" calcext:value-type="float">
            <text:p>17.2 </text:p>
          </table:table-cell>
          <table:table-cell table:style-name="ce5" office:value-type="float" office:value="1.099897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95626" calcext:value-type="float">
            <text:p>15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03092" calcext:value-type="float">
            <text:p>4.2 </text:p>
          </table:table-cell>
          <table:table-cell table:style-name="ce5" office:value-type="float" office:value="7.549386" calcext:value-type="float">
            <text:p>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40803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023161" calcext:value-type="float">
            <text:p>2.0 </text:p>
          </table:table-cell>
          <table:table-cell table:style-name="ce5" office:value-type="float" office:value="7.868221" calcext:value-type="float">
            <text:p>7.9 </text:p>
          </table:table-cell>
          <table:table-cell table:style-name="ce5" office:value-type="float" office:value="23.65503" calcext:value-type="float">
            <text:p>23.7 </text:p>
          </table:table-cell>
          <table:table-cell table:style-name="ce5" office:value-type="float" office:value="0.00002203799" calcext:value-type="float">
            <text:p>0.0 </text:p>
          </table:table-cell>
          <table:table-cell table:style-name="ce5" office:value-type="float" office:value="5.263056" calcext:value-type="float">
            <text:p>5.3 </text:p>
          </table:table-cell>
          <table:table-cell table:style-name="ce5" office:value-type="float" office:value="11.61661" calcext:value-type="float">
            <text:p>11.6 </text:p>
          </table:table-cell>
          <table:table-cell table:number-columns-repeated="13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1</text:p>
          </table:table-cell>
          <table:table-cell office:value-type="float" office:value="6.593917" calcext:value-type="float">
            <text:p>6.6 </text:p>
          </table:table-cell>
          <table:table-cell office:value-type="string" calcext:value-type="string">
            <text:p>..</text:p>
          </table:table-cell>
          <table:table-cell office:value-type="float" office:value="13.83511" calcext:value-type="float">
            <text:p>13.8 </text:p>
          </table:table-cell>
          <table:table-cell office:value-type="float" office:value="11.53542" calcext:value-type="float">
            <text:p>11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.545526" calcext:value-type="float">
            <text:p>6.5 </text:p>
          </table:table-cell>
          <table:table-cell office:value-type="float" office:value="7.585938" calcext:value-type="float">
            <text:p>7.6 </text:p>
          </table:table-cell>
          <table:table-cell office:value-type="float" office:value="21.74596" calcext:value-type="float">
            <text:p>21.7 </text:p>
          </table:table-cell>
          <table:table-cell office:value-type="float" office:value="1.039371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0.0317184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70968" calcext:value-type="float">
            <text:p>3.7 </text:p>
          </table:table-cell>
          <table:table-cell office:value-type="float" office:value="17.36767" calcext:value-type="float">
            <text:p>17.4 </text:p>
          </table:table-cell>
          <table:table-cell office:value-type="float" office:value="1.264209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18255" calcext:value-type="float">
            <text:p>1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71038" calcext:value-type="float">
            <text:p>4.2 </text:p>
          </table:table-cell>
          <table:table-cell office:value-type="float" office:value="7.621058" calcext:value-type="float">
            <text:p>7.6 </text:p>
          </table:table-cell>
          <table:table-cell office:value-type="string" calcext:value-type="string">
            <text:p>..</text:p>
          </table:table-cell>
          <table:table-cell office:value-type="float" office:value="1.047058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105146" calcext:value-type="float">
            <text:p>2.1 </text:p>
          </table:table-cell>
          <table:table-cell office:value-type="float" office:value="8.02619" calcext:value-type="float">
            <text:p>8.0 </text:p>
          </table:table-cell>
          <table:table-cell office:value-type="float" office:value="23.60615" calcext:value-type="float">
            <text:p>23.6 </text:p>
          </table:table-cell>
          <table:table-cell office:value-type="float" office:value="0.00002300787" calcext:value-type="float">
            <text:p>0.0 </text:p>
          </table:table-cell>
          <table:table-cell office:value-type="float" office:value="5.324333" calcext:value-type="float">
            <text:p>5.3 </text:p>
          </table:table-cell>
          <table:table-cell office:value-type="float" office:value="11.68692" calcext:value-type="float">
            <text:p>11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471388" calcext:value-type="float">
            <text:p>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61435" calcext:value-type="float">
            <text:p>1.3 </text:p>
          </table:table-cell>
        </table:table-row>
        <table:table-row table:style-name="ro1">
          <table:table-cell office:value-type="string" calcext:value-type="string">
            <text:p>1957Q2</text:p>
          </table:table-cell>
          <table:table-cell table:style-name="ce5" office:value-type="float" office:value="6.686789" calcext:value-type="float">
            <text:p>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87646" calcext:value-type="float">
            <text:p>13.9 </text:p>
          </table:table-cell>
          <table:table-cell table:style-name="ce5" office:value-type="float" office:value="11.64077" calcext:value-type="float">
            <text:p>11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.636436" calcext:value-type="float">
            <text:p>6.6 </text:p>
          </table:table-cell>
          <table:table-cell table:style-name="ce5" office:value-type="float" office:value="7.558325" calcext:value-type="float">
            <text:p>7.6 </text:p>
          </table:table-cell>
          <table:table-cell table:style-name="ce5" office:value-type="float" office:value="21.87643" calcext:value-type="float">
            <text:p>21.9 </text:p>
          </table:table-cell>
          <table:table-cell table:style-name="ce5" office:value-type="float" office:value="1.050367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229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53142" calcext:value-type="float">
            <text:p>3.7 </text:p>
          </table:table-cell>
          <table:table-cell table:style-name="ce5" office:value-type="float" office:value="17.58171" calcext:value-type="float">
            <text:p>17.6 </text:p>
          </table:table-cell>
          <table:table-cell table:style-name="ce5" office:value-type="float" office:value="1.331997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27251" calcext:value-type="float">
            <text:p>1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31139" calcext:value-type="float">
            <text:p>4.2 </text:p>
          </table:table-cell>
          <table:table-cell table:style-name="ce5" office:value-type="float" office:value="7.74051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26979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127275" calcext:value-type="float">
            <text:p>2.1 </text:p>
          </table:table-cell>
          <table:table-cell table:style-name="ce5" office:value-type="float" office:value="8.051524" calcext:value-type="float">
            <text:p>8.1 </text:p>
          </table:table-cell>
          <table:table-cell table:style-name="ce5" office:value-type="float" office:value="23.73083" calcext:value-type="float">
            <text:p>23.7 </text:p>
          </table:table-cell>
          <table:table-cell table:style-name="ce5" office:value-type="float" office:value="0.00002413941" calcext:value-type="float">
            <text:p>0.0 </text:p>
          </table:table-cell>
          <table:table-cell table:style-name="ce5" office:value-type="float" office:value="5.358376" calcext:value-type="float">
            <text:p>5.4 </text:p>
          </table:table-cell>
          <table:table-cell table:style-name="ce5" office:value-type="float" office:value="11.8135" calcext:value-type="float">
            <text:p>11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51752" calcext:value-type="float">
            <text:p>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268962" calcext:value-type="float">
            <text:p>1.3 </text:p>
          </table:table-cell>
        </table:table-row>
        <table:table-row table:style-name="ro1">
          <table:table-cell office:value-type="string" calcext:value-type="string">
            <text:p>1957Q3</text:p>
          </table:table-cell>
          <table:table-cell office:value-type="float" office:value="6.686789" calcext:value-type="float">
            <text:p>6.7 </text:p>
          </table:table-cell>
          <table:table-cell office:value-type="string" calcext:value-type="string">
            <text:p>..</text:p>
          </table:table-cell>
          <table:table-cell office:value-type="float" office:value="14.00831" calcext:value-type="float">
            <text:p>14.0 </text:p>
          </table:table-cell>
          <table:table-cell office:value-type="float" office:value="11.77245" calcext:value-type="float">
            <text:p>11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.818256" calcext:value-type="float">
            <text:p>6.8 </text:p>
          </table:table-cell>
          <table:table-cell office:value-type="float" office:value="7.789268" calcext:value-type="float">
            <text:p>7.8 </text:p>
          </table:table-cell>
          <table:table-cell office:value-type="float" office:value="22.11564" calcext:value-type="float">
            <text:p>22.1 </text:p>
          </table:table-cell>
          <table:table-cell office:value-type="float" office:value="1.062113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26345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78767" calcext:value-type="float">
            <text:p>3.7 </text:p>
          </table:table-cell>
          <table:table-cell office:value-type="float" office:value="17.85078" calcext:value-type="float">
            <text:p>17.9 </text:p>
          </table:table-cell>
          <table:table-cell office:value-type="float" office:value="1.258375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955" calcext:value-type="float">
            <text:p>1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59186" calcext:value-type="float">
            <text:p>4.3 </text:p>
          </table:table-cell>
          <table:table-cell office:value-type="float" office:value="7.74051" calcext:value-type="float">
            <text:p>7.7 </text:p>
          </table:table-cell>
          <table:table-cell office:value-type="string" calcext:value-type="string">
            <text:p>..</text:p>
          </table:table-cell>
          <table:table-cell office:value-type="float" office:value="1.040145" calcext:value-type="float">
            <text:p>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189309" calcext:value-type="float">
            <text:p>2.2 </text:p>
          </table:table-cell>
          <table:table-cell office:value-type="float" office:value="8.139449" calcext:value-type="float">
            <text:p>8.1 </text:p>
          </table:table-cell>
          <table:table-cell office:value-type="float" office:value="23.94918" calcext:value-type="float">
            <text:p>23.9 </text:p>
          </table:table-cell>
          <table:table-cell office:value-type="float" office:value="0.00002537871" calcext:value-type="float">
            <text:p>0.0 </text:p>
          </table:table-cell>
          <table:table-cell office:value-type="float" office:value="5.431569" calcext:value-type="float">
            <text:p>5.4 </text:p>
          </table:table-cell>
          <table:table-cell office:value-type="float" office:value="11.94007" calcext:value-type="float">
            <text:p>11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553941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96057" calcext:value-type="float">
            <text:p>1.3 </text:p>
          </table:table-cell>
        </table:table-row>
        <table:table-row table:style-name="ro1">
          <table:table-cell office:value-type="string" calcext:value-type="string">
            <text:p>1957Q4</text:p>
          </table:table-cell>
          <table:table-cell table:style-name="ce5" office:value-type="float" office:value="6.686789" calcext:value-type="float">
            <text:p>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12189" calcext:value-type="float">
            <text:p>14.1 </text:p>
          </table:table-cell>
          <table:table-cell table:style-name="ce5" office:value-type="float" office:value="11.82512" calcext:value-type="float">
            <text:p>11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.94553" calcext:value-type="float">
            <text:p>6.9 </text:p>
          </table:table-cell>
          <table:table-cell table:style-name="ce5" office:value-type="float" office:value="8.188396" calcext:value-type="float">
            <text:p>8.2 </text:p>
          </table:table-cell>
          <table:table-cell table:style-name="ce5" office:value-type="float" office:value="22.15913" calcext:value-type="float">
            <text:p>22.2 </text:p>
          </table:table-cell>
          <table:table-cell table:style-name="ce5" office:value-type="float" office:value="1.064112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263452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27787" calcext:value-type="float">
            <text:p>3.7 </text:p>
          </table:table-cell>
          <table:table-cell table:style-name="ce5" office:value-type="float" office:value="17.60617" calcext:value-type="float">
            <text:p>17.6 </text:p>
          </table:table-cell>
          <table:table-cell table:style-name="ce5" office:value-type="float" office:value="1.148384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62444" calcext:value-type="float">
            <text:p>1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7922" calcext:value-type="float">
            <text:p>4.3 </text:p>
          </table:table-cell>
          <table:table-cell table:style-name="ce5" office:value-type="float" office:value="7.74051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63845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299772" calcext:value-type="float">
            <text:p>2.3 </text:p>
          </table:table-cell>
          <table:table-cell table:style-name="ce5" office:value-type="float" office:value="8.235385" calcext:value-type="float">
            <text:p>8.2 </text:p>
          </table:table-cell>
          <table:table-cell table:style-name="ce5" office:value-type="float" office:value="24.15377" calcext:value-type="float">
            <text:p>24.2 </text:p>
          </table:table-cell>
          <table:table-cell table:style-name="ce5" office:value-type="float" office:value="0.00002570201" calcext:value-type="float">
            <text:p>0.0 </text:p>
          </table:table-cell>
          <table:table-cell table:style-name="ce5" office:value-type="float" office:value="5.497952" calcext:value-type="float">
            <text:p>5.5 </text:p>
          </table:table-cell>
          <table:table-cell table:style-name="ce5" office:value-type="float" office:value="11.9682" calcext:value-type="float">
            <text:p>12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558797" calcext:value-type="float">
            <text:p>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03584" calcext:value-type="float">
            <text:p>1.3 </text:p>
          </table:table-cell>
        </table:table-row>
        <table:table-row table:style-name="ro1">
          <table:table-cell office:value-type="string" calcext:value-type="string">
            <text:p>1958Q1</text:p>
          </table:table-cell>
          <table:table-cell office:value-type="float" office:value="6.686789" calcext:value-type="float">
            <text:p>6.7 </text:p>
          </table:table-cell>
          <table:table-cell office:value-type="float" office:value="15.58076" calcext:value-type="float">
            <text:p>15.6 </text:p>
          </table:table-cell>
          <table:table-cell office:value-type="float" office:value="14.14322" calcext:value-type="float">
            <text:p>14.1 </text:p>
          </table:table-cell>
          <table:table-cell office:value-type="float" office:value="11.8778" calcext:value-type="float">
            <text:p>11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03644" calcext:value-type="float">
            <text:p>7.0 </text:p>
          </table:table-cell>
          <table:table-cell office:value-type="float" office:value="8.755709" calcext:value-type="float">
            <text:p>8.8 </text:p>
          </table:table-cell>
          <table:table-cell office:value-type="float" office:value="22.42008" calcext:value-type="float">
            <text:p>22.4 </text:p>
          </table:table-cell>
          <table:table-cell office:value-type="float" office:value="1.063112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263452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56754" calcext:value-type="float">
            <text:p>3.8 </text:p>
          </table:table-cell>
          <table:table-cell office:value-type="float" office:value="17.41659" calcext:value-type="float">
            <text:p>17.4 </text:p>
          </table:table-cell>
          <table:table-cell office:value-type="float" office:value="1.17083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49247" calcext:value-type="float">
            <text:p>1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83227" calcext:value-type="float">
            <text:p>4.3 </text:p>
          </table:table-cell>
          <table:table-cell office:value-type="float" office:value="7.836072" calcext:value-type="float">
            <text:p>7.8 </text:p>
          </table:table-cell>
          <table:table-cell office:value-type="string" calcext:value-type="string">
            <text:p>..</text:p>
          </table:table-cell>
          <table:table-cell office:value-type="float" office:value="1.057261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361443" calcext:value-type="float">
            <text:p>2.4 </text:p>
          </table:table-cell>
          <table:table-cell office:value-type="float" office:value="8.413844" calcext:value-type="float">
            <text:p>8.4 </text:p>
          </table:table-cell>
          <table:table-cell office:value-type="float" office:value="24.10928" calcext:value-type="float">
            <text:p>24.1 </text:p>
          </table:table-cell>
          <table:table-cell office:value-type="float" office:value="0.00002570201" calcext:value-type="float">
            <text:p>0.0 </text:p>
          </table:table-cell>
          <table:table-cell office:value-type="float" office:value="5.516676" calcext:value-type="float">
            <text:p>5.5 </text:p>
          </table:table-cell>
          <table:table-cell office:value-type="float" office:value="12.09477" calcext:value-type="float">
            <text:p>12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516306" calcext:value-type="float">
            <text:p>1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1111" calcext:value-type="float">
            <text:p>1.3 </text:p>
          </table:table-cell>
        </table:table-row>
        <table:table-row table:style-name="ro1">
          <table:table-cell office:value-type="string" calcext:value-type="string">
            <text:p>1958Q2</text:p>
          </table:table-cell>
          <table:table-cell table:style-name="ce5" office:value-type="float" office:value="6.686789" calcext:value-type="float">
            <text:p>6.7 </text:p>
          </table:table-cell>
          <table:table-cell table:style-name="ce5" office:value-type="float" office:value="15.96624" calcext:value-type="float">
            <text:p>16.0 </text:p>
          </table:table-cell>
          <table:table-cell table:style-name="ce5" office:value-type="float" office:value="14.15062" calcext:value-type="float">
            <text:p>14.2 </text:p>
          </table:table-cell>
          <table:table-cell table:style-name="ce5" office:value-type="float" office:value="11.93047" calcext:value-type="float">
            <text:p>11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151414" calcext:value-type="float">
            <text:p>7.2 </text:p>
          </table:table-cell>
          <table:table-cell table:style-name="ce5" office:value-type="float" office:value="8.961549" calcext:value-type="float">
            <text:p>9.0 </text:p>
          </table:table-cell>
          <table:table-cell table:style-name="ce5" office:value-type="float" office:value="22.59405" calcext:value-type="float">
            <text:p>22.6 </text:p>
          </table:table-cell>
          <table:table-cell table:style-name="ce5" office:value-type="float" office:value="1.067611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27490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09117" calcext:value-type="float">
            <text:p>3.8 </text:p>
          </table:table-cell>
          <table:table-cell table:style-name="ce5" office:value-type="float" office:value="17.44717" calcext:value-type="float">
            <text:p>17.4 </text:p>
          </table:table-cell>
          <table:table-cell table:style-name="ce5" office:value-type="float" office:value="1.223806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45482" calcext:value-type="float">
            <text:p>1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327301" calcext:value-type="float">
            <text:p>4.3 </text:p>
          </table:table-cell>
          <table:table-cell table:style-name="ce5" office:value-type="float" office:value="8.074976" calcext:value-type="float">
            <text:p>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54299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453223" calcext:value-type="float">
            <text:p>2.5 </text:p>
          </table:table-cell>
          <table:table-cell table:style-name="ce5" office:value-type="float" office:value="8.484446" calcext:value-type="float">
            <text:p>8.5 </text:p>
          </table:table-cell>
          <table:table-cell table:style-name="ce5" office:value-type="float" office:value="24.28168" calcext:value-type="float">
            <text:p>24.3 </text:p>
          </table:table-cell>
          <table:table-cell table:style-name="ce5" office:value-type="float" office:value="0.00002618695" calcext:value-type="float">
            <text:p>0.0 </text:p>
          </table:table-cell>
          <table:table-cell table:style-name="ce5" office:value-type="float" office:value="5.600082" calcext:value-type="float">
            <text:p>5.6 </text:p>
          </table:table-cell>
          <table:table-cell table:style-name="ce5" office:value-type="float" office:value="12.19322" calcext:value-type="float">
            <text:p>12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558797" calcext:value-type="float">
            <text:p>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23152" calcext:value-type="float">
            <text:p>1.3 </text:p>
          </table:table-cell>
        </table:table-row>
        <table:table-row table:style-name="ro1">
          <table:table-cell office:value-type="string" calcext:value-type="string">
            <text:p>1958Q3</text:p>
          </table:table-cell>
          <table:table-cell office:value-type="float" office:value="6.686789" calcext:value-type="float">
            <text:p>6.7 </text:p>
          </table:table-cell>
          <table:table-cell office:value-type="float" office:value="15.53388" calcext:value-type="float">
            <text:p>15.5 </text:p>
          </table:table-cell>
          <table:table-cell office:value-type="float" office:value="14.10971" calcext:value-type="float">
            <text:p>14.1 </text:p>
          </table:table-cell>
          <table:table-cell office:value-type="float" office:value="11.98314" calcext:value-type="float">
            <text:p>12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151414" calcext:value-type="float">
            <text:p>7.2 </text:p>
          </table:table-cell>
          <table:table-cell office:value-type="float" office:value="9.049407" calcext:value-type="float">
            <text:p>9.0 </text:p>
          </table:table-cell>
          <table:table-cell office:value-type="float" office:value="22.35485" calcext:value-type="float">
            <text:p>22.4 </text:p>
          </table:table-cell>
          <table:table-cell office:value-type="float" office:value="1.072109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43521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811345" calcext:value-type="float">
            <text:p>3.8 </text:p>
          </table:table-cell>
          <table:table-cell office:value-type="float" office:value="17.59394" calcext:value-type="float">
            <text:p>17.6 </text:p>
          </table:table-cell>
          <table:table-cell office:value-type="float" office:value="1.228746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5865" calcext:value-type="float">
            <text:p>1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27639" calcext:value-type="float">
            <text:p>4.5 </text:p>
          </table:table-cell>
          <table:table-cell office:value-type="float" office:value="8.242209" calcext:value-type="float">
            <text:p>8.2 </text:p>
          </table:table-cell>
          <table:table-cell office:value-type="string" calcext:value-type="string">
            <text:p>..</text:p>
          </table:table-cell>
          <table:table-cell office:value-type="float" office:value="1.057591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496574" calcext:value-type="float">
            <text:p>2.5 </text:p>
          </table:table-cell>
          <table:table-cell office:value-type="float" office:value="8.48873" calcext:value-type="float">
            <text:p>8.5 </text:p>
          </table:table-cell>
          <table:table-cell office:value-type="float" office:value="24.39437" calcext:value-type="float">
            <text:p>24.4 </text:p>
          </table:table-cell>
          <table:table-cell office:value-type="float" office:value="0.00002801896" calcext:value-type="float">
            <text:p>0.0 </text:p>
          </table:table-cell>
          <table:table-cell office:value-type="float" office:value="5.5354" calcext:value-type="float">
            <text:p>5.5 </text:p>
          </table:table-cell>
          <table:table-cell office:value-type="float" office:value="12.20728" calcext:value-type="float">
            <text:p>12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649848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35195" calcext:value-type="float">
            <text:p>1.3 </text:p>
          </table:table-cell>
        </table:table-row>
        <table:table-row table:style-name="ro1">
          <table:table-cell office:value-type="string" calcext:value-type="string">
            <text:p>1958Q4</text:p>
          </table:table-cell>
          <table:table-cell table:style-name="ce5" office:value-type="float" office:value="6.779661" calcext:value-type="float">
            <text:p>6.8 </text:p>
          </table:table-cell>
          <table:table-cell table:style-name="ce5" office:value-type="float" office:value="15.42969" calcext:value-type="float">
            <text:p>15.4 </text:p>
          </table:table-cell>
          <table:table-cell table:style-name="ce5" office:value-type="float" office:value="14.15801" calcext:value-type="float">
            <text:p>14.2 </text:p>
          </table:table-cell>
          <table:table-cell table:style-name="ce5" office:value-type="float" office:value="12.08849" calcext:value-type="float">
            <text:p>12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174409" calcext:value-type="float">
            <text:p>7.2 </text:p>
          </table:table-cell>
          <table:table-cell table:style-name="ce5" office:value-type="float" office:value="9.104631" calcext:value-type="float">
            <text:p>9.1 </text:p>
          </table:table-cell>
          <table:table-cell table:style-name="ce5" office:value-type="float" office:value="22.39834" calcext:value-type="float">
            <text:p>22.4 </text:p>
          </table:table-cell>
          <table:table-cell table:style-name="ce5" office:value-type="float" office:value="1.071859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7100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7458" calcext:value-type="float">
            <text:p>3.8 </text:p>
          </table:table-cell>
          <table:table-cell table:style-name="ce5" office:value-type="float" office:value="17.61229" calcext:value-type="float">
            <text:p>17.6 </text:p>
          </table:table-cell>
          <table:table-cell table:style-name="ce5" office:value-type="float" office:value="1.205403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57093" calcext:value-type="float">
            <text:p>1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55686" calcext:value-type="float">
            <text:p>4.6 </text:p>
          </table:table-cell>
          <table:table-cell table:style-name="ce5" office:value-type="float" office:value="8.242209" calcext:value-type="float">
            <text:p>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75694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577108" calcext:value-type="float">
            <text:p>2.6 </text:p>
          </table:table-cell>
          <table:table-cell table:style-name="ce5" office:value-type="float" office:value="8.491338" calcext:value-type="float">
            <text:p>8.5 </text:p>
          </table:table-cell>
          <table:table-cell table:style-name="ce5" office:value-type="float" office:value="24.41222" calcext:value-type="float">
            <text:p>24.4 </text:p>
          </table:table-cell>
          <table:table-cell table:style-name="ce5" office:value-type="float" office:value="0.00003049756" calcext:value-type="float">
            <text:p>0.0 </text:p>
          </table:table-cell>
          <table:table-cell table:style-name="ce5" office:value-type="float" office:value="5.606891" calcext:value-type="float">
            <text:p>5.6 </text:p>
          </table:table-cell>
          <table:table-cell table:style-name="ce5" office:value-type="float" office:value="12.20728" calcext:value-type="float">
            <text:p>12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668058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38205" calcext:value-type="float">
            <text:p>1.3 </text:p>
          </table:table-cell>
        </table:table-row>
        <table:table-row table:style-name="ro1">
          <table:table-cell office:value-type="string" calcext:value-type="string">
            <text:p>1959Q1</text:p>
          </table:table-cell>
          <table:table-cell office:value-type="float" office:value="6.779661" calcext:value-type="float">
            <text:p>6.8 </text:p>
          </table:table-cell>
          <table:table-cell office:value-type="float" office:value="15.51304" calcext:value-type="float">
            <text:p>15.5 </text:p>
          </table:table-cell>
          <table:table-cell office:value-type="float" office:value="14.20762" calcext:value-type="float">
            <text:p>14.2 </text:p>
          </table:table-cell>
          <table:table-cell office:value-type="float" office:value="12.06215" calcext:value-type="float">
            <text:p>12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174409" calcext:value-type="float">
            <text:p>7.2 </text:p>
          </table:table-cell>
          <table:table-cell office:value-type="float" office:value="9.415901" calcext:value-type="float">
            <text:p>9.4 </text:p>
          </table:table-cell>
          <table:table-cell office:value-type="float" office:value="22.44183" calcext:value-type="float">
            <text:p>22.4 </text:p>
          </table:table-cell>
          <table:table-cell office:value-type="float" office:value="1.080356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51536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54526" calcext:value-type="float">
            <text:p>3.8 </text:p>
          </table:table-cell>
          <table:table-cell office:value-type="float" office:value="17.52667" calcext:value-type="float">
            <text:p>17.5 </text:p>
          </table:table-cell>
          <table:table-cell office:value-type="float" office:value="1.207642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2615" calcext:value-type="float">
            <text:p>1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637" calcext:value-type="float">
            <text:p>4.6 </text:p>
          </table:table-cell>
          <table:table-cell office:value-type="float" office:value="8.266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077999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21729" calcext:value-type="float">
            <text:p>2.6 </text:p>
          </table:table-cell>
          <table:table-cell office:value-type="float" office:value="8.518722" calcext:value-type="float">
            <text:p>8.5 </text:p>
          </table:table-cell>
          <table:table-cell office:value-type="float" office:value="24.17572" calcext:value-type="float">
            <text:p>24.2 </text:p>
          </table:table-cell>
          <table:table-cell office:value-type="float" office:value="0.00003292227" calcext:value-type="float">
            <text:p>0.0 </text:p>
          </table:table-cell>
          <table:table-cell office:value-type="float" office:value="5.634125" calcext:value-type="float">
            <text:p>5.6 </text:p>
          </table:table-cell>
          <table:table-cell office:value-type="float" office:value="12.20728" calcext:value-type="float">
            <text:p>12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614641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39711" calcext:value-type="float">
            <text:p>1.3 </text:p>
          </table:table-cell>
        </table:table-row>
        <table:table-row table:style-name="ro1">
          <table:table-cell office:value-type="string" calcext:value-type="string">
            <text:p>1959Q2</text:p>
          </table:table-cell>
          <table:table-cell table:style-name="ce5" office:value-type="float" office:value="6.779661" calcext:value-type="float">
            <text:p>6.8 </text:p>
          </table:table-cell>
          <table:table-cell table:style-name="ce5" office:value-type="float" office:value="15.83601" calcext:value-type="float">
            <text:p>15.8 </text:p>
          </table:table-cell>
          <table:table-cell table:style-name="ce5" office:value-type="float" office:value="14.26246" calcext:value-type="float">
            <text:p>14.3 </text:p>
          </table:table-cell>
          <table:table-cell table:style-name="ce5" office:value-type="float" office:value="12.00948" calcext:value-type="float">
            <text:p>12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174409" calcext:value-type="float">
            <text:p>7.2 </text:p>
          </table:table-cell>
          <table:table-cell table:style-name="ce5" office:value-type="float" office:value="9.410881" calcext:value-type="float">
            <text:p>9.4 </text:p>
          </table:table-cell>
          <table:table-cell table:style-name="ce5" office:value-type="float" office:value="22.50707" calcext:value-type="float">
            <text:p>22.5 </text:p>
          </table:table-cell>
          <table:table-cell table:style-name="ce5" office:value-type="float" office:value="1.101963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43521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50069" calcext:value-type="float">
            <text:p>3.8 </text:p>
          </table:table-cell>
          <table:table-cell table:style-name="ce5" office:value-type="float" office:value="17.58782" calcext:value-type="float">
            <text:p>17.6 </text:p>
          </table:table-cell>
          <table:table-cell table:style-name="ce5" office:value-type="float" office:value="1.245801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46036" calcext:value-type="float">
            <text:p>1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7572" calcext:value-type="float">
            <text:p>4.6 </text:p>
          </table:table-cell>
          <table:table-cell table:style-name="ce5" office:value-type="float" office:value="8.242209" calcext:value-type="float">
            <text:p>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49032" calcext:value-type="float">
            <text:p>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5202" calcext:value-type="float">
            <text:p>2.7 </text:p>
          </table:table-cell>
          <table:table-cell table:style-name="ce5" office:value-type="float" office:value="8.492084" calcext:value-type="float">
            <text:p>8.5 </text:p>
          </table:table-cell>
          <table:table-cell table:style-name="ce5" office:value-type="float" office:value="24.03816" calcext:value-type="float">
            <text:p>24.0 </text:p>
          </table:table-cell>
          <table:table-cell table:style-name="ce5" office:value-type="float" office:value="0.00003389216" calcext:value-type="float">
            <text:p>0.0 </text:p>
          </table:table-cell>
          <table:table-cell table:style-name="ce5" office:value-type="float" office:value="5.581358" calcext:value-type="float">
            <text:p>5.6 </text:p>
          </table:table-cell>
          <table:table-cell table:style-name="ce5" office:value-type="float" office:value="12.24947" calcext:value-type="float">
            <text:p>12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636494" calcext:value-type="float">
            <text:p>1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42721" calcext:value-type="float">
            <text:p>1.3 </text:p>
          </table:table-cell>
        </table:table-row>
        <table:table-row table:style-name="ro1">
          <table:table-cell office:value-type="string" calcext:value-type="string">
            <text:p>1959Q3</text:p>
          </table:table-cell>
          <table:table-cell office:value-type="float" office:value="6.872533" calcext:value-type="float">
            <text:p>6.9 </text:p>
          </table:table-cell>
          <table:table-cell office:value-type="float" office:value="15.90373" calcext:value-type="float">
            <text:p>15.9 </text:p>
          </table:table-cell>
          <table:table-cell office:value-type="float" office:value="14.3595" calcext:value-type="float">
            <text:p>14.4 </text:p>
          </table:table-cell>
          <table:table-cell office:value-type="float" office:value="12.14116" calcext:value-type="float">
            <text:p>12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197404" calcext:value-type="float">
            <text:p>7.2 </text:p>
          </table:table-cell>
          <table:table-cell office:value-type="float" office:value="9.481168" calcext:value-type="float">
            <text:p>9.5 </text:p>
          </table:table-cell>
          <table:table-cell office:value-type="float" office:value="22.72453" calcext:value-type="float">
            <text:p>22.7 </text:p>
          </table:table-cell>
          <table:table-cell office:value-type="float" office:value="1.101963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43521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51184" calcext:value-type="float">
            <text:p>3.8 </text:p>
          </table:table-cell>
          <table:table-cell office:value-type="float" office:value="17.7774" calcext:value-type="float">
            <text:p>17.8 </text:p>
          </table:table-cell>
          <table:table-cell office:value-type="float" office:value="1.256127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69498" calcext:value-type="float">
            <text:p>15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623801" calcext:value-type="float">
            <text:p>4.6 </text:p>
          </table:table-cell>
          <table:table-cell office:value-type="float" office:value="8.31388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066149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52202" calcext:value-type="float">
            <text:p>2.7 </text:p>
          </table:table-cell>
          <table:table-cell office:value-type="float" office:value="8.534184" calcext:value-type="float">
            <text:p>8.5 </text:p>
          </table:table-cell>
          <table:table-cell office:value-type="float" office:value="24.10958" calcext:value-type="float">
            <text:p>24.1 </text:p>
          </table:table-cell>
          <table:table-cell office:value-type="float" office:value="0.00003583194" calcext:value-type="float">
            <text:p>0.0 </text:p>
          </table:table-cell>
          <table:table-cell office:value-type="float" office:value="5.566039" calcext:value-type="float">
            <text:p>5.6 </text:p>
          </table:table-cell>
          <table:table-cell office:value-type="float" office:value="12.33385" calcext:value-type="float">
            <text:p>12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09335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41216" calcext:value-type="float">
            <text:p>1.3 </text:p>
          </table:table-cell>
        </table:table-row>
        <table:table-row table:style-name="ro1">
          <table:table-cell office:value-type="string" calcext:value-type="string">
            <text:p>1959Q4</text:p>
          </table:table-cell>
          <table:table-cell table:style-name="ce5" office:value-type="float" office:value="6.965405" calcext:value-type="float">
            <text:p>7.0 </text:p>
          </table:table-cell>
          <table:table-cell table:style-name="ce5" office:value-type="float" office:value="15.92978" calcext:value-type="float">
            <text:p>15.9 </text:p>
          </table:table-cell>
          <table:table-cell table:style-name="ce5" office:value-type="float" office:value="14.42739" calcext:value-type="float">
            <text:p>14.4 </text:p>
          </table:table-cell>
          <table:table-cell table:style-name="ce5" office:value-type="float" office:value="12.24651" calcext:value-type="float">
            <text:p>12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381363" calcext:value-type="float">
            <text:p>7.4 </text:p>
          </table:table-cell>
          <table:table-cell table:style-name="ce5" office:value-type="float" office:value="9.649353" calcext:value-type="float">
            <text:p>9.6 </text:p>
          </table:table-cell>
          <table:table-cell table:style-name="ce5" office:value-type="float" office:value="22.89849" calcext:value-type="float">
            <text:p>22.9 </text:p>
          </table:table-cell>
          <table:table-cell table:style-name="ce5" office:value-type="float" office:value="1.101963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43521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19144" calcext:value-type="float">
            <text:p>3.8 </text:p>
          </table:table-cell>
          <table:table-cell table:style-name="ce5" office:value-type="float" office:value="17.9364" calcext:value-type="float">
            <text:p>17.9 </text:p>
          </table:table-cell>
          <table:table-cell table:style-name="ce5" office:value-type="float" office:value="1.272739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63553" calcext:value-type="float">
            <text:p>15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607774" calcext:value-type="float">
            <text:p>4.6 </text:p>
          </table:table-cell>
          <table:table-cell table:style-name="ce5" office:value-type="float" office:value="8.313881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96102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85214" calcext:value-type="float">
            <text:p>2.7 </text:p>
          </table:table-cell>
          <table:table-cell table:style-name="ce5" office:value-type="float" office:value="8.605716" calcext:value-type="float">
            <text:p>8.6 </text:p>
          </table:table-cell>
          <table:table-cell table:style-name="ce5" office:value-type="float" office:value="24.24275" calcext:value-type="float">
            <text:p>24.2 </text:p>
          </table:table-cell>
          <table:table-cell table:style-name="ce5" office:value-type="float" office:value="0.000037179" calcext:value-type="float">
            <text:p>0.0 </text:p>
          </table:table-cell>
          <table:table-cell table:style-name="ce5" office:value-type="float" office:value="5.606891" calcext:value-type="float">
            <text:p>5.6 </text:p>
          </table:table-cell>
          <table:table-cell table:style-name="ce5" office:value-type="float" office:value="12.40417" calcext:value-type="float">
            <text:p>12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23903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48742" calcext:value-type="float">
            <text:p>1.3 </text:p>
          </table:table-cell>
        </table:table-row>
        <table:table-row table:style-name="ro1">
          <table:table-cell office:value-type="string" calcext:value-type="string">
            <text:p>1960Q1</text:p>
          </table:table-cell>
          <table:table-cell office:value-type="float" office:value="6.965405" calcext:value-type="float">
            <text:p>7.0 </text:p>
          </table:table-cell>
          <table:table-cell office:value-type="float" office:value="15.97666" calcext:value-type="float">
            <text:p>16.0 </text:p>
          </table:table-cell>
          <table:table-cell office:value-type="float" office:value="14.3756" calcext:value-type="float">
            <text:p>14.4 </text:p>
          </table:table-cell>
          <table:table-cell office:value-type="float" office:value="12.22017" calcext:value-type="float">
            <text:p>12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404358" calcext:value-type="float">
            <text:p>7.4 </text:p>
          </table:table-cell>
          <table:table-cell office:value-type="float" office:value="9.812519" calcext:value-type="float">
            <text:p>9.8 </text:p>
          </table:table-cell>
          <table:table-cell office:value-type="float" office:value="22.87675" calcext:value-type="float">
            <text:p>22.9 </text:p>
          </table:table-cell>
          <table:table-cell office:value-type="float" office:value="1.101963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446664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846996" calcext:value-type="float">
            <text:p>3.8 </text:p>
          </table:table-cell>
          <table:table-cell office:value-type="float" office:value="18.11986" calcext:value-type="float">
            <text:p>18.1 </text:p>
          </table:table-cell>
          <table:table-cell office:value-type="float" office:value="1.304614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57688" calcext:value-type="float">
            <text:p>1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8774" calcext:value-type="float">
            <text:p>4.6 </text:p>
          </table:table-cell>
          <table:table-cell office:value-type="float" office:value="8.31388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113219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80135" calcext:value-type="float">
            <text:p>2.7 </text:p>
          </table:table-cell>
          <table:table-cell office:value-type="float" office:value="8.862041" calcext:value-type="float">
            <text:p>8.9 </text:p>
          </table:table-cell>
          <table:table-cell office:value-type="float" office:value="24.25621" calcext:value-type="float">
            <text:p>24.3 </text:p>
          </table:table-cell>
          <table:table-cell office:value-type="float" office:value="0.00003755618" calcext:value-type="float">
            <text:p>0.0 </text:p>
          </table:table-cell>
          <table:table-cell office:value-type="float" office:value="5.608593" calcext:value-type="float">
            <text:p>5.6 </text:p>
          </table:table-cell>
          <table:table-cell office:value-type="float" office:value="12.39011" calcext:value-type="float">
            <text:p>12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674128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47237" calcext:value-type="float">
            <text:p>1.3 </text:p>
          </table:table-cell>
        </table:table-row>
        <table:table-row table:style-name="ro1">
          <table:table-cell office:value-type="string" calcext:value-type="string">
            <text:p>1960Q2</text:p>
          </table:table-cell>
          <table:table-cell table:style-name="ce5" office:value-type="float" office:value="7.058277" calcext:value-type="float">
            <text:p>7.1 </text:p>
          </table:table-cell>
          <table:table-cell table:style-name="ce5" office:value-type="float" office:value="16.20066" calcext:value-type="float">
            <text:p>16.2 </text:p>
          </table:table-cell>
          <table:table-cell table:style-name="ce5" office:value-type="float" office:value="14.33948" calcext:value-type="float">
            <text:p>14.3 </text:p>
          </table:table-cell>
          <table:table-cell table:style-name="ce5" office:value-type="float" office:value="12.24651" calcext:value-type="float">
            <text:p>12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450348" calcext:value-type="float">
            <text:p>7.5 </text:p>
          </table:table-cell>
          <table:table-cell table:style-name="ce5" office:value-type="float" office:value="9.817539" calcext:value-type="float">
            <text:p>9.8 </text:p>
          </table:table-cell>
          <table:table-cell table:style-name="ce5" office:value-type="float" office:value="23.00722" calcext:value-type="float">
            <text:p>23.0 </text:p>
          </table:table-cell>
          <table:table-cell table:style-name="ce5" office:value-type="float" office:value="1.109165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595523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41426" calcext:value-type="float">
            <text:p>3.8 </text:p>
          </table:table-cell>
          <table:table-cell table:style-name="ce5" office:value-type="float" office:value="18.28498" calcext:value-type="float">
            <text:p>18.3 </text:p>
          </table:table-cell>
          <table:table-cell table:style-name="ce5" office:value-type="float" office:value="1.359833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5959" calcext:value-type="float">
            <text:p>1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6535" calcext:value-type="float">
            <text:p>15.7 </text:p>
          </table:table-cell>
          <table:table-cell table:style-name="ce5" office:value-type="float" office:value="4.595754" calcext:value-type="float">
            <text:p>4.6 </text:p>
          </table:table-cell>
          <table:table-cell table:style-name="ce5" office:value-type="float" office:value="8.313881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95115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73242" calcext:value-type="float">
            <text:p>2.7 </text:p>
          </table:table-cell>
          <table:table-cell table:style-name="ce5" office:value-type="float" office:value="8.880484" calcext:value-type="float">
            <text:p>8.9 </text:p>
          </table:table-cell>
          <table:table-cell table:style-name="ce5" office:value-type="float" office:value="24.41661" calcext:value-type="float">
            <text:p>24.4 </text:p>
          </table:table-cell>
          <table:table-cell table:style-name="ce5" office:value-type="float" office:value="0.00003728677" calcext:value-type="float">
            <text:p>0.0 </text:p>
          </table:table-cell>
          <table:table-cell table:style-name="ce5" office:value-type="float" office:value="5.642636" calcext:value-type="float">
            <text:p>5.6 </text:p>
          </table:table-cell>
          <table:table-cell table:style-name="ce5" office:value-type="float" office:value="12.46043" calcext:value-type="float">
            <text:p>12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691124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59279" calcext:value-type="float">
            <text:p>1.4 </text:p>
          </table:table-cell>
        </table:table-row>
        <table:table-row table:style-name="ro1">
          <table:table-cell office:value-type="string" calcext:value-type="string">
            <text:p>1960Q3</text:p>
          </table:table-cell>
          <table:table-cell office:value-type="float" office:value="7.151149" calcext:value-type="float">
            <text:p>7.2 </text:p>
          </table:table-cell>
          <table:table-cell office:value-type="float" office:value="16.18503" calcext:value-type="float">
            <text:p>16.2 </text:p>
          </table:table-cell>
          <table:table-cell office:value-type="float" office:value="14.31685" calcext:value-type="float">
            <text:p>14.3 </text:p>
          </table:table-cell>
          <table:table-cell office:value-type="float" office:value="12.24651" calcext:value-type="float">
            <text:p>12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519333" calcext:value-type="float">
            <text:p>7.5 </text:p>
          </table:table-cell>
          <table:table-cell office:value-type="float" office:value="9.907907" calcext:value-type="float">
            <text:p>9.9 </text:p>
          </table:table-cell>
          <table:table-cell office:value-type="float" office:value="23.00722" calcext:value-type="float">
            <text:p>23.0 </text:p>
          </table:table-cell>
          <table:table-cell office:value-type="float" office:value="1.109165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52681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863708" calcext:value-type="float">
            <text:p>3.9 </text:p>
          </table:table-cell>
          <table:table-cell office:value-type="float" office:value="18.41951" calcext:value-type="float">
            <text:p>18.4 </text:p>
          </table:table-cell>
          <table:table-cell office:value-type="float" office:value="1.375098" calcext:value-type="float">
            <text:p>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67992" calcext:value-type="float">
            <text:p>15.7 </text:p>
          </table:table-cell>
          <table:table-cell office:value-type="string" calcext:value-type="string">
            <text:p>..</text:p>
          </table:table-cell>
          <table:table-cell office:value-type="float" office:value="15.45086" calcext:value-type="float">
            <text:p>15.5 </text:p>
          </table:table-cell>
          <table:table-cell office:value-type="float" office:value="4.635822" calcext:value-type="float">
            <text:p>4.6 </text:p>
          </table:table-cell>
          <table:table-cell office:value-type="float" office:value="8.31388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095115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77051" calcext:value-type="float">
            <text:p>2.7 </text:p>
          </table:table-cell>
          <table:table-cell office:value-type="float" office:value="8.895759" calcext:value-type="float">
            <text:p>8.9 </text:p>
          </table:table-cell>
          <table:table-cell office:value-type="float" office:value="24.59486" calcext:value-type="float">
            <text:p>24.6 </text:p>
          </table:table-cell>
          <table:table-cell office:value-type="float" office:value="0.00003653241" calcext:value-type="float">
            <text:p>0.0 </text:p>
          </table:table-cell>
          <table:table-cell office:value-type="float" office:value="5.651146" calcext:value-type="float">
            <text:p>5.7 </text:p>
          </table:table-cell>
          <table:table-cell office:value-type="float" office:value="12.48856" calcext:value-type="float">
            <text:p>12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28759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66806" calcext:value-type="float">
            <text:p>1.4 </text:p>
          </table:table-cell>
        </table:table-row>
        <table:table-row table:style-name="ro1">
          <table:table-cell office:value-type="string" calcext:value-type="string">
            <text:p>1960Q4</text:p>
          </table:table-cell>
          <table:table-cell table:style-name="ce5" office:value-type="float" office:value="7.244021" calcext:value-type="float">
            <text:p>7.2 </text:p>
          </table:table-cell>
          <table:table-cell table:style-name="ce5" office:value-type="float" office:value="16.04959" calcext:value-type="float">
            <text:p>16.0 </text:p>
          </table:table-cell>
          <table:table-cell table:style-name="ce5" office:value-type="float" office:value="14.39649" calcext:value-type="float">
            <text:p>14.4 </text:p>
          </table:table-cell>
          <table:table-cell table:style-name="ce5" office:value-type="float" office:value="12.40453" calcext:value-type="float">
            <text:p>1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542328" calcext:value-type="float">
            <text:p>7.5 </text:p>
          </table:table-cell>
          <table:table-cell table:style-name="ce5" office:value-type="float" office:value="9.990746" calcext:value-type="float">
            <text:p>10.0 </text:p>
          </table:table-cell>
          <table:table-cell table:style-name="ce5" office:value-type="float" office:value="23.07246" calcext:value-type="float">
            <text:p>23.1 </text:p>
          </table:table-cell>
          <table:table-cell table:style-name="ce5" office:value-type="float" office:value="1.130772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52681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77077" calcext:value-type="float">
            <text:p>3.9 </text:p>
          </table:table-cell>
          <table:table-cell table:style-name="ce5" office:value-type="float" office:value="18.53571" calcext:value-type="float">
            <text:p>18.5 </text:p>
          </table:table-cell>
          <table:table-cell table:style-name="ce5" office:value-type="float" office:value="1.339633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4452" calcext:value-type="float">
            <text:p>1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34955" calcext:value-type="float">
            <text:p>15.3 </text:p>
          </table:table-cell>
          <table:table-cell table:style-name="ce5" office:value-type="float" office:value="4.679896" calcext:value-type="float">
            <text:p>4.7 </text:p>
          </table:table-cell>
          <table:table-cell table:style-name="ce5" office:value-type="float" office:value="8.313881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1651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70571" calcext:value-type="float">
            <text:p>2.7 </text:p>
          </table:table-cell>
          <table:table-cell table:style-name="ce5" office:value-type="float" office:value="8.926867" calcext:value-type="float">
            <text:p>8.9 </text:p>
          </table:table-cell>
          <table:table-cell table:style-name="ce5" office:value-type="float" office:value="24.68793" calcext:value-type="float">
            <text:p>24.7 </text:p>
          </table:table-cell>
          <table:table-cell table:style-name="ce5" office:value-type="float" office:value="0.00003637076" calcext:value-type="float">
            <text:p>0.0 </text:p>
          </table:table-cell>
          <table:table-cell table:style-name="ce5" office:value-type="float" office:value="5.710722" calcext:value-type="float">
            <text:p>5.7 </text:p>
          </table:table-cell>
          <table:table-cell table:style-name="ce5" office:value-type="float" office:value="12.57294" calcext:value-type="float">
            <text:p>12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09335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68311" calcext:value-type="float">
            <text:p>1.4 </text:p>
          </table:table-cell>
        </table:table-row>
        <table:table-row table:style-name="ro1">
          <table:table-cell office:value-type="string" calcext:value-type="string">
            <text:p>1961Q1</text:p>
          </table:table-cell>
          <table:table-cell office:value-type="float" office:value="7.244021" calcext:value-type="float">
            <text:p>7.2 </text:p>
          </table:table-cell>
          <table:table-cell office:value-type="float" office:value="16.34131" calcext:value-type="float">
            <text:p>16.3 </text:p>
          </table:table-cell>
          <table:table-cell office:value-type="float" office:value="14.42391" calcext:value-type="float">
            <text:p>14.4 </text:p>
          </table:table-cell>
          <table:table-cell office:value-type="float" office:value="12.40453" calcext:value-type="float">
            <text:p>1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588317" calcext:value-type="float">
            <text:p>7.6 </text:p>
          </table:table-cell>
          <table:table-cell office:value-type="float" office:value="10.02589" calcext:value-type="float">
            <text:p>10.0 </text:p>
          </table:table-cell>
          <table:table-cell office:value-type="float" office:value="23.28992" calcext:value-type="float">
            <text:p>23.3 </text:p>
          </table:table-cell>
          <table:table-cell office:value-type="float" office:value="1.145177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572621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90493" calcext:value-type="float">
            <text:p>3.9 </text:p>
          </table:table-cell>
          <table:table-cell office:value-type="float" office:value="18.85371" calcext:value-type="float">
            <text:p>18.9 </text:p>
          </table:table-cell>
          <table:table-cell office:value-type="float" office:value="1.442439" calcext:value-type="float">
            <text:p>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68388" calcext:value-type="float">
            <text:p>15.7 </text:p>
          </table:table-cell>
          <table:table-cell office:value-type="string" calcext:value-type="string">
            <text:p>..</text:p>
          </table:table-cell>
          <table:table-cell office:value-type="float" office:value="15.45086" calcext:value-type="float">
            <text:p>15.5 </text:p>
          </table:table-cell>
          <table:table-cell office:value-type="float" office:value="4.659862" calcext:value-type="float">
            <text:p>4.7 </text:p>
          </table:table-cell>
          <table:table-cell office:value-type="float" office:value="8.337771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1.110914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712784" calcext:value-type="float">
            <text:p>2.7 </text:p>
          </table:table-cell>
          <table:table-cell office:value-type="float" office:value="9.013117" calcext:value-type="float">
            <text:p>9.0 </text:p>
          </table:table-cell>
          <table:table-cell office:value-type="float" office:value="24.61242" calcext:value-type="float">
            <text:p>24.6 </text:p>
          </table:table-cell>
          <table:table-cell office:value-type="float" office:value="0.0000375023" calcext:value-type="float">
            <text:p>0.0 </text:p>
          </table:table-cell>
          <table:table-cell office:value-type="float" office:value="5.741361" calcext:value-type="float">
            <text:p>5.7 </text:p>
          </table:table-cell>
          <table:table-cell office:value-type="float" office:value="12.57294" calcext:value-type="float">
            <text:p>12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694767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75838" calcext:value-type="float">
            <text:p>1.4 </text:p>
          </table:table-cell>
        </table:table-row>
        <table:table-row table:style-name="ro1">
          <table:table-cell office:value-type="string" calcext:value-type="string">
            <text:p>1961Q2</text:p>
          </table:table-cell>
          <table:table-cell table:style-name="ce5" office:value-type="float" office:value="7.336894" calcext:value-type="float">
            <text:p>7.3 </text:p>
          </table:table-cell>
          <table:table-cell table:style-name="ce5" office:value-type="float" office:value="16.65386" calcext:value-type="float">
            <text:p>16.7 </text:p>
          </table:table-cell>
          <table:table-cell table:style-name="ce5" office:value-type="float" office:value="14.46699" calcext:value-type="float">
            <text:p>14.5 </text:p>
          </table:table-cell>
          <table:table-cell table:style-name="ce5" office:value-type="float" office:value="12.40453" calcext:value-type="float">
            <text:p>1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588317" calcext:value-type="float">
            <text:p>7.6 </text:p>
          </table:table-cell>
          <table:table-cell table:style-name="ce5" office:value-type="float" office:value="9.993256" calcext:value-type="float">
            <text:p>10.0 </text:p>
          </table:table-cell>
          <table:table-cell table:style-name="ce5" office:value-type="float" office:value="23.46389" calcext:value-type="float">
            <text:p>23.5 </text:p>
          </table:table-cell>
          <table:table-cell table:style-name="ce5" office:value-type="float" office:value="1.145177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572621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920527" calcext:value-type="float">
            <text:p>3.9 </text:p>
          </table:table-cell>
          <table:table-cell table:style-name="ce5" office:value-type="float" office:value="18.98213" calcext:value-type="float">
            <text:p>19.0 </text:p>
          </table:table-cell>
          <table:table-cell table:style-name="ce5" office:value-type="float" office:value="1.469378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64901" calcext:value-type="float">
            <text:p>1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75482" calcext:value-type="float">
            <text:p>15.8 </text:p>
          </table:table-cell>
          <table:table-cell table:style-name="ce5" office:value-type="float" office:value="4.659862" calcext:value-type="float">
            <text:p>4.7 </text:p>
          </table:table-cell>
          <table:table-cell table:style-name="ce5" office:value-type="float" office:value="8.433333" calcext:value-type="float">
            <text:p>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06306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94827" calcext:value-type="float">
            <text:p>2.7 </text:p>
          </table:table-cell>
          <table:table-cell table:style-name="ce5" office:value-type="float" office:value="9.078689" calcext:value-type="float">
            <text:p>9.1 </text:p>
          </table:table-cell>
          <table:table-cell table:style-name="ce5" office:value-type="float" office:value="24.75496" calcext:value-type="float">
            <text:p>24.8 </text:p>
          </table:table-cell>
          <table:table-cell table:style-name="ce5" office:value-type="float" office:value="0.00003804112" calcext:value-type="float">
            <text:p>0.0 </text:p>
          </table:table-cell>
          <table:table-cell table:style-name="ce5" office:value-type="float" office:value="5.812851" calcext:value-type="float">
            <text:p>5.8 </text:p>
          </table:table-cell>
          <table:table-cell table:style-name="ce5" office:value-type="float" office:value="12.57294" calcext:value-type="float">
            <text:p>12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09335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8788" calcext:value-type="float">
            <text:p>1.4 </text:p>
          </table:table-cell>
        </table:table-row>
        <table:table-row table:style-name="ro1">
          <table:table-cell office:value-type="string" calcext:value-type="string">
            <text:p>1961Q3</text:p>
          </table:table-cell>
          <table:table-cell office:value-type="float" office:value="7.244021" calcext:value-type="float">
            <text:p>7.2 </text:p>
          </table:table-cell>
          <table:table-cell office:value-type="float" office:value="16.82055" calcext:value-type="float">
            <text:p>16.8 </text:p>
          </table:table-cell>
          <table:table-cell office:value-type="float" office:value="14.56142" calcext:value-type="float">
            <text:p>14.6 </text:p>
          </table:table-cell>
          <table:table-cell office:value-type="float" office:value="12.40453" calcext:value-type="float">
            <text:p>1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588317" calcext:value-type="float">
            <text:p>7.6 </text:p>
          </table:table-cell>
          <table:table-cell office:value-type="float" office:value="10.10371" calcext:value-type="float">
            <text:p>10.1 </text:p>
          </table:table-cell>
          <table:table-cell office:value-type="float" office:value="23.61611" calcext:value-type="float">
            <text:p>23.6 </text:p>
          </table:table-cell>
          <table:table-cell office:value-type="float" office:value="1.12357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675678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940581" calcext:value-type="float">
            <text:p>3.9 </text:p>
          </table:table-cell>
          <table:table-cell office:value-type="float" office:value="19.39797" calcext:value-type="float">
            <text:p>19.4 </text:p>
          </table:table-cell>
          <table:table-cell office:value-type="float" office:value="1.479251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77741" calcext:value-type="float">
            <text:p>15.8 </text:p>
          </table:table-cell>
          <table:table-cell office:value-type="string" calcext:value-type="string">
            <text:p>..</text:p>
          </table:table-cell>
          <table:table-cell office:value-type="float" office:value="15.6535" calcext:value-type="float">
            <text:p>15.7 </text:p>
          </table:table-cell>
          <table:table-cell office:value-type="float" office:value="4.731984" calcext:value-type="float">
            <text:p>4.7 </text:p>
          </table:table-cell>
          <table:table-cell office:value-type="float" office:value="8.528895" calcext:value-type="float">
            <text:p>8.5 </text:p>
          </table:table-cell>
          <table:table-cell office:value-type="string" calcext:value-type="string">
            <text:p>..</text:p>
          </table:table-cell>
          <table:table-cell office:value-type="float" office:value="1.126714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86302" calcext:value-type="float">
            <text:p>2.7 </text:p>
          </table:table-cell>
          <table:table-cell office:value-type="float" office:value="9.095454" calcext:value-type="float">
            <text:p>9.1 </text:p>
          </table:table-cell>
          <table:table-cell office:value-type="float" office:value="24.99087" calcext:value-type="float">
            <text:p>25.0 </text:p>
          </table:table-cell>
          <table:table-cell office:value-type="float" office:value="0.00003814889" calcext:value-type="float">
            <text:p>0.0 </text:p>
          </table:table-cell>
          <table:table-cell office:value-type="float" office:value="5.886044" calcext:value-type="float">
            <text:p>5.9 </text:p>
          </table:table-cell>
          <table:table-cell office:value-type="float" office:value="12.64326" calcext:value-type="float">
            <text:p>12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55467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93901" calcext:value-type="float">
            <text:p>1.4 </text:p>
          </table:table-cell>
        </table:table-row>
        <table:table-row table:style-name="ro1">
          <table:table-cell office:value-type="string" calcext:value-type="string">
            <text:p>1961Q4</text:p>
          </table:table-cell>
          <table:table-cell table:style-name="ce5" office:value-type="float" office:value="7.244021" calcext:value-type="float">
            <text:p>7.2 </text:p>
          </table:table-cell>
          <table:table-cell table:style-name="ce5" office:value-type="float" office:value="16.87786" calcext:value-type="float">
            <text:p>16.9 </text:p>
          </table:table-cell>
          <table:table-cell table:style-name="ce5" office:value-type="float" office:value="14.54619" calcext:value-type="float">
            <text:p>14.5 </text:p>
          </table:table-cell>
          <table:table-cell table:style-name="ce5" office:value-type="float" office:value="12.40453" calcext:value-type="float">
            <text:p>12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657302" calcext:value-type="float">
            <text:p>7.7 </text:p>
          </table:table-cell>
          <table:table-cell table:style-name="ce5" office:value-type="float" office:value="10.35473" calcext:value-type="float">
            <text:p>10.4 </text:p>
          </table:table-cell>
          <table:table-cell table:style-name="ce5" office:value-type="float" office:value="23.70309" calcext:value-type="float">
            <text:p>23.7 </text:p>
          </table:table-cell>
          <table:table-cell table:style-name="ce5" office:value-type="float" office:value="1.130772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939044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979575" calcext:value-type="float">
            <text:p>4.0 </text:p>
          </table:table-cell>
          <table:table-cell table:style-name="ce5" office:value-type="float" office:value="20.06455" calcext:value-type="float">
            <text:p>20.1 </text:p>
          </table:table-cell>
          <table:table-cell table:style-name="ce5" office:value-type="float" office:value="1.428969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889" calcext:value-type="float">
            <text:p>1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6535" calcext:value-type="float">
            <text:p>15.7 </text:p>
          </table:table-cell>
          <table:table-cell table:style-name="ce5" office:value-type="float" office:value="4.780065" calcext:value-type="float">
            <text:p>4.8 </text:p>
          </table:table-cell>
          <table:table-cell table:style-name="ce5" office:value-type="float" office:value="8.672238" calcext:value-type="float">
            <text:p>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44489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729109" calcext:value-type="float">
            <text:p>2.7 </text:p>
          </table:table-cell>
          <table:table-cell table:style-name="ce5" office:value-type="float" office:value="9.145377" calcext:value-type="float">
            <text:p>9.1 </text:p>
          </table:table-cell>
          <table:table-cell table:style-name="ce5" office:value-type="float" office:value="25.40503" calcext:value-type="float">
            <text:p>25.4 </text:p>
          </table:table-cell>
          <table:table-cell table:style-name="ce5" office:value-type="float" office:value="0.0000387416" calcext:value-type="float">
            <text:p>0.0 </text:p>
          </table:table-cell>
          <table:table-cell table:style-name="ce5" office:value-type="float" office:value="5.952427" calcext:value-type="float">
            <text:p>6.0 </text:p>
          </table:table-cell>
          <table:table-cell table:style-name="ce5" office:value-type="float" office:value="12.65732" calcext:value-type="float">
            <text:p>12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59109" calcext:value-type="float">
            <text:p>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98417" calcext:value-type="float">
            <text:p>1.4 </text:p>
          </table:table-cell>
        </table:table-row>
        <table:table-row table:style-name="ro1">
          <table:table-cell office:value-type="string" calcext:value-type="string">
            <text:p>1962Q1</text:p>
          </table:table-cell>
          <table:table-cell office:value-type="float" office:value="7.244021" calcext:value-type="float">
            <text:p>7.2 </text:p>
          </table:table-cell>
          <table:table-cell office:value-type="float" office:value="17.12269" calcext:value-type="float">
            <text:p>17.1 </text:p>
          </table:table-cell>
          <table:table-cell office:value-type="float" office:value="14.56403" calcext:value-type="float">
            <text:p>14.6 </text:p>
          </table:table-cell>
          <table:table-cell office:value-type="float" office:value="12.40453" calcext:value-type="float">
            <text:p>12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7.749282" calcext:value-type="float">
            <text:p>7.7 </text:p>
          </table:table-cell>
          <table:table-cell office:value-type="float" office:value="10.51122" calcext:value-type="float">
            <text:p>10.5 </text:p>
          </table:table-cell>
          <table:table-cell office:value-type="float" office:value="24.07278" calcext:value-type="float">
            <text:p>24.1 </text:p>
          </table:table-cell>
          <table:table-cell office:value-type="float" office:value="1.12357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3984847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037508" calcext:value-type="float">
            <text:p>4.0 </text:p>
          </table:table-cell>
          <table:table-cell office:value-type="float" office:value="20.30917" calcext:value-type="float">
            <text:p>20.3 </text:p>
          </table:table-cell>
          <table:table-cell office:value-type="float" office:value="1.457253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79921" calcext:value-type="float">
            <text:p>15.8 </text:p>
          </table:table-cell>
          <table:table-cell office:value-type="string" calcext:value-type="string">
            <text:p>..</text:p>
          </table:table-cell>
          <table:table-cell office:value-type="float" office:value="15.70416" calcext:value-type="float">
            <text:p>15.7 </text:p>
          </table:table-cell>
          <table:table-cell office:value-type="float" office:value="4.796092" calcext:value-type="float">
            <text:p>4.8 </text:p>
          </table:table-cell>
          <table:table-cell office:value-type="float" office:value="8.767799" calcext:value-type="float">
            <text:p>8.8 </text:p>
          </table:table-cell>
          <table:table-cell office:value-type="string" calcext:value-type="string">
            <text:p>..</text:p>
          </table:table-cell>
          <table:table-cell office:value-type="float" office:value="1.14416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757767" calcext:value-type="float">
            <text:p>2.8 </text:p>
          </table:table-cell>
          <table:table-cell office:value-type="float" office:value="9.364633" calcext:value-type="float">
            <text:p>9.4 </text:p>
          </table:table-cell>
          <table:table-cell office:value-type="float" office:value="25.62337" calcext:value-type="float">
            <text:p>25.6 </text:p>
          </table:table-cell>
          <table:table-cell office:value-type="float" office:value="0.00003949595" calcext:value-type="float">
            <text:p>0.0 </text:p>
          </table:table-cell>
          <table:table-cell office:value-type="float" office:value="6.012088" calcext:value-type="float">
            <text:p>6.0 </text:p>
          </table:table-cell>
          <table:table-cell office:value-type="float" office:value="12.68545" calcext:value-type="float">
            <text:p>12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48183" calcext:value-type="float">
            <text:p>1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96912" calcext:value-type="float">
            <text:p>1.4 </text:p>
          </table:table-cell>
        </table:table-row>
        <table:table-row table:style-name="ro1">
          <table:table-cell office:value-type="string" calcext:value-type="string">
            <text:p>1962Q2</text:p>
          </table:table-cell>
          <table:table-cell table:style-name="ce5" office:value-type="float" office:value="7.244021" calcext:value-type="float">
            <text:p>7.2 </text:p>
          </table:table-cell>
          <table:table-cell table:style-name="ce5" office:value-type="float" office:value="17.6957" calcext:value-type="float">
            <text:p>17.7 </text:p>
          </table:table-cell>
          <table:table-cell table:style-name="ce5" office:value-type="float" office:value="14.7999" calcext:value-type="float">
            <text:p>14.8 </text:p>
          </table:table-cell>
          <table:table-cell table:style-name="ce5" office:value-type="float" office:value="12.50988" calcext:value-type="float">
            <text:p>12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7.887251" calcext:value-type="float">
            <text:p>7.9 </text:p>
          </table:table-cell>
          <table:table-cell table:style-name="ce5" office:value-type="float" office:value="10.61441" calcext:value-type="float">
            <text:p>10.6 </text:p>
          </table:table-cell>
          <table:table-cell table:style-name="ce5" office:value-type="float" office:value="24.20325" calcext:value-type="float">
            <text:p>24.2 </text:p>
          </table:table-cell>
          <table:table-cell table:style-name="ce5" office:value-type="float" office:value="1.130772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98484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98783" calcext:value-type="float">
            <text:p>4.1 </text:p>
          </table:table-cell>
          <table:table-cell table:style-name="ce5" office:value-type="float" office:value="20.57824" calcext:value-type="float">
            <text:p>20.6 </text:p>
          </table:table-cell>
          <table:table-cell table:style-name="ce5" office:value-type="float" office:value="1.548387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81229" calcext:value-type="float">
            <text:p>1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31206" calcext:value-type="float">
            <text:p>16.3 </text:p>
          </table:table-cell>
          <table:table-cell table:style-name="ce5" office:value-type="float" office:value="4.812119" calcext:value-type="float">
            <text:p>4.8 </text:p>
          </table:table-cell>
          <table:table-cell table:style-name="ce5" office:value-type="float" office:value="8.887252" calcext:value-type="float">
            <text:p>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42843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84592" calcext:value-type="float">
            <text:p>2.8 </text:p>
          </table:table-cell>
          <table:table-cell table:style-name="ce5" office:value-type="float" office:value="9.519993" calcext:value-type="float">
            <text:p>9.5 </text:p>
          </table:table-cell>
          <table:table-cell table:style-name="ce5" office:value-type="float" office:value="25.94826" calcext:value-type="float">
            <text:p>25.9 </text:p>
          </table:table-cell>
          <table:table-cell table:style-name="ce5" office:value-type="float" office:value="0.00003933431" calcext:value-type="float">
            <text:p>0.0 </text:p>
          </table:table-cell>
          <table:table-cell table:style-name="ce5" office:value-type="float" office:value="6.14009" calcext:value-type="float">
            <text:p>6.1 </text:p>
          </table:table-cell>
          <table:table-cell table:style-name="ce5" office:value-type="float" office:value="12.7417" calcext:value-type="float">
            <text:p>12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773678" calcext:value-type="float">
            <text:p>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07449" calcext:value-type="float">
            <text:p>1.4 </text:p>
          </table:table-cell>
        </table:table-row>
        <table:table-row table:style-name="ro1">
          <table:table-cell office:value-type="string" calcext:value-type="string">
            <text:p>1962Q3</text:p>
          </table:table-cell>
          <table:table-cell office:value-type="float" office:value="7.244021" calcext:value-type="float">
            <text:p>7.2 </text:p>
          </table:table-cell>
          <table:table-cell office:value-type="float" office:value="17.48733" calcext:value-type="float">
            <text:p>17.5 </text:p>
          </table:table-cell>
          <table:table-cell office:value-type="float" office:value="14.72287" calcext:value-type="float">
            <text:p>14.7 </text:p>
          </table:table-cell>
          <table:table-cell office:value-type="float" office:value="12.58889" calcext:value-type="float">
            <text:p>12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.002226" calcext:value-type="float">
            <text:p>8.0 </text:p>
          </table:table-cell>
          <table:table-cell office:value-type="float" office:value="10.70337" calcext:value-type="float">
            <text:p>10.7 </text:p>
          </table:table-cell>
          <table:table-cell office:value-type="float" office:value="24.18151" calcext:value-type="float">
            <text:p>24.2 </text:p>
          </table:table-cell>
          <table:table-cell office:value-type="float" office:value="1.12357" calcext:value-type="float">
            <text:p>1.1 </text:p>
          </table:table-cell>
          <table:table-cell office:value-type="string" calcext:value-type="string">
            <text:p>..</text:p>
          </table:table-cell>
          <table:table-cell office:value-type="float" office:value="0.04110805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41119" calcext:value-type="float">
            <text:p>4.1 </text:p>
          </table:table-cell>
          <table:table-cell office:value-type="float" office:value="20.74336" calcext:value-type="float">
            <text:p>20.7 </text:p>
          </table:table-cell>
          <table:table-cell office:value-type="float" office:value="1.591488" calcext:value-type="float">
            <text:p>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9391" calcext:value-type="float">
            <text:p>15.9 </text:p>
          </table:table-cell>
          <table:table-cell office:value-type="string" calcext:value-type="string">
            <text:p>..</text:p>
          </table:table-cell>
          <table:table-cell office:value-type="float" office:value="16.00811" calcext:value-type="float">
            <text:p>16.0 </text:p>
          </table:table-cell>
          <table:table-cell office:value-type="float" office:value="4.84818" calcext:value-type="float">
            <text:p>4.8 </text:p>
          </table:table-cell>
          <table:table-cell office:value-type="float" office:value="9.054485" calcext:value-type="float">
            <text:p>9.1 </text:p>
          </table:table-cell>
          <table:table-cell office:value-type="string" calcext:value-type="string">
            <text:p>..</text:p>
          </table:table-cell>
          <table:table-cell office:value-type="float" office:value="1.149426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868775" calcext:value-type="float">
            <text:p>2.9 </text:p>
          </table:table-cell>
          <table:table-cell office:value-type="float" office:value="9.592271" calcext:value-type="float">
            <text:p>9.6 </text:p>
          </table:table-cell>
          <table:table-cell office:value-type="float" office:value="26.20612" calcext:value-type="float">
            <text:p>26.2 </text:p>
          </table:table-cell>
          <table:table-cell office:value-type="float" office:value="0.00003928042" calcext:value-type="float">
            <text:p>0.0 </text:p>
          </table:table-cell>
          <table:table-cell office:value-type="float" office:value="6.112089" calcext:value-type="float">
            <text:p>6.1 </text:p>
          </table:table-cell>
          <table:table-cell office:value-type="float" office:value="12.79796" calcext:value-type="float">
            <text:p>12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823452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08954" calcext:value-type="float">
            <text:p>1.4 </text:p>
          </table:table-cell>
        </table:table-row>
        <table:table-row table:style-name="ro1">
          <table:table-cell office:value-type="string" calcext:value-type="string">
            <text:p>1962Q4</text:p>
          </table:table-cell>
          <table:table-cell table:style-name="ce5" office:value-type="float" office:value="7.244021" calcext:value-type="float">
            <text:p>7.2 </text:p>
          </table:table-cell>
          <table:table-cell table:style-name="ce5" office:value-type="float" office:value="17.31022" calcext:value-type="float">
            <text:p>17.3 </text:p>
          </table:table-cell>
          <table:table-cell table:style-name="ce5" office:value-type="float" office:value="14.72635" calcext:value-type="float">
            <text:p>14.7 </text:p>
          </table:table-cell>
          <table:table-cell table:style-name="ce5" office:value-type="float" office:value="12.64156" calcext:value-type="float">
            <text:p>12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8.1172" calcext:value-type="float">
            <text:p>8.1 </text:p>
          </table:table-cell>
          <table:table-cell table:style-name="ce5" office:value-type="float" office:value="10.80656" calcext:value-type="float">
            <text:p>10.8 </text:p>
          </table:table-cell>
          <table:table-cell table:style-name="ce5" office:value-type="float" office:value="24.29024" calcext:value-type="float">
            <text:p>24.3 </text:p>
          </table:table-cell>
          <table:table-cell table:style-name="ce5" office:value-type="float" office:value="1.145177" calcext:value-type="float">
            <text:p>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305467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06851" calcext:value-type="float">
            <text:p>4.2 </text:p>
          </table:table-cell>
          <table:table-cell table:style-name="ce5" office:value-type="float" office:value="20.95128" calcext:value-type="float">
            <text:p>21.0 </text:p>
          </table:table-cell>
          <table:table-cell table:style-name="ce5" office:value-type="float" office:value="1.608098" calcext:value-type="float">
            <text:p>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91216" calcext:value-type="float">
            <text:p>1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00811" calcext:value-type="float">
            <text:p>16.0 </text:p>
          </table:table-cell>
          <table:table-cell table:style-name="ce5" office:value-type="float" office:value="4.880234" calcext:value-type="float">
            <text:p>4.9 </text:p>
          </table:table-cell>
          <table:table-cell table:style-name="ce5" office:value-type="float" office:value="9.054485" calcext:value-type="float">
            <text:p>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7148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68173" calcext:value-type="float">
            <text:p>3.0 </text:p>
          </table:table-cell>
          <table:table-cell table:style-name="ce5" office:value-type="float" office:value="9.587427" calcext:value-type="float">
            <text:p>9.6 </text:p>
          </table:table-cell>
          <table:table-cell table:style-name="ce5" office:value-type="float" office:value="26.2913" calcext:value-type="float">
            <text:p>26.3 </text:p>
          </table:table-cell>
          <table:table-cell table:style-name="ce5" office:value-type="float" office:value="0.00004025031" calcext:value-type="float">
            <text:p>0.0 </text:p>
          </table:table-cell>
          <table:table-cell table:style-name="ce5" office:value-type="float" office:value="6.110089" calcext:value-type="float">
            <text:p>6.1 </text:p>
          </table:table-cell>
          <table:table-cell table:style-name="ce5" office:value-type="float" office:value="12.82608" calcext:value-type="float">
            <text:p>12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824666" calcext:value-type="float">
            <text:p>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11965" calcext:value-type="float">
            <text:p>1.4 </text:p>
          </table:table-cell>
        </table:table-row>
        <table:table-row table:style-name="ro1">
          <table:table-cell office:value-type="string" calcext:value-type="string">
            <text:p>1963Q1</text:p>
          </table:table-cell>
          <table:table-cell office:value-type="float" office:value="7.244021" calcext:value-type="float">
            <text:p>7.2 </text:p>
          </table:table-cell>
          <table:table-cell office:value-type="float" office:value="17.66445" calcext:value-type="float">
            <text:p>17.7 </text:p>
          </table:table-cell>
          <table:table-cell office:value-type="float" office:value="14.90042" calcext:value-type="float">
            <text:p>14.9 </text:p>
          </table:table-cell>
          <table:table-cell office:value-type="float" office:value="12.64156" calcext:value-type="float">
            <text:p>12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.16319" calcext:value-type="float">
            <text:p>8.2 </text:p>
          </table:table-cell>
          <table:table-cell office:value-type="float" office:value="10.99515" calcext:value-type="float">
            <text:p>11.0 </text:p>
          </table:table-cell>
          <table:table-cell office:value-type="float" office:value="24.85563" calcext:value-type="float">
            <text:p>24.9 </text:p>
          </table:table-cell>
          <table:table-cell office:value-type="float" office:value="1.166784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4408523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349457" calcext:value-type="float">
            <text:p>4.3 </text:p>
          </table:table-cell>
          <table:table-cell office:value-type="float" office:value="21.65424" calcext:value-type="float">
            <text:p>21.7 </text:p>
          </table:table-cell>
          <table:table-cell office:value-type="float" office:value="1.689358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02193" calcext:value-type="float">
            <text:p>16.0 </text:p>
          </table:table-cell>
          <table:table-cell office:value-type="string" calcext:value-type="string">
            <text:p>..</text:p>
          </table:table-cell>
          <table:table-cell office:value-type="float" office:value="16.46404" calcext:value-type="float">
            <text:p>16.5 </text:p>
          </table:table-cell>
          <table:table-cell office:value-type="float" office:value="4.884241" calcext:value-type="float">
            <text:p>4.9 </text:p>
          </table:table-cell>
          <table:table-cell office:value-type="float" office:value="9.173938" calcext:value-type="float">
            <text:p>9.2 </text:p>
          </table:table-cell>
          <table:table-cell office:value-type="string" calcext:value-type="string">
            <text:p>..</text:p>
          </table:table-cell>
          <table:table-cell office:value-type="float" office:value="1.178721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061223" calcext:value-type="float">
            <text:p>3.1 </text:p>
          </table:table-cell>
          <table:table-cell office:value-type="float" office:value="9.68299" calcext:value-type="float">
            <text:p>9.7 </text:p>
          </table:table-cell>
          <table:table-cell office:value-type="float" office:value="26.55413" calcext:value-type="float">
            <text:p>26.6 </text:p>
          </table:table-cell>
          <table:table-cell office:value-type="float" office:value="0.00004186679" calcext:value-type="float">
            <text:p>0.0 </text:p>
          </table:table-cell>
          <table:table-cell office:value-type="float" office:value="6.20009" calcext:value-type="float">
            <text:p>6.2 </text:p>
          </table:table-cell>
          <table:table-cell office:value-type="float" office:value="12.84015" calcext:value-type="float">
            <text:p>12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78339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19491" calcext:value-type="float">
            <text:p>1.4 </text:p>
          </table:table-cell>
        </table:table-row>
        <table:table-row table:style-name="ro1">
          <table:table-cell office:value-type="string" calcext:value-type="string">
            <text:p>1963Q2</text:p>
          </table:table-cell>
          <table:table-cell table:style-name="ce5" office:value-type="float" office:value="7.244021" calcext:value-type="float">
            <text:p>7.2 </text:p>
          </table:table-cell>
          <table:table-cell table:style-name="ce5" office:value-type="float" office:value="18.00826" calcext:value-type="float">
            <text:p>18.0 </text:p>
          </table:table-cell>
          <table:table-cell table:style-name="ce5" office:value-type="float" office:value="14.9174" calcext:value-type="float">
            <text:p>14.9 </text:p>
          </table:table-cell>
          <table:table-cell table:style-name="ce5" office:value-type="float" office:value="12.64156" calcext:value-type="float">
            <text:p>12.6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8.278165" calcext:value-type="float">
            <text:p>8.3 </text:p>
          </table:table-cell>
          <table:table-cell table:style-name="ce5" office:value-type="float" office:value="11.11257" calcext:value-type="float">
            <text:p>11.1 </text:p>
          </table:table-cell>
          <table:table-cell table:style-name="ce5" office:value-type="float" office:value="24.89912" calcext:value-type="float">
            <text:p>24.9 </text:p>
          </table:table-cell>
          <table:table-cell table:style-name="ce5" office:value-type="float" office:value="1.166784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488678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40739" calcext:value-type="float">
            <text:p>4.4 </text:p>
          </table:table-cell>
          <table:table-cell table:style-name="ce5" office:value-type="float" office:value="22.02003" calcext:value-type="float">
            <text:p>22.0 </text:p>
          </table:table-cell>
          <table:table-cell table:style-name="ce5" office:value-type="float" office:value="1.767918" calcext:value-type="float">
            <text:p>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24902" calcext:value-type="float">
            <text:p>1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6667" calcext:value-type="float">
            <text:p>16.7 </text:p>
          </table:table-cell>
          <table:table-cell table:style-name="ce5" office:value-type="float" office:value="4.904274" calcext:value-type="float">
            <text:p>4.9 </text:p>
          </table:table-cell>
          <table:table-cell table:style-name="ce5" office:value-type="float" office:value="9.150047" calcext:value-type="float">
            <text:p>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68517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098951" calcext:value-type="float">
            <text:p>3.1 </text:p>
          </table:table-cell>
          <table:table-cell table:style-name="ce5" office:value-type="float" office:value="9.77669" calcext:value-type="float">
            <text:p>9.8 </text:p>
          </table:table-cell>
          <table:table-cell table:style-name="ce5" office:value-type="float" office:value="26.77658" calcext:value-type="float">
            <text:p>26.8 </text:p>
          </table:table-cell>
          <table:table-cell table:style-name="ce5" office:value-type="float" office:value="0.00004219008" calcext:value-type="float">
            <text:p>0.0 </text:p>
          </table:table-cell>
          <table:table-cell table:style-name="ce5" office:value-type="float" office:value="6.236091" calcext:value-type="float">
            <text:p>6.2 </text:p>
          </table:table-cell>
          <table:table-cell table:style-name="ce5" office:value-type="float" office:value="12.88234" calcext:value-type="float">
            <text:p>12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81981" calcext:value-type="float">
            <text:p>1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19491" calcext:value-type="float">
            <text:p>1.4 </text:p>
          </table:table-cell>
        </table:table-row>
        <table:table-row table:style-name="ro1">
          <table:table-cell office:value-type="string" calcext:value-type="string">
            <text:p>1963Q3</text:p>
          </table:table-cell>
          <table:table-cell office:value-type="float" office:value="7.336894" calcext:value-type="float">
            <text:p>7.3 </text:p>
          </table:table-cell>
          <table:table-cell office:value-type="float" office:value="17.86761" calcext:value-type="float">
            <text:p>17.9 </text:p>
          </table:table-cell>
          <table:table-cell office:value-type="float" office:value="15.02314" calcext:value-type="float">
            <text:p>15.0 </text:p>
          </table:table-cell>
          <table:table-cell office:value-type="float" office:value="12.82592" calcext:value-type="float">
            <text:p>12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.347149" calcext:value-type="float">
            <text:p>8.3 </text:p>
          </table:table-cell>
          <table:table-cell office:value-type="float" office:value="11.27269" calcext:value-type="float">
            <text:p>11.3 </text:p>
          </table:table-cell>
          <table:table-cell office:value-type="float" office:value="24.76865" calcext:value-type="float">
            <text:p>24.8 </text:p>
          </table:table-cell>
          <table:table-cell office:value-type="float" office:value="1.166784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4614636" calcext:value-type="float">
            <text:p>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429672" calcext:value-type="float">
            <text:p>4.4 </text:p>
          </table:table-cell>
          <table:table-cell office:value-type="float" office:value="22.14195" calcext:value-type="float">
            <text:p>22.1 </text:p>
          </table:table-cell>
          <table:table-cell office:value-type="float" office:value="2.027855" calcext:value-type="float">
            <text:p>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48006" calcext:value-type="float">
            <text:p>16.5 </text:p>
          </table:table-cell>
          <table:table-cell office:value-type="string" calcext:value-type="string">
            <text:p>..</text:p>
          </table:table-cell>
          <table:table-cell office:value-type="float" office:value="16.36272" calcext:value-type="float">
            <text:p>16.4 </text:p>
          </table:table-cell>
          <table:table-cell office:value-type="float" office:value="4.940335" calcext:value-type="float">
            <text:p>4.9 </text:p>
          </table:table-cell>
          <table:table-cell office:value-type="float" office:value="9.150047" calcext:value-type="float">
            <text:p>9.2 </text:p>
          </table:table-cell>
          <table:table-cell office:value-type="string" calcext:value-type="string">
            <text:p>..</text:p>
          </table:table-cell>
          <table:table-cell office:value-type="float" office:value="1.156668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17996" calcext:value-type="float">
            <text:p>3.1 </text:p>
          </table:table-cell>
          <table:table-cell office:value-type="float" office:value="9.812084" calcext:value-type="float">
            <text:p>9.8 </text:p>
          </table:table-cell>
          <table:table-cell office:value-type="float" office:value="27.00781" calcext:value-type="float">
            <text:p>27.0 </text:p>
          </table:table-cell>
          <table:table-cell office:value-type="float" office:value="0.00004186679" calcext:value-type="float">
            <text:p>0.0 </text:p>
          </table:table-cell>
          <table:table-cell office:value-type="float" office:value="6.192091" calcext:value-type="float">
            <text:p>6.2 </text:p>
          </table:table-cell>
          <table:table-cell office:value-type="float" office:value="12.95266" calcext:value-type="float">
            <text:p>1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870799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30028" calcext:value-type="float">
            <text:p>1.4 </text:p>
          </table:table-cell>
        </table:table-row>
        <table:table-row table:style-name="ro1">
          <table:table-cell office:value-type="string" calcext:value-type="string">
            <text:p>1963Q4</text:p>
          </table:table-cell>
          <table:table-cell table:style-name="ce5" office:value-type="float" office:value="7.336894" calcext:value-type="float">
            <text:p>7.3 </text:p>
          </table:table-cell>
          <table:table-cell table:style-name="ce5" office:value-type="float" office:value="17.96137" calcext:value-type="float">
            <text:p>18.0 </text:p>
          </table:table-cell>
          <table:table-cell table:style-name="ce5" office:value-type="float" office:value="15.23551" calcext:value-type="float">
            <text:p>15.2 </text:p>
          </table:table-cell>
          <table:table-cell table:style-name="ce5" office:value-type="float" office:value="12.85225" calcext:value-type="float">
            <text:p>12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8.554104" calcext:value-type="float">
            <text:p>8.6 </text:p>
          </table:table-cell>
          <table:table-cell table:style-name="ce5" office:value-type="float" office:value="11.38656" calcext:value-type="float">
            <text:p>11.4 </text:p>
          </table:table-cell>
          <table:table-cell table:style-name="ce5" office:value-type="float" office:value="25.09484" calcext:value-type="float">
            <text:p>25.1 </text:p>
          </table:table-cell>
          <table:table-cell table:style-name="ce5" office:value-type="float" office:value="1.166784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992509" calcext:value-type="float">
            <text:p>0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26599" calcext:value-type="float">
            <text:p>4.5 </text:p>
          </table:table-cell>
          <table:table-cell table:style-name="ce5" office:value-type="float" office:value="22.30452" calcext:value-type="float">
            <text:p>22.3 </text:p>
          </table:table-cell>
          <table:table-cell table:style-name="ce5" office:value-type="float" office:value="2.004057" calcext:value-type="float">
            <text:p>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53713" calcext:value-type="float">
            <text:p>1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61601" calcext:value-type="float">
            <text:p>16.6 </text:p>
          </table:table-cell>
          <table:table-cell table:style-name="ce5" office:value-type="float" office:value="4.988417" calcext:value-type="float">
            <text:p>5.0 </text:p>
          </table:table-cell>
          <table:table-cell table:style-name="ce5" office:value-type="float" office:value="9.173938" calcext:value-type="float">
            <text:p>9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197154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62798" calcext:value-type="float">
            <text:p>3.2 </text:p>
          </table:table-cell>
          <table:table-cell table:style-name="ce5" office:value-type="float" office:value="9.885666" calcext:value-type="float">
            <text:p>9.9 </text:p>
          </table:table-cell>
          <table:table-cell table:style-name="ce5" office:value-type="float" office:value="27.31074" calcext:value-type="float">
            <text:p>27.3 </text:p>
          </table:table-cell>
          <table:table-cell table:style-name="ce5" office:value-type="float" office:value="0.00004251338" calcext:value-type="float">
            <text:p>0.0 </text:p>
          </table:table-cell>
          <table:table-cell table:style-name="ce5" office:value-type="float" office:value="6.238091" calcext:value-type="float">
            <text:p>6.2 </text:p>
          </table:table-cell>
          <table:table-cell table:style-name="ce5" office:value-type="float" office:value="13.00891" calcext:value-type="float">
            <text:p>13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1.907219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31533" calcext:value-type="float">
            <text:p>1.4 </text:p>
          </table:table-cell>
        </table:table-row>
        <table:table-row table:style-name="ro1">
          <table:table-cell office:value-type="string" calcext:value-type="string">
            <text:p>1964Q1</text:p>
          </table:table-cell>
          <table:table-cell office:value-type="float" office:value="7.429766" calcext:value-type="float">
            <text:p>7.4 </text:p>
          </table:table-cell>
          <table:table-cell office:value-type="float" office:value="18.27913" calcext:value-type="float">
            <text:p>18.3 </text:p>
          </table:table-cell>
          <table:table-cell office:value-type="float" office:value="15.39217" calcext:value-type="float">
            <text:p>15.4 </text:p>
          </table:table-cell>
          <table:table-cell office:value-type="float" office:value="12.87859" calcext:value-type="float">
            <text:p>12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8.968012" calcext:value-type="float">
            <text:p>9.0 </text:p>
          </table:table-cell>
          <table:table-cell office:value-type="float" office:value="11.46484" calcext:value-type="float">
            <text:p>11.5 </text:p>
          </table:table-cell>
          <table:table-cell office:value-type="float" office:value="25.42103" calcext:value-type="float">
            <text:p>25.4 </text:p>
          </table:table-cell>
          <table:table-cell office:value-type="float" office:value="1.166784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526732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94559" calcext:value-type="float">
            <text:p>4.6 </text:p>
          </table:table-cell>
          <table:table-cell office:value-type="float" office:value="22.37768" calcext:value-type="float">
            <text:p>22.4 </text:p>
          </table:table-cell>
          <table:table-cell office:value-type="float" office:value="2.314722" calcext:value-type="float">
            <text:p>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63898" calcext:value-type="float">
            <text:p>16.6 </text:p>
          </table:table-cell>
          <table:table-cell office:value-type="string" calcext:value-type="string">
            <text:p>..</text:p>
          </table:table-cell>
          <table:table-cell office:value-type="float" office:value="17.07194" calcext:value-type="float">
            <text:p>17.1 </text:p>
          </table:table-cell>
          <table:table-cell office:value-type="float" office:value="5.008451" calcext:value-type="float">
            <text:p>5.0 </text:p>
          </table:table-cell>
          <table:table-cell office:value-type="float" office:value="9.508404" calcext:value-type="float">
            <text:p>9.5 </text:p>
          </table:table-cell>
          <table:table-cell office:value-type="string" calcext:value-type="string">
            <text:p>..</text:p>
          </table:table-cell>
          <table:table-cell office:value-type="float" office:value="1.202092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83658" calcext:value-type="float">
            <text:p>3.2 </text:p>
          </table:table-cell>
          <table:table-cell office:value-type="float" office:value="9.985514" calcext:value-type="float">
            <text:p>10.0 </text:p>
          </table:table-cell>
          <table:table-cell office:value-type="float" office:value="27.43953" calcext:value-type="float">
            <text:p>27.4 </text:p>
          </table:table-cell>
          <table:table-cell office:value-type="float" office:value="0.00004272891" calcext:value-type="float">
            <text:p>0.0 </text:p>
          </table:table-cell>
          <table:table-cell office:value-type="float" office:value="6.294092" calcext:value-type="float">
            <text:p>6.3 </text:p>
          </table:table-cell>
          <table:table-cell office:value-type="float" office:value="13.03704" calcext:value-type="float">
            <text:p>1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1.948496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36049" calcext:value-type="float">
            <text:p>1.4 </text:p>
          </table:table-cell>
        </table:table-row>
        <table:table-row table:style-name="ro1">
          <table:table-cell office:value-type="string" calcext:value-type="string">
            <text:p>1964Q2</text:p>
          </table:table-cell>
          <table:table-cell table:style-name="ce5" office:value-type="float" office:value="7.429766" calcext:value-type="float">
            <text:p>7.4 </text:p>
          </table:table-cell>
          <table:table-cell table:style-name="ce5" office:value-type="float" office:value="18.60732" calcext:value-type="float">
            <text:p>18.6 </text:p>
          </table:table-cell>
          <table:table-cell table:style-name="ce5" office:value-type="float" office:value="15.51794" calcext:value-type="float">
            <text:p>15.5 </text:p>
          </table:table-cell>
          <table:table-cell table:style-name="ce5" office:value-type="float" office:value="12.9576" calcext:value-type="float">
            <text:p>13.0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174966" calcext:value-type="float">
            <text:p>9.2 </text:p>
          </table:table-cell>
          <table:table-cell table:style-name="ce5" office:value-type="float" office:value="11.50043" calcext:value-type="float">
            <text:p>11.5 </text:p>
          </table:table-cell>
          <table:table-cell table:style-name="ce5" office:value-type="float" office:value="25.42103" calcext:value-type="float">
            <text:p>25.4 </text:p>
          </table:table-cell>
          <table:table-cell table:style-name="ce5" office:value-type="float" office:value="1.188391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5576495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64915" calcext:value-type="float">
            <text:p>4.6 </text:p>
          </table:table-cell>
          <table:table-cell table:style-name="ce5" office:value-type="float" office:value="22.75159" calcext:value-type="float">
            <text:p>22.8 </text:p>
          </table:table-cell>
          <table:table-cell table:style-name="ce5" office:value-type="float" office:value="2.484424" calcext:value-type="float">
            <text:p>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71824" calcext:value-type="float">
            <text:p>1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62918" calcext:value-type="float">
            <text:p>17.6 </text:p>
          </table:table-cell>
          <table:table-cell table:style-name="ce5" office:value-type="float" office:value="5.052525" calcext:value-type="float">
            <text:p>5.1 </text:p>
          </table:table-cell>
          <table:table-cell table:style-name="ce5" office:value-type="float" office:value="9.603966" calcext:value-type="float">
            <text:p>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09662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222655" calcext:value-type="float">
            <text:p>3.2 </text:p>
          </table:table-cell>
          <table:table-cell table:style-name="ce5" office:value-type="float" office:value="10.04661" calcext:value-type="float">
            <text:p>10.0 </text:p>
          </table:table-cell>
          <table:table-cell table:style-name="ce5" office:value-type="float" office:value="27.72022" calcext:value-type="float">
            <text:p>27.7 </text:p>
          </table:table-cell>
          <table:table-cell table:style-name="ce5" office:value-type="float" office:value="0.0000424595" calcext:value-type="float">
            <text:p>0.0 </text:p>
          </table:table-cell>
          <table:table-cell table:style-name="ce5" office:value-type="float" office:value="6.410094" calcext:value-type="float">
            <text:p>6.4 </text:p>
          </table:table-cell>
          <table:table-cell table:style-name="ce5" office:value-type="float" office:value="13.0511" calcext:value-type="float">
            <text:p>13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021337" calcext:value-type="float">
            <text:p>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51102" calcext:value-type="float">
            <text:p>1.5 </text:p>
          </table:table-cell>
        </table:table-row>
        <table:table-row table:style-name="ro1">
          <table:table-cell office:value-type="string" calcext:value-type="string">
            <text:p>1964Q3</text:p>
          </table:table-cell>
          <table:table-cell office:value-type="float" office:value="7.522637" calcext:value-type="float">
            <text:p>7.5 </text:p>
          </table:table-cell>
          <table:table-cell office:value-type="float" office:value="18.73234" calcext:value-type="float">
            <text:p>18.7 </text:p>
          </table:table-cell>
          <table:table-cell office:value-type="float" office:value="15.77991" calcext:value-type="float">
            <text:p>15.8 </text:p>
          </table:table-cell>
          <table:table-cell office:value-type="float" office:value="13.03661" calcext:value-type="float">
            <text:p>13.0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.266945" calcext:value-type="float">
            <text:p>9.3 </text:p>
          </table:table-cell>
          <table:table-cell office:value-type="float" office:value="11.58227" calcext:value-type="float">
            <text:p>11.6 </text:p>
          </table:table-cell>
          <table:table-cell office:value-type="float" office:value="25.44277" calcext:value-type="float">
            <text:p>25.4 </text:p>
          </table:table-cell>
          <table:table-cell office:value-type="float" office:value="1.166784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559939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724909" calcext:value-type="float">
            <text:p>4.7 </text:p>
          </table:table-cell>
          <table:table-cell office:value-type="float" office:value="22.88977" calcext:value-type="float">
            <text:p>22.9 </text:p>
          </table:table-cell>
          <table:table-cell office:value-type="float" office:value="2.394636" calcext:value-type="float">
            <text:p>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96118" calcext:value-type="float">
            <text:p>17.0 </text:p>
          </table:table-cell>
          <table:table-cell office:value-type="string" calcext:value-type="string">
            <text:p>..</text:p>
          </table:table-cell>
          <table:table-cell office:value-type="float" office:value="17.62918" calcext:value-type="float">
            <text:p>17.6 </text:p>
          </table:table-cell>
          <table:table-cell office:value-type="float" office:value="5.128653" calcext:value-type="float">
            <text:p>5.1 </text:p>
          </table:table-cell>
          <table:table-cell office:value-type="float" office:value="9.81898" calcext:value-type="float">
            <text:p>9.8 </text:p>
          </table:table-cell>
          <table:table-cell office:value-type="string" calcext:value-type="string">
            <text:p>..</text:p>
          </table:table-cell>
          <table:table-cell office:value-type="float" office:value="1.215917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70121" calcext:value-type="float">
            <text:p>3.4 </text:p>
          </table:table-cell>
          <table:table-cell office:value-type="float" office:value="10.17459" calcext:value-type="float">
            <text:p>10.2 </text:p>
          </table:table-cell>
          <table:table-cell office:value-type="float" office:value="27.81827" calcext:value-type="float">
            <text:p>27.8 </text:p>
          </table:table-cell>
          <table:table-cell office:value-type="float" office:value="0.00004219008" calcext:value-type="float">
            <text:p>0.0 </text:p>
          </table:table-cell>
          <table:table-cell office:value-type="float" office:value="6.460094" calcext:value-type="float">
            <text:p>6.5 </text:p>
          </table:table-cell>
          <table:table-cell office:value-type="float" office:value="13.10736" calcext:value-type="float">
            <text:p>13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50023" calcext:value-type="float">
            <text:p>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69166" calcext:value-type="float">
            <text:p>1.5 </text:p>
          </table:table-cell>
        </table:table-row>
        <table:table-row table:style-name="ro1">
          <table:table-cell office:value-type="string" calcext:value-type="string">
            <text:p>1964Q4</text:p>
          </table:table-cell>
          <table:table-cell table:style-name="ce5" office:value-type="float" office:value="7.61551" calcext:value-type="float">
            <text:p>7.6 </text:p>
          </table:table-cell>
          <table:table-cell table:style-name="ce5" office:value-type="float" office:value="18.64899" calcext:value-type="float">
            <text:p>18.6 </text:p>
          </table:table-cell>
          <table:table-cell table:style-name="ce5" office:value-type="float" office:value="15.89088" calcext:value-type="float">
            <text:p>15.9 </text:p>
          </table:table-cell>
          <table:table-cell table:style-name="ce5" office:value-type="float" office:value="13.06294" calcext:value-type="float">
            <text:p>13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358925" calcext:value-type="float">
            <text:p>9.4 </text:p>
          </table:table-cell>
          <table:table-cell table:style-name="ce5" office:value-type="float" office:value="11.65699" calcext:value-type="float">
            <text:p>11.7 </text:p>
          </table:table-cell>
          <table:table-cell table:style-name="ce5" office:value-type="float" office:value="25.66023" calcext:value-type="float">
            <text:p>25.7 </text:p>
          </table:table-cell>
          <table:table-cell table:style-name="ce5" office:value-type="float" office:value="1.173987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5622298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791756" calcext:value-type="float">
            <text:p>4.8 </text:p>
          </table:table-cell>
          <table:table-cell table:style-name="ce5" office:value-type="float" office:value="23.45064" calcext:value-type="float">
            <text:p>23.5 </text:p>
          </table:table-cell>
          <table:table-cell table:style-name="ce5" office:value-type="float" office:value="2.501933" calcext:value-type="float">
            <text:p>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9913" calcext:value-type="float">
            <text:p>1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62918" calcext:value-type="float">
            <text:p>17.6 </text:p>
          </table:table-cell>
          <table:table-cell table:style-name="ce5" office:value-type="float" office:value="5.212795" calcext:value-type="float">
            <text:p>5.2 </text:p>
          </table:table-cell>
          <table:table-cell table:style-name="ce5" office:value-type="float" office:value="9.866761" calcext:value-type="float">
            <text:p>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35337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32822" calcext:value-type="float">
            <text:p>3.5 </text:p>
          </table:table-cell>
          <table:table-cell table:style-name="ce5" office:value-type="float" office:value="10.27723" calcext:value-type="float">
            <text:p>10.3 </text:p>
          </table:table-cell>
          <table:table-cell table:style-name="ce5" office:value-type="float" office:value="27.98744" calcext:value-type="float">
            <text:p>28.0 </text:p>
          </table:table-cell>
          <table:table-cell table:style-name="ce5" office:value-type="float" office:value="0.00004294444" calcext:value-type="float">
            <text:p>0.0 </text:p>
          </table:table-cell>
          <table:table-cell table:style-name="ce5" office:value-type="float" office:value="6.518095" calcext:value-type="float">
            <text:p>6.5 </text:p>
          </table:table-cell>
          <table:table-cell table:style-name="ce5" office:value-type="float" office:value="13.14955" calcext:value-type="float">
            <text:p>13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47144" calcext:value-type="float">
            <text:p>2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88735" calcext:value-type="float">
            <text:p>1.5 </text:p>
          </table:table-cell>
        </table:table-row>
        <table:table-row table:style-name="ro1">
          <table:table-cell office:value-type="string" calcext:value-type="string">
            <text:p>1965Q1</text:p>
          </table:table-cell>
          <table:table-cell office:value-type="float" office:value="7.61551" calcext:value-type="float">
            <text:p>7.6 </text:p>
          </table:table-cell>
          <table:table-cell office:value-type="float" office:value="18.78964" calcext:value-type="float">
            <text:p>18.8 </text:p>
          </table:table-cell>
          <table:table-cell office:value-type="float" office:value="16.02405" calcext:value-type="float">
            <text:p>16.0 </text:p>
          </table:table-cell>
          <table:table-cell office:value-type="float" office:value="13.11562" calcext:value-type="float">
            <text:p>13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.4739" calcext:value-type="float">
            <text:p>9.5 </text:p>
          </table:table-cell>
          <table:table-cell office:value-type="float" office:value="11.73883" calcext:value-type="float">
            <text:p>11.7 </text:p>
          </table:table-cell>
          <table:table-cell office:value-type="float" office:value="25.94293" calcext:value-type="float">
            <text:p>25.9 </text:p>
          </table:table-cell>
          <table:table-cell office:value-type="float" office:value="1.188391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575970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849689" calcext:value-type="float">
            <text:p>4.8 </text:p>
          </table:table-cell>
          <table:table-cell office:value-type="float" office:value="23.91396" calcext:value-type="float">
            <text:p>23.9 </text:p>
          </table:table-cell>
          <table:table-cell office:value-type="float" office:value="2.668446" calcext:value-type="float">
            <text:p>2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11891" calcext:value-type="float">
            <text:p>17.1 </text:p>
          </table:table-cell>
          <table:table-cell office:value-type="string" calcext:value-type="string">
            <text:p>..</text:p>
          </table:table-cell>
          <table:table-cell office:value-type="float" office:value="17.80345" calcext:value-type="float">
            <text:p>17.8 </text:p>
          </table:table-cell>
          <table:table-cell office:value-type="float" office:value="5.224815" calcext:value-type="float">
            <text:p>5.2 </text:p>
          </table:table-cell>
          <table:table-cell office:value-type="float" office:value="10.0101" calcext:value-type="float">
            <text:p>10.0 </text:p>
          </table:table-cell>
          <table:table-cell office:value-type="string" calcext:value-type="string">
            <text:p>..</text:p>
          </table:table-cell>
          <table:table-cell office:value-type="float" office:value="1.242578" calcext:value-type="float">
            <text:p>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73395" calcext:value-type="float">
            <text:p>3.7 </text:p>
          </table:table-cell>
          <table:table-cell office:value-type="float" office:value="10.36572" calcext:value-type="float">
            <text:p>10.4 </text:p>
          </table:table-cell>
          <table:table-cell office:value-type="float" office:value="28.11652" calcext:value-type="float">
            <text:p>28.1 </text:p>
          </table:table-cell>
          <table:table-cell office:value-type="float" office:value="0.00004375268" calcext:value-type="float">
            <text:p>0.0 </text:p>
          </table:table-cell>
          <table:table-cell office:value-type="float" office:value="6.578096" calcext:value-type="float">
            <text:p>6.6 </text:p>
          </table:table-cell>
          <table:table-cell office:value-type="float" office:value="13.17768" calcext:value-type="float">
            <text:p>13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22772" calcext:value-type="float">
            <text:p>2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00777" calcext:value-type="float">
            <text:p>1.5 </text:p>
          </table:table-cell>
        </table:table-row>
        <table:table-row table:style-name="ro1">
          <table:table-cell office:value-type="string" calcext:value-type="string">
            <text:p>1965Q2</text:p>
          </table:table-cell>
          <table:table-cell table:style-name="ce5" office:value-type="float" office:value="7.708382" calcext:value-type="float">
            <text:p>7.7 </text:p>
          </table:table-cell>
          <table:table-cell table:style-name="ce5" office:value-type="float" office:value="19.68562" calcext:value-type="float">
            <text:p>19.7 </text:p>
          </table:table-cell>
          <table:table-cell table:style-name="ce5" office:value-type="float" office:value="16.21204" calcext:value-type="float">
            <text:p>16.2 </text:p>
          </table:table-cell>
          <table:table-cell table:style-name="ce5" office:value-type="float" office:value="13.2473" calcext:value-type="float">
            <text:p>13.2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611869" calcext:value-type="float">
            <text:p>9.6 </text:p>
          </table:table-cell>
          <table:table-cell table:style-name="ce5" office:value-type="float" office:value="11.87049" calcext:value-type="float">
            <text:p>11.9 </text:p>
          </table:table-cell>
          <table:table-cell table:style-name="ce5" office:value-type="float" office:value="26.20388" calcext:value-type="float">
            <text:p>26.2 </text:p>
          </table:table-cell>
          <table:table-cell table:style-name="ce5" office:value-type="float" office:value="1.209999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585131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877542" calcext:value-type="float">
            <text:p>4.9 </text:p>
          </table:table-cell>
          <table:table-cell table:style-name="ce5" office:value-type="float" office:value="24.39354" calcext:value-type="float">
            <text:p>24.4 </text:p>
          </table:table-cell>
          <table:table-cell table:style-name="ce5" office:value-type="float" office:value="2.760982" calcext:value-type="float">
            <text:p>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28497" calcext:value-type="float">
            <text:p>1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10639" calcext:value-type="float">
            <text:p>18.1 </text:p>
          </table:table-cell>
          <table:table-cell table:style-name="ce5" office:value-type="float" office:value="5.232829" calcext:value-type="float">
            <text:p>5.2 </text:p>
          </table:table-cell>
          <table:table-cell table:style-name="ce5" office:value-type="float" office:value="10.10567" calcext:value-type="float">
            <text:p>1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48503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45042" calcext:value-type="float">
            <text:p>3.7 </text:p>
          </table:table-cell>
          <table:table-cell table:style-name="ce5" office:value-type="float" office:value="10.476" calcext:value-type="float">
            <text:p>10.5 </text:p>
          </table:table-cell>
          <table:table-cell table:style-name="ce5" office:value-type="float" office:value="28.49058" calcext:value-type="float">
            <text:p>28.5 </text:p>
          </table:table-cell>
          <table:table-cell table:style-name="ce5" office:value-type="float" office:value="0.00004412986" calcext:value-type="float">
            <text:p>0.0 </text:p>
          </table:table-cell>
          <table:table-cell table:style-name="ce5" office:value-type="float" office:value="6.742098" calcext:value-type="float">
            <text:p>6.7 </text:p>
          </table:table-cell>
          <table:table-cell table:style-name="ce5" office:value-type="float" office:value="13.27612" calcext:value-type="float">
            <text:p>13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19221" calcext:value-type="float">
            <text:p>2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514325" calcext:value-type="float">
            <text:p>1.5 </text:p>
          </table:table-cell>
        </table:table-row>
        <table:table-row table:style-name="ro1">
          <table:table-cell office:value-type="string" calcext:value-type="string">
            <text:p>1965Q3</text:p>
          </table:table-cell>
          <table:table-cell office:value-type="float" office:value="7.801254" calcext:value-type="float">
            <text:p>7.8 </text:p>
          </table:table-cell>
          <table:table-cell office:value-type="float" office:value="19.80544" calcext:value-type="float">
            <text:p>19.8 </text:p>
          </table:table-cell>
          <table:table-cell office:value-type="float" office:value="16.37523" calcext:value-type="float">
            <text:p>16.4 </text:p>
          </table:table-cell>
          <table:table-cell office:value-type="float" office:value="13.35265" calcext:value-type="float">
            <text:p>13.4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.703849" calcext:value-type="float">
            <text:p>9.7 </text:p>
          </table:table-cell>
          <table:table-cell office:value-type="float" office:value="11.89184" calcext:value-type="float">
            <text:p>11.9 </text:p>
          </table:table-cell>
          <table:table-cell office:value-type="float" office:value="26.42134" calcext:value-type="float">
            <text:p>26.4 </text:p>
          </table:table-cell>
          <table:table-cell office:value-type="float" office:value="1.209999" calcext:value-type="float">
            <text:p>1.2 </text:p>
          </table:table-cell>
          <table:table-cell office:value-type="string" calcext:value-type="string">
            <text:p>..</text:p>
          </table:table-cell>
          <table:table-cell office:value-type="float" office:value="0.0592001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25448" calcext:value-type="float">
            <text:p>4.9 </text:p>
          </table:table-cell>
          <table:table-cell office:value-type="float" office:value="24.38541" calcext:value-type="float">
            <text:p>24.4 </text:p>
          </table:table-cell>
          <table:table-cell office:value-type="float" office:value="2.812464" calcext:value-type="float">
            <text:p>2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52473" calcext:value-type="float">
            <text:p>17.5 </text:p>
          </table:table-cell>
          <table:table-cell office:value-type="string" calcext:value-type="string">
            <text:p>..</text:p>
          </table:table-cell>
          <table:table-cell office:value-type="float" office:value="18.29281" calcext:value-type="float">
            <text:p>18.3 </text:p>
          </table:table-cell>
          <table:table-cell office:value-type="float" office:value="5.300944" calcext:value-type="float">
            <text:p>5.3 </text:p>
          </table:table-cell>
          <table:table-cell office:value-type="float" office:value="10.15345" calcext:value-type="float">
            <text:p>10.2 </text:p>
          </table:table-cell>
          <table:table-cell office:value-type="string" calcext:value-type="string">
            <text:p>..</text:p>
          </table:table-cell>
          <table:table-cell office:value-type="float" office:value="1.255087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768441" calcext:value-type="float">
            <text:p>3.8 </text:p>
          </table:table-cell>
          <table:table-cell office:value-type="float" office:value="10.79734" calcext:value-type="float">
            <text:p>10.8 </text:p>
          </table:table-cell>
          <table:table-cell office:value-type="float" office:value="28.87752" calcext:value-type="float">
            <text:p>28.9 </text:p>
          </table:table-cell>
          <table:table-cell office:value-type="float" office:value="0.0000449381" calcext:value-type="float">
            <text:p>0.0 </text:p>
          </table:table-cell>
          <table:table-cell office:value-type="float" office:value="6.772099" calcext:value-type="float">
            <text:p>6.8 </text:p>
          </table:table-cell>
          <table:table-cell office:value-type="float" office:value="13.33238" calcext:value-type="float">
            <text:p>13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38195" calcext:value-type="float">
            <text:p>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27872" calcext:value-type="float">
            <text:p>1.5 </text:p>
          </table:table-cell>
        </table:table-row>
        <table:table-row table:style-name="ro1">
          <table:table-cell office:value-type="string" calcext:value-type="string">
            <text:p>1965Q4</text:p>
          </table:table-cell>
          <table:table-cell table:style-name="ce5" office:value-type="float" office:value="7.894126" calcext:value-type="float">
            <text:p>7.9 </text:p>
          </table:table-cell>
          <table:table-cell table:style-name="ce5" office:value-type="float" office:value="19.64916" calcext:value-type="float">
            <text:p>19.6 </text:p>
          </table:table-cell>
          <table:table-cell table:style-name="ce5" office:value-type="float" office:value="16.51362" calcext:value-type="float">
            <text:p>16.5 </text:p>
          </table:table-cell>
          <table:table-cell table:style-name="ce5" office:value-type="float" office:value="13.43166" calcext:value-type="float">
            <text:p>13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795828" calcext:value-type="float">
            <text:p>9.8 </text:p>
          </table:table-cell>
          <table:table-cell table:style-name="ce5" office:value-type="float" office:value="11.95233" calcext:value-type="float">
            <text:p>12.0 </text:p>
          </table:table-cell>
          <table:table-cell table:style-name="ce5" office:value-type="float" office:value="26.68229" calcext:value-type="float">
            <text:p>26.7 </text:p>
          </table:table-cell>
          <table:table-cell table:style-name="ce5" office:value-type="float" office:value="1.238808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149031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955529" calcext:value-type="float">
            <text:p>5.0 </text:p>
          </table:table-cell>
          <table:table-cell table:style-name="ce5" office:value-type="float" office:value="24.86499" calcext:value-type="float">
            <text:p>24.9 </text:p>
          </table:table-cell>
          <table:table-cell table:style-name="ce5" office:value-type="float" office:value="2.767417" calcext:value-type="float">
            <text:p>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625" calcext:value-type="float">
            <text:p>1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9089" calcext:value-type="float">
            <text:p>18.5 </text:p>
          </table:table-cell>
          <table:table-cell table:style-name="ce5" office:value-type="float" office:value="5.337005" calcext:value-type="float">
            <text:p>5.3 </text:p>
          </table:table-cell>
          <table:table-cell table:style-name="ce5" office:value-type="float" office:value="10.15345" calcext:value-type="float">
            <text:p>1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283394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8108" calcext:value-type="float">
            <text:p>3.9 </text:p>
          </table:table-cell>
          <table:table-cell table:style-name="ce5" office:value-type="float" office:value="10.87427" calcext:value-type="float">
            <text:p>10.9 </text:p>
          </table:table-cell>
          <table:table-cell table:style-name="ce5" office:value-type="float" office:value="29.26973" calcext:value-type="float">
            <text:p>29.3 </text:p>
          </table:table-cell>
          <table:table-cell table:style-name="ce5" office:value-type="float" office:value="0.00004526139" calcext:value-type="float">
            <text:p>0.0 </text:p>
          </table:table-cell>
          <table:table-cell table:style-name="ce5" office:value-type="float" office:value="6.8161" calcext:value-type="float">
            <text:p>6.8 </text:p>
          </table:table-cell>
          <table:table-cell table:style-name="ce5" office:value-type="float" office:value="13.38863" calcext:value-type="float">
            <text:p>13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74615" calcext:value-type="float">
            <text:p>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539915" calcext:value-type="float">
            <text:p>1.5 </text:p>
          </table:table-cell>
        </table:table-row>
        <table:table-row table:style-name="ro1">
          <table:table-cell office:value-type="string" calcext:value-type="string">
            <text:p>1966Q1</text:p>
          </table:table-cell>
          <table:table-cell office:value-type="float" office:value="7.986998" calcext:value-type="float">
            <text:p>8.0 </text:p>
          </table:table-cell>
          <table:table-cell office:value-type="float" office:value="19.6757" calcext:value-type="float">
            <text:p>19.7 </text:p>
          </table:table-cell>
          <table:table-cell office:value-type="float" office:value="16.72729" calcext:value-type="float">
            <text:p>16.7 </text:p>
          </table:table-cell>
          <table:table-cell office:value-type="float" office:value="13.58968" calcext:value-type="float">
            <text:p>13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9.818823" calcext:value-type="float">
            <text:p>9.8 </text:p>
          </table:table-cell>
          <table:table-cell office:value-type="float" office:value="12.05196" calcext:value-type="float">
            <text:p>12.1 </text:p>
          </table:table-cell>
          <table:table-cell office:value-type="float" office:value="27.00848" calcext:value-type="float">
            <text:p>27.0 </text:p>
          </table:table-cell>
          <table:table-cell office:value-type="float" office:value="1.253213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628643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88952" calcext:value-type="float">
            <text:p>5.0 </text:p>
          </table:table-cell>
          <table:table-cell office:value-type="float" office:value="25.30393" calcext:value-type="float">
            <text:p>25.3 </text:p>
          </table:table-cell>
          <table:table-cell office:value-type="float" office:value="2.892129" calcext:value-type="float">
            <text:p>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90716" calcext:value-type="float">
            <text:p>17.9 </text:p>
          </table:table-cell>
          <table:table-cell office:value-type="string" calcext:value-type="string">
            <text:p>..</text:p>
          </table:table-cell>
          <table:table-cell office:value-type="float" office:value="18.98607" calcext:value-type="float">
            <text:p>19.0 </text:p>
          </table:table-cell>
          <table:table-cell office:value-type="float" office:value="5.373082" calcext:value-type="float">
            <text:p>5.4 </text:p>
          </table:table-cell>
          <table:table-cell office:value-type="float" office:value="10.2729" calcext:value-type="float">
            <text:p>10.3 </text:p>
          </table:table-cell>
          <table:table-cell office:value-type="string" calcext:value-type="string">
            <text:p>..</text:p>
          </table:table-cell>
          <table:table-cell office:value-type="float" office:value="1.317627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914092" calcext:value-type="float">
            <text:p>3.9 </text:p>
          </table:table-cell>
          <table:table-cell office:value-type="float" office:value="11.14364" calcext:value-type="float">
            <text:p>11.1 </text:p>
          </table:table-cell>
          <table:table-cell office:value-type="float" office:value="29.62564" calcext:value-type="float">
            <text:p>29.6 </text:p>
          </table:table-cell>
          <table:table-cell office:value-type="float" office:value="0.00004800941" calcext:value-type="float">
            <text:p>0.0 </text:p>
          </table:table-cell>
          <table:table-cell office:value-type="float" office:value="6.8661" calcext:value-type="float">
            <text:p>6.9 </text:p>
          </table:table-cell>
          <table:table-cell office:value-type="float" office:value="13.48708" calcext:value-type="float">
            <text:p>13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8797" calcext:value-type="float">
            <text:p>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54968" calcext:value-type="float">
            <text:p>1.6 </text:p>
          </table:table-cell>
        </table:table-row>
        <table:table-row table:style-name="ro1">
          <table:table-cell office:value-type="string" calcext:value-type="string">
            <text:p>1966Q2</text:p>
          </table:table-cell>
          <table:table-cell table:style-name="ce5" office:value-type="float" office:value="7.986998" calcext:value-type="float">
            <text:p>8.0 </text:p>
          </table:table-cell>
          <table:table-cell table:style-name="ce5" office:value-type="float" office:value="19.73534" calcext:value-type="float">
            <text:p>19.7 </text:p>
          </table:table-cell>
          <table:table-cell table:style-name="ce5" office:value-type="float" office:value="17.04018" calcext:value-type="float">
            <text:p>17.0 </text:p>
          </table:table-cell>
          <table:table-cell table:style-name="ce5" office:value-type="float" office:value="13.77403" calcext:value-type="float">
            <text:p>13.8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9.979787" calcext:value-type="float">
            <text:p>10.0 </text:p>
          </table:table-cell>
          <table:table-cell table:style-name="ce5" office:value-type="float" office:value="12.14092" calcext:value-type="float">
            <text:p>12.1 </text:p>
          </table:table-cell>
          <table:table-cell table:style-name="ce5" office:value-type="float" office:value="27.26943" calcext:value-type="float">
            <text:p>27.3 </text:p>
          </table:table-cell>
          <table:table-cell table:style-name="ce5" office:value-type="float" office:value="1.27482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49255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004549" calcext:value-type="float">
            <text:p>5.0 </text:p>
          </table:table-cell>
          <table:table-cell table:style-name="ce5" office:value-type="float" office:value="25.62907" calcext:value-type="float">
            <text:p>25.6 </text:p>
          </table:table-cell>
          <table:table-cell table:style-name="ce5" office:value-type="float" office:value="3.037257" calcext:value-type="float">
            <text:p>3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97903" calcext:value-type="float">
            <text:p>1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28319" calcext:value-type="float">
            <text:p>19.3 </text:p>
          </table:table-cell>
          <table:table-cell table:style-name="ce5" office:value-type="float" office:value="5.404719" calcext:value-type="float">
            <text:p>5.4 </text:p>
          </table:table-cell>
          <table:table-cell table:style-name="ce5" office:value-type="float" office:value="10.32068" calcext:value-type="float">
            <text:p>1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307094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991543" calcext:value-type="float">
            <text:p>4.0 </text:p>
          </table:table-cell>
          <table:table-cell table:style-name="ce5" office:value-type="float" office:value="11.27981" calcext:value-type="float">
            <text:p>11.3 </text:p>
          </table:table-cell>
          <table:table-cell table:style-name="ce5" office:value-type="float" office:value="29.95521" calcext:value-type="float">
            <text:p>30.0 </text:p>
          </table:table-cell>
          <table:table-cell table:style-name="ce5" office:value-type="float" office:value="0.00004844047" calcext:value-type="float">
            <text:p>0.0 </text:p>
          </table:table-cell>
          <table:table-cell table:style-name="ce5" office:value-type="float" office:value="6.998102" calcext:value-type="float">
            <text:p>7.0 </text:p>
          </table:table-cell>
          <table:table-cell table:style-name="ce5" office:value-type="float" office:value="13.64178" calcext:value-type="float">
            <text:p>13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80235" calcext:value-type="float">
            <text:p>2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562494" calcext:value-type="float">
            <text:p>1.6 </text:p>
          </table:table-cell>
        </table:table-row>
        <table:table-row table:style-name="ro1">
          <table:table-cell office:value-type="string" calcext:value-type="string">
            <text:p>1966Q3</text:p>
          </table:table-cell>
          <table:table-cell office:value-type="float" office:value="7.986998" calcext:value-type="float">
            <text:p>8.0 </text:p>
          </table:table-cell>
          <table:table-cell office:value-type="float" office:value="19.94078" calcext:value-type="float">
            <text:p>19.9 </text:p>
          </table:table-cell>
          <table:table-cell office:value-type="float" office:value="16.97926" calcext:value-type="float">
            <text:p>17.0 </text:p>
          </table:table-cell>
          <table:table-cell office:value-type="float" office:value="13.87938" calcext:value-type="float">
            <text:p>13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10.07177" calcext:value-type="float">
            <text:p>10.1 </text:p>
          </table:table-cell>
          <table:table-cell office:value-type="float" office:value="12.20853" calcext:value-type="float">
            <text:p>12.2 </text:p>
          </table:table-cell>
          <table:table-cell office:value-type="float" office:value="27.22594" calcext:value-type="float">
            <text:p>27.2 </text:p>
          </table:table-cell>
          <table:table-cell office:value-type="float" office:value="1.267618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6698665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1569" calcext:value-type="float">
            <text:p>5.0 </text:p>
          </table:table-cell>
          <table:table-cell office:value-type="float" office:value="25.64532" calcext:value-type="float">
            <text:p>25.6 </text:p>
          </table:table-cell>
          <table:table-cell office:value-type="float" office:value="3.115813" calcext:value-type="float">
            <text:p>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94309" calcext:value-type="float">
            <text:p>17.9 </text:p>
          </table:table-cell>
          <table:table-cell office:value-type="string" calcext:value-type="string">
            <text:p>..</text:p>
          </table:table-cell>
          <table:table-cell office:value-type="float" office:value="19.27153" calcext:value-type="float">
            <text:p>19.3 </text:p>
          </table:table-cell>
          <table:table-cell office:value-type="float" office:value="5.436357" calcext:value-type="float">
            <text:p>5.4 </text:p>
          </table:table-cell>
          <table:table-cell office:value-type="float" office:value="10.53569" calcext:value-type="float">
            <text:p>10.5 </text:p>
          </table:table-cell>
          <table:table-cell office:value-type="string" calcext:value-type="string">
            <text:p>..</text:p>
          </table:table-cell>
          <table:table-cell office:value-type="float" office:value="1.310714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014216" calcext:value-type="float">
            <text:p>4.0 </text:p>
          </table:table-cell>
          <table:table-cell office:value-type="float" office:value="11.34892" calcext:value-type="float">
            <text:p>11.3 </text:p>
          </table:table-cell>
          <table:table-cell office:value-type="float" office:value="30.12468" calcext:value-type="float">
            <text:p>30.1 </text:p>
          </table:table-cell>
          <table:table-cell office:value-type="float" office:value="0.00004752446" calcext:value-type="float">
            <text:p>0.0 </text:p>
          </table:table-cell>
          <table:table-cell office:value-type="float" office:value="7.020103" calcext:value-type="float">
            <text:p>7.0 </text:p>
          </table:table-cell>
          <table:table-cell office:value-type="float" office:value="13.76835" calcext:value-type="float">
            <text:p>13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07707" calcext:value-type="float">
            <text:p>2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77547" calcext:value-type="float">
            <text:p>1.6 </text:p>
          </table:table-cell>
        </table:table-row>
        <table:table-row table:style-name="ro1">
          <table:table-cell office:value-type="string" calcext:value-type="string">
            <text:p>1966Q4</text:p>
          </table:table-cell>
          <table:table-cell table:style-name="ce5" office:value-type="float" office:value="8.07987" calcext:value-type="float">
            <text:p>8.1 </text:p>
          </table:table-cell>
          <table:table-cell table:style-name="ce5" office:value-type="float" office:value="20.17935" calcext:value-type="float">
            <text:p>20.2 </text:p>
          </table:table-cell>
          <table:table-cell table:style-name="ce5" office:value-type="float" office:value="17.09676" calcext:value-type="float">
            <text:p>17.1 </text:p>
          </table:table-cell>
          <table:table-cell table:style-name="ce5" office:value-type="float" office:value="13.93205" calcext:value-type="float">
            <text:p>13.9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10.20974" calcext:value-type="float">
            <text:p>10.2 </text:p>
          </table:table-cell>
          <table:table-cell table:style-name="ce5" office:value-type="float" office:value="12.28681" calcext:value-type="float">
            <text:p>12.3 </text:p>
          </table:table-cell>
          <table:table-cell table:style-name="ce5" office:value-type="float" office:value="27.46515" calcext:value-type="float">
            <text:p>27.5 </text:p>
          </table:table-cell>
          <table:table-cell table:style-name="ce5" office:value-type="float" office:value="1.289225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733017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05914" calcext:value-type="float">
            <text:p>5.1 </text:p>
          </table:table-cell>
          <table:table-cell table:style-name="ce5" office:value-type="float" office:value="25.89731" calcext:value-type="float">
            <text:p>25.9 </text:p>
          </table:table-cell>
          <table:table-cell table:style-name="ce5" office:value-type="float" office:value="3.203911" calcext:value-type="float">
            <text:p>3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04163" calcext:value-type="float">
            <text:p>1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34144" calcext:value-type="float">
            <text:p>19.3 </text:p>
          </table:table-cell>
          <table:table-cell table:style-name="ce5" office:value-type="float" office:value="5.462721" calcext:value-type="float">
            <text:p>5.5 </text:p>
          </table:table-cell>
          <table:table-cell table:style-name="ce5" office:value-type="float" office:value="10.60737" calcext:value-type="float">
            <text:p>1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34758" calcext:value-type="float">
            <text:p>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88403" calcext:value-type="float">
            <text:p>4.1 </text:p>
          </table:table-cell>
          <table:table-cell table:style-name="ce5" office:value-type="float" office:value="11.46386" calcext:value-type="float">
            <text:p>11.5 </text:p>
          </table:table-cell>
          <table:table-cell table:style-name="ce5" office:value-type="float" office:value="30.52947" calcext:value-type="float">
            <text:p>30.5 </text:p>
          </table:table-cell>
          <table:table-cell table:style-name="ce5" office:value-type="float" office:value="0.00004919482" calcext:value-type="float">
            <text:p>0.0 </text:p>
          </table:table-cell>
          <table:table-cell table:style-name="ce5" office:value-type="float" office:value="7.076103" calcext:value-type="float">
            <text:p>7.1 </text:p>
          </table:table-cell>
          <table:table-cell table:style-name="ce5" office:value-type="float" office:value="13.88086" calcext:value-type="float">
            <text:p>13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673264" calcext:value-type="float">
            <text:p>2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00126" calcext:value-type="float">
            <text:p>1.6 </text:p>
          </table:table-cell>
        </table:table-row>
        <table:table-row table:style-name="ro1">
          <table:table-cell office:value-type="string" calcext:value-type="string">
            <text:p>1967Q1</text:p>
          </table:table-cell>
          <table:table-cell office:value-type="float" office:value="8.172742" calcext:value-type="float">
            <text:p>8.2 </text:p>
          </table:table-cell>
          <table:table-cell office:value-type="float" office:value="20.50408" calcext:value-type="float">
            <text:p>20.5 </text:p>
          </table:table-cell>
          <table:table-cell office:value-type="float" office:value="17.20144" calcext:value-type="float">
            <text:p>17.2 </text:p>
          </table:table-cell>
          <table:table-cell office:value-type="float" office:value="14.01106" calcext:value-type="float">
            <text:p>14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0.91313" calcext:value-type="float">
            <text:p>10.9 </text:p>
          </table:table-cell>
          <table:table-cell office:value-type="string" calcext:value-type="string">
            <text:p>..</text:p>
          </table:table-cell>
          <table:table-cell office:value-type="float" office:value="10.34771" calcext:value-type="float">
            <text:p>10.3 </text:p>
          </table:table-cell>
          <table:table-cell office:value-type="float" office:value="12.39" calcext:value-type="float">
            <text:p>12.4 </text:p>
          </table:table-cell>
          <table:table-cell office:value-type="float" office:value="27.68261" calcext:value-type="float">
            <text:p>27.7 </text:p>
          </table:table-cell>
          <table:table-cell office:value-type="float" office:value="1.310832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6698665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155889" calcext:value-type="float">
            <text:p>5.2 </text:p>
          </table:table-cell>
          <table:table-cell office:value-type="float" office:value="26.38501" calcext:value-type="float">
            <text:p>26.4 </text:p>
          </table:table-cell>
          <table:table-cell office:value-type="float" office:value="3.240747" calcext:value-type="float">
            <text:p>3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13668" calcext:value-type="float">
            <text:p>18.1 </text:p>
          </table:table-cell>
          <table:table-cell office:value-type="string" calcext:value-type="string">
            <text:p>..</text:p>
          </table:table-cell>
          <table:table-cell office:value-type="float" office:value="19.57447" calcext:value-type="float">
            <text:p>19.6 </text:p>
          </table:table-cell>
          <table:table-cell office:value-type="float" office:value="5.599816" calcext:value-type="float">
            <text:p>5.6 </text:p>
          </table:table-cell>
          <table:table-cell office:value-type="float" office:value="10.70293" calcext:value-type="float">
            <text:p>10.7 </text:p>
          </table:table-cell>
          <table:table-cell office:value-type="string" calcext:value-type="string">
            <text:p>..</text:p>
          </table:table-cell>
          <table:table-cell office:value-type="float" office:value="1.364038" calcext:value-type="float">
            <text:p>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58961" calcext:value-type="float">
            <text:p>4.2 </text:p>
          </table:table-cell>
          <table:table-cell office:value-type="float" office:value="11.65834" calcext:value-type="float">
            <text:p>11.7 </text:p>
          </table:table-cell>
          <table:table-cell office:value-type="float" office:value="30.79699" calcext:value-type="float">
            <text:p>30.8 </text:p>
          </table:table-cell>
          <table:table-cell office:value-type="float" office:value="0.00005350543" calcext:value-type="float">
            <text:p>0.0 </text:p>
          </table:table-cell>
          <table:table-cell office:value-type="float" office:value="7.114104" calcext:value-type="float">
            <text:p>7.1 </text:p>
          </table:table-cell>
          <table:table-cell office:value-type="float" office:value="13.89492" calcext:value-type="float">
            <text:p>13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727894" calcext:value-type="float">
            <text:p>2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610663" calcext:value-type="float">
            <text:p>1.6 </text:p>
          </table:table-cell>
        </table:table-row>
        <table:table-row table:style-name="ro1">
          <table:table-cell office:value-type="string" calcext:value-type="string">
            <text:p>1967Q2</text:p>
          </table:table-cell>
          <table:table-cell table:style-name="ce5" office:value-type="float" office:value="8.265615" calcext:value-type="float">
            <text:p>8.3 </text:p>
          </table:table-cell>
          <table:table-cell table:style-name="ce5" office:value-type="float" office:value="20.53059" calcext:value-type="float">
            <text:p>20.5 </text:p>
          </table:table-cell>
          <table:table-cell table:style-name="ce5" office:value-type="float" office:value="17.35157" calcext:value-type="float">
            <text:p>17.4 </text:p>
          </table:table-cell>
          <table:table-cell table:style-name="ce5" office:value-type="float" office:value="14.22175" calcext:value-type="float">
            <text:p>14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1.05661" calcext:value-type="float">
            <text:p>1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4181" calcext:value-type="float">
            <text:p>10.4 </text:p>
          </table:table-cell>
          <table:table-cell table:style-name="ce5" office:value-type="float" office:value="12.43982" calcext:value-type="float">
            <text:p>12.4 </text:p>
          </table:table-cell>
          <table:table-cell table:style-name="ce5" office:value-type="float" office:value="27.76959" calcext:value-type="float">
            <text:p>27.8 </text:p>
          </table:table-cell>
          <table:table-cell table:style-name="ce5" office:value-type="float" office:value="1.310832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698665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187664" calcext:value-type="float">
            <text:p>5.2 </text:p>
          </table:table-cell>
          <table:table-cell table:style-name="ce5" office:value-type="float" office:value="26.36876" calcext:value-type="float">
            <text:p>26.4 </text:p>
          </table:table-cell>
          <table:table-cell table:style-name="ce5" office:value-type="float" office:value="3.38299" calcext:value-type="float">
            <text:p>3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23174" calcext:value-type="float">
            <text:p>18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8075" calcext:value-type="float">
            <text:p>19.8 </text:p>
          </table:table-cell>
          <table:table-cell table:style-name="ce5" office:value-type="float" office:value="5.75273" calcext:value-type="float">
            <text:p>5.8 </text:p>
          </table:table-cell>
          <table:table-cell table:style-name="ce5" office:value-type="float" office:value="10.84627" calcext:value-type="float">
            <text:p>1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35943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36956" calcext:value-type="float">
            <text:p>4.2 </text:p>
          </table:table-cell>
          <table:table-cell table:style-name="ce5" office:value-type="float" office:value="11.76824" calcext:value-type="float">
            <text:p>11.8 </text:p>
          </table:table-cell>
          <table:table-cell table:style-name="ce5" office:value-type="float" office:value="31.09495" calcext:value-type="float">
            <text:p>31.1 </text:p>
          </table:table-cell>
          <table:table-cell table:style-name="ce5" office:value-type="float" office:value="0.00005501414" calcext:value-type="float">
            <text:p>0.0 </text:p>
          </table:table-cell>
          <table:table-cell table:style-name="ce5" office:value-type="float" office:value="7.176105" calcext:value-type="float">
            <text:p>7.2 </text:p>
          </table:table-cell>
          <table:table-cell table:style-name="ce5" office:value-type="float" office:value="14.00743" calcext:value-type="float">
            <text:p>14.0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3837" calcext:value-type="float">
            <text:p>2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25716" calcext:value-type="float">
            <text:p>1.6 </text:p>
          </table:table-cell>
        </table:table-row>
        <table:table-row table:style-name="ro1">
          <table:table-cell office:value-type="string" calcext:value-type="string">
            <text:p>1967Q3</text:p>
          </table:table-cell>
          <table:table-cell office:value-type="float" office:value="8.358486" calcext:value-type="float">
            <text:p>8.4 </text:p>
          </table:table-cell>
          <table:table-cell office:value-type="float" office:value="20.74928" calcext:value-type="float">
            <text:p>20.7 </text:p>
          </table:table-cell>
          <table:table-cell office:value-type="float" office:value="17.48816" calcext:value-type="float">
            <text:p>17.5 </text:p>
          </table:table-cell>
          <table:table-cell office:value-type="float" office:value="14.43245" calcext:value-type="float">
            <text:p>14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1.79579" calcext:value-type="float">
            <text:p>11.8 </text:p>
          </table:table-cell>
          <table:table-cell office:value-type="string" calcext:value-type="string">
            <text:p>..</text:p>
          </table:table-cell>
          <table:table-cell office:value-type="float" office:value="10.55888" calcext:value-type="float">
            <text:p>10.6 </text:p>
          </table:table-cell>
          <table:table-cell office:value-type="float" office:value="12.52166" calcext:value-type="float">
            <text:p>12.5 </text:p>
          </table:table-cell>
          <table:table-cell office:value-type="float" office:value="27.70435" calcext:value-type="float">
            <text:p>27.7 </text:p>
          </table:table-cell>
          <table:table-cell office:value-type="float" office:value="1.282022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6698665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278" calcext:value-type="float">
            <text:p>5.2 </text:p>
          </table:table-cell>
          <table:table-cell office:value-type="float" office:value="26.47443" calcext:value-type="float">
            <text:p>26.5 </text:p>
          </table:table-cell>
          <table:table-cell office:value-type="float" office:value="3.419605" calcext:value-type="float">
            <text:p>3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46301" calcext:value-type="float">
            <text:p>18.5 </text:p>
          </table:table-cell>
          <table:table-cell office:value-type="string" calcext:value-type="string">
            <text:p>..</text:p>
          </table:table-cell>
          <table:table-cell office:value-type="float" office:value="20.01723" calcext:value-type="float">
            <text:p>20.0 </text:p>
          </table:table-cell>
          <table:table-cell office:value-type="float" office:value="5.816005" calcext:value-type="float">
            <text:p>5.8 </text:p>
          </table:table-cell>
          <table:table-cell office:value-type="float" office:value="11.03739" calcext:value-type="float">
            <text:p>11.0 </text:p>
          </table:table-cell>
          <table:table-cell office:value-type="string" calcext:value-type="string">
            <text:p>..</text:p>
          </table:table-cell>
          <table:table-cell office:value-type="float" office:value="1.3986" calcext:value-type="float">
            <text:p>1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26489" calcext:value-type="float">
            <text:p>4.3 </text:p>
          </table:table-cell>
          <table:table-cell office:value-type="float" office:value="11.87256" calcext:value-type="float">
            <text:p>11.9 </text:p>
          </table:table-cell>
          <table:table-cell office:value-type="float" office:value="31.49916" calcext:value-type="float">
            <text:p>31.5 </text:p>
          </table:table-cell>
          <table:table-cell office:value-type="float" office:value="0.00005517579" calcext:value-type="float">
            <text:p>0.0 </text:p>
          </table:table-cell>
          <table:table-cell office:value-type="float" office:value="7.138104" calcext:value-type="float">
            <text:p>7.1 </text:p>
          </table:table-cell>
          <table:table-cell office:value-type="float" office:value="14.13401" calcext:value-type="float">
            <text:p>14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42775" calcext:value-type="float">
            <text:p>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642274" calcext:value-type="float">
            <text:p>1.6 </text:p>
          </table:table-cell>
        </table:table-row>
        <table:table-row table:style-name="ro1">
          <table:table-cell office:value-type="string" calcext:value-type="string">
            <text:p>1967Q4</text:p>
          </table:table-cell>
          <table:table-cell table:style-name="ce5" office:value-type="float" office:value="8.358486" calcext:value-type="float">
            <text:p>8.4 </text:p>
          </table:table-cell>
          <table:table-cell table:style-name="ce5" office:value-type="float" office:value="20.90833" calcext:value-type="float">
            <text:p>20.9 </text:p>
          </table:table-cell>
          <table:table-cell table:style-name="ce5" office:value-type="float" office:value="17.65465" calcext:value-type="float">
            <text:p>17.7 </text:p>
          </table:table-cell>
          <table:table-cell table:style-name="ce5" office:value-type="float" office:value="14.48512" calcext:value-type="float">
            <text:p>14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1.93614" calcext:value-type="float">
            <text:p>1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91085" calcext:value-type="float">
            <text:p>10.9 </text:p>
          </table:table-cell>
          <table:table-cell table:style-name="ce5" office:value-type="float" office:value="12.69602" calcext:value-type="float">
            <text:p>12.7 </text:p>
          </table:table-cell>
          <table:table-cell table:style-name="ce5" office:value-type="float" office:value="27.76959" calcext:value-type="float">
            <text:p>27.8 </text:p>
          </table:table-cell>
          <table:table-cell table:style-name="ce5" office:value-type="float" office:value="1.27482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98493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46196" calcext:value-type="float">
            <text:p>5.2 </text:p>
          </table:table-cell>
          <table:table-cell table:style-name="ce5" office:value-type="float" office:value="27.33604" calcext:value-type="float">
            <text:p>27.3 </text:p>
          </table:table-cell>
          <table:table-cell table:style-name="ce5" office:value-type="float" office:value="3.53877" calcext:value-type="float">
            <text:p>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59632" calcext:value-type="float">
            <text:p>1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13957" calcext:value-type="float">
            <text:p>20.1 </text:p>
          </table:table-cell>
          <table:table-cell table:style-name="ce5" office:value-type="float" office:value="5.821278" calcext:value-type="float">
            <text:p>5.8 </text:p>
          </table:table-cell>
          <table:table-cell table:style-name="ce5" office:value-type="float" office:value="11.06128" calcext:value-type="float">
            <text:p>1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452912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370636" calcext:value-type="float">
            <text:p>4.4 </text:p>
          </table:table-cell>
          <table:table-cell table:style-name="ce5" office:value-type="float" office:value="11.8774" calcext:value-type="float">
            <text:p>11.9 </text:p>
          </table:table-cell>
          <table:table-cell table:style-name="ce5" office:value-type="float" office:value="31.65955" calcext:value-type="float">
            <text:p>31.7 </text:p>
          </table:table-cell>
          <table:table-cell table:style-name="ce5" office:value-type="float" office:value="0.00005646898" calcext:value-type="float">
            <text:p>0.0 </text:p>
          </table:table-cell>
          <table:table-cell table:style-name="ce5" office:value-type="float" office:value="7.226106" calcext:value-type="float">
            <text:p>7.2 </text:p>
          </table:table-cell>
          <table:table-cell table:style-name="ce5" office:value-type="float" office:value="14.26058" calcext:value-type="float">
            <text:p>14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65841" calcext:value-type="float">
            <text:p>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39264" calcext:value-type="float">
            <text:p>1.6 </text:p>
          </table:table-cell>
        </table:table-row>
        <table:table-row table:style-name="ro1">
          <table:table-cell office:value-type="string" calcext:value-type="string">
            <text:p>1968Q1</text:p>
          </table:table-cell>
          <table:table-cell office:value-type="float" office:value="8.451358" calcext:value-type="float">
            <text:p>8.5 </text:p>
          </table:table-cell>
          <table:table-cell office:value-type="float" office:value="21.02099" calcext:value-type="float">
            <text:p>21.0 </text:p>
          </table:table-cell>
          <table:table-cell office:value-type="float" office:value="17.73479" calcext:value-type="float">
            <text:p>17.7 </text:p>
          </table:table-cell>
          <table:table-cell office:value-type="float" office:value="14.64314" calcext:value-type="float">
            <text:p>14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.04531" calcext:value-type="float">
            <text:p>12.0 </text:p>
          </table:table-cell>
          <table:table-cell office:value-type="string" calcext:value-type="string">
            <text:p>..</text:p>
          </table:table-cell>
          <table:table-cell office:value-type="float" office:value="11.31208" calcext:value-type="float">
            <text:p>11.3 </text:p>
          </table:table-cell>
          <table:table-cell office:value-type="float" office:value="12.87393" calcext:value-type="float">
            <text:p>12.9 </text:p>
          </table:table-cell>
          <table:table-cell office:value-type="float" office:value="28.09578" calcext:value-type="float">
            <text:p>28.1 </text:p>
          </table:table-cell>
          <table:table-cell office:value-type="float" office:value="1.289225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753500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59575" calcext:value-type="float">
            <text:p>5.3 </text:p>
          </table:table-cell>
          <table:table-cell office:value-type="float" office:value="27.77498" calcext:value-type="float">
            <text:p>27.8 </text:p>
          </table:table-cell>
          <table:table-cell office:value-type="float" office:value="3.663482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71688" calcext:value-type="float">
            <text:p>18.7 </text:p>
          </table:table-cell>
          <table:table-cell office:value-type="string" calcext:value-type="string">
            <text:p>..</text:p>
          </table:table-cell>
          <table:table-cell office:value-type="float" office:value="20.3493" calcext:value-type="float">
            <text:p>20.3 </text:p>
          </table:table-cell>
          <table:table-cell office:value-type="float" office:value="5.87928" calcext:value-type="float">
            <text:p>5.9 </text:p>
          </table:table-cell>
          <table:table-cell office:value-type="float" office:value="11.18074" calcext:value-type="float">
            <text:p>11.2 </text:p>
          </table:table-cell>
          <table:table-cell office:value-type="string" calcext:value-type="string">
            <text:p>..</text:p>
          </table:table-cell>
          <table:table-cell office:value-type="float" office:value="1.470686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428136" calcext:value-type="float">
            <text:p>4.4 </text:p>
          </table:table-cell>
          <table:table-cell office:value-type="float" office:value="11.96552" calcext:value-type="float">
            <text:p>12.0 </text:p>
          </table:table-cell>
          <table:table-cell office:value-type="float" office:value="31.88112" calcext:value-type="float">
            <text:p>31.9 </text:p>
          </table:table-cell>
          <table:table-cell office:value-type="float" office:value="0.00005735666" calcext:value-type="float">
            <text:p>0.0 </text:p>
          </table:table-cell>
          <table:table-cell office:value-type="float" office:value="7.328107" calcext:value-type="float">
            <text:p>7.3 </text:p>
          </table:table-cell>
          <table:table-cell office:value-type="float" office:value="14.42935" calcext:value-type="float">
            <text:p>14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79196" calcext:value-type="float">
            <text:p>3.0 </text:p>
          </table:table-cell>
          <table:table-cell office:value-type="float" office:value="0.6060856" calcext:value-type="float">
            <text:p>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4378" calcext:value-type="float">
            <text:p>1.6 </text:p>
          </table:table-cell>
        </table:table-row>
        <table:table-row table:style-name="ro1">
          <table:table-cell office:value-type="string" calcext:value-type="string">
            <text:p>1968Q2</text:p>
          </table:table-cell>
          <table:table-cell table:style-name="ce5" office:value-type="float" office:value="8.451358" calcext:value-type="float">
            <text:p>8.5 </text:p>
          </table:table-cell>
          <table:table-cell table:style-name="ce5" office:value-type="float" office:value="21.10051" calcext:value-type="float">
            <text:p>21.1 </text:p>
          </table:table-cell>
          <table:table-cell table:style-name="ce5" office:value-type="float" office:value="17.82058" calcext:value-type="float">
            <text:p>17.8 </text:p>
          </table:table-cell>
          <table:table-cell table:style-name="ce5" office:value-type="float" office:value="14.72215" calcext:value-type="float">
            <text:p>14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2.39775" calcext:value-type="float">
            <text:p>1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51974" calcext:value-type="float">
            <text:p>11.5 </text:p>
          </table:table-cell>
          <table:table-cell table:style-name="ce5" office:value-type="float" office:value="12.95933" calcext:value-type="float">
            <text:p>13.0 </text:p>
          </table:table-cell>
          <table:table-cell table:style-name="ce5" office:value-type="float" office:value="28.11753" calcext:value-type="float">
            <text:p>28.1 </text:p>
          </table:table-cell>
          <table:table-cell table:style-name="ce5" office:value-type="float" office:value="1.296427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768372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74626" calcext:value-type="float">
            <text:p>5.3 </text:p>
          </table:table-cell>
          <table:table-cell table:style-name="ce5" office:value-type="float" office:value="27.84001" calcext:value-type="float">
            <text:p>27.8 </text:p>
          </table:table-cell>
          <table:table-cell table:style-name="ce5" office:value-type="float" office:value="3.714077" calcext:value-type="float">
            <text:p>3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79628" calcext:value-type="float">
            <text:p>1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55902" calcext:value-type="float">
            <text:p>20.6 </text:p>
          </table:table-cell>
          <table:table-cell table:style-name="ce5" office:value-type="float" office:value="5.958373" calcext:value-type="float">
            <text:p>6.0 </text:p>
          </table:table-cell>
          <table:table-cell table:style-name="ce5" office:value-type="float" office:value="11.22852" calcext:value-type="float">
            <text:p>1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460811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491801" calcext:value-type="float">
            <text:p>4.5 </text:p>
          </table:table-cell>
          <table:table-cell table:style-name="ce5" office:value-type="float" office:value="11.99197" calcext:value-type="float">
            <text:p>12.0 </text:p>
          </table:table-cell>
          <table:table-cell table:style-name="ce5" office:value-type="float" office:value="31.86092" calcext:value-type="float">
            <text:p>31.9 </text:p>
          </table:table-cell>
          <table:table-cell table:style-name="ce5" office:value-type="float" office:value="0.00005763984" calcext:value-type="float">
            <text:p>0.0 </text:p>
          </table:table-cell>
          <table:table-cell table:style-name="ce5" office:value-type="float" office:value="7.50211" calcext:value-type="float">
            <text:p>7.5 </text:p>
          </table:table-cell>
          <table:table-cell table:style-name="ce5" office:value-type="float" office:value="14.56998" calcext:value-type="float">
            <text:p>14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34277" calcext:value-type="float">
            <text:p>2.9 </text:p>
          </table:table-cell>
          <table:table-cell table:style-name="ce5" office:value-type="float" office:value="0.6269132" calcext:value-type="float">
            <text:p>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654317" calcext:value-type="float">
            <text:p>1.7 </text:p>
          </table:table-cell>
        </table:table-row>
        <table:table-row table:style-name="ro1">
          <table:table-cell office:value-type="string" calcext:value-type="string">
            <text:p>1968Q3</text:p>
          </table:table-cell>
          <table:table-cell office:value-type="float" office:value="8.54423" calcext:value-type="float">
            <text:p>8.5 </text:p>
          </table:table-cell>
          <table:table-cell office:value-type="float" office:value="21.30595" calcext:value-type="float">
            <text:p>21.3 </text:p>
          </table:table-cell>
          <table:table-cell office:value-type="float" office:value="17.93854" calcext:value-type="float">
            <text:p>17.9 </text:p>
          </table:table-cell>
          <table:table-cell office:value-type="float" office:value="14.98551" calcext:value-type="float">
            <text:p>15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.43829" calcext:value-type="float">
            <text:p>12.4 </text:p>
          </table:table-cell>
          <table:table-cell office:value-type="string" calcext:value-type="string">
            <text:p>..</text:p>
          </table:table-cell>
          <table:table-cell office:value-type="float" office:value="11.61477" calcext:value-type="float">
            <text:p>11.6 </text:p>
          </table:table-cell>
          <table:table-cell office:value-type="float" office:value="13.11589" calcext:value-type="float">
            <text:p>13.1 </text:p>
          </table:table-cell>
          <table:table-cell office:value-type="float" office:value="28.07403" calcext:value-type="float">
            <text:p>28.1 </text:p>
          </table:table-cell>
          <table:table-cell office:value-type="float" office:value="1.296427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778286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64592" calcext:value-type="float">
            <text:p>5.3 </text:p>
          </table:table-cell>
          <table:table-cell office:value-type="float" office:value="28.05135" calcext:value-type="float">
            <text:p>28.1 </text:p>
          </table:table-cell>
          <table:table-cell office:value-type="float" office:value="3.746254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84613" calcext:value-type="float">
            <text:p>18.8 </text:p>
          </table:table-cell>
          <table:table-cell office:value-type="string" calcext:value-type="string">
            <text:p>..</text:p>
          </table:table-cell>
          <table:table-cell office:value-type="float" office:value="20.66971" calcext:value-type="float">
            <text:p>20.7 </text:p>
          </table:table-cell>
          <table:table-cell office:value-type="float" office:value="6.026921" calcext:value-type="float">
            <text:p>6.0 </text:p>
          </table:table-cell>
          <table:table-cell office:value-type="float" office:value="11.32408" calcext:value-type="float">
            <text:p>11.3 </text:p>
          </table:table-cell>
          <table:table-cell office:value-type="string" calcext:value-type="string">
            <text:p>..</text:p>
          </table:table-cell>
          <table:table-cell office:value-type="float" office:value="1.46904" calcext:value-type="float">
            <text:p>1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457701" calcext:value-type="float">
            <text:p>4.5 </text:p>
          </table:table-cell>
          <table:table-cell office:value-type="float" office:value="12.0527" calcext:value-type="float">
            <text:p>12.1 </text:p>
          </table:table-cell>
          <table:table-cell office:value-type="float" office:value="31.95136" calcext:value-type="float">
            <text:p>32.0 </text:p>
          </table:table-cell>
          <table:table-cell office:value-type="float" office:value="0.00005867342" calcext:value-type="float">
            <text:p>0.0 </text:p>
          </table:table-cell>
          <table:table-cell office:value-type="float" office:value="7.54011" calcext:value-type="float">
            <text:p>7.5 </text:p>
          </table:table-cell>
          <table:table-cell office:value-type="float" office:value="14.76687" calcext:value-type="float">
            <text:p>14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977982" calcext:value-type="float">
            <text:p>3.0 </text:p>
          </table:table-cell>
          <table:table-cell office:value-type="float" office:value="0.6935619" calcext:value-type="float">
            <text:p>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6937" calcext:value-type="float">
            <text:p>1.7 </text:p>
          </table:table-cell>
        </table:table-row>
        <table:table-row table:style-name="ro1">
          <table:table-cell office:value-type="string" calcext:value-type="string">
            <text:p>1968Q4</text:p>
          </table:table-cell>
          <table:table-cell table:style-name="ce5" office:value-type="float" office:value="8.54423" calcext:value-type="float">
            <text:p>8.5 </text:p>
          </table:table-cell>
          <table:table-cell table:style-name="ce5" office:value-type="float" office:value="21.55115" calcext:value-type="float">
            <text:p>21.6 </text:p>
          </table:table-cell>
          <table:table-cell table:style-name="ce5" office:value-type="float" office:value="18.08471" calcext:value-type="float">
            <text:p>18.1 </text:p>
          </table:table-cell>
          <table:table-cell table:style-name="ce5" office:value-type="float" office:value="15.1172" calcext:value-type="float">
            <text:p>15.1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2.47884" calcext:value-type="float">
            <text:p>1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67109" calcext:value-type="float">
            <text:p>11.7 </text:p>
          </table:table-cell>
          <table:table-cell table:style-name="ce5" office:value-type="float" office:value="13.37209" calcext:value-type="float">
            <text:p>13.4 </text:p>
          </table:table-cell>
          <table:table-cell table:style-name="ce5" office:value-type="float" office:value="28.26975" calcext:value-type="float">
            <text:p>28.3 </text:p>
          </table:table-cell>
          <table:table-cell table:style-name="ce5" office:value-type="float" office:value="1.303629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8204234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8466" calcext:value-type="float">
            <text:p>5.3 </text:p>
          </table:table-cell>
          <table:table-cell table:style-name="ce5" office:value-type="float" office:value="28.58783" calcext:value-type="float">
            <text:p>28.6 </text:p>
          </table:table-cell>
          <table:table-cell table:style-name="ce5" office:value-type="float" office:value="3.92134" calcext:value-type="float">
            <text:p>3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99625" calcext:value-type="float">
            <text:p>1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92022" calcext:value-type="float">
            <text:p>20.9 </text:p>
          </table:table-cell>
          <table:table-cell table:style-name="ce5" office:value-type="float" office:value="6.11656" calcext:value-type="float">
            <text:p>6.1 </text:p>
          </table:table-cell>
          <table:table-cell table:style-name="ce5" office:value-type="float" office:value="11.41964" calcext:value-type="float">
            <text:p>1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513477" calcext:value-type="float">
            <text:p>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497606" calcext:value-type="float">
            <text:p>4.5 </text:p>
          </table:table-cell>
          <table:table-cell table:style-name="ce5" office:value-type="float" office:value="12.08306" calcext:value-type="float">
            <text:p>12.1 </text:p>
          </table:table-cell>
          <table:table-cell table:style-name="ce5" office:value-type="float" office:value="32.35323" calcext:value-type="float">
            <text:p>32.4 </text:p>
          </table:table-cell>
          <table:table-cell table:style-name="ce5" office:value-type="float" office:value="0.00005980611" calcext:value-type="float">
            <text:p>0.0 </text:p>
          </table:table-cell>
          <table:table-cell table:style-name="ce5" office:value-type="float" office:value="7.630112" calcext:value-type="float">
            <text:p>7.6 </text:p>
          </table:table-cell>
          <table:table-cell table:style-name="ce5" office:value-type="float" office:value="14.93564" calcext:value-type="float">
            <text:p>14.9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54915" calcext:value-type="float">
            <text:p>3.0 </text:p>
          </table:table-cell>
          <table:table-cell table:style-name="ce5" office:value-type="float" office:value="0.764376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679907" calcext:value-type="float">
            <text:p>1.7 </text:p>
          </table:table-cell>
        </table:table-row>
        <table:table-row table:style-name="ro1">
          <table:table-cell office:value-type="string" calcext:value-type="string">
            <text:p>1969Q1</text:p>
          </table:table-cell>
          <table:table-cell office:value-type="float" office:value="8.729975" calcext:value-type="float">
            <text:p>8.7 </text:p>
          </table:table-cell>
          <table:table-cell office:value-type="float" office:value="21.65056" calcext:value-type="float">
            <text:p>21.7 </text:p>
          </table:table-cell>
          <table:table-cell office:value-type="float" office:value="18.29297" calcext:value-type="float">
            <text:p>18.3 </text:p>
          </table:table-cell>
          <table:table-cell office:value-type="float" office:value="15.19621" calcext:value-type="float">
            <text:p>15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.54434" calcext:value-type="float">
            <text:p>12.5 </text:p>
          </table:table-cell>
          <table:table-cell office:value-type="string" calcext:value-type="string">
            <text:p>..</text:p>
          </table:table-cell>
          <table:table-cell office:value-type="float" office:value="11.6922" calcext:value-type="float">
            <text:p>11.7 </text:p>
          </table:table-cell>
          <table:table-cell office:value-type="float" office:value="13.60694" calcext:value-type="float">
            <text:p>13.6 </text:p>
          </table:table-cell>
          <table:table-cell office:value-type="float" office:value="28.55244" calcext:value-type="float">
            <text:p>28.6 </text:p>
          </table:table-cell>
          <table:table-cell office:value-type="float" office:value="1.318034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8972606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326469" calcext:value-type="float">
            <text:p>5.3 </text:p>
          </table:table-cell>
          <table:table-cell office:value-type="float" office:value="28.72601" calcext:value-type="float">
            <text:p>28.7 </text:p>
          </table:table-cell>
          <table:table-cell office:value-type="float" office:value="4.063583" calcext:value-type="float">
            <text:p>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11565" calcext:value-type="float">
            <text:p>19.1 </text:p>
          </table:table-cell>
          <table:table-cell office:value-type="float" office:value="0.0132639" calcext:value-type="float">
            <text:p>0.0 </text:p>
          </table:table-cell>
          <table:table-cell office:value-type="float" office:value="21.88729" calcext:value-type="float">
            <text:p>21.9 </text:p>
          </table:table-cell>
          <table:table-cell office:value-type="float" office:value="6.200926" calcext:value-type="float">
            <text:p>6.2 </text:p>
          </table:table-cell>
          <table:table-cell office:value-type="float" office:value="11.46742" calcext:value-type="float">
            <text:p>11.5 </text:p>
          </table:table-cell>
          <table:table-cell office:value-type="string" calcext:value-type="string">
            <text:p>..</text:p>
          </table:table-cell>
          <table:table-cell office:value-type="float" office:value="1.569763" calcext:value-type="float">
            <text:p>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07945" calcext:value-type="float">
            <text:p>4.5 </text:p>
          </table:table-cell>
          <table:table-cell office:value-type="float" office:value="12.19464" calcext:value-type="float">
            <text:p>12.2 </text:p>
          </table:table-cell>
          <table:table-cell office:value-type="float" office:value="32.62485" calcext:value-type="float">
            <text:p>32.6 </text:p>
          </table:table-cell>
          <table:table-cell office:value-type="float" office:value="0.00006034414" calcext:value-type="float">
            <text:p>0.0 </text:p>
          </table:table-cell>
          <table:table-cell office:value-type="float" office:value="7.784114" calcext:value-type="float">
            <text:p>7.8 </text:p>
          </table:table-cell>
          <table:table-cell office:value-type="float" office:value="15.11847" calcext:value-type="float">
            <text:p>15.1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54152" calcext:value-type="float">
            <text:p>2.9 </text:p>
          </table:table-cell>
          <table:table-cell office:value-type="float" office:value="0.7768726" calcext:value-type="float">
            <text:p>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693454" calcext:value-type="float">
            <text:p>1.7 </text:p>
          </table:table-cell>
        </table:table-row>
        <table:table-row table:style-name="ro1">
          <table:table-cell office:value-type="string" calcext:value-type="string">
            <text:p>1969Q2</text:p>
          </table:table-cell>
          <table:table-cell table:style-name="ce5" office:value-type="float" office:value="8.729975" calcext:value-type="float">
            <text:p>8.7 </text:p>
          </table:table-cell>
          <table:table-cell table:style-name="ce5" office:value-type="float" office:value="21.77647" calcext:value-type="float">
            <text:p>21.8 </text:p>
          </table:table-cell>
          <table:table-cell table:style-name="ce5" office:value-type="float" office:value="18.48712" calcext:value-type="float">
            <text:p>18.5 </text:p>
          </table:table-cell>
          <table:table-cell table:style-name="ce5" office:value-type="float" office:value="15.51225" calcext:value-type="float">
            <text:p>15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2.68469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76612" calcext:value-type="float">
            <text:p>11.8 </text:p>
          </table:table-cell>
          <table:table-cell table:style-name="ce5" office:value-type="float" office:value="13.78485" calcext:value-type="float">
            <text:p>13.8 </text:p>
          </table:table-cell>
          <table:table-cell table:style-name="ce5" office:value-type="float" office:value="28.68292" calcext:value-type="float">
            <text:p>28.7 </text:p>
          </table:table-cell>
          <table:table-cell table:style-name="ce5" office:value-type="float" office:value="1.339641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319613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379985" calcext:value-type="float">
            <text:p>5.4 </text:p>
          </table:table-cell>
          <table:table-cell table:style-name="ce5" office:value-type="float" office:value="29.24623" calcext:value-type="float">
            <text:p>29.2 </text:p>
          </table:table-cell>
          <table:table-cell table:style-name="ce5" office:value-type="float" office:value="4.137034" calcext:value-type="float">
            <text:p>4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23795" calcext:value-type="float">
            <text:p>19.2 </text:p>
          </table:table-cell>
          <table:table-cell table:style-name="ce5" office:value-type="float" office:value="0.0133403" calcext:value-type="float">
            <text:p>0.0 </text:p>
          </table:table-cell>
          <table:table-cell table:style-name="ce5" office:value-type="float" office:value="22.22518" calcext:value-type="float">
            <text:p>22.2 </text:p>
          </table:table-cell>
          <table:table-cell table:style-name="ce5" office:value-type="float" office:value="6.269474" calcext:value-type="float">
            <text:p>6.3 </text:p>
          </table:table-cell>
          <table:table-cell table:style-name="ce5" office:value-type="float" office:value="11.56298" calcext:value-type="float">
            <text:p>1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591488" calcext:value-type="float">
            <text:p>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552565" calcext:value-type="float">
            <text:p>4.6 </text:p>
          </table:table-cell>
          <table:table-cell table:style-name="ce5" office:value-type="float" office:value="12.28294" calcext:value-type="float">
            <text:p>12.3 </text:p>
          </table:table-cell>
          <table:table-cell table:style-name="ce5" office:value-type="float" office:value="32.69538" calcext:value-type="float">
            <text:p>32.7 </text:p>
          </table:table-cell>
          <table:table-cell table:style-name="ce5" office:value-type="float" office:value="0.00006088216" calcext:value-type="float">
            <text:p>0.0 </text:p>
          </table:table-cell>
          <table:table-cell table:style-name="ce5" office:value-type="float" office:value="7.906116" calcext:value-type="float">
            <text:p>7.9 </text:p>
          </table:table-cell>
          <table:table-cell table:style-name="ce5" office:value-type="float" office:value="15.37161" calcext:value-type="float">
            <text:p>15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26993" calcext:value-type="float">
            <text:p>2.9 </text:p>
          </table:table-cell>
          <table:table-cell table:style-name="ce5" office:value-type="float" office:value="0.7518793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710013" calcext:value-type="float">
            <text:p>1.7 </text:p>
          </table:table-cell>
        </table:table-row>
        <table:table-row table:style-name="ro1">
          <table:table-cell office:value-type="string" calcext:value-type="string">
            <text:p>1969Q3</text:p>
          </table:table-cell>
          <table:table-cell office:value-type="float" office:value="8.822846" calcext:value-type="float">
            <text:p>8.8 </text:p>
          </table:table-cell>
          <table:table-cell office:value-type="float" office:value="21.99516" calcext:value-type="float">
            <text:p>22.0 </text:p>
          </table:table-cell>
          <table:table-cell office:value-type="float" office:value="18.64233" calcext:value-type="float">
            <text:p>18.6 </text:p>
          </table:table-cell>
          <table:table-cell office:value-type="float" office:value="15.6966" calcext:value-type="float">
            <text:p>15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12.82192" calcext:value-type="float">
            <text:p>12.8 </text:p>
          </table:table-cell>
          <table:table-cell office:value-type="string" calcext:value-type="string">
            <text:p>..</text:p>
          </table:table-cell>
          <table:table-cell office:value-type="float" office:value="11.81539" calcext:value-type="float">
            <text:p>11.8 </text:p>
          </table:table-cell>
          <table:table-cell office:value-type="float" office:value="13.94498" calcext:value-type="float">
            <text:p>13.9 </text:p>
          </table:table-cell>
          <table:table-cell office:value-type="float" office:value="28.66117" calcext:value-type="float">
            <text:p>28.7 </text:p>
          </table:table-cell>
          <table:table-cell office:value-type="float" office:value="1.325237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09740978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41863" calcext:value-type="float">
            <text:p>5.4 </text:p>
          </table:table-cell>
          <table:table-cell office:value-type="float" office:value="29.90464" calcext:value-type="float">
            <text:p>29.9 </text:p>
          </table:table-cell>
          <table:table-cell office:value-type="float" office:value="4.214924" calcext:value-type="float">
            <text:p>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29707" calcext:value-type="float">
            <text:p>19.3 </text:p>
          </table:table-cell>
          <table:table-cell office:value-type="float" office:value="0.01347457" calcext:value-type="float">
            <text:p>0.0 </text:p>
          </table:table-cell>
          <table:table-cell office:value-type="float" office:value="22.14945" calcext:value-type="float">
            <text:p>22.1 </text:p>
          </table:table-cell>
          <table:table-cell office:value-type="float" office:value="6.332749" calcext:value-type="float">
            <text:p>6.3 </text:p>
          </table:table-cell>
          <table:table-cell office:value-type="float" office:value="11.68244" calcext:value-type="float">
            <text:p>11.7 </text:p>
          </table:table-cell>
          <table:table-cell office:value-type="string" calcext:value-type="string">
            <text:p>..</text:p>
          </table:table-cell>
          <table:table-cell office:value-type="float" office:value="1.597742" calcext:value-type="float">
            <text:p>1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64718" calcext:value-type="float">
            <text:p>4.6 </text:p>
          </table:table-cell>
          <table:table-cell office:value-type="float" office:value="12.40105" calcext:value-type="float">
            <text:p>12.4 </text:p>
          </table:table-cell>
          <table:table-cell office:value-type="float" office:value="32.81598" calcext:value-type="float">
            <text:p>32.8 </text:p>
          </table:table-cell>
          <table:table-cell office:value-type="float" office:value="0.00006103791" calcext:value-type="float">
            <text:p>0.0 </text:p>
          </table:table-cell>
          <table:table-cell office:value-type="float" office:value="7.922116" calcext:value-type="float">
            <text:p>7.9 </text:p>
          </table:table-cell>
          <table:table-cell office:value-type="float" office:value="15.59663" calcext:value-type="float">
            <text:p>15.6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11974" calcext:value-type="float">
            <text:p>3.0 </text:p>
          </table:table-cell>
          <table:table-cell office:value-type="float" office:value="0.772707" calcext:value-type="float">
            <text:p>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19044" calcext:value-type="float">
            <text:p>1.7 </text:p>
          </table:table-cell>
        </table:table-row>
        <table:table-row table:style-name="ro1">
          <table:table-cell office:value-type="string" calcext:value-type="string">
            <text:p>1969Q4</text:p>
          </table:table-cell>
          <table:table-cell table:style-name="ce5" office:value-type="float" office:value="8.822846" calcext:value-type="float">
            <text:p>8.8 </text:p>
          </table:table-cell>
          <table:table-cell table:style-name="ce5" office:value-type="float" office:value="22.17409" calcext:value-type="float">
            <text:p>22.2 </text:p>
          </table:table-cell>
          <table:table-cell table:style-name="ce5" office:value-type="float" office:value="18.84325" calcext:value-type="float">
            <text:p>18.8 </text:p>
          </table:table-cell>
          <table:table-cell table:style-name="ce5" office:value-type="float" office:value="15.77561" calcext:value-type="float">
            <text:p>15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3.03089" calcext:value-type="float">
            <text:p>1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86115" calcext:value-type="float">
            <text:p>11.9 </text:p>
          </table:table-cell>
          <table:table-cell table:style-name="ce5" office:value-type="float" office:value="14.1478" calcext:value-type="float">
            <text:p>14.1 </text:p>
          </table:table-cell>
          <table:table-cell table:style-name="ce5" office:value-type="float" office:value="28.81339" calcext:value-type="float">
            <text:p>28.8 </text:p>
          </table:table-cell>
          <table:table-cell table:style-name="ce5" office:value-type="float" office:value="1.339641" calcext:value-type="float">
            <text:p>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964054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95378" calcext:value-type="float">
            <text:p>5.5 </text:p>
          </table:table-cell>
          <table:table-cell table:style-name="ce5" office:value-type="float" office:value="30.27042" calcext:value-type="float">
            <text:p>30.3 </text:p>
          </table:table-cell>
          <table:table-cell table:style-name="ce5" office:value-type="float" office:value="4.493641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43386" calcext:value-type="float">
            <text:p>19.4 </text:p>
          </table:table-cell>
          <table:table-cell table:style-name="ce5" office:value-type="float" office:value="0.01374145" calcext:value-type="float">
            <text:p>0.0 </text:p>
          </table:table-cell>
          <table:table-cell table:style-name="ce5" office:value-type="float" office:value="22.35917" calcext:value-type="float">
            <text:p>22.4 </text:p>
          </table:table-cell>
          <table:table-cell table:style-name="ce5" office:value-type="float" office:value="6.359113" calcext:value-type="float">
            <text:p>6.4 </text:p>
          </table:table-cell>
          <table:table-cell table:style-name="ce5" office:value-type="float" office:value="11.778" calcext:value-type="float">
            <text:p>1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674436" calcext:value-type="float">
            <text:p>1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636183" calcext:value-type="float">
            <text:p>4.6 </text:p>
          </table:table-cell>
          <table:table-cell table:style-name="ce5" office:value-type="float" office:value="12.50928" calcext:value-type="float">
            <text:p>12.5 </text:p>
          </table:table-cell>
          <table:table-cell table:style-name="ce5" office:value-type="float" office:value="33.09754" calcext:value-type="float">
            <text:p>33.1 </text:p>
          </table:table-cell>
          <table:table-cell table:style-name="ce5" office:value-type="float" office:value="0.00006270863" calcext:value-type="float">
            <text:p>0.0 </text:p>
          </table:table-cell>
          <table:table-cell table:style-name="ce5" office:value-type="float" office:value="8.022118" calcext:value-type="float">
            <text:p>8.0 </text:p>
          </table:table-cell>
          <table:table-cell table:style-name="ce5" office:value-type="float" office:value="15.82165" calcext:value-type="float">
            <text:p>15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84052" calcext:value-type="float">
            <text:p>3.0 </text:p>
          </table:table-cell>
          <table:table-cell table:style-name="ce5" office:value-type="float" office:value="0.8060313" calcext:value-type="float">
            <text:p>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740119" calcext:value-type="float">
            <text:p>1.7 </text:p>
          </table:table-cell>
        </table:table-row>
        <table:table-row table:style-name="ro1">
          <table:table-cell office:value-type="string" calcext:value-type="string">
            <text:p>1970Q1</text:p>
          </table:table-cell>
          <table:table-cell office:value-type="float" office:value="8.915719" calcext:value-type="float">
            <text:p>8.9 </text:p>
          </table:table-cell>
          <table:table-cell office:value-type="float" office:value="22.47894" calcext:value-type="float">
            <text:p>22.5 </text:p>
          </table:table-cell>
          <table:table-cell office:value-type="float" office:value="19.07635" calcext:value-type="float">
            <text:p>19.1 </text:p>
          </table:table-cell>
          <table:table-cell office:value-type="float" office:value="15.95997" calcext:value-type="float">
            <text:p>16.0 </text:p>
          </table:table-cell>
          <table:table-cell office:value-type="float" office:value="0.0008535323" calcext:value-type="float">
            <text:p>0.0 </text:p>
          </table:table-cell>
          <table:table-cell office:value-type="float" office:value="0.13052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2149" calcext:value-type="float">
            <text:p>13.2 </text:p>
          </table:table-cell>
          <table:table-cell office:value-type="string" calcext:value-type="string">
            <text:p>..</text:p>
          </table:table-cell>
          <table:table-cell office:value-type="float" office:value="11.99489" calcext:value-type="float">
            <text:p>12.0 </text:p>
          </table:table-cell>
          <table:table-cell office:value-type="float" office:value="14.35891" calcext:value-type="float">
            <text:p>14.4 </text:p>
          </table:table-cell>
          <table:table-cell office:value-type="float" office:value="29.37879" calcext:value-type="float">
            <text:p>29.4 </text:p>
          </table:table-cell>
          <table:table-cell office:value-type="float" office:value="1.346844" calcext:value-type="float">
            <text:p>1.3 </text:p>
          </table:table-cell>
          <table:table-cell office:value-type="string" calcext:value-type="string">
            <text:p>..</text:p>
          </table:table-cell>
          <table:table-cell office:value-type="float" office:value="0.1018713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377214" calcext:value-type="float">
            <text:p>0.0 </text:p>
          </table:table-cell>
          <table:table-cell office:value-type="float" office:value="5.580668" calcext:value-type="float">
            <text:p>5.6 </text:p>
          </table:table-cell>
          <table:table-cell office:value-type="float" office:value="30.94935" calcext:value-type="float">
            <text:p>30.9 </text:p>
          </table:table-cell>
          <table:table-cell office:value-type="float" office:value="4.733967" calcext:value-type="float">
            <text:p>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88074" calcext:value-type="float">
            <text:p>19.9 </text:p>
          </table:table-cell>
          <table:table-cell office:value-type="float" office:value="0.0139281" calcext:value-type="float">
            <text:p>0.0 </text:p>
          </table:table-cell>
          <table:table-cell office:value-type="float" office:value="22.50829" calcext:value-type="float">
            <text:p>22.5 </text:p>
          </table:table-cell>
          <table:table-cell office:value-type="float" office:value="6.496209" calcext:value-type="float">
            <text:p>6.5 </text:p>
          </table:table-cell>
          <table:table-cell office:value-type="float" office:value="12.54249" calcext:value-type="float">
            <text:p>12.5 </text:p>
          </table:table-cell>
          <table:table-cell office:value-type="string" calcext:value-type="string">
            <text:p>..</text:p>
          </table:table-cell>
          <table:table-cell office:value-type="float" office:value="1.691882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704747" calcext:value-type="float">
            <text:p>4.7 </text:p>
          </table:table-cell>
          <table:table-cell office:value-type="float" office:value="12.91612" calcext:value-type="float">
            <text:p>12.9 </text:p>
          </table:table-cell>
          <table:table-cell office:value-type="float" office:value="33.37911" calcext:value-type="float">
            <text:p>33.4 </text:p>
          </table:table-cell>
          <table:table-cell office:value-type="float" office:value="0.00006439351" calcext:value-type="float">
            <text:p>0.0 </text:p>
          </table:table-cell>
          <table:table-cell office:value-type="float" office:value="8.174119" calcext:value-type="float">
            <text:p>8.2 </text:p>
          </table:table-cell>
          <table:table-cell office:value-type="float" office:value="16.03261" calcext:value-type="float">
            <text:p>1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11704" calcext:value-type="float">
            <text:p>16.1 </text:p>
          </table:table-cell>
          <table:table-cell office:value-type="float" office:value="5.132956" calcext:value-type="float">
            <text:p>5.1 </text:p>
          </table:table-cell>
          <table:table-cell office:value-type="string" calcext:value-type="string">
            <text:p>..</text:p>
          </table:table-cell>
          <table:table-cell office:value-type="float" office:value="7.092919" calcext:value-type="float">
            <text:p>7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990122" calcext:value-type="float">
            <text:p>3.0 </text:p>
          </table:table-cell>
          <table:table-cell office:value-type="float" office:value="0.8789282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747645" calcext:value-type="float">
            <text:p>1.7 </text:p>
          </table:table-cell>
        </table:table-row>
        <table:table-row table:style-name="ro1">
          <table:table-cell office:value-type="string" calcext:value-type="string">
            <text:p>1970Q2</text:p>
          </table:table-cell>
          <table:table-cell table:style-name="ce5" office:value-type="float" office:value="9.008591" calcext:value-type="float">
            <text:p>9.0 </text:p>
          </table:table-cell>
          <table:table-cell table:style-name="ce5" office:value-type="float" office:value="22.691" calcext:value-type="float">
            <text:p>22.7 </text:p>
          </table:table-cell>
          <table:table-cell table:style-name="ce5" office:value-type="float" office:value="19.24566" calcext:value-type="float">
            <text:p>19.2 </text:p>
          </table:table-cell>
          <table:table-cell table:style-name="ce5" office:value-type="float" office:value="16.03898" calcext:value-type="float">
            <text:p>16.0 </text:p>
          </table:table-cell>
          <table:table-cell table:style-name="ce5" office:value-type="float" office:value="0.0009275429" calcext:value-type="float">
            <text:p>0.0 </text:p>
          </table:table-cell>
          <table:table-cell table:style-name="ce5" office:value-type="float" office:value="0.138684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41764" calcext:value-type="float">
            <text:p>1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07232" calcext:value-type="float">
            <text:p>12.1 </text:p>
          </table:table-cell>
          <table:table-cell table:style-name="ce5" office:value-type="float" office:value="14.53437" calcext:value-type="float">
            <text:p>14.5 </text:p>
          </table:table-cell>
          <table:table-cell table:style-name="ce5" office:value-type="float" office:value="29.63974" calcext:value-type="float">
            <text:p>29.6 </text:p>
          </table:table-cell>
          <table:table-cell table:style-name="ce5" office:value-type="float" office:value="1.382856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05341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409586" calcext:value-type="float">
            <text:p>0.0 </text:p>
          </table:table-cell>
          <table:table-cell table:style-name="ce5" office:value-type="float" office:value="5.654252" calcext:value-type="float">
            <text:p>5.7 </text:p>
          </table:table-cell>
          <table:table-cell table:style-name="ce5" office:value-type="float" office:value="31.39051" calcext:value-type="float">
            <text:p>31.4 </text:p>
          </table:table-cell>
          <table:table-cell table:style-name="ce5" office:value-type="float" office:value="4.869775" calcext:value-type="float">
            <text:p>4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12128" calcext:value-type="float">
            <text:p>20.1 </text:p>
          </table:table-cell>
          <table:table-cell table:style-name="ce5" office:value-type="float" office:value="0.01402088" calcext:value-type="float">
            <text:p>0.0 </text:p>
          </table:table-cell>
          <table:table-cell table:style-name="ce5" office:value-type="float" office:value="22.84071" calcext:value-type="float">
            <text:p>22.8 </text:p>
          </table:table-cell>
          <table:table-cell table:style-name="ce5" office:value-type="float" office:value="6.596394" calcext:value-type="float">
            <text:p>6.6 </text:p>
          </table:table-cell>
          <table:table-cell table:style-name="ce5" office:value-type="float" office:value="12.70973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687932" calcext:value-type="float">
            <text:p>1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734131" calcext:value-type="float">
            <text:p>4.7 </text:p>
          </table:table-cell>
          <table:table-cell table:style-name="ce5" office:value-type="float" office:value="13.11116" calcext:value-type="float">
            <text:p>13.1 </text:p>
          </table:table-cell>
          <table:table-cell table:style-name="ce5" office:value-type="float" office:value="33.66039" calcext:value-type="float">
            <text:p>33.7 </text:p>
          </table:table-cell>
          <table:table-cell table:style-name="ce5" office:value-type="float" office:value="0.00006517224" calcext:value-type="float">
            <text:p>0.0 </text:p>
          </table:table-cell>
          <table:table-cell table:style-name="ce5" office:value-type="float" office:value="8.370122" calcext:value-type="float">
            <text:p>8.4 </text:p>
          </table:table-cell>
          <table:table-cell table:style-name="ce5" office:value-type="float" office:value="16.29982" calcext:value-type="float">
            <text:p>1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35744" calcext:value-type="float">
            <text:p>16.4 </text:p>
          </table:table-cell>
          <table:table-cell table:style-name="ce5" office:value-type="float" office:value="5.199512" calcext:value-type="float">
            <text:p>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193182" calcext:value-type="float">
            <text:p>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078745" calcext:value-type="float">
            <text:p>3.1 </text:p>
          </table:table-cell>
          <table:table-cell table:style-name="ce5" office:value-type="float" office:value="0.8664316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793636" calcext:value-type="float">
            <text:p>1.8 </text:p>
          </table:table-cell>
        </table:table-row>
        <table:table-row table:style-name="ro1">
          <table:table-cell office:value-type="string" calcext:value-type="string">
            <text:p>1970Q3</text:p>
          </table:table-cell>
          <table:table-cell office:value-type="float" office:value="9.101462" calcext:value-type="float">
            <text:p>9.1 </text:p>
          </table:table-cell>
          <table:table-cell office:value-type="float" office:value="23.02236" calcext:value-type="float">
            <text:p>23.0 </text:p>
          </table:table-cell>
          <table:table-cell office:value-type="float" office:value="19.3766" calcext:value-type="float">
            <text:p>19.4 </text:p>
          </table:table-cell>
          <table:table-cell office:value-type="float" office:value="16.17066" calcext:value-type="float">
            <text:p>16.2 </text:p>
          </table:table-cell>
          <table:table-cell office:value-type="float" office:value="0.0009899273" calcext:value-type="float">
            <text:p>0.0 </text:p>
          </table:table-cell>
          <table:table-cell office:value-type="float" office:value="0.138684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79503" calcext:value-type="float">
            <text:p>13.8 </text:p>
          </table:table-cell>
          <table:table-cell office:value-type="string" calcext:value-type="string">
            <text:p>..</text:p>
          </table:table-cell>
          <table:table-cell office:value-type="float" office:value="12.14624" calcext:value-type="float">
            <text:p>12.1 </text:p>
          </table:table-cell>
          <table:table-cell office:value-type="float" office:value="14.68059" calcext:value-type="float">
            <text:p>14.7 </text:p>
          </table:table-cell>
          <table:table-cell office:value-type="float" office:value="29.68323" calcext:value-type="float">
            <text:p>29.7 </text:p>
          </table:table-cell>
          <table:table-cell office:value-type="float" office:value="1.354046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0.1098029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431616" calcext:value-type="float">
            <text:p>0.0 </text:p>
          </table:table-cell>
          <table:table-cell office:value-type="float" office:value="5.697733" calcext:value-type="float">
            <text:p>5.7 </text:p>
          </table:table-cell>
          <table:table-cell office:value-type="float" office:value="31.45839" calcext:value-type="float">
            <text:p>31.5 </text:p>
          </table:table-cell>
          <table:table-cell office:value-type="float" office:value="4.881093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26039" calcext:value-type="float">
            <text:p>20.3 </text:p>
          </table:table-cell>
          <table:table-cell office:value-type="float" office:value="0.01421136" calcext:value-type="float">
            <text:p>0.0 </text:p>
          </table:table-cell>
          <table:table-cell office:value-type="float" office:value="23.10664" calcext:value-type="float">
            <text:p>23.1 </text:p>
          </table:table-cell>
          <table:table-cell office:value-type="float" office:value="6.71767" calcext:value-type="float">
            <text:p>6.7 </text:p>
          </table:table-cell>
          <table:table-cell office:value-type="float" office:value="12.97252" calcext:value-type="float">
            <text:p>13.0 </text:p>
          </table:table-cell>
          <table:table-cell office:value-type="string" calcext:value-type="string">
            <text:p>..</text:p>
          </table:table-cell>
          <table:table-cell office:value-type="float" office:value="1.713606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883229" calcext:value-type="float">
            <text:p>4.9 </text:p>
          </table:table-cell>
          <table:table-cell office:value-type="float" office:value="13.3129" calcext:value-type="float">
            <text:p>13.3 </text:p>
          </table:table-cell>
          <table:table-cell office:value-type="float" office:value="34.11289" calcext:value-type="float">
            <text:p>34.1 </text:p>
          </table:table-cell>
          <table:table-cell office:value-type="float" office:value="0.00006605007" calcext:value-type="float">
            <text:p>0.0 </text:p>
          </table:table-cell>
          <table:table-cell office:value-type="float" office:value="8.464124" calcext:value-type="float">
            <text:p>8.5 </text:p>
          </table:table-cell>
          <table:table-cell office:value-type="float" office:value="16.48264" calcext:value-type="float">
            <text:p>1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49562" calcext:value-type="float">
            <text:p>16.5 </text:p>
          </table:table-cell>
          <table:table-cell office:value-type="float" office:value="5.251032" calcext:value-type="float">
            <text:p>5.3 </text:p>
          </table:table-cell>
          <table:table-cell office:value-type="string" calcext:value-type="string">
            <text:p>..</text:p>
          </table:table-cell>
          <table:table-cell office:value-type="float" office:value="7.263273" calcext:value-type="float">
            <text:p>7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45516" calcext:value-type="float">
            <text:p>3.1 </text:p>
          </table:table-cell>
          <table:table-cell office:value-type="float" office:value="0.8685144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24296" calcext:value-type="float">
            <text:p>1.8 </text:p>
          </table:table-cell>
        </table:table-row>
        <table:table-row table:style-name="ro1">
          <table:table-cell office:value-type="string" calcext:value-type="string">
            <text:p>1970Q4</text:p>
          </table:table-cell>
          <table:table-cell table:style-name="ce5" office:value-type="float" office:value="9.287207" calcext:value-type="float">
            <text:p>9.3 </text:p>
          </table:table-cell>
          <table:table-cell table:style-name="ce5" office:value-type="float" office:value="23.23442" calcext:value-type="float">
            <text:p>23.2 </text:p>
          </table:table-cell>
          <table:table-cell table:style-name="ce5" office:value-type="float" office:value="19.46972" calcext:value-type="float">
            <text:p>19.5 </text:p>
          </table:table-cell>
          <table:table-cell table:style-name="ce5" office:value-type="float" office:value="16.09165" calcext:value-type="float">
            <text:p>16.1 </text:p>
          </table:table-cell>
          <table:table-cell table:style-name="ce5" office:value-type="float" office:value="0.001028776" calcext:value-type="float">
            <text:p>0.0 </text:p>
          </table:table-cell>
          <table:table-cell table:style-name="ce5" office:value-type="float" office:value="0.138684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98216" calcext:value-type="float">
            <text:p>1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21311" calcext:value-type="float">
            <text:p>12.2 </text:p>
          </table:table-cell>
          <table:table-cell table:style-name="ce5" office:value-type="float" office:value="14.85119" calcext:value-type="float">
            <text:p>14.9 </text:p>
          </table:table-cell>
          <table:table-cell table:style-name="ce5" office:value-type="float" office:value="29.96593" calcext:value-type="float">
            <text:p>30.0 </text:p>
          </table:table-cell>
          <table:table-cell table:style-name="ce5" office:value-type="float" office:value="1.390058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137687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504909" calcext:value-type="float">
            <text:p>0.0 </text:p>
          </table:table-cell>
          <table:table-cell table:style-name="ce5" office:value-type="float" office:value="5.786369" calcext:value-type="float">
            <text:p>5.8 </text:p>
          </table:table-cell>
          <table:table-cell table:style-name="ce5" office:value-type="float" office:value="32.34071" calcext:value-type="float">
            <text:p>32.3 </text:p>
          </table:table-cell>
          <table:table-cell table:style-name="ce5" office:value-type="float" office:value="5.121419" calcext:value-type="float">
            <text:p>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39833" calcext:value-type="float">
            <text:p>20.4 </text:p>
          </table:table-cell>
          <table:table-cell table:style-name="ce5" office:value-type="float" office:value="0.01435271" calcext:value-type="float">
            <text:p>0.0 </text:p>
          </table:table-cell>
          <table:table-cell table:style-name="ce5" office:value-type="float" office:value="23.41689" calcext:value-type="float">
            <text:p>23.4 </text:p>
          </table:table-cell>
          <table:table-cell table:style-name="ce5" office:value-type="float" office:value="6.991861" calcext:value-type="float">
            <text:p>7.0 </text:p>
          </table:table-cell>
          <table:table-cell table:style-name="ce5" office:value-type="float" office:value="13.21143" calcext:value-type="float">
            <text:p>1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750472" calcext:value-type="float">
            <text:p>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985892" calcext:value-type="float">
            <text:p>5.0 </text:p>
          </table:table-cell>
          <table:table-cell table:style-name="ce5" office:value-type="float" office:value="13.51297" calcext:value-type="float">
            <text:p>13.5 </text:p>
          </table:table-cell>
          <table:table-cell table:style-name="ce5" office:value-type="float" office:value="34.82676" calcext:value-type="float">
            <text:p>34.8 </text:p>
          </table:table-cell>
          <table:table-cell table:style-name="ce5" office:value-type="float" office:value="0.00006876853" calcext:value-type="float">
            <text:p>0.0 </text:p>
          </table:table-cell>
          <table:table-cell table:style-name="ce5" office:value-type="float" office:value="8.640126" calcext:value-type="float">
            <text:p>8.6 </text:p>
          </table:table-cell>
          <table:table-cell table:style-name="ce5" office:value-type="float" office:value="16.70766" calcext:value-type="float">
            <text:p>16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73813" calcext:value-type="float">
            <text:p>16.7 </text:p>
          </table:table-cell>
          <table:table-cell table:style-name="ce5" office:value-type="float" office:value="5.333763" calcext:value-type="float">
            <text:p>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37771" calcext:value-type="float">
            <text:p>7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62512" calcext:value-type="float">
            <text:p>3.2 </text:p>
          </table:table-cell>
          <table:table-cell table:style-name="ce5" office:value-type="float" office:value="0.8789282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39626" calcext:value-type="float">
            <text:p>1.8 </text:p>
          </table:table-cell>
        </table:table-row>
        <table:table-row table:style-name="ro1">
          <table:table-cell office:value-type="string" calcext:value-type="string">
            <text:p>1971Q1</text:p>
          </table:table-cell>
          <table:table-cell office:value-type="float" office:value="9.380079" calcext:value-type="float">
            <text:p>9.4 </text:p>
          </table:table-cell>
          <table:table-cell office:value-type="float" office:value="23.45311" calcext:value-type="float">
            <text:p>23.5 </text:p>
          </table:table-cell>
          <table:table-cell office:value-type="float" office:value="19.74232" calcext:value-type="float">
            <text:p>19.7 </text:p>
          </table:table-cell>
          <table:table-cell office:value-type="float" office:value="16.17066" calcext:value-type="float">
            <text:p>16.2 </text:p>
          </table:table-cell>
          <table:table-cell office:value-type="float" office:value="0.001054864" calcext:value-type="float">
            <text:p>0.0 </text:p>
          </table:table-cell>
          <table:table-cell office:value-type="float" office:value="0.1468429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01023" calcext:value-type="float">
            <text:p>14.0 </text:p>
          </table:table-cell>
          <table:table-cell office:value-type="string" calcext:value-type="string">
            <text:p>..</text:p>
          </table:table-cell>
          <table:table-cell office:value-type="float" office:value="12.47004" calcext:value-type="float">
            <text:p>12.5 </text:p>
          </table:table-cell>
          <table:table-cell office:value-type="float" office:value="15.05589" calcext:value-type="float">
            <text:p>15.1 </text:p>
          </table:table-cell>
          <table:table-cell office:value-type="float" office:value="30.68355" calcext:value-type="float">
            <text:p>30.7 </text:p>
          </table:table-cell>
          <table:table-cell office:value-type="float" office:value="1.39726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0.1140165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544924" calcext:value-type="float">
            <text:p>0.0 </text:p>
          </table:table-cell>
          <table:table-cell office:value-type="float" office:value="5.855828" calcext:value-type="float">
            <text:p>5.9 </text:p>
          </table:table-cell>
          <table:table-cell office:value-type="float" office:value="32.81581" calcext:value-type="float">
            <text:p>32.8 </text:p>
          </table:table-cell>
          <table:table-cell office:value-type="float" office:value="5.479357" calcext:value-type="float">
            <text:p>5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72987" calcext:value-type="float">
            <text:p>20.7 </text:p>
          </table:table-cell>
          <table:table-cell office:value-type="float" office:value="0.01466053" calcext:value-type="float">
            <text:p>0.0 </text:p>
          </table:table-cell>
          <table:table-cell office:value-type="float" office:value="23.97092" calcext:value-type="float">
            <text:p>24.0 </text:p>
          </table:table-cell>
          <table:table-cell office:value-type="float" office:value="7.165866" calcext:value-type="float">
            <text:p>7.2 </text:p>
          </table:table-cell>
          <table:table-cell office:value-type="float" office:value="13.42644" calcext:value-type="float">
            <text:p>13.4 </text:p>
          </table:table-cell>
          <table:table-cell office:value-type="string" calcext:value-type="string">
            <text:p>..</text:p>
          </table:table-cell>
          <table:table-cell office:value-type="float" office:value="1.815646" calcext:value-type="float">
            <text:p>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67697" calcext:value-type="float">
            <text:p>5.1 </text:p>
          </table:table-cell>
          <table:table-cell office:value-type="float" office:value="14.03214" calcext:value-type="float">
            <text:p>14.0 </text:p>
          </table:table-cell>
          <table:table-cell office:value-type="float" office:value="35.46074" calcext:value-type="float">
            <text:p>35.5 </text:p>
          </table:table-cell>
          <table:table-cell office:value-type="float" office:value="0.00007165689" calcext:value-type="float">
            <text:p>0.0 </text:p>
          </table:table-cell>
          <table:table-cell office:value-type="float" office:value="8.87613" calcext:value-type="float">
            <text:p>8.9 </text:p>
          </table:table-cell>
          <table:table-cell office:value-type="float" office:value="16.83424" calcext:value-type="float">
            <text:p>16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95087" calcext:value-type="float">
            <text:p>17.0 </text:p>
          </table:table-cell>
          <table:table-cell office:value-type="float" office:value="5.442945" calcext:value-type="float">
            <text:p>5.4 </text:p>
          </table:table-cell>
          <table:table-cell office:value-type="string" calcext:value-type="string">
            <text:p>..</text:p>
          </table:table-cell>
          <table:table-cell office:value-type="float" office:value="7.48704" calcext:value-type="float">
            <text:p>7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095741" calcext:value-type="float">
            <text:p>3.1 </text:p>
          </table:table-cell>
          <table:table-cell office:value-type="float" office:value="0.935163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854957" calcext:value-type="float">
            <text:p>1.9 </text:p>
          </table:table-cell>
        </table:table-row>
        <table:table-row table:style-name="ro1">
          <table:table-cell office:value-type="string" calcext:value-type="string">
            <text:p>1971Q2</text:p>
          </table:table-cell>
          <table:table-cell table:style-name="ce5" office:value-type="float" office:value="9.472951" calcext:value-type="float">
            <text:p>9.5 </text:p>
          </table:table-cell>
          <table:table-cell table:style-name="ce5" office:value-type="float" office:value="23.69169" calcext:value-type="float">
            <text:p>23.7 </text:p>
          </table:table-cell>
          <table:table-cell table:style-name="ce5" office:value-type="float" office:value="19.99912" calcext:value-type="float">
            <text:p>20.0 </text:p>
          </table:table-cell>
          <table:table-cell table:style-name="ce5" office:value-type="float" office:value="16.38135" calcext:value-type="float">
            <text:p>16.4 </text:p>
          </table:table-cell>
          <table:table-cell table:style-name="ce5" office:value-type="float" office:value="0.001120084" calcext:value-type="float">
            <text:p>0.0 </text:p>
          </table:table-cell>
          <table:table-cell table:style-name="ce5" office:value-type="float" office:value="0.1495622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32213" calcext:value-type="float">
            <text:p>1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73753" calcext:value-type="float">
            <text:p>12.7 </text:p>
          </table:table-cell>
          <table:table-cell table:style-name="ce5" office:value-type="float" office:value="15.29472" calcext:value-type="float">
            <text:p>15.3 </text:p>
          </table:table-cell>
          <table:table-cell table:style-name="ce5" office:value-type="float" office:value="31.14021" calcext:value-type="float">
            <text:p>31.1 </text:p>
          </table:table-cell>
          <table:table-cell table:style-name="ce5" office:value-type="float" office:value="1.433272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15008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576396" calcext:value-type="float">
            <text:p>0.0 </text:p>
          </table:table-cell>
          <table:table-cell table:style-name="ce5" office:value-type="float" office:value="5.920199" calcext:value-type="float">
            <text:p>5.9 </text:p>
          </table:table-cell>
          <table:table-cell table:style-name="ce5" office:value-type="float" office:value="33.39272" calcext:value-type="float">
            <text:p>33.4 </text:p>
          </table:table-cell>
          <table:table-cell table:style-name="ce5" office:value-type="float" office:value="5.490674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03417" calcext:value-type="float">
            <text:p>21.0 </text:p>
          </table:table-cell>
          <table:table-cell table:style-name="ce5" office:value-type="float" office:value="0.01483627" calcext:value-type="float">
            <text:p>0.0 </text:p>
          </table:table-cell>
          <table:table-cell table:style-name="ce5" office:value-type="float" office:value="24.57666" calcext:value-type="float">
            <text:p>24.6 </text:p>
          </table:table-cell>
          <table:table-cell table:style-name="ce5" office:value-type="float" office:value="7.324053" calcext:value-type="float">
            <text:p>7.3 </text:p>
          </table:table-cell>
          <table:table-cell table:style-name="ce5" office:value-type="float" office:value="13.54589" calcext:value-type="float">
            <text:p>1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882794" calcext:value-type="float">
            <text:p>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184145" calcext:value-type="float">
            <text:p>5.2 </text:p>
          </table:table-cell>
          <table:table-cell table:style-name="ce5" office:value-type="float" office:value="14.01407" calcext:value-type="float">
            <text:p>14.0 </text:p>
          </table:table-cell>
          <table:table-cell table:style-name="ce5" office:value-type="float" office:value="35.95245" calcext:value-type="float">
            <text:p>36.0 </text:p>
          </table:table-cell>
          <table:table-cell table:style-name="ce5" office:value-type="float" office:value="0.0000751824" calcext:value-type="float">
            <text:p>0.0 </text:p>
          </table:table-cell>
          <table:table-cell table:style-name="ce5" office:value-type="float" office:value="9.194135" calcext:value-type="float">
            <text:p>9.2 </text:p>
          </table:table-cell>
          <table:table-cell table:style-name="ce5" office:value-type="float" office:value="17.01706" calcext:value-type="float">
            <text:p>17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19806" calcext:value-type="float">
            <text:p>17.2 </text:p>
          </table:table-cell>
          <table:table-cell table:style-name="ce5" office:value-type="float" office:value="5.552055" calcext:value-type="float">
            <text:p>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602859" calcext:value-type="float">
            <text:p>7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112737" calcext:value-type="float">
            <text:p>3.1 </text:p>
          </table:table-cell>
          <table:table-cell table:style-name="ce5" office:value-type="float" office:value="0.9101698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885617" calcext:value-type="float">
            <text:p>1.9 </text:p>
          </table:table-cell>
        </table:table-row>
        <table:table-row table:style-name="ro1">
          <table:table-cell office:value-type="string" calcext:value-type="string">
            <text:p>1971Q3</text:p>
          </table:table-cell>
          <table:table-cell office:value-type="float" office:value="9.751567" calcext:value-type="float">
            <text:p>9.8 </text:p>
          </table:table-cell>
          <table:table-cell office:value-type="float" office:value="24.16883" calcext:value-type="float">
            <text:p>24.2 </text:p>
          </table:table-cell>
          <table:table-cell office:value-type="float" office:value="20.26382" calcext:value-type="float">
            <text:p>20.3 </text:p>
          </table:table-cell>
          <table:table-cell office:value-type="float" office:value="16.67106" calcext:value-type="float">
            <text:p>16.7 </text:p>
          </table:table-cell>
          <table:table-cell office:value-type="float" office:value="0.001160917" calcext:value-type="float">
            <text:p>0.0 </text:p>
          </table:table-cell>
          <table:table-cell office:value-type="float" office:value="0.1550008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51862" calcext:value-type="float">
            <text:p>14.5 </text:p>
          </table:table-cell>
          <table:table-cell office:value-type="string" calcext:value-type="string">
            <text:p>..</text:p>
          </table:table-cell>
          <table:table-cell office:value-type="float" office:value="13.0895" calcext:value-type="float">
            <text:p>13.1 </text:p>
          </table:table-cell>
          <table:table-cell office:value-type="float" office:value="15.50431" calcext:value-type="float">
            <text:p>15.5 </text:p>
          </table:table-cell>
          <table:table-cell office:value-type="float" office:value="31.40116" calcext:value-type="float">
            <text:p>31.4 </text:p>
          </table:table-cell>
          <table:table-cell office:value-type="float" office:value="1.39726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0.1147601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595281" calcext:value-type="float">
            <text:p>0.0 </text:p>
          </table:table-cell>
          <table:table-cell office:value-type="float" office:value="5.97321" calcext:value-type="float">
            <text:p>6.0 </text:p>
          </table:table-cell>
          <table:table-cell office:value-type="float" office:value="33.76601" calcext:value-type="float">
            <text:p>33.8 </text:p>
          </table:table-cell>
          <table:table-cell office:value-type="float" office:value="5.613389" calcext:value-type="float">
            <text:p>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.18255" calcext:value-type="float">
            <text:p>21.2 </text:p>
          </table:table-cell>
          <table:table-cell office:value-type="float" office:value="0.0149869" calcext:value-type="float">
            <text:p>0.0 </text:p>
          </table:table-cell>
          <table:table-cell office:value-type="float" office:value="24.86475" calcext:value-type="float">
            <text:p>24.9 </text:p>
          </table:table-cell>
          <table:table-cell office:value-type="float" office:value="7.466422" calcext:value-type="float">
            <text:p>7.5 </text:p>
          </table:table-cell>
          <table:table-cell office:value-type="float" office:value="13.71313" calcext:value-type="float">
            <text:p>13.7 </text:p>
          </table:table-cell>
          <table:table-cell office:value-type="string" calcext:value-type="string">
            <text:p>..</text:p>
          </table:table-cell>
          <table:table-cell office:value-type="float" office:value="1.931839" calcext:value-type="float">
            <text:p>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36021" calcext:value-type="float">
            <text:p>5.2 </text:p>
          </table:table-cell>
          <table:table-cell office:value-type="float" office:value="14.22941" calcext:value-type="float">
            <text:p>14.2 </text:p>
          </table:table-cell>
          <table:table-cell office:value-type="float" office:value="36.38505" calcext:value-type="float">
            <text:p>36.4 </text:p>
          </table:table-cell>
          <table:table-cell office:value-type="float" office:value="0.00008220508" calcext:value-type="float">
            <text:p>0.0 </text:p>
          </table:table-cell>
          <table:table-cell office:value-type="float" office:value="9.320136" calcext:value-type="float">
            <text:p>9.3 </text:p>
          </table:table-cell>
          <table:table-cell office:value-type="float" office:value="17.19989" calcext:value-type="float">
            <text:p>17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38861" calcext:value-type="float">
            <text:p>17.4 </text:p>
          </table:table-cell>
          <table:table-cell office:value-type="float" office:value="5.632945" calcext:value-type="float">
            <text:p>5.6 </text:p>
          </table:table-cell>
          <table:table-cell office:value-type="string" calcext:value-type="string">
            <text:p>..</text:p>
          </table:table-cell>
          <table:table-cell office:value-type="float" office:value="7.702363" calcext:value-type="float">
            <text:p>7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252349" calcext:value-type="float">
            <text:p>3.3 </text:p>
          </table:table-cell>
          <table:table-cell office:value-type="float" office:value="0.8872593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16277" calcext:value-type="float">
            <text:p>1.9 </text:p>
          </table:table-cell>
        </table:table-row>
        <table:table-row table:style-name="ro1">
          <table:table-cell office:value-type="string" calcext:value-type="string">
            <text:p>1971Q4</text:p>
          </table:table-cell>
          <table:table-cell table:style-name="ce5" office:value-type="float" office:value="9.937311" calcext:value-type="float">
            <text:p>9.9 </text:p>
          </table:table-cell>
          <table:table-cell table:style-name="ce5" office:value-type="float" office:value="24.41404" calcext:value-type="float">
            <text:p>24.4 </text:p>
          </table:table-cell>
          <table:table-cell table:style-name="ce5" office:value-type="float" office:value="20.51497" calcext:value-type="float">
            <text:p>20.5 </text:p>
          </table:table-cell>
          <table:table-cell table:style-name="ce5" office:value-type="float" office:value="16.7764" calcext:value-type="float">
            <text:p>16.8 </text:p>
          </table:table-cell>
          <table:table-cell table:style-name="ce5" office:value-type="float" office:value="0.001225854" calcext:value-type="float">
            <text:p>0.0 </text:p>
          </table:table-cell>
          <table:table-cell table:style-name="ce5" office:value-type="float" office:value="0.1604394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75254" calcext:value-type="float">
            <text:p>1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26548" calcext:value-type="float">
            <text:p>13.3 </text:p>
          </table:table-cell>
          <table:table-cell table:style-name="ce5" office:value-type="float" office:value="15.72364" calcext:value-type="float">
            <text:p>15.7 </text:p>
          </table:table-cell>
          <table:table-cell table:style-name="ce5" office:value-type="float" office:value="31.66212" calcext:value-type="float">
            <text:p>31.7 </text:p>
          </table:table-cell>
          <table:table-cell table:style-name="ce5" office:value-type="float" office:value="1.42607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15999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691953" calcext:value-type="float">
            <text:p>0.0 </text:p>
          </table:table-cell>
          <table:table-cell table:style-name="ce5" office:value-type="float" office:value="6.058406" calcext:value-type="float">
            <text:p>6.1 </text:p>
          </table:table-cell>
          <table:table-cell table:style-name="ce5" office:value-type="float" office:value="34.20718" calcext:value-type="float">
            <text:p>34.2 </text:p>
          </table:table-cell>
          <table:table-cell table:style-name="ce5" office:value-type="float" office:value="5.671973" calcext:value-type="float">
            <text:p>5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48279" calcext:value-type="float">
            <text:p>21.5 </text:p>
          </table:table-cell>
          <table:table-cell table:style-name="ce5" office:value-type="float" office:value="0.01512007" calcext:value-type="float">
            <text:p>0.0 </text:p>
          </table:table-cell>
          <table:table-cell table:style-name="ce5" office:value-type="float" office:value="25.33014" calcext:value-type="float">
            <text:p>25.3 </text:p>
          </table:table-cell>
          <table:table-cell table:style-name="ce5" office:value-type="float" office:value="7.629881" calcext:value-type="float">
            <text:p>7.6 </text:p>
          </table:table-cell>
          <table:table-cell table:style-name="ce5" office:value-type="float" office:value="13.95203" calcext:value-type="float">
            <text:p>1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031245" calcext:value-type="float">
            <text:p>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10513" calcext:value-type="float">
            <text:p>5.4 </text:p>
          </table:table-cell>
          <table:table-cell table:style-name="ce5" office:value-type="float" office:value="14.4863" calcext:value-type="float">
            <text:p>14.5 </text:p>
          </table:table-cell>
          <table:table-cell table:style-name="ce5" office:value-type="float" office:value="37.11912" calcext:value-type="float">
            <text:p>37.1 </text:p>
          </table:table-cell>
          <table:table-cell table:style-name="ce5" office:value-type="float" office:value="0.00008560315" calcext:value-type="float">
            <text:p>0.0 </text:p>
          </table:table-cell>
          <table:table-cell table:style-name="ce5" office:value-type="float" office:value="9.436138" calcext:value-type="float">
            <text:p>9.4 </text:p>
          </table:table-cell>
          <table:table-cell table:style-name="ce5" office:value-type="float" office:value="17.28427" calcext:value-type="float">
            <text:p>17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53443" calcext:value-type="float">
            <text:p>17.5 </text:p>
          </table:table-cell>
          <table:table-cell table:style-name="ce5" office:value-type="float" office:value="5.725704" calcext:value-type="float">
            <text:p>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788676" calcext:value-type="float">
            <text:p>7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297268" calcext:value-type="float">
            <text:p>3.3 </text:p>
          </table:table-cell>
          <table:table-cell table:style-name="ce5" office:value-type="float" office:value="0.908087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77598" calcext:value-type="float">
            <text:p>2.0 </text:p>
          </table:table-cell>
        </table:table-row>
        <table:table-row table:style-name="ro1">
          <table:table-cell office:value-type="string" calcext:value-type="string">
            <text:p>1972Q1</text:p>
          </table:table-cell>
          <table:table-cell office:value-type="float" office:value="10.03018" calcext:value-type="float">
            <text:p>10.0 </text:p>
          </table:table-cell>
          <table:table-cell office:value-type="float" office:value="24.7984" calcext:value-type="float">
            <text:p>24.8 </text:p>
          </table:table-cell>
          <table:table-cell office:value-type="float" office:value="20.77642" calcext:value-type="float">
            <text:p>20.8 </text:p>
          </table:table-cell>
          <table:table-cell office:value-type="float" office:value="16.98709" calcext:value-type="float">
            <text:p>17.0 </text:p>
          </table:table-cell>
          <table:table-cell office:value-type="float" office:value="0.001373875" calcext:value-type="float">
            <text:p>0.0 </text:p>
          </table:table-cell>
          <table:table-cell office:value-type="float" office:value="0.1631588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90848" calcext:value-type="float">
            <text:p>14.9 </text:p>
          </table:table-cell>
          <table:table-cell office:value-type="string" calcext:value-type="string">
            <text:p>..</text:p>
          </table:table-cell>
          <table:table-cell office:value-type="float" office:value="13.27836" calcext:value-type="float">
            <text:p>13.3 </text:p>
          </table:table-cell>
          <table:table-cell office:value-type="float" office:value="15.9186" calcext:value-type="float">
            <text:p>15.9 </text:p>
          </table:table-cell>
          <table:table-cell office:value-type="float" office:value="32.3145" calcext:value-type="float">
            <text:p>32.3 </text:p>
          </table:table-cell>
          <table:table-cell office:value-type="float" office:value="1.440475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0.1174866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74411" calcext:value-type="float">
            <text:p>0.0 </text:p>
          </table:table-cell>
          <table:table-cell office:value-type="float" office:value="6.134136" calcext:value-type="float">
            <text:p>6.1 </text:p>
          </table:table-cell>
          <table:table-cell office:value-type="float" office:value="34.34292" calcext:value-type="float">
            <text:p>34.3 </text:p>
          </table:table-cell>
          <table:table-cell office:value-type="float" office:value="5.979316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.7326" calcext:value-type="float">
            <text:p>21.7 </text:p>
          </table:table-cell>
          <table:table-cell office:value-type="float" office:value="0.0153029" calcext:value-type="float">
            <text:p>0.0 </text:p>
          </table:table-cell>
          <table:table-cell office:value-type="float" office:value="25.86939" calcext:value-type="float">
            <text:p>25.9 </text:p>
          </table:table-cell>
          <table:table-cell office:value-type="float" office:value="7.77225" calcext:value-type="float">
            <text:p>7.8 </text:p>
          </table:table-cell>
          <table:table-cell office:value-type="float" office:value="14.26261" calcext:value-type="float">
            <text:p>14.3 </text:p>
          </table:table-cell>
          <table:table-cell office:value-type="string" calcext:value-type="string">
            <text:p>..</text:p>
          </table:table-cell>
          <table:table-cell office:value-type="float" office:value="2.073049" calcext:value-type="float">
            <text:p>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01024" calcext:value-type="float">
            <text:p>5.5 </text:p>
          </table:table-cell>
          <table:table-cell office:value-type="float" office:value="14.75641" calcext:value-type="float">
            <text:p>14.8 </text:p>
          </table:table-cell>
          <table:table-cell office:value-type="float" office:value="37.79231" calcext:value-type="float">
            <text:p>37.8 </text:p>
          </table:table-cell>
          <table:table-cell office:value-type="float" office:value="0.00008650931" calcext:value-type="float">
            <text:p>0.0 </text:p>
          </table:table-cell>
          <table:table-cell office:value-type="float" office:value="9.58214" calcext:value-type="float">
            <text:p>9.6 </text:p>
          </table:table-cell>
          <table:table-cell office:value-type="float" office:value="17.41085" calcext:value-type="float">
            <text:p>17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7137" calcext:value-type="float">
            <text:p>17.7 </text:p>
          </table:table-cell>
          <table:table-cell office:value-type="float" office:value="5.817032" calcext:value-type="float">
            <text:p>5.8 </text:p>
          </table:table-cell>
          <table:table-cell office:value-type="string" calcext:value-type="string">
            <text:p>..</text:p>
          </table:table-cell>
          <table:table-cell office:value-type="float" office:value="7.878535" calcext:value-type="float">
            <text:p>7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257205" calcext:value-type="float">
            <text:p>3.3 </text:p>
          </table:table-cell>
          <table:table-cell office:value-type="float" office:value="0.943494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.977598" calcext:value-type="float">
            <text:p>2.0 </text:p>
          </table:table-cell>
        </table:table-row>
        <table:table-row table:style-name="ro1">
          <table:table-cell office:value-type="string" calcext:value-type="string">
            <text:p>1972Q2</text:p>
          </table:table-cell>
          <table:table-cell table:style-name="ce5" office:value-type="float" office:value="10.12306" calcext:value-type="float">
            <text:p>10.1 </text:p>
          </table:table-cell>
          <table:table-cell table:style-name="ce5" office:value-type="float" office:value="25.12313" calcext:value-type="float">
            <text:p>25.1 </text:p>
          </table:table-cell>
          <table:table-cell table:style-name="ce5" office:value-type="float" office:value="20.99651" calcext:value-type="float">
            <text:p>21.0 </text:p>
          </table:table-cell>
          <table:table-cell table:style-name="ce5" office:value-type="float" office:value="17.14511" calcext:value-type="float">
            <text:p>17.1 </text:p>
          </table:table-cell>
          <table:table-cell table:style-name="ce5" office:value-type="float" office:value="0.001561879" calcext:value-type="float">
            <text:p>0.0 </text:p>
          </table:table-cell>
          <table:table-cell table:style-name="ce5" office:value-type="float" office:value="0.1713167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23597" calcext:value-type="float">
            <text:p>1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67267" calcext:value-type="float">
            <text:p>13.7 </text:p>
          </table:table-cell>
          <table:table-cell table:style-name="ce5" office:value-type="float" office:value="16.14281" calcext:value-type="float">
            <text:p>16.1 </text:p>
          </table:table-cell>
          <table:table-cell table:style-name="ce5" office:value-type="float" office:value="32.66243" calcext:value-type="float">
            <text:p>32.7 </text:p>
          </table:table-cell>
          <table:table-cell table:style-name="ce5" office:value-type="float" office:value="1.490891" calcext:value-type="float">
            <text:p>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266575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788622" calcext:value-type="float">
            <text:p>0.0 </text:p>
          </table:table-cell>
          <table:table-cell table:style-name="ce5" office:value-type="float" office:value="6.217439" calcext:value-type="float">
            <text:p>6.2 </text:p>
          </table:table-cell>
          <table:table-cell table:style-name="ce5" office:value-type="float" office:value="35.0895" calcext:value-type="float">
            <text:p>35.1 </text:p>
          </table:table-cell>
          <table:table-cell table:style-name="ce5" office:value-type="float" office:value="6.219643" calcext:value-type="float">
            <text:p>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95981" calcext:value-type="float">
            <text:p>22.0 </text:p>
          </table:table-cell>
          <table:table-cell table:style-name="ce5" office:value-type="float" office:value="0.01552994" calcext:value-type="float">
            <text:p>0.0 </text:p>
          </table:table-cell>
          <table:table-cell table:style-name="ce5" office:value-type="float" office:value="26.50467" calcext:value-type="float">
            <text:p>26.5 </text:p>
          </table:table-cell>
          <table:table-cell table:style-name="ce5" office:value-type="float" office:value="7.867162" calcext:value-type="float">
            <text:p>7.9 </text:p>
          </table:table-cell>
          <table:table-cell table:style-name="ce5" office:value-type="float" office:value="14.50151" calcext:value-type="float">
            <text:p>1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114852" calcext:value-type="float">
            <text:p>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557616" calcext:value-type="float">
            <text:p>5.6 </text:p>
          </table:table-cell>
          <table:table-cell table:style-name="ce5" office:value-type="float" office:value="14.92872" calcext:value-type="float">
            <text:p>14.9 </text:p>
          </table:table-cell>
          <table:table-cell table:style-name="ce5" office:value-type="float" office:value="38.27555" calcext:value-type="float">
            <text:p>38.3 </text:p>
          </table:table-cell>
          <table:table-cell table:style-name="ce5" office:value-type="float" office:value="0.00008893044" calcext:value-type="float">
            <text:p>0.0 </text:p>
          </table:table-cell>
          <table:table-cell table:style-name="ce5" office:value-type="float" office:value="9.762143" calcext:value-type="float">
            <text:p>9.8 </text:p>
          </table:table-cell>
          <table:table-cell table:style-name="ce5" office:value-type="float" office:value="17.55148" calcext:value-type="float">
            <text:p>17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92274" calcext:value-type="float">
            <text:p>17.9 </text:p>
          </table:table-cell>
          <table:table-cell table:style-name="ce5" office:value-type="float" office:value="5.905671" calcext:value-type="float">
            <text:p>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981334" calcext:value-type="float">
            <text:p>8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31912" calcext:value-type="float">
            <text:p>3.3 </text:p>
          </table:table-cell>
          <table:table-cell table:style-name="ce5" office:value-type="float" office:value="0.9393285" calcext:value-type="float">
            <text:p>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.977598" calcext:value-type="float">
            <text:p>2.0 </text:p>
          </table:table-cell>
        </table:table-row>
        <table:table-row table:style-name="ro1">
          <table:table-cell office:value-type="string" calcext:value-type="string">
            <text:p>1972Q3</text:p>
          </table:table-cell>
          <table:table-cell office:value-type="float" office:value="10.3088" calcext:value-type="float">
            <text:p>10.3 </text:p>
          </table:table-cell>
          <table:table-cell office:value-type="float" office:value="25.6798" calcext:value-type="float">
            <text:p>25.7 </text:p>
          </table:table-cell>
          <table:table-cell office:value-type="float" office:value="21.37362" calcext:value-type="float">
            <text:p>21.4 </text:p>
          </table:table-cell>
          <table:table-cell office:value-type="float" office:value="17.51383" calcext:value-type="float">
            <text:p>17.5 </text:p>
          </table:table-cell>
          <table:table-cell office:value-type="float" office:value="0.002083072" calcext:value-type="float">
            <text:p>0.0 </text:p>
          </table:table-cell>
          <table:table-cell office:value-type="float" office:value="0.174036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46053" calcext:value-type="float">
            <text:p>15.5 </text:p>
          </table:table-cell>
          <table:table-cell office:value-type="string" calcext:value-type="string">
            <text:p>..</text:p>
          </table:table-cell>
          <table:table-cell office:value-type="float" office:value="13.92027" calcext:value-type="float">
            <text:p>13.9 </text:p>
          </table:table-cell>
          <table:table-cell office:value-type="float" office:value="16.45474" calcext:value-type="float">
            <text:p>16.5 </text:p>
          </table:table-cell>
          <table:table-cell office:value-type="float" office:value="33.11909" calcext:value-type="float">
            <text:p>33.1 </text:p>
          </table:table-cell>
          <table:table-cell office:value-type="float" office:value="1.462082" calcext:value-type="float">
            <text:p>1.5 </text:p>
          </table:table-cell>
          <table:table-cell office:value-type="string" calcext:value-type="string">
            <text:p>..</text:p>
          </table:table-cell>
          <table:table-cell office:value-type="float" office:value="0.1301276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803909" calcext:value-type="float">
            <text:p>0.0 </text:p>
          </table:table-cell>
          <table:table-cell office:value-type="float" office:value="6.329141" calcext:value-type="float">
            <text:p>6.3 </text:p>
          </table:table-cell>
          <table:table-cell office:value-type="float" office:value="35.39493" calcext:value-type="float">
            <text:p>35.4 </text:p>
          </table:table-cell>
          <table:table-cell office:value-type="float" office:value="6.386074" calcext:value-type="float">
            <text:p>6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41829" calcext:value-type="float">
            <text:p>22.4 </text:p>
          </table:table-cell>
          <table:table-cell office:value-type="float" office:value="0.01576845" calcext:value-type="float">
            <text:p>0.0 </text:p>
          </table:table-cell>
          <table:table-cell office:value-type="float" office:value="26.69674" calcext:value-type="float">
            <text:p>26.7 </text:p>
          </table:table-cell>
          <table:table-cell office:value-type="float" office:value="7.951528" calcext:value-type="float">
            <text:p>8.0 </text:p>
          </table:table-cell>
          <table:table-cell office:value-type="float" office:value="14.81209" calcext:value-type="float">
            <text:p>14.8 </text:p>
          </table:table-cell>
          <table:table-cell office:value-type="string" calcext:value-type="string">
            <text:p>..</text:p>
          </table:table-cell>
          <table:table-cell office:value-type="float" office:value="2.11946" calcext:value-type="float">
            <text:p>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717234" calcext:value-type="float">
            <text:p>5.7 </text:p>
          </table:table-cell>
          <table:table-cell office:value-type="float" office:value="15.15114" calcext:value-type="float">
            <text:p>15.2 </text:p>
          </table:table-cell>
          <table:table-cell office:value-type="float" office:value="38.78805" calcext:value-type="float">
            <text:p>38.8 </text:p>
          </table:table-cell>
          <table:table-cell office:value-type="float" office:value="0.00009285238" calcext:value-type="float">
            <text:p>0.0 </text:p>
          </table:table-cell>
          <table:table-cell office:value-type="float" office:value="9.922145" calcext:value-type="float">
            <text:p>9.9 </text:p>
          </table:table-cell>
          <table:table-cell office:value-type="float" office:value="17.72025" calcext:value-type="float">
            <text:p>17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14558" calcext:value-type="float">
            <text:p>18.1 </text:p>
          </table:table-cell>
          <table:table-cell office:value-type="float" office:value="6.00867" calcext:value-type="float">
            <text:p>6.0 </text:p>
          </table:table-cell>
          <table:table-cell office:value-type="string" calcext:value-type="string">
            <text:p>..</text:p>
          </table:table-cell>
          <table:table-cell office:value-type="float" office:value="8.091339" calcext:value-type="float">
            <text:p>8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476942" calcext:value-type="float">
            <text:p>3.5 </text:p>
          </table:table-cell>
          <table:table-cell office:value-type="float" office:value="0.9268319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054249" calcext:value-type="float">
            <text:p>2.1 </text:p>
          </table:table-cell>
        </table:table-row>
        <table:table-row table:style-name="ro1">
          <table:table-cell office:value-type="string" calcext:value-type="string">
            <text:p>1972Q4</text:p>
          </table:table-cell>
          <table:table-cell table:style-name="ce5" office:value-type="float" office:value="10.40167" calcext:value-type="float">
            <text:p>10.4 </text:p>
          </table:table-cell>
          <table:table-cell table:style-name="ce5" office:value-type="float" office:value="26.20996" calcext:value-type="float">
            <text:p>26.2 </text:p>
          </table:table-cell>
          <table:table-cell table:style-name="ce5" office:value-type="float" office:value="21.76079" calcext:value-type="float">
            <text:p>21.8 </text:p>
          </table:table-cell>
          <table:table-cell table:style-name="ce5" office:value-type="float" office:value="17.64551" calcext:value-type="float">
            <text:p>17.6 </text:p>
          </table:table-cell>
          <table:table-cell table:style-name="ce5" office:value-type="float" office:value="0.003091715" calcext:value-type="float">
            <text:p>0.0 </text:p>
          </table:table-cell>
          <table:table-cell table:style-name="ce5" office:value-type="float" office:value="0.1794746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7867" calcext:value-type="float">
            <text:p>1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1266" calcext:value-type="float">
            <text:p>14.1 </text:p>
          </table:table-cell>
          <table:table-cell table:style-name="ce5" office:value-type="float" office:value="16.79593" calcext:value-type="float">
            <text:p>16.8 </text:p>
          </table:table-cell>
          <table:table-cell table:style-name="ce5" office:value-type="float" office:value="33.641" calcext:value-type="float">
            <text:p>33.6 </text:p>
          </table:table-cell>
          <table:table-cell table:style-name="ce5" office:value-type="float" office:value="1.505296" calcext:value-type="float">
            <text:p>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306233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897429" calcext:value-type="float">
            <text:p>0.0 </text:p>
          </table:table-cell>
          <table:table-cell table:style-name="ce5" office:value-type="float" office:value="6.495747" calcext:value-type="float">
            <text:p>6.5 </text:p>
          </table:table-cell>
          <table:table-cell table:style-name="ce5" office:value-type="float" office:value="35.87003" calcext:value-type="float">
            <text:p>35.9 </text:p>
          </table:table-cell>
          <table:table-cell table:style-name="ce5" office:value-type="float" office:value="6.271791" calcext:value-type="float">
            <text:p>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7307" calcext:value-type="float">
            <text:p>22.7 </text:p>
          </table:table-cell>
          <table:table-cell table:style-name="ce5" office:value-type="float" office:value="0.0159491" calcext:value-type="float">
            <text:p>0.0 </text:p>
          </table:table-cell>
          <table:table-cell table:style-name="ce5" office:value-type="float" office:value="27.37634" calcext:value-type="float">
            <text:p>27.4 </text:p>
          </table:table-cell>
          <table:table-cell table:style-name="ce5" office:value-type="float" office:value="8.04644" calcext:value-type="float">
            <text:p>8.0 </text:p>
          </table:table-cell>
          <table:table-cell table:style-name="ce5" office:value-type="float" office:value="15.0271" calcext:value-type="float">
            <text:p>1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171138" calcext:value-type="float">
            <text:p>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851277" calcext:value-type="float">
            <text:p>5.9 </text:p>
          </table:table-cell>
          <table:table-cell table:style-name="ce5" office:value-type="float" office:value="15.33556" calcext:value-type="float">
            <text:p>15.3 </text:p>
          </table:table-cell>
          <table:table-cell table:style-name="ce5" office:value-type="float" office:value="39.71296" calcext:value-type="float">
            <text:p>39.7 </text:p>
          </table:table-cell>
          <table:table-cell table:style-name="ce5" office:value-type="float" office:value="0.00009486291" calcext:value-type="float">
            <text:p>0.0 </text:p>
          </table:table-cell>
          <table:table-cell table:style-name="ce5" office:value-type="float" office:value="10.16415" calcext:value-type="float">
            <text:p>10.2 </text:p>
          </table:table-cell>
          <table:table-cell table:style-name="ce5" office:value-type="float" office:value="17.88901" calcext:value-type="float">
            <text:p>1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40028" calcext:value-type="float">
            <text:p>18.4 </text:p>
          </table:table-cell>
          <table:table-cell table:style-name="ce5" office:value-type="float" office:value="6.135906" calcext:value-type="float">
            <text:p>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209826" calcext:value-type="float">
            <text:p>8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526717" calcext:value-type="float">
            <text:p>3.5 </text:p>
          </table:table-cell>
          <table:table-cell table:style-name="ce5" office:value-type="float" office:value="1.06846" calcext:value-type="float">
            <text:p>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11557" calcext:value-type="float">
            <text:p>2.1 </text:p>
          </table:table-cell>
        </table:table-row>
        <table:table-row table:style-name="ro1">
          <table:table-cell office:value-type="string" calcext:value-type="string">
            <text:p>1973Q1</text:p>
          </table:table-cell>
          <table:table-cell office:value-type="float" office:value="10.58742" calcext:value-type="float">
            <text:p>10.6 </text:p>
          </table:table-cell>
          <table:table-cell office:value-type="float" office:value="26.76001" calcext:value-type="float">
            <text:p>26.8 </text:p>
          </table:table-cell>
          <table:table-cell office:value-type="float" office:value="22.21103" calcext:value-type="float">
            <text:p>22.2 </text:p>
          </table:table-cell>
          <table:table-cell office:value-type="float" office:value="17.96155" calcext:value-type="float">
            <text:p>18.0 </text:p>
          </table:table-cell>
          <table:table-cell office:value-type="float" office:value="0.003836642" calcext:value-type="float">
            <text:p>0.0 </text:p>
          </table:table-cell>
          <table:table-cell office:value-type="float" office:value="0.1903519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0313" calcext:value-type="float">
            <text:p>16.0 </text:p>
          </table:table-cell>
          <table:table-cell office:value-type="string" calcext:value-type="string">
            <text:p>..</text:p>
          </table:table-cell>
          <table:table-cell office:value-type="float" office:value="14.41087" calcext:value-type="float">
            <text:p>14.4 </text:p>
          </table:table-cell>
          <table:table-cell office:value-type="float" office:value="16.94702" calcext:value-type="float">
            <text:p>16.9 </text:p>
          </table:table-cell>
          <table:table-cell office:value-type="float" office:value="34.40211" calcext:value-type="float">
            <text:p>34.4 </text:p>
          </table:table-cell>
          <table:table-cell office:value-type="float" office:value="1.54851" calcext:value-type="float">
            <text:p>1.5 </text:p>
          </table:table-cell>
          <table:table-cell office:value-type="string" calcext:value-type="string">
            <text:p>..</text:p>
          </table:table-cell>
          <table:table-cell office:value-type="float" office:value="0.1370677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0.001991404" calcext:value-type="float">
            <text:p>0.0 </text:p>
          </table:table-cell>
          <table:table-cell office:value-type="float" office:value="6.673713" calcext:value-type="float">
            <text:p>6.7 </text:p>
          </table:table-cell>
          <table:table-cell office:value-type="float" office:value="36.85416" calcext:value-type="float">
            <text:p>36.9 </text:p>
          </table:table-cell>
          <table:table-cell office:value-type="float" office:value="6.271791" calcext:value-type="float">
            <text:p>6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3.01529" calcext:value-type="float">
            <text:p>23.0 </text:p>
          </table:table-cell>
          <table:table-cell office:value-type="float" office:value="0.01638954" calcext:value-type="float">
            <text:p>0.0 </text:p>
          </table:table-cell>
          <table:table-cell office:value-type="float" office:value="27.84912" calcext:value-type="float">
            <text:p>27.8 </text:p>
          </table:table-cell>
          <table:table-cell office:value-type="float" office:value="8.236264" calcext:value-type="float">
            <text:p>8.2 </text:p>
          </table:table-cell>
          <table:table-cell office:value-type="float" office:value="15.2899" calcext:value-type="float">
            <text:p>15.3 </text:p>
          </table:table-cell>
          <table:table-cell office:value-type="string" calcext:value-type="string">
            <text:p>..</text:p>
          </table:table-cell>
          <table:table-cell office:value-type="float" office:value="2.277128" calcext:value-type="float">
            <text:p>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951038" calcext:value-type="float">
            <text:p>6.0 </text:p>
          </table:table-cell>
          <table:table-cell office:value-type="float" office:value="15.64367" calcext:value-type="float">
            <text:p>15.6 </text:p>
          </table:table-cell>
          <table:table-cell office:value-type="float" office:value="40.7081" calcext:value-type="float">
            <text:p>40.7 </text:p>
          </table:table-cell>
          <table:table-cell office:value-type="float" office:value="0.00009657611" calcext:value-type="float">
            <text:p>0.0 </text:p>
          </table:table-cell>
          <table:table-cell office:value-type="float" office:value="10.34215" calcext:value-type="float">
            <text:p>10.3 </text:p>
          </table:table-cell>
          <table:table-cell office:value-type="float" office:value="18.11403" calcext:value-type="float">
            <text:p>18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71522" calcext:value-type="float">
            <text:p>18.7 </text:p>
          </table:table-cell>
          <table:table-cell office:value-type="float" office:value="6.259991" calcext:value-type="float">
            <text:p>6.3 </text:p>
          </table:table-cell>
          <table:table-cell office:value-type="string" calcext:value-type="string">
            <text:p>..</text:p>
          </table:table-cell>
          <table:table-cell office:value-type="float" office:value="8.357686" calcext:value-type="float">
            <text:p>8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583776" calcext:value-type="float">
            <text:p>3.6 </text:p>
          </table:table-cell>
          <table:table-cell office:value-type="float" office:value="1.139274" calcext:value-type="float">
            <text:p>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1309" calcext:value-type="float">
            <text:p>2.1 </text:p>
          </table:table-cell>
        </table:table-row>
        <table:table-row table:style-name="ro1">
          <table:table-cell office:value-type="string" calcext:value-type="string">
            <text:p>1973Q2</text:p>
          </table:table-cell>
          <table:table-cell table:style-name="ce5" office:value-type="float" office:value="10.9589" calcext:value-type="float">
            <text:p>11.0 </text:p>
          </table:table-cell>
          <table:table-cell table:style-name="ce5" office:value-type="float" office:value="27.07148" calcext:value-type="float">
            <text:p>27.1 </text:p>
          </table:table-cell>
          <table:table-cell table:style-name="ce5" office:value-type="float" office:value="22.50963" calcext:value-type="float">
            <text:p>22.5 </text:p>
          </table:table-cell>
          <table:table-cell table:style-name="ce5" office:value-type="float" office:value="18.3566" calcext:value-type="float">
            <text:p>18.4 </text:p>
          </table:table-cell>
          <table:table-cell table:style-name="ce5" office:value-type="float" office:value="0.005311183" calcext:value-type="float">
            <text:p>0.0 </text:p>
          </table:table-cell>
          <table:table-cell table:style-name="ce5" office:value-type="float" office:value="0.2093871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54592" calcext:value-type="float">
            <text:p>1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87396" calcext:value-type="float">
            <text:p>14.9 </text:p>
          </table:table-cell>
          <table:table-cell table:style-name="ce5" office:value-type="float" office:value="17.2882" calcext:value-type="float">
            <text:p>17.3 </text:p>
          </table:table-cell>
          <table:table-cell table:style-name="ce5" office:value-type="float" office:value="35.07623" calcext:value-type="float">
            <text:p>35.1 </text:p>
          </table:table-cell>
          <table:table-cell table:style-name="ce5" office:value-type="float" office:value="1.642141" calcext:value-type="float">
            <text:p>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502044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130339" calcext:value-type="float">
            <text:p>0.0 </text:p>
          </table:table-cell>
          <table:table-cell table:style-name="ce5" office:value-type="float" office:value="6.90469" calcext:value-type="float">
            <text:p>6.9 </text:p>
          </table:table-cell>
          <table:table-cell table:style-name="ce5" office:value-type="float" office:value="38.72062" calcext:value-type="float">
            <text:p>38.7 </text:p>
          </table:table-cell>
          <table:table-cell table:style-name="ce5" office:value-type="float" office:value="6.337254" calcext:value-type="float">
            <text:p>6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52593" calcext:value-type="float">
            <text:p>23.5 </text:p>
          </table:table-cell>
          <table:table-cell table:style-name="ce5" office:value-type="float" office:value="0.01695769" calcext:value-type="float">
            <text:p>0.0 </text:p>
          </table:table-cell>
          <table:table-cell table:style-name="ce5" office:value-type="float" office:value="28.66908" calcext:value-type="float">
            <text:p>28.7 </text:p>
          </table:table-cell>
          <table:table-cell table:style-name="ce5" office:value-type="float" office:value="8.462999" calcext:value-type="float">
            <text:p>8.5 </text:p>
          </table:table-cell>
          <table:table-cell table:style-name="ce5" office:value-type="float" office:value="15.64825" calcext:value-type="float">
            <text:p>1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334731" calcext:value-type="float">
            <text:p>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162351" calcext:value-type="float">
            <text:p>6.2 </text:p>
          </table:table-cell>
          <table:table-cell table:style-name="ce5" office:value-type="float" office:value="15.92086" calcext:value-type="float">
            <text:p>15.9 </text:p>
          </table:table-cell>
          <table:table-cell table:style-name="ce5" office:value-type="float" office:value="41.41174" calcext:value-type="float">
            <text:p>41.4 </text:p>
          </table:table-cell>
          <table:table-cell table:style-name="ce5" office:value-type="float" office:value="0.00009984675" calcext:value-type="float">
            <text:p>0.0 </text:p>
          </table:table-cell>
          <table:table-cell table:style-name="ce5" office:value-type="float" office:value="10.67216" calcext:value-type="float">
            <text:p>10.7 </text:p>
          </table:table-cell>
          <table:table-cell table:style-name="ce5" office:value-type="float" office:value="18.52188" calcext:value-type="float">
            <text:p>18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22176" calcext:value-type="float">
            <text:p>19.2 </text:p>
          </table:table-cell>
          <table:table-cell table:style-name="ce5" office:value-type="float" office:value="6.426903" calcext:value-type="float">
            <text:p>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588215" calcext:value-type="float">
            <text:p>8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824151" calcext:value-type="float">
            <text:p>3.8 </text:p>
          </table:table-cell>
          <table:table-cell table:style-name="ce5" office:value-type="float" office:value="1.201757" calcext:value-type="float">
            <text:p>1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207551" calcext:value-type="float">
            <text:p>2.2 </text:p>
          </table:table-cell>
        </table:table-row>
        <table:table-row table:style-name="ro1">
          <table:table-cell office:value-type="string" calcext:value-type="string">
            <text:p>1973Q3</text:p>
          </table:table-cell>
          <table:table-cell office:value-type="float" office:value="11.33039" calcext:value-type="float">
            <text:p>11.3 </text:p>
          </table:table-cell>
          <table:table-cell office:value-type="float" office:value="27.44259" calcext:value-type="float">
            <text:p>27.4 </text:p>
          </table:table-cell>
          <table:table-cell office:value-type="float" office:value="22.81897" calcext:value-type="float">
            <text:p>22.8 </text:p>
          </table:table-cell>
          <table:table-cell office:value-type="float" office:value="18.90967" calcext:value-type="float">
            <text:p>18.9 </text:p>
          </table:table-cell>
          <table:table-cell office:value-type="float" office:value="0.008370288" calcext:value-type="float">
            <text:p>0.0 </text:p>
          </table:table-cell>
          <table:table-cell office:value-type="float" office:value="0.217545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94203" calcext:value-type="float">
            <text:p>16.9 </text:p>
          </table:table-cell>
          <table:table-cell office:value-type="string" calcext:value-type="string">
            <text:p>..</text:p>
          </table:table-cell>
          <table:table-cell office:value-type="float" office:value="15.62133" calcext:value-type="float">
            <text:p>15.6 </text:p>
          </table:table-cell>
          <table:table-cell office:value-type="float" office:value="17.70737" calcext:value-type="float">
            <text:p>17.7 </text:p>
          </table:table-cell>
          <table:table-cell office:value-type="float" office:value="35.42417" calcext:value-type="float">
            <text:p>35.4 </text:p>
          </table:table-cell>
          <table:table-cell office:value-type="float" office:value="1.685355" calcext:value-type="float">
            <text:p>1.7 </text:p>
          </table:table-cell>
          <table:table-cell office:value-type="string" calcext:value-type="string">
            <text:p>..</text:p>
          </table:table-cell>
          <table:table-cell office:value-type="float" office:value="0.1561531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0.002202281" calcext:value-type="float">
            <text:p>0.0 </text:p>
          </table:table-cell>
          <table:table-cell office:value-type="float" office:value="7.063723" calcext:value-type="float">
            <text:p>7.1 </text:p>
          </table:table-cell>
          <table:table-cell office:value-type="float" office:value="39.87444" calcext:value-type="float">
            <text:p>39.9 </text:p>
          </table:table-cell>
          <table:table-cell office:value-type="float" office:value="6.433562" calcext:value-type="float">
            <text:p>6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3.65344" calcext:value-type="float">
            <text:p>23.7 </text:p>
          </table:table-cell>
          <table:table-cell office:value-type="float" office:value="0.01787786" calcext:value-type="float">
            <text:p>0.0 </text:p>
          </table:table-cell>
          <table:table-cell office:value-type="float" office:value="28.89808" calcext:value-type="float">
            <text:p>28.9 </text:p>
          </table:table-cell>
          <table:table-cell office:value-type="float" office:value="8.658096" calcext:value-type="float">
            <text:p>8.7 </text:p>
          </table:table-cell>
          <table:table-cell office:value-type="float" office:value="15.83938" calcext:value-type="float">
            <text:p>15.8 </text:p>
          </table:table-cell>
          <table:table-cell office:value-type="string" calcext:value-type="string">
            <text:p>..</text:p>
          </table:table-cell>
          <table:table-cell office:value-type="float" office:value="2.407804" calcext:value-type="float">
            <text:p>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427716" calcext:value-type="float">
            <text:p>6.4 </text:p>
          </table:table-cell>
          <table:table-cell office:value-type="float" office:value="16.13695" calcext:value-type="float">
            <text:p>16.1 </text:p>
          </table:table-cell>
          <table:table-cell office:value-type="float" office:value="41.99536" calcext:value-type="float">
            <text:p>42.0 </text:p>
          </table:table-cell>
          <table:table-cell office:value-type="float" office:value="0.0001048731" calcext:value-type="float">
            <text:p>0.0 </text:p>
          </table:table-cell>
          <table:table-cell office:value-type="float" office:value="10.83416" calcext:value-type="float">
            <text:p>10.8 </text:p>
          </table:table-cell>
          <table:table-cell office:value-type="float" office:value="18.92973" calcext:value-type="float">
            <text:p>18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63536" calcext:value-type="float">
            <text:p>19.6 </text:p>
          </table:table-cell>
          <table:table-cell office:value-type="float" office:value="6.559229" calcext:value-type="float">
            <text:p>6.6 </text:p>
          </table:table-cell>
          <table:table-cell office:value-type="string" calcext:value-type="string">
            <text:p>..</text:p>
          </table:table-cell>
          <table:table-cell office:value-type="float" office:value="8.792784" calcext:value-type="float">
            <text:p>8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38581" calcext:value-type="float">
            <text:p>4.1 </text:p>
          </table:table-cell>
          <table:table-cell office:value-type="float" office:value="1.320475" calcext:value-type="float">
            <text:p>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253542" calcext:value-type="float">
            <text:p>2.3 </text:p>
          </table:table-cell>
        </table:table-row>
        <table:table-row table:style-name="ro1">
          <table:table-cell office:value-type="string" calcext:value-type="string">
            <text:p>1973Q4</text:p>
          </table:table-cell>
          <table:table-cell table:style-name="ce5" office:value-type="float" office:value="11.70188" calcext:value-type="float">
            <text:p>11.7 </text:p>
          </table:table-cell>
          <table:table-cell table:style-name="ce5" office:value-type="float" office:value="28.20471" calcext:value-type="float">
            <text:p>28.2 </text:p>
          </table:table-cell>
          <table:table-cell table:style-name="ce5" office:value-type="float" office:value="23.27324" calcext:value-type="float">
            <text:p>23.3 </text:p>
          </table:table-cell>
          <table:table-cell table:style-name="ce5" office:value-type="float" office:value="19.25204" calcext:value-type="float">
            <text:p>19.3 </text:p>
          </table:table-cell>
          <table:table-cell table:style-name="ce5" office:value-type="float" office:value="0.01920731" calcext:value-type="float">
            <text:p>0.0 </text:p>
          </table:table-cell>
          <table:table-cell table:style-name="ce5" office:value-type="float" office:value="0.2257029" calcext:value-type="float">
            <text:p>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57517" calcext:value-type="float">
            <text:p>1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00647" calcext:value-type="float">
            <text:p>16.0 </text:p>
          </table:table-cell>
          <table:table-cell table:style-name="ce5" office:value-type="float" office:value="18.1899" calcext:value-type="float">
            <text:p>18.2 </text:p>
          </table:table-cell>
          <table:table-cell table:style-name="ce5" office:value-type="float" office:value="36.09829" calcext:value-type="float">
            <text:p>36.1 </text:p>
          </table:table-cell>
          <table:table-cell table:style-name="ce5" office:value-type="float" office:value="1.930236" calcext:value-type="float">
            <text:p>1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692898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359201" calcext:value-type="float">
            <text:p>0.0 </text:p>
          </table:table-cell>
          <table:table-cell table:style-name="ce5" office:value-type="float" office:value="7.253048" calcext:value-type="float">
            <text:p>7.3 </text:p>
          </table:table-cell>
          <table:table-cell table:style-name="ce5" office:value-type="float" office:value="41.57122" calcext:value-type="float">
            <text:p>41.6 </text:p>
          </table:table-cell>
          <table:table-cell table:style-name="ce5" office:value-type="float" office:value="6.614861" calcext:value-type="float">
            <text:p>6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4.03773" calcext:value-type="float">
            <text:p>24.0 </text:p>
          </table:table-cell>
          <table:table-cell table:style-name="ce5" office:value-type="float" office:value="0.01888262" calcext:value-type="float">
            <text:p>0.0 </text:p>
          </table:table-cell>
          <table:table-cell table:style-name="ce5" office:value-type="float" office:value="29.5703" calcext:value-type="float">
            <text:p>29.6 </text:p>
          </table:table-cell>
          <table:table-cell table:style-name="ce5" office:value-type="float" office:value="8.863739" calcext:value-type="float">
            <text:p>8.9 </text:p>
          </table:table-cell>
          <table:table-cell table:style-name="ce5" office:value-type="float" office:value="16.17384" calcext:value-type="float">
            <text:p>1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558889" calcext:value-type="float">
            <text:p>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669321" calcext:value-type="float">
            <text:p>6.7 </text:p>
          </table:table-cell>
          <table:table-cell table:style-name="ce5" office:value-type="float" office:value="16.51268" calcext:value-type="float">
            <text:p>16.5 </text:p>
          </table:table-cell>
          <table:table-cell table:style-name="ce5" office:value-type="float" office:value="43.98566" calcext:value-type="float">
            <text:p>44.0 </text:p>
          </table:table-cell>
          <table:table-cell table:style-name="ce5" office:value-type="float" office:value="0.0001124763" calcext:value-type="float">
            <text:p>0.0 </text:p>
          </table:table-cell>
          <table:table-cell table:style-name="ce5" office:value-type="float" office:value="11.20816" calcext:value-type="float">
            <text:p>11.2 </text:p>
          </table:table-cell>
          <table:table-cell table:style-name="ce5" office:value-type="float" office:value="19.3657" calcext:value-type="float">
            <text:p>19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15198" calcext:value-type="float">
            <text:p>20.2 </text:p>
          </table:table-cell>
          <table:table-cell table:style-name="ce5" office:value-type="float" office:value="6.771223" calcext:value-type="float">
            <text:p>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05898" calcext:value-type="float">
            <text:p>9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334037" calcext:value-type="float">
            <text:p>4.3 </text:p>
          </table:table-cell>
          <table:table-cell table:style-name="ce5" office:value-type="float" office:value="1.420448" calcext:value-type="float">
            <text:p>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299533" calcext:value-type="float">
            <text:p>2.3 </text:p>
          </table:table-cell>
        </table:table-row>
        <table:table-row table:style-name="ro1">
          <table:table-cell office:value-type="string" calcext:value-type="string">
            <text:p>1974Q1</text:p>
          </table:table-cell>
          <table:table-cell office:value-type="float" office:value="12.07337" calcext:value-type="float">
            <text:p>12.1 </text:p>
          </table:table-cell>
          <table:table-cell office:value-type="float" office:value="29.03309" calcext:value-type="float">
            <text:p>29.0 </text:p>
          </table:table-cell>
          <table:table-cell office:value-type="float" office:value="24.08583" calcext:value-type="float">
            <text:p>24.1 </text:p>
          </table:table-cell>
          <table:table-cell office:value-type="float" office:value="19.69976" calcext:value-type="float">
            <text:p>19.7 </text:p>
          </table:table-cell>
          <table:table-cell office:value-type="float" office:value="0.02811949" calcext:value-type="float">
            <text:p>0.0 </text:p>
          </table:table-cell>
          <table:table-cell office:value-type="float" office:value="0.2392995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26133" calcext:value-type="float">
            <text:p>18.3 </text:p>
          </table:table-cell>
          <table:table-cell office:value-type="string" calcext:value-type="string">
            <text:p>..</text:p>
          </table:table-cell>
          <table:table-cell office:value-type="float" office:value="16.66214" calcext:value-type="float">
            <text:p>16.7 </text:p>
          </table:table-cell>
          <table:table-cell office:value-type="float" office:value="18.86739" calcext:value-type="float">
            <text:p>18.9 </text:p>
          </table:table-cell>
          <table:table-cell office:value-type="float" office:value="36.96813" calcext:value-type="float">
            <text:p>37.0 </text:p>
          </table:table-cell>
          <table:table-cell office:value-type="float" office:value="2.059879" calcext:value-type="float">
            <text:p>2.1 </text:p>
          </table:table-cell>
          <table:table-cell office:value-type="string" calcext:value-type="string">
            <text:p>..</text:p>
          </table:table-cell>
          <table:table-cell office:value-type="float" office:value="0.1841615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0.002681134" calcext:value-type="float">
            <text:p>0.0 </text:p>
          </table:table-cell>
          <table:table-cell office:value-type="float" office:value="7.641165" calcext:value-type="float">
            <text:p>7.6 </text:p>
          </table:table-cell>
          <table:table-cell office:value-type="float" office:value="45.43989" calcext:value-type="float">
            <text:p>45.4 </text:p>
          </table:table-cell>
          <table:table-cell office:value-type="float" office:value="7.395978" calcext:value-type="float">
            <text:p>7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4.82832" calcext:value-type="float">
            <text:p>24.8 </text:p>
          </table:table-cell>
          <table:table-cell office:value-type="float" office:value="0.02049538" calcext:value-type="float">
            <text:p>0.0 </text:p>
          </table:table-cell>
          <table:table-cell office:value-type="float" office:value="30.27945" calcext:value-type="float">
            <text:p>30.3 </text:p>
          </table:table-cell>
          <table:table-cell office:value-type="float" office:value="9.0852" calcext:value-type="float">
            <text:p>9.1 </text:p>
          </table:table-cell>
          <table:table-cell office:value-type="float" office:value="16.69943" calcext:value-type="float">
            <text:p>16.7 </text:p>
          </table:table-cell>
          <table:table-cell office:value-type="string" calcext:value-type="string">
            <text:p>..</text:p>
          </table:table-cell>
          <table:table-cell office:value-type="float" office:value="2.819202" calcext:value-type="float">
            <text:p>2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824404" calcext:value-type="float">
            <text:p>6.8 </text:p>
          </table:table-cell>
          <table:table-cell office:value-type="float" office:value="17.17436" calcext:value-type="float">
            <text:p>17.2 </text:p>
          </table:table-cell>
          <table:table-cell office:value-type="float" office:value="44.94101" calcext:value-type="float">
            <text:p>44.9 </text:p>
          </table:table-cell>
          <table:table-cell office:value-type="float" office:value="0.0001172336" calcext:value-type="float">
            <text:p>0.0 </text:p>
          </table:table-cell>
          <table:table-cell office:value-type="float" office:value="11.67312" calcext:value-type="float">
            <text:p>11.7 </text:p>
          </table:table-cell>
          <table:table-cell office:value-type="float" office:value="19.91418" calcext:value-type="float">
            <text:p>1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94525" calcext:value-type="float">
            <text:p>20.9 </text:p>
          </table:table-cell>
          <table:table-cell office:value-type="float" office:value="7.021448" calcext:value-type="float">
            <text:p>7.0 </text:p>
          </table:table-cell>
          <table:table-cell office:value-type="string" calcext:value-type="string">
            <text:p>..</text:p>
          </table:table-cell>
          <table:table-cell office:value-type="float" office:value="9.432902" calcext:value-type="float">
            <text:p>9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18568" calcext:value-type="float">
            <text:p>4.5 </text:p>
          </table:table-cell>
          <table:table-cell office:value-type="float" office:value="1.657884" calcext:value-type="float">
            <text:p>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360854" calcext:value-type="float">
            <text:p>2.4 </text:p>
          </table:table-cell>
        </table:table-row>
        <table:table-row table:style-name="ro1">
          <table:table-cell office:value-type="string" calcext:value-type="string">
            <text:p>1974Q2</text:p>
          </table:table-cell>
          <table:table-cell table:style-name="ce5" office:value-type="float" office:value="12.53773" calcext:value-type="float">
            <text:p>12.5 </text:p>
          </table:table-cell>
          <table:table-cell table:style-name="ce5" office:value-type="float" office:value="29.74218" calcext:value-type="float">
            <text:p>29.7 </text:p>
          </table:table-cell>
          <table:table-cell table:style-name="ce5" office:value-type="float" office:value="25.09905" calcext:value-type="float">
            <text:p>25.1 </text:p>
          </table:table-cell>
          <table:table-cell table:style-name="ce5" office:value-type="float" office:value="20.38451" calcext:value-type="float">
            <text:p>20.4 </text:p>
          </table:table-cell>
          <table:table-cell table:style-name="ce5" office:value-type="float" office:value="0.04274184" calcext:value-type="float">
            <text:p>0.0 </text:p>
          </table:table-cell>
          <table:table-cell table:style-name="ce5" office:value-type="float" office:value="0.2583347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96621" calcext:value-type="float">
            <text:p>1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48287" calcext:value-type="float">
            <text:p>17.5 </text:p>
          </table:table-cell>
          <table:table-cell table:style-name="ce5" office:value-type="float" office:value="19.63261" calcext:value-type="float">
            <text:p>19.6 </text:p>
          </table:table-cell>
          <table:table-cell table:style-name="ce5" office:value-type="float" office:value="37.55527" calcext:value-type="float">
            <text:p>37.6 </text:p>
          </table:table-cell>
          <table:table-cell table:style-name="ce5" office:value-type="float" office:value="2.153509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2114263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927531" calcext:value-type="float">
            <text:p>0.0 </text:p>
          </table:table-cell>
          <table:table-cell table:style-name="ce5" office:value-type="float" office:value="8.036855" calcext:value-type="float">
            <text:p>8.0 </text:p>
          </table:table-cell>
          <table:table-cell table:style-name="ce5" office:value-type="float" office:value="47.47603" calcext:value-type="float">
            <text:p>47.5 </text:p>
          </table:table-cell>
          <table:table-cell table:style-name="ce5" office:value-type="float" office:value="7.855328" calcext:value-type="float">
            <text:p>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5.58993" calcext:value-type="float">
            <text:p>25.6 </text:p>
          </table:table-cell>
          <table:table-cell table:style-name="ce5" office:value-type="float" office:value="0.02121471" calcext:value-type="float">
            <text:p>0.0 </text:p>
          </table:table-cell>
          <table:table-cell table:style-name="ce5" office:value-type="float" office:value="31.20283" calcext:value-type="float">
            <text:p>31.2 </text:p>
          </table:table-cell>
          <table:table-cell table:style-name="ce5" office:value-type="float" office:value="9.306663" calcext:value-type="float">
            <text:p>9.3 </text:p>
          </table:table-cell>
          <table:table-cell table:style-name="ce5" office:value-type="float" office:value="17.01001" calcext:value-type="float">
            <text:p>1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93946" calcext:value-type="float">
            <text:p>2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151984" calcext:value-type="float">
            <text:p>7.2 </text:p>
          </table:table-cell>
          <table:table-cell table:style-name="ce5" office:value-type="float" office:value="17.32376" calcext:value-type="float">
            <text:p>17.3 </text:p>
          </table:table-cell>
          <table:table-cell table:style-name="ce5" office:value-type="float" office:value="45.30307" calcext:value-type="float">
            <text:p>45.3 </text:p>
          </table:table-cell>
          <table:table-cell table:style-name="ce5" office:value-type="float" office:value="0.0001254314" calcext:value-type="float">
            <text:p>0.0 </text:p>
          </table:table-cell>
          <table:table-cell table:style-name="ce5" office:value-type="float" office:value="12.36744" calcext:value-type="float">
            <text:p>12.4 </text:p>
          </table:table-cell>
          <table:table-cell table:style-name="ce5" office:value-type="float" office:value="20.47673" calcext:value-type="float">
            <text:p>2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66394" calcext:value-type="float">
            <text:p>21.7 </text:p>
          </table:table-cell>
          <table:table-cell table:style-name="ce5" office:value-type="float" office:value="7.293312" calcext:value-type="float">
            <text:p>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766002" calcext:value-type="float">
            <text:p>9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922835" calcext:value-type="float">
            <text:p>4.9 </text:p>
          </table:table-cell>
          <table:table-cell table:style-name="ce5" office:value-type="float" office:value="1.76827" calcext:value-type="float">
            <text:p>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437505" calcext:value-type="float">
            <text:p>2.4 </text:p>
          </table:table-cell>
        </table:table-row>
        <table:table-row table:style-name="ro1">
          <table:table-cell office:value-type="string" calcext:value-type="string">
            <text:p>1974Q3</text:p>
          </table:table-cell>
          <table:table-cell office:value-type="float" office:value="13.18783" calcext:value-type="float">
            <text:p>13.2 </text:p>
          </table:table-cell>
          <table:table-cell office:value-type="float" office:value="30.19282" calcext:value-type="float">
            <text:p>30.2 </text:p>
          </table:table-cell>
          <table:table-cell office:value-type="float" office:value="26.15924" calcext:value-type="float">
            <text:p>26.2 </text:p>
          </table:table-cell>
          <table:table-cell office:value-type="float" office:value="20.99026" calcext:value-type="float">
            <text:p>21.0 </text:p>
          </table:table-cell>
          <table:table-cell office:value-type="float" office:value="0.06184224" calcext:value-type="float">
            <text:p>0.1 </text:p>
          </table:table-cell>
          <table:table-cell office:value-type="float" office:value="0.2637733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68357" calcext:value-type="float">
            <text:p>19.7 </text:p>
          </table:table-cell>
          <table:table-cell office:value-type="string" calcext:value-type="string">
            <text:p>..</text:p>
          </table:table-cell>
          <table:table-cell office:value-type="float" office:value="18.2394" calcext:value-type="float">
            <text:p>18.2 </text:p>
          </table:table-cell>
          <table:table-cell office:value-type="float" office:value="20.28573" calcext:value-type="float">
            <text:p>20.3 </text:p>
          </table:table-cell>
          <table:table-cell office:value-type="float" office:value="37.90321" calcext:value-type="float">
            <text:p>37.9 </text:p>
          </table:table-cell>
          <table:table-cell office:value-type="float" office:value="2.160712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2220844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0.003029597" calcext:value-type="float">
            <text:p>0.0 </text:p>
          </table:table-cell>
          <table:table-cell office:value-type="float" office:value="8.51774" calcext:value-type="float">
            <text:p>8.5 </text:p>
          </table:table-cell>
          <table:table-cell office:value-type="float" office:value="49.24069" calcext:value-type="float">
            <text:p>49.2 </text:p>
          </table:table-cell>
          <table:table-cell office:value-type="float" office:value="8.213266" calcext:value-type="float">
            <text:p>8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6.08318" calcext:value-type="float">
            <text:p>26.1 </text:p>
          </table:table-cell>
          <table:table-cell office:value-type="float" office:value="0.02195478" calcext:value-type="float">
            <text:p>0.0 </text:p>
          </table:table-cell>
          <table:table-cell office:value-type="float" office:value="31.74947" calcext:value-type="float">
            <text:p>31.7 </text:p>
          </table:table-cell>
          <table:table-cell office:value-type="float" office:value="9.654674" calcext:value-type="float">
            <text:p>9.7 </text:p>
          </table:table-cell>
          <table:table-cell office:value-type="float" office:value="17.36837" calcext:value-type="float">
            <text:p>17.4 </text:p>
          </table:table-cell>
          <table:table-cell office:value-type="string" calcext:value-type="string">
            <text:p>..</text:p>
          </table:table-cell>
          <table:table-cell office:value-type="float" office:value="3.098106" calcext:value-type="float">
            <text:p>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406829" calcext:value-type="float">
            <text:p>7.4 </text:p>
          </table:table-cell>
          <table:table-cell office:value-type="float" office:value="17.6166" calcext:value-type="float">
            <text:p>17.6 </text:p>
          </table:table-cell>
          <table:table-cell office:value-type="float" office:value="46.42934" calcext:value-type="float">
            <text:p>46.4 </text:p>
          </table:table-cell>
          <table:table-cell office:value-type="float" office:value="0.0001308825" calcext:value-type="float">
            <text:p>0.0 </text:p>
          </table:table-cell>
          <table:table-cell office:value-type="float" office:value="12.67817" calcext:value-type="float">
            <text:p>12.7 </text:p>
          </table:table-cell>
          <table:table-cell office:value-type="float" office:value="21.09553" calcext:value-type="float">
            <text:p>21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33061" calcext:value-type="float">
            <text:p>22.3 </text:p>
          </table:table-cell>
          <table:table-cell office:value-type="float" office:value="7.510073" calcext:value-type="float">
            <text:p>7.5 </text:p>
          </table:table-cell>
          <table:table-cell office:value-type="string" calcext:value-type="string">
            <text:p>..</text:p>
          </table:table-cell>
          <table:table-cell office:value-type="float" office:value="10.07345" calcext:value-type="float">
            <text:p>1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18154" calcext:value-type="float">
            <text:p>5.4 </text:p>
          </table:table-cell>
          <table:table-cell office:value-type="float" office:value="1.799512" calcext:value-type="float">
            <text:p>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529486" calcext:value-type="float">
            <text:p>2.5 </text:p>
          </table:table-cell>
        </table:table-row>
        <table:table-row table:style-name="ro1">
          <table:table-cell office:value-type="string" calcext:value-type="string">
            <text:p>1974Q4</text:p>
          </table:table-cell>
          <table:table-cell table:style-name="ce5" office:value-type="float" office:value="13.65219" calcext:value-type="float">
            <text:p>13.7 </text:p>
          </table:table-cell>
          <table:table-cell table:style-name="ce5" office:value-type="float" office:value="30.93505" calcext:value-type="float">
            <text:p>30.9 </text:p>
          </table:table-cell>
          <table:table-cell table:style-name="ce5" office:value-type="float" office:value="26.9819" calcext:value-type="float">
            <text:p>27.0 </text:p>
          </table:table-cell>
          <table:table-cell table:style-name="ce5" office:value-type="float" office:value="21.596" calcext:value-type="float">
            <text:p>21.6 </text:p>
          </table:table-cell>
          <table:table-cell table:style-name="ce5" office:value-type="float" office:value="0.08938922" calcext:value-type="float">
            <text:p>0.1 </text:p>
          </table:table-cell>
          <table:table-cell table:style-name="ce5" office:value-type="float" office:value="0.2828085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43211" calcext:value-type="float">
            <text:p>2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84463" calcext:value-type="float">
            <text:p>18.8 </text:p>
          </table:table-cell>
          <table:table-cell table:style-name="ce5" office:value-type="float" office:value="20.91936" calcext:value-type="float">
            <text:p>20.9 </text:p>
          </table:table-cell>
          <table:table-cell table:style-name="ce5" office:value-type="float" office:value="38.42511" calcext:value-type="float">
            <text:p>38.4 </text:p>
          </table:table-cell>
          <table:table-cell table:style-name="ce5" office:value-type="float" office:value="2.239938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2555458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3490465" calcext:value-type="float">
            <text:p>0.0 </text:p>
          </table:table-cell>
          <table:table-cell table:style-name="ce5" office:value-type="float" office:value="9.044065" calcext:value-type="float">
            <text:p>9.0 </text:p>
          </table:table-cell>
          <table:table-cell table:style-name="ce5" office:value-type="float" office:value="51.31076" calcext:value-type="float">
            <text:p>51.3 </text:p>
          </table:table-cell>
          <table:table-cell table:style-name="ce5" office:value-type="float" office:value="8.428739" calcext:value-type="float">
            <text:p>8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6.72134" calcext:value-type="float">
            <text:p>26.7 </text:p>
          </table:table-cell>
          <table:table-cell table:style-name="ce5" office:value-type="float" office:value="0.02311727" calcext:value-type="float">
            <text:p>0.0 </text:p>
          </table:table-cell>
          <table:table-cell table:style-name="ce5" office:value-type="float" office:value="32.78365" calcext:value-type="float">
            <text:p>32.8 </text:p>
          </table:table-cell>
          <table:table-cell table:style-name="ce5" office:value-type="float" office:value="9.97632" calcext:value-type="float">
            <text:p>10.0 </text:p>
          </table:table-cell>
          <table:table-cell table:style-name="ce5" office:value-type="float" office:value="17.7984" calcext:value-type="float">
            <text:p>1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124351" calcext:value-type="float">
            <text:p>3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780299" calcext:value-type="float">
            <text:p>7.8 </text:p>
          </table:table-cell>
          <table:table-cell table:style-name="ce5" office:value-type="float" office:value="18.46418" calcext:value-type="float">
            <text:p>18.5 </text:p>
          </table:table-cell>
          <table:table-cell table:style-name="ce5" office:value-type="float" office:value="47.84655" calcext:value-type="float">
            <text:p>47.8 </text:p>
          </table:table-cell>
          <table:table-cell table:style-name="ce5" office:value-type="float" office:value="0.0001391087" calcext:value-type="float">
            <text:p>0.0 </text:p>
          </table:table-cell>
          <table:table-cell table:style-name="ce5" office:value-type="float" office:value="13.2459" calcext:value-type="float">
            <text:p>13.2 </text:p>
          </table:table-cell>
          <table:table-cell table:style-name="ce5" office:value-type="float" office:value="21.7284" calcext:value-type="float">
            <text:p>21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07813" calcext:value-type="float">
            <text:p>23.1 </text:p>
          </table:table-cell>
          <table:table-cell table:style-name="ce5" office:value-type="float" office:value="7.789027" calcext:value-type="float">
            <text:p>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4279" calcext:value-type="float">
            <text:p>1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562622" calcext:value-type="float">
            <text:p>5.6 </text:p>
          </table:table-cell>
          <table:table-cell table:style-name="ce5" office:value-type="float" office:value="1.914064" calcext:value-type="float">
            <text:p>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606137" calcext:value-type="float">
            <text:p>2.6 </text:p>
          </table:table-cell>
        </table:table-row>
        <table:table-row table:style-name="ro1">
          <table:table-cell office:value-type="string" calcext:value-type="string">
            <text:p>1975Q1</text:p>
          </table:table-cell>
          <table:table-cell office:value-type="float" office:value="14.20943" calcext:value-type="float">
            <text:p>14.2 </text:p>
          </table:table-cell>
          <table:table-cell office:value-type="float" office:value="31.75018" calcext:value-type="float">
            <text:p>31.8 </text:p>
          </table:table-cell>
          <table:table-cell office:value-type="float" office:value="27.76362" calcext:value-type="float">
            <text:p>27.8 </text:p>
          </table:table-cell>
          <table:table-cell office:value-type="float" office:value="21.99104" calcext:value-type="float">
            <text:p>22.0 </text:p>
          </table:table-cell>
          <table:table-cell office:value-type="float" office:value="0.1303528" calcext:value-type="float">
            <text:p>0.1 </text:p>
          </table:table-cell>
          <table:table-cell office:value-type="float" office:value="0.3018437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0.72217" calcext:value-type="float">
            <text:p>20.7 </text:p>
          </table:table-cell>
          <table:table-cell office:value-type="string" calcext:value-type="string">
            <text:p>..</text:p>
          </table:table-cell>
          <table:table-cell office:value-type="float" office:value="19.73872" calcext:value-type="float">
            <text:p>19.7 </text:p>
          </table:table-cell>
          <table:table-cell office:value-type="float" office:value="21.49937" calcext:value-type="float">
            <text:p>21.5 </text:p>
          </table:table-cell>
          <table:table-cell office:value-type="float" office:value="39.14273" calcext:value-type="float">
            <text:p>39.1 </text:p>
          </table:table-cell>
          <table:table-cell office:value-type="float" office:value="2.340771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280332" calcext:value-type="float">
            <text:p>0.3 </text:p>
          </table:table-cell>
          <table:table-cell office:value-type="string" calcext:value-type="string">
            <text:p>..</text:p>
          </table:table-cell>
          <table:table-cell office:value-type="float" office:value="0.003947288" calcext:value-type="float">
            <text:p>0.0 </text:p>
          </table:table-cell>
          <table:table-cell office:value-type="float" office:value="9.364024" calcext:value-type="float">
            <text:p>9.4 </text:p>
          </table:table-cell>
          <table:table-cell office:value-type="float" office:value="52.32884" calcext:value-type="float">
            <text:p>52.3 </text:p>
          </table:table-cell>
          <table:table-cell office:value-type="float" office:value="9.012579" calcext:value-type="float">
            <text:p>9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7.47657" calcext:value-type="float">
            <text:p>27.5 </text:p>
          </table:table-cell>
          <table:table-cell office:value-type="float" office:value="0.02388517" calcext:value-type="float">
            <text:p>0.0 </text:p>
          </table:table-cell>
          <table:table-cell office:value-type="float" office:value="33.48542" calcext:value-type="float">
            <text:p>33.5 </text:p>
          </table:table-cell>
          <table:table-cell office:value-type="float" office:value="10.28559" calcext:value-type="float">
            <text:p>10.3 </text:p>
          </table:table-cell>
          <table:table-cell office:value-type="float" office:value="18.539" calcext:value-type="float">
            <text:p>18.5 </text:p>
          </table:table-cell>
          <table:table-cell office:value-type="string" calcext:value-type="string">
            <text:p>..</text:p>
          </table:table-cell>
          <table:table-cell office:value-type="float" office:value="3.284173" calcext:value-type="float">
            <text:p>3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101531" calcext:value-type="float">
            <text:p>8.1 </text:p>
          </table:table-cell>
          <table:table-cell office:value-type="float" office:value="18.65438" calcext:value-type="float">
            <text:p>18.7 </text:p>
          </table:table-cell>
          <table:table-cell office:value-type="float" office:value="48.54053" calcext:value-type="float">
            <text:p>48.5 </text:p>
          </table:table-cell>
          <table:table-cell office:value-type="float" office:value="0.0001487082" calcext:value-type="float">
            <text:p>0.0 </text:p>
          </table:table-cell>
          <table:table-cell office:value-type="float" office:value="14.0438" calcext:value-type="float">
            <text:p>14.0 </text:p>
          </table:table-cell>
          <table:table-cell office:value-type="float" office:value="22.12218" calcext:value-type="float">
            <text:p>2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3.62517" calcext:value-type="float">
            <text:p>23.6 </text:p>
          </table:table-cell>
          <table:table-cell office:value-type="float" office:value="8.056934" calcext:value-type="float">
            <text:p>8.1 </text:p>
          </table:table-cell>
          <table:table-cell office:value-type="string" calcext:value-type="string">
            <text:p>..</text:p>
          </table:table-cell>
          <table:table-cell office:value-type="float" office:value="10.70682" calcext:value-type="float">
            <text:p>10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50933" calcext:value-type="float">
            <text:p>5.5 </text:p>
          </table:table-cell>
          <table:table-cell office:value-type="float" office:value="1.999458" calcext:value-type="float">
            <text:p>2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698119" calcext:value-type="float">
            <text:p>2.7 </text:p>
          </table:table-cell>
        </table:table-row>
        <table:table-row table:style-name="ro1">
          <table:table-cell office:value-type="string" calcext:value-type="string">
            <text:p>1975Q2</text:p>
          </table:table-cell>
          <table:table-cell table:style-name="ce5" office:value-type="float" office:value="14.67379" calcext:value-type="float">
            <text:p>14.7 </text:p>
          </table:table-cell>
          <table:table-cell table:style-name="ce5" office:value-type="float" office:value="32.27371" calcext:value-type="float">
            <text:p>32.3 </text:p>
          </table:table-cell>
          <table:table-cell table:style-name="ce5" office:value-type="float" office:value="28.49368" calcext:value-type="float">
            <text:p>28.5 </text:p>
          </table:table-cell>
          <table:table-cell table:style-name="ce5" office:value-type="float" office:value="22.51778" calcext:value-type="float">
            <text:p>22.5 </text:p>
          </table:table-cell>
          <table:table-cell table:style-name="ce5" office:value-type="float" office:value="0.2205065" calcext:value-type="float">
            <text:p>0.2 </text:p>
          </table:table-cell>
          <table:table-cell table:style-name="ce5" office:value-type="float" office:value="0.3235982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14011" calcext:value-type="float">
            <text:p>2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64198" calcext:value-type="float">
            <text:p>20.6 </text:p>
          </table:table-cell>
          <table:table-cell table:style-name="ce5" office:value-type="float" office:value="22.02089" calcext:value-type="float">
            <text:p>22.0 </text:p>
          </table:table-cell>
          <table:table-cell table:style-name="ce5" office:value-type="float" office:value="39.90384" calcext:value-type="float">
            <text:p>39.9 </text:p>
          </table:table-cell>
          <table:table-cell table:style-name="ce5" office:value-type="float" office:value="2.4272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3177592" calcext:value-type="float">
            <text:p>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4132983" calcext:value-type="float">
            <text:p>0.0 </text:p>
          </table:table-cell>
          <table:table-cell table:style-name="ce5" office:value-type="float" office:value="9.619613" calcext:value-type="float">
            <text:p>9.6 </text:p>
          </table:table-cell>
          <table:table-cell table:style-name="ce5" office:value-type="float" office:value="53.75414" calcext:value-type="float">
            <text:p>53.8 </text:p>
          </table:table-cell>
          <table:table-cell table:style-name="ce5" office:value-type="float" office:value="9.738219" calcext:value-type="float">
            <text:p>9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8.25615" calcext:value-type="float">
            <text:p>28.3 </text:p>
          </table:table-cell>
          <table:table-cell table:style-name="ce5" office:value-type="float" office:value="0.02458758" calcext:value-type="float">
            <text:p>0.0 </text:p>
          </table:table-cell>
          <table:table-cell table:style-name="ce5" office:value-type="float" office:value="34.41619" calcext:value-type="float">
            <text:p>34.4 </text:p>
          </table:table-cell>
          <table:table-cell table:style-name="ce5" office:value-type="float" office:value="10.69462" calcext:value-type="float">
            <text:p>10.7 </text:p>
          </table:table-cell>
          <table:table-cell table:style-name="ce5" office:value-type="float" office:value="18.96903" calcext:value-type="float">
            <text:p>1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386411" calcext:value-type="float">
            <text:p>3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38177" calcext:value-type="float">
            <text:p>8.4 </text:p>
          </table:table-cell>
          <table:table-cell table:style-name="ce5" office:value-type="float" office:value="19.06513" calcext:value-type="float">
            <text:p>19.1 </text:p>
          </table:table-cell>
          <table:table-cell table:style-name="ce5" office:value-type="float" office:value="49.13381" calcext:value-type="float">
            <text:p>49.1 </text:p>
          </table:table-cell>
          <table:table-cell table:style-name="ce5" office:value-type="float" office:value="0.0001541876" calcext:value-type="float">
            <text:p>0.0 </text:p>
          </table:table-cell>
          <table:table-cell table:style-name="ce5" office:value-type="float" office:value="15.37108" calcext:value-type="float">
            <text:p>15.4 </text:p>
          </table:table-cell>
          <table:table-cell table:style-name="ce5" office:value-type="float" office:value="22.45971" calcext:value-type="float">
            <text:p>2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4.22552" calcext:value-type="float">
            <text:p>24.2 </text:p>
          </table:table-cell>
          <table:table-cell table:style-name="ce5" office:value-type="float" office:value="8.341727" calcext:value-type="float">
            <text:p>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99524" calcext:value-type="float">
            <text:p>11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83711" calcext:value-type="float">
            <text:p>5.5 </text:p>
          </table:table-cell>
          <table:table-cell table:style-name="ce5" office:value-type="float" office:value="2.080686" calcext:value-type="float">
            <text:p>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77477" calcext:value-type="float">
            <text:p>2.8 </text:p>
          </table:table-cell>
        </table:table-row>
        <table:table-row table:style-name="ro1">
          <table:table-cell office:value-type="string" calcext:value-type="string">
            <text:p>1975Q3</text:p>
          </table:table-cell>
          <table:table-cell office:value-type="float" office:value="14.76666" calcext:value-type="float">
            <text:p>14.8 </text:p>
          </table:table-cell>
          <table:table-cell office:value-type="float" office:value="32.85689" calcext:value-type="float">
            <text:p>32.9 </text:p>
          </table:table-cell>
          <table:table-cell office:value-type="float" office:value="29.14657" calcext:value-type="float">
            <text:p>29.1 </text:p>
          </table:table-cell>
          <table:table-cell office:value-type="float" office:value="23.2552" calcext:value-type="float">
            <text:p>23.3 </text:p>
          </table:table-cell>
          <table:table-cell office:value-type="float" office:value="0.3092847" calcext:value-type="float">
            <text:p>0.3 </text:p>
          </table:table-cell>
          <table:table-cell office:value-type="float" office:value="0.3290368" calcext:value-type="float">
            <text:p>0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.53621" calcext:value-type="float">
            <text:p>21.5 </text:p>
          </table:table-cell>
          <table:table-cell office:value-type="string" calcext:value-type="string">
            <text:p>..</text:p>
          </table:table-cell>
          <table:table-cell office:value-type="float" office:value="21.36183" calcext:value-type="float">
            <text:p>21.4 </text:p>
          </table:table-cell>
          <table:table-cell office:value-type="float" office:value="22.50342" calcext:value-type="float">
            <text:p>22.5 </text:p>
          </table:table-cell>
          <table:table-cell office:value-type="float" office:value="40.20828" calcext:value-type="float">
            <text:p>40.2 </text:p>
          </table:table-cell>
          <table:table-cell office:value-type="float" office:value="2.4272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0.3415539" calcext:value-type="float">
            <text:p>0.3 </text:p>
          </table:table-cell>
          <table:table-cell office:value-type="string" calcext:value-type="string">
            <text:p>..</text:p>
          </table:table-cell>
          <table:table-cell office:value-type="float" office:value="0.004190986" calcext:value-type="float">
            <text:p>0.0 </text:p>
          </table:table-cell>
          <table:table-cell office:value-type="float" office:value="9.803258" calcext:value-type="float">
            <text:p>9.8 </text:p>
          </table:table-cell>
          <table:table-cell office:value-type="float" office:value="54.33104" calcext:value-type="float">
            <text:p>54.3 </text:p>
          </table:table-cell>
          <table:table-cell office:value-type="float" office:value="10.38464" calcext:value-type="float">
            <text:p>10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8.85084" calcext:value-type="float">
            <text:p>28.9 </text:p>
          </table:table-cell>
          <table:table-cell office:value-type="float" office:value="0.02538059" calcext:value-type="float">
            <text:p>0.0 </text:p>
          </table:table-cell>
          <table:table-cell office:value-type="float" office:value="35.09579" calcext:value-type="float">
            <text:p>35.1 </text:p>
          </table:table-cell>
          <table:table-cell office:value-type="float" office:value="11.08369" calcext:value-type="float">
            <text:p>11.1 </text:p>
          </table:table-cell>
          <table:table-cell office:value-type="float" office:value="19.5424" calcext:value-type="float">
            <text:p>19.5 </text:p>
          </table:table-cell>
          <table:table-cell office:value-type="string" calcext:value-type="string">
            <text:p>..</text:p>
          </table:table-cell>
          <table:table-cell office:value-type="float" office:value="3.501968" calcext:value-type="float">
            <text:p>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700644" calcext:value-type="float">
            <text:p>8.7 </text:p>
          </table:table-cell>
          <table:table-cell office:value-type="float" office:value="19.64801" calcext:value-type="float">
            <text:p>19.6 </text:p>
          </table:table-cell>
          <table:table-cell office:value-type="float" office:value="49.44524" calcext:value-type="float">
            <text:p>49.4 </text:p>
          </table:table-cell>
          <table:table-cell office:value-type="float" office:value="0.0001555752" calcext:value-type="float">
            <text:p>0.0 </text:p>
          </table:table-cell>
          <table:table-cell office:value-type="float" office:value="16.04622" calcext:value-type="float">
            <text:p>16.0 </text:p>
          </table:table-cell>
          <table:table-cell office:value-type="float" office:value="22.93788" calcext:value-type="float">
            <text:p>2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4.72219" calcext:value-type="float">
            <text:p>24.7 </text:p>
          </table:table-cell>
          <table:table-cell office:value-type="float" office:value="8.524923" calcext:value-type="float">
            <text:p>8.5 </text:p>
          </table:table-cell>
          <table:table-cell office:value-type="string" calcext:value-type="string">
            <text:p>..</text:p>
          </table:table-cell>
          <table:table-cell office:value-type="float" office:value="11.23269" calcext:value-type="float">
            <text:p>1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07228" calcext:value-type="float">
            <text:p>5.4 </text:p>
          </table:table-cell>
          <table:table-cell office:value-type="float" office:value="2.145251" calcext:value-type="float">
            <text:p>2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866751" calcext:value-type="float">
            <text:p>2.9 </text:p>
          </table:table-cell>
        </table:table-row>
        <table:table-row table:style-name="ro1">
          <table:table-cell office:value-type="string" calcext:value-type="string">
            <text:p>1975Q4</text:p>
          </table:table-cell>
          <table:table-cell table:style-name="ce5" office:value-type="float" office:value="15.60251" calcext:value-type="float">
            <text:p>15.6 </text:p>
          </table:table-cell>
          <table:table-cell table:style-name="ce5" office:value-type="float" office:value="33.14848" calcext:value-type="float">
            <text:p>33.1 </text:p>
          </table:table-cell>
          <table:table-cell table:style-name="ce5" office:value-type="float" office:value="29.98734" calcext:value-type="float">
            <text:p>30.0 </text:p>
          </table:table-cell>
          <table:table-cell table:style-name="ce5" office:value-type="float" office:value="23.72926" calcext:value-type="float">
            <text:p>23.7 </text:p>
          </table:table-cell>
          <table:table-cell table:style-name="ce5" office:value-type="float" office:value="0.3942088" calcext:value-type="float">
            <text:p>0.4 </text:p>
          </table:table-cell>
          <table:table-cell table:style-name="ce5" office:value-type="float" office:value="0.3344755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1.37403" calcext:value-type="float">
            <text:p>2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17339" calcext:value-type="float">
            <text:p>22.2 </text:p>
          </table:table-cell>
          <table:table-cell table:style-name="ce5" office:value-type="float" office:value="22.9957" calcext:value-type="float">
            <text:p>23.0 </text:p>
          </table:table-cell>
          <table:table-cell table:style-name="ce5" office:value-type="float" office:value="40.51272" calcext:value-type="float">
            <text:p>40.5 </text:p>
          </table:table-cell>
          <table:table-cell table:style-name="ce5" office:value-type="float" office:value="2.592854" calcext:value-type="float">
            <text:p>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3646051" calcext:value-type="float">
            <text:p>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4624878" calcext:value-type="float">
            <text:p>0.0 </text:p>
          </table:table-cell>
          <table:table-cell table:style-name="ce5" office:value-type="float" office:value="10.08725" calcext:value-type="float">
            <text:p>10.1 </text:p>
          </table:table-cell>
          <table:table-cell table:style-name="ce5" office:value-type="float" office:value="55.75634" calcext:value-type="float">
            <text:p>55.8 </text:p>
          </table:table-cell>
          <table:table-cell table:style-name="ce5" office:value-type="float" office:value="10.8107" calcext:value-type="float">
            <text:p>1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9.70229" calcext:value-type="float">
            <text:p>29.7 </text:p>
          </table:table-cell>
          <table:table-cell table:style-name="ce5" office:value-type="float" office:value="0.02589798" calcext:value-type="float">
            <text:p>0.0 </text:p>
          </table:table-cell>
          <table:table-cell table:style-name="ce5" office:value-type="float" office:value="35.8936" calcext:value-type="float">
            <text:p>35.9 </text:p>
          </table:table-cell>
          <table:table-cell table:style-name="ce5" office:value-type="float" office:value="11.5426" calcext:value-type="float">
            <text:p>11.5 </text:p>
          </table:table-cell>
          <table:table-cell table:style-name="ce5" office:value-type="float" office:value="19.87687" calcext:value-type="float">
            <text:p>1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638286" calcext:value-type="float">
            <text:p>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923746" calcext:value-type="float">
            <text:p>8.9 </text:p>
          </table:table-cell>
          <table:table-cell table:style-name="ce5" office:value-type="float" office:value="20.11391" calcext:value-type="float">
            <text:p>20.1 </text:p>
          </table:table-cell>
          <table:table-cell table:style-name="ce5" office:value-type="float" office:value="49.75695" calcext:value-type="float">
            <text:p>49.8 </text:p>
          </table:table-cell>
          <table:table-cell table:style-name="ce5" office:value-type="float" office:value="0.0001630085" calcext:value-type="float">
            <text:p>0.0 </text:p>
          </table:table-cell>
          <table:table-cell table:style-name="ce5" office:value-type="float" office:value="16.59861" calcext:value-type="float">
            <text:p>16.6 </text:p>
          </table:table-cell>
          <table:table-cell table:style-name="ce5" office:value-type="float" office:value="23.30353" calcext:value-type="float">
            <text:p>23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5.20323" calcext:value-type="float">
            <text:p>25.2 </text:p>
          </table:table-cell>
          <table:table-cell table:style-name="ce5" office:value-type="float" office:value="8.725373" calcext:value-type="float">
            <text:p>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47652" calcext:value-type="float">
            <text:p>1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254261" calcext:value-type="float">
            <text:p>5.3 </text:p>
          </table:table-cell>
          <table:table-cell table:style-name="ce5" office:value-type="float" office:value="2.282714" calcext:value-type="float">
            <text:p>2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.928072" calcext:value-type="float">
            <text:p>2.9 </text:p>
          </table:table-cell>
        </table:table-row>
        <table:table-row table:style-name="ro1">
          <table:table-cell office:value-type="string" calcext:value-type="string">
            <text:p>1976Q1</text:p>
          </table:table-cell>
          <table:table-cell office:value-type="float" office:value="16.06687" calcext:value-type="float">
            <text:p>16.1 </text:p>
          </table:table-cell>
          <table:table-cell office:value-type="float" office:value="34.11603" calcext:value-type="float">
            <text:p>34.1 </text:p>
          </table:table-cell>
          <table:table-cell office:value-type="float" office:value="30.58887" calcext:value-type="float">
            <text:p>30.6 </text:p>
          </table:table-cell>
          <table:table-cell office:value-type="float" office:value="24.07164" calcext:value-type="float">
            <text:p>24.1 </text:p>
          </table:table-cell>
          <table:table-cell office:value-type="float" office:value="0.5216353" calcext:value-type="float">
            <text:p>0.5 </text:p>
          </table:table-cell>
          <table:table-cell office:value-type="float" office:value="0.3507913" calcext:value-type="float">
            <text:p>0.4 </text:p>
          </table:table-cell>
          <table:table-cell office:value-type="float" office:value="0.5005226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2.03836" calcext:value-type="float">
            <text:p>22.0 </text:p>
          </table:table-cell>
          <table:table-cell office:value-type="string" calcext:value-type="string">
            <text:p>..</text:p>
          </table:table-cell>
          <table:table-cell office:value-type="float" office:value="23.06748" calcext:value-type="float">
            <text:p>23.1 </text:p>
          </table:table-cell>
          <table:table-cell office:value-type="float" office:value="23.55621" calcext:value-type="float">
            <text:p>23.6 </text:p>
          </table:table-cell>
          <table:table-cell office:value-type="float" office:value="41.18684" calcext:value-type="float">
            <text:p>41.2 </text:p>
          </table:table-cell>
          <table:table-cell office:value-type="float" office:value="2.664878" calcext:value-type="float">
            <text:p>2.7 </text:p>
          </table:table-cell>
          <table:table-cell office:value-type="string" calcext:value-type="string">
            <text:p>..</text:p>
          </table:table-cell>
          <table:table-cell office:value-type="float" office:value="0.3740238" calcext:value-type="float">
            <text:p>0.4 </text:p>
          </table:table-cell>
          <table:table-cell office:value-type="float" office:value="15.92055" calcext:value-type="float">
            <text:p>15.9 </text:p>
          </table:table-cell>
          <table:table-cell office:value-type="float" office:value="0.004840249" calcext:value-type="float">
            <text:p>0.0 </text:p>
          </table:table-cell>
          <table:table-cell office:value-type="float" office:value="10.50755" calcext:value-type="float">
            <text:p>10.5 </text:p>
          </table:table-cell>
          <table:table-cell office:value-type="float" office:value="57.0459" calcext:value-type="float">
            <text:p>57.0 </text:p>
          </table:table-cell>
          <table:table-cell office:value-type="float" office:value="11.03039" calcext:value-type="float">
            <text:p>1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47781" calcext:value-type="float">
            <text:p>30.5 </text:p>
          </table:table-cell>
          <table:table-cell office:value-type="float" office:value="0.02702336" calcext:value-type="float">
            <text:p>0.0 </text:p>
          </table:table-cell>
          <table:table-cell office:value-type="float" office:value="36.56325" calcext:value-type="float">
            <text:p>36.6 </text:p>
          </table:table-cell>
          <table:table-cell office:value-type="float" office:value="12.05139" calcext:value-type="float">
            <text:p>12.1 </text:p>
          </table:table-cell>
          <table:table-cell office:value-type="float" office:value="20.33078" calcext:value-type="float">
            <text:p>20.3 </text:p>
          </table:table-cell>
          <table:table-cell office:value-type="string" calcext:value-type="string">
            <text:p>..</text:p>
          </table:table-cell>
          <table:table-cell office:value-type="float" office:value="3.973598" calcext:value-type="float">
            <text:p>4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285971" calcext:value-type="float">
            <text:p>9.3 </text:p>
          </table:table-cell>
          <table:table-cell office:value-type="float" office:value="20.68673" calcext:value-type="float">
            <text:p>20.7 </text:p>
          </table:table-cell>
          <table:table-cell office:value-type="float" office:value="49.98818" calcext:value-type="float">
            <text:p>50.0 </text:p>
          </table:table-cell>
          <table:table-cell office:value-type="float" office:value="0.0001742787" calcext:value-type="float">
            <text:p>0.0 </text:p>
          </table:table-cell>
          <table:table-cell office:value-type="float" office:value="17.19704" calcext:value-type="float">
            <text:p>17.2 </text:p>
          </table:table-cell>
          <table:table-cell office:value-type="float" office:value="23.52855" calcext:value-type="float">
            <text:p>2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5.65956" calcext:value-type="float">
            <text:p>25.7 </text:p>
          </table:table-cell>
          <table:table-cell office:value-type="float" office:value="8.997283" calcext:value-type="float">
            <text:p>9.0 </text:p>
          </table:table-cell>
          <table:table-cell office:value-type="string" calcext:value-type="string">
            <text:p>..</text:p>
          </table:table-cell>
          <table:table-cell office:value-type="float" office:value="11.73178" calcext:value-type="float">
            <text:p>11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902197" calcext:value-type="float">
            <text:p>4.9 </text:p>
          </table:table-cell>
          <table:table-cell office:value-type="float" office:value="2.420177" calcext:value-type="float">
            <text:p>2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.989393" calcext:value-type="float">
            <text:p>3.0 </text:p>
          </table:table-cell>
        </table:table-row>
        <table:table-row table:style-name="ro1">
          <table:table-cell office:value-type="string" calcext:value-type="string">
            <text:p>1976Q2</text:p>
          </table:table-cell>
          <table:table-cell table:style-name="ce5" office:value-type="float" office:value="16.43836" calcext:value-type="float">
            <text:p>16.4 </text:p>
          </table:table-cell>
          <table:table-cell table:style-name="ce5" office:value-type="float" office:value="34.71246" calcext:value-type="float">
            <text:p>34.7 </text:p>
          </table:table-cell>
          <table:table-cell table:style-name="ce5" office:value-type="float" office:value="31.19411" calcext:value-type="float">
            <text:p>31.2 </text:p>
          </table:table-cell>
          <table:table-cell table:style-name="ce5" office:value-type="float" office:value="24.41401" calcext:value-type="float">
            <text:p>24.4 </text:p>
          </table:table-cell>
          <table:table-cell table:style-name="ce5" office:value-type="float" office:value="0.7255263" calcext:value-type="float">
            <text:p>0.7 </text:p>
          </table:table-cell>
          <table:table-cell table:style-name="ce5" office:value-type="float" office:value="0.3752651" calcext:value-type="float">
            <text:p>0.4 </text:p>
          </table:table-cell>
          <table:table-cell table:style-name="ce5" office:value-type="float" office:value="0.5059007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92101" calcext:value-type="float">
            <text:p>2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55808" calcext:value-type="float">
            <text:p>23.6 </text:p>
          </table:table-cell>
          <table:table-cell table:style-name="ce5" office:value-type="float" office:value="24.09236" calcext:value-type="float">
            <text:p>24.1 </text:p>
          </table:table-cell>
          <table:table-cell table:style-name="ce5" office:value-type="float" office:value="41.62177" calcext:value-type="float">
            <text:p>41.6 </text:p>
          </table:table-cell>
          <table:table-cell table:style-name="ce5" office:value-type="float" office:value="2.772913" calcext:value-type="float">
            <text:p>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4207768" calcext:value-type="float">
            <text:p>0.4 </text:p>
          </table:table-cell>
          <table:table-cell table:style-name="ce5" office:value-type="float" office:value="16.86259" calcext:value-type="float">
            <text:p>16.9 </text:p>
          </table:table-cell>
          <table:table-cell table:style-name="ce5" office:value-type="float" office:value="0.005329444" calcext:value-type="float">
            <text:p>0.0 </text:p>
          </table:table-cell>
          <table:table-cell table:style-name="ce5" office:value-type="float" office:value="11.17208" calcext:value-type="float">
            <text:p>11.2 </text:p>
          </table:table-cell>
          <table:table-cell table:style-name="ce5" office:value-type="float" office:value="58.81055" calcext:value-type="float">
            <text:p>58.8 </text:p>
          </table:table-cell>
          <table:table-cell table:style-name="ce5" office:value-type="float" office:value="11.39987" calcext:value-type="float">
            <text:p>11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1.1461" calcext:value-type="float">
            <text:p>31.1 </text:p>
          </table:table-cell>
          <table:table-cell table:style-name="ce5" office:value-type="float" office:value="0.02772358" calcext:value-type="float">
            <text:p>0.0 </text:p>
          </table:table-cell>
          <table:table-cell table:style-name="ce5" office:value-type="float" office:value="37.70348" calcext:value-type="float">
            <text:p>37.7 </text:p>
          </table:table-cell>
          <table:table-cell table:style-name="ce5" office:value-type="float" office:value="12.59012" calcext:value-type="float">
            <text:p>12.6 </text:p>
          </table:table-cell>
          <table:table-cell table:style-name="ce5" office:value-type="float" office:value="20.90416" calcext:value-type="float">
            <text:p>2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777347" calcext:value-type="float">
            <text:p>3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929159" calcext:value-type="float">
            <text:p>9.9 </text:p>
          </table:table-cell>
          <table:table-cell table:style-name="ce5" office:value-type="float" office:value="21.20869" calcext:value-type="float">
            <text:p>21.2 </text:p>
          </table:table-cell>
          <table:table-cell table:style-name="ce5" office:value-type="float" office:value="49.88749" calcext:value-type="float">
            <text:p>49.9 </text:p>
          </table:table-cell>
          <table:table-cell table:style-name="ce5" office:value-type="float" office:value="0.0001783706" calcext:value-type="float">
            <text:p>0.0 </text:p>
          </table:table-cell>
          <table:table-cell table:style-name="ce5" office:value-type="float" office:value="17.82615" calcext:value-type="float">
            <text:p>17.8 </text:p>
          </table:table-cell>
          <table:table-cell table:style-name="ce5" office:value-type="float" office:value="23.82389" calcext:value-type="float">
            <text:p>23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6.20606" calcext:value-type="float">
            <text:p>26.2 </text:p>
          </table:table-cell>
          <table:table-cell table:style-name="ce5" office:value-type="float" office:value="9.272916" calcext:value-type="float">
            <text:p>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00424" calcext:value-type="float">
            <text:p>1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879131" calcext:value-type="float">
            <text:p>4.9 </text:p>
          </table:table-cell>
          <table:table-cell table:style-name="ce5" office:value-type="float" office:value="2.493074" calcext:value-type="float">
            <text:p>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096704" calcext:value-type="float">
            <text:p>3.1 </text:p>
          </table:table-cell>
        </table:table-row>
        <table:table-row table:style-name="ro1">
          <table:table-cell office:value-type="string" calcext:value-type="string">
            <text:p>1976Q3</text:p>
          </table:table-cell>
          <table:table-cell office:value-type="float" office:value="16.80984" calcext:value-type="float">
            <text:p>16.8 </text:p>
          </table:table-cell>
          <table:table-cell office:value-type="float" office:value="35.18298" calcext:value-type="float">
            <text:p>35.2 </text:p>
          </table:table-cell>
          <table:table-cell office:value-type="float" office:value="31.77364" calcext:value-type="float">
            <text:p>31.8 </text:p>
          </table:table-cell>
          <table:table-cell office:value-type="float" office:value="24.78272" calcext:value-type="float">
            <text:p>24.8 </text:p>
          </table:table-cell>
          <table:table-cell office:value-type="float" office:value="0.932923" calcext:value-type="float">
            <text:p>0.9 </text:p>
          </table:table-cell>
          <table:table-cell office:value-type="float" office:value="0.3997389" calcext:value-type="float">
            <text:p>0.4 </text:p>
          </table:table-cell>
          <table:table-cell office:value-type="float" office:value="0.5119959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3.27657" calcext:value-type="float">
            <text:p>23.3 </text:p>
          </table:table-cell>
          <table:table-cell office:value-type="string" calcext:value-type="string">
            <text:p>..</text:p>
          </table:table-cell>
          <table:table-cell office:value-type="float" office:value="24.34671" calcext:value-type="float">
            <text:p>24.3 </text:p>
          </table:table-cell>
          <table:table-cell office:value-type="float" office:value="24.65287" calcext:value-type="float">
            <text:p>24.7 </text:p>
          </table:table-cell>
          <table:table-cell office:value-type="float" office:value="41.7305" calcext:value-type="float">
            <text:p>41.7 </text:p>
          </table:table-cell>
          <table:table-cell office:value-type="float" office:value="2.744104" calcext:value-type="float">
            <text:p>2.7 </text:p>
          </table:table-cell>
          <table:table-cell office:value-type="string" calcext:value-type="string">
            <text:p>..</text:p>
          </table:table-cell>
          <table:table-cell office:value-type="float" office:value="0.4519455" calcext:value-type="float">
            <text:p>0.5 </text:p>
          </table:table-cell>
          <table:table-cell office:value-type="float" office:value="17.14521" calcext:value-type="float">
            <text:p>17.1 </text:p>
          </table:table-cell>
          <table:table-cell office:value-type="float" office:value="0.005737258" calcext:value-type="float">
            <text:p>0.0 </text:p>
          </table:table-cell>
          <table:table-cell office:value-type="float" office:value="11.48447" calcext:value-type="float">
            <text:p>11.5 </text:p>
          </table:table-cell>
          <table:table-cell office:value-type="float" office:value="59.59108" calcext:value-type="float">
            <text:p>59.6 </text:p>
          </table:table-cell>
          <table:table-cell office:value-type="float" office:value="11.82593" calcext:value-type="float">
            <text:p>11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1.64863" calcext:value-type="float">
            <text:p>31.6 </text:p>
          </table:table-cell>
          <table:table-cell office:value-type="float" office:value="0.02859955" calcext:value-type="float">
            <text:p>0.0 </text:p>
          </table:table-cell>
          <table:table-cell office:value-type="float" office:value="37.98853" calcext:value-type="float">
            <text:p>38.0 </text:p>
          </table:table-cell>
          <table:table-cell office:value-type="float" office:value="12.98917" calcext:value-type="float">
            <text:p>13.0 </text:p>
          </table:table-cell>
          <table:table-cell office:value-type="float" office:value="21.31029" calcext:value-type="float">
            <text:p>21.3 </text:p>
          </table:table-cell>
          <table:table-cell office:value-type="string" calcext:value-type="string">
            <text:p>..</text:p>
          </table:table-cell>
          <table:table-cell office:value-type="float" office:value="4.310868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2181" calcext:value-type="float">
            <text:p>10.2 </text:p>
          </table:table-cell>
          <table:table-cell office:value-type="float" office:value="21.5142" calcext:value-type="float">
            <text:p>21.5 </text:p>
          </table:table-cell>
          <table:table-cell office:value-type="float" office:value="50.08857" calcext:value-type="float">
            <text:p>50.1 </text:p>
          </table:table-cell>
          <table:table-cell office:value-type="float" office:value="0.000184388" calcext:value-type="float">
            <text:p>0.0 </text:p>
          </table:table-cell>
          <table:table-cell office:value-type="float" office:value="18.23661" calcext:value-type="float">
            <text:p>18.2 </text:p>
          </table:table-cell>
          <table:table-cell office:value-type="float" office:value="24.20361" calcext:value-type="float">
            <text:p>2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6.62528" calcext:value-type="float">
            <text:p>26.6 </text:p>
          </table:table-cell>
          <table:table-cell office:value-type="float" office:value="9.457409" calcext:value-type="float">
            <text:p>9.5 </text:p>
          </table:table-cell>
          <table:table-cell office:value-type="string" calcext:value-type="string">
            <text:p>..</text:p>
          </table:table-cell>
          <table:table-cell office:value-type="float" office:value="12.22511" calcext:value-type="float">
            <text:p>1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30883" calcext:value-type="float">
            <text:p>5.0 </text:p>
          </table:table-cell>
          <table:table-cell office:value-type="float" office:value="2.611791" calcext:value-type="float">
            <text:p>2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188686" calcext:value-type="float">
            <text:p>3.2 </text:p>
          </table:table-cell>
        </table:table-row>
        <table:table-row table:style-name="ro1">
          <table:table-cell office:value-type="string" calcext:value-type="string">
            <text:p>1976Q4</text:p>
          </table:table-cell>
          <table:table-cell table:style-name="ce5" office:value-type="float" office:value="17.83144" calcext:value-type="float">
            <text:p>17.8 </text:p>
          </table:table-cell>
          <table:table-cell table:style-name="ce5" office:value-type="float" office:value="35.53422" calcext:value-type="float">
            <text:p>35.5 </text:p>
          </table:table-cell>
          <table:table-cell table:style-name="ce5" office:value-type="float" office:value="32.29897" calcext:value-type="float">
            <text:p>32.3 </text:p>
          </table:table-cell>
          <table:table-cell table:style-name="ce5" office:value-type="float" office:value="25.1251" calcext:value-type="float">
            <text:p>25.1 </text:p>
          </table:table-cell>
          <table:table-cell table:style-name="ce5" office:value-type="float" office:value="1.108698" calcext:value-type="float">
            <text:p>1.1 </text:p>
          </table:table-cell>
          <table:table-cell table:style-name="ce5" office:value-type="float" office:value="0.4187741" calcext:value-type="float">
            <text:p>0.4 </text:p>
          </table:table-cell>
          <table:table-cell table:style-name="ce5" office:value-type="float" office:value="0.5094861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17482" calcext:value-type="float">
            <text:p>2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97945" calcext:value-type="float">
            <text:p>25.0 </text:p>
          </table:table-cell>
          <table:table-cell table:style-name="ce5" office:value-type="float" office:value="25.2865" calcext:value-type="float">
            <text:p>25.3 </text:p>
          </table:table-cell>
          <table:table-cell table:style-name="ce5" office:value-type="float" office:value="42.01319" calcext:value-type="float">
            <text:p>42.0 </text:p>
          </table:table-cell>
          <table:table-cell table:style-name="ce5" office:value-type="float" office:value="2.880949" calcext:value-type="float">
            <text:p>2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4753219" calcext:value-type="float">
            <text:p>0.5 </text:p>
          </table:table-cell>
          <table:table-cell table:style-name="ce5" office:value-type="float" office:value="17.89884" calcext:value-type="float">
            <text:p>17.9 </text:p>
          </table:table-cell>
          <table:table-cell table:style-name="ce5" office:value-type="float" office:value="0.00627951" calcext:value-type="float">
            <text:p>0.0 </text:p>
          </table:table-cell>
          <table:table-cell table:style-name="ce5" office:value-type="float" office:value="12.16866" calcext:value-type="float">
            <text:p>12.2 </text:p>
          </table:table-cell>
          <table:table-cell table:style-name="ce5" office:value-type="float" office:value="61.01637" calcext:value-type="float">
            <text:p>61.0 </text:p>
          </table:table-cell>
          <table:table-cell table:style-name="ce5" office:value-type="float" office:value="11.81262" calcext:value-type="float">
            <text:p>1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2.21027" calcext:value-type="float">
            <text:p>32.2 </text:p>
          </table:table-cell>
          <table:table-cell table:style-name="ce5" office:value-type="float" office:value="0.03219019" calcext:value-type="float">
            <text:p>0.0 </text:p>
          </table:table-cell>
          <table:table-cell table:style-name="ce5" office:value-type="float" office:value="38.90071" calcext:value-type="float">
            <text:p>38.9 </text:p>
          </table:table-cell>
          <table:table-cell table:style-name="ce5" office:value-type="float" office:value="13.34832" calcext:value-type="float">
            <text:p>13.3 </text:p>
          </table:table-cell>
          <table:table-cell table:style-name="ce5" office:value-type="float" office:value="21.42974" calcext:value-type="float">
            <text:p>2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.668899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68589" calcext:value-type="float">
            <text:p>10.7 </text:p>
          </table:table-cell>
          <table:table-cell table:style-name="ce5" office:value-type="float" office:value="22.01306" calcext:value-type="float">
            <text:p>22.0 </text:p>
          </table:table-cell>
          <table:table-cell table:style-name="ce5" office:value-type="float" office:value="50.28965" calcext:value-type="float">
            <text:p>50.3 </text:p>
          </table:table-cell>
          <table:table-cell table:style-name="ce5" office:value-type="float" office:value="0.0001929257" calcext:value-type="float">
            <text:p>0.0 </text:p>
          </table:table-cell>
          <table:table-cell table:style-name="ce5" office:value-type="float" office:value="19.07671" calcext:value-type="float">
            <text:p>19.1 </text:p>
          </table:table-cell>
          <table:table-cell table:style-name="ce5" office:value-type="float" office:value="24.48488" calcext:value-type="float">
            <text:p>2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7.16817" calcext:value-type="float">
            <text:p>27.2 </text:p>
          </table:table-cell>
          <table:table-cell table:style-name="ce5" office:value-type="float" office:value="9.763905" calcext:value-type="float">
            <text:p>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56131" calcext:value-type="float">
            <text:p>12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135288" calcext:value-type="float">
            <text:p>5.1 </text:p>
          </table:table-cell>
          <table:table-cell table:style-name="ce5" office:value-type="float" office:value="2.670109" calcext:value-type="float">
            <text:p>2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234676" calcext:value-type="float">
            <text:p>3.2 </text:p>
          </table:table-cell>
        </table:table-row>
        <table:table-row table:style-name="ro1">
          <table:table-cell office:value-type="string" calcext:value-type="string">
            <text:p>1977Q1</text:p>
          </table:table-cell>
          <table:table-cell office:value-type="float" office:value="18.20292" calcext:value-type="float">
            <text:p>18.2 </text:p>
          </table:table-cell>
          <table:table-cell office:value-type="float" office:value="36.28307" calcext:value-type="float">
            <text:p>36.3 </text:p>
          </table:table-cell>
          <table:table-cell office:value-type="float" office:value="32.94554" calcext:value-type="float">
            <text:p>32.9 </text:p>
          </table:table-cell>
          <table:table-cell office:value-type="float" office:value="25.65183" calcext:value-type="float">
            <text:p>25.7 </text:p>
          </table:table-cell>
          <table:table-cell office:value-type="float" office:value="1.302815" calcext:value-type="float">
            <text:p>1.3 </text:p>
          </table:table-cell>
          <table:table-cell office:value-type="float" office:value="0.4514059" calcext:value-type="float">
            <text:p>0.5 </text:p>
          </table:table-cell>
          <table:table-cell office:value-type="float" office:value="0.5162984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4.44274" calcext:value-type="float">
            <text:p>24.4 </text:p>
          </table:table-cell>
          <table:table-cell office:value-type="string" calcext:value-type="string">
            <text:p>..</text:p>
          </table:table-cell>
          <table:table-cell office:value-type="float" office:value="25.72421" calcext:value-type="float">
            <text:p>25.7 </text:p>
          </table:table-cell>
          <table:table-cell office:value-type="float" office:value="25.68129" calcext:value-type="float">
            <text:p>25.7 </text:p>
          </table:table-cell>
          <table:table-cell office:value-type="float" office:value="42.75256" calcext:value-type="float">
            <text:p>42.8 </text:p>
          </table:table-cell>
          <table:table-cell office:value-type="float" office:value="2.960175" calcext:value-type="float">
            <text:p>3.0 </text:p>
          </table:table-cell>
          <table:table-cell office:value-type="string" calcext:value-type="string">
            <text:p>..</text:p>
          </table:table-cell>
          <table:table-cell office:value-type="float" office:value="0.5064906" calcext:value-type="float">
            <text:p>0.5 </text:p>
          </table:table-cell>
          <table:table-cell office:value-type="float" office:value="18.55827" calcext:value-type="float">
            <text:p>18.6 </text:p>
          </table:table-cell>
          <table:table-cell office:value-type="float" office:value="0.006550556" calcext:value-type="float">
            <text:p>0.0 </text:p>
          </table:table-cell>
          <table:table-cell office:value-type="float" office:value="12.63542" calcext:value-type="float">
            <text:p>12.6 </text:p>
          </table:table-cell>
          <table:table-cell office:value-type="float" office:value="62.3738" calcext:value-type="float">
            <text:p>62.4 </text:p>
          </table:table-cell>
          <table:table-cell office:value-type="float" office:value="12.18875" calcext:value-type="float">
            <text:p>1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2.94407" calcext:value-type="float">
            <text:p>32.9 </text:p>
          </table:table-cell>
          <table:table-cell office:value-type="float" office:value="0.0349638" calcext:value-type="float">
            <text:p>0.0 </text:p>
          </table:table-cell>
          <table:table-cell office:value-type="float" office:value="39.24278" calcext:value-type="float">
            <text:p>39.2 </text:p>
          </table:table-cell>
          <table:table-cell office:value-type="float" office:value="13.69749" calcext:value-type="float">
            <text:p>13.7 </text:p>
          </table:table-cell>
          <table:table-cell office:value-type="float" office:value="22.14646" calcext:value-type="float">
            <text:p>22.1 </text:p>
          </table:table-cell>
          <table:table-cell office:value-type="string" calcext:value-type="string">
            <text:p>..</text:p>
          </table:table-cell>
          <table:table-cell office:value-type="float" office:value="5.014758" calcext:value-type="float">
            <text:p>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37987" calcext:value-type="float">
            <text:p>11.4 </text:p>
          </table:table-cell>
          <table:table-cell office:value-type="float" office:value="22.62239" calcext:value-type="float">
            <text:p>22.6 </text:p>
          </table:table-cell>
          <table:table-cell office:value-type="float" office:value="50.48078" calcext:value-type="float">
            <text:p>50.5 </text:p>
          </table:table-cell>
          <table:table-cell office:value-type="float" office:value="0.0002022421" calcext:value-type="float">
            <text:p>0.0 </text:p>
          </table:table-cell>
          <table:table-cell office:value-type="float" office:value="20.03572" calcext:value-type="float">
            <text:p>20.0 </text:p>
          </table:table-cell>
          <table:table-cell office:value-type="float" office:value="24.90679" calcext:value-type="float">
            <text:p>2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7.76639" calcext:value-type="float">
            <text:p>27.8 </text:p>
          </table:table-cell>
          <table:table-cell office:value-type="float" office:value="10.06905" calcext:value-type="float">
            <text:p>10.1 </text:p>
          </table:table-cell>
          <table:table-cell office:value-type="string" calcext:value-type="string">
            <text:p>..</text:p>
          </table:table-cell>
          <table:table-cell office:value-type="float" office:value="12.90003" calcext:value-type="float">
            <text:p>1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209343" calcext:value-type="float">
            <text:p>5.2 </text:p>
          </table:table-cell>
          <table:table-cell office:value-type="float" office:value="2.720095" calcext:value-type="float">
            <text:p>2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326658" calcext:value-type="float">
            <text:p>3.3 </text:p>
          </table:table-cell>
        </table:table-row>
        <table:table-row table:style-name="ro1">
          <table:table-cell office:value-type="string" calcext:value-type="string">
            <text:p>1977Q2</text:p>
          </table:table-cell>
          <table:table-cell table:style-name="ce5" office:value-type="float" office:value="18.66729" calcext:value-type="float">
            <text:p>18.7 </text:p>
          </table:table-cell>
          <table:table-cell table:style-name="ce5" office:value-type="float" office:value="36.68732" calcext:value-type="float">
            <text:p>36.7 </text:p>
          </table:table-cell>
          <table:table-cell table:style-name="ce5" office:value-type="float" office:value="33.47914" calcext:value-type="float">
            <text:p>33.5 </text:p>
          </table:table-cell>
          <table:table-cell table:style-name="ce5" office:value-type="float" office:value="26.31025" calcext:value-type="float">
            <text:p>26.3 </text:p>
          </table:table-cell>
          <table:table-cell table:style-name="ce5" office:value-type="float" office:value="1.497888" calcext:value-type="float">
            <text:p>1.5 </text:p>
          </table:table-cell>
          <table:table-cell table:style-name="ce5" office:value-type="float" office:value="0.522108" calcext:value-type="float">
            <text:p>0.5 </text:p>
          </table:table-cell>
          <table:table-cell table:style-name="ce5" office:value-type="float" office:value="0.5288473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22688" calcext:value-type="float">
            <text:p>25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52865" calcext:value-type="float">
            <text:p>26.5 </text:p>
          </table:table-cell>
          <table:table-cell table:style-name="ce5" office:value-type="float" office:value="26.46601" calcext:value-type="float">
            <text:p>26.5 </text:p>
          </table:table-cell>
          <table:table-cell table:style-name="ce5" office:value-type="float" office:value="43.20922" calcext:value-type="float">
            <text:p>43.2 </text:p>
          </table:table-cell>
          <table:table-cell table:style-name="ce5" office:value-type="float" office:value="3.104223" calcext:value-type="float">
            <text:p>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5376592" calcext:value-type="float">
            <text:p>0.5 </text:p>
          </table:table-cell>
          <table:table-cell table:style-name="ce5" office:value-type="float" office:value="19.2177" calcext:value-type="float">
            <text:p>19.2 </text:p>
          </table:table-cell>
          <table:table-cell table:style-name="ce5" office:value-type="float" office:value="0.006979493" calcext:value-type="float">
            <text:p>0.0 </text:p>
          </table:table-cell>
          <table:table-cell table:style-name="ce5" office:value-type="float" office:value="13.11573" calcext:value-type="float">
            <text:p>13.1 </text:p>
          </table:table-cell>
          <table:table-cell table:style-name="ce5" office:value-type="float" office:value="64.07059" calcext:value-type="float">
            <text:p>64.1 </text:p>
          </table:table-cell>
          <table:table-cell table:style-name="ce5" office:value-type="float" office:value="12.5316" calcext:value-type="float">
            <text:p>12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3.45123" calcext:value-type="float">
            <text:p>33.5 </text:p>
          </table:table-cell>
          <table:table-cell table:style-name="ce5" office:value-type="float" office:value="0.03652252" calcext:value-type="float">
            <text:p>0.0 </text:p>
          </table:table-cell>
          <table:table-cell table:style-name="ce5" office:value-type="float" office:value="40.21198" calcext:value-type="float">
            <text:p>40.2 </text:p>
          </table:table-cell>
          <table:table-cell table:style-name="ce5" office:value-type="float" office:value="14.35592" calcext:value-type="float">
            <text:p>14.4 </text:p>
          </table:table-cell>
          <table:table-cell table:style-name="ce5" office:value-type="float" office:value="22.74372" calcext:value-type="float">
            <text:p>2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.523963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00782" calcext:value-type="float">
            <text:p>12.0 </text:p>
          </table:table-cell>
          <table:table-cell table:style-name="ce5" office:value-type="float" office:value="23.4929" calcext:value-type="float">
            <text:p>23.5 </text:p>
          </table:table-cell>
          <table:table-cell table:style-name="ce5" office:value-type="float" office:value="50.58088" calcext:value-type="float">
            <text:p>50.6 </text:p>
          </table:table-cell>
          <table:table-cell table:style-name="ce5" office:value-type="float" office:value="0.0002118558" calcext:value-type="float">
            <text:p>0.0 </text:p>
          </table:table-cell>
          <table:table-cell table:style-name="ce5" office:value-type="float" office:value="20.92952" calcext:value-type="float">
            <text:p>20.9 </text:p>
          </table:table-cell>
          <table:table-cell table:style-name="ce5" office:value-type="float" office:value="25.45528" calcext:value-type="float">
            <text:p>2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8.45921" calcext:value-type="float">
            <text:p>28.5 </text:p>
          </table:table-cell>
          <table:table-cell table:style-name="ce5" office:value-type="float" office:value="10.3903" calcext:value-type="float">
            <text:p>1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261" calcext:value-type="float">
            <text:p>13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333173" calcext:value-type="float">
            <text:p>5.3 </text:p>
          </table:table-cell>
          <table:table-cell table:style-name="ce5" office:value-type="float" office:value="2.784661" calcext:value-type="float">
            <text:p>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449299" calcext:value-type="float">
            <text:p>3.4 </text:p>
          </table:table-cell>
        </table:table-row>
        <table:table-row table:style-name="ro1">
          <table:table-cell office:value-type="string" calcext:value-type="string">
            <text:p>1977Q3</text:p>
          </table:table-cell>
          <table:table-cell office:value-type="float" office:value="19.03877" calcext:value-type="float">
            <text:p>19.0 </text:p>
          </table:table-cell>
          <table:table-cell office:value-type="float" office:value="37.09157" calcext:value-type="float">
            <text:p>37.1 </text:p>
          </table:table-cell>
          <table:table-cell office:value-type="float" office:value="33.98335" calcext:value-type="float">
            <text:p>34.0 </text:p>
          </table:table-cell>
          <table:table-cell office:value-type="float" office:value="26.86331" calcext:value-type="float">
            <text:p>26.9 </text:p>
          </table:table-cell>
          <table:table-cell office:value-type="float" office:value="1.667283" calcext:value-type="float">
            <text:p>1.7 </text:p>
          </table:table-cell>
          <table:table-cell office:value-type="float" office:value="0.5465818" calcext:value-type="float">
            <text:p>0.5 </text:p>
          </table:table-cell>
          <table:table-cell office:value-type="float" office:value="0.5335083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5.84855" calcext:value-type="float">
            <text:p>25.8 </text:p>
          </table:table-cell>
          <table:table-cell office:value-type="string" calcext:value-type="string">
            <text:p>..</text:p>
          </table:table-cell>
          <table:table-cell office:value-type="float" office:value="27.29734" calcext:value-type="float">
            <text:p>27.3 </text:p>
          </table:table-cell>
          <table:table-cell office:value-type="float" office:value="27.09476" calcext:value-type="float">
            <text:p>27.1 </text:p>
          </table:table-cell>
          <table:table-cell office:value-type="float" office:value="43.33969" calcext:value-type="float">
            <text:p>43.3 </text:p>
          </table:table-cell>
          <table:table-cell office:value-type="float" office:value="3.104223" calcext:value-type="float">
            <text:p>3.1 </text:p>
          </table:table-cell>
          <table:table-cell office:value-type="string" calcext:value-type="string">
            <text:p>..</text:p>
          </table:table-cell>
          <table:table-cell office:value-type="float" office:value="0.5688279" calcext:value-type="float">
            <text:p>0.6 </text:p>
          </table:table-cell>
          <table:table-cell office:value-type="float" office:value="19.40611" calcext:value-type="float">
            <text:p>19.4 </text:p>
          </table:table-cell>
          <table:table-cell office:value-type="float" office:value="0.007534155" calcext:value-type="float">
            <text:p>0.0 </text:p>
          </table:table-cell>
          <table:table-cell office:value-type="float" office:value="13.44854" calcext:value-type="float">
            <text:p>13.4 </text:p>
          </table:table-cell>
          <table:table-cell office:value-type="float" office:value="64.34207" calcext:value-type="float">
            <text:p>64.3 </text:p>
          </table:table-cell>
          <table:table-cell office:value-type="float" office:value="12.94169" calcext:value-type="float">
            <text:p>1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3.67496" calcext:value-type="float">
            <text:p>33.7 </text:p>
          </table:table-cell>
          <table:table-cell office:value-type="float" office:value="0.03808016" calcext:value-type="float">
            <text:p>0.0 </text:p>
          </table:table-cell>
          <table:table-cell office:value-type="float" office:value="40.45902" calcext:value-type="float">
            <text:p>40.5 </text:p>
          </table:table-cell>
          <table:table-cell office:value-type="float" office:value="14.86472" calcext:value-type="float">
            <text:p>14.9 </text:p>
          </table:table-cell>
          <table:table-cell office:value-type="float" office:value="23.26931" calcext:value-type="float">
            <text:p>23.3 </text:p>
          </table:table-cell>
          <table:table-cell office:value-type="string" calcext:value-type="string">
            <text:p>..</text:p>
          </table:table-cell>
          <table:table-cell office:value-type="float" office:value="5.583674" calcext:value-type="float">
            <text:p>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00145" calcext:value-type="float">
            <text:p>13.0 </text:p>
          </table:table-cell>
          <table:table-cell office:value-type="float" office:value="24.28143" calcext:value-type="float">
            <text:p>24.3 </text:p>
          </table:table-cell>
          <table:table-cell office:value-type="float" office:value="50.83289" calcext:value-type="float">
            <text:p>50.8 </text:p>
          </table:table-cell>
          <table:table-cell office:value-type="float" office:value="0.0002300072" calcext:value-type="float">
            <text:p>0.0 </text:p>
          </table:table-cell>
          <table:table-cell office:value-type="float" office:value="21.25942" calcext:value-type="float">
            <text:p>21.3 </text:p>
          </table:table-cell>
          <table:table-cell office:value-type="float" office:value="25.82093" calcext:value-type="float">
            <text:p>25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8.84852" calcext:value-type="float">
            <text:p>28.8 </text:p>
          </table:table-cell>
          <table:table-cell office:value-type="float" office:value="10.63927" calcext:value-type="float">
            <text:p>10.6 </text:p>
          </table:table-cell>
          <table:table-cell office:value-type="string" calcext:value-type="string">
            <text:p>..</text:p>
          </table:table-cell>
          <table:table-cell office:value-type="float" office:value="13.51603" calcext:value-type="float">
            <text:p>13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11633" calcext:value-type="float">
            <text:p>5.5 </text:p>
          </table:table-cell>
          <table:table-cell office:value-type="float" office:value="2.870055" calcext:value-type="float">
            <text:p>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52595" calcext:value-type="float">
            <text:p>3.5 </text:p>
          </table:table-cell>
        </table:table-row>
        <table:table-row table:style-name="ro1">
          <table:table-cell office:value-type="string" calcext:value-type="string">
            <text:p>1977Q4</text:p>
          </table:table-cell>
          <table:table-cell table:style-name="ce5" office:value-type="float" office:value="19.50313" calcext:value-type="float">
            <text:p>19.5 </text:p>
          </table:table-cell>
          <table:table-cell table:style-name="ce5" office:value-type="float" office:value="37.15122" calcext:value-type="float">
            <text:p>37.2 </text:p>
          </table:table-cell>
          <table:table-cell table:style-name="ce5" office:value-type="float" office:value="34.37827" calcext:value-type="float">
            <text:p>34.4 </text:p>
          </table:table-cell>
          <table:table-cell table:style-name="ce5" office:value-type="float" office:value="27.41638" calcext:value-type="float">
            <text:p>27.4 </text:p>
          </table:table-cell>
          <table:table-cell table:style-name="ce5" office:value-type="float" office:value="1.844967" calcext:value-type="float">
            <text:p>1.8 </text:p>
          </table:table-cell>
          <table:table-cell table:style-name="ce5" office:value-type="float" office:value="0.5465818" calcext:value-type="float">
            <text:p>0.5 </text:p>
          </table:table-cell>
          <table:table-cell table:style-name="ce5" office:value-type="float" office:value="0.5342254" calcext:value-type="float">
            <text:p>0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98592" calcext:value-type="float">
            <text:p>2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71744" calcext:value-type="float">
            <text:p>27.7 </text:p>
          </table:table-cell>
          <table:table-cell table:style-name="ce5" office:value-type="float" office:value="27.61141" calcext:value-type="float">
            <text:p>27.6 </text:p>
          </table:table-cell>
          <table:table-cell table:style-name="ce5" office:value-type="float" office:value="43.47017" calcext:value-type="float">
            <text:p>43.5 </text:p>
          </table:table-cell>
          <table:table-cell table:style-name="ce5" office:value-type="float" office:value="3.262675" calcext:value-type="float">
            <text:p>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6311652" calcext:value-type="float">
            <text:p>0.6 </text:p>
          </table:table-cell>
          <table:table-cell table:style-name="ce5" office:value-type="float" office:value="19.78293" calcext:value-type="float">
            <text:p>19.8 </text:p>
          </table:table-cell>
          <table:table-cell table:style-name="ce5" office:value-type="float" office:value="0.008802482" calcext:value-type="float">
            <text:p>0.0 </text:p>
          </table:table-cell>
          <table:table-cell table:style-name="ce5" office:value-type="float" office:value="13.89859" calcext:value-type="float">
            <text:p>13.9 </text:p>
          </table:table-cell>
          <table:table-cell table:style-name="ce5" office:value-type="float" office:value="64.95291" calcext:value-type="float">
            <text:p>65.0 </text:p>
          </table:table-cell>
          <table:table-cell table:style-name="ce5" office:value-type="float" office:value="13.05819" calcext:value-type="float">
            <text:p>13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3.82682" calcext:value-type="float">
            <text:p>33.8 </text:p>
          </table:table-cell>
          <table:table-cell table:style-name="ce5" office:value-type="float" office:value="0.03954992" calcext:value-type="float">
            <text:p>0.0 </text:p>
          </table:table-cell>
          <table:table-cell table:style-name="ce5" office:value-type="float" office:value="40.91512" calcext:value-type="float">
            <text:p>40.9 </text:p>
          </table:table-cell>
          <table:table-cell table:style-name="ce5" office:value-type="float" office:value="15.39346" calcext:value-type="float">
            <text:p>15.4 </text:p>
          </table:table-cell>
          <table:table-cell table:style-name="ce5" office:value-type="float" office:value="23.46043" calcext:value-type="float">
            <text:p>2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.79764" calcext:value-type="float">
            <text:p>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57444" calcext:value-type="float">
            <text:p>13.6 </text:p>
          </table:table-cell>
          <table:table-cell table:style-name="ce5" office:value-type="float" office:value="24.79986" calcext:value-type="float">
            <text:p>24.8 </text:p>
          </table:table-cell>
          <table:table-cell table:style-name="ce5" office:value-type="float" office:value="50.95465" calcext:value-type="float">
            <text:p>51.0 </text:p>
          </table:table-cell>
          <table:table-cell table:style-name="ce5" office:value-type="float" office:value="0.0002755414" calcext:value-type="float">
            <text:p>0.0 </text:p>
          </table:table-cell>
          <table:table-cell table:style-name="ce5" office:value-type="float" office:value="21.57014" calcext:value-type="float">
            <text:p>21.6 </text:p>
          </table:table-cell>
          <table:table-cell table:style-name="ce5" office:value-type="float" office:value="26.10221" calcext:value-type="float">
            <text:p>26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9.22032" calcext:value-type="float">
            <text:p>29.2 </text:p>
          </table:table-cell>
          <table:table-cell table:style-name="ce5" office:value-type="float" office:value="10.93192" calcext:value-type="float">
            <text:p>1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78171" calcext:value-type="float">
            <text:p>13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550482" calcext:value-type="float">
            <text:p>5.6 </text:p>
          </table:table-cell>
          <table:table-cell table:style-name="ce5" office:value-type="float" office:value="2.947117" calcext:value-type="float">
            <text:p>2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602602" calcext:value-type="float">
            <text:p>3.6 </text:p>
          </table:table-cell>
        </table:table-row>
        <table:table-row table:style-name="ro1">
          <table:table-cell office:value-type="string" calcext:value-type="string">
            <text:p>1978Q1</text:p>
          </table:table-cell>
          <table:table-cell office:value-type="float" office:value="19.78175" calcext:value-type="float">
            <text:p>19.8 </text:p>
          </table:table-cell>
          <table:table-cell office:value-type="float" office:value="37.68801" calcext:value-type="float">
            <text:p>37.7 </text:p>
          </table:table-cell>
          <table:table-cell office:value-type="float" office:value="34.80442" calcext:value-type="float">
            <text:p>34.8 </text:p>
          </table:table-cell>
          <table:table-cell office:value-type="float" office:value="27.96945" calcext:value-type="float">
            <text:p>28.0 </text:p>
          </table:table-cell>
          <table:table-cell office:value-type="float" office:value="1.981208" calcext:value-type="float">
            <text:p>2.0 </text:p>
          </table:table-cell>
          <table:table-cell office:value-type="float" office:value="0.565617" calcext:value-type="float">
            <text:p>0.6 </text:p>
          </table:table-cell>
          <table:table-cell office:value-type="float" office:value="0.5428303" calcext:value-type="float">
            <text:p>0.5 </text:p>
          </table:table-cell>
          <table:table-cell office:value-type="string" calcext:value-type="string">
            <text:p>..</text:p>
          </table:table-cell>
          <table:table-cell office:value-type="float" office:value="27.52987" calcext:value-type="float">
            <text:p>27.5 </text:p>
          </table:table-cell>
          <table:table-cell office:value-type="string" calcext:value-type="string">
            <text:p>..</text:p>
          </table:table-cell>
          <table:table-cell office:value-type="float" office:value="28.14647" calcext:value-type="float">
            <text:p>28.1 </text:p>
          </table:table-cell>
          <table:table-cell office:value-type="float" office:value="28.0452" calcext:value-type="float">
            <text:p>28.0 </text:p>
          </table:table-cell>
          <table:table-cell office:value-type="float" office:value="44.03556" calcext:value-type="float">
            <text:p>44.0 </text:p>
          </table:table-cell>
          <table:table-cell office:value-type="float" office:value="3.363508" calcext:value-type="float">
            <text:p>3.4 </text:p>
          </table:table-cell>
          <table:table-cell office:value-type="string" calcext:value-type="string">
            <text:p>..</text:p>
          </table:table-cell>
          <table:table-cell office:value-type="float" office:value="0.7012947" calcext:value-type="float">
            <text:p>0.7 </text:p>
          </table:table-cell>
          <table:table-cell office:value-type="float" office:value="20.06554" calcext:value-type="float">
            <text:p>20.1 </text:p>
          </table:table-cell>
          <table:table-cell office:value-type="float" office:value="0.009669601" calcext:value-type="float">
            <text:p>0.0 </text:p>
          </table:table-cell>
          <table:table-cell office:value-type="float" office:value="14.26165" calcext:value-type="float">
            <text:p>14.3 </text:p>
          </table:table-cell>
          <table:table-cell office:value-type="float" office:value="65.29227" calcext:value-type="float">
            <text:p>65.3 </text:p>
          </table:table-cell>
          <table:table-cell office:value-type="float" office:value="13.7805" calcext:value-type="float">
            <text:p>13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4.06968" calcext:value-type="float">
            <text:p>34.1 </text:p>
          </table:table-cell>
          <table:table-cell office:value-type="float" office:value="0.04148359" calcext:value-type="float">
            <text:p>0.0 </text:p>
          </table:table-cell>
          <table:table-cell office:value-type="float" office:value="41.04814" calcext:value-type="float">
            <text:p>41.0 </text:p>
          </table:table-cell>
          <table:table-cell office:value-type="float" office:value="15.70133" calcext:value-type="float">
            <text:p>15.7 </text:p>
          </table:table-cell>
          <table:table-cell office:value-type="float" office:value="24.15326" calcext:value-type="float">
            <text:p>24.2 </text:p>
          </table:table-cell>
          <table:table-cell office:value-type="string" calcext:value-type="string">
            <text:p>..</text:p>
          </table:table-cell>
          <table:table-cell office:value-type="float" office:value="6.068663" calcext:value-type="float">
            <text:p>6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05148" calcext:value-type="float">
            <text:p>14.1 </text:p>
          </table:table-cell>
          <table:table-cell office:value-type="float" office:value="25.69383" calcext:value-type="float">
            <text:p>25.7 </text:p>
          </table:table-cell>
          <table:table-cell office:value-type="float" office:value="51.05592" calcext:value-type="float">
            <text:p>51.1 </text:p>
          </table:table-cell>
          <table:table-cell office:value-type="float" office:value="0.0003135856" calcext:value-type="float">
            <text:p>0.0 </text:p>
          </table:table-cell>
          <table:table-cell office:value-type="float" office:value="21.9384" calcext:value-type="float">
            <text:p>21.9 </text:p>
          </table:table-cell>
          <table:table-cell office:value-type="float" office:value="26.55224" calcext:value-type="float">
            <text:p>26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9.68488" calcext:value-type="float">
            <text:p>29.7 </text:p>
          </table:table-cell>
          <table:table-cell office:value-type="float" office:value="11.20629" calcext:value-type="float">
            <text:p>11.2 </text:p>
          </table:table-cell>
          <table:table-cell office:value-type="string" calcext:value-type="string">
            <text:p>..</text:p>
          </table:table-cell>
          <table:table-cell office:value-type="float" office:value="14.07325" calcext:value-type="float">
            <text:p>1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1694" calcext:value-type="float">
            <text:p>5.4 </text:p>
          </table:table-cell>
          <table:table-cell office:value-type="float" office:value="2.995021" calcext:value-type="float">
            <text:p>3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679253" calcext:value-type="float">
            <text:p>3.7 </text:p>
          </table:table-cell>
        </table:table-row>
        <table:table-row table:style-name="ro1">
          <table:table-cell office:value-type="string" calcext:value-type="string">
            <text:p>1978Q2</text:p>
          </table:table-cell>
          <table:table-cell table:style-name="ce5" office:value-type="float" office:value="20.15324" calcext:value-type="float">
            <text:p>20.2 </text:p>
          </table:table-cell>
          <table:table-cell table:style-name="ce5" office:value-type="float" office:value="38.01936" calcext:value-type="float">
            <text:p>38.0 </text:p>
          </table:table-cell>
          <table:table-cell table:style-name="ce5" office:value-type="float" office:value="34.96881" calcext:value-type="float">
            <text:p>35.0 </text:p>
          </table:table-cell>
          <table:table-cell table:style-name="ce5" office:value-type="float" office:value="28.62786" calcext:value-type="float">
            <text:p>28.6 </text:p>
          </table:table-cell>
          <table:table-cell table:style-name="ce5" office:value-type="float" office:value="2.132219" calcext:value-type="float">
            <text:p>2.1 </text:p>
          </table:table-cell>
          <table:table-cell table:style-name="ce5" office:value-type="float" office:value="0.6036874" calcext:value-type="float">
            <text:p>0.6 </text:p>
          </table:table-cell>
          <table:table-cell table:style-name="ce5" office:value-type="float" office:value="0.5568134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98199" calcext:value-type="float">
            <text:p>2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76321" calcext:value-type="float">
            <text:p>28.8 </text:p>
          </table:table-cell>
          <table:table-cell table:style-name="ce5" office:value-type="float" office:value="28.84454" calcext:value-type="float">
            <text:p>28.8 </text:p>
          </table:table-cell>
          <table:table-cell table:style-name="ce5" office:value-type="float" office:value="44.44874" calcext:value-type="float">
            <text:p>44.4 </text:p>
          </table:table-cell>
          <table:table-cell table:style-name="ce5" office:value-type="float" office:value="3.514758" calcext:value-type="float">
            <text:p>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7714241" calcext:value-type="float">
            <text:p>0.8 </text:p>
          </table:table-cell>
          <table:table-cell table:style-name="ce5" office:value-type="float" office:value="20.44236" calcext:value-type="float">
            <text:p>20.4 </text:p>
          </table:table-cell>
          <table:table-cell table:style-name="ce5" office:value-type="float" office:value="0.01070497" calcext:value-type="float">
            <text:p>0.0 </text:p>
          </table:table-cell>
          <table:table-cell table:style-name="ce5" office:value-type="float" office:value="14.70036" calcext:value-type="float">
            <text:p>14.7 </text:p>
          </table:table-cell>
          <table:table-cell table:style-name="ce5" office:value-type="float" office:value="66.6497" calcext:value-type="float">
            <text:p>66.6 </text:p>
          </table:table-cell>
          <table:table-cell table:style-name="ce5" office:value-type="float" office:value="14.19658" calcext:value-type="float">
            <text:p>14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4.42092" calcext:value-type="float">
            <text:p>34.4 </text:p>
          </table:table-cell>
          <table:table-cell table:style-name="ce5" office:value-type="float" office:value="0.04290806" calcext:value-type="float">
            <text:p>0.0 </text:p>
          </table:table-cell>
          <table:table-cell table:style-name="ce5" office:value-type="float" office:value="41.63726" calcext:value-type="float">
            <text:p>41.6 </text:p>
          </table:table-cell>
          <table:table-cell table:style-name="ce5" office:value-type="float" office:value="16.11695" calcext:value-type="float">
            <text:p>16.1 </text:p>
          </table:table-cell>
          <table:table-cell table:style-name="ce5" office:value-type="float" office:value="24.53551" calcext:value-type="float">
            <text:p>2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534411" calcext:value-type="float">
            <text:p>6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66256" calcext:value-type="float">
            <text:p>14.7 </text:p>
          </table:table-cell>
          <table:table-cell table:style-name="ce5" office:value-type="float" office:value="26.06192" calcext:value-type="float">
            <text:p>26.1 </text:p>
          </table:table-cell>
          <table:table-cell table:style-name="ce5" office:value-type="float" office:value="51.27631" calcext:value-type="float">
            <text:p>51.3 </text:p>
          </table:table-cell>
          <table:table-cell table:style-name="ce5" office:value-type="float" office:value="0.0003487557" calcext:value-type="float">
            <text:p>0.0 </text:p>
          </table:table-cell>
          <table:table-cell table:style-name="ce5" office:value-type="float" office:value="22.53683" calcext:value-type="float">
            <text:p>22.5 </text:p>
          </table:table-cell>
          <table:table-cell table:style-name="ce5" office:value-type="float" office:value="27.2273" calcext:value-type="float">
            <text:p>2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0.38358" calcext:value-type="float">
            <text:p>30.4 </text:p>
          </table:table-cell>
          <table:table-cell table:style-name="ce5" office:value-type="float" office:value="11.52021" calcext:value-type="float">
            <text:p>1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44328" calcext:value-type="float">
            <text:p>14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449718" calcext:value-type="float">
            <text:p>5.4 </text:p>
          </table:table-cell>
          <table:table-cell table:style-name="ce5" office:value-type="float" office:value="3.038759" calcext:value-type="float">
            <text:p>3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.771234" calcext:value-type="float">
            <text:p>3.8 </text:p>
          </table:table-cell>
        </table:table-row>
        <table:table-row table:style-name="ro1">
          <table:table-cell office:value-type="string" calcext:value-type="string">
            <text:p>1978Q3</text:p>
          </table:table-cell>
          <table:table-cell office:value-type="float" office:value="20.52473" calcext:value-type="float">
            <text:p>20.5 </text:p>
          </table:table-cell>
          <table:table-cell office:value-type="float" office:value="38.3242" calcext:value-type="float">
            <text:p>38.3 </text:p>
          </table:table-cell>
          <table:table-cell office:value-type="float" office:value="35.3371" calcext:value-type="float">
            <text:p>35.3 </text:p>
          </table:table-cell>
          <table:table-cell office:value-type="float" office:value="29.33895" calcext:value-type="float">
            <text:p>29.3 </text:p>
          </table:table-cell>
          <table:table-cell office:value-type="float" office:value="2.294046" calcext:value-type="float">
            <text:p>2.3 </text:p>
          </table:table-cell>
          <table:table-cell office:value-type="float" office:value="0.6200033" calcext:value-type="float">
            <text:p>0.6 </text:p>
          </table:table-cell>
          <table:table-cell office:value-type="float" office:value="0.5654184" calcext:value-type="float">
            <text:p>0.6 </text:p>
          </table:table-cell>
          <table:table-cell office:value-type="string" calcext:value-type="string">
            <text:p>..</text:p>
          </table:table-cell>
          <table:table-cell office:value-type="float" office:value="28.31402" calcext:value-type="float">
            <text:p>28.3 </text:p>
          </table:table-cell>
          <table:table-cell office:value-type="string" calcext:value-type="string">
            <text:p>..</text:p>
          </table:table-cell>
          <table:table-cell office:value-type="float" office:value="29.13862" calcext:value-type="float">
            <text:p>29.1 </text:p>
          </table:table-cell>
          <table:table-cell office:value-type="float" office:value="29.61464" calcext:value-type="float">
            <text:p>29.6 </text:p>
          </table:table-cell>
          <table:table-cell office:value-type="float" office:value="44.42699" calcext:value-type="float">
            <text:p>44.4 </text:p>
          </table:table-cell>
          <table:table-cell office:value-type="float" office:value="3.478746" calcext:value-type="float">
            <text:p>3.5 </text:p>
          </table:table-cell>
          <table:table-cell office:value-type="string" calcext:value-type="string">
            <text:p>..</text:p>
          </table:table-cell>
          <table:table-cell office:value-type="float" office:value="0.8493458" calcext:value-type="float">
            <text:p>0.8 </text:p>
          </table:table-cell>
          <table:table-cell office:value-type="float" office:value="21.00759" calcext:value-type="float">
            <text:p>21.0 </text:p>
          </table:table-cell>
          <table:table-cell office:value-type="float" office:value="0.01146301" calcext:value-type="float">
            <text:p>0.0 </text:p>
          </table:table-cell>
          <table:table-cell office:value-type="float" office:value="15.05208" calcext:value-type="float">
            <text:p>15.1 </text:p>
          </table:table-cell>
          <table:table-cell office:value-type="float" office:value="67.15874" calcext:value-type="float">
            <text:p>67.2 </text:p>
          </table:table-cell>
          <table:table-cell office:value-type="float" office:value="14.83234" calcext:value-type="float">
            <text:p>14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4.61393" calcext:value-type="float">
            <text:p>34.6 </text:p>
          </table:table-cell>
          <table:table-cell office:value-type="float" office:value="0.04463979" calcext:value-type="float">
            <text:p>0.0 </text:p>
          </table:table-cell>
          <table:table-cell office:value-type="float" office:value="42.18837" calcext:value-type="float">
            <text:p>42.2 </text:p>
          </table:table-cell>
          <table:table-cell office:value-type="float" office:value="16.51719" calcext:value-type="float">
            <text:p>16.5 </text:p>
          </table:table-cell>
          <table:table-cell office:value-type="float" office:value="25.0611" calcext:value-type="float">
            <text:p>25.1 </text:p>
          </table:table-cell>
          <table:table-cell office:value-type="string" calcext:value-type="string">
            <text:p>..</text:p>
          </table:table-cell>
          <table:table-cell office:value-type="float" office:value="6.767286" calcext:value-type="float">
            <text:p>6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34892" calcext:value-type="float">
            <text:p>15.3 </text:p>
          </table:table-cell>
          <table:table-cell office:value-type="float" office:value="26.28844" calcext:value-type="float">
            <text:p>26.3 </text:p>
          </table:table-cell>
          <table:table-cell office:value-type="float" office:value="51.34422" calcext:value-type="float">
            <text:p>51.3 </text:p>
          </table:table-cell>
          <table:table-cell office:value-type="float" office:value="0.0003903255" calcext:value-type="float">
            <text:p>0.0 </text:p>
          </table:table-cell>
          <table:table-cell office:value-type="float" office:value="22.92811" calcext:value-type="float">
            <text:p>22.9 </text:p>
          </table:table-cell>
          <table:table-cell office:value-type="float" office:value="27.87423" calcext:value-type="float">
            <text:p>27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0.94879" calcext:value-type="float">
            <text:p>30.9 </text:p>
          </table:table-cell>
          <table:table-cell office:value-type="float" office:value="11.77885" calcext:value-type="float">
            <text:p>11.8 </text:p>
          </table:table-cell>
          <table:table-cell office:value-type="string" calcext:value-type="string">
            <text:p>..</text:p>
          </table:table-cell>
          <table:table-cell office:value-type="float" office:value="14.76822" calcext:value-type="float">
            <text:p>14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90544" calcext:value-type="float">
            <text:p>5.6 </text:p>
          </table:table-cell>
          <table:table-cell office:value-type="float" office:value="3.067918" calcext:value-type="float">
            <text:p>3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.955197" calcext:value-type="float">
            <text:p>4.0 </text:p>
          </table:table-cell>
        </table:table-row>
        <table:table-row table:style-name="ro1">
          <table:table-cell office:value-type="string" calcext:value-type="string">
            <text:p>1978Q4</text:p>
          </table:table-cell>
          <table:table-cell table:style-name="ce5" office:value-type="float" office:value="20.98909" calcext:value-type="float">
            <text:p>21.0 </text:p>
          </table:table-cell>
          <table:table-cell table:style-name="ce5" office:value-type="float" office:value="38.44349" calcext:value-type="float">
            <text:p>38.4 </text:p>
          </table:table-cell>
          <table:table-cell table:style-name="ce5" office:value-type="float" office:value="35.70171" calcext:value-type="float">
            <text:p>35.7 </text:p>
          </table:table-cell>
          <table:table-cell table:style-name="ce5" office:value-type="float" office:value="29.83935" calcext:value-type="float">
            <text:p>29.8 </text:p>
          </table:table-cell>
          <table:table-cell table:style-name="ce5" office:value-type="float" office:value="2.436169" calcext:value-type="float">
            <text:p>2.4 </text:p>
          </table:table-cell>
          <table:table-cell table:style-name="ce5" office:value-type="float" office:value="0.6444771" calcext:value-type="float">
            <text:p>0.6 </text:p>
          </table:table-cell>
          <table:table-cell table:style-name="ce5" office:value-type="float" office:value="0.5747405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14761" calcext:value-type="float">
            <text:p>2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58553" calcext:value-type="float">
            <text:p>29.6 </text:p>
          </table:table-cell>
          <table:table-cell table:style-name="ce5" office:value-type="float" office:value="30.23364" calcext:value-type="float">
            <text:p>30.2 </text:p>
          </table:table-cell>
          <table:table-cell table:style-name="ce5" office:value-type="float" office:value="44.55747" calcext:value-type="float">
            <text:p>44.6 </text:p>
          </table:table-cell>
          <table:table-cell table:style-name="ce5" office:value-type="float" office:value="3.637198" calcext:value-type="float">
            <text:p>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9038909" calcext:value-type="float">
            <text:p>0.9 </text:p>
          </table:table-cell>
          <table:table-cell table:style-name="ce5" office:value-type="float" office:value="21.38441" calcext:value-type="float">
            <text:p>21.4 </text:p>
          </table:table-cell>
          <table:table-cell table:style-name="ce5" office:value-type="float" office:value="0.01312699" calcext:value-type="float">
            <text:p>0.0 </text:p>
          </table:table-cell>
          <table:table-cell table:style-name="ce5" office:value-type="float" office:value="15.50591" calcext:value-type="float">
            <text:p>15.5 </text:p>
          </table:table-cell>
          <table:table-cell table:style-name="ce5" office:value-type="float" office:value="67.36235" calcext:value-type="float">
            <text:p>67.4 </text:p>
          </table:table-cell>
          <table:table-cell table:style-name="ce5" office:value-type="float" office:value="15.24509" calcext:value-type="float">
            <text:p>15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4.9362" calcext:value-type="float">
            <text:p>34.9 </text:p>
          </table:table-cell>
          <table:table-cell table:style-name="ce5" office:value-type="float" office:value="0.04611665" calcext:value-type="float">
            <text:p>0.0 </text:p>
          </table:table-cell>
          <table:table-cell table:style-name="ce5" office:value-type="float" office:value="42.56844" calcext:value-type="float">
            <text:p>42.6 </text:p>
          </table:table-cell>
          <table:table-cell table:style-name="ce5" office:value-type="float" office:value="16.9482" calcext:value-type="float">
            <text:p>16.9 </text:p>
          </table:table-cell>
          <table:table-cell table:style-name="ce5" office:value-type="float" office:value="25.34778" calcext:value-type="float">
            <text:p>2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161381" calcext:value-type="float">
            <text:p>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78026" calcext:value-type="float">
            <text:p>15.8 </text:p>
          </table:table-cell>
          <table:table-cell table:style-name="ce5" office:value-type="float" office:value="26.66753" calcext:value-type="float">
            <text:p>26.7 </text:p>
          </table:table-cell>
          <table:table-cell table:style-name="ce5" office:value-type="float" office:value="51.25963" calcext:value-type="float">
            <text:p>51.3 </text:p>
          </table:table-cell>
          <table:table-cell table:style-name="ce5" office:value-type="float" office:value="0.0004362136" calcext:value-type="float">
            <text:p>0.0 </text:p>
          </table:table-cell>
          <table:table-cell table:style-name="ce5" office:value-type="float" office:value="23.31555" calcext:value-type="float">
            <text:p>23.3 </text:p>
          </table:table-cell>
          <table:table-cell table:style-name="ce5" office:value-type="float" office:value="28.43678" calcext:value-type="float">
            <text:p>28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1.45759" calcext:value-type="float">
            <text:p>31.5 </text:p>
          </table:table-cell>
          <table:table-cell table:style-name="ce5" office:value-type="float" office:value="12.05708" calcext:value-type="float">
            <text:p>1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07193" calcext:value-type="float">
            <text:p>1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692522" calcext:value-type="float">
            <text:p>5.7 </text:p>
          </table:table-cell>
          <table:table-cell table:style-name="ce5" office:value-type="float" office:value="3.138732" calcext:value-type="float">
            <text:p>3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047178" calcext:value-type="float">
            <text:p>4.0 </text:p>
          </table:table-cell>
        </table:table-row>
        <table:table-row table:style-name="ro1">
          <table:table-cell office:value-type="string" calcext:value-type="string">
            <text:p>1979Q1</text:p>
          </table:table-cell>
          <table:table-cell office:value-type="float" office:value="21.36058" calcext:value-type="float">
            <text:p>21.4 </text:p>
          </table:table-cell>
          <table:table-cell office:value-type="float" office:value="39.0333" calcext:value-type="float">
            <text:p>39.0 </text:p>
          </table:table-cell>
          <table:table-cell office:value-type="float" office:value="36.14164" calcext:value-type="float">
            <text:p>36.1 </text:p>
          </table:table-cell>
          <table:table-cell office:value-type="float" office:value="30.47142" calcext:value-type="float">
            <text:p>30.5 </text:p>
          </table:table-cell>
          <table:table-cell office:value-type="float" office:value="2.577949" calcext:value-type="float">
            <text:p>2.6 </text:p>
          </table:table-cell>
          <table:table-cell office:value-type="float" office:value="0.6879861" calcext:value-type="float">
            <text:p>0.7 </text:p>
          </table:table-cell>
          <table:table-cell office:value-type="float" office:value="0.5851381" calcext:value-type="float">
            <text:p>0.6 </text:p>
          </table:table-cell>
          <table:table-cell office:value-type="string" calcext:value-type="string">
            <text:p>..</text:p>
          </table:table-cell>
          <table:table-cell office:value-type="float" office:value="29.42312" calcext:value-type="float">
            <text:p>29.4 </text:p>
          </table:table-cell>
          <table:table-cell office:value-type="string" calcext:value-type="string">
            <text:p>..</text:p>
          </table:table-cell>
          <table:table-cell office:value-type="float" office:value="30.14864" calcext:value-type="float">
            <text:p>30.1 </text:p>
          </table:table-cell>
          <table:table-cell office:value-type="float" office:value="30.89164" calcext:value-type="float">
            <text:p>30.9 </text:p>
          </table:table-cell>
          <table:table-cell office:value-type="float" office:value="45.31858" calcext:value-type="float">
            <text:p>45.3 </text:p>
          </table:table-cell>
          <table:table-cell office:value-type="float" office:value="3.889281" calcext:value-type="float">
            <text:p>3.9 </text:p>
          </table:table-cell>
          <table:table-cell office:value-type="string" calcext:value-type="string">
            <text:p>..</text:p>
          </table:table-cell>
          <table:table-cell office:value-type="float" office:value="0.9584361" calcext:value-type="float">
            <text:p>1.0 </text:p>
          </table:table-cell>
          <table:table-cell office:value-type="float" office:value="22.23224" calcext:value-type="float">
            <text:p>22.2 </text:p>
          </table:table-cell>
          <table:table-cell office:value-type="float" office:value="0.01487418" calcext:value-type="float">
            <text:p>0.0 </text:p>
          </table:table-cell>
          <table:table-cell office:value-type="float" office:value="16.10345" calcext:value-type="float">
            <text:p>16.1 </text:p>
          </table:table-cell>
          <table:table-cell office:value-type="float" office:value="67.26054" calcext:value-type="float">
            <text:p>67.3 </text:p>
          </table:table-cell>
          <table:table-cell office:value-type="float" office:value="15.89795" calcext:value-type="float">
            <text:p>1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5.39351" calcext:value-type="float">
            <text:p>35.4 </text:p>
          </table:table-cell>
          <table:table-cell office:value-type="float" office:value="0.04886898" calcext:value-type="float">
            <text:p>0.0 </text:p>
          </table:table-cell>
          <table:table-cell office:value-type="float" office:value="42.75848" calcext:value-type="float">
            <text:p>42.8 </text:p>
          </table:table-cell>
          <table:table-cell office:value-type="float" office:value="17.33304" calcext:value-type="float">
            <text:p>17.3 </text:p>
          </table:table-cell>
          <table:table-cell office:value-type="float" office:value="25.4" calcext:value-type="float">
            <text:p>25.4 </text:p>
          </table:table-cell>
          <table:table-cell office:value-type="string" calcext:value-type="string">
            <text:p>..</text:p>
          </table:table-cell>
          <table:table-cell office:value-type="float" office:value="7.45463" calcext:value-type="float">
            <text:p>7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35942" calcext:value-type="float">
            <text:p>16.4 </text:p>
          </table:table-cell>
          <table:table-cell office:value-type="float" office:value="27.18577" calcext:value-type="float">
            <text:p>27.2 </text:p>
          </table:table-cell>
          <table:table-cell office:value-type="float" office:value="52.02238" calcext:value-type="float">
            <text:p>52.0 </text:p>
          </table:table-cell>
          <table:table-cell office:value-type="float" office:value="0.0004666547" calcext:value-type="float">
            <text:p>0.0 </text:p>
          </table:table-cell>
          <table:table-cell office:value-type="float" office:value="24.04056" calcext:value-type="float">
            <text:p>24.0 </text:p>
          </table:table-cell>
          <table:table-cell office:value-type="float" office:value="29.13996" calcext:value-type="float">
            <text:p>29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2.13541" calcext:value-type="float">
            <text:p>32.1 </text:p>
          </table:table-cell>
          <table:table-cell office:value-type="float" office:value="12.39287" calcext:value-type="float">
            <text:p>12.4 </text:p>
          </table:table-cell>
          <table:table-cell office:value-type="string" calcext:value-type="string">
            <text:p>..</text:p>
          </table:table-cell>
          <table:table-cell office:value-type="float" office:value="15.44654" calcext:value-type="float">
            <text:p>15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569906" calcext:value-type="float">
            <text:p>5.6 </text:p>
          </table:table-cell>
          <table:table-cell office:value-type="float" office:value="3.24287" calcext:value-type="float">
            <text:p>3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139159" calcext:value-type="float">
            <text:p>4.1 </text:p>
          </table:table-cell>
        </table:table-row>
        <table:table-row table:style-name="ro1">
          <table:table-cell office:value-type="string" calcext:value-type="string">
            <text:p>1979Q2</text:p>
          </table:table-cell>
          <table:table-cell table:style-name="ce5" office:value-type="float" office:value="21.91781" calcext:value-type="float">
            <text:p>21.9 </text:p>
          </table:table-cell>
          <table:table-cell table:style-name="ce5" office:value-type="float" office:value="39.24537" calcext:value-type="float">
            <text:p>39.2 </text:p>
          </table:table-cell>
          <table:table-cell table:style-name="ce5" office:value-type="float" office:value="36.41074" calcext:value-type="float">
            <text:p>36.4 </text:p>
          </table:table-cell>
          <table:table-cell table:style-name="ce5" office:value-type="float" office:value="31.3142" calcext:value-type="float">
            <text:p>31.3 </text:p>
          </table:table-cell>
          <table:table-cell table:style-name="ce5" office:value-type="float" office:value="2.776899" calcext:value-type="float">
            <text:p>2.8 </text:p>
          </table:table-cell>
          <table:table-cell table:style-name="ce5" office:value-type="float" office:value="0.739653" calcext:value-type="float">
            <text:p>0.7 </text:p>
          </table:table-cell>
          <table:table-cell table:style-name="ce5" office:value-type="float" office:value="0.5980456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17195" calcext:value-type="float">
            <text:p>3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819" calcext:value-type="float">
            <text:p>30.8 </text:p>
          </table:table-cell>
          <table:table-cell table:style-name="ce5" office:value-type="float" office:value="31.76409" calcext:value-type="float">
            <text:p>31.8 </text:p>
          </table:table-cell>
          <table:table-cell table:style-name="ce5" office:value-type="float" office:value="45.90572" calcext:value-type="float">
            <text:p>45.9 </text:p>
          </table:table-cell>
          <table:table-cell table:style-name="ce5" office:value-type="float" office:value="4.112555" calcext:value-type="float">
            <text:p>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075318" calcext:value-type="float">
            <text:p>1.1 </text:p>
          </table:table-cell>
          <table:table-cell table:style-name="ce5" office:value-type="float" office:value="22.98588" calcext:value-type="float">
            <text:p>23.0 </text:p>
          </table:table-cell>
          <table:table-cell table:style-name="ce5" office:value-type="float" office:value="0.01763454" calcext:value-type="float">
            <text:p>0.0 </text:p>
          </table:table-cell>
          <table:table-cell table:style-name="ce5" office:value-type="float" office:value="16.69721" calcext:value-type="float">
            <text:p>16.7 </text:p>
          </table:table-cell>
          <table:table-cell table:style-name="ce5" office:value-type="float" office:value="68.85552" calcext:value-type="float">
            <text:p>68.9 </text:p>
          </table:table-cell>
          <table:table-cell table:style-name="ce5" office:value-type="float" office:value="17.06984" calcext:value-type="float">
            <text:p>17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5.772" calcext:value-type="float">
            <text:p>35.8 </text:p>
          </table:table-cell>
          <table:table-cell table:style-name="ce5" office:value-type="float" office:value="0.05060945" calcext:value-type="float">
            <text:p>0.1 </text:p>
          </table:table-cell>
          <table:table-cell table:style-name="ce5" office:value-type="float" office:value="43.3856" calcext:value-type="float">
            <text:p>43.4 </text:p>
          </table:table-cell>
          <table:table-cell table:style-name="ce5" office:value-type="float" office:value="18.1181" calcext:value-type="float">
            <text:p>18.1 </text:p>
          </table:table-cell>
          <table:table-cell table:style-name="ce5" office:value-type="float" office:value="25.7" calcext:value-type="float">
            <text:p>2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951229" calcext:value-type="float">
            <text:p>8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9442" calcext:value-type="float">
            <text:p>16.9 </text:p>
          </table:table-cell>
          <table:table-cell table:style-name="ce5" office:value-type="float" office:value="27.65651" calcext:value-type="float">
            <text:p>27.7 </text:p>
          </table:table-cell>
          <table:table-cell table:style-name="ce5" office:value-type="float" office:value="52.90368" calcext:value-type="float">
            <text:p>52.9 </text:p>
          </table:table-cell>
          <table:table-cell table:style-name="ce5" office:value-type="float" office:value="0.0005358197" calcext:value-type="float">
            <text:p>0.0 </text:p>
          </table:table-cell>
          <table:table-cell table:style-name="ce5" office:value-type="float" office:value="24.92286" calcext:value-type="float">
            <text:p>24.9 </text:p>
          </table:table-cell>
          <table:table-cell table:style-name="ce5" office:value-type="float" office:value="30.15255" calcext:value-type="float">
            <text:p>30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3.10501" calcext:value-type="float">
            <text:p>33.1 </text:p>
          </table:table-cell>
          <table:table-cell table:style-name="ce5" office:value-type="float" office:value="12.7962" calcext:value-type="float">
            <text:p>1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9546" calcext:value-type="float">
            <text:p>1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726514" calcext:value-type="float">
            <text:p>5.7 </text:p>
          </table:table-cell>
          <table:table-cell table:style-name="ce5" office:value-type="float" office:value="3.463644" calcext:value-type="float">
            <text:p>3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246471" calcext:value-type="float">
            <text:p>4.2 </text:p>
          </table:table-cell>
        </table:table-row>
        <table:table-row table:style-name="ro1">
          <table:table-cell office:value-type="string" calcext:value-type="string">
            <text:p>1979Q3</text:p>
          </table:table-cell>
          <table:table-cell office:value-type="float" office:value="22.47504" calcext:value-type="float">
            <text:p>22.5 </text:p>
          </table:table-cell>
          <table:table-cell office:value-type="float" office:value="39.71588" calcext:value-type="float">
            <text:p>39.7 </text:p>
          </table:table-cell>
          <table:table-cell office:value-type="float" office:value="37.01505" calcext:value-type="float">
            <text:p>37.0 </text:p>
          </table:table-cell>
          <table:table-cell office:value-type="float" office:value="31.91994" calcext:value-type="float">
            <text:p>31.9 </text:p>
          </table:table-cell>
          <table:table-cell office:value-type="float" office:value="3.082203" calcext:value-type="float">
            <text:p>3.1 </text:p>
          </table:table-cell>
          <table:table-cell office:value-type="float" office:value="0.7750041" calcext:value-type="float">
            <text:p>0.8 </text:p>
          </table:table-cell>
          <table:table-cell office:value-type="float" office:value="0.6156141" calcext:value-type="float">
            <text:p>0.6 </text:p>
          </table:table-cell>
          <table:table-cell office:value-type="string" calcext:value-type="string">
            <text:p>..</text:p>
          </table:table-cell>
          <table:table-cell office:value-type="float" office:value="31.70492" calcext:value-type="float">
            <text:p>31.7 </text:p>
          </table:table-cell>
          <table:table-cell office:value-type="string" calcext:value-type="string">
            <text:p>..</text:p>
          </table:table-cell>
          <table:table-cell office:value-type="float" office:value="31.33742" calcext:value-type="float">
            <text:p>31.3 </text:p>
          </table:table-cell>
          <table:table-cell office:value-type="float" office:value="32.79251" calcext:value-type="float">
            <text:p>32.8 </text:p>
          </table:table-cell>
          <table:table-cell office:value-type="float" office:value="46.49286" calcext:value-type="float">
            <text:p>46.5 </text:p>
          </table:table-cell>
          <table:table-cell office:value-type="float" office:value="4.191781" calcext:value-type="float">
            <text:p>4.2 </text:p>
          </table:table-cell>
          <table:table-cell office:value-type="string" calcext:value-type="string">
            <text:p>..</text:p>
          </table:table-cell>
          <table:table-cell office:value-type="float" office:value="1.22337" calcext:value-type="float">
            <text:p>1.2 </text:p>
          </table:table-cell>
          <table:table-cell office:value-type="float" office:value="23.92793" calcext:value-type="float">
            <text:p>23.9 </text:p>
          </table:table-cell>
          <table:table-cell office:value-type="float" office:value="0.02096806" calcext:value-type="float">
            <text:p>0.0 </text:p>
          </table:table-cell>
          <table:table-cell office:value-type="float" office:value="17.27963" calcext:value-type="float">
            <text:p>17.3 </text:p>
          </table:table-cell>
          <table:table-cell office:value-type="float" office:value="69.56817" calcext:value-type="float">
            <text:p>69.6 </text:p>
          </table:table-cell>
          <table:table-cell office:value-type="float" office:value="17.54917" calcext:value-type="float">
            <text:p>17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6.26641" calcext:value-type="float">
            <text:p>36.3 </text:p>
          </table:table-cell>
          <table:table-cell office:value-type="float" office:value="0.05256058" calcext:value-type="float">
            <text:p>0.1 </text:p>
          </table:table-cell>
          <table:table-cell office:value-type="float" office:value="43.80369" calcext:value-type="float">
            <text:p>43.8 </text:p>
          </table:table-cell>
          <table:table-cell office:value-type="float" office:value="19.02632" calcext:value-type="float">
            <text:p>19.0 </text:p>
          </table:table-cell>
          <table:table-cell office:value-type="float" office:value="26.03333" calcext:value-type="float">
            <text:p>26.0 </text:p>
          </table:table-cell>
          <table:table-cell office:value-type="string" calcext:value-type="string">
            <text:p>..</text:p>
          </table:table-cell>
          <table:table-cell office:value-type="float" office:value="8.239502" calcext:value-type="float">
            <text:p>8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67082" calcext:value-type="float">
            <text:p>17.7 </text:p>
          </table:table-cell>
          <table:table-cell office:value-type="float" office:value="28.28801" calcext:value-type="float">
            <text:p>28.3 </text:p>
          </table:table-cell>
          <table:table-cell office:value-type="float" office:value="53.6155" calcext:value-type="float">
            <text:p>53.6 </text:p>
          </table:table-cell>
          <table:table-cell office:value-type="float" office:value="0.0006591273" calcext:value-type="float">
            <text:p>0.0 </text:p>
          </table:table-cell>
          <table:table-cell office:value-type="float" office:value="26.59154" calcext:value-type="float">
            <text:p>26.6 </text:p>
          </table:table-cell>
          <table:table-cell office:value-type="float" office:value="31.15107" calcext:value-type="float">
            <text:p>3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4.08646" calcext:value-type="float">
            <text:p>34.1 </text:p>
          </table:table-cell>
          <table:table-cell office:value-type="float" office:value="13.33131" calcext:value-type="float">
            <text:p>13.3 </text:p>
          </table:table-cell>
          <table:table-cell office:value-type="string" calcext:value-type="string">
            <text:p>..</text:p>
          </table:table-cell>
          <table:table-cell office:value-type="float" office:value="16.49968" calcext:value-type="float">
            <text:p>1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034874" calcext:value-type="float">
            <text:p>6.0 </text:p>
          </table:table-cell>
          <table:table-cell office:value-type="float" office:value="3.707328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507084" calcext:value-type="float">
            <text:p>4.5 </text:p>
          </table:table-cell>
        </table:table-row>
        <table:table-row table:style-name="ro1">
          <table:table-cell office:value-type="string" calcext:value-type="string">
            <text:p>1979Q4</text:p>
          </table:table-cell>
          <table:table-cell table:style-name="ce5" office:value-type="float" office:value="23.12514" calcext:value-type="float">
            <text:p>23.1 </text:p>
          </table:table-cell>
          <table:table-cell table:style-name="ce5" office:value-type="float" office:value="40.13339" calcext:value-type="float">
            <text:p>40.1 </text:p>
          </table:table-cell>
          <table:table-cell table:style-name="ce5" office:value-type="float" office:value="37.53764" calcext:value-type="float">
            <text:p>37.5 </text:p>
          </table:table-cell>
          <table:table-cell table:style-name="ce5" office:value-type="float" office:value="32.65736" calcext:value-type="float">
            <text:p>32.7 </text:p>
          </table:table-cell>
          <table:table-cell table:style-name="ce5" office:value-type="float" office:value="3.359415" calcext:value-type="float">
            <text:p>3.4 </text:p>
          </table:table-cell>
          <table:table-cell table:style-name="ce5" office:value-type="float" office:value="0.8185131" calcext:value-type="float">
            <text:p>0.8 </text:p>
          </table:table-cell>
          <table:table-cell table:style-name="ce5" office:value-type="float" office:value="0.6468071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53145" calcext:value-type="float">
            <text:p>3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9631" calcext:value-type="float">
            <text:p>32.0 </text:p>
          </table:table-cell>
          <table:table-cell table:style-name="ce5" office:value-type="float" office:value="33.71857" calcext:value-type="float">
            <text:p>33.7 </text:p>
          </table:table-cell>
          <table:table-cell table:style-name="ce5" office:value-type="float" office:value="46.92778" calcext:value-type="float">
            <text:p>46.9 </text:p>
          </table:table-cell>
          <table:table-cell table:style-name="ce5" office:value-type="float" office:value="4.472673" calcext:value-type="float">
            <text:p>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402589" calcext:value-type="float">
            <text:p>1.4 </text:p>
          </table:table-cell>
          <table:table-cell table:style-name="ce5" office:value-type="float" office:value="24.77576" calcext:value-type="float">
            <text:p>24.8 </text:p>
          </table:table-cell>
          <table:table-cell table:style-name="ce5" office:value-type="float" office:value="0.02669956" calcext:value-type="float">
            <text:p>0.0 </text:p>
          </table:table-cell>
          <table:table-cell table:style-name="ce5" office:value-type="float" office:value="18.2478" calcext:value-type="float">
            <text:p>18.2 </text:p>
          </table:table-cell>
          <table:table-cell table:style-name="ce5" office:value-type="float" office:value="70.72198" calcext:value-type="float">
            <text:p>70.7 </text:p>
          </table:table-cell>
          <table:table-cell table:style-name="ce5" office:value-type="float" office:value="18.17517" calcext:value-type="float">
            <text:p>18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6.88486" calcext:value-type="float">
            <text:p>36.9 </text:p>
          </table:table-cell>
          <table:table-cell table:style-name="ce5" office:value-type="float" office:value="0.05497072" calcext:value-type="float">
            <text:p>0.1 </text:p>
          </table:table-cell>
          <table:table-cell table:style-name="ce5" office:value-type="float" office:value="44.52583" calcext:value-type="float">
            <text:p>44.5 </text:p>
          </table:table-cell>
          <table:table-cell table:style-name="ce5" office:value-type="float" office:value="19.74981" calcext:value-type="float">
            <text:p>19.7 </text:p>
          </table:table-cell>
          <table:table-cell table:style-name="ce5" office:value-type="float" office:value="26.43333" calcext:value-type="float">
            <text:p>2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696626" calcext:value-type="float">
            <text:p>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24037" calcext:value-type="float">
            <text:p>18.2 </text:p>
          </table:table-cell>
          <table:table-cell table:style-name="ce5" office:value-type="float" office:value="29.13094" calcext:value-type="float">
            <text:p>29.1 </text:p>
          </table:table-cell>
          <table:table-cell table:style-name="ce5" office:value-type="float" office:value="53.86985" calcext:value-type="float">
            <text:p>53.9 </text:p>
          </table:table-cell>
          <table:table-cell table:style-name="ce5" office:value-type="float" office:value="0.0007733593" calcext:value-type="float">
            <text:p>0.0 </text:p>
          </table:table-cell>
          <table:table-cell table:style-name="ce5" office:value-type="float" office:value="27.33957" calcext:value-type="float">
            <text:p>27.3 </text:p>
          </table:table-cell>
          <table:table-cell table:style-name="ce5" office:value-type="float" office:value="32.03708" calcext:value-type="float">
            <text:p>32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4.99214" calcext:value-type="float">
            <text:p>35.0 </text:p>
          </table:table-cell>
          <table:table-cell table:style-name="ce5" office:value-type="float" office:value="13.82792" calcext:value-type="float">
            <text:p>1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02284" calcext:value-type="float">
            <text:p>17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208478" calcext:value-type="float">
            <text:p>6.2 </text:p>
          </table:table-cell>
          <table:table-cell table:style-name="ce5" office:value-type="float" office:value="3.813549" calcext:value-type="float">
            <text:p>3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614396" calcext:value-type="float">
            <text:p>4.6 </text:p>
          </table:table-cell>
        </table:table-row>
        <table:table-row table:style-name="ro1">
          <table:table-cell office:value-type="string" calcext:value-type="string">
            <text:p>1980Q1</text:p>
          </table:table-cell>
          <table:table-cell office:value-type="float" office:value="23.58951" calcext:value-type="float">
            <text:p>23.6 </text:p>
          </table:table-cell>
          <table:table-cell office:value-type="float" office:value="41.10094" calcext:value-type="float">
            <text:p>41.1 </text:p>
          </table:table-cell>
          <table:table-cell office:value-type="float" office:value="38.42595" calcext:value-type="float">
            <text:p>38.4 </text:p>
          </table:table-cell>
          <table:table-cell office:value-type="float" office:value="33.36845" calcext:value-type="float">
            <text:p>33.4 </text:p>
          </table:table-cell>
          <table:table-cell office:value-type="float" office:value="3.583656" calcext:value-type="float">
            <text:p>3.6 </text:p>
          </table:table-cell>
          <table:table-cell office:value-type="float" office:value="0.8674607" calcext:value-type="float">
            <text:p>0.9 </text:p>
          </table:table-cell>
          <table:table-cell office:value-type="float" office:value="0.6819441" calcext:value-type="float">
            <text:p>0.7 </text:p>
          </table:table-cell>
          <table:table-cell office:value-type="string" calcext:value-type="string">
            <text:p>..</text:p>
          </table:table-cell>
          <table:table-cell office:value-type="float" office:value="33.33679" calcext:value-type="float">
            <text:p>33.3 </text:p>
          </table:table-cell>
          <table:table-cell office:value-type="string" calcext:value-type="string">
            <text:p>..</text:p>
          </table:table-cell>
          <table:table-cell office:value-type="float" office:value="32.95524" calcext:value-type="float">
            <text:p>33.0 </text:p>
          </table:table-cell>
          <table:table-cell office:value-type="float" office:value="35.00497" calcext:value-type="float">
            <text:p>35.0 </text:p>
          </table:table-cell>
          <table:table-cell office:value-type="float" office:value="47.81936" calcext:value-type="float">
            <text:p>47.8 </text:p>
          </table:table-cell>
          <table:table-cell office:value-type="float" office:value="4.803982" calcext:value-type="float">
            <text:p>4.8 </text:p>
          </table:table-cell>
          <table:table-cell office:value-type="float" office:value="2.982102" calcext:value-type="float">
            <text:p>3.0 </text:p>
          </table:table-cell>
          <table:table-cell office:value-type="float" office:value="1.542848" calcext:value-type="float">
            <text:p>1.5 </text:p>
          </table:table-cell>
          <table:table-cell office:value-type="float" office:value="25.71781" calcext:value-type="float">
            <text:p>25.7 </text:p>
          </table:table-cell>
          <table:table-cell office:value-type="float" office:value="0.03263074" calcext:value-type="float">
            <text:p>0.0 </text:p>
          </table:table-cell>
          <table:table-cell office:value-type="float" office:value="19.42777" calcext:value-type="float">
            <text:p>19.4 </text:p>
          </table:table-cell>
          <table:table-cell office:value-type="float" office:value="72.11334" calcext:value-type="float">
            <text:p>72.1 </text:p>
          </table:table-cell>
          <table:table-cell office:value-type="float" office:value="20.17279" calcext:value-type="float">
            <text:p>2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7.51084" calcext:value-type="float">
            <text:p>37.5 </text:p>
          </table:table-cell>
          <table:table-cell office:value-type="float" office:value="0.05988703" calcext:value-type="float">
            <text:p>0.1 </text:p>
          </table:table-cell>
          <table:table-cell office:value-type="float" office:value="45.24797" calcext:value-type="float">
            <text:p>45.2 </text:p>
          </table:table-cell>
          <table:table-cell office:value-type="float" office:value="20.51949" calcext:value-type="float">
            <text:p>20.5 </text:p>
          </table:table-cell>
          <table:table-cell office:value-type="float" office:value="27.36667" calcext:value-type="float">
            <text:p>27.4 </text:p>
          </table:table-cell>
          <table:table-cell office:value-type="string" calcext:value-type="string">
            <text:p>..</text:p>
          </table:table-cell>
          <table:table-cell office:value-type="float" office:value="9.032668" calcext:value-type="float">
            <text:p>9.0 </text:p>
          </table:table-cell>
          <table:table-cell office:value-type="string" calcext:value-type="string">
            <text:p>..</text:p>
          </table:table-cell>
          <table:table-cell office:value-type="float" office:value="0.0003574548" calcext:value-type="float">
            <text:p>0.0 </text:p>
          </table:table-cell>
          <table:table-cell office:value-type="float" office:value="19.0858" calcext:value-type="float">
            <text:p>19.1 </text:p>
          </table:table-cell>
          <table:table-cell office:value-type="float" office:value="30.7743" calcext:value-type="float">
            <text:p>30.8 </text:p>
          </table:table-cell>
          <table:table-cell office:value-type="float" office:value="54.27669" calcext:value-type="float">
            <text:p>54.3 </text:p>
          </table:table-cell>
          <table:table-cell office:value-type="float" office:value="0.0009865884" calcext:value-type="float">
            <text:p>0.0 </text:p>
          </table:table-cell>
          <table:table-cell office:value-type="float" office:value="28.62849" calcext:value-type="float">
            <text:p>28.6 </text:p>
          </table:table-cell>
          <table:table-cell office:value-type="float" office:value="33.30281" calcext:value-type="float">
            <text:p>33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6.25499" calcext:value-type="float">
            <text:p>36.3 </text:p>
          </table:table-cell>
          <table:table-cell office:value-type="float" office:value="14.51555" calcext:value-type="float">
            <text:p>14.5 </text:p>
          </table:table-cell>
          <table:table-cell office:value-type="string" calcext:value-type="string">
            <text:p>..</text:p>
          </table:table-cell>
          <table:table-cell office:value-type="float" office:value="17.76938" calcext:value-type="float">
            <text:p>17.8 </text:p>
          </table:table-cell>
          <table:table-cell office:value-type="float" office:value="0.00000000019821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.241257" calcext:value-type="float">
            <text:p>6.2 </text:p>
          </table:table-cell>
          <table:table-cell office:value-type="float" office:value="3.928101" calcext:value-type="float">
            <text:p>3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.691047" calcext:value-type="float">
            <text:p>4.7 </text:p>
          </table:table-cell>
        </table:table-row>
        <table:table-row table:style-name="ro1">
          <table:table-cell office:value-type="string" calcext:value-type="string">
            <text:p>1980Q2</text:p>
          </table:table-cell>
          <table:table-cell table:style-name="ce5" office:value-type="float" office:value="24.33248" calcext:value-type="float">
            <text:p>24.3 </text:p>
          </table:table-cell>
          <table:table-cell table:style-name="ce5" office:value-type="float" office:value="41.77689" calcext:value-type="float">
            <text:p>41.8 </text:p>
          </table:table-cell>
          <table:table-cell table:style-name="ce5" office:value-type="float" office:value="38.72417" calcext:value-type="float">
            <text:p>38.7 </text:p>
          </table:table-cell>
          <table:table-cell table:style-name="ce5" office:value-type="float" office:value="34.29023" calcext:value-type="float">
            <text:p>34.3 </text:p>
          </table:table-cell>
          <table:table-cell table:style-name="ce5" office:value-type="float" office:value="3.8509" calcext:value-type="float">
            <text:p>3.9 </text:p>
          </table:table-cell>
          <table:table-cell table:style-name="ce5" office:value-type="float" office:value="0.9408821" calcext:value-type="float">
            <text:p>0.9 </text:p>
          </table:table-cell>
          <table:table-cell table:style-name="ce5" office:value-type="float" office:value="0.7102688" calcext:value-type="float">
            <text:p>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35406" calcext:value-type="float">
            <text:p>3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26916" calcext:value-type="float">
            <text:p>34.3 </text:p>
          </table:table-cell>
          <table:table-cell table:style-name="ce5" office:value-type="float" office:value="36.11993" calcext:value-type="float">
            <text:p>36.1 </text:p>
          </table:table-cell>
          <table:table-cell table:style-name="ce5" office:value-type="float" office:value="48.62396" calcext:value-type="float">
            <text:p>48.6 </text:p>
          </table:table-cell>
          <table:table-cell table:style-name="ce5" office:value-type="float" office:value="5.149696" calcext:value-type="float">
            <text:p>5.1 </text:p>
          </table:table-cell>
          <table:table-cell table:style-name="ce5" office:value-type="float" office:value="3.004295" calcext:value-type="float">
            <text:p>3.0 </text:p>
          </table:table-cell>
          <table:table-cell table:style-name="ce5" office:value-type="float" office:value="1.753237" calcext:value-type="float">
            <text:p>1.8 </text:p>
          </table:table-cell>
          <table:table-cell table:style-name="ce5" office:value-type="float" office:value="27.6019" calcext:value-type="float">
            <text:p>27.6 </text:p>
          </table:table-cell>
          <table:table-cell table:style-name="ce5" office:value-type="float" office:value="0.04076208" calcext:value-type="float">
            <text:p>0.0 </text:p>
          </table:table-cell>
          <table:table-cell table:style-name="ce5" office:value-type="float" office:value="20.18793" calcext:value-type="float">
            <text:p>20.2 </text:p>
          </table:table-cell>
          <table:table-cell table:style-name="ce5" office:value-type="float" office:value="74.42097" calcext:value-type="float">
            <text:p>74.4 </text:p>
          </table:table-cell>
          <table:table-cell table:style-name="ce5" office:value-type="float" office:value="21.63871" calcext:value-type="float">
            <text:p>21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8.12117" calcext:value-type="float">
            <text:p>38.1 </text:p>
          </table:table-cell>
          <table:table-cell table:style-name="ce5" office:value-type="float" office:value="0.0633243" calcext:value-type="float">
            <text:p>0.1 </text:p>
          </table:table-cell>
          <table:table-cell table:style-name="ce5" office:value-type="float" office:value="46.19816" calcext:value-type="float">
            <text:p>46.2 </text:p>
          </table:table-cell>
          <table:table-cell table:style-name="ce5" office:value-type="float" office:value="21.36613" calcext:value-type="float">
            <text:p>21.4 </text:p>
          </table:table-cell>
          <table:table-cell table:style-name="ce5" office:value-type="float" office:value="28.33333" calcext:value-type="float">
            <text:p>2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251942" calcext:value-type="float">
            <text:p>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864228" calcext:value-type="float">
            <text:p>0.0 </text:p>
          </table:table-cell>
          <table:table-cell table:style-name="ce5" office:value-type="float" office:value="19.58697" calcext:value-type="float">
            <text:p>19.6 </text:p>
          </table:table-cell>
          <table:table-cell table:style-name="ce5" office:value-type="float" office:value="31.33705" calcext:value-type="float">
            <text:p>31.3 </text:p>
          </table:table-cell>
          <table:table-cell table:style-name="ce5" office:value-type="float" office:value="54.95515" calcext:value-type="float">
            <text:p>55.0 </text:p>
          </table:table-cell>
          <table:table-cell table:style-name="ce5" office:value-type="float" office:value="0.001128869" calcext:value-type="float">
            <text:p>0.0 </text:p>
          </table:table-cell>
          <table:table-cell table:style-name="ce5" office:value-type="float" office:value="30.29333" calcext:value-type="float">
            <text:p>30.3 </text:p>
          </table:table-cell>
          <table:table-cell table:style-name="ce5" office:value-type="float" office:value="34.52636" calcext:value-type="float">
            <text:p>3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7.51065" calcext:value-type="float">
            <text:p>37.5 </text:p>
          </table:table-cell>
          <table:table-cell table:style-name="ce5" office:value-type="float" office:value="15.05989" calcext:value-type="float">
            <text:p>1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4376" calcext:value-type="float">
            <text:p>18.4 </text:p>
          </table:table-cell>
          <table:table-cell table:style-name="ce5" office:value-type="float" office:value="0.00000000023258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410005" calcext:value-type="float">
            <text:p>6.4 </text:p>
          </table:table-cell>
          <table:table-cell table:style-name="ce5" office:value-type="float" office:value="4.113467" calcext:value-type="float">
            <text:p>4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.844349" calcext:value-type="float">
            <text:p>4.8 </text:p>
          </table:table-cell>
        </table:table-row>
        <table:table-row table:style-name="ro1">
          <table:table-cell office:value-type="string" calcext:value-type="string">
            <text:p>1980Q3</text:p>
          </table:table-cell>
          <table:table-cell office:value-type="float" office:value="24.70397" calcext:value-type="float">
            <text:p>24.7 </text:p>
          </table:table-cell>
          <table:table-cell office:value-type="float" office:value="42.47936" calcext:value-type="float">
            <text:p>42.5 </text:p>
          </table:table-cell>
          <table:table-cell office:value-type="float" office:value="39.42863" calcext:value-type="float">
            <text:p>39.4 </text:p>
          </table:table-cell>
          <table:table-cell office:value-type="float" office:value="35.26468" calcext:value-type="float">
            <text:p>35.3 </text:p>
          </table:table-cell>
          <table:table-cell office:value-type="float" office:value="4.09656" calcext:value-type="float">
            <text:p>4.1 </text:p>
          </table:table-cell>
          <table:table-cell office:value-type="float" office:value="0.9816718" calcext:value-type="float">
            <text:p>1.0 </text:p>
          </table:table-cell>
          <table:table-cell office:value-type="float" office:value="0.734291" calcext:value-type="float">
            <text:p>0.7 </text:p>
          </table:table-cell>
          <table:table-cell office:value-type="string" calcext:value-type="string">
            <text:p>..</text:p>
          </table:table-cell>
          <table:table-cell office:value-type="float" office:value="35.35014" calcext:value-type="float">
            <text:p>35.4 </text:p>
          </table:table-cell>
          <table:table-cell office:value-type="string" calcext:value-type="string">
            <text:p>..</text:p>
          </table:table-cell>
          <table:table-cell office:value-type="float" office:value="35.16298" calcext:value-type="float">
            <text:p>35.2 </text:p>
          </table:table-cell>
          <table:table-cell office:value-type="float" office:value="37.2594" calcext:value-type="float">
            <text:p>37.3 </text:p>
          </table:table-cell>
          <table:table-cell office:value-type="float" office:value="48.90666" calcext:value-type="float">
            <text:p>48.9 </text:p>
          </table:table-cell>
          <table:table-cell office:value-type="float" office:value="5.207315" calcext:value-type="float">
            <text:p>5.2 </text:p>
          </table:table-cell>
          <table:table-cell office:value-type="float" office:value="2.982102" calcext:value-type="float">
            <text:p>3.0 </text:p>
          </table:table-cell>
          <table:table-cell office:value-type="float" office:value="1.940249" calcext:value-type="float">
            <text:p>1.9 </text:p>
          </table:table-cell>
          <table:table-cell office:value-type="float" office:value="28.35553" calcext:value-type="float">
            <text:p>28.4 </text:p>
          </table:table-cell>
          <table:table-cell office:value-type="float" office:value="0.04878064" calcext:value-type="float">
            <text:p>0.0 </text:p>
          </table:table-cell>
          <table:table-cell office:value-type="float" office:value="21.04643" calcext:value-type="float">
            <text:p>21.0 </text:p>
          </table:table-cell>
          <table:table-cell office:value-type="float" office:value="75.20149" calcext:value-type="float">
            <text:p>75.2 </text:p>
          </table:table-cell>
          <table:table-cell office:value-type="float" office:value="22.60423" calcext:value-type="float">
            <text:p>22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8.51821" calcext:value-type="float">
            <text:p>38.5 </text:p>
          </table:table-cell>
          <table:table-cell office:value-type="float" office:value="0.06746616" calcext:value-type="float">
            <text:p>0.1 </text:p>
          </table:table-cell>
          <table:table-cell office:value-type="float" office:value="46.9013" calcext:value-type="float">
            <text:p>46.9 </text:p>
          </table:table-cell>
          <table:table-cell office:value-type="float" office:value="22.1358" calcext:value-type="float">
            <text:p>22.1 </text:p>
          </table:table-cell>
          <table:table-cell office:value-type="float" office:value="29.23333" calcext:value-type="float">
            <text:p>29.2 </text:p>
          </table:table-cell>
          <table:table-cell office:value-type="string" calcext:value-type="string">
            <text:p>..</text:p>
          </table:table-cell>
          <table:table-cell office:value-type="float" office:value="9.467566" calcext:value-type="float">
            <text:p>9.5 </text:p>
          </table:table-cell>
          <table:table-cell office:value-type="string" calcext:value-type="string">
            <text:p>..</text:p>
          </table:table-cell>
          <table:table-cell office:value-type="float" office:value="0.000407739" calcext:value-type="float">
            <text:p>0.0 </text:p>
          </table:table-cell>
          <table:table-cell office:value-type="float" office:value="20.34334" calcext:value-type="float">
            <text:p>20.3 </text:p>
          </table:table-cell>
          <table:table-cell office:value-type="float" office:value="32.11148" calcext:value-type="float">
            <text:p>32.1 </text:p>
          </table:table-cell>
          <table:table-cell office:value-type="float" office:value="55.63332" calcext:value-type="float">
            <text:p>55.6 </text:p>
          </table:table-cell>
          <table:table-cell office:value-type="float" office:value="0.00123915" calcext:value-type="float">
            <text:p>0.0 </text:p>
          </table:table-cell>
          <table:table-cell office:value-type="float" office:value="30.94163" calcext:value-type="float">
            <text:p>30.9 </text:p>
          </table:table-cell>
          <table:table-cell office:value-type="float" office:value="35.15922" calcext:value-type="float">
            <text:p>3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38.23677" calcext:value-type="float">
            <text:p>38.2 </text:p>
          </table:table-cell>
          <table:table-cell office:value-type="float" office:value="15.48075" calcext:value-type="float">
            <text:p>15.5 </text:p>
          </table:table-cell>
          <table:table-cell office:value-type="string" calcext:value-type="string">
            <text:p>..</text:p>
          </table:table-cell>
          <table:table-cell office:value-type="float" office:value="18.88709" calcext:value-type="float">
            <text:p>18.9 </text:p>
          </table:table-cell>
          <table:table-cell office:value-type="float" office:value="0.00000000027093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.690443" calcext:value-type="float">
            <text:p>6.7 </text:p>
          </table:table-cell>
          <table:table-cell office:value-type="float" office:value="4.292585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058972" calcext:value-type="float">
            <text:p>5.1 </text:p>
          </table:table-cell>
        </table:table-row>
        <table:table-row table:style-name="ro1">
          <table:table-cell office:value-type="string" calcext:value-type="string">
            <text:p>1980Q4</text:p>
          </table:table-cell>
          <table:table-cell table:style-name="ce5" office:value-type="float" office:value="25.2612" calcext:value-type="float">
            <text:p>25.3 </text:p>
          </table:table-cell>
          <table:table-cell table:style-name="ce5" office:value-type="float" office:value="42.77758" calcext:value-type="float">
            <text:p>42.8 </text:p>
          </table:table-cell>
          <table:table-cell table:style-name="ce5" office:value-type="float" office:value="40.30686" calcext:value-type="float">
            <text:p>40.3 </text:p>
          </table:table-cell>
          <table:table-cell table:style-name="ce5" office:value-type="float" office:value="36.23914" calcext:value-type="float">
            <text:p>36.2 </text:p>
          </table:table-cell>
          <table:table-cell table:style-name="ce5" office:value-type="float" office:value="4.410432" calcext:value-type="float">
            <text:p>4.4 </text:p>
          </table:table-cell>
          <table:table-cell table:style-name="ce5" office:value-type="float" office:value="1.033339" calcext:value-type="float">
            <text:p>1.0 </text:p>
          </table:table-cell>
          <table:table-cell table:style-name="ce5" office:value-type="float" office:value="0.7626157" calcext:value-type="float">
            <text:p>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02832" calcext:value-type="float">
            <text:p>3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2892" calcext:value-type="float">
            <text:p>36.3 </text:p>
          </table:table-cell>
          <table:table-cell table:style-name="ce5" office:value-type="float" office:value="38.30085" calcext:value-type="float">
            <text:p>38.3 </text:p>
          </table:table-cell>
          <table:table-cell table:style-name="ce5" office:value-type="float" office:value="49.34158" calcext:value-type="float">
            <text:p>49.3 </text:p>
          </table:table-cell>
          <table:table-cell table:style-name="ce5" office:value-type="float" office:value="5.617851" calcext:value-type="float">
            <text:p>5.6 </text:p>
          </table:table-cell>
          <table:table-cell table:style-name="ce5" office:value-type="float" office:value="2.993199" calcext:value-type="float">
            <text:p>3.0 </text:p>
          </table:table-cell>
          <table:table-cell table:style-name="ce5" office:value-type="float" office:value="2.150637" calcext:value-type="float">
            <text:p>2.2 </text:p>
          </table:table-cell>
          <table:table-cell table:style-name="ce5" office:value-type="float" office:value="29.29758" calcext:value-type="float">
            <text:p>29.3 </text:p>
          </table:table-cell>
          <table:table-cell table:style-name="ce5" office:value-type="float" office:value="0.06305393" calcext:value-type="float">
            <text:p>0.1 </text:p>
          </table:table-cell>
          <table:table-cell table:style-name="ce5" office:value-type="float" office:value="22.05872" calcext:value-type="float">
            <text:p>22.1 </text:p>
          </table:table-cell>
          <table:table-cell table:style-name="ce5" office:value-type="float" office:value="76.1517" calcext:value-type="float">
            <text:p>76.2 </text:p>
          </table:table-cell>
          <table:table-cell table:style-name="ce5" office:value-type="float" office:value="23.98939" calcext:value-type="float">
            <text:p>24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9.25837" calcext:value-type="float">
            <text:p>39.3 </text:p>
          </table:table-cell>
          <table:table-cell table:style-name="ce5" office:value-type="float" office:value="0.0708827" calcext:value-type="float">
            <text:p>0.1 </text:p>
          </table:table-cell>
          <table:table-cell table:style-name="ce5" office:value-type="float" office:value="47.49042" calcext:value-type="float">
            <text:p>47.5 </text:p>
          </table:table-cell>
          <table:table-cell table:style-name="ce5" office:value-type="float" office:value="22.93626" calcext:value-type="float">
            <text:p>22.9 </text:p>
          </table:table-cell>
          <table:table-cell table:style-name="ce5" office:value-type="float" office:value="29.9" calcext:value-type="float">
            <text:p>2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72167" calcext:value-type="float">
            <text:p>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487315" calcext:value-type="float">
            <text:p>0.0 </text:p>
          </table:table-cell>
          <table:table-cell table:style-name="ce5" office:value-type="float" office:value="20.96984" calcext:value-type="float">
            <text:p>21.0 </text:p>
          </table:table-cell>
          <table:table-cell table:style-name="ce5" office:value-type="float" office:value="33.42526" calcext:value-type="float">
            <text:p>33.4 </text:p>
          </table:table-cell>
          <table:table-cell table:style-name="ce5" office:value-type="float" office:value="56.0905" calcext:value-type="float">
            <text:p>56.1 </text:p>
          </table:table-cell>
          <table:table-cell table:style-name="ce5" office:value-type="float" office:value="0.001375569" calcext:value-type="float">
            <text:p>0.0 </text:p>
          </table:table-cell>
          <table:table-cell table:style-name="ce5" office:value-type="float" office:value="31.51704" calcext:value-type="float">
            <text:p>31.5 </text:p>
          </table:table-cell>
          <table:table-cell table:style-name="ce5" office:value-type="float" office:value="36.08743" calcext:value-type="float">
            <text:p>36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39.15142" calcext:value-type="float">
            <text:p>39.2 </text:p>
          </table:table-cell>
          <table:table-cell table:style-name="ce5" office:value-type="float" office:value="15.95623" calcext:value-type="float">
            <text:p>1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42477" calcext:value-type="float">
            <text:p>19.4 </text:p>
          </table:table-cell>
          <table:table-cell table:style-name="ce5" office:value-type="float" office:value="0.00000000033072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868903" calcext:value-type="float">
            <text:p>6.9 </text:p>
          </table:table-cell>
          <table:table-cell table:style-name="ce5" office:value-type="float" office:value="4.459207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304256" calcext:value-type="float">
            <text:p>5.3 </text:p>
          </table:table-cell>
        </table:table-row>
        <table:table-row table:style-name="ro1">
          <table:table-cell office:value-type="string" calcext:value-type="string">
            <text:p>1981Q1</text:p>
          </table:table-cell>
          <table:table-cell office:value-type="float" office:value="25.81844" calcext:value-type="float">
            <text:p>25.8 </text:p>
          </table:table-cell>
          <table:table-cell office:value-type="float" office:value="43.96382" calcext:value-type="float">
            <text:p>44.0 </text:p>
          </table:table-cell>
          <table:table-cell office:value-type="float" office:value="41.20153" calcext:value-type="float">
            <text:p>41.2 </text:p>
          </table:table-cell>
          <table:table-cell office:value-type="float" office:value="37.47696" calcext:value-type="float">
            <text:p>37.5 </text:p>
          </table:table-cell>
          <table:table-cell office:value-type="float" office:value="4.600237" calcext:value-type="float">
            <text:p>4.6 </text:p>
          </table:table-cell>
          <table:table-cell office:value-type="float" office:value="1.10676" calcext:value-type="float">
            <text:p>1.1 </text:p>
          </table:table-cell>
          <table:table-cell office:value-type="float" office:value="0.8321726" calcext:value-type="float">
            <text:p>0.8 </text:p>
          </table:table-cell>
          <table:table-cell office:value-type="string" calcext:value-type="string">
            <text:p>..</text:p>
          </table:table-cell>
          <table:table-cell office:value-type="float" office:value="36.98052" calcext:value-type="float">
            <text:p>37.0 </text:p>
          </table:table-cell>
          <table:table-cell office:value-type="string" calcext:value-type="string">
            <text:p>..</text:p>
          </table:table-cell>
          <table:table-cell office:value-type="float" office:value="37.1543" calcext:value-type="float">
            <text:p>37.2 </text:p>
          </table:table-cell>
          <table:table-cell office:value-type="float" office:value="39.44032" calcext:value-type="float">
            <text:p>39.4 </text:p>
          </table:table-cell>
          <table:table-cell office:value-type="float" office:value="50.55935" calcext:value-type="float">
            <text:p>50.6 </text:p>
          </table:table-cell>
          <table:table-cell office:value-type="float" office:value="6.049993" calcext:value-type="float">
            <text:p>6.0 </text:p>
          </table:table-cell>
          <table:table-cell office:value-type="float" office:value="3.116644" calcext:value-type="float">
            <text:p>3.1 </text:p>
          </table:table-cell>
          <table:table-cell office:value-type="float" office:value="2.446739" calcext:value-type="float">
            <text:p>2.4 </text:p>
          </table:table-cell>
          <table:table-cell office:value-type="float" office:value="31.08746" calcext:value-type="float">
            <text:p>31.1 </text:p>
          </table:table-cell>
          <table:table-cell office:value-type="float" office:value="0.07620564" calcext:value-type="float">
            <text:p>0.1 </text:p>
          </table:table-cell>
          <table:table-cell office:value-type="float" office:value="22.99168" calcext:value-type="float">
            <text:p>23.0 </text:p>
          </table:table-cell>
          <table:table-cell office:value-type="float" office:value="76.86434" calcext:value-type="float">
            <text:p>76.9 </text:p>
          </table:table-cell>
          <table:table-cell office:value-type="float" office:value="25.22697" calcext:value-type="float">
            <text:p>2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0.21474" calcext:value-type="float">
            <text:p>40.2 </text:p>
          </table:table-cell>
          <table:table-cell office:value-type="float" office:value="0.07662913" calcext:value-type="float">
            <text:p>0.1 </text:p>
          </table:table-cell>
          <table:table-cell office:value-type="float" office:value="48.26957" calcext:value-type="float">
            <text:p>48.3 </text:p>
          </table:table-cell>
          <table:table-cell office:value-type="float" office:value="23.64728" calcext:value-type="float">
            <text:p>23.6 </text:p>
          </table:table-cell>
          <table:table-cell office:value-type="float" office:value="31.4" calcext:value-type="float">
            <text:p>31.4 </text:p>
          </table:table-cell>
          <table:table-cell office:value-type="string" calcext:value-type="string">
            <text:p>..</text:p>
          </table:table-cell>
          <table:table-cell office:value-type="float" office:value="10.35096" calcext:value-type="float">
            <text:p>10.4 </text:p>
          </table:table-cell>
          <table:table-cell office:value-type="string" calcext:value-type="string">
            <text:p>..</text:p>
          </table:table-cell>
          <table:table-cell office:value-type="float" office:value="0.0005260707" calcext:value-type="float">
            <text:p>0.0 </text:p>
          </table:table-cell>
          <table:table-cell office:value-type="float" office:value="21.88493" calcext:value-type="float">
            <text:p>21.9 </text:p>
          </table:table-cell>
          <table:table-cell office:value-type="float" office:value="34.71138" calcext:value-type="float">
            <text:p>34.7 </text:p>
          </table:table-cell>
          <table:table-cell office:value-type="float" office:value="57.44683" calcext:value-type="float">
            <text:p>57.4 </text:p>
          </table:table-cell>
          <table:table-cell office:value-type="float" office:value="0.001486403" calcext:value-type="float">
            <text:p>0.0 </text:p>
          </table:table-cell>
          <table:table-cell office:value-type="float" office:value="32.26507" calcext:value-type="float">
            <text:p>32.3 </text:p>
          </table:table-cell>
          <table:table-cell office:value-type="float" office:value="37.04375" calcext:value-type="float">
            <text:p>37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0.15785" calcext:value-type="float">
            <text:p>40.2 </text:p>
          </table:table-cell>
          <table:table-cell office:value-type="float" office:value="16.51513" calcext:value-type="float">
            <text:p>16.5 </text:p>
          </table:table-cell>
          <table:table-cell office:value-type="string" calcext:value-type="string">
            <text:p>..</text:p>
          </table:table-cell>
          <table:table-cell office:value-type="float" office:value="20.03473" calcext:value-type="float">
            <text:p>20.0 </text:p>
          </table:table-cell>
          <table:table-cell office:value-type="float" office:value="0.00000000039895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7.003659" calcext:value-type="float">
            <text:p>7.0 </text:p>
          </table:table-cell>
          <table:table-cell office:value-type="float" office:value="4.592504" calcext:value-type="float">
            <text:p>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442228" calcext:value-type="float">
            <text:p>5.4 </text:p>
          </table:table-cell>
        </table:table-row>
        <table:table-row table:style-name="ro1">
          <table:table-cell office:value-type="string" calcext:value-type="string">
            <text:p>1981Q2</text:p>
          </table:table-cell>
          <table:table-cell table:style-name="ce5" office:value-type="float" office:value="26.37567" calcext:value-type="float">
            <text:p>26.4 </text:p>
          </table:table-cell>
          <table:table-cell table:style-name="ce5" office:value-type="float" office:value="44.6199" calcext:value-type="float">
            <text:p>44.6 </text:p>
          </table:table-cell>
          <table:table-cell table:style-name="ce5" office:value-type="float" office:value="41.53262" calcext:value-type="float">
            <text:p>41.5 </text:p>
          </table:table-cell>
          <table:table-cell table:style-name="ce5" office:value-type="float" office:value="38.58309" calcext:value-type="float">
            <text:p>38.6 </text:p>
          </table:table-cell>
          <table:table-cell table:style-name="ce5" office:value-type="float" office:value="4.728917" calcext:value-type="float">
            <text:p>4.7 </text:p>
          </table:table-cell>
          <table:table-cell table:style-name="ce5" office:value-type="float" office:value="1.193778" calcext:value-type="float">
            <text:p>1.2 </text:p>
          </table:table-cell>
          <table:table-cell table:style-name="ce5" office:value-type="float" office:value="0.9121271" calcext:value-type="float">
            <text:p>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55712" calcext:value-type="float">
            <text:p>3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26069" calcext:value-type="float">
            <text:p>38.3 </text:p>
          </table:table-cell>
          <table:table-cell table:style-name="ce5" office:value-type="float" office:value="40.73907" calcext:value-type="float">
            <text:p>40.7 </text:p>
          </table:table-cell>
          <table:table-cell table:style-name="ce5" office:value-type="float" office:value="51.45094" calcext:value-type="float">
            <text:p>51.5 </text:p>
          </table:table-cell>
          <table:table-cell table:style-name="ce5" office:value-type="float" office:value="6.381302" calcext:value-type="float">
            <text:p>6.4 </text:p>
          </table:table-cell>
          <table:table-cell table:style-name="ce5" office:value-type="float" office:value="3.108322" calcext:value-type="float">
            <text:p>3.1 </text:p>
          </table:table-cell>
          <table:table-cell table:style-name="ce5" office:value-type="float" office:value="2.680504" calcext:value-type="float">
            <text:p>2.7 </text:p>
          </table:table-cell>
          <table:table-cell table:style-name="ce5" office:value-type="float" office:value="32.31212" calcext:value-type="float">
            <text:p>32.3 </text:p>
          </table:table-cell>
          <table:table-cell table:style-name="ce5" office:value-type="float" office:value="0.09130167" calcext:value-type="float">
            <text:p>0.1 </text:p>
          </table:table-cell>
          <table:table-cell table:style-name="ce5" office:value-type="float" office:value="24.00632" calcext:value-type="float">
            <text:p>24.0 </text:p>
          </table:table-cell>
          <table:table-cell table:style-name="ce5" office:value-type="float" office:value="78.08603" calcext:value-type="float">
            <text:p>78.1 </text:p>
          </table:table-cell>
          <table:table-cell table:style-name="ce5" office:value-type="float" office:value="26.46477" calcext:value-type="float">
            <text:p>26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1.09633" calcext:value-type="float">
            <text:p>41.1 </text:p>
          </table:table-cell>
          <table:table-cell table:style-name="ce5" office:value-type="float" office:value="0.08128893" calcext:value-type="float">
            <text:p>0.1 </text:p>
          </table:table-cell>
          <table:table-cell table:style-name="ce5" office:value-type="float" office:value="49.16275" calcext:value-type="float">
            <text:p>49.2 </text:p>
          </table:table-cell>
          <table:table-cell table:style-name="ce5" office:value-type="float" office:value="24.58767" calcext:value-type="float">
            <text:p>24.6 </text:p>
          </table:table-cell>
          <table:table-cell table:style-name="ce5" office:value-type="float" office:value="32.3" calcext:value-type="float">
            <text:p>3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81372" calcext:value-type="float">
            <text:p>1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615975" calcext:value-type="float">
            <text:p>0.0 </text:p>
          </table:table-cell>
          <table:table-cell table:style-name="ce5" office:value-type="float" office:value="22.5078" calcext:value-type="float">
            <text:p>22.5 </text:p>
          </table:table-cell>
          <table:table-cell table:style-name="ce5" office:value-type="float" office:value="35.45071" calcext:value-type="float">
            <text:p>35.5 </text:p>
          </table:table-cell>
          <table:table-cell table:style-name="ce5" office:value-type="float" office:value="58.24383" calcext:value-type="float">
            <text:p>58.2 </text:p>
          </table:table-cell>
          <table:table-cell table:style-name="ce5" office:value-type="float" office:value="0.001556615" calcext:value-type="float">
            <text:p>0.0 </text:p>
          </table:table-cell>
          <table:table-cell table:style-name="ce5" office:value-type="float" office:value="33.83785" calcext:value-type="float">
            <text:p>33.8 </text:p>
          </table:table-cell>
          <table:table-cell table:style-name="ce5" office:value-type="float" office:value="37.90164" calcext:value-type="float">
            <text:p>3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1.20264" calcext:value-type="float">
            <text:p>41.2 </text:p>
          </table:table-cell>
          <table:table-cell table:style-name="ce5" office:value-type="float" office:value="17.04148" calcext:value-type="float">
            <text:p>1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60399" calcext:value-type="float">
            <text:p>20.6 </text:p>
          </table:table-cell>
          <table:table-cell table:style-name="ce5" office:value-type="float" office:value="0.00000000047267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284097" calcext:value-type="float">
            <text:p>7.3 </text:p>
          </table:table-cell>
          <table:table-cell table:style-name="ce5" office:value-type="float" office:value="4.677897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.564869" calcext:value-type="float">
            <text:p>5.6 </text:p>
          </table:table-cell>
        </table:table-row>
        <table:table-row table:style-name="ro1">
          <table:table-cell office:value-type="string" calcext:value-type="string">
            <text:p>1981Q3</text:p>
          </table:table-cell>
          <table:table-cell office:value-type="float" office:value="26.9329" calcext:value-type="float">
            <text:p>26.9 </text:p>
          </table:table-cell>
          <table:table-cell office:value-type="float" office:value="45.27597" calcext:value-type="float">
            <text:p>45.3 </text:p>
          </table:table-cell>
          <table:table-cell office:value-type="float" office:value="42.61984" calcext:value-type="float">
            <text:p>42.6 </text:p>
          </table:table-cell>
          <table:table-cell office:value-type="float" office:value="39.7419" calcext:value-type="float">
            <text:p>39.7 </text:p>
          </table:table-cell>
          <table:table-cell office:value-type="float" office:value="4.835765" calcext:value-type="float">
            <text:p>4.8 </text:p>
          </table:table-cell>
          <table:table-cell office:value-type="float" office:value="1.261761" calcext:value-type="float">
            <text:p>1.3 </text:p>
          </table:table-cell>
          <table:table-cell office:value-type="float" office:value="1.020406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39.50772" calcext:value-type="float">
            <text:p>39.5 </text:p>
          </table:table-cell>
          <table:table-cell office:value-type="string" calcext:value-type="string">
            <text:p>..</text:p>
          </table:table-cell>
          <table:table-cell office:value-type="float" office:value="39.04546" calcext:value-type="float">
            <text:p>39.0 </text:p>
          </table:table-cell>
          <table:table-cell office:value-type="float" office:value="42.33187" calcext:value-type="float">
            <text:p>42.3 </text:p>
          </table:table-cell>
          <table:table-cell office:value-type="float" office:value="52.16856" calcext:value-type="float">
            <text:p>52.2 </text:p>
          </table:table-cell>
          <table:table-cell office:value-type="float" office:value="6.482135" calcext:value-type="float">
            <text:p>6.5 </text:p>
          </table:table-cell>
          <table:table-cell office:value-type="float" office:value="3.123579" calcext:value-type="float">
            <text:p>3.1 </text:p>
          </table:table-cell>
          <table:table-cell office:value-type="float" office:value="2.906477" calcext:value-type="float">
            <text:p>2.9 </text:p>
          </table:table-cell>
          <table:table-cell office:value-type="float" office:value="34.10201" calcext:value-type="float">
            <text:p>34.1 </text:p>
          </table:table-cell>
          <table:table-cell office:value-type="float" office:value="0.1050548" calcext:value-type="float">
            <text:p>0.1 </text:p>
          </table:table-cell>
          <table:table-cell office:value-type="float" office:value="24.72416" calcext:value-type="float">
            <text:p>24.7 </text:p>
          </table:table-cell>
          <table:table-cell office:value-type="float" office:value="78.35751" calcext:value-type="float">
            <text:p>78.4 </text:p>
          </table:table-cell>
          <table:table-cell office:value-type="float" office:value="27.71744" calcext:value-type="float">
            <text:p>27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1.90605" calcext:value-type="float">
            <text:p>41.9 </text:p>
          </table:table-cell>
          <table:table-cell office:value-type="float" office:value="0.08558635" calcext:value-type="float">
            <text:p>0.1 </text:p>
          </table:table-cell>
          <table:table-cell office:value-type="float" office:value="49.99892" calcext:value-type="float">
            <text:p>50.0 </text:p>
          </table:table-cell>
          <table:table-cell office:value-type="float" office:value="25.55099" calcext:value-type="float">
            <text:p>25.6 </text:p>
          </table:table-cell>
          <table:table-cell office:value-type="float" office:value="33.2" calcext:value-type="float">
            <text:p>33.2 </text:p>
          </table:table-cell>
          <table:table-cell office:value-type="string" calcext:value-type="string">
            <text:p>..</text:p>
          </table:table-cell>
          <table:table-cell office:value-type="float" office:value="11.42179" calcext:value-type="float">
            <text:p>11.4 </text:p>
          </table:table-cell>
          <table:table-cell office:value-type="string" calcext:value-type="string">
            <text:p>..</text:p>
          </table:table-cell>
          <table:table-cell office:value-type="float" office:value="0.0005760816" calcext:value-type="float">
            <text:p>0.0 </text:p>
          </table:table-cell>
          <table:table-cell office:value-type="float" office:value="23.24603" calcext:value-type="float">
            <text:p>23.2 </text:p>
          </table:table-cell>
          <table:table-cell office:value-type="float" office:value="36.20281" calcext:value-type="float">
            <text:p>36.2 </text:p>
          </table:table-cell>
          <table:table-cell office:value-type="float" office:value="59.61655" calcext:value-type="float">
            <text:p>59.6 </text:p>
          </table:table-cell>
          <table:table-cell office:value-type="float" office:value="0.001668497" calcext:value-type="float">
            <text:p>0.0 </text:p>
          </table:table-cell>
          <table:table-cell office:value-type="float" office:value="34.42477" calcext:value-type="float">
            <text:p>34.4 </text:p>
          </table:table-cell>
          <table:table-cell office:value-type="float" office:value="38.97048" calcext:value-type="float">
            <text:p>39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2.17244" calcext:value-type="float">
            <text:p>42.2 </text:p>
          </table:table-cell>
          <table:table-cell office:value-type="float" office:value="17.50462" calcext:value-type="float">
            <text:p>17.5 </text:p>
          </table:table-cell>
          <table:table-cell office:value-type="string" calcext:value-type="string">
            <text:p>..</text:p>
          </table:table-cell>
          <table:table-cell office:value-type="float" office:value="21.15445" calcext:value-type="float">
            <text:p>21.2 </text:p>
          </table:table-cell>
          <table:table-cell office:value-type="float" office:value="0.00000000055870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7.609453" calcext:value-type="float">
            <text:p>7.6 </text:p>
          </table:table-cell>
          <table:table-cell office:value-type="float" office:value="4.763291" calcext:value-type="float">
            <text:p>4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856143" calcext:value-type="float">
            <text:p>5.9 </text:p>
          </table:table-cell>
        </table:table-row>
        <table:table-row table:style-name="ro1">
          <table:table-cell office:value-type="string" calcext:value-type="string">
            <text:p>1981Q4</text:p>
          </table:table-cell>
          <table:table-cell table:style-name="ce5" office:value-type="float" office:value="28.04737" calcext:value-type="float">
            <text:p>28.0 </text:p>
          </table:table-cell>
          <table:table-cell table:style-name="ce5" office:value-type="float" office:value="45.71336" calcext:value-type="float">
            <text:p>45.7 </text:p>
          </table:table-cell>
          <table:table-cell table:style-name="ce5" office:value-type="float" office:value="43.49807" calcext:value-type="float">
            <text:p>43.5 </text:p>
          </table:table-cell>
          <table:table-cell table:style-name="ce5" office:value-type="float" office:value="40.71635" calcext:value-type="float">
            <text:p>40.7 </text:p>
          </table:table-cell>
          <table:table-cell table:style-name="ce5" office:value-type="float" office:value="4.915015" calcext:value-type="float">
            <text:p>4.9 </text:p>
          </table:table-cell>
          <table:table-cell table:style-name="ce5" office:value-type="float" office:value="1.310709" calcext:value-type="float">
            <text:p>1.3 </text:p>
          </table:table-cell>
          <table:table-cell table:style-name="ce5" office:value-type="float" office:value="1.195016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38876" calcext:value-type="float">
            <text:p>4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89456" calcext:value-type="float">
            <text:p>39.9 </text:p>
          </table:table-cell>
          <table:table-cell table:style-name="ce5" office:value-type="float" office:value="43.70414" calcext:value-type="float">
            <text:p>43.7 </text:p>
          </table:table-cell>
          <table:table-cell table:style-name="ce5" office:value-type="float" office:value="52.86443" calcext:value-type="float">
            <text:p>52.9 </text:p>
          </table:table-cell>
          <table:table-cell table:style-name="ce5" office:value-type="float" office:value="6.957492" calcext:value-type="float">
            <text:p>7.0 </text:p>
          </table:table-cell>
          <table:table-cell table:style-name="ce5" office:value-type="float" office:value="3.170738" calcext:value-type="float">
            <text:p>3.2 </text:p>
          </table:table-cell>
          <table:table-cell table:style-name="ce5" office:value-type="float" office:value="3.179203" calcext:value-type="float">
            <text:p>3.2 </text:p>
          </table:table-cell>
          <table:table-cell table:style-name="ce5" office:value-type="float" office:value="36.0803" calcext:value-type="float">
            <text:p>36.1 </text:p>
          </table:table-cell>
          <table:table-cell table:style-name="ce5" office:value-type="float" office:value="0.1290109" calcext:value-type="float">
            <text:p>0.1 </text:p>
          </table:table-cell>
          <table:table-cell table:style-name="ce5" office:value-type="float" office:value="25.86305" calcext:value-type="float">
            <text:p>25.9 </text:p>
          </table:table-cell>
          <table:table-cell table:style-name="ce5" office:value-type="float" office:value="79.27377" calcext:value-type="float">
            <text:p>79.3 </text:p>
          </table:table-cell>
          <table:table-cell table:style-name="ce5" office:value-type="float" office:value="27.87189" calcext:value-type="float">
            <text:p>2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2.57608" calcext:value-type="float">
            <text:p>42.6 </text:p>
          </table:table-cell>
          <table:table-cell table:style-name="ce5" office:value-type="float" office:value="0.09111938" calcext:value-type="float">
            <text:p>0.1 </text:p>
          </table:table-cell>
          <table:table-cell table:style-name="ce5" office:value-type="float" office:value="50.9301" calcext:value-type="float">
            <text:p>50.9 </text:p>
          </table:table-cell>
          <table:table-cell table:style-name="ce5" office:value-type="float" office:value="26.53725" calcext:value-type="float">
            <text:p>26.5 </text:p>
          </table:table-cell>
          <table:table-cell table:style-name="ce5" office:value-type="float" office:value="33.6" calcext:value-type="float">
            <text:p>3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02255" calcext:value-type="float">
            <text:p>1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187138" calcext:value-type="float">
            <text:p>0.0 </text:p>
          </table:table-cell>
          <table:table-cell table:style-name="ce5" office:value-type="float" office:value="23.98463" calcext:value-type="float">
            <text:p>24.0 </text:p>
          </table:table-cell>
          <table:table-cell table:style-name="ce5" office:value-type="float" office:value="36.73364" calcext:value-type="float">
            <text:p>36.7 </text:p>
          </table:table-cell>
          <table:table-cell table:style-name="ce5" office:value-type="float" office:value="59.98915" calcext:value-type="float">
            <text:p>60.0 </text:p>
          </table:table-cell>
          <table:table-cell table:style-name="ce5" office:value-type="float" office:value="0.001797907" calcext:value-type="float">
            <text:p>0.0 </text:p>
          </table:table-cell>
          <table:table-cell table:style-name="ce5" office:value-type="float" office:value="35.2687" calcext:value-type="float">
            <text:p>35.3 </text:p>
          </table:table-cell>
          <table:table-cell table:style-name="ce5" office:value-type="float" office:value="39.53303" calcext:value-type="float">
            <text:p>39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2.98077" calcext:value-type="float">
            <text:p>43.0 </text:p>
          </table:table-cell>
          <table:table-cell table:style-name="ce5" office:value-type="float" office:value="18.03234" calcext:value-type="float">
            <text:p>1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66409" calcext:value-type="float">
            <text:p>21.7 </text:p>
          </table:table-cell>
          <table:table-cell table:style-name="ce5" office:value-type="float" office:value="0.00000000065240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750279" calcext:value-type="float">
            <text:p>7.8 </text:p>
          </table:table-cell>
          <table:table-cell table:style-name="ce5" office:value-type="float" office:value="4.819526" calcext:value-type="float">
            <text:p>4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070767" calcext:value-type="float">
            <text:p>6.1 </text:p>
          </table:table-cell>
        </table:table-row>
        <table:table-row table:style-name="ro1">
          <table:table-cell office:value-type="string" calcext:value-type="string">
            <text:p>1982Q1</text:p>
          </table:table-cell>
          <table:table-cell office:value-type="float" office:value="28.6046" calcext:value-type="float">
            <text:p>28.6 </text:p>
          </table:table-cell>
          <table:table-cell office:value-type="float" office:value="46.60801" calcext:value-type="float">
            <text:p>46.6 </text:p>
          </table:table-cell>
          <table:table-cell office:value-type="float" office:value="44.34107" calcext:value-type="float">
            <text:p>44.3 </text:p>
          </table:table-cell>
          <table:table-cell office:value-type="float" office:value="41.74348" calcext:value-type="float">
            <text:p>41.7 </text:p>
          </table:table-cell>
          <table:table-cell office:value-type="float" office:value="4.950356" calcext:value-type="float">
            <text:p>5.0 </text:p>
          </table:table-cell>
          <table:table-cell office:value-type="float" office:value="1.386849" calcext:value-type="float">
            <text:p>1.4 </text:p>
          </table:table-cell>
          <table:table-cell office:value-type="float" office:value="1.468582" calcext:value-type="float">
            <text:p>1.5 </text:p>
          </table:table-cell>
          <table:table-cell office:value-type="string" calcext:value-type="string">
            <text:p>..</text:p>
          </table:table-cell>
          <table:table-cell office:value-type="float" office:value="41.24662" calcext:value-type="float">
            <text:p>41.2 </text:p>
          </table:table-cell>
          <table:table-cell office:value-type="string" calcext:value-type="string">
            <text:p>..</text:p>
          </table:table-cell>
          <table:table-cell office:value-type="float" office:value="40.98809" calcext:value-type="float">
            <text:p>41.0 </text:p>
          </table:table-cell>
          <table:table-cell office:value-type="float" office:value="44.95388" calcext:value-type="float">
            <text:p>45.0 </text:p>
          </table:table-cell>
          <table:table-cell office:value-type="float" office:value="53.53855" calcext:value-type="float">
            <text:p>53.5 </text:p>
          </table:table-cell>
          <table:table-cell office:value-type="float" office:value="7.288801" calcext:value-type="float">
            <text:p>7.3 </text:p>
          </table:table-cell>
          <table:table-cell office:value-type="float" office:value="3.271991" calcext:value-type="float">
            <text:p>3.3 </text:p>
          </table:table-cell>
          <table:table-cell office:value-type="float" office:value="3.498681" calcext:value-type="float">
            <text:p>3.5 </text:p>
          </table:table-cell>
          <table:table-cell office:value-type="float" office:value="36.92813" calcext:value-type="float">
            <text:p>36.9 </text:p>
          </table:table-cell>
          <table:table-cell office:value-type="float" office:value="0.1553286" calcext:value-type="float">
            <text:p>0.2 </text:p>
          </table:table-cell>
          <table:table-cell office:value-type="float" office:value="26.9053" calcext:value-type="float">
            <text:p>26.9 </text:p>
          </table:table-cell>
          <table:table-cell office:value-type="float" office:value="79.27377" calcext:value-type="float">
            <text:p>79.3 </text:p>
          </table:table-cell>
          <table:table-cell office:value-type="float" office:value="28.20364" calcext:value-type="float">
            <text:p>28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3.7243" calcext:value-type="float">
            <text:p>43.7 </text:p>
          </table:table-cell>
          <table:table-cell office:value-type="float" office:value="0.1017647" calcext:value-type="float">
            <text:p>0.1 </text:p>
          </table:table-cell>
          <table:table-cell office:value-type="float" office:value="51.65224" calcext:value-type="float">
            <text:p>51.7 </text:p>
          </table:table-cell>
          <table:table-cell office:value-type="float" office:value="27.38589" calcext:value-type="float">
            <text:p>27.4 </text:p>
          </table:table-cell>
          <table:table-cell office:value-type="float" office:value="35.13334" calcext:value-type="float">
            <text:p>35.1 </text:p>
          </table:table-cell>
          <table:table-cell office:value-type="string" calcext:value-type="string">
            <text:p>..</text:p>
          </table:table-cell>
          <table:table-cell office:value-type="float" office:value="12.84292" calcext:value-type="float">
            <text:p>12.8 </text:p>
          </table:table-cell>
          <table:table-cell office:value-type="string" calcext:value-type="string">
            <text:p>..</text:p>
          </table:table-cell>
          <table:table-cell office:value-type="float" office:value="0.0006687246" calcext:value-type="float">
            <text:p>0.0 </text:p>
          </table:table-cell>
          <table:table-cell office:value-type="float" office:value="25.00873" calcext:value-type="float">
            <text:p>25.0 </text:p>
          </table:table-cell>
          <table:table-cell office:value-type="float" office:value="37.8453" calcext:value-type="float">
            <text:p>37.8 </text:p>
          </table:table-cell>
          <table:table-cell office:value-type="float" office:value="60.51482" calcext:value-type="float">
            <text:p>60.5 </text:p>
          </table:table-cell>
          <table:table-cell office:value-type="float" office:value="0.001955933" calcext:value-type="float">
            <text:p>0.0 </text:p>
          </table:table-cell>
          <table:table-cell office:value-type="float" office:value="35.85562" calcext:value-type="float">
            <text:p>35.9 </text:p>
          </table:table-cell>
          <table:table-cell office:value-type="float" office:value="39.85649" calcext:value-type="float">
            <text:p>39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3.54743" calcext:value-type="float">
            <text:p>43.5 </text:p>
          </table:table-cell>
          <table:table-cell office:value-type="float" office:value="18.55137" calcext:value-type="float">
            <text:p>18.6 </text:p>
          </table:table-cell>
          <table:table-cell office:value-type="string" calcext:value-type="string">
            <text:p>..</text:p>
          </table:table-cell>
          <table:table-cell office:value-type="float" office:value="22.14325" calcext:value-type="float">
            <text:p>22.1 </text:p>
          </table:table-cell>
          <table:table-cell office:value-type="float" office:value="0.00000000078450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7.70536" calcext:value-type="float">
            <text:p>7.7 </text:p>
          </table:table-cell>
          <table:table-cell office:value-type="float" office:value="5.077789" calcext:value-type="float">
            <text:p>5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224069" calcext:value-type="float">
            <text:p>6.2 </text:p>
          </table:table-cell>
        </table:table-row>
        <table:table-row table:style-name="ro1">
          <table:table-cell office:value-type="string" calcext:value-type="string">
            <text:p>1982Q2</text:p>
          </table:table-cell>
          <table:table-cell table:style-name="ce5" office:value-type="float" office:value="29.2547" calcext:value-type="float">
            <text:p>29.3 </text:p>
          </table:table-cell>
          <table:table-cell table:style-name="ce5" office:value-type="float" office:value="47.27071" calcext:value-type="float">
            <text:p>47.3 </text:p>
          </table:table-cell>
          <table:table-cell table:style-name="ce5" office:value-type="float" office:value="45.37663" calcext:value-type="float">
            <text:p>45.4 </text:p>
          </table:table-cell>
          <table:table-cell table:style-name="ce5" office:value-type="float" office:value="43.03397" calcext:value-type="float">
            <text:p>43.0 </text:p>
          </table:table-cell>
          <table:table-cell table:style-name="ce5" office:value-type="float" office:value="4.941048" calcext:value-type="float">
            <text:p>4.9 </text:p>
          </table:table-cell>
          <table:table-cell table:style-name="ce5" office:value-type="float" office:value="1.490183" calcext:value-type="float">
            <text:p>1.5 </text:p>
          </table:table-cell>
          <table:table-cell table:style-name="ce5" office:value-type="float" office:value="1.699482" calcext:value-type="float">
            <text:p>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23199" calcext:value-type="float">
            <text:p>4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236" calcext:value-type="float">
            <text:p>42.2 </text:p>
          </table:table-cell>
          <table:table-cell table:style-name="ce5" office:value-type="float" office:value="46.33839" calcext:value-type="float">
            <text:p>46.3 </text:p>
          </table:table-cell>
          <table:table-cell table:style-name="ce5" office:value-type="float" office:value="54.21267" calcext:value-type="float">
            <text:p>54.2 </text:p>
          </table:table-cell>
          <table:table-cell table:style-name="ce5" office:value-type="float" office:value="7.800169" calcext:value-type="float">
            <text:p>7.8 </text:p>
          </table:table-cell>
          <table:table-cell table:style-name="ce5" office:value-type="float" office:value="3.301118" calcext:value-type="float">
            <text:p>3.3 </text:p>
          </table:table-cell>
          <table:table-cell table:style-name="ce5" office:value-type="float" office:value="3.896081" calcext:value-type="float">
            <text:p>3.9 </text:p>
          </table:table-cell>
          <table:table-cell table:style-name="ce5" office:value-type="float" office:value="39.09484" calcext:value-type="float">
            <text:p>39.1 </text:p>
          </table:table-cell>
          <table:table-cell table:style-name="ce5" office:value-type="float" office:value="0.1921426" calcext:value-type="float">
            <text:p>0.2 </text:p>
          </table:table-cell>
          <table:table-cell table:style-name="ce5" office:value-type="float" office:value="27.71978" calcext:value-type="float">
            <text:p>27.7 </text:p>
          </table:table-cell>
          <table:table-cell table:style-name="ce5" office:value-type="float" office:value="80.12217" calcext:value-type="float">
            <text:p>80.1 </text:p>
          </table:table-cell>
          <table:table-cell table:style-name="ce5" office:value-type="float" office:value="28.6752" calcext:value-type="float">
            <text:p>2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4.6169" calcext:value-type="float">
            <text:p>44.6 </text:p>
          </table:table-cell>
          <table:table-cell table:style-name="ce5" office:value-type="float" office:value="0.1173012" calcext:value-type="float">
            <text:p>0.1 </text:p>
          </table:table-cell>
          <table:table-cell table:style-name="ce5" office:value-type="float" office:value="52.29837" calcext:value-type="float">
            <text:p>52.3 </text:p>
          </table:table-cell>
          <table:table-cell table:style-name="ce5" office:value-type="float" office:value="28.76207" calcext:value-type="float">
            <text:p>28.8 </text:p>
          </table:table-cell>
          <table:table-cell table:style-name="ce5" office:value-type="float" office:value="35.86666" calcext:value-type="float">
            <text:p>3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4606" calcext:value-type="float">
            <text:p>1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7239279" calcext:value-type="float">
            <text:p>0.0 </text:p>
          </table:table-cell>
          <table:table-cell table:style-name="ce5" office:value-type="float" office:value="25.89842" calcext:value-type="float">
            <text:p>25.9 </text:p>
          </table:table-cell>
          <table:table-cell table:style-name="ce5" office:value-type="float" office:value="38.49314" calcext:value-type="float">
            <text:p>38.5 </text:p>
          </table:table-cell>
          <table:table-cell table:style-name="ce5" office:value-type="float" office:value="61.66774" calcext:value-type="float">
            <text:p>61.7 </text:p>
          </table:table-cell>
          <table:table-cell table:style-name="ce5" office:value-type="float" office:value="0.002034641" calcext:value-type="float">
            <text:p>0.0 </text:p>
          </table:table-cell>
          <table:table-cell table:style-name="ce5" office:value-type="float" office:value="37.0026" calcext:value-type="float">
            <text:p>37.0 </text:p>
          </table:table-cell>
          <table:table-cell table:style-name="ce5" office:value-type="float" office:value="40.46123" calcext:value-type="float">
            <text:p>40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4.35446" calcext:value-type="float">
            <text:p>44.4 </text:p>
          </table:table-cell>
          <table:table-cell table:style-name="ce5" office:value-type="float" office:value="19.0486" calcext:value-type="float">
            <text:p>1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75411" calcext:value-type="float">
            <text:p>22.8 </text:p>
          </table:table-cell>
          <table:table-cell table:style-name="ce5" office:value-type="float" office:value="0.00000000094091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800054" calcext:value-type="float">
            <text:p>7.8 </text:p>
          </table:table-cell>
          <table:table-cell table:style-name="ce5" office:value-type="float" office:value="5.102782" calcext:value-type="float">
            <text:p>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484683" calcext:value-type="float">
            <text:p>6.5 </text:p>
          </table:table-cell>
        </table:table-row>
        <table:table-row table:style-name="ro1">
          <table:table-cell office:value-type="string" calcext:value-type="string">
            <text:p>1982Q3</text:p>
          </table:table-cell>
          <table:table-cell office:value-type="float" office:value="30.27629" calcext:value-type="float">
            <text:p>30.3 </text:p>
          </table:table-cell>
          <table:table-cell office:value-type="float" office:value="47.61532" calcext:value-type="float">
            <text:p>47.6 </text:p>
          </table:table-cell>
          <table:table-cell office:value-type="float" office:value="46.49202" calcext:value-type="float">
            <text:p>46.5 </text:p>
          </table:table-cell>
          <table:table-cell office:value-type="float" office:value="43.95575" calcext:value-type="float">
            <text:p>44.0 </text:p>
          </table:table-cell>
          <table:table-cell office:value-type="float" office:value="5.235889" calcext:value-type="float">
            <text:p>5.2 </text:p>
          </table:table-cell>
          <table:table-cell office:value-type="float" office:value="1.566324" calcext:value-type="float">
            <text:p>1.6 </text:p>
          </table:table-cell>
          <table:table-cell office:value-type="float" office:value="2.078101" calcext:value-type="float">
            <text:p>2.1 </text:p>
          </table:table-cell>
          <table:table-cell office:value-type="string" calcext:value-type="string">
            <text:p>..</text:p>
          </table:table-cell>
          <table:table-cell office:value-type="float" office:value="43.29851" calcext:value-type="float">
            <text:p>43.3 </text:p>
          </table:table-cell>
          <table:table-cell office:value-type="string" calcext:value-type="string">
            <text:p>..</text:p>
          </table:table-cell>
          <table:table-cell office:value-type="float" office:value="42.80206" calcext:value-type="float">
            <text:p>42.8 </text:p>
          </table:table-cell>
          <table:table-cell office:value-type="float" office:value="46.98777" calcext:value-type="float">
            <text:p>47.0 </text:p>
          </table:table-cell>
          <table:table-cell office:value-type="float" office:value="54.82156" calcext:value-type="float">
            <text:p>54.8 </text:p>
          </table:table-cell>
          <table:table-cell office:value-type="float" office:value="7.886598" calcext:value-type="float">
            <text:p>7.9 </text:p>
          </table:table-cell>
          <table:table-cell office:value-type="float" office:value="3.357986" calcext:value-type="float">
            <text:p>3.4 </text:p>
          </table:table-cell>
          <table:table-cell office:value-type="float" office:value="4.371404" calcext:value-type="float">
            <text:p>4.4 </text:p>
          </table:table-cell>
          <table:table-cell office:value-type="float" office:value="39.94268" calcext:value-type="float">
            <text:p>39.9 </text:p>
          </table:table-cell>
          <table:table-cell office:value-type="float" office:value="0.240101" calcext:value-type="float">
            <text:p>0.2 </text:p>
          </table:table-cell>
          <table:table-cell office:value-type="float" office:value="28.85866" calcext:value-type="float">
            <text:p>28.9 </text:p>
          </table:table-cell>
          <table:table-cell office:value-type="float" office:value="80.5294" calcext:value-type="float">
            <text:p>80.5 </text:p>
          </table:table-cell>
          <table:table-cell office:value-type="float" office:value="29.03624" calcext:value-type="float">
            <text:p>29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5.90654" calcext:value-type="float">
            <text:p>45.9 </text:p>
          </table:table-cell>
          <table:table-cell office:value-type="float" office:value="0.1417567" calcext:value-type="float">
            <text:p>0.1 </text:p>
          </table:table-cell>
          <table:table-cell office:value-type="float" office:value="52.86848" calcext:value-type="float">
            <text:p>52.9 </text:p>
          </table:table-cell>
          <table:table-cell office:value-type="float" office:value="29.7942" calcext:value-type="float">
            <text:p>29.8 </text:p>
          </table:table-cell>
          <table:table-cell office:value-type="float" office:value="36.8" calcext:value-type="float">
            <text:p>36.8 </text:p>
          </table:table-cell>
          <table:table-cell office:value-type="string" calcext:value-type="string">
            <text:p>..</text:p>
          </table:table-cell>
          <table:table-cell office:value-type="float" office:value="13.75053" calcext:value-type="float">
            <text:p>13.8 </text:p>
          </table:table-cell>
          <table:table-cell office:value-type="string" calcext:value-type="string">
            <text:p>..</text:p>
          </table:table-cell>
          <table:table-cell office:value-type="float" office:value="0.0007698396" calcext:value-type="float">
            <text:p>0.0 </text:p>
          </table:table-cell>
          <table:table-cell office:value-type="float" office:value="26.65715" calcext:value-type="float">
            <text:p>26.7 </text:p>
          </table:table-cell>
          <table:table-cell office:value-type="float" office:value="39.041" calcext:value-type="float">
            <text:p>39.0 </text:p>
          </table:table-cell>
          <table:table-cell office:value-type="float" office:value="62.9386" calcext:value-type="float">
            <text:p>62.9 </text:p>
          </table:table-cell>
          <table:table-cell office:value-type="float" office:value="0.002121204" calcext:value-type="float">
            <text:p>0.0 </text:p>
          </table:table-cell>
          <table:table-cell office:value-type="float" office:value="37.17138" calcext:value-type="float">
            <text:p>37.2 </text:p>
          </table:table-cell>
          <table:table-cell office:value-type="float" office:value="41.22067" calcext:value-type="float">
            <text:p>4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5.09448" calcext:value-type="float">
            <text:p>45.1 </text:p>
          </table:table-cell>
          <table:table-cell office:value-type="float" office:value="19.42293" calcext:value-type="float">
            <text:p>19.4 </text:p>
          </table:table-cell>
          <table:table-cell office:value-type="string" calcext:value-type="string">
            <text:p>..</text:p>
          </table:table-cell>
          <table:table-cell office:value-type="float" office:value="23.42294" calcext:value-type="float">
            <text:p>23.4 </text:p>
          </table:table-cell>
          <table:table-cell office:value-type="float" office:value="0.00000000113050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8.159402" calcext:value-type="float">
            <text:p>8.2 </text:p>
          </table:table-cell>
          <table:table-cell office:value-type="float" office:value="5.171514" calcext:value-type="float">
            <text:p>5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668645" calcext:value-type="float">
            <text:p>6.7 </text:p>
          </table:table-cell>
        </table:table-row>
        <table:table-row table:style-name="ro1">
          <table:table-cell office:value-type="string" calcext:value-type="string">
            <text:p>1982Q4</text:p>
          </table:table-cell>
          <table:table-cell table:style-name="ce5" office:value-type="float" office:value="31.20502" calcext:value-type="float">
            <text:p>31.2 </text:p>
          </table:table-cell>
          <table:table-cell table:style-name="ce5" office:value-type="float" office:value="47.84064" calcext:value-type="float">
            <text:p>47.8 </text:p>
          </table:table-cell>
          <table:table-cell table:style-name="ce5" office:value-type="float" office:value="47.37729" calcext:value-type="float">
            <text:p>47.4 </text:p>
          </table:table-cell>
          <table:table-cell table:style-name="ce5" office:value-type="float" office:value="44.64051" calcext:value-type="float">
            <text:p>44.6 </text:p>
          </table:table-cell>
          <table:table-cell table:style-name="ce5" office:value-type="float" office:value="5.84938" calcext:value-type="float">
            <text:p>5.8 </text:p>
          </table:table-cell>
          <table:table-cell table:style-name="ce5" office:value-type="float" office:value="1.634307" calcext:value-type="float">
            <text:p>1.6 </text:p>
          </table:table-cell>
          <table:table-cell table:style-name="ce5" office:value-type="float" office:value="2.28211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38822" calcext:value-type="float">
            <text:p>4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12369" calcext:value-type="float">
            <text:p>43.1 </text:p>
          </table:table-cell>
          <table:table-cell table:style-name="ce5" office:value-type="float" office:value="47.84544" calcext:value-type="float">
            <text:p>47.8 </text:p>
          </table:table-cell>
          <table:table-cell table:style-name="ce5" office:value-type="float" office:value="55.32172" calcext:value-type="float">
            <text:p>55.3 </text:p>
          </table:table-cell>
          <table:table-cell table:style-name="ce5" office:value-type="float" office:value="8.325943" calcext:value-type="float">
            <text:p>8.3 </text:p>
          </table:table-cell>
          <table:table-cell table:style-name="ce5" office:value-type="float" office:value="3.443982" calcext:value-type="float">
            <text:p>3.4 </text:p>
          </table:table-cell>
          <table:table-cell table:style-name="ce5" office:value-type="float" office:value="5.08049" calcext:value-type="float">
            <text:p>5.1 </text:p>
          </table:table-cell>
          <table:table-cell table:style-name="ce5" office:value-type="float" office:value="40.52166" calcext:value-type="float">
            <text:p>40.5 </text:p>
          </table:table-cell>
          <table:table-cell table:style-name="ce5" office:value-type="float" office:value="0.2973517" calcext:value-type="float">
            <text:p>0.3 </text:p>
          </table:table-cell>
          <table:table-cell table:style-name="ce5" office:value-type="float" office:value="30.18391" calcext:value-type="float">
            <text:p>30.2 </text:p>
          </table:table-cell>
          <table:table-cell table:style-name="ce5" office:value-type="float" office:value="81.24204" calcext:value-type="float">
            <text:p>81.2 </text:p>
          </table:table-cell>
          <table:table-cell table:style-name="ce5" office:value-type="float" office:value="29.0804" calcext:value-type="float">
            <text:p>29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7.05881" calcext:value-type="float">
            <text:p>47.1 </text:p>
          </table:table-cell>
          <table:table-cell table:style-name="ce5" office:value-type="float" office:value="0.1709396" calcext:value-type="float">
            <text:p>0.2 </text:p>
          </table:table-cell>
          <table:table-cell table:style-name="ce5" office:value-type="float" office:value="53.26756" calcext:value-type="float">
            <text:p>53.3 </text:p>
          </table:table-cell>
          <table:table-cell table:style-name="ce5" office:value-type="float" office:value="30.59697" calcext:value-type="float">
            <text:p>30.6 </text:p>
          </table:table-cell>
          <table:table-cell table:style-name="ce5" office:value-type="float" office:value="37.5" calcext:value-type="float">
            <text:p>3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2259" calcext:value-type="float">
            <text:p>1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8072794" calcext:value-type="float">
            <text:p>0.0 </text:p>
          </table:table-cell>
          <table:table-cell table:style-name="ce5" office:value-type="float" office:value="27.2666" calcext:value-type="float">
            <text:p>27.3 </text:p>
          </table:table-cell>
          <table:table-cell table:style-name="ce5" office:value-type="float" office:value="40.01011" calcext:value-type="float">
            <text:p>40.0 </text:p>
          </table:table-cell>
          <table:table-cell table:style-name="ce5" office:value-type="float" office:value="63.48146" calcext:value-type="float">
            <text:p>63.5 </text:p>
          </table:table-cell>
          <table:table-cell table:style-name="ce5" office:value-type="float" office:value="0.002294328" calcext:value-type="float">
            <text:p>0.0 </text:p>
          </table:table-cell>
          <table:table-cell table:style-name="ce5" office:value-type="float" office:value="37.44374" calcext:value-type="float">
            <text:p>37.4 </text:p>
          </table:table-cell>
          <table:table-cell table:style-name="ce5" office:value-type="float" office:value="41.31912" calcext:value-type="float">
            <text:p>4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5.54244" calcext:value-type="float">
            <text:p>45.5 </text:p>
          </table:table-cell>
          <table:table-cell table:style-name="ce5" office:value-type="float" office:value="19.87159" calcext:value-type="float">
            <text:p>1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04859" calcext:value-type="float">
            <text:p>24.0 </text:p>
          </table:table-cell>
          <table:table-cell table:style-name="ce5" office:value-type="float" office:value="0.00000000132088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322081" calcext:value-type="float">
            <text:p>8.3 </text:p>
          </table:table-cell>
          <table:table-cell table:style-name="ce5" office:value-type="float" office:value="5.2819" calcext:value-type="float">
            <text:p>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913929" calcext:value-type="float">
            <text:p>6.9 </text:p>
          </table:table-cell>
        </table:table-row>
        <table:table-row table:style-name="ro1">
          <table:table-cell office:value-type="string" calcext:value-type="string">
            <text:p>1983Q1</text:p>
          </table:table-cell>
          <table:table-cell office:value-type="float" office:value="31.85512" calcext:value-type="float">
            <text:p>31.9 </text:p>
          </table:table-cell>
          <table:table-cell office:value-type="float" office:value="48.43045" calcext:value-type="float">
            <text:p>48.4 </text:p>
          </table:table-cell>
          <table:table-cell office:value-type="float" office:value="48.18977" calcext:value-type="float">
            <text:p>48.2 </text:p>
          </table:table-cell>
          <table:table-cell office:value-type="float" office:value="44.95654" calcext:value-type="float">
            <text:p>45.0 </text:p>
          </table:table-cell>
          <table:table-cell office:value-type="float" office:value="6.105998" calcext:value-type="float">
            <text:p>6.1 </text:p>
          </table:table-cell>
          <table:table-cell office:value-type="float" office:value="1.691412" calcext:value-type="float">
            <text:p>1.7 </text:p>
          </table:table-cell>
          <table:table-cell office:value-type="float" office:value="2.410826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44.75919" calcext:value-type="float">
            <text:p>44.8 </text:p>
          </table:table-cell>
          <table:table-cell office:value-type="string" calcext:value-type="string">
            <text:p>..</text:p>
          </table:table-cell>
          <table:table-cell office:value-type="float" office:value="44.21722" calcext:value-type="float">
            <text:p>44.2 </text:p>
          </table:table-cell>
          <table:table-cell office:value-type="float" office:value="49.11968" calcext:value-type="float">
            <text:p>49.1 </text:p>
          </table:table-cell>
          <table:table-cell office:value-type="float" office:value="55.71315" calcext:value-type="float">
            <text:p>55.7 </text:p>
          </table:table-cell>
          <table:table-cell office:value-type="float" office:value="8.808501" calcext:value-type="float">
            <text:p>8.8 </text:p>
          </table:table-cell>
          <table:table-cell office:value-type="float" office:value="3.553556" calcext:value-type="float">
            <text:p>3.6 </text:p>
          </table:table-cell>
          <table:table-cell office:value-type="float" office:value="5.914252" calcext:value-type="float">
            <text:p>5.9 </text:p>
          </table:table-cell>
          <table:table-cell office:value-type="float" office:value="41.51225" calcext:value-type="float">
            <text:p>41.5 </text:p>
          </table:table-cell>
          <table:table-cell office:value-type="float" office:value="0.3617028" calcext:value-type="float">
            <text:p>0.4 </text:p>
          </table:table-cell>
          <table:table-cell office:value-type="float" office:value="31.24687" calcext:value-type="float">
            <text:p>31.2 </text:p>
          </table:table-cell>
          <table:table-cell office:value-type="float" office:value="80.97056" calcext:value-type="float">
            <text:p>81.0 </text:p>
          </table:table-cell>
          <table:table-cell office:value-type="float" office:value="29.63273" calcext:value-type="float">
            <text:p>29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98098" calcext:value-type="float">
            <text:p>48.0 </text:p>
          </table:table-cell>
          <table:table-cell office:value-type="float" office:value="0.2166159" calcext:value-type="float">
            <text:p>0.2 </text:p>
          </table:table-cell>
          <table:table-cell office:value-type="float" office:value="53.28657" calcext:value-type="float">
            <text:p>53.3 </text:p>
          </table:table-cell>
          <table:table-cell office:value-type="float" office:value="30.84927" calcext:value-type="float">
            <text:p>30.8 </text:p>
          </table:table-cell>
          <table:table-cell office:value-type="float" office:value="38.56667" calcext:value-type="float">
            <text:p>38.6 </text:p>
          </table:table-cell>
          <table:table-cell office:value-type="string" calcext:value-type="string">
            <text:p>..</text:p>
          </table:table-cell>
          <table:table-cell office:value-type="float" office:value="15.39956" calcext:value-type="float">
            <text:p>15.4 </text:p>
          </table:table-cell>
          <table:table-cell office:value-type="string" calcext:value-type="string">
            <text:p>..</text:p>
          </table:table-cell>
          <table:table-cell office:value-type="float" office:value="0.000871501" calcext:value-type="float">
            <text:p>0.0 </text:p>
          </table:table-cell>
          <table:table-cell office:value-type="float" office:value="28.31754" calcext:value-type="float">
            <text:p>28.3 </text:p>
          </table:table-cell>
          <table:table-cell office:value-type="float" office:value="41.14091" calcext:value-type="float">
            <text:p>41.1 </text:p>
          </table:table-cell>
          <table:table-cell office:value-type="float" office:value="63.41732" calcext:value-type="float">
            <text:p>63.4 </text:p>
          </table:table-cell>
          <table:table-cell office:value-type="float" office:value="0.0025226" calcext:value-type="float">
            <text:p>0.0 </text:p>
          </table:table-cell>
          <table:table-cell office:value-type="float" office:value="37.63555" calcext:value-type="float">
            <text:p>37.6 </text:p>
          </table:table-cell>
          <table:table-cell office:value-type="float" office:value="41.29099" calcext:value-type="float">
            <text:p>4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5.80454" calcext:value-type="float">
            <text:p>45.8 </text:p>
          </table:table-cell>
          <table:table-cell office:value-type="float" office:value="20.35793" calcext:value-type="float">
            <text:p>20.4 </text:p>
          </table:table-cell>
          <table:table-cell office:value-type="string" calcext:value-type="string">
            <text:p>..</text:p>
          </table:table-cell>
          <table:table-cell office:value-type="float" office:value="24.66048" calcext:value-type="float">
            <text:p>24.7 </text:p>
          </table:table-cell>
          <table:table-cell office:value-type="float" office:value="0.00000000165360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8.394921" calcext:value-type="float">
            <text:p>8.4 </text:p>
          </table:table-cell>
          <table:table-cell office:value-type="float" office:value="5.55266" calcext:value-type="float">
            <text:p>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097891" calcext:value-type="float">
            <text:p>7.1 </text:p>
          </table:table-cell>
        </table:table-row>
        <table:table-row table:style-name="ro1">
          <table:table-cell office:value-type="string" calcext:value-type="string">
            <text:p>1983Q2</text:p>
          </table:table-cell>
          <table:table-cell table:style-name="ce5" office:value-type="float" office:value="32.50522" calcext:value-type="float">
            <text:p>32.5 </text:p>
          </table:table-cell>
          <table:table-cell table:style-name="ce5" office:value-type="float" office:value="48.5166" calcext:value-type="float">
            <text:p>48.5 </text:p>
          </table:table-cell>
          <table:table-cell table:style-name="ce5" office:value-type="float" office:value="48.82613" calcext:value-type="float">
            <text:p>48.8 </text:p>
          </table:table-cell>
          <table:table-cell table:style-name="ce5" office:value-type="float" office:value="45.56229" calcext:value-type="float">
            <text:p>45.6 </text:p>
          </table:table-cell>
          <table:table-cell table:style-name="ce5" office:value-type="float" office:value="6.460895" calcext:value-type="float">
            <text:p>6.5 </text:p>
          </table:table-cell>
          <table:table-cell table:style-name="ce5" office:value-type="float" office:value="1.811062" calcext:value-type="float">
            <text:p>1.8 </text:p>
          </table:table-cell>
          <table:table-cell table:style-name="ce5" office:value-type="float" office:value="2.52054" calcext:value-type="float">
            <text:p>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39678" calcext:value-type="float">
            <text:p>4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54232" calcext:value-type="float">
            <text:p>45.5 </text:p>
          </table:table-cell>
          <table:table-cell table:style-name="ce5" office:value-type="float" office:value="50.49194" calcext:value-type="float">
            <text:p>50.5 </text:p>
          </table:table-cell>
          <table:table-cell table:style-name="ce5" office:value-type="float" office:value="55.99584" calcext:value-type="float">
            <text:p>56.0 </text:p>
          </table:table-cell>
          <table:table-cell table:style-name="ce5" office:value-type="float" office:value="9.34868" calcext:value-type="float">
            <text:p>9.3 </text:p>
          </table:table-cell>
          <table:table-cell table:style-name="ce5" office:value-type="float" office:value="3.564653" calcext:value-type="float">
            <text:p>3.6 </text:p>
          </table:table-cell>
          <table:table-cell table:style-name="ce5" office:value-type="float" office:value="7.293465" calcext:value-type="float">
            <text:p>7.3 </text:p>
          </table:table-cell>
          <table:table-cell table:style-name="ce5" office:value-type="float" office:value="42.69269" calcext:value-type="float">
            <text:p>42.7 </text:p>
          </table:table-cell>
          <table:table-cell table:style-name="ce5" office:value-type="float" office:value="0.4543319" calcext:value-type="float">
            <text:p>0.5 </text:p>
          </table:table-cell>
          <table:table-cell table:style-name="ce5" office:value-type="float" office:value="32.15107" calcext:value-type="float">
            <text:p>32.2 </text:p>
          </table:table-cell>
          <table:table-cell table:style-name="ce5" office:value-type="float" office:value="81.92076" calcext:value-type="float">
            <text:p>81.9 </text:p>
          </table:table-cell>
          <table:table-cell table:style-name="ce5" office:value-type="float" office:value="29.73592" calcext:value-type="float">
            <text:p>29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8.43597" calcext:value-type="float">
            <text:p>48.4 </text:p>
          </table:table-cell>
          <table:table-cell table:style-name="ce5" office:value-type="float" office:value="0.2518536" calcext:value-type="float">
            <text:p>0.3 </text:p>
          </table:table-cell>
          <table:table-cell table:style-name="ce5" office:value-type="float" office:value="53.64764" calcext:value-type="float">
            <text:p>53.6 </text:p>
          </table:table-cell>
          <table:table-cell table:style-name="ce5" office:value-type="float" office:value="31.14744" calcext:value-type="float">
            <text:p>31.1 </text:p>
          </table:table-cell>
          <table:table-cell table:style-name="ce5" office:value-type="float" office:value="39.13334" calcext:value-type="float">
            <text:p>3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15059" calcext:value-type="float">
            <text:p>1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977535" calcext:value-type="float">
            <text:p>0.0 </text:p>
          </table:table-cell>
          <table:table-cell table:style-name="ce5" office:value-type="float" office:value="29.00698" calcext:value-type="float">
            <text:p>29.0 </text:p>
          </table:table-cell>
          <table:table-cell table:style-name="ce5" office:value-type="float" office:value="41.82386" calcext:value-type="float">
            <text:p>41.8 </text:p>
          </table:table-cell>
          <table:table-cell table:style-name="ce5" office:value-type="float" office:value="63.84999" calcext:value-type="float">
            <text:p>63.8 </text:p>
          </table:table-cell>
          <table:table-cell table:style-name="ce5" office:value-type="float" office:value="0.002638529" calcext:value-type="float">
            <text:p>0.0 </text:p>
          </table:table-cell>
          <table:table-cell table:style-name="ce5" office:value-type="float" office:value="38.40276" calcext:value-type="float">
            <text:p>38.4 </text:p>
          </table:table-cell>
          <table:table-cell table:style-name="ce5" office:value-type="float" office:value="41.81135" calcext:value-type="float">
            <text:p>41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6.47858" calcext:value-type="float">
            <text:p>46.5 </text:p>
          </table:table-cell>
          <table:table-cell table:style-name="ce5" office:value-type="float" office:value="20.78594" calcext:value-type="float">
            <text:p>2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25703" calcext:value-type="float">
            <text:p>25.3 </text:p>
          </table:table-cell>
          <table:table-cell table:style-name="ce5" office:value-type="float" office:value="0.00000000203954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.760341" calcext:value-type="float">
            <text:p>8.8 </text:p>
          </table:table-cell>
          <table:table-cell table:style-name="ce5" office:value-type="float" office:value="5.729696" calcext:value-type="float">
            <text:p>5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297184" calcext:value-type="float">
            <text:p>7.3 </text:p>
          </table:table-cell>
        </table:table-row>
        <table:table-row table:style-name="ro1">
          <table:table-cell office:value-type="string" calcext:value-type="string">
            <text:p>1983Q3</text:p>
          </table:table-cell>
          <table:table-cell office:value-type="float" office:value="33.06246" calcext:value-type="float">
            <text:p>33.1 </text:p>
          </table:table-cell>
          <table:table-cell office:value-type="float" office:value="49.09315" calcext:value-type="float">
            <text:p>49.1 </text:p>
          </table:table-cell>
          <table:table-cell office:value-type="float" office:value="50.01902" calcext:value-type="float">
            <text:p>50.0 </text:p>
          </table:table-cell>
          <table:table-cell office:value-type="float" office:value="46.29971" calcext:value-type="float">
            <text:p>46.3 </text:p>
          </table:table-cell>
          <table:table-cell office:value-type="float" office:value="6.855912" calcext:value-type="float">
            <text:p>6.9 </text:p>
          </table:table-cell>
          <table:table-cell office:value-type="float" office:value="1.854571" calcext:value-type="float">
            <text:p>1.9 </text:p>
          </table:table-cell>
          <table:table-cell office:value-type="float" office:value="2.505123" calcext:value-type="float">
            <text:p>2.5 </text:p>
          </table:table-cell>
          <table:table-cell office:value-type="string" calcext:value-type="string">
            <text:p>..</text:p>
          </table:table-cell>
          <table:table-cell office:value-type="float" office:value="45.95323" calcext:value-type="float">
            <text:p>46.0 </text:p>
          </table:table-cell>
          <table:table-cell office:value-type="string" calcext:value-type="string">
            <text:p>..</text:p>
          </table:table-cell>
          <table:table-cell office:value-type="float" office:value="46.45574" calcext:value-type="float">
            <text:p>46.5 </text:p>
          </table:table-cell>
          <table:table-cell office:value-type="float" office:value="51.57015" calcext:value-type="float">
            <text:p>51.6 </text:p>
          </table:table-cell>
          <table:table-cell office:value-type="float" office:value="56.53949" calcext:value-type="float">
            <text:p>56.5 </text:p>
          </table:table-cell>
          <table:table-cell office:value-type="float" office:value="9.44231" calcext:value-type="float">
            <text:p>9.4 </text:p>
          </table:table-cell>
          <table:table-cell office:value-type="float" office:value="3.591006" calcext:value-type="float">
            <text:p>3.6 </text:p>
          </table:table-cell>
          <table:table-cell office:value-type="float" office:value="8.540211" calcext:value-type="float">
            <text:p>8.5 </text:p>
          </table:table-cell>
          <table:table-cell office:value-type="float" office:value="43.87313" calcext:value-type="float">
            <text:p>43.9 </text:p>
          </table:table-cell>
          <table:table-cell office:value-type="float" office:value="0.5430096" calcext:value-type="float">
            <text:p>0.5 </text:p>
          </table:table-cell>
          <table:table-cell office:value-type="float" office:value="32.88963" calcext:value-type="float">
            <text:p>32.9 </text:p>
          </table:table-cell>
          <table:table-cell office:value-type="float" office:value="81.71715" calcext:value-type="float">
            <text:p>81.7 </text:p>
          </table:table-cell>
          <table:table-cell office:value-type="float" office:value="29.78008" calcext:value-type="float">
            <text:p>29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9.73373" calcext:value-type="float">
            <text:p>49.7 </text:p>
          </table:table-cell>
          <table:table-cell office:value-type="float" office:value="0.2846873" calcext:value-type="float">
            <text:p>0.3 </text:p>
          </table:table-cell>
          <table:table-cell office:value-type="float" office:value="54.17974" calcext:value-type="float">
            <text:p>54.2 </text:p>
          </table:table-cell>
          <table:table-cell office:value-type="float" office:value="31.39974" calcext:value-type="float">
            <text:p>31.4 </text:p>
          </table:table-cell>
          <table:table-cell office:value-type="float" office:value="39.66667" calcext:value-type="float">
            <text:p>39.7 </text:p>
          </table:table-cell>
          <table:table-cell office:value-type="string" calcext:value-type="string">
            <text:p>..</text:p>
          </table:table-cell>
          <table:table-cell office:value-type="float" office:value="17.19222" calcext:value-type="float">
            <text:p>17.2 </text:p>
          </table:table-cell>
          <table:table-cell office:value-type="string" calcext:value-type="string">
            <text:p>..</text:p>
          </table:table-cell>
          <table:table-cell office:value-type="float" office:value="0.001070451" calcext:value-type="float">
            <text:p>0.0 </text:p>
          </table:table-cell>
          <table:table-cell office:value-type="float" office:value="29.60501" calcext:value-type="float">
            <text:p>29.6 </text:p>
          </table:table-cell>
          <table:table-cell office:value-type="float" office:value="42.64511" calcext:value-type="float">
            <text:p>42.6 </text:p>
          </table:table-cell>
          <table:table-cell office:value-type="float" office:value="64.06036" calcext:value-type="float">
            <text:p>64.1 </text:p>
          </table:table-cell>
          <table:table-cell office:value-type="float" office:value="0.002766921" calcext:value-type="float">
            <text:p>0.0 </text:p>
          </table:table-cell>
          <table:table-cell office:value-type="float" office:value="38.89761" calcext:value-type="float">
            <text:p>38.9 </text:p>
          </table:table-cell>
          <table:table-cell office:value-type="float" office:value="42.30358" calcext:value-type="float">
            <text:p>42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7.01472" calcext:value-type="float">
            <text:p>47.0 </text:p>
          </table:table-cell>
          <table:table-cell office:value-type="float" office:value="21.17601" calcext:value-type="float">
            <text:p>21.2 </text:p>
          </table:table-cell>
          <table:table-cell office:value-type="string" calcext:value-type="string">
            <text:p>..</text:p>
          </table:table-cell>
          <table:table-cell office:value-type="float" office:value="25.77668" calcext:value-type="float">
            <text:p>25.8 </text:p>
          </table:table-cell>
          <table:table-cell office:value-type="float" office:value="0.00000000267537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9.219238" calcext:value-type="float">
            <text:p>9.2 </text:p>
          </table:table-cell>
          <table:table-cell office:value-type="float" office:value="5.867158" calcext:value-type="float">
            <text:p>5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481147" calcext:value-type="float">
            <text:p>7.5 </text:p>
          </table:table-cell>
        </table:table-row>
        <table:table-row table:style-name="ro1">
          <table:table-cell office:value-type="string" calcext:value-type="string">
            <text:p>1983Q4</text:p>
          </table:table-cell>
          <table:table-cell table:style-name="ce5" office:value-type="float" office:value="33.8983" calcext:value-type="float">
            <text:p>33.9 </text:p>
          </table:table-cell>
          <table:table-cell table:style-name="ce5" office:value-type="float" office:value="49.61669" calcext:value-type="float">
            <text:p>49.6 </text:p>
          </table:table-cell>
          <table:table-cell table:style-name="ce5" office:value-type="float" office:value="50.61781" calcext:value-type="float">
            <text:p>50.6 </text:p>
          </table:table-cell>
          <table:table-cell table:style-name="ce5" office:value-type="float" office:value="46.7211" calcext:value-type="float">
            <text:p>46.7 </text:p>
          </table:table-cell>
          <table:table-cell table:style-name="ce5" office:value-type="float" office:value="7.271524" calcext:value-type="float">
            <text:p>7.3 </text:p>
          </table:table-cell>
          <table:table-cell table:style-name="ce5" office:value-type="float" office:value="1.911677" calcext:value-type="float">
            <text:p>1.9 </text:p>
          </table:table-cell>
          <table:table-cell table:style-name="ce5" office:value-type="float" office:value="2.547789" calcext:value-type="float">
            <text:p>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88064" calcext:value-type="float">
            <text:p>4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08612" calcext:value-type="float">
            <text:p>47.1 </text:p>
          </table:table-cell>
          <table:table-cell table:style-name="ce5" office:value-type="float" office:value="52.55034" calcext:value-type="float">
            <text:p>52.6 </text:p>
          </table:table-cell>
          <table:table-cell table:style-name="ce5" office:value-type="float" office:value="56.82219" calcext:value-type="float">
            <text:p>56.8 </text:p>
          </table:table-cell>
          <table:table-cell table:style-name="ce5" office:value-type="float" office:value="10.0185" calcext:value-type="float">
            <text:p>10.0 </text:p>
          </table:table-cell>
          <table:table-cell table:style-name="ce5" office:value-type="float" office:value="3.639552" calcext:value-type="float">
            <text:p>3.6 </text:p>
          </table:table-cell>
          <table:table-cell table:style-name="ce5" office:value-type="float" office:value="9.241506" calcext:value-type="float">
            <text:p>9.2 </text:p>
          </table:table-cell>
          <table:table-cell table:style-name="ce5" office:value-type="float" office:value="44.75846" calcext:value-type="float">
            <text:p>44.8 </text:p>
          </table:table-cell>
          <table:table-cell table:style-name="ce5" office:value-type="float" office:value="0.8174394" calcext:value-type="float">
            <text:p>0.8 </text:p>
          </table:table-cell>
          <table:table-cell table:style-name="ce5" office:value-type="float" office:value="34.02851" calcext:value-type="float">
            <text:p>34.0 </text:p>
          </table:table-cell>
          <table:table-cell table:style-name="ce5" office:value-type="float" office:value="82.59947" calcext:value-type="float">
            <text:p>82.6 </text:p>
          </table:table-cell>
          <table:table-cell table:style-name="ce5" office:value-type="float" office:value="29.7803" calcext:value-type="float">
            <text:p>29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0.87383" calcext:value-type="float">
            <text:p>50.9 </text:p>
          </table:table-cell>
          <table:table-cell table:style-name="ce5" office:value-type="float" office:value="0.3203377" calcext:value-type="float">
            <text:p>0.3 </text:p>
          </table:table-cell>
          <table:table-cell table:style-name="ce5" office:value-type="float" office:value="54.73085" calcext:value-type="float">
            <text:p>54.7 </text:p>
          </table:table-cell>
          <table:table-cell table:style-name="ce5" office:value-type="float" office:value="31.69791" calcext:value-type="float">
            <text:p>31.7 </text:p>
          </table:table-cell>
          <table:table-cell table:style-name="ce5" office:value-type="float" office:value="40.23333" calcext:value-type="float">
            <text:p>4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56625" calcext:value-type="float">
            <text:p>1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244533" calcext:value-type="float">
            <text:p>0.0 </text:p>
          </table:table-cell>
          <table:table-cell table:style-name="ce5" office:value-type="float" office:value="30.66356" calcext:value-type="float">
            <text:p>30.7 </text:p>
          </table:table-cell>
          <table:table-cell table:style-name="ce5" office:value-type="float" office:value="43.56741" calcext:value-type="float">
            <text:p>43.6 </text:p>
          </table:table-cell>
          <table:table-cell table:style-name="ce5" office:value-type="float" office:value="64.60822" calcext:value-type="float">
            <text:p>64.6 </text:p>
          </table:table-cell>
          <table:table-cell table:style-name="ce5" office:value-type="float" office:value="0.003116756" calcext:value-type="float">
            <text:p>0.0 </text:p>
          </table:table-cell>
          <table:table-cell table:style-name="ce5" office:value-type="float" office:value="39.33492" calcext:value-type="float">
            <text:p>39.3 </text:p>
          </table:table-cell>
          <table:table-cell table:style-name="ce5" office:value-type="float" office:value="42.6833" calcext:value-type="float">
            <text:p>42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7.57434" calcext:value-type="float">
            <text:p>47.6 </text:p>
          </table:table-cell>
          <table:table-cell table:style-name="ce5" office:value-type="float" office:value="21.71738" calcext:value-type="float">
            <text:p>2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39795" calcext:value-type="float">
            <text:p>26.4 </text:p>
          </table:table-cell>
          <table:table-cell table:style-name="ce5" office:value-type="float" office:value="0.0000000034481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408625" calcext:value-type="float">
            <text:p>9.4 </text:p>
          </table:table-cell>
          <table:table-cell table:style-name="ce5" office:value-type="float" office:value="5.919228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.649779" calcext:value-type="float">
            <text:p>7.6 </text:p>
          </table:table-cell>
        </table:table-row>
        <table:table-row table:style-name="ro1">
          <table:table-cell office:value-type="string" calcext:value-type="string">
            <text:p>1984Q1</text:p>
          </table:table-cell>
          <table:table-cell office:value-type="float" office:value="33.71256" calcext:value-type="float">
            <text:p>33.7 </text:p>
          </table:table-cell>
          <table:table-cell office:value-type="float" office:value="51.19393" calcext:value-type="float">
            <text:p>51.2 </text:p>
          </table:table-cell>
          <table:table-cell office:value-type="float" office:value="51.56648" calcext:value-type="float">
            <text:p>51.6 </text:p>
          </table:table-cell>
          <table:table-cell office:value-type="float" office:value="47.27416" calcext:value-type="float">
            <text:p>47.3 </text:p>
          </table:table-cell>
          <table:table-cell office:value-type="float" office:value="7.393368" calcext:value-type="float">
            <text:p>7.4 </text:p>
          </table:table-cell>
          <table:table-cell office:value-type="float" office:value="1.97966" calcext:value-type="float">
            <text:p>2.0 </text:p>
          </table:table-cell>
          <table:table-cell office:value-type="float" office:value="2.639575" calcext:value-type="float">
            <text:p>2.6 </text:p>
          </table:table-cell>
          <table:table-cell office:value-type="string" calcext:value-type="string">
            <text:p>..</text:p>
          </table:table-cell>
          <table:table-cell office:value-type="float" office:value="47.56461" calcext:value-type="float">
            <text:p>47.6 </text:p>
          </table:table-cell>
          <table:table-cell office:value-type="string" calcext:value-type="string">
            <text:p>..</text:p>
          </table:table-cell>
          <table:table-cell office:value-type="float" office:value="47.8323" calcext:value-type="float">
            <text:p>47.8 </text:p>
          </table:table-cell>
          <table:table-cell office:value-type="float" office:value="53.45701" calcext:value-type="float">
            <text:p>53.5 </text:p>
          </table:table-cell>
          <table:table-cell office:value-type="float" office:value="57.3006" calcext:value-type="float">
            <text:p>57.3 </text:p>
          </table:table-cell>
          <table:table-cell office:value-type="float" office:value="10.47225" calcext:value-type="float">
            <text:p>10.5 </text:p>
          </table:table-cell>
          <table:table-cell office:value-type="float" office:value="3.824026" calcext:value-type="float">
            <text:p>3.8 </text:p>
          </table:table-cell>
          <table:table-cell office:value-type="float" office:value="9.5454" calcext:value-type="float">
            <text:p>9.5 </text:p>
          </table:table-cell>
          <table:table-cell office:value-type="float" office:value="45.84054" calcext:value-type="float">
            <text:p>45.8 </text:p>
          </table:table-cell>
          <table:table-cell office:value-type="float" office:value="1.176009" calcext:value-type="float">
            <text:p>1.2 </text:p>
          </table:table-cell>
          <table:table-cell office:value-type="float" office:value="35.02245" calcext:value-type="float">
            <text:p>35.0 </text:p>
          </table:table-cell>
          <table:table-cell office:value-type="float" office:value="82.93883" calcext:value-type="float">
            <text:p>82.9 </text:p>
          </table:table-cell>
          <table:table-cell office:value-type="float" office:value="30.20748" calcext:value-type="float">
            <text:p>3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7146" calcext:value-type="float">
            <text:p>51.7 </text:p>
          </table:table-cell>
          <table:table-cell office:value-type="float" office:value="0.3746769" calcext:value-type="float">
            <text:p>0.4 </text:p>
          </table:table-cell>
          <table:table-cell office:value-type="float" office:value="55.22495" calcext:value-type="float">
            <text:p>55.2 </text:p>
          </table:table-cell>
          <table:table-cell office:value-type="float" office:value="31.91979" calcext:value-type="float">
            <text:p>31.9 </text:p>
          </table:table-cell>
          <table:table-cell office:value-type="float" office:value="41" calcext:value-type="float">
            <text:p>41.0 </text:p>
          </table:table-cell>
          <table:table-cell office:value-type="string" calcext:value-type="string">
            <text:p>..</text:p>
          </table:table-cell>
          <table:table-cell office:value-type="float" office:value="20.03083" calcext:value-type="float">
            <text:p>20.0 </text:p>
          </table:table-cell>
          <table:table-cell office:value-type="string" calcext:value-type="string">
            <text:p>..</text:p>
          </table:table-cell>
          <table:table-cell office:value-type="float" office:value="0.001358492" calcext:value-type="float">
            <text:p>0.0 </text:p>
          </table:table-cell>
          <table:table-cell office:value-type="float" office:value="31.72956" calcext:value-type="float">
            <text:p>31.7 </text:p>
          </table:table-cell>
          <table:table-cell office:value-type="float" office:value="44.58865" calcext:value-type="float">
            <text:p>44.6 </text:p>
          </table:table-cell>
          <table:table-cell office:value-type="float" office:value="65.29864" calcext:value-type="float">
            <text:p>65.3 </text:p>
          </table:table-cell>
          <table:table-cell office:value-type="float" office:value="0.003422199" calcext:value-type="float">
            <text:p>0.0 </text:p>
          </table:table-cell>
          <table:table-cell office:value-type="float" office:value="39.57659" calcext:value-type="float">
            <text:p>39.6 </text:p>
          </table:table-cell>
          <table:table-cell office:value-type="float" office:value="43.16146" calcext:value-type="float">
            <text:p>43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8.12239" calcext:value-type="float">
            <text:p>48.1 </text:p>
          </table:table-cell>
          <table:table-cell office:value-type="float" office:value="22.21746" calcext:value-type="float">
            <text:p>22.2 </text:p>
          </table:table-cell>
          <table:table-cell office:value-type="string" calcext:value-type="string">
            <text:p>..</text:p>
          </table:table-cell>
          <table:table-cell office:value-type="float" office:value="27.01073" calcext:value-type="float">
            <text:p>27.0 </text:p>
          </table:table-cell>
          <table:table-cell office:value-type="float" office:value="0.00000000447714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9.431691" calcext:value-type="float">
            <text:p>9.4 </text:p>
          </table:table-cell>
          <table:table-cell office:value-type="float" office:value="6.225394" calcext:value-type="float">
            <text:p>6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818412" calcext:value-type="float">
            <text:p>7.8 </text:p>
          </table:table-cell>
        </table:table-row>
        <table:table-row table:style-name="ro1">
          <table:table-cell office:value-type="string" calcext:value-type="string">
            <text:p>1984Q2</text:p>
          </table:table-cell>
          <table:table-cell table:style-name="ce5" office:value-type="float" office:value="33.80543" calcext:value-type="float">
            <text:p>33.8 </text:p>
          </table:table-cell>
          <table:table-cell table:style-name="ce5" office:value-type="float" office:value="51.45238" calcext:value-type="float">
            <text:p>51.5 </text:p>
          </table:table-cell>
          <table:table-cell table:style-name="ce5" office:value-type="float" office:value="52.30851" calcext:value-type="float">
            <text:p>52.3 </text:p>
          </table:table-cell>
          <table:table-cell table:style-name="ce5" office:value-type="float" office:value="47.66921" calcext:value-type="float">
            <text:p>47.7 </text:p>
          </table:table-cell>
          <table:table-cell table:style-name="ce5" office:value-type="float" office:value="7.719264" calcext:value-type="float">
            <text:p>7.7 </text:p>
          </table:table-cell>
          <table:table-cell table:style-name="ce5" office:value-type="float" office:value="2.082994" calcext:value-type="float">
            <text:p>2.1 </text:p>
          </table:table-cell>
          <table:table-cell table:style-name="ce5" office:value-type="float" office:value="2.738174" calcext:value-type="float">
            <text:p>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41087" calcext:value-type="float">
            <text:p>4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84864" calcext:value-type="float">
            <text:p>48.8 </text:p>
          </table:table-cell>
          <table:table-cell table:style-name="ce5" office:value-type="float" office:value="54.42495" calcext:value-type="float">
            <text:p>54.4 </text:p>
          </table:table-cell>
          <table:table-cell table:style-name="ce5" office:value-type="float" office:value="57.5833" calcext:value-type="float">
            <text:p>57.6 </text:p>
          </table:table-cell>
          <table:table-cell table:style-name="ce5" office:value-type="float" office:value="11.06284" calcext:value-type="float">
            <text:p>11.1 </text:p>
          </table:table-cell>
          <table:table-cell table:style-name="ce5" office:value-type="float" office:value="3.897538" calcext:value-type="float">
            <text:p>3.9 </text:p>
          </table:table-cell>
          <table:table-cell table:style-name="ce5" office:value-type="float" office:value="9.911632" calcext:value-type="float">
            <text:p>9.9 </text:p>
          </table:table-cell>
          <table:table-cell table:style-name="ce5" office:value-type="float" office:value="46.82424" calcext:value-type="float">
            <text:p>46.8 </text:p>
          </table:table-cell>
          <table:table-cell table:style-name="ce5" office:value-type="float" office:value="1.799129" calcext:value-type="float">
            <text:p>1.8 </text:p>
          </table:table-cell>
          <table:table-cell table:style-name="ce5" office:value-type="float" office:value="35.81622" calcext:value-type="float">
            <text:p>35.8 </text:p>
          </table:table-cell>
          <table:table-cell table:style-name="ce5" office:value-type="float" office:value="83.58361" calcext:value-type="float">
            <text:p>83.6 </text:p>
          </table:table-cell>
          <table:table-cell table:style-name="ce5" office:value-type="float" office:value="30.37701" calcext:value-type="float">
            <text:p>3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2.27373" calcext:value-type="float">
            <text:p>52.3 </text:p>
          </table:table-cell>
          <table:table-cell table:style-name="ce5" office:value-type="float" office:value="0.422724" calcext:value-type="float">
            <text:p>0.4 </text:p>
          </table:table-cell>
          <table:table-cell table:style-name="ce5" office:value-type="float" office:value="55.64304" calcext:value-type="float">
            <text:p>55.6 </text:p>
          </table:table-cell>
          <table:table-cell table:style-name="ce5" office:value-type="float" office:value="32.61715" calcext:value-type="float">
            <text:p>32.6 </text:p>
          </table:table-cell>
          <table:table-cell table:style-name="ce5" office:value-type="float" office:value="41.66667" calcext:value-type="float">
            <text:p>41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099" calcext:value-type="float">
            <text:p>2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473818" calcext:value-type="float">
            <text:p>0.0 </text:p>
          </table:table-cell>
          <table:table-cell table:style-name="ce5" office:value-type="float" office:value="32.28224" calcext:value-type="float">
            <text:p>32.3 </text:p>
          </table:table-cell>
          <table:table-cell table:style-name="ce5" office:value-type="float" office:value="45.42053" calcext:value-type="float">
            <text:p>45.4 </text:p>
          </table:table-cell>
          <table:table-cell table:style-name="ce5" office:value-type="float" office:value="65.73562" calcext:value-type="float">
            <text:p>65.7 </text:p>
          </table:table-cell>
          <table:table-cell table:style-name="ce5" office:value-type="float" office:value="0.003933378" calcext:value-type="float">
            <text:p>0.0 </text:p>
          </table:table-cell>
          <table:table-cell table:style-name="ce5" office:value-type="float" office:value="40.37833" calcext:value-type="float">
            <text:p>40.4 </text:p>
          </table:table-cell>
          <table:table-cell table:style-name="ce5" office:value-type="float" office:value="43.62556" calcext:value-type="float">
            <text:p>4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8.68633" calcext:value-type="float">
            <text:p>48.7 </text:p>
          </table:table-cell>
          <table:table-cell table:style-name="ce5" office:value-type="float" office:value="22.73242" calcext:value-type="float">
            <text:p>2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57346" calcext:value-type="float">
            <text:p>27.6 </text:p>
          </table:table-cell>
          <table:table-cell table:style-name="ce5" office:value-type="float" office:value="0.00000000585579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504532" calcext:value-type="float">
            <text:p>9.5 </text:p>
          </table:table-cell>
          <table:table-cell table:style-name="ce5" office:value-type="float" office:value="6.385767" calcext:value-type="float">
            <text:p>6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125016" calcext:value-type="float">
            <text:p>8.1 </text:p>
          </table:table-cell>
        </table:table-row>
        <table:table-row table:style-name="ro1">
          <table:table-cell office:value-type="string" calcext:value-type="string">
            <text:p>1984Q3</text:p>
          </table:table-cell>
          <table:table-cell office:value-type="float" office:value="34.26979" calcext:value-type="float">
            <text:p>34.3 </text:p>
          </table:table-cell>
          <table:table-cell office:value-type="float" office:value="51.89639" calcext:value-type="float">
            <text:p>51.9 </text:p>
          </table:table-cell>
          <table:table-cell office:value-type="float" office:value="52.91904" calcext:value-type="float">
            <text:p>52.9 </text:p>
          </table:table-cell>
          <table:table-cell office:value-type="float" office:value="48.06426" calcext:value-type="float">
            <text:p>48.1 </text:p>
          </table:table-cell>
          <table:table-cell office:value-type="float" office:value="7.974235" calcext:value-type="float">
            <text:p>8.0 </text:p>
          </table:table-cell>
          <table:table-cell office:value-type="float" office:value="2.150976" calcext:value-type="float">
            <text:p>2.2 </text:p>
          </table:table-cell>
          <table:table-cell office:value-type="float" office:value="2.828526" calcext:value-type="float">
            <text:p>2.8 </text:p>
          </table:table-cell>
          <table:table-cell office:value-type="string" calcext:value-type="string">
            <text:p>..</text:p>
          </table:table-cell>
          <table:table-cell office:value-type="float" office:value="48.90935" calcext:value-type="float">
            <text:p>48.9 </text:p>
          </table:table-cell>
          <table:table-cell office:value-type="string" calcext:value-type="string">
            <text:p>..</text:p>
          </table:table-cell>
          <table:table-cell office:value-type="float" office:value="49.51762" calcext:value-type="float">
            <text:p>49.5 </text:p>
          </table:table-cell>
          <table:table-cell office:value-type="float" office:value="55.34387" calcext:value-type="float">
            <text:p>55.3 </text:p>
          </table:table-cell>
          <table:table-cell office:value-type="float" office:value="57.60505" calcext:value-type="float">
            <text:p>57.6 </text:p>
          </table:table-cell>
          <table:table-cell office:value-type="float" office:value="11.20689" calcext:value-type="float">
            <text:p>11.2 </text:p>
          </table:table-cell>
          <table:table-cell office:value-type="float" office:value="3.921118" calcext:value-type="float">
            <text:p>3.9 </text:p>
          </table:table-cell>
          <table:table-cell office:value-type="float" office:value="10.30903" calcext:value-type="float">
            <text:p>10.3 </text:p>
          </table:table-cell>
          <table:table-cell office:value-type="float" office:value="47.41446" calcext:value-type="float">
            <text:p>47.4 </text:p>
          </table:table-cell>
          <table:table-cell office:value-type="float" office:value="2.725312" calcext:value-type="float">
            <text:p>2.7 </text:p>
          </table:table-cell>
          <table:table-cell office:value-type="float" office:value="36.33389" calcext:value-type="float">
            <text:p>36.3 </text:p>
          </table:table-cell>
          <table:table-cell office:value-type="float" office:value="83.54967" calcext:value-type="float">
            <text:p>83.5 </text:p>
          </table:table-cell>
          <table:table-cell office:value-type="float" office:value="30.4802" calcext:value-type="float">
            <text:p>30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2.56553" calcext:value-type="float">
            <text:p>52.6 </text:p>
          </table:table-cell>
          <table:table-cell office:value-type="float" office:value="0.4649394" calcext:value-type="float">
            <text:p>0.5 </text:p>
          </table:table-cell>
          <table:table-cell office:value-type="float" office:value="55.75706" calcext:value-type="float">
            <text:p>55.8 </text:p>
          </table:table-cell>
          <table:table-cell office:value-type="float" office:value="33.59978" calcext:value-type="float">
            <text:p>33.6 </text:p>
          </table:table-cell>
          <table:table-cell office:value-type="float" office:value="42.1" calcext:value-type="float">
            <text:p>42.1 </text:p>
          </table:table-cell>
          <table:table-cell office:value-type="string" calcext:value-type="string">
            <text:p>..</text:p>
          </table:table-cell>
          <table:table-cell office:value-type="float" office:value="22.30517" calcext:value-type="float">
            <text:p>22.3 </text:p>
          </table:table-cell>
          <table:table-cell office:value-type="string" calcext:value-type="string">
            <text:p>..</text:p>
          </table:table-cell>
          <table:table-cell office:value-type="float" office:value="0.001663477" calcext:value-type="float">
            <text:p>0.0 </text:p>
          </table:table-cell>
          <table:table-cell office:value-type="float" office:value="33.16667" calcext:value-type="float">
            <text:p>33.2 </text:p>
          </table:table-cell>
          <table:table-cell office:value-type="float" office:value="45.89923" calcext:value-type="float">
            <text:p>45.9 </text:p>
          </table:table-cell>
          <table:table-cell office:value-type="float" office:value="65.85645" calcext:value-type="float">
            <text:p>65.9 </text:p>
          </table:table-cell>
          <table:table-cell office:value-type="float" office:value="0.004300457" calcext:value-type="float">
            <text:p>0.0 </text:p>
          </table:table-cell>
          <table:table-cell office:value-type="float" office:value="40.73124" calcext:value-type="float">
            <text:p>40.7 </text:p>
          </table:table-cell>
          <table:table-cell office:value-type="float" office:value="44.10373" calcext:value-type="float">
            <text:p>44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49.1083" calcext:value-type="float">
            <text:p>49.1 </text:p>
          </table:table-cell>
          <table:table-cell office:value-type="float" office:value="23.09696" calcext:value-type="float">
            <text:p>23.1 </text:p>
          </table:table-cell>
          <table:table-cell office:value-type="string" calcext:value-type="string">
            <text:p>..</text:p>
          </table:table-cell>
          <table:table-cell office:value-type="float" office:value="28.02712" calcext:value-type="float">
            <text:p>28.0 </text:p>
          </table:table-cell>
          <table:table-cell office:value-type="float" office:value="0.00000000777050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9.869951" calcext:value-type="float">
            <text:p>9.9 </text:p>
          </table:table-cell>
          <table:table-cell office:value-type="float" office:value="6.42534" calcext:value-type="float">
            <text:p>6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354969" calcext:value-type="float">
            <text:p>8.4 </text:p>
          </table:table-cell>
        </table:table-row>
        <table:table-row table:style-name="ro1">
          <table:table-cell office:value-type="string" calcext:value-type="string">
            <text:p>1984Q4</text:p>
          </table:table-cell>
          <table:table-cell table:style-name="ce5" office:value-type="float" office:value="34.73415" calcext:value-type="float">
            <text:p>34.7 </text:p>
          </table:table-cell>
          <table:table-cell table:style-name="ce5" office:value-type="float" office:value="52.19461" calcext:value-type="float">
            <text:p>52.2 </text:p>
          </table:table-cell>
          <table:table-cell table:style-name="ce5" office:value-type="float" office:value="53.39338" calcext:value-type="float">
            <text:p>53.4 </text:p>
          </table:table-cell>
          <table:table-cell table:style-name="ce5" office:value-type="float" office:value="48.43297" calcext:value-type="float">
            <text:p>48.4 </text:p>
          </table:table-cell>
          <table:table-cell table:style-name="ce5" office:value-type="float" office:value="8.90901" calcext:value-type="float">
            <text:p>8.9 </text:p>
          </table:table-cell>
          <table:table-cell table:style-name="ce5" office:value-type="float" office:value="2.229836" calcext:value-type="float">
            <text:p>2.2 </text:p>
          </table:table-cell>
          <table:table-cell table:style-name="ce5" office:value-type="float" office:value="2.970867" calcext:value-type="float">
            <text:p>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6165" calcext:value-type="float">
            <text:p>4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05796" calcext:value-type="float">
            <text:p>50.1 </text:p>
          </table:table-cell>
          <table:table-cell table:style-name="ce5" office:value-type="float" office:value="56.14028" calcext:value-type="float">
            <text:p>56.1 </text:p>
          </table:table-cell>
          <table:table-cell table:style-name="ce5" office:value-type="float" office:value="57.99647" calcext:value-type="float">
            <text:p>58.0 </text:p>
          </table:table-cell>
          <table:table-cell table:style-name="ce5" office:value-type="float" office:value="11.81909" calcext:value-type="float">
            <text:p>11.8 </text:p>
          </table:table-cell>
          <table:table-cell table:style-name="ce5" office:value-type="float" office:value="3.921118" calcext:value-type="float">
            <text:p>3.9 </text:p>
          </table:table-cell>
          <table:table-cell table:style-name="ce5" office:value-type="float" office:value="10.78435" calcext:value-type="float">
            <text:p>10.8 </text:p>
          </table:table-cell>
          <table:table-cell table:style-name="ce5" office:value-type="float" office:value="47.70957" calcext:value-type="float">
            <text:p>47.7 </text:p>
          </table:table-cell>
          <table:table-cell table:style-name="ce5" office:value-type="float" office:value="4.599011" calcext:value-type="float">
            <text:p>4.6 </text:p>
          </table:table-cell>
          <table:table-cell table:style-name="ce5" office:value-type="float" office:value="37.21049" calcext:value-type="float">
            <text:p>37.2 </text:p>
          </table:table-cell>
          <table:table-cell table:style-name="ce5" office:value-type="float" office:value="84.49987" calcext:value-type="float">
            <text:p>84.5 </text:p>
          </table:table-cell>
          <table:table-cell table:style-name="ce5" office:value-type="float" office:value="30.56874" calcext:value-type="float">
            <text:p>30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15087" calcext:value-type="float">
            <text:p>53.2 </text:p>
          </table:table-cell>
          <table:table-cell table:style-name="ce5" office:value-type="float" office:value="0.5137435" calcext:value-type="float">
            <text:p>0.5 </text:p>
          </table:table-cell>
          <table:table-cell table:style-name="ce5" office:value-type="float" office:value="56.34617" calcext:value-type="float">
            <text:p>56.3 </text:p>
          </table:table-cell>
          <table:table-cell table:style-name="ce5" office:value-type="float" office:value="34.67751" calcext:value-type="float">
            <text:p>34.7 </text:p>
          </table:table-cell>
          <table:table-cell table:style-name="ce5" office:value-type="float" office:value="42.63334" calcext:value-type="float">
            <text:p>4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97892" calcext:value-type="float">
            <text:p>2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903146" calcext:value-type="float">
            <text:p>0.0 </text:p>
          </table:table-cell>
          <table:table-cell table:style-name="ce5" office:value-type="float" office:value="33.67944" calcext:value-type="float">
            <text:p>33.7 </text:p>
          </table:table-cell>
          <table:table-cell table:style-name="ce5" office:value-type="float" office:value="46.87792" calcext:value-type="float">
            <text:p>46.9 </text:p>
          </table:table-cell>
          <table:table-cell table:style-name="ce5" office:value-type="float" office:value="66.54784" calcext:value-type="float">
            <text:p>66.5 </text:p>
          </table:table-cell>
          <table:table-cell table:style-name="ce5" office:value-type="float" office:value="0.00473361" calcext:value-type="float">
            <text:p>0.0 </text:p>
          </table:table-cell>
          <table:table-cell table:style-name="ce5" office:value-type="float" office:value="41.2376" calcext:value-type="float">
            <text:p>41.2 </text:p>
          </table:table-cell>
          <table:table-cell table:style-name="ce5" office:value-type="float" office:value="44.42719" calcext:value-type="float">
            <text:p>44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49.60316" calcext:value-type="float">
            <text:p>49.6 </text:p>
          </table:table-cell>
          <table:table-cell table:style-name="ce5" office:value-type="float" office:value="23.5611" calcext:value-type="float">
            <text:p>2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54985" calcext:value-type="float">
            <text:p>28.5 </text:p>
          </table:table-cell>
          <table:table-cell table:style-name="ce5" office:value-type="float" office:value="0.000000010573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953718" calcext:value-type="float">
            <text:p>10.0 </text:p>
          </table:table-cell>
          <table:table-cell table:style-name="ce5" office:value-type="float" office:value="6.444085" calcext:value-type="float">
            <text:p>6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630914" calcext:value-type="float">
            <text:p>8.6 </text:p>
          </table:table-cell>
        </table:table-row>
        <table:table-row table:style-name="ro1">
          <table:table-cell office:value-type="string" calcext:value-type="string">
            <text:p>1985Q1</text:p>
          </table:table-cell>
          <table:table-cell office:value-type="float" office:value="35.19851" calcext:value-type="float">
            <text:p>35.2 </text:p>
          </table:table-cell>
          <table:table-cell office:value-type="float" office:value="52.96335" calcext:value-type="float">
            <text:p>53.0 </text:p>
          </table:table-cell>
          <table:table-cell office:value-type="float" office:value="54.33736" calcext:value-type="float">
            <text:p>54.3 </text:p>
          </table:table-cell>
          <table:table-cell office:value-type="float" office:value="48.98604" calcext:value-type="float">
            <text:p>49.0 </text:p>
          </table:table-cell>
          <table:table-cell office:value-type="float" office:value="9.520613" calcext:value-type="float">
            <text:p>9.5 </text:p>
          </table:table-cell>
          <table:table-cell office:value-type="float" office:value="2.398434" calcext:value-type="float">
            <text:p>2.4 </text:p>
          </table:table-cell>
          <table:table-cell office:value-type="float" office:value="3.134003" calcext:value-type="float">
            <text:p>3.1 </text:p>
          </table:table-cell>
          <table:table-cell office:value-type="string" calcext:value-type="string">
            <text:p>..</text:p>
          </table:table-cell>
          <table:table-cell office:value-type="float" office:value="50.2425" calcext:value-type="float">
            <text:p>50.2 </text:p>
          </table:table-cell>
          <table:table-cell office:value-type="string" calcext:value-type="string">
            <text:p>..</text:p>
          </table:table-cell>
          <table:table-cell office:value-type="float" office:value="50.89497" calcext:value-type="float">
            <text:p>50.9 </text:p>
          </table:table-cell>
          <table:table-cell office:value-type="float" office:value="56.89992" calcext:value-type="float">
            <text:p>56.9 </text:p>
          </table:table-cell>
          <table:table-cell office:value-type="float" office:value="58.62711" calcext:value-type="float">
            <text:p>58.6 </text:p>
          </table:table-cell>
          <table:table-cell office:value-type="float" office:value="12.40969" calcext:value-type="float">
            <text:p>12.4 </text:p>
          </table:table-cell>
          <table:table-cell office:value-type="float" office:value="4.095883" calcext:value-type="float">
            <text:p>4.1 </text:p>
          </table:table-cell>
          <table:table-cell office:value-type="float" office:value="12.03889" calcext:value-type="float">
            <text:p>12.0 </text:p>
          </table:table-cell>
          <table:table-cell office:value-type="float" office:value="48.59491" calcext:value-type="float">
            <text:p>48.6 </text:p>
          </table:table-cell>
          <table:table-cell office:value-type="float" office:value="5.981183" calcext:value-type="float">
            <text:p>6.0 </text:p>
          </table:table-cell>
          <table:table-cell office:value-type="float" office:value="38.29229" calcext:value-type="float">
            <text:p>38.3 </text:p>
          </table:table-cell>
          <table:table-cell office:value-type="float" office:value="84.60168" calcext:value-type="float">
            <text:p>84.6 </text:p>
          </table:table-cell>
          <table:table-cell office:value-type="float" office:value="30.78222" calcext:value-type="float">
            <text:p>30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3.6768" calcext:value-type="float">
            <text:p>53.7 </text:p>
          </table:table-cell>
          <table:table-cell office:value-type="float" office:value="0.597114" calcext:value-type="float">
            <text:p>0.6 </text:p>
          </table:table-cell>
          <table:table-cell office:value-type="float" office:value="56.51721" calcext:value-type="float">
            <text:p>56.5 </text:p>
          </table:table-cell>
          <table:table-cell office:value-type="float" office:value="36.19901" calcext:value-type="float">
            <text:p>36.2 </text:p>
          </table:table-cell>
          <table:table-cell office:value-type="float" office:value="43.33333" calcext:value-type="float">
            <text:p>43.3 </text:p>
          </table:table-cell>
          <table:table-cell office:value-type="string" calcext:value-type="string">
            <text:p>..</text:p>
          </table:table-cell>
          <table:table-cell office:value-type="float" office:value="24.86546" calcext:value-type="float">
            <text:p>24.9 </text:p>
          </table:table-cell>
          <table:table-cell office:value-type="string" calcext:value-type="string">
            <text:p>..</text:p>
          </table:table-cell>
          <table:table-cell office:value-type="float" office:value="0.002333021" calcext:value-type="float">
            <text:p>0.0 </text:p>
          </table:table-cell>
          <table:table-cell office:value-type="float" office:value="34.75904" calcext:value-type="float">
            <text:p>34.8 </text:p>
          </table:table-cell>
          <table:table-cell office:value-type="float" office:value="48.15659" calcext:value-type="float">
            <text:p>48.2 </text:p>
          </table:table-cell>
          <table:table-cell office:value-type="float" office:value="67.79233" calcext:value-type="float">
            <text:p>67.8 </text:p>
          </table:table-cell>
          <table:table-cell office:value-type="float" office:value="0.005319058" calcext:value-type="float">
            <text:p>0.0 </text:p>
          </table:table-cell>
          <table:table-cell office:value-type="float" office:value="41.75447" calcext:value-type="float">
            <text:p>41.8 </text:p>
          </table:table-cell>
          <table:table-cell office:value-type="float" office:value="44.70847" calcext:value-type="float">
            <text:p>44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0.05373" calcext:value-type="float">
            <text:p>50.1 </text:p>
          </table:table-cell>
          <table:table-cell office:value-type="float" office:value="24.14697" calcext:value-type="float">
            <text:p>24.1 </text:p>
          </table:table-cell>
          <table:table-cell office:value-type="string" calcext:value-type="string">
            <text:p>..</text:p>
          </table:table-cell>
          <table:table-cell office:value-type="float" office:value="29.14806" calcext:value-type="float">
            <text:p>29.1 </text:p>
          </table:table-cell>
          <table:table-cell office:value-type="float" office:value="0.0000000145679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9.863881" calcext:value-type="float">
            <text:p>9.9 </text:p>
          </table:table-cell>
          <table:table-cell office:value-type="float" office:value="6.50032" calcext:value-type="float">
            <text:p>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998838" calcext:value-type="float">
            <text:p>9.0 </text:p>
          </table:table-cell>
        </table:table-row>
        <table:table-row table:style-name="ro1">
          <table:table-cell office:value-type="string" calcext:value-type="string">
            <text:p>1985Q2</text:p>
          </table:table-cell>
          <table:table-cell table:style-name="ce5" office:value-type="float" office:value="36.03436" calcext:value-type="float">
            <text:p>36.0 </text:p>
          </table:table-cell>
          <table:table-cell table:style-name="ce5" office:value-type="float" office:value="53.30795" calcext:value-type="float">
            <text:p>53.3 </text:p>
          </table:table-cell>
          <table:table-cell table:style-name="ce5" office:value-type="float" office:value="55.07235" calcext:value-type="float">
            <text:p>55.1 </text:p>
          </table:table-cell>
          <table:table-cell table:style-name="ce5" office:value-type="float" office:value="49.56544" calcext:value-type="float">
            <text:p>49.6 </text:p>
          </table:table-cell>
          <table:table-cell table:style-name="ce5" office:value-type="float" office:value="10.24276" calcext:value-type="float">
            <text:p>10.2 </text:p>
          </table:table-cell>
          <table:table-cell table:style-name="ce5" office:value-type="float" office:value="2.635014" calcext:value-type="float">
            <text:p>2.6 </text:p>
          </table:table-cell>
          <table:table-cell table:style-name="ce5" office:value-type="float" office:value="3.165554" calcext:value-type="float">
            <text:p>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00762" calcext:value-type="float">
            <text:p>5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66924" calcext:value-type="float">
            <text:p>51.7 </text:p>
          </table:table-cell>
          <table:table-cell table:style-name="ce5" office:value-type="float" office:value="57.94137" calcext:value-type="float">
            <text:p>57.9 </text:p>
          </table:table-cell>
          <table:table-cell table:style-name="ce5" office:value-type="float" office:value="58.9098" calcext:value-type="float">
            <text:p>58.9 </text:p>
          </table:table-cell>
          <table:table-cell table:style-name="ce5" office:value-type="float" office:value="12.97867" calcext:value-type="float">
            <text:p>13.0 </text:p>
          </table:table-cell>
          <table:table-cell table:style-name="ce5" office:value-type="float" office:value="4.156912" calcext:value-type="float">
            <text:p>4.2 </text:p>
          </table:table-cell>
          <table:table-cell table:style-name="ce5" office:value-type="float" office:value="12.84928" calcext:value-type="float">
            <text:p>12.8 </text:p>
          </table:table-cell>
          <table:table-cell table:style-name="ce5" office:value-type="float" office:value="49.2835" calcext:value-type="float">
            <text:p>49.3 </text:p>
          </table:table-cell>
          <table:table-cell table:style-name="ce5" office:value-type="float" office:value="8.837365" calcext:value-type="float">
            <text:p>8.8 </text:p>
          </table:table-cell>
          <table:table-cell table:style-name="ce5" office:value-type="float" office:value="39.1987" calcext:value-type="float">
            <text:p>39.2 </text:p>
          </table:table-cell>
          <table:table-cell table:style-name="ce5" office:value-type="float" office:value="85.3822" calcext:value-type="float">
            <text:p>85.4 </text:p>
          </table:table-cell>
          <table:table-cell table:style-name="ce5" office:value-type="float" office:value="31.06271" calcext:value-type="float">
            <text:p>31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53123" calcext:value-type="float">
            <text:p>54.5 </text:p>
          </table:table-cell>
          <table:table-cell table:style-name="ce5" office:value-type="float" office:value="0.655147" calcext:value-type="float">
            <text:p>0.7 </text:p>
          </table:table-cell>
          <table:table-cell table:style-name="ce5" office:value-type="float" office:value="57.08732" calcext:value-type="float">
            <text:p>57.1 </text:p>
          </table:table-cell>
          <table:table-cell table:style-name="ce5" office:value-type="float" office:value="38.03749" calcext:value-type="float">
            <text:p>38.0 </text:p>
          </table:table-cell>
          <table:table-cell table:style-name="ce5" office:value-type="float" office:value="44.06667" calcext:value-type="float">
            <text:p>4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68052" calcext:value-type="float">
            <text:p>2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645931" calcext:value-type="float">
            <text:p>0.0 </text:p>
          </table:table-cell>
          <table:table-cell table:style-name="ce5" office:value-type="float" office:value="35.4015" calcext:value-type="float">
            <text:p>35.4 </text:p>
          </table:table-cell>
          <table:table-cell table:style-name="ce5" office:value-type="float" office:value="49.0523" calcext:value-type="float">
            <text:p>49.1 </text:p>
          </table:table-cell>
          <table:table-cell table:style-name="ce5" office:value-type="float" office:value="68.101" calcext:value-type="float">
            <text:p>68.1 </text:p>
          </table:table-cell>
          <table:table-cell table:style-name="ce5" office:value-type="float" office:value="0.005665137" calcext:value-type="float">
            <text:p>0.0 </text:p>
          </table:table-cell>
          <table:table-cell table:style-name="ce5" office:value-type="float" office:value="43.19219" calcext:value-type="float">
            <text:p>43.2 </text:p>
          </table:table-cell>
          <table:table-cell table:style-name="ce5" office:value-type="float" office:value="45.25695" calcext:value-type="float">
            <text:p>45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0.74507" calcext:value-type="float">
            <text:p>50.7 </text:p>
          </table:table-cell>
          <table:table-cell table:style-name="ce5" office:value-type="float" office:value="24.6434" calcext:value-type="float">
            <text:p>2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71921" calcext:value-type="float">
            <text:p>29.7 </text:p>
          </table:table-cell>
          <table:table-cell table:style-name="ce5" office:value-type="float" office:value="0.0000000187009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09333" calcext:value-type="float">
            <text:p>10.1 </text:p>
          </table:table-cell>
          <table:table-cell table:style-name="ce5" office:value-type="float" office:value="6.700266" calcext:value-type="float">
            <text:p>6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443415" calcext:value-type="float">
            <text:p>9.4 </text:p>
          </table:table-cell>
        </table:table-row>
        <table:table-row table:style-name="ro1">
          <table:table-cell office:value-type="string" calcext:value-type="string">
            <text:p>1985Q3</text:p>
          </table:table-cell>
          <table:table-cell office:value-type="float" office:value="36.87021" calcext:value-type="float">
            <text:p>36.9 </text:p>
          </table:table-cell>
          <table:table-cell office:value-type="float" office:value="53.45375" calcext:value-type="float">
            <text:p>53.5 </text:p>
          </table:table-cell>
          <table:table-cell office:value-type="float" office:value="55.43632" calcext:value-type="float">
            <text:p>55.4 </text:p>
          </table:table-cell>
          <table:table-cell office:value-type="float" office:value="50.03951" calcext:value-type="float">
            <text:p>50.0 </text:p>
          </table:table-cell>
          <table:table-cell office:value-type="float" office:value="10.80336" calcext:value-type="float">
            <text:p>10.8 </text:p>
          </table:table-cell>
          <table:table-cell office:value-type="float" office:value="2.6894" calcext:value-type="float">
            <text:p>2.7 </text:p>
          </table:table-cell>
          <table:table-cell office:value-type="float" office:value="3.244075" calcext:value-type="float">
            <text:p>3.2 </text:p>
          </table:table-cell>
          <table:table-cell office:value-type="string" calcext:value-type="string">
            <text:p>..</text:p>
          </table:table-cell>
          <table:table-cell office:value-type="float" office:value="50.96125" calcext:value-type="float">
            <text:p>51.0 </text:p>
          </table:table-cell>
          <table:table-cell office:value-type="string" calcext:value-type="string">
            <text:p>..</text:p>
          </table:table-cell>
          <table:table-cell office:value-type="float" office:value="51.82409" calcext:value-type="float">
            <text:p>51.8 </text:p>
          </table:table-cell>
          <table:table-cell office:value-type="float" office:value="58.48048" calcext:value-type="float">
            <text:p>58.5 </text:p>
          </table:table-cell>
          <table:table-cell office:value-type="float" office:value="58.80107" calcext:value-type="float">
            <text:p>58.8 </text:p>
          </table:table-cell>
          <table:table-cell office:value-type="float" office:value="13.24516" calcext:value-type="float">
            <text:p>13.2 </text:p>
          </table:table-cell>
          <table:table-cell office:value-type="float" office:value="4.172169" calcext:value-type="float">
            <text:p>4.2 </text:p>
          </table:table-cell>
          <table:table-cell office:value-type="float" office:value="13.79992" calcext:value-type="float">
            <text:p>13.8 </text:p>
          </table:table-cell>
          <table:table-cell office:value-type="float" office:value="49.97209" calcext:value-type="float">
            <text:p>50.0 </text:p>
          </table:table-cell>
          <table:table-cell office:value-type="float" office:value="13.00403" calcext:value-type="float">
            <text:p>13.0 </text:p>
          </table:table-cell>
          <table:table-cell office:value-type="float" office:value="39.65847" calcext:value-type="float">
            <text:p>39.7 </text:p>
          </table:table-cell>
          <table:table-cell office:value-type="float" office:value="85.51794" calcext:value-type="float">
            <text:p>85.5 </text:p>
          </table:table-cell>
          <table:table-cell office:value-type="float" office:value="31.31191" calcext:value-type="float">
            <text:p>3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78458" calcext:value-type="float">
            <text:p>54.8 </text:p>
          </table:table-cell>
          <table:table-cell office:value-type="float" office:value="0.7243935" calcext:value-type="float">
            <text:p>0.7 </text:p>
          </table:table-cell>
          <table:table-cell office:value-type="float" office:value="57.04931" calcext:value-type="float">
            <text:p>57.0 </text:p>
          </table:table-cell>
          <table:table-cell office:value-type="float" office:value="39.08352" calcext:value-type="float">
            <text:p>39.1 </text:p>
          </table:table-cell>
          <table:table-cell office:value-type="float" office:value="44.53333" calcext:value-type="float">
            <text:p>44.5 </text:p>
          </table:table-cell>
          <table:table-cell office:value-type="string" calcext:value-type="string">
            <text:p>..</text:p>
          </table:table-cell>
          <table:table-cell office:value-type="float" office:value="25.9615" calcext:value-type="float">
            <text:p>26.0 </text:p>
          </table:table-cell>
          <table:table-cell office:value-type="string" calcext:value-type="string">
            <text:p>..</text:p>
          </table:table-cell>
          <table:table-cell office:value-type="float" office:value="0.002926866" calcext:value-type="float">
            <text:p>0.0 </text:p>
          </table:table-cell>
          <table:table-cell office:value-type="float" office:value="35.76554" calcext:value-type="float">
            <text:p>35.8 </text:p>
          </table:table-cell>
          <table:table-cell office:value-type="float" office:value="49.15549" calcext:value-type="float">
            <text:p>49.2 </text:p>
          </table:table-cell>
          <table:table-cell office:value-type="float" office:value="67.97754" calcext:value-type="float">
            <text:p>68.0 </text:p>
          </table:table-cell>
          <table:table-cell office:value-type="float" office:value="0.005954702" calcext:value-type="float">
            <text:p>0.0 </text:p>
          </table:table-cell>
          <table:table-cell office:value-type="float" office:value="43.29813" calcext:value-type="float">
            <text:p>43.3 </text:p>
          </table:table-cell>
          <table:table-cell office:value-type="float" office:value="45.58041" calcext:value-type="float">
            <text:p>4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03289" calcext:value-type="float">
            <text:p>51.0 </text:p>
          </table:table-cell>
          <table:table-cell office:value-type="float" office:value="24.8396" calcext:value-type="float">
            <text:p>24.8 </text:p>
          </table:table-cell>
          <table:table-cell office:value-type="string" calcext:value-type="string">
            <text:p>..</text:p>
          </table:table-cell>
          <table:table-cell office:value-type="float" office:value="30.08787" calcext:value-type="float">
            <text:p>30.1 </text:p>
          </table:table-cell>
          <table:table-cell office:value-type="float" office:value="0.00000002496099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0.38591" calcext:value-type="float">
            <text:p>10.4 </text:p>
          </table:table-cell>
          <table:table-cell office:value-type="float" office:value="6.73359" calcext:value-type="float">
            <text:p>6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719359" calcext:value-type="float">
            <text:p>9.7 </text:p>
          </table:table-cell>
        </table:table-row>
        <table:table-row table:style-name="ro1">
          <table:table-cell office:value-type="string" calcext:value-type="string">
            <text:p>1985Q4</text:p>
          </table:table-cell>
          <table:table-cell table:style-name="ce5" office:value-type="float" office:value="37.61319" calcext:value-type="float">
            <text:p>37.6 </text:p>
          </table:table-cell>
          <table:table-cell table:style-name="ce5" office:value-type="float" office:value="53.60617" calcext:value-type="float">
            <text:p>53.6 </text:p>
          </table:table-cell>
          <table:table-cell table:style-name="ce5" office:value-type="float" office:value="55.57486" calcext:value-type="float">
            <text:p>55.6 </text:p>
          </table:table-cell>
          <table:table-cell table:style-name="ce5" office:value-type="float" office:value="50.43456" calcext:value-type="float">
            <text:p>50.4 </text:p>
          </table:table-cell>
          <table:table-cell table:style-name="ce5" office:value-type="float" office:value="11.253" calcext:value-type="float">
            <text:p>11.3 </text:p>
          </table:table-cell>
          <table:table-cell table:style-name="ce5" office:value-type="float" office:value="2.754664" calcext:value-type="float">
            <text:p>2.8 </text:p>
          </table:table-cell>
          <table:table-cell table:style-name="ce5" office:value-type="float" office:value="3.3165" calcext:value-type="float">
            <text:p>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39017" calcext:value-type="float">
            <text:p>5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06497" calcext:value-type="float">
            <text:p>52.1 </text:p>
          </table:table-cell>
          <table:table-cell table:style-name="ce5" office:value-type="float" office:value="58.83579" calcext:value-type="float">
            <text:p>58.8 </text:p>
          </table:table-cell>
          <table:table-cell table:style-name="ce5" office:value-type="float" office:value="58.9098" calcext:value-type="float">
            <text:p>58.9 </text:p>
          </table:table-cell>
          <table:table-cell table:style-name="ce5" office:value-type="float" office:value="14.53439" calcext:value-type="float">
            <text:p>14.5 </text:p>
          </table:table-cell>
          <table:table-cell table:style-name="ce5" office:value-type="float" office:value="4.219328" calcext:value-type="float">
            <text:p>4.2 </text:p>
          </table:table-cell>
          <table:table-cell table:style-name="ce5" office:value-type="float" office:value="14.83628" calcext:value-type="float">
            <text:p>14.8 </text:p>
          </table:table-cell>
          <table:table-cell table:style-name="ce5" office:value-type="float" office:value="50.07046" calcext:value-type="float">
            <text:p>50.1 </text:p>
          </table:table-cell>
          <table:table-cell table:style-name="ce5" office:value-type="float" office:value="14.28091" calcext:value-type="float">
            <text:p>14.3 </text:p>
          </table:table-cell>
          <table:table-cell table:style-name="ce5" office:value-type="float" office:value="40.52546" calcext:value-type="float">
            <text:p>40.5 </text:p>
          </table:table-cell>
          <table:table-cell table:style-name="ce5" office:value-type="float" office:value="85.89124" calcext:value-type="float">
            <text:p>85.9 </text:p>
          </table:table-cell>
          <table:table-cell table:style-name="ce5" office:value-type="float" office:value="31.46769" calcext:value-type="float">
            <text:p>3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5.29654" calcext:value-type="float">
            <text:p>55.3 </text:p>
          </table:table-cell>
          <table:table-cell table:style-name="ce5" office:value-type="float" office:value="0.8250901" calcext:value-type="float">
            <text:p>0.8 </text:p>
          </table:table-cell>
          <table:table-cell table:style-name="ce5" office:value-type="float" office:value="57.35337" calcext:value-type="float">
            <text:p>57.4 </text:p>
          </table:table-cell>
          <table:table-cell table:style-name="ce5" office:value-type="float" office:value="39.97106" calcext:value-type="float">
            <text:p>40.0 </text:p>
          </table:table-cell>
          <table:table-cell table:style-name="ce5" office:value-type="float" office:value="45.03333" calcext:value-type="float">
            <text:p>4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72381" calcext:value-type="float">
            <text:p>2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3574275" calcext:value-type="float">
            <text:p>0.0 </text:p>
          </table:table-cell>
          <table:table-cell table:style-name="ce5" office:value-type="float" office:value="36.46623" calcext:value-type="float">
            <text:p>36.5 </text:p>
          </table:table-cell>
          <table:table-cell table:style-name="ce5" office:value-type="float" office:value="49.89801" calcext:value-type="float">
            <text:p>49.9 </text:p>
          </table:table-cell>
          <table:table-cell table:style-name="ce5" office:value-type="float" office:value="68.61784" calcext:value-type="float">
            <text:p>68.6 </text:p>
          </table:table-cell>
          <table:table-cell table:style-name="ce5" office:value-type="float" office:value="0.006819813" calcext:value-type="float">
            <text:p>0.0 </text:p>
          </table:table-cell>
          <table:table-cell table:style-name="ce5" office:value-type="float" office:value="43.51" calcext:value-type="float">
            <text:p>43.5 </text:p>
          </table:table-cell>
          <table:table-cell table:style-name="ce5" office:value-type="float" office:value="45.98826" calcext:value-type="float">
            <text:p>4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1.44255" calcext:value-type="float">
            <text:p>51.4 </text:p>
          </table:table-cell>
          <table:table-cell table:style-name="ce5" office:value-type="float" office:value="25.3274" calcext:value-type="float">
            <text:p>2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69585" calcext:value-type="float">
            <text:p>30.7 </text:p>
          </table:table-cell>
          <table:table-cell table:style-name="ce5" office:value-type="float" office:value="0.0000000352527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57044" calcext:value-type="float">
            <text:p>10.6 </text:p>
          </table:table-cell>
          <table:table-cell table:style-name="ce5" office:value-type="float" office:value="6.750252" calcext:value-type="float">
            <text:p>6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13328" calcext:value-type="float">
            <text:p>10.1 </text:p>
          </table:table-cell>
        </table:table-row>
        <table:table-row table:style-name="ro1">
          <table:table-cell office:value-type="string" calcext:value-type="string">
            <text:p>1986Q1</text:p>
          </table:table-cell>
          <table:table-cell office:value-type="float" office:value="38.44904" calcext:value-type="float">
            <text:p>38.4 </text:p>
          </table:table-cell>
          <table:table-cell office:value-type="float" office:value="54.23574" calcext:value-type="float">
            <text:p>54.2 </text:p>
          </table:table-cell>
          <table:table-cell office:value-type="float" office:value="55.69462" calcext:value-type="float">
            <text:p>55.7 </text:p>
          </table:table-cell>
          <table:table-cell office:value-type="float" office:value="51.09297" calcext:value-type="float">
            <text:p>51.1 </text:p>
          </table:table-cell>
          <table:table-cell office:value-type="float" office:value="11.84293" calcext:value-type="float">
            <text:p>11.8 </text:p>
          </table:table-cell>
          <table:table-cell office:value-type="float" office:value="2.955893" calcext:value-type="float">
            <text:p>3.0 </text:p>
          </table:table-cell>
          <table:table-cell office:value-type="float" office:value="3.390359" calcext:value-type="float">
            <text:p>3.4 </text:p>
          </table:table-cell>
          <table:table-cell office:value-type="string" calcext:value-type="string">
            <text:p>..</text:p>
          </table:table-cell>
          <table:table-cell office:value-type="float" office:value="51.3438" calcext:value-type="float">
            <text:p>51.3 </text:p>
          </table:table-cell>
          <table:table-cell office:value-type="string" calcext:value-type="string">
            <text:p>..</text:p>
          </table:table-cell>
          <table:table-cell office:value-type="float" office:value="52.63276" calcext:value-type="float">
            <text:p>52.6 </text:p>
          </table:table-cell>
          <table:table-cell office:value-type="float" office:value="58.90931" calcext:value-type="float">
            <text:p>58.9 </text:p>
          </table:table-cell>
          <table:table-cell office:value-type="float" office:value="59.06202" calcext:value-type="float">
            <text:p>59.1 </text:p>
          </table:table-cell>
          <table:table-cell office:value-type="float" office:value="15.46349" calcext:value-type="float">
            <text:p>15.5 </text:p>
          </table:table-cell>
          <table:table-cell office:value-type="float" office:value="4.338612" calcext:value-type="float">
            <text:p>4.3 </text:p>
          </table:table-cell>
          <table:table-cell office:value-type="float" office:value="15.79471" calcext:value-type="float">
            <text:p>15.8 </text:p>
          </table:table-cell>
          <table:table-cell office:value-type="float" office:value="50.85742" calcext:value-type="float">
            <text:p>50.9 </text:p>
          </table:table-cell>
          <table:table-cell office:value-type="float" office:value="14.44893" calcext:value-type="float">
            <text:p>14.4 </text:p>
          </table:table-cell>
          <table:table-cell office:value-type="float" office:value="41.15601" calcext:value-type="float">
            <text:p>41.2 </text:p>
          </table:table-cell>
          <table:table-cell office:value-type="float" office:value="85.92517" calcext:value-type="float">
            <text:p>85.9 </text:p>
          </table:table-cell>
          <table:table-cell office:value-type="float" office:value="31.89353" calcext:value-type="float">
            <text:p>31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05367" calcext:value-type="float">
            <text:p>55.1 </text:p>
          </table:table-cell>
          <table:table-cell office:value-type="float" office:value="0.995169" calcext:value-type="float">
            <text:p>1.0 </text:p>
          </table:table-cell>
          <table:table-cell office:value-type="float" office:value="57.08732" calcext:value-type="float">
            <text:p>57.1 </text:p>
          </table:table-cell>
          <table:table-cell office:value-type="float" office:value="40.8903" calcext:value-type="float">
            <text:p>40.9 </text:p>
          </table:table-cell>
          <table:table-cell office:value-type="float" office:value="45.83333" calcext:value-type="float">
            <text:p>45.8 </text:p>
          </table:table-cell>
          <table:table-cell office:value-type="string" calcext:value-type="string">
            <text:p>..</text:p>
          </table:table-cell>
          <table:table-cell office:value-type="float" office:value="28.21427" calcext:value-type="float">
            <text:p>28.2 </text:p>
          </table:table-cell>
          <table:table-cell office:value-type="string" calcext:value-type="string">
            <text:p>..</text:p>
          </table:table-cell>
          <table:table-cell office:value-type="float" office:value="0.004269234" calcext:value-type="float">
            <text:p>0.0 </text:p>
          </table:table-cell>
          <table:table-cell office:value-type="float" office:value="37.86888" calcext:value-type="float">
            <text:p>37.9 </text:p>
          </table:table-cell>
          <table:table-cell office:value-type="float" office:value="50.7001" calcext:value-type="float">
            <text:p>50.7 </text:p>
          </table:table-cell>
          <table:table-cell office:value-type="float" office:value="68.79483" calcext:value-type="float">
            <text:p>68.8 </text:p>
          </table:table-cell>
          <table:table-cell office:value-type="float" office:value="0.007335089" calcext:value-type="float">
            <text:p>0.0 </text:p>
          </table:table-cell>
          <table:table-cell office:value-type="float" office:value="43.81268" calcext:value-type="float">
            <text:p>43.8 </text:p>
          </table:table-cell>
          <table:table-cell office:value-type="float" office:value="46.08671" calcext:value-type="float">
            <text:p>46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63202" calcext:value-type="float">
            <text:p>51.6 </text:p>
          </table:table-cell>
          <table:table-cell office:value-type="float" office:value="25.69646" calcext:value-type="float">
            <text:p>25.7 </text:p>
          </table:table-cell>
          <table:table-cell office:value-type="string" calcext:value-type="string">
            <text:p>..</text:p>
          </table:table-cell>
          <table:table-cell office:value-type="float" office:value="31.23142" calcext:value-type="float">
            <text:p>31.2 </text:p>
          </table:table-cell>
          <table:table-cell office:value-type="float" office:value="0.0000000506862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0.65421" calcext:value-type="float">
            <text:p>10.7 </text:p>
          </table:table-cell>
          <table:table-cell office:value-type="float" office:value="6.879384" calcext:value-type="float">
            <text:p>6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73115" calcext:value-type="float">
            <text:p>10.7 </text:p>
          </table:table-cell>
        </table:table-row>
        <table:table-row table:style-name="ro1">
          <table:table-cell office:value-type="string" calcext:value-type="string">
            <text:p>1986Q2</text:p>
          </table:table-cell>
          <table:table-cell table:style-name="ce5" office:value-type="float" office:value="39.09914" calcext:value-type="float">
            <text:p>39.1 </text:p>
          </table:table-cell>
          <table:table-cell table:style-name="ce5" office:value-type="float" office:value="54.09657" calcext:value-type="float">
            <text:p>54.1 </text:p>
          </table:table-cell>
          <table:table-cell table:style-name="ce5" office:value-type="float" office:value="55.76741" calcext:value-type="float">
            <text:p>55.8 </text:p>
          </table:table-cell>
          <table:table-cell table:style-name="ce5" office:value-type="float" office:value="51.51435" calcext:value-type="float">
            <text:p>51.5 </text:p>
          </table:table-cell>
          <table:table-cell table:style-name="ce5" office:value-type="float" office:value="12.27551" calcext:value-type="float">
            <text:p>12.3 </text:p>
          </table:table-cell>
          <table:table-cell table:style-name="ce5" office:value-type="float" office:value="3.091858" calcext:value-type="float">
            <text:p>3.1 </text:p>
          </table:table-cell>
          <table:table-cell table:style-name="ce5" office:value-type="float" office:value="3.487524" calcext:value-type="float">
            <text:p>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02474" calcext:value-type="float">
            <text:p>5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94247" calcext:value-type="float">
            <text:p>52.9 </text:p>
          </table:table-cell>
          <table:table-cell table:style-name="ce5" office:value-type="float" office:value="59.33814" calcext:value-type="float">
            <text:p>59.3 </text:p>
          </table:table-cell>
          <table:table-cell table:style-name="ce5" office:value-type="float" office:value="58.9098" calcext:value-type="float">
            <text:p>58.9 </text:p>
          </table:table-cell>
          <table:table-cell table:style-name="ce5" office:value-type="float" office:value="16.16212" calcext:value-type="float">
            <text:p>16.2 </text:p>
          </table:table-cell>
          <table:table-cell table:style-name="ce5" office:value-type="float" office:value="4.355257" calcext:value-type="float">
            <text:p>4.4 </text:p>
          </table:table-cell>
          <table:table-cell table:style-name="ce5" office:value-type="float" office:value="16.06744" calcext:value-type="float">
            <text:p>16.1 </text:p>
          </table:table-cell>
          <table:table-cell table:style-name="ce5" office:value-type="float" office:value="51.44764" calcext:value-type="float">
            <text:p>51.4 </text:p>
          </table:table-cell>
          <table:table-cell table:style-name="ce5" office:value-type="float" office:value="15.32258" calcext:value-type="float">
            <text:p>15.3 </text:p>
          </table:table-cell>
          <table:table-cell table:style-name="ce5" office:value-type="float" office:value="41.57637" calcext:value-type="float">
            <text:p>41.6 </text:p>
          </table:table-cell>
          <table:table-cell table:style-name="ce5" office:value-type="float" office:value="86.12878" calcext:value-type="float">
            <text:p>86.1 </text:p>
          </table:table-cell>
          <table:table-cell table:style-name="ce5" office:value-type="float" office:value="32.06995" calcext:value-type="float">
            <text:p>32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71644" calcext:value-type="float">
            <text:p>54.7 </text:p>
          </table:table-cell>
          <table:table-cell table:style-name="ce5" office:value-type="float" office:value="1.159628" calcext:value-type="float">
            <text:p>1.2 </text:p>
          </table:table-cell>
          <table:table-cell table:style-name="ce5" office:value-type="float" office:value="57.22035" calcext:value-type="float">
            <text:p>57.2 </text:p>
          </table:table-cell>
          <table:table-cell table:style-name="ce5" office:value-type="float" office:value="41.99973" calcext:value-type="float">
            <text:p>42.0 </text:p>
          </table:table-cell>
          <table:table-cell table:style-name="ce5" office:value-type="float" office:value="46.73333" calcext:value-type="float">
            <text:p>4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86281" calcext:value-type="float">
            <text:p>2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5164238" calcext:value-type="float">
            <text:p>0.0 </text:p>
          </table:table-cell>
          <table:table-cell table:style-name="ce5" office:value-type="float" office:value="38.29041" calcext:value-type="float">
            <text:p>38.3 </text:p>
          </table:table-cell>
          <table:table-cell table:style-name="ce5" office:value-type="float" office:value="50.9618" calcext:value-type="float">
            <text:p>51.0 </text:p>
          </table:table-cell>
          <table:table-cell table:style-name="ce5" office:value-type="float" office:value="68.66365" calcext:value-type="float">
            <text:p>68.7 </text:p>
          </table:table-cell>
          <table:table-cell table:style-name="ce5" office:value-type="float" office:value="0.007624142" calcext:value-type="float">
            <text:p>0.0 </text:p>
          </table:table-cell>
          <table:table-cell table:style-name="ce5" office:value-type="float" office:value="44.38777" calcext:value-type="float">
            <text:p>44.4 </text:p>
          </table:table-cell>
          <table:table-cell table:style-name="ce5" office:value-type="float" office:value="45.98826" calcext:value-type="float">
            <text:p>4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1.70915" calcext:value-type="float">
            <text:p>51.7 </text:p>
          </table:table-cell>
          <table:table-cell table:style-name="ce5" office:value-type="float" office:value="25.92804" calcext:value-type="float">
            <text:p>2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5987" calcext:value-type="float">
            <text:p>31.6 </text:p>
          </table:table-cell>
          <table:table-cell table:style-name="ce5" office:value-type="float" office:value="0.0000000554511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94557" calcext:value-type="float">
            <text:p>10.9 </text:p>
          </table:table-cell>
          <table:table-cell table:style-name="ce5" office:value-type="float" office:value="6.948115" calcext:value-type="float">
            <text:p>6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08375" calcext:value-type="float">
            <text:p>11.1 </text:p>
          </table:table-cell>
        </table:table-row>
        <table:table-row table:style-name="ro1">
          <table:table-cell office:value-type="string" calcext:value-type="string">
            <text:p>1986Q3</text:p>
          </table:table-cell>
          <table:table-cell office:value-type="float" office:value="40.12074" calcext:value-type="float">
            <text:p>40.1 </text:p>
          </table:table-cell>
          <table:table-cell office:value-type="float" office:value="54.32189" calcext:value-type="float">
            <text:p>54.3 </text:p>
          </table:table-cell>
          <table:table-cell office:value-type="float" office:value="55.87074" calcext:value-type="float">
            <text:p>55.9 </text:p>
          </table:table-cell>
          <table:table-cell office:value-type="float" office:value="52.12009" calcext:value-type="float">
            <text:p>52.1 </text:p>
          </table:table-cell>
          <table:table-cell office:value-type="float" office:value="12.65397" calcext:value-type="float">
            <text:p>12.7 </text:p>
          </table:table-cell>
          <table:table-cell office:value-type="float" office:value="3.110893" calcext:value-type="float">
            <text:p>3.1 </text:p>
          </table:table-cell>
          <table:table-cell office:value-type="float" office:value="3.701572" calcext:value-type="float">
            <text:p>3.7 </text:p>
          </table:table-cell>
          <table:table-cell office:value-type="string" calcext:value-type="string">
            <text:p>..</text:p>
          </table:table-cell>
          <table:table-cell office:value-type="float" office:value="53.0827" calcext:value-type="float">
            <text:p>53.1 </text:p>
          </table:table-cell>
          <table:table-cell office:value-type="string" calcext:value-type="string">
            <text:p>..</text:p>
          </table:table-cell>
          <table:table-cell office:value-type="float" office:value="53.30379" calcext:value-type="float">
            <text:p>53.3 </text:p>
          </table:table-cell>
          <table:table-cell office:value-type="float" office:value="59.70571" calcext:value-type="float">
            <text:p>59.7 </text:p>
          </table:table-cell>
          <table:table-cell office:value-type="float" office:value="58.60536" calcext:value-type="float">
            <text:p>58.6 </text:p>
          </table:table-cell>
          <table:table-cell office:value-type="float" office:value="16.40701" calcext:value-type="float">
            <text:p>16.4 </text:p>
          </table:table-cell>
          <table:table-cell office:value-type="float" office:value="4.377449" calcext:value-type="float">
            <text:p>4.4 </text:p>
          </table:table-cell>
          <table:table-cell office:value-type="float" office:value="16.48042" calcext:value-type="float">
            <text:p>16.5 </text:p>
          </table:table-cell>
          <table:table-cell office:value-type="float" office:value="51.54601" calcext:value-type="float">
            <text:p>51.5 </text:p>
          </table:table-cell>
          <table:table-cell office:value-type="float" office:value="15.75941" calcext:value-type="float">
            <text:p>15.8 </text:p>
          </table:table-cell>
          <table:table-cell office:value-type="float" office:value="41.81282" calcext:value-type="float">
            <text:p>41.8 </text:p>
          </table:table-cell>
          <table:table-cell office:value-type="float" office:value="85.72156" calcext:value-type="float">
            <text:p>85.7 </text:p>
          </table:table-cell>
          <table:table-cell office:value-type="float" office:value="32.16337" calcext:value-type="float">
            <text:p>3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52948" calcext:value-type="float">
            <text:p>54.5 </text:p>
          </table:table-cell>
          <table:table-cell office:value-type="float" office:value="1.38714" calcext:value-type="float">
            <text:p>1.4 </text:p>
          </table:table-cell>
          <table:table-cell office:value-type="float" office:value="56.76426" calcext:value-type="float">
            <text:p>56.8 </text:p>
          </table:table-cell>
          <table:table-cell office:value-type="float" office:value="43.39444" calcext:value-type="float">
            <text:p>43.4 </text:p>
          </table:table-cell>
          <table:table-cell office:value-type="float" office:value="48.1" calcext:value-type="float">
            <text:p>48.1 </text:p>
          </table:table-cell>
          <table:table-cell office:value-type="string" calcext:value-type="string">
            <text:p>..</text:p>
          </table:table-cell>
          <table:table-cell office:value-type="float" office:value="29.09833" calcext:value-type="float">
            <text:p>29.1 </text:p>
          </table:table-cell>
          <table:table-cell office:value-type="string" calcext:value-type="string">
            <text:p>..</text:p>
          </table:table-cell>
          <table:table-cell office:value-type="float" office:value="0.005952388" calcext:value-type="float">
            <text:p>0.0 </text:p>
          </table:table-cell>
          <table:table-cell office:value-type="float" office:value="39.15344" calcext:value-type="float">
            <text:p>39.2 </text:p>
          </table:table-cell>
          <table:table-cell office:value-type="float" office:value="51.1937" calcext:value-type="float">
            <text:p>51.2 </text:p>
          </table:table-cell>
          <table:table-cell office:value-type="float" office:value="68.38802" calcext:value-type="float">
            <text:p>68.4 </text:p>
          </table:table-cell>
          <table:table-cell office:value-type="float" office:value="0.008046198" calcext:value-type="float">
            <text:p>0.0 </text:p>
          </table:table-cell>
          <table:table-cell office:value-type="float" office:value="44.43317" calcext:value-type="float">
            <text:p>44.4 </text:p>
          </table:table-cell>
          <table:table-cell office:value-type="float" office:value="46.32579" calcext:value-type="float">
            <text:p>46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1.90717" calcext:value-type="float">
            <text:p>51.9 </text:p>
          </table:table-cell>
          <table:table-cell office:value-type="float" office:value="26.09051" calcext:value-type="float">
            <text:p>26.1 </text:p>
          </table:table-cell>
          <table:table-cell office:value-type="string" calcext:value-type="string">
            <text:p>..</text:p>
          </table:table-cell>
          <table:table-cell office:value-type="float" office:value="32.1285" calcext:value-type="float">
            <text:p>32.1 </text:p>
          </table:table-cell>
          <table:table-cell office:value-type="float" office:value="0.0000000588293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1.30613" calcext:value-type="float">
            <text:p>11.3 </text:p>
          </table:table-cell>
          <table:table-cell office:value-type="float" office:value="7.048088" calcext:value-type="float">
            <text:p>7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57432" calcext:value-type="float">
            <text:p>11.6 </text:p>
          </table:table-cell>
        </table:table-row>
        <table:table-row table:style-name="ro1">
          <table:table-cell office:value-type="string" calcext:value-type="string">
            <text:p>1986Q4</text:p>
          </table:table-cell>
          <table:table-cell table:style-name="ce5" office:value-type="float" office:value="41.2352" calcext:value-type="float">
            <text:p>41.2 </text:p>
          </table:table-cell>
          <table:table-cell table:style-name="ce5" office:value-type="float" office:value="54.31527" calcext:value-type="float">
            <text:p>54.3 </text:p>
          </table:table-cell>
          <table:table-cell table:style-name="ce5" office:value-type="float" office:value="55.94118" calcext:value-type="float">
            <text:p>55.9 </text:p>
          </table:table-cell>
          <table:table-cell table:style-name="ce5" office:value-type="float" office:value="52.64683" calcext:value-type="float">
            <text:p>52.6 </text:p>
          </table:table-cell>
          <table:table-cell table:style-name="ce5" office:value-type="float" office:value="13.19249" calcext:value-type="float">
            <text:p>13.2 </text:p>
          </table:table-cell>
          <table:table-cell table:style-name="ce5" office:value-type="float" office:value="3.293087" calcext:value-type="float">
            <text:p>3.3 </text:p>
          </table:table-cell>
          <table:table-cell table:style-name="ce5" office:value-type="float" office:value="3.802681" calcext:value-type="float">
            <text:p>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63915" calcext:value-type="float">
            <text:p>5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6307" calcext:value-type="float">
            <text:p>53.6 </text:p>
          </table:table-cell>
          <table:table-cell table:style-name="ce5" office:value-type="float" office:value="60.09779" calcext:value-type="float">
            <text:p>60.1 </text:p>
          </table:table-cell>
          <table:table-cell table:style-name="ce5" office:value-type="float" office:value="58.36615" calcext:value-type="float">
            <text:p>58.4 </text:p>
          </table:table-cell>
          <table:table-cell table:style-name="ce5" office:value-type="float" office:value="17.37212" calcext:value-type="float">
            <text:p>17.4 </text:p>
          </table:table-cell>
          <table:table-cell table:style-name="ce5" office:value-type="float" office:value="4.453735" calcext:value-type="float">
            <text:p>4.5 </text:p>
          </table:table-cell>
          <table:table-cell table:style-name="ce5" office:value-type="float" office:value="17.02588" calcext:value-type="float">
            <text:p>17.0 </text:p>
          </table:table-cell>
          <table:table-cell table:style-name="ce5" office:value-type="float" office:value="51.64438" calcext:value-type="float">
            <text:p>51.6 </text:p>
          </table:table-cell>
          <table:table-cell table:style-name="ce5" office:value-type="float" office:value="16.76747" calcext:value-type="float">
            <text:p>16.8 </text:p>
          </table:table-cell>
          <table:table-cell table:style-name="ce5" office:value-type="float" office:value="42.312" calcext:value-type="float">
            <text:p>42.3 </text:p>
          </table:table-cell>
          <table:table-cell table:style-name="ce5" office:value-type="float" office:value="85.68762" calcext:value-type="float">
            <text:p>85.7 </text:p>
          </table:table-cell>
          <table:table-cell table:style-name="ce5" office:value-type="float" office:value="31.92482" calcext:value-type="float">
            <text:p>31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63257" calcext:value-type="float">
            <text:p>54.6 </text:p>
          </table:table-cell>
          <table:table-cell table:style-name="ce5" office:value-type="float" office:value="1.675845" calcext:value-type="float">
            <text:p>1.7 </text:p>
          </table:table-cell>
          <table:table-cell table:style-name="ce5" office:value-type="float" office:value="57.12533" calcext:value-type="float">
            <text:p>57.1 </text:p>
          </table:table-cell>
          <table:table-cell table:style-name="ce5" office:value-type="float" office:value="47.26158" calcext:value-type="float">
            <text:p>47.3 </text:p>
          </table:table-cell>
          <table:table-cell table:style-name="ce5" office:value-type="float" office:value="49" calcext:value-type="float">
            <text:p>4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78568" calcext:value-type="float">
            <text:p>2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7102091" calcext:value-type="float">
            <text:p>0.0 </text:p>
          </table:table-cell>
          <table:table-cell table:style-name="ce5" office:value-type="float" office:value="39.60291" calcext:value-type="float">
            <text:p>39.6 </text:p>
          </table:table-cell>
          <table:table-cell table:style-name="ce5" office:value-type="float" office:value="51.72028" calcext:value-type="float">
            <text:p>51.7 </text:p>
          </table:table-cell>
          <table:table-cell table:style-name="ce5" office:value-type="float" office:value="68.68671" calcext:value-type="float">
            <text:p>68.7 </text:p>
          </table:table-cell>
          <table:table-cell table:style-name="ce5" office:value-type="float" office:value="0.008976188" calcext:value-type="float">
            <text:p>0.0 </text:p>
          </table:table-cell>
          <table:table-cell table:style-name="ce5" office:value-type="float" office:value="45.00826" calcext:value-type="float">
            <text:p>45.0 </text:p>
          </table:table-cell>
          <table:table-cell table:style-name="ce5" office:value-type="float" office:value="46.57894" calcext:value-type="float">
            <text:p>46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2.16091" calcext:value-type="float">
            <text:p>52.2 </text:p>
          </table:table-cell>
          <table:table-cell table:style-name="ce5" office:value-type="float" office:value="26.45296" calcext:value-type="float">
            <text:p>2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84079" calcext:value-type="float">
            <text:p>32.8 </text:p>
          </table:table-cell>
          <table:table-cell table:style-name="ce5" office:value-type="float" office:value="0.0000000660687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57929" calcext:value-type="float">
            <text:p>11.6 </text:p>
          </table:table-cell>
          <table:table-cell table:style-name="ce5" office:value-type="float" office:value="7.362586" calcext:value-type="float">
            <text:p>7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04955" calcext:value-type="float">
            <text:p>12.0 </text:p>
          </table:table-cell>
        </table:table-row>
        <table:table-row table:style-name="ro1">
          <table:table-cell office:value-type="string" calcext:value-type="string">
            <text:p>1987Q1</text:p>
          </table:table-cell>
          <table:table-cell office:value-type="float" office:value="42.07105" calcext:value-type="float">
            <text:p>42.1 </text:p>
          </table:table-cell>
          <table:table-cell office:value-type="float" office:value="54.39479" calcext:value-type="float">
            <text:p>54.4 </text:p>
          </table:table-cell>
          <table:table-cell office:value-type="float" office:value="56.28167" calcext:value-type="float">
            <text:p>56.3 </text:p>
          </table:table-cell>
          <table:table-cell office:value-type="float" office:value="53.14722" calcext:value-type="float">
            <text:p>53.1 </text:p>
          </table:table-cell>
          <table:table-cell office:value-type="float" office:value="13.88689" calcext:value-type="float">
            <text:p>13.9 </text:p>
          </table:table-cell>
          <table:table-cell office:value-type="float" office:value="3.55958" calcext:value-type="float">
            <text:p>3.6 </text:p>
          </table:table-cell>
          <table:table-cell office:value-type="float" office:value="3.995576" calcext:value-type="float">
            <text:p>4.0 </text:p>
          </table:table-cell>
          <table:table-cell office:value-type="string" calcext:value-type="string">
            <text:p>..</text:p>
          </table:table-cell>
          <table:table-cell office:value-type="float" office:value="53.90578" calcext:value-type="float">
            <text:p>53.9 </text:p>
          </table:table-cell>
          <table:table-cell office:value-type="string" calcext:value-type="string">
            <text:p>..</text:p>
          </table:table-cell>
          <table:table-cell office:value-type="float" office:value="54.59423" calcext:value-type="float">
            <text:p>54.6 </text:p>
          </table:table-cell>
          <table:table-cell office:value-type="float" office:value="60.82067" calcext:value-type="float">
            <text:p>60.8 </text:p>
          </table:table-cell>
          <table:table-cell office:value-type="float" office:value="58.75758" calcext:value-type="float">
            <text:p>58.8 </text:p>
          </table:table-cell>
          <table:table-cell office:value-type="float" office:value="18.00593" calcext:value-type="float">
            <text:p>18.0 </text:p>
          </table:table-cell>
          <table:table-cell office:value-type="float" office:value="4.585503" calcext:value-type="float">
            <text:p>4.6 </text:p>
          </table:table-cell>
          <table:table-cell office:value-type="float" office:value="17.91418" calcext:value-type="float">
            <text:p>17.9 </text:p>
          </table:table-cell>
          <table:table-cell office:value-type="float" office:value="52.62809" calcext:value-type="float">
            <text:p>52.6 </text:p>
          </table:table-cell>
          <table:table-cell office:value-type="float" office:value="17.60753" calcext:value-type="float">
            <text:p>17.6 </text:p>
          </table:table-cell>
          <table:table-cell office:value-type="float" office:value="42.91627" calcext:value-type="float">
            <text:p>42.9 </text:p>
          </table:table-cell>
          <table:table-cell office:value-type="float" office:value="85.21252" calcext:value-type="float">
            <text:p>85.2 </text:p>
          </table:table-cell>
          <table:table-cell office:value-type="float" office:value="32.15316" calcext:value-type="float">
            <text:p>32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74964" calcext:value-type="float">
            <text:p>54.7 </text:p>
          </table:table-cell>
          <table:table-cell office:value-type="float" office:value="2.083915" calcext:value-type="float">
            <text:p>2.1 </text:p>
          </table:table-cell>
          <table:table-cell office:value-type="float" office:value="56.40318" calcext:value-type="float">
            <text:p>56.4 </text:p>
          </table:table-cell>
          <table:table-cell office:value-type="float" office:value="48.37101" calcext:value-type="float">
            <text:p>48.4 </text:p>
          </table:table-cell>
          <table:table-cell office:value-type="float" office:value="50.4" calcext:value-type="float">
            <text:p>50.4 </text:p>
          </table:table-cell>
          <table:table-cell office:value-type="string" calcext:value-type="string">
            <text:p>..</text:p>
          </table:table-cell>
          <table:table-cell office:value-type="float" office:value="31.02834" calcext:value-type="float">
            <text:p>31.0 </text:p>
          </table:table-cell>
          <table:table-cell office:value-type="string" calcext:value-type="string">
            <text:p>..</text:p>
          </table:table-cell>
          <table:table-cell office:value-type="float" office:value="0.008564978" calcext:value-type="float">
            <text:p>0.0 </text:p>
          </table:table-cell>
          <table:table-cell office:value-type="float" office:value="40.18062" calcext:value-type="float">
            <text:p>40.2 </text:p>
          </table:table-cell>
          <table:table-cell office:value-type="float" office:value="52.42982" calcext:value-type="float">
            <text:p>52.4 </text:p>
          </table:table-cell>
          <table:table-cell office:value-type="float" office:value="69.40076" calcext:value-type="float">
            <text:p>69.4 </text:p>
          </table:table-cell>
          <table:table-cell office:value-type="float" office:value="0.00969993" calcext:value-type="float">
            <text:p>0.0 </text:p>
          </table:table-cell>
          <table:table-cell office:value-type="float" office:value="45.55308" calcext:value-type="float">
            <text:p>45.6 </text:p>
          </table:table-cell>
          <table:table-cell office:value-type="float" office:value="47.09929" calcext:value-type="float">
            <text:p>47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2.61481" calcext:value-type="float">
            <text:p>52.6 </text:p>
          </table:table-cell>
          <table:table-cell office:value-type="float" office:value="26.84904" calcext:value-type="float">
            <text:p>26.8 </text:p>
          </table:table-cell>
          <table:table-cell office:value-type="string" calcext:value-type="string">
            <text:p>..</text:p>
          </table:table-cell>
          <table:table-cell office:value-type="float" office:value="33.58748" calcext:value-type="float">
            <text:p>33.6 </text:p>
          </table:table-cell>
          <table:table-cell office:value-type="float" office:value="0.0000000936550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1.55258" calcext:value-type="float">
            <text:p>11.6 </text:p>
          </table:table-cell>
          <table:table-cell office:value-type="float" office:value="7.481304" calcext:value-type="float">
            <text:p>7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50946" calcext:value-type="float">
            <text:p>12.5 </text:p>
          </table:table-cell>
        </table:table-row>
        <table:table-row table:style-name="ro1">
          <table:table-cell office:value-type="string" calcext:value-type="string">
            <text:p>1987Q2</text:p>
          </table:table-cell>
          <table:table-cell table:style-name="ce5" office:value-type="float" office:value="42.72115" calcext:value-type="float">
            <text:p>42.7 </text:p>
          </table:table-cell>
          <table:table-cell table:style-name="ce5" office:value-type="float" office:value="54.83217" calcext:value-type="float">
            <text:p>54.8 </text:p>
          </table:table-cell>
          <table:table-cell table:style-name="ce5" office:value-type="float" office:value="56.65738" calcext:value-type="float">
            <text:p>56.7 </text:p>
          </table:table-cell>
          <table:table-cell table:style-name="ce5" office:value-type="float" office:value="53.91098" calcext:value-type="float">
            <text:p>53.9 </text:p>
          </table:table-cell>
          <table:table-cell table:style-name="ce5" office:value-type="float" office:value="14.63045" calcext:value-type="float">
            <text:p>14.6 </text:p>
          </table:table-cell>
          <table:table-cell table:style-name="ce5" office:value-type="float" office:value="3.782564" calcext:value-type="float">
            <text:p>3.8 </text:p>
          </table:table-cell>
          <table:table-cell table:style-name="ce5" office:value-type="float" office:value="4.162655" calcext:value-type="float">
            <text:p>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76363" calcext:value-type="float">
            <text:p>5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23085" calcext:value-type="float">
            <text:p>55.2 </text:p>
          </table:table-cell>
          <table:table-cell table:style-name="ce5" office:value-type="float" office:value="61.34753" calcext:value-type="float">
            <text:p>61.3 </text:p>
          </table:table-cell>
          <table:table-cell table:style-name="ce5" office:value-type="float" office:value="58.93155" calcext:value-type="float">
            <text:p>58.9 </text:p>
          </table:table-cell>
          <table:table-cell table:style-name="ce5" office:value-type="float" office:value="19.03587" calcext:value-type="float">
            <text:p>19.0 </text:p>
          </table:table-cell>
          <table:table-cell table:style-name="ce5" office:value-type="float" office:value="4.708948" calcext:value-type="float">
            <text:p>4.7 </text:p>
          </table:table-cell>
          <table:table-cell table:style-name="ce5" office:value-type="float" office:value="18.70119" calcext:value-type="float">
            <text:p>18.7 </text:p>
          </table:table-cell>
          <table:table-cell table:style-name="ce5" office:value-type="float" office:value="52.92319" calcext:value-type="float">
            <text:p>52.9 </text:p>
          </table:table-cell>
          <table:table-cell table:style-name="ce5" office:value-type="float" office:value="18.31317" calcext:value-type="float">
            <text:p>18.3 </text:p>
          </table:table-cell>
          <table:table-cell table:style-name="ce5" office:value-type="float" office:value="43.41545" calcext:value-type="float">
            <text:p>43.4 </text:p>
          </table:table-cell>
          <table:table-cell table:style-name="ce5" office:value-type="float" office:value="86.26453" calcext:value-type="float">
            <text:p>86.3 </text:p>
          </table:table-cell>
          <table:table-cell table:style-name="ce5" office:value-type="float" office:value="32.84907" calcext:value-type="float">
            <text:p>32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55919" calcext:value-type="float">
            <text:p>54.6 </text:p>
          </table:table-cell>
          <table:table-cell table:style-name="ce5" office:value-type="float" office:value="2.601149" calcext:value-type="float">
            <text:p>2.6 </text:p>
          </table:table-cell>
          <table:table-cell table:style-name="ce5" office:value-type="float" office:value="56.57422" calcext:value-type="float">
            <text:p>56.6 </text:p>
          </table:table-cell>
          <table:table-cell table:style-name="ce5" office:value-type="float" office:value="49.95591" calcext:value-type="float">
            <text:p>50.0 </text:p>
          </table:table-cell>
          <table:table-cell table:style-name="ce5" office:value-type="float" office:value="51.26667" calcext:value-type="float">
            <text:p>5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57768" calcext:value-type="float">
            <text:p>3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05359" calcext:value-type="float">
            <text:p>0.0 </text:p>
          </table:table-cell>
          <table:table-cell table:style-name="ce5" office:value-type="float" office:value="40.45433" calcext:value-type="float">
            <text:p>40.5 </text:p>
          </table:table-cell>
          <table:table-cell table:style-name="ce5" office:value-type="float" office:value="52.68832" calcext:value-type="float">
            <text:p>52.7 </text:p>
          </table:table-cell>
          <table:table-cell table:style-name="ce5" office:value-type="float" office:value="69.43651" calcext:value-type="float">
            <text:p>69.4 </text:p>
          </table:table-cell>
          <table:table-cell table:style-name="ce5" office:value-type="float" office:value="0.01056829" calcext:value-type="float">
            <text:p>0.0 </text:p>
          </table:table-cell>
          <table:table-cell table:style-name="ce5" office:value-type="float" office:value="46.24924" calcext:value-type="float">
            <text:p>46.2 </text:p>
          </table:table-cell>
          <table:table-cell table:style-name="ce5" office:value-type="float" office:value="47.7181" calcext:value-type="float">
            <text:p>47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22786" calcext:value-type="float">
            <text:p>53.2 </text:p>
          </table:table-cell>
          <table:table-cell table:style-name="ce5" office:value-type="float" office:value="27.2184" calcext:value-type="float">
            <text:p>2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40896" calcext:value-type="float">
            <text:p>34.4 </text:p>
          </table:table-cell>
          <table:table-cell table:style-name="ce5" office:value-type="float" office:value="0.000000156045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82695" calcext:value-type="float">
            <text:p>11.8 </text:p>
          </table:table-cell>
          <table:table-cell table:style-name="ce5" office:value-type="float" office:value="7.612518" calcext:value-type="float">
            <text:p>7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9847" calcext:value-type="float">
            <text:p>13.0 </text:p>
          </table:table-cell>
        </table:table-row>
        <table:table-row table:style-name="ro1">
          <table:table-cell office:value-type="string" calcext:value-type="string">
            <text:p>1987Q3</text:p>
          </table:table-cell>
          <table:table-cell office:value-type="float" office:value="43.46413" calcext:value-type="float">
            <text:p>43.5 </text:p>
          </table:table-cell>
          <table:table-cell office:value-type="float" office:value="55.55452" calcext:value-type="float">
            <text:p>55.6 </text:p>
          </table:table-cell>
          <table:table-cell office:value-type="float" office:value="56.99083" calcext:value-type="float">
            <text:p>57.0 </text:p>
          </table:table-cell>
          <table:table-cell office:value-type="float" office:value="54.49039" calcext:value-type="float">
            <text:p>54.5 </text:p>
          </table:table-cell>
          <table:table-cell office:value-type="float" office:value="15.25968" calcext:value-type="float">
            <text:p>15.3 </text:p>
          </table:table-cell>
          <table:table-cell office:value-type="float" office:value="3.910372" calcext:value-type="float">
            <text:p>3.9 </text:p>
          </table:table-cell>
          <table:table-cell office:value-type="float" office:value="4.236873" calcext:value-type="float">
            <text:p>4.2 </text:p>
          </table:table-cell>
          <table:table-cell office:value-type="string" calcext:value-type="string">
            <text:p>..</text:p>
          </table:table-cell>
          <table:table-cell office:value-type="float" office:value="55.1346" calcext:value-type="float">
            <text:p>55.1 </text:p>
          </table:table-cell>
          <table:table-cell office:value-type="string" calcext:value-type="string">
            <text:p>..</text:p>
          </table:table-cell>
          <table:table-cell office:value-type="float" office:value="55.54056" calcext:value-type="float">
            <text:p>55.5 </text:p>
          </table:table-cell>
          <table:table-cell office:value-type="float" office:value="61.7151" calcext:value-type="float">
            <text:p>61.7 </text:p>
          </table:table-cell>
          <table:table-cell office:value-type="float" office:value="58.9098" calcext:value-type="float">
            <text:p>58.9 </text:p>
          </table:table-cell>
          <table:table-cell office:value-type="float" office:value="19.03587" calcext:value-type="float">
            <text:p>19.0 </text:p>
          </table:table-cell>
          <table:table-cell office:value-type="float" office:value="4.822684" calcext:value-type="float">
            <text:p>4.8 </text:p>
          </table:table-cell>
          <table:table-cell office:value-type="float" office:value="19.75313" calcext:value-type="float">
            <text:p>19.8 </text:p>
          </table:table-cell>
          <table:table-cell office:value-type="float" office:value="53.21831" calcext:value-type="float">
            <text:p>53.2 </text:p>
          </table:table-cell>
          <table:table-cell office:value-type="float" office:value="18.75" calcext:value-type="float">
            <text:p>18.8 </text:p>
          </table:table-cell>
          <table:table-cell office:value-type="float" office:value="43.86208" calcext:value-type="float">
            <text:p>43.9 </text:p>
          </table:table-cell>
          <table:table-cell office:value-type="float" office:value="86.09485" calcext:value-type="float">
            <text:p>86.1 </text:p>
          </table:table-cell>
          <table:table-cell office:value-type="float" office:value="33.28512" calcext:value-type="float">
            <text:p>33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63607" calcext:value-type="float">
            <text:p>54.6 </text:p>
          </table:table-cell>
          <table:table-cell office:value-type="float" office:value="3.248728" calcext:value-type="float">
            <text:p>3.2 </text:p>
          </table:table-cell>
          <table:table-cell office:value-type="float" office:value="56.72625" calcext:value-type="float">
            <text:p>56.7 </text:p>
          </table:table-cell>
          <table:table-cell office:value-type="float" office:value="50.74835" calcext:value-type="float">
            <text:p>50.7 </text:p>
          </table:table-cell>
          <table:table-cell office:value-type="float" office:value="51.9" calcext:value-type="float">
            <text:p>51.9 </text:p>
          </table:table-cell>
          <table:table-cell office:value-type="string" calcext:value-type="string">
            <text:p>..</text:p>
          </table:table-cell>
          <table:table-cell office:value-type="float" office:value="31.88519" calcext:value-type="float">
            <text:p>31.9 </text:p>
          </table:table-cell>
          <table:table-cell office:value-type="string" calcext:value-type="string">
            <text:p>..</text:p>
          </table:table-cell>
          <table:table-cell office:value-type="float" office:value="0.01388253" calcext:value-type="float">
            <text:p>0.0 </text:p>
          </table:table-cell>
          <table:table-cell office:value-type="float" office:value="40.96746" calcext:value-type="float">
            <text:p>41.0 </text:p>
          </table:table-cell>
          <table:table-cell office:value-type="float" office:value="53.6202" calcext:value-type="float">
            <text:p>53.6 </text:p>
          </table:table-cell>
          <table:table-cell office:value-type="float" office:value="69.59796" calcext:value-type="float">
            <text:p>69.6 </text:p>
          </table:table-cell>
          <table:table-cell office:value-type="float" office:value="0.0111679" calcext:value-type="float">
            <text:p>0.0 </text:p>
          </table:table-cell>
          <table:table-cell office:value-type="float" office:value="46.35518" calcext:value-type="float">
            <text:p>46.4 </text:p>
          </table:table-cell>
          <table:table-cell office:value-type="float" office:value="48.26658" calcext:value-type="float">
            <text:p>48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3.6122" calcext:value-type="float">
            <text:p>53.6 </text:p>
          </table:table-cell>
          <table:table-cell office:value-type="float" office:value="27.44792" calcext:value-type="float">
            <text:p>27.4 </text:p>
          </table:table-cell>
          <table:table-cell office:value-type="string" calcext:value-type="string">
            <text:p>..</text:p>
          </table:table-cell>
          <table:table-cell office:value-type="float" office:value="35.1807" calcext:value-type="float">
            <text:p>35.2 </text:p>
          </table:table-cell>
          <table:table-cell office:value-type="float" office:value="0.000000214715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2.36475" calcext:value-type="float">
            <text:p>12.4 </text:p>
          </table:table-cell>
          <table:table-cell office:value-type="float" office:value="7.752064" calcext:value-type="float">
            <text:p>7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41394" calcext:value-type="float">
            <text:p>13.4 </text:p>
          </table:table-cell>
        </table:table-row>
        <table:table-row table:style-name="ro1">
          <table:table-cell office:value-type="string" calcext:value-type="string">
            <text:p>1987Q4</text:p>
          </table:table-cell>
          <table:table-cell table:style-name="ce5" office:value-type="float" office:value="44.2071" calcext:value-type="float">
            <text:p>44.2 </text:p>
          </table:table-cell>
          <table:table-cell table:style-name="ce5" office:value-type="float" office:value="55.2298" calcext:value-type="float">
            <text:p>55.2 </text:p>
          </table:table-cell>
          <table:table-cell table:style-name="ce5" office:value-type="float" office:value="56.81236" calcext:value-type="float">
            <text:p>56.8 </text:p>
          </table:table-cell>
          <table:table-cell table:style-name="ce5" office:value-type="float" office:value="54.8591" calcext:value-type="float">
            <text:p>54.9 </text:p>
          </table:table-cell>
          <table:table-cell table:style-name="ce5" office:value-type="float" office:value="16.12131" calcext:value-type="float">
            <text:p>16.1 </text:p>
          </table:table-cell>
          <table:table-cell table:style-name="ce5" office:value-type="float" office:value="4.100723" calcext:value-type="float">
            <text:p>4.1 </text:p>
          </table:table-cell>
          <table:table-cell table:style-name="ce5" office:value-type="float" office:value="4.409331" calcext:value-type="float">
            <text:p>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77219" calcext:value-type="float">
            <text:p>5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88467" calcext:value-type="float">
            <text:p>55.9 </text:p>
          </table:table-cell>
          <table:table-cell table:style-name="ce5" office:value-type="float" office:value="61.9969" calcext:value-type="float">
            <text:p>62.0 </text:p>
          </table:table-cell>
          <table:table-cell table:style-name="ce5" office:value-type="float" office:value="58.93155" calcext:value-type="float">
            <text:p>58.9 </text:p>
          </table:table-cell>
          <table:table-cell table:style-name="ce5" office:value-type="float" office:value="20.0514" calcext:value-type="float">
            <text:p>20.1 </text:p>
          </table:table-cell>
          <table:table-cell table:style-name="ce5" office:value-type="float" office:value="4.928098" calcext:value-type="float">
            <text:p>4.9 </text:p>
          </table:table-cell>
          <table:table-cell table:style-name="ce5" office:value-type="float" office:value="20.96092" calcext:value-type="float">
            <text:p>21.0 </text:p>
          </table:table-cell>
          <table:table-cell table:style-name="ce5" office:value-type="float" office:value="53.21831" calcext:value-type="float">
            <text:p>53.2 </text:p>
          </table:table-cell>
          <table:table-cell table:style-name="ce5" office:value-type="float" office:value="19.52285" calcext:value-type="float">
            <text:p>19.5 </text:p>
          </table:table-cell>
          <table:table-cell table:style-name="ce5" office:value-type="float" office:value="44.58458" calcext:value-type="float">
            <text:p>44.6 </text:p>
          </table:table-cell>
          <table:table-cell table:style-name="ce5" office:value-type="float" office:value="86.3324" calcext:value-type="float">
            <text:p>86.3 </text:p>
          </table:table-cell>
          <table:table-cell table:style-name="ce5" office:value-type="float" office:value="33.66946" calcext:value-type="float">
            <text:p>33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86321" calcext:value-type="float">
            <text:p>54.9 </text:p>
          </table:table-cell>
          <table:table-cell table:style-name="ce5" office:value-type="float" office:value="4.162456" calcext:value-type="float">
            <text:p>4.2 </text:p>
          </table:table-cell>
          <table:table-cell table:style-name="ce5" office:value-type="float" office:value="56.91629" calcext:value-type="float">
            <text:p>56.9 </text:p>
          </table:table-cell>
          <table:table-cell table:style-name="ce5" office:value-type="float" office:value="51.79438" calcext:value-type="float">
            <text:p>51.8 </text:p>
          </table:table-cell>
          <table:table-cell table:style-name="ce5" office:value-type="float" office:value="52.63334" calcext:value-type="float">
            <text:p>5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64253" calcext:value-type="float">
            <text:p>3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9205" calcext:value-type="float">
            <text:p>0.0 </text:p>
          </table:table-cell>
          <table:table-cell table:style-name="ce5" office:value-type="float" office:value="41.44323" calcext:value-type="float">
            <text:p>41.4 </text:p>
          </table:table-cell>
          <table:table-cell table:style-name="ce5" office:value-type="float" office:value="54.40634" calcext:value-type="float">
            <text:p>54.4 </text:p>
          </table:table-cell>
          <table:table-cell table:style-name="ce5" office:value-type="float" office:value="70.05215" calcext:value-type="float">
            <text:p>70.1 </text:p>
          </table:table-cell>
          <table:table-cell table:style-name="ce5" office:value-type="float" office:value="0.01297223" calcext:value-type="float">
            <text:p>0.0 </text:p>
          </table:table-cell>
          <table:table-cell table:style-name="ce5" office:value-type="float" office:value="46.8546" calcext:value-type="float">
            <text:p>46.9 </text:p>
          </table:table-cell>
          <table:table-cell table:style-name="ce5" office:value-type="float" office:value="48.67443" calcext:value-type="float">
            <text:p>48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3.99989" calcext:value-type="float">
            <text:p>54.0 </text:p>
          </table:table-cell>
          <table:table-cell table:style-name="ce5" office:value-type="float" office:value="27.93675" calcext:value-type="float">
            <text:p>2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25182" calcext:value-type="float">
            <text:p>36.3 </text:p>
          </table:table-cell>
          <table:table-cell table:style-name="ce5" office:value-type="float" office:value="0.000000294157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65612" calcext:value-type="float">
            <text:p>12.7 </text:p>
          </table:table-cell>
          <table:table-cell table:style-name="ce5" office:value-type="float" office:value="8.01241" calcext:value-type="float">
            <text:p>8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87385" calcext:value-type="float">
            <text:p>13.9 </text:p>
          </table:table-cell>
        </table:table-row>
        <table:table-row table:style-name="ro1">
          <table:table-cell office:value-type="string" calcext:value-type="string">
            <text:p>1988Q1</text:p>
          </table:table-cell>
          <table:table-cell office:value-type="float" office:value="44.95008" calcext:value-type="float">
            <text:p>45.0 </text:p>
          </table:table-cell>
          <table:table-cell office:value-type="float" office:value="55.55452" calcext:value-type="float">
            <text:p>55.6 </text:p>
          </table:table-cell>
          <table:table-cell office:value-type="float" office:value="56.8335" calcext:value-type="float">
            <text:p>56.8 </text:p>
          </table:table-cell>
          <table:table-cell office:value-type="float" office:value="55.33316" calcext:value-type="float">
            <text:p>55.3 </text:p>
          </table:table-cell>
          <table:table-cell office:value-type="float" office:value="16.52081" calcext:value-type="float">
            <text:p>16.5 </text:p>
          </table:table-cell>
          <table:table-cell office:value-type="float" office:value="4.465111" calcext:value-type="float">
            <text:p>4.5 </text:p>
          </table:table-cell>
          <table:table-cell office:value-type="float" office:value="4.721262" calcext:value-type="float">
            <text:p>4.7 </text:p>
          </table:table-cell>
          <table:table-cell office:value-type="string" calcext:value-type="string">
            <text:p>..</text:p>
          </table:table-cell>
          <table:table-cell office:value-type="float" office:value="56.46775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56.831" calcext:value-type="float">
            <text:p>56.8 </text:p>
          </table:table-cell>
          <table:table-cell office:value-type="float" office:value="62.29096" calcext:value-type="float">
            <text:p>62.3 </text:p>
          </table:table-cell>
          <table:table-cell office:value-type="float" office:value="59.32298" calcext:value-type="float">
            <text:p>59.3 </text:p>
          </table:table-cell>
          <table:table-cell office:value-type="float" office:value="20.44754" calcext:value-type="float">
            <text:p>20.4 </text:p>
          </table:table-cell>
          <table:table-cell office:value-type="float" office:value="5.401073" calcext:value-type="float">
            <text:p>5.4 </text:p>
          </table:table-cell>
          <table:table-cell office:value-type="float" office:value="22.44922" calcext:value-type="float">
            <text:p>22.4 </text:p>
          </table:table-cell>
          <table:table-cell office:value-type="float" office:value="53.61179" calcext:value-type="float">
            <text:p>53.6 </text:p>
          </table:table-cell>
          <table:table-cell office:value-type="float" office:value="20.2957" calcext:value-type="float">
            <text:p>20.3 </text:p>
          </table:table-cell>
          <table:table-cell office:value-type="float" office:value="45.12317" calcext:value-type="float">
            <text:p>45.1 </text:p>
          </table:table-cell>
          <table:table-cell office:value-type="float" office:value="85.8573" calcext:value-type="float">
            <text:p>85.9 </text:p>
          </table:table-cell>
          <table:table-cell office:value-type="float" office:value="34.56242" calcext:value-type="float">
            <text:p>3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10783" calcext:value-type="float">
            <text:p>55.1 </text:p>
          </table:table-cell>
          <table:table-cell office:value-type="float" office:value="5.781625" calcext:value-type="float">
            <text:p>5.8 </text:p>
          </table:table-cell>
          <table:table-cell office:value-type="float" office:value="56.61222" calcext:value-type="float">
            <text:p>56.6 </text:p>
          </table:table-cell>
          <table:table-cell office:value-type="float" office:value="52.71362" calcext:value-type="float">
            <text:p>52.7 </text:p>
          </table:table-cell>
          <table:table-cell office:value-type="float" office:value="53.96667" calcext:value-type="float">
            <text:p>54.0 </text:p>
          </table:table-cell>
          <table:table-cell office:value-type="string" calcext:value-type="string">
            <text:p>..</text:p>
          </table:table-cell>
          <table:table-cell office:value-type="float" office:value="33.83477" calcext:value-type="float">
            <text:p>33.8 </text:p>
          </table:table-cell>
          <table:table-cell office:value-type="string" calcext:value-type="string">
            <text:p>..</text:p>
          </table:table-cell>
          <table:table-cell office:value-type="float" office:value="0.02296866" calcext:value-type="float">
            <text:p>0.0 </text:p>
          </table:table-cell>
          <table:table-cell office:value-type="float" office:value="41.95093" calcext:value-type="float">
            <text:p>42.0 </text:p>
          </table:table-cell>
          <table:table-cell office:value-type="float" office:value="55.11589" calcext:value-type="float">
            <text:p>55.1 </text:p>
          </table:table-cell>
          <table:table-cell office:value-type="float" office:value="70.59619" calcext:value-type="float">
            <text:p>70.6 </text:p>
          </table:table-cell>
          <table:table-cell office:value-type="float" office:value="0.01568378" calcext:value-type="float">
            <text:p>0.0 </text:p>
          </table:table-cell>
          <table:table-cell office:value-type="float" office:value="47" calcext:value-type="float">
            <text:p>47.0 </text:p>
          </table:table-cell>
          <table:table-cell office:value-type="float" office:value="48.96976" calcext:value-type="float">
            <text:p>49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4.26242" calcext:value-type="float">
            <text:p>54.3 </text:p>
          </table:table-cell>
          <table:table-cell office:value-type="float" office:value="28.48078" calcext:value-type="float">
            <text:p>28.5 </text:p>
          </table:table-cell>
          <table:table-cell office:value-type="string" calcext:value-type="string">
            <text:p>..</text:p>
          </table:table-cell>
          <table:table-cell office:value-type="float" office:value="37.34853" calcext:value-type="float">
            <text:p>37.3 </text:p>
          </table:table-cell>
          <table:table-cell office:value-type="float" office:value="0.000000466460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2.64519" calcext:value-type="float">
            <text:p>12.6 </text:p>
          </table:table-cell>
          <table:table-cell office:value-type="float" office:value="8.135293" calcext:value-type="float">
            <text:p>8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21111" calcext:value-type="float">
            <text:p>14.2 </text:p>
          </table:table-cell>
        </table:table-row>
        <table:table-row table:style-name="ro1">
          <table:table-cell office:value-type="string" calcext:value-type="string">
            <text:p>1988Q2</text:p>
          </table:table-cell>
          <table:table-cell table:style-name="ce5" office:value-type="float" office:value="45.78593" calcext:value-type="float">
            <text:p>45.8 </text:p>
          </table:table-cell>
          <table:table-cell table:style-name="ce5" office:value-type="float" office:value="55.78647" calcext:value-type="float">
            <text:p>55.8 </text:p>
          </table:table-cell>
          <table:table-cell table:style-name="ce5" office:value-type="float" office:value="57.22564" calcext:value-type="float">
            <text:p>57.2 </text:p>
          </table:table-cell>
          <table:table-cell table:style-name="ce5" office:value-type="float" office:value="56.04425" calcext:value-type="float">
            <text:p>56.0 </text:p>
          </table:table-cell>
          <table:table-cell table:style-name="ce5" office:value-type="float" office:value="16.9639" calcext:value-type="float">
            <text:p>17.0 </text:p>
          </table:table-cell>
          <table:table-cell table:style-name="ce5" office:value-type="float" office:value="4.883885" calcext:value-type="float">
            <text:p>4.9 </text:p>
          </table:table-cell>
          <table:table-cell table:style-name="ce5" office:value-type="float" office:value="4.966503" calcext:value-type="float">
            <text:p>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27924" calcext:value-type="float">
            <text:p>5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91497" calcext:value-type="float">
            <text:p>57.9 </text:p>
          </table:table-cell>
          <table:table-cell table:style-name="ce5" office:value-type="float" office:value="62.90358" calcext:value-type="float">
            <text:p>62.9 </text:p>
          </table:table-cell>
          <table:table-cell table:style-name="ce5" office:value-type="float" office:value="59.60567" calcext:value-type="float">
            <text:p>59.6 </text:p>
          </table:table-cell>
          <table:table-cell table:style-name="ce5" office:value-type="float" office:value="21.40545" calcext:value-type="float">
            <text:p>21.4 </text:p>
          </table:table-cell>
          <table:table-cell table:style-name="ce5" office:value-type="float" office:value="5.417717" calcext:value-type="float">
            <text:p>5.4 </text:p>
          </table:table-cell>
          <table:table-cell table:style-name="ce5" office:value-type="float" office:value="23.50896" calcext:value-type="float">
            <text:p>23.5 </text:p>
          </table:table-cell>
          <table:table-cell table:style-name="ce5" office:value-type="float" office:value="53.9069" calcext:value-type="float">
            <text:p>53.9 </text:p>
          </table:table-cell>
          <table:table-cell table:style-name="ce5" office:value-type="float" office:value="21.37097" calcext:value-type="float">
            <text:p>21.4 </text:p>
          </table:table-cell>
          <table:table-cell table:style-name="ce5" office:value-type="float" office:value="45.59607" calcext:value-type="float">
            <text:p>45.6 </text:p>
          </table:table-cell>
          <table:table-cell table:style-name="ce5" office:value-type="float" office:value="86.4342" calcext:value-type="float">
            <text:p>86.4 </text:p>
          </table:table-cell>
          <table:table-cell table:style-name="ce5" office:value-type="float" office:value="35.21683" calcext:value-type="float">
            <text:p>35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5.24237" calcext:value-type="float">
            <text:p>55.2 </text:p>
          </table:table-cell>
          <table:table-cell table:style-name="ce5" office:value-type="float" office:value="6.444365" calcext:value-type="float">
            <text:p>6.4 </text:p>
          </table:table-cell>
          <table:table-cell table:style-name="ce5" office:value-type="float" office:value="56.9733" calcext:value-type="float">
            <text:p>57.0 </text:p>
          </table:table-cell>
          <table:table-cell table:style-name="ce5" office:value-type="float" office:value="53.12569" calcext:value-type="float">
            <text:p>53.1 </text:p>
          </table:table-cell>
          <table:table-cell table:style-name="ce5" office:value-type="float" office:value="54.86666" calcext:value-type="float">
            <text:p>5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40535" calcext:value-type="float">
            <text:p>3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901697" calcext:value-type="float">
            <text:p>0.0 </text:p>
          </table:table-cell>
          <table:table-cell table:style-name="ce5" office:value-type="float" office:value="42.09749" calcext:value-type="float">
            <text:p>42.1 </text:p>
          </table:table-cell>
          <table:table-cell table:style-name="ce5" office:value-type="float" office:value="56.09244" calcext:value-type="float">
            <text:p>56.1 </text:p>
          </table:table-cell>
          <table:table-cell table:style-name="ce5" office:value-type="float" office:value="70.87683" calcext:value-type="float">
            <text:p>70.9 </text:p>
          </table:table-cell>
          <table:table-cell table:style-name="ce5" office:value-type="float" office:value="0.01792843" calcext:value-type="float">
            <text:p>0.0 </text:p>
          </table:table-cell>
          <table:table-cell table:style-name="ce5" office:value-type="float" office:value="48" calcext:value-type="float">
            <text:p>48.0 </text:p>
          </table:table-cell>
          <table:table-cell table:style-name="ce5" office:value-type="float" office:value="49.58857" calcext:value-type="float">
            <text:p>49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4.867" calcext:value-type="float">
            <text:p>54.9 </text:p>
          </table:table-cell>
          <table:table-cell table:style-name="ce5" office:value-type="float" office:value="28.98794" calcext:value-type="float">
            <text:p>2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06212" calcext:value-type="float">
            <text:p>38.1 </text:p>
          </table:table-cell>
          <table:table-cell table:style-name="ce5" office:value-type="float" office:value="0.000000776283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98633" calcext:value-type="float">
            <text:p>13.0 </text:p>
          </table:table-cell>
          <table:table-cell table:style-name="ce5" office:value-type="float" office:value="8.270673" calcext:value-type="float">
            <text:p>8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64036" calcext:value-type="float">
            <text:p>14.6 </text:p>
          </table:table-cell>
        </table:table-row>
        <table:table-row table:style-name="ro1">
          <table:table-cell office:value-type="string" calcext:value-type="string">
            <text:p>1988Q3</text:p>
          </table:table-cell>
          <table:table-cell office:value-type="float" office:value="46.62178" calcext:value-type="float">
            <text:p>46.6 </text:p>
          </table:table-cell>
          <table:table-cell office:value-type="float" office:value="56.62148" calcext:value-type="float">
            <text:p>56.6 </text:p>
          </table:table-cell>
          <table:table-cell office:value-type="float" office:value="57.58492" calcext:value-type="float">
            <text:p>57.6 </text:p>
          </table:table-cell>
          <table:table-cell office:value-type="float" office:value="56.64999" calcext:value-type="float">
            <text:p>56.6 </text:p>
          </table:table-cell>
          <table:table-cell office:value-type="float" office:value="17.22746" calcext:value-type="float">
            <text:p>17.2 </text:p>
          </table:table-cell>
          <table:table-cell office:value-type="float" office:value="5.066079" calcext:value-type="float">
            <text:p>5.1 </text:p>
          </table:table-cell>
          <table:table-cell office:value-type="float" office:value="5.133942" calcext:value-type="float">
            <text:p>5.1 </text:p>
          </table:table-cell>
          <table:table-cell office:value-type="string" calcext:value-type="string">
            <text:p>..</text:p>
          </table:table-cell>
          <table:table-cell office:value-type="float" office:value="57.53428" calcext:value-type="float">
            <text:p>57.5 </text:p>
          </table:table-cell>
          <table:table-cell office:value-type="string" calcext:value-type="string">
            <text:p>..</text:p>
          </table:table-cell>
          <table:table-cell office:value-type="float" office:value="58.53438" calcext:value-type="float">
            <text:p>58.5 </text:p>
          </table:table-cell>
          <table:table-cell office:value-type="float" office:value="63.46718" calcext:value-type="float">
            <text:p>63.5 </text:p>
          </table:table-cell>
          <table:table-cell office:value-type="float" office:value="59.67091" calcext:value-type="float">
            <text:p>59.7 </text:p>
          </table:table-cell>
          <table:table-cell office:value-type="float" office:value="21.70075" calcext:value-type="float">
            <text:p>21.7 </text:p>
          </table:table-cell>
          <table:table-cell office:value-type="float" office:value="5.548098" calcext:value-type="float">
            <text:p>5.5 </text:p>
          </table:table-cell>
          <table:table-cell office:value-type="float" office:value="25.42583" calcext:value-type="float">
            <text:p>25.4 </text:p>
          </table:table-cell>
          <table:table-cell office:value-type="float" office:value="54.30038" calcext:value-type="float">
            <text:p>54.3 </text:p>
          </table:table-cell>
          <table:table-cell office:value-type="float" office:value="21.74059" calcext:value-type="float">
            <text:p>21.7 </text:p>
          </table:table-cell>
          <table:table-cell office:value-type="float" office:value="46.04271" calcext:value-type="float">
            <text:p>46.0 </text:p>
          </table:table-cell>
          <table:table-cell office:value-type="float" office:value="86.60388" calcext:value-type="float">
            <text:p>86.6 </text:p>
          </table:table-cell>
          <table:table-cell office:value-type="float" office:value="35.64267" calcext:value-type="float">
            <text:p>35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64251" calcext:value-type="float">
            <text:p>55.6 </text:p>
          </table:table-cell>
          <table:table-cell office:value-type="float" office:value="6.736268" calcext:value-type="float">
            <text:p>6.7 </text:p>
          </table:table-cell>
          <table:table-cell office:value-type="float" office:value="57.23935" calcext:value-type="float">
            <text:p>57.2 </text:p>
          </table:table-cell>
          <table:table-cell office:value-type="float" office:value="53.60117" calcext:value-type="float">
            <text:p>53.6 </text:p>
          </table:table-cell>
          <table:table-cell office:value-type="float" office:value="55.33333" calcext:value-type="float">
            <text:p>55.3 </text:p>
          </table:table-cell>
          <table:table-cell office:value-type="string" calcext:value-type="string">
            <text:p>..</text:p>
          </table:table-cell>
          <table:table-cell office:value-type="float" office:value="35.27249" calcext:value-type="float">
            <text:p>35.3 </text:p>
          </table:table-cell>
          <table:table-cell office:value-type="string" calcext:value-type="string">
            <text:p>..</text:p>
          </table:table-cell>
          <table:table-cell office:value-type="float" office:value="0.04088458" calcext:value-type="float">
            <text:p>0.0 </text:p>
          </table:table-cell>
          <table:table-cell office:value-type="float" office:value="43.1711" calcext:value-type="float">
            <text:p>43.2 </text:p>
          </table:table-cell>
          <table:table-cell office:value-type="float" office:value="56.74029" calcext:value-type="float">
            <text:p>56.7 </text:p>
          </table:table-cell>
          <table:table-cell office:value-type="float" office:value="70.90189" calcext:value-type="float">
            <text:p>70.9 </text:p>
          </table:table-cell>
          <table:table-cell office:value-type="float" office:value="0.01919824" calcext:value-type="float">
            <text:p>0.0 </text:p>
          </table:table-cell>
          <table:table-cell office:value-type="float" office:value="48.5" calcext:value-type="float">
            <text:p>48.5 </text:p>
          </table:table-cell>
          <table:table-cell office:value-type="float" office:value="50.24956" calcext:value-type="float">
            <text:p>5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5.38819" calcext:value-type="float">
            <text:p>55.4 </text:p>
          </table:table-cell>
          <table:table-cell office:value-type="float" office:value="29.35319" calcext:value-type="float">
            <text:p>29.4 </text:p>
          </table:table-cell>
          <table:table-cell office:value-type="string" calcext:value-type="string">
            <text:p>..</text:p>
          </table:table-cell>
          <table:table-cell office:value-type="float" office:value="38.5759" calcext:value-type="float">
            <text:p>38.6 </text:p>
          </table:table-cell>
          <table:table-cell office:value-type="float" office:value="0.00000141539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3.46344" calcext:value-type="float">
            <text:p>13.5 </text:p>
          </table:table-cell>
          <table:table-cell office:value-type="float" office:value="8.431046" calcext:value-type="float">
            <text:p>8.4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08494" calcext:value-type="float">
            <text:p>15.1 </text:p>
          </table:table-cell>
        </table:table-row>
        <table:table-row table:style-name="ro1">
          <table:table-cell office:value-type="string" calcext:value-type="string">
            <text:p>1988Q4</text:p>
          </table:table-cell>
          <table:table-cell table:style-name="ce5" office:value-type="float" office:value="47.5505" calcext:value-type="float">
            <text:p>47.6 </text:p>
          </table:table-cell>
          <table:table-cell table:style-name="ce5" office:value-type="float" office:value="56.26361" calcext:value-type="float">
            <text:p>56.3 </text:p>
          </table:table-cell>
          <table:table-cell table:style-name="ce5" office:value-type="float" office:value="57.73051" calcext:value-type="float">
            <text:p>57.7 </text:p>
          </table:table-cell>
          <table:table-cell table:style-name="ce5" office:value-type="float" office:value="57.09771" calcext:value-type="float">
            <text:p>57.1 </text:p>
          </table:table-cell>
          <table:table-cell table:style-name="ce5" office:value-type="float" office:value="17.98185" calcext:value-type="float">
            <text:p>18.0 </text:p>
          </table:table-cell>
          <table:table-cell table:style-name="ce5" office:value-type="float" office:value="5.253712" calcext:value-type="float">
            <text:p>5.3 </text:p>
          </table:table-cell>
          <table:table-cell table:style-name="ce5" office:value-type="float" office:value="5.483519" calcext:value-type="float">
            <text:p>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25302" calcext:value-type="float">
            <text:p>58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22261" calcext:value-type="float">
            <text:p>59.2 </text:p>
          </table:table-cell>
          <table:table-cell table:style-name="ce5" office:value-type="float" office:value="63.85926" calcext:value-type="float">
            <text:p>63.9 </text:p>
          </table:table-cell>
          <table:table-cell table:style-name="ce5" office:value-type="float" office:value="59.93186" calcext:value-type="float">
            <text:p>59.9 </text:p>
          </table:table-cell>
          <table:table-cell table:style-name="ce5" office:value-type="float" office:value="22.87473" calcext:value-type="float">
            <text:p>22.9 </text:p>
          </table:table-cell>
          <table:table-cell table:style-name="ce5" office:value-type="float" office:value="5.67293" calcext:value-type="float">
            <text:p>5.7 </text:p>
          </table:table-cell>
          <table:table-cell table:style-name="ce5" office:value-type="float" office:value="25.83881" calcext:value-type="float">
            <text:p>25.8 </text:p>
          </table:table-cell>
          <table:table-cell table:style-name="ce5" office:value-type="float" office:value="54.69386" calcext:value-type="float">
            <text:p>54.7 </text:p>
          </table:table-cell>
          <table:table-cell table:style-name="ce5" office:value-type="float" office:value="22.98387" calcext:value-type="float">
            <text:p>23.0 </text:p>
          </table:table-cell>
          <table:table-cell table:style-name="ce5" office:value-type="float" office:value="46.85716" calcext:value-type="float">
            <text:p>46.9 </text:p>
          </table:table-cell>
          <table:table-cell table:style-name="ce5" office:value-type="float" office:value="87.24866" calcext:value-type="float">
            <text:p>87.2 </text:p>
          </table:table-cell>
          <table:table-cell table:style-name="ce5" office:value-type="float" office:value="35.96466" calcext:value-type="float">
            <text:p>36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5.95877" calcext:value-type="float">
            <text:p>56.0 </text:p>
          </table:table-cell>
          <table:table-cell table:style-name="ce5" office:value-type="float" office:value="6.943337" calcext:value-type="float">
            <text:p>6.9 </text:p>
          </table:table-cell>
          <table:table-cell table:style-name="ce5" office:value-type="float" office:value="57.4674" calcext:value-type="float">
            <text:p>57.5 </text:p>
          </table:table-cell>
          <table:table-cell table:style-name="ce5" office:value-type="float" office:value="54.23512" calcext:value-type="float">
            <text:p>54.2 </text:p>
          </table:table-cell>
          <table:table-cell table:style-name="ce5" office:value-type="float" office:value="55.8" calcext:value-type="float">
            <text:p>5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46373" calcext:value-type="float">
            <text:p>3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304459" calcext:value-type="float">
            <text:p>0.1 </text:p>
          </table:table-cell>
          <table:table-cell table:style-name="ce5" office:value-type="float" office:value="43.71308" calcext:value-type="float">
            <text:p>43.7 </text:p>
          </table:table-cell>
          <table:table-cell table:style-name="ce5" office:value-type="float" office:value="57.61153" calcext:value-type="float">
            <text:p>57.6 </text:p>
          </table:table-cell>
          <table:table-cell table:style-name="ce5" office:value-type="float" office:value="71.32705" calcext:value-type="float">
            <text:p>71.3 </text:p>
          </table:table-cell>
          <table:table-cell table:style-name="ce5" office:value-type="float" office:value="0.02215513" calcext:value-type="float">
            <text:p>0.0 </text:p>
          </table:table-cell>
          <table:table-cell table:style-name="ce5" office:value-type="float" office:value="49.2" calcext:value-type="float">
            <text:p>49.2 </text:p>
          </table:table-cell>
          <table:table-cell table:style-name="ce5" office:value-type="float" office:value="50.76992" calcext:value-type="float">
            <text:p>50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5.93135" calcext:value-type="float">
            <text:p>55.9 </text:p>
          </table:table-cell>
          <table:table-cell table:style-name="ce5" office:value-type="float" office:value="29.94539" calcext:value-type="float">
            <text:p>2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15713" calcext:value-type="float">
            <text:p>39.2 </text:p>
          </table:table-cell>
          <table:table-cell table:style-name="ce5" office:value-type="float" office:value="0.00000287272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84707" calcext:value-type="float">
            <text:p>13.8 </text:p>
          </table:table-cell>
          <table:table-cell table:style-name="ce5" office:value-type="float" office:value="8.503943" calcext:value-type="float">
            <text:p>8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59083" calcext:value-type="float">
            <text:p>15.6 </text:p>
          </table:table-cell>
        </table:table-row>
        <table:table-row table:style-name="ro1">
          <table:table-cell office:value-type="string" calcext:value-type="string">
            <text:p>1989Q1</text:p>
          </table:table-cell>
          <table:table-cell office:value-type="float" office:value="48.01486" calcext:value-type="float">
            <text:p>48.0 </text:p>
          </table:table-cell>
          <table:table-cell office:value-type="float" office:value="56.82029" calcext:value-type="float">
            <text:p>56.8 </text:p>
          </table:table-cell>
          <table:table-cell office:value-type="float" office:value="58.29408" calcext:value-type="float">
            <text:p>58.3 </text:p>
          </table:table-cell>
          <table:table-cell office:value-type="float" office:value="57.8088" calcext:value-type="float">
            <text:p>57.8 </text:p>
          </table:table-cell>
          <table:table-cell office:value-type="float" office:value="18.65857" calcext:value-type="float">
            <text:p>18.7 </text:p>
          </table:table-cell>
          <table:table-cell office:value-type="float" office:value="5.677925" calcext:value-type="float">
            <text:p>5.7 </text:p>
          </table:table-cell>
          <table:table-cell office:value-type="float" office:value="5.709399" calcext:value-type="float">
            <text:p>5.7 </text:p>
          </table:table-cell>
          <table:table-cell office:value-type="string" calcext:value-type="string">
            <text:p>..</text:p>
          </table:table-cell>
          <table:table-cell office:value-type="float" office:value="59.04132" calcext:value-type="float">
            <text:p>59.0 </text:p>
          </table:table-cell>
          <table:table-cell office:value-type="string" calcext:value-type="string">
            <text:p>..</text:p>
          </table:table-cell>
          <table:table-cell office:value-type="float" office:value="60.32207" calcext:value-type="float">
            <text:p>60.3 </text:p>
          </table:table-cell>
          <table:table-cell office:value-type="float" office:value="64.39836" calcext:value-type="float">
            <text:p>64.4 </text:p>
          </table:table-cell>
          <table:table-cell office:value-type="float" office:value="60.75821" calcext:value-type="float">
            <text:p>60.8 </text:p>
          </table:table-cell>
          <table:table-cell office:value-type="float" office:value="23.27423" calcext:value-type="float">
            <text:p>23.3 </text:p>
          </table:table-cell>
          <table:table-cell office:value-type="float" office:value="6.172258" calcext:value-type="float">
            <text:p>6.2 </text:p>
          </table:table-cell>
          <table:table-cell office:value-type="float" office:value="26.82063" calcext:value-type="float">
            <text:p>26.8 </text:p>
          </table:table-cell>
          <table:table-cell office:value-type="float" office:value="55.38245" calcext:value-type="float">
            <text:p>55.4 </text:p>
          </table:table-cell>
          <table:table-cell office:value-type="float" office:value="24.52957" calcext:value-type="float">
            <text:p>24.5 </text:p>
          </table:table-cell>
          <table:table-cell office:value-type="float" office:value="47.76356" calcext:value-type="float">
            <text:p>47.8 </text:p>
          </table:table-cell>
          <table:table-cell office:value-type="float" office:value="86.77357" calcext:value-type="float">
            <text:p>86.8 </text:p>
          </table:table-cell>
          <table:table-cell office:value-type="float" office:value="36.49413" calcext:value-type="float">
            <text:p>36.5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6.57731" calcext:value-type="float">
            <text:p>56.6 </text:p>
          </table:table-cell>
          <table:table-cell office:value-type="float" office:value="7.33529" calcext:value-type="float">
            <text:p>7.3 </text:p>
          </table:table-cell>
          <table:table-cell office:value-type="float" office:value="57.08732" calcext:value-type="float">
            <text:p>57.1 </text:p>
          </table:table-cell>
          <table:table-cell office:value-type="float" office:value="54.83171" calcext:value-type="float">
            <text:p>54.8 </text:p>
          </table:table-cell>
          <table:table-cell office:value-type="float" office:value="56.5" calcext:value-type="float">
            <text:p>56.5 </text:p>
          </table:table-cell>
          <table:table-cell office:value-type="float" office:value="0.4219915" calcext:value-type="float">
            <text:p>0.4 </text:p>
          </table:table-cell>
          <table:table-cell office:value-type="float" office:value="38.02153" calcext:value-type="float">
            <text:p>38.0 </text:p>
          </table:table-cell>
          <table:table-cell office:value-type="string" calcext:value-type="string">
            <text:p>..</text:p>
          </table:table-cell>
          <table:table-cell office:value-type="float" office:value="0.09796693" calcext:value-type="float">
            <text:p>0.1 </text:p>
          </table:table-cell>
          <table:table-cell office:value-type="float" office:value="44.56214" calcext:value-type="float">
            <text:p>44.6 </text:p>
          </table:table-cell>
          <table:table-cell office:value-type="float" office:value="58.69128" calcext:value-type="float">
            <text:p>58.7 </text:p>
          </table:table-cell>
          <table:table-cell office:value-type="float" office:value="72.19787" calcext:value-type="float">
            <text:p>72.2 </text:p>
          </table:table-cell>
          <table:table-cell office:value-type="float" office:value="0.02544657" calcext:value-type="float">
            <text:p>0.0 </text:p>
          </table:table-cell>
          <table:table-cell office:value-type="float" office:value="49.8" calcext:value-type="float">
            <text:p>49.8 </text:p>
          </table:table-cell>
          <table:table-cell office:value-type="float" office:value="51.33246" calcext:value-type="float">
            <text:p>51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6.46751" calcext:value-type="float">
            <text:p>56.5 </text:p>
          </table:table-cell>
          <table:table-cell office:value-type="float" office:value="30.56779" calcext:value-type="float">
            <text:p>30.6 </text:p>
          </table:table-cell>
          <table:table-cell office:value-type="string" calcext:value-type="string">
            <text:p>..</text:p>
          </table:table-cell>
          <table:table-cell office:value-type="float" office:value="39.75154" calcext:value-type="float">
            <text:p>39.8 </text:p>
          </table:table-cell>
          <table:table-cell office:value-type="float" office:value="0.00000565748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3.70887" calcext:value-type="float">
            <text:p>13.7 </text:p>
          </table:table-cell>
          <table:table-cell office:value-type="float" office:value="8.649736" calcext:value-type="float">
            <text:p>8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14272" calcext:value-type="float">
            <text:p>16.1 </text:p>
          </table:table-cell>
        </table:table-row>
        <table:table-row table:style-name="ro1">
          <table:table-cell office:value-type="string" calcext:value-type="string">
            <text:p>1989Q2</text:p>
          </table:table-cell>
          <table:table-cell table:style-name="ce5" office:value-type="float" office:value="49.22219" calcext:value-type="float">
            <text:p>49.2 </text:p>
          </table:table-cell>
          <table:table-cell table:style-name="ce5" office:value-type="float" office:value="57.23779" calcext:value-type="float">
            <text:p>57.2 </text:p>
          </table:table-cell>
          <table:table-cell table:style-name="ce5" office:value-type="float" office:value="58.93983" calcext:value-type="float">
            <text:p>58.9 </text:p>
          </table:table-cell>
          <table:table-cell table:style-name="ce5" office:value-type="float" office:value="58.80959" calcext:value-type="float">
            <text:p>58.8 </text:p>
          </table:table-cell>
          <table:table-cell table:style-name="ce5" office:value-type="float" office:value="19.46261" calcext:value-type="float">
            <text:p>19.5 </text:p>
          </table:table-cell>
          <table:table-cell table:style-name="ce5" office:value-type="float" office:value="6.077663" calcext:value-type="float">
            <text:p>6.1 </text:p>
          </table:table-cell>
          <table:table-cell table:style-name="ce5" office:value-type="float" office:value="5.80011" calcext:value-type="float">
            <text:p>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00351" calcext:value-type="float">
            <text:p>6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9661" calcext:value-type="float">
            <text:p>61.8 </text:p>
          </table:table-cell>
          <table:table-cell table:style-name="ce5" office:value-type="float" office:value="65.18251" calcext:value-type="float">
            <text:p>65.2 </text:p>
          </table:table-cell>
          <table:table-cell table:style-name="ce5" office:value-type="float" office:value="61.3236" calcext:value-type="float">
            <text:p>61.3 </text:p>
          </table:table-cell>
          <table:table-cell table:style-name="ce5" office:value-type="float" office:value="24.2009" calcext:value-type="float">
            <text:p>24.2 </text:p>
          </table:table-cell>
          <table:table-cell table:style-name="ce5" office:value-type="float" office:value="6.376151" calcext:value-type="float">
            <text:p>6.4 </text:p>
          </table:table-cell>
          <table:table-cell table:style-name="ce5" office:value-type="float" office:value="28.68295" calcext:value-type="float">
            <text:p>28.7 </text:p>
          </table:table-cell>
          <table:table-cell table:style-name="ce5" office:value-type="float" office:value="55.97268" calcext:value-type="float">
            <text:p>56.0 </text:p>
          </table:table-cell>
          <table:table-cell table:style-name="ce5" office:value-type="float" office:value="25.53763" calcext:value-type="float">
            <text:p>25.5 </text:p>
          </table:table-cell>
          <table:table-cell table:style-name="ce5" office:value-type="float" office:value="48.5386" calcext:value-type="float">
            <text:p>48.5 </text:p>
          </table:table-cell>
          <table:table-cell table:style-name="ce5" office:value-type="float" office:value="88.80971" calcext:value-type="float">
            <text:p>88.8 </text:p>
          </table:table-cell>
          <table:table-cell table:style-name="ce5" office:value-type="float" office:value="37.19004" calcext:value-type="float">
            <text:p>37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7.13295" calcext:value-type="float">
            <text:p>57.1 </text:p>
          </table:table-cell>
          <table:table-cell table:style-name="ce5" office:value-type="float" office:value="7.632121" calcext:value-type="float">
            <text:p>7.6 </text:p>
          </table:table-cell>
          <table:table-cell table:style-name="ce5" office:value-type="float" office:value="57.56242" calcext:value-type="float">
            <text:p>57.6 </text:p>
          </table:table-cell>
          <table:table-cell table:style-name="ce5" office:value-type="float" office:value="55.48253" calcext:value-type="float">
            <text:p>55.5 </text:p>
          </table:table-cell>
          <table:table-cell table:style-name="ce5" office:value-type="float" office:value="57.43333" calcext:value-type="float">
            <text:p>57.4 </text:p>
          </table:table-cell>
          <table:table-cell table:style-name="ce5" office:value-type="float" office:value="0.5392113" calcext:value-type="float">
            <text:p>0.5 </text:p>
          </table:table-cell>
          <table:table-cell table:style-name="ce5" office:value-type="float" office:value="38.93113" calcext:value-type="float">
            <text:p>3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878753" calcext:value-type="float">
            <text:p>0.2 </text:p>
          </table:table-cell>
          <table:table-cell table:style-name="ce5" office:value-type="float" office:value="45.00635" calcext:value-type="float">
            <text:p>45.0 </text:p>
          </table:table-cell>
          <table:table-cell table:style-name="ce5" office:value-type="float" office:value="59.74123" calcext:value-type="float">
            <text:p>59.7 </text:p>
          </table:table-cell>
          <table:table-cell table:style-name="ce5" office:value-type="float" office:value="72.90414" calcext:value-type="float">
            <text:p>72.9 </text:p>
          </table:table-cell>
          <table:table-cell table:style-name="ce5" office:value-type="float" office:value="0.02876318" calcext:value-type="float">
            <text:p>0.0 </text:p>
          </table:table-cell>
          <table:table-cell table:style-name="ce5" office:value-type="float" office:value="50.8" calcext:value-type="float">
            <text:p>50.8 </text:p>
          </table:table-cell>
          <table:table-cell table:style-name="ce5" office:value-type="float" office:value="52.17628" calcext:value-type="float">
            <text:p>5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7.40985" calcext:value-type="float">
            <text:p>57.4 </text:p>
          </table:table-cell>
          <table:table-cell table:style-name="ce5" office:value-type="float" office:value="31.19128" calcext:value-type="float">
            <text:p>3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54297" calcext:value-type="float">
            <text:p>40.5 </text:p>
          </table:table-cell>
          <table:table-cell table:style-name="ce5" office:value-type="float" office:value="0.00000827430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.98526" calcext:value-type="float">
            <text:p>14.0 </text:p>
          </table:table-cell>
          <table:table-cell table:style-name="ce5" office:value-type="float" office:value="8.866344" calcext:value-type="float">
            <text:p>8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81725" calcext:value-type="float">
            <text:p>16.8 </text:p>
          </table:table-cell>
        </table:table-row>
        <table:table-row table:style-name="ro1">
          <table:table-cell office:value-type="string" calcext:value-type="string">
            <text:p>1989Q3</text:p>
          </table:table-cell>
          <table:table-cell office:value-type="float" office:value="50.33666" calcext:value-type="float">
            <text:p>50.3 </text:p>
          </table:table-cell>
          <table:table-cell office:value-type="float" office:value="58.09268" calcext:value-type="float">
            <text:p>58.1 </text:p>
          </table:table-cell>
          <table:table-cell office:value-type="float" office:value="59.45409" calcext:value-type="float">
            <text:p>59.5 </text:p>
          </table:table-cell>
          <table:table-cell office:value-type="float" office:value="59.65236" calcext:value-type="float">
            <text:p>59.7 </text:p>
          </table:table-cell>
          <table:table-cell office:value-type="float" office:value="20.45701" calcext:value-type="float">
            <text:p>20.5 </text:p>
          </table:table-cell>
          <table:table-cell office:value-type="float" office:value="6.349595" calcext:value-type="float">
            <text:p>6.3 </text:p>
          </table:table-cell>
          <table:table-cell office:value-type="float" office:value="5.984758" calcext:value-type="float">
            <text:p>6.0 </text:p>
          </table:table-cell>
          <table:table-cell office:value-type="string" calcext:value-type="string">
            <text:p>..</text:p>
          </table:table-cell>
          <table:table-cell office:value-type="float" office:value="60.3281" calcext:value-type="float">
            <text:p>60.3 </text:p>
          </table:table-cell>
          <table:table-cell office:value-type="string" calcext:value-type="string">
            <text:p>..</text:p>
          </table:table-cell>
          <table:table-cell office:value-type="float" office:value="62.45904" calcext:value-type="float">
            <text:p>62.5 </text:p>
          </table:table-cell>
          <table:table-cell office:value-type="float" office:value="65.6236" calcext:value-type="float">
            <text:p>65.6 </text:p>
          </table:table-cell>
          <table:table-cell office:value-type="float" office:value="61.34535" calcext:value-type="float">
            <text:p>61.3 </text:p>
          </table:table-cell>
          <table:table-cell office:value-type="float" office:value="24.69024" calcext:value-type="float">
            <text:p>24.7 </text:p>
          </table:table-cell>
          <table:table-cell office:value-type="float" office:value="6.566174" calcext:value-type="float">
            <text:p>6.6 </text:p>
          </table:table-cell>
          <table:table-cell office:value-type="float" office:value="30.10892" calcext:value-type="float">
            <text:p>30.1 </text:p>
          </table:table-cell>
          <table:table-cell office:value-type="float" office:value="56.75964" calcext:value-type="float">
            <text:p>56.8 </text:p>
          </table:table-cell>
          <table:table-cell office:value-type="float" office:value="26.34409" calcext:value-type="float">
            <text:p>26.3 </text:p>
          </table:table-cell>
          <table:table-cell office:value-type="float" office:value="48.98524" calcext:value-type="float">
            <text:p>49.0 </text:p>
          </table:table-cell>
          <table:table-cell office:value-type="float" office:value="88.97939" calcext:value-type="float">
            <text:p>89.0 </text:p>
          </table:table-cell>
          <table:table-cell office:value-type="float" office:value="37.6576" calcext:value-type="float">
            <text:p>37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7.58724" calcext:value-type="float">
            <text:p>57.6 </text:p>
          </table:table-cell>
          <table:table-cell office:value-type="float" office:value="7.880507" calcext:value-type="float">
            <text:p>7.9 </text:p>
          </table:table-cell>
          <table:table-cell office:value-type="float" office:value="57.90448" calcext:value-type="float">
            <text:p>57.9 </text:p>
          </table:table-cell>
          <table:table-cell office:value-type="float" office:value="57.43499" calcext:value-type="float">
            <text:p>57.4 </text:p>
          </table:table-cell>
          <table:table-cell office:value-type="float" office:value="57.83333" calcext:value-type="float">
            <text:p>57.8 </text:p>
          </table:table-cell>
          <table:table-cell office:value-type="float" office:value="0.8674269" calcext:value-type="float">
            <text:p>0.9 </text:p>
          </table:table-cell>
          <table:table-cell office:value-type="float" office:value="39.95584" calcext:value-type="float">
            <text:p>40.0 </text:p>
          </table:table-cell>
          <table:table-cell office:value-type="string" calcext:value-type="string">
            <text:p>..</text:p>
          </table:table-cell>
          <table:table-cell office:value-type="float" office:value="0.4398377" calcext:value-type="float">
            <text:p>0.4 </text:p>
          </table:table-cell>
          <table:table-cell office:value-type="float" office:value="46.15705" calcext:value-type="float">
            <text:p>46.2 </text:p>
          </table:table-cell>
          <table:table-cell office:value-type="float" office:value="60.2976" calcext:value-type="float">
            <text:p>60.3 </text:p>
          </table:table-cell>
          <table:table-cell office:value-type="float" office:value="73.10953" calcext:value-type="float">
            <text:p>73.1 </text:p>
          </table:table-cell>
          <table:table-cell office:value-type="float" office:value="0.03164813" calcext:value-type="float">
            <text:p>0.0 </text:p>
          </table:table-cell>
          <table:table-cell office:value-type="float" office:value="51.2" calcext:value-type="float">
            <text:p>51.2 </text:p>
          </table:table-cell>
          <table:table-cell office:value-type="float" office:value="52.5982" calcext:value-type="float">
            <text:p>52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7.78952" calcext:value-type="float">
            <text:p>57.8 </text:p>
          </table:table-cell>
          <table:table-cell office:value-type="float" office:value="31.61827" calcext:value-type="float">
            <text:p>31.6 </text:p>
          </table:table-cell>
          <table:table-cell office:value-type="string" calcext:value-type="string">
            <text:p>..</text:p>
          </table:table-cell>
          <table:table-cell office:value-type="float" office:value="40.99764" calcext:value-type="float">
            <text:p>41.0 </text:p>
          </table:table-cell>
          <table:table-cell office:value-type="float" office:value="0.0000181175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4.42748" calcext:value-type="float">
            <text:p>14.4 </text:p>
          </table:table-cell>
          <table:table-cell office:value-type="float" office:value="8.926745" calcext:value-type="float">
            <text:p>8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3998" calcext:value-type="float">
            <text:p>17.4 </text:p>
          </table:table-cell>
        </table:table-row>
        <table:table-row table:style-name="ro1">
          <table:table-cell office:value-type="string" calcext:value-type="string">
            <text:p>1989Q4</text:p>
          </table:table-cell>
          <table:table-cell table:style-name="ce5" office:value-type="float" office:value="51.26538" calcext:value-type="float">
            <text:p>51.3 </text:p>
          </table:table-cell>
          <table:table-cell table:style-name="ce5" office:value-type="float" office:value="57.83422" calcext:value-type="float">
            <text:p>57.8 </text:p>
          </table:table-cell>
          <table:table-cell table:style-name="ce5" office:value-type="float" office:value="59.81336" calcext:value-type="float">
            <text:p>59.8 </text:p>
          </table:table-cell>
          <table:table-cell table:style-name="ce5" office:value-type="float" office:value="60.07374" calcext:value-type="float">
            <text:p>60.1 </text:p>
          </table:table-cell>
          <table:table-cell table:style-name="ce5" office:value-type="float" office:value="21.813" calcext:value-type="float">
            <text:p>21.8 </text:p>
          </table:table-cell>
          <table:table-cell table:style-name="ce5" office:value-type="float" office:value="6.651439" calcext:value-type="float">
            <text:p>6.7 </text:p>
          </table:table-cell>
          <table:table-cell table:style-name="ce5" office:value-type="float" office:value="6.163311" calcext:value-type="float">
            <text:p>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1164" calcext:value-type="float">
            <text:p>6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5395" calcext:value-type="float">
            <text:p>63.3 </text:p>
          </table:table-cell>
          <table:table-cell table:style-name="ce5" office:value-type="float" office:value="66.15045" calcext:value-type="float">
            <text:p>66.2 </text:p>
          </table:table-cell>
          <table:table-cell table:style-name="ce5" office:value-type="float" office:value="61.73677" calcext:value-type="float">
            <text:p>61.7 </text:p>
          </table:table-cell>
          <table:table-cell table:style-name="ce5" office:value-type="float" office:value="26.06539" calcext:value-type="float">
            <text:p>26.1 </text:p>
          </table:table-cell>
          <table:table-cell table:style-name="ce5" office:value-type="float" office:value="6.704876" calcext:value-type="float">
            <text:p>6.7 </text:p>
          </table:table-cell>
          <table:table-cell table:style-name="ce5" office:value-type="float" office:value="31.79202" calcext:value-type="float">
            <text:p>31.8 </text:p>
          </table:table-cell>
          <table:table-cell table:style-name="ce5" office:value-type="float" office:value="57.25149" calcext:value-type="float">
            <text:p>57.3 </text:p>
          </table:table-cell>
          <table:table-cell table:style-name="ce5" office:value-type="float" office:value="27.52016" calcext:value-type="float">
            <text:p>27.5 </text:p>
          </table:table-cell>
          <table:table-cell table:style-name="ce5" office:value-type="float" office:value="49.82596" calcext:value-type="float">
            <text:p>49.8 </text:p>
          </table:table-cell>
          <table:table-cell table:style-name="ce5" office:value-type="float" office:value="89.52235" calcext:value-type="float">
            <text:p>89.5 </text:p>
          </table:table-cell>
          <table:table-cell table:style-name="ce5" office:value-type="float" office:value="38.10408" calcext:value-type="float">
            <text:p>38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8.13589" calcext:value-type="float">
            <text:p>58.1 </text:p>
          </table:table-cell>
          <table:table-cell table:style-name="ce5" office:value-type="float" office:value="8.240837" calcext:value-type="float">
            <text:p>8.2 </text:p>
          </table:table-cell>
          <table:table-cell table:style-name="ce5" office:value-type="float" office:value="58.20854" calcext:value-type="float">
            <text:p>58.2 </text:p>
          </table:table-cell>
          <table:table-cell table:style-name="ce5" office:value-type="float" office:value="58.14005" calcext:value-type="float">
            <text:p>58.1 </text:p>
          </table:table-cell>
          <table:table-cell table:style-name="ce5" office:value-type="float" office:value="58.2" calcext:value-type="float">
            <text:p>58.2 </text:p>
          </table:table-cell>
          <table:table-cell table:style-name="ce5" office:value-type="float" office:value="2.039625" calcext:value-type="float">
            <text:p>2.0 </text:p>
          </table:table-cell>
          <table:table-cell table:style-name="ce5" office:value-type="float" office:value="40.82564" calcext:value-type="float">
            <text:p>4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.428195" calcext:value-type="float">
            <text:p>1.4 </text:p>
          </table:table-cell>
          <table:table-cell table:style-name="ce5" office:value-type="float" office:value="46.81584" calcext:value-type="float">
            <text:p>46.8 </text:p>
          </table:table-cell>
          <table:table-cell table:style-name="ce5" office:value-type="float" office:value="61.36351" calcext:value-type="float">
            <text:p>61.4 </text:p>
          </table:table-cell>
          <table:table-cell table:style-name="ce5" office:value-type="float" office:value="74.44199" calcext:value-type="float">
            <text:p>74.4 </text:p>
          </table:table-cell>
          <table:table-cell table:style-name="ce5" office:value-type="float" office:value="0.03654032" calcext:value-type="float">
            <text:p>0.0 </text:p>
          </table:table-cell>
          <table:table-cell table:style-name="ce5" office:value-type="float" office:value="52.1" calcext:value-type="float">
            <text:p>52.1 </text:p>
          </table:table-cell>
          <table:table-cell table:style-name="ce5" office:value-type="float" office:value="53.10449" calcext:value-type="float">
            <text:p>53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8.34898" calcext:value-type="float">
            <text:p>58.3 </text:p>
          </table:table-cell>
          <table:table-cell table:style-name="ce5" office:value-type="float" office:value="32.30089" calcext:value-type="float">
            <text:p>3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63618" calcext:value-type="float">
            <text:p>41.6 </text:p>
          </table:table-cell>
          <table:table-cell table:style-name="ce5" office:value-type="float" office:value="0.00005261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56568" calcext:value-type="float">
            <text:p>14.6 </text:p>
          </table:table-cell>
          <table:table-cell table:style-name="ce5" office:value-type="float" office:value="9.037131" calcext:value-type="float">
            <text:p>9.0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93636" calcext:value-type="float">
            <text:p>17.9 </text:p>
          </table:table-cell>
        </table:table-row>
        <table:table-row table:style-name="ro1">
          <table:table-cell office:value-type="string" calcext:value-type="string">
            <text:p>1990Q1</text:p>
          </table:table-cell>
          <table:table-cell office:value-type="float" office:value="52.1941" calcext:value-type="float">
            <text:p>52.2 </text:p>
          </table:table-cell>
          <table:table-cell office:value-type="float" office:value="58.55657" calcext:value-type="float">
            <text:p>58.6 </text:p>
          </table:table-cell>
          <table:table-cell office:value-type="float" office:value="60.31118" calcext:value-type="float">
            <text:p>60.3 </text:p>
          </table:table-cell>
          <table:table-cell office:value-type="float" office:value="60.94285" calcext:value-type="float">
            <text:p>60.9 </text:p>
          </table:table-cell>
          <table:table-cell office:value-type="float" office:value="23.02836" calcext:value-type="float">
            <text:p>23.0 </text:p>
          </table:table-cell>
          <table:table-cell office:value-type="float" office:value="7.219775" calcext:value-type="float">
            <text:p>7.2 </text:p>
          </table:table-cell>
          <table:table-cell office:value-type="float" office:value="6.458391" calcext:value-type="float">
            <text:p>6.5 </text:p>
          </table:table-cell>
          <table:table-cell office:value-type="string" calcext:value-type="string">
            <text:p>..</text:p>
          </table:table-cell>
          <table:table-cell office:value-type="float" office:value="60.98888" calcext:value-type="float">
            <text:p>61.0 </text:p>
          </table:table-cell>
          <table:table-cell office:value-type="string" calcext:value-type="string">
            <text:p>..</text:p>
          </table:table-cell>
          <table:table-cell office:value-type="float" office:value="64.67735" calcext:value-type="float">
            <text:p>64.7 </text:p>
          </table:table-cell>
          <table:table-cell office:value-type="float" office:value="66.56667" calcext:value-type="float">
            <text:p>66.6 </text:p>
          </table:table-cell>
          <table:table-cell office:value-type="float" office:value="62.4109" calcext:value-type="float">
            <text:p>62.4 </text:p>
          </table:table-cell>
          <table:table-cell office:value-type="float" office:value="27.04081" calcext:value-type="float">
            <text:p>27.0 </text:p>
          </table:table-cell>
          <table:table-cell office:value-type="float" office:value="7.675793" calcext:value-type="float">
            <text:p>7.7 </text:p>
          </table:table-cell>
          <table:table-cell office:value-type="float" office:value="32.99981" calcext:value-type="float">
            <text:p>33.0 </text:p>
          </table:table-cell>
          <table:table-cell office:value-type="float" office:value="57.74334" calcext:value-type="float">
            <text:p>57.7 </text:p>
          </table:table-cell>
          <table:table-cell office:value-type="float" office:value="28.36021" calcext:value-type="float">
            <text:p>28.4 </text:p>
          </table:table-cell>
          <table:table-cell office:value-type="float" office:value="50.85059" calcext:value-type="float">
            <text:p>50.9 </text:p>
          </table:table-cell>
          <table:table-cell office:value-type="float" office:value="89.86171" calcext:value-type="float">
            <text:p>89.9 </text:p>
          </table:table-cell>
          <table:table-cell office:value-type="float" office:value="39.28313" calcext:value-type="float">
            <text:p>39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8.61315" calcext:value-type="float">
            <text:p>58.6 </text:p>
          </table:table-cell>
          <table:table-cell office:value-type="float" office:value="9.058462" calcext:value-type="float">
            <text:p>9.1 </text:p>
          </table:table-cell>
          <table:table-cell office:value-type="float" office:value="58.37958" calcext:value-type="float">
            <text:p>58.4 </text:p>
          </table:table-cell>
          <table:table-cell office:value-type="float" office:value="58.6824" calcext:value-type="float">
            <text:p>58.7 </text:p>
          </table:table-cell>
          <table:table-cell office:value-type="float" office:value="58.96667" calcext:value-type="float">
            <text:p>59.0 </text:p>
          </table:table-cell>
          <table:table-cell office:value-type="float" office:value="5.01701" calcext:value-type="float">
            <text:p>5.0 </text:p>
          </table:table-cell>
          <table:table-cell office:value-type="float" office:value="42.93975" calcext:value-type="float">
            <text:p>42.9 </text:p>
          </table:table-cell>
          <table:table-cell office:value-type="string" calcext:value-type="string">
            <text:p>..</text:p>
          </table:table-cell>
          <table:table-cell office:value-type="float" office:value="3.124749" calcext:value-type="float">
            <text:p>3.1 </text:p>
          </table:table-cell>
          <table:table-cell office:value-type="float" office:value="47.6785" calcext:value-type="float">
            <text:p>47.7 </text:p>
          </table:table-cell>
          <table:table-cell office:value-type="float" office:value="64.01978" calcext:value-type="float">
            <text:p>64.0 </text:p>
          </table:table-cell>
          <table:table-cell office:value-type="float" office:value="75.78318" calcext:value-type="float">
            <text:p>75.8 </text:p>
          </table:table-cell>
          <table:table-cell office:value-type="float" office:value="0.0409217" calcext:value-type="float">
            <text:p>0.0 </text:p>
          </table:table-cell>
          <table:table-cell office:value-type="float" office:value="52.8" calcext:value-type="float">
            <text:p>52.8 </text:p>
          </table:table-cell>
          <table:table-cell office:value-type="float" office:value="54.01863" calcext:value-type="float">
            <text:p>54.0 </text:p>
          </table:table-cell>
          <table:table-cell office:value-type="float" office:value="58.13279" calcext:value-type="float">
            <text:p>58.1 </text:p>
          </table:table-cell>
          <table:table-cell office:value-type="string" calcext:value-type="string">
            <text:p>..</text:p>
          </table:table-cell>
          <table:table-cell office:value-type="float" office:value="59.1546" calcext:value-type="float">
            <text:p>59.2 </text:p>
          </table:table-cell>
          <table:table-cell office:value-type="float" office:value="32.95667" calcext:value-type="float">
            <text:p>33.0 </text:p>
          </table:table-cell>
          <table:table-cell office:value-type="string" calcext:value-type="string">
            <text:p>..</text:p>
          </table:table-cell>
          <table:table-cell office:value-type="float" office:value="42.48548" calcext:value-type="float">
            <text:p>42.5 </text:p>
          </table:table-cell>
          <table:table-cell office:value-type="float" office:value="0.000249505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4.53804" calcext:value-type="float">
            <text:p>14.5 </text:p>
          </table:table-cell>
          <table:table-cell office:value-type="float" office:value="9.180842" calcext:value-type="float">
            <text:p>9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58022" calcext:value-type="float">
            <text:p>18.6 </text:p>
          </table:table-cell>
        </table:table-row>
        <table:table-row table:style-name="ro1">
          <table:table-cell office:value-type="string" calcext:value-type="string">
            <text:p>1990Q2</text:p>
          </table:table-cell>
          <table:table-cell table:style-name="ce5" office:value-type="float" office:value="53.02995" calcext:value-type="float">
            <text:p>53.0 </text:p>
          </table:table-cell>
          <table:table-cell table:style-name="ce5" office:value-type="float" office:value="58.97408" calcext:value-type="float">
            <text:p>59.0 </text:p>
          </table:table-cell>
          <table:table-cell table:style-name="ce5" office:value-type="float" office:value="60.75734" calcext:value-type="float">
            <text:p>60.8 </text:p>
          </table:table-cell>
          <table:table-cell table:style-name="ce5" office:value-type="float" office:value="61.52225" calcext:value-type="float">
            <text:p>61.5 </text:p>
          </table:table-cell>
          <table:table-cell table:style-name="ce5" office:value-type="float" office:value="24.25393" calcext:value-type="float">
            <text:p>24.3 </text:p>
          </table:table-cell>
          <table:table-cell table:style-name="ce5" office:value-type="float" office:value="7.804427" calcext:value-type="float">
            <text:p>7.8 </text:p>
          </table:table-cell>
          <table:table-cell table:style-name="ce5" office:value-type="float" office:value="6.786814" calcext:value-type="float">
            <text:p>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46418" calcext:value-type="float">
            <text:p>6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53676" calcext:value-type="float">
            <text:p>65.5 </text:p>
          </table:table-cell>
          <table:table-cell table:style-name="ce5" office:value-type="float" office:value="67.15334" calcext:value-type="float">
            <text:p>67.2 </text:p>
          </table:table-cell>
          <table:table-cell table:style-name="ce5" office:value-type="float" office:value="62.73709" calcext:value-type="float">
            <text:p>62.7 </text:p>
          </table:table-cell>
          <table:table-cell table:style-name="ce5" office:value-type="float" office:value="28.97237" calcext:value-type="float">
            <text:p>29.0 </text:p>
          </table:table-cell>
          <table:table-cell table:style-name="ce5" office:value-type="float" office:value="8.071095" calcext:value-type="float">
            <text:p>8.1 </text:p>
          </table:table-cell>
          <table:table-cell table:style-name="ce5" office:value-type="float" office:value="33.73227" calcext:value-type="float">
            <text:p>33.7 </text:p>
          </table:table-cell>
          <table:table-cell table:style-name="ce5" office:value-type="float" office:value="57.94008" calcext:value-type="float">
            <text:p>57.9 </text:p>
          </table:table-cell>
          <table:table-cell table:style-name="ce5" office:value-type="float" office:value="29.7379" calcext:value-type="float">
            <text:p>29.7 </text:p>
          </table:table-cell>
          <table:table-cell table:style-name="ce5" office:value-type="float" office:value="51.49427" calcext:value-type="float">
            <text:p>51.5 </text:p>
          </table:table-cell>
          <table:table-cell table:style-name="ce5" office:value-type="float" office:value="91.0834" calcext:value-type="float">
            <text:p>91.1 </text:p>
          </table:table-cell>
          <table:table-cell table:style-name="ce5" office:value-type="float" office:value="40.44623" calcext:value-type="float">
            <text:p>40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58.79083" calcext:value-type="float">
            <text:p>58.8 </text:p>
          </table:table-cell>
          <table:table-cell table:style-name="ce5" office:value-type="float" office:value="9.551602" calcext:value-type="float">
            <text:p>9.6 </text:p>
          </table:table-cell>
          <table:table-cell table:style-name="ce5" office:value-type="float" office:value="58.85467" calcext:value-type="float">
            <text:p>58.9 </text:p>
          </table:table-cell>
          <table:table-cell table:style-name="ce5" office:value-type="float" office:value="59.71287" calcext:value-type="float">
            <text:p>59.7 </text:p>
          </table:table-cell>
          <table:table-cell table:style-name="ce5" office:value-type="float" office:value="59.63334" calcext:value-type="float">
            <text:p>59.6 </text:p>
          </table:table-cell>
          <table:table-cell table:style-name="ce5" office:value-type="float" office:value="6.165764" calcext:value-type="float">
            <text:p>6.2 </text:p>
          </table:table-cell>
          <table:table-cell table:style-name="ce5" office:value-type="float" office:value="44.27663" calcext:value-type="float">
            <text:p>4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422848" calcext:value-type="float">
            <text:p>3.4 </text:p>
          </table:table-cell>
          <table:table-cell table:style-name="ce5" office:value-type="float" office:value="48.05088" calcext:value-type="float">
            <text:p>48.1 </text:p>
          </table:table-cell>
          <table:table-cell table:style-name="ce5" office:value-type="float" office:value="65.72504" calcext:value-type="float">
            <text:p>65.7 </text:p>
          </table:table-cell>
          <table:table-cell table:style-name="ce5" office:value-type="float" office:value="76.47785" calcext:value-type="float">
            <text:p>76.5 </text:p>
          </table:table-cell>
          <table:table-cell table:style-name="ce5" office:value-type="float" office:value="0.04692902" calcext:value-type="float">
            <text:p>0.0 </text:p>
          </table:table-cell>
          <table:table-cell table:style-name="ce5" office:value-type="float" office:value="54.9" calcext:value-type="float">
            <text:p>54.9 </text:p>
          </table:table-cell>
          <table:table-cell table:style-name="ce5" office:value-type="float" office:value="54.56711" calcext:value-type="float">
            <text:p>54.6 </text:p>
          </table:table-cell>
          <table:table-cell table:style-name="ce5" office:value-type="float" office:value="58.63108" calcext:value-type="float">
            <text:p>5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87882" calcext:value-type="float">
            <text:p>59.9 </text:p>
          </table:table-cell>
          <table:table-cell table:style-name="ce5" office:value-type="float" office:value="33.67561" calcext:value-type="float">
            <text:p>3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2248" calcext:value-type="float">
            <text:p>43.2 </text:p>
          </table:table-cell>
          <table:table-cell table:style-name="ce5" office:value-type="float" office:value="0.000507922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11845" calcext:value-type="float">
            <text:p>15.1 </text:p>
          </table:table-cell>
          <table:table-cell table:style-name="ce5" office:value-type="float" office:value="9.382872" calcext:value-type="float">
            <text:p>9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9.16277" calcext:value-type="float">
            <text:p>19.2 </text:p>
          </table:table-cell>
        </table:table-row>
        <table:table-row table:style-name="ro1">
          <table:table-cell office:value-type="string" calcext:value-type="string">
            <text:p>1990Q3</text:p>
          </table:table-cell>
          <table:table-cell office:value-type="float" office:value="53.40144" calcext:value-type="float">
            <text:p>53.4 </text:p>
          </table:table-cell>
          <table:table-cell office:value-type="float" office:value="60.00127" calcext:value-type="float">
            <text:p>60.0 </text:p>
          </table:table-cell>
          <table:table-cell office:value-type="float" office:value="61.42657" calcext:value-type="float">
            <text:p>61.4 </text:p>
          </table:table-cell>
          <table:table-cell office:value-type="float" office:value="62.12799" calcext:value-type="float">
            <text:p>62.1 </text:p>
          </table:table-cell>
          <table:table-cell office:value-type="float" office:value="25.89719" calcext:value-type="float">
            <text:p>25.9 </text:p>
          </table:table-cell>
          <table:table-cell office:value-type="float" office:value="8.212324" calcext:value-type="float">
            <text:p>8.2 </text:p>
          </table:table-cell>
          <table:table-cell office:value-type="float" office:value="7.225309" calcext:value-type="float">
            <text:p>7.2 </text:p>
          </table:table-cell>
          <table:table-cell office:value-type="string" calcext:value-type="string">
            <text:p>..</text:p>
          </table:table-cell>
          <table:table-cell office:value-type="float" office:value="61.9047" calcext:value-type="float">
            <text:p>61.9 </text:p>
          </table:table-cell>
          <table:table-cell office:value-type="string" calcext:value-type="string">
            <text:p>..</text:p>
          </table:table-cell>
          <table:table-cell office:value-type="float" office:value="66.13966" calcext:value-type="float">
            <text:p>66.1 </text:p>
          </table:table-cell>
          <table:table-cell office:value-type="float" office:value="67.65334" calcext:value-type="float">
            <text:p>67.7 </text:p>
          </table:table-cell>
          <table:table-cell office:value-type="float" office:value="63.01979" calcext:value-type="float">
            <text:p>63.0 </text:p>
          </table:table-cell>
          <table:table-cell office:value-type="float" office:value="30.13466" calcext:value-type="float">
            <text:p>30.1 </text:p>
          </table:table-cell>
          <table:table-cell office:value-type="float" office:value="8.494138" calcext:value-type="float">
            <text:p>8.5 </text:p>
          </table:table-cell>
          <table:table-cell office:value-type="float" office:value="34.28552" calcext:value-type="float">
            <text:p>34.3 </text:p>
          </table:table-cell>
          <table:table-cell office:value-type="float" office:value="58.43193" calcext:value-type="float">
            <text:p>58.4 </text:p>
          </table:table-cell>
          <table:table-cell office:value-type="float" office:value="31.11559" calcext:value-type="float">
            <text:p>31.1 </text:p>
          </table:table-cell>
          <table:table-cell office:value-type="float" office:value="52.19049" calcext:value-type="float">
            <text:p>52.2 </text:p>
          </table:table-cell>
          <table:table-cell office:value-type="float" office:value="91.25307" calcext:value-type="float">
            <text:p>91.3 </text:p>
          </table:table-cell>
          <table:table-cell office:value-type="float" office:value="41.04149" calcext:value-type="float">
            <text:p>4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9.16987" calcext:value-type="float">
            <text:p>59.2 </text:p>
          </table:table-cell>
          <table:table-cell office:value-type="float" office:value="10.08457" calcext:value-type="float">
            <text:p>10.1 </text:p>
          </table:table-cell>
          <table:table-cell office:value-type="float" office:value="59.34877" calcext:value-type="float">
            <text:p>59.3 </text:p>
          </table:table-cell>
          <table:table-cell office:value-type="float" office:value="60.30946" calcext:value-type="float">
            <text:p>60.3 </text:p>
          </table:table-cell>
          <table:table-cell office:value-type="float" office:value="60.03333" calcext:value-type="float">
            <text:p>60.0 </text:p>
          </table:table-cell>
          <table:table-cell office:value-type="float" office:value="6.798751" calcext:value-type="float">
            <text:p>6.8 </text:p>
          </table:table-cell>
          <table:table-cell office:value-type="float" office:value="45.34977" calcext:value-type="float">
            <text:p>45.3 </text:p>
          </table:table-cell>
          <table:table-cell office:value-type="string" calcext:value-type="string">
            <text:p>..</text:p>
          </table:table-cell>
          <table:table-cell office:value-type="float" office:value="3.478495" calcext:value-type="float">
            <text:p>3.5 </text:p>
          </table:table-cell>
          <table:table-cell office:value-type="float" office:value="49.10981" calcext:value-type="float">
            <text:p>49.1 </text:p>
          </table:table-cell>
          <table:table-cell office:value-type="float" office:value="67.00584" calcext:value-type="float">
            <text:p>67.0 </text:p>
          </table:table-cell>
          <table:table-cell office:value-type="float" office:value="77.37971" calcext:value-type="float">
            <text:p>77.4 </text:p>
          </table:table-cell>
          <table:table-cell office:value-type="float" office:value="0.0496449" calcext:value-type="float">
            <text:p>0.0 </text:p>
          </table:table-cell>
          <table:table-cell office:value-type="float" office:value="55.7" calcext:value-type="float">
            <text:p>55.7 </text:p>
          </table:table-cell>
          <table:table-cell office:value-type="float" office:value="55.50938" calcext:value-type="float">
            <text:p>55.5 </text:p>
          </table:table-cell>
          <table:table-cell office:value-type="float" office:value="59.17681" calcext:value-type="float">
            <text:p>59.2 </text:p>
          </table:table-cell>
          <table:table-cell office:value-type="string" calcext:value-type="string">
            <text:p>..</text:p>
          </table:table-cell>
          <table:table-cell office:value-type="float" office:value="60.61634" calcext:value-type="float">
            <text:p>60.6 </text:p>
          </table:table-cell>
          <table:table-cell office:value-type="float" office:value="34.16656" calcext:value-type="float">
            <text:p>34.2 </text:p>
          </table:table-cell>
          <table:table-cell office:value-type="string" calcext:value-type="string">
            <text:p>..</text:p>
          </table:table-cell>
          <table:table-cell office:value-type="float" office:value="43.90434" calcext:value-type="float">
            <text:p>43.9 </text:p>
          </table:table-cell>
          <table:table-cell office:value-type="float" office:value="0.00071946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5.75415" calcext:value-type="float">
            <text:p>15.8 </text:p>
          </table:table-cell>
          <table:table-cell office:value-type="float" office:value="9.75777" calcext:value-type="float">
            <text:p>9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77598" calcext:value-type="float">
            <text:p>19.8 </text:p>
          </table:table-cell>
        </table:table-row>
        <table:table-row table:style-name="ro1">
          <table:table-cell office:value-type="string" calcext:value-type="string">
            <text:p>1990Q4</text:p>
          </table:table-cell>
          <table:table-cell table:style-name="ce5" office:value-type="float" office:value="54.79452" calcext:value-type="float">
            <text:p>54.8 </text:p>
          </table:table-cell>
          <table:table-cell table:style-name="ce5" office:value-type="float" office:value="59.95488" calcext:value-type="float">
            <text:p>60.0 </text:p>
          </table:table-cell>
          <table:table-cell table:style-name="ce5" office:value-type="float" office:value="62.16156" calcext:value-type="float">
            <text:p>62.2 </text:p>
          </table:table-cell>
          <table:table-cell table:style-name="ce5" office:value-type="float" office:value="63.04978" calcext:value-type="float">
            <text:p>63.0 </text:p>
          </table:table-cell>
          <table:table-cell table:style-name="ce5" office:value-type="float" office:value="28.14275" calcext:value-type="float">
            <text:p>28.1 </text:p>
          </table:table-cell>
          <table:table-cell table:style-name="ce5" office:value-type="float" office:value="8.737151" calcext:value-type="float">
            <text:p>8.7 </text:p>
          </table:table-cell>
          <table:table-cell table:style-name="ce5" office:value-type="float" office:value="7.691411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48433" calcext:value-type="float">
            <text:p>6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71845" calcext:value-type="float">
            <text:p>66.7 </text:p>
          </table:table-cell>
          <table:table-cell table:style-name="ce5" office:value-type="float" office:value="68.33" calcext:value-type="float">
            <text:p>68.3 </text:p>
          </table:table-cell>
          <table:table-cell table:style-name="ce5" office:value-type="float" office:value="63.60693" calcext:value-type="float">
            <text:p>63.6 </text:p>
          </table:table-cell>
          <table:table-cell table:style-name="ce5" office:value-type="float" office:value="32.1549" calcext:value-type="float">
            <text:p>32.2 </text:p>
          </table:table-cell>
          <table:table-cell table:style-name="ce5" office:value-type="float" office:value="8.90331" calcext:value-type="float">
            <text:p>8.9 </text:p>
          </table:table-cell>
          <table:table-cell table:style-name="ce5" office:value-type="float" office:value="34.5972" calcext:value-type="float">
            <text:p>34.6 </text:p>
          </table:table-cell>
          <table:table-cell table:style-name="ce5" office:value-type="float" office:value="58.72704" calcext:value-type="float">
            <text:p>58.7 </text:p>
          </table:table-cell>
          <table:table-cell table:style-name="ce5" office:value-type="float" office:value="32.66129" calcext:value-type="float">
            <text:p>32.7 </text:p>
          </table:table-cell>
          <table:table-cell table:style-name="ce5" office:value-type="float" office:value="53.17572" calcext:value-type="float">
            <text:p>53.2 </text:p>
          </table:table-cell>
          <table:table-cell table:style-name="ce5" office:value-type="float" office:value="92.74625" calcext:value-type="float">
            <text:p>92.7 </text:p>
          </table:table-cell>
          <table:table-cell table:style-name="ce5" office:value-type="float" office:value="41.4874" calcext:value-type="float">
            <text:p>41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0.32476" calcext:value-type="float">
            <text:p>60.3 </text:p>
          </table:table-cell>
          <table:table-cell table:style-name="ce5" office:value-type="float" office:value="10.6798" calcext:value-type="float">
            <text:p>10.7 </text:p>
          </table:table-cell>
          <table:table-cell table:style-name="ce5" office:value-type="float" office:value="59.84287" calcext:value-type="float">
            <text:p>59.8 </text:p>
          </table:table-cell>
          <table:table-cell table:style-name="ce5" office:value-type="float" office:value="60.96028" calcext:value-type="float">
            <text:p>61.0 </text:p>
          </table:table-cell>
          <table:table-cell table:style-name="ce5" office:value-type="float" office:value="60.83333" calcext:value-type="float">
            <text:p>60.8 </text:p>
          </table:table-cell>
          <table:table-cell table:style-name="ce5" office:value-type="float" office:value="7.85373" calcext:value-type="float">
            <text:p>7.9 </text:p>
          </table:table-cell>
          <table:table-cell table:style-name="ce5" office:value-type="float" office:value="46.66806" calcext:value-type="float">
            <text:p>4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.01897" calcext:value-type="float">
            <text:p>4.0 </text:p>
          </table:table-cell>
          <table:table-cell table:style-name="ce5" office:value-type="float" office:value="49.97229" calcext:value-type="float">
            <text:p>50.0 </text:p>
          </table:table-cell>
          <table:table-cell table:style-name="ce5" office:value-type="float" office:value="68.23238" calcext:value-type="float">
            <text:p>68.2 </text:p>
          </table:table-cell>
          <table:table-cell table:style-name="ce5" office:value-type="float" office:value="78.82766" calcext:value-type="float">
            <text:p>78.8 </text:p>
          </table:table-cell>
          <table:table-cell table:style-name="ce5" office:value-type="float" office:value="0.05871344" calcext:value-type="float">
            <text:p>0.1 </text:p>
          </table:table-cell>
          <table:table-cell table:style-name="ce5" office:value-type="float" office:value="56.8" calcext:value-type="float">
            <text:p>56.8 </text:p>
          </table:table-cell>
          <table:table-cell table:style-name="ce5" office:value-type="float" office:value="56.40945" calcext:value-type="float">
            <text:p>56.4 </text:p>
          </table:table-cell>
          <table:table-cell table:style-name="ce5" office:value-type="float" office:value="59.9361" calcext:value-type="float">
            <text:p>5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55957" calcext:value-type="float">
            <text:p>61.6 </text:p>
          </table:table-cell>
          <table:table-cell table:style-name="ce5" office:value-type="float" office:value="35.02897" calcext:value-type="float">
            <text:p>3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85738" calcext:value-type="float">
            <text:p>44.9 </text:p>
          </table:table-cell>
          <table:table-cell table:style-name="ce5" office:value-type="float" office:value="0.00110338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3622" calcext:value-type="float">
            <text:p>16.4 </text:p>
          </table:table-cell>
          <table:table-cell table:style-name="ce5" office:value-type="float" office:value="9.932722" calcext:value-type="float">
            <text:p>9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55782" calcext:value-type="float">
            <text:p>20.6 </text:p>
          </table:table-cell>
        </table:table-row>
        <table:table-row table:style-name="ro1">
          <table:table-cell office:value-type="string" calcext:value-type="string">
            <text:p>1991Q1</text:p>
          </table:table-cell>
          <table:table-cell office:value-type="float" office:value="54.70165" calcext:value-type="float">
            <text:p>54.7 </text:p>
          </table:table-cell>
          <table:table-cell office:value-type="float" office:value="60.54469" calcext:value-type="float">
            <text:p>60.5 </text:p>
          </table:table-cell>
          <table:table-cell office:value-type="float" office:value="62.55371" calcext:value-type="float">
            <text:p>62.6 </text:p>
          </table:table-cell>
          <table:table-cell office:value-type="float" office:value="64.867" calcext:value-type="float">
            <text:p>64.9 </text:p>
          </table:table-cell>
          <table:table-cell office:value-type="float" office:value="28.57745" calcext:value-type="float">
            <text:p>28.6 </text:p>
          </table:table-cell>
          <table:table-cell office:value-type="float" office:value="9.501278" calcext:value-type="float">
            <text:p>9.5 </text:p>
          </table:table-cell>
          <table:table-cell office:value-type="float" office:value="8.296269" calcext:value-type="float">
            <text:p>8.3 </text:p>
          </table:table-cell>
          <table:table-cell office:value-type="float" office:value="30.05972" calcext:value-type="float">
            <text:p>30.1 </text:p>
          </table:table-cell>
          <table:table-cell office:value-type="float" office:value="62.50752" calcext:value-type="float">
            <text:p>62.5 </text:p>
          </table:table-cell>
          <table:table-cell office:value-type="string" calcext:value-type="string">
            <text:p>..</text:p>
          </table:table-cell>
          <table:table-cell office:value-type="float" office:value="67.95496" calcext:value-type="float">
            <text:p>68.0 </text:p>
          </table:table-cell>
          <table:table-cell office:value-type="float" office:value="68.80334" calcext:value-type="float">
            <text:p>68.8 </text:p>
          </table:table-cell>
          <table:table-cell office:value-type="float" office:value="64.18494" calcext:value-type="float">
            <text:p>64.2 </text:p>
          </table:table-cell>
          <table:table-cell office:value-type="float" office:value="32.91745" calcext:value-type="float">
            <text:p>32.9 </text:p>
          </table:table-cell>
          <table:table-cell office:value-type="float" office:value="10.27369" calcext:value-type="float">
            <text:p>10.3 </text:p>
          </table:table-cell>
          <table:table-cell office:value-type="float" office:value="35.04915" calcext:value-type="float">
            <text:p>35.0 </text:p>
          </table:table-cell>
          <table:table-cell office:value-type="float" office:value="59.21889" calcext:value-type="float">
            <text:p>59.2 </text:p>
          </table:table-cell>
          <table:table-cell office:value-type="float" office:value="33.53495" calcext:value-type="float">
            <text:p>33.5 </text:p>
          </table:table-cell>
          <table:table-cell office:value-type="float" office:value="54.07412" calcext:value-type="float">
            <text:p>54.1 </text:p>
          </table:table-cell>
          <table:table-cell office:value-type="float" office:value="93.22134" calcext:value-type="float">
            <text:p>93.2 </text:p>
          </table:table-cell>
          <table:table-cell office:value-type="float" office:value="43.10978" calcext:value-type="float">
            <text:p>43.1 </text:p>
          </table:table-cell>
          <table:table-cell office:value-type="float" office:value="0.7562671" calcext:value-type="float">
            <text:p>0.8 </text:p>
          </table:table-cell>
          <table:table-cell office:value-type="float" office:value="0.1900667" calcext:value-type="float">
            <text:p>0.2 </text:p>
          </table:table-cell>
          <table:table-cell office:value-type="float" office:value="60.53402" calcext:value-type="float">
            <text:p>60.5 </text:p>
          </table:table-cell>
          <table:table-cell office:value-type="float" office:value="11.46171" calcext:value-type="float">
            <text:p>11.5 </text:p>
          </table:table-cell>
          <table:table-cell office:value-type="float" office:value="60.00753" calcext:value-type="float">
            <text:p>60.0 </text:p>
          </table:table-cell>
          <table:table-cell office:value-type="float" office:value="61.33992" calcext:value-type="float">
            <text:p>61.3 </text:p>
          </table:table-cell>
          <table:table-cell office:value-type="float" office:value="61.26667" calcext:value-type="float">
            <text:p>61.3 </text:p>
          </table:table-cell>
          <table:table-cell office:value-type="float" office:value="9.9168" calcext:value-type="float">
            <text:p>9.9 </text:p>
          </table:table-cell>
          <table:table-cell office:value-type="float" office:value="48.66674" calcext:value-type="float">
            <text:p>48.7 </text:p>
          </table:table-cell>
          <table:table-cell office:value-type="float" office:value="22.00946" calcext:value-type="float">
            <text:p>22.0 </text:p>
          </table:table-cell>
          <table:table-cell office:value-type="float" office:value="4.714483" calcext:value-type="float">
            <text:p>4.7 </text:p>
          </table:table-cell>
          <table:table-cell office:value-type="float" office:value="50.62745" calcext:value-type="float">
            <text:p>50.6 </text:p>
          </table:table-cell>
          <table:table-cell office:value-type="float" office:value="71.2546" calcext:value-type="float">
            <text:p>71.3 </text:p>
          </table:table-cell>
          <table:table-cell office:value-type="float" office:value="80.22659" calcext:value-type="float">
            <text:p>80.2 </text:p>
          </table:table-cell>
          <table:table-cell office:value-type="float" office:value="0.06654093" calcext:value-type="float">
            <text:p>0.1 </text:p>
          </table:table-cell>
          <table:table-cell office:value-type="float" office:value="57.2" calcext:value-type="float">
            <text:p>57.2 </text:p>
          </table:table-cell>
          <table:table-cell office:value-type="float" office:value="56.87356" calcext:value-type="float">
            <text:p>56.9 </text:p>
          </table:table-cell>
          <table:table-cell office:value-type="float" office:value="60.55302" calcext:value-type="float">
            <text:p>60.6 </text:p>
          </table:table-cell>
          <table:table-cell office:value-type="string" calcext:value-type="string">
            <text:p>..</text:p>
          </table:table-cell>
          <table:table-cell office:value-type="float" office:value="62.12202" calcext:value-type="float">
            <text:p>62.1 </text:p>
          </table:table-cell>
          <table:table-cell office:value-type="float" office:value="35.6663" calcext:value-type="float">
            <text:p>35.7 </text:p>
          </table:table-cell>
          <table:table-cell office:value-type="string" calcext:value-type="string">
            <text:p>..</text:p>
          </table:table-cell>
          <table:table-cell office:value-type="float" office:value="45.55851" calcext:value-type="float">
            <text:p>45.6 </text:p>
          </table:table-cell>
          <table:table-cell office:value-type="float" office:value="0.00184679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6.72151" calcext:value-type="float">
            <text:p>16.7 </text:p>
          </table:table-cell>
          <table:table-cell office:value-type="float" office:value="10.04519" calcext:value-type="float">
            <text:p>10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1.26301" calcext:value-type="float">
            <text:p>21.3 </text:p>
          </table:table-cell>
        </table:table-row>
        <table:table-row table:style-name="ro1">
          <table:table-cell office:value-type="string" calcext:value-type="string">
            <text:p>1991Q2</text:p>
          </table:table-cell>
          <table:table-cell table:style-name="ce5" office:value-type="float" office:value="54.79452" calcext:value-type="float">
            <text:p>54.8 </text:p>
          </table:table-cell>
          <table:table-cell table:style-name="ce5" office:value-type="float" office:value="61.02184" calcext:value-type="float">
            <text:p>61.0 </text:p>
          </table:table-cell>
          <table:table-cell table:style-name="ce5" office:value-type="float" office:value="62.72983" calcext:value-type="float">
            <text:p>62.7 </text:p>
          </table:table-cell>
          <table:table-cell table:style-name="ce5" office:value-type="float" office:value="65.34106" calcext:value-type="float">
            <text:p>65.3 </text:p>
          </table:table-cell>
          <table:table-cell table:style-name="ce5" office:value-type="float" office:value="30.01315" calcext:value-type="float">
            <text:p>30.0 </text:p>
          </table:table-cell>
          <table:table-cell table:style-name="ce5" office:value-type="float" office:value="10.24365" calcext:value-type="float">
            <text:p>10.2 </text:p>
          </table:table-cell>
          <table:table-cell table:style-name="ce5" office:value-type="float" office:value="8.846988" calcext:value-type="float">
            <text:p>8.8 </text:p>
          </table:table-cell>
          <table:table-cell table:style-name="ce5" office:value-type="float" office:value="32.90278" calcext:value-type="float">
            <text:p>32.9 </text:p>
          </table:table-cell>
          <table:table-cell table:style-name="ce5" office:value-type="float" office:value="63.09874" calcext:value-type="float">
            <text:p>63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6324" calcext:value-type="float">
            <text:p>68.6 </text:p>
          </table:table-cell>
          <table:table-cell table:style-name="ce5" office:value-type="float" office:value="69.36333" calcext:value-type="float">
            <text:p>69.4 </text:p>
          </table:table-cell>
          <table:table-cell table:style-name="ce5" office:value-type="float" office:value="64.80688" calcext:value-type="float">
            <text:p>64.8 </text:p>
          </table:table-cell>
          <table:table-cell table:style-name="ce5" office:value-type="float" office:value="34.83974" calcext:value-type="float">
            <text:p>34.8 </text:p>
          </table:table-cell>
          <table:table-cell table:style-name="ce5" office:value-type="float" office:value="11.06568" calcext:value-type="float">
            <text:p>11.1 </text:p>
          </table:table-cell>
          <table:table-cell table:style-name="ce5" office:value-type="float" office:value="35.74265" calcext:value-type="float">
            <text:p>35.7 </text:p>
          </table:table-cell>
          <table:table-cell table:style-name="ce5" office:value-type="float" office:value="59.71074" calcext:value-type="float">
            <text:p>59.7 </text:p>
          </table:table-cell>
          <table:table-cell table:style-name="ce5" office:value-type="float" office:value="35.24866" calcext:value-type="float">
            <text:p>35.2 </text:p>
          </table:table-cell>
          <table:table-cell table:style-name="ce5" office:value-type="float" office:value="54.85303" calcext:value-type="float">
            <text:p>54.9 </text:p>
          </table:table-cell>
          <table:table-cell table:style-name="ce5" office:value-type="float" office:value="94.17155" calcext:value-type="float">
            <text:p>94.2 </text:p>
          </table:table-cell>
          <table:table-cell table:style-name="ce5" office:value-type="float" office:value="44.02902" calcext:value-type="float">
            <text:p>44.0 </text:p>
          </table:table-cell>
          <table:table-cell table:style-name="ce5" office:value-type="float" office:value="0.9608311" calcext:value-type="float">
            <text:p>1.0 </text:p>
          </table:table-cell>
          <table:table-cell table:style-name="ce5" office:value-type="float" office:value="0.2983667" calcext:value-type="float">
            <text:p>0.3 </text:p>
          </table:table-cell>
          <table:table-cell table:style-name="ce5" office:value-type="float" office:value="60.63273" calcext:value-type="float">
            <text:p>60.6 </text:p>
          </table:table-cell>
          <table:table-cell table:style-name="ce5" office:value-type="float" office:value="11.87646" calcext:value-type="float">
            <text:p>11.9 </text:p>
          </table:table-cell>
          <table:table-cell table:style-name="ce5" office:value-type="float" office:value="60.4805" calcext:value-type="float">
            <text:p>60.5 </text:p>
          </table:table-cell>
          <table:table-cell table:style-name="ce5" office:value-type="float" office:value="61.39416" calcext:value-type="float">
            <text:p>61.4 </text:p>
          </table:table-cell>
          <table:table-cell table:style-name="ce5" office:value-type="float" office:value="61.9" calcext:value-type="float">
            <text:p>61.9 </text:p>
          </table:table-cell>
          <table:table-cell table:style-name="ce5" office:value-type="float" office:value="11.06555" calcext:value-type="float">
            <text:p>11.1 </text:p>
          </table:table-cell>
          <table:table-cell table:style-name="ce5" office:value-type="float" office:value="49.8112" calcext:value-type="float">
            <text:p>49.8 </text:p>
          </table:table-cell>
          <table:table-cell table:style-name="ce5" office:value-type="float" office:value="24.11436" calcext:value-type="float">
            <text:p>24.1 </text:p>
          </table:table-cell>
          <table:table-cell table:style-name="ce5" office:value-type="float" office:value="5.788939" calcext:value-type="float">
            <text:p>5.8 </text:p>
          </table:table-cell>
          <table:table-cell table:style-name="ce5" office:value-type="float" office:value="50.96845" calcext:value-type="float">
            <text:p>51.0 </text:p>
          </table:table-cell>
          <table:table-cell table:style-name="ce5" office:value-type="float" office:value="72.48647" calcext:value-type="float">
            <text:p>72.5 </text:p>
          </table:table-cell>
          <table:table-cell table:style-name="ce5" office:value-type="float" office:value="81.25769" calcext:value-type="float">
            <text:p>81.3 </text:p>
          </table:table-cell>
          <table:table-cell table:style-name="ce5" office:value-type="float" office:value="0.0765951" calcext:value-type="float">
            <text:p>0.1 </text:p>
          </table:table-cell>
          <table:table-cell table:style-name="ce5" office:value-type="float" office:value="59.1" calcext:value-type="float">
            <text:p>59.1 </text:p>
          </table:table-cell>
          <table:table-cell table:style-name="ce5" office:value-type="float" office:value="57.21109" calcext:value-type="float">
            <text:p>57.2 </text:p>
          </table:table-cell>
          <table:table-cell table:style-name="ce5" office:value-type="float" office:value="61.14621" calcext:value-type="float">
            <text:p>6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72657" calcext:value-type="float">
            <text:p>62.7 </text:p>
          </table:table-cell>
          <table:table-cell table:style-name="ce5" office:value-type="float" office:value="36.46053" calcext:value-type="float">
            <text:p>3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21284" calcext:value-type="float">
            <text:p>46.2 </text:p>
          </table:table-cell>
          <table:table-cell table:style-name="ce5" office:value-type="float" office:value="0.00240663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6.9979" calcext:value-type="float">
            <text:p>17.0 </text:p>
          </table:table-cell>
          <table:table-cell table:style-name="ce5" office:value-type="float" office:value="10.27638" calcext:value-type="float">
            <text:p>1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2.06018" calcext:value-type="float">
            <text:p>22.1 </text:p>
          </table:table-cell>
        </table:table-row>
        <table:table-row table:style-name="ro1">
          <table:table-cell office:value-type="string" calcext:value-type="string">
            <text:p>1991Q3</text:p>
          </table:table-cell>
          <table:table-cell office:value-type="float" office:value="55.07314" calcext:value-type="float">
            <text:p>55.1 </text:p>
          </table:table-cell>
          <table:table-cell office:value-type="float" office:value="62.09542" calcext:value-type="float">
            <text:p>62.1 </text:p>
          </table:table-cell>
          <table:table-cell office:value-type="float" office:value="63.45073" calcext:value-type="float">
            <text:p>63.5 </text:p>
          </table:table-cell>
          <table:table-cell office:value-type="float" office:value="65.73611" calcext:value-type="float">
            <text:p>65.7 </text:p>
          </table:table-cell>
          <table:table-cell office:value-type="float" office:value="31.56992" calcext:value-type="float">
            <text:p>31.6 </text:p>
          </table:table-cell>
          <table:table-cell office:value-type="float" office:value="10.75488" calcext:value-type="float">
            <text:p>10.8 </text:p>
          </table:table-cell>
          <table:table-cell office:value-type="float" office:value="9.35253" calcext:value-type="float">
            <text:p>9.4 </text:p>
          </table:table-cell>
          <table:table-cell office:value-type="float" office:value="33.23819" calcext:value-type="float">
            <text:p>33.2 </text:p>
          </table:table-cell>
          <table:table-cell office:value-type="float" office:value="63.30741" calcext:value-type="float">
            <text:p>63.3 </text:p>
          </table:table-cell>
          <table:table-cell office:value-type="string" calcext:value-type="string">
            <text:p>..</text:p>
          </table:table-cell>
          <table:table-cell office:value-type="float" office:value="68.66528" calcext:value-type="float">
            <text:p>68.7 </text:p>
          </table:table-cell>
          <table:table-cell office:value-type="float" office:value="69.82" calcext:value-type="float">
            <text:p>69.8 </text:p>
          </table:table-cell>
          <table:table-cell office:value-type="float" office:value="65.8642" calcext:value-type="float">
            <text:p>65.9 </text:p>
          </table:table-cell>
          <table:table-cell office:value-type="float" office:value="35.6587" calcext:value-type="float">
            <text:p>35.7 </text:p>
          </table:table-cell>
          <table:table-cell office:value-type="float" office:value="11.50537" calcext:value-type="float">
            <text:p>11.5 </text:p>
          </table:table-cell>
          <table:table-cell office:value-type="float" office:value="36.72446" calcext:value-type="float">
            <text:p>36.7 </text:p>
          </table:table-cell>
          <table:table-cell office:value-type="float" office:value="60.49771" calcext:value-type="float">
            <text:p>60.5 </text:p>
          </table:table-cell>
          <table:table-cell office:value-type="float" office:value="37.66801" calcext:value-type="float">
            <text:p>37.7 </text:p>
          </table:table-cell>
          <table:table-cell office:value-type="float" office:value="55.49347" calcext:value-type="float">
            <text:p>55.5 </text:p>
          </table:table-cell>
          <table:table-cell office:value-type="float" office:value="94.17155" calcext:value-type="float">
            <text:p>94.2 </text:p>
          </table:table-cell>
          <table:table-cell office:value-type="float" office:value="44.86779" calcext:value-type="float">
            <text:p>44.9 </text:p>
          </table:table-cell>
          <table:table-cell office:value-type="float" office:value="1.038317" calcext:value-type="float">
            <text:p>1.0 </text:p>
          </table:table-cell>
          <table:table-cell office:value-type="float" office:value="0.3517667" calcext:value-type="float">
            <text:p>0.4 </text:p>
          </table:table-cell>
          <table:table-cell office:value-type="float" office:value="61.27236" calcext:value-type="float">
            <text:p>61.3 </text:p>
          </table:table-cell>
          <table:table-cell office:value-type="float" office:value="12.20049" calcext:value-type="float">
            <text:p>12.2 </text:p>
          </table:table-cell>
          <table:table-cell office:value-type="float" office:value="61.40673" calcext:value-type="float">
            <text:p>61.4 </text:p>
          </table:table-cell>
          <table:table-cell office:value-type="float" office:value="61.6111" calcext:value-type="float">
            <text:p>61.6 </text:p>
          </table:table-cell>
          <table:table-cell office:value-type="float" office:value="62.13334" calcext:value-type="float">
            <text:p>62.1 </text:p>
          </table:table-cell>
          <table:table-cell office:value-type="float" office:value="11.74543" calcext:value-type="float">
            <text:p>11.7 </text:p>
          </table:table-cell>
          <table:table-cell office:value-type="float" office:value="50.6329" calcext:value-type="float">
            <text:p>50.6 </text:p>
          </table:table-cell>
          <table:table-cell office:value-type="float" office:value="24.77859" calcext:value-type="float">
            <text:p>24.8 </text:p>
          </table:table-cell>
          <table:table-cell office:value-type="float" office:value="7.490664" calcext:value-type="float">
            <text:p>7.5 </text:p>
          </table:table-cell>
          <table:table-cell office:value-type="float" office:value="52.01849" calcext:value-type="float">
            <text:p>52.0 </text:p>
          </table:table-cell>
          <table:table-cell office:value-type="float" office:value="72.65774" calcext:value-type="float">
            <text:p>72.7 </text:p>
          </table:table-cell>
          <table:table-cell office:value-type="float" office:value="82.07232" calcext:value-type="float">
            <text:p>82.1 </text:p>
          </table:table-cell>
          <table:table-cell office:value-type="float" office:value="0.0837751" calcext:value-type="float">
            <text:p>0.1 </text:p>
          </table:table-cell>
          <table:table-cell office:value-type="float" office:value="59.8" calcext:value-type="float">
            <text:p>59.8 </text:p>
          </table:table-cell>
          <table:table-cell office:value-type="float" office:value="57.66113" calcext:value-type="float">
            <text:p>57.7 </text:p>
          </table:table-cell>
          <table:table-cell office:value-type="float" office:value="61.92922" calcext:value-type="float">
            <text:p>61.9 </text:p>
          </table:table-cell>
          <table:table-cell office:value-type="string" calcext:value-type="string">
            <text:p>..</text:p>
          </table:table-cell>
          <table:table-cell office:value-type="float" office:value="63.22933" calcext:value-type="float">
            <text:p>63.2 </text:p>
          </table:table-cell>
          <table:table-cell office:value-type="float" office:value="37.10592" calcext:value-type="float">
            <text:p>37.1 </text:p>
          </table:table-cell>
          <table:table-cell office:value-type="string" calcext:value-type="string">
            <text:p>..</text:p>
          </table:table-cell>
          <table:table-cell office:value-type="float" office:value="46.75944" calcext:value-type="float">
            <text:p>46.8 </text:p>
          </table:table-cell>
          <table:table-cell office:value-type="float" office:value="0.0034534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8.02053" calcext:value-type="float">
            <text:p>18.0 </text:p>
          </table:table-cell>
          <table:table-cell office:value-type="float" office:value="10.64711" calcext:value-type="float">
            <text:p>1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22.85736" calcext:value-type="float">
            <text:p>22.9 </text:p>
          </table:table-cell>
        </table:table-row>
        <table:table-row table:style-name="ro1">
          <table:table-cell office:value-type="string" calcext:value-type="string">
            <text:p>1991Q4</text:p>
          </table:table-cell>
          <table:table-cell table:style-name="ce5" office:value-type="float" office:value="55.63037" calcext:value-type="float">
            <text:p>55.6 </text:p>
          </table:table-cell>
          <table:table-cell table:style-name="ce5" office:value-type="float" office:value="61.75081" calcext:value-type="float">
            <text:p>61.8 </text:p>
          </table:table-cell>
          <table:table-cell table:style-name="ce5" office:value-type="float" office:value="63.78886" calcext:value-type="float">
            <text:p>63.8 </text:p>
          </table:table-cell>
          <table:table-cell table:style-name="ce5" office:value-type="float" office:value="65.63076" calcext:value-type="float">
            <text:p>65.6 </text:p>
          </table:table-cell>
          <table:table-cell table:style-name="ce5" office:value-type="float" office:value="33.23417" calcext:value-type="float">
            <text:p>33.2 </text:p>
          </table:table-cell>
          <table:table-cell table:style-name="ce5" office:value-type="float" office:value="11.18997" calcext:value-type="float">
            <text:p>11.2 </text:p>
          </table:table-cell>
          <table:table-cell table:style-name="ce5" office:value-type="float" office:value="9.751226" calcext:value-type="float">
            <text:p>9.8 </text:p>
          </table:table-cell>
          <table:table-cell table:style-name="ce5" office:value-type="float" office:value="33.60556" calcext:value-type="float">
            <text:p>33.6 </text:p>
          </table:table-cell>
          <table:table-cell table:style-name="ce5" office:value-type="float" office:value="63.84067" calcext:value-type="float">
            <text:p>6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15857" calcext:value-type="float">
            <text:p>69.2 </text:p>
          </table:table-cell>
          <table:table-cell table:style-name="ce5" office:value-type="float" office:value="70.38333" calcext:value-type="float">
            <text:p>70.4 </text:p>
          </table:table-cell>
          <table:table-cell table:style-name="ce5" office:value-type="float" office:value="67.10809" calcext:value-type="float">
            <text:p>67.1 </text:p>
          </table:table-cell>
          <table:table-cell table:style-name="ce5" office:value-type="float" office:value="37.90365" calcext:value-type="float">
            <text:p>37.9 </text:p>
          </table:table-cell>
          <table:table-cell table:style-name="ce5" office:value-type="float" office:value="11.83964" calcext:value-type="float">
            <text:p>11.8 </text:p>
          </table:table-cell>
          <table:table-cell table:style-name="ce5" office:value-type="float" office:value="37.33225" calcext:value-type="float">
            <text:p>37.3 </text:p>
          </table:table-cell>
          <table:table-cell table:style-name="ce5" office:value-type="float" office:value="60.89119" calcext:value-type="float">
            <text:p>60.9 </text:p>
          </table:table-cell>
          <table:table-cell table:style-name="ce5" office:value-type="float" office:value="38.60887" calcext:value-type="float">
            <text:p>38.6 </text:p>
          </table:table-cell>
          <table:table-cell table:style-name="ce5" office:value-type="float" office:value="56.27239" calcext:value-type="float">
            <text:p>56.3 </text:p>
          </table:table-cell>
          <table:table-cell table:style-name="ce5" office:value-type="float" office:value="95.32536" calcext:value-type="float">
            <text:p>95.3 </text:p>
          </table:table-cell>
          <table:table-cell table:style-name="ce5" office:value-type="float" office:value="45.39488" calcext:value-type="float">
            <text:p>45.4 </text:p>
          </table:table-cell>
          <table:table-cell table:style-name="ce5" office:value-type="float" office:value="1.447446" calcext:value-type="float">
            <text:p>1.4 </text:p>
          </table:table-cell>
          <table:table-cell table:style-name="ce5" office:value-type="float" office:value="0.5456333" calcext:value-type="float">
            <text:p>0.5 </text:p>
          </table:table-cell>
          <table:table-cell table:style-name="ce5" office:value-type="float" office:value="61.84684" calcext:value-type="float">
            <text:p>61.8 </text:p>
          </table:table-cell>
          <table:table-cell table:style-name="ce5" office:value-type="float" office:value="12.75895" calcext:value-type="float">
            <text:p>12.8 </text:p>
          </table:table-cell>
          <table:table-cell table:style-name="ce5" office:value-type="float" office:value="61.99793" calcext:value-type="float">
            <text:p>62.0 </text:p>
          </table:table-cell>
          <table:table-cell table:style-name="ce5" office:value-type="float" office:value="61.55687" calcext:value-type="float">
            <text:p>61.6 </text:p>
          </table:table-cell>
          <table:table-cell table:style-name="ce5" office:value-type="float" office:value="62.4" calcext:value-type="float">
            <text:p>62.4 </text:p>
          </table:table-cell>
          <table:table-cell table:style-name="ce5" office:value-type="float" office:value="12.94107" calcext:value-type="float">
            <text:p>12.9 </text:p>
          </table:table-cell>
          <table:table-cell table:style-name="ce5" office:value-type="float" office:value="51.36171" calcext:value-type="float">
            <text:p>51.4 </text:p>
          </table:table-cell>
          <table:table-cell table:style-name="ce5" office:value-type="float" office:value="25.17803" calcext:value-type="float">
            <text:p>25.2 </text:p>
          </table:table-cell>
          <table:table-cell table:style-name="ce5" office:value-type="float" office:value="12.17933" calcext:value-type="float">
            <text:p>12.2 </text:p>
          </table:table-cell>
          <table:table-cell table:style-name="ce5" office:value-type="float" office:value="52.75763" calcext:value-type="float">
            <text:p>52.8 </text:p>
          </table:table-cell>
          <table:table-cell table:style-name="ce5" office:value-type="float" office:value="73.61089" calcext:value-type="float">
            <text:p>73.6 </text:p>
          </table:table-cell>
          <table:table-cell table:style-name="ce5" office:value-type="float" office:value="82.98681" calcext:value-type="float">
            <text:p>83.0 </text:p>
          </table:table-cell>
          <table:table-cell table:style-name="ce5" office:value-type="float" office:value="0.09875382" calcext:value-type="float">
            <text:p>0.1 </text:p>
          </table:table-cell>
          <table:table-cell table:style-name="ce5" office:value-type="float" office:value="60.5" calcext:value-type="float">
            <text:p>60.5 </text:p>
          </table:table-cell>
          <table:table-cell table:style-name="ce5" office:value-type="float" office:value="58.0971" calcext:value-type="float">
            <text:p>58.1 </text:p>
          </table:table-cell>
          <table:table-cell table:style-name="ce5" office:value-type="float" office:value="62.4275" calcext:value-type="float">
            <text:p>6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8649" calcext:value-type="float">
            <text:p>63.9 </text:p>
          </table:table-cell>
          <table:table-cell table:style-name="ce5" office:value-type="float" office:value="38.03424" calcext:value-type="float">
            <text:p>3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53193" calcext:value-type="float">
            <text:p>47.5 </text:p>
          </table:table-cell>
          <table:table-cell table:style-name="ce5" office:value-type="float" office:value="0.00604051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60095" calcext:value-type="float">
            <text:p>18.6 </text:p>
          </table:table-cell>
          <table:table-cell table:style-name="ce5" office:value-type="float" office:value="10.88871" calcext:value-type="float">
            <text:p>1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3.86915" calcext:value-type="float">
            <text:p>23.9 </text:p>
          </table:table-cell>
        </table:table-row>
        <table:table-row table:style-name="ro1">
          <table:table-cell office:value-type="string" calcext:value-type="string">
            <text:p>1992Q1</text:p>
          </table:table-cell>
          <table:table-cell office:value-type="float" office:value="55.63037" calcext:value-type="float">
            <text:p>55.6 </text:p>
          </table:table-cell>
          <table:table-cell office:value-type="float" office:value="62.98344" calcext:value-type="float">
            <text:p>63.0 </text:p>
          </table:table-cell>
          <table:table-cell office:value-type="float" office:value="64.06361" calcext:value-type="float">
            <text:p>64.1 </text:p>
          </table:table-cell>
          <table:table-cell office:value-type="float" office:value="65.89413" calcext:value-type="float">
            <text:p>65.9 </text:p>
          </table:table-cell>
          <table:table-cell office:value-type="float" office:value="33.91415" calcext:value-type="float">
            <text:p>33.9 </text:p>
          </table:table-cell>
          <table:table-cell office:value-type="float" office:value="12.09278" calcext:value-type="float">
            <text:p>12.1 </text:p>
          </table:table-cell>
          <table:table-cell office:value-type="float" office:value="10.49161" calcext:value-type="float">
            <text:p>10.5 </text:p>
          </table:table-cell>
          <table:table-cell office:value-type="float" office:value="34.80347" calcext:value-type="float">
            <text:p>34.8 </text:p>
          </table:table-cell>
          <table:table-cell office:value-type="float" office:value="63.96819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69.96756" calcext:value-type="float">
            <text:p>70.0 </text:p>
          </table:table-cell>
          <table:table-cell office:value-type="float" office:value="70.71667" calcext:value-type="float">
            <text:p>70.7 </text:p>
          </table:table-cell>
          <table:table-cell office:value-type="float" office:value="67.97882" calcext:value-type="float">
            <text:p>68.0 </text:p>
          </table:table-cell>
          <table:table-cell office:value-type="float" office:value="38.91853" calcext:value-type="float">
            <text:p>38.9 </text:p>
          </table:table-cell>
          <table:table-cell office:value-type="float" office:value="12.98384" calcext:value-type="float">
            <text:p>13.0 </text:p>
          </table:table-cell>
          <table:table-cell office:value-type="float" office:value="37.49589" calcext:value-type="float">
            <text:p>37.5 </text:p>
          </table:table-cell>
          <table:table-cell office:value-type="float" office:value="61.38304" calcext:value-type="float">
            <text:p>61.4 </text:p>
          </table:table-cell>
          <table:table-cell office:value-type="float" office:value="39.14651" calcext:value-type="float">
            <text:p>39.1 </text:p>
          </table:table-cell>
          <table:table-cell office:value-type="float" office:value="57.15516" calcext:value-type="float">
            <text:p>57.2 </text:p>
          </table:table-cell>
          <table:table-cell office:value-type="float" office:value="94.986" calcext:value-type="float">
            <text:p>95.0 </text:p>
          </table:table-cell>
          <table:table-cell office:value-type="float" office:value="46.19324" calcext:value-type="float">
            <text:p>46.2 </text:p>
          </table:table-cell>
          <table:table-cell office:value-type="float" office:value="4.667779" calcext:value-type="float">
            <text:p>4.7 </text:p>
          </table:table-cell>
          <table:table-cell office:value-type="float" office:value="1.593967" calcext:value-type="float">
            <text:p>1.6 </text:p>
          </table:table-cell>
          <table:table-cell office:value-type="float" office:value="62.28906" calcext:value-type="float">
            <text:p>62.3 </text:p>
          </table:table-cell>
          <table:table-cell office:value-type="float" office:value="13.45038" calcext:value-type="float">
            <text:p>13.5 </text:p>
          </table:table-cell>
          <table:table-cell office:value-type="float" office:value="62.195" calcext:value-type="float">
            <text:p>62.2 </text:p>
          </table:table-cell>
          <table:table-cell office:value-type="float" office:value="61.82804" calcext:value-type="float">
            <text:p>61.8 </text:p>
          </table:table-cell>
          <table:table-cell office:value-type="float" office:value="62.7" calcext:value-type="float">
            <text:p>62.7 </text:p>
          </table:table-cell>
          <table:table-cell office:value-type="float" office:value="14.62904" calcext:value-type="float">
            <text:p>14.6 </text:p>
          </table:table-cell>
          <table:table-cell office:value-type="float" office:value="53.12751" calcext:value-type="float">
            <text:p>53.1 </text:p>
          </table:table-cell>
          <table:table-cell office:value-type="float" office:value="25.8647" calcext:value-type="float">
            <text:p>25.9 </text:p>
          </table:table-cell>
          <table:table-cell office:value-type="float" office:value="18.41384" calcext:value-type="float">
            <text:p>18.4 </text:p>
          </table:table-cell>
          <table:table-cell office:value-type="float" office:value="53.94388" calcext:value-type="float">
            <text:p>53.9 </text:p>
          </table:table-cell>
          <table:table-cell office:value-type="float" office:value="73.66515" calcext:value-type="float">
            <text:p>73.7 </text:p>
          </table:table-cell>
          <table:table-cell office:value-type="float" office:value="84.05565" calcext:value-type="float">
            <text:p>84.1 </text:p>
          </table:table-cell>
          <table:table-cell office:value-type="float" office:value="0.1186715" calcext:value-type="float">
            <text:p>0.1 </text:p>
          </table:table-cell>
          <table:table-cell office:value-type="float" office:value="60.8" calcext:value-type="float">
            <text:p>60.8 </text:p>
          </table:table-cell>
          <table:table-cell office:value-type="float" office:value="58.50494" calcext:value-type="float">
            <text:p>58.5 </text:p>
          </table:table-cell>
          <table:table-cell office:value-type="float" office:value="63.09188" calcext:value-type="float">
            <text:p>63.1 </text:p>
          </table:table-cell>
          <table:table-cell office:value-type="string" calcext:value-type="string">
            <text:p>..</text:p>
          </table:table-cell>
          <table:table-cell office:value-type="float" office:value="64.27328" calcext:value-type="float">
            <text:p>64.3 </text:p>
          </table:table-cell>
          <table:table-cell office:value-type="float" office:value="38.87356" calcext:value-type="float">
            <text:p>38.9 </text:p>
          </table:table-cell>
          <table:table-cell office:value-type="string" calcext:value-type="string">
            <text:p>..</text:p>
          </table:table-cell>
          <table:table-cell office:value-type="float" office:value="48.18867" calcext:value-type="float">
            <text:p>48.2 </text:p>
          </table:table-cell>
          <table:table-cell office:value-type="float" office:value="0.0116329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18.96026" calcext:value-type="float">
            <text:p>19.0 </text:p>
          </table:table-cell>
          <table:table-cell office:value-type="float" office:value="11.03242" calcext:value-type="float">
            <text:p>11.0 </text:p>
          </table:table-cell>
          <table:table-cell office:value-type="float" office:value="0.0145117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63566" calcext:value-type="float">
            <text:p>24.6 </text:p>
          </table:table-cell>
        </table:table-row>
        <table:table-row table:style-name="ro1">
          <table:table-cell office:value-type="string" calcext:value-type="string">
            <text:p>1992Q2</text:p>
          </table:table-cell>
          <table:table-cell table:style-name="ce5" office:value-type="float" office:value="55.44463" calcext:value-type="float">
            <text:p>55.4 </text:p>
          </table:table-cell>
          <table:table-cell table:style-name="ce5" office:value-type="float" office:value="63.50698" calcext:value-type="float">
            <text:p>63.5 </text:p>
          </table:table-cell>
          <table:table-cell table:style-name="ce5" office:value-type="float" office:value="64.43932" calcext:value-type="float">
            <text:p>64.4 </text:p>
          </table:table-cell>
          <table:table-cell table:style-name="ce5" office:value-type="float" office:value="66.2365" calcext:value-type="float">
            <text:p>66.2 </text:p>
          </table:table-cell>
          <table:table-cell table:style-name="ce5" office:value-type="float" office:value="34.77336" calcext:value-type="float">
            <text:p>34.8 </text:p>
          </table:table-cell>
          <table:table-cell table:style-name="ce5" office:value-type="float" office:value="13.06086" calcext:value-type="float">
            <text:p>13.1 </text:p>
          </table:table-cell>
          <table:table-cell table:style-name="ce5" office:value-type="float" office:value="10.9717" calcext:value-type="float">
            <text:p>11.0 </text:p>
          </table:table-cell>
          <table:table-cell table:style-name="ce5" office:value-type="float" office:value="35.42639" calcext:value-type="float">
            <text:p>35.4 </text:p>
          </table:table-cell>
          <table:table-cell table:style-name="ce5" office:value-type="float" office:value="64.64056" calcext:value-type="float">
            <text:p>6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61431" calcext:value-type="float">
            <text:p>70.6 </text:p>
          </table:table-cell>
          <table:table-cell table:style-name="ce5" office:value-type="float" office:value="71.26" calcext:value-type="float">
            <text:p>71.3 </text:p>
          </table:table-cell>
          <table:table-cell table:style-name="ce5" office:value-type="float" office:value="68.75625" calcext:value-type="float">
            <text:p>68.8 </text:p>
          </table:table-cell>
          <table:table-cell table:style-name="ce5" office:value-type="float" office:value="40.29786" calcext:value-type="float">
            <text:p>40.3 </text:p>
          </table:table-cell>
          <table:table-cell table:style-name="ce5" office:value-type="float" office:value="13.58838" calcext:value-type="float">
            <text:p>13.6 </text:p>
          </table:table-cell>
          <table:table-cell table:style-name="ce5" office:value-type="float" office:value="37.57381" calcext:value-type="float">
            <text:p>37.6 </text:p>
          </table:table-cell>
          <table:table-cell table:style-name="ce5" office:value-type="float" office:value="61.87489" calcext:value-type="float">
            <text:p>61.9 </text:p>
          </table:table-cell>
          <table:table-cell table:style-name="ce5" office:value-type="float" office:value="40.32258" calcext:value-type="float">
            <text:p>40.3 </text:p>
          </table:table-cell>
          <table:table-cell table:style-name="ce5" office:value-type="float" office:value="57.86484" calcext:value-type="float">
            <text:p>57.9 </text:p>
          </table:table-cell>
          <table:table-cell table:style-name="ce5" office:value-type="float" office:value="96.30949" calcext:value-type="float">
            <text:p>96.3 </text:p>
          </table:table-cell>
          <table:table-cell table:style-name="ce5" office:value-type="float" office:value="47.11319" calcext:value-type="float">
            <text:p>47.1 </text:p>
          </table:table-cell>
          <table:table-cell table:style-name="ce5" office:value-type="float" office:value="7.916008" calcext:value-type="float">
            <text:p>7.9 </text:p>
          </table:table-cell>
          <table:table-cell table:style-name="ce5" office:value-type="float" office:value="2.354233" calcext:value-type="float">
            <text:p>2.4 </text:p>
          </table:table-cell>
          <table:table-cell table:style-name="ce5" office:value-type="float" office:value="62.80037" calcext:value-type="float">
            <text:p>62.8 </text:p>
          </table:table-cell>
          <table:table-cell table:style-name="ce5" office:value-type="float" office:value="13.80683" calcext:value-type="float">
            <text:p>13.8 </text:p>
          </table:table-cell>
          <table:table-cell table:style-name="ce5" office:value-type="float" office:value="62.78621" calcext:value-type="float">
            <text:p>62.8 </text:p>
          </table:table-cell>
          <table:table-cell table:style-name="ce5" office:value-type="float" office:value="61.99075" calcext:value-type="float">
            <text:p>62.0 </text:p>
          </table:table-cell>
          <table:table-cell table:style-name="ce5" office:value-type="float" office:value="63.4" calcext:value-type="float">
            <text:p>63.4 </text:p>
          </table:table-cell>
          <table:table-cell table:style-name="ce5" office:value-type="float" office:value="15.98879" calcext:value-type="float">
            <text:p>16.0 </text:p>
          </table:table-cell>
          <table:table-cell table:style-name="ce5" office:value-type="float" office:value="54.8734" calcext:value-type="float">
            <text:p>54.9 </text:p>
          </table:table-cell>
          <table:table-cell table:style-name="ce5" office:value-type="float" office:value="25.90958" calcext:value-type="float">
            <text:p>25.9 </text:p>
          </table:table-cell>
          <table:table-cell table:style-name="ce5" office:value-type="float" office:value="23.25096" calcext:value-type="float">
            <text:p>23.3 </text:p>
          </table:table-cell>
          <table:table-cell table:style-name="ce5" office:value-type="float" office:value="54.22593" calcext:value-type="float">
            <text:p>54.2 </text:p>
          </table:table-cell>
          <table:table-cell table:style-name="ce5" office:value-type="float" office:value="74.04492" calcext:value-type="float">
            <text:p>74.0 </text:p>
          </table:table-cell>
          <table:table-cell table:style-name="ce5" office:value-type="float" office:value="84.81387" calcext:value-type="float">
            <text:p>84.8 </text:p>
          </table:table-cell>
          <table:table-cell table:style-name="ce5" office:value-type="float" office:value="0.1300566" calcext:value-type="float">
            <text:p>0.1 </text:p>
          </table:table-cell>
          <table:table-cell table:style-name="ce5" office:value-type="float" office:value="62.1" calcext:value-type="float">
            <text:p>62.1 </text:p>
          </table:table-cell>
          <table:table-cell table:style-name="ce5" office:value-type="float" office:value="58.98311" calcext:value-type="float">
            <text:p>59.0 </text:p>
          </table:table-cell>
          <table:table-cell table:style-name="ce5" office:value-type="float" office:value="63.73252" calcext:value-type="float">
            <text:p>6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94336" calcext:value-type="float">
            <text:p>64.9 </text:p>
          </table:table-cell>
          <table:table-cell table:style-name="ce5" office:value-type="float" office:value="39.53652" calcext:value-type="float">
            <text:p>3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81887" calcext:value-type="float">
            <text:p>48.8 </text:p>
          </table:table-cell>
          <table:table-cell table:style-name="ce5" office:value-type="float" office:value="0.0210398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9.37484" calcext:value-type="float">
            <text:p>19.4 </text:p>
          </table:table-cell>
          <table:table-cell table:style-name="ce5" office:value-type="float" office:value="11.22404" calcext:value-type="float">
            <text:p>11.2 </text:p>
          </table:table-cell>
          <table:table-cell table:style-name="ce5" office:value-type="float" office:value="0.026189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37151" calcext:value-type="float">
            <text:p>25.4 </text:p>
          </table:table-cell>
        </table:table-row>
        <table:table-row table:style-name="ro1">
          <table:table-cell office:value-type="string" calcext:value-type="string">
            <text:p>1992Q3</text:p>
          </table:table-cell>
          <table:table-cell office:value-type="float" office:value="55.5375" calcext:value-type="float">
            <text:p>55.5 </text:p>
          </table:table-cell>
          <table:table-cell office:value-type="float" office:value="64.52091" calcext:value-type="float">
            <text:p>64.5 </text:p>
          </table:table-cell>
          <table:table-cell office:value-type="float" office:value="64.91835" calcext:value-type="float">
            <text:p>64.9 </text:p>
          </table:table-cell>
          <table:table-cell office:value-type="float" office:value="66.52621" calcext:value-type="float">
            <text:p>66.5 </text:p>
          </table:table-cell>
          <table:table-cell office:value-type="float" office:value="36.06301" calcext:value-type="float">
            <text:p>36.1 </text:p>
          </table:table-cell>
          <table:table-cell office:value-type="float" office:value="13.72709" calcext:value-type="float">
            <text:p>13.7 </text:p>
          </table:table-cell>
          <table:table-cell office:value-type="float" office:value="11.21622" calcext:value-type="float">
            <text:p>11.2 </text:p>
          </table:table-cell>
          <table:table-cell office:value-type="float" office:value="36.12917" calcext:value-type="float">
            <text:p>36.1 </text:p>
          </table:table-cell>
          <table:table-cell office:value-type="float" office:value="64.64056" calcext:value-type="float">
            <text:p>64.6 </text:p>
          </table:table-cell>
          <table:table-cell office:value-type="string" calcext:value-type="string">
            <text:p>..</text:p>
          </table:table-cell>
          <table:table-cell office:value-type="float" office:value="70.69324" calcext:value-type="float">
            <text:p>70.7 </text:p>
          </table:table-cell>
          <table:table-cell office:value-type="float" office:value="71.31" calcext:value-type="float">
            <text:p>71.3 </text:p>
          </table:table-cell>
          <table:table-cell office:value-type="float" office:value="69.12942" calcext:value-type="float">
            <text:p>69.1 </text:p>
          </table:table-cell>
          <table:table-cell office:value-type="float" office:value="40.91347" calcext:value-type="float">
            <text:p>40.9 </text:p>
          </table:table-cell>
          <table:table-cell office:value-type="float" office:value="13.92948" calcext:value-type="float">
            <text:p>13.9 </text:p>
          </table:table-cell>
          <table:table-cell office:value-type="float" office:value="37.72186" calcext:value-type="float">
            <text:p>37.7 </text:p>
          </table:table-cell>
          <table:table-cell office:value-type="float" office:value="62.17" calcext:value-type="float">
            <text:p>62.2 </text:p>
          </table:table-cell>
          <table:table-cell office:value-type="float" office:value="40.99463" calcext:value-type="float">
            <text:p>41.0 </text:p>
          </table:table-cell>
          <table:table-cell office:value-type="float" office:value="58.29757" calcext:value-type="float">
            <text:p>58.3 </text:p>
          </table:table-cell>
          <table:table-cell office:value-type="float" office:value="95.86833" calcext:value-type="float">
            <text:p>95.9 </text:p>
          </table:table-cell>
          <table:table-cell office:value-type="float" office:value="47.57246" calcext:value-type="float">
            <text:p>47.6 </text:p>
          </table:table-cell>
          <table:table-cell office:value-type="float" office:value="12.46601" calcext:value-type="float">
            <text:p>12.5 </text:p>
          </table:table-cell>
          <table:table-cell office:value-type="float" office:value="3.979067" calcext:value-type="float">
            <text:p>4.0 </text:p>
          </table:table-cell>
          <table:table-cell office:value-type="float" office:value="63.19915" calcext:value-type="float">
            <text:p>63.2 </text:p>
          </table:table-cell>
          <table:table-cell office:value-type="float" office:value="14.08512" calcext:value-type="float">
            <text:p>14.1 </text:p>
          </table:table-cell>
          <table:table-cell office:value-type="float" office:value="63.16064" calcext:value-type="float">
            <text:p>63.2 </text:p>
          </table:table-cell>
          <table:table-cell office:value-type="float" office:value="62.20769" calcext:value-type="float">
            <text:p>62.2 </text:p>
          </table:table-cell>
          <table:table-cell office:value-type="float" office:value="63.56667" calcext:value-type="float">
            <text:p>63.6 </text:p>
          </table:table-cell>
          <table:table-cell office:value-type="float" office:value="17.18443" calcext:value-type="float">
            <text:p>17.2 </text:p>
          </table:table-cell>
          <table:table-cell office:value-type="float" office:value="55.57932" calcext:value-type="float">
            <text:p>55.6 </text:p>
          </table:table-cell>
          <table:table-cell office:value-type="float" office:value="26.25965" calcext:value-type="float">
            <text:p>26.3 </text:p>
          </table:table-cell>
          <table:table-cell office:value-type="float" office:value="24.86333" calcext:value-type="float">
            <text:p>24.9 </text:p>
          </table:table-cell>
          <table:table-cell office:value-type="float" office:value="54.92444" calcext:value-type="float">
            <text:p>54.9 </text:p>
          </table:table-cell>
          <table:table-cell office:value-type="float" office:value="74.23108" calcext:value-type="float">
            <text:p>74.2 </text:p>
          </table:table-cell>
          <table:table-cell office:value-type="float" office:value="85.03794" calcext:value-type="float">
            <text:p>85.0 </text:p>
          </table:table-cell>
          <table:table-cell office:value-type="float" office:value="0.139377" calcext:value-type="float">
            <text:p>0.1 </text:p>
          </table:table-cell>
          <table:table-cell office:value-type="float" office:value="62.1" calcext:value-type="float">
            <text:p>62.1 </text:p>
          </table:table-cell>
          <table:table-cell office:value-type="float" office:value="59.44721" calcext:value-type="float">
            <text:p>59.4 </text:p>
          </table:table-cell>
          <table:table-cell office:value-type="float" office:value="64.04099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65.24539" calcext:value-type="float">
            <text:p>65.2 </text:p>
          </table:table-cell>
          <table:table-cell office:value-type="float" office:value="39.91561" calcext:value-type="float">
            <text:p>39.9 </text:p>
          </table:table-cell>
          <table:table-cell office:value-type="string" calcext:value-type="string">
            <text:p>..</text:p>
          </table:table-cell>
          <table:table-cell office:value-type="float" office:value="49.18569" calcext:value-type="float">
            <text:p>49.2 </text:p>
          </table:table-cell>
          <table:table-cell office:value-type="float" office:value="0.0384128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0.09345" calcext:value-type="float">
            <text:p>20.1 </text:p>
          </table:table-cell>
          <table:table-cell office:value-type="float" office:value="11.31985" calcext:value-type="float">
            <text:p>11.3 </text:p>
          </table:table-cell>
          <table:table-cell office:value-type="float" office:value="0.0368714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6.09203" calcext:value-type="float">
            <text:p>26.1 </text:p>
          </table:table-cell>
        </table:table-row>
        <table:table-row table:style-name="ro1">
          <table:table-cell office:value-type="string" calcext:value-type="string">
            <text:p>1992Q4</text:p>
          </table:table-cell>
          <table:table-cell table:style-name="ce5" office:value-type="float" office:value="55.81611" calcext:value-type="float">
            <text:p>55.8 </text:p>
          </table:table-cell>
          <table:table-cell table:style-name="ce5" office:value-type="float" office:value="64.26909" calcext:value-type="float">
            <text:p>64.3 </text:p>
          </table:table-cell>
          <table:table-cell table:style-name="ce5" office:value-type="float" office:value="65.23301" calcext:value-type="float">
            <text:p>65.2 </text:p>
          </table:table-cell>
          <table:table-cell table:style-name="ce5" office:value-type="float" office:value="66.81591" calcext:value-type="float">
            <text:p>66.8 </text:p>
          </table:table-cell>
          <table:table-cell table:style-name="ce5" office:value-type="float" office:value="37.67877" calcext:value-type="float">
            <text:p>37.7 </text:p>
          </table:table-cell>
          <table:table-cell table:style-name="ce5" office:value-type="float" office:value="14.06972" calcext:value-type="float">
            <text:p>14.1 </text:p>
          </table:table-cell>
          <table:table-cell table:style-name="ce5" office:value-type="float" office:value="11.46613" calcext:value-type="float">
            <text:p>11.5 </text:p>
          </table:table-cell>
          <table:table-cell table:style-name="ce5" office:value-type="float" office:value="37.8382" calcext:value-type="float">
            <text:p>37.8 </text:p>
          </table:table-cell>
          <table:table-cell table:style-name="ce5" office:value-type="float" office:value="64.80286" calcext:value-type="float">
            <text:p>64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14706" calcext:value-type="float">
            <text:p>71.1 </text:p>
          </table:table-cell>
          <table:table-cell table:style-name="ce5" office:value-type="float" office:value="71.66333" calcext:value-type="float">
            <text:p>71.7 </text:p>
          </table:table-cell>
          <table:table-cell table:style-name="ce5" office:value-type="float" office:value="69.3471" calcext:value-type="float">
            <text:p>69.3 </text:p>
          </table:table-cell>
          <table:table-cell table:style-name="ce5" office:value-type="float" office:value="43.62709" calcext:value-type="float">
            <text:p>43.6 </text:p>
          </table:table-cell>
          <table:table-cell table:style-name="ce5" office:value-type="float" office:value="14.7531" calcext:value-type="float">
            <text:p>14.8 </text:p>
          </table:table-cell>
          <table:table-cell table:style-name="ce5" office:value-type="float" office:value="37.77516" calcext:value-type="float">
            <text:p>37.8 </text:p>
          </table:table-cell>
          <table:table-cell table:style-name="ce5" office:value-type="float" office:value="62.26837" calcext:value-type="float">
            <text:p>62.3 </text:p>
          </table:table-cell>
          <table:table-cell table:style-name="ce5" office:value-type="float" office:value="42.03629" calcext:value-type="float">
            <text:p>42.0 </text:p>
          </table:table-cell>
          <table:table-cell table:style-name="ce5" office:value-type="float" office:value="59.00725" calcext:value-type="float">
            <text:p>59.0 </text:p>
          </table:table-cell>
          <table:table-cell table:style-name="ce5" office:value-type="float" office:value="96.24162" calcext:value-type="float">
            <text:p>96.2 </text:p>
          </table:table-cell>
          <table:table-cell table:style-name="ce5" office:value-type="float" office:value="47.54505" calcext:value-type="float">
            <text:p>47.5 </text:p>
          </table:table-cell>
          <table:table-cell table:style-name="ce5" office:value-type="float" office:value="19.15153" calcext:value-type="float">
            <text:p>19.2 </text:p>
          </table:table-cell>
          <table:table-cell table:style-name="ce5" office:value-type="float" office:value="7.602667" calcext:value-type="float">
            <text:p>7.6 </text:p>
          </table:table-cell>
          <table:table-cell table:style-name="ce5" office:value-type="float" office:value="63.70257" calcext:value-type="float">
            <text:p>63.7 </text:p>
          </table:table-cell>
          <table:table-cell table:style-name="ce5" office:value-type="float" office:value="14.44521" calcext:value-type="float">
            <text:p>14.4 </text:p>
          </table:table-cell>
          <table:table-cell table:style-name="ce5" office:value-type="float" office:value="63.51537" calcext:value-type="float">
            <text:p>63.5 </text:p>
          </table:table-cell>
          <table:table-cell table:style-name="ce5" office:value-type="float" office:value="62.37039" calcext:value-type="float">
            <text:p>62.4 </text:p>
          </table:table-cell>
          <table:table-cell table:style-name="ce5" office:value-type="float" office:value="63.8" calcext:value-type="float">
            <text:p>63.8 </text:p>
          </table:table-cell>
          <table:table-cell table:style-name="ce5" office:value-type="float" office:value="18.91928" calcext:value-type="float">
            <text:p>18.9 </text:p>
          </table:table-cell>
          <table:table-cell table:style-name="ce5" office:value-type="float" office:value="56.05602" calcext:value-type="float">
            <text:p>56.1 </text:p>
          </table:table-cell>
          <table:table-cell table:style-name="ce5" office:value-type="float" office:value="27.55222" calcext:value-type="float">
            <text:p>27.6 </text:p>
          </table:table-cell>
          <table:table-cell table:style-name="ce5" office:value-type="float" office:value="26.98948" calcext:value-type="float">
            <text:p>27.0 </text:p>
          </table:table-cell>
          <table:table-cell table:style-name="ce5" office:value-type="float" office:value="55.50433" calcext:value-type="float">
            <text:p>55.5 </text:p>
          </table:table-cell>
          <table:table-cell table:style-name="ce5" office:value-type="float" office:value="74.95446" calcext:value-type="float">
            <text:p>75.0 </text:p>
          </table:table-cell>
          <table:table-cell table:style-name="ce5" office:value-type="float" office:value="85.81861" calcext:value-type="float">
            <text:p>85.8 </text:p>
          </table:table-cell>
          <table:table-cell table:style-name="ce5" office:value-type="float" office:value="0.1657732" calcext:value-type="float">
            <text:p>0.2 </text:p>
          </table:table-cell>
          <table:table-cell table:style-name="ce5" office:value-type="float" office:value="62.5" calcext:value-type="float">
            <text:p>62.5 </text:p>
          </table:table-cell>
          <table:table-cell table:style-name="ce5" office:value-type="float" office:value="59.86912" calcext:value-type="float">
            <text:p>59.9 </text:p>
          </table:table-cell>
          <table:table-cell table:style-name="ce5" office:value-type="float" office:value="64.46808" calcext:value-type="float">
            <text:p>6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65519" calcext:value-type="float">
            <text:p>65.7 </text:p>
          </table:table-cell>
          <table:table-cell table:style-name="ce5" office:value-type="float" office:value="40.70784" calcext:value-type="float">
            <text:p>4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79314" calcext:value-type="float">
            <text:p>49.8 </text:p>
          </table:table-cell>
          <table:table-cell table:style-name="ce5" office:value-type="float" office:value="0.0735317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0.204" calcext:value-type="float">
            <text:p>20.2 </text:p>
          </table:table-cell>
          <table:table-cell table:style-name="ce5" office:value-type="float" office:value="11.43023" calcext:value-type="float">
            <text:p>11.4 </text:p>
          </table:table-cell>
          <table:table-cell table:style-name="ce5" office:value-type="float" office:value="0.06390692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44463" calcext:value-type="float">
            <text:p>26.4 </text:p>
          </table:table-cell>
        </table:table-row>
        <table:table-row table:style-name="ro1">
          <table:table-cell office:value-type="string" calcext:value-type="string">
            <text:p>1993Q1</text:p>
          </table:table-cell>
          <table:table-cell office:value-type="float" office:value="56.28047" calcext:value-type="float">
            <text:p>56.3 </text:p>
          </table:table-cell>
          <table:table-cell office:value-type="float" office:value="65.42882" calcext:value-type="float">
            <text:p>65.4 </text:p>
          </table:table-cell>
          <table:table-cell office:value-type="float" office:value="65.8905" calcext:value-type="float">
            <text:p>65.9 </text:p>
          </table:table-cell>
          <table:table-cell office:value-type="float" office:value="67.28996" calcext:value-type="float">
            <text:p>67.3 </text:p>
          </table:table-cell>
          <table:table-cell office:value-type="float" office:value="38.11093" calcext:value-type="float">
            <text:p>38.1 </text:p>
          </table:table-cell>
          <table:table-cell office:value-type="float" office:value="15.06227" calcext:value-type="float">
            <text:p>15.1 </text:p>
          </table:table-cell>
          <table:table-cell office:value-type="float" office:value="11.68914" calcext:value-type="float">
            <text:p>11.7 </text:p>
          </table:table-cell>
          <table:table-cell office:value-type="float" office:value="42.32639" calcext:value-type="float">
            <text:p>42.3 </text:p>
          </table:table-cell>
          <table:table-cell office:value-type="float" office:value="64.81445" calcext:value-type="float">
            <text:p>64.8 </text:p>
          </table:table-cell>
          <table:table-cell office:value-type="string" calcext:value-type="string">
            <text:p>..</text:p>
          </table:table-cell>
          <table:table-cell office:value-type="float" office:value="71.95605" calcext:value-type="float">
            <text:p>72.0 </text:p>
          </table:table-cell>
          <table:table-cell office:value-type="float" office:value="72.23" calcext:value-type="float">
            <text:p>72.2 </text:p>
          </table:table-cell>
          <table:table-cell office:value-type="float" office:value="71.15075" calcext:value-type="float">
            <text:p>71.2 </text:p>
          </table:table-cell>
          <table:table-cell office:value-type="float" office:value="44.81351" calcext:value-type="float">
            <text:p>44.8 </text:p>
          </table:table-cell>
          <table:table-cell office:value-type="float" office:value="16.18126" calcext:value-type="float">
            <text:p>16.2 </text:p>
          </table:table-cell>
          <table:table-cell office:value-type="float" office:value="38.5415" calcext:value-type="float">
            <text:p>38.5 </text:p>
          </table:table-cell>
          <table:table-cell office:value-type="float" office:value="62.56348" calcext:value-type="float">
            <text:p>62.6 </text:p>
          </table:table-cell>
          <table:table-cell office:value-type="float" office:value="43.48118" calcext:value-type="float">
            <text:p>43.5 </text:p>
          </table:table-cell>
          <table:table-cell office:value-type="float" office:value="59.76886" calcext:value-type="float">
            <text:p>59.8 </text:p>
          </table:table-cell>
          <table:table-cell office:value-type="float" office:value="96.24162" calcext:value-type="float">
            <text:p>96.2 </text:p>
          </table:table-cell>
          <table:table-cell office:value-type="float" office:value="48.32935" calcext:value-type="float">
            <text:p>48.3 </text:p>
          </table:table-cell>
          <table:table-cell office:value-type="float" office:value="21.6094" calcext:value-type="float">
            <text:p>21.6 </text:p>
          </table:table-cell>
          <table:table-cell office:value-type="float" office:value="11.98147" calcext:value-type="float">
            <text:p>12.0 </text:p>
          </table:table-cell>
          <table:table-cell office:value-type="float" office:value="64.58305" calcext:value-type="float">
            <text:p>64.6 </text:p>
          </table:table-cell>
          <table:table-cell office:value-type="float" office:value="14.9147" calcext:value-type="float">
            <text:p>14.9 </text:p>
          </table:table-cell>
          <table:table-cell office:value-type="float" office:value="63.75185" calcext:value-type="float">
            <text:p>63.8 </text:p>
          </table:table-cell>
          <table:table-cell office:value-type="float" office:value="62.42463" calcext:value-type="float">
            <text:p>62.4 </text:p>
          </table:table-cell>
          <table:table-cell office:value-type="float" office:value="64.33334" calcext:value-type="float">
            <text:p>64.3 </text:p>
          </table:table-cell>
          <table:table-cell office:value-type="float" office:value="20.72447" calcext:value-type="float">
            <text:p>20.7 </text:p>
          </table:table-cell>
          <table:table-cell office:value-type="float" office:value="57.43203" calcext:value-type="float">
            <text:p>57.4 </text:p>
          </table:table-cell>
          <table:table-cell office:value-type="float" office:value="30.82324" calcext:value-type="float">
            <text:p>30.8 </text:p>
          </table:table-cell>
          <table:table-cell office:value-type="float" office:value="28.96805" calcext:value-type="float">
            <text:p>29.0 </text:p>
          </table:table-cell>
          <table:table-cell office:value-type="float" office:value="56.22624" calcext:value-type="float">
            <text:p>56.2 </text:p>
          </table:table-cell>
          <table:table-cell office:value-type="float" office:value="77.31287" calcext:value-type="float">
            <text:p>77.3 </text:p>
          </table:table-cell>
          <table:table-cell office:value-type="float" office:value="86.99614" calcext:value-type="float">
            <text:p>87.0 </text:p>
          </table:table-cell>
          <table:table-cell office:value-type="float" office:value="0.1882341" calcext:value-type="float">
            <text:p>0.2 </text:p>
          </table:table-cell>
          <table:table-cell office:value-type="float" office:value="62.7" calcext:value-type="float">
            <text:p>62.7 </text:p>
          </table:table-cell>
          <table:table-cell office:value-type="float" office:value="60.37542" calcext:value-type="float">
            <text:p>60.4 </text:p>
          </table:table-cell>
          <table:table-cell office:value-type="float" office:value="65.2511" calcext:value-type="float">
            <text:p>65.3 </text:p>
          </table:table-cell>
          <table:table-cell office:value-type="string" calcext:value-type="string">
            <text:p>..</text:p>
          </table:table-cell>
          <table:table-cell office:value-type="float" office:value="66.25414" calcext:value-type="float">
            <text:p>66.3 </text:p>
          </table:table-cell>
          <table:table-cell office:value-type="float" office:value="41.57339" calcext:value-type="float">
            <text:p>41.6 </text:p>
          </table:table-cell>
          <table:table-cell office:value-type="string" calcext:value-type="string">
            <text:p>..</text:p>
          </table:table-cell>
          <table:table-cell office:value-type="float" office:value="50.47561" calcext:value-type="float">
            <text:p>50.5 </text:p>
          </table:table-cell>
          <table:table-cell office:value-type="float" office:value="0.1502193" calcext:value-type="float">
            <text:p>0.2 </text:p>
          </table:table-cell>
          <table:table-cell office:value-type="float" office:value="41.75956" calcext:value-type="float">
            <text:p>41.8 </text:p>
          </table:table-cell>
          <table:table-cell office:value-type="float" office:value="20.03817" calcext:value-type="float">
            <text:p>20.0 </text:p>
          </table:table-cell>
          <table:table-cell office:value-type="float" office:value="12.04673" calcext:value-type="float">
            <text:p>12.0 </text:p>
          </table:table-cell>
          <table:table-cell office:value-type="float" office:value="0.1237808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26.95053" calcext:value-type="float">
            <text:p>27.0 </text:p>
          </table:table-cell>
        </table:table-row>
        <table:table-row table:style-name="ro1">
          <table:table-cell office:value-type="string" calcext:value-type="string">
            <text:p>1993Q2</text:p>
          </table:table-cell>
          <table:table-cell table:style-name="ce5" office:value-type="float" office:value="56.46622" calcext:value-type="float">
            <text:p>56.5 </text:p>
          </table:table-cell>
          <table:table-cell table:style-name="ce5" office:value-type="float" office:value="65.85958" calcext:value-type="float">
            <text:p>65.9 </text:p>
          </table:table-cell>
          <table:table-cell table:style-name="ce5" office:value-type="float" office:value="66.15115" calcext:value-type="float">
            <text:p>66.2 </text:p>
          </table:table-cell>
          <table:table-cell table:style-name="ce5" office:value-type="float" office:value="67.42165" calcext:value-type="float">
            <text:p>67.4 </text:p>
          </table:table-cell>
          <table:table-cell table:style-name="ce5" office:value-type="float" office:value="39.28545" calcext:value-type="float">
            <text:p>39.3 </text:p>
          </table:table-cell>
          <table:table-cell table:style-name="ce5" office:value-type="float" office:value="15.96237" calcext:value-type="float">
            <text:p>16.0 </text:p>
          </table:table-cell>
          <table:table-cell table:style-name="ce5" office:value-type="float" office:value="11.98422" calcext:value-type="float">
            <text:p>12.0 </text:p>
          </table:table-cell>
          <table:table-cell table:style-name="ce5" office:value-type="float" office:value="43.17292" calcext:value-type="float">
            <text:p>43.2 </text:p>
          </table:table-cell>
          <table:table-cell table:style-name="ce5" office:value-type="float" office:value="65.27816" calcext:value-type="float">
            <text:p>6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35506" calcext:value-type="float">
            <text:p>72.4 </text:p>
          </table:table-cell>
          <table:table-cell table:style-name="ce5" office:value-type="float" office:value="72.70333" calcext:value-type="float">
            <text:p>72.7 </text:p>
          </table:table-cell>
          <table:table-cell table:style-name="ce5" office:value-type="float" office:value="71.7727" calcext:value-type="float">
            <text:p>71.8 </text:p>
          </table:table-cell>
          <table:table-cell table:style-name="ce5" office:value-type="float" office:value="46.80219" calcext:value-type="float">
            <text:p>46.8 </text:p>
          </table:table-cell>
          <table:table-cell table:style-name="ce5" office:value-type="float" office:value="16.54732" calcext:value-type="float">
            <text:p>16.5 </text:p>
          </table:table-cell>
          <table:table-cell table:style-name="ce5" office:value-type="float" office:value="38.81948" calcext:value-type="float">
            <text:p>38.8 </text:p>
          </table:table-cell>
          <table:table-cell table:style-name="ce5" office:value-type="float" office:value="62.46511" calcext:value-type="float">
            <text:p>62.5 </text:p>
          </table:table-cell>
          <table:table-cell table:style-name="ce5" office:value-type="float" office:value="44.79167" calcext:value-type="float">
            <text:p>44.8 </text:p>
          </table:table-cell>
          <table:table-cell table:style-name="ce5" office:value-type="float" office:value="60.49585" calcext:value-type="float">
            <text:p>60.5 </text:p>
          </table:table-cell>
          <table:table-cell table:style-name="ce5" office:value-type="float" office:value="97.12395" calcext:value-type="float">
            <text:p>97.1 </text:p>
          </table:table-cell>
          <table:table-cell table:style-name="ce5" office:value-type="float" office:value="49.31712" calcext:value-type="float">
            <text:p>49.3 </text:p>
          </table:table-cell>
          <table:table-cell table:style-name="ce5" office:value-type="float" office:value="22.35637" calcext:value-type="float">
            <text:p>22.4 </text:p>
          </table:table-cell>
          <table:table-cell table:style-name="ce5" office:value-type="float" office:value="19.3695" calcext:value-type="float">
            <text:p>19.4 </text:p>
          </table:table-cell>
          <table:table-cell table:style-name="ce5" office:value-type="float" office:value="65.01539" calcext:value-type="float">
            <text:p>65.0 </text:p>
          </table:table-cell>
          <table:table-cell table:style-name="ce5" office:value-type="float" office:value="15.18552" calcext:value-type="float">
            <text:p>15.2 </text:p>
          </table:table-cell>
          <table:table-cell table:style-name="ce5" office:value-type="float" office:value="64.26423" calcext:value-type="float">
            <text:p>64.3 </text:p>
          </table:table-cell>
          <table:table-cell table:style-name="ce5" office:value-type="float" office:value="62.80427" calcext:value-type="float">
            <text:p>62.8 </text:p>
          </table:table-cell>
          <table:table-cell table:style-name="ce5" office:value-type="float" office:value="64.93333" calcext:value-type="float">
            <text:p>64.9 </text:p>
          </table:table-cell>
          <table:table-cell table:style-name="ce5" office:value-type="float" office:value="22.10766" calcext:value-type="float">
            <text:p>22.1 </text:p>
          </table:table-cell>
          <table:table-cell table:style-name="ce5" office:value-type="float" office:value="58.27993" calcext:value-type="float">
            <text:p>58.3 </text:p>
          </table:table-cell>
          <table:table-cell table:style-name="ce5" office:value-type="float" office:value="31.7225" calcext:value-type="float">
            <text:p>31.7 </text:p>
          </table:table-cell>
          <table:table-cell table:style-name="ce5" office:value-type="float" office:value="30.14317" calcext:value-type="float">
            <text:p>30.1 </text:p>
          </table:table-cell>
          <table:table-cell table:style-name="ce5" office:value-type="float" office:value="56.76205" calcext:value-type="float">
            <text:p>56.8 </text:p>
          </table:table-cell>
          <table:table-cell table:style-name="ce5" office:value-type="float" office:value="77.7235" calcext:value-type="float">
            <text:p>77.7 </text:p>
          </table:table-cell>
          <table:table-cell table:style-name="ce5" office:value-type="float" office:value="87.7828" calcext:value-type="float">
            <text:p>87.8 </text:p>
          </table:table-cell>
          <table:table-cell table:style-name="ce5" office:value-type="float" office:value="0.2129864" calcext:value-type="float">
            <text:p>0.2 </text:p>
          </table:table-cell>
          <table:table-cell table:style-name="ce5" office:value-type="float" office:value="63.5" calcext:value-type="float">
            <text:p>63.5 </text:p>
          </table:table-cell>
          <table:table-cell table:style-name="ce5" office:value-type="float" office:value="60.83952" calcext:value-type="float">
            <text:p>60.8 </text:p>
          </table:table-cell>
          <table:table-cell table:style-name="ce5" office:value-type="float" office:value="65.84428" calcext:value-type="float">
            <text:p>6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81393" calcext:value-type="float">
            <text:p>66.8 </text:p>
          </table:table-cell>
          <table:table-cell table:style-name="ce5" office:value-type="float" office:value="42.2795" calcext:value-type="float">
            <text:p>4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08087" calcext:value-type="float">
            <text:p>51.1 </text:p>
          </table:table-cell>
          <table:table-cell table:style-name="ce5" office:value-type="float" office:value="0.312971" calcext:value-type="float">
            <text:p>0.3 </text:p>
          </table:table-cell>
          <table:table-cell table:style-name="ce5" office:value-type="float" office:value="43.98889" calcext:value-type="float">
            <text:p>44.0 </text:p>
          </table:table-cell>
          <table:table-cell table:style-name="ce5" office:value-type="float" office:value="20.48039" calcext:value-type="float">
            <text:p>20.5 </text:p>
          </table:table-cell>
          <table:table-cell table:style-name="ce5" office:value-type="float" office:value="12.28417" calcext:value-type="float">
            <text:p>12.3 </text:p>
          </table:table-cell>
          <table:table-cell table:style-name="ce5" office:value-type="float" office:value="0.211371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06963" calcext:value-type="float">
            <text:p>28.1 </text:p>
          </table:table-cell>
        </table:table-row>
        <table:table-row table:style-name="ro1">
          <table:table-cell office:value-type="string" calcext:value-type="string">
            <text:p>1993Q3</text:p>
          </table:table-cell>
          <table:table-cell office:value-type="float" office:value="56.74483" calcext:value-type="float">
            <text:p>56.7 </text:p>
          </table:table-cell>
          <table:table-cell office:value-type="float" office:value="66.7476" calcext:value-type="float">
            <text:p>66.7 </text:p>
          </table:table-cell>
          <table:table-cell office:value-type="float" office:value="66.77578" calcext:value-type="float">
            <text:p>66.8 </text:p>
          </table:table-cell>
          <table:table-cell office:value-type="float" office:value="67.68501" calcext:value-type="float">
            <text:p>67.7 </text:p>
          </table:table-cell>
          <table:table-cell office:value-type="float" office:value="40.72171" calcext:value-type="float">
            <text:p>40.7 </text:p>
          </table:table-cell>
          <table:table-cell office:value-type="float" office:value="16.61228" calcext:value-type="float">
            <text:p>16.6 </text:p>
          </table:table-cell>
          <table:table-cell office:value-type="float" office:value="12.2775" calcext:value-type="float">
            <text:p>12.3 </text:p>
          </table:table-cell>
          <table:table-cell office:value-type="float" office:value="43.81181" calcext:value-type="float">
            <text:p>43.8 </text:p>
          </table:table-cell>
          <table:table-cell office:value-type="float" office:value="65.41727" calcext:value-type="float">
            <text:p>65.4 </text:p>
          </table:table-cell>
          <table:table-cell office:value-type="string" calcext:value-type="string">
            <text:p>..</text:p>
          </table:table-cell>
          <table:table-cell office:value-type="float" office:value="72.10732" calcext:value-type="float">
            <text:p>72.1 </text:p>
          </table:table-cell>
          <table:table-cell office:value-type="float" office:value="72.84666" calcext:value-type="float">
            <text:p>72.8 </text:p>
          </table:table-cell>
          <table:table-cell office:value-type="float" office:value="72.27025" calcext:value-type="float">
            <text:p>72.3 </text:p>
          </table:table-cell>
          <table:table-cell office:value-type="float" office:value="46.78989" calcext:value-type="float">
            <text:p>46.8 </text:p>
          </table:table-cell>
          <table:table-cell office:value-type="float" office:value="17.04371" calcext:value-type="float">
            <text:p>17.0 </text:p>
          </table:table-cell>
          <table:table-cell office:value-type="float" office:value="39.45883" calcext:value-type="float">
            <text:p>39.5 </text:p>
          </table:table-cell>
          <table:table-cell office:value-type="float" office:value="63.05533" calcext:value-type="float">
            <text:p>63.1 </text:p>
          </table:table-cell>
          <table:table-cell office:value-type="float" office:value="45.3293" calcext:value-type="float">
            <text:p>45.3 </text:p>
          </table:table-cell>
          <table:table-cell office:value-type="float" office:value="61.10167" calcext:value-type="float">
            <text:p>61.1 </text:p>
          </table:table-cell>
          <table:table-cell office:value-type="float" office:value="97.56512" calcext:value-type="float">
            <text:p>97.6 </text:p>
          </table:table-cell>
          <table:table-cell office:value-type="float" office:value="49.68256" calcext:value-type="float">
            <text:p>49.7 </text:p>
          </table:table-cell>
          <table:table-cell office:value-type="float" office:value="22.7624" calcext:value-type="float">
            <text:p>22.8 </text:p>
          </table:table-cell>
          <table:table-cell office:value-type="float" office:value="21.9743" calcext:value-type="float">
            <text:p>22.0 </text:p>
          </table:table-cell>
          <table:table-cell office:value-type="float" office:value="65.47537" calcext:value-type="float">
            <text:p>65.5 </text:p>
          </table:table-cell>
          <table:table-cell office:value-type="float" office:value="15.4373" calcext:value-type="float">
            <text:p>15.4 </text:p>
          </table:table-cell>
          <table:table-cell office:value-type="float" office:value="64.91456" calcext:value-type="float">
            <text:p>64.9 </text:p>
          </table:table-cell>
          <table:table-cell office:value-type="float" office:value="63.12968" calcext:value-type="float">
            <text:p>63.1 </text:p>
          </table:table-cell>
          <table:table-cell office:value-type="float" office:value="64.93333" calcext:value-type="float">
            <text:p>64.9 </text:p>
          </table:table-cell>
          <table:table-cell office:value-type="float" office:value="23.23298" calcext:value-type="float">
            <text:p>23.2 </text:p>
          </table:table-cell>
          <table:table-cell office:value-type="float" office:value="59.01073" calcext:value-type="float">
            <text:p>59.0 </text:p>
          </table:table-cell>
          <table:table-cell office:value-type="float" office:value="33.00928" calcext:value-type="float">
            <text:p>33.0 </text:p>
          </table:table-cell>
          <table:table-cell office:value-type="float" office:value="31.0532" calcext:value-type="float">
            <text:p>31.1 </text:p>
          </table:table-cell>
          <table:table-cell office:value-type="float" office:value="57.44768" calcext:value-type="float">
            <text:p>57.4 </text:p>
          </table:table-cell>
          <table:table-cell office:value-type="float" office:value="77.62775" calcext:value-type="float">
            <text:p>77.6 </text:p>
          </table:table-cell>
          <table:table-cell office:value-type="float" office:value="88.00089" calcext:value-type="float">
            <text:p>88.0 </text:p>
          </table:table-cell>
          <table:table-cell office:value-type="float" office:value="0.2380049" calcext:value-type="float">
            <text:p>0.2 </text:p>
          </table:table-cell>
          <table:table-cell office:value-type="float" office:value="63.7" calcext:value-type="float">
            <text:p>63.7 </text:p>
          </table:table-cell>
          <table:table-cell office:value-type="float" office:value="61.0786" calcext:value-type="float">
            <text:p>61.1 </text:p>
          </table:table-cell>
          <table:table-cell office:value-type="float" office:value="66.27139" calcext:value-type="float">
            <text:p>66.3 </text:p>
          </table:table-cell>
          <table:table-cell office:value-type="string" calcext:value-type="string">
            <text:p>..</text:p>
          </table:table-cell>
          <table:table-cell office:value-type="float" office:value="67.12202" calcext:value-type="float">
            <text:p>67.1 </text:p>
          </table:table-cell>
          <table:table-cell office:value-type="float" office:value="42.83817" calcext:value-type="float">
            <text:p>42.8 </text:p>
          </table:table-cell>
          <table:table-cell office:value-type="string" calcext:value-type="string">
            <text:p>..</text:p>
          </table:table-cell>
          <table:table-cell office:value-type="float" office:value="51.50525" calcext:value-type="float">
            <text:p>51.5 </text:p>
          </table:table-cell>
          <table:table-cell office:value-type="float" office:value="0.7133014" calcext:value-type="float">
            <text:p>0.7 </text:p>
          </table:table-cell>
          <table:table-cell office:value-type="float" office:value="44.87818" calcext:value-type="float">
            <text:p>44.9 </text:p>
          </table:table-cell>
          <table:table-cell office:value-type="float" office:value="21.22664" calcext:value-type="float">
            <text:p>21.2 </text:p>
          </table:table-cell>
          <table:table-cell office:value-type="float" office:value="12.43204" calcext:value-type="float">
            <text:p>12.4 </text:p>
          </table:table-cell>
          <table:table-cell office:value-type="float" office:value="0.3880211" calcext:value-type="float">
            <text:p>0.4 </text:p>
          </table:table-cell>
          <table:table-cell office:value-type="string" calcext:value-type="string">
            <text:p>..</text:p>
          </table:table-cell>
          <table:table-cell office:value-type="float" office:value="28.54487" calcext:value-type="float">
            <text:p>28.5 </text:p>
          </table:table-cell>
        </table:table-row>
        <table:table-row table:style-name="ro1">
          <table:table-cell office:value-type="string" calcext:value-type="string">
            <text:p>1993Q4</text:p>
          </table:table-cell>
          <table:table-cell table:style-name="ce5" office:value-type="float" office:value="56.83771" calcext:value-type="float">
            <text:p>56.8 </text:p>
          </table:table-cell>
          <table:table-cell table:style-name="ce5" office:value-type="float" office:value="66.51566" calcext:value-type="float">
            <text:p>66.5 </text:p>
          </table:table-cell>
          <table:table-cell table:style-name="ce5" office:value-type="float" office:value="66.96128" calcext:value-type="float">
            <text:p>67.0 </text:p>
          </table:table-cell>
          <table:table-cell table:style-name="ce5" office:value-type="float" office:value="68.02739" calcext:value-type="float">
            <text:p>68.0 </text:p>
          </table:table-cell>
          <table:table-cell table:style-name="ce5" office:value-type="float" office:value="42.43927" calcext:value-type="float">
            <text:p>42.4 </text:p>
          </table:table-cell>
          <table:table-cell table:style-name="ce5" office:value-type="float" office:value="17.19693" calcext:value-type="float">
            <text:p>17.2 </text:p>
          </table:table-cell>
          <table:table-cell table:style-name="ce5" office:value-type="float" office:value="12.51163" calcext:value-type="float">
            <text:p>12.5 </text:p>
          </table:table-cell>
          <table:table-cell table:style-name="ce5" office:value-type="float" office:value="44.89791" calcext:value-type="float">
            <text:p>44.9 </text:p>
          </table:table-cell>
          <table:table-cell table:style-name="ce5" office:value-type="float" office:value="65.78824" calcext:value-type="float">
            <text:p>6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19063" calcext:value-type="float">
            <text:p>72.2 </text:p>
          </table:table-cell>
          <table:table-cell table:style-name="ce5" office:value-type="float" office:value="73.16666" calcext:value-type="float">
            <text:p>73.2 </text:p>
          </table:table-cell>
          <table:table-cell table:style-name="ce5" office:value-type="float" office:value="72.33244" calcext:value-type="float">
            <text:p>72.3 </text:p>
          </table:table-cell>
          <table:table-cell table:style-name="ce5" office:value-type="float" office:value="48.9508" calcext:value-type="float">
            <text:p>49.0 </text:p>
          </table:table-cell>
          <table:table-cell table:style-name="ce5" office:value-type="float" office:value="17.89506" calcext:value-type="float">
            <text:p>17.9 </text:p>
          </table:table-cell>
          <table:table-cell table:style-name="ce5" office:value-type="float" office:value="39.8341" calcext:value-type="float">
            <text:p>39.8 </text:p>
          </table:table-cell>
          <table:table-cell table:style-name="ce5" office:value-type="float" office:value="63.25207" calcext:value-type="float">
            <text:p>63.3 </text:p>
          </table:table-cell>
          <table:table-cell table:style-name="ce5" office:value-type="float" office:value="46.74059" calcext:value-type="float">
            <text:p>46.7 </text:p>
          </table:table-cell>
          <table:table-cell table:style-name="ce5" office:value-type="float" office:value="61.7075" calcext:value-type="float">
            <text:p>61.7 </text:p>
          </table:table-cell>
          <table:table-cell table:style-name="ce5" office:value-type="float" office:value="97.29362" calcext:value-type="float">
            <text:p>97.3 </text:p>
          </table:table-cell>
          <table:table-cell table:style-name="ce5" office:value-type="float" office:value="50.14113" calcext:value-type="float">
            <text:p>50.1 </text:p>
          </table:table-cell>
          <table:table-cell table:style-name="ce5" office:value-type="float" office:value="25.64799" calcext:value-type="float">
            <text:p>25.6 </text:p>
          </table:table-cell>
          <table:table-cell table:style-name="ce5" office:value-type="float" office:value="25.94757" calcext:value-type="float">
            <text:p>25.9 </text:p>
          </table:table-cell>
          <table:table-cell table:style-name="ce5" office:value-type="float" office:value="65.95905" calcext:value-type="float">
            <text:p>66.0 </text:p>
          </table:table-cell>
          <table:table-cell table:style-name="ce5" office:value-type="float" office:value="15.69012" calcext:value-type="float">
            <text:p>15.7 </text:p>
          </table:table-cell>
          <table:table-cell table:style-name="ce5" office:value-type="float" office:value="65.22987" calcext:value-type="float">
            <text:p>65.2 </text:p>
          </table:table-cell>
          <table:table-cell table:style-name="ce5" office:value-type="float" office:value="63.23815" calcext:value-type="float">
            <text:p>63.2 </text:p>
          </table:table-cell>
          <table:table-cell table:style-name="ce5" office:value-type="float" office:value="65.06667" calcext:value-type="float">
            <text:p>65.1 </text:p>
          </table:table-cell>
          <table:table-cell table:style-name="ce5" office:value-type="float" office:value="25.31949" calcext:value-type="float">
            <text:p>25.3 </text:p>
          </table:table-cell>
          <table:table-cell table:style-name="ce5" office:value-type="float" office:value="59.81319" calcext:value-type="float">
            <text:p>59.8 </text:p>
          </table:table-cell>
          <table:table-cell table:style-name="ce5" office:value-type="float" office:value="34.61901" calcext:value-type="float">
            <text:p>34.6 </text:p>
          </table:table-cell>
          <table:table-cell table:style-name="ce5" office:value-type="float" office:value="33.05637" calcext:value-type="float">
            <text:p>33.1 </text:p>
          </table:table-cell>
          <table:table-cell table:style-name="ce5" office:value-type="float" office:value="58.15055" calcext:value-type="float">
            <text:p>58.2 </text:p>
          </table:table-cell>
          <table:table-cell table:style-name="ce5" office:value-type="float" office:value="78.26922" calcext:value-type="float">
            <text:p>78.3 </text:p>
          </table:table-cell>
          <table:table-cell table:style-name="ce5" office:value-type="float" office:value="88.13213" calcext:value-type="float">
            <text:p>88.1 </text:p>
          </table:table-cell>
          <table:table-cell table:style-name="ce5" office:value-type="float" office:value="0.2807324" calcext:value-type="float">
            <text:p>0.3 </text:p>
          </table:table-cell>
          <table:table-cell table:style-name="ce5" office:value-type="float" office:value="63.9" calcext:value-type="float">
            <text:p>63.9 </text:p>
          </table:table-cell>
          <table:table-cell table:style-name="ce5" office:value-type="float" office:value="61.50051" calcext:value-type="float">
            <text:p>61.5 </text:p>
          </table:table-cell>
          <table:table-cell table:style-name="ce5" office:value-type="float" office:value="66.60357" calcext:value-type="float">
            <text:p>6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4298" calcext:value-type="float">
            <text:p>67.4 </text:p>
          </table:table-cell>
          <table:table-cell table:style-name="ce5" office:value-type="float" office:value="43.60037" calcext:value-type="float">
            <text:p>4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04399" calcext:value-type="float">
            <text:p>52.0 </text:p>
          </table:table-cell>
          <table:table-cell table:style-name="ce5" office:value-type="float" office:value="1.755453" calcext:value-type="float">
            <text:p>1.8 </text:p>
          </table:table-cell>
          <table:table-cell table:style-name="ce5" office:value-type="float" office:value="47.04784" calcext:value-type="float">
            <text:p>47.0 </text:p>
          </table:table-cell>
          <table:table-cell table:style-name="ce5" office:value-type="float" office:value="21.86234" calcext:value-type="float">
            <text:p>21.9 </text:p>
          </table:table-cell>
          <table:table-cell table:style-name="ce5" office:value-type="float" office:value="12.59658" calcext:value-type="float">
            <text:p>12.6 </text:p>
          </table:table-cell>
          <table:table-cell table:style-name="ce5" office:value-type="float" office:value="0.6551851" calcext:value-type="float">
            <text:p>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94345" calcext:value-type="float">
            <text:p>28.9 </text:p>
          </table:table-cell>
        </table:table-row>
        <table:table-row table:style-name="ro1">
          <table:table-cell office:value-type="string" calcext:value-type="string">
            <text:p>1994Q1</text:p>
          </table:table-cell>
          <table:table-cell office:value-type="float" office:value="57.11632" calcext:value-type="float">
            <text:p>57.1 </text:p>
          </table:table-cell>
          <table:table-cell office:value-type="float" office:value="67.45007" calcext:value-type="float">
            <text:p>67.5 </text:p>
          </table:table-cell>
          <table:table-cell office:value-type="float" office:value="67.47789" calcext:value-type="float">
            <text:p>67.5 </text:p>
          </table:table-cell>
          <table:table-cell office:value-type="float" office:value="67.65868" calcext:value-type="float">
            <text:p>67.7 </text:p>
          </table:table-cell>
          <table:table-cell office:value-type="float" office:value="43.2015" calcext:value-type="float">
            <text:p>43.2 </text:p>
          </table:table-cell>
          <table:table-cell office:value-type="float" office:value="18.52668" calcext:value-type="float">
            <text:p>18.5 </text:p>
          </table:table-cell>
          <table:table-cell office:value-type="float" office:value="12.89885" calcext:value-type="float">
            <text:p>12.9 </text:p>
          </table:table-cell>
          <table:table-cell office:value-type="float" office:value="46.59097" calcext:value-type="float">
            <text:p>46.6 </text:p>
          </table:table-cell>
          <table:table-cell office:value-type="float" office:value="65.96213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72.16432" calcext:value-type="float">
            <text:p>72.2 </text:p>
          </table:table-cell>
          <table:table-cell office:value-type="float" office:value="73.45667" calcext:value-type="float">
            <text:p>73.5 </text:p>
          </table:table-cell>
          <table:table-cell office:value-type="float" office:value="73.26537" calcext:value-type="float">
            <text:p>73.3 </text:p>
          </table:table-cell>
          <table:table-cell office:value-type="float" office:value="49.69223" calcext:value-type="float">
            <text:p>49.7 </text:p>
          </table:table-cell>
          <table:table-cell office:value-type="float" office:value="18.90449" calcext:value-type="float">
            <text:p>18.9 </text:p>
          </table:table-cell>
          <table:table-cell office:value-type="float" office:value="39.61171" calcext:value-type="float">
            <text:p>39.6 </text:p>
          </table:table-cell>
          <table:table-cell office:value-type="float" office:value="63.64555" calcext:value-type="float">
            <text:p>63.6 </text:p>
          </table:table-cell>
          <table:table-cell office:value-type="float" office:value="47.78226" calcext:value-type="float">
            <text:p>47.8 </text:p>
          </table:table-cell>
          <table:table-cell office:value-type="float" office:value="62.38256" calcext:value-type="float">
            <text:p>62.4 </text:p>
          </table:table-cell>
          <table:table-cell office:value-type="float" office:value="97.39544" calcext:value-type="float">
            <text:p>97.4 </text:p>
          </table:table-cell>
          <table:table-cell office:value-type="float" office:value="51.48028" calcext:value-type="float">
            <text:p>51.5 </text:p>
          </table:table-cell>
          <table:table-cell office:value-type="float" office:value="29.07289" calcext:value-type="float">
            <text:p>29.1 </text:p>
          </table:table-cell>
          <table:table-cell office:value-type="float" office:value="29.78793" calcext:value-type="float">
            <text:p>29.8 </text:p>
          </table:table-cell>
          <table:table-cell office:value-type="float" office:value="66.20187" calcext:value-type="float">
            <text:p>66.2 </text:p>
          </table:table-cell>
          <table:table-cell office:value-type="float" office:value="15.99716" calcext:value-type="float">
            <text:p>16.0 </text:p>
          </table:table-cell>
          <table:table-cell office:value-type="float" office:value="65.64371" calcext:value-type="float">
            <text:p>65.6 </text:p>
          </table:table-cell>
          <table:table-cell office:value-type="float" office:value="63.23815" calcext:value-type="float">
            <text:p>63.2 </text:p>
          </table:table-cell>
          <table:table-cell office:value-type="float" office:value="65.13333" calcext:value-type="float">
            <text:p>65.1 </text:p>
          </table:table-cell>
          <table:table-cell office:value-type="float" office:value="27.45289" calcext:value-type="float">
            <text:p>27.5 </text:p>
          </table:table-cell>
          <table:table-cell office:value-type="float" office:value="61.04158" calcext:value-type="float">
            <text:p>61.0 </text:p>
          </table:table-cell>
          <table:table-cell office:value-type="float" office:value="35.58783" calcext:value-type="float">
            <text:p>35.6 </text:p>
          </table:table-cell>
          <table:table-cell office:value-type="float" office:value="34.78625" calcext:value-type="float">
            <text:p>34.8 </text:p>
          </table:table-cell>
          <table:table-cell office:value-type="float" office:value="59.03588" calcext:value-type="float">
            <text:p>59.0 </text:p>
          </table:table-cell>
          <table:table-cell office:value-type="float" office:value="78.58091" calcext:value-type="float">
            <text:p>78.6 </text:p>
          </table:table-cell>
          <table:table-cell office:value-type="float" office:value="88.50844" calcext:value-type="float">
            <text:p>88.5 </text:p>
          </table:table-cell>
          <table:table-cell office:value-type="float" office:value="0.3257768" calcext:value-type="float">
            <text:p>0.3 </text:p>
          </table:table-cell>
          <table:table-cell office:value-type="float" office:value="64.2" calcext:value-type="float">
            <text:p>64.2 </text:p>
          </table:table-cell>
          <table:table-cell office:value-type="float" office:value="61.89429" calcext:value-type="float">
            <text:p>61.9 </text:p>
          </table:table-cell>
          <table:table-cell office:value-type="float" office:value="67.24422" calcext:value-type="float">
            <text:p>67.2 </text:p>
          </table:table-cell>
          <table:table-cell office:value-type="string" calcext:value-type="string">
            <text:p>..</text:p>
          </table:table-cell>
          <table:table-cell office:value-type="float" office:value="67.83131" calcext:value-type="float">
            <text:p>67.8 </text:p>
          </table:table-cell>
          <table:table-cell office:value-type="float" office:value="44.40299" calcext:value-type="float">
            <text:p>44.4 </text:p>
          </table:table-cell>
          <table:table-cell office:value-type="string" calcext:value-type="string">
            <text:p>..</text:p>
          </table:table-cell>
          <table:table-cell office:value-type="float" office:value="52.62259" calcext:value-type="float">
            <text:p>52.6 </text:p>
          </table:table-cell>
          <table:table-cell office:value-type="float" office:value="4.814175" calcext:value-type="float">
            <text:p>4.8 </text:p>
          </table:table-cell>
          <table:table-cell office:value-type="float" office:value="51.04542" calcext:value-type="float">
            <text:p>51.0 </text:p>
          </table:table-cell>
          <table:table-cell office:value-type="float" office:value="21.97289" calcext:value-type="float">
            <text:p>22.0 </text:p>
          </table:table-cell>
          <table:table-cell office:value-type="float" office:value="13.00064" calcext:value-type="float">
            <text:p>13.0 </text:p>
          </table:table-cell>
          <table:table-cell office:value-type="float" office:value="0.9605829" calcext:value-type="float">
            <text:p>1.0 </text:p>
          </table:table-cell>
          <table:table-cell office:value-type="string" calcext:value-type="string">
            <text:p>..</text:p>
          </table:table-cell>
          <table:table-cell office:value-type="float" office:value="29.55666" calcext:value-type="float">
            <text:p>29.6 </text:p>
          </table:table-cell>
        </table:table-row>
        <table:table-row table:style-name="ro1">
          <table:table-cell office:value-type="string" calcext:value-type="string">
            <text:p>1994Q2</text:p>
          </table:table-cell>
          <table:table-cell table:style-name="ce5" office:value-type="float" office:value="57.48781" calcext:value-type="float">
            <text:p>57.5 </text:p>
          </table:table-cell>
          <table:table-cell table:style-name="ce5" office:value-type="float" office:value="67.79468" calcext:value-type="float">
            <text:p>67.8 </text:p>
          </table:table-cell>
          <table:table-cell table:style-name="ce5" office:value-type="float" office:value="67.8536" calcext:value-type="float">
            <text:p>67.9 </text:p>
          </table:table-cell>
          <table:table-cell table:style-name="ce5" office:value-type="float" office:value="67.42165" calcext:value-type="float">
            <text:p>67.4 </text:p>
          </table:table-cell>
          <table:table-cell table:style-name="ce5" office:value-type="float" office:value="44.27876" calcext:value-type="float">
            <text:p>44.3 </text:p>
          </table:table-cell>
          <table:table-cell table:style-name="ce5" office:value-type="float" office:value="19.73405" calcext:value-type="float">
            <text:p>19.7 </text:p>
          </table:table-cell>
          <table:table-cell table:style-name="ce5" office:value-type="float" office:value="13.38073" calcext:value-type="float">
            <text:p>13.4 </text:p>
          </table:table-cell>
          <table:table-cell table:style-name="ce5" office:value-type="float" office:value="47.22986" calcext:value-type="float">
            <text:p>47.2 </text:p>
          </table:table-cell>
          <table:table-cell table:style-name="ce5" office:value-type="float" office:value="66.58813" calcext:value-type="float">
            <text:p>6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74969" calcext:value-type="float">
            <text:p>72.7 </text:p>
          </table:table-cell>
          <table:table-cell table:style-name="ce5" office:value-type="float" office:value="73.93667" calcext:value-type="float">
            <text:p>73.9 </text:p>
          </table:table-cell>
          <table:table-cell table:style-name="ce5" office:value-type="float" office:value="73.76292" calcext:value-type="float">
            <text:p>73.8 </text:p>
          </table:table-cell>
          <table:table-cell table:style-name="ce5" office:value-type="float" office:value="51.68926" calcext:value-type="float">
            <text:p>51.7 </text:p>
          </table:table-cell>
          <table:table-cell table:style-name="ce5" office:value-type="float" office:value="19.57281" calcext:value-type="float">
            <text:p>19.6 </text:p>
          </table:table-cell>
          <table:table-cell table:style-name="ce5" office:value-type="float" office:value="39.70901" calcext:value-type="float">
            <text:p>39.7 </text:p>
          </table:table-cell>
          <table:table-cell table:style-name="ce5" office:value-type="float" office:value="64.13741" calcext:value-type="float">
            <text:p>64.1 </text:p>
          </table:table-cell>
          <table:table-cell table:style-name="ce5" office:value-type="float" office:value="49.76479" calcext:value-type="float">
            <text:p>49.8 </text:p>
          </table:table-cell>
          <table:table-cell table:style-name="ce5" office:value-type="float" office:value="62.95376" calcext:value-type="float">
            <text:p>63.0 </text:p>
          </table:table-cell>
          <table:table-cell table:style-name="ce5" office:value-type="float" office:value="97.87054" calcext:value-type="float">
            <text:p>97.9 </text:p>
          </table:table-cell>
          <table:table-cell table:style-name="ce5" office:value-type="float" office:value="52.19677" calcext:value-type="float">
            <text:p>52.2 </text:p>
          </table:table-cell>
          <table:table-cell table:style-name="ce5" office:value-type="float" office:value="30.78689" calcext:value-type="float">
            <text:p>30.8 </text:p>
          </table:table-cell>
          <table:table-cell table:style-name="ce5" office:value-type="float" office:value="32.77727" calcext:value-type="float">
            <text:p>32.8 </text:p>
          </table:table-cell>
          <table:table-cell table:style-name="ce5" office:value-type="float" office:value="66.40126" calcext:value-type="float">
            <text:p>66.4 </text:p>
          </table:table-cell>
          <table:table-cell table:style-name="ce5" office:value-type="float" office:value="16.23716" calcext:value-type="float">
            <text:p>16.2 </text:p>
          </table:table-cell>
          <table:table-cell table:style-name="ce5" office:value-type="float" office:value="66.13638" calcext:value-type="float">
            <text:p>66.1 </text:p>
          </table:table-cell>
          <table:table-cell table:style-name="ce5" office:value-type="float" office:value="63.4911" calcext:value-type="float">
            <text:p>63.5 </text:p>
          </table:table-cell>
          <table:table-cell table:style-name="ce5" office:value-type="float" office:value="65.56667" calcext:value-type="float">
            <text:p>65.6 </text:p>
          </table:table-cell>
          <table:table-cell table:style-name="ce5" office:value-type="float" office:value="29.25808" calcext:value-type="float">
            <text:p>29.3 </text:p>
          </table:table-cell>
          <table:table-cell table:style-name="ce5" office:value-type="float" office:value="61.71333" calcext:value-type="float">
            <text:p>61.7 </text:p>
          </table:table-cell>
          <table:table-cell table:style-name="ce5" office:value-type="float" office:value="36.13434" calcext:value-type="float">
            <text:p>36.1 </text:p>
          </table:table-cell>
          <table:table-cell table:style-name="ce5" office:value-type="float" office:value="36.5626" calcext:value-type="float">
            <text:p>36.6 </text:p>
          </table:table-cell>
          <table:table-cell table:style-name="ce5" office:value-type="float" office:value="59.50803" calcext:value-type="float">
            <text:p>59.5 </text:p>
          </table:table-cell>
          <table:table-cell table:style-name="ce5" office:value-type="float" office:value="79.29897" calcext:value-type="float">
            <text:p>79.3 </text:p>
          </table:table-cell>
          <table:table-cell table:style-name="ce5" office:value-type="float" office:value="88.35433" calcext:value-type="float">
            <text:p>88.4 </text:p>
          </table:table-cell>
          <table:table-cell table:style-name="ce5" office:value-type="float" office:value="0.4521952" calcext:value-type="float">
            <text:p>0.5 </text:p>
          </table:table-cell>
          <table:table-cell table:style-name="ce5" office:value-type="float" office:value="65" calcext:value-type="float">
            <text:p>65.0 </text:p>
          </table:table-cell>
          <table:table-cell table:style-name="ce5" office:value-type="float" office:value="62.28808" calcext:value-type="float">
            <text:p>62.3 </text:p>
          </table:table-cell>
          <table:table-cell table:style-name="ce5" office:value-type="float" office:value="67.71877" calcext:value-type="float">
            <text:p>6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27278" calcext:value-type="float">
            <text:p>68.3 </text:p>
          </table:table-cell>
          <table:table-cell table:style-name="ce5" office:value-type="float" office:value="45.82623" calcext:value-type="float">
            <text:p>4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48468" calcext:value-type="float">
            <text:p>53.5 </text:p>
          </table:table-cell>
          <table:table-cell table:style-name="ce5" office:value-type="float" office:value="14.24949" calcext:value-type="float">
            <text:p>14.2 </text:p>
          </table:table-cell>
          <table:table-cell table:style-name="ce5" office:value-type="float" office:value="53.60801" calcext:value-type="float">
            <text:p>53.6 </text:p>
          </table:table-cell>
          <table:table-cell table:style-name="ce5" office:value-type="float" office:value="22.60859" calcext:value-type="float">
            <text:p>22.6 </text:p>
          </table:table-cell>
          <table:table-cell table:style-name="ce5" office:value-type="float" office:value="13.21933" calcext:value-type="float">
            <text:p>13.2 </text:p>
          </table:table-cell>
          <table:table-cell table:style-name="ce5" office:value-type="float" office:value="1.204306" calcext:value-type="float">
            <text:p>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07789" calcext:value-type="float">
            <text:p>30.1 </text:p>
          </table:table-cell>
        </table:table-row>
        <table:table-row table:style-name="ro1">
          <table:table-cell office:value-type="string" calcext:value-type="string">
            <text:p>1994Q3</text:p>
          </table:table-cell>
          <table:table-cell office:value-type="float" office:value="57.8593" calcext:value-type="float">
            <text:p>57.9 </text:p>
          </table:table-cell>
          <table:table-cell office:value-type="float" office:value="68.76885" calcext:value-type="float">
            <text:p>68.8 </text:p>
          </table:table-cell>
          <table:table-cell office:value-type="float" office:value="68.47118" calcext:value-type="float">
            <text:p>68.5 </text:p>
          </table:table-cell>
          <table:table-cell office:value-type="float" office:value="67.79036" calcext:value-type="float">
            <text:p>67.8 </text:p>
          </table:table-cell>
          <table:table-cell office:value-type="float" office:value="45.3186" calcext:value-type="float">
            <text:p>45.3 </text:p>
          </table:table-cell>
          <table:table-cell office:value-type="float" office:value="20.34046" calcext:value-type="float">
            <text:p>20.3 </text:p>
          </table:table-cell>
          <table:table-cell office:value-type="float" office:value="13.97842" calcext:value-type="float">
            <text:p>14.0 </text:p>
          </table:table-cell>
          <table:table-cell office:value-type="float" office:value="48.25208" calcext:value-type="float">
            <text:p>48.3 </text:p>
          </table:table-cell>
          <table:table-cell office:value-type="float" office:value="66.7852" calcext:value-type="float">
            <text:p>66.8 </text:p>
          </table:table-cell>
          <table:table-cell office:value-type="string" calcext:value-type="string">
            <text:p>..</text:p>
          </table:table-cell>
          <table:table-cell office:value-type="float" office:value="73.39644" calcext:value-type="float">
            <text:p>73.4 </text:p>
          </table:table-cell>
          <table:table-cell office:value-type="float" office:value="74.03" calcext:value-type="float">
            <text:p>74.0 </text:p>
          </table:table-cell>
          <table:table-cell office:value-type="float" office:value="74.13609" calcext:value-type="float">
            <text:p>74.1 </text:p>
          </table:table-cell>
          <table:table-cell office:value-type="float" office:value="52.25009" calcext:value-type="float">
            <text:p>52.3 </text:p>
          </table:table-cell>
          <table:table-cell office:value-type="float" office:value="20.37148" calcext:value-type="float">
            <text:p>20.4 </text:p>
          </table:table-cell>
          <table:table-cell office:value-type="float" office:value="39.86189" calcext:value-type="float">
            <text:p>39.9 </text:p>
          </table:table-cell>
          <table:table-cell office:value-type="float" office:value="64.62926" calcext:value-type="float">
            <text:p>64.6 </text:p>
          </table:table-cell>
          <table:table-cell office:value-type="float" office:value="51.5121" calcext:value-type="float">
            <text:p>51.5 </text:p>
          </table:table-cell>
          <table:table-cell office:value-type="float" office:value="63.43842" calcext:value-type="float">
            <text:p>63.4 </text:p>
          </table:table-cell>
          <table:table-cell office:value-type="float" office:value="97.56512" calcext:value-type="float">
            <text:p>97.6 </text:p>
          </table:table-cell>
          <table:table-cell office:value-type="float" office:value="53.11671" calcext:value-type="float">
            <text:p>53.1 </text:p>
          </table:table-cell>
          <table:table-cell office:value-type="float" office:value="32.08246" calcext:value-type="float">
            <text:p>32.1 </text:p>
          </table:table-cell>
          <table:table-cell office:value-type="float" office:value="35.40623" calcext:value-type="float">
            <text:p>35.4 </text:p>
          </table:table-cell>
          <table:table-cell office:value-type="float" office:value="66.86519" calcext:value-type="float">
            <text:p>66.9 </text:p>
          </table:table-cell>
          <table:table-cell office:value-type="float" office:value="16.47967" calcext:value-type="float">
            <text:p>16.5 </text:p>
          </table:table-cell>
          <table:table-cell office:value-type="float" office:value="66.64877" calcext:value-type="float">
            <text:p>66.6 </text:p>
          </table:table-cell>
          <table:table-cell office:value-type="float" office:value="64.24996" calcext:value-type="float">
            <text:p>64.2 </text:p>
          </table:table-cell>
          <table:table-cell office:value-type="float" office:value="65.93333" calcext:value-type="float">
            <text:p>65.9 </text:p>
          </table:table-cell>
          <table:table-cell office:value-type="float" office:value="31.11015" calcext:value-type="float">
            <text:p>31.1 </text:p>
          </table:table-cell>
          <table:table-cell office:value-type="float" office:value="62.01687" calcext:value-type="float">
            <text:p>62.0 </text:p>
          </table:table-cell>
          <table:table-cell office:value-type="float" office:value="37.21246" calcext:value-type="float">
            <text:p>37.2 </text:p>
          </table:table-cell>
          <table:table-cell office:value-type="float" office:value="37.98094" calcext:value-type="float">
            <text:p>38.0 </text:p>
          </table:table-cell>
          <table:table-cell office:value-type="float" office:value="60.14341" calcext:value-type="float">
            <text:p>60.1 </text:p>
          </table:table-cell>
          <table:table-cell office:value-type="float" office:value="79.63937" calcext:value-type="float">
            <text:p>79.6 </text:p>
          </table:table-cell>
          <table:table-cell office:value-type="float" office:value="88.49107" calcext:value-type="float">
            <text:p>88.5 </text:p>
          </table:table-cell>
          <table:table-cell office:value-type="float" office:value="0.5040917" calcext:value-type="float">
            <text:p>0.5 </text:p>
          </table:table-cell>
          <table:table-cell office:value-type="float" office:value="65" calcext:value-type="float">
            <text:p>65.0 </text:p>
          </table:table-cell>
          <table:table-cell office:value-type="float" office:value="62.83656" calcext:value-type="float">
            <text:p>62.8 </text:p>
          </table:table-cell>
          <table:table-cell office:value-type="float" office:value="68.09842" calcext:value-type="float">
            <text:p>68.1 </text:p>
          </table:table-cell>
          <table:table-cell office:value-type="string" calcext:value-type="string">
            <text:p>..</text:p>
          </table:table-cell>
          <table:table-cell office:value-type="float" office:value="68.63603" calcext:value-type="float">
            <text:p>68.6 </text:p>
          </table:table-cell>
          <table:table-cell office:value-type="float" office:value="46.47199" calcext:value-type="float">
            <text:p>46.5 </text:p>
          </table:table-cell>
          <table:table-cell office:value-type="string" calcext:value-type="string">
            <text:p>..</text:p>
          </table:table-cell>
          <table:table-cell office:value-type="float" office:value="54.01381" calcext:value-type="float">
            <text:p>54.0 </text:p>
          </table:table-cell>
          <table:table-cell office:value-type="float" office:value="21.62461" calcext:value-type="float">
            <text:p>21.6 </text:p>
          </table:table-cell>
          <table:table-cell office:value-type="float" office:value="56.42347" calcext:value-type="float">
            <text:p>56.4 </text:p>
          </table:table-cell>
          <table:table-cell office:value-type="float" office:value="23.57594" calcext:value-type="float">
            <text:p>23.6 </text:p>
          </table:table-cell>
          <table:table-cell office:value-type="float" office:value="13.53799" calcext:value-type="float">
            <text:p>13.5 </text:p>
          </table:table-cell>
          <table:table-cell office:value-type="float" office:value="1.425546" calcext:value-type="float">
            <text:p>1.4 </text:p>
          </table:table-cell>
          <table:table-cell office:value-type="string" calcext:value-type="string">
            <text:p>..</text:p>
          </table:table-cell>
          <table:table-cell office:value-type="float" office:value="31.151" calcext:value-type="float">
            <text:p>31.2 </text:p>
          </table:table-cell>
        </table:table-row>
        <table:table-row table:style-name="ro1">
          <table:table-cell office:value-type="string" calcext:value-type="string">
            <text:p>1994Q4</text:p>
          </table:table-cell>
          <table:table-cell table:style-name="ce5" office:value-type="float" office:value="58.32366" calcext:value-type="float">
            <text:p>58.3 </text:p>
          </table:table-cell>
          <table:table-cell table:style-name="ce5" office:value-type="float" office:value="68.35135" calcext:value-type="float">
            <text:p>68.4 </text:p>
          </table:table-cell>
          <table:table-cell table:style-name="ce5" office:value-type="float" office:value="68.29506" calcext:value-type="float">
            <text:p>68.3 </text:p>
          </table:table-cell>
          <table:table-cell table:style-name="ce5" office:value-type="float" office:value="68.00105" calcext:value-type="float">
            <text:p>68.0 </text:p>
          </table:table-cell>
          <table:table-cell table:style-name="ce5" office:value-type="float" office:value="46.13129" calcext:value-type="float">
            <text:p>46.1 </text:p>
          </table:table-cell>
          <table:table-cell table:style-name="ce5" office:value-type="float" office:value="21.04476" calcext:value-type="float">
            <text:p>21.0 </text:p>
          </table:table-cell>
          <table:table-cell table:style-name="ce5" office:value-type="float" office:value="14.76362" calcext:value-type="float">
            <text:p>14.8 </text:p>
          </table:table-cell>
          <table:table-cell table:style-name="ce5" office:value-type="float" office:value="49.62569" calcext:value-type="float">
            <text:p>49.6 </text:p>
          </table:table-cell>
          <table:table-cell table:style-name="ce5" office:value-type="float" office:value="67.16776" calcext:value-type="float">
            <text:p>6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44028" calcext:value-type="float">
            <text:p>73.4 </text:p>
          </table:table-cell>
          <table:table-cell table:style-name="ce5" office:value-type="float" office:value="74.34" calcext:value-type="float">
            <text:p>74.3 </text:p>
          </table:table-cell>
          <table:table-cell table:style-name="ce5" office:value-type="float" office:value="74.105" calcext:value-type="float">
            <text:p>74.1 </text:p>
          </table:table-cell>
          <table:table-cell table:style-name="ce5" office:value-type="float" office:value="54.09809" calcext:value-type="float">
            <text:p>54.1 </text:p>
          </table:table-cell>
          <table:table-cell table:style-name="ce5" office:value-type="float" office:value="21.58611" calcext:value-type="float">
            <text:p>21.6 </text:p>
          </table:table-cell>
          <table:table-cell table:style-name="ce5" office:value-type="float" office:value="39.90359" calcext:value-type="float">
            <text:p>39.9 </text:p>
          </table:table-cell>
          <table:table-cell table:style-name="ce5" office:value-type="float" office:value="64.72762" calcext:value-type="float">
            <text:p>64.7 </text:p>
          </table:table-cell>
          <table:table-cell table:style-name="ce5" office:value-type="float" office:value="53.42742" calcext:value-type="float">
            <text:p>53.4 </text:p>
          </table:table-cell>
          <table:table-cell table:style-name="ce5" office:value-type="float" office:value="64.1481" calcext:value-type="float">
            <text:p>64.1 </text:p>
          </table:table-cell>
          <table:table-cell table:style-name="ce5" office:value-type="float" office:value="98.07415" calcext:value-type="float">
            <text:p>98.1 </text:p>
          </table:table-cell>
          <table:table-cell table:style-name="ce5" office:value-type="float" office:value="53.04959" calcext:value-type="float">
            <text:p>53.0 </text:p>
          </table:table-cell>
          <table:table-cell table:style-name="ce5" office:value-type="float" office:value="33.61979" calcext:value-type="float">
            <text:p>33.6 </text:p>
          </table:table-cell>
          <table:table-cell table:style-name="ce5" office:value-type="float" office:value="38.57973" calcext:value-type="float">
            <text:p>38.6 </text:p>
          </table:table-cell>
          <table:table-cell table:style-name="ce5" office:value-type="float" office:value="67.29359" calcext:value-type="float">
            <text:p>67.3 </text:p>
          </table:table-cell>
          <table:table-cell table:style-name="ce5" office:value-type="float" office:value="16.77867" calcext:value-type="float">
            <text:p>16.8 </text:p>
          </table:table-cell>
          <table:table-cell table:style-name="ce5" office:value-type="float" office:value="66.96407" calcext:value-type="float">
            <text:p>67.0 </text:p>
          </table:table-cell>
          <table:table-cell table:style-name="ce5" office:value-type="float" office:value="65.00882" calcext:value-type="float">
            <text:p>65.0 </text:p>
          </table:table-cell>
          <table:table-cell table:style-name="ce5" office:value-type="float" office:value="66.2" calcext:value-type="float">
            <text:p>66.2 </text:p>
          </table:table-cell>
          <table:table-cell table:style-name="ce5" office:value-type="float" office:value="33.71243" calcext:value-type="float">
            <text:p>33.7 </text:p>
          </table:table-cell>
          <table:table-cell table:style-name="ce5" office:value-type="float" office:value="62.47697" calcext:value-type="float">
            <text:p>62.5 </text:p>
          </table:table-cell>
          <table:table-cell table:style-name="ce5" office:value-type="float" office:value="38.70294" calcext:value-type="float">
            <text:p>38.7 </text:p>
          </table:table-cell>
          <table:table-cell table:style-name="ce5" office:value-type="float" office:value="39.75728" calcext:value-type="float">
            <text:p>39.8 </text:p>
          </table:table-cell>
          <table:table-cell table:style-name="ce5" office:value-type="float" office:value="60.68485" calcext:value-type="float">
            <text:p>60.7 </text:p>
          </table:table-cell>
          <table:table-cell table:style-name="ce5" office:value-type="float" office:value="80.12447" calcext:value-type="float">
            <text:p>80.1 </text:p>
          </table:table-cell>
          <table:table-cell table:style-name="ce5" office:value-type="float" office:value="88.5483" calcext:value-type="float">
            <text:p>88.5 </text:p>
          </table:table-cell>
          <table:table-cell table:style-name="ce5" office:value-type="float" office:value="0.6058277" calcext:value-type="float">
            <text:p>0.6 </text:p>
          </table:table-cell>
          <table:table-cell table:style-name="ce5" office:value-type="float" office:value="65.3" calcext:value-type="float">
            <text:p>65.3 </text:p>
          </table:table-cell>
          <table:table-cell table:style-name="ce5" office:value-type="float" office:value="63.1319" calcext:value-type="float">
            <text:p>63.1 </text:p>
          </table:table-cell>
          <table:table-cell table:style-name="ce5" office:value-type="float" office:value="68.38315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94736" calcext:value-type="float">
            <text:p>68.9 </text:p>
          </table:table-cell>
          <table:table-cell table:style-name="ce5" office:value-type="float" office:value="47.52812" calcext:value-type="float">
            <text:p>47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67839" calcext:value-type="float">
            <text:p>54.7 </text:p>
          </table:table-cell>
          <table:table-cell table:style-name="ce5" office:value-type="float" office:value="23.10756" calcext:value-type="float">
            <text:p>23.1 </text:p>
          </table:table-cell>
          <table:table-cell table:style-name="ce5" office:value-type="float" office:value="59.69605" calcext:value-type="float">
            <text:p>59.7 </text:p>
          </table:table-cell>
          <table:table-cell table:style-name="ce5" office:value-type="float" office:value="24.01817" calcext:value-type="float">
            <text:p>24.0 </text:p>
          </table:table-cell>
          <table:table-cell table:style-name="ce5" office:value-type="float" office:value="13.81292" calcext:value-type="float">
            <text:p>13.8 </text:p>
          </table:table-cell>
          <table:table-cell table:style-name="ce5" office:value-type="float" office:value="2.029443" calcext:value-type="float">
            <text:p>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77954" calcext:value-type="float">
            <text:p>31.8 </text:p>
          </table:table-cell>
        </table:table-row>
        <table:table-row table:style-name="ro1">
          <table:table-cell office:value-type="string" calcext:value-type="string">
            <text:p>1995Q1</text:p>
          </table:table-cell>
          <table:table-cell office:value-type="float" office:value="59.25238" calcext:value-type="float">
            <text:p>59.3 </text:p>
          </table:table-cell>
          <table:table-cell office:value-type="float" office:value="69.11346" calcext:value-type="float">
            <text:p>69.1 </text:p>
          </table:table-cell>
          <table:table-cell office:value-type="float" office:value="68.7013" calcext:value-type="float">
            <text:p>68.7 </text:p>
          </table:table-cell>
          <table:table-cell office:value-type="float" office:value="68.68581" calcext:value-type="float">
            <text:p>68.7 </text:p>
          </table:table-cell>
          <table:table-cell office:value-type="float" office:value="46.85609" calcext:value-type="float">
            <text:p>46.9 </text:p>
          </table:table-cell>
          <table:table-cell office:value-type="float" office:value="22.43161" calcext:value-type="float">
            <text:p>22.4 </text:p>
          </table:table-cell>
          <table:table-cell office:value-type="float" office:value="15.9719" calcext:value-type="float">
            <text:p>16.0 </text:p>
          </table:table-cell>
          <table:table-cell office:value-type="float" office:value="50.93333" calcext:value-type="float">
            <text:p>50.9 </text:p>
          </table:table-cell>
          <table:table-cell office:value-type="float" office:value="67.51554" calcext:value-type="float">
            <text:p>67.5 </text:p>
          </table:table-cell>
          <table:table-cell office:value-type="string" calcext:value-type="string">
            <text:p>..</text:p>
          </table:table-cell>
          <table:table-cell office:value-type="float" office:value="73.39838" calcext:value-type="float">
            <text:p>73.4 </text:p>
          </table:table-cell>
          <table:table-cell office:value-type="float" office:value="74.75" calcext:value-type="float">
            <text:p>74.8 </text:p>
          </table:table-cell>
          <table:table-cell office:value-type="float" office:value="74.78914" calcext:value-type="float">
            <text:p>74.8 </text:p>
          </table:table-cell>
          <table:table-cell office:value-type="float" office:value="54.74829" calcext:value-type="float">
            <text:p>54.7 </text:p>
          </table:table-cell>
          <table:table-cell office:value-type="float" office:value="23.53285" calcext:value-type="float">
            <text:p>23.5 </text:p>
          </table:table-cell>
          <table:table-cell office:value-type="float" office:value="40.22326" calcext:value-type="float">
            <text:p>40.2 </text:p>
          </table:table-cell>
          <table:table-cell office:value-type="float" office:value="65.21947" calcext:value-type="float">
            <text:p>65.2 </text:p>
          </table:table-cell>
          <table:table-cell office:value-type="float" office:value="54.06586" calcext:value-type="float">
            <text:p>54.1 </text:p>
          </table:table-cell>
          <table:table-cell office:value-type="float" office:value="65.10011" calcext:value-type="float">
            <text:p>65.1 </text:p>
          </table:table-cell>
          <table:table-cell office:value-type="float" office:value="97.59905" calcext:value-type="float">
            <text:p>97.6 </text:p>
          </table:table-cell>
          <table:table-cell office:value-type="float" office:value="53.93018" calcext:value-type="float">
            <text:p>53.9 </text:p>
          </table:table-cell>
          <table:table-cell office:value-type="float" office:value="36.64486" calcext:value-type="float">
            <text:p>36.6 </text:p>
          </table:table-cell>
          <table:table-cell office:value-type="float" office:value="43.61477" calcext:value-type="float">
            <text:p>43.6 </text:p>
          </table:table-cell>
          <table:table-cell office:value-type="float" office:value="67.71665" calcext:value-type="float">
            <text:p>67.7 </text:p>
          </table:table-cell>
          <table:table-cell office:value-type="float" office:value="18.39772" calcext:value-type="float">
            <text:p>18.4 </text:p>
          </table:table-cell>
          <table:table-cell office:value-type="float" office:value="67.22026" calcext:value-type="float">
            <text:p>67.2 </text:p>
          </table:table-cell>
          <table:table-cell office:value-type="float" office:value="65.76768" calcext:value-type="float">
            <text:p>65.8 </text:p>
          </table:table-cell>
          <table:table-cell office:value-type="float" office:value="66.86667" calcext:value-type="float">
            <text:p>66.9 </text:p>
          </table:table-cell>
          <table:table-cell office:value-type="float" office:value="36.45538" calcext:value-type="float">
            <text:p>36.5 </text:p>
          </table:table-cell>
          <table:table-cell office:value-type="float" office:value="63.88052" calcext:value-type="float">
            <text:p>63.9 </text:p>
          </table:table-cell>
          <table:table-cell office:value-type="float" office:value="39.65096" calcext:value-type="float">
            <text:p>39.7 </text:p>
          </table:table-cell>
          <table:table-cell office:value-type="float" office:value="41.43524" calcext:value-type="float">
            <text:p>41.4 </text:p>
          </table:table-cell>
          <table:table-cell office:value-type="float" office:value="61.85061" calcext:value-type="float">
            <text:p>61.9 </text:p>
          </table:table-cell>
          <table:table-cell office:value-type="float" office:value="80.60529" calcext:value-type="float">
            <text:p>80.6 </text:p>
          </table:table-cell>
          <table:table-cell office:value-type="float" office:value="89.71326" calcext:value-type="float">
            <text:p>89.7 </text:p>
          </table:table-cell>
          <table:table-cell office:value-type="float" office:value="0.724968" calcext:value-type="float">
            <text:p>0.7 </text:p>
          </table:table-cell>
          <table:table-cell office:value-type="float" office:value="65.7" calcext:value-type="float">
            <text:p>65.7 </text:p>
          </table:table-cell>
          <table:table-cell office:value-type="float" office:value="63.65226" calcext:value-type="float">
            <text:p>63.7 </text:p>
          </table:table-cell>
          <table:table-cell office:value-type="float" office:value="68.97634" calcext:value-type="float">
            <text:p>69.0 </text:p>
          </table:table-cell>
          <table:table-cell office:value-type="string" calcext:value-type="string">
            <text:p>..</text:p>
          </table:table-cell>
          <table:table-cell office:value-type="float" office:value="69.41479" calcext:value-type="float">
            <text:p>69.4 </text:p>
          </table:table-cell>
          <table:table-cell office:value-type="float" office:value="48.65893" calcext:value-type="float">
            <text:p>48.7 </text:p>
          </table:table-cell>
          <table:table-cell office:value-type="string" calcext:value-type="string">
            <text:p>..</text:p>
          </table:table-cell>
          <table:table-cell office:value-type="float" office:value="55.61235" calcext:value-type="float">
            <text:p>55.6 </text:p>
          </table:table-cell>
          <table:table-cell office:value-type="float" office:value="24.27226" calcext:value-type="float">
            <text:p>24.3 </text:p>
          </table:table-cell>
          <table:table-cell office:value-type="float" office:value="62.57326" calcext:value-type="float">
            <text:p>62.6 </text:p>
          </table:table-cell>
          <table:table-cell office:value-type="float" office:value="24.12872" calcext:value-type="float">
            <text:p>24.1 </text:p>
          </table:table-cell>
          <table:table-cell office:value-type="float" office:value="14.1899" calcext:value-type="float">
            <text:p>14.2 </text:p>
          </table:table-cell>
          <table:table-cell office:value-type="float" office:value="3.042091" calcext:value-type="float">
            <text:p>3.0 </text:p>
          </table:table-cell>
          <table:table-cell office:value-type="float" office:value="66.76414" calcext:value-type="float">
            <text:p>66.8 </text:p>
          </table:table-cell>
          <table:table-cell office:value-type="float" office:value="32.50006" calcext:value-type="float">
            <text:p>32.5 </text:p>
          </table:table-cell>
        </table:table-row>
        <table:table-row table:style-name="ro1">
          <table:table-cell office:value-type="string" calcext:value-type="string">
            <text:p>1995Q2</text:p>
          </table:table-cell>
          <table:table-cell table:style-name="ce5" office:value-type="float" office:value="60.08823" calcext:value-type="float">
            <text:p>60.1 </text:p>
          </table:table-cell>
          <table:table-cell table:style-name="ce5" office:value-type="float" office:value="69.51108" calcext:value-type="float">
            <text:p>69.5 </text:p>
          </table:table-cell>
          <table:table-cell table:style-name="ce5" office:value-type="float" office:value="68.84219" calcext:value-type="float">
            <text:p>68.8 </text:p>
          </table:table-cell>
          <table:table-cell table:style-name="ce5" office:value-type="float" office:value="69.23888" calcext:value-type="float">
            <text:p>69.2 </text:p>
          </table:table-cell>
          <table:table-cell table:style-name="ce5" office:value-type="float" office:value="47.72238" calcext:value-type="float">
            <text:p>47.7 </text:p>
          </table:table-cell>
          <table:table-cell table:style-name="ce5" office:value-type="float" office:value="23.95171" calcext:value-type="float">
            <text:p>24.0 </text:p>
          </table:table-cell>
          <table:table-cell table:style-name="ce5" office:value-type="float" office:value="16.4061" calcext:value-type="float">
            <text:p>16.4 </text:p>
          </table:table-cell>
          <table:table-cell table:style-name="ce5" office:value-type="float" office:value="51.93333" calcext:value-type="float">
            <text:p>51.9 </text:p>
          </table:table-cell>
          <table:table-cell table:style-name="ce5" office:value-type="float" office:value="68.10677" calcext:value-type="float">
            <text:p>6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60179" calcext:value-type="float">
            <text:p>73.6 </text:p>
          </table:table-cell>
          <table:table-cell table:style-name="ce5" office:value-type="float" office:value="75.14333" calcext:value-type="float">
            <text:p>75.1 </text:p>
          </table:table-cell>
          <table:table-cell table:style-name="ce5" office:value-type="float" office:value="75.03792" calcext:value-type="float">
            <text:p>75.0 </text:p>
          </table:table-cell>
          <table:table-cell table:style-name="ce5" office:value-type="float" office:value="56.60512" calcext:value-type="float">
            <text:p>56.6 </text:p>
          </table:table-cell>
          <table:table-cell table:style-name="ce5" office:value-type="float" office:value="25.51842" calcext:value-type="float">
            <text:p>25.5 </text:p>
          </table:table-cell>
          <table:table-cell table:style-name="ce5" office:value-type="float" office:value="40.20937" calcext:value-type="float">
            <text:p>40.2 </text:p>
          </table:table-cell>
          <table:table-cell table:style-name="ce5" office:value-type="float" office:value="65.90807" calcext:value-type="float">
            <text:p>65.9 </text:p>
          </table:table-cell>
          <table:table-cell table:style-name="ce5" office:value-type="float" office:value="54.97312" calcext:value-type="float">
            <text:p>55.0 </text:p>
          </table:table-cell>
          <table:table-cell table:style-name="ce5" office:value-type="float" office:value="66.31176" calcext:value-type="float">
            <text:p>66.3 </text:p>
          </table:table-cell>
          <table:table-cell table:style-name="ce5" office:value-type="float" office:value="97.8366" calcext:value-type="float">
            <text:p>97.8 </text:p>
          </table:table-cell>
          <table:table-cell table:style-name="ce5" office:value-type="float" office:value="54.71555" calcext:value-type="float">
            <text:p>54.7 </text:p>
          </table:table-cell>
          <table:table-cell table:style-name="ce5" office:value-type="float" office:value="38.92916" calcext:value-type="float">
            <text:p>38.9 </text:p>
          </table:table-cell>
          <table:table-cell table:style-name="ce5" office:value-type="float" office:value="46.0545" calcext:value-type="float">
            <text:p>46.1 </text:p>
          </table:table-cell>
          <table:table-cell table:style-name="ce5" office:value-type="float" office:value="67.85184" calcext:value-type="float">
            <text:p>67.9 </text:p>
          </table:table-cell>
          <table:table-cell table:style-name="ce5" office:value-type="float" office:value="21.7202" calcext:value-type="float">
            <text:p>21.7 </text:p>
          </table:table-cell>
          <table:table-cell table:style-name="ce5" office:value-type="float" office:value="67.57499" calcext:value-type="float">
            <text:p>67.6 </text:p>
          </table:table-cell>
          <table:table-cell table:style-name="ce5" office:value-type="float" office:value="66.40006" calcext:value-type="float">
            <text:p>66.4 </text:p>
          </table:table-cell>
          <table:table-cell table:style-name="ce5" office:value-type="float" office:value="67.33334" calcext:value-type="float">
            <text:p>67.3 </text:p>
          </table:table-cell>
          <table:table-cell table:style-name="ce5" office:value-type="float" office:value="38.56533" calcext:value-type="float">
            <text:p>38.6 </text:p>
          </table:table-cell>
          <table:table-cell table:style-name="ce5" office:value-type="float" office:value="64.39736" calcext:value-type="float">
            <text:p>64.4 </text:p>
          </table:table-cell>
          <table:table-cell table:style-name="ce5" office:value-type="float" office:value="40.06849" calcext:value-type="float">
            <text:p>40.1 </text:p>
          </table:table-cell>
          <table:table-cell table:style-name="ce5" office:value-type="float" office:value="41.98181" calcext:value-type="float">
            <text:p>42.0 </text:p>
          </table:table-cell>
          <table:table-cell table:style-name="ce5" office:value-type="float" office:value="62.55746" calcext:value-type="float">
            <text:p>62.6 </text:p>
          </table:table-cell>
          <table:table-cell table:style-name="ce5" office:value-type="float" office:value="81.47654" calcext:value-type="float">
            <text:p>81.5 </text:p>
          </table:table-cell>
          <table:table-cell table:style-name="ce5" office:value-type="float" office:value="90.03708" calcext:value-type="float">
            <text:p>90.0 </text:p>
          </table:table-cell>
          <table:table-cell table:style-name="ce5" office:value-type="float" office:value="0.8270204" calcext:value-type="float">
            <text:p>0.8 </text:p>
          </table:table-cell>
          <table:table-cell table:style-name="ce5" office:value-type="float" office:value="66.7" calcext:value-type="float">
            <text:p>66.7 </text:p>
          </table:table-cell>
          <table:table-cell table:style-name="ce5" office:value-type="float" office:value="64.21481" calcext:value-type="float">
            <text:p>64.2 </text:p>
          </table:table-cell>
          <table:table-cell table:style-name="ce5" office:value-type="float" office:value="69.52208" calcext:value-type="float">
            <text:p>6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9768" calcext:value-type="float">
            <text:p>70.0 </text:p>
          </table:table-cell>
          <table:table-cell table:style-name="ce5" office:value-type="float" office:value="49.59739" calcext:value-type="float">
            <text:p>4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3951" calcext:value-type="float">
            <text:p>56.7 </text:p>
          </table:table-cell>
          <table:table-cell table:style-name="ce5" office:value-type="float" office:value="25.84554" calcext:value-type="float">
            <text:p>25.8 </text:p>
          </table:table-cell>
          <table:table-cell table:style-name="ce5" office:value-type="float" office:value="64.18211" calcext:value-type="float">
            <text:p>64.2 </text:p>
          </table:table-cell>
          <table:table-cell table:style-name="ce5" office:value-type="float" office:value="24.90261" calcext:value-type="float">
            <text:p>24.9 </text:p>
          </table:table-cell>
          <table:table-cell table:style-name="ce5" office:value-type="float" office:value="14.60437" calcext:value-type="float">
            <text:p>14.6 </text:p>
          </table:table-cell>
          <table:table-cell table:style-name="ce5" office:value-type="float" office:value="3.883696" calcext:value-type="float">
            <text:p>3.9 </text:p>
          </table:table-cell>
          <table:table-cell table:style-name="ce5" office:value-type="float" office:value="66.84144" calcext:value-type="float">
            <text:p>66.8 </text:p>
          </table:table-cell>
          <table:table-cell table:style-name="ce5" office:value-type="float" office:value="33.28191" calcext:value-type="float">
            <text:p>33.3 </text:p>
          </table:table-cell>
        </table:table-row>
        <table:table-row table:style-name="ro1">
          <table:table-cell office:value-type="string" calcext:value-type="string">
            <text:p>1995Q3</text:p>
          </table:table-cell>
          <table:table-cell office:value-type="float" office:value="60.8312" calcext:value-type="float">
            <text:p>60.8 </text:p>
          </table:table-cell>
          <table:table-cell office:value-type="float" office:value="70.21355" calcext:value-type="float">
            <text:p>70.2 </text:p>
          </table:table-cell>
          <table:table-cell office:value-type="float" office:value="69.30949" calcext:value-type="float">
            <text:p>69.3 </text:p>
          </table:table-cell>
          <table:table-cell office:value-type="float" office:value="69.37055" calcext:value-type="float">
            <text:p>69.4 </text:p>
          </table:table-cell>
          <table:table-cell office:value-type="float" office:value="49.08321" calcext:value-type="float">
            <text:p>49.1 </text:p>
          </table:table-cell>
          <table:table-cell office:value-type="float" office:value="24.63969" calcext:value-type="float">
            <text:p>24.6 </text:p>
          </table:table-cell>
          <table:table-cell office:value-type="float" office:value="17.12748" calcext:value-type="float">
            <text:p>17.1 </text:p>
          </table:table-cell>
          <table:table-cell office:value-type="float" office:value="52.53333" calcext:value-type="float">
            <text:p>52.5 </text:p>
          </table:table-cell>
          <table:table-cell office:value-type="float" office:value="68.01402" calcext:value-type="float">
            <text:p>68.0 </text:p>
          </table:table-cell>
          <table:table-cell office:value-type="string" calcext:value-type="string">
            <text:p>..</text:p>
          </table:table-cell>
          <table:table-cell office:value-type="float" office:value="73.6655" calcext:value-type="float">
            <text:p>73.7 </text:p>
          </table:table-cell>
          <table:table-cell office:value-type="float" office:value="75.37" calcext:value-type="float">
            <text:p>75.4 </text:p>
          </table:table-cell>
          <table:table-cell office:value-type="float" office:value="75.2867" calcext:value-type="float">
            <text:p>75.3 </text:p>
          </table:table-cell>
          <table:table-cell office:value-type="float" office:value="56.58121" calcext:value-type="float">
            <text:p>56.6 </text:p>
          </table:table-cell>
          <table:table-cell office:value-type="float" office:value="26.38087" calcext:value-type="float">
            <text:p>26.4 </text:p>
          </table:table-cell>
          <table:table-cell office:value-type="float" office:value="40.51514" calcext:value-type="float">
            <text:p>40.5 </text:p>
          </table:table-cell>
          <table:table-cell office:value-type="float" office:value="66.20318" calcext:value-type="float">
            <text:p>66.2 </text:p>
          </table:table-cell>
          <table:table-cell office:value-type="float" office:value="55.94758" calcext:value-type="float">
            <text:p>55.9 </text:p>
          </table:table-cell>
          <table:table-cell office:value-type="float" office:value="67.02144" calcext:value-type="float">
            <text:p>67.0 </text:p>
          </table:table-cell>
          <table:table-cell office:value-type="float" office:value="97.59905" calcext:value-type="float">
            <text:p>97.6 </text:p>
          </table:table-cell>
          <table:table-cell office:value-type="float" office:value="55.19027" calcext:value-type="float">
            <text:p>55.2 </text:p>
          </table:table-cell>
          <table:table-cell office:value-type="float" office:value="39.75671" calcext:value-type="float">
            <text:p>39.8 </text:p>
          </table:table-cell>
          <table:table-cell office:value-type="float" office:value="48.40643" calcext:value-type="float">
            <text:p>48.4 </text:p>
          </table:table-cell>
          <table:table-cell office:value-type="float" office:value="67.97099" calcext:value-type="float">
            <text:p>68.0 </text:p>
          </table:table-cell>
          <table:table-cell office:value-type="float" office:value="23.34475" calcext:value-type="float">
            <text:p>23.3 </text:p>
          </table:table-cell>
          <table:table-cell office:value-type="float" office:value="67.71294" calcext:value-type="float">
            <text:p>67.7 </text:p>
          </table:table-cell>
          <table:table-cell office:value-type="float" office:value="66.52654" calcext:value-type="float">
            <text:p>66.5 </text:p>
          </table:table-cell>
          <table:table-cell office:value-type="float" office:value="67.46667" calcext:value-type="float">
            <text:p>67.5 </text:p>
          </table:table-cell>
          <table:table-cell office:value-type="float" office:value="39.17487" calcext:value-type="float">
            <text:p>39.2 </text:p>
          </table:table-cell>
          <table:table-cell office:value-type="float" office:value="64.51711" calcext:value-type="float">
            <text:p>64.5 </text:p>
          </table:table-cell>
          <table:table-cell office:value-type="float" office:value="40.83395" calcext:value-type="float">
            <text:p>40.8 </text:p>
          </table:table-cell>
          <table:table-cell office:value-type="float" office:value="42.36714" calcext:value-type="float">
            <text:p>42.4 </text:p>
          </table:table-cell>
          <table:table-cell office:value-type="float" office:value="62.81539" calcext:value-type="float">
            <text:p>62.8 </text:p>
          </table:table-cell>
          <table:table-cell office:value-type="float" office:value="81.47973" calcext:value-type="float">
            <text:p>81.5 </text:p>
          </table:table-cell>
          <table:table-cell office:value-type="float" office:value="90.25466" calcext:value-type="float">
            <text:p>90.3 </text:p>
          </table:table-cell>
          <table:table-cell office:value-type="float" office:value="0.9249591" calcext:value-type="float">
            <text:p>0.9 </text:p>
          </table:table-cell>
          <table:table-cell office:value-type="float" office:value="66.9" calcext:value-type="float">
            <text:p>66.9 </text:p>
          </table:table-cell>
          <table:table-cell office:value-type="float" office:value="64.49608" calcext:value-type="float">
            <text:p>64.5 </text:p>
          </table:table-cell>
          <table:table-cell office:value-type="float" office:value="69.80681" calcext:value-type="float">
            <text:p>69.8 </text:p>
          </table:table-cell>
          <table:table-cell office:value-type="string" calcext:value-type="string">
            <text:p>..</text:p>
          </table:table-cell>
          <table:table-cell office:value-type="float" office:value="70.226" calcext:value-type="float">
            <text:p>70.2 </text:p>
          </table:table-cell>
          <table:table-cell office:value-type="float" office:value="50.21513" calcext:value-type="float">
            <text:p>50.2 </text:p>
          </table:table-cell>
          <table:table-cell office:value-type="string" calcext:value-type="string">
            <text:p>..</text:p>
          </table:table-cell>
          <table:table-cell office:value-type="float" office:value="57.35279" calcext:value-type="float">
            <text:p>57.4 </text:p>
          </table:table-cell>
          <table:table-cell office:value-type="float" office:value="27.35299" calcext:value-type="float">
            <text:p>27.4 </text:p>
          </table:table-cell>
          <table:table-cell office:value-type="float" office:value="64.75008" calcext:value-type="float">
            <text:p>64.8 </text:p>
          </table:table-cell>
          <table:table-cell office:value-type="float" office:value="26.11872" calcext:value-type="float">
            <text:p>26.1 </text:p>
          </table:table-cell>
          <table:table-cell office:value-type="float" office:value="14.79599" calcext:value-type="float">
            <text:p>14.8 </text:p>
          </table:table-cell>
          <table:table-cell office:value-type="float" office:value="4.576251" calcext:value-type="float">
            <text:p>4.6 </text:p>
          </table:table-cell>
          <table:table-cell office:value-type="float" office:value="66.72549" calcext:value-type="float">
            <text:p>66.7 </text:p>
          </table:table-cell>
          <table:table-cell office:value-type="float" office:value="33.55785" calcext:value-type="float">
            <text:p>33.6 </text:p>
          </table:table-cell>
        </table:table-row>
        <table:table-row table:style-name="ro1">
          <table:table-cell office:value-type="string" calcext:value-type="string">
            <text:p>1995Q4</text:p>
          </table:table-cell>
          <table:table-cell table:style-name="ce5" office:value-type="float" office:value="61.29557" calcext:value-type="float">
            <text:p>61.3 </text:p>
          </table:table-cell>
          <table:table-cell table:style-name="ce5" office:value-type="float" office:value="69.63699" calcext:value-type="float">
            <text:p>69.6 </text:p>
          </table:table-cell>
          <table:table-cell table:style-name="ce5" office:value-type="float" office:value="69.23904" calcext:value-type="float">
            <text:p>69.2 </text:p>
          </table:table-cell>
          <table:table-cell table:style-name="ce5" office:value-type="float" office:value="69.39689" calcext:value-type="float">
            <text:p>69.4 </text:p>
          </table:table-cell>
          <table:table-cell table:style-name="ce5" office:value-type="float" office:value="49.99913" calcext:value-type="float">
            <text:p>50.0 </text:p>
          </table:table-cell>
          <table:table-cell table:style-name="ce5" office:value-type="float" office:value="25.26241" calcext:value-type="float">
            <text:p>25.3 </text:p>
          </table:table-cell>
          <table:table-cell table:style-name="ce5" office:value-type="float" office:value="18.27374" calcext:value-type="float">
            <text:p>18.3 </text:p>
          </table:table-cell>
          <table:table-cell table:style-name="ce5" office:value-type="float" office:value="53.53333" calcext:value-type="float">
            <text:p>53.5 </text:p>
          </table:table-cell>
          <table:table-cell table:style-name="ce5" office:value-type="float" office:value="68.41976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39349" calcext:value-type="float">
            <text:p>73.4 </text:p>
          </table:table-cell>
          <table:table-cell table:style-name="ce5" office:value-type="float" office:value="75.81333" calcext:value-type="float">
            <text:p>75.8 </text:p>
          </table:table-cell>
          <table:table-cell table:style-name="ce5" office:value-type="float" office:value="75.19341" calcext:value-type="float">
            <text:p>75.2 </text:p>
          </table:table-cell>
          <table:table-cell table:style-name="ce5" office:value-type="float" office:value="58.35469" calcext:value-type="float">
            <text:p>58.4 </text:p>
          </table:table-cell>
          <table:table-cell table:style-name="ce5" office:value-type="float" office:value="27.77021" calcext:value-type="float">
            <text:p>27.8 </text:p>
          </table:table-cell>
          <table:table-cell table:style-name="ce5" office:value-type="float" office:value="40.76532" calcext:value-type="float">
            <text:p>40.8 </text:p>
          </table:table-cell>
          <table:table-cell table:style-name="ce5" office:value-type="float" office:value="66.30155" calcext:value-type="float">
            <text:p>66.3 </text:p>
          </table:table-cell>
          <table:table-cell table:style-name="ce5" office:value-type="float" office:value="57.62769" calcext:value-type="float">
            <text:p>57.6 </text:p>
          </table:table-cell>
          <table:table-cell table:style-name="ce5" office:value-type="float" office:value="67.73112" calcext:value-type="float">
            <text:p>67.7 </text:p>
          </table:table-cell>
          <table:table-cell table:style-name="ce5" office:value-type="float" office:value="97.53118" calcext:value-type="float">
            <text:p>97.5 </text:p>
          </table:table-cell>
          <table:table-cell table:style-name="ce5" office:value-type="float" office:value="55.40989" calcext:value-type="float">
            <text:p>55.4 </text:p>
          </table:table-cell>
          <table:table-cell table:style-name="ce5" office:value-type="float" office:value="41.59159" calcext:value-type="float">
            <text:p>41.6 </text:p>
          </table:table-cell>
          <table:table-cell table:style-name="ce5" office:value-type="float" office:value="52.61477" calcext:value-type="float">
            <text:p>52.6 </text:p>
          </table:table-cell>
          <table:table-cell table:style-name="ce5" office:value-type="float" office:value="68.20471" calcext:value-type="float">
            <text:p>68.2 </text:p>
          </table:table-cell>
          <table:table-cell table:style-name="ce5" office:value-type="float" office:value="24.95194" calcext:value-type="float">
            <text:p>25.0 </text:p>
          </table:table-cell>
          <table:table-cell table:style-name="ce5" office:value-type="float" office:value="67.98883" calcext:value-type="float">
            <text:p>68.0 </text:p>
          </table:table-cell>
          <table:table-cell table:style-name="ce5" office:value-type="float" office:value="66.90597" calcext:value-type="float">
            <text:p>66.9 </text:p>
          </table:table-cell>
          <table:table-cell table:style-name="ce5" office:value-type="float" office:value="67.63333" calcext:value-type="float">
            <text:p>67.6 </text:p>
          </table:table-cell>
          <table:table-cell table:style-name="ce5" office:value-type="float" office:value="41.30828" calcext:value-type="float">
            <text:p>41.3 </text:p>
          </table:table-cell>
          <table:table-cell table:style-name="ce5" office:value-type="float" office:value="64.89462" calcext:value-type="float">
            <text:p>64.9 </text:p>
          </table:table-cell>
          <table:table-cell table:style-name="ce5" office:value-type="float" office:value="41.61333" calcext:value-type="float">
            <text:p>41.6 </text:p>
          </table:table-cell>
          <table:table-cell table:style-name="ce5" office:value-type="float" office:value="43.37555" calcext:value-type="float">
            <text:p>43.4 </text:p>
          </table:table-cell>
          <table:table-cell table:style-name="ce5" office:value-type="float" office:value="63.33651" calcext:value-type="float">
            <text:p>63.3 </text:p>
          </table:table-cell>
          <table:table-cell table:style-name="ce5" office:value-type="float" office:value="81.88078" calcext:value-type="float">
            <text:p>81.9 </text:p>
          </table:table-cell>
          <table:table-cell table:style-name="ce5" office:value-type="float" office:value="90.26676" calcext:value-type="float">
            <text:p>90.3 </text:p>
          </table:table-cell>
          <table:table-cell table:style-name="ce5" office:value-type="float" office:value="1.093306" calcext:value-type="float">
            <text:p>1.1 </text:p>
          </table:table-cell>
          <table:table-cell table:style-name="ce5" office:value-type="float" office:value="67.2" calcext:value-type="float">
            <text:p>67.2 </text:p>
          </table:table-cell>
          <table:table-cell table:style-name="ce5" office:value-type="float" office:value="64.80548" calcext:value-type="float">
            <text:p>64.8 </text:p>
          </table:table-cell>
          <table:table-cell table:style-name="ce5" office:value-type="float" office:value="70.06781" calcext:value-type="float">
            <text:p>7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48679" calcext:value-type="float">
            <text:p>70.5 </text:p>
          </table:table-cell>
          <table:table-cell table:style-name="ce5" office:value-type="float" office:value="51.18644" calcext:value-type="float">
            <text:p>51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12916" calcext:value-type="float">
            <text:p>58.1 </text:p>
          </table:table-cell>
          <table:table-cell table:style-name="ce5" office:value-type="float" office:value="28.43479" calcext:value-type="float">
            <text:p>28.4 </text:p>
          </table:table-cell>
          <table:table-cell table:style-name="ce5" office:value-type="float" office:value="66.33797" calcext:value-type="float">
            <text:p>66.3 </text:p>
          </table:table-cell>
          <table:table-cell table:style-name="ce5" office:value-type="float" office:value="26.45039" calcext:value-type="float">
            <text:p>26.5 </text:p>
          </table:table-cell>
          <table:table-cell table:style-name="ce5" office:value-type="float" office:value="15.02717" calcext:value-type="float">
            <text:p>15.0 </text:p>
          </table:table-cell>
          <table:table-cell table:style-name="ce5" office:value-type="float" office:value="5.21228" calcext:value-type="float">
            <text:p>5.2 </text:p>
          </table:table-cell>
          <table:table-cell table:style-name="ce5" office:value-type="float" office:value="66.89941" calcext:value-type="float">
            <text:p>66.9 </text:p>
          </table:table-cell>
          <table:table-cell table:style-name="ce5" office:value-type="float" office:value="33.86445" calcext:value-type="float">
            <text:p>33.9 </text:p>
          </table:table-cell>
        </table:table-row>
        <table:table-row table:style-name="ro1">
          <table:table-cell office:value-type="string" calcext:value-type="string">
            <text:p>1996Q1</text:p>
          </table:table-cell>
          <table:table-cell office:value-type="float" office:value="61.48131" calcext:value-type="float">
            <text:p>61.5 </text:p>
          </table:table-cell>
          <table:table-cell office:value-type="float" office:value="70.28645" calcext:value-type="float">
            <text:p>70.3 </text:p>
          </table:table-cell>
          <table:table-cell office:value-type="float" office:value="70.04782" calcext:value-type="float">
            <text:p>70.0 </text:p>
          </table:table-cell>
          <table:table-cell office:value-type="float" office:value="69.68659" calcext:value-type="float">
            <text:p>69.7 </text:p>
          </table:table-cell>
          <table:table-cell office:value-type="float" office:value="50.5396" calcext:value-type="float">
            <text:p>50.5 </text:p>
          </table:table-cell>
          <table:table-cell office:value-type="float" office:value="27.01365" calcext:value-type="float">
            <text:p>27.0 </text:p>
          </table:table-cell>
          <table:table-cell office:value-type="float" office:value="18.9546" calcext:value-type="float">
            <text:p>19.0 </text:p>
          </table:table-cell>
          <table:table-cell office:value-type="float" office:value="55.4" calcext:value-type="float">
            <text:p>55.4 </text:p>
          </table:table-cell>
          <table:table-cell office:value-type="float" office:value="68.75595" calcext:value-type="float">
            <text:p>68.8 </text:p>
          </table:table-cell>
          <table:table-cell office:value-type="string" calcext:value-type="string">
            <text:p>..</text:p>
          </table:table-cell>
          <table:table-cell office:value-type="float" office:value="73.74883" calcext:value-type="float">
            <text:p>73.7 </text:p>
          </table:table-cell>
          <table:table-cell office:value-type="float" office:value="76.32667" calcext:value-type="float">
            <text:p>76.3 </text:p>
          </table:table-cell>
          <table:table-cell office:value-type="float" office:value="75.87755" calcext:value-type="float">
            <text:p>75.9 </text:p>
          </table:table-cell>
          <table:table-cell office:value-type="float" office:value="59.43225" calcext:value-type="float">
            <text:p>59.4 </text:p>
          </table:table-cell>
          <table:table-cell office:value-type="float" office:value="30.01923" calcext:value-type="float">
            <text:p>30.0 </text:p>
          </table:table-cell>
          <table:table-cell office:value-type="float" office:value="40.946" calcext:value-type="float">
            <text:p>40.9 </text:p>
          </table:table-cell>
          <table:table-cell office:value-type="float" office:value="66.59666" calcext:value-type="float">
            <text:p>66.6 </text:p>
          </table:table-cell>
          <table:table-cell office:value-type="float" office:value="59.3414" calcext:value-type="float">
            <text:p>59.3 </text:p>
          </table:table-cell>
          <table:table-cell office:value-type="float" office:value="68.46991" calcext:value-type="float">
            <text:p>68.5 </text:p>
          </table:table-cell>
          <table:table-cell office:value-type="float" office:value="97.25969" calcext:value-type="float">
            <text:p>97.3 </text:p>
          </table:table-cell>
          <table:table-cell office:value-type="float" office:value="56.45107" calcext:value-type="float">
            <text:p>56.5 </text:p>
          </table:table-cell>
          <table:table-cell office:value-type="float" office:value="44.55157" calcext:value-type="float">
            <text:p>44.6 </text:p>
          </table:table-cell>
          <table:table-cell office:value-type="float" office:value="57.3281" calcext:value-type="float">
            <text:p>57.3 </text:p>
          </table:table-cell>
          <table:table-cell office:value-type="float" office:value="68.40177" calcext:value-type="float">
            <text:p>68.4 </text:p>
          </table:table-cell>
          <table:table-cell office:value-type="float" office:value="27.22955" calcext:value-type="float">
            <text:p>27.2 </text:p>
          </table:table-cell>
          <table:table-cell office:value-type="float" office:value="68.41333" calcext:value-type="float">
            <text:p>68.4 </text:p>
          </table:table-cell>
          <table:table-cell office:value-type="float" office:value="67.22216" calcext:value-type="float">
            <text:p>67.2 </text:p>
          </table:table-cell>
          <table:table-cell office:value-type="float" office:value="67.46667" calcext:value-type="float">
            <text:p>67.5 </text:p>
          </table:table-cell>
          <table:table-cell office:value-type="float" office:value="43.95744" calcext:value-type="float">
            <text:p>44.0 </text:p>
          </table:table-cell>
          <table:table-cell office:value-type="float" office:value="65.50069" calcext:value-type="float">
            <text:p>65.5 </text:p>
          </table:table-cell>
          <table:table-cell office:value-type="float" office:value="42.12827" calcext:value-type="float">
            <text:p>42.1 </text:p>
          </table:table-cell>
          <table:table-cell office:value-type="float" office:value="45.05625" calcext:value-type="float">
            <text:p>45.1 </text:p>
          </table:table-cell>
          <table:table-cell office:value-type="float" office:value="64.1092" calcext:value-type="float">
            <text:p>64.1 </text:p>
          </table:table-cell>
          <table:table-cell office:value-type="float" office:value="81.76695" calcext:value-type="float">
            <text:p>81.8 </text:p>
          </table:table-cell>
          <table:table-cell office:value-type="float" office:value="90.66876" calcext:value-type="float">
            <text:p>90.7 </text:p>
          </table:table-cell>
          <table:table-cell office:value-type="float" office:value="1.292823" calcext:value-type="float">
            <text:p>1.3 </text:p>
          </table:table-cell>
          <table:table-cell office:value-type="float" office:value="67.7" calcext:value-type="float">
            <text:p>67.7 </text:p>
          </table:table-cell>
          <table:table-cell office:value-type="float" office:value="65.39616" calcext:value-type="float">
            <text:p>65.4 </text:p>
          </table:table-cell>
          <table:table-cell office:value-type="float" office:value="70.70667" calcext:value-type="float">
            <text:p>70.7 </text:p>
          </table:table-cell>
          <table:table-cell office:value-type="string" calcext:value-type="string">
            <text:p>..</text:p>
          </table:table-cell>
          <table:table-cell office:value-type="float" office:value="70.98312" calcext:value-type="float">
            <text:p>71.0 </text:p>
          </table:table-cell>
          <table:table-cell office:value-type="float" office:value="52.27648" calcext:value-type="float">
            <text:p>52.3 </text:p>
          </table:table-cell>
          <table:table-cell office:value-type="float" office:value="47.47847" calcext:value-type="float">
            <text:p>47.5 </text:p>
          </table:table-cell>
          <table:table-cell office:value-type="float" office:value="59.10058" calcext:value-type="float">
            <text:p>59.1 </text:p>
          </table:table-cell>
          <table:table-cell office:value-type="float" office:value="29.48983" calcext:value-type="float">
            <text:p>29.5 </text:p>
          </table:table-cell>
          <table:table-cell office:value-type="float" office:value="68.43523" calcext:value-type="float">
            <text:p>68.4 </text:p>
          </table:table-cell>
          <table:table-cell office:value-type="float" office:value="26.25691" calcext:value-type="float">
            <text:p>26.3 </text:p>
          </table:table-cell>
          <table:table-cell office:value-type="float" office:value="15.69782" calcext:value-type="float">
            <text:p>15.7 </text:p>
          </table:table-cell>
          <table:table-cell office:value-type="float" office:value="5.780416" calcext:value-type="float">
            <text:p>5.8 </text:p>
          </table:table-cell>
          <table:table-cell office:value-type="float" office:value="67.32453" calcext:value-type="float">
            <text:p>67.3 </text:p>
          </table:table-cell>
          <table:table-cell office:value-type="float" office:value="34.61563" calcext:value-type="float">
            <text:p>34.6 </text:p>
          </table:table-cell>
        </table:table-row>
        <table:table-row table:style-name="ro1">
          <table:table-cell office:value-type="string" calcext:value-type="string">
            <text:p>1996Q2</text:p>
          </table:table-cell>
          <table:table-cell table:style-name="ce5" office:value-type="float" office:value="61.94567" calcext:value-type="float">
            <text:p>61.9 </text:p>
          </table:table-cell>
          <table:table-cell table:style-name="ce5" office:value-type="float" office:value="70.6178" calcext:value-type="float">
            <text:p>70.6 </text:p>
          </table:table-cell>
          <table:table-cell table:style-name="ce5" office:value-type="float" office:value="70.17005" calcext:value-type="float">
            <text:p>70.2 </text:p>
          </table:table-cell>
          <table:table-cell table:style-name="ce5" office:value-type="float" office:value="70.23966" calcext:value-type="float">
            <text:p>70.2 </text:p>
          </table:table-cell>
          <table:table-cell table:style-name="ce5" office:value-type="float" office:value="51.73625" calcext:value-type="float">
            <text:p>51.7 </text:p>
          </table:table-cell>
          <table:table-cell table:style-name="ce5" office:value-type="float" office:value="28.69419" calcext:value-type="float">
            <text:p>28.7 </text:p>
          </table:table-cell>
          <table:table-cell table:style-name="ce5" office:value-type="float" office:value="19.53759" calcext:value-type="float">
            <text:p>19.5 </text:p>
          </table:table-cell>
          <table:table-cell table:style-name="ce5" office:value-type="float" office:value="56.3" calcext:value-type="float">
            <text:p>56.3 </text:p>
          </table:table-cell>
          <table:table-cell table:style-name="ce5" office:value-type="float" office:value="69.45151" calcext:value-type="float">
            <text:p>6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723" calcext:value-type="float">
            <text:p>74.1 </text:p>
          </table:table-cell>
          <table:table-cell table:style-name="ce5" office:value-type="float" office:value="76.91666" calcext:value-type="float">
            <text:p>76.9 </text:p>
          </table:table-cell>
          <table:table-cell table:style-name="ce5" office:value-type="float" office:value="76.12633" calcext:value-type="float">
            <text:p>76.1 </text:p>
          </table:table-cell>
          <table:table-cell table:style-name="ce5" office:value-type="float" office:value="61.48615" calcext:value-type="float">
            <text:p>61.5 </text:p>
          </table:table-cell>
          <table:table-cell table:style-name="ce5" office:value-type="float" office:value="31.63319" calcext:value-type="float">
            <text:p>31.6 </text:p>
          </table:table-cell>
          <table:table-cell table:style-name="ce5" office:value-type="float" office:value="41.22398" calcext:value-type="float">
            <text:p>41.2 </text:p>
          </table:table-cell>
          <table:table-cell table:style-name="ce5" office:value-type="float" office:value="66.89177" calcext:value-type="float">
            <text:p>66.9 </text:p>
          </table:table-cell>
          <table:table-cell table:style-name="ce5" office:value-type="float" office:value="61.76075" calcext:value-type="float">
            <text:p>61.8 </text:p>
          </table:table-cell>
          <table:table-cell table:style-name="ce5" office:value-type="float" office:value="69.22403" calcext:value-type="float">
            <text:p>69.2 </text:p>
          </table:table-cell>
          <table:table-cell table:style-name="ce5" office:value-type="float" office:value="97.97234" calcext:value-type="float">
            <text:p>98.0 </text:p>
          </table:table-cell>
          <table:table-cell table:style-name="ce5" office:value-type="float" office:value="57.38296" calcext:value-type="float">
            <text:p>57.4 </text:p>
          </table:table-cell>
          <table:table-cell table:style-name="ce5" office:value-type="float" office:value="45.87504" calcext:value-type="float">
            <text:p>45.9 </text:p>
          </table:table-cell>
          <table:table-cell table:style-name="ce5" office:value-type="float" office:value="59.59857" calcext:value-type="float">
            <text:p>59.6 </text:p>
          </table:table-cell>
          <table:table-cell table:style-name="ce5" office:value-type="float" office:value="68.66757" calcext:value-type="float">
            <text:p>68.7 </text:p>
          </table:table-cell>
          <table:table-cell table:style-name="ce5" office:value-type="float" office:value="29.13375" calcext:value-type="float">
            <text:p>29.1 </text:p>
          </table:table-cell>
          <table:table-cell table:style-name="ce5" office:value-type="float" office:value="68.92" calcext:value-type="float">
            <text:p>68.9 </text:p>
          </table:table-cell>
          <table:table-cell table:style-name="ce5" office:value-type="float" office:value="67.72807" calcext:value-type="float">
            <text:p>67.7 </text:p>
          </table:table-cell>
          <table:table-cell table:style-name="ce5" office:value-type="float" office:value="68" calcext:value-type="float">
            <text:p>68.0 </text:p>
          </table:table-cell>
          <table:table-cell table:style-name="ce5" office:value-type="float" office:value="46.16118" calcext:value-type="float">
            <text:p>46.2 </text:p>
          </table:table-cell>
          <table:table-cell table:style-name="ce5" office:value-type="float" office:value="66.46768" calcext:value-type="float">
            <text:p>66.5 </text:p>
          </table:table-cell>
          <table:table-cell table:style-name="ce5" office:value-type="float" office:value="42.51796" calcext:value-type="float">
            <text:p>42.5 </text:p>
          </table:table-cell>
          <table:table-cell table:style-name="ce5" office:value-type="float" office:value="46.57297" calcext:value-type="float">
            <text:p>46.6 </text:p>
          </table:table-cell>
          <table:table-cell table:style-name="ce5" office:value-type="float" office:value="64.81461" calcext:value-type="float">
            <text:p>64.8 </text:p>
          </table:table-cell>
          <table:table-cell table:style-name="ce5" office:value-type="float" office:value="82.11906" calcext:value-type="float">
            <text:p>82.1 </text:p>
          </table:table-cell>
          <table:table-cell table:style-name="ce5" office:value-type="float" office:value="90.74939" calcext:value-type="float">
            <text:p>90.7 </text:p>
          </table:table-cell>
          <table:table-cell table:style-name="ce5" office:value-type="float" office:value="1.507054" calcext:value-type="float">
            <text:p>1.5 </text:p>
          </table:table-cell>
          <table:table-cell table:style-name="ce5" office:value-type="float" office:value="68.5" calcext:value-type="float">
            <text:p>68.5 </text:p>
          </table:table-cell>
          <table:table-cell table:style-name="ce5" office:value-type="float" office:value="66.04308" calcext:value-type="float">
            <text:p>66.0 </text:p>
          </table:table-cell>
          <table:table-cell table:style-name="ce5" office:value-type="float" office:value="71.26334" calcext:value-type="float">
            <text:p>7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61257" calcext:value-type="float">
            <text:p>71.6 </text:p>
          </table:table-cell>
          <table:table-cell table:style-name="ce5" office:value-type="float" office:value="53.28938" calcext:value-type="float">
            <text:p>53.3 </text:p>
          </table:table-cell>
          <table:table-cell table:style-name="ce5" office:value-type="float" office:value="48.39553" calcext:value-type="float">
            <text:p>48.4 </text:p>
          </table:table-cell>
          <table:table-cell table:style-name="ce5" office:value-type="float" office:value="60.06543" calcext:value-type="float">
            <text:p>60.1 </text:p>
          </table:table-cell>
          <table:table-cell table:style-name="ce5" office:value-type="float" office:value="30.39784" calcext:value-type="float">
            <text:p>30.4 </text:p>
          </table:table-cell>
          <table:table-cell table:style-name="ce5" office:value-type="float" office:value="70.00101" calcext:value-type="float">
            <text:p>70.0 </text:p>
          </table:table-cell>
          <table:table-cell table:style-name="ce5" office:value-type="float" office:value="27.22428" calcext:value-type="float">
            <text:p>27.2 </text:p>
          </table:table-cell>
          <table:table-cell table:style-name="ce5" office:value-type="float" office:value="15.77072" calcext:value-type="float">
            <text:p>15.8 </text:p>
          </table:table-cell>
          <table:table-cell table:style-name="ce5" office:value-type="float" office:value="6.157668" calcext:value-type="float">
            <text:p>6.2 </text:p>
          </table:table-cell>
          <table:table-cell table:style-name="ce5" office:value-type="float" office:value="67.69169" calcext:value-type="float">
            <text:p>67.7 </text:p>
          </table:table-cell>
          <table:table-cell table:style-name="ce5" office:value-type="float" office:value="35.3055" calcext:value-type="float">
            <text:p>35.3 </text:p>
          </table:table-cell>
        </table:table-row>
        <table:table-row table:style-name="ro1">
          <table:table-cell office:value-type="string" calcext:value-type="string">
            <text:p>1996Q3</text:p>
          </table:table-cell>
          <table:table-cell office:value-type="float" office:value="62.13141" calcext:value-type="float">
            <text:p>62.1 </text:p>
          </table:table-cell>
          <table:table-cell office:value-type="float" office:value="71.55884" calcext:value-type="float">
            <text:p>71.6 </text:p>
          </table:table-cell>
          <table:table-cell office:value-type="float" office:value="70.66227" calcext:value-type="float">
            <text:p>70.7 </text:p>
          </table:table-cell>
          <table:table-cell office:value-type="float" office:value="70.34501" calcext:value-type="float">
            <text:p>70.3 </text:p>
          </table:table-cell>
          <table:table-cell office:value-type="float" office:value="52.40546" calcext:value-type="float">
            <text:p>52.4 </text:p>
          </table:table-cell>
          <table:table-cell office:value-type="float" office:value="29.8363" calcext:value-type="float">
            <text:p>29.8 </text:p>
          </table:table-cell>
          <table:table-cell office:value-type="float" office:value="20.24392" calcext:value-type="float">
            <text:p>20.2 </text:p>
          </table:table-cell>
          <table:table-cell office:value-type="float" office:value="57.4" calcext:value-type="float">
            <text:p>57.4 </text:p>
          </table:table-cell>
          <table:table-cell office:value-type="float" office:value="69.59062" calcext:value-type="float">
            <text:p>69.6 </text:p>
          </table:table-cell>
          <table:table-cell office:value-type="string" calcext:value-type="string">
            <text:p>..</text:p>
          </table:table-cell>
          <table:table-cell office:value-type="float" office:value="74.06005" calcext:value-type="float">
            <text:p>74.1 </text:p>
          </table:table-cell>
          <table:table-cell office:value-type="float" office:value="76.74667" calcext:value-type="float">
            <text:p>76.7 </text:p>
          </table:table-cell>
          <table:table-cell office:value-type="float" office:value="76.31291" calcext:value-type="float">
            <text:p>76.3 </text:p>
          </table:table-cell>
          <table:table-cell office:value-type="float" office:value="61.13053" calcext:value-type="float">
            <text:p>61.1 </text:p>
          </table:table-cell>
          <table:table-cell office:value-type="float" office:value="32.35698" calcext:value-type="float">
            <text:p>32.4 </text:p>
          </table:table-cell>
          <table:table-cell office:value-type="float" office:value="41.54366" calcext:value-type="float">
            <text:p>41.5 </text:p>
          </table:table-cell>
          <table:table-cell office:value-type="float" office:value="67.18688" calcext:value-type="float">
            <text:p>67.2 </text:p>
          </table:table-cell>
          <table:table-cell office:value-type="float" office:value="62.83602" calcext:value-type="float">
            <text:p>62.8 </text:p>
          </table:table-cell>
          <table:table-cell office:value-type="float" office:value="69.40147" calcext:value-type="float">
            <text:p>69.4 </text:p>
          </table:table-cell>
          <table:table-cell office:value-type="float" office:value="97.80267" calcext:value-type="float">
            <text:p>97.8 </text:p>
          </table:table-cell>
          <table:table-cell office:value-type="float" office:value="57.9856" calcext:value-type="float">
            <text:p>58.0 </text:p>
          </table:table-cell>
          <table:table-cell office:value-type="float" office:value="46.55692" calcext:value-type="float">
            <text:p>46.6 </text:p>
          </table:table-cell>
          <table:table-cell office:value-type="float" office:value="59.942" calcext:value-type="float">
            <text:p>59.9 </text:p>
          </table:table-cell>
          <table:table-cell office:value-type="float" office:value="68.79588" calcext:value-type="float">
            <text:p>68.8 </text:p>
          </table:table-cell>
          <table:table-cell office:value-type="float" office:value="30.47373" calcext:value-type="float">
            <text:p>30.5 </text:p>
          </table:table-cell>
          <table:table-cell office:value-type="float" office:value="68.98666" calcext:value-type="float">
            <text:p>69.0 </text:p>
          </table:table-cell>
          <table:table-cell office:value-type="float" office:value="68.10749" calcext:value-type="float">
            <text:p>68.1 </text:p>
          </table:table-cell>
          <table:table-cell office:value-type="float" office:value="68.4" calcext:value-type="float">
            <text:p>68.4 </text:p>
          </table:table-cell>
          <table:table-cell office:value-type="float" office:value="47.07549" calcext:value-type="float">
            <text:p>47.1 </text:p>
          </table:table-cell>
          <table:table-cell office:value-type="float" office:value="66.75662" calcext:value-type="float">
            <text:p>66.8 </text:p>
          </table:table-cell>
          <table:table-cell office:value-type="float" office:value="43.04683" calcext:value-type="float">
            <text:p>43.0 </text:p>
          </table:table-cell>
          <table:table-cell office:value-type="float" office:value="46.73694" calcext:value-type="float">
            <text:p>46.7 </text:p>
          </table:table-cell>
          <table:table-cell office:value-type="float" office:value="65.1148" calcext:value-type="float">
            <text:p>65.1 </text:p>
          </table:table-cell>
          <table:table-cell office:value-type="float" office:value="81.61164" calcext:value-type="float">
            <text:p>81.6 </text:p>
          </table:table-cell>
          <table:table-cell office:value-type="float" office:value="90.80351" calcext:value-type="float">
            <text:p>90.8 </text:p>
          </table:table-cell>
          <table:table-cell office:value-type="float" office:value="1.674293" calcext:value-type="float">
            <text:p>1.7 </text:p>
          </table:table-cell>
          <table:table-cell office:value-type="float" office:value="68.7" calcext:value-type="float">
            <text:p>68.7 </text:p>
          </table:table-cell>
          <table:table-cell office:value-type="float" office:value="66.39468" calcext:value-type="float">
            <text:p>66.4 </text:p>
          </table:table-cell>
          <table:table-cell office:value-type="float" office:value="71.34" calcext:value-type="float">
            <text:p>71.3 </text:p>
          </table:table-cell>
          <table:table-cell office:value-type="string" calcext:value-type="string">
            <text:p>..</text:p>
          </table:table-cell>
          <table:table-cell office:value-type="float" office:value="71.82325" calcext:value-type="float">
            <text:p>71.8 </text:p>
          </table:table-cell>
          <table:table-cell office:value-type="float" office:value="53.82045" calcext:value-type="float">
            <text:p>53.8 </text:p>
          </table:table-cell>
          <table:table-cell office:value-type="float" office:value="48.90509" calcext:value-type="float">
            <text:p>48.9 </text:p>
          </table:table-cell>
          <table:table-cell office:value-type="float" office:value="60.57317" calcext:value-type="float">
            <text:p>60.6 </text:p>
          </table:table-cell>
          <table:table-cell office:value-type="float" office:value="31.2095" calcext:value-type="float">
            <text:p>31.2 </text:p>
          </table:table-cell>
          <table:table-cell office:value-type="float" office:value="69.88256" calcext:value-type="float">
            <text:p>69.9 </text:p>
          </table:table-cell>
          <table:table-cell office:value-type="float" office:value="28.35747" calcext:value-type="float">
            <text:p>28.4 </text:p>
          </table:table-cell>
          <table:table-cell office:value-type="float" office:value="15.83945" calcext:value-type="float">
            <text:p>15.8 </text:p>
          </table:table-cell>
          <table:table-cell office:value-type="float" office:value="6.281145" calcext:value-type="float">
            <text:p>6.3 </text:p>
          </table:table-cell>
          <table:table-cell office:value-type="float" office:value="67.78831" calcext:value-type="float">
            <text:p>67.8 </text:p>
          </table:table-cell>
          <table:table-cell office:value-type="float" office:value="36.118" calcext:value-type="float">
            <text:p>36.1 </text:p>
          </table:table-cell>
        </table:table-row>
        <table:table-row table:style-name="ro1">
          <table:table-cell office:value-type="string" calcext:value-type="string">
            <text:p>1996Q4</text:p>
          </table:table-cell>
          <table:table-cell table:style-name="ce5" office:value-type="float" office:value="62.22429" calcext:value-type="float">
            <text:p>62.2 </text:p>
          </table:table-cell>
          <table:table-cell table:style-name="ce5" office:value-type="float" office:value="71.19435" calcext:value-type="float">
            <text:p>71.2 </text:p>
          </table:table-cell>
          <table:table-cell table:style-name="ce5" office:value-type="float" office:value="70.94637" calcext:value-type="float">
            <text:p>70.9 </text:p>
          </table:table-cell>
          <table:table-cell table:style-name="ce5" office:value-type="float" office:value="70.7664" calcext:value-type="float">
            <text:p>70.8 </text:p>
          </table:table-cell>
          <table:table-cell table:style-name="ce5" office:value-type="float" office:value="53.23121" calcext:value-type="float">
            <text:p>53.2 </text:p>
          </table:table-cell>
          <table:table-cell table:style-name="ce5" office:value-type="float" office:value="30.7663" calcext:value-type="float">
            <text:p>30.8 </text:p>
          </table:table-cell>
          <table:table-cell table:style-name="ce5" office:value-type="float" office:value="20.91224" calcext:value-type="float">
            <text:p>20.9 </text:p>
          </table:table-cell>
          <table:table-cell table:style-name="ce5" office:value-type="float" office:value="58.13334" calcext:value-type="float">
            <text:p>58.1 </text:p>
          </table:table-cell>
          <table:table-cell table:style-name="ce5" office:value-type="float" office:value="70.04273" calcext:value-type="float">
            <text:p>7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282" calcext:value-type="float">
            <text:p>74.0 </text:p>
          </table:table-cell>
          <table:table-cell table:style-name="ce5" office:value-type="float" office:value="77.05666" calcext:value-type="float">
            <text:p>77.1 </text:p>
          </table:table-cell>
          <table:table-cell table:style-name="ce5" office:value-type="float" office:value="76.344" calcext:value-type="float">
            <text:p>76.3 </text:p>
          </table:table-cell>
          <table:table-cell table:style-name="ce5" office:value-type="float" office:value="62.78377" calcext:value-type="float">
            <text:p>62.8 </text:p>
          </table:table-cell>
          <table:table-cell table:style-name="ce5" office:value-type="float" office:value="33.41355" calcext:value-type="float">
            <text:p>33.4 </text:p>
          </table:table-cell>
          <table:table-cell table:style-name="ce5" office:value-type="float" office:value="41.65485" calcext:value-type="float">
            <text:p>41.7 </text:p>
          </table:table-cell>
          <table:table-cell table:style-name="ce5" office:value-type="float" office:value="67.58036" calcext:value-type="float">
            <text:p>67.6 </text:p>
          </table:table-cell>
          <table:table-cell table:style-name="ce5" office:value-type="float" office:value="64.0457" calcext:value-type="float">
            <text:p>64.0 </text:p>
          </table:table-cell>
          <table:table-cell table:style-name="ce5" office:value-type="float" office:value="69.73417" calcext:value-type="float">
            <text:p>69.7 </text:p>
          </table:table-cell>
          <table:table-cell table:style-name="ce5" office:value-type="float" office:value="98.07415" calcext:value-type="float">
            <text:p>98.1 </text:p>
          </table:table-cell>
          <table:table-cell table:style-name="ce5" office:value-type="float" office:value="58.22314" calcext:value-type="float">
            <text:p>58.2 </text:p>
          </table:table-cell>
          <table:table-cell table:style-name="ce5" office:value-type="float" office:value="47.57354" calcext:value-type="float">
            <text:p>47.6 </text:p>
          </table:table-cell>
          <table:table-cell table:style-name="ce5" office:value-type="float" office:value="60.7797" calcext:value-type="float">
            <text:p>60.8 </text:p>
          </table:table-cell>
          <table:table-cell table:style-name="ce5" office:value-type="float" office:value="69.09605" calcext:value-type="float">
            <text:p>69.1 </text:p>
          </table:table-cell>
          <table:table-cell table:style-name="ce5" office:value-type="float" office:value="31.97308" calcext:value-type="float">
            <text:p>32.0 </text:p>
          </table:table-cell>
          <table:table-cell table:style-name="ce5" office:value-type="float" office:value="69.45" calcext:value-type="float">
            <text:p>69.5 </text:p>
          </table:table-cell>
          <table:table-cell table:style-name="ce5" office:value-type="float" office:value="68.6134" calcext:value-type="float">
            <text:p>68.6 </text:p>
          </table:table-cell>
          <table:table-cell table:style-name="ce5" office:value-type="float" office:value="68.83334" calcext:value-type="float">
            <text:p>68.8 </text:p>
          </table:table-cell>
          <table:table-cell table:style-name="ce5" office:value-type="float" office:value="49.09167" calcext:value-type="float">
            <text:p>49.1 </text:p>
          </table:table-cell>
          <table:table-cell table:style-name="ce5" office:value-type="float" office:value="66.87305" calcext:value-type="float">
            <text:p>66.9 </text:p>
          </table:table-cell>
          <table:table-cell table:style-name="ce5" office:value-type="float" office:value="43.84013" calcext:value-type="float">
            <text:p>43.8 </text:p>
          </table:table-cell>
          <table:table-cell table:style-name="ce5" office:value-type="float" office:value="47.48027" calcext:value-type="float">
            <text:p>47.5 </text:p>
          </table:table-cell>
          <table:table-cell table:style-name="ce5" office:value-type="float" office:value="65.43839" calcext:value-type="float">
            <text:p>65.4 </text:p>
          </table:table-cell>
          <table:table-cell table:style-name="ce5" office:value-type="float" office:value="81.67972" calcext:value-type="float">
            <text:p>81.7 </text:p>
          </table:table-cell>
          <table:table-cell table:style-name="ce5" office:value-type="float" office:value="90.97419" calcext:value-type="float">
            <text:p>91.0 </text:p>
          </table:table-cell>
          <table:table-cell table:style-name="ce5" office:value-type="float" office:value="1.967002" calcext:value-type="float">
            <text:p>2.0 </text:p>
          </table:table-cell>
          <table:table-cell table:style-name="ce5" office:value-type="float" office:value="69.2" calcext:value-type="float">
            <text:p>69.2 </text:p>
          </table:table-cell>
          <table:table-cell table:style-name="ce5" office:value-type="float" office:value="66.87284" calcext:value-type="float">
            <text:p>66.9 </text:p>
          </table:table-cell>
          <table:table-cell table:style-name="ce5" office:value-type="float" office:value="71.59333" calcext:value-type="float">
            <text:p>7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21722" calcext:value-type="float">
            <text:p>72.2 </text:p>
          </table:table-cell>
          <table:table-cell table:style-name="ce5" office:value-type="float" office:value="54.79903" calcext:value-type="float">
            <text:p>54.8 </text:p>
          </table:table-cell>
          <table:table-cell table:style-name="ce5" office:value-type="float" office:value="49.58002" calcext:value-type="float">
            <text:p>49.6 </text:p>
          </table:table-cell>
          <table:table-cell table:style-name="ce5" office:value-type="float" office:value="61.35473" calcext:value-type="float">
            <text:p>61.4 </text:p>
          </table:table-cell>
          <table:table-cell table:style-name="ce5" office:value-type="float" office:value="31.49665" calcext:value-type="float">
            <text:p>31.5 </text:p>
          </table:table-cell>
          <table:table-cell table:style-name="ce5" office:value-type="float" office:value="70.95956" calcext:value-type="float">
            <text:p>71.0 </text:p>
          </table:table-cell>
          <table:table-cell table:style-name="ce5" office:value-type="float" office:value="28.88261" calcext:value-type="float">
            <text:p>28.9 </text:p>
          </table:table-cell>
          <table:table-cell table:style-name="ce5" office:value-type="float" office:value="15.98316" calcext:value-type="float">
            <text:p>16.0 </text:p>
          </table:table-cell>
          <table:table-cell table:style-name="ce5" office:value-type="float" office:value="6.476513" calcext:value-type="float">
            <text:p>6.5 </text:p>
          </table:table-cell>
          <table:table-cell table:style-name="ce5" office:value-type="float" office:value="67.69169" calcext:value-type="float">
            <text:p>67.7 </text:p>
          </table:table-cell>
          <table:table-cell table:style-name="ce5" office:value-type="float" office:value="36.96116" calcext:value-type="float">
            <text:p>37.0 </text:p>
          </table:table-cell>
        </table:table-row>
        <table:table-row table:style-name="ro1">
          <table:table-cell office:value-type="string" calcext:value-type="string">
            <text:p>1997Q1</text:p>
          </table:table-cell>
          <table:table-cell office:value-type="float" office:value="62.31716" calcext:value-type="float">
            <text:p>62.3 </text:p>
          </table:table-cell>
          <table:table-cell office:value-type="float" office:value="71.62511" calcext:value-type="float">
            <text:p>71.6 </text:p>
          </table:table-cell>
          <table:table-cell office:value-type="float" office:value="71.39565" calcext:value-type="float">
            <text:p>71.4 </text:p>
          </table:table-cell>
          <table:table-cell office:value-type="float" office:value="71.16145" calcext:value-type="float">
            <text:p>71.2 </text:p>
          </table:table-cell>
          <table:table-cell office:value-type="float" office:value="54.05497" calcext:value-type="float">
            <text:p>54.1 </text:p>
          </table:table-cell>
          <table:table-cell office:value-type="float" office:value="32.33535" calcext:value-type="float">
            <text:p>32.3 </text:p>
          </table:table-cell>
          <table:table-cell office:value-type="float" office:value="21.73759" calcext:value-type="float">
            <text:p>21.7 </text:p>
          </table:table-cell>
          <table:table-cell office:value-type="float" office:value="59.36666" calcext:value-type="float">
            <text:p>59.4 </text:p>
          </table:table-cell>
          <table:table-cell office:value-type="float" office:value="70.2514" calcext:value-type="float">
            <text:p>70.3 </text:p>
          </table:table-cell>
          <table:table-cell office:value-type="string" calcext:value-type="string">
            <text:p>..</text:p>
          </table:table-cell>
          <table:table-cell office:value-type="float" office:value="74.12132" calcext:value-type="float">
            <text:p>74.1 </text:p>
          </table:table-cell>
          <table:table-cell office:value-type="float" office:value="77.43667" calcext:value-type="float">
            <text:p>77.4 </text:p>
          </table:table-cell>
          <table:table-cell office:value-type="float" office:value="77.21473" calcext:value-type="float">
            <text:p>77.2 </text:p>
          </table:table-cell>
          <table:table-cell office:value-type="float" office:value="63.25639" calcext:value-type="float">
            <text:p>63.3 </text:p>
          </table:table-cell>
          <table:table-cell office:value-type="float" office:value="35.67366" calcext:value-type="float">
            <text:p>35.7 </text:p>
          </table:table-cell>
          <table:table-cell office:value-type="float" office:value="41.69654" calcext:value-type="float">
            <text:p>41.7 </text:p>
          </table:table-cell>
          <table:table-cell office:value-type="float" office:value="67.58036" calcext:value-type="float">
            <text:p>67.6 </text:p>
          </table:table-cell>
          <table:table-cell office:value-type="float" office:value="65.38979" calcext:value-type="float">
            <text:p>65.4 </text:p>
          </table:table-cell>
          <table:table-cell office:value-type="float" office:value="70.17777" calcext:value-type="float">
            <text:p>70.2 </text:p>
          </table:table-cell>
          <table:table-cell office:value-type="float" office:value="97.8366" calcext:value-type="float">
            <text:p>97.8 </text:p>
          </table:table-cell>
          <table:table-cell office:value-type="float" office:value="59.09986" calcext:value-type="float">
            <text:p>59.1 </text:p>
          </table:table-cell>
          <table:table-cell office:value-type="float" office:value="48.98069" calcext:value-type="float">
            <text:p>49.0 </text:p>
          </table:table-cell>
          <table:table-cell office:value-type="float" office:value="63.36867" calcext:value-type="float">
            <text:p>63.4 </text:p>
          </table:table-cell>
          <table:table-cell office:value-type="float" office:value="69.34352" calcext:value-type="float">
            <text:p>69.3 </text:p>
          </table:table-cell>
          <table:table-cell office:value-type="float" office:value="34.17254" calcext:value-type="float">
            <text:p>34.2 </text:p>
          </table:table-cell>
          <table:table-cell office:value-type="float" office:value="69.72" calcext:value-type="float">
            <text:p>69.7 </text:p>
          </table:table-cell>
          <table:table-cell office:value-type="float" office:value="68.42368" calcext:value-type="float">
            <text:p>68.4 </text:p>
          </table:table-cell>
          <table:table-cell office:value-type="float" office:value="69.53333" calcext:value-type="float">
            <text:p>69.5 </text:p>
          </table:table-cell>
          <table:table-cell office:value-type="float" office:value="51.64707" calcext:value-type="float">
            <text:p>51.6 </text:p>
          </table:table-cell>
          <table:table-cell office:value-type="float" office:value="67.44728" calcext:value-type="float">
            <text:p>67.4 </text:p>
          </table:table-cell>
          <table:table-cell office:value-type="float" office:value="44.66126" calcext:value-type="float">
            <text:p>44.7 </text:p>
          </table:table-cell>
          <table:table-cell office:value-type="float" office:value="48.74011" calcext:value-type="float">
            <text:p>48.7 </text:p>
          </table:table-cell>
          <table:table-cell office:value-type="float" office:value="65.74039" calcext:value-type="float">
            <text:p>65.7 </text:p>
          </table:table-cell>
          <table:table-cell office:value-type="float" office:value="81.61589" calcext:value-type="float">
            <text:p>81.6 </text:p>
          </table:table-cell>
          <table:table-cell office:value-type="float" office:value="91.33298" calcext:value-type="float">
            <text:p>91.3 </text:p>
          </table:table-cell>
          <table:table-cell office:value-type="float" office:value="2.287241" calcext:value-type="float">
            <text:p>2.3 </text:p>
          </table:table-cell>
          <table:table-cell office:value-type="float" office:value="69.3" calcext:value-type="float">
            <text:p>69.3 </text:p>
          </table:table-cell>
          <table:table-cell office:value-type="float" office:value="67.32288" calcext:value-type="float">
            <text:p>67.3 </text:p>
          </table:table-cell>
          <table:table-cell office:value-type="float" office:value="72.08667" calcext:value-type="float">
            <text:p>72.1 </text:p>
          </table:table-cell>
          <table:table-cell office:value-type="string" calcext:value-type="string">
            <text:p>..</text:p>
          </table:table-cell>
          <table:table-cell office:value-type="float" office:value="72.60342" calcext:value-type="float">
            <text:p>72.6 </text:p>
          </table:table-cell>
          <table:table-cell office:value-type="float" office:value="55.77039" calcext:value-type="float">
            <text:p>55.8 </text:p>
          </table:table-cell>
          <table:table-cell office:value-type="float" office:value="50.56175" calcext:value-type="float">
            <text:p>50.6 </text:p>
          </table:table-cell>
          <table:table-cell office:value-type="float" office:value="62.15512" calcext:value-type="float">
            <text:p>62.2 </text:p>
          </table:table-cell>
          <table:table-cell office:value-type="float" office:value="32.16354" calcext:value-type="float">
            <text:p>32.2 </text:p>
          </table:table-cell>
          <table:table-cell office:value-type="float" office:value="71.96712" calcext:value-type="float">
            <text:p>72.0 </text:p>
          </table:table-cell>
          <table:table-cell office:value-type="float" office:value="29.04844" calcext:value-type="float">
            <text:p>29.0 </text:p>
          </table:table-cell>
          <table:table-cell office:value-type="float" office:value="16.39555" calcext:value-type="float">
            <text:p>16.4 </text:p>
          </table:table-cell>
          <table:table-cell office:value-type="float" office:value="6.83342" calcext:value-type="float">
            <text:p>6.8 </text:p>
          </table:table-cell>
          <table:table-cell office:value-type="float" office:value="67.69169" calcext:value-type="float">
            <text:p>67.7 </text:p>
          </table:table-cell>
          <table:table-cell office:value-type="float" office:value="37.94229" calcext:value-type="float">
            <text:p>37.9 </text:p>
          </table:table-cell>
        </table:table-row>
        <table:table-row table:style-name="ro1">
          <table:table-cell office:value-type="string" calcext:value-type="string">
            <text:p>1997Q2</text:p>
          </table:table-cell>
          <table:table-cell table:style-name="ce5" office:value-type="float" office:value="62.13141" calcext:value-type="float">
            <text:p>62.1 </text:p>
          </table:table-cell>
          <table:table-cell table:style-name="ce5" office:value-type="float" office:value="71.81066" calcext:value-type="float">
            <text:p>71.8 </text:p>
          </table:table-cell>
          <table:table-cell table:style-name="ce5" office:value-type="float" office:value="71.24039" calcext:value-type="float">
            <text:p>71.2 </text:p>
          </table:table-cell>
          <table:table-cell table:style-name="ce5" office:value-type="float" office:value="71.37214" calcext:value-type="float">
            <text:p>71.4 </text:p>
          </table:table-cell>
          <table:table-cell table:style-name="ce5" office:value-type="float" office:value="54.62465" calcext:value-type="float">
            <text:p>54.6 </text:p>
          </table:table-cell>
          <table:table-cell table:style-name="ce5" office:value-type="float" office:value="34.03492" calcext:value-type="float">
            <text:p>34.0 </text:p>
          </table:table-cell>
          <table:table-cell table:style-name="ce5" office:value-type="float" office:value="22.36827" calcext:value-type="float">
            <text:p>22.4 </text:p>
          </table:table-cell>
          <table:table-cell table:style-name="ce5" office:value-type="float" office:value="60.16667" calcext:value-type="float">
            <text:p>60.2 </text:p>
          </table:table-cell>
          <table:table-cell table:style-name="ce5" office:value-type="float" office:value="70.8774" calcext:value-type="float">
            <text:p>7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80014" calcext:value-type="float">
            <text:p>74.8 </text:p>
          </table:table-cell>
          <table:table-cell table:style-name="ce5" office:value-type="float" office:value="77.62666" calcext:value-type="float">
            <text:p>77.6 </text:p>
          </table:table-cell>
          <table:table-cell table:style-name="ce5" office:value-type="float" office:value="77.30802" calcext:value-type="float">
            <text:p>77.3 </text:p>
          </table:table-cell>
          <table:table-cell table:style-name="ce5" office:value-type="float" office:value="64.93122" calcext:value-type="float">
            <text:p>64.9 </text:p>
          </table:table-cell>
          <table:table-cell table:style-name="ce5" office:value-type="float" office:value="37.42073" calcext:value-type="float">
            <text:p>37.4 </text:p>
          </table:table-cell>
          <table:table-cell table:style-name="ce5" office:value-type="float" office:value="41.98842" calcext:value-type="float">
            <text:p>42.0 </text:p>
          </table:table-cell>
          <table:table-cell table:style-name="ce5" office:value-type="float" office:value="67.97906" calcext:value-type="float">
            <text:p>68.0 </text:p>
          </table:table-cell>
          <table:table-cell table:style-name="ce5" office:value-type="float" office:value="67.00269" calcext:value-type="float">
            <text:p>67.0 </text:p>
          </table:table-cell>
          <table:table-cell table:style-name="ce5" office:value-type="float" office:value="70.53265" calcext:value-type="float">
            <text:p>70.5 </text:p>
          </table:table-cell>
          <table:table-cell table:style-name="ce5" office:value-type="float" office:value="99.90668" calcext:value-type="float">
            <text:p>99.9 </text:p>
          </table:table-cell>
          <table:table-cell table:style-name="ce5" office:value-type="float" office:value="59.7025" calcext:value-type="float">
            <text:p>59.7 </text:p>
          </table:table-cell>
          <table:table-cell table:style-name="ce5" office:value-type="float" office:value="49.75866" calcext:value-type="float">
            <text:p>49.8 </text:p>
          </table:table-cell>
          <table:table-cell table:style-name="ce5" office:value-type="float" office:value="64.12653" calcext:value-type="float">
            <text:p>64.1 </text:p>
          </table:table-cell>
          <table:table-cell table:style-name="ce5" office:value-type="float" office:value="69.41226" calcext:value-type="float">
            <text:p>69.4 </text:p>
          </table:table-cell>
          <table:table-cell table:style-name="ce5" office:value-type="float" office:value="35.33683" calcext:value-type="float">
            <text:p>35.3 </text:p>
          </table:table-cell>
          <table:table-cell table:style-name="ce5" office:value-type="float" office:value="70.19334" calcext:value-type="float">
            <text:p>70.2 </text:p>
          </table:table-cell>
          <table:table-cell table:style-name="ce5" office:value-type="float" office:value="68.48692" calcext:value-type="float">
            <text:p>68.5 </text:p>
          </table:table-cell>
          <table:table-cell table:style-name="ce5" office:value-type="float" office:value="69.83334" calcext:value-type="float">
            <text:p>69.8 </text:p>
          </table:table-cell>
          <table:table-cell table:style-name="ce5" office:value-type="float" office:value="53.05371" calcext:value-type="float">
            <text:p>53.1 </text:p>
          </table:table-cell>
          <table:table-cell table:style-name="ce5" office:value-type="float" office:value="67.86725" calcext:value-type="float">
            <text:p>67.9 </text:p>
          </table:table-cell>
          <table:table-cell table:style-name="ce5" office:value-type="float" office:value="45.20404" calcext:value-type="float">
            <text:p>45.2 </text:p>
          </table:table-cell>
          <table:table-cell table:style-name="ce5" office:value-type="float" office:value="50.11746" calcext:value-type="float">
            <text:p>50.1 </text:p>
          </table:table-cell>
          <table:table-cell table:style-name="ce5" office:value-type="float" office:value="65.83435" calcext:value-type="float">
            <text:p>65.8 </text:p>
          </table:table-cell>
          <table:table-cell table:style-name="ce5" office:value-type="float" office:value="82.27544" calcext:value-type="float">
            <text:p>82.3 </text:p>
          </table:table-cell>
          <table:table-cell table:style-name="ce5" office:value-type="float" office:value="91.22747" calcext:value-type="float">
            <text:p>91.2 </text:p>
          </table:table-cell>
          <table:table-cell table:style-name="ce5" office:value-type="float" office:value="2.675989" calcext:value-type="float">
            <text:p>2.7 </text:p>
          </table:table-cell>
          <table:table-cell table:style-name="ce5" office:value-type="float" office:value="70" calcext:value-type="float">
            <text:p>70.0 </text:p>
          </table:table-cell>
          <table:table-cell table:style-name="ce5" office:value-type="float" office:value="67.59009" calcext:value-type="float">
            <text:p>67.6 </text:p>
          </table:table-cell>
          <table:table-cell table:style-name="ce5" office:value-type="float" office:value="72.32333" calcext:value-type="float">
            <text:p>7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06638" calcext:value-type="float">
            <text:p>73.1 </text:p>
          </table:table-cell>
          <table:table-cell table:style-name="ce5" office:value-type="float" office:value="56.63764" calcext:value-type="float">
            <text:p>56.6 </text:p>
          </table:table-cell>
          <table:table-cell table:style-name="ce5" office:value-type="float" office:value="51.3876" calcext:value-type="float">
            <text:p>51.4 </text:p>
          </table:table-cell>
          <table:table-cell table:style-name="ce5" office:value-type="float" office:value="62.90199" calcext:value-type="float">
            <text:p>62.9 </text:p>
          </table:table-cell>
          <table:table-cell table:style-name="ce5" office:value-type="float" office:value="32.75872" calcext:value-type="float">
            <text:p>32.8 </text:p>
          </table:table-cell>
          <table:table-cell table:style-name="ce5" office:value-type="float" office:value="72.05466" calcext:value-type="float">
            <text:p>72.1 </text:p>
          </table:table-cell>
          <table:table-cell table:style-name="ce5" office:value-type="float" office:value="29.32483" calcext:value-type="float">
            <text:p>29.3 </text:p>
          </table:table-cell>
          <table:table-cell table:style-name="ce5" office:value-type="float" office:value="16.53926" calcext:value-type="float">
            <text:p>16.5 </text:p>
          </table:table-cell>
          <table:table-cell table:style-name="ce5" office:value-type="float" office:value="7.06947" calcext:value-type="float">
            <text:p>7.1 </text:p>
          </table:table-cell>
          <table:table-cell table:style-name="ce5" office:value-type="float" office:value="67.82696" calcext:value-type="float">
            <text:p>67.8 </text:p>
          </table:table-cell>
          <table:table-cell table:style-name="ce5" office:value-type="float" office:value="38.61682" calcext:value-type="float">
            <text:p>38.6 </text:p>
          </table:table-cell>
        </table:table-row>
        <table:table-row table:style-name="ro1">
          <table:table-cell office:value-type="string" calcext:value-type="string">
            <text:p>1997Q3</text:p>
          </table:table-cell>
          <table:table-cell office:value-type="float" office:value="61.8528" calcext:value-type="float">
            <text:p>61.9 </text:p>
          </table:table-cell>
          <table:table-cell office:value-type="float" office:value="71.83054" calcext:value-type="float">
            <text:p>71.8 </text:p>
          </table:table-cell>
          <table:table-cell office:value-type="float" office:value="71.92091" calcext:value-type="float">
            <text:p>71.9 </text:p>
          </table:table-cell>
          <table:table-cell office:value-type="float" office:value="71.5565" calcext:value-type="float">
            <text:p>71.6 </text:p>
          </table:table-cell>
          <table:table-cell office:value-type="float" office:value="55.40389" calcext:value-type="float">
            <text:p>55.4 </text:p>
          </table:table-cell>
          <table:table-cell office:value-type="float" office:value="35.19062" calcext:value-type="float">
            <text:p>35.2 </text:p>
          </table:table-cell>
          <table:table-cell office:value-type="float" office:value="22.85445" calcext:value-type="float">
            <text:p>22.9 </text:p>
          </table:table-cell>
          <table:table-cell office:value-type="float" office:value="63.1" calcext:value-type="float">
            <text:p>63.1 </text:p>
          </table:table-cell>
          <table:table-cell office:value-type="float" office:value="71.23678" calcext:value-type="float">
            <text:p>71.2 </text:p>
          </table:table-cell>
          <table:table-cell office:value-type="string" calcext:value-type="string">
            <text:p>..</text:p>
          </table:table-cell>
          <table:table-cell office:value-type="float" office:value="75.13342" calcext:value-type="float">
            <text:p>75.1 </text:p>
          </table:table-cell>
          <table:table-cell office:value-type="float" office:value="77.73" calcext:value-type="float">
            <text:p>77.7 </text:p>
          </table:table-cell>
          <table:table-cell office:value-type="float" office:value="78.08546" calcext:value-type="float">
            <text:p>78.1 </text:p>
          </table:table-cell>
          <table:table-cell office:value-type="float" office:value="64.37062" calcext:value-type="float">
            <text:p>64.4 </text:p>
          </table:table-cell>
          <table:table-cell office:value-type="float" office:value="38.19167" calcext:value-type="float">
            <text:p>38.2 </text:p>
          </table:table-cell>
          <table:table-cell office:value-type="float" office:value="42.2386" calcext:value-type="float">
            <text:p>42.2 </text:p>
          </table:table-cell>
          <table:table-cell office:value-type="float" office:value="68.11197" calcext:value-type="float">
            <text:p>68.1 </text:p>
          </table:table-cell>
          <table:table-cell office:value-type="float" office:value="68.54839" calcext:value-type="float">
            <text:p>68.5 </text:p>
          </table:table-cell>
          <table:table-cell office:value-type="float" office:value="70.66573" calcext:value-type="float">
            <text:p>70.7 </text:p>
          </table:table-cell>
          <table:table-cell office:value-type="float" office:value="99.87274" calcext:value-type="float">
            <text:p>99.9 </text:p>
          </table:table-cell>
          <table:table-cell office:value-type="float" office:value="60.28721" calcext:value-type="float">
            <text:p>60.3 </text:p>
          </table:table-cell>
          <table:table-cell office:value-type="float" office:value="50.34135" calcext:value-type="float">
            <text:p>50.3 </text:p>
          </table:table-cell>
          <table:table-cell office:value-type="float" office:value="65.15356" calcext:value-type="float">
            <text:p>65.2 </text:p>
          </table:table-cell>
          <table:table-cell office:value-type="float" office:value="69.78805" calcext:value-type="float">
            <text:p>69.8 </text:p>
          </table:table-cell>
          <table:table-cell office:value-type="float" office:value="36.32681" calcext:value-type="float">
            <text:p>36.3 </text:p>
          </table:table-cell>
          <table:table-cell office:value-type="float" office:value="70.58667" calcext:value-type="float">
            <text:p>70.6 </text:p>
          </table:table-cell>
          <table:table-cell office:value-type="float" office:value="68.80311" calcext:value-type="float">
            <text:p>68.8 </text:p>
          </table:table-cell>
          <table:table-cell office:value-type="float" office:value="69.96667" calcext:value-type="float">
            <text:p>70.0 </text:p>
          </table:table-cell>
          <table:table-cell office:value-type="float" office:value="53.82736" calcext:value-type="float">
            <text:p>53.8 </text:p>
          </table:table-cell>
          <table:table-cell office:value-type="float" office:value="68.10643" calcext:value-type="float">
            <text:p>68.1 </text:p>
          </table:table-cell>
          <table:table-cell office:value-type="float" office:value="45.66332" calcext:value-type="float">
            <text:p>45.7 </text:p>
          </table:table-cell>
          <table:table-cell office:value-type="float" office:value="50.84166" calcext:value-type="float">
            <text:p>50.8 </text:p>
          </table:table-cell>
          <table:table-cell office:value-type="float" office:value="66.28908" calcext:value-type="float">
            <text:p>66.3 </text:p>
          </table:table-cell>
          <table:table-cell office:value-type="float" office:value="82.48075" calcext:value-type="float">
            <text:p>82.5 </text:p>
          </table:table-cell>
          <table:table-cell office:value-type="float" office:value="91.22774" calcext:value-type="float">
            <text:p>91.2 </text:p>
          </table:table-cell>
          <table:table-cell office:value-type="float" office:value="3.138627" calcext:value-type="float">
            <text:p>3.1 </text:p>
          </table:table-cell>
          <table:table-cell office:value-type="float" office:value="70.2" calcext:value-type="float">
            <text:p>70.2 </text:p>
          </table:table-cell>
          <table:table-cell office:value-type="float" office:value="67.8573" calcext:value-type="float">
            <text:p>67.9 </text:p>
          </table:table-cell>
          <table:table-cell office:value-type="float" office:value="72.56333" calcext:value-type="float">
            <text:p>72.6 </text:p>
          </table:table-cell>
          <table:table-cell office:value-type="string" calcext:value-type="string">
            <text:p>..</text:p>
          </table:table-cell>
          <table:table-cell office:value-type="float" office:value="73.33632" calcext:value-type="float">
            <text:p>73.3 </text:p>
          </table:table-cell>
          <table:table-cell office:value-type="float" office:value="57.61255" calcext:value-type="float">
            <text:p>57.6 </text:p>
          </table:table-cell>
          <table:table-cell office:value-type="float" office:value="51.91146" calcext:value-type="float">
            <text:p>51.9 </text:p>
          </table:table-cell>
          <table:table-cell office:value-type="float" office:value="63.53176" calcext:value-type="float">
            <text:p>63.5 </text:p>
          </table:table-cell>
          <table:table-cell office:value-type="float" office:value="32.99576" calcext:value-type="float">
            <text:p>33.0 </text:p>
          </table:table-cell>
          <table:table-cell office:value-type="float" office:value="71.36991" calcext:value-type="float">
            <text:p>71.4 </text:p>
          </table:table-cell>
          <table:table-cell office:value-type="float" office:value="29.79469" calcext:value-type="float">
            <text:p>29.8 </text:p>
          </table:table-cell>
          <table:table-cell office:value-type="float" office:value="16.84751" calcext:value-type="float">
            <text:p>16.8 </text:p>
          </table:table-cell>
          <table:table-cell office:value-type="float" office:value="7.19572" calcext:value-type="float">
            <text:p>7.2 </text:p>
          </table:table-cell>
          <table:table-cell office:value-type="float" office:value="67.73033" calcext:value-type="float">
            <text:p>67.7 </text:p>
          </table:table-cell>
          <table:table-cell office:value-type="float" office:value="39.23003" calcext:value-type="float">
            <text:p>39.2 </text:p>
          </table:table-cell>
        </table:table-row>
        <table:table-row table:style-name="ro1">
          <table:table-cell office:value-type="string" calcext:value-type="string">
            <text:p>1997Q4</text:p>
          </table:table-cell>
          <table:table-cell table:style-name="ce5" office:value-type="float" office:value="62.03854" calcext:value-type="float">
            <text:p>62.0 </text:p>
          </table:table-cell>
          <table:table-cell table:style-name="ce5" office:value-type="float" office:value="72.09563" calcext:value-type="float">
            <text:p>72.1 </text:p>
          </table:table-cell>
          <table:table-cell table:style-name="ce5" office:value-type="float" office:value="71.85815" calcext:value-type="float">
            <text:p>71.9 </text:p>
          </table:table-cell>
          <table:table-cell table:style-name="ce5" office:value-type="float" office:value="71.50382" calcext:value-type="float">
            <text:p>71.5 </text:p>
          </table:table-cell>
          <table:table-cell table:style-name="ce5" office:value-type="float" office:value="56.5821" calcext:value-type="float">
            <text:p>56.6 </text:p>
          </table:table-cell>
          <table:table-cell table:style-name="ce5" office:value-type="float" office:value="36.23212" calcext:value-type="float">
            <text:p>36.2 </text:p>
          </table:table-cell>
          <table:table-cell table:style-name="ce5" office:value-type="float" office:value="23.23988" calcext:value-type="float">
            <text:p>23.2 </text:p>
          </table:table-cell>
          <table:table-cell table:style-name="ce5" office:value-type="float" office:value="64.13333" calcext:value-type="float">
            <text:p>64.1 </text:p>
          </table:table-cell>
          <table:table-cell table:style-name="ce5" office:value-type="float" office:value="71.53819" calcext:value-type="float">
            <text:p>7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38338" calcext:value-type="float">
            <text:p>75.4 </text:p>
          </table:table-cell>
          <table:table-cell table:style-name="ce5" office:value-type="float" office:value="77.95" calcext:value-type="float">
            <text:p>78.0 </text:p>
          </table:table-cell>
          <table:table-cell table:style-name="ce5" office:value-type="float" office:value="77.96107" calcext:value-type="float">
            <text:p>78.0 </text:p>
          </table:table-cell>
          <table:table-cell table:style-name="ce5" office:value-type="float" office:value="65.82841" calcext:value-type="float">
            <text:p>65.8 </text:p>
          </table:table-cell>
          <table:table-cell table:style-name="ce5" office:value-type="float" office:value="39.46176" calcext:value-type="float">
            <text:p>39.5 </text:p>
          </table:table-cell>
          <table:table-cell table:style-name="ce5" office:value-type="float" office:value="42.44708" calcext:value-type="float">
            <text:p>42.4 </text:p>
          </table:table-cell>
          <table:table-cell table:style-name="ce5" office:value-type="float" office:value="68.6768" calcext:value-type="float">
            <text:p>68.7 </text:p>
          </table:table-cell>
          <table:table-cell table:style-name="ce5" office:value-type="float" office:value="69.25404" calcext:value-type="float">
            <text:p>69.3 </text:p>
          </table:table-cell>
          <table:table-cell table:style-name="ce5" office:value-type="float" office:value="71.10934" calcext:value-type="float">
            <text:p>71.1 </text:p>
          </table:table-cell>
          <table:table-cell table:style-name="ce5" office:value-type="float" office:value="100.1442" calcext:value-type="float">
            <text:p>100.1 </text:p>
          </table:table-cell>
          <table:table-cell table:style-name="ce5" office:value-type="float" office:value="61.16463" calcext:value-type="float">
            <text:p>61.2 </text:p>
          </table:table-cell>
          <table:table-cell table:style-name="ce5" office:value-type="float" office:value="51.06662" calcext:value-type="float">
            <text:p>51.1 </text:p>
          </table:table-cell>
          <table:table-cell table:style-name="ce5" office:value-type="float" office:value="66.10527" calcext:value-type="float">
            <text:p>66.1 </text:p>
          </table:table-cell>
          <table:table-cell table:style-name="ce5" office:value-type="float" office:value="70.17757" calcext:value-type="float">
            <text:p>70.2 </text:p>
          </table:table-cell>
          <table:table-cell table:style-name="ce5" office:value-type="float" office:value="37.47926" calcext:value-type="float">
            <text:p>37.5 </text:p>
          </table:table-cell>
          <table:table-cell table:style-name="ce5" office:value-type="float" office:value="71.08667" calcext:value-type="float">
            <text:p>71.1 </text:p>
          </table:table-cell>
          <table:table-cell table:style-name="ce5" office:value-type="float" office:value="69.18254" calcext:value-type="float">
            <text:p>69.2 </text:p>
          </table:table-cell>
          <table:table-cell table:style-name="ce5" office:value-type="float" office:value="70.36667" calcext:value-type="float">
            <text:p>70.4 </text:p>
          </table:table-cell>
          <table:table-cell table:style-name="ce5" office:value-type="float" office:value="55.53876" calcext:value-type="float">
            <text:p>55.5 </text:p>
          </table:table-cell>
          <table:table-cell table:style-name="ce5" office:value-type="float" office:value="68.38376" calcext:value-type="float">
            <text:p>68.4 </text:p>
          </table:table-cell>
          <table:table-cell table:style-name="ce5" office:value-type="float" office:value="46.54012" calcext:value-type="float">
            <text:p>46.5 </text:p>
          </table:table-cell>
          <table:table-cell table:style-name="ce5" office:value-type="float" office:value="51.68337" calcext:value-type="float">
            <text:p>51.7 </text:p>
          </table:table-cell>
          <table:table-cell table:style-name="ce5" office:value-type="float" office:value="66.72767" calcext:value-type="float">
            <text:p>66.7 </text:p>
          </table:table-cell>
          <table:table-cell table:style-name="ce5" office:value-type="float" office:value="82.95946" calcext:value-type="float">
            <text:p>83.0 </text:p>
          </table:table-cell>
          <table:table-cell table:style-name="ce5" office:value-type="float" office:value="91.2971" calcext:value-type="float">
            <text:p>91.3 </text:p>
          </table:table-cell>
          <table:table-cell table:style-name="ce5" office:value-type="float" office:value="3.857424" calcext:value-type="float">
            <text:p>3.9 </text:p>
          </table:table-cell>
          <table:table-cell table:style-name="ce5" office:value-type="float" office:value="70.6" calcext:value-type="float">
            <text:p>70.6 </text:p>
          </table:table-cell>
          <table:table-cell table:style-name="ce5" office:value-type="float" office:value="68.12451" calcext:value-type="float">
            <text:p>68.1 </text:p>
          </table:table-cell>
          <table:table-cell table:style-name="ce5" office:value-type="float" office:value="72.78667" calcext:value-type="float">
            <text:p>7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56891" calcext:value-type="float">
            <text:p>73.6 </text:p>
          </table:table-cell>
          <table:table-cell table:style-name="ce5" office:value-type="float" office:value="58.92113" calcext:value-type="float">
            <text:p>58.9 </text:p>
          </table:table-cell>
          <table:table-cell table:style-name="ce5" office:value-type="float" office:value="52.6651" calcext:value-type="float">
            <text:p>52.7 </text:p>
          </table:table-cell>
          <table:table-cell table:style-name="ce5" office:value-type="float" office:value="64.34351" calcext:value-type="float">
            <text:p>64.3 </text:p>
          </table:table-cell>
          <table:table-cell table:style-name="ce5" office:value-type="float" office:value="33.16753" calcext:value-type="float">
            <text:p>33.2 </text:p>
          </table:table-cell>
          <table:table-cell table:style-name="ce5" office:value-type="float" office:value="71.66868" calcext:value-type="float">
            <text:p>71.7 </text:p>
          </table:table-cell>
          <table:table-cell table:style-name="ce5" office:value-type="float" office:value="30.48566" calcext:value-type="float">
            <text:p>30.5 </text:p>
          </table:table-cell>
          <table:table-cell table:style-name="ce5" office:value-type="float" office:value="17.44943" calcext:value-type="float">
            <text:p>17.4 </text:p>
          </table:table-cell>
          <table:table-cell table:style-name="ce5" office:value-type="float" office:value="7.242548" calcext:value-type="float">
            <text:p>7.2 </text:p>
          </table:table-cell>
          <table:table-cell table:style-name="ce5" office:value-type="float" office:value="67.40182" calcext:value-type="float">
            <text:p>67.4 </text:p>
          </table:table-cell>
          <table:table-cell table:style-name="ce5" office:value-type="float" office:value="39.50597" calcext:value-type="float">
            <text:p>39.5 </text:p>
          </table:table-cell>
        </table:table-row>
        <table:table-row table:style-name="ro1">
          <table:table-cell office:value-type="string" calcext:value-type="string">
            <text:p>1998Q1</text:p>
          </table:table-cell>
          <table:table-cell office:value-type="float" office:value="62.22429" calcext:value-type="float">
            <text:p>62.2 </text:p>
          </table:table-cell>
          <table:table-cell office:value-type="float" office:value="72.38059" calcext:value-type="float">
            <text:p>72.4 </text:p>
          </table:table-cell>
          <table:table-cell office:value-type="float" office:value="71.911" calcext:value-type="float">
            <text:p>71.9 </text:p>
          </table:table-cell>
          <table:table-cell office:value-type="float" office:value="71.89886" calcext:value-type="float">
            <text:p>71.9 </text:p>
          </table:table-cell>
          <table:table-cell office:value-type="float" office:value="57.08033" calcext:value-type="float">
            <text:p>57.1 </text:p>
          </table:table-cell>
          <table:table-cell office:value-type="float" office:value="38.27976" calcext:value-type="float">
            <text:p>38.3 </text:p>
          </table:table-cell>
          <table:table-cell office:value-type="float" office:value="24.11974" calcext:value-type="float">
            <text:p>24.1 </text:p>
          </table:table-cell>
          <table:table-cell office:value-type="float" office:value="67.23333" calcext:value-type="float">
            <text:p>67.2 </text:p>
          </table:table-cell>
          <table:table-cell office:value-type="float" office:value="71.68889" calcext:value-type="float">
            <text:p>71.7 </text:p>
          </table:table-cell>
          <table:table-cell office:value-type="float" office:value="54.62034" calcext:value-type="float">
            <text:p>54.6 </text:p>
          </table:table-cell>
          <table:table-cell office:value-type="float" office:value="75.51082" calcext:value-type="float">
            <text:p>75.5 </text:p>
          </table:table-cell>
          <table:table-cell office:value-type="float" office:value="78.01667" calcext:value-type="float">
            <text:p>78.0 </text:p>
          </table:table-cell>
          <table:table-cell office:value-type="float" office:value="78.17875" calcext:value-type="float">
            <text:p>78.2 </text:p>
          </table:table-cell>
          <table:table-cell office:value-type="float" office:value="66.04871" calcext:value-type="float">
            <text:p>66.0 </text:p>
          </table:table-cell>
          <table:table-cell office:value-type="float" office:value="41.7496" calcext:value-type="float">
            <text:p>41.7 </text:p>
          </table:table-cell>
          <table:table-cell office:value-type="float" office:value="42.61386" calcext:value-type="float">
            <text:p>42.6 </text:p>
          </table:table-cell>
          <table:table-cell office:value-type="float" office:value="68.8097" calcext:value-type="float">
            <text:p>68.8 </text:p>
          </table:table-cell>
          <table:table-cell office:value-type="float" office:value="69.15323" calcext:value-type="float">
            <text:p>69.2 </text:p>
          </table:table-cell>
          <table:table-cell office:value-type="float" office:value="71.5973" calcext:value-type="float">
            <text:p>71.6 </text:p>
          </table:table-cell>
          <table:table-cell office:value-type="float" office:value="99.737" calcext:value-type="float">
            <text:p>99.7 </text:p>
          </table:table-cell>
          <table:table-cell office:value-type="float" office:value="64.38022" calcext:value-type="float">
            <text:p>64.4 </text:p>
          </table:table-cell>
          <table:table-cell office:value-type="float" office:value="51.99646" calcext:value-type="float">
            <text:p>52.0 </text:p>
          </table:table-cell>
          <table:table-cell office:value-type="float" office:value="67.49353" calcext:value-type="float">
            <text:p>67.5 </text:p>
          </table:table-cell>
          <table:table-cell office:value-type="float" office:value="70.22569" calcext:value-type="float">
            <text:p>70.2 </text:p>
          </table:table-cell>
          <table:table-cell office:value-type="float" office:value="39.4" calcext:value-type="float">
            <text:p>39.4 </text:p>
          </table:table-cell>
          <table:table-cell office:value-type="float" office:value="71.17333" calcext:value-type="float">
            <text:p>71.2 </text:p>
          </table:table-cell>
          <table:table-cell office:value-type="float" office:value="69.30901" calcext:value-type="float">
            <text:p>69.3 </text:p>
          </table:table-cell>
          <table:table-cell office:value-type="float" office:value="71.03333" calcext:value-type="float">
            <text:p>71.0 </text:p>
          </table:table-cell>
          <table:table-cell office:value-type="float" office:value="58.65681" calcext:value-type="float">
            <text:p>58.7 </text:p>
          </table:table-cell>
          <table:table-cell office:value-type="float" office:value="68.71516" calcext:value-type="float">
            <text:p>68.7 </text:p>
          </table:table-cell>
          <table:table-cell office:value-type="float" office:value="47.94579" calcext:value-type="float">
            <text:p>47.9 </text:p>
          </table:table-cell>
          <table:table-cell office:value-type="float" office:value="53.18916" calcext:value-type="float">
            <text:p>53.2 </text:p>
          </table:table-cell>
          <table:table-cell office:value-type="float" office:value="66.95367" calcext:value-type="float">
            <text:p>67.0 </text:p>
          </table:table-cell>
          <table:table-cell office:value-type="float" office:value="82.06375" calcext:value-type="float">
            <text:p>82.1 </text:p>
          </table:table-cell>
          <table:table-cell office:value-type="float" office:value="91.33643" calcext:value-type="float">
            <text:p>91.3 </text:p>
          </table:table-cell>
          <table:table-cell office:value-type="float" office:value="4.557868" calcext:value-type="float">
            <text:p>4.6 </text:p>
          </table:table-cell>
          <table:table-cell office:value-type="float" office:value="70.6" calcext:value-type="float">
            <text:p>70.6 </text:p>
          </table:table-cell>
          <table:table-cell office:value-type="float" office:value="68.30733" calcext:value-type="float">
            <text:p>68.3 </text:p>
          </table:table-cell>
          <table:table-cell office:value-type="float" office:value="72.97334" calcext:value-type="float">
            <text:p>73.0 </text:p>
          </table:table-cell>
          <table:table-cell office:value-type="string" calcext:value-type="string">
            <text:p>..</text:p>
          </table:table-cell>
          <table:table-cell office:value-type="float" office:value="73.70227" calcext:value-type="float">
            <text:p>73.7 </text:p>
          </table:table-cell>
          <table:table-cell office:value-type="float" office:value="59.93739" calcext:value-type="float">
            <text:p>59.9 </text:p>
          </table:table-cell>
          <table:table-cell office:value-type="float" office:value="53.62744" calcext:value-type="float">
            <text:p>53.6 </text:p>
          </table:table-cell>
          <table:table-cell office:value-type="float" office:value="65.0842" calcext:value-type="float">
            <text:p>65.1 </text:p>
          </table:table-cell>
          <table:table-cell office:value-type="float" office:value="33.65839" calcext:value-type="float">
            <text:p>33.7 </text:p>
          </table:table-cell>
          <table:table-cell office:value-type="float" office:value="72.18226" calcext:value-type="float">
            <text:p>72.2 </text:p>
          </table:table-cell>
          <table:table-cell office:value-type="float" office:value="31.67413" calcext:value-type="float">
            <text:p>31.7 </text:p>
          </table:table-cell>
          <table:table-cell office:value-type="float" office:value="20.94015" calcext:value-type="float">
            <text:p>20.9 </text:p>
          </table:table-cell>
          <table:table-cell office:value-type="float" office:value="7.473693" calcext:value-type="float">
            <text:p>7.5 </text:p>
          </table:table-cell>
          <table:table-cell office:value-type="float" office:value="67.63371" calcext:value-type="float">
            <text:p>67.6 </text:p>
          </table:table-cell>
          <table:table-cell office:value-type="float" office:value="40.0272" calcext:value-type="float">
            <text:p>40.0 </text:p>
          </table:table-cell>
        </table:table-row>
        <table:table-row table:style-name="ro1">
          <table:table-cell office:value-type="string" calcext:value-type="string">
            <text:p>1998Q2</text:p>
          </table:table-cell>
          <table:table-cell table:style-name="ce5" office:value-type="float" office:value="62.59578" calcext:value-type="float">
            <text:p>62.6 </text:p>
          </table:table-cell>
          <table:table-cell table:style-name="ce5" office:value-type="float" office:value="72.54626" calcext:value-type="float">
            <text:p>72.5 </text:p>
          </table:table-cell>
          <table:table-cell table:style-name="ce5" office:value-type="float" office:value="72.41314" calcext:value-type="float">
            <text:p>72.4 </text:p>
          </table:table-cell>
          <table:table-cell table:style-name="ce5" office:value-type="float" office:value="72.08322" calcext:value-type="float">
            <text:p>72.1 </text:p>
          </table:table-cell>
          <table:table-cell table:style-name="ce5" office:value-type="float" office:value="57.56664" calcext:value-type="float">
            <text:p>57.6 </text:p>
          </table:table-cell>
          <table:table-cell table:style-name="ce5" office:value-type="float" office:value="41.08337" calcext:value-type="float">
            <text:p>41.1 </text:p>
          </table:table-cell>
          <table:table-cell table:style-name="ce5" office:value-type="float" office:value="24.75543" calcext:value-type="float">
            <text:p>24.8 </text:p>
          </table:table-cell>
          <table:table-cell table:style-name="ce5" office:value-type="float" office:value="67.8" calcext:value-type="float">
            <text:p>67.8 </text:p>
          </table:table-cell>
          <table:table-cell table:style-name="ce5" office:value-type="float" office:value="72.28011" calcext:value-type="float">
            <text:p>72.3 </text:p>
          </table:table-cell>
          <table:table-cell table:style-name="ce5" office:value-type="float" office:value="55.49194" calcext:value-type="float">
            <text:p>55.5 </text:p>
          </table:table-cell>
          <table:table-cell table:style-name="ce5" office:value-type="float" office:value="75.98624" calcext:value-type="float">
            <text:p>76.0 </text:p>
          </table:table-cell>
          <table:table-cell table:style-name="ce5" office:value-type="float" office:value="78.39333" calcext:value-type="float">
            <text:p>78.4 </text:p>
          </table:table-cell>
          <table:table-cell table:style-name="ce5" office:value-type="float" office:value="78.36533" calcext:value-type="float">
            <text:p>78.4 </text:p>
          </table:table-cell>
          <table:table-cell table:style-name="ce5" office:value-type="float" office:value="68.35679" calcext:value-type="float">
            <text:p>68.4 </text:p>
          </table:table-cell>
          <table:table-cell table:style-name="ce5" office:value-type="float" office:value="43.14726" calcext:value-type="float">
            <text:p>43.1 </text:p>
          </table:table-cell>
          <table:table-cell table:style-name="ce5" office:value-type="float" office:value="42.87794" calcext:value-type="float">
            <text:p>42.9 </text:p>
          </table:table-cell>
          <table:table-cell table:style-name="ce5" office:value-type="float" office:value="69.77324" calcext:value-type="float">
            <text:p>69.8 </text:p>
          </table:table-cell>
          <table:table-cell table:style-name="ce5" office:value-type="float" office:value="70.2621" calcext:value-type="float">
            <text:p>70.3 </text:p>
          </table:table-cell>
          <table:table-cell table:style-name="ce5" office:value-type="float" office:value="71.97436" calcext:value-type="float">
            <text:p>72.0 </text:p>
          </table:table-cell>
          <table:table-cell table:style-name="ce5" office:value-type="float" office:value="100.246" calcext:value-type="float">
            <text:p>100.2 </text:p>
          </table:table-cell>
          <table:table-cell table:style-name="ce5" office:value-type="float" office:value="64.58121" calcext:value-type="float">
            <text:p>64.6 </text:p>
          </table:table-cell>
          <table:table-cell table:style-name="ce5" office:value-type="float" office:value="52.63185" calcext:value-type="float">
            <text:p>52.6 </text:p>
          </table:table-cell>
          <table:table-cell table:style-name="ce5" office:value-type="float" office:value="68.31596" calcext:value-type="float">
            <text:p>68.3 </text:p>
          </table:table-cell>
          <table:table-cell table:style-name="ce5" office:value-type="float" office:value="70.23257" calcext:value-type="float">
            <text:p>70.2 </text:p>
          </table:table-cell>
          <table:table-cell table:style-name="ce5" office:value-type="float" office:value="40.6824" calcext:value-type="float">
            <text:p>40.7 </text:p>
          </table:table-cell>
          <table:table-cell table:style-name="ce5" office:value-type="float" office:value="71.73333" calcext:value-type="float">
            <text:p>71.7 </text:p>
          </table:table-cell>
          <table:table-cell table:style-name="ce5" office:value-type="float" office:value="69.62521" calcext:value-type="float">
            <text:p>69.6 </text:p>
          </table:table-cell>
          <table:table-cell table:style-name="ce5" office:value-type="float" office:value="71.4" calcext:value-type="float">
            <text:p>71.4 </text:p>
          </table:table-cell>
          <table:table-cell table:style-name="ce5" office:value-type="float" office:value="59.85246" calcext:value-type="float">
            <text:p>59.9 </text:p>
          </table:table-cell>
          <table:table-cell table:style-name="ce5" office:value-type="float" office:value="69.6377" calcext:value-type="float">
            <text:p>69.6 </text:p>
          </table:table-cell>
          <table:table-cell table:style-name="ce5" office:value-type="float" office:value="48.51641" calcext:value-type="float">
            <text:p>48.5 </text:p>
          </table:table-cell>
          <table:table-cell table:style-name="ce5" office:value-type="float" office:value="54.40527" calcext:value-type="float">
            <text:p>54.4 </text:p>
          </table:table-cell>
          <table:table-cell table:style-name="ce5" office:value-type="float" office:value="67.161" calcext:value-type="float">
            <text:p>67.2 </text:p>
          </table:table-cell>
          <table:table-cell table:style-name="ce5" office:value-type="float" office:value="82.38608" calcext:value-type="float">
            <text:p>82.4 </text:p>
          </table:table-cell>
          <table:table-cell table:style-name="ce5" office:value-type="float" office:value="91.27628" calcext:value-type="float">
            <text:p>91.3 </text:p>
          </table:table-cell>
          <table:table-cell table:style-name="ce5" office:value-type="float" office:value="5.132368" calcext:value-type="float">
            <text:p>5.1 </text:p>
          </table:table-cell>
          <table:table-cell table:style-name="ce5" office:value-type="float" office:value="71.4" calcext:value-type="float">
            <text:p>71.4 </text:p>
          </table:table-cell>
          <table:table-cell table:style-name="ce5" office:value-type="float" office:value="68.67299" calcext:value-type="float">
            <text:p>68.7 </text:p>
          </table:table-cell>
          <table:table-cell table:style-name="ce5" office:value-type="float" office:value="73.39333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09007" calcext:value-type="float">
            <text:p>74.1 </text:p>
          </table:table-cell>
          <table:table-cell table:style-name="ce5" office:value-type="float" office:value="60.79834" calcext:value-type="float">
            <text:p>60.8 </text:p>
          </table:table-cell>
          <table:table-cell table:style-name="ce5" office:value-type="float" office:value="54.42101" calcext:value-type="float">
            <text:p>54.4 </text:p>
          </table:table-cell>
          <table:table-cell table:style-name="ce5" office:value-type="float" office:value="65.76962" calcext:value-type="float">
            <text:p>65.8 </text:p>
          </table:table-cell>
          <table:table-cell table:style-name="ce5" office:value-type="float" office:value="33.9822" calcext:value-type="float">
            <text:p>34.0 </text:p>
          </table:table-cell>
          <table:table-cell table:style-name="ce5" office:value-type="float" office:value="71.43173" calcext:value-type="float">
            <text:p>71.4 </text:p>
          </table:table-cell>
          <table:table-cell table:style-name="ce5" office:value-type="float" office:value="32.3651" calcext:value-type="float">
            <text:p>32.4 </text:p>
          </table:table-cell>
          <table:table-cell table:style-name="ce5" office:value-type="float" office:value="24.7537" calcext:value-type="float">
            <text:p>24.8 </text:p>
          </table:table-cell>
          <table:table-cell table:style-name="ce5" office:value-type="float" office:value="7.583417" calcext:value-type="float">
            <text:p>7.6 </text:p>
          </table:table-cell>
          <table:table-cell table:style-name="ce5" office:value-type="float" office:value="67.74966" calcext:value-type="float">
            <text:p>67.7 </text:p>
          </table:table-cell>
          <table:table-cell table:style-name="ce5" office:value-type="float" office:value="40.59442" calcext:value-type="float">
            <text:p>40.6 </text:p>
          </table:table-cell>
        </table:table-row>
        <table:table-row table:style-name="ro1">
          <table:table-cell office:value-type="string" calcext:value-type="string">
            <text:p>1998Q3</text:p>
          </table:table-cell>
          <table:table-cell office:value-type="float" office:value="62.68865" calcext:value-type="float">
            <text:p>62.7 </text:p>
          </table:table-cell>
          <table:table-cell office:value-type="float" office:value="72.46674" calcext:value-type="float">
            <text:p>72.5 </text:p>
          </table:table-cell>
          <table:table-cell office:value-type="float" office:value="72.4693" calcext:value-type="float">
            <text:p>72.5 </text:p>
          </table:table-cell>
          <table:table-cell office:value-type="float" office:value="72.16223" calcext:value-type="float">
            <text:p>72.2 </text:p>
          </table:table-cell>
          <table:table-cell office:value-type="float" office:value="58.21147" calcext:value-type="float">
            <text:p>58.2 </text:p>
          </table:table-cell>
          <table:table-cell office:value-type="float" office:value="41.87741" calcext:value-type="float">
            <text:p>41.9 </text:p>
          </table:table-cell>
          <table:table-cell office:value-type="float" office:value="25.68226" calcext:value-type="float">
            <text:p>25.7 </text:p>
          </table:table-cell>
          <table:table-cell office:value-type="float" office:value="69.2" calcext:value-type="float">
            <text:p>69.2 </text:p>
          </table:table-cell>
          <table:table-cell office:value-type="float" office:value="72.43082" calcext:value-type="float">
            <text:p>72.4 </text:p>
          </table:table-cell>
          <table:table-cell office:value-type="float" office:value="55.86793" calcext:value-type="float">
            <text:p>55.9 </text:p>
          </table:table-cell>
          <table:table-cell office:value-type="float" office:value="76.03525" calcext:value-type="float">
            <text:p>76.0 </text:p>
          </table:table-cell>
          <table:table-cell office:value-type="float" office:value="78.20333" calcext:value-type="float">
            <text:p>78.2 </text:p>
          </table:table-cell>
          <table:table-cell office:value-type="float" office:value="78.55192" calcext:value-type="float">
            <text:p>78.6 </text:p>
          </table:table-cell>
          <table:table-cell office:value-type="float" office:value="67.6662" calcext:value-type="float">
            <text:p>67.7 </text:p>
          </table:table-cell>
          <table:table-cell office:value-type="float" office:value="43.28592" calcext:value-type="float">
            <text:p>43.3 </text:p>
          </table:table-cell>
          <table:table-cell office:value-type="float" office:value="42.73896" calcext:value-type="float">
            <text:p>42.7 </text:p>
          </table:table-cell>
          <table:table-cell office:value-type="float" office:value="70.13872" calcext:value-type="float">
            <text:p>70.1 </text:p>
          </table:table-cell>
          <table:table-cell office:value-type="float" office:value="71.00134" calcext:value-type="float">
            <text:p>71.0 </text:p>
          </table:table-cell>
          <table:table-cell office:value-type="float" office:value="72.10744" calcext:value-type="float">
            <text:p>72.1 </text:p>
          </table:table-cell>
          <table:table-cell office:value-type="float" office:value="99.66913" calcext:value-type="float">
            <text:p>99.7 </text:p>
          </table:table-cell>
          <table:table-cell office:value-type="float" office:value="64.52605" calcext:value-type="float">
            <text:p>64.5 </text:p>
          </table:table-cell>
          <table:table-cell office:value-type="float" office:value="52.30951" calcext:value-type="float">
            <text:p>52.3 </text:p>
          </table:table-cell>
          <table:table-cell office:value-type="float" office:value="68.01113" calcext:value-type="float">
            <text:p>68.0 </text:p>
          </table:table-cell>
          <table:table-cell office:value-type="float" office:value="70.44796" calcext:value-type="float">
            <text:p>70.4 </text:p>
          </table:table-cell>
          <table:table-cell office:value-type="float" office:value="41.99853" calcext:value-type="float">
            <text:p>42.0 </text:p>
          </table:table-cell>
          <table:table-cell office:value-type="float" office:value="71.85333" calcext:value-type="float">
            <text:p>71.9 </text:p>
          </table:table-cell>
          <table:table-cell office:value-type="float" office:value="70.00464" calcext:value-type="float">
            <text:p>70.0 </text:p>
          </table:table-cell>
          <table:table-cell office:value-type="float" office:value="71.56667" calcext:value-type="float">
            <text:p>71.6 </text:p>
          </table:table-cell>
          <table:table-cell office:value-type="float" office:value="59.78212" calcext:value-type="float">
            <text:p>59.8 </text:p>
          </table:table-cell>
          <table:table-cell office:value-type="float" office:value="69.96677" calcext:value-type="float">
            <text:p>70.0 </text:p>
          </table:table-cell>
          <table:table-cell office:value-type="float" office:value="48.46074" calcext:value-type="float">
            <text:p>48.5 </text:p>
          </table:table-cell>
          <table:table-cell office:value-type="float" office:value="54.60477" calcext:value-type="float">
            <text:p>54.6 </text:p>
          </table:table-cell>
          <table:table-cell office:value-type="float" office:value="67.60448" calcext:value-type="float">
            <text:p>67.6 </text:p>
          </table:table-cell>
          <table:table-cell office:value-type="float" office:value="81.96481" calcext:value-type="float">
            <text:p>82.0 </text:p>
          </table:table-cell>
          <table:table-cell office:value-type="float" office:value="91.31181" calcext:value-type="float">
            <text:p>91.3 </text:p>
          </table:table-cell>
          <table:table-cell office:value-type="float" office:value="5.721582" calcext:value-type="float">
            <text:p>5.7 </text:p>
          </table:table-cell>
          <table:table-cell office:value-type="float" office:value="71.4" calcext:value-type="float">
            <text:p>71.4 </text:p>
          </table:table-cell>
          <table:table-cell office:value-type="float" office:value="68.9402" calcext:value-type="float">
            <text:p>68.9 </text:p>
          </table:table-cell>
          <table:table-cell office:value-type="float" office:value="73.47667" calcext:value-type="float">
            <text:p>73.5 </text:p>
          </table:table-cell>
          <table:table-cell office:value-type="string" calcext:value-type="string">
            <text:p>..</text:p>
          </table:table-cell>
          <table:table-cell office:value-type="float" office:value="74.20364" calcext:value-type="float">
            <text:p>74.2 </text:p>
          </table:table-cell>
          <table:table-cell office:value-type="float" office:value="61.34846" calcext:value-type="float">
            <text:p>61.3 </text:p>
          </table:table-cell>
          <table:table-cell office:value-type="float" office:value="55.37116" calcext:value-type="float">
            <text:p>55.4 </text:p>
          </table:table-cell>
          <table:table-cell office:value-type="float" office:value="66.1685" calcext:value-type="float">
            <text:p>66.2 </text:p>
          </table:table-cell>
          <table:table-cell office:value-type="float" office:value="33.86194" calcext:value-type="float">
            <text:p>33.9 </text:p>
          </table:table-cell>
          <table:table-cell office:value-type="float" office:value="70.34659" calcext:value-type="float">
            <text:p>70.3 </text:p>
          </table:table-cell>
          <table:table-cell office:value-type="float" office:value="34.38274" calcext:value-type="float">
            <text:p>34.4 </text:p>
          </table:table-cell>
          <table:table-cell office:value-type="float" office:value="29.70652" calcext:value-type="float">
            <text:p>29.7 </text:p>
          </table:table-cell>
          <table:table-cell office:value-type="float" office:value="8.81026" calcext:value-type="float">
            <text:p>8.8 </text:p>
          </table:table-cell>
          <table:table-cell office:value-type="float" office:value="67.22791" calcext:value-type="float">
            <text:p>67.2 </text:p>
          </table:table-cell>
          <table:table-cell office:value-type="float" office:value="42.26542" calcext:value-type="float">
            <text:p>42.3 </text:p>
          </table:table-cell>
        </table:table-row>
        <table:table-row table:style-name="ro1">
          <table:table-cell office:value-type="string" calcext:value-type="string">
            <text:p>1998Q4</text:p>
          </table:table-cell>
          <table:table-cell table:style-name="ce5" office:value-type="float" office:value="62.96726" calcext:value-type="float">
            <text:p>63.0 </text:p>
          </table:table-cell>
          <table:table-cell table:style-name="ce5" office:value-type="float" office:value="72.61916" calcext:value-type="float">
            <text:p>72.6 </text:p>
          </table:table-cell>
          <table:table-cell table:style-name="ce5" office:value-type="float" office:value="72.34046" calcext:value-type="float">
            <text:p>72.3 </text:p>
          </table:table-cell>
          <table:table-cell table:style-name="ce5" office:value-type="float" office:value="72.29391" calcext:value-type="float">
            <text:p>72.3 </text:p>
          </table:table-cell>
          <table:table-cell table:style-name="ce5" office:value-type="float" office:value="59.08372" calcext:value-type="float">
            <text:p>59.1 </text:p>
          </table:table-cell>
          <table:table-cell table:style-name="ce5" office:value-type="float" office:value="42.28803" calcext:value-type="float">
            <text:p>42.3 </text:p>
          </table:table-cell>
          <table:table-cell table:style-name="ce5" office:value-type="float" office:value="26.15948" calcext:value-type="float">
            <text:p>26.2 </text:p>
          </table:table-cell>
          <table:table-cell table:style-name="ce5" office:value-type="float" office:value="68.93333" calcext:value-type="float">
            <text:p>68.9 </text:p>
          </table:table-cell>
          <table:table-cell table:style-name="ce5" office:value-type="float" office:value="72.74382" calcext:value-type="float">
            <text:p>72.7 </text:p>
          </table:table-cell>
          <table:table-cell table:style-name="ce5" office:value-type="float" office:value="55.93629" calcext:value-type="float">
            <text:p>55.9 </text:p>
          </table:table-cell>
          <table:table-cell table:style-name="ce5" office:value-type="float" office:value="76.09651" calcext:value-type="float">
            <text:p>76.1 </text:p>
          </table:table-cell>
          <table:table-cell table:style-name="ce5" office:value-type="float" office:value="78.15334" calcext:value-type="float">
            <text:p>78.2 </text:p>
          </table:table-cell>
          <table:table-cell table:style-name="ce5" office:value-type="float" office:value="78.30314" calcext:value-type="float">
            <text:p>78.3 </text:p>
          </table:table-cell>
          <table:table-cell table:style-name="ce5" office:value-type="float" office:value="68.63024" calcext:value-type="float">
            <text:p>68.6 </text:p>
          </table:table-cell>
          <table:table-cell table:style-name="ce5" office:value-type="float" office:value="43.90156" calcext:value-type="float">
            <text:p>43.9 </text:p>
          </table:table-cell>
          <table:table-cell table:style-name="ce5" office:value-type="float" office:value="42.93354" calcext:value-type="float">
            <text:p>42.9 </text:p>
          </table:table-cell>
          <table:table-cell table:style-name="ce5" office:value-type="float" office:value="70.20517" calcext:value-type="float">
            <text:p>70.2 </text:p>
          </table:table-cell>
          <table:table-cell table:style-name="ce5" office:value-type="float" office:value="74.63038" calcext:value-type="float">
            <text:p>74.6 </text:p>
          </table:table-cell>
          <table:table-cell table:style-name="ce5" office:value-type="float" office:value="72.32924" calcext:value-type="float">
            <text:p>72.3 </text:p>
          </table:table-cell>
          <table:table-cell table:style-name="ce5" office:value-type="float" office:value="100.6872" calcext:value-type="float">
            <text:p>100.7 </text:p>
          </table:table-cell>
          <table:table-cell table:style-name="ce5" office:value-type="float" office:value="64.81841" calcext:value-type="float">
            <text:p>64.8 </text:p>
          </table:table-cell>
          <table:table-cell table:style-name="ce5" office:value-type="float" office:value="52.50477" calcext:value-type="float">
            <text:p>52.5 </text:p>
          </table:table-cell>
          <table:table-cell table:style-name="ce5" office:value-type="float" office:value="68.0459" calcext:value-type="float">
            <text:p>68.0 </text:p>
          </table:table-cell>
          <table:table-cell table:style-name="ce5" office:value-type="float" office:value="70.48692" calcext:value-type="float">
            <text:p>70.5 </text:p>
          </table:table-cell>
          <table:table-cell table:style-name="ce5" office:value-type="float" office:value="44.06237" calcext:value-type="float">
            <text:p>44.1 </text:p>
          </table:table-cell>
          <table:table-cell table:style-name="ce5" office:value-type="float" office:value="72.34333" calcext:value-type="float">
            <text:p>72.3 </text:p>
          </table:table-cell>
          <table:table-cell table:style-name="ce5" office:value-type="float" office:value="69.43549" calcext:value-type="float">
            <text:p>69.4 </text:p>
          </table:table-cell>
          <table:table-cell table:style-name="ce5" office:value-type="float" office:value="72" calcext:value-type="float">
            <text:p>72.0 </text:p>
          </table:table-cell>
          <table:table-cell table:style-name="ce5" office:value-type="float" office:value="60.60266" calcext:value-type="float">
            <text:p>60.6 </text:p>
          </table:table-cell>
          <table:table-cell table:style-name="ce5" office:value-type="float" office:value="70.47797" calcext:value-type="float">
            <text:p>70.5 </text:p>
          </table:table-cell>
          <table:table-cell table:style-name="ce5" office:value-type="float" office:value="49.28187" calcext:value-type="float">
            <text:p>49.3 </text:p>
          </table:table-cell>
          <table:table-cell table:style-name="ce5" office:value-type="float" office:value="55.07482" calcext:value-type="float">
            <text:p>55.1 </text:p>
          </table:table-cell>
          <table:table-cell table:style-name="ce5" office:value-type="float" office:value="67.72582" calcext:value-type="float">
            <text:p>67.7 </text:p>
          </table:table-cell>
          <table:table-cell table:style-name="ce5" office:value-type="float" office:value="82.03716" calcext:value-type="float">
            <text:p>82.0 </text:p>
          </table:table-cell>
          <table:table-cell table:style-name="ce5" office:value-type="float" office:value="91.22626" calcext:value-type="float">
            <text:p>91.2 </text:p>
          </table:table-cell>
          <table:table-cell table:style-name="ce5" office:value-type="float" office:value="6.669959" calcext:value-type="float">
            <text:p>6.7 </text:p>
          </table:table-cell>
          <table:table-cell table:style-name="ce5" office:value-type="float" office:value="71.8" calcext:value-type="float">
            <text:p>71.8 </text:p>
          </table:table-cell>
          <table:table-cell table:style-name="ce5" office:value-type="float" office:value="69.17928" calcext:value-type="float">
            <text:p>69.2 </text:p>
          </table:table-cell>
          <table:table-cell table:style-name="ce5" office:value-type="float" office:value="73.46333" calcext:value-type="float">
            <text:p>7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46249" calcext:value-type="float">
            <text:p>74.5 </text:p>
          </table:table-cell>
          <table:table-cell table:style-name="ce5" office:value-type="float" office:value="62.24108" calcext:value-type="float">
            <text:p>62.2 </text:p>
          </table:table-cell>
          <table:table-cell table:style-name="ce5" office:value-type="float" office:value="56.7686" calcext:value-type="float">
            <text:p>56.8 </text:p>
          </table:table-cell>
          <table:table-cell table:style-name="ce5" office:value-type="float" office:value="66.86816" calcext:value-type="float">
            <text:p>66.9 </text:p>
          </table:table-cell>
          <table:table-cell table:style-name="ce5" office:value-type="float" office:value="33.7713" calcext:value-type="float">
            <text:p>33.8 </text:p>
          </table:table-cell>
          <table:table-cell table:style-name="ce5" office:value-type="float" office:value="70.88027" calcext:value-type="float">
            <text:p>70.9 </text:p>
          </table:table-cell>
          <table:table-cell table:style-name="ce5" office:value-type="float" office:value="35.93052" calcext:value-type="float">
            <text:p>35.9 </text:p>
          </table:table-cell>
          <table:table-cell table:style-name="ce5" office:value-type="float" office:value="31.12906" calcext:value-type="float">
            <text:p>31.1 </text:p>
          </table:table-cell>
          <table:table-cell table:style-name="ce5" office:value-type="float" office:value="12.32023" calcext:value-type="float">
            <text:p>12.3 </text:p>
          </table:table-cell>
          <table:table-cell table:style-name="ce5" office:value-type="float" office:value="67.03468" calcext:value-type="float">
            <text:p>67.0 </text:p>
          </table:table-cell>
          <table:table-cell table:style-name="ce5" office:value-type="float" office:value="43.09325" calcext:value-type="float">
            <text:p>43.1 </text:p>
          </table:table-cell>
        </table:table-row>
        <table:table-row table:style-name="ro1">
          <table:table-cell office:value-type="string" calcext:value-type="string">
            <text:p>1999Q1</text:p>
          </table:table-cell>
          <table:table-cell office:value-type="float" office:value="62.96726" calcext:value-type="float">
            <text:p>63.0 </text:p>
          </table:table-cell>
          <table:table-cell office:value-type="float" office:value="72.71857" calcext:value-type="float">
            <text:p>72.7 </text:p>
          </table:table-cell>
          <table:table-cell office:value-type="float" office:value="72.67081" calcext:value-type="float">
            <text:p>72.7 </text:p>
          </table:table-cell>
          <table:table-cell office:value-type="float" office:value="72.45193" calcext:value-type="float">
            <text:p>72.5 </text:p>
          </table:table-cell>
          <table:table-cell office:value-type="float" office:value="59.25924" calcext:value-type="float">
            <text:p>59.3 </text:p>
          </table:table-cell>
          <table:table-cell office:value-type="float" office:value="44.1426" calcext:value-type="float">
            <text:p>44.1 </text:p>
          </table:table-cell>
          <table:table-cell office:value-type="float" office:value="26.97551" calcext:value-type="float">
            <text:p>27.0 </text:p>
          </table:table-cell>
          <table:table-cell office:value-type="float" office:value="69.3" calcext:value-type="float">
            <text:p>69.3 </text:p>
          </table:table-cell>
          <table:table-cell office:value-type="float" office:value="73.13797" calcext:value-type="float">
            <text:p>73.1 </text:p>
          </table:table-cell>
          <table:table-cell office:value-type="float" office:value="56.80789" calcext:value-type="float">
            <text:p>56.8 </text:p>
          </table:table-cell>
          <table:table-cell office:value-type="float" office:value="76.02544" calcext:value-type="float">
            <text:p>76.0 </text:p>
          </table:table-cell>
          <table:table-cell office:value-type="float" office:value="78.21667" calcext:value-type="float">
            <text:p>78.2 </text:p>
          </table:table-cell>
          <table:table-cell office:value-type="float" office:value="78.33424" calcext:value-type="float">
            <text:p>78.3 </text:p>
          </table:table-cell>
          <table:table-cell office:value-type="float" office:value="68.42229" calcext:value-type="float">
            <text:p>68.4 </text:p>
          </table:table-cell>
          <table:table-cell office:value-type="float" office:value="45.7041" calcext:value-type="float">
            <text:p>45.7 </text:p>
          </table:table-cell>
          <table:table-cell office:value-type="float" office:value="43.19762" calcext:value-type="float">
            <text:p>43.2 </text:p>
          </table:table-cell>
          <table:table-cell office:value-type="float" office:value="69.80647" calcext:value-type="float">
            <text:p>69.8 </text:p>
          </table:table-cell>
          <table:table-cell office:value-type="float" office:value="74.19355" calcext:value-type="float">
            <text:p>74.2 </text:p>
          </table:table-cell>
          <table:table-cell office:value-type="float" office:value="72.59541" calcext:value-type="float">
            <text:p>72.6 </text:p>
          </table:table-cell>
          <table:table-cell office:value-type="float" office:value="99.63519" calcext:value-type="float">
            <text:p>99.6 </text:p>
          </table:table-cell>
          <table:table-cell office:value-type="float" office:value="64.83668" calcext:value-type="float">
            <text:p>64.8 </text:p>
          </table:table-cell>
          <table:table-cell office:value-type="float" office:value="53.31993" calcext:value-type="float">
            <text:p>53.3 </text:p>
          </table:table-cell>
          <table:table-cell office:value-type="float" office:value="68.7267" calcext:value-type="float">
            <text:p>68.7 </text:p>
          </table:table-cell>
          <table:table-cell office:value-type="float" office:value="70.16383" calcext:value-type="float">
            <text:p>70.2 </text:p>
          </table:table-cell>
          <table:table-cell office:value-type="float" office:value="46.72816" calcext:value-type="float">
            <text:p>46.7 </text:p>
          </table:table-cell>
          <table:table-cell office:value-type="float" office:value="72.7" calcext:value-type="float">
            <text:p>72.7 </text:p>
          </table:table-cell>
          <table:table-cell office:value-type="float" office:value="69.24578" calcext:value-type="float">
            <text:p>69.2 </text:p>
          </table:table-cell>
          <table:table-cell office:value-type="float" office:value="72.63333" calcext:value-type="float">
            <text:p>72.6 </text:p>
          </table:table-cell>
          <table:table-cell office:value-type="float" office:value="62.19685" calcext:value-type="float">
            <text:p>62.2 </text:p>
          </table:table-cell>
          <table:table-cell office:value-type="float" office:value="70.64184" calcext:value-type="float">
            <text:p>70.6 </text:p>
          </table:table-cell>
          <table:table-cell office:value-type="float" office:value="51.24424" calcext:value-type="float">
            <text:p>51.2 </text:p>
          </table:table-cell>
          <table:table-cell office:value-type="float" office:value="56.14882" calcext:value-type="float">
            <text:p>56.1 </text:p>
          </table:table-cell>
          <table:table-cell office:value-type="float" office:value="68.20649" calcext:value-type="float">
            <text:p>68.2 </text:p>
          </table:table-cell>
          <table:table-cell office:value-type="float" office:value="82.01162" calcext:value-type="float">
            <text:p>82.0 </text:p>
          </table:table-cell>
          <table:table-cell office:value-type="float" office:value="91.58853" calcext:value-type="float">
            <text:p>91.6 </text:p>
          </table:table-cell>
          <table:table-cell office:value-type="float" office:value="7.494131" calcext:value-type="float">
            <text:p>7.5 </text:p>
          </table:table-cell>
          <table:table-cell office:value-type="float" office:value="72" calcext:value-type="float">
            <text:p>72.0 </text:p>
          </table:table-cell>
          <table:table-cell office:value-type="float" office:value="69.4465" calcext:value-type="float">
            <text:p>69.4 </text:p>
          </table:table-cell>
          <table:table-cell office:value-type="float" office:value="73.63333" calcext:value-type="float">
            <text:p>73.6 </text:p>
          </table:table-cell>
          <table:table-cell office:value-type="string" calcext:value-type="string">
            <text:p>..</text:p>
          </table:table-cell>
          <table:table-cell office:value-type="float" office:value="74.55329" calcext:value-type="float">
            <text:p>74.6 </text:p>
          </table:table-cell>
          <table:table-cell office:value-type="float" office:value="62.95088" calcext:value-type="float">
            <text:p>63.0 </text:p>
          </table:table-cell>
          <table:table-cell office:value-type="float" office:value="57.44273" calcext:value-type="float">
            <text:p>57.4 </text:p>
          </table:table-cell>
          <table:table-cell office:value-type="float" office:value="67.38936" calcext:value-type="float">
            <text:p>67.4 </text:p>
          </table:table-cell>
          <table:table-cell office:value-type="float" office:value="34.43362" calcext:value-type="float">
            <text:p>34.4 </text:p>
          </table:table-cell>
          <table:table-cell office:value-type="float" office:value="71.14736" calcext:value-type="float">
            <text:p>71.1 </text:p>
          </table:table-cell>
          <table:table-cell office:value-type="float" office:value="34.52094" calcext:value-type="float">
            <text:p>34.5 </text:p>
          </table:table-cell>
          <table:table-cell office:value-type="float" office:value="32.61407" calcext:value-type="float">
            <text:p>32.6 </text:p>
          </table:table-cell>
          <table:table-cell office:value-type="float" office:value="15.14239" calcext:value-type="float">
            <text:p>15.1 </text:p>
          </table:table-cell>
          <table:table-cell office:value-type="float" office:value="66.53455" calcext:value-type="float">
            <text:p>66.5 </text:p>
          </table:table-cell>
          <table:table-cell office:value-type="float" office:value="43.41518" calcext:value-type="float">
            <text:p>43.4 </text:p>
          </table:table-cell>
        </table:table-row>
        <table:table-row table:style-name="ro1">
          <table:table-cell office:value-type="string" calcext:value-type="string">
            <text:p>1999Q2</text:p>
          </table:table-cell>
          <table:table-cell table:style-name="ce5" office:value-type="float" office:value="63.24588" calcext:value-type="float">
            <text:p>63.2 </text:p>
          </table:table-cell>
          <table:table-cell table:style-name="ce5" office:value-type="float" office:value="72.81135" calcext:value-type="float">
            <text:p>72.8 </text:p>
          </table:table-cell>
          <table:table-cell table:style-name="ce5" office:value-type="float" office:value="73.08045" calcext:value-type="float">
            <text:p>73.1 </text:p>
          </table:table-cell>
          <table:table-cell table:style-name="ce5" office:value-type="float" office:value="73.24203" calcext:value-type="float">
            <text:p>73.2 </text:p>
          </table:table-cell>
          <table:table-cell table:style-name="ce5" office:value-type="float" office:value="59.82269" calcext:value-type="float">
            <text:p>59.8 </text:p>
          </table:table-cell>
          <table:table-cell table:style-name="ce5" office:value-type="float" office:value="45.20313" calcext:value-type="float">
            <text:p>45.2 </text:p>
          </table:table-cell>
          <table:table-cell table:style-name="ce5" office:value-type="float" office:value="27.2792" calcext:value-type="float">
            <text:p>27.3 </text:p>
          </table:table-cell>
          <table:table-cell table:style-name="ce5" office:value-type="float" office:value="69.4" calcext:value-type="float">
            <text:p>69.4 </text:p>
          </table:table-cell>
          <table:table-cell table:style-name="ce5" office:value-type="float" office:value="73.92627" calcext:value-type="float">
            <text:p>73.9 </text:p>
          </table:table-cell>
          <table:table-cell table:style-name="ce5" office:value-type="float" office:value="57.3035" calcext:value-type="float">
            <text:p>57.3 </text:p>
          </table:table-cell>
          <table:table-cell table:style-name="ce5" office:value-type="float" office:value="76.88071" calcext:value-type="float">
            <text:p>76.9 </text:p>
          </table:table-cell>
          <table:table-cell table:style-name="ce5" office:value-type="float" office:value="78.69334" calcext:value-type="float">
            <text:p>78.7 </text:p>
          </table:table-cell>
          <table:table-cell table:style-name="ce5" office:value-type="float" office:value="78.7696" calcext:value-type="float">
            <text:p>78.8 </text:p>
          </table:table-cell>
          <table:table-cell table:style-name="ce5" office:value-type="float" office:value="70.01154" calcext:value-type="float">
            <text:p>70.0 </text:p>
          </table:table-cell>
          <table:table-cell table:style-name="ce5" office:value-type="float" office:value="47.07957" calcext:value-type="float">
            <text:p>47.1 </text:p>
          </table:table-cell>
          <table:table-cell table:style-name="ce5" office:value-type="float" office:value="43.80917" calcext:value-type="float">
            <text:p>43.8 </text:p>
          </table:table-cell>
          <table:table-cell table:style-name="ce5" office:value-type="float" office:value="70.73677" calcext:value-type="float">
            <text:p>70.7 </text:p>
          </table:table-cell>
          <table:table-cell table:style-name="ce5" office:value-type="float" office:value="74.42876" calcext:value-type="float">
            <text:p>74.4 </text:p>
          </table:table-cell>
          <table:table-cell table:style-name="ce5" office:value-type="float" office:value="73.01682" calcext:value-type="float">
            <text:p>73.0 </text:p>
          </table:table-cell>
          <table:table-cell table:style-name="ce5" office:value-type="float" office:value="99.97455" calcext:value-type="float">
            <text:p>100.0 </text:p>
          </table:table-cell>
          <table:table-cell table:style-name="ce5" office:value-type="float" office:value="64.96423" calcext:value-type="float">
            <text:p>65.0 </text:p>
          </table:table-cell>
          <table:table-cell table:style-name="ce5" office:value-type="float" office:value="53.55549" calcext:value-type="float">
            <text:p>53.6 </text:p>
          </table:table-cell>
          <table:table-cell table:style-name="ce5" office:value-type="float" office:value="68.62873" calcext:value-type="float">
            <text:p>68.6 </text:p>
          </table:table-cell>
          <table:table-cell table:style-name="ce5" office:value-type="float" office:value="71.10329" calcext:value-type="float">
            <text:p>71.1 </text:p>
          </table:table-cell>
          <table:table-cell table:style-name="ce5" office:value-type="float" office:value="47.95432" calcext:value-type="float">
            <text:p>48.0 </text:p>
          </table:table-cell>
          <table:table-cell table:style-name="ce5" office:value-type="float" office:value="73.32" calcext:value-type="float">
            <text:p>73.3 </text:p>
          </table:table-cell>
          <table:table-cell table:style-name="ce5" office:value-type="float" office:value="69.37225" calcext:value-type="float">
            <text:p>69.4 </text:p>
          </table:table-cell>
          <table:table-cell table:style-name="ce5" office:value-type="float" office:value="73.16666" calcext:value-type="float">
            <text:p>73.2 </text:p>
          </table:table-cell>
          <table:table-cell table:style-name="ce5" office:value-type="float" office:value="63.55661" calcext:value-type="float">
            <text:p>63.6 </text:p>
          </table:table-cell>
          <table:table-cell table:style-name="ce5" office:value-type="float" office:value="71.3942" calcext:value-type="float">
            <text:p>71.4 </text:p>
          </table:table-cell>
          <table:table-cell table:style-name="ce5" office:value-type="float" office:value="51.89836" calcext:value-type="float">
            <text:p>51.9 </text:p>
          </table:table-cell>
          <table:table-cell table:style-name="ce5" office:value-type="float" office:value="56.78284" calcext:value-type="float">
            <text:p>56.8 </text:p>
          </table:table-cell>
          <table:table-cell table:style-name="ce5" office:value-type="float" office:value="68.67664" calcext:value-type="float">
            <text:p>68.7 </text:p>
          </table:table-cell>
          <table:table-cell table:style-name="ce5" office:value-type="float" office:value="82.54245" calcext:value-type="float">
            <text:p>82.5 </text:p>
          </table:table-cell>
          <table:table-cell table:style-name="ce5" office:value-type="float" office:value="91.80679" calcext:value-type="float">
            <text:p>91.8 </text:p>
          </table:table-cell>
          <table:table-cell table:style-name="ce5" office:value-type="float" office:value="8.401686" calcext:value-type="float">
            <text:p>8.4 </text:p>
          </table:table-cell>
          <table:table-cell table:style-name="ce5" office:value-type="float" office:value="72.7" calcext:value-type="float">
            <text:p>72.7 </text:p>
          </table:table-cell>
          <table:table-cell table:style-name="ce5" office:value-type="float" office:value="70.12155" calcext:value-type="float">
            <text:p>70.1 </text:p>
          </table:table-cell>
          <table:table-cell table:style-name="ce5" office:value-type="float" office:value="74.14333" calcext:value-type="float">
            <text:p>74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1495" calcext:value-type="float">
            <text:p>75.1 </text:p>
          </table:table-cell>
          <table:table-cell table:style-name="ce5" office:value-type="float" office:value="63.86375" calcext:value-type="float">
            <text:p>63.9 </text:p>
          </table:table-cell>
          <table:table-cell table:style-name="ce5" office:value-type="float" office:value="58.13247" calcext:value-type="float">
            <text:p>58.1 </text:p>
          </table:table-cell>
          <table:table-cell table:style-name="ce5" office:value-type="float" office:value="68.16308" calcext:value-type="float">
            <text:p>68.2 </text:p>
          </table:table-cell>
          <table:table-cell table:style-name="ce5" office:value-type="float" office:value="35.09246" calcext:value-type="float">
            <text:p>35.1 </text:p>
          </table:table-cell>
          <table:table-cell table:style-name="ce5" office:value-type="float" office:value="69.88374" calcext:value-type="float">
            <text:p>69.9 </text:p>
          </table:table-cell>
          <table:table-cell table:style-name="ce5" office:value-type="float" office:value="34.65913" calcext:value-type="float">
            <text:p>34.7 </text:p>
          </table:table-cell>
          <table:table-cell table:style-name="ce5" office:value-type="float" office:value="32.3933" calcext:value-type="float">
            <text:p>32.4 </text:p>
          </table:table-cell>
          <table:table-cell table:style-name="ce5" office:value-type="float" office:value="16.44265" calcext:value-type="float">
            <text:p>16.4 </text:p>
          </table:table-cell>
          <table:table-cell table:style-name="ce5" office:value-type="float" office:value="66.55672" calcext:value-type="float">
            <text:p>66.6 </text:p>
          </table:table-cell>
          <table:table-cell table:style-name="ce5" office:value-type="float" office:value="43.55315" calcext:value-type="float">
            <text:p>43.6 </text:p>
          </table:table-cell>
        </table:table-row>
        <table:table-row table:style-name="ro1">
          <table:table-cell office:value-type="string" calcext:value-type="string">
            <text:p>1999Q3</text:p>
          </table:table-cell>
          <table:table-cell office:value-type="float" office:value="63.80311" calcext:value-type="float">
            <text:p>63.8 </text:p>
          </table:table-cell>
          <table:table-cell office:value-type="float" office:value="72.80472" calcext:value-type="float">
            <text:p>72.8 </text:p>
          </table:table-cell>
          <table:table-cell office:value-type="float" office:value="73.13331" calcext:value-type="float">
            <text:p>73.1 </text:p>
          </table:table-cell>
          <table:table-cell office:value-type="float" office:value="73.74243" calcext:value-type="float">
            <text:p>73.7 </text:p>
          </table:table-cell>
          <table:table-cell office:value-type="float" office:value="60.06769" calcext:value-type="float">
            <text:p>60.1 </text:p>
          </table:table-cell>
          <table:table-cell office:value-type="float" office:value="45.70077" calcext:value-type="float">
            <text:p>45.7 </text:p>
          </table:table-cell>
          <table:table-cell office:value-type="float" office:value="27.84426" calcext:value-type="float">
            <text:p>27.8 </text:p>
          </table:table-cell>
          <table:table-cell office:value-type="float" office:value="70.03333" calcext:value-type="float">
            <text:p>70.0 </text:p>
          </table:table-cell>
          <table:table-cell office:value-type="float" office:value="74.34361" calcext:value-type="float">
            <text:p>74.3 </text:p>
          </table:table-cell>
          <table:table-cell office:value-type="float" office:value="57.33768" calcext:value-type="float">
            <text:p>57.3 </text:p>
          </table:table-cell>
          <table:table-cell office:value-type="float" office:value="76.90276" calcext:value-type="float">
            <text:p>76.9 </text:p>
          </table:table-cell>
          <table:table-cell office:value-type="float" office:value="78.61" calcext:value-type="float">
            <text:p>78.6 </text:p>
          </table:table-cell>
          <table:table-cell office:value-type="float" office:value="79.08057" calcext:value-type="float">
            <text:p>79.1 </text:p>
          </table:table-cell>
          <table:table-cell office:value-type="float" office:value="69.03955" calcext:value-type="float">
            <text:p>69.0 </text:p>
          </table:table-cell>
          <table:table-cell office:value-type="float" office:value="47.87269" calcext:value-type="float">
            <text:p>47.9 </text:p>
          </table:table-cell>
          <table:table-cell office:value-type="float" office:value="44.49021" calcext:value-type="float">
            <text:p>44.5 </text:p>
          </table:table-cell>
          <table:table-cell office:value-type="float" office:value="71.10225" calcext:value-type="float">
            <text:p>71.1 </text:p>
          </table:table-cell>
          <table:table-cell office:value-type="float" office:value="75.23521" calcext:value-type="float">
            <text:p>75.2 </text:p>
          </table:table-cell>
          <table:table-cell office:value-type="float" office:value="73.34953" calcext:value-type="float">
            <text:p>73.3 </text:p>
          </table:table-cell>
          <table:table-cell office:value-type="float" office:value="99.66913" calcext:value-type="float">
            <text:p>99.7 </text:p>
          </table:table-cell>
          <table:table-cell office:value-type="float" office:value="64.94631" calcext:value-type="float">
            <text:p>64.9 </text:p>
          </table:table-cell>
          <table:table-cell office:value-type="float" office:value="53.38811" calcext:value-type="float">
            <text:p>53.4 </text:p>
          </table:table-cell>
          <table:table-cell office:value-type="float" office:value="68.30313" calcext:value-type="float">
            <text:p>68.3 </text:p>
          </table:table-cell>
          <table:table-cell office:value-type="float" office:value="71.08496" calcext:value-type="float">
            <text:p>71.1 </text:p>
          </table:table-cell>
          <table:table-cell office:value-type="float" office:value="48.91848" calcext:value-type="float">
            <text:p>48.9 </text:p>
          </table:table-cell>
          <table:table-cell office:value-type="float" office:value="73.44" calcext:value-type="float">
            <text:p>73.4 </text:p>
          </table:table-cell>
          <table:table-cell office:value-type="float" office:value="69.64974" calcext:value-type="float">
            <text:p>69.6 </text:p>
          </table:table-cell>
          <table:table-cell office:value-type="float" office:value="73.03333" calcext:value-type="float">
            <text:p>73.0 </text:p>
          </table:table-cell>
          <table:table-cell office:value-type="float" office:value="64.11926" calcext:value-type="float">
            <text:p>64.1 </text:p>
          </table:table-cell>
          <table:table-cell office:value-type="float" office:value="71.39984" calcext:value-type="float">
            <text:p>71.4 </text:p>
          </table:table-cell>
          <table:table-cell office:value-type="float" office:value="55.37774" calcext:value-type="float">
            <text:p>55.4 </text:p>
          </table:table-cell>
          <table:table-cell office:value-type="float" office:value="58.31323" calcext:value-type="float">
            <text:p>58.3 </text:p>
          </table:table-cell>
          <table:table-cell office:value-type="float" office:value="69.22369" calcext:value-type="float">
            <text:p>69.2 </text:p>
          </table:table-cell>
          <table:table-cell office:value-type="float" office:value="82.50948" calcext:value-type="float">
            <text:p>82.5 </text:p>
          </table:table-cell>
          <table:table-cell office:value-type="float" office:value="92.19412" calcext:value-type="float">
            <text:p>92.2 </text:p>
          </table:table-cell>
          <table:table-cell office:value-type="float" office:value="9.433602" calcext:value-type="float">
            <text:p>9.4 </text:p>
          </table:table-cell>
          <table:table-cell office:value-type="float" office:value="72.6" calcext:value-type="float">
            <text:p>72.6 </text:p>
          </table:table-cell>
          <table:table-cell office:value-type="float" office:value="70.55753" calcext:value-type="float">
            <text:p>70.6 </text:p>
          </table:table-cell>
          <table:table-cell office:value-type="float" office:value="74.34666" calcext:value-type="float">
            <text:p>74.3 </text:p>
          </table:table-cell>
          <table:table-cell office:value-type="string" calcext:value-type="string">
            <text:p>..</text:p>
          </table:table-cell>
          <table:table-cell office:value-type="float" office:value="75.42453" calcext:value-type="float">
            <text:p>75.4 </text:p>
          </table:table-cell>
          <table:table-cell office:value-type="float" office:value="64.53864" calcext:value-type="float">
            <text:p>64.5 </text:p>
          </table:table-cell>
          <table:table-cell office:value-type="float" office:value="58.64651" calcext:value-type="float">
            <text:p>58.6 </text:p>
          </table:table-cell>
          <table:table-cell office:value-type="float" office:value="68.67776" calcext:value-type="float">
            <text:p>68.7 </text:p>
          </table:table-cell>
          <table:table-cell office:value-type="float" office:value="35.72484" calcext:value-type="float">
            <text:p>35.7 </text:p>
          </table:table-cell>
          <table:table-cell office:value-type="float" office:value="69.52779" calcext:value-type="float">
            <text:p>69.5 </text:p>
          </table:table-cell>
          <table:table-cell office:value-type="float" office:value="35.3501" calcext:value-type="float">
            <text:p>35.4 </text:p>
          </table:table-cell>
          <table:table-cell office:value-type="float" office:value="31.67891" calcext:value-type="float">
            <text:p>31.7 </text:p>
          </table:table-cell>
          <table:table-cell office:value-type="float" office:value="17.4637" calcext:value-type="float">
            <text:p>17.5 </text:p>
          </table:table-cell>
          <table:table-cell office:value-type="float" office:value="66.46805" calcext:value-type="float">
            <text:p>66.5 </text:p>
          </table:table-cell>
          <table:table-cell office:value-type="float" office:value="43.67579" calcext:value-type="float">
            <text:p>43.7 </text:p>
          </table:table-cell>
        </table:table-row>
        <table:table-row table:style-name="ro1">
          <table:table-cell office:value-type="string" calcext:value-type="string">
            <text:p>1999Q4</text:p>
          </table:table-cell>
          <table:table-cell table:style-name="ce5" office:value-type="float" office:value="64.1746" calcext:value-type="float">
            <text:p>64.2 </text:p>
          </table:table-cell>
          <table:table-cell table:style-name="ce5" office:value-type="float" office:value="73.32825" calcext:value-type="float">
            <text:p>73.3 </text:p>
          </table:table-cell>
          <table:table-cell table:style-name="ce5" office:value-type="float" office:value="73.49008" calcext:value-type="float">
            <text:p>73.5 </text:p>
          </table:table-cell>
          <table:table-cell table:style-name="ce5" office:value-type="float" office:value="74.00579" calcext:value-type="float">
            <text:p>74.0 </text:p>
          </table:table-cell>
          <table:table-cell table:style-name="ce5" office:value-type="float" office:value="60.53217" calcext:value-type="float">
            <text:p>60.5 </text:p>
          </table:table-cell>
          <table:table-cell table:style-name="ce5" office:value-type="float" office:value="46.26366" calcext:value-type="float">
            <text:p>46.3 </text:p>
          </table:table-cell>
          <table:table-cell table:style-name="ce5" office:value-type="float" office:value="28.73523" calcext:value-type="float">
            <text:p>28.7 </text:p>
          </table:table-cell>
          <table:table-cell table:style-name="ce5" office:value-type="float" office:value="70.26667" calcext:value-type="float">
            <text:p>70.3 </text:p>
          </table:table-cell>
          <table:table-cell table:style-name="ce5" office:value-type="float" office:value="74.95802" calcext:value-type="float">
            <text:p>75.0 </text:p>
          </table:table-cell>
          <table:table-cell table:style-name="ce5" office:value-type="float" office:value="57.78203" calcext:value-type="float">
            <text:p>57.8 </text:p>
          </table:table-cell>
          <table:table-cell table:style-name="ce5" office:value-type="float" office:value="77.34878" calcext:value-type="float">
            <text:p>77.3 </text:p>
          </table:table-cell>
          <table:table-cell table:style-name="ce5" office:value-type="float" office:value="78.92667" calcext:value-type="float">
            <text:p>78.9 </text:p>
          </table:table-cell>
          <table:table-cell table:style-name="ce5" office:value-type="float" office:value="79.04948" calcext:value-type="float">
            <text:p>79.0 </text:p>
          </table:table-cell>
          <table:table-cell table:style-name="ce5" office:value-type="float" office:value="70.36598" calcext:value-type="float">
            <text:p>70.4 </text:p>
          </table:table-cell>
          <table:table-cell table:style-name="ce5" office:value-type="float" office:value="48.63253" calcext:value-type="float">
            <text:p>48.6 </text:p>
          </table:table-cell>
          <table:table-cell table:style-name="ce5" office:value-type="float" office:value="45.19905" calcext:value-type="float">
            <text:p>45.2 </text:p>
          </table:table-cell>
          <table:table-cell table:style-name="ce5" office:value-type="float" office:value="71.83321" calcext:value-type="float">
            <text:p>71.8 </text:p>
          </table:table-cell>
          <table:table-cell table:style-name="ce5" office:value-type="float" office:value="75.94086" calcext:value-type="float">
            <text:p>75.9 </text:p>
          </table:table-cell>
          <table:table-cell table:style-name="ce5" office:value-type="float" office:value="73.83749" calcext:value-type="float">
            <text:p>73.8 </text:p>
          </table:table-cell>
          <table:table-cell table:style-name="ce5" office:value-type="float" office:value="99.66913" calcext:value-type="float">
            <text:p>99.7 </text:p>
          </table:table-cell>
          <table:table-cell table:style-name="ce5" office:value-type="float" office:value="65.65858" calcext:value-type="float">
            <text:p>65.7 </text:p>
          </table:table-cell>
          <table:table-cell table:style-name="ce5" office:value-type="float" office:value="54.13198" calcext:value-type="float">
            <text:p>54.1 </text:p>
          </table:table-cell>
          <table:table-cell table:style-name="ce5" office:value-type="float" office:value="68.18594" calcext:value-type="float">
            <text:p>68.2 </text:p>
          </table:table-cell>
          <table:table-cell table:style-name="ce5" office:value-type="float" office:value="71.92589" calcext:value-type="float">
            <text:p>71.9 </text:p>
          </table:table-cell>
          <table:table-cell table:style-name="ce5" office:value-type="float" office:value="50.09822" calcext:value-type="float">
            <text:p>50.1 </text:p>
          </table:table-cell>
          <table:table-cell table:style-name="ce5" office:value-type="float" office:value="73.83667" calcext:value-type="float">
            <text:p>73.8 </text:p>
          </table:table-cell>
          <table:table-cell table:style-name="ce5" office:value-type="float" office:value="69.78849" calcext:value-type="float">
            <text:p>69.8 </text:p>
          </table:table-cell>
          <table:table-cell table:style-name="ce5" office:value-type="float" office:value="73.93333" calcext:value-type="float">
            <text:p>73.9 </text:p>
          </table:table-cell>
          <table:table-cell table:style-name="ce5" office:value-type="float" office:value="66.112" calcext:value-type="float">
            <text:p>66.1 </text:p>
          </table:table-cell>
          <table:table-cell table:style-name="ce5" office:value-type="float" office:value="71.88583" calcext:value-type="float">
            <text:p>71.9 </text:p>
          </table:table-cell>
          <table:table-cell table:style-name="ce5" office:value-type="float" office:value="56.21278" calcext:value-type="float">
            <text:p>56.2 </text:p>
          </table:table-cell>
          <table:table-cell table:style-name="ce5" office:value-type="float" office:value="59.40363" calcext:value-type="float">
            <text:p>59.4 </text:p>
          </table:table-cell>
          <table:table-cell table:style-name="ce5" office:value-type="float" office:value="69.56325" calcext:value-type="float">
            <text:p>69.6 </text:p>
          </table:table-cell>
          <table:table-cell table:style-name="ce5" office:value-type="float" office:value="82.90627" calcext:value-type="float">
            <text:p>82.9 </text:p>
          </table:table-cell>
          <table:table-cell table:style-name="ce5" office:value-type="float" office:value="92.50607" calcext:value-type="float">
            <text:p>92.5 </text:p>
          </table:table-cell>
          <table:table-cell table:style-name="ce5" office:value-type="float" office:value="11.07625" calcext:value-type="float">
            <text:p>11.1 </text:p>
          </table:table-cell>
          <table:table-cell table:style-name="ce5" office:value-type="float" office:value="72.9" calcext:value-type="float">
            <text:p>72.9 </text:p>
          </table:table-cell>
          <table:table-cell table:style-name="ce5" office:value-type="float" office:value="70.9935" calcext:value-type="float">
            <text:p>71.0 </text:p>
          </table:table-cell>
          <table:table-cell table:style-name="ce5" office:value-type="float" office:value="74.62334" calcext:value-type="float">
            <text:p>7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75552" calcext:value-type="float">
            <text:p>75.8 </text:p>
          </table:table-cell>
          <table:table-cell table:style-name="ce5" office:value-type="float" office:value="65.68293" calcext:value-type="float">
            <text:p>65.7 </text:p>
          </table:table-cell>
          <table:table-cell table:style-name="ce5" office:value-type="float" office:value="59.40268" calcext:value-type="float">
            <text:p>59.4 </text:p>
          </table:table-cell>
          <table:table-cell table:style-name="ce5" office:value-type="float" office:value="69.42857" calcext:value-type="float">
            <text:p>69.4 </text:p>
          </table:table-cell>
          <table:table-cell table:style-name="ce5" office:value-type="float" office:value="36.59512" calcext:value-type="float">
            <text:p>36.6 </text:p>
          </table:table-cell>
          <table:table-cell table:style-name="ce5" office:value-type="float" office:value="70.28999" calcext:value-type="float">
            <text:p>70.3 </text:p>
          </table:table-cell>
          <table:table-cell table:style-name="ce5" office:value-type="float" office:value="36.09635" calcext:value-type="float">
            <text:p>36.1 </text:p>
          </table:table-cell>
          <table:table-cell table:style-name="ce5" office:value-type="float" office:value="31.65808" calcext:value-type="float">
            <text:p>31.7 </text:p>
          </table:table-cell>
          <table:table-cell table:style-name="ce5" office:value-type="float" office:value="18.16847" calcext:value-type="float">
            <text:p>18.2 </text:p>
          </table:table-cell>
          <table:table-cell table:style-name="ce5" office:value-type="float" office:value="66.49022" calcext:value-type="float">
            <text:p>66.5 </text:p>
          </table:table-cell>
          <table:table-cell table:style-name="ce5" office:value-type="float" office:value="43.93641" calcext:value-type="float">
            <text:p>43.9 </text:p>
          </table:table-cell>
        </table:table-row>
        <table:table-row table:style-name="ro1">
          <table:table-cell office:value-type="string" calcext:value-type="string">
            <text:p>2000Q1</text:p>
          </table:table-cell>
          <table:table-cell office:value-type="float" office:value="64.73183" calcext:value-type="float">
            <text:p>64.7 </text:p>
          </table:table-cell>
          <table:table-cell office:value-type="float" office:value="73.86505" calcext:value-type="float">
            <text:p>73.9 </text:p>
          </table:table-cell>
          <table:table-cell office:value-type="float" office:value="74.11445" calcext:value-type="float">
            <text:p>74.1 </text:p>
          </table:table-cell>
          <table:table-cell office:value-type="float" office:value="74.3745" calcext:value-type="float">
            <text:p>74.4 </text:p>
          </table:table-cell>
          <table:table-cell office:value-type="float" office:value="61.1529" calcext:value-type="float">
            <text:p>61.2 </text:p>
          </table:table-cell>
          <table:table-cell office:value-type="float" office:value="48.10192" calcext:value-type="float">
            <text:p>48.1 </text:p>
          </table:table-cell>
          <table:table-cell office:value-type="float" office:value="29.9453" calcext:value-type="float">
            <text:p>29.9 </text:p>
          </table:table-cell>
          <table:table-cell office:value-type="float" office:value="71.73333" calcext:value-type="float">
            <text:p>71.7 </text:p>
          </table:table-cell>
          <table:table-cell office:value-type="float" office:value="75.42929" calcext:value-type="float">
            <text:p>75.4 </text:p>
          </table:table-cell>
          <table:table-cell office:value-type="float" office:value="58.60236" calcext:value-type="float">
            <text:p>58.6 </text:p>
          </table:table-cell>
          <table:table-cell office:value-type="float" office:value="78.1027" calcext:value-type="float">
            <text:p>78.1 </text:p>
          </table:table-cell>
          <table:table-cell office:value-type="float" office:value="79.36" calcext:value-type="float">
            <text:p>79.4 </text:p>
          </table:table-cell>
          <table:table-cell office:value-type="float" office:value="79.54704" calcext:value-type="float">
            <text:p>79.5 </text:p>
          </table:table-cell>
          <table:table-cell office:value-type="float" office:value="70.40395" calcext:value-type="float">
            <text:p>70.4 </text:p>
          </table:table-cell>
          <table:table-cell office:value-type="float" office:value="50.20972" calcext:value-type="float">
            <text:p>50.2 </text:p>
          </table:table-cell>
          <table:table-cell office:value-type="float" office:value="45.68551" calcext:value-type="float">
            <text:p>45.7 </text:p>
          </table:table-cell>
          <table:table-cell office:value-type="float" office:value="72.82997" calcext:value-type="float">
            <text:p>72.8 </text:p>
          </table:table-cell>
          <table:table-cell office:value-type="float" office:value="75.26881" calcext:value-type="float">
            <text:p>75.3 </text:p>
          </table:table-cell>
          <table:table-cell office:value-type="float" office:value="74.30327" calcext:value-type="float">
            <text:p>74.3 </text:p>
          </table:table-cell>
          <table:table-cell office:value-type="float" office:value="99.02435" calcext:value-type="float">
            <text:p>99.0 </text:p>
          </table:table-cell>
          <table:table-cell office:value-type="float" office:value="66.08447" calcext:value-type="float">
            <text:p>66.1 </text:p>
          </table:table-cell>
          <table:table-cell office:value-type="float" office:value="55.06182" calcext:value-type="float">
            <text:p>55.1 </text:p>
          </table:table-cell>
          <table:table-cell office:value-type="float" office:value="69.29847" calcext:value-type="float">
            <text:p>69.3 </text:p>
          </table:table-cell>
          <table:table-cell office:value-type="float" office:value="72.19627" calcext:value-type="float">
            <text:p>72.2 </text:p>
          </table:table-cell>
          <table:table-cell office:value-type="float" office:value="51.65766" calcext:value-type="float">
            <text:p>51.7 </text:p>
          </table:table-cell>
          <table:table-cell office:value-type="float" office:value="74.07" calcext:value-type="float">
            <text:p>74.1 </text:p>
          </table:table-cell>
          <table:table-cell office:value-type="float" office:value="70.27409" calcext:value-type="float">
            <text:p>70.3 </text:p>
          </table:table-cell>
          <table:table-cell office:value-type="float" office:value="74.73333" calcext:value-type="float">
            <text:p>74.7 </text:p>
          </table:table-cell>
          <table:table-cell office:value-type="float" office:value="68.4564" calcext:value-type="float">
            <text:p>68.5 </text:p>
          </table:table-cell>
          <table:table-cell office:value-type="float" office:value="71.92961" calcext:value-type="float">
            <text:p>71.9 </text:p>
          </table:table-cell>
          <table:table-cell office:value-type="float" office:value="59.20505" calcext:value-type="float">
            <text:p>59.2 </text:p>
          </table:table-cell>
          <table:table-cell office:value-type="float" office:value="60.87333" calcext:value-type="float">
            <text:p>60.9 </text:p>
          </table:table-cell>
          <table:table-cell office:value-type="float" office:value="70.19773" calcext:value-type="float">
            <text:p>70.2 </text:p>
          </table:table-cell>
          <table:table-cell office:value-type="float" office:value="82.67117" calcext:value-type="float">
            <text:p>82.7 </text:p>
          </table:table-cell>
          <table:table-cell office:value-type="float" office:value="93.02094" calcext:value-type="float">
            <text:p>93.0 </text:p>
          </table:table-cell>
          <table:table-cell office:value-type="float" office:value="12.65213" calcext:value-type="float">
            <text:p>12.7 </text:p>
          </table:table-cell>
          <table:table-cell office:value-type="float" office:value="72.8" calcext:value-type="float">
            <text:p>72.8 </text:p>
          </table:table-cell>
          <table:table-cell office:value-type="float" office:value="71.69669" calcext:value-type="float">
            <text:p>71.7 </text:p>
          </table:table-cell>
          <table:table-cell office:value-type="float" office:value="75.11" calcext:value-type="float">
            <text:p>75.1 </text:p>
          </table:table-cell>
          <table:table-cell office:value-type="float" office:value="72.10667" calcext:value-type="float">
            <text:p>72.1 </text:p>
          </table:table-cell>
          <table:table-cell office:value-type="float" office:value="76.20021" calcext:value-type="float">
            <text:p>76.2 </text:p>
          </table:table-cell>
          <table:table-cell office:value-type="float" office:value="66.68272" calcext:value-type="float">
            <text:p>66.7 </text:p>
          </table:table-cell>
          <table:table-cell office:value-type="float" office:value="60.08506" calcext:value-type="float">
            <text:p>60.1 </text:p>
          </table:table-cell>
          <table:table-cell office:value-type="float" office:value="70.21268" calcext:value-type="float">
            <text:p>70.2 </text:p>
          </table:table-cell>
          <table:table-cell office:value-type="float" office:value="37.14445" calcext:value-type="float">
            <text:p>37.1 </text:p>
          </table:table-cell>
          <table:table-cell office:value-type="float" office:value="71.21915" calcext:value-type="float">
            <text:p>71.2 </text:p>
          </table:table-cell>
          <table:table-cell office:value-type="float" office:value="35.79232" calcext:value-type="float">
            <text:p>35.8 </text:p>
          </table:table-cell>
          <table:table-cell office:value-type="float" office:value="32.42037" calcext:value-type="float">
            <text:p>32.4 </text:p>
          </table:table-cell>
          <table:table-cell office:value-type="float" office:value="18.99431" calcext:value-type="float">
            <text:p>19.0 </text:p>
          </table:table-cell>
          <table:table-cell office:value-type="float" office:value="66.24634" calcext:value-type="float">
            <text:p>66.2 </text:p>
          </table:table-cell>
          <table:table-cell office:value-type="float" office:value="44.62627" calcext:value-type="float">
            <text:p>44.6 </text:p>
          </table:table-cell>
        </table:table-row>
        <table:table-row table:style-name="ro1">
          <table:table-cell office:value-type="string" calcext:value-type="string">
            <text:p>2000Q2</text:p>
          </table:table-cell>
          <table:table-cell table:style-name="ce5" office:value-type="float" office:value="65.19619" calcext:value-type="float">
            <text:p>65.2 </text:p>
          </table:table-cell>
          <table:table-cell table:style-name="ce5" office:value-type="float" office:value="74.34882" calcext:value-type="float">
            <text:p>74.3 </text:p>
          </table:table-cell>
          <table:table-cell table:style-name="ce5" office:value-type="float" office:value="74.77515" calcext:value-type="float">
            <text:p>74.8 </text:p>
          </table:table-cell>
          <table:table-cell table:style-name="ce5" office:value-type="float" office:value="75.03292" calcext:value-type="float">
            <text:p>75.0 </text:p>
          </table:table-cell>
          <table:table-cell table:style-name="ce5" office:value-type="float" office:value="61.9931" calcext:value-type="float">
            <text:p>62.0 </text:p>
          </table:table-cell>
          <table:table-cell table:style-name="ce5" office:value-type="float" office:value="49.66824" calcext:value-type="float">
            <text:p>49.7 </text:p>
          </table:table-cell>
          <table:table-cell table:style-name="ce5" office:value-type="float" office:value="30.23859" calcext:value-type="float">
            <text:p>30.2 </text:p>
          </table:table-cell>
          <table:table-cell table:style-name="ce5" office:value-type="float" office:value="71.93333" calcext:value-type="float">
            <text:p>71.9 </text:p>
          </table:table-cell>
          <table:table-cell table:style-name="ce5" office:value-type="float" office:value="76.29337" calcext:value-type="float">
            <text:p>76.3 </text:p>
          </table:table-cell>
          <table:table-cell table:style-name="ce5" office:value-type="float" office:value="59.0638" calcext:value-type="float">
            <text:p>59.1 </text:p>
          </table:table-cell>
          <table:table-cell table:style-name="ce5" office:value-type="float" office:value="79.01795" calcext:value-type="float">
            <text:p>79.0 </text:p>
          </table:table-cell>
          <table:table-cell table:style-name="ce5" office:value-type="float" office:value="79.81333" calcext:value-type="float">
            <text:p>79.8 </text:p>
          </table:table-cell>
          <table:table-cell table:style-name="ce5" office:value-type="float" office:value="79.64033" calcext:value-type="float">
            <text:p>79.6 </text:p>
          </table:table-cell>
          <table:table-cell table:style-name="ce5" office:value-type="float" office:value="71.88553" calcext:value-type="float">
            <text:p>71.9 </text:p>
          </table:table-cell>
          <table:table-cell table:style-name="ce5" office:value-type="float" office:value="51.39403" calcext:value-type="float">
            <text:p>51.4 </text:p>
          </table:table-cell>
          <table:table-cell table:style-name="ce5" office:value-type="float" office:value="46.32486" calcext:value-type="float">
            <text:p>46.3 </text:p>
          </table:table-cell>
          <table:table-cell table:style-name="ce5" office:value-type="float" office:value="74.42479" calcext:value-type="float">
            <text:p>74.4 </text:p>
          </table:table-cell>
          <table:table-cell table:style-name="ce5" office:value-type="float" office:value="75.84006" calcext:value-type="float">
            <text:p>75.8 </text:p>
          </table:table-cell>
          <table:table-cell table:style-name="ce5" office:value-type="float" office:value="74.83559" calcext:value-type="float">
            <text:p>74.8 </text:p>
          </table:table-cell>
          <table:table-cell table:style-name="ce5" office:value-type="float" office:value="99.2619" calcext:value-type="float">
            <text:p>99.3 </text:p>
          </table:table-cell>
          <table:table-cell table:style-name="ce5" office:value-type="float" office:value="65.99522" calcext:value-type="float">
            <text:p>66.0 </text:p>
          </table:table-cell>
          <table:table-cell table:style-name="ce5" office:value-type="float" office:value="55.2044" calcext:value-type="float">
            <text:p>55.2 </text:p>
          </table:table-cell>
          <table:table-cell table:style-name="ce5" office:value-type="float" office:value="69.1991" calcext:value-type="float">
            <text:p>69.2 </text:p>
          </table:table-cell>
          <table:table-cell table:style-name="ce5" office:value-type="float" office:value="73.12427" calcext:value-type="float">
            <text:p>73.1 </text:p>
          </table:table-cell>
          <table:table-cell table:style-name="ce5" office:value-type="float" office:value="52.53018" calcext:value-type="float">
            <text:p>52.5 </text:p>
          </table:table-cell>
          <table:table-cell table:style-name="ce5" office:value-type="float" office:value="74.91333" calcext:value-type="float">
            <text:p>74.9 </text:p>
          </table:table-cell>
          <table:table-cell table:style-name="ce5" office:value-type="float" office:value="70.7597" calcext:value-type="float">
            <text:p>70.8 </text:p>
          </table:table-cell>
          <table:table-cell table:style-name="ce5" office:value-type="float" office:value="75.3" calcext:value-type="float">
            <text:p>75.3 </text:p>
          </table:table-cell>
          <table:table-cell table:style-name="ce5" office:value-type="float" office:value="69.83959" calcext:value-type="float">
            <text:p>69.8 </text:p>
          </table:table-cell>
          <table:table-cell table:style-name="ce5" office:value-type="float" office:value="73.18156" calcext:value-type="float">
            <text:p>73.2 </text:p>
          </table:table-cell>
          <table:table-cell table:style-name="ce5" office:value-type="float" office:value="60.09577" calcext:value-type="float">
            <text:p>60.1 </text:p>
          </table:table-cell>
          <table:table-cell table:style-name="ce5" office:value-type="float" office:value="62.08667" calcext:value-type="float">
            <text:p>62.1 </text:p>
          </table:table-cell>
          <table:table-cell table:style-name="ce5" office:value-type="float" office:value="70.8587" calcext:value-type="float">
            <text:p>70.9 </text:p>
          </table:table-cell>
          <table:table-cell table:style-name="ce5" office:value-type="float" office:value="83.24987" calcext:value-type="float">
            <text:p>83.2 </text:p>
          </table:table-cell>
          <table:table-cell table:style-name="ce5" office:value-type="float" office:value="93.28243" calcext:value-type="float">
            <text:p>93.3 </text:p>
          </table:table-cell>
          <table:table-cell table:style-name="ce5" office:value-type="float" office:value="13.58152" calcext:value-type="float">
            <text:p>13.6 </text:p>
          </table:table-cell>
          <table:table-cell table:style-name="ce5" office:value-type="float" office:value="73.5" calcext:value-type="float">
            <text:p>73.5 </text:p>
          </table:table-cell>
          <table:table-cell table:style-name="ce5" office:value-type="float" office:value="72.45612" calcext:value-type="float">
            <text:p>72.5 </text:p>
          </table:table-cell>
          <table:table-cell table:style-name="ce5" office:value-type="float" office:value="75.59666" calcext:value-type="float">
            <text:p>75.6 </text:p>
          </table:table-cell>
          <table:table-cell table:style-name="ce5" office:value-type="float" office:value="72.80334" calcext:value-type="float">
            <text:p>72.8 </text:p>
          </table:table-cell>
          <table:table-cell table:style-name="ce5" office:value-type="float" office:value="76.79972" calcext:value-type="float">
            <text:p>76.8 </text:p>
          </table:table-cell>
          <table:table-cell table:style-name="ce5" office:value-type="float" office:value="67.44017" calcext:value-type="float">
            <text:p>67.4 </text:p>
          </table:table-cell>
          <table:table-cell table:style-name="ce5" office:value-type="float" office:value="60.68681" calcext:value-type="float">
            <text:p>60.7 </text:p>
          </table:table-cell>
          <table:table-cell table:style-name="ce5" office:value-type="float" office:value="70.92691" calcext:value-type="float">
            <text:p>70.9 </text:p>
          </table:table-cell>
          <table:table-cell table:style-name="ce5" office:value-type="float" office:value="37.40252" calcext:value-type="float">
            <text:p>37.4 </text:p>
          </table:table-cell>
          <table:table-cell table:style-name="ce5" office:value-type="float" office:value="69.95148" calcext:value-type="float">
            <text:p>70.0 </text:p>
          </table:table-cell>
          <table:table-cell table:style-name="ce5" office:value-type="float" office:value="36.48329" calcext:value-type="float">
            <text:p>36.5 </text:p>
          </table:table-cell>
          <table:table-cell table:style-name="ce5" office:value-type="float" office:value="32.74737" calcext:value-type="float">
            <text:p>32.7 </text:p>
          </table:table-cell>
          <table:table-cell table:style-name="ce5" office:value-type="float" office:value="19.70338" calcext:value-type="float">
            <text:p>19.7 </text:p>
          </table:table-cell>
          <table:table-cell table:style-name="ce5" office:value-type="float" office:value="65.78075" calcext:value-type="float">
            <text:p>65.8 </text:p>
          </table:table-cell>
          <table:table-cell table:style-name="ce5" office:value-type="float" office:value="45.69938" calcext:value-type="float">
            <text:p>45.7 </text:p>
          </table:table-cell>
        </table:table-row>
        <table:table-row table:style-name="ro1">
          <table:table-cell office:value-type="string" calcext:value-type="string">
            <text:p>2000Q3</text:p>
          </table:table-cell>
          <table:table-cell office:value-type="float" office:value="67.70374" calcext:value-type="float">
            <text:p>67.7 </text:p>
          </table:table-cell>
          <table:table-cell office:value-type="float" office:value="74.88561" calcext:value-type="float">
            <text:p>74.9 </text:p>
          </table:table-cell>
          <table:table-cell office:value-type="float" office:value="75.33675" calcext:value-type="float">
            <text:p>75.3 </text:p>
          </table:table-cell>
          <table:table-cell office:value-type="float" office:value="75.74401" calcext:value-type="float">
            <text:p>75.7 </text:p>
          </table:table-cell>
          <table:table-cell office:value-type="float" office:value="62.44765" calcext:value-type="float">
            <text:p>62.4 </text:p>
          </table:table-cell>
          <table:table-cell office:value-type="float" office:value="49.90482" calcext:value-type="float">
            <text:p>49.9 </text:p>
          </table:table-cell>
          <table:table-cell office:value-type="float" office:value="31.07937" calcext:value-type="float">
            <text:p>31.1 </text:p>
          </table:table-cell>
          <table:table-cell office:value-type="float" office:value="72.76667" calcext:value-type="float">
            <text:p>72.8 </text:p>
          </table:table-cell>
          <table:table-cell office:value-type="float" office:value="76.36961" calcext:value-type="float">
            <text:p>76.4 </text:p>
          </table:table-cell>
          <table:table-cell office:value-type="float" office:value="59.88413" calcext:value-type="float">
            <text:p>59.9 </text:p>
          </table:table-cell>
          <table:table-cell office:value-type="float" office:value="79.40569" calcext:value-type="float">
            <text:p>79.4 </text:p>
          </table:table-cell>
          <table:table-cell office:value-type="float" office:value="80.10667" calcext:value-type="float">
            <text:p>80.1 </text:p>
          </table:table-cell>
          <table:table-cell office:value-type="float" office:value="80.16898" calcext:value-type="float">
            <text:p>80.2 </text:p>
          </table:table-cell>
          <table:table-cell office:value-type="float" office:value="71.08234" calcext:value-type="float">
            <text:p>71.1 </text:p>
          </table:table-cell>
          <table:table-cell office:value-type="float" office:value="52.57834" calcext:value-type="float">
            <text:p>52.6 </text:p>
          </table:table-cell>
          <table:table-cell office:value-type="float" office:value="46.60284" calcext:value-type="float">
            <text:p>46.6 </text:p>
          </table:table-cell>
          <table:table-cell office:value-type="float" office:value="75.52122" calcext:value-type="float">
            <text:p>75.5 </text:p>
          </table:table-cell>
          <table:table-cell office:value-type="float" office:value="75.94086" calcext:value-type="float">
            <text:p>75.9 </text:p>
          </table:table-cell>
          <table:table-cell office:value-type="float" office:value="75.27919" calcext:value-type="float">
            <text:p>75.3 </text:p>
          </table:table-cell>
          <table:table-cell office:value-type="float" office:value="99.02435" calcext:value-type="float">
            <text:p>99.0 </text:p>
          </table:table-cell>
          <table:table-cell office:value-type="float" office:value="66.88283" calcext:value-type="float">
            <text:p>66.9 </text:p>
          </table:table-cell>
          <table:table-cell office:value-type="float" office:value="54.72088" calcext:value-type="float">
            <text:p>54.7 </text:p>
          </table:table-cell>
          <table:table-cell office:value-type="float" office:value="68.91187" calcext:value-type="float">
            <text:p>68.9 </text:p>
          </table:table-cell>
          <table:table-cell office:value-type="float" office:value="73.45422" calcext:value-type="float">
            <text:p>73.5 </text:p>
          </table:table-cell>
          <table:table-cell office:value-type="float" office:value="53.33258" calcext:value-type="float">
            <text:p>53.3 </text:p>
          </table:table-cell>
          <table:table-cell office:value-type="float" office:value="75.27333" calcext:value-type="float">
            <text:p>75.3 </text:p>
          </table:table-cell>
          <table:table-cell office:value-type="float" office:value="71.73091" calcext:value-type="float">
            <text:p>71.7 </text:p>
          </table:table-cell>
          <table:table-cell office:value-type="float" office:value="75.53333" calcext:value-type="float">
            <text:p>75.5 </text:p>
          </table:table-cell>
          <table:table-cell office:value-type="float" office:value="70.91801" calcext:value-type="float">
            <text:p>70.9 </text:p>
          </table:table-cell>
          <table:table-cell office:value-type="float" office:value="73.80123" calcext:value-type="float">
            <text:p>73.8 </text:p>
          </table:table-cell>
          <table:table-cell office:value-type="float" office:value="60.2767" calcext:value-type="float">
            <text:p>60.3 </text:p>
          </table:table-cell>
          <table:table-cell office:value-type="float" office:value="63.36666" calcext:value-type="float">
            <text:p>63.4 </text:p>
          </table:table-cell>
          <table:table-cell office:value-type="float" office:value="71.73405" calcext:value-type="float">
            <text:p>71.7 </text:p>
          </table:table-cell>
          <table:table-cell office:value-type="float" office:value="83.20945" calcext:value-type="float">
            <text:p>83.2 </text:p>
          </table:table-cell>
          <table:table-cell office:value-type="float" office:value="93.56211" calcext:value-type="float">
            <text:p>93.6 </text:p>
          </table:table-cell>
          <table:table-cell office:value-type="float" office:value="14.4011" calcext:value-type="float">
            <text:p>14.4 </text:p>
          </table:table-cell>
          <table:table-cell office:value-type="float" office:value="73.5" calcext:value-type="float">
            <text:p>73.5 </text:p>
          </table:table-cell>
          <table:table-cell office:value-type="float" office:value="73.03274" calcext:value-type="float">
            <text:p>73.0 </text:p>
          </table:table-cell>
          <table:table-cell office:value-type="float" office:value="76.02" calcext:value-type="float">
            <text:p>76.0 </text:p>
          </table:table-cell>
          <table:table-cell office:value-type="float" office:value="73.44666" calcext:value-type="float">
            <text:p>73.4 </text:p>
          </table:table-cell>
          <table:table-cell office:value-type="float" office:value="77.22887" calcext:value-type="float">
            <text:p>77.2 </text:p>
          </table:table-cell>
          <table:table-cell office:value-type="float" office:value="68.03329" calcext:value-type="float">
            <text:p>68.0 </text:p>
          </table:table-cell>
          <table:table-cell office:value-type="float" office:value="61.29642" calcext:value-type="float">
            <text:p>61.3 </text:p>
          </table:table-cell>
          <table:table-cell office:value-type="float" office:value="71.51395" calcext:value-type="float">
            <text:p>71.5 </text:p>
          </table:table-cell>
          <table:table-cell office:value-type="float" office:value="38.42632" calcext:value-type="float">
            <text:p>38.4 </text:p>
          </table:table-cell>
          <table:table-cell office:value-type="float" office:value="69.71136" calcext:value-type="float">
            <text:p>69.7 </text:p>
          </table:table-cell>
          <table:table-cell office:value-type="float" office:value="36.81496" calcext:value-type="float">
            <text:p>36.8 </text:p>
          </table:table-cell>
          <table:table-cell office:value-type="float" office:value="33.47842" calcext:value-type="float">
            <text:p>33.5 </text:p>
          </table:table-cell>
          <table:table-cell office:value-type="float" office:value="20.73588" calcext:value-type="float">
            <text:p>20.7 </text:p>
          </table:table-cell>
          <table:table-cell office:value-type="float" office:value="65.60339" calcext:value-type="float">
            <text:p>65.6 </text:p>
          </table:table-cell>
          <table:table-cell office:value-type="float" office:value="46.55788" calcext:value-type="float">
            <text:p>46.6 </text:p>
          </table:table-cell>
        </table:table-row>
        <table:table-row table:style-name="ro1">
          <table:table-cell office:value-type="string" calcext:value-type="string">
            <text:p>2000Q4</text:p>
          </table:table-cell>
          <table:table-cell table:style-name="ce5" office:value-type="float" office:value="67.88948" calcext:value-type="float">
            <text:p>67.9 </text:p>
          </table:table-cell>
          <table:table-cell table:style-name="ce5" office:value-type="float" office:value="75.40253" calcext:value-type="float">
            <text:p>75.4 </text:p>
          </table:table-cell>
          <table:table-cell table:style-name="ce5" office:value-type="float" office:value="75.58782" calcext:value-type="float">
            <text:p>75.6 </text:p>
          </table:table-cell>
          <table:table-cell table:style-name="ce5" office:value-type="float" office:value="76.27074" calcext:value-type="float">
            <text:p>76.3 </text:p>
          </table:table-cell>
          <table:table-cell table:style-name="ce5" office:value-type="float" office:value="63.29977" calcext:value-type="float">
            <text:p>63.3 </text:p>
          </table:table-cell>
          <table:table-cell table:style-name="ce5" office:value-type="float" office:value="50.36167" calcext:value-type="float">
            <text:p>50.4 </text:p>
          </table:table-cell>
          <table:table-cell table:style-name="ce5" office:value-type="float" office:value="31.72008" calcext:value-type="float">
            <text:p>31.7 </text:p>
          </table:table-cell>
          <table:table-cell table:style-name="ce5" office:value-type="float" office:value="73.1" calcext:value-type="float">
            <text:p>73.1 </text:p>
          </table:table-cell>
          <table:table-cell table:style-name="ce5" office:value-type="float" office:value="76.8779" calcext:value-type="float">
            <text:p>76.9 </text:p>
          </table:table-cell>
          <table:table-cell table:style-name="ce5" office:value-type="float" office:value="60.89245" calcext:value-type="float">
            <text:p>60.9 </text:p>
          </table:table-cell>
          <table:table-cell table:style-name="ce5" office:value-type="float" office:value="79.97541" calcext:value-type="float">
            <text:p>80.0 </text:p>
          </table:table-cell>
          <table:table-cell table:style-name="ce5" office:value-type="float" office:value="80.43667" calcext:value-type="float">
            <text:p>80.4 </text:p>
          </table:table-cell>
          <table:table-cell table:style-name="ce5" office:value-type="float" office:value="80.41776" calcext:value-type="float">
            <text:p>80.4 </text:p>
          </table:table-cell>
          <table:table-cell table:style-name="ce5" office:value-type="float" office:value="73.22277" calcext:value-type="float">
            <text:p>73.2 </text:p>
          </table:table-cell>
          <table:table-cell table:style-name="ce5" office:value-type="float" office:value="53.66395" calcext:value-type="float">
            <text:p>53.7 </text:p>
          </table:table-cell>
          <table:table-cell table:style-name="ce5" office:value-type="float" office:value="47.15879" calcext:value-type="float">
            <text:p>47.2 </text:p>
          </table:table-cell>
          <table:table-cell table:style-name="ce5" office:value-type="float" office:value="76.55121" calcext:value-type="float">
            <text:p>76.6 </text:p>
          </table:table-cell>
          <table:table-cell table:style-name="ce5" office:value-type="float" office:value="75.90726" calcext:value-type="float">
            <text:p>75.9 </text:p>
          </table:table-cell>
          <table:table-cell table:style-name="ce5" office:value-type="float" office:value="75.81152" calcext:value-type="float">
            <text:p>75.8 </text:p>
          </table:table-cell>
          <table:table-cell table:style-name="ce5" office:value-type="float" office:value="98.8886" calcext:value-type="float">
            <text:p>98.9 </text:p>
          </table:table-cell>
          <table:table-cell table:style-name="ce5" office:value-type="float" office:value="67.32629" calcext:value-type="float">
            <text:p>67.3 </text:p>
          </table:table-cell>
          <table:table-cell table:style-name="ce5" office:value-type="float" office:value="55.09901" calcext:value-type="float">
            <text:p>55.1 </text:p>
          </table:table-cell>
          <table:table-cell table:style-name="ce5" office:value-type="float" office:value="69.12317" calcext:value-type="float">
            <text:p>69.1 </text:p>
          </table:table-cell>
          <table:table-cell table:style-name="ce5" office:value-type="float" office:value="74.46014" calcext:value-type="float">
            <text:p>74.5 </text:p>
          </table:table-cell>
          <table:table-cell table:style-name="ce5" office:value-type="float" office:value="54.56384" calcext:value-type="float">
            <text:p>54.6 </text:p>
          </table:table-cell>
          <table:table-cell table:style-name="ce5" office:value-type="float" office:value="75.96333" calcext:value-type="float">
            <text:p>76.0 </text:p>
          </table:table-cell>
          <table:table-cell table:style-name="ce5" office:value-type="float" office:value="72.56338" calcext:value-type="float">
            <text:p>72.6 </text:p>
          </table:table-cell>
          <table:table-cell table:style-name="ce5" office:value-type="float" office:value="76.23333" calcext:value-type="float">
            <text:p>76.2 </text:p>
          </table:table-cell>
          <table:table-cell table:style-name="ce5" office:value-type="float" office:value="72.11366" calcext:value-type="float">
            <text:p>72.1 </text:p>
          </table:table-cell>
          <table:table-cell table:style-name="ce5" office:value-type="float" office:value="74.54961" calcext:value-type="float">
            <text:p>74.5 </text:p>
          </table:table-cell>
          <table:table-cell table:style-name="ce5" office:value-type="float" office:value="61.0004" calcext:value-type="float">
            <text:p>61.0 </text:p>
          </table:table-cell>
          <table:table-cell table:style-name="ce5" office:value-type="float" office:value="64.87666" calcext:value-type="float">
            <text:p>64.9 </text:p>
          </table:table-cell>
          <table:table-cell table:style-name="ce5" office:value-type="float" office:value="72.34477" calcext:value-type="float">
            <text:p>72.3 </text:p>
          </table:table-cell>
          <table:table-cell table:style-name="ce5" office:value-type="float" office:value="83.80623" calcext:value-type="float">
            <text:p>83.8 </text:p>
          </table:table-cell>
          <table:table-cell table:style-name="ce5" office:value-type="float" office:value="93.96691" calcext:value-type="float">
            <text:p>94.0 </text:p>
          </table:table-cell>
          <table:table-cell table:style-name="ce5" office:value-type="float" office:value="15.76323" calcext:value-type="float">
            <text:p>15.8 </text:p>
          </table:table-cell>
          <table:table-cell table:style-name="ce5" office:value-type="float" office:value="73.9" calcext:value-type="float">
            <text:p>73.9 </text:p>
          </table:table-cell>
          <table:table-cell table:style-name="ce5" office:value-type="float" office:value="73.42652" calcext:value-type="float">
            <text:p>73.4 </text:p>
          </table:table-cell>
          <table:table-cell table:style-name="ce5" office:value-type="float" office:value="76.50333" calcext:value-type="float">
            <text:p>76.5 </text:p>
          </table:table-cell>
          <table:table-cell table:style-name="ce5" office:value-type="float" office:value="74.16" calcext:value-type="float">
            <text:p>74.2 </text:p>
          </table:table-cell>
          <table:table-cell table:style-name="ce5" office:value-type="float" office:value="77.57449" calcext:value-type="float">
            <text:p>77.6 </text:p>
          </table:table-cell>
          <table:table-cell table:style-name="ce5" office:value-type="float" office:value="68.88387" calcext:value-type="float">
            <text:p>68.9 </text:p>
          </table:table-cell>
          <table:table-cell table:style-name="ce5" office:value-type="float" office:value="61.96124" calcext:value-type="float">
            <text:p>62.0 </text:p>
          </table:table-cell>
          <table:table-cell table:style-name="ce5" office:value-type="float" office:value="72.1077" calcext:value-type="float">
            <text:p>72.1 </text:p>
          </table:table-cell>
          <table:table-cell table:style-name="ce5" office:value-type="float" office:value="38.86459" calcext:value-type="float">
            <text:p>38.9 </text:p>
          </table:table-cell>
          <table:table-cell table:style-name="ce5" office:value-type="float" office:value="70.94372" calcext:value-type="float">
            <text:p>70.9 </text:p>
          </table:table-cell>
          <table:table-cell table:style-name="ce5" office:value-type="float" office:value="37.17426" calcext:value-type="float">
            <text:p>37.2 </text:p>
          </table:table-cell>
          <table:table-cell table:style-name="ce5" office:value-type="float" office:value="34.43233" calcext:value-type="float">
            <text:p>34.4 </text:p>
          </table:table-cell>
          <table:table-cell table:style-name="ce5" office:value-type="float" office:value="21.76399" calcext:value-type="float">
            <text:p>21.8 </text:p>
          </table:table-cell>
          <table:table-cell table:style-name="ce5" office:value-type="float" office:value="65.42602" calcext:value-type="float">
            <text:p>65.4 </text:p>
          </table:table-cell>
          <table:table-cell table:style-name="ce5" office:value-type="float" office:value="47.01778" calcext:value-type="float">
            <text:p>47.0 </text:p>
          </table:table-cell>
        </table:table-row>
        <table:table-row table:style-name="ro1">
          <table:table-cell office:value-type="string" calcext:value-type="string">
            <text:p>2001Q1</text:p>
          </table:table-cell>
          <table:table-cell office:value-type="float" office:value="68.63246" calcext:value-type="float">
            <text:p>68.6 </text:p>
          </table:table-cell>
          <table:table-cell office:value-type="float" office:value="75.91901" calcext:value-type="float">
            <text:p>75.9 </text:p>
          </table:table-cell>
          <table:table-cell office:value-type="float" office:value="75.73318" calcext:value-type="float">
            <text:p>75.7 </text:p>
          </table:table-cell>
          <table:table-cell office:value-type="float" office:value="76.42876" calcext:value-type="float">
            <text:p>76.4 </text:p>
          </table:table-cell>
          <table:table-cell office:value-type="float" office:value="63.60233" calcext:value-type="float">
            <text:p>63.6 </text:p>
          </table:table-cell>
          <table:table-cell office:value-type="float" office:value="52.00414" calcext:value-type="float">
            <text:p>52.0 </text:p>
          </table:table-cell>
          <table:table-cell office:value-type="float" office:value="32.93625" calcext:value-type="float">
            <text:p>32.9 </text:p>
          </table:table-cell>
          <table:table-cell office:value-type="float" office:value="74.63333" calcext:value-type="float">
            <text:p>74.6 </text:p>
          </table:table-cell>
          <table:table-cell office:value-type="float" office:value="77.23333" calcext:value-type="float">
            <text:p>77.2 </text:p>
          </table:table-cell>
          <table:table-cell office:value-type="float" office:value="62.05458" calcext:value-type="float">
            <text:p>62.1 </text:p>
          </table:table-cell>
          <table:table-cell office:value-type="float" office:value="80.30511" calcext:value-type="float">
            <text:p>80.3 </text:p>
          </table:table-cell>
          <table:table-cell office:value-type="float" office:value="80.39667" calcext:value-type="float">
            <text:p>80.4 </text:p>
          </table:table-cell>
          <table:table-cell office:value-type="float" office:value="80.91531" calcext:value-type="float">
            <text:p>80.9 </text:p>
          </table:table-cell>
          <table:table-cell office:value-type="float" office:value="72.73863" calcext:value-type="float">
            <text:p>72.7 </text:p>
          </table:table-cell>
          <table:table-cell office:value-type="float" office:value="55.36639" calcext:value-type="float">
            <text:p>55.4 </text:p>
          </table:table-cell>
          <table:table-cell office:value-type="float" office:value="47.42287" calcext:value-type="float">
            <text:p>47.4 </text:p>
          </table:table-cell>
          <table:table-cell office:value-type="float" office:value="76.71734" calcext:value-type="float">
            <text:p>76.7 </text:p>
          </table:table-cell>
          <table:table-cell office:value-type="float" office:value="75.43683" calcext:value-type="float">
            <text:p>75.4 </text:p>
          </table:table-cell>
          <table:table-cell office:value-type="float" office:value="76.45473" calcext:value-type="float">
            <text:p>76.5 </text:p>
          </table:table-cell>
          <table:table-cell office:value-type="float" office:value="98.61712" calcext:value-type="float">
            <text:p>98.6 </text:p>
          </table:table-cell>
          <table:table-cell office:value-type="float" office:value="68.52524" calcext:value-type="float">
            <text:p>68.5 </text:p>
          </table:table-cell>
          <table:table-cell office:value-type="float" office:value="55.67551" calcext:value-type="float">
            <text:p>55.7 </text:p>
          </table:table-cell>
          <table:table-cell office:value-type="float" office:value="69.3432" calcext:value-type="float">
            <text:p>69.3 </text:p>
          </table:table-cell>
          <table:table-cell office:value-type="float" office:value="74.27912" calcext:value-type="float">
            <text:p>74.3 </text:p>
          </table:table-cell>
          <table:table-cell office:value-type="float" office:value="55.50945" calcext:value-type="float">
            <text:p>55.5 </text:p>
          </table:table-cell>
          <table:table-cell office:value-type="float" office:value="76.99667" calcext:value-type="float">
            <text:p>77.0 </text:p>
          </table:table-cell>
          <table:table-cell office:value-type="float" office:value="72.42464" calcext:value-type="float">
            <text:p>72.4 </text:p>
          </table:table-cell>
          <table:table-cell office:value-type="float" office:value="77.36667" calcext:value-type="float">
            <text:p>77.4 </text:p>
          </table:table-cell>
          <table:table-cell office:value-type="float" office:value="73.02797" calcext:value-type="float">
            <text:p>73.0 </text:p>
          </table:table-cell>
          <table:table-cell office:value-type="float" office:value="75.37728" calcext:value-type="float">
            <text:p>75.4 </text:p>
          </table:table-cell>
          <table:table-cell office:value-type="float" office:value="63.43597" calcext:value-type="float">
            <text:p>63.4 </text:p>
          </table:table-cell>
          <table:table-cell office:value-type="float" office:value="66.11667" calcext:value-type="float">
            <text:p>66.1 </text:p>
          </table:table-cell>
          <table:table-cell office:value-type="float" office:value="72.85828" calcext:value-type="float">
            <text:p>72.9 </text:p>
          </table:table-cell>
          <table:table-cell office:value-type="float" office:value="83.92644" calcext:value-type="float">
            <text:p>83.9 </text:p>
          </table:table-cell>
          <table:table-cell office:value-type="float" office:value="93.96668" calcext:value-type="float">
            <text:p>94.0 </text:p>
          </table:table-cell>
          <table:table-cell office:value-type="float" office:value="17.16016" calcext:value-type="float">
            <text:p>17.2 </text:p>
          </table:table-cell>
          <table:table-cell office:value-type="float" office:value="73.7" calcext:value-type="float">
            <text:p>73.7 </text:p>
          </table:table-cell>
          <table:table-cell office:value-type="float" office:value="74.12971" calcext:value-type="float">
            <text:p>74.1 </text:p>
          </table:table-cell>
          <table:table-cell office:value-type="float" office:value="76.72" calcext:value-type="float">
            <text:p>76.7 </text:p>
          </table:table-cell>
          <table:table-cell office:value-type="float" office:value="74.63667" calcext:value-type="float">
            <text:p>74.6 </text:p>
          </table:table-cell>
          <table:table-cell office:value-type="float" office:value="78.01997" calcext:value-type="float">
            <text:p>78.0 </text:p>
          </table:table-cell>
          <table:table-cell office:value-type="float" office:value="69.5597" calcext:value-type="float">
            <text:p>69.6 </text:p>
          </table:table-cell>
          <table:table-cell office:value-type="float" office:value="62.55724" calcext:value-type="float">
            <text:p>62.6 </text:p>
          </table:table-cell>
          <table:table-cell office:value-type="float" office:value="72.75648" calcext:value-type="float">
            <text:p>72.8 </text:p>
          </table:table-cell>
          <table:table-cell office:value-type="float" office:value="39.45173" calcext:value-type="float">
            <text:p>39.5 </text:p>
          </table:table-cell>
          <table:table-cell office:value-type="float" office:value="71.69186" calcext:value-type="float">
            <text:p>71.7 </text:p>
          </table:table-cell>
          <table:table-cell office:value-type="float" office:value="36.8426" calcext:value-type="float">
            <text:p>36.8 </text:p>
          </table:table-cell>
          <table:table-cell office:value-type="float" office:value="35.44663" calcext:value-type="float">
            <text:p>35.4 </text:p>
          </table:table-cell>
          <table:table-cell office:value-type="float" office:value="23.21008" calcext:value-type="float">
            <text:p>23.2 </text:p>
          </table:table-cell>
          <table:table-cell office:value-type="float" office:value="65.22648" calcext:value-type="float">
            <text:p>65.2 </text:p>
          </table:table-cell>
          <table:table-cell office:value-type="float" office:value="47.9376" calcext:value-type="float">
            <text:p>47.9 </text:p>
          </table:table-cell>
        </table:table-row>
        <table:table-row table:style-name="ro1">
          <table:table-cell office:value-type="string" calcext:value-type="string">
            <text:p>2001Q2</text:p>
          </table:table-cell>
          <table:table-cell table:style-name="ce5" office:value-type="float" office:value="69.18969" calcext:value-type="float">
            <text:p>69.2 </text:p>
          </table:table-cell>
          <table:table-cell table:style-name="ce5" office:value-type="float" office:value="76.64039" calcext:value-type="float">
            <text:p>76.6 </text:p>
          </table:table-cell>
          <table:table-cell table:style-name="ce5" office:value-type="float" office:value="76.9786" calcext:value-type="float">
            <text:p>77.0 </text:p>
          </table:table-cell>
          <table:table-cell table:style-name="ce5" office:value-type="float" office:value="77.71925" calcext:value-type="float">
            <text:p>77.7 </text:p>
          </table:table-cell>
          <table:table-cell table:style-name="ce5" office:value-type="float" office:value="64.22675" calcext:value-type="float">
            <text:p>64.2 </text:p>
          </table:table-cell>
          <table:table-cell table:style-name="ce5" office:value-type="float" office:value="53.60309" calcext:value-type="float">
            <text:p>53.6 </text:p>
          </table:table-cell>
          <table:table-cell table:style-name="ce5" office:value-type="float" office:value="34.04163" calcext:value-type="float">
            <text:p>34.0 </text:p>
          </table:table-cell>
          <table:table-cell table:style-name="ce5" office:value-type="float" office:value="75.5" calcext:value-type="float">
            <text:p>75.5 </text:p>
          </table:table-cell>
          <table:table-cell table:style-name="ce5" office:value-type="float" office:value="78.23333" calcext:value-type="float">
            <text:p>78.2 </text:p>
          </table:table-cell>
          <table:table-cell table:style-name="ce5" office:value-type="float" office:value="63.02873" calcext:value-type="float">
            <text:p>63.0 </text:p>
          </table:table-cell>
          <table:table-cell table:style-name="ce5" office:value-type="float" office:value="81.48677" calcext:value-type="float">
            <text:p>81.5 </text:p>
          </table:table-cell>
          <table:table-cell table:style-name="ce5" office:value-type="float" office:value="81.45" calcext:value-type="float">
            <text:p>81.5 </text:p>
          </table:table-cell>
          <table:table-cell table:style-name="ce5" office:value-type="float" office:value="81.66165" calcext:value-type="float">
            <text:p>81.7 </text:p>
          </table:table-cell>
          <table:table-cell table:style-name="ce5" office:value-type="float" office:value="74.53498" calcext:value-type="float">
            <text:p>74.5 </text:p>
          </table:table-cell>
          <table:table-cell table:style-name="ce5" office:value-type="float" office:value="56.79744" calcext:value-type="float">
            <text:p>56.8 </text:p>
          </table:table-cell>
          <table:table-cell table:style-name="ce5" office:value-type="float" office:value="48.92394" calcext:value-type="float">
            <text:p>48.9 </text:p>
          </table:table-cell>
          <table:table-cell table:style-name="ce5" office:value-type="float" office:value="78.51151" calcext:value-type="float">
            <text:p>78.5 </text:p>
          </table:table-cell>
          <table:table-cell table:style-name="ce5" office:value-type="float" office:value="76.47849" calcext:value-type="float">
            <text:p>76.5 </text:p>
          </table:table-cell>
          <table:table-cell table:style-name="ce5" office:value-type="float" office:value="77.12014" calcext:value-type="float">
            <text:p>77.1 </text:p>
          </table:table-cell>
          <table:table-cell table:style-name="ce5" office:value-type="float" office:value="98.54925" calcext:value-type="float">
            <text:p>98.5 </text:p>
          </table:table-cell>
          <table:table-cell table:style-name="ce5" office:value-type="float" office:value="69.3236" calcext:value-type="float">
            <text:p>69.3 </text:p>
          </table:table-cell>
          <table:table-cell table:style-name="ce5" office:value-type="float" office:value="56.49997" calcext:value-type="float">
            <text:p>56.5 </text:p>
          </table:table-cell>
          <table:table-cell table:style-name="ce5" office:value-type="float" office:value="70.16503" calcext:value-type="float">
            <text:p>70.2 </text:p>
          </table:table-cell>
          <table:table-cell table:style-name="ce5" office:value-type="float" office:value="75.31711" calcext:value-type="float">
            <text:p>75.3 </text:p>
          </table:table-cell>
          <table:table-cell table:style-name="ce5" office:value-type="float" office:value="56.14221" calcext:value-type="float">
            <text:p>56.1 </text:p>
          </table:table-cell>
          <table:table-cell table:style-name="ce5" office:value-type="float" office:value="78.20333" calcext:value-type="float">
            <text:p>78.2 </text:p>
          </table:table-cell>
          <table:table-cell table:style-name="ce5" office:value-type="float" office:value="73.04898" calcext:value-type="float">
            <text:p>73.0 </text:p>
          </table:table-cell>
          <table:table-cell table:style-name="ce5" office:value-type="float" office:value="78.26667" calcext:value-type="float">
            <text:p>78.3 </text:p>
          </table:table-cell>
          <table:table-cell table:style-name="ce5" office:value-type="float" office:value="74.38772" calcext:value-type="float">
            <text:p>74.4 </text:p>
          </table:table-cell>
          <table:table-cell table:style-name="ce5" office:value-type="float" office:value="76.54597" calcext:value-type="float">
            <text:p>76.5 </text:p>
          </table:table-cell>
          <table:table-cell table:style-name="ce5" office:value-type="float" office:value="64.74422" calcext:value-type="float">
            <text:p>64.7 </text:p>
          </table:table-cell>
          <table:table-cell table:style-name="ce5" office:value-type="float" office:value="67.89" calcext:value-type="float">
            <text:p>67.9 </text:p>
          </table:table-cell>
          <table:table-cell table:style-name="ce5" office:value-type="float" office:value="73.79041" calcext:value-type="float">
            <text:p>73.8 </text:p>
          </table:table-cell>
          <table:table-cell table:style-name="ce5" office:value-type="float" office:value="85.51787" calcext:value-type="float">
            <text:p>85.5 </text:p>
          </table:table-cell>
          <table:table-cell table:style-name="ce5" office:value-type="float" office:value="94.68564" calcext:value-type="float">
            <text:p>94.7 </text:p>
          </table:table-cell>
          <table:table-cell table:style-name="ce5" office:value-type="float" office:value="20.68342" calcext:value-type="float">
            <text:p>20.7 </text:p>
          </table:table-cell>
          <table:table-cell table:style-name="ce5" office:value-type="float" office:value="74.8" calcext:value-type="float">
            <text:p>74.8 </text:p>
          </table:table-cell>
          <table:table-cell table:style-name="ce5" office:value-type="float" office:value="74.90321" calcext:value-type="float">
            <text:p>74.9 </text:p>
          </table:table-cell>
          <table:table-cell table:style-name="ce5" office:value-type="float" office:value="77.82" calcext:value-type="float">
            <text:p>77.8 </text:p>
          </table:table-cell>
          <table:table-cell table:style-name="ce5" office:value-type="float" office:value="75.84666" calcext:value-type="float">
            <text:p>75.8 </text:p>
          </table:table-cell>
          <table:table-cell table:style-name="ce5" office:value-type="float" office:value="78.7613" calcext:value-type="float">
            <text:p>78.8 </text:p>
          </table:table-cell>
          <table:table-cell table:style-name="ce5" office:value-type="float" office:value="71.19973" calcext:value-type="float">
            <text:p>71.2 </text:p>
          </table:table-cell>
          <table:table-cell table:style-name="ce5" office:value-type="float" office:value="63.55383" calcext:value-type="float">
            <text:p>63.6 </text:p>
          </table:table-cell>
          <table:table-cell table:style-name="ce5" office:value-type="float" office:value="73.83545" calcext:value-type="float">
            <text:p>73.8 </text:p>
          </table:table-cell>
          <table:table-cell table:style-name="ce5" office:value-type="float" office:value="40.01985" calcext:value-type="float">
            <text:p>40.0 </text:p>
          </table:table-cell>
          <table:table-cell table:style-name="ce5" office:value-type="float" office:value="71.04778" calcext:value-type="float">
            <text:p>71.0 </text:p>
          </table:table-cell>
          <table:table-cell table:style-name="ce5" office:value-type="float" office:value="37.47829" calcext:value-type="float">
            <text:p>37.5 </text:p>
          </table:table-cell>
          <table:table-cell table:style-name="ce5" office:value-type="float" office:value="36.40054" calcext:value-type="float">
            <text:p>36.4 </text:p>
          </table:table-cell>
          <table:table-cell table:style-name="ce5" office:value-type="float" office:value="24.51297" calcext:value-type="float">
            <text:p>24.5 </text:p>
          </table:table-cell>
          <table:table-cell table:style-name="ce5" office:value-type="float" office:value="65.09345" calcext:value-type="float">
            <text:p>65.1 </text:p>
          </table:table-cell>
          <table:table-cell table:style-name="ce5" office:value-type="float" office:value="48.62746" calcext:value-type="float">
            <text:p>48.6 </text:p>
          </table:table-cell>
        </table:table-row>
        <table:table-row table:style-name="ro1">
          <table:table-cell office:value-type="string" calcext:value-type="string">
            <text:p>2001Q3</text:p>
          </table:table-cell>
          <table:table-cell office:value-type="float" office:value="69.37543" calcext:value-type="float">
            <text:p>69.4 </text:p>
          </table:table-cell>
          <table:table-cell office:value-type="float" office:value="76.83939" calcext:value-type="float">
            <text:p>76.8 </text:p>
          </table:table-cell>
          <table:table-cell office:value-type="float" office:value="77.23958" calcext:value-type="float">
            <text:p>77.2 </text:p>
          </table:table-cell>
          <table:table-cell office:value-type="float" office:value="77.79826" calcext:value-type="float">
            <text:p>77.8 </text:p>
          </table:table-cell>
          <table:table-cell office:value-type="float" office:value="64.721" calcext:value-type="float">
            <text:p>64.7 </text:p>
          </table:table-cell>
          <table:table-cell office:value-type="float" office:value="53.91037" calcext:value-type="float">
            <text:p>53.9 </text:p>
          </table:table-cell>
          <table:table-cell office:value-type="float" office:value="34.64219" calcext:value-type="float">
            <text:p>34.6 </text:p>
          </table:table-cell>
          <table:table-cell office:value-type="float" office:value="76.7" calcext:value-type="float">
            <text:p>76.7 </text:p>
          </table:table-cell>
          <table:table-cell office:value-type="float" office:value="78.2" calcext:value-type="float">
            <text:p>78.2 </text:p>
          </table:table-cell>
          <table:table-cell office:value-type="float" office:value="63.50726" calcext:value-type="float">
            <text:p>63.5 </text:p>
          </table:table-cell>
          <table:table-cell office:value-type="float" office:value="81.41555" calcext:value-type="float">
            <text:p>81.4 </text:p>
          </table:table-cell>
          <table:table-cell office:value-type="float" office:value="81.53" calcext:value-type="float">
            <text:p>81.5 </text:p>
          </table:table-cell>
          <table:table-cell office:value-type="float" office:value="81.78604" calcext:value-type="float">
            <text:p>81.8 </text:p>
          </table:table-cell>
          <table:table-cell office:value-type="float" office:value="73.76296" calcext:value-type="float">
            <text:p>73.8 </text:p>
          </table:table-cell>
          <table:table-cell office:value-type="float" office:value="57.14286" calcext:value-type="float">
            <text:p>57.1 </text:p>
          </table:table-cell>
          <table:table-cell office:value-type="float" office:value="50.26456" calcext:value-type="float">
            <text:p>50.3 </text:p>
          </table:table-cell>
          <table:table-cell office:value-type="float" office:value="79.00989" calcext:value-type="float">
            <text:p>79.0 </text:p>
          </table:table-cell>
          <table:table-cell office:value-type="float" office:value="77.31855" calcext:value-type="float">
            <text:p>77.3 </text:p>
          </table:table-cell>
          <table:table-cell office:value-type="float" office:value="77.3863" calcext:value-type="float">
            <text:p>77.4 </text:p>
          </table:table-cell>
          <table:table-cell office:value-type="float" office:value="98.3117" calcext:value-type="float">
            <text:p>98.3 </text:p>
          </table:table-cell>
          <table:table-cell office:value-type="float" office:value="69.72278" calcext:value-type="float">
            <text:p>69.7 </text:p>
          </table:table-cell>
          <table:table-cell office:value-type="float" office:value="56.51237" calcext:value-type="float">
            <text:p>56.5 </text:p>
          </table:table-cell>
          <table:table-cell office:value-type="float" office:value="70.238" calcext:value-type="float">
            <text:p>70.2 </text:p>
          </table:table-cell>
          <table:table-cell office:value-type="float" office:value="75.47292" calcext:value-type="float">
            <text:p>75.5 </text:p>
          </table:table-cell>
          <table:table-cell office:value-type="float" office:value="56.52425" calcext:value-type="float">
            <text:p>56.5 </text:p>
          </table:table-cell>
          <table:table-cell office:value-type="float" office:value="78.49333" calcext:value-type="float">
            <text:p>78.5 </text:p>
          </table:table-cell>
          <table:table-cell office:value-type="float" office:value="73.46522" calcext:value-type="float">
            <text:p>73.5 </text:p>
          </table:table-cell>
          <table:table-cell office:value-type="float" office:value="77.46667" calcext:value-type="float">
            <text:p>77.5 </text:p>
          </table:table-cell>
          <table:table-cell office:value-type="float" office:value="74.34083" calcext:value-type="float">
            <text:p>74.3 </text:p>
          </table:table-cell>
          <table:table-cell office:value-type="float" office:value="76.87006" calcext:value-type="float">
            <text:p>76.9 </text:p>
          </table:table-cell>
          <table:table-cell office:value-type="float" office:value="64.95297" calcext:value-type="float">
            <text:p>65.0 </text:p>
          </table:table-cell>
          <table:table-cell office:value-type="float" office:value="68.66" calcext:value-type="float">
            <text:p>68.7 </text:p>
          </table:table-cell>
          <table:table-cell office:value-type="float" office:value="74.34708" calcext:value-type="float">
            <text:p>74.3 </text:p>
          </table:table-cell>
          <table:table-cell office:value-type="float" office:value="85.56999" calcext:value-type="float">
            <text:p>85.6 </text:p>
          </table:table-cell>
          <table:table-cell office:value-type="float" office:value="94.52158" calcext:value-type="float">
            <text:p>94.5 </text:p>
          </table:table-cell>
          <table:table-cell office:value-type="float" office:value="22.83918" calcext:value-type="float">
            <text:p>22.8 </text:p>
          </table:table-cell>
          <table:table-cell office:value-type="float" office:value="74.8" calcext:value-type="float">
            <text:p>74.8 </text:p>
          </table:table-cell>
          <table:table-cell office:value-type="float" office:value="75.00166" calcext:value-type="float">
            <text:p>75.0 </text:p>
          </table:table-cell>
          <table:table-cell office:value-type="float" office:value="77.87" calcext:value-type="float">
            <text:p>77.9 </text:p>
          </table:table-cell>
          <table:table-cell office:value-type="float" office:value="76.00333" calcext:value-type="float">
            <text:p>76.0 </text:p>
          </table:table-cell>
          <table:table-cell office:value-type="float" office:value="78.83131" calcext:value-type="float">
            <text:p>78.8 </text:p>
          </table:table-cell>
          <table:table-cell office:value-type="float" office:value="71.81957" calcext:value-type="float">
            <text:p>71.8 </text:p>
          </table:table-cell>
          <table:table-cell office:value-type="float" office:value="63.97628" calcext:value-type="float">
            <text:p>64.0 </text:p>
          </table:table-cell>
          <table:table-cell office:value-type="float" office:value="74.1521" calcext:value-type="float">
            <text:p>74.2 </text:p>
          </table:table-cell>
          <table:table-cell office:value-type="float" office:value="40.97621" calcext:value-type="float">
            <text:p>41.0 </text:p>
          </table:table-cell>
          <table:table-cell office:value-type="float" office:value="70.2639" calcext:value-type="float">
            <text:p>70.3 </text:p>
          </table:table-cell>
          <table:table-cell office:value-type="float" office:value="38.52857" calcext:value-type="float">
            <text:p>38.5 </text:p>
          </table:table-cell>
          <table:table-cell office:value-type="float" office:value="37.75018" calcext:value-type="float">
            <text:p>37.8 </text:p>
          </table:table-cell>
          <table:table-cell office:value-type="float" office:value="25.08467" calcext:value-type="float">
            <text:p>25.1 </text:p>
          </table:table-cell>
          <table:table-cell office:value-type="float" office:value="64.87175" calcext:value-type="float">
            <text:p>64.9 </text:p>
          </table:table-cell>
          <table:table-cell office:value-type="float" office:value="48.78076" calcext:value-type="float">
            <text:p>48.8 </text:p>
          </table:table-cell>
        </table:table-row>
        <table:table-row table:style-name="ro1">
          <table:table-cell office:value-type="string" calcext:value-type="string">
            <text:p>2001Q4</text:p>
          </table:table-cell>
          <table:table-cell table:style-name="ce5" office:value-type="float" office:value="70.02554" calcext:value-type="float">
            <text:p>70.0 </text:p>
          </table:table-cell>
          <table:table-cell table:style-name="ce5" office:value-type="float" office:value="77.01352" calcext:value-type="float">
            <text:p>77.0 </text:p>
          </table:table-cell>
          <table:table-cell table:style-name="ce5" office:value-type="float" office:value="77.26601" calcext:value-type="float">
            <text:p>77.3 </text:p>
          </table:table-cell>
          <table:table-cell table:style-name="ce5" office:value-type="float" office:value="77.08717" calcext:value-type="float">
            <text:p>77.1 </text:p>
          </table:table-cell>
          <table:table-cell table:style-name="ce5" office:value-type="float" office:value="65.2266" calcext:value-type="float">
            <text:p>65.2 </text:p>
          </table:table-cell>
          <table:table-cell table:style-name="ce5" office:value-type="float" office:value="54.29379" calcext:value-type="float">
            <text:p>54.3 </text:p>
          </table:table-cell>
          <table:table-cell table:style-name="ce5" office:value-type="float" office:value="35.20581" calcext:value-type="float">
            <text:p>35.2 </text:p>
          </table:table-cell>
          <table:table-cell table:style-name="ce5" office:value-type="float" office:value="76.2" calcext:value-type="float">
            <text:p>76.2 </text:p>
          </table:table-cell>
          <table:table-cell table:style-name="ce5" office:value-type="float" office:value="78.43333" calcext:value-type="float">
            <text:p>78.4 </text:p>
          </table:table-cell>
          <table:table-cell table:style-name="ce5" office:value-type="float" office:value="63.55853" calcext:value-type="float">
            <text:p>63.6 </text:p>
          </table:table-cell>
          <table:table-cell table:style-name="ce5" office:value-type="float" office:value="81.45512" calcext:value-type="float">
            <text:p>81.5 </text:p>
          </table:table-cell>
          <table:table-cell table:style-name="ce5" office:value-type="float" office:value="81.56667" calcext:value-type="float">
            <text:p>81.6 </text:p>
          </table:table-cell>
          <table:table-cell table:style-name="ce5" office:value-type="float" office:value="81.75494" calcext:value-type="float">
            <text:p>81.8 </text:p>
          </table:table-cell>
          <table:table-cell table:style-name="ce5" office:value-type="float" office:value="75.2276" calcext:value-type="float">
            <text:p>75.2 </text:p>
          </table:table-cell>
          <table:table-cell table:style-name="ce5" office:value-type="float" office:value="57.48828" calcext:value-type="float">
            <text:p>57.5 </text:p>
          </table:table-cell>
          <table:table-cell table:style-name="ce5" office:value-type="float" office:value="51.05948" calcext:value-type="float">
            <text:p>51.1 </text:p>
          </table:table-cell>
          <table:table-cell table:style-name="ce5" office:value-type="float" office:value="79.67439" calcext:value-type="float">
            <text:p>79.7 </text:p>
          </table:table-cell>
          <table:table-cell table:style-name="ce5" office:value-type="float" office:value="77.21774" calcext:value-type="float">
            <text:p>77.2 </text:p>
          </table:table-cell>
          <table:table-cell table:style-name="ce5" office:value-type="float" office:value="77.63028" calcext:value-type="float">
            <text:p>77.6 </text:p>
          </table:table-cell>
          <table:table-cell table:style-name="ce5" office:value-type="float" office:value="97.97234" calcext:value-type="float">
            <text:p>98.0 </text:p>
          </table:table-cell>
          <table:table-cell table:style-name="ce5" office:value-type="float" office:value="69.54603" calcext:value-type="float">
            <text:p>69.5 </text:p>
          </table:table-cell>
          <table:table-cell table:style-name="ce5" office:value-type="float" office:value="56.8719" calcext:value-type="float">
            <text:p>56.9 </text:p>
          </table:table-cell>
          <table:table-cell table:style-name="ce5" office:value-type="float" office:value="70.5669" calcext:value-type="float">
            <text:p>70.6 </text:p>
          </table:table-cell>
          <table:table-cell table:style-name="ce5" office:value-type="float" office:value="75.97702" calcext:value-type="float">
            <text:p>76.0 </text:p>
          </table:table-cell>
          <table:table-cell table:style-name="ce5" office:value-type="float" office:value="57.41331" calcext:value-type="float">
            <text:p>57.4 </text:p>
          </table:table-cell>
          <table:table-cell table:style-name="ce5" office:value-type="float" office:value="79.00333" calcext:value-type="float">
            <text:p>79.0 </text:p>
          </table:table-cell>
          <table:table-cell table:style-name="ce5" office:value-type="float" office:value="73.88145" calcext:value-type="float">
            <text:p>73.9 </text:p>
          </table:table-cell>
          <table:table-cell table:style-name="ce5" office:value-type="float" office:value="77.76667" calcext:value-type="float">
            <text:p>77.8 </text:p>
          </table:table-cell>
          <table:table-cell table:style-name="ce5" office:value-type="float" office:value="74.78627" calcext:value-type="float">
            <text:p>74.8 </text:p>
          </table:table-cell>
          <table:table-cell table:style-name="ce5" office:value-type="float" office:value="77.49272" calcext:value-type="float">
            <text:p>77.5 </text:p>
          </table:table-cell>
          <table:table-cell table:style-name="ce5" office:value-type="float" office:value="65.07823" calcext:value-type="float">
            <text:p>65.1 </text:p>
          </table:table-cell>
          <table:table-cell table:style-name="ce5" office:value-type="float" office:value="69.58667" calcext:value-type="float">
            <text:p>69.6 </text:p>
          </table:table-cell>
          <table:table-cell table:style-name="ce5" office:value-type="float" office:value="74.37537" calcext:value-type="float">
            <text:p>74.4 </text:p>
          </table:table-cell>
          <table:table-cell table:style-name="ce5" office:value-type="float" office:value="85.93274" calcext:value-type="float">
            <text:p>85.9 </text:p>
          </table:table-cell>
          <table:table-cell table:style-name="ce5" office:value-type="float" office:value="94.35578" calcext:value-type="float">
            <text:p>94.4 </text:p>
          </table:table-cell>
          <table:table-cell table:style-name="ce5" office:value-type="float" office:value="26.39583" calcext:value-type="float">
            <text:p>26.4 </text:p>
          </table:table-cell>
          <table:table-cell table:style-name="ce5" office:value-type="float" office:value="74.9" calcext:value-type="float">
            <text:p>74.9 </text:p>
          </table:table-cell>
          <table:table-cell table:style-name="ce5" office:value-type="float" office:value="74.7907" calcext:value-type="float">
            <text:p>74.8 </text:p>
          </table:table-cell>
          <table:table-cell table:style-name="ce5" office:value-type="float" office:value="78.14333" calcext:value-type="float">
            <text:p>78.1 </text:p>
          </table:table-cell>
          <table:table-cell table:style-name="ce5" office:value-type="float" office:value="76.43333" calcext:value-type="float">
            <text:p>76.4 </text:p>
          </table:table-cell>
          <table:table-cell table:style-name="ce5" office:value-type="float" office:value="78.68222" calcext:value-type="float">
            <text:p>78.7 </text:p>
          </table:table-cell>
          <table:table-cell table:style-name="ce5" office:value-type="float" office:value="72.77562" calcext:value-type="float">
            <text:p>72.8 </text:p>
          </table:table-cell>
          <table:table-cell table:style-name="ce5" office:value-type="float" office:value="64.4632" calcext:value-type="float">
            <text:p>64.5 </text:p>
          </table:table-cell>
          <table:table-cell table:style-name="ce5" office:value-type="float" office:value="74.47132" calcext:value-type="float">
            <text:p>74.5 </text:p>
          </table:table-cell>
          <table:table-cell table:style-name="ce5" office:value-type="float" office:value="41.77634" calcext:value-type="float">
            <text:p>41.8 </text:p>
          </table:table-cell>
          <table:table-cell table:style-name="ce5" office:value-type="float" office:value="70.84885" calcext:value-type="float">
            <text:p>70.8 </text:p>
          </table:table-cell>
          <table:table-cell table:style-name="ce5" office:value-type="float" office:value="38.94315" calcext:value-type="float">
            <text:p>38.9 </text:p>
          </table:table-cell>
          <table:table-cell table:style-name="ce5" office:value-type="float" office:value="38.78531" calcext:value-type="float">
            <text:p>38.8 </text:p>
          </table:table-cell>
          <table:table-cell table:style-name="ce5" office:value-type="float" office:value="25.82864" calcext:value-type="float">
            <text:p>25.8 </text:p>
          </table:table-cell>
          <table:table-cell table:style-name="ce5" office:value-type="float" office:value="64.91609" calcext:value-type="float">
            <text:p>64.9 </text:p>
          </table:table-cell>
          <table:table-cell table:style-name="ce5" office:value-type="float" office:value="49.04137" calcext:value-type="float">
            <text:p>49.0 </text:p>
          </table:table-cell>
        </table:table-row>
        <table:table-row table:style-name="ro1">
          <table:table-cell office:value-type="string" calcext:value-type="string">
            <text:p>2002Q1</text:p>
          </table:table-cell>
          <table:table-cell office:value-type="float" office:value="70.67564" calcext:value-type="float">
            <text:p>70.7 </text:p>
          </table:table-cell>
          <table:table-cell office:value-type="float" office:value="77.41152" calcext:value-type="float">
            <text:p>77.4 </text:p>
          </table:table-cell>
          <table:table-cell office:value-type="float" office:value="77.80448" calcext:value-type="float">
            <text:p>77.8 </text:p>
          </table:table-cell>
          <table:table-cell office:value-type="float" office:value="77.61391" calcext:value-type="float">
            <text:p>77.6 </text:p>
          </table:table-cell>
          <table:table-cell office:value-type="float" office:value="65.15599" calcext:value-type="float">
            <text:p>65.2 </text:p>
          </table:table-cell>
          <table:table-cell office:value-type="float" office:value="55.4631" calcext:value-type="float">
            <text:p>55.5 </text:p>
          </table:table-cell>
          <table:table-cell office:value-type="float" office:value="36.16526" calcext:value-type="float">
            <text:p>36.2 </text:p>
          </table:table-cell>
          <table:table-cell office:value-type="float" office:value="77.5" calcext:value-type="float">
            <text:p>77.5 </text:p>
          </table:table-cell>
          <table:table-cell office:value-type="float" office:value="79.16666" calcext:value-type="float">
            <text:p>79.2 </text:p>
          </table:table-cell>
          <table:table-cell office:value-type="float" office:value="64.73775" calcext:value-type="float">
            <text:p>64.7 </text:p>
          </table:table-cell>
          <table:table-cell office:value-type="float" office:value="81.88241" calcext:value-type="float">
            <text:p>81.9 </text:p>
          </table:table-cell>
          <table:table-cell office:value-type="float" office:value="82.12666" calcext:value-type="float">
            <text:p>82.1 </text:p>
          </table:table-cell>
          <table:table-cell office:value-type="float" office:value="82.53238" calcext:value-type="float">
            <text:p>82.5 </text:p>
          </table:table-cell>
          <table:table-cell office:value-type="float" office:value="75.61907" calcext:value-type="float">
            <text:p>75.6 </text:p>
          </table:table-cell>
          <table:table-cell office:value-type="float" office:value="58.79595" calcext:value-type="float">
            <text:p>58.8 </text:p>
          </table:table-cell>
          <table:table-cell office:value-type="float" office:value="51.73613" calcext:value-type="float">
            <text:p>51.7 </text:p>
          </table:table-cell>
          <table:table-cell office:value-type="float" office:value="80.40535" calcext:value-type="float">
            <text:p>80.4 </text:p>
          </table:table-cell>
          <table:table-cell office:value-type="float" office:value="78.39381" calcext:value-type="float">
            <text:p>78.4 </text:p>
          </table:table-cell>
          <table:table-cell office:value-type="float" office:value="78.29568" calcext:value-type="float">
            <text:p>78.3 </text:p>
          </table:table-cell>
          <table:table-cell office:value-type="float" office:value="97.25969" calcext:value-type="float">
            <text:p>97.3 </text:p>
          </table:table-cell>
          <table:table-cell office:value-type="float" office:value="70.25549" calcext:value-type="float">
            <text:p>70.3 </text:p>
          </table:table-cell>
          <table:table-cell office:value-type="float" office:value="57.51659" calcext:value-type="float">
            <text:p>57.5 </text:p>
          </table:table-cell>
          <table:table-cell office:value-type="float" office:value="71.12853" calcext:value-type="float">
            <text:p>71.1 </text:p>
          </table:table-cell>
          <table:table-cell office:value-type="float" office:value="75.92661" calcext:value-type="float">
            <text:p>75.9 </text:p>
          </table:table-cell>
          <table:table-cell office:value-type="float" office:value="58.14345" calcext:value-type="float">
            <text:p>58.1 </text:p>
          </table:table-cell>
          <table:table-cell office:value-type="float" office:value="79.90334" calcext:value-type="float">
            <text:p>79.9 </text:p>
          </table:table-cell>
          <table:table-cell office:value-type="float" office:value="74.29768" calcext:value-type="float">
            <text:p>74.3 </text:p>
          </table:table-cell>
          <table:table-cell office:value-type="float" office:value="78.16666" calcext:value-type="float">
            <text:p>78.2 </text:p>
          </table:table-cell>
          <table:table-cell office:value-type="float" office:value="75.63025" calcext:value-type="float">
            <text:p>75.6 </text:p>
          </table:table-cell>
          <table:table-cell office:value-type="float" office:value="77.9117" calcext:value-type="float">
            <text:p>77.9 </text:p>
          </table:table-cell>
          <table:table-cell office:value-type="float" office:value="66.19424" calcext:value-type="float">
            <text:p>66.2 </text:p>
          </table:table-cell>
          <table:table-cell office:value-type="float" office:value="71.44" calcext:value-type="float">
            <text:p>71.4 </text:p>
          </table:table-cell>
          <table:table-cell office:value-type="float" office:value="74.68203" calcext:value-type="float">
            <text:p>74.7 </text:p>
          </table:table-cell>
          <table:table-cell office:value-type="float" office:value="86.16784" calcext:value-type="float">
            <text:p>86.2 </text:p>
          </table:table-cell>
          <table:table-cell office:value-type="float" office:value="94.49454" calcext:value-type="float">
            <text:p>94.5 </text:p>
          </table:table-cell>
          <table:table-cell office:value-type="float" office:value="29.22845" calcext:value-type="float">
            <text:p>29.2 </text:p>
          </table:table-cell>
          <table:table-cell office:value-type="float" office:value="75" calcext:value-type="float">
            <text:p>75.0 </text:p>
          </table:table-cell>
          <table:table-cell office:value-type="float" office:value="75.05791" calcext:value-type="float">
            <text:p>75.1 </text:p>
          </table:table-cell>
          <table:table-cell office:value-type="float" office:value="78.68333" calcext:value-type="float">
            <text:p>78.7 </text:p>
          </table:table-cell>
          <table:table-cell office:value-type="float" office:value="77.10667" calcext:value-type="float">
            <text:p>77.1 </text:p>
          </table:table-cell>
          <table:table-cell office:value-type="float" office:value="78.93896" calcext:value-type="float">
            <text:p>78.9 </text:p>
          </table:table-cell>
          <table:table-cell office:value-type="float" office:value="73.72164" calcext:value-type="float">
            <text:p>73.7 </text:p>
          </table:table-cell>
          <table:table-cell office:value-type="float" office:value="65.03932" calcext:value-type="float">
            <text:p>65.0 </text:p>
          </table:table-cell>
          <table:table-cell office:value-type="float" office:value="75.00403" calcext:value-type="float">
            <text:p>75.0 </text:p>
          </table:table-cell>
          <table:table-cell office:value-type="float" office:value="42.46077" calcext:value-type="float">
            <text:p>42.5 </text:p>
          </table:table-cell>
          <table:table-cell office:value-type="float" office:value="71.2711" calcext:value-type="float">
            <text:p>71.3 </text:p>
          </table:table-cell>
          <table:table-cell office:value-type="float" office:value="38.72204" calcext:value-type="float">
            <text:p>38.7 </text:p>
          </table:table-cell>
          <table:table-cell office:value-type="float" office:value="40.60357" calcext:value-type="float">
            <text:p>40.6 </text:p>
          </table:table-cell>
          <table:table-cell office:value-type="float" office:value="27.33697" calcext:value-type="float">
            <text:p>27.3 </text:p>
          </table:table-cell>
          <table:table-cell office:value-type="float" office:value="65.13779" calcext:value-type="float">
            <text:p>65.1 </text:p>
          </table:table-cell>
          <table:table-cell office:value-type="float" office:value="50.70294" calcext:value-type="float">
            <text:p>50.7 </text:p>
          </table:table-cell>
        </table:table-row>
        <table:table-row table:style-name="ro1">
          <table:table-cell office:value-type="string" calcext:value-type="string">
            <text:p>2002Q2</text:p>
          </table:table-cell>
          <table:table-cell table:style-name="ce5" office:value-type="float" office:value="71.14001" calcext:value-type="float">
            <text:p>71.1 </text:p>
          </table:table-cell>
          <table:table-cell table:style-name="ce5" office:value-type="float" office:value="78.00852" calcext:value-type="float">
            <text:p>78.0 </text:p>
          </table:table-cell>
          <table:table-cell table:style-name="ce5" office:value-type="float" office:value="78.0126" calcext:value-type="float">
            <text:p>78.0 </text:p>
          </table:table-cell>
          <table:table-cell table:style-name="ce5" office:value-type="float" office:value="78.77271" calcext:value-type="float">
            <text:p>78.8 </text:p>
          </table:table-cell>
          <table:table-cell table:style-name="ce5" office:value-type="float" office:value="65.6423" calcext:value-type="float">
            <text:p>65.6 </text:p>
          </table:table-cell>
          <table:table-cell table:style-name="ce5" office:value-type="float" office:value="56.77381" calcext:value-type="float">
            <text:p>56.8 </text:p>
          </table:table-cell>
          <table:table-cell table:style-name="ce5" office:value-type="float" office:value="36.70128" calcext:value-type="float">
            <text:p>36.7 </text:p>
          </table:table-cell>
          <table:table-cell table:style-name="ce5" office:value-type="float" office:value="77.33334" calcext:value-type="float">
            <text:p>77.3 </text:p>
          </table:table-cell>
          <table:table-cell table:style-name="ce5" office:value-type="float" office:value="80" calcext:value-type="float">
            <text:p>80.0 </text:p>
          </table:table-cell>
          <table:table-cell table:style-name="ce5" office:value-type="float" office:value="65.66062" calcext:value-type="float">
            <text:p>65.7 </text:p>
          </table:table-cell>
          <table:table-cell table:style-name="ce5" office:value-type="float" office:value="82.61831" calcext:value-type="float">
            <text:p>82.6 </text:p>
          </table:table-cell>
          <table:table-cell table:style-name="ce5" office:value-type="float" office:value="82.77333" calcext:value-type="float">
            <text:p>82.8 </text:p>
          </table:table-cell>
          <table:table-cell table:style-name="ce5" office:value-type="float" office:value="82.71896" calcext:value-type="float">
            <text:p>82.7 </text:p>
          </table:table-cell>
          <table:table-cell table:style-name="ce5" office:value-type="float" office:value="77.15078" calcext:value-type="float">
            <text:p>77.2 </text:p>
          </table:table-cell>
          <table:table-cell table:style-name="ce5" office:value-type="float" office:value="59.90624" calcext:value-type="float">
            <text:p>59.9 </text:p>
          </table:table-cell>
          <table:table-cell table:style-name="ce5" office:value-type="float" office:value="51.90245" calcext:value-type="float">
            <text:p>51.9 </text:p>
          </table:table-cell>
          <table:table-cell table:style-name="ce5" office:value-type="float" office:value="82.09985" calcext:value-type="float">
            <text:p>82.1 </text:p>
          </table:table-cell>
          <table:table-cell table:style-name="ce5" office:value-type="float" office:value="80.91398" calcext:value-type="float">
            <text:p>80.9 </text:p>
          </table:table-cell>
          <table:table-cell table:style-name="ce5" office:value-type="float" office:value="78.87237" calcext:value-type="float">
            <text:p>78.9 </text:p>
          </table:table-cell>
          <table:table-cell table:style-name="ce5" office:value-type="float" office:value="97.70086" calcext:value-type="float">
            <text:p>97.7 </text:p>
          </table:table-cell>
          <table:table-cell table:style-name="ce5" office:value-type="float" office:value="71.18738" calcext:value-type="float">
            <text:p>71.2 </text:p>
          </table:table-cell>
          <table:table-cell table:style-name="ce5" office:value-type="float" office:value="57.61267" calcext:value-type="float">
            <text:p>57.6 </text:p>
          </table:table-cell>
          <table:table-cell table:style-name="ce5" office:value-type="float" office:value="70.48583" calcext:value-type="float">
            <text:p>70.5 </text:p>
          </table:table-cell>
          <table:table-cell table:style-name="ce5" office:value-type="float" office:value="76.76067" calcext:value-type="float">
            <text:p>76.8 </text:p>
          </table:table-cell>
          <table:table-cell table:style-name="ce5" office:value-type="float" office:value="58.82228" calcext:value-type="float">
            <text:p>58.8 </text:p>
          </table:table-cell>
          <table:table-cell table:style-name="ce5" office:value-type="float" office:value="80.82333" calcext:value-type="float">
            <text:p>80.8 </text:p>
          </table:table-cell>
          <table:table-cell table:style-name="ce5" office:value-type="float" office:value="75.06078" calcext:value-type="float">
            <text:p>75.1 </text:p>
          </table:table-cell>
          <table:table-cell table:style-name="ce5" office:value-type="float" office:value="78.63333" calcext:value-type="float">
            <text:p>78.6 </text:p>
          </table:table-cell>
          <table:table-cell table:style-name="ce5" office:value-type="float" office:value="75.91158" calcext:value-type="float">
            <text:p>75.9 </text:p>
          </table:table-cell>
          <table:table-cell table:style-name="ce5" office:value-type="float" office:value="79.15601" calcext:value-type="float">
            <text:p>79.2 </text:p>
          </table:table-cell>
          <table:table-cell table:style-name="ce5" office:value-type="float" office:value="66.5613" calcext:value-type="float">
            <text:p>66.6 </text:p>
          </table:table-cell>
          <table:table-cell table:style-name="ce5" office:value-type="float" office:value="73.05" calcext:value-type="float">
            <text:p>73.1 </text:p>
          </table:table-cell>
          <table:table-cell table:style-name="ce5" office:value-type="float" office:value="76.3178" calcext:value-type="float">
            <text:p>76.3 </text:p>
          </table:table-cell>
          <table:table-cell table:style-name="ce5" office:value-type="float" office:value="87.21142" calcext:value-type="float">
            <text:p>87.2 </text:p>
          </table:table-cell>
          <table:table-cell table:style-name="ce5" office:value-type="float" office:value="95.33841" calcext:value-type="float">
            <text:p>95.3 </text:p>
          </table:table-cell>
          <table:table-cell table:style-name="ce5" office:value-type="float" office:value="30.41385" calcext:value-type="float">
            <text:p>30.4 </text:p>
          </table:table-cell>
          <table:table-cell table:style-name="ce5" office:value-type="float" office:value="75.7" calcext:value-type="float">
            <text:p>75.7 </text:p>
          </table:table-cell>
          <table:table-cell table:style-name="ce5" office:value-type="float" office:value="75.8736" calcext:value-type="float">
            <text:p>75.9 </text:p>
          </table:table-cell>
          <table:table-cell table:style-name="ce5" office:value-type="float" office:value="79.46333" calcext:value-type="float">
            <text:p>79.5 </text:p>
          </table:table-cell>
          <table:table-cell table:style-name="ce5" office:value-type="float" office:value="77.88" calcext:value-type="float">
            <text:p>77.9 </text:p>
          </table:table-cell>
          <table:table-cell table:style-name="ce5" office:value-type="float" office:value="79.63851" calcext:value-type="float">
            <text:p>79.6 </text:p>
          </table:table-cell>
          <table:table-cell table:style-name="ce5" office:value-type="float" office:value="74.48203" calcext:value-type="float">
            <text:p>74.5 </text:p>
          </table:table-cell>
          <table:table-cell table:style-name="ce5" office:value-type="float" office:value="65.69793" calcext:value-type="float">
            <text:p>65.7 </text:p>
          </table:table-cell>
          <table:table-cell table:style-name="ce5" office:value-type="float" office:value="75.78449" calcext:value-type="float">
            <text:p>75.8 </text:p>
          </table:table-cell>
          <table:table-cell table:style-name="ce5" office:value-type="float" office:value="43.1432" calcext:value-type="float">
            <text:p>43.1 </text:p>
          </table:table-cell>
          <table:table-cell table:style-name="ce5" office:value-type="float" office:value="70.34344" calcext:value-type="float">
            <text:p>70.3 </text:p>
          </table:table-cell>
          <table:table-cell table:style-name="ce5" office:value-type="float" office:value="39.16426" calcext:value-type="float">
            <text:p>39.2 </text:p>
          </table:table-cell>
          <table:table-cell table:style-name="ce5" office:value-type="float" office:value="41.02012" calcext:value-type="float">
            <text:p>41.0 </text:p>
          </table:table-cell>
          <table:table-cell table:style-name="ce5" office:value-type="float" office:value="28.32419" calcext:value-type="float">
            <text:p>28.3 </text:p>
          </table:table-cell>
          <table:table-cell table:style-name="ce5" office:value-type="float" office:value="65.00477" calcext:value-type="float">
            <text:p>65.0 </text:p>
          </table:table-cell>
          <table:table-cell table:style-name="ce5" office:value-type="float" office:value="52.43606" calcext:value-type="float">
            <text:p>52.4 </text:p>
          </table:table-cell>
        </table:table-row>
        <table:table-row table:style-name="ro1">
          <table:table-cell office:value-type="string" calcext:value-type="string">
            <text:p>2002Q3</text:p>
          </table:table-cell>
          <table:table-cell office:value-type="float" office:value="71.60436" calcext:value-type="float">
            <text:p>71.6 </text:p>
          </table:table-cell>
          <table:table-cell office:value-type="float" office:value="78.15778" calcext:value-type="float">
            <text:p>78.2 </text:p>
          </table:table-cell>
          <table:table-cell office:value-type="float" office:value="78.21742" calcext:value-type="float">
            <text:p>78.2 </text:p>
          </table:table-cell>
          <table:table-cell office:value-type="float" office:value="79.61549" calcext:value-type="float">
            <text:p>79.6 </text:p>
          </table:table-cell>
          <table:table-cell office:value-type="float" office:value="66.24914" calcext:value-type="float">
            <text:p>66.2 </text:p>
          </table:table-cell>
          <table:table-cell office:value-type="float" office:value="57.16267" calcext:value-type="float">
            <text:p>57.2 </text:p>
          </table:table-cell>
          <table:table-cell office:value-type="float" office:value="37.82101" calcext:value-type="float">
            <text:p>37.8 </text:p>
          </table:table-cell>
          <table:table-cell office:value-type="float" office:value="77.3" calcext:value-type="float">
            <text:p>77.3 </text:p>
          </table:table-cell>
          <table:table-cell office:value-type="float" office:value="80" calcext:value-type="float">
            <text:p>80.0 </text:p>
          </table:table-cell>
          <table:table-cell office:value-type="float" office:value="65.28464" calcext:value-type="float">
            <text:p>65.3 </text:p>
          </table:table-cell>
          <table:table-cell office:value-type="float" office:value="82.5128" calcext:value-type="float">
            <text:p>82.5 </text:p>
          </table:table-cell>
          <table:table-cell office:value-type="float" office:value="82.97667" calcext:value-type="float">
            <text:p>83.0 </text:p>
          </table:table-cell>
          <table:table-cell office:value-type="float" office:value="82.78116" calcext:value-type="float">
            <text:p>82.8 </text:p>
          </table:table-cell>
          <table:table-cell office:value-type="float" office:value="76.32156" calcext:value-type="float">
            <text:p>76.3 </text:p>
          </table:table-cell>
          <table:table-cell office:value-type="float" office:value="59.75821" calcext:value-type="float">
            <text:p>59.8 </text:p>
          </table:table-cell>
          <table:table-cell office:value-type="float" office:value="52.00089" calcext:value-type="float">
            <text:p>52.0 </text:p>
          </table:table-cell>
          <table:table-cell office:value-type="float" office:value="82.39887" calcext:value-type="float">
            <text:p>82.4 </text:p>
          </table:table-cell>
          <table:table-cell office:value-type="float" office:value="82.35887" calcext:value-type="float">
            <text:p>82.4 </text:p>
          </table:table-cell>
          <table:table-cell office:value-type="float" office:value="79.24943" calcext:value-type="float">
            <text:p>79.2 </text:p>
          </table:table-cell>
          <table:table-cell office:value-type="float" office:value="97.53118" calcext:value-type="float">
            <text:p>97.5 </text:p>
          </table:table-cell>
          <table:table-cell office:value-type="float" office:value="71.47658" calcext:value-type="float">
            <text:p>71.5 </text:p>
          </table:table-cell>
          <table:table-cell office:value-type="float" office:value="57.05787" calcext:value-type="float">
            <text:p>57.1 </text:p>
          </table:table-cell>
          <table:table-cell office:value-type="float" office:value="69.65157" calcext:value-type="float">
            <text:p>69.7 </text:p>
          </table:table-cell>
          <table:table-cell office:value-type="float" office:value="76.95084" calcext:value-type="float">
            <text:p>77.0 </text:p>
          </table:table-cell>
          <table:table-cell office:value-type="float" office:value="59.49176" calcext:value-type="float">
            <text:p>59.5 </text:p>
          </table:table-cell>
          <table:table-cell office:value-type="float" office:value="81.01334" calcext:value-type="float">
            <text:p>81.0 </text:p>
          </table:table-cell>
          <table:table-cell office:value-type="float" office:value="75.40764" calcext:value-type="float">
            <text:p>75.4 </text:p>
          </table:table-cell>
          <table:table-cell office:value-type="float" office:value="78.56667" calcext:value-type="float">
            <text:p>78.6 </text:p>
          </table:table-cell>
          <table:table-cell office:value-type="float" office:value="75.20826" calcext:value-type="float">
            <text:p>75.2 </text:p>
          </table:table-cell>
          <table:table-cell office:value-type="float" office:value="79.65958" calcext:value-type="float">
            <text:p>79.7 </text:p>
          </table:table-cell>
          <table:table-cell office:value-type="float" office:value="66.5613" calcext:value-type="float">
            <text:p>66.6 </text:p>
          </table:table-cell>
          <table:table-cell office:value-type="float" office:value="73.62666" calcext:value-type="float">
            <text:p>73.6 </text:p>
          </table:table-cell>
          <table:table-cell office:value-type="float" office:value="76.12118" calcext:value-type="float">
            <text:p>76.1 </text:p>
          </table:table-cell>
          <table:table-cell office:value-type="float" office:value="87.14546" calcext:value-type="float">
            <text:p>87.1 </text:p>
          </table:table-cell>
          <table:table-cell office:value-type="float" office:value="94.8102" calcext:value-type="float">
            <text:p>94.8 </text:p>
          </table:table-cell>
          <table:table-cell office:value-type="float" office:value="31.85097" calcext:value-type="float">
            <text:p>31.9 </text:p>
          </table:table-cell>
          <table:table-cell office:value-type="float" office:value="75.8" calcext:value-type="float">
            <text:p>75.8 </text:p>
          </table:table-cell>
          <table:table-cell office:value-type="float" office:value="76.19707" calcext:value-type="float">
            <text:p>76.2 </text:p>
          </table:table-cell>
          <table:table-cell office:value-type="float" office:value="79.51" calcext:value-type="float">
            <text:p>79.5 </text:p>
          </table:table-cell>
          <table:table-cell office:value-type="float" office:value="77.89667" calcext:value-type="float">
            <text:p>77.9 </text:p>
          </table:table-cell>
          <table:table-cell office:value-type="float" office:value="79.88327" calcext:value-type="float">
            <text:p>79.9 </text:p>
          </table:table-cell>
          <table:table-cell office:value-type="float" office:value="74.71807" calcext:value-type="float">
            <text:p>74.7 </text:p>
          </table:table-cell>
          <table:table-cell office:value-type="float" office:value="66.07018" calcext:value-type="float">
            <text:p>66.1 </text:p>
          </table:table-cell>
          <table:table-cell office:value-type="float" office:value="76.08153" calcext:value-type="float">
            <text:p>76.1 </text:p>
          </table:table-cell>
          <table:table-cell office:value-type="float" office:value="44.10481" calcext:value-type="float">
            <text:p>44.1 </text:p>
          </table:table-cell>
          <table:table-cell office:value-type="float" office:value="69.73151" calcext:value-type="float">
            <text:p>69.7 </text:p>
          </table:table-cell>
          <table:table-cell office:value-type="float" office:value="40.07634" calcext:value-type="float">
            <text:p>40.1 </text:p>
          </table:table-cell>
          <table:table-cell office:value-type="float" office:value="41.66786" calcext:value-type="float">
            <text:p>41.7 </text:p>
          </table:table-cell>
          <table:table-cell office:value-type="float" office:value="28.84364" calcext:value-type="float">
            <text:p>28.8 </text:p>
          </table:table-cell>
          <table:table-cell office:value-type="float" office:value="65.22648" calcext:value-type="float">
            <text:p>65.2 </text:p>
          </table:table-cell>
          <table:table-cell office:value-type="float" office:value="54.00871" calcext:value-type="float">
            <text:p>54.0 </text:p>
          </table:table-cell>
        </table:table-row>
        <table:table-row table:style-name="ro1">
          <table:table-cell office:value-type="string" calcext:value-type="string">
            <text:p>2002Q4</text:p>
          </table:table-cell>
          <table:table-cell table:style-name="ce5" office:value-type="float" office:value="72.06873" calcext:value-type="float">
            <text:p>72.1 </text:p>
          </table:table-cell>
          <table:table-cell table:style-name="ce5" office:value-type="float" office:value="78.38165" calcext:value-type="float">
            <text:p>78.4 </text:p>
          </table:table-cell>
          <table:table-cell table:style-name="ce5" office:value-type="float" office:value="78.23724" calcext:value-type="float">
            <text:p>78.2 </text:p>
          </table:table-cell>
          <table:table-cell table:style-name="ce5" office:value-type="float" office:value="80.01054" calcext:value-type="float">
            <text:p>80.0 </text:p>
          </table:table-cell>
          <table:table-cell table:style-name="ce5" office:value-type="float" office:value="67.14634" calcext:value-type="float">
            <text:p>67.1 </text:p>
          </table:table-cell>
          <table:table-cell table:style-name="ce5" office:value-type="float" office:value="57.99206" calcext:value-type="float">
            <text:p>58.0 </text:p>
          </table:table-cell>
          <table:table-cell table:style-name="ce5" office:value-type="float" office:value="38.68186" calcext:value-type="float">
            <text:p>38.7 </text:p>
          </table:table-cell>
          <table:table-cell table:style-name="ce5" office:value-type="float" office:value="76.66666" calcext:value-type="float">
            <text:p>76.7 </text:p>
          </table:table-cell>
          <table:table-cell table:style-name="ce5" office:value-type="float" office:value="80.5" calcext:value-type="float">
            <text:p>80.5 </text:p>
          </table:table-cell>
          <table:table-cell table:style-name="ce5" office:value-type="float" office:value="65.47263" calcext:value-type="float">
            <text:p>65.5 </text:p>
          </table:table-cell>
          <table:table-cell table:style-name="ce5" office:value-type="float" office:value="82.75019" calcext:value-type="float">
            <text:p>82.8 </text:p>
          </table:table-cell>
          <table:table-cell table:style-name="ce5" office:value-type="float" office:value="83.31667" calcext:value-type="float">
            <text:p>83.3 </text:p>
          </table:table-cell>
          <table:table-cell table:style-name="ce5" office:value-type="float" office:value="82.71896" calcext:value-type="float">
            <text:p>82.7 </text:p>
          </table:table-cell>
          <table:table-cell table:style-name="ce5" office:value-type="float" office:value="77.92527" calcext:value-type="float">
            <text:p>77.9 </text:p>
          </table:table-cell>
          <table:table-cell table:style-name="ce5" office:value-type="float" office:value="60.27634" calcext:value-type="float">
            <text:p>60.3 </text:p>
          </table:table-cell>
          <table:table-cell table:style-name="ce5" office:value-type="float" office:value="52.30439" calcext:value-type="float">
            <text:p>52.3 </text:p>
          </table:table-cell>
          <table:table-cell table:style-name="ce5" office:value-type="float" office:value="83.49531" calcext:value-type="float">
            <text:p>83.5 </text:p>
          </table:table-cell>
          <table:table-cell table:style-name="ce5" office:value-type="float" office:value="82.42608" calcext:value-type="float">
            <text:p>82.4 </text:p>
          </table:table-cell>
          <table:table-cell table:style-name="ce5" office:value-type="float" office:value="79.78175" calcext:value-type="float">
            <text:p>79.8 </text:p>
          </table:table-cell>
          <table:table-cell table:style-name="ce5" office:value-type="float" office:value="97.42937" calcext:value-type="float">
            <text:p>97.4 </text:p>
          </table:table-cell>
          <table:table-cell table:style-name="ce5" office:value-type="float" office:value="71.85291" calcext:value-type="float">
            <text:p>71.9 </text:p>
          </table:table-cell>
          <table:table-cell table:style-name="ce5" office:value-type="float" office:value="57.74595" calcext:value-type="float">
            <text:p>57.7 </text:p>
          </table:table-cell>
          <table:table-cell table:style-name="ce5" office:value-type="float" office:value="69.8363" calcext:value-type="float">
            <text:p>69.8 </text:p>
          </table:table-cell>
          <table:table-cell table:style-name="ce5" office:value-type="float" office:value="77.652" calcext:value-type="float">
            <text:p>77.7 </text:p>
          </table:table-cell>
          <table:table-cell table:style-name="ce5" office:value-type="float" office:value="60.48053" calcext:value-type="float">
            <text:p>60.5 </text:p>
          </table:table-cell>
          <table:table-cell table:style-name="ce5" office:value-type="float" office:value="81.23666" calcext:value-type="float">
            <text:p>81.2 </text:p>
          </table:table-cell>
          <table:table-cell table:style-name="ce5" office:value-type="float" office:value="75.89325" calcext:value-type="float">
            <text:p>75.9 </text:p>
          </table:table-cell>
          <table:table-cell table:style-name="ce5" office:value-type="float" office:value="79.5" calcext:value-type="float">
            <text:p>79.5 </text:p>
          </table:table-cell>
          <table:table-cell table:style-name="ce5" office:value-type="float" office:value="75.4427" calcext:value-type="float">
            <text:p>75.4 </text:p>
          </table:table-cell>
          <table:table-cell table:style-name="ce5" office:value-type="float" office:value="80.5861" calcext:value-type="float">
            <text:p>80.6 </text:p>
          </table:table-cell>
          <table:table-cell table:style-name="ce5" office:value-type="float" office:value="66.96915" calcext:value-type="float">
            <text:p>67.0 </text:p>
          </table:table-cell>
          <table:table-cell table:style-name="ce5" office:value-type="float" office:value="74.50333" calcext:value-type="float">
            <text:p>74.5 </text:p>
          </table:table-cell>
          <table:table-cell table:style-name="ce5" office:value-type="float" office:value="77.30519" calcext:value-type="float">
            <text:p>77.3 </text:p>
          </table:table-cell>
          <table:table-cell table:style-name="ce5" office:value-type="float" office:value="87.7816" calcext:value-type="float">
            <text:p>87.8 </text:p>
          </table:table-cell>
          <table:table-cell table:style-name="ce5" office:value-type="float" office:value="95.31294" calcext:value-type="float">
            <text:p>95.3 </text:p>
          </table:table-cell>
          <table:table-cell table:style-name="ce5" office:value-type="float" office:value="34.73944" calcext:value-type="float">
            <text:p>34.7 </text:p>
          </table:table-cell>
          <table:table-cell table:style-name="ce5" office:value-type="float" office:value="76.2" calcext:value-type="float">
            <text:p>76.2 </text:p>
          </table:table-cell>
          <table:table-cell table:style-name="ce5" office:value-type="float" office:value="76.43615" calcext:value-type="float">
            <text:p>76.4 </text:p>
          </table:table-cell>
          <table:table-cell table:style-name="ce5" office:value-type="float" office:value="79.93667" calcext:value-type="float">
            <text:p>79.9 </text:p>
          </table:table-cell>
          <table:table-cell table:style-name="ce5" office:value-type="float" office:value="78.36667" calcext:value-type="float">
            <text:p>78.4 </text:p>
          </table:table-cell>
          <table:table-cell table:style-name="ce5" office:value-type="float" office:value="80.10246" calcext:value-type="float">
            <text:p>80.1 </text:p>
          </table:table-cell>
          <table:table-cell table:style-name="ce5" office:value-type="float" office:value="75.462" calcext:value-type="float">
            <text:p>75.5 </text:p>
          </table:table-cell>
          <table:table-cell table:style-name="ce5" office:value-type="float" office:value="66.69218" calcext:value-type="float">
            <text:p>66.7 </text:p>
          </table:table-cell>
          <table:table-cell table:style-name="ce5" office:value-type="float" office:value="76.55556" calcext:value-type="float">
            <text:p>76.6 </text:p>
          </table:table-cell>
          <table:table-cell table:style-name="ce5" office:value-type="float" office:value="46.22355" calcext:value-type="float">
            <text:p>46.2 </text:p>
          </table:table-cell>
          <table:table-cell table:style-name="ce5" office:value-type="float" office:value="70.4286" calcext:value-type="float">
            <text:p>70.4 </text:p>
          </table:table-cell>
          <table:table-cell table:style-name="ce5" office:value-type="float" office:value="40.35273" calcext:value-type="float">
            <text:p>40.4 </text:p>
          </table:table-cell>
          <table:table-cell table:style-name="ce5" office:value-type="float" office:value="42.74882" calcext:value-type="float">
            <text:p>42.7 </text:p>
          </table:table-cell>
          <table:table-cell table:style-name="ce5" office:value-type="float" office:value="29.70499" calcext:value-type="float">
            <text:p>29.7 </text:p>
          </table:table-cell>
          <table:table-cell table:style-name="ce5" office:value-type="float" office:value="65.38168" calcext:value-type="float">
            <text:p>65.4 </text:p>
          </table:table-cell>
          <table:table-cell table:style-name="ce5" office:value-type="float" office:value="55.69598" calcext:value-type="float">
            <text:p>55.7 </text:p>
          </table:table-cell>
        </table:table-row>
        <table:table-row table:style-name="ro1">
          <table:table-cell office:value-type="string" calcext:value-type="string">
            <text:p>2003Q1</text:p>
          </table:table-cell>
          <table:table-cell office:value-type="float" office:value="72.99744" calcext:value-type="float">
            <text:p>73.0 </text:p>
          </table:table-cell>
          <table:table-cell office:value-type="float" office:value="78.77966" calcext:value-type="float">
            <text:p>78.8 </text:p>
          </table:table-cell>
          <table:table-cell office:value-type="float" office:value="79.02679" calcext:value-type="float">
            <text:p>79.0 </text:p>
          </table:table-cell>
          <table:table-cell office:value-type="float" office:value="81.09033" calcext:value-type="float">
            <text:p>81.1 </text:p>
          </table:table-cell>
          <table:table-cell office:value-type="float" office:value="67.61706" calcext:value-type="float">
            <text:p>67.6 </text:p>
          </table:table-cell>
          <table:table-cell office:value-type="float" office:value="59.57198" calcext:value-type="float">
            <text:p>59.6 </text:p>
          </table:table-cell>
          <table:table-cell office:value-type="float" office:value="39.56065" calcext:value-type="float">
            <text:p>39.6 </text:p>
          </table:table-cell>
          <table:table-cell office:value-type="float" office:value="77.2" calcext:value-type="float">
            <text:p>77.2 </text:p>
          </table:table-cell>
          <table:table-cell office:value-type="float" office:value="81.33334" calcext:value-type="float">
            <text:p>81.3 </text:p>
          </table:table-cell>
          <table:table-cell office:value-type="float" office:value="66.31005" calcext:value-type="float">
            <text:p>66.3 </text:p>
          </table:table-cell>
          <table:table-cell office:value-type="float" office:value="83.20123" calcext:value-type="float">
            <text:p>83.2 </text:p>
          </table:table-cell>
          <table:table-cell office:value-type="float" office:value="84.07" calcext:value-type="float">
            <text:p>84.1 </text:p>
          </table:table-cell>
          <table:table-cell office:value-type="float" office:value="83.4653" calcext:value-type="float">
            <text:p>83.5 </text:p>
          </table:table-cell>
          <table:table-cell office:value-type="float" office:value="78.53033" calcext:value-type="float">
            <text:p>78.5 </text:p>
          </table:table-cell>
          <table:table-cell office:value-type="float" office:value="61.53466" calcext:value-type="float">
            <text:p>61.5 </text:p>
          </table:table-cell>
          <table:table-cell office:value-type="float" office:value="52.61801" calcext:value-type="float">
            <text:p>52.6 </text:p>
          </table:table-cell>
          <table:table-cell office:value-type="float" office:value="84.35917" calcext:value-type="float">
            <text:p>84.4 </text:p>
          </table:table-cell>
          <table:table-cell office:value-type="float" office:value="82.52688" calcext:value-type="float">
            <text:p>82.5 </text:p>
          </table:table-cell>
          <table:table-cell office:value-type="float" office:value="80.42497" calcext:value-type="float">
            <text:p>80.4 </text:p>
          </table:table-cell>
          <table:table-cell office:value-type="float" office:value="97.02214" calcext:value-type="float">
            <text:p>97.0 </text:p>
          </table:table-cell>
          <table:table-cell office:value-type="float" office:value="73.11828" calcext:value-type="float">
            <text:p>73.1 </text:p>
          </table:table-cell>
          <table:table-cell office:value-type="float" office:value="58.6138" calcext:value-type="float">
            <text:p>58.6 </text:p>
          </table:table-cell>
          <table:table-cell office:value-type="float" office:value="69.9384" calcext:value-type="float">
            <text:p>69.9 </text:p>
          </table:table-cell>
          <table:table-cell office:value-type="float" office:value="77.80553" calcext:value-type="float">
            <text:p>77.8 </text:p>
          </table:table-cell>
          <table:table-cell office:value-type="float" office:value="61.30598" calcext:value-type="float">
            <text:p>61.3 </text:p>
          </table:table-cell>
          <table:table-cell office:value-type="float" office:value="81.84333" calcext:value-type="float">
            <text:p>81.8 </text:p>
          </table:table-cell>
          <table:table-cell office:value-type="float" office:value="76.17074" calcext:value-type="float">
            <text:p>76.2 </text:p>
          </table:table-cell>
          <table:table-cell office:value-type="float" office:value="81.76667" calcext:value-type="float">
            <text:p>81.8 </text:p>
          </table:table-cell>
          <table:table-cell office:value-type="float" office:value="75.86469" calcext:value-type="float">
            <text:p>75.9 </text:p>
          </table:table-cell>
          <table:table-cell office:value-type="float" office:value="80.98384" calcext:value-type="float">
            <text:p>81.0 </text:p>
          </table:table-cell>
          <table:table-cell office:value-type="float" office:value="71.2312" calcext:value-type="float">
            <text:p>71.2 </text:p>
          </table:table-cell>
          <table:table-cell office:value-type="float" office:value="75.95333" calcext:value-type="float">
            <text:p>76.0 </text:p>
          </table:table-cell>
          <table:table-cell office:value-type="float" office:value="77.48504" calcext:value-type="float">
            <text:p>77.5 </text:p>
          </table:table-cell>
          <table:table-cell office:value-type="float" office:value="88.74007" calcext:value-type="float">
            <text:p>88.7 </text:p>
          </table:table-cell>
          <table:table-cell office:value-type="float" office:value="95.48195" calcext:value-type="float">
            <text:p>95.5 </text:p>
          </table:table-cell>
          <table:table-cell office:value-type="float" office:value="36.98346" calcext:value-type="float">
            <text:p>37.0 </text:p>
          </table:table-cell>
          <table:table-cell office:value-type="float" office:value="76.1" calcext:value-type="float">
            <text:p>76.1 </text:p>
          </table:table-cell>
          <table:table-cell office:value-type="float" office:value="77.20965" calcext:value-type="float">
            <text:p>77.2 </text:p>
          </table:table-cell>
          <table:table-cell office:value-type="float" office:value="80.51" calcext:value-type="float">
            <text:p>80.5 </text:p>
          </table:table-cell>
          <table:table-cell office:value-type="float" office:value="79.00333" calcext:value-type="float">
            <text:p>79.0 </text:p>
          </table:table-cell>
          <table:table-cell office:value-type="float" office:value="80.69008" calcext:value-type="float">
            <text:p>80.7 </text:p>
          </table:table-cell>
          <table:table-cell office:value-type="float" office:value="76.22151" calcext:value-type="float">
            <text:p>76.2 </text:p>
          </table:table-cell>
          <table:table-cell office:value-type="float" office:value="67.5102" calcext:value-type="float">
            <text:p>67.5 </text:p>
          </table:table-cell>
          <table:table-cell office:value-type="float" office:value="77.27251" calcext:value-type="float">
            <text:p>77.3 </text:p>
          </table:table-cell>
          <table:table-cell office:value-type="float" office:value="49.09841" calcext:value-type="float">
            <text:p>49.1 </text:p>
          </table:table-cell>
          <table:table-cell office:value-type="float" office:value="71.6058" calcext:value-type="float">
            <text:p>71.6 </text:p>
          </table:table-cell>
          <table:table-cell office:value-type="float" office:value="40.1869" calcext:value-type="float">
            <text:p>40.2 </text:p>
          </table:table-cell>
          <table:table-cell office:value-type="float" office:value="43.77146" calcext:value-type="float">
            <text:p>43.8 </text:p>
          </table:table-cell>
          <table:table-cell office:value-type="float" office:value="31.33648" calcext:value-type="float">
            <text:p>31.3 </text:p>
          </table:table-cell>
          <table:table-cell office:value-type="float" office:value="65.40385" calcext:value-type="float">
            <text:p>65.4 </text:p>
          </table:table-cell>
          <table:table-cell office:value-type="float" office:value="56.48459" calcext:value-type="float">
            <text:p>56.5 </text:p>
          </table:table-cell>
        </table:table-row>
        <table:table-row table:style-name="ro1">
          <table:table-cell office:value-type="string" calcext:value-type="string">
            <text:p>2003Q2</text:p>
          </table:table-cell>
          <table:table-cell table:style-name="ce5" office:value-type="float" office:value="72.99744" calcext:value-type="float">
            <text:p>73.0 </text:p>
          </table:table-cell>
          <table:table-cell table:style-name="ce5" office:value-type="float" office:value="78.92891" calcext:value-type="float">
            <text:p>78.9 </text:p>
          </table:table-cell>
          <table:table-cell table:style-name="ce5" office:value-type="float" office:value="79.08625" calcext:value-type="float">
            <text:p>79.1 </text:p>
          </table:table-cell>
          <table:table-cell table:style-name="ce5" office:value-type="float" office:value="80.95865" calcext:value-type="float">
            <text:p>81.0 </text:p>
          </table:table-cell>
          <table:table-cell table:style-name="ce5" office:value-type="float" office:value="68.08324" calcext:value-type="float">
            <text:p>68.1 </text:p>
          </table:table-cell>
          <table:table-cell table:style-name="ce5" office:value-type="float" office:value="61.08392" calcext:value-type="float">
            <text:p>61.1 </text:p>
          </table:table-cell>
          <table:table-cell table:style-name="ce5" office:value-type="float" office:value="40.45234" calcext:value-type="float">
            <text:p>40.5 </text:p>
          </table:table-cell>
          <table:table-cell table:style-name="ce5" office:value-type="float" office:value="77.4" calcext:value-type="float">
            <text:p>77.4 </text:p>
          </table:table-cell>
          <table:table-cell table:style-name="ce5" office:value-type="float" office:value="81.83334" calcext:value-type="float">
            <text:p>81.8 </text:p>
          </table:table-cell>
          <table:table-cell table:style-name="ce5" office:value-type="float" office:value="66.15624" calcext:value-type="float">
            <text:p>66.2 </text:p>
          </table:table-cell>
          <table:table-cell table:style-name="ce5" office:value-type="float" office:value="83.33311" calcext:value-type="float">
            <text:p>83.3 </text:p>
          </table:table-cell>
          <table:table-cell table:style-name="ce5" office:value-type="float" office:value="84.35667" calcext:value-type="float">
            <text:p>84.4 </text:p>
          </table:table-cell>
          <table:table-cell table:style-name="ce5" office:value-type="float" office:value="83.37201" calcext:value-type="float">
            <text:p>83.4 </text:p>
          </table:table-cell>
          <table:table-cell table:style-name="ce5" office:value-type="float" office:value="79.98159" calcext:value-type="float">
            <text:p>80.0 </text:p>
          </table:table-cell>
          <table:table-cell table:style-name="ce5" office:value-type="float" office:value="62.25019" calcext:value-type="float">
            <text:p>62.3 </text:p>
          </table:table-cell>
          <table:table-cell table:style-name="ce5" office:value-type="float" office:value="52.98241" calcext:value-type="float">
            <text:p>53.0 </text:p>
          </table:table-cell>
          <table:table-cell table:style-name="ce5" office:value-type="float" office:value="85.1898" calcext:value-type="float">
            <text:p>85.2 </text:p>
          </table:table-cell>
          <table:table-cell table:style-name="ce5" office:value-type="float" office:value="82.12366" calcext:value-type="float">
            <text:p>82.1 </text:p>
          </table:table-cell>
          <table:table-cell table:style-name="ce5" office:value-type="float" office:value="81.00166" calcext:value-type="float">
            <text:p>81.0 </text:p>
          </table:table-cell>
          <table:table-cell table:style-name="ce5" office:value-type="float" office:value="97.46331" calcext:value-type="float">
            <text:p>97.5 </text:p>
          </table:table-cell>
          <table:table-cell table:style-name="ce5" office:value-type="float" office:value="73.53995" calcext:value-type="float">
            <text:p>73.5 </text:p>
          </table:table-cell>
          <table:table-cell table:style-name="ce5" office:value-type="float" office:value="59.27708" calcext:value-type="float">
            <text:p>59.3 </text:p>
          </table:table-cell>
          <table:table-cell table:style-name="ce5" office:value-type="float" office:value="69.97713" calcext:value-type="float">
            <text:p>70.0 </text:p>
          </table:table-cell>
          <table:table-cell table:style-name="ce5" office:value-type="float" office:value="78.27296" calcext:value-type="float">
            <text:p>78.3 </text:p>
          </table:table-cell>
          <table:table-cell table:style-name="ce5" office:value-type="float" office:value="61.60957" calcext:value-type="float">
            <text:p>61.6 </text:p>
          </table:table-cell>
          <table:table-cell table:style-name="ce5" office:value-type="float" office:value="82.44334" calcext:value-type="float">
            <text:p>82.4 </text:p>
          </table:table-cell>
          <table:table-cell table:style-name="ce5" office:value-type="float" office:value="76.17074" calcext:value-type="float">
            <text:p>76.2 </text:p>
          </table:table-cell>
          <table:table-cell table:style-name="ce5" office:value-type="float" office:value="80.4" calcext:value-type="float">
            <text:p>80.4 </text:p>
          </table:table-cell>
          <table:table-cell table:style-name="ce5" office:value-type="float" office:value="76.14602" calcext:value-type="float">
            <text:p>76.1 </text:p>
          </table:table-cell>
          <table:table-cell table:style-name="ce5" office:value-type="float" office:value="81.94553" calcext:value-type="float">
            <text:p>81.9 </text:p>
          </table:table-cell>
          <table:table-cell table:style-name="ce5" office:value-type="float" office:value="71.84298" calcext:value-type="float">
            <text:p>71.8 </text:p>
          </table:table-cell>
          <table:table-cell table:style-name="ce5" office:value-type="float" office:value="77.13333" calcext:value-type="float">
            <text:p>77.1 </text:p>
          </table:table-cell>
          <table:table-cell table:style-name="ce5" office:value-type="float" office:value="78.4999" calcext:value-type="float">
            <text:p>78.5 </text:p>
          </table:table-cell>
          <table:table-cell table:style-name="ce5" office:value-type="float" office:value="88.83582" calcext:value-type="float">
            <text:p>88.8 </text:p>
          </table:table-cell>
          <table:table-cell table:style-name="ce5" office:value-type="float" office:value="95.85765" calcext:value-type="float">
            <text:p>95.9 </text:p>
          </table:table-cell>
          <table:table-cell table:style-name="ce5" office:value-type="float" office:value="38.27925" calcext:value-type="float">
            <text:p>38.3 </text:p>
          </table:table-cell>
          <table:table-cell table:style-name="ce5" office:value-type="float" office:value="76.8" calcext:value-type="float">
            <text:p>76.8 </text:p>
          </table:table-cell>
          <table:table-cell table:style-name="ce5" office:value-type="float" office:value="77.49093" calcext:value-type="float">
            <text:p>77.5 </text:p>
          </table:table-cell>
          <table:table-cell table:style-name="ce5" office:value-type="float" office:value="81.05" calcext:value-type="float">
            <text:p>81.1 </text:p>
          </table:table-cell>
          <table:table-cell table:style-name="ce5" office:value-type="float" office:value="79.54" calcext:value-type="float">
            <text:p>79.5 </text:p>
          </table:table-cell>
          <table:table-cell table:style-name="ce5" office:value-type="float" office:value="80.98596" calcext:value-type="float">
            <text:p>81.0 </text:p>
          </table:table-cell>
          <table:table-cell table:style-name="ce5" office:value-type="float" office:value="76.7332" calcext:value-type="float">
            <text:p>76.7 </text:p>
          </table:table-cell>
          <table:table-cell table:style-name="ce5" office:value-type="float" office:value="67.98228" calcext:value-type="float">
            <text:p>68.0 </text:p>
          </table:table-cell>
          <table:table-cell table:style-name="ce5" office:value-type="float" office:value="77.65851" calcext:value-type="float">
            <text:p>77.7 </text:p>
          </table:table-cell>
          <table:table-cell table:style-name="ce5" office:value-type="float" office:value="50.41639" calcext:value-type="float">
            <text:p>50.4 </text:p>
          </table:table-cell>
          <table:table-cell table:style-name="ce5" office:value-type="float" office:value="70.77215" calcext:value-type="float">
            <text:p>70.8 </text:p>
          </table:table-cell>
          <table:table-cell table:style-name="ce5" office:value-type="float" office:value="41.01606" calcext:value-type="float">
            <text:p>41.0 </text:p>
          </table:table-cell>
          <table:table-cell table:style-name="ce5" office:value-type="float" office:value="43.97974" calcext:value-type="float">
            <text:p>44.0 </text:p>
          </table:table-cell>
          <table:table-cell table:style-name="ce5" office:value-type="float" office:value="32.30474" calcext:value-type="float">
            <text:p>32.3 </text:p>
          </table:table-cell>
          <table:table-cell table:style-name="ce5" office:value-type="float" office:value="65.38168" calcext:value-type="float">
            <text:p>65.4 </text:p>
          </table:table-cell>
          <table:table-cell table:style-name="ce5" office:value-type="float" office:value="56.78032" calcext:value-type="float">
            <text:p>56.8 </text:p>
          </table:table-cell>
        </table:table-row>
        <table:table-row table:style-name="ro1">
          <table:table-cell office:value-type="string" calcext:value-type="string">
            <text:p>2003Q3</text:p>
          </table:table-cell>
          <table:table-cell office:value-type="float" office:value="73.46181" calcext:value-type="float">
            <text:p>73.5 </text:p>
          </table:table-cell>
          <table:table-cell office:value-type="float" office:value="79.15279" calcext:value-type="float">
            <text:p>79.2 </text:p>
          </table:table-cell>
          <table:table-cell office:value-type="float" office:value="79.53552" calcext:value-type="float">
            <text:p>79.5 </text:p>
          </table:table-cell>
          <table:table-cell office:value-type="float" office:value="81.27469" calcext:value-type="float">
            <text:p>81.3 </text:p>
          </table:table-cell>
          <table:table-cell office:value-type="float" office:value="68.05573" calcext:value-type="float">
            <text:p>68.1 </text:p>
          </table:table-cell>
          <table:table-cell office:value-type="float" office:value="61.24436" calcext:value-type="float">
            <text:p>61.2 </text:p>
          </table:table-cell>
          <table:table-cell office:value-type="float" office:value="41.16081" calcext:value-type="float">
            <text:p>41.2 </text:p>
          </table:table-cell>
          <table:table-cell office:value-type="float" office:value="77.26667" calcext:value-type="float">
            <text:p>77.3 </text:p>
          </table:table-cell>
          <table:table-cell office:value-type="float" office:value="81.46667" calcext:value-type="float">
            <text:p>81.5 </text:p>
          </table:table-cell>
          <table:table-cell office:value-type="float" office:value="66.03661" calcext:value-type="float">
            <text:p>66.0 </text:p>
          </table:table-cell>
          <table:table-cell office:value-type="float" office:value="82.98758" calcext:value-type="float">
            <text:p>83.0 </text:p>
          </table:table-cell>
          <table:table-cell office:value-type="float" office:value="84.58" calcext:value-type="float">
            <text:p>84.6 </text:p>
          </table:table-cell>
          <table:table-cell office:value-type="float" office:value="83.65189" calcext:value-type="float">
            <text:p>83.7 </text:p>
          </table:table-cell>
          <table:table-cell office:value-type="float" office:value="78.92774" calcext:value-type="float">
            <text:p>78.9 </text:p>
          </table:table-cell>
          <table:table-cell office:value-type="float" office:value="62.57093" calcext:value-type="float">
            <text:p>62.6 </text:p>
          </table:table-cell>
          <table:table-cell office:value-type="float" office:value="53.0102" calcext:value-type="float">
            <text:p>53.0 </text:p>
          </table:table-cell>
          <table:table-cell office:value-type="float" office:value="84.99045" calcext:value-type="float">
            <text:p>85.0 </text:p>
          </table:table-cell>
          <table:table-cell office:value-type="float" office:value="81.08199" calcext:value-type="float">
            <text:p>81.1 </text:p>
          </table:table-cell>
          <table:table-cell office:value-type="float" office:value="81.42307" calcext:value-type="float">
            <text:p>81.4 </text:p>
          </table:table-cell>
          <table:table-cell office:value-type="float" office:value="97.29362" calcext:value-type="float">
            <text:p>97.3 </text:p>
          </table:table-cell>
          <table:table-cell office:value-type="float" office:value="73.74024" calcext:value-type="float">
            <text:p>73.7 </text:p>
          </table:table-cell>
          <table:table-cell office:value-type="float" office:value="59.04152" calcext:value-type="float">
            <text:p>59.0 </text:p>
          </table:table-cell>
          <table:table-cell office:value-type="float" office:value="69.0074" calcext:value-type="float">
            <text:p>69.0 </text:p>
          </table:table-cell>
          <table:table-cell office:value-type="float" office:value="78.41273" calcext:value-type="float">
            <text:p>78.4 </text:p>
          </table:table-cell>
          <table:table-cell office:value-type="float" office:value="61.91237" calcext:value-type="float">
            <text:p>61.9 </text:p>
          </table:table-cell>
          <table:table-cell office:value-type="float" office:value="82.68333" calcext:value-type="float">
            <text:p>82.7 </text:p>
          </table:table-cell>
          <table:table-cell office:value-type="float" office:value="76.51759" calcext:value-type="float">
            <text:p>76.5 </text:p>
          </table:table-cell>
          <table:table-cell office:value-type="float" office:value="80.06667" calcext:value-type="float">
            <text:p>80.1 </text:p>
          </table:table-cell>
          <table:table-cell office:value-type="float" office:value="75.74747" calcext:value-type="float">
            <text:p>75.7 </text:p>
          </table:table-cell>
          <table:table-cell office:value-type="float" office:value="81.93359" calcext:value-type="float">
            <text:p>81.9 </text:p>
          </table:table-cell>
          <table:table-cell office:value-type="float" office:value="72.63829" calcext:value-type="float">
            <text:p>72.6 </text:p>
          </table:table-cell>
          <table:table-cell office:value-type="float" office:value="77.64667" calcext:value-type="float">
            <text:p>77.6 </text:p>
          </table:table-cell>
          <table:table-cell office:value-type="float" office:value="78.33504" calcext:value-type="float">
            <text:p>78.3 </text:p>
          </table:table-cell>
          <table:table-cell office:value-type="float" office:value="88.52732" calcext:value-type="float">
            <text:p>88.5 </text:p>
          </table:table-cell>
          <table:table-cell office:value-type="float" office:value="95.23312" calcext:value-type="float">
            <text:p>95.2 </text:p>
          </table:table-cell>
          <table:table-cell office:value-type="float" office:value="38.56195" calcext:value-type="float">
            <text:p>38.6 </text:p>
          </table:table-cell>
          <table:table-cell office:value-type="float" office:value="76.8" calcext:value-type="float">
            <text:p>76.8 </text:p>
          </table:table-cell>
          <table:table-cell office:value-type="float" office:value="77.87064" calcext:value-type="float">
            <text:p>77.9 </text:p>
          </table:table-cell>
          <table:table-cell office:value-type="float" office:value="81.15667" calcext:value-type="float">
            <text:p>81.2 </text:p>
          </table:table-cell>
          <table:table-cell office:value-type="float" office:value="79.63667" calcext:value-type="float">
            <text:p>79.6 </text:p>
          </table:table-cell>
          <table:table-cell office:value-type="float" office:value="81.26228" calcext:value-type="float">
            <text:p>81.3 </text:p>
          </table:table-cell>
          <table:table-cell office:value-type="float" office:value="76.84501" calcext:value-type="float">
            <text:p>76.8 </text:p>
          </table:table-cell>
          <table:table-cell office:value-type="float" office:value="68.19811" calcext:value-type="float">
            <text:p>68.2 </text:p>
          </table:table-cell>
          <table:table-cell office:value-type="float" office:value="77.87675" calcext:value-type="float">
            <text:p>77.9 </text:p>
          </table:table-cell>
          <table:table-cell office:value-type="float" office:value="50.81546" calcext:value-type="float">
            <text:p>50.8 </text:p>
          </table:table-cell>
          <table:table-cell office:value-type="float" office:value="70.29418" calcext:value-type="float">
            <text:p>70.3 </text:p>
          </table:table-cell>
          <table:table-cell office:value-type="float" office:value="41.43065" calcext:value-type="float">
            <text:p>41.4 </text:p>
          </table:table-cell>
          <table:table-cell office:value-type="float" office:value="44.32547" calcext:value-type="float">
            <text:p>44.3 </text:p>
          </table:table-cell>
          <table:table-cell office:value-type="float" office:value="32.74106" calcext:value-type="float">
            <text:p>32.7 </text:p>
          </table:table-cell>
          <table:table-cell office:value-type="float" office:value="65.80292" calcext:value-type="float">
            <text:p>65.8 </text:p>
          </table:table-cell>
          <table:table-cell office:value-type="float" office:value="56.37684" calcext:value-type="float">
            <text:p>56.4 </text:p>
          </table:table-cell>
        </table:table-row>
        <table:table-row table:style-name="ro1">
          <table:table-cell office:value-type="string" calcext:value-type="string">
            <text:p>2003Q4</text:p>
          </table:table-cell>
          <table:table-cell table:style-name="ce5" office:value-type="float" office:value="73.8333" calcext:value-type="float">
            <text:p>73.8 </text:p>
          </table:table-cell>
          <table:table-cell table:style-name="ce5" office:value-type="float" office:value="79.32691" calcext:value-type="float">
            <text:p>79.3 </text:p>
          </table:table-cell>
          <table:table-cell table:style-name="ce5" office:value-type="float" office:value="79.58508" calcext:value-type="float">
            <text:p>79.6 </text:p>
          </table:table-cell>
          <table:table-cell table:style-name="ce5" office:value-type="float" office:value="81.40637" calcext:value-type="float">
            <text:p>81.4 </text:p>
          </table:table-cell>
          <table:table-cell table:style-name="ce5" office:value-type="float" office:value="67.86205" calcext:value-type="float">
            <text:p>67.9 </text:p>
          </table:table-cell>
          <table:table-cell table:style-name="ce5" office:value-type="float" office:value="61.70392" calcext:value-type="float">
            <text:p>61.7 </text:p>
          </table:table-cell>
          <table:table-cell table:style-name="ce5" office:value-type="float" office:value="42.30742" calcext:value-type="float">
            <text:p>42.3 </text:p>
          </table:table-cell>
          <table:table-cell table:style-name="ce5" office:value-type="float" office:value="77.3" calcext:value-type="float">
            <text:p>77.3 </text:p>
          </table:table-cell>
          <table:table-cell table:style-name="ce5" office:value-type="float" office:value="81.66666" calcext:value-type="float">
            <text:p>81.7 </text:p>
          </table:table-cell>
          <table:table-cell table:style-name="ce5" office:value-type="float" office:value="66.13914" calcext:value-type="float">
            <text:p>66.1 </text:p>
          </table:table-cell>
          <table:table-cell table:style-name="ce5" office:value-type="float" office:value="83.13528" calcext:value-type="float">
            <text:p>83.1 </text:p>
          </table:table-cell>
          <table:table-cell table:style-name="ce5" office:value-type="float" office:value="85.13667" calcext:value-type="float">
            <text:p>85.1 </text:p>
          </table:table-cell>
          <table:table-cell table:style-name="ce5" office:value-type="float" office:value="83.68298" calcext:value-type="float">
            <text:p>83.7 </text:p>
          </table:table-cell>
          <table:table-cell table:style-name="ce5" office:value-type="float" office:value="80.41671" calcext:value-type="float">
            <text:p>80.4 </text:p>
          </table:table-cell>
          <table:table-cell table:style-name="ce5" office:value-type="float" office:value="63.50851" calcext:value-type="float">
            <text:p>63.5 </text:p>
          </table:table-cell>
          <table:table-cell table:style-name="ce5" office:value-type="float" office:value="53.60785" calcext:value-type="float">
            <text:p>53.6 </text:p>
          </table:table-cell>
          <table:table-cell table:style-name="ce5" office:value-type="float" office:value="85.3227" calcext:value-type="float">
            <text:p>85.3 </text:p>
          </table:table-cell>
          <table:table-cell table:style-name="ce5" office:value-type="float" office:value="80.71236" calcext:value-type="float">
            <text:p>80.7 </text:p>
          </table:table-cell>
          <table:table-cell table:style-name="ce5" office:value-type="float" office:value="81.80013" calcext:value-type="float">
            <text:p>81.8 </text:p>
          </table:table-cell>
          <table:table-cell table:style-name="ce5" office:value-type="float" office:value="97.12395" calcext:value-type="float">
            <text:p>97.1 </text:p>
          </table:table-cell>
          <table:table-cell table:style-name="ce5" office:value-type="float" office:value="74.38329" calcext:value-type="float">
            <text:p>74.4 </text:p>
          </table:table-cell>
          <table:table-cell table:style-name="ce5" office:value-type="float" office:value="59.7668" calcext:value-type="float">
            <text:p>59.8 </text:p>
          </table:table-cell>
          <table:table-cell table:style-name="ce5" office:value-type="float" office:value="68.99073" calcext:value-type="float">
            <text:p>69.0 </text:p>
          </table:table-cell>
          <table:table-cell table:style-name="ce5" office:value-type="float" office:value="79.09785" calcext:value-type="float">
            <text:p>79.1 </text:p>
          </table:table-cell>
          <table:table-cell table:style-name="ce5" office:value-type="float" office:value="62.88342" calcext:value-type="float">
            <text:p>62.9 </text:p>
          </table:table-cell>
          <table:table-cell table:style-name="ce5" office:value-type="float" office:value="82.76334" calcext:value-type="float">
            <text:p>82.8 </text:p>
          </table:table-cell>
          <table:table-cell table:style-name="ce5" office:value-type="float" office:value="77.07257" calcext:value-type="float">
            <text:p>77.1 </text:p>
          </table:table-cell>
          <table:table-cell table:style-name="ce5" office:value-type="float" office:value="80.46667" calcext:value-type="float">
            <text:p>80.5 </text:p>
          </table:table-cell>
          <table:table-cell table:style-name="ce5" office:value-type="float" office:value="76.49767" calcext:value-type="float">
            <text:p>76.5 </text:p>
          </table:table-cell>
          <table:table-cell table:style-name="ce5" office:value-type="float" office:value="82.66472" calcext:value-type="float">
            <text:p>82.7 </text:p>
          </table:table-cell>
          <table:table-cell table:style-name="ce5" office:value-type="float" office:value="73.35203" calcext:value-type="float">
            <text:p>73.4 </text:p>
          </table:table-cell>
          <table:table-cell table:style-name="ce5" office:value-type="float" office:value="78.11" calcext:value-type="float">
            <text:p>78.1 </text:p>
          </table:table-cell>
          <table:table-cell table:style-name="ce5" office:value-type="float" office:value="79.3574" calcext:value-type="float">
            <text:p>79.4 </text:p>
          </table:table-cell>
          <table:table-cell table:style-name="ce5" office:value-type="float" office:value="88.91029" calcext:value-type="float">
            <text:p>88.9 </text:p>
          </table:table-cell>
          <table:table-cell table:style-name="ce5" office:value-type="float" office:value="95.80853" calcext:value-type="float">
            <text:p>95.8 </text:p>
          </table:table-cell>
          <table:table-cell table:style-name="ce5" office:value-type="float" office:value="39.67739" calcext:value-type="float">
            <text:p>39.7 </text:p>
          </table:table-cell>
          <table:table-cell table:style-name="ce5" office:value-type="float" office:value="77.1" calcext:value-type="float">
            <text:p>77.1 </text:p>
          </table:table-cell>
          <table:table-cell table:style-name="ce5" office:value-type="float" office:value="77.88471" calcext:value-type="float">
            <text:p>77.9 </text:p>
          </table:table-cell>
          <table:table-cell table:style-name="ce5" office:value-type="float" office:value="81.61333" calcext:value-type="float">
            <text:p>81.6 </text:p>
          </table:table-cell>
          <table:table-cell table:style-name="ce5" office:value-type="float" office:value="80.16666" calcext:value-type="float">
            <text:p>80.2 </text:p>
          </table:table-cell>
          <table:table-cell table:style-name="ce5" office:value-type="float" office:value="81.35007" calcext:value-type="float">
            <text:p>81.4 </text:p>
          </table:table-cell>
          <table:table-cell table:style-name="ce5" office:value-type="float" office:value="77.34359" calcext:value-type="float">
            <text:p>77.3 </text:p>
          </table:table-cell>
          <table:table-cell table:style-name="ce5" office:value-type="float" office:value="68.6522" calcext:value-type="float">
            <text:p>68.7 </text:p>
          </table:table-cell>
          <table:table-cell table:style-name="ce5" office:value-type="float" office:value="78.14443" calcext:value-type="float">
            <text:p>78.1 </text:p>
          </table:table-cell>
          <table:table-cell table:style-name="ce5" office:value-type="float" office:value="51.49038" calcext:value-type="float">
            <text:p>51.5 </text:p>
          </table:table-cell>
          <table:table-cell table:style-name="ce5" office:value-type="float" office:value="72.27983" calcext:value-type="float">
            <text:p>72.3 </text:p>
          </table:table-cell>
          <table:table-cell table:style-name="ce5" office:value-type="float" office:value="41.70704" calcext:value-type="float">
            <text:p>41.7 </text:p>
          </table:table-cell>
          <table:table-cell table:style-name="ce5" office:value-type="float" office:value="45.18357" calcext:value-type="float">
            <text:p>45.2 </text:p>
          </table:table-cell>
          <table:table-cell table:style-name="ce5" office:value-type="float" office:value="33.43232" calcext:value-type="float">
            <text:p>33.4 </text:p>
          </table:table-cell>
          <table:table-cell table:style-name="ce5" office:value-type="float" office:value="65.75858" calcext:value-type="float">
            <text:p>65.8 </text:p>
          </table:table-cell>
          <table:table-cell table:style-name="ce5" office:value-type="float" office:value="55.29021" calcext:value-type="float">
            <text:p>55.3 </text:p>
          </table:table-cell>
        </table:table-row>
        <table:table-row table:style-name="ro1">
          <table:table-cell office:value-type="string" calcext:value-type="string">
            <text:p>2004Q1</text:p>
          </table:table-cell>
          <table:table-cell office:value-type="float" office:value="74.4834" calcext:value-type="float">
            <text:p>74.5 </text:p>
          </table:table-cell>
          <table:table-cell office:value-type="float" office:value="79.84929" calcext:value-type="float">
            <text:p>79.8 </text:p>
          </table:table-cell>
          <table:table-cell office:value-type="float" office:value="80.074" calcext:value-type="float">
            <text:p>80.1 </text:p>
          </table:table-cell>
          <table:table-cell office:value-type="float" office:value="81.82776" calcext:value-type="float">
            <text:p>81.8 </text:p>
          </table:table-cell>
          <table:table-cell office:value-type="float" office:value="67.62103" calcext:value-type="float">
            <text:p>67.6 </text:p>
          </table:table-cell>
          <table:table-cell office:value-type="float" office:value="63.28112" calcext:value-type="float">
            <text:p>63.3 </text:p>
          </table:table-cell>
          <table:table-cell office:value-type="float" office:value="44.032" calcext:value-type="float">
            <text:p>44.0 </text:p>
          </table:table-cell>
          <table:table-cell office:value-type="float" office:value="79.03333" calcext:value-type="float">
            <text:p>79.0 </text:p>
          </table:table-cell>
          <table:table-cell office:value-type="float" office:value="82.1" calcext:value-type="float">
            <text:p>82.1 </text:p>
          </table:table-cell>
          <table:table-cell office:value-type="float" office:value="66.60059" calcext:value-type="float">
            <text:p>66.6 </text:p>
          </table:table-cell>
          <table:table-cell office:value-type="float" office:value="83.1432" calcext:value-type="float">
            <text:p>83.1 </text:p>
          </table:table-cell>
          <table:table-cell office:value-type="float" office:value="85.58334" calcext:value-type="float">
            <text:p>85.6 </text:p>
          </table:table-cell>
          <table:table-cell office:value-type="float" office:value="84.27383" calcext:value-type="float">
            <text:p>84.3 </text:p>
          </table:table-cell>
          <table:table-cell office:value-type="float" office:value="80.66406" calcext:value-type="float">
            <text:p>80.7 </text:p>
          </table:table-cell>
          <table:table-cell office:value-type="float" office:value="65.72909" calcext:value-type="float">
            <text:p>65.7 </text:p>
          </table:table-cell>
          <table:table-cell office:value-type="float" office:value="53.74684" calcext:value-type="float">
            <text:p>53.7 </text:p>
          </table:table-cell>
          <table:table-cell office:value-type="float" office:value="85.72141" calcext:value-type="float">
            <text:p>85.7 </text:p>
          </table:table-cell>
          <table:table-cell office:value-type="float" office:value="80.44355" calcext:value-type="float">
            <text:p>80.4 </text:p>
          </table:table-cell>
          <table:table-cell office:value-type="float" office:value="82.26591" calcext:value-type="float">
            <text:p>82.3 </text:p>
          </table:table-cell>
          <table:table-cell office:value-type="float" office:value="96.8864" calcext:value-type="float">
            <text:p>96.9 </text:p>
          </table:table-cell>
          <table:table-cell office:value-type="float" office:value="75.49298" calcext:value-type="float">
            <text:p>75.5 </text:p>
          </table:table-cell>
          <table:table-cell office:value-type="float" office:value="61.15225" calcext:value-type="float">
            <text:p>61.2 </text:p>
          </table:table-cell>
          <table:table-cell office:value-type="float" office:value="69.094" calcext:value-type="float">
            <text:p>69.1 </text:p>
          </table:table-cell>
          <table:table-cell office:value-type="float" office:value="79.34303" calcext:value-type="float">
            <text:p>79.3 </text:p>
          </table:table-cell>
          <table:table-cell office:value-type="float" office:value="63.95572" calcext:value-type="float">
            <text:p>64.0 </text:p>
          </table:table-cell>
          <table:table-cell office:value-type="float" office:value="82.83667" calcext:value-type="float">
            <text:p>82.8 </text:p>
          </table:table-cell>
          <table:table-cell office:value-type="float" office:value="77.35006" calcext:value-type="float">
            <text:p>77.4 </text:p>
          </table:table-cell>
          <table:table-cell office:value-type="float" office:value="80.6" calcext:value-type="float">
            <text:p>80.6 </text:p>
          </table:table-cell>
          <table:table-cell office:value-type="float" office:value="77.06033" calcext:value-type="float">
            <text:p>77.1 </text:p>
          </table:table-cell>
          <table:table-cell office:value-type="float" office:value="82.75793" calcext:value-type="float">
            <text:p>82.8 </text:p>
          </table:table-cell>
          <table:table-cell office:value-type="float" office:value="77.16544" calcext:value-type="float">
            <text:p>77.2 </text:p>
          </table:table-cell>
          <table:table-cell office:value-type="float" office:value="78.76" calcext:value-type="float">
            <text:p>78.8 </text:p>
          </table:table-cell>
          <table:table-cell office:value-type="float" office:value="79.18433" calcext:value-type="float">
            <text:p>79.2 </text:p>
          </table:table-cell>
          <table:table-cell office:value-type="float" office:value="88.78688" calcext:value-type="float">
            <text:p>88.8 </text:p>
          </table:table-cell>
          <table:table-cell office:value-type="float" office:value="95.53461" calcext:value-type="float">
            <text:p>95.5 </text:p>
          </table:table-cell>
          <table:table-cell office:value-type="float" office:value="40.48839" calcext:value-type="float">
            <text:p>40.5 </text:p>
          </table:table-cell>
          <table:table-cell office:value-type="float" office:value="77.2" calcext:value-type="float">
            <text:p>77.2 </text:p>
          </table:table-cell>
          <table:table-cell office:value-type="float" office:value="78.58789" calcext:value-type="float">
            <text:p>78.6 </text:p>
          </table:table-cell>
          <table:table-cell office:value-type="float" office:value="81.91" calcext:value-type="float">
            <text:p>81.9 </text:p>
          </table:table-cell>
          <table:table-cell office:value-type="float" office:value="80.59333" calcext:value-type="float">
            <text:p>80.6 </text:p>
          </table:table-cell>
          <table:table-cell office:value-type="float" office:value="81.84715" calcext:value-type="float">
            <text:p>81.8 </text:p>
          </table:table-cell>
          <table:table-cell office:value-type="float" office:value="77.75317" calcext:value-type="float">
            <text:p>77.8 </text:p>
          </table:table-cell>
          <table:table-cell office:value-type="float" office:value="69.24865" calcext:value-type="float">
            <text:p>69.2 </text:p>
          </table:table-cell>
          <table:table-cell office:value-type="float" office:value="78.69249" calcext:value-type="float">
            <text:p>78.7 </text:p>
          </table:table-cell>
          <table:table-cell office:value-type="float" office:value="52.41394" calcext:value-type="float">
            <text:p>52.4 </text:p>
          </table:table-cell>
          <table:table-cell office:value-type="float" office:value="73.58439" calcext:value-type="float">
            <text:p>73.6 </text:p>
          </table:table-cell>
          <table:table-cell office:value-type="float" office:value="41.78995" calcext:value-type="float">
            <text:p>41.8 </text:p>
          </table:table-cell>
          <table:table-cell office:value-type="float" office:value="45.88963" calcext:value-type="float">
            <text:p>45.9 </text:p>
          </table:table-cell>
          <table:table-cell office:value-type="float" office:value="34.68815" calcext:value-type="float">
            <text:p>34.7 </text:p>
          </table:table-cell>
          <table:table-cell office:value-type="float" office:value="66.0468" calcext:value-type="float">
            <text:p>66.0 </text:p>
          </table:table-cell>
          <table:table-cell office:value-type="float" office:value="55.48965" calcext:value-type="float">
            <text:p>55.5 </text:p>
          </table:table-cell>
        </table:table-row>
        <table:table-row table:style-name="ro1">
          <table:table-cell office:value-type="string" calcext:value-type="string">
            <text:p>2004Q2</text:p>
          </table:table-cell>
          <table:table-cell table:style-name="ce5" office:value-type="float" office:value="74.85489" calcext:value-type="float">
            <text:p>74.9 </text:p>
          </table:table-cell>
          <table:table-cell table:style-name="ce5" office:value-type="float" office:value="80.49604" calcext:value-type="float">
            <text:p>80.5 </text:p>
          </table:table-cell>
          <table:table-cell table:style-name="ce5" office:value-type="float" office:value="80.87345" calcext:value-type="float">
            <text:p>80.9 </text:p>
          </table:table-cell>
          <table:table-cell table:style-name="ce5" office:value-type="float" office:value="82.74954" calcext:value-type="float">
            <text:p>82.7 </text:p>
          </table:table-cell>
          <table:table-cell table:style-name="ce5" office:value-type="float" office:value="68.39771" calcext:value-type="float">
            <text:p>68.4 </text:p>
          </table:table-cell>
          <table:table-cell table:style-name="ce5" office:value-type="float" office:value="64.52929" calcext:value-type="float">
            <text:p>64.5 </text:p>
          </table:table-cell>
          <table:table-cell table:style-name="ce5" office:value-type="float" office:value="45.12125" calcext:value-type="float">
            <text:p>45.1 </text:p>
          </table:table-cell>
          <table:table-cell table:style-name="ce5" office:value-type="float" office:value="79.4" calcext:value-type="float">
            <text:p>79.4 </text:p>
          </table:table-cell>
          <table:table-cell table:style-name="ce5" office:value-type="float" office:value="82.73333" calcext:value-type="float">
            <text:p>82.7 </text:p>
          </table:table-cell>
          <table:table-cell table:style-name="ce5" office:value-type="float" office:value="68.25834" calcext:value-type="float">
            <text:p>68.3 </text:p>
          </table:table-cell>
          <table:table-cell table:style-name="ce5" office:value-type="float" office:value="83.18539" calcext:value-type="float">
            <text:p>83.2 </text:p>
          </table:table-cell>
          <table:table-cell table:style-name="ce5" office:value-type="float" office:value="86.37334" calcext:value-type="float">
            <text:p>86.4 </text:p>
          </table:table-cell>
          <table:table-cell table:style-name="ce5" office:value-type="float" office:value="84.92687" calcext:value-type="float">
            <text:p>84.9 </text:p>
          </table:table-cell>
          <table:table-cell table:style-name="ce5" office:value-type="float" office:value="82.29213" calcext:value-type="float">
            <text:p>82.3 </text:p>
          </table:table-cell>
          <table:table-cell table:style-name="ce5" office:value-type="float" office:value="66.8147" calcext:value-type="float">
            <text:p>66.8 </text:p>
          </table:table-cell>
          <table:table-cell table:style-name="ce5" office:value-type="float" office:value="54.65027" calcext:value-type="float">
            <text:p>54.7 </text:p>
          </table:table-cell>
          <table:table-cell table:style-name="ce5" office:value-type="float" office:value="86.71816" calcext:value-type="float">
            <text:p>86.7 </text:p>
          </table:table-cell>
          <table:table-cell table:style-name="ce5" office:value-type="float" office:value="81.55242" calcext:value-type="float">
            <text:p>81.6 </text:p>
          </table:table-cell>
          <table:table-cell table:style-name="ce5" office:value-type="float" office:value="82.88696" calcext:value-type="float">
            <text:p>82.9 </text:p>
          </table:table-cell>
          <table:table-cell table:style-name="ce5" office:value-type="float" office:value="97.15788" calcext:value-type="float">
            <text:p>97.2 </text:p>
          </table:table-cell>
          <table:table-cell table:style-name="ce5" office:value-type="float" office:value="76.04783" calcext:value-type="float">
            <text:p>76.0 </text:p>
          </table:table-cell>
          <table:table-cell table:style-name="ce5" office:value-type="float" office:value="62.71128" calcext:value-type="float">
            <text:p>62.7 </text:p>
          </table:table-cell>
          <table:table-cell table:style-name="ce5" office:value-type="float" office:value="70.31384" calcext:value-type="float">
            <text:p>70.3 </text:p>
          </table:table-cell>
          <table:table-cell table:style-name="ce5" office:value-type="float" office:value="80.10835" calcext:value-type="float">
            <text:p>80.1 </text:p>
          </table:table-cell>
          <table:table-cell table:style-name="ce5" office:value-type="float" office:value="64.25084" calcext:value-type="float">
            <text:p>64.3 </text:p>
          </table:table-cell>
          <table:table-cell table:style-name="ce5" office:value-type="float" office:value="83.62334" calcext:value-type="float">
            <text:p>83.6 </text:p>
          </table:table-cell>
          <table:table-cell table:style-name="ce5" office:value-type="float" office:value="77.97441" calcext:value-type="float">
            <text:p>78.0 </text:p>
          </table:table-cell>
          <table:table-cell table:style-name="ce5" office:value-type="float" office:value="81.06667" calcext:value-type="float">
            <text:p>81.1 </text:p>
          </table:table-cell>
          <table:table-cell table:style-name="ce5" office:value-type="float" office:value="78.60764" calcext:value-type="float">
            <text:p>78.6 </text:p>
          </table:table-cell>
          <table:table-cell table:style-name="ce5" office:value-type="float" office:value="83.97538" calcext:value-type="float">
            <text:p>84.0 </text:p>
          </table:table-cell>
          <table:table-cell table:style-name="ce5" office:value-type="float" office:value="77.69564" calcext:value-type="float">
            <text:p>77.7 </text:p>
          </table:table-cell>
          <table:table-cell table:style-name="ce5" office:value-type="float" office:value="80.02" calcext:value-type="float">
            <text:p>80.0 </text:p>
          </table:table-cell>
          <table:table-cell table:style-name="ce5" office:value-type="float" office:value="81.0135" calcext:value-type="float">
            <text:p>81.0 </text:p>
          </table:table-cell>
          <table:table-cell table:style-name="ce5" office:value-type="float" office:value="89.19644" calcext:value-type="float">
            <text:p>89.2 </text:p>
          </table:table-cell>
          <table:table-cell table:style-name="ce5" office:value-type="float" office:value="96.68758" calcext:value-type="float">
            <text:p>96.7 </text:p>
          </table:table-cell>
          <table:table-cell table:style-name="ce5" office:value-type="float" office:value="41.11902" calcext:value-type="float">
            <text:p>41.1 </text:p>
          </table:table-cell>
          <table:table-cell table:style-name="ce5" office:value-type="float" office:value="77.8" calcext:value-type="float">
            <text:p>77.8 </text:p>
          </table:table-cell>
          <table:table-cell table:style-name="ce5" office:value-type="float" office:value="79.71299" calcext:value-type="float">
            <text:p>79.7 </text:p>
          </table:table-cell>
          <table:table-cell table:style-name="ce5" office:value-type="float" office:value="82.93333" calcext:value-type="float">
            <text:p>82.9 </text:p>
          </table:table-cell>
          <table:table-cell table:style-name="ce5" office:value-type="float" office:value="81.61" calcext:value-type="float">
            <text:p>81.6 </text:p>
          </table:table-cell>
          <table:table-cell table:style-name="ce5" office:value-type="float" office:value="82.73956" calcext:value-type="float">
            <text:p>82.7 </text:p>
          </table:table-cell>
          <table:table-cell table:style-name="ce5" office:value-type="float" office:value="78.59144" calcext:value-type="float">
            <text:p>78.6 </text:p>
          </table:table-cell>
          <table:table-cell table:style-name="ce5" office:value-type="float" office:value="70.02328" calcext:value-type="float">
            <text:p>70.0 </text:p>
          </table:table-cell>
          <table:table-cell table:style-name="ce5" office:value-type="float" office:value="79.56905" calcext:value-type="float">
            <text:p>79.6 </text:p>
          </table:table-cell>
          <table:table-cell table:style-name="ce5" office:value-type="float" office:value="53.18453" calcext:value-type="float">
            <text:p>53.2 </text:p>
          </table:table-cell>
          <table:table-cell table:style-name="ce5" office:value-type="float" office:value="73.82867" calcext:value-type="float">
            <text:p>73.8 </text:p>
          </table:table-cell>
          <table:table-cell table:style-name="ce5" office:value-type="float" office:value="42.12162" calcext:value-type="float">
            <text:p>42.1 </text:p>
          </table:table-cell>
          <table:table-cell table:style-name="ce5" office:value-type="float" office:value="46.78731" calcext:value-type="float">
            <text:p>46.8 </text:p>
          </table:table-cell>
          <table:table-cell table:style-name="ce5" office:value-type="float" office:value="35.58818" calcext:value-type="float">
            <text:p>35.6 </text:p>
          </table:table-cell>
          <table:table-cell table:style-name="ce5" office:value-type="float" office:value="65.64773" calcext:value-type="float">
            <text:p>65.6 </text:p>
          </table:table-cell>
          <table:table-cell table:style-name="ce5" office:value-type="float" office:value="55.80372" calcext:value-type="float">
            <text:p>55.8 </text:p>
          </table:table-cell>
        </table:table-row>
        <table:table-row table:style-name="ro1">
          <table:table-cell office:value-type="string" calcext:value-type="string">
            <text:p>2004Q3</text:p>
          </table:table-cell>
          <table:table-cell office:value-type="float" office:value="75.13351" calcext:value-type="float">
            <text:p>75.1 </text:p>
          </table:table-cell>
          <table:table-cell office:value-type="float" office:value="80.86917" calcext:value-type="float">
            <text:p>80.9 </text:p>
          </table:table-cell>
          <table:table-cell office:value-type="float" office:value="81.31282" calcext:value-type="float">
            <text:p>81.3 </text:p>
          </table:table-cell>
          <table:table-cell office:value-type="float" office:value="82.90756" calcext:value-type="float">
            <text:p>82.9 </text:p>
          </table:table-cell>
          <table:table-cell office:value-type="float" office:value="69.06012" calcext:value-type="float">
            <text:p>69.1 </text:p>
          </table:table-cell>
          <table:table-cell office:value-type="float" office:value="64.93175" calcext:value-type="float">
            <text:p>64.9 </text:p>
          </table:table-cell>
          <table:table-cell office:value-type="float" office:value="46.55003" calcext:value-type="float">
            <text:p>46.6 </text:p>
          </table:table-cell>
          <table:table-cell office:value-type="float" office:value="79.66666" calcext:value-type="float">
            <text:p>79.7 </text:p>
          </table:table-cell>
          <table:table-cell office:value-type="float" office:value="82.43333" calcext:value-type="float">
            <text:p>82.4 </text:p>
          </table:table-cell>
          <table:table-cell office:value-type="float" office:value="68.6685" calcext:value-type="float">
            <text:p>68.7 </text:p>
          </table:table-cell>
          <table:table-cell office:value-type="float" office:value="83.31992" calcext:value-type="float">
            <text:p>83.3 </text:p>
          </table:table-cell>
          <table:table-cell office:value-type="float" office:value="86.51334" calcext:value-type="float">
            <text:p>86.5 </text:p>
          </table:table-cell>
          <table:table-cell office:value-type="float" office:value="85.17565" calcext:value-type="float">
            <text:p>85.2 </text:p>
          </table:table-cell>
          <table:table-cell office:value-type="float" office:value="81.15906" calcext:value-type="float">
            <text:p>81.2 </text:p>
          </table:table-cell>
          <table:table-cell office:value-type="float" office:value="66.93807" calcext:value-type="float">
            <text:p>66.9 </text:p>
          </table:table-cell>
          <table:table-cell office:value-type="float" office:value="54.90045" calcext:value-type="float">
            <text:p>54.9 </text:p>
          </table:table-cell>
          <table:table-cell office:value-type="float" office:value="87.21655" calcext:value-type="float">
            <text:p>87.2 </text:p>
          </table:table-cell>
          <table:table-cell office:value-type="float" office:value="81.58602" calcext:value-type="float">
            <text:p>81.6 </text:p>
          </table:table-cell>
          <table:table-cell office:value-type="float" office:value="83.24184" calcext:value-type="float">
            <text:p>83.2 </text:p>
          </table:table-cell>
          <table:table-cell office:value-type="float" office:value="97.19182" calcext:value-type="float">
            <text:p>97.2 </text:p>
          </table:table-cell>
          <table:table-cell office:value-type="float" office:value="76.93474" calcext:value-type="float">
            <text:p>76.9 </text:p>
          </table:table-cell>
          <table:table-cell office:value-type="float" office:value="63.39006" calcext:value-type="float">
            <text:p>63.4 </text:p>
          </table:table-cell>
          <table:table-cell office:value-type="float" office:value="70.67143" calcext:value-type="float">
            <text:p>70.7 </text:p>
          </table:table-cell>
          <table:table-cell office:value-type="float" office:value="80.16105" calcext:value-type="float">
            <text:p>80.2 </text:p>
          </table:table-cell>
          <table:table-cell office:value-type="float" office:value="64.87791" calcext:value-type="float">
            <text:p>64.9 </text:p>
          </table:table-cell>
          <table:table-cell office:value-type="float" office:value="83.62" calcext:value-type="float">
            <text:p>83.6 </text:p>
          </table:table-cell>
          <table:table-cell office:value-type="float" office:value="78.46002" calcext:value-type="float">
            <text:p>78.5 </text:p>
          </table:table-cell>
          <table:table-cell office:value-type="float" office:value="81.03333" calcext:value-type="float">
            <text:p>81.0 </text:p>
          </table:table-cell>
          <table:table-cell office:value-type="float" office:value="79.09996" calcext:value-type="float">
            <text:p>79.1 </text:p>
          </table:table-cell>
          <table:table-cell office:value-type="float" office:value="83.90704" calcext:value-type="float">
            <text:p>83.9 </text:p>
          </table:table-cell>
          <table:table-cell office:value-type="float" office:value="78.04231" calcext:value-type="float">
            <text:p>78.0 </text:p>
          </table:table-cell>
          <table:table-cell office:value-type="float" office:value="80.43" calcext:value-type="float">
            <text:p>80.4 </text:p>
          </table:table-cell>
          <table:table-cell office:value-type="float" office:value="80.9268" calcext:value-type="float">
            <text:p>80.9 </text:p>
          </table:table-cell>
          <table:table-cell office:value-type="float" office:value="89.02198" calcext:value-type="float">
            <text:p>89.0 </text:p>
          </table:table-cell>
          <table:table-cell office:value-type="float" office:value="96.09796" calcext:value-type="float">
            <text:p>96.1 </text:p>
          </table:table-cell>
          <table:table-cell office:value-type="float" office:value="41.6793" calcext:value-type="float">
            <text:p>41.7 </text:p>
          </table:table-cell>
          <table:table-cell office:value-type="float" office:value="77.8" calcext:value-type="float">
            <text:p>77.8 </text:p>
          </table:table-cell>
          <table:table-cell office:value-type="float" office:value="79.99426" calcext:value-type="float">
            <text:p>80.0 </text:p>
          </table:table-cell>
          <table:table-cell office:value-type="float" office:value="83.02" calcext:value-type="float">
            <text:p>83.0 </text:p>
          </table:table-cell>
          <table:table-cell office:value-type="float" office:value="81.74" calcext:value-type="float">
            <text:p>81.7 </text:p>
          </table:table-cell>
          <table:table-cell office:value-type="float" office:value="82.96348" calcext:value-type="float">
            <text:p>83.0 </text:p>
          </table:table-cell>
          <table:table-cell office:value-type="float" office:value="78.7575" calcext:value-type="float">
            <text:p>78.8 </text:p>
          </table:table-cell>
          <table:table-cell office:value-type="float" office:value="70.4197" calcext:value-type="float">
            <text:p>70.4 </text:p>
          </table:table-cell>
          <table:table-cell office:value-type="float" office:value="79.82391" calcext:value-type="float">
            <text:p>79.8 </text:p>
          </table:table-cell>
          <table:table-cell office:value-type="float" office:value="54.32116" calcext:value-type="float">
            <text:p>54.3 </text:p>
          </table:table-cell>
          <table:table-cell office:value-type="float" office:value="73.92466" calcext:value-type="float">
            <text:p>73.9 </text:p>
          </table:table-cell>
          <table:table-cell office:value-type="float" office:value="43.17189" calcext:value-type="float">
            <text:p>43.2 </text:p>
          </table:table-cell>
          <table:table-cell office:value-type="float" office:value="47.29967" calcext:value-type="float">
            <text:p>47.3 </text:p>
          </table:table-cell>
          <table:table-cell office:value-type="float" office:value="36.34368" calcext:value-type="float">
            <text:p>36.3 </text:p>
          </table:table-cell>
          <table:table-cell office:value-type="float" office:value="65.93594" calcext:value-type="float">
            <text:p>65.9 </text:p>
          </table:table-cell>
          <table:table-cell office:value-type="float" office:value="55.87938" calcext:value-type="float">
            <text:p>55.9 </text:p>
          </table:table-cell>
        </table:table-row>
        <table:table-row table:style-name="ro1">
          <table:table-cell office:value-type="string" calcext:value-type="string">
            <text:p>2004Q4</text:p>
          </table:table-cell>
          <table:table-cell table:style-name="ce5" office:value-type="float" office:value="75.69073" calcext:value-type="float">
            <text:p>75.7 </text:p>
          </table:table-cell>
          <table:table-cell table:style-name="ce5" office:value-type="float" office:value="81.49105" calcext:value-type="float">
            <text:p>81.5 </text:p>
          </table:table-cell>
          <table:table-cell table:style-name="ce5" office:value-type="float" office:value="81.62666" calcext:value-type="float">
            <text:p>81.6 </text:p>
          </table:table-cell>
          <table:table-cell table:style-name="ce5" office:value-type="float" office:value="83.27627" calcext:value-type="float">
            <text:p>83.3 </text:p>
          </table:table-cell>
          <table:table-cell table:style-name="ce5" office:value-type="float" office:value="69.40408" calcext:value-type="float">
            <text:p>69.4 </text:p>
          </table:table-cell>
          <table:table-cell table:style-name="ce5" office:value-type="float" office:value="65.24447" calcext:value-type="float">
            <text:p>65.2 </text:p>
          </table:table-cell>
          <table:table-cell table:style-name="ce5" office:value-type="float" office:value="47.91034" calcext:value-type="float">
            <text:p>47.9 </text:p>
          </table:table-cell>
          <table:table-cell table:style-name="ce5" office:value-type="float" office:value="79.6" calcext:value-type="float">
            <text:p>79.6 </text:p>
          </table:table-cell>
          <table:table-cell table:style-name="ce5" office:value-type="float" office:value="82.8" calcext:value-type="float">
            <text:p>82.8 </text:p>
          </table:table-cell>
          <table:table-cell table:style-name="ce5" office:value-type="float" office:value="69.18121" calcext:value-type="float">
            <text:p>69.2 </text:p>
          </table:table-cell>
          <table:table-cell table:style-name="ce5" office:value-type="float" office:value="83.63116" calcext:value-type="float">
            <text:p>83.6 </text:p>
          </table:table-cell>
          <table:table-cell table:style-name="ce5" office:value-type="float" office:value="86.91666" calcext:value-type="float">
            <text:p>86.9 </text:p>
          </table:table-cell>
          <table:table-cell table:style-name="ce5" office:value-type="float" office:value="85.36224" calcext:value-type="float">
            <text:p>85.4 </text:p>
          </table:table-cell>
          <table:table-cell table:style-name="ce5" office:value-type="float" office:value="82.9553" calcext:value-type="float">
            <text:p>83.0 </text:p>
          </table:table-cell>
          <table:table-cell table:style-name="ce5" office:value-type="float" office:value="67.23415" calcext:value-type="float">
            <text:p>67.2 </text:p>
          </table:table-cell>
          <table:table-cell table:style-name="ce5" office:value-type="float" office:value="55.62319" calcext:value-type="float">
            <text:p>55.6 </text:p>
          </table:table-cell>
          <table:table-cell table:style-name="ce5" office:value-type="float" office:value="87.6817" calcext:value-type="float">
            <text:p>87.7 </text:p>
          </table:table-cell>
          <table:table-cell table:style-name="ce5" office:value-type="float" office:value="81.51881" calcext:value-type="float">
            <text:p>81.5 </text:p>
          </table:table-cell>
          <table:table-cell table:style-name="ce5" office:value-type="float" office:value="83.41928" calcext:value-type="float">
            <text:p>83.4 </text:p>
          </table:table-cell>
          <table:table-cell table:style-name="ce5" office:value-type="float" office:value="97.63299" calcext:value-type="float">
            <text:p>97.6 </text:p>
          </table:table-cell>
          <table:table-cell table:style-name="ce5" office:value-type="float" office:value="76.89082" calcext:value-type="float">
            <text:p>76.9 </text:p>
          </table:table-cell>
          <table:table-cell table:style-name="ce5" office:value-type="float" office:value="64.10294" calcext:value-type="float">
            <text:p>64.1 </text:p>
          </table:table-cell>
          <table:table-cell table:style-name="ce5" office:value-type="float" office:value="71.0696" calcext:value-type="float">
            <text:p>71.1 </text:p>
          </table:table-cell>
          <table:table-cell table:style-name="ce5" office:value-type="float" office:value="80.95615" calcext:value-type="float">
            <text:p>81.0 </text:p>
          </table:table-cell>
          <table:table-cell table:style-name="ce5" office:value-type="float" office:value="66.2406" calcext:value-type="float">
            <text:p>66.2 </text:p>
          </table:table-cell>
          <table:table-cell table:style-name="ce5" office:value-type="float" office:value="83.82" calcext:value-type="float">
            <text:p>83.8 </text:p>
          </table:table-cell>
          <table:table-cell table:style-name="ce5" office:value-type="float" office:value="79.15374" calcext:value-type="float">
            <text:p>79.2 </text:p>
          </table:table-cell>
          <table:table-cell table:style-name="ce5" office:value-type="float" office:value="81.46667" calcext:value-type="float">
            <text:p>81.5 </text:p>
          </table:table-cell>
          <table:table-cell table:style-name="ce5" office:value-type="float" office:value="79.77983" calcext:value-type="float">
            <text:p>79.8 </text:p>
          </table:table-cell>
          <table:table-cell table:style-name="ce5" office:value-type="float" office:value="84.63453" calcext:value-type="float">
            <text:p>84.6 </text:p>
          </table:table-cell>
          <table:table-cell table:style-name="ce5" office:value-type="float" office:value="77.98114" calcext:value-type="float">
            <text:p>78.0 </text:p>
          </table:table-cell>
          <table:table-cell table:style-name="ce5" office:value-type="float" office:value="80.73" calcext:value-type="float">
            <text:p>80.7 </text:p>
          </table:table-cell>
          <table:table-cell table:style-name="ce5" office:value-type="float" office:value="82.08618" calcext:value-type="float">
            <text:p>82.1 </text:p>
          </table:table-cell>
          <table:table-cell table:style-name="ce5" office:value-type="float" office:value="89.33473" calcext:value-type="float">
            <text:p>89.3 </text:p>
          </table:table-cell>
          <table:table-cell table:style-name="ce5" office:value-type="float" office:value="97.13128" calcext:value-type="float">
            <text:p>97.1 </text:p>
          </table:table-cell>
          <table:table-cell table:style-name="ce5" office:value-type="float" office:value="43.41386" calcext:value-type="float">
            <text:p>43.4 </text:p>
          </table:table-cell>
          <table:table-cell table:style-name="ce5" office:value-type="float" office:value="78.3" calcext:value-type="float">
            <text:p>78.3 </text:p>
          </table:table-cell>
          <table:table-cell table:style-name="ce5" office:value-type="float" office:value="80.47243" calcext:value-type="float">
            <text:p>80.5 </text:p>
          </table:table-cell>
          <table:table-cell table:style-name="ce5" office:value-type="float" office:value="83.52666" calcext:value-type="float">
            <text:p>83.5 </text:p>
          </table:table-cell>
          <table:table-cell table:style-name="ce5" office:value-type="float" office:value="82.26" calcext:value-type="float">
            <text:p>82.3 </text:p>
          </table:table-cell>
          <table:table-cell table:style-name="ce5" office:value-type="float" office:value="83.38551" calcext:value-type="float">
            <text:p>83.4 </text:p>
          </table:table-cell>
          <table:table-cell table:style-name="ce5" office:value-type="float" office:value="79.34354" calcext:value-type="float">
            <text:p>79.3 </text:p>
          </table:table-cell>
          <table:table-cell table:style-name="ce5" office:value-type="float" office:value="70.99398" calcext:value-type="float">
            <text:p>71.0 </text:p>
          </table:table-cell>
          <table:table-cell table:style-name="ce5" office:value-type="float" office:value="80.36469" calcext:value-type="float">
            <text:p>80.4 </text:p>
          </table:table-cell>
          <table:table-cell table:style-name="ce5" office:value-type="float" office:value="55.21549" calcext:value-type="float">
            <text:p>55.2 </text:p>
          </table:table-cell>
          <table:table-cell table:style-name="ce5" office:value-type="float" office:value="74.51263" calcext:value-type="float">
            <text:p>74.5 </text:p>
          </table:table-cell>
          <table:table-cell table:style-name="ce5" office:value-type="float" office:value="43.44828" calcext:value-type="float">
            <text:p>43.4 </text:p>
          </table:table-cell>
          <table:table-cell table:style-name="ce5" office:value-type="float" office:value="48.0328" calcext:value-type="float">
            <text:p>48.0 </text:p>
          </table:table-cell>
          <table:table-cell table:style-name="ce5" office:value-type="float" office:value="37.32961" calcext:value-type="float">
            <text:p>37.3 </text:p>
          </table:table-cell>
          <table:table-cell table:style-name="ce5" office:value-type="float" office:value="66.06897" calcext:value-type="float">
            <text:p>66.1 </text:p>
          </table:table-cell>
          <table:table-cell table:style-name="ce5" office:value-type="float" office:value="56.20261" calcext:value-type="float">
            <text:p>56.2 </text:p>
          </table:table-cell>
        </table:table-row>
        <table:table-row table:style-name="ro1">
          <table:table-cell office:value-type="string" calcext:value-type="string">
            <text:p>2005Q1</text:p>
          </table:table-cell>
          <table:table-cell office:value-type="float" office:value="76.24797" calcext:value-type="float">
            <text:p>76.2 </text:p>
          </table:table-cell>
          <table:table-cell office:value-type="float" office:value="82.16676" calcext:value-type="float">
            <text:p>82.2 </text:p>
          </table:table-cell>
          <table:table-cell office:value-type="float" office:value="82.18164" calcext:value-type="float">
            <text:p>82.2 </text:p>
          </table:table-cell>
          <table:table-cell office:value-type="float" office:value="83.56597" calcext:value-type="float">
            <text:p>83.6 </text:p>
          </table:table-cell>
          <table:table-cell office:value-type="float" office:value="69.17241" calcext:value-type="float">
            <text:p>69.2 </text:p>
          </table:table-cell>
          <table:table-cell office:value-type="float" office:value="66.59596" calcext:value-type="float">
            <text:p>66.6 </text:p>
          </table:table-cell>
          <table:table-cell office:value-type="float" office:value="49.93609" calcext:value-type="float">
            <text:p>49.9 </text:p>
          </table:table-cell>
          <table:table-cell office:value-type="float" office:value="80.3" calcext:value-type="float">
            <text:p>80.3 </text:p>
          </table:table-cell>
          <table:table-cell office:value-type="float" office:value="83.1" calcext:value-type="float">
            <text:p>83.1 </text:p>
          </table:table-cell>
          <table:table-cell office:value-type="float" office:value="69.64265" calcext:value-type="float">
            <text:p>69.6 </text:p>
          </table:table-cell>
          <table:table-cell office:value-type="float" office:value="83.56026" calcext:value-type="float">
            <text:p>83.6 </text:p>
          </table:table-cell>
          <table:table-cell office:value-type="float" office:value="87.05666" calcext:value-type="float">
            <text:p>87.1 </text:p>
          </table:table-cell>
          <table:table-cell office:value-type="float" office:value="85.64211" calcext:value-type="float">
            <text:p>85.6 </text:p>
          </table:table-cell>
          <table:table-cell office:value-type="float" office:value="83.35621" calcext:value-type="float">
            <text:p>83.4 </text:p>
          </table:table-cell>
          <table:table-cell office:value-type="float" office:value="68.07303" calcext:value-type="float">
            <text:p>68.1 </text:p>
          </table:table-cell>
          <table:table-cell office:value-type="float" office:value="56.09575" calcext:value-type="float">
            <text:p>56.1 </text:p>
          </table:table-cell>
          <table:table-cell office:value-type="float" office:value="87.61525" calcext:value-type="float">
            <text:p>87.6 </text:p>
          </table:table-cell>
          <table:table-cell office:value-type="float" office:value="81.08199" calcext:value-type="float">
            <text:p>81.1 </text:p>
          </table:table-cell>
          <table:table-cell office:value-type="float" office:value="83.84071" calcext:value-type="float">
            <text:p>83.8 </text:p>
          </table:table-cell>
          <table:table-cell office:value-type="float" office:value="96.92033" calcext:value-type="float">
            <text:p>96.9 </text:p>
          </table:table-cell>
          <table:table-cell office:value-type="float" office:value="77.9471" calcext:value-type="float">
            <text:p>77.9 </text:p>
          </table:table-cell>
          <table:table-cell office:value-type="float" office:value="65.22346" calcext:value-type="float">
            <text:p>65.2 </text:p>
          </table:table-cell>
          <table:table-cell office:value-type="float" office:value="71.2715" calcext:value-type="float">
            <text:p>71.3 </text:p>
          </table:table-cell>
          <table:table-cell office:value-type="float" office:value="81.09" calcext:value-type="float">
            <text:p>81.1 </text:p>
          </table:table-cell>
          <table:table-cell office:value-type="float" office:value="66.76956" calcext:value-type="float">
            <text:p>66.8 </text:p>
          </table:table-cell>
          <table:table-cell office:value-type="float" office:value="84.18667" calcext:value-type="float">
            <text:p>84.2 </text:p>
          </table:table-cell>
          <table:table-cell office:value-type="float" office:value="79.5006" calcext:value-type="float">
            <text:p>79.5 </text:p>
          </table:table-cell>
          <table:table-cell office:value-type="float" office:value="81.4" calcext:value-type="float">
            <text:p>81.4 </text:p>
          </table:table-cell>
          <table:table-cell office:value-type="float" office:value="79.94394" calcext:value-type="float">
            <text:p>79.9 </text:p>
          </table:table-cell>
          <table:table-cell office:value-type="float" office:value="84.51909" calcext:value-type="float">
            <text:p>84.5 </text:p>
          </table:table-cell>
          <table:table-cell office:value-type="float" office:value="79.30666" calcext:value-type="float">
            <text:p>79.3 </text:p>
          </table:table-cell>
          <table:table-cell office:value-type="float" office:value="80.82667" calcext:value-type="float">
            <text:p>80.8 </text:p>
          </table:table-cell>
          <table:table-cell office:value-type="float" office:value="81.76538" calcext:value-type="float">
            <text:p>81.8 </text:p>
          </table:table-cell>
          <table:table-cell office:value-type="float" office:value="89.02198" calcext:value-type="float">
            <text:p>89.0 </text:p>
          </table:table-cell>
          <table:table-cell office:value-type="float" office:value="96.82638" calcext:value-type="float">
            <text:p>96.8 </text:p>
          </table:table-cell>
          <table:table-cell office:value-type="float" office:value="43.97925" calcext:value-type="float">
            <text:p>44.0 </text:p>
          </table:table-cell>
          <table:table-cell office:value-type="float" office:value="78.5" calcext:value-type="float">
            <text:p>78.5 </text:p>
          </table:table-cell>
          <table:table-cell office:value-type="float" office:value="80.97872" calcext:value-type="float">
            <text:p>81.0 </text:p>
          </table:table-cell>
          <table:table-cell office:value-type="float" office:value="83.60667" calcext:value-type="float">
            <text:p>83.6 </text:p>
          </table:table-cell>
          <table:table-cell office:value-type="float" office:value="82.40334" calcext:value-type="float">
            <text:p>82.4 </text:p>
          </table:table-cell>
          <table:table-cell office:value-type="float" office:value="83.68052" calcext:value-type="float">
            <text:p>83.7 </text:p>
          </table:table-cell>
          <table:table-cell office:value-type="float" office:value="79.59203" calcext:value-type="float">
            <text:p>79.6 </text:p>
          </table:table-cell>
          <table:table-cell office:value-type="float" office:value="71.48042" calcext:value-type="float">
            <text:p>71.5 </text:p>
          </table:table-cell>
          <table:table-cell office:value-type="float" office:value="80.69781" calcext:value-type="float">
            <text:p>80.7 </text:p>
          </table:table-cell>
          <table:table-cell office:value-type="float" office:value="56.3153" calcext:value-type="float">
            <text:p>56.3 </text:p>
          </table:table-cell>
          <table:table-cell office:value-type="float" office:value="75.6049" calcext:value-type="float">
            <text:p>75.6 </text:p>
          </table:table-cell>
          <table:table-cell office:value-type="float" office:value="43.55884" calcext:value-type="float">
            <text:p>43.6 </text:p>
          </table:table-cell>
          <table:table-cell office:value-type="float" office:value="49.44492" calcext:value-type="float">
            <text:p>49.4 </text:p>
          </table:table-cell>
          <table:table-cell office:value-type="float" office:value="39.23172" calcext:value-type="float">
            <text:p>39.2 </text:p>
          </table:table-cell>
          <table:table-cell office:value-type="float" office:value="66.00246" calcext:value-type="float">
            <text:p>66.0 </text:p>
          </table:table-cell>
          <table:table-cell office:value-type="float" office:value="56.56253" calcext:value-type="float">
            <text:p>56.6 </text:p>
          </table:table-cell>
        </table:table-row>
        <table:table-row table:style-name="ro1">
          <table:table-cell office:value-type="string" calcext:value-type="string">
            <text:p>2005Q2</text:p>
          </table:table-cell>
          <table:table-cell table:style-name="ce5" office:value-type="float" office:value="76.71233" calcext:value-type="float">
            <text:p>76.7 </text:p>
          </table:table-cell>
          <table:table-cell table:style-name="ce5" office:value-type="float" office:value="82.49686" calcext:value-type="float">
            <text:p>82.5 </text:p>
          </table:table-cell>
          <table:table-cell table:style-name="ce5" office:value-type="float" office:value="83.07029" calcext:value-type="float">
            <text:p>83.1 </text:p>
          </table:table-cell>
          <table:table-cell table:style-name="ce5" office:value-type="float" office:value="84.32973" calcext:value-type="float">
            <text:p>84.3 </text:p>
          </table:table-cell>
          <table:table-cell table:style-name="ce5" office:value-type="float" office:value="70.28938" calcext:value-type="float">
            <text:p>70.3 </text:p>
          </table:table-cell>
          <table:table-cell table:style-name="ce5" office:value-type="float" office:value="67.73264" calcext:value-type="float">
            <text:p>67.7 </text:p>
          </table:table-cell>
          <table:table-cell table:style-name="ce5" office:value-type="float" office:value="51.42081" calcext:value-type="float">
            <text:p>51.4 </text:p>
          </table:table-cell>
          <table:table-cell table:style-name="ce5" office:value-type="float" office:value="80.63333" calcext:value-type="float">
            <text:p>80.6 </text:p>
          </table:table-cell>
          <table:table-cell table:style-name="ce5" office:value-type="float" office:value="84.13333" calcext:value-type="float">
            <text:p>84.1 </text:p>
          </table:table-cell>
          <table:table-cell table:style-name="ce5" office:value-type="float" office:value="70.65096" calcext:value-type="float">
            <text:p>70.7 </text:p>
          </table:table-cell>
          <table:table-cell table:style-name="ce5" office:value-type="float" office:value="83.86768" calcext:value-type="float">
            <text:p>83.9 </text:p>
          </table:table-cell>
          <table:table-cell table:style-name="ce5" office:value-type="float" office:value="87.84333" calcext:value-type="float">
            <text:p>87.8 </text:p>
          </table:table-cell>
          <table:table-cell table:style-name="ce5" office:value-type="float" office:value="85.98418" calcext:value-type="float">
            <text:p>86.0 </text:p>
          </table:table-cell>
          <table:table-cell table:style-name="ce5" office:value-type="float" office:value="85.01805" calcext:value-type="float">
            <text:p>85.0 </text:p>
          </table:table-cell>
          <table:table-cell table:style-name="ce5" office:value-type="float" office:value="69.30669" calcext:value-type="float">
            <text:p>69.3 </text:p>
          </table:table-cell>
          <table:table-cell table:style-name="ce5" office:value-type="float" office:value="56.47102" calcext:value-type="float">
            <text:p>56.5 </text:p>
          </table:table-cell>
          <table:table-cell table:style-name="ce5" office:value-type="float" office:value="88.71169" calcext:value-type="float">
            <text:p>88.7 </text:p>
          </table:table-cell>
          <table:table-cell table:style-name="ce5" office:value-type="float" office:value="81.78764" calcext:value-type="float">
            <text:p>81.8 </text:p>
          </table:table-cell>
          <table:table-cell table:style-name="ce5" office:value-type="float" office:value="84.41738" calcext:value-type="float">
            <text:p>84.4 </text:p>
          </table:table-cell>
          <table:table-cell table:style-name="ce5" office:value-type="float" office:value="97.05608" calcext:value-type="float">
            <text:p>97.1 </text:p>
          </table:table-cell>
          <table:table-cell table:style-name="ce5" office:value-type="float" office:value="78.3129" calcext:value-type="float">
            <text:p>78.3 </text:p>
          </table:table-cell>
          <table:table-cell table:style-name="ce5" office:value-type="float" office:value="66.80446" calcext:value-type="float">
            <text:p>66.8 </text:p>
          </table:table-cell>
          <table:table-cell table:style-name="ce5" office:value-type="float" office:value="71.96813" calcext:value-type="float">
            <text:p>72.0 </text:p>
          </table:table-cell>
          <table:table-cell table:style-name="ce5" office:value-type="float" office:value="81.98666" calcext:value-type="float">
            <text:p>82.0 </text:p>
          </table:table-cell>
          <table:table-cell table:style-name="ce5" office:value-type="float" office:value="67.1486" calcext:value-type="float">
            <text:p>67.1 </text:p>
          </table:table-cell>
          <table:table-cell table:style-name="ce5" office:value-type="float" office:value="84.90334" calcext:value-type="float">
            <text:p>84.9 </text:p>
          </table:table-cell>
          <table:table-cell table:style-name="ce5" office:value-type="float" office:value="80.19433" calcext:value-type="float">
            <text:p>80.2 </text:p>
          </table:table-cell>
          <table:table-cell table:style-name="ce5" office:value-type="float" office:value="82.3" calcext:value-type="float">
            <text:p>82.3 </text:p>
          </table:table-cell>
          <table:table-cell table:style-name="ce5" office:value-type="float" office:value="80.41282" calcext:value-type="float">
            <text:p>80.4 </text:p>
          </table:table-cell>
          <table:table-cell table:style-name="ce5" office:value-type="float" office:value="85.51958" calcext:value-type="float">
            <text:p>85.5 </text:p>
          </table:table-cell>
          <table:table-cell table:style-name="ce5" office:value-type="float" office:value="79.65333" calcext:value-type="float">
            <text:p>79.7 </text:p>
          </table:table-cell>
          <table:table-cell table:style-name="ce5" office:value-type="float" office:value="81.80666" calcext:value-type="float">
            <text:p>81.8 </text:p>
          </table:table-cell>
          <table:table-cell table:style-name="ce5" office:value-type="float" office:value="83.62239" calcext:value-type="float">
            <text:p>83.6 </text:p>
          </table:table-cell>
          <table:table-cell table:style-name="ce5" office:value-type="float" office:value="89.46026" calcext:value-type="float">
            <text:p>89.5 </text:p>
          </table:table-cell>
          <table:table-cell table:style-name="ce5" office:value-type="float" office:value="97.71157" calcext:value-type="float">
            <text:p>97.7 </text:p>
          </table:table-cell>
          <table:table-cell table:style-name="ce5" office:value-type="float" office:value="44.65977" calcext:value-type="float">
            <text:p>44.7 </text:p>
          </table:table-cell>
          <table:table-cell table:style-name="ce5" office:value-type="float" office:value="79.3" calcext:value-type="float">
            <text:p>79.3 </text:p>
          </table:table-cell>
          <table:table-cell table:style-name="ce5" office:value-type="float" office:value="82.06162" calcext:value-type="float">
            <text:p>82.1 </text:p>
          </table:table-cell>
          <table:table-cell table:style-name="ce5" office:value-type="float" office:value="84.62666" calcext:value-type="float">
            <text:p>84.6 </text:p>
          </table:table-cell>
          <table:table-cell table:style-name="ce5" office:value-type="float" office:value="83.4" calcext:value-type="float">
            <text:p>83.4 </text:p>
          </table:table-cell>
          <table:table-cell table:style-name="ce5" office:value-type="float" office:value="84.50875" calcext:value-type="float">
            <text:p>84.5 </text:p>
          </table:table-cell>
          <table:table-cell table:style-name="ce5" office:value-type="float" office:value="80.35226" calcext:value-type="float">
            <text:p>80.4 </text:p>
          </table:table-cell>
          <table:table-cell table:style-name="ce5" office:value-type="float" office:value="72.20607" calcext:value-type="float">
            <text:p>72.2 </text:p>
          </table:table-cell>
          <table:table-cell table:style-name="ce5" office:value-type="float" office:value="81.51344" calcext:value-type="float">
            <text:p>81.5 </text:p>
          </table:table-cell>
          <table:table-cell table:style-name="ce5" office:value-type="float" office:value="57.32997" calcext:value-type="float">
            <text:p>57.3 </text:p>
          </table:table-cell>
          <table:table-cell table:style-name="ce5" office:value-type="float" office:value="75.06893" calcext:value-type="float">
            <text:p>75.1 </text:p>
          </table:table-cell>
          <table:table-cell table:style-name="ce5" office:value-type="float" office:value="43.80759" calcext:value-type="float">
            <text:p>43.8 </text:p>
          </table:table-cell>
          <table:table-cell table:style-name="ce5" office:value-type="float" office:value="50.37175" calcext:value-type="float">
            <text:p>50.4 </text:p>
          </table:table-cell>
          <table:table-cell table:style-name="ce5" office:value-type="float" office:value="40.48672" calcext:value-type="float">
            <text:p>40.5 </text:p>
          </table:table-cell>
          <table:table-cell table:style-name="ce5" office:value-type="float" office:value="65.8916" calcext:value-type="float">
            <text:p>65.9 </text:p>
          </table:table-cell>
          <table:table-cell table:style-name="ce5" office:value-type="float" office:value="56.84222" calcext:value-type="float">
            <text:p>56.8 </text:p>
          </table:table-cell>
        </table:table-row>
        <table:table-row table:style-name="ro1">
          <table:table-cell office:value-type="string" calcext:value-type="string">
            <text:p>2005Q3</text:p>
          </table:table-cell>
          <table:table-cell office:value-type="float" office:value="77.45531" calcext:value-type="float">
            <text:p>77.5 </text:p>
          </table:table-cell>
          <table:table-cell office:value-type="float" office:value="82.66191" calcext:value-type="float">
            <text:p>82.7 </text:p>
          </table:table-cell>
          <table:table-cell office:value-type="float" office:value="83.86314" calcext:value-type="float">
            <text:p>83.9 </text:p>
          </table:table-cell>
          <table:table-cell office:value-type="float" office:value="85.06716" calcext:value-type="float">
            <text:p>85.1 </text:p>
          </table:table-cell>
          <table:table-cell office:value-type="float" office:value="71.35303" calcext:value-type="float">
            <text:p>71.4 </text:p>
          </table:table-cell>
          <table:table-cell office:value-type="float" office:value="68.13509" calcext:value-type="float">
            <text:p>68.1 </text:p>
          </table:table-cell>
          <table:table-cell office:value-type="float" office:value="52.94209" calcext:value-type="float">
            <text:p>52.9 </text:p>
          </table:table-cell>
          <table:table-cell office:value-type="float" office:value="81.13333" calcext:value-type="float">
            <text:p>81.1 </text:p>
          </table:table-cell>
          <table:table-cell office:value-type="float" office:value="84.3" calcext:value-type="float">
            <text:p>84.3 </text:p>
          </table:table-cell>
          <table:table-cell office:value-type="float" office:value="71.60802" calcext:value-type="float">
            <text:p>71.6 </text:p>
          </table:table-cell>
          <table:table-cell office:value-type="float" office:value="83.86768" calcext:value-type="float">
            <text:p>83.9 </text:p>
          </table:table-cell>
          <table:table-cell office:value-type="float" office:value="88.14" calcext:value-type="float">
            <text:p>88.1 </text:p>
          </table:table-cell>
          <table:table-cell office:value-type="float" office:value="86.57504" calcext:value-type="float">
            <text:p>86.6 </text:p>
          </table:table-cell>
          <table:table-cell office:value-type="float" office:value="84.30032" calcext:value-type="float">
            <text:p>84.3 </text:p>
          </table:table-cell>
          <table:table-cell office:value-type="float" office:value="69.38071" calcext:value-type="float">
            <text:p>69.4 </text:p>
          </table:table-cell>
          <table:table-cell office:value-type="float" office:value="57.05477" calcext:value-type="float">
            <text:p>57.1 </text:p>
          </table:table-cell>
          <table:table-cell office:value-type="float" office:value="89.44264" calcext:value-type="float">
            <text:p>89.4 </text:p>
          </table:table-cell>
          <table:table-cell office:value-type="float" office:value="82.93011" calcext:value-type="float">
            <text:p>82.9 </text:p>
          </table:table-cell>
          <table:table-cell office:value-type="float" office:value="84.92753" calcext:value-type="float">
            <text:p>84.9 </text:p>
          </table:table-cell>
          <table:table-cell office:value-type="float" office:value="96.8864" calcext:value-type="float">
            <text:p>96.9 </text:p>
          </table:table-cell>
          <table:table-cell office:value-type="float" office:value="78.73176" calcext:value-type="float">
            <text:p>78.7 </text:p>
          </table:table-cell>
          <table:table-cell office:value-type="float" office:value="67.49039" calcext:value-type="float">
            <text:p>67.5 </text:p>
          </table:table-cell>
          <table:table-cell office:value-type="float" office:value="72.22483" calcext:value-type="float">
            <text:p>72.2 </text:p>
          </table:table-cell>
          <table:table-cell office:value-type="float" office:value="82.34666" calcext:value-type="float">
            <text:p>82.3 </text:p>
          </table:table-cell>
          <table:table-cell office:value-type="float" office:value="67.45534" calcext:value-type="float">
            <text:p>67.5 </text:p>
          </table:table-cell>
          <table:table-cell office:value-type="float" office:value="85.08667" calcext:value-type="float">
            <text:p>85.1 </text:p>
          </table:table-cell>
          <table:table-cell office:value-type="float" office:value="81.09617" calcext:value-type="float">
            <text:p>81.1 </text:p>
          </table:table-cell>
          <table:table-cell office:value-type="float" office:value="82.46667" calcext:value-type="float">
            <text:p>82.5 </text:p>
          </table:table-cell>
          <table:table-cell office:value-type="float" office:value="80.31905" calcext:value-type="float">
            <text:p>80.3 </text:p>
          </table:table-cell>
          <table:table-cell office:value-type="float" office:value="86.02779" calcext:value-type="float">
            <text:p>86.0 </text:p>
          </table:table-cell>
          <table:table-cell office:value-type="float" office:value="79.67372" calcext:value-type="float">
            <text:p>79.7 </text:p>
          </table:table-cell>
          <table:table-cell office:value-type="float" office:value="82.43333" calcext:value-type="float">
            <text:p>82.4 </text:p>
          </table:table-cell>
          <table:table-cell office:value-type="float" office:value="83.70803" calcext:value-type="float">
            <text:p>83.7 </text:p>
          </table:table-cell>
          <table:table-cell office:value-type="float" office:value="89.48898" calcext:value-type="float">
            <text:p>89.5 </text:p>
          </table:table-cell>
          <table:table-cell office:value-type="float" office:value="97.23396" calcext:value-type="float">
            <text:p>97.2 </text:p>
          </table:table-cell>
          <table:table-cell office:value-type="float" office:value="44.97573" calcext:value-type="float">
            <text:p>45.0 </text:p>
          </table:table-cell>
          <table:table-cell office:value-type="float" office:value="79.7" calcext:value-type="float">
            <text:p>79.7 </text:p>
          </table:table-cell>
          <table:table-cell office:value-type="float" office:value="83.06014" calcext:value-type="float">
            <text:p>83.1 </text:p>
          </table:table-cell>
          <table:table-cell office:value-type="float" office:value="84.94" calcext:value-type="float">
            <text:p>84.9 </text:p>
          </table:table-cell>
          <table:table-cell office:value-type="float" office:value="83.71667" calcext:value-type="float">
            <text:p>83.7 </text:p>
          </table:table-cell>
          <table:table-cell office:value-type="float" office:value="85.2138" calcext:value-type="float">
            <text:p>85.2 </text:p>
          </table:table-cell>
          <table:table-cell office:value-type="float" office:value="80.67894" calcext:value-type="float">
            <text:p>80.7 </text:p>
          </table:table-cell>
          <table:table-cell office:value-type="float" office:value="72.76947" calcext:value-type="float">
            <text:p>72.8 </text:p>
          </table:table-cell>
          <table:table-cell office:value-type="float" office:value="82.10413" calcext:value-type="float">
            <text:p>82.1 </text:p>
          </table:table-cell>
          <table:table-cell office:value-type="float" office:value="57.69175" calcext:value-type="float">
            <text:p>57.7 </text:p>
          </table:table-cell>
          <table:table-cell office:value-type="float" office:value="74.89146" calcext:value-type="float">
            <text:p>74.9 </text:p>
          </table:table-cell>
          <table:table-cell office:value-type="float" office:value="44.77495" calcext:value-type="float">
            <text:p>44.8 </text:p>
          </table:table-cell>
          <table:table-cell office:value-type="float" office:value="51.27151" calcext:value-type="float">
            <text:p>51.3 </text:p>
          </table:table-cell>
          <table:table-cell office:value-type="float" office:value="40.95009" calcext:value-type="float">
            <text:p>41.0 </text:p>
          </table:table-cell>
          <table:table-cell office:value-type="float" office:value="66.26851" calcext:value-type="float">
            <text:p>66.3 </text:p>
          </table:table-cell>
          <table:table-cell office:value-type="float" office:value="57.21819" calcext:value-type="float">
            <text:p>57.2 </text:p>
          </table:table-cell>
        </table:table-row>
        <table:table-row table:style-name="ro1">
          <table:table-cell office:value-type="string" calcext:value-type="string">
            <text:p>2005Q4</text:p>
          </table:table-cell>
          <table:table-cell table:style-name="ce5" office:value-type="float" office:value="77.82679" calcext:value-type="float">
            <text:p>77.8 </text:p>
          </table:table-cell>
          <table:table-cell table:style-name="ce5" office:value-type="float" office:value="82.79945" calcext:value-type="float">
            <text:p>82.8 </text:p>
          </table:table-cell>
          <table:table-cell table:style-name="ce5" office:value-type="float" office:value="83.78055" calcext:value-type="float">
            <text:p>83.8 </text:p>
          </table:table-cell>
          <table:table-cell table:style-name="ce5" office:value-type="float" office:value="85.11983" calcext:value-type="float">
            <text:p>85.1 </text:p>
          </table:table-cell>
          <table:table-cell table:style-name="ce5" office:value-type="float" office:value="72.04691" calcext:value-type="float">
            <text:p>72.0 </text:p>
          </table:table-cell>
          <table:table-cell table:style-name="ce5" office:value-type="float" office:value="68.55387" calcext:value-type="float">
            <text:p>68.6 </text:p>
          </table:table-cell>
          <table:table-cell table:style-name="ce5" office:value-type="float" office:value="54.65018" calcext:value-type="float">
            <text:p>54.7 </text:p>
          </table:table-cell>
          <table:table-cell table:style-name="ce5" office:value-type="float" office:value="81.53333" calcext:value-type="float">
            <text:p>81.5 </text:p>
          </table:table-cell>
          <table:table-cell table:style-name="ce5" office:value-type="float" office:value="84.53333" calcext:value-type="float">
            <text:p>84.5 </text:p>
          </table:table-cell>
          <table:table-cell table:style-name="ce5" office:value-type="float" office:value="71.93273" calcext:value-type="float">
            <text:p>71.9 </text:p>
          </table:table-cell>
          <table:table-cell table:style-name="ce5" office:value-type="float" office:value="84.0633" calcext:value-type="float">
            <text:p>84.1 </text:p>
          </table:table-cell>
          <table:table-cell table:style-name="ce5" office:value-type="float" office:value="88.37666" calcext:value-type="float">
            <text:p>88.4 </text:p>
          </table:table-cell>
          <table:table-cell table:style-name="ce5" office:value-type="float" office:value="86.79272" calcext:value-type="float">
            <text:p>86.8 </text:p>
          </table:table-cell>
          <table:table-cell table:style-name="ce5" office:value-type="float" office:value="85.99086" calcext:value-type="float">
            <text:p>86.0 </text:p>
          </table:table-cell>
          <table:table-cell table:style-name="ce5" office:value-type="float" office:value="69.45473" calcext:value-type="float">
            <text:p>69.5 </text:p>
          </table:table-cell>
          <table:table-cell table:style-name="ce5" office:value-type="float" office:value="58.02769" calcext:value-type="float">
            <text:p>58.0 </text:p>
          </table:table-cell>
          <table:table-cell table:style-name="ce5" office:value-type="float" office:value="90.00748" calcext:value-type="float">
            <text:p>90.0 </text:p>
          </table:table-cell>
          <table:table-cell table:style-name="ce5" office:value-type="float" office:value="83.56855" calcext:value-type="float">
            <text:p>83.6 </text:p>
          </table:table-cell>
          <table:table-cell table:style-name="ce5" office:value-type="float" office:value="85.21587" calcext:value-type="float">
            <text:p>85.2 </text:p>
          </table:table-cell>
          <table:table-cell table:style-name="ce5" office:value-type="float" office:value="96.8864" calcext:value-type="float">
            <text:p>96.9 </text:p>
          </table:table-cell>
          <table:table-cell table:style-name="ce5" office:value-type="float" office:value="78.78376" calcext:value-type="float">
            <text:p>78.8 </text:p>
          </table:table-cell>
          <table:table-cell table:style-name="ce5" office:value-type="float" office:value="68.80089" calcext:value-type="float">
            <text:p>68.8 </text:p>
          </table:table-cell>
          <table:table-cell table:style-name="ce5" office:value-type="float" office:value="73.1587" calcext:value-type="float">
            <text:p>73.2 </text:p>
          </table:table-cell>
          <table:table-cell table:style-name="ce5" office:value-type="float" office:value="83.12" calcext:value-type="float">
            <text:p>83.1 </text:p>
          </table:table-cell>
          <table:table-cell table:style-name="ce5" office:value-type="float" office:value="68.2936" calcext:value-type="float">
            <text:p>68.3 </text:p>
          </table:table-cell>
          <table:table-cell table:style-name="ce5" office:value-type="float" office:value="85.36" calcext:value-type="float">
            <text:p>85.4 </text:p>
          </table:table-cell>
          <table:table-cell table:style-name="ce5" office:value-type="float" office:value="81.65115" calcext:value-type="float">
            <text:p>81.7 </text:p>
          </table:table-cell>
          <table:table-cell table:style-name="ce5" office:value-type="float" office:value="82.96667" calcext:value-type="float">
            <text:p>83.0 </text:p>
          </table:table-cell>
          <table:table-cell table:style-name="ce5" office:value-type="float" office:value="80.74104" calcext:value-type="float">
            <text:p>80.7 </text:p>
          </table:table-cell>
          <table:table-cell table:style-name="ce5" office:value-type="float" office:value="86.84319" calcext:value-type="float">
            <text:p>86.8 </text:p>
          </table:table-cell>
          <table:table-cell table:style-name="ce5" office:value-type="float" office:value="80.67295" calcext:value-type="float">
            <text:p>80.7 </text:p>
          </table:table-cell>
          <table:table-cell table:style-name="ce5" office:value-type="float" office:value="82.71667" calcext:value-type="float">
            <text:p>82.7 </text:p>
          </table:table-cell>
          <table:table-cell table:style-name="ce5" office:value-type="float" office:value="85.00338" calcext:value-type="float">
            <text:p>85.0 </text:p>
          </table:table-cell>
          <table:table-cell table:style-name="ce5" office:value-type="float" office:value="89.98364" calcext:value-type="float">
            <text:p>90.0 </text:p>
          </table:table-cell>
          <table:table-cell table:style-name="ce5" office:value-type="float" office:value="98.19684" calcext:value-type="float">
            <text:p>98.2 </text:p>
          </table:table-cell>
          <table:table-cell table:style-name="ce5" office:value-type="float" office:value="46.72052" calcext:value-type="float">
            <text:p>46.7 </text:p>
          </table:table-cell>
          <table:table-cell table:style-name="ce5" office:value-type="float" office:value="80.1" calcext:value-type="float">
            <text:p>80.1 </text:p>
          </table:table-cell>
          <table:table-cell table:style-name="ce5" office:value-type="float" office:value="83.48206" calcext:value-type="float">
            <text:p>83.5 </text:p>
          </table:table-cell>
          <table:table-cell table:style-name="ce5" office:value-type="float" office:value="85.49" calcext:value-type="float">
            <text:p>85.5 </text:p>
          </table:table-cell>
          <table:table-cell table:style-name="ce5" office:value-type="float" office:value="84.28" calcext:value-type="float">
            <text:p>84.3 </text:p>
          </table:table-cell>
          <table:table-cell table:style-name="ce5" office:value-type="float" office:value="85.53696" calcext:value-type="float">
            <text:p>85.5 </text:p>
          </table:table-cell>
          <table:table-cell table:style-name="ce5" office:value-type="float" office:value="81.25037" calcext:value-type="float">
            <text:p>81.3 </text:p>
          </table:table-cell>
          <table:table-cell table:style-name="ce5" office:value-type="float" office:value="73.47267" calcext:value-type="float">
            <text:p>73.5 </text:p>
          </table:table-cell>
          <table:table-cell table:style-name="ce5" office:value-type="float" office:value="82.55436" calcext:value-type="float">
            <text:p>82.6 </text:p>
          </table:table-cell>
          <table:table-cell table:style-name="ce5" office:value-type="float" office:value="58.57688" calcext:value-type="float">
            <text:p>58.6 </text:p>
          </table:table-cell>
          <table:table-cell table:style-name="ce5" office:value-type="float" office:value="75.54058" calcext:value-type="float">
            <text:p>75.5 </text:p>
          </table:table-cell>
          <table:table-cell table:style-name="ce5" office:value-type="float" office:value="45.63176" calcext:value-type="float">
            <text:p>45.6 </text:p>
          </table:table-cell>
          <table:table-cell table:style-name="ce5" office:value-type="float" office:value="56.57423" calcext:value-type="float">
            <text:p>56.6 </text:p>
          </table:table-cell>
          <table:table-cell table:style-name="ce5" office:value-type="float" office:value="41.54153" calcext:value-type="float">
            <text:p>41.5 </text:p>
          </table:table-cell>
          <table:table-cell table:style-name="ce5" office:value-type="float" office:value="66.80061" calcext:value-type="float">
            <text:p>66.8 </text:p>
          </table:table-cell>
          <table:table-cell table:style-name="ce5" office:value-type="float" office:value="57.36032" calcext:value-type="float">
            <text:p>57.4 </text:p>
          </table:table-cell>
        </table:table-row>
        <table:table-row table:style-name="ro1">
          <table:table-cell office:value-type="string" calcext:value-type="string">
            <text:p>2006Q1</text:p>
          </table:table-cell>
          <table:table-cell office:value-type="float" office:value="78.4769" calcext:value-type="float">
            <text:p>78.5 </text:p>
          </table:table-cell>
          <table:table-cell office:value-type="float" office:value="83.10204" calcext:value-type="float">
            <text:p>83.1 </text:p>
          </table:table-cell>
          <table:table-cell office:value-type="float" office:value="84.0184" calcext:value-type="float">
            <text:p>84.0 </text:p>
          </table:table-cell>
          <table:table-cell office:value-type="float" office:value="85.54121" calcext:value-type="float">
            <text:p>85.5 </text:p>
          </table:table-cell>
          <table:table-cell office:value-type="float" office:value="71.98368" calcext:value-type="float">
            <text:p>72.0 </text:p>
          </table:table-cell>
          <table:table-cell office:value-type="float" office:value="69.4458" calcext:value-type="float">
            <text:p>69.4 </text:p>
          </table:table-cell>
          <table:table-cell office:value-type="float" office:value="56.32206" calcext:value-type="float">
            <text:p>56.3 </text:p>
          </table:table-cell>
          <table:table-cell office:value-type="float" office:value="82.6" calcext:value-type="float">
            <text:p>82.6 </text:p>
          </table:table-cell>
          <table:table-cell office:value-type="float" office:value="84.83334" calcext:value-type="float">
            <text:p>84.8 </text:p>
          </table:table-cell>
          <table:table-cell office:value-type="float" office:value="72.70179" calcext:value-type="float">
            <text:p>72.7 </text:p>
          </table:table-cell>
          <table:table-cell office:value-type="float" office:value="84.28687" calcext:value-type="float">
            <text:p>84.3 </text:p>
          </table:table-cell>
          <table:table-cell office:value-type="float" office:value="88.61" calcext:value-type="float">
            <text:p>88.6 </text:p>
          </table:table-cell>
          <table:table-cell office:value-type="float" office:value="87.10369" calcext:value-type="float">
            <text:p>87.1 </text:p>
          </table:table-cell>
          <table:table-cell office:value-type="float" office:value="86.0743" calcext:value-type="float">
            <text:p>86.1 </text:p>
          </table:table-cell>
          <table:table-cell office:value-type="float" office:value="69.80015" calcext:value-type="float">
            <text:p>69.8 </text:p>
          </table:table-cell>
          <table:table-cell office:value-type="float" office:value="58.51415" calcext:value-type="float">
            <text:p>58.5 </text:p>
          </table:table-cell>
          <table:table-cell office:value-type="float" office:value="90.40618" calcext:value-type="float">
            <text:p>90.4 </text:p>
          </table:table-cell>
          <table:table-cell office:value-type="float" office:value="83.60215" calcext:value-type="float">
            <text:p>83.6 </text:p>
          </table:table-cell>
          <table:table-cell office:value-type="float" office:value="85.63729" calcext:value-type="float">
            <text:p>85.6 </text:p>
          </table:table-cell>
          <table:table-cell office:value-type="float" office:value="96.78459" calcext:value-type="float">
            <text:p>96.8 </text:p>
          </table:table-cell>
          <table:table-cell office:value-type="float" office:value="79.56877" calcext:value-type="float">
            <text:p>79.6 </text:p>
          </table:table-cell>
          <table:table-cell office:value-type="float" office:value="69.7757" calcext:value-type="float">
            <text:p>69.8 </text:p>
          </table:table-cell>
          <table:table-cell office:value-type="float" office:value="73.62634" calcext:value-type="float">
            <text:p>73.6 </text:p>
          </table:table-cell>
          <table:table-cell office:value-type="float" office:value="83.47667" calcext:value-type="float">
            <text:p>83.5 </text:p>
          </table:table-cell>
          <table:table-cell office:value-type="float" office:value="69.23864" calcext:value-type="float">
            <text:p>69.2 </text:p>
          </table:table-cell>
          <table:table-cell office:value-type="float" office:value="85.12334" calcext:value-type="float">
            <text:p>85.1 </text:p>
          </table:table-cell>
          <table:table-cell office:value-type="float" office:value="82.13675" calcext:value-type="float">
            <text:p>82.1 </text:p>
          </table:table-cell>
          <table:table-cell office:value-type="float" office:value="83.23333" calcext:value-type="float">
            <text:p>83.2 </text:p>
          </table:table-cell>
          <table:table-cell office:value-type="float" office:value="80.72175" calcext:value-type="float">
            <text:p>80.7 </text:p>
          </table:table-cell>
          <table:table-cell office:value-type="float" office:value="87.21307" calcext:value-type="float">
            <text:p>87.2 </text:p>
          </table:table-cell>
          <table:table-cell office:value-type="float" office:value="82.7326" calcext:value-type="float">
            <text:p>82.7 </text:p>
          </table:table-cell>
          <table:table-cell office:value-type="float" office:value="82.56" calcext:value-type="float">
            <text:p>82.6 </text:p>
          </table:table-cell>
          <table:table-cell office:value-type="float" office:value="85.04977" calcext:value-type="float">
            <text:p>85.0 </text:p>
          </table:table-cell>
          <table:table-cell office:value-type="float" office:value="89.7177" calcext:value-type="float">
            <text:p>89.7 </text:p>
          </table:table-cell>
          <table:table-cell office:value-type="float" office:value="98.02145" calcext:value-type="float">
            <text:p>98.0 </text:p>
          </table:table-cell>
          <table:table-cell office:value-type="float" office:value="47.53279" calcext:value-type="float">
            <text:p>47.5 </text:p>
          </table:table-cell>
          <table:table-cell office:value-type="float" office:value="80.2" calcext:value-type="float">
            <text:p>80.2 </text:p>
          </table:table-cell>
          <table:table-cell office:value-type="float" office:value="83.9321" calcext:value-type="float">
            <text:p>83.9 </text:p>
          </table:table-cell>
          <table:table-cell office:value-type="float" office:value="85.56667" calcext:value-type="float">
            <text:p>85.6 </text:p>
          </table:table-cell>
          <table:table-cell office:value-type="float" office:value="84.41333" calcext:value-type="float">
            <text:p>84.4 </text:p>
          </table:table-cell>
          <table:table-cell office:value-type="float" office:value="85.87116" calcext:value-type="float">
            <text:p>85.9 </text:p>
          </table:table-cell>
          <table:table-cell office:value-type="float" office:value="81.52883" calcext:value-type="float">
            <text:p>81.5 </text:p>
          </table:table-cell>
          <table:table-cell office:value-type="float" office:value="73.95222" calcext:value-type="float">
            <text:p>74.0 </text:p>
          </table:table-cell>
          <table:table-cell office:value-type="float" office:value="82.9371" calcext:value-type="float">
            <text:p>82.9 </text:p>
          </table:table-cell>
          <table:table-cell office:value-type="float" office:value="59.41839" calcext:value-type="float">
            <text:p>59.4 </text:p>
          </table:table-cell>
          <table:table-cell office:value-type="float" office:value="76.67402" calcext:value-type="float">
            <text:p>76.7 </text:p>
          </table:table-cell>
          <table:table-cell office:value-type="float" office:value="45.5212" calcext:value-type="float">
            <text:p>45.5 </text:p>
          </table:table-cell>
          <table:table-cell office:value-type="float" office:value="57.80307" calcext:value-type="float">
            <text:p>57.8 </text:p>
          </table:table-cell>
          <table:table-cell office:value-type="float" office:value="43.48149" calcext:value-type="float">
            <text:p>43.5 </text:p>
          </table:table-cell>
          <table:table-cell office:value-type="float" office:value="67.15534" calcext:value-type="float">
            <text:p>67.2 </text:p>
          </table:table-cell>
          <table:table-cell office:value-type="float" office:value="57.72024" calcext:value-type="float">
            <text:p>57.7 </text:p>
          </table:table-cell>
        </table:table-row>
        <table:table-row table:style-name="ro1">
          <table:table-cell office:value-type="string" calcext:value-type="string">
            <text:p>2006Q2</text:p>
          </table:table-cell>
          <table:table-cell table:style-name="ce5" office:value-type="float" office:value="79.77711" calcext:value-type="float">
            <text:p>79.8 </text:p>
          </table:table-cell>
          <table:table-cell table:style-name="ce5" office:value-type="float" office:value="83.84476" calcext:value-type="float">
            <text:p>83.8 </text:p>
          </table:table-cell>
          <table:table-cell table:style-name="ce5" office:value-type="float" office:value="84.73527" calcext:value-type="float">
            <text:p>84.7 </text:p>
          </table:table-cell>
          <table:table-cell table:style-name="ce5" office:value-type="float" office:value="86.48933" calcext:value-type="float">
            <text:p>86.5 </text:p>
          </table:table-cell>
          <table:table-cell table:style-name="ce5" office:value-type="float" office:value="72.96567" calcext:value-type="float">
            <text:p>73.0 </text:p>
          </table:table-cell>
          <table:table-cell table:style-name="ce5" office:value-type="float" office:value="70.46283" calcext:value-type="float">
            <text:p>70.5 </text:p>
          </table:table-cell>
          <table:table-cell table:style-name="ce5" office:value-type="float" office:value="57.5773" calcext:value-type="float">
            <text:p>57.6 </text:p>
          </table:table-cell>
          <table:table-cell table:style-name="ce5" office:value-type="float" office:value="82.93333" calcext:value-type="float">
            <text:p>82.9 </text:p>
          </table:table-cell>
          <table:table-cell table:style-name="ce5" office:value-type="float" office:value="85.83334" calcext:value-type="float">
            <text:p>85.8 </text:p>
          </table:table-cell>
          <table:table-cell table:style-name="ce5" office:value-type="float" office:value="73.77847" calcext:value-type="float">
            <text:p>73.8 </text:p>
          </table:table-cell>
          <table:table-cell table:style-name="ce5" office:value-type="float" office:value="85.18116" calcext:value-type="float">
            <text:p>85.2 </text:p>
          </table:table-cell>
          <table:table-cell table:style-name="ce5" office:value-type="float" office:value="89.52333" calcext:value-type="float">
            <text:p>89.5 </text:p>
          </table:table-cell>
          <table:table-cell table:style-name="ce5" office:value-type="float" office:value="87.57015" calcext:value-type="float">
            <text:p>87.6 </text:p>
          </table:table-cell>
          <table:table-cell table:style-name="ce5" office:value-type="float" office:value="87.74995" calcext:value-type="float">
            <text:p>87.7 </text:p>
          </table:table-cell>
          <table:table-cell table:style-name="ce5" office:value-type="float" office:value="71.13249" calcext:value-type="float">
            <text:p>71.1 </text:p>
          </table:table-cell>
          <table:table-cell table:style-name="ce5" office:value-type="float" office:value="60.44609" calcext:value-type="float">
            <text:p>60.4 </text:p>
          </table:table-cell>
          <table:table-cell table:style-name="ce5" office:value-type="float" office:value="92.1339" calcext:value-type="float">
            <text:p>92.1 </text:p>
          </table:table-cell>
          <table:table-cell table:style-name="ce5" office:value-type="float" office:value="84.61021" calcext:value-type="float">
            <text:p>84.6 </text:p>
          </table:table-cell>
          <table:table-cell table:style-name="ce5" office:value-type="float" office:value="86.30269" calcext:value-type="float">
            <text:p>86.3 </text:p>
          </table:table-cell>
          <table:table-cell table:style-name="ce5" office:value-type="float" office:value="97.22575" calcext:value-type="float">
            <text:p>97.2 </text:p>
          </table:table-cell>
          <table:table-cell table:style-name="ce5" office:value-type="float" office:value="80.06599" calcext:value-type="float">
            <text:p>80.1 </text:p>
          </table:table-cell>
          <table:table-cell table:style-name="ce5" office:value-type="float" office:value="71.03521" calcext:value-type="float">
            <text:p>71.0 </text:p>
          </table:table-cell>
          <table:table-cell table:style-name="ce5" office:value-type="float" office:value="74.54383" calcext:value-type="float">
            <text:p>74.5 </text:p>
          </table:table-cell>
          <table:table-cell table:style-name="ce5" office:value-type="float" office:value="84.51334" calcext:value-type="float">
            <text:p>84.5 </text:p>
          </table:table-cell>
          <table:table-cell table:style-name="ce5" office:value-type="float" office:value="69.24731" calcext:value-type="float">
            <text:p>69.2 </text:p>
          </table:table-cell>
          <table:table-cell table:style-name="ce5" office:value-type="float" office:value="86.02" calcext:value-type="float">
            <text:p>86.0 </text:p>
          </table:table-cell>
          <table:table-cell table:style-name="ce5" office:value-type="float" office:value="83.38545" calcext:value-type="float">
            <text:p>83.4 </text:p>
          </table:table-cell>
          <table:table-cell table:style-name="ce5" office:value-type="float" office:value="84.26667" calcext:value-type="float">
            <text:p>84.3 </text:p>
          </table:table-cell>
          <table:table-cell table:style-name="ce5" office:value-type="float" office:value="81.40008" calcext:value-type="float">
            <text:p>81.4 </text:p>
          </table:table-cell>
          <table:table-cell table:style-name="ce5" office:value-type="float" office:value="88.69788" calcext:value-type="float">
            <text:p>88.7 </text:p>
          </table:table-cell>
          <table:table-cell table:style-name="ce5" office:value-type="float" office:value="83.34438" calcext:value-type="float">
            <text:p>83.3 </text:p>
          </table:table-cell>
          <table:table-cell table:style-name="ce5" office:value-type="float" office:value="84.19666" calcext:value-type="float">
            <text:p>84.2 </text:p>
          </table:table-cell>
          <table:table-cell table:style-name="ce5" office:value-type="float" office:value="86.92141" calcext:value-type="float">
            <text:p>86.9 </text:p>
          </table:table-cell>
          <table:table-cell table:style-name="ce5" office:value-type="float" office:value="90.82191" calcext:value-type="float">
            <text:p>90.8 </text:p>
          </table:table-cell>
          <table:table-cell table:style-name="ce5" office:value-type="float" office:value="99.00865" calcext:value-type="float">
            <text:p>99.0 </text:p>
          </table:table-cell>
          <table:table-cell table:style-name="ce5" office:value-type="float" office:value="48.95012" calcext:value-type="float">
            <text:p>49.0 </text:p>
          </table:table-cell>
          <table:table-cell table:style-name="ce5" office:value-type="float" office:value="81.2" calcext:value-type="float">
            <text:p>81.2 </text:p>
          </table:table-cell>
          <table:table-cell table:style-name="ce5" office:value-type="float" office:value="85.35252" calcext:value-type="float">
            <text:p>85.4 </text:p>
          </table:table-cell>
          <table:table-cell table:style-name="ce5" office:value-type="float" office:value="86.73" calcext:value-type="float">
            <text:p>86.7 </text:p>
          </table:table-cell>
          <table:table-cell table:style-name="ce5" office:value-type="float" office:value="85.54333" calcext:value-type="float">
            <text:p>85.5 </text:p>
          </table:table-cell>
          <table:table-cell table:style-name="ce5" office:value-type="float" office:value="86.9733" calcext:value-type="float">
            <text:p>87.0 </text:p>
          </table:table-cell>
          <table:table-cell table:style-name="ce5" office:value-type="float" office:value="82.50803" calcext:value-type="float">
            <text:p>82.5 </text:p>
          </table:table-cell>
          <table:table-cell table:style-name="ce5" office:value-type="float" office:value="74.86041" calcext:value-type="float">
            <text:p>74.9 </text:p>
          </table:table-cell>
          <table:table-cell table:style-name="ce5" office:value-type="float" office:value="83.9986" calcext:value-type="float">
            <text:p>84.0 </text:p>
          </table:table-cell>
          <table:table-cell table:style-name="ce5" office:value-type="float" office:value="59.79285" calcext:value-type="float">
            <text:p>59.8 </text:p>
          </table:table-cell>
          <table:table-cell table:style-name="ce5" office:value-type="float" office:value="76.3139" calcext:value-type="float">
            <text:p>76.3 </text:p>
          </table:table-cell>
          <table:table-cell table:style-name="ce5" office:value-type="float" office:value="46.41377" calcext:value-type="float">
            <text:p>46.4 </text:p>
          </table:table-cell>
          <table:table-cell table:style-name="ce5" office:value-type="float" office:value="58.1863" calcext:value-type="float">
            <text:p>58.2 </text:p>
          </table:table-cell>
          <table:table-cell table:style-name="ce5" office:value-type="float" office:value="44.29352" calcext:value-type="float">
            <text:p>44.3 </text:p>
          </table:table-cell>
          <table:table-cell table:style-name="ce5" office:value-type="float" office:value="67.37704" calcext:value-type="float">
            <text:p>67.4 </text:p>
          </table:table-cell>
          <table:table-cell table:style-name="ce5" office:value-type="float" office:value="58.28649" calcext:value-type="float">
            <text:p>58.3 </text:p>
          </table:table-cell>
        </table:table-row>
        <table:table-row table:style-name="ro1">
          <table:table-cell office:value-type="string" calcext:value-type="string">
            <text:p>2006Q3</text:p>
          </table:table-cell>
          <table:table-cell office:value-type="float" office:value="80.52008" calcext:value-type="float">
            <text:p>80.5 </text:p>
          </table:table-cell>
          <table:table-cell office:value-type="float" office:value="83.9548" calcext:value-type="float">
            <text:p>84.0 </text:p>
          </table:table-cell>
          <table:table-cell office:value-type="float" office:value="85.11186" calcext:value-type="float">
            <text:p>85.1 </text:p>
          </table:table-cell>
          <table:table-cell office:value-type="float" office:value="86.54201" calcext:value-type="float">
            <text:p>86.5 </text:p>
          </table:table-cell>
          <table:table-cell office:value-type="float" office:value="73.84132" calcext:value-type="float">
            <text:p>73.8 </text:p>
          </table:table-cell>
          <table:table-cell office:value-type="float" office:value="71.22695" calcext:value-type="float">
            <text:p>71.2 </text:p>
          </table:table-cell>
          <table:table-cell office:value-type="float" office:value="59.09644" calcext:value-type="float">
            <text:p>59.1 </text:p>
          </table:table-cell>
          <table:table-cell office:value-type="float" office:value="83.53333" calcext:value-type="float">
            <text:p>83.5 </text:p>
          </table:table-cell>
          <table:table-cell office:value-type="float" office:value="85.9" calcext:value-type="float">
            <text:p>85.9 </text:p>
          </table:table-cell>
          <table:table-cell office:value-type="float" office:value="74.7868" calcext:value-type="float">
            <text:p>74.8 </text:p>
          </table:table-cell>
          <table:table-cell office:value-type="float" office:value="85.34884" calcext:value-type="float">
            <text:p>85.3 </text:p>
          </table:table-cell>
          <table:table-cell office:value-type="float" office:value="89.63333" calcext:value-type="float">
            <text:p>89.6 </text:p>
          </table:table-cell>
          <table:table-cell office:value-type="float" office:value="87.85003" calcext:value-type="float">
            <text:p>87.9 </text:p>
          </table:table-cell>
          <table:table-cell office:value-type="float" office:value="87.19526" calcext:value-type="float">
            <text:p>87.2 </text:p>
          </table:table-cell>
          <table:table-cell office:value-type="float" office:value="72.24278" calcext:value-type="float">
            <text:p>72.2 </text:p>
          </table:table-cell>
          <table:table-cell office:value-type="float" office:value="61.72861" calcext:value-type="float">
            <text:p>61.7 </text:p>
          </table:table-cell>
          <table:table-cell office:value-type="float" office:value="93.23033" calcext:value-type="float">
            <text:p>93.2 </text:p>
          </table:table-cell>
          <table:table-cell office:value-type="float" office:value="84.50941" calcext:value-type="float">
            <text:p>84.5 </text:p>
          </table:table-cell>
          <table:table-cell office:value-type="float" office:value="86.76847" calcext:value-type="float">
            <text:p>86.8 </text:p>
          </table:table-cell>
          <table:table-cell office:value-type="float" office:value="97.49725" calcext:value-type="float">
            <text:p>97.5 </text:p>
          </table:table-cell>
          <table:table-cell office:value-type="float" office:value="80.71888" calcext:value-type="float">
            <text:p>80.7 </text:p>
          </table:table-cell>
          <table:table-cell office:value-type="float" office:value="71.92074" calcext:value-type="float">
            <text:p>71.9 </text:p>
          </table:table-cell>
          <table:table-cell office:value-type="float" office:value="75.04877" calcext:value-type="float">
            <text:p>75.0 </text:p>
          </table:table-cell>
          <table:table-cell office:value-type="float" office:value="84.57" calcext:value-type="float">
            <text:p>84.6 </text:p>
          </table:table-cell>
          <table:table-cell office:value-type="float" office:value="69.84444" calcext:value-type="float">
            <text:p>69.8 </text:p>
          </table:table-cell>
          <table:table-cell office:value-type="float" office:value="86.09" calcext:value-type="float">
            <text:p>86.1 </text:p>
          </table:table-cell>
          <table:table-cell office:value-type="float" office:value="83.96915" calcext:value-type="float">
            <text:p>84.0 </text:p>
          </table:table-cell>
          <table:table-cell office:value-type="float" office:value="84.3" calcext:value-type="float">
            <text:p>84.3 </text:p>
          </table:table-cell>
          <table:table-cell office:value-type="float" office:value="81.67142" calcext:value-type="float">
            <text:p>81.7 </text:p>
          </table:table-cell>
          <table:table-cell office:value-type="float" office:value="88.62292" calcext:value-type="float">
            <text:p>88.6 </text:p>
          </table:table-cell>
          <table:table-cell office:value-type="float" office:value="83.58909" calcext:value-type="float">
            <text:p>83.6 </text:p>
          </table:table-cell>
          <table:table-cell office:value-type="float" office:value="84.54667" calcext:value-type="float">
            <text:p>84.5 </text:p>
          </table:table-cell>
          <table:table-cell office:value-type="float" office:value="86.66556" calcext:value-type="float">
            <text:p>86.7 </text:p>
          </table:table-cell>
          <table:table-cell office:value-type="float" office:value="90.91233" calcext:value-type="float">
            <text:p>90.9 </text:p>
          </table:table-cell>
          <table:table-cell office:value-type="float" office:value="98.42298" calcext:value-type="float">
            <text:p>98.4 </text:p>
          </table:table-cell>
          <table:table-cell office:value-type="float" office:value="49.84682" calcext:value-type="float">
            <text:p>49.8 </text:p>
          </table:table-cell>
          <table:table-cell office:value-type="float" office:value="81.7" calcext:value-type="float">
            <text:p>81.7 </text:p>
          </table:table-cell>
          <table:table-cell office:value-type="float" office:value="85.8307" calcext:value-type="float">
            <text:p>85.8 </text:p>
          </table:table-cell>
          <table:table-cell office:value-type="float" office:value="86.80334" calcext:value-type="float">
            <text:p>86.8 </text:p>
          </table:table-cell>
          <table:table-cell office:value-type="float" office:value="85.65" calcext:value-type="float">
            <text:p>85.7 </text:p>
          </table:table-cell>
          <table:table-cell office:value-type="float" office:value="87.3732" calcext:value-type="float">
            <text:p>87.4 </text:p>
          </table:table-cell>
          <table:table-cell office:value-type="float" office:value="82.80983" calcext:value-type="float">
            <text:p>82.8 </text:p>
          </table:table-cell>
          <table:table-cell office:value-type="float" office:value="75.29156" calcext:value-type="float">
            <text:p>75.3 </text:p>
          </table:table-cell>
          <table:table-cell office:value-type="float" office:value="84.40446" calcext:value-type="float">
            <text:p>84.4 </text:p>
          </table:table-cell>
          <table:table-cell office:value-type="float" office:value="59.9043" calcext:value-type="float">
            <text:p>59.9 </text:p>
          </table:table-cell>
          <table:table-cell office:value-type="float" office:value="76.08392" calcext:value-type="float">
            <text:p>76.1 </text:p>
          </table:table-cell>
          <table:table-cell office:value-type="float" office:value="47.56136" calcext:value-type="float">
            <text:p>47.6 </text:p>
          </table:table-cell>
          <table:table-cell office:value-type="float" office:value="58.89652" calcext:value-type="float">
            <text:p>58.9 </text:p>
          </table:table-cell>
          <table:table-cell office:value-type="float" office:value="44.81475" calcext:value-type="float">
            <text:p>44.8 </text:p>
          </table:table-cell>
          <table:table-cell office:value-type="float" office:value="67.6431" calcext:value-type="float">
            <text:p>67.6 </text:p>
          </table:table-cell>
          <table:table-cell office:value-type="float" office:value="59.37083" calcext:value-type="float">
            <text:p>59.4 </text:p>
          </table:table-cell>
        </table:table-row>
        <table:table-row table:style-name="ro1">
          <table:table-cell office:value-type="string" calcext:value-type="string">
            <text:p>2006Q4</text:p>
          </table:table-cell>
          <table:table-cell table:style-name="ce5" office:value-type="float" office:value="80.42721" calcext:value-type="float">
            <text:p>80.4 </text:p>
          </table:table-cell>
          <table:table-cell table:style-name="ce5" office:value-type="float" office:value="83.9823" calcext:value-type="float">
            <text:p>84.0 </text:p>
          </table:table-cell>
          <table:table-cell table:style-name="ce5" office:value-type="float" office:value="84.99294" calcext:value-type="float">
            <text:p>85.0 </text:p>
          </table:table-cell>
          <table:table-cell table:style-name="ce5" office:value-type="float" office:value="86.27864" calcext:value-type="float">
            <text:p>86.3 </text:p>
          </table:table-cell>
          <table:table-cell table:style-name="ce5" office:value-type="float" office:value="73.66579" calcext:value-type="float">
            <text:p>73.7 </text:p>
          </table:table-cell>
          <table:table-cell table:style-name="ce5" office:value-type="float" office:value="71.51792" calcext:value-type="float">
            <text:p>71.5 </text:p>
          </table:table-cell>
          <table:table-cell table:style-name="ce5" office:value-type="float" office:value="59.92109" calcext:value-type="float">
            <text:p>59.9 </text:p>
          </table:table-cell>
          <table:table-cell table:style-name="ce5" office:value-type="float" office:value="82.73333" calcext:value-type="float">
            <text:p>82.7 </text:p>
          </table:table-cell>
          <table:table-cell table:style-name="ce5" office:value-type="float" office:value="85.96667" calcext:value-type="float">
            <text:p>86.0 </text:p>
          </table:table-cell>
          <table:table-cell table:style-name="ce5" office:value-type="float" office:value="75.16278" calcext:value-type="float">
            <text:p>75.2 </text:p>
          </table:table-cell>
          <table:table-cell table:style-name="ce5" office:value-type="float" office:value="85.79598" calcext:value-type="float">
            <text:p>85.8 </text:p>
          </table:table-cell>
          <table:table-cell table:style-name="ce5" office:value-type="float" office:value="89.53667" calcext:value-type="float">
            <text:p>89.5 </text:p>
          </table:table-cell>
          <table:table-cell table:style-name="ce5" office:value-type="float" office:value="87.91222" calcext:value-type="float">
            <text:p>87.9 </text:p>
          </table:table-cell>
          <table:table-cell table:style-name="ce5" office:value-type="float" office:value="88.46949" calcext:value-type="float">
            <text:p>88.5 </text:p>
          </table:table-cell>
          <table:table-cell table:style-name="ce5" office:value-type="float" office:value="73.89588" calcext:value-type="float">
            <text:p>73.9 </text:p>
          </table:table-cell>
          <table:table-cell table:style-name="ce5" office:value-type="float" office:value="62.18344" calcext:value-type="float">
            <text:p>62.2 </text:p>
          </table:table-cell>
          <table:table-cell table:style-name="ce5" office:value-type="float" office:value="93.99451" calcext:value-type="float">
            <text:p>94.0 </text:p>
          </table:table-cell>
          <table:table-cell table:style-name="ce5" office:value-type="float" office:value="83.43414" calcext:value-type="float">
            <text:p>83.4 </text:p>
          </table:table-cell>
          <table:table-cell table:style-name="ce5" office:value-type="float" office:value="86.76847" calcext:value-type="float">
            <text:p>86.8 </text:p>
          </table:table-cell>
          <table:table-cell table:style-name="ce5" office:value-type="float" office:value="97.22575" calcext:value-type="float">
            <text:p>97.2 </text:p>
          </table:table-cell>
          <table:table-cell table:style-name="ce5" office:value-type="float" office:value="80.45779" calcext:value-type="float">
            <text:p>80.5 </text:p>
          </table:table-cell>
          <table:table-cell table:style-name="ce5" office:value-type="float" office:value="73.12542" calcext:value-type="float">
            <text:p>73.1 </text:p>
          </table:table-cell>
          <table:table-cell table:style-name="ce5" office:value-type="float" office:value="76.1962" calcext:value-type="float">
            <text:p>76.2 </text:p>
          </table:table-cell>
          <table:table-cell table:style-name="ce5" office:value-type="float" office:value="84.74333" calcext:value-type="float">
            <text:p>84.7 </text:p>
          </table:table-cell>
          <table:table-cell table:style-name="ce5" office:value-type="float" office:value="71.12418" calcext:value-type="float">
            <text:p>71.1 </text:p>
          </table:table-cell>
          <table:table-cell table:style-name="ce5" office:value-type="float" office:value="86.04333" calcext:value-type="float">
            <text:p>86.0 </text:p>
          </table:table-cell>
          <table:table-cell table:style-name="ce5" office:value-type="float" office:value="83.80238" calcext:value-type="float">
            <text:p>83.8 </text:p>
          </table:table-cell>
          <table:table-cell table:style-name="ce5" office:value-type="float" office:value="85" calcext:value-type="float">
            <text:p>85.0 </text:p>
          </table:table-cell>
          <table:table-cell table:style-name="ce5" office:value-type="float" office:value="81.75282" calcext:value-type="float">
            <text:p>81.8 </text:p>
          </table:table-cell>
          <table:table-cell table:style-name="ce5" office:value-type="float" office:value="89.03227" calcext:value-type="float">
            <text:p>89.0 </text:p>
          </table:table-cell>
          <table:table-cell table:style-name="ce5" office:value-type="float" office:value="83.95615" calcext:value-type="float">
            <text:p>84.0 </text:p>
          </table:table-cell>
          <table:table-cell table:style-name="ce5" office:value-type="float" office:value="84.53667" calcext:value-type="float">
            <text:p>84.5 </text:p>
          </table:table-cell>
          <table:table-cell table:style-name="ce5" office:value-type="float" office:value="87.20795" calcext:value-type="float">
            <text:p>87.2 </text:p>
          </table:table-cell>
          <table:table-cell table:style-name="ce5" office:value-type="float" office:value="91.37189" calcext:value-type="float">
            <text:p>91.4 </text:p>
          </table:table-cell>
          <table:table-cell table:style-name="ce5" office:value-type="float" office:value="98.64742" calcext:value-type="float">
            <text:p>98.6 </text:p>
          </table:table-cell>
          <table:table-cell table:style-name="ce5" office:value-type="float" office:value="51.31275" calcext:value-type="float">
            <text:p>51.3 </text:p>
          </table:table-cell>
          <table:table-cell table:style-name="ce5" office:value-type="float" office:value="82.3" calcext:value-type="float">
            <text:p>82.3 </text:p>
          </table:table-cell>
          <table:table-cell table:style-name="ce5" office:value-type="float" office:value="85.09938" calcext:value-type="float">
            <text:p>85.1 </text:p>
          </table:table-cell>
          <table:table-cell table:style-name="ce5" office:value-type="float" office:value="87.03667" calcext:value-type="float">
            <text:p>87.0 </text:p>
          </table:table-cell>
          <table:table-cell table:style-name="ce5" office:value-type="float" office:value="85.9" calcext:value-type="float">
            <text:p>85.9 </text:p>
          </table:table-cell>
          <table:table-cell table:style-name="ce5" office:value-type="float" office:value="86.96367" calcext:value-type="float">
            <text:p>87.0 </text:p>
          </table:table-cell>
          <table:table-cell table:style-name="ce5" office:value-type="float" office:value="83.16049" calcext:value-type="float">
            <text:p>83.2 </text:p>
          </table:table-cell>
          <table:table-cell table:style-name="ce5" office:value-type="float" office:value="75.49142" calcext:value-type="float">
            <text:p>75.5 </text:p>
          </table:table-cell>
          <table:table-cell table:style-name="ce5" office:value-type="float" office:value="84.26362" calcext:value-type="float">
            <text:p>84.3 </text:p>
          </table:table-cell>
          <table:table-cell table:style-name="ce5" office:value-type="float" office:value="60.41697" calcext:value-type="float">
            <text:p>60.4 </text:p>
          </table:table-cell>
          <table:table-cell table:style-name="ce5" office:value-type="float" office:value="77.00058" calcext:value-type="float">
            <text:p>77.0 </text:p>
          </table:table-cell>
          <table:table-cell table:style-name="ce5" office:value-type="float" office:value="48.58145" calcext:value-type="float">
            <text:p>48.6 </text:p>
          </table:table-cell>
          <table:table-cell table:style-name="ce5" office:value-type="float" office:value="59.99831" calcext:value-type="float">
            <text:p>60.0 </text:p>
          </table:table-cell>
          <table:table-cell table:style-name="ce5" office:value-type="float" office:value="45.30384" calcext:value-type="float">
            <text:p>45.3 </text:p>
          </table:table-cell>
          <table:table-cell table:style-name="ce5" office:value-type="float" office:value="68.64079" calcext:value-type="float">
            <text:p>68.6 </text:p>
          </table:table-cell>
          <table:table-cell table:style-name="ce5" office:value-type="float" office:value="60.00127" calcext:value-type="float">
            <text:p>60.0 </text:p>
          </table:table-cell>
        </table:table-row>
        <table:table-row table:style-name="ro1">
          <table:table-cell office:value-type="string" calcext:value-type="string">
            <text:p>2007Q1</text:p>
          </table:table-cell>
          <table:table-cell office:value-type="float" office:value="80.42721" calcext:value-type="float">
            <text:p>80.4 </text:p>
          </table:table-cell>
          <table:table-cell office:value-type="float" office:value="84.47745" calcext:value-type="float">
            <text:p>84.5 </text:p>
          </table:table-cell>
          <table:table-cell office:value-type="float" office:value="85.48846" calcext:value-type="float">
            <text:p>85.5 </text:p>
          </table:table-cell>
          <table:table-cell office:value-type="float" office:value="87.09508" calcext:value-type="float">
            <text:p>87.1 </text:p>
          </table:table-cell>
          <table:table-cell office:value-type="float" office:value="73.91901" calcext:value-type="float">
            <text:p>73.9 </text:p>
          </table:table-cell>
          <table:table-cell office:value-type="float" office:value="73.0924" calcext:value-type="float">
            <text:p>73.1 </text:p>
          </table:table-cell>
          <table:table-cell office:value-type="float" office:value="61.39612" calcext:value-type="float">
            <text:p>61.4 </text:p>
          </table:table-cell>
          <table:table-cell office:value-type="float" office:value="83.83334" calcext:value-type="float">
            <text:p>83.8 </text:p>
          </table:table-cell>
          <table:table-cell office:value-type="float" office:value="86.43333" calcext:value-type="float">
            <text:p>86.4 </text:p>
          </table:table-cell>
          <table:table-cell office:value-type="float" office:value="76.47873" calcext:value-type="float">
            <text:p>76.5 </text:p>
          </table:table-cell>
          <table:table-cell office:value-type="float" office:value="86.27108" calcext:value-type="float">
            <text:p>86.3 </text:p>
          </table:table-cell>
          <table:table-cell office:value-type="float" office:value="89.64" calcext:value-type="float">
            <text:p>89.6 </text:p>
          </table:table-cell>
          <table:table-cell office:value-type="float" office:value="88.65856" calcext:value-type="float">
            <text:p>88.7 </text:p>
          </table:table-cell>
          <table:table-cell office:value-type="float" office:value="88.37951" calcext:value-type="float">
            <text:p>88.4 </text:p>
          </table:table-cell>
          <table:table-cell office:value-type="float" office:value="75.74636" calcext:value-type="float">
            <text:p>75.7 </text:p>
          </table:table-cell>
          <table:table-cell office:value-type="float" office:value="62.43362" calcext:value-type="float">
            <text:p>62.4 </text:p>
          </table:table-cell>
          <table:table-cell office:value-type="float" office:value="94.95805" calcext:value-type="float">
            <text:p>95.0 </text:p>
          </table:table-cell>
          <table:table-cell office:value-type="float" office:value="83.13172" calcext:value-type="float">
            <text:p>83.1 </text:p>
          </table:table-cell>
          <table:table-cell office:value-type="float" office:value="87.12335" calcext:value-type="float">
            <text:p>87.1 </text:p>
          </table:table-cell>
          <table:table-cell office:value-type="float" office:value="96.68279" calcext:value-type="float">
            <text:p>96.7 </text:p>
          </table:table-cell>
          <table:table-cell office:value-type="float" office:value="81.16339" calcext:value-type="float">
            <text:p>81.2 </text:p>
          </table:table-cell>
          <table:table-cell office:value-type="float" office:value="75.11266" calcext:value-type="float">
            <text:p>75.1 </text:p>
          </table:table-cell>
          <table:table-cell office:value-type="float" office:value="76.80943" calcext:value-type="float">
            <text:p>76.8 </text:p>
          </table:table-cell>
          <table:table-cell office:value-type="float" office:value="85.26" calcext:value-type="float">
            <text:p>85.3 </text:p>
          </table:table-cell>
          <table:table-cell office:value-type="float" office:value="72.0775" calcext:value-type="float">
            <text:p>72.1 </text:p>
          </table:table-cell>
          <table:table-cell office:value-type="float" office:value="86.46333" calcext:value-type="float">
            <text:p>86.5 </text:p>
          </table:table-cell>
          <table:table-cell office:value-type="float" office:value="84.21931" calcext:value-type="float">
            <text:p>84.2 </text:p>
          </table:table-cell>
          <table:table-cell office:value-type="float" office:value="84.06667" calcext:value-type="float">
            <text:p>84.1 </text:p>
          </table:table-cell>
          <table:table-cell office:value-type="float" office:value="82.34975" calcext:value-type="float">
            <text:p>82.3 </text:p>
          </table:table-cell>
          <table:table-cell office:value-type="float" office:value="89.32021" calcext:value-type="float">
            <text:p>89.3 </text:p>
          </table:table-cell>
          <table:table-cell office:value-type="float" office:value="85.05736" calcext:value-type="float">
            <text:p>85.1 </text:p>
          </table:table-cell>
          <table:table-cell office:value-type="float" office:value="84.54333" calcext:value-type="float">
            <text:p>84.5 </text:p>
          </table:table-cell>
          <table:table-cell office:value-type="float" office:value="87.11018" calcext:value-type="float">
            <text:p>87.1 </text:p>
          </table:table-cell>
          <table:table-cell office:value-type="float" office:value="91.46337" calcext:value-type="float">
            <text:p>91.5 </text:p>
          </table:table-cell>
          <table:table-cell office:value-type="float" office:value="98.10749" calcext:value-type="float">
            <text:p>98.1 </text:p>
          </table:table-cell>
          <table:table-cell office:value-type="float" office:value="52.43715" calcext:value-type="float">
            <text:p>52.4 </text:p>
          </table:table-cell>
          <table:table-cell office:value-type="float" office:value="82.4" calcext:value-type="float">
            <text:p>82.4 </text:p>
          </table:table-cell>
          <table:table-cell office:value-type="float" office:value="85.96669" calcext:value-type="float">
            <text:p>86.0 </text:p>
          </table:table-cell>
          <table:table-cell office:value-type="float" office:value="87.19" calcext:value-type="float">
            <text:p>87.2 </text:p>
          </table:table-cell>
          <table:table-cell office:value-type="float" office:value="86.16" calcext:value-type="float">
            <text:p>86.2 </text:p>
          </table:table-cell>
          <table:table-cell office:value-type="float" office:value="87.52565" calcext:value-type="float">
            <text:p>87.5 </text:p>
          </table:table-cell>
          <table:table-cell office:value-type="float" office:value="83.57669" calcext:value-type="float">
            <text:p>83.6 </text:p>
          </table:table-cell>
          <table:table-cell office:value-type="float" office:value="76.16415" calcext:value-type="float">
            <text:p>76.2 </text:p>
          </table:table-cell>
          <table:table-cell office:value-type="float" office:value="84.83271" calcext:value-type="float">
            <text:p>84.8 </text:p>
          </table:table-cell>
          <table:table-cell office:value-type="float" office:value="61.19367" calcext:value-type="float">
            <text:p>61.2 </text:p>
          </table:table-cell>
          <table:table-cell office:value-type="float" office:value="78.78079" calcext:value-type="float">
            <text:p>78.8 </text:p>
          </table:table-cell>
          <table:table-cell office:value-type="float" office:value="48.70896" calcext:value-type="float">
            <text:p>48.7 </text:p>
          </table:table-cell>
          <table:table-cell office:value-type="float" office:value="61.47916" calcext:value-type="float">
            <text:p>61.5 </text:p>
          </table:table-cell>
          <table:table-cell office:value-type="float" office:value="46.83916" calcext:value-type="float">
            <text:p>46.8 </text:p>
          </table:table-cell>
          <table:table-cell office:value-type="float" office:value="69.26157" calcext:value-type="float">
            <text:p>69.3 </text:p>
          </table:table-cell>
          <table:table-cell office:value-type="float" office:value="60.68672" calcext:value-type="float">
            <text:p>60.7 </text:p>
          </table:table-cell>
        </table:table-row>
        <table:table-row table:style-name="ro1">
          <table:table-cell office:value-type="string" calcext:value-type="string">
            <text:p>2007Q2</text:p>
          </table:table-cell>
          <table:table-cell table:style-name="ce5" office:value-type="float" office:value="81.44881" calcext:value-type="float">
            <text:p>81.4 </text:p>
          </table:table-cell>
          <table:table-cell table:style-name="ce5" office:value-type="float" office:value="85.44023" calcext:value-type="float">
            <text:p>85.4 </text:p>
          </table:table-cell>
          <table:table-cell table:style-name="ce5" office:value-type="float" office:value="85.96417" calcext:value-type="float">
            <text:p>86.0 </text:p>
          </table:table-cell>
          <table:table-cell table:style-name="ce5" office:value-type="float" office:value="88.38557" calcext:value-type="float">
            <text:p>88.4 </text:p>
          </table:table-cell>
          <table:table-cell table:style-name="ce5" office:value-type="float" office:value="75.05526" calcext:value-type="float">
            <text:p>75.1 </text:p>
          </table:table-cell>
          <table:table-cell table:style-name="ce5" office:value-type="float" office:value="74.811" calcext:value-type="float">
            <text:p>74.8 </text:p>
          </table:table-cell>
          <table:table-cell table:style-name="ce5" office:value-type="float" office:value="62.88693" calcext:value-type="float">
            <text:p>62.9 </text:p>
          </table:table-cell>
          <table:table-cell table:style-name="ce5" office:value-type="float" office:value="84.96667" calcext:value-type="float">
            <text:p>85.0 </text:p>
          </table:table-cell>
          <table:table-cell table:style-name="ce5" office:value-type="float" office:value="87.2" calcext:value-type="float">
            <text:p>87.2 </text:p>
          </table:table-cell>
          <table:table-cell table:style-name="ce5" office:value-type="float" office:value="77.96558" calcext:value-type="float">
            <text:p>78.0 </text:p>
          </table:table-cell>
          <table:table-cell table:style-name="ce5" office:value-type="float" office:value="87.27715" calcext:value-type="float">
            <text:p>87.3 </text:p>
          </table:table-cell>
          <table:table-cell table:style-name="ce5" office:value-type="float" office:value="90.57333" calcext:value-type="float">
            <text:p>90.6 </text:p>
          </table:table-cell>
          <table:table-cell table:style-name="ce5" office:value-type="float" office:value="89.37379" calcext:value-type="float">
            <text:p>89.4 </text:p>
          </table:table-cell>
          <table:table-cell table:style-name="ce5" office:value-type="float" office:value="90.02705" calcext:value-type="float">
            <text:p>90.0 </text:p>
          </table:table-cell>
          <table:table-cell table:style-name="ce5" office:value-type="float" office:value="77.25142" calcext:value-type="float">
            <text:p>77.3 </text:p>
          </table:table-cell>
          <table:table-cell table:style-name="ce5" office:value-type="float" office:value="63.23976" calcext:value-type="float">
            <text:p>63.2 </text:p>
          </table:table-cell>
          <table:table-cell table:style-name="ce5" office:value-type="float" office:value="96.71899" calcext:value-type="float">
            <text:p>96.7 </text:p>
          </table:table-cell>
          <table:table-cell table:style-name="ce5" office:value-type="float" office:value="83.73656" calcext:value-type="float">
            <text:p>83.7 </text:p>
          </table:table-cell>
          <table:table-cell table:style-name="ce5" office:value-type="float" office:value="87.67786" calcext:value-type="float">
            <text:p>87.7 </text:p>
          </table:table-cell>
          <table:table-cell table:style-name="ce5" office:value-type="float" office:value="97.15788" calcext:value-type="float">
            <text:p>97.2 </text:p>
          </table:table-cell>
          <table:table-cell table:style-name="ce5" office:value-type="float" office:value="82.02641" calcext:value-type="float">
            <text:p>82.0 </text:p>
          </table:table-cell>
          <table:table-cell table:style-name="ce5" office:value-type="float" office:value="77.14658" calcext:value-type="float">
            <text:p>77.1 </text:p>
          </table:table-cell>
          <table:table-cell table:style-name="ce5" office:value-type="float" office:value="78.14796" calcext:value-type="float">
            <text:p>78.1 </text:p>
          </table:table-cell>
          <table:table-cell table:style-name="ce5" office:value-type="float" office:value="86.21333" calcext:value-type="float">
            <text:p>86.2 </text:p>
          </table:table-cell>
          <table:table-cell table:style-name="ce5" office:value-type="float" office:value="71.99929" calcext:value-type="float">
            <text:p>72.0 </text:p>
          </table:table-cell>
          <table:table-cell table:style-name="ce5" office:value-type="float" office:value="87.56" calcext:value-type="float">
            <text:p>87.6 </text:p>
          </table:table-cell>
          <table:table-cell table:style-name="ce5" office:value-type="float" office:value="85.05316" calcext:value-type="float">
            <text:p>85.1 </text:p>
          </table:table-cell>
          <table:table-cell table:style-name="ce5" office:value-type="float" office:value="84.53333" calcext:value-type="float">
            <text:p>84.5 </text:p>
          </table:table-cell>
          <table:table-cell table:style-name="ce5" office:value-type="float" office:value="83.38081" calcext:value-type="float">
            <text:p>83.4 </text:p>
          </table:table-cell>
          <table:table-cell table:style-name="ce5" office:value-type="float" office:value="90.95132" calcext:value-type="float">
            <text:p>91.0 </text:p>
          </table:table-cell>
          <table:table-cell table:style-name="ce5" office:value-type="float" office:value="85.42442" calcext:value-type="float">
            <text:p>85.4 </text:p>
          </table:table-cell>
          <table:table-cell table:style-name="ce5" office:value-type="float" office:value="86.78333" calcext:value-type="float">
            <text:p>86.8 </text:p>
          </table:table-cell>
          <table:table-cell table:style-name="ce5" office:value-type="float" office:value="88.99646" calcext:value-type="float">
            <text:p>89.0 </text:p>
          </table:table-cell>
          <table:table-cell table:style-name="ce5" office:value-type="float" office:value="92.46652" calcext:value-type="float">
            <text:p>92.5 </text:p>
          </table:table-cell>
          <table:table-cell table:style-name="ce5" office:value-type="float" office:value="99.52773" calcext:value-type="float">
            <text:p>99.5 </text:p>
          </table:table-cell>
          <table:table-cell table:style-name="ce5" office:value-type="float" office:value="53.60375" calcext:value-type="float">
            <text:p>53.6 </text:p>
          </table:table-cell>
          <table:table-cell table:style-name="ce5" office:value-type="float" office:value="83.3" calcext:value-type="float">
            <text:p>83.3 </text:p>
          </table:table-cell>
          <table:table-cell table:style-name="ce5" office:value-type="float" office:value="87.61495" calcext:value-type="float">
            <text:p>87.6 </text:p>
          </table:table-cell>
          <table:table-cell table:style-name="ce5" office:value-type="float" office:value="88.39" calcext:value-type="float">
            <text:p>88.4 </text:p>
          </table:table-cell>
          <table:table-cell table:style-name="ce5" office:value-type="float" office:value="87.33667" calcext:value-type="float">
            <text:p>87.3 </text:p>
          </table:table-cell>
          <table:table-cell table:style-name="ce5" office:value-type="float" office:value="88.77432" calcext:value-type="float">
            <text:p>88.8 </text:p>
          </table:table-cell>
          <table:table-cell table:style-name="ce5" office:value-type="float" office:value="84.57364" calcext:value-type="float">
            <text:p>84.6 </text:p>
          </table:table-cell>
          <table:table-cell table:style-name="ce5" office:value-type="float" office:value="77.16918" calcext:value-type="float">
            <text:p>77.2 </text:p>
          </table:table-cell>
          <table:table-cell table:style-name="ce5" office:value-type="float" office:value="86.01128" calcext:value-type="float">
            <text:p>86.0 </text:p>
          </table:table-cell>
          <table:table-cell table:style-name="ce5" office:value-type="float" office:value="61.76016" calcext:value-type="float">
            <text:p>61.8 </text:p>
          </table:table-cell>
          <table:table-cell table:style-name="ce5" office:value-type="float" office:value="79.06779" calcext:value-type="float">
            <text:p>79.1 </text:p>
          </table:table-cell>
          <table:table-cell table:style-name="ce5" office:value-type="float" office:value="49.34651" calcext:value-type="float">
            <text:p>49.3 </text:p>
          </table:table-cell>
          <table:table-cell table:style-name="ce5" office:value-type="float" office:value="61.6916" calcext:value-type="float">
            <text:p>61.7 </text:p>
          </table:table-cell>
          <table:table-cell table:style-name="ce5" office:value-type="float" office:value="47.81501" calcext:value-type="float">
            <text:p>47.8 </text:p>
          </table:table-cell>
          <table:table-cell table:style-name="ce5" office:value-type="float" office:value="69.37242" calcext:value-type="float">
            <text:p>69.4 </text:p>
          </table:table-cell>
          <table:table-cell table:style-name="ce5" office:value-type="float" office:value="61.7917" calcext:value-type="float">
            <text:p>61.8 </text:p>
          </table:table-cell>
        </table:table-row>
        <table:table-row table:style-name="ro1">
          <table:table-cell office:value-type="string" calcext:value-type="string">
            <text:p>2007Q3</text:p>
          </table:table-cell>
          <table:table-cell office:value-type="float" office:value="82.00603" calcext:value-type="float">
            <text:p>82.0 </text:p>
          </table:table-cell>
          <table:table-cell office:value-type="float" office:value="85.57777" calcext:value-type="float">
            <text:p>85.6 </text:p>
          </table:table-cell>
          <table:table-cell office:value-type="float" office:value="86.24497" calcext:value-type="float">
            <text:p>86.2 </text:p>
          </table:table-cell>
          <table:table-cell office:value-type="float" office:value="88.38557" calcext:value-type="float">
            <text:p>88.4 </text:p>
          </table:table-cell>
          <table:table-cell office:value-type="float" office:value="77.37625" calcext:value-type="float">
            <text:p>77.4 </text:p>
          </table:table-cell>
          <table:table-cell office:value-type="float" office:value="75.02312" calcext:value-type="float">
            <text:p>75.0 </text:p>
          </table:table-cell>
          <table:table-cell office:value-type="float" office:value="64.36555" calcext:value-type="float">
            <text:p>64.4 </text:p>
          </table:table-cell>
          <table:table-cell office:value-type="float" office:value="85.7" calcext:value-type="float">
            <text:p>85.7 </text:p>
          </table:table-cell>
          <table:table-cell office:value-type="float" office:value="86.86667" calcext:value-type="float">
            <text:p>86.9 </text:p>
          </table:table-cell>
          <table:table-cell office:value-type="float" office:value="79.58915" calcext:value-type="float">
            <text:p>79.6 </text:p>
          </table:table-cell>
          <table:table-cell office:value-type="float" office:value="87.47278" calcext:value-type="float">
            <text:p>87.5 </text:p>
          </table:table-cell>
          <table:table-cell office:value-type="float" office:value="90.77" calcext:value-type="float">
            <text:p>90.8 </text:p>
          </table:table-cell>
          <table:table-cell office:value-type="float" office:value="89.84026" calcext:value-type="float">
            <text:p>89.8 </text:p>
          </table:table-cell>
          <table:table-cell office:value-type="float" office:value="89.51261" calcext:value-type="float">
            <text:p>89.5 </text:p>
          </table:table-cell>
          <table:table-cell office:value-type="float" office:value="77.76955" calcext:value-type="float">
            <text:p>77.8 </text:p>
          </table:table-cell>
          <table:table-cell office:value-type="float" office:value="64.07368" calcext:value-type="float">
            <text:p>64.1 </text:p>
          </table:table-cell>
          <table:table-cell office:value-type="float" office:value="97.64931" calcext:value-type="float">
            <text:p>97.6 </text:p>
          </table:table-cell>
          <table:table-cell office:value-type="float" office:value="85.21506" calcext:value-type="float">
            <text:p>85.2 </text:p>
          </table:table-cell>
          <table:table-cell office:value-type="float" office:value="88.188" calcext:value-type="float">
            <text:p>88.2 </text:p>
          </table:table-cell>
          <table:table-cell office:value-type="float" office:value="97.3615" calcext:value-type="float">
            <text:p>97.4 </text:p>
          </table:table-cell>
          <table:table-cell office:value-type="float" office:value="82.57598" calcext:value-type="float">
            <text:p>82.6 </text:p>
          </table:table-cell>
          <table:table-cell office:value-type="float" office:value="79.34196" calcext:value-type="float">
            <text:p>79.3 </text:p>
          </table:table-cell>
          <table:table-cell office:value-type="float" office:value="79.46153" calcext:value-type="float">
            <text:p>79.5 </text:p>
          </table:table-cell>
          <table:table-cell office:value-type="float" office:value="86.21" calcext:value-type="float">
            <text:p>86.2 </text:p>
          </table:table-cell>
          <table:table-cell office:value-type="float" office:value="72.62892" calcext:value-type="float">
            <text:p>72.6 </text:p>
          </table:table-cell>
          <table:table-cell office:value-type="float" office:value="87.2" calcext:value-type="float">
            <text:p>87.2 </text:p>
          </table:table-cell>
          <table:table-cell office:value-type="float" office:value="85.47009" calcext:value-type="float">
            <text:p>85.5 </text:p>
          </table:table-cell>
          <table:table-cell office:value-type="float" office:value="84.43333" calcext:value-type="float">
            <text:p>84.4 </text:p>
          </table:table-cell>
          <table:table-cell office:value-type="float" office:value="83.27229" calcext:value-type="float">
            <text:p>83.3 </text:p>
          </table:table-cell>
          <table:table-cell office:value-type="float" office:value="90.55026" calcext:value-type="float">
            <text:p>90.6 </text:p>
          </table:table-cell>
          <table:table-cell office:value-type="float" office:value="85.64874" calcext:value-type="float">
            <text:p>85.6 </text:p>
          </table:table-cell>
          <table:table-cell office:value-type="float" office:value="87.63333" calcext:value-type="float">
            <text:p>87.6 </text:p>
          </table:table-cell>
          <table:table-cell office:value-type="float" office:value="88.71562" calcext:value-type="float">
            <text:p>88.7 </text:p>
          </table:table-cell>
          <table:table-cell office:value-type="float" office:value="92.67715" calcext:value-type="float">
            <text:p>92.7 </text:p>
          </table:table-cell>
          <table:table-cell office:value-type="float" office:value="99.04731" calcext:value-type="float">
            <text:p>99.0 </text:p>
          </table:table-cell>
          <table:table-cell office:value-type="float" office:value="53.40548" calcext:value-type="float">
            <text:p>53.4 </text:p>
          </table:table-cell>
          <table:table-cell office:value-type="float" office:value="83.3" calcext:value-type="float">
            <text:p>83.3 </text:p>
          </table:table-cell>
          <table:table-cell office:value-type="float" office:value="87.8567" calcext:value-type="float">
            <text:p>87.9 </text:p>
          </table:table-cell>
          <table:table-cell office:value-type="float" office:value="88.46333" calcext:value-type="float">
            <text:p>88.5 </text:p>
          </table:table-cell>
          <table:table-cell office:value-type="float" office:value="87.48" calcext:value-type="float">
            <text:p>87.5 </text:p>
          </table:table-cell>
          <table:table-cell office:value-type="float" office:value="89.01971" calcext:value-type="float">
            <text:p>89.0 </text:p>
          </table:table-cell>
          <table:table-cell office:value-type="float" office:value="84.70688" calcext:value-type="float">
            <text:p>84.7 </text:p>
          </table:table-cell>
          <table:table-cell office:value-type="float" office:value="77.73429" calcext:value-type="float">
            <text:p>77.7 </text:p>
          </table:table-cell>
          <table:table-cell office:value-type="float" office:value="86.25698" calcext:value-type="float">
            <text:p>86.3 </text:p>
          </table:table-cell>
          <table:table-cell office:value-type="float" office:value="62.31359" calcext:value-type="float">
            <text:p>62.3 </text:p>
          </table:table-cell>
          <table:table-cell office:value-type="float" office:value="80.7932" calcext:value-type="float">
            <text:p>80.8 </text:p>
          </table:table-cell>
          <table:table-cell office:value-type="float" office:value="50.74912" calcext:value-type="float">
            <text:p>50.7 </text:p>
          </table:table-cell>
          <table:table-cell office:value-type="float" office:value="62.72882" calcext:value-type="float">
            <text:p>62.7 </text:p>
          </table:table-cell>
          <table:table-cell office:value-type="float" office:value="48.79405" calcext:value-type="float">
            <text:p>48.8 </text:p>
          </table:table-cell>
          <table:table-cell office:value-type="float" office:value="70.74922" calcext:value-type="float">
            <text:p>70.7 </text:p>
          </table:table-cell>
          <table:table-cell office:value-type="float" office:value="63.10071" calcext:value-type="float">
            <text:p>63.1 </text:p>
          </table:table-cell>
        </table:table-row>
        <table:table-row table:style-name="ro1">
          <table:table-cell office:value-type="string" calcext:value-type="string">
            <text:p>2007Q4</text:p>
          </table:table-cell>
          <table:table-cell table:style-name="ce5" office:value-type="float" office:value="82.74902" calcext:value-type="float">
            <text:p>82.7 </text:p>
          </table:table-cell>
          <table:table-cell table:style-name="ce5" office:value-type="float" office:value="86.65059" calcext:value-type="float">
            <text:p>86.7 </text:p>
          </table:table-cell>
          <table:table-cell table:style-name="ce5" office:value-type="float" office:value="87.33844" calcext:value-type="float">
            <text:p>87.3 </text:p>
          </table:table-cell>
          <table:table-cell table:style-name="ce5" office:value-type="float" office:value="88.35923" calcext:value-type="float">
            <text:p>88.4 </text:p>
          </table:table-cell>
          <table:table-cell table:style-name="ce5" office:value-type="float" office:value="78.99683" calcext:value-type="float">
            <text:p>79.0 </text:p>
          </table:table-cell>
          <table:table-cell table:style-name="ce5" office:value-type="float" office:value="75.39838" calcext:value-type="float">
            <text:p>75.4 </text:p>
          </table:table-cell>
          <table:table-cell table:style-name="ce5" office:value-type="float" office:value="66.06288" calcext:value-type="float">
            <text:p>66.1 </text:p>
          </table:table-cell>
          <table:table-cell table:style-name="ce5" office:value-type="float" office:value="86.76667" calcext:value-type="float">
            <text:p>86.8 </text:p>
          </table:table-cell>
          <table:table-cell table:style-name="ce5" office:value-type="float" office:value="87.83334" calcext:value-type="float">
            <text:p>87.8 </text:p>
          </table:table-cell>
          <table:table-cell table:style-name="ce5" office:value-type="float" office:value="81.96469" calcext:value-type="float">
            <text:p>82.0 </text:p>
          </table:table-cell>
          <table:table-cell table:style-name="ce5" office:value-type="float" office:value="88.1435" calcext:value-type="float">
            <text:p>88.1 </text:p>
          </table:table-cell>
          <table:table-cell table:style-name="ce5" office:value-type="float" office:value="91.63667" calcext:value-type="float">
            <text:p>91.6 </text:p>
          </table:table-cell>
          <table:table-cell table:style-name="ce5" office:value-type="float" office:value="90.61769" calcext:value-type="float">
            <text:p>90.6 </text:p>
          </table:table-cell>
          <table:table-cell table:style-name="ce5" office:value-type="float" office:value="91.68755" calcext:value-type="float">
            <text:p>91.7 </text:p>
          </table:table-cell>
          <table:table-cell table:style-name="ce5" office:value-type="float" office:value="79.15125" calcext:value-type="float">
            <text:p>79.2 </text:p>
          </table:table-cell>
          <table:table-cell table:style-name="ce5" office:value-type="float" office:value="65.39407" calcext:value-type="float">
            <text:p>65.4 </text:p>
          </table:table-cell>
          <table:table-cell table:style-name="ce5" office:value-type="float" office:value="98.54639" calcext:value-type="float">
            <text:p>98.5 </text:p>
          </table:table-cell>
          <table:table-cell table:style-name="ce5" office:value-type="float" office:value="85.61828" calcext:value-type="float">
            <text:p>85.6 </text:p>
          </table:table-cell>
          <table:table-cell table:style-name="ce5" office:value-type="float" office:value="88.80904" calcext:value-type="float">
            <text:p>88.8 </text:p>
          </table:table-cell>
          <table:table-cell table:style-name="ce5" office:value-type="float" office:value="97.70086" calcext:value-type="float">
            <text:p>97.7 </text:p>
          </table:table-cell>
          <table:table-cell table:style-name="ce5" office:value-type="float" office:value="83.17686" calcext:value-type="float">
            <text:p>83.2 </text:p>
          </table:table-cell>
          <table:table-cell table:style-name="ce5" office:value-type="float" office:value="83.10735" calcext:value-type="float">
            <text:p>83.1 </text:p>
          </table:table-cell>
          <table:table-cell table:style-name="ce5" office:value-type="float" office:value="82.17416" calcext:value-type="float">
            <text:p>82.2 </text:p>
          </table:table-cell>
          <table:table-cell table:style-name="ce5" office:value-type="float" office:value="87.42" calcext:value-type="float">
            <text:p>87.4 </text:p>
          </table:table-cell>
          <table:table-cell table:style-name="ce5" office:value-type="float" office:value="73.8344" calcext:value-type="float">
            <text:p>73.8 </text:p>
          </table:table-cell>
          <table:table-cell table:style-name="ce5" office:value-type="float" office:value="87.59333" calcext:value-type="float">
            <text:p>87.6 </text:p>
          </table:table-cell>
          <table:table-cell table:style-name="ce5" office:value-type="float" office:value="86.47071" calcext:value-type="float">
            <text:p>86.5 </text:p>
          </table:table-cell>
          <table:table-cell table:style-name="ce5" office:value-type="float" office:value="86.16666" calcext:value-type="float">
            <text:p>86.2 </text:p>
          </table:table-cell>
          <table:table-cell table:style-name="ce5" office:value-type="float" office:value="84.54755" calcext:value-type="float">
            <text:p>84.5 </text:p>
          </table:table-cell>
          <table:table-cell table:style-name="ce5" office:value-type="float" office:value="91.42072" calcext:value-type="float">
            <text:p>91.4 </text:p>
          </table:table-cell>
          <table:table-cell table:style-name="ce5" office:value-type="float" office:value="86.68876" calcext:value-type="float">
            <text:p>86.7 </text:p>
          </table:table-cell>
          <table:table-cell table:style-name="ce5" office:value-type="float" office:value="89.16333" calcext:value-type="float">
            <text:p>89.2 </text:p>
          </table:table-cell>
          <table:table-cell table:style-name="ce5" office:value-type="float" office:value="90.66042" calcext:value-type="float">
            <text:p>90.7 </text:p>
          </table:table-cell>
          <table:table-cell table:style-name="ce5" office:value-type="float" office:value="94.24305" calcext:value-type="float">
            <text:p>94.2 </text:p>
          </table:table-cell>
          <table:table-cell table:style-name="ce5" office:value-type="float" office:value="100.3042" calcext:value-type="float">
            <text:p>100.3 </text:p>
          </table:table-cell>
          <table:table-cell table:style-name="ce5" office:value-type="float" office:value="55.50204" calcext:value-type="float">
            <text:p>55.5 </text:p>
          </table:table-cell>
          <table:table-cell table:style-name="ce5" office:value-type="float" office:value="84.1" calcext:value-type="float">
            <text:p>84.1 </text:p>
          </table:table-cell>
          <table:table-cell table:style-name="ce5" office:value-type="float" office:value="88.48156" calcext:value-type="float">
            <text:p>88.5 </text:p>
          </table:table-cell>
          <table:table-cell table:style-name="ce5" office:value-type="float" office:value="89.58667" calcext:value-type="float">
            <text:p>89.6 </text:p>
          </table:table-cell>
          <table:table-cell table:style-name="ce5" office:value-type="float" office:value="88.66" calcext:value-type="float">
            <text:p>88.7 </text:p>
          </table:table-cell>
          <table:table-cell table:style-name="ce5" office:value-type="float" office:value="89.62949" calcext:value-type="float">
            <text:p>89.6 </text:p>
          </table:table-cell>
          <table:table-cell table:style-name="ce5" office:value-type="float" office:value="85.81625" calcext:value-type="float">
            <text:p>85.8 </text:p>
          </table:table-cell>
          <table:table-cell table:style-name="ce5" office:value-type="float" office:value="78.65438" calcext:value-type="float">
            <text:p>78.7 </text:p>
          </table:table-cell>
          <table:table-cell table:style-name="ce5" office:value-type="float" office:value="87.05552" calcext:value-type="float">
            <text:p>87.1 </text:p>
          </table:table-cell>
          <table:table-cell table:style-name="ce5" office:value-type="float" office:value="62.98712" calcext:value-type="float">
            <text:p>63.0 </text:p>
          </table:table-cell>
          <table:table-cell table:style-name="ce5" office:value-type="float" office:value="82.17343" calcext:value-type="float">
            <text:p>82.2 </text:p>
          </table:table-cell>
          <table:table-cell table:style-name="ce5" office:value-type="float" office:value="51.25916" calcext:value-type="float">
            <text:p>51.3 </text:p>
          </table:table-cell>
          <table:table-cell table:style-name="ce5" office:value-type="float" office:value="64.03263" calcext:value-type="float">
            <text:p>64.0 </text:p>
          </table:table-cell>
          <table:table-cell table:style-name="ce5" office:value-type="float" office:value="50.46878" calcext:value-type="float">
            <text:p>50.5 </text:p>
          </table:table-cell>
          <table:table-cell table:style-name="ce5" office:value-type="float" office:value="72.72021" calcext:value-type="float">
            <text:p>72.7 </text:p>
          </table:table-cell>
          <table:table-cell table:style-name="ce5" office:value-type="float" office:value="64.34094" calcext:value-type="float">
            <text:p>64.3 </text:p>
          </table:table-cell>
        </table:table-row>
        <table:table-row table:style-name="ro1">
          <table:table-cell office:value-type="string" calcext:value-type="string">
            <text:p>2008Q1</text:p>
          </table:table-cell>
          <table:table-cell office:value-type="float" office:value="83.86348" calcext:value-type="float">
            <text:p>83.9 </text:p>
          </table:table-cell>
          <table:table-cell office:value-type="float" office:value="87.28328" calcext:value-type="float">
            <text:p>87.3 </text:p>
          </table:table-cell>
          <table:table-cell office:value-type="float" office:value="88.76225" calcext:value-type="float">
            <text:p>88.8 </text:p>
          </table:table-cell>
          <table:table-cell office:value-type="float" office:value="88.64893" calcext:value-type="float">
            <text:p>88.6 </text:p>
          </table:table-cell>
          <table:table-cell office:value-type="float" office:value="79.84129" calcext:value-type="float">
            <text:p>79.8 </text:p>
          </table:table-cell>
          <table:table-cell office:value-type="float" office:value="77.54391" calcext:value-type="float">
            <text:p>77.5 </text:p>
          </table:table-cell>
          <table:table-cell office:value-type="float" office:value="68.14959" calcext:value-type="float">
            <text:p>68.1 </text:p>
          </table:table-cell>
          <table:table-cell office:value-type="float" office:value="90.06667" calcext:value-type="float">
            <text:p>90.1 </text:p>
          </table:table-cell>
          <table:table-cell office:value-type="float" office:value="89.06667" calcext:value-type="float">
            <text:p>89.1 </text:p>
          </table:table-cell>
          <table:table-cell office:value-type="float" office:value="84.95548" calcext:value-type="float">
            <text:p>85.0 </text:p>
          </table:table-cell>
          <table:table-cell office:value-type="float" office:value="89.56877" calcext:value-type="float">
            <text:p>89.6 </text:p>
          </table:table-cell>
          <table:table-cell office:value-type="float" office:value="92.28333" calcext:value-type="float">
            <text:p>92.3 </text:p>
          </table:table-cell>
          <table:table-cell office:value-type="float" office:value="91.27074" calcext:value-type="float">
            <text:p>91.3 </text:p>
          </table:table-cell>
          <table:table-cell office:value-type="float" office:value="92.14046" calcext:value-type="float">
            <text:p>92.1 </text:p>
          </table:table-cell>
          <table:table-cell office:value-type="float" office:value="80.97705" calcext:value-type="float">
            <text:p>81.0 </text:p>
          </table:table-cell>
          <table:table-cell office:value-type="float" office:value="66.89526" calcext:value-type="float">
            <text:p>66.9 </text:p>
          </table:table-cell>
          <table:table-cell office:value-type="float" office:value="99.44347" calcext:value-type="float">
            <text:p>99.4 </text:p>
          </table:table-cell>
          <table:table-cell office:value-type="float" office:value="86.02151" calcext:value-type="float">
            <text:p>86.0 </text:p>
          </table:table-cell>
          <table:table-cell office:value-type="float" office:value="89.78497" calcext:value-type="float">
            <text:p>89.8 </text:p>
          </table:table-cell>
          <table:table-cell office:value-type="float" office:value="97.63299" calcext:value-type="float">
            <text:p>97.6 </text:p>
          </table:table-cell>
          <table:table-cell office:value-type="float" office:value="84.24895" calcext:value-type="float">
            <text:p>84.2 </text:p>
          </table:table-cell>
          <table:table-cell office:value-type="float" office:value="87.43085" calcext:value-type="float">
            <text:p>87.4 </text:p>
          </table:table-cell>
          <table:table-cell office:value-type="float" office:value="84.97653" calcext:value-type="float">
            <text:p>85.0 </text:p>
          </table:table-cell>
          <table:table-cell office:value-type="float" office:value="88.07333" calcext:value-type="float">
            <text:p>88.1 </text:p>
          </table:table-cell>
          <table:table-cell office:value-type="float" office:value="74.88306" calcext:value-type="float">
            <text:p>74.9 </text:p>
          </table:table-cell>
          <table:table-cell office:value-type="float" office:value="88.31333" calcext:value-type="float">
            <text:p>88.3 </text:p>
          </table:table-cell>
          <table:table-cell office:value-type="float" office:value="87.05441" calcext:value-type="float">
            <text:p>87.1 </text:p>
          </table:table-cell>
          <table:table-cell office:value-type="float" office:value="87.03333" calcext:value-type="float">
            <text:p>87.0 </text:p>
          </table:table-cell>
          <table:table-cell office:value-type="float" office:value="85.79568" calcext:value-type="float">
            <text:p>85.8 </text:p>
          </table:table-cell>
          <table:table-cell office:value-type="float" office:value="91.93723" calcext:value-type="float">
            <text:p>91.9 </text:p>
          </table:table-cell>
          <table:table-cell office:value-type="float" office:value="88.48331" calcext:value-type="float">
            <text:p>88.5 </text:p>
          </table:table-cell>
          <table:table-cell office:value-type="float" office:value="90.11" calcext:value-type="float">
            <text:p>90.1 </text:p>
          </table:table-cell>
          <table:table-cell office:value-type="float" office:value="90.92734" calcext:value-type="float">
            <text:p>90.9 </text:p>
          </table:table-cell>
          <table:table-cell office:value-type="float" office:value="94.42389" calcext:value-type="float">
            <text:p>94.4 </text:p>
          </table:table-cell>
          <table:table-cell office:value-type="float" office:value="100.5347" calcext:value-type="float">
            <text:p>100.5 </text:p>
          </table:table-cell>
          <table:table-cell office:value-type="float" office:value="57.05752" calcext:value-type="float">
            <text:p>57.1 </text:p>
          </table:table-cell>
          <table:table-cell office:value-type="float" office:value="84.5" calcext:value-type="float">
            <text:p>84.5 </text:p>
          </table:table-cell>
          <table:table-cell office:value-type="float" office:value="89.4874" calcext:value-type="float">
            <text:p>89.5 </text:p>
          </table:table-cell>
          <table:table-cell office:value-type="float" office:value="90.17333" calcext:value-type="float">
            <text:p>90.2 </text:p>
          </table:table-cell>
          <table:table-cell office:value-type="float" office:value="89.43" calcext:value-type="float">
            <text:p>89.4 </text:p>
          </table:table-cell>
          <table:table-cell office:value-type="float" office:value="90.38337" calcext:value-type="float">
            <text:p>90.4 </text:p>
          </table:table-cell>
          <table:table-cell office:value-type="float" office:value="86.6389" calcext:value-type="float">
            <text:p>86.6 </text:p>
          </table:table-cell>
          <table:table-cell office:value-type="float" office:value="79.78566" calcext:value-type="float">
            <text:p>79.8 </text:p>
          </table:table-cell>
          <table:table-cell office:value-type="float" office:value="87.90456" calcext:value-type="float">
            <text:p>87.9 </text:p>
          </table:table-cell>
          <table:table-cell office:value-type="float" office:value="64.02979" calcext:value-type="float">
            <text:p>64.0 </text:p>
          </table:table-cell>
          <table:table-cell office:value-type="float" office:value="85.15934" calcext:value-type="float">
            <text:p>85.2 </text:p>
          </table:table-cell>
          <table:table-cell office:value-type="float" office:value="51.76921" calcext:value-type="float">
            <text:p>51.8 </text:p>
          </table:table-cell>
          <table:table-cell office:value-type="float" office:value="66.17996" calcext:value-type="float">
            <text:p>66.2 </text:p>
          </table:table-cell>
          <table:table-cell office:value-type="float" office:value="52.86219" calcext:value-type="float">
            <text:p>52.9 </text:p>
          </table:table-cell>
          <table:table-cell office:value-type="float" office:value="75.09248" calcext:value-type="float">
            <text:p>75.1 </text:p>
          </table:table-cell>
          <table:table-cell office:value-type="float" office:value="66.11905" calcext:value-type="float">
            <text:p>66.1 </text:p>
          </table:table-cell>
        </table:table-row>
        <table:table-row table:style-name="ro1">
          <table:table-cell office:value-type="string" calcext:value-type="string">
            <text:p>2008Q2</text:p>
          </table:table-cell>
          <table:table-cell table:style-name="ce5" office:value-type="float" office:value="85.07082" calcext:value-type="float">
            <text:p>85.1 </text:p>
          </table:table-cell>
          <table:table-cell table:style-name="ce5" office:value-type="float" office:value="88.52114" calcext:value-type="float">
            <text:p>88.5 </text:p>
          </table:table-cell>
          <table:table-cell table:style-name="ce5" office:value-type="float" office:value="90.31161" calcext:value-type="float">
            <text:p>90.3 </text:p>
          </table:table-cell>
          <table:table-cell table:style-name="ce5" office:value-type="float" office:value="90.46616" calcext:value-type="float">
            <text:p>90.5 </text:p>
          </table:table-cell>
          <table:table-cell table:style-name="ce5" office:value-type="float" office:value="81.72501" calcext:value-type="float">
            <text:p>81.7 </text:p>
          </table:table-cell>
          <table:table-cell table:style-name="ce5" office:value-type="float" office:value="79.62419" calcext:value-type="float">
            <text:p>79.6 </text:p>
          </table:table-cell>
          <table:table-cell table:style-name="ce5" office:value-type="float" office:value="70.36501" calcext:value-type="float">
            <text:p>70.4 </text:p>
          </table:table-cell>
          <table:table-cell table:style-name="ce5" office:value-type="float" office:value="90.73333" calcext:value-type="float">
            <text:p>90.7 </text:p>
          </table:table-cell>
          <table:table-cell table:style-name="ce5" office:value-type="float" office:value="90.26667" calcext:value-type="float">
            <text:p>90.3 </text:p>
          </table:table-cell>
          <table:table-cell table:style-name="ce5" office:value-type="float" office:value="86.85249" calcext:value-type="float">
            <text:p>86.9 </text:p>
          </table:table-cell>
          <table:table-cell table:style-name="ce5" office:value-type="float" office:value="90.82637" calcext:value-type="float">
            <text:p>90.8 </text:p>
          </table:table-cell>
          <table:table-cell table:style-name="ce5" office:value-type="float" office:value="93.56667" calcext:value-type="float">
            <text:p>93.6 </text:p>
          </table:table-cell>
          <table:table-cell table:style-name="ce5" office:value-type="float" office:value="91.95488" calcext:value-type="float">
            <text:p>92.0 </text:p>
          </table:table-cell>
          <table:table-cell table:style-name="ce5" office:value-type="float" office:value="94.30495" calcext:value-type="float">
            <text:p>94.3 </text:p>
          </table:table-cell>
          <table:table-cell table:style-name="ce5" office:value-type="float" office:value="82.48211" calcext:value-type="float">
            <text:p>82.5 </text:p>
          </table:table-cell>
          <table:table-cell table:style-name="ce5" office:value-type="float" office:value="71.00196" calcext:value-type="float">
            <text:p>71.0 </text:p>
          </table:table-cell>
          <table:table-cell table:style-name="ce5" office:value-type="float" office:value="101.2044" calcext:value-type="float">
            <text:p>101.2 </text:p>
          </table:table-cell>
          <table:table-cell table:style-name="ce5" office:value-type="float" office:value="87.83602" calcext:value-type="float">
            <text:p>87.8 </text:p>
          </table:table-cell>
          <table:table-cell table:style-name="ce5" office:value-type="float" office:value="90.80524" calcext:value-type="float">
            <text:p>90.8 </text:p>
          </table:table-cell>
          <table:table-cell table:style-name="ce5" office:value-type="float" office:value="98.44744" calcext:value-type="float">
            <text:p>98.4 </text:p>
          </table:table-cell>
          <table:table-cell table:style-name="ce5" office:value-type="float" office:value="86.00065" calcext:value-type="float">
            <text:p>86.0 </text:p>
          </table:table-cell>
          <table:table-cell table:style-name="ce5" office:value-type="float" office:value="90.80357" calcext:value-type="float">
            <text:p>90.8 </text:p>
          </table:table-cell>
          <table:table-cell table:style-name="ce5" office:value-type="float" office:value="87.5758" calcext:value-type="float">
            <text:p>87.6 </text:p>
          </table:table-cell>
          <table:table-cell table:style-name="ce5" office:value-type="float" office:value="89.59333" calcext:value-type="float">
            <text:p>89.6 </text:p>
          </table:table-cell>
          <table:table-cell table:style-name="ce5" office:value-type="float" office:value="75.53929" calcext:value-type="float">
            <text:p>75.5 </text:p>
          </table:table-cell>
          <table:table-cell table:style-name="ce5" office:value-type="float" office:value="89.58" calcext:value-type="float">
            <text:p>89.6 </text:p>
          </table:table-cell>
          <table:table-cell table:style-name="ce5" office:value-type="float" office:value="88.47196" calcext:value-type="float">
            <text:p>88.5 </text:p>
          </table:table-cell>
          <table:table-cell table:style-name="ce5" office:value-type="float" office:value="87.26667" calcext:value-type="float">
            <text:p>87.3 </text:p>
          </table:table-cell>
          <table:table-cell table:style-name="ce5" office:value-type="float" office:value="86.93529" calcext:value-type="float">
            <text:p>86.9 </text:p>
          </table:table-cell>
          <table:table-cell table:style-name="ce5" office:value-type="float" office:value="93.56204" calcext:value-type="float">
            <text:p>93.6 </text:p>
          </table:table-cell>
          <table:table-cell table:style-name="ce5" office:value-type="float" office:value="89.25822" calcext:value-type="float">
            <text:p>89.3 </text:p>
          </table:table-cell>
          <table:table-cell table:style-name="ce5" office:value-type="float" office:value="92.52" calcext:value-type="float">
            <text:p>92.5 </text:p>
          </table:table-cell>
          <table:table-cell table:style-name="ce5" office:value-type="float" office:value="93.09088" calcext:value-type="float">
            <text:p>93.1 </text:p>
          </table:table-cell>
          <table:table-cell table:style-name="ce5" office:value-type="float" office:value="95.97489" calcext:value-type="float">
            <text:p>96.0 </text:p>
          </table:table-cell>
          <table:table-cell table:style-name="ce5" office:value-type="float" office:value="102.1992" calcext:value-type="float">
            <text:p>102.2 </text:p>
          </table:table-cell>
          <table:table-cell table:style-name="ce5" office:value-type="float" office:value="59.14513" calcext:value-type="float">
            <text:p>59.1 </text:p>
          </table:table-cell>
          <table:table-cell table:style-name="ce5" office:value-type="float" office:value="86.1" calcext:value-type="float">
            <text:p>86.1 </text:p>
          </table:table-cell>
          <table:table-cell table:style-name="ce5" office:value-type="float" office:value="91.45195" calcext:value-type="float">
            <text:p>91.5 </text:p>
          </table:table-cell>
          <table:table-cell table:style-name="ce5" office:value-type="float" office:value="91.66666" calcext:value-type="float">
            <text:p>91.7 </text:p>
          </table:table-cell>
          <table:table-cell table:style-name="ce5" office:value-type="float" office:value="90.88667" calcext:value-type="float">
            <text:p>90.9 </text:p>
          </table:table-cell>
          <table:table-cell table:style-name="ce5" office:value-type="float" office:value="91.96988" calcext:value-type="float">
            <text:p>92.0 </text:p>
          </table:table-cell>
          <table:table-cell table:style-name="ce5" office:value-type="float" office:value="88.01705" calcext:value-type="float">
            <text:p>88.0 </text:p>
          </table:table-cell>
          <table:table-cell table:style-name="ce5" office:value-type="float" office:value="81.28133" calcext:value-type="float">
            <text:p>81.3 </text:p>
          </table:table-cell>
          <table:table-cell table:style-name="ce5" office:value-type="float" office:value="89.4718" calcext:value-type="float">
            <text:p>89.5 </text:p>
          </table:table-cell>
          <table:table-cell table:style-name="ce5" office:value-type="float" office:value="65.19425" calcext:value-type="float">
            <text:p>65.2 </text:p>
          </table:table-cell>
          <table:table-cell table:style-name="ce5" office:value-type="float" office:value="85.28526" calcext:value-type="float">
            <text:p>85.3 </text:p>
          </table:table-cell>
          <table:table-cell table:style-name="ce5" office:value-type="float" office:value="53.17182" calcext:value-type="float">
            <text:p>53.2 </text:p>
          </table:table-cell>
          <table:table-cell table:style-name="ce5" office:value-type="float" office:value="67.99197" calcext:value-type="float">
            <text:p>68.0 </text:p>
          </table:table-cell>
          <table:table-cell table:style-name="ce5" office:value-type="float" office:value="54.91968" calcext:value-type="float">
            <text:p>54.9 </text:p>
          </table:table-cell>
          <table:table-cell table:style-name="ce5" office:value-type="float" office:value="76.64444" calcext:value-type="float">
            <text:p>76.6 </text:p>
          </table:table-cell>
          <table:table-cell table:style-name="ce5" office:value-type="float" office:value="67.91943" calcext:value-type="float">
            <text:p>67.9 </text:p>
          </table:table-cell>
        </table:table-row>
        <table:table-row table:style-name="ro1">
          <table:table-cell office:value-type="string" calcext:value-type="string">
            <text:p>2008Q3</text:p>
          </table:table-cell>
          <table:table-cell office:value-type="float" office:value="86.09241" calcext:value-type="float">
            <text:p>86.1 </text:p>
          </table:table-cell>
          <table:table-cell office:value-type="float" office:value="88.76871" calcext:value-type="float">
            <text:p>88.8 </text:p>
          </table:table-cell>
          <table:table-cell office:value-type="float" office:value="91.0648" calcext:value-type="float">
            <text:p>91.1 </text:p>
          </table:table-cell>
          <table:table-cell office:value-type="float" office:value="91.41428" calcext:value-type="float">
            <text:p>91.4 </text:p>
          </table:table-cell>
          <table:table-cell office:value-type="float" office:value="84.60093" calcext:value-type="float">
            <text:p>84.6 </text:p>
          </table:table-cell>
          <table:table-cell office:value-type="float" office:value="80.7663" calcext:value-type="float">
            <text:p>80.8 </text:p>
          </table:table-cell>
          <table:table-cell office:value-type="float" office:value="74.09491" calcext:value-type="float">
            <text:p>74.1 </text:p>
          </table:table-cell>
          <table:table-cell office:value-type="float" office:value="91.36667" calcext:value-type="float">
            <text:p>91.4 </text:p>
          </table:table-cell>
          <table:table-cell office:value-type="float" office:value="90.5" calcext:value-type="float">
            <text:p>90.5 </text:p>
          </table:table-cell>
          <table:table-cell office:value-type="float" office:value="88.21971" calcext:value-type="float">
            <text:p>88.2 </text:p>
          </table:table-cell>
          <table:table-cell office:value-type="float" office:value="91.46914" calcext:value-type="float">
            <text:p>91.5 </text:p>
          </table:table-cell>
          <table:table-cell office:value-type="float" office:value="93.72" calcext:value-type="float">
            <text:p>93.7 </text:p>
          </table:table-cell>
          <table:table-cell office:value-type="float" office:value="92.60793" calcext:value-type="float">
            <text:p>92.6 </text:p>
          </table:table-cell>
          <table:table-cell office:value-type="float" office:value="93.74638" calcext:value-type="float">
            <text:p>93.7 </text:p>
          </table:table-cell>
          <table:table-cell office:value-type="float" office:value="82.6795" calcext:value-type="float">
            <text:p>82.7 </text:p>
          </table:table-cell>
          <table:table-cell office:value-type="float" office:value="73.07423" calcext:value-type="float">
            <text:p>73.1 </text:p>
          </table:table-cell>
          <table:table-cell office:value-type="float" office:value="101.9354" calcext:value-type="float">
            <text:p>101.9 </text:p>
          </table:table-cell>
          <table:table-cell office:value-type="float" office:value="89.65054" calcext:value-type="float">
            <text:p>89.7 </text:p>
          </table:table-cell>
          <table:table-cell office:value-type="float" office:value="91.69245" calcext:value-type="float">
            <text:p>91.7 </text:p>
          </table:table-cell>
          <table:table-cell office:value-type="float" office:value="99.46552" calcext:value-type="float">
            <text:p>99.5 </text:p>
          </table:table-cell>
          <table:table-cell office:value-type="float" office:value="87.15145" calcext:value-type="float">
            <text:p>87.2 </text:p>
          </table:table-cell>
          <table:table-cell office:value-type="float" office:value="91.84309" calcext:value-type="float">
            <text:p>91.8 </text:p>
          </table:table-cell>
          <table:table-cell office:value-type="float" office:value="88.78133" calcext:value-type="float">
            <text:p>88.8 </text:p>
          </table:table-cell>
          <table:table-cell office:value-type="float" office:value="89.90667" calcext:value-type="float">
            <text:p>89.9 </text:p>
          </table:table-cell>
          <table:table-cell office:value-type="float" office:value="76.60924" calcext:value-type="float">
            <text:p>76.6 </text:p>
          </table:table-cell>
          <table:table-cell office:value-type="float" office:value="89.96333" calcext:value-type="float">
            <text:p>90.0 </text:p>
          </table:table-cell>
          <table:table-cell office:value-type="float" office:value="89.80613" calcext:value-type="float">
            <text:p>89.8 </text:p>
          </table:table-cell>
          <table:table-cell office:value-type="float" office:value="88.4" calcext:value-type="float">
            <text:p>88.4 </text:p>
          </table:table-cell>
          <table:table-cell office:value-type="float" office:value="87.12522" calcext:value-type="float">
            <text:p>87.1 </text:p>
          </table:table-cell>
          <table:table-cell office:value-type="float" office:value="93.31722" calcext:value-type="float">
            <text:p>93.3 </text:p>
          </table:table-cell>
          <table:table-cell office:value-type="float" office:value="89.99236" calcext:value-type="float">
            <text:p>90.0 </text:p>
          </table:table-cell>
          <table:table-cell office:value-type="float" office:value="93" calcext:value-type="float">
            <text:p>93.0 </text:p>
          </table:table-cell>
          <table:table-cell office:value-type="float" office:value="93.06697" calcext:value-type="float">
            <text:p>93.1 </text:p>
          </table:table-cell>
          <table:table-cell office:value-type="float" office:value="96.64721" calcext:value-type="float">
            <text:p>96.6 </text:p>
          </table:table-cell>
          <table:table-cell office:value-type="float" office:value="101.9935" calcext:value-type="float">
            <text:p>102.0 </text:p>
          </table:table-cell>
          <table:table-cell office:value-type="float" office:value="59.62738" calcext:value-type="float">
            <text:p>59.6 </text:p>
          </table:table-cell>
          <table:table-cell office:value-type="float" office:value="87.1" calcext:value-type="float">
            <text:p>87.1 </text:p>
          </table:table-cell>
          <table:table-cell office:value-type="float" office:value="92.51559" calcext:value-type="float">
            <text:p>92.5 </text:p>
          </table:table-cell>
          <table:table-cell office:value-type="float" office:value="91.92333" calcext:value-type="float">
            <text:p>91.9 </text:p>
          </table:table-cell>
          <table:table-cell office:value-type="float" office:value="91.19334" calcext:value-type="float">
            <text:p>91.2 </text:p>
          </table:table-cell>
          <table:table-cell office:value-type="float" office:value="92.91392" calcext:value-type="float">
            <text:p>92.9 </text:p>
          </table:table-cell>
          <table:table-cell office:value-type="float" office:value="88.52568" calcext:value-type="float">
            <text:p>88.5 </text:p>
          </table:table-cell>
          <table:table-cell office:value-type="float" office:value="82.27275" calcext:value-type="float">
            <text:p>82.3 </text:p>
          </table:table-cell>
          <table:table-cell office:value-type="float" office:value="90.34742" calcext:value-type="float">
            <text:p>90.3 </text:p>
          </table:table-cell>
          <table:table-cell office:value-type="float" office:value="66.21503" calcext:value-type="float">
            <text:p>66.2 </text:p>
          </table:table-cell>
          <table:table-cell office:value-type="float" office:value="85.08582" calcext:value-type="float">
            <text:p>85.1 </text:p>
          </table:table-cell>
          <table:table-cell office:value-type="float" office:value="55.3395" calcext:value-type="float">
            <text:p>55.3 </text:p>
          </table:table-cell>
          <table:table-cell office:value-type="float" office:value="70.18929" calcext:value-type="float">
            <text:p>70.2 </text:p>
          </table:table-cell>
          <table:table-cell office:value-type="float" office:value="56.08582" calcext:value-type="float">
            <text:p>56.1 </text:p>
          </table:table-cell>
          <table:table-cell office:value-type="float" office:value="78.37376" calcext:value-type="float">
            <text:p>78.4 </text:p>
          </table:table-cell>
          <table:table-cell office:value-type="float" office:value="70.21492" calcext:value-type="float">
            <text:p>70.2 </text:p>
          </table:table-cell>
        </table:table-row>
        <table:table-row table:style-name="ro1">
          <table:table-cell office:value-type="string" calcext:value-type="string">
            <text:p>2008Q4</text:p>
          </table:table-cell>
          <table:table-cell table:style-name="ce5" office:value-type="float" office:value="85.81379" calcext:value-type="float">
            <text:p>85.8 </text:p>
          </table:table-cell>
          <table:table-cell table:style-name="ce5" office:value-type="float" office:value="88.57616" calcext:value-type="float">
            <text:p>88.6 </text:p>
          </table:table-cell>
          <table:table-cell table:style-name="ce5" office:value-type="float" office:value="90.38759" calcext:value-type="float">
            <text:p>90.4 </text:p>
          </table:table-cell>
          <table:table-cell table:style-name="ce5" office:value-type="float" office:value="90.04477" calcext:value-type="float">
            <text:p>90.0 </text:p>
          </table:table-cell>
          <table:table-cell table:style-name="ce5" office:value-type="float" office:value="85.79503" calcext:value-type="float">
            <text:p>85.8 </text:p>
          </table:table-cell>
          <table:table-cell table:style-name="ce5" office:value-type="float" office:value="81.26394" calcext:value-type="float">
            <text:p>81.3 </text:p>
          </table:table-cell>
          <table:table-cell table:style-name="ce5" office:value-type="float" office:value="76.29563" calcext:value-type="float">
            <text:p>76.3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90.4" calcext:value-type="float">
            <text:p>90.4 </text:p>
          </table:table-cell>
          <table:table-cell table:style-name="ce5" office:value-type="float" office:value="88.71533" calcext:value-type="float">
            <text:p>88.7 </text:p>
          </table:table-cell>
          <table:table-cell table:style-name="ce5" office:value-type="float" office:value="91.49709" calcext:value-type="float">
            <text:p>91.5 </text:p>
          </table:table-cell>
          <table:table-cell table:style-name="ce5" office:value-type="float" office:value="93.25" calcext:value-type="float">
            <text:p>93.3 </text:p>
          </table:table-cell>
          <table:table-cell table:style-name="ce5" office:value-type="float" office:value="92.07927" calcext:value-type="float">
            <text:p>92.1 </text:p>
          </table:table-cell>
          <table:table-cell table:style-name="ce5" office:value-type="float" office:value="94.34866" calcext:value-type="float">
            <text:p>94.3 </text:p>
          </table:table-cell>
          <table:table-cell table:style-name="ce5" office:value-type="float" office:value="82.50678" calcext:value-type="float">
            <text:p>82.5 </text:p>
          </table:table-cell>
          <table:table-cell table:style-name="ce5" office:value-type="float" office:value="76.55833" calcext:value-type="float">
            <text:p>76.6 </text:p>
          </table:table-cell>
          <table:table-cell table:style-name="ce5" office:value-type="float" office:value="101.0383" calcext:value-type="float">
            <text:p>101.0 </text:p>
          </table:table-cell>
          <table:table-cell table:style-name="ce5" office:value-type="float" office:value="89.58334" calcext:value-type="float">
            <text:p>89.6 </text:p>
          </table:table-cell>
          <table:table-cell table:style-name="ce5" office:value-type="float" office:value="91.29321" calcext:value-type="float">
            <text:p>91.3 </text:p>
          </table:table-cell>
          <table:table-cell table:style-name="ce5" office:value-type="float" office:value="98.71893" calcext:value-type="float">
            <text:p>98.7 </text:p>
          </table:table-cell>
          <table:table-cell table:style-name="ce5" office:value-type="float" office:value="86.91602" calcext:value-type="float">
            <text:p>86.9 </text:p>
          </table:table-cell>
          <table:table-cell table:style-name="ce5" office:value-type="float" office:value="93.10347" calcext:value-type="float">
            <text:p>93.1 </text:p>
          </table:table-cell>
          <table:table-cell table:style-name="ce5" office:value-type="float" office:value="89.85004" calcext:value-type="float">
            <text:p>89.9 </text:p>
          </table:table-cell>
          <table:table-cell table:style-name="ce5" office:value-type="float" office:value="89.27" calcext:value-type="float">
            <text:p>89.3 </text:p>
          </table:table-cell>
          <table:table-cell table:style-name="ce5" office:value-type="float" office:value="78.39864" calcext:value-type="float">
            <text:p>78.4 </text:p>
          </table:table-cell>
          <table:table-cell table:style-name="ce5" office:value-type="float" office:value="89.63333" calcext:value-type="float">
            <text:p>89.6 </text:p>
          </table:table-cell>
          <table:table-cell table:style-name="ce5" office:value-type="float" office:value="89.3892" calcext:value-type="float">
            <text:p>89.4 </text:p>
          </table:table-cell>
          <table:table-cell table:style-name="ce5" office:value-type="float" office:value="89.23333" calcext:value-type="float">
            <text:p>89.2 </text:p>
          </table:table-cell>
          <table:table-cell table:style-name="ce5" office:value-type="float" office:value="87.58649" calcext:value-type="float">
            <text:p>87.6 </text:p>
          </table:table-cell>
          <table:table-cell table:style-name="ce5" office:value-type="float" office:value="92.80271" calcext:value-type="float">
            <text:p>92.8 </text:p>
          </table:table-cell>
          <table:table-cell table:style-name="ce5" office:value-type="float" office:value="90.84884" calcext:value-type="float">
            <text:p>90.8 </text:p>
          </table:table-cell>
          <table:table-cell table:style-name="ce5" office:value-type="float" office:value="92.15334" calcext:value-type="float">
            <text:p>92.2 </text:p>
          </table:table-cell>
          <table:table-cell table:style-name="ce5" office:value-type="float" office:value="92.88463" calcext:value-type="float">
            <text:p>92.9 </text:p>
          </table:table-cell>
          <table:table-cell table:style-name="ce5" office:value-type="float" office:value="96.5504" calcext:value-type="float">
            <text:p>96.6 </text:p>
          </table:table-cell>
          <table:table-cell table:style-name="ce5" office:value-type="float" office:value="101.8905" calcext:value-type="float">
            <text:p>101.9 </text:p>
          </table:table-cell>
          <table:table-cell table:style-name="ce5" office:value-type="float" office:value="61.56788" calcext:value-type="float">
            <text:p>61.6 </text:p>
          </table:table-cell>
          <table:table-cell table:style-name="ce5" office:value-type="float" office:value="87.2" calcext:value-type="float">
            <text:p>87.2 </text:p>
          </table:table-cell>
          <table:table-cell table:style-name="ce5" office:value-type="float" office:value="89.89876" calcext:value-type="float">
            <text:p>89.9 </text:p>
          </table:table-cell>
          <table:table-cell table:style-name="ce5" office:value-type="float" office:value="91.69666" calcext:value-type="float">
            <text:p>91.7 </text:p>
          </table:table-cell>
          <table:table-cell table:style-name="ce5" office:value-type="float" office:value="91.05666" calcext:value-type="float">
            <text:p>91.1 </text:p>
          </table:table-cell>
          <table:table-cell table:style-name="ce5" office:value-type="float" office:value="91.2261" calcext:value-type="float">
            <text:p>91.2 </text:p>
          </table:table-cell>
          <table:table-cell table:style-name="ce5" office:value-type="float" office:value="88.51791" calcext:value-type="float">
            <text:p>88.5 </text:p>
          </table:table-cell>
          <table:table-cell table:style-name="ce5" office:value-type="float" office:value="81.80536" calcext:value-type="float">
            <text:p>81.8 </text:p>
          </table:table-cell>
          <table:table-cell table:style-name="ce5" office:value-type="float" office:value="89.2941" calcext:value-type="float">
            <text:p>89.3 </text:p>
          </table:table-cell>
          <table:table-cell table:style-name="ce5" office:value-type="float" office:value="66.91284" calcext:value-type="float">
            <text:p>66.9 </text:p>
          </table:table-cell>
          <table:table-cell table:style-name="ce5" office:value-type="float" office:value="84.29391" calcext:value-type="float">
            <text:p>84.3 </text:p>
          </table:table-cell>
          <table:table-cell table:style-name="ce5" office:value-type="float" office:value="56.48709" calcext:value-type="float">
            <text:p>56.5 </text:p>
          </table:table-cell>
          <table:table-cell table:style-name="ce5" office:value-type="float" office:value="71.13071" calcext:value-type="float">
            <text:p>71.1 </text:p>
          </table:table-cell>
          <table:table-cell table:style-name="ce5" office:value-type="float" office:value="57.41249" calcext:value-type="float">
            <text:p>57.4 </text:p>
          </table:table-cell>
          <table:table-cell table:style-name="ce5" office:value-type="float" office:value="79.83704" calcext:value-type="float">
            <text:p>79.8 </text:p>
          </table:table-cell>
          <table:table-cell table:style-name="ce5" office:value-type="float" office:value="70.84505" calcext:value-type="float">
            <text:p>70.8 </text:p>
          </table:table-cell>
        </table:table-row>
        <table:table-row table:style-name="ro1">
          <table:table-cell office:value-type="string" calcext:value-type="string">
            <text:p>2009Q1</text:p>
          </table:table-cell>
          <table:table-cell office:value-type="float" office:value="85.90666" calcext:value-type="float">
            <text:p>85.9 </text:p>
          </table:table-cell>
          <table:table-cell office:value-type="float" office:value="88.24606" calcext:value-type="float">
            <text:p>88.2 </text:p>
          </table:table-cell>
          <table:table-cell office:value-type="float" office:value="90.19929" calcext:value-type="float">
            <text:p>90.2 </text:p>
          </table:table-cell>
          <table:table-cell office:value-type="float" office:value="89.75507" calcext:value-type="float">
            <text:p>89.8 </text:p>
          </table:table-cell>
          <table:table-cell office:value-type="float" office:value="83.70135" calcext:value-type="float">
            <text:p>83.7 </text:p>
          </table:table-cell>
          <table:table-cell office:value-type="float" office:value="82.65623" calcext:value-type="float">
            <text:p>82.7 </text:p>
          </table:table-cell>
          <table:table-cell office:value-type="float" office:value="76.90945" calcext:value-type="float">
            <text:p>76.9 </text:p>
          </table:table-cell>
          <table:table-cell office:value-type="float" office:value="91.96667" calcext:value-type="float">
            <text:p>92.0 </text:p>
          </table:table-cell>
          <table:table-cell office:value-type="float" office:value="90.63333" calcext:value-type="float">
            <text:p>90.6 </text:p>
          </table:table-cell>
          <table:table-cell office:value-type="float" office:value="87.62155" calcext:value-type="float">
            <text:p>87.6 </text:p>
          </table:table-cell>
          <table:table-cell office:value-type="float" office:value="91.022" calcext:value-type="float">
            <text:p>91.0 </text:p>
          </table:table-cell>
          <table:table-cell office:value-type="float" office:value="92.86" calcext:value-type="float">
            <text:p>92.9 </text:p>
          </table:table-cell>
          <table:table-cell office:value-type="float" office:value="92.01707" calcext:value-type="float">
            <text:p>92.0 </text:p>
          </table:table-cell>
          <table:table-cell office:value-type="float" office:value="93.5667" calcext:value-type="float">
            <text:p>93.6 </text:p>
          </table:table-cell>
          <table:table-cell office:value-type="float" office:value="83.41969" calcext:value-type="float">
            <text:p>83.4 </text:p>
          </table:table-cell>
          <table:table-cell office:value-type="float" office:value="78.32351" calcext:value-type="float">
            <text:p>78.3 </text:p>
          </table:table-cell>
          <table:table-cell office:value-type="float" office:value="97.98156" calcext:value-type="float">
            <text:p>98.0 </text:p>
          </table:table-cell>
          <table:table-cell office:value-type="float" office:value="88.97849" calcext:value-type="float">
            <text:p>89.0 </text:p>
          </table:table-cell>
          <table:table-cell office:value-type="float" office:value="91.11577" calcext:value-type="float">
            <text:p>91.1 </text:p>
          </table:table-cell>
          <table:table-cell office:value-type="float" office:value="97.53118" calcext:value-type="float">
            <text:p>97.5 </text:p>
          </table:table-cell>
          <table:table-cell office:value-type="float" office:value="87.54396" calcext:value-type="float">
            <text:p>87.5 </text:p>
          </table:table-cell>
          <table:table-cell office:value-type="float" office:value="95.48399" calcext:value-type="float">
            <text:p>95.5 </text:p>
          </table:table-cell>
          <table:table-cell office:value-type="float" office:value="92.339" calcext:value-type="float">
            <text:p>92.3 </text:p>
          </table:table-cell>
          <table:table-cell office:value-type="float" office:value="88.65667" calcext:value-type="float">
            <text:p>88.7 </text:p>
          </table:table-cell>
          <table:table-cell office:value-type="float" office:value="79.50739" calcext:value-type="float">
            <text:p>79.5 </text:p>
          </table:table-cell>
          <table:table-cell office:value-type="float" office:value="90.04" calcext:value-type="float">
            <text:p>90.0 </text:p>
          </table:table-cell>
          <table:table-cell office:value-type="float" office:value="89.63936" calcext:value-type="float">
            <text:p>89.6 </text:p>
          </table:table-cell>
          <table:table-cell office:value-type="float" office:value="89.16666" calcext:value-type="float">
            <text:p>89.2 </text:p>
          </table:table-cell>
          <table:table-cell office:value-type="float" office:value="88.75322" calcext:value-type="float">
            <text:p>88.8 </text:p>
          </table:table-cell>
          <table:table-cell office:value-type="float" office:value="91.92694" calcext:value-type="float">
            <text:p>91.9 </text:p>
          </table:table-cell>
          <table:table-cell office:value-type="float" office:value="91.07316" calcext:value-type="float">
            <text:p>91.1 </text:p>
          </table:table-cell>
          <table:table-cell office:value-type="float" office:value="91.74" calcext:value-type="float">
            <text:p>91.7 </text:p>
          </table:table-cell>
          <table:table-cell office:value-type="float" office:value="91.35234" calcext:value-type="float">
            <text:p>91.4 </text:p>
          </table:table-cell>
          <table:table-cell office:value-type="float" office:value="95.16961" calcext:value-type="float">
            <text:p>95.2 </text:p>
          </table:table-cell>
          <table:table-cell office:value-type="float" office:value="100.5182" calcext:value-type="float">
            <text:p>100.5 </text:p>
          </table:table-cell>
          <table:table-cell office:value-type="float" office:value="61.83139" calcext:value-type="float">
            <text:p>61.8 </text:p>
          </table:table-cell>
          <table:table-cell office:value-type="float" office:value="87" calcext:value-type="float">
            <text:p>87.0 </text:p>
          </table:table-cell>
          <table:table-cell office:value-type="float" office:value="89.45139" calcext:value-type="float">
            <text:p>89.5 </text:p>
          </table:table-cell>
          <table:table-cell office:value-type="float" office:value="91.09" calcext:value-type="float">
            <text:p>91.1 </text:p>
          </table:table-cell>
          <table:table-cell office:value-type="float" office:value="90.71" calcext:value-type="float">
            <text:p>90.7 </text:p>
          </table:table-cell>
          <table:table-cell office:value-type="float" office:value="90.77349" calcext:value-type="float">
            <text:p>90.8 </text:p>
          </table:table-cell>
          <table:table-cell office:value-type="float" office:value="88.29538" calcext:value-type="float">
            <text:p>88.3 </text:p>
          </table:table-cell>
          <table:table-cell office:value-type="float" office:value="81.85641" calcext:value-type="float">
            <text:p>81.9 </text:p>
          </table:table-cell>
          <table:table-cell office:value-type="float" office:value="89.00491" calcext:value-type="float">
            <text:p>89.0 </text:p>
          </table:table-cell>
          <table:table-cell office:value-type="float" office:value="67.73239" calcext:value-type="float">
            <text:p>67.7 </text:p>
          </table:table-cell>
          <table:table-cell office:value-type="float" office:value="84.6265" calcext:value-type="float">
            <text:p>84.6 </text:p>
          </table:table-cell>
          <table:table-cell office:value-type="float" office:value="56.6146" calcext:value-type="float">
            <text:p>56.6 </text:p>
          </table:table-cell>
          <table:table-cell office:value-type="float" office:value="71.24525" calcext:value-type="float">
            <text:p>71.2 </text:p>
          </table:table-cell>
          <table:table-cell office:value-type="float" office:value="60.11903" calcext:value-type="float">
            <text:p>60.1 </text:p>
          </table:table-cell>
          <table:table-cell office:value-type="float" office:value="80.28045" calcext:value-type="float">
            <text:p>80.3 </text:p>
          </table:table-cell>
          <table:table-cell office:value-type="float" office:value="71.97029" calcext:value-type="float">
            <text:p>72.0 </text:p>
          </table:table-cell>
        </table:table-row>
        <table:table-row table:style-name="ro1">
          <table:table-cell office:value-type="string" calcext:value-type="string">
            <text:p>2009Q2</text:p>
          </table:table-cell>
          <table:table-cell table:style-name="ce5" office:value-type="float" office:value="86.27815" calcext:value-type="float">
            <text:p>86.3 </text:p>
          </table:table-cell>
          <table:table-cell table:style-name="ce5" office:value-type="float" office:value="88.76871" calcext:value-type="float">
            <text:p>88.8 </text:p>
          </table:table-cell>
          <table:table-cell table:style-name="ce5" office:value-type="float" office:value="90.04402" calcext:value-type="float">
            <text:p>90.0 </text:p>
          </table:table-cell>
          <table:table-cell table:style-name="ce5" office:value-type="float" office:value="90.51883" calcext:value-type="float">
            <text:p>90.5 </text:p>
          </table:table-cell>
          <table:table-cell table:style-name="ce5" office:value-type="float" office:value="83.20444" calcext:value-type="float">
            <text:p>83.2 </text:p>
          </table:table-cell>
          <table:table-cell table:style-name="ce5" office:value-type="float" office:value="83.41763" calcext:value-type="float">
            <text:p>83.4 </text:p>
          </table:table-cell>
          <table:table-cell table:style-name="ce5" office:value-type="float" office:value="77.26333" calcext:value-type="float">
            <text:p>77.3 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91.36667" calcext:value-type="float">
            <text:p>91.4 </text:p>
          </table:table-cell>
          <table:table-cell table:style-name="ce5" office:value-type="float" office:value="86.57905" calcext:value-type="float">
            <text:p>86.6 </text:p>
          </table:table-cell>
          <table:table-cell table:style-name="ce5" office:value-type="float" office:value="91.022" calcext:value-type="float">
            <text:p>91.0 </text:p>
          </table:table-cell>
          <table:table-cell table:style-name="ce5" office:value-type="float" office:value="93.37334" calcext:value-type="float">
            <text:p>93.4 </text:p>
          </table:table-cell>
          <table:table-cell table:style-name="ce5" office:value-type="float" office:value="92.20366" calcext:value-type="float">
            <text:p>92.2 </text:p>
          </table:table-cell>
          <table:table-cell table:style-name="ce5" office:value-type="float" office:value="94.92738" calcext:value-type="float">
            <text:p>94.9 </text:p>
          </table:table-cell>
          <table:table-cell table:style-name="ce5" office:value-type="float" office:value="85.44288" calcext:value-type="float">
            <text:p>85.4 </text:p>
          </table:table-cell>
          <table:table-cell table:style-name="ce5" office:value-type="float" office:value="79.4588" calcext:value-type="float">
            <text:p>79.5 </text:p>
          </table:table-cell>
          <table:table-cell table:style-name="ce5" office:value-type="float" office:value="96.65254" calcext:value-type="float">
            <text:p>96.7 </text:p>
          </table:table-cell>
          <table:table-cell table:style-name="ce5" office:value-type="float" office:value="90.6586" calcext:value-type="float">
            <text:p>90.7 </text:p>
          </table:table-cell>
          <table:table-cell table:style-name="ce5" office:value-type="float" office:value="91.58155" calcext:value-type="float">
            <text:p>91.6 </text:p>
          </table:table-cell>
          <table:table-cell table:style-name="ce5" office:value-type="float" office:value="97.53118" calcext:value-type="float">
            <text:p>97.5 </text:p>
          </table:table-cell>
          <table:table-cell table:style-name="ce5" office:value-type="float" office:value="88.37921" calcext:value-type="float">
            <text:p>88.4 </text:p>
          </table:table-cell>
          <table:table-cell table:style-name="ce5" office:value-type="float" office:value="95.1078" calcext:value-type="float">
            <text:p>95.1 </text:p>
          </table:table-cell>
          <table:table-cell table:style-name="ce5" office:value-type="float" office:value="92.16033" calcext:value-type="float">
            <text:p>92.2 </text:p>
          </table:table-cell>
          <table:table-cell table:style-name="ce5" office:value-type="float" office:value="89.50333" calcext:value-type="float">
            <text:p>89.5 </text:p>
          </table:table-cell>
          <table:table-cell table:style-name="ce5" office:value-type="float" office:value="80.04325" calcext:value-type="float">
            <text:p>80.0 </text:p>
          </table:table-cell>
          <table:table-cell table:style-name="ce5" office:value-type="float" office:value="91.02333" calcext:value-type="float">
            <text:p>91.0 </text:p>
          </table:table-cell>
          <table:table-cell table:style-name="ce5" office:value-type="float" office:value="90.13967" calcext:value-type="float">
            <text:p>90.1 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90.48975" calcext:value-type="float">
            <text:p>90.5 </text:p>
          </table:table-cell>
          <table:table-cell table:style-name="ce5" office:value-type="float" office:value="92.52969" calcext:value-type="float">
            <text:p>92.5 </text:p>
          </table:table-cell>
          <table:table-cell table:style-name="ce5" office:value-type="float" office:value="90.9712" calcext:value-type="float">
            <text:p>91.0 </text:p>
          </table:table-cell>
          <table:table-cell table:style-name="ce5" office:value-type="float" office:value="93.16666" calcext:value-type="float">
            <text:p>93.2 </text:p>
          </table:table-cell>
          <table:table-cell table:style-name="ce5" office:value-type="float" office:value="92.46248" calcext:value-type="float">
            <text:p>92.5 </text:p>
          </table:table-cell>
          <table:table-cell table:style-name="ce5" office:value-type="float" office:value="95.41747" calcext:value-type="float">
            <text:p>95.4 </text:p>
          </table:table-cell>
          <table:table-cell table:style-name="ce5" office:value-type="float" office:value="101.4328" calcext:value-type="float">
            <text:p>101.4 </text:p>
          </table:table-cell>
          <table:table-cell table:style-name="ce5" office:value-type="float" office:value="62.51447" calcext:value-type="float">
            <text:p>62.5 </text:p>
          </table:table-cell>
          <table:table-cell table:style-name="ce5" office:value-type="float" office:value="87.8" calcext:value-type="float">
            <text:p>87.8 </text:p>
          </table:table-cell>
          <table:table-cell table:style-name="ce5" office:value-type="float" office:value="90.39984" calcext:value-type="float">
            <text:p>90.4 </text:p>
          </table:table-cell>
          <table:table-cell table:style-name="ce5" office:value-type="float" office:value="91.85" calcext:value-type="float">
            <text:p>91.9 </text:p>
          </table:table-cell>
          <table:table-cell table:style-name="ce5" office:value-type="float" office:value="91.53667" calcext:value-type="float">
            <text:p>91.5 </text:p>
          </table:table-cell>
          <table:table-cell table:style-name="ce5" office:value-type="float" office:value="91.47285" calcext:value-type="float">
            <text:p>91.5 </text:p>
          </table:table-cell>
          <table:table-cell table:style-name="ce5" office:value-type="float" office:value="88.92421" calcext:value-type="float">
            <text:p>88.9 </text:p>
          </table:table-cell>
          <table:table-cell table:style-name="ce5" office:value-type="float" office:value="82.60677" calcext:value-type="float">
            <text:p>82.6 </text:p>
          </table:table-cell>
          <table:table-cell table:style-name="ce5" office:value-type="float" office:value="89.70892" calcext:value-type="float">
            <text:p>89.7 </text:p>
          </table:table-cell>
          <table:table-cell table:style-name="ce5" office:value-type="float" office:value="68.56879" calcext:value-type="float">
            <text:p>68.6 </text:p>
          </table:table-cell>
          <table:table-cell table:style-name="ce5" office:value-type="float" office:value="83.97952" calcext:value-type="float">
            <text:p>84.0 </text:p>
          </table:table-cell>
          <table:table-cell table:style-name="ce5" office:value-type="float" office:value="57.8897" calcext:value-type="float">
            <text:p>57.9 </text:p>
          </table:table-cell>
          <table:table-cell table:style-name="ce5" office:value-type="float" office:value="71.22859" calcext:value-type="float">
            <text:p>71.2 </text:p>
          </table:table-cell>
          <table:table-cell table:style-name="ce5" office:value-type="float" office:value="61.74771" calcext:value-type="float">
            <text:p>61.7 </text:p>
          </table:table-cell>
          <table:table-cell table:style-name="ce5" office:value-type="float" office:value="80.7017" calcext:value-type="float">
            <text:p>80.7 </text:p>
          </table:table-cell>
          <table:table-cell table:style-name="ce5" office:value-type="float" office:value="73.45561" calcext:value-type="float">
            <text:p>73.5 </text:p>
          </table:table-cell>
        </table:table-row>
        <table:table-row table:style-name="ro1">
          <table:table-cell office:value-type="string" calcext:value-type="string">
            <text:p>2009Q3</text:p>
          </table:table-cell>
          <table:table-cell office:value-type="float" office:value="87.114" calcext:value-type="float">
            <text:p>87.1 </text:p>
          </table:table-cell>
          <table:table-cell office:value-type="float" office:value="88.79623" calcext:value-type="float">
            <text:p>88.8 </text:p>
          </table:table-cell>
          <table:table-cell office:value-type="float" office:value="89.95483" calcext:value-type="float">
            <text:p>90.0 </text:p>
          </table:table-cell>
          <table:table-cell office:value-type="float" office:value="90.62418" calcext:value-type="float">
            <text:p>90.6 </text:p>
          </table:table-cell>
          <table:table-cell office:value-type="float" office:value="83.03233" calcext:value-type="float">
            <text:p>83.0 </text:p>
          </table:table-cell>
          <table:table-cell office:value-type="float" office:value="83.35509" calcext:value-type="float">
            <text:p>83.4 </text:p>
          </table:table-cell>
          <table:table-cell office:value-type="float" office:value="78.39775" calcext:value-type="float">
            <text:p>78.4 </text:p>
          </table:table-cell>
          <table:table-cell office:value-type="float" office:value="91.46667" calcext:value-type="float">
            <text:p>91.5 </text:p>
          </table:table-cell>
          <table:table-cell office:value-type="float" office:value="91.4" calcext:value-type="float">
            <text:p>91.4 </text:p>
          </table:table-cell>
          <table:table-cell office:value-type="float" office:value="87.29684" calcext:value-type="float">
            <text:p>87.3 </text:p>
          </table:table-cell>
          <table:table-cell office:value-type="float" office:value="90.77048" calcext:value-type="float">
            <text:p>90.8 </text:p>
          </table:table-cell>
          <table:table-cell office:value-type="float" office:value="93.32333" calcext:value-type="float">
            <text:p>93.3 </text:p>
          </table:table-cell>
          <table:table-cell office:value-type="float" office:value="92.39024" calcext:value-type="float">
            <text:p>92.4 </text:p>
          </table:table-cell>
          <table:table-cell office:value-type="float" office:value="94.38914" calcext:value-type="float">
            <text:p>94.4 </text:p>
          </table:table-cell>
          <table:table-cell office:value-type="float" office:value="86.82458" calcext:value-type="float">
            <text:p>86.8 </text:p>
          </table:table-cell>
          <table:table-cell office:value-type="float" office:value="81.11773" calcext:value-type="float">
            <text:p>81.1 </text:p>
          </table:table-cell>
          <table:table-cell office:value-type="float" office:value="95.68901" calcext:value-type="float">
            <text:p>95.7 </text:p>
          </table:table-cell>
          <table:table-cell office:value-type="float" office:value="92.47312" calcext:value-type="float">
            <text:p>92.5 </text:p>
          </table:table-cell>
          <table:table-cell office:value-type="float" office:value="91.80335" calcext:value-type="float">
            <text:p>91.8 </text:p>
          </table:table-cell>
          <table:table-cell office:value-type="float" office:value="97.22575" calcext:value-type="float">
            <text:p>97.2 </text:p>
          </table:table-cell>
          <table:table-cell office:value-type="float" office:value="88.87714" calcext:value-type="float">
            <text:p>88.9 </text:p>
          </table:table-cell>
          <table:table-cell office:value-type="float" office:value="93.31195" calcext:value-type="float">
            <text:p>93.3 </text:p>
          </table:table-cell>
          <table:table-cell office:value-type="float" office:value="91.25117" calcext:value-type="float">
            <text:p>91.3 </text:p>
          </table:table-cell>
          <table:table-cell office:value-type="float" office:value="89.77666" calcext:value-type="float">
            <text:p>89.8 </text:p>
          </table:table-cell>
          <table:table-cell office:value-type="float" office:value="80.54424" calcext:value-type="float">
            <text:p>80.5 </text:p>
          </table:table-cell>
          <table:table-cell office:value-type="float" office:value="90.21667" calcext:value-type="float">
            <text:p>90.2 </text:p>
          </table:table-cell>
          <table:table-cell office:value-type="float" office:value="91.30707" calcext:value-type="float">
            <text:p>91.3 </text:p>
          </table:table-cell>
          <table:table-cell office:value-type="float" office:value="90" calcext:value-type="float">
            <text:p>90.0 </text:p>
          </table:table-cell>
          <table:table-cell office:value-type="float" office:value="90.62543" calcext:value-type="float">
            <text:p>90.6 </text:p>
          </table:table-cell>
          <table:table-cell office:value-type="float" office:value="91.90538" calcext:value-type="float">
            <text:p>91.9 </text:p>
          </table:table-cell>
          <table:table-cell office:value-type="float" office:value="91.07316" calcext:value-type="float">
            <text:p>91.1 </text:p>
          </table:table-cell>
          <table:table-cell office:value-type="float" office:value="92.77666" calcext:value-type="float">
            <text:p>92.8 </text:p>
          </table:table-cell>
          <table:table-cell office:value-type="float" office:value="92.07245" calcext:value-type="float">
            <text:p>92.1 </text:p>
          </table:table-cell>
          <table:table-cell office:value-type="float" office:value="95.27811" calcext:value-type="float">
            <text:p>95.3 </text:p>
          </table:table-cell>
          <table:table-cell office:value-type="float" office:value="101.0039" calcext:value-type="float">
            <text:p>101.0 </text:p>
          </table:table-cell>
          <table:table-cell office:value-type="float" office:value="62.8074" calcext:value-type="float">
            <text:p>62.8 </text:p>
          </table:table-cell>
          <table:table-cell office:value-type="float" office:value="88.2" calcext:value-type="float">
            <text:p>88.2 </text:p>
          </table:table-cell>
          <table:table-cell office:value-type="float" office:value="91.01373" calcext:value-type="float">
            <text:p>91.0 </text:p>
          </table:table-cell>
          <table:table-cell office:value-type="float" office:value="91.59333" calcext:value-type="float">
            <text:p>91.6 </text:p>
          </table:table-cell>
          <table:table-cell office:value-type="float" office:value="91.35" calcext:value-type="float">
            <text:p>91.4 </text:p>
          </table:table-cell>
          <table:table-cell office:value-type="float" office:value="91.84067" calcext:value-type="float">
            <text:p>91.8 </text:p>
          </table:table-cell>
          <table:table-cell office:value-type="float" office:value="88.95916" calcext:value-type="float">
            <text:p>89.0 </text:p>
          </table:table-cell>
          <table:table-cell office:value-type="float" office:value="83.34042" calcext:value-type="float">
            <text:p>83.3 </text:p>
          </table:table-cell>
          <table:table-cell office:value-type="float" office:value="90.00856" calcext:value-type="float">
            <text:p>90.0 </text:p>
          </table:table-cell>
          <table:table-cell office:value-type="float" office:value="69.1298" calcext:value-type="float">
            <text:p>69.1 </text:p>
          </table:table-cell>
          <table:table-cell office:value-type="float" office:value="84.00587" calcext:value-type="float">
            <text:p>84.0 </text:p>
          </table:table-cell>
          <table:table-cell office:value-type="float" office:value="61.84253" calcext:value-type="float">
            <text:p>61.8 </text:p>
          </table:table-cell>
          <table:table-cell office:value-type="float" office:value="72.13043" calcext:value-type="float">
            <text:p>72.1 </text:p>
          </table:table-cell>
          <table:table-cell office:value-type="float" office:value="62.49636" calcext:value-type="float">
            <text:p>62.5 </text:p>
          </table:table-cell>
          <table:table-cell office:value-type="float" office:value="81.67721" calcext:value-type="float">
            <text:p>81.7 </text:p>
          </table:table-cell>
          <table:table-cell office:value-type="float" office:value="74.62585" calcext:value-type="float">
            <text:p>74.6 </text:p>
          </table:table-cell>
        </table:table-row>
        <table:table-row table:style-name="ro1">
          <table:table-cell office:value-type="string" calcext:value-type="string">
            <text:p>2009Q4</text:p>
          </table:table-cell>
          <table:table-cell table:style-name="ce5" office:value-type="float" office:value="87.57836" calcext:value-type="float">
            <text:p>87.6 </text:p>
          </table:table-cell>
          <table:table-cell table:style-name="ce5" office:value-type="float" office:value="89.12632" calcext:value-type="float">
            <text:p>89.1 </text:p>
          </table:table-cell>
          <table:table-cell table:style-name="ce5" office:value-type="float" office:value="90.13652" calcext:value-type="float">
            <text:p>90.1 </text:p>
          </table:table-cell>
          <table:table-cell table:style-name="ce5" office:value-type="float" office:value="90.75586" calcext:value-type="float">
            <text:p>90.8 </text:p>
          </table:table-cell>
          <table:table-cell table:style-name="ce5" office:value-type="float" office:value="83.19611" calcext:value-type="float">
            <text:p>83.2 </text:p>
          </table:table-cell>
          <table:table-cell table:style-name="ce5" office:value-type="float" office:value="83.18377" calcext:value-type="float">
            <text:p>83.2 </text:p>
          </table:table-cell>
          <table:table-cell table:style-name="ce5" office:value-type="float" office:value="78.99258" calcext:value-type="float">
            <text:p>79.0 </text:p>
          </table:table-cell>
          <table:table-cell table:style-name="ce5" office:value-type="float" office:value="91.23333" calcext:value-type="float">
            <text:p>91.2 </text:p>
          </table:table-cell>
          <table:table-cell table:style-name="ce5" office:value-type="float" office:value="91.53333" calcext:value-type="float">
            <text:p>91.5 </text:p>
          </table:table-cell>
          <table:table-cell table:style-name="ce5" office:value-type="float" office:value="86.97212" calcext:value-type="float">
            <text:p>87.0 </text:p>
          </table:table-cell>
          <table:table-cell table:style-name="ce5" office:value-type="float" office:value="90.54691" calcext:value-type="float">
            <text:p>90.5 </text:p>
          </table:table-cell>
          <table:table-cell table:style-name="ce5" office:value-type="float" office:value="93.59" calcext:value-type="float">
            <text:p>93.6 </text:p>
          </table:table-cell>
          <table:table-cell table:style-name="ce5" office:value-type="float" office:value="92.45244" calcext:value-type="float">
            <text:p>92.5 </text:p>
          </table:table-cell>
          <table:table-cell table:style-name="ce5" office:value-type="float" office:value="96.18944" calcext:value-type="float">
            <text:p>96.2 </text:p>
          </table:table-cell>
          <table:table-cell table:style-name="ce5" office:value-type="float" office:value="86.7999" calcext:value-type="float">
            <text:p>86.8 </text:p>
          </table:table-cell>
          <table:table-cell table:style-name="ce5" office:value-type="float" office:value="83.14228" calcext:value-type="float">
            <text:p>83.1 </text:p>
          </table:table-cell>
          <table:table-cell table:style-name="ce5" office:value-type="float" office:value="95.22385" calcext:value-type="float">
            <text:p>95.2 </text:p>
          </table:table-cell>
          <table:table-cell table:style-name="ce5" office:value-type="float" office:value="92.77554" calcext:value-type="float">
            <text:p>92.8 </text:p>
          </table:table-cell>
          <table:table-cell table:style-name="ce5" office:value-type="float" office:value="91.89207" calcext:value-type="float">
            <text:p>91.9 </text:p>
          </table:table-cell>
          <table:table-cell table:style-name="ce5" office:value-type="float" office:value="96.71672" calcext:value-type="float">
            <text:p>96.7 </text:p>
          </table:table-cell>
          <table:table-cell table:style-name="ce5" office:value-type="float" office:value="89.00786" calcext:value-type="float">
            <text:p>89.0 </text:p>
          </table:table-cell>
          <table:table-cell table:style-name="ce5" office:value-type="float" office:value="92.11245" calcext:value-type="float">
            <text:p>92.1 </text:p>
          </table:table-cell>
          <table:table-cell table:style-name="ce5" office:value-type="float" office:value="91.07156" calcext:value-type="float">
            <text:p>91.1 </text:p>
          </table:table-cell>
          <table:table-cell table:style-name="ce5" office:value-type="float" office:value="90.22" calcext:value-type="float">
            <text:p>90.2 </text:p>
          </table:table-cell>
          <table:table-cell table:style-name="ce5" office:value-type="float" office:value="81.51508" calcext:value-type="float">
            <text:p>81.5 </text:p>
          </table:table-cell>
          <table:table-cell table:style-name="ce5" office:value-type="float" office:value="90.46333" calcext:value-type="float">
            <text:p>90.5 </text:p>
          </table:table-cell>
          <table:table-cell table:style-name="ce5" office:value-type="float" office:value="91.1403" calcext:value-type="float">
            <text:p>91.1 </text:p>
          </table:table-cell>
          <table:table-cell table:style-name="ce5" office:value-type="float" office:value="90.5" calcext:value-type="float">
            <text:p>90.5 </text:p>
          </table:table-cell>
          <table:table-cell table:style-name="ce5" office:value-type="float" office:value="90.76109" calcext:value-type="float">
            <text:p>90.8 </text:p>
          </table:table-cell>
          <table:table-cell table:style-name="ce5" office:value-type="float" office:value="92.15219" calcext:value-type="float">
            <text:p>92.2 </text:p>
          </table:table-cell>
          <table:table-cell table:style-name="ce5" office:value-type="float" office:value="91.25669" calcext:value-type="float">
            <text:p>91.3 </text:p>
          </table:table-cell>
          <table:table-cell table:style-name="ce5" office:value-type="float" office:value="93.18667" calcext:value-type="float">
            <text:p>93.2 </text:p>
          </table:table-cell>
          <table:table-cell table:style-name="ce5" office:value-type="float" office:value="93.01773" calcext:value-type="float">
            <text:p>93.0 </text:p>
          </table:table-cell>
          <table:table-cell table:style-name="ce5" office:value-type="float" office:value="95.83447" calcext:value-type="float">
            <text:p>95.8 </text:p>
          </table:table-cell>
          <table:table-cell table:style-name="ce5" office:value-type="float" office:value="101.7092" calcext:value-type="float">
            <text:p>101.7 </text:p>
          </table:table-cell>
          <table:table-cell table:style-name="ce5" office:value-type="float" office:value="65.08433" calcext:value-type="float">
            <text:p>65.1 </text:p>
          </table:table-cell>
          <table:table-cell table:style-name="ce5" office:value-type="float" office:value="88.6" calcext:value-type="float">
            <text:p>88.6 </text:p>
          </table:table-cell>
          <table:table-cell table:style-name="ce5" office:value-type="float" office:value="91.19683" calcext:value-type="float">
            <text:p>91.2 </text:p>
          </table:table-cell>
          <table:table-cell table:style-name="ce5" office:value-type="float" office:value="92.08334" calcext:value-type="float">
            <text:p>92.1 </text:p>
          </table:table-cell>
          <table:table-cell table:style-name="ce5" office:value-type="float" office:value="91.79667" calcext:value-type="float">
            <text:p>91.8 </text:p>
          </table:table-cell>
          <table:table-cell table:style-name="ce5" office:value-type="float" office:value="91.95027" calcext:value-type="float">
            <text:p>92.0 </text:p>
          </table:table-cell>
          <table:table-cell table:style-name="ce5" office:value-type="float" office:value="89.44622" calcext:value-type="float">
            <text:p>89.4 </text:p>
          </table:table-cell>
          <table:table-cell table:style-name="ce5" office:value-type="float" office:value="83.94415" calcext:value-type="float">
            <text:p>83.9 </text:p>
          </table:table-cell>
          <table:table-cell table:style-name="ce5" office:value-type="float" office:value="90.28143" calcext:value-type="float">
            <text:p>90.3 </text:p>
          </table:table-cell>
          <table:table-cell table:style-name="ce5" office:value-type="float" office:value="69.74478" calcext:value-type="float">
            <text:p>69.7 </text:p>
          </table:table-cell>
          <table:table-cell table:style-name="ce5" office:value-type="float" office:value="84.73795" calcext:value-type="float">
            <text:p>84.7 </text:p>
          </table:table-cell>
          <table:table-cell table:style-name="ce5" office:value-type="float" office:value="64.0102" calcext:value-type="float">
            <text:p>64.0 </text:p>
          </table:table-cell>
          <table:table-cell table:style-name="ce5" office:value-type="float" office:value="72.97187" calcext:value-type="float">
            <text:p>73.0 </text:p>
          </table:table-cell>
          <table:table-cell table:style-name="ce5" office:value-type="float" office:value="62.69031" calcext:value-type="float">
            <text:p>62.7 </text:p>
          </table:table-cell>
          <table:table-cell table:style-name="ce5" office:value-type="float" office:value="82.96312" calcext:value-type="float">
            <text:p>83.0 </text:p>
          </table:table-cell>
          <table:table-cell table:style-name="ce5" office:value-type="float" office:value="74.89591" calcext:value-type="float">
            <text:p>74.9 </text:p>
          </table:table-cell>
        </table:table-row>
        <table:table-row table:style-name="ro1">
          <table:table-cell office:value-type="string" calcext:value-type="string">
            <text:p>2010Q1</text:p>
          </table:table-cell>
          <table:table-cell office:value-type="float" office:value="88.41421" calcext:value-type="float">
            <text:p>88.4 </text:p>
          </table:table-cell>
          <table:table-cell office:value-type="float" office:value="89.48392" calcext:value-type="float">
            <text:p>89.5 </text:p>
          </table:table-cell>
          <table:table-cell office:value-type="float" office:value="91.09123" calcext:value-type="float">
            <text:p>91.1 </text:p>
          </table:table-cell>
          <table:table-cell office:value-type="float" office:value="91.20358" calcext:value-type="float">
            <text:p>91.2 </text:p>
          </table:table-cell>
          <table:table-cell office:value-type="float" office:value="83.48512" calcext:value-type="float">
            <text:p>83.5 </text:p>
          </table:table-cell>
          <table:table-cell office:value-type="float" office:value="84.315" calcext:value-type="float">
            <text:p>84.3 </text:p>
          </table:table-cell>
          <table:table-cell office:value-type="float" office:value="81.21301" calcext:value-type="float">
            <text:p>81.2 </text:p>
          </table:table-cell>
          <table:table-cell office:value-type="float" office:value="92.56667" calcext:value-type="float">
            <text:p>92.6 </text:p>
          </table:table-cell>
          <table:table-cell office:value-type="float" office:value="92.53333" calcext:value-type="float">
            <text:p>92.5 </text:p>
          </table:table-cell>
          <table:table-cell office:value-type="float" office:value="87.86082" calcext:value-type="float">
            <text:p>87.9 </text:p>
          </table:table-cell>
          <table:table-cell office:value-type="float" office:value="91.16917" calcext:value-type="float">
            <text:p>91.2 </text:p>
          </table:table-cell>
          <table:table-cell office:value-type="float" office:value="94.09" calcext:value-type="float">
            <text:p>94.1 </text:p>
          </table:table-cell>
          <table:table-cell office:value-type="float" office:value="92.76341" calcext:value-type="float">
            <text:p>92.8 </text:p>
          </table:table-cell>
          <table:table-cell office:value-type="float" office:value="96.40237" calcext:value-type="float">
            <text:p>96.4 </text:p>
          </table:table-cell>
          <table:table-cell office:value-type="float" office:value="88.42832" calcext:value-type="float">
            <text:p>88.4 </text:p>
          </table:table-cell>
          <table:table-cell office:value-type="float" office:value="84.1553" calcext:value-type="float">
            <text:p>84.2 </text:p>
          </table:table-cell>
          <table:table-cell office:value-type="float" office:value="94.65903" calcext:value-type="float">
            <text:p>94.7 </text:p>
          </table:table-cell>
          <table:table-cell office:value-type="float" office:value="92.1371" calcext:value-type="float">
            <text:p>92.1 </text:p>
          </table:table-cell>
          <table:table-cell office:value-type="float" office:value="92.29131" calcext:value-type="float">
            <text:p>92.3 </text:p>
          </table:table-cell>
          <table:table-cell office:value-type="float" office:value="96.68279" calcext:value-type="float">
            <text:p>96.7 </text:p>
          </table:table-cell>
          <table:table-cell office:value-type="float" office:value="90.15656" calcext:value-type="float">
            <text:p>90.2 </text:p>
          </table:table-cell>
          <table:table-cell office:value-type="float" office:value="91.90314" calcext:value-type="float">
            <text:p>91.9 </text:p>
          </table:table-cell>
          <table:table-cell office:value-type="float" office:value="92.08823" calcext:value-type="float">
            <text:p>92.1 </text:p>
          </table:table-cell>
          <table:table-cell office:value-type="float" office:value="90.40334" calcext:value-type="float">
            <text:p>90.4 </text:p>
          </table:table-cell>
          <table:table-cell office:value-type="float" office:value="83.28657" calcext:value-type="float">
            <text:p>83.3 </text:p>
          </table:table-cell>
          <table:table-cell office:value-type="float" office:value="90.83667" calcext:value-type="float">
            <text:p>90.8 </text:p>
          </table:table-cell>
          <table:table-cell office:value-type="float" office:value="91.47384" calcext:value-type="float">
            <text:p>91.5 </text:p>
          </table:table-cell>
          <table:table-cell office:value-type="float" office:value="91.8" calcext:value-type="float">
            <text:p>91.8 </text:p>
          </table:table-cell>
          <table:table-cell office:value-type="float" office:value="91.60223" calcext:value-type="float">
            <text:p>91.6 </text:p>
          </table:table-cell>
          <table:table-cell office:value-type="float" office:value="92.19896" calcext:value-type="float">
            <text:p>92.2 </text:p>
          </table:table-cell>
          <table:table-cell office:value-type="float" office:value="91.56258" calcext:value-type="float">
            <text:p>91.6 </text:p>
          </table:table-cell>
          <table:table-cell office:value-type="float" office:value="93.00667" calcext:value-type="float">
            <text:p>93.0 </text:p>
          </table:table-cell>
          <table:table-cell office:value-type="float" office:value="92.35043" calcext:value-type="float">
            <text:p>92.4 </text:p>
          </table:table-cell>
          <table:table-cell office:value-type="float" office:value="95.82065" calcext:value-type="float">
            <text:p>95.8 </text:p>
          </table:table-cell>
          <table:table-cell office:value-type="float" office:value="101.6425" calcext:value-type="float">
            <text:p>101.6 </text:p>
          </table:table-cell>
          <table:table-cell office:value-type="float" office:value="67.57616" calcext:value-type="float">
            <text:p>67.6 </text:p>
          </table:table-cell>
          <table:table-cell office:value-type="float" office:value="89.1" calcext:value-type="float">
            <text:p>89.1 </text:p>
          </table:table-cell>
          <table:table-cell office:value-type="float" office:value="91.56291" calcext:value-type="float">
            <text:p>91.6 </text:p>
          </table:table-cell>
          <table:table-cell office:value-type="float" office:value="92.09" calcext:value-type="float">
            <text:p>92.1 </text:p>
          </table:table-cell>
          <table:table-cell office:value-type="float" office:value="91.99333" calcext:value-type="float">
            <text:p>92.0 </text:p>
          </table:table-cell>
          <table:table-cell office:value-type="float" office:value="92.28154" calcext:value-type="float">
            <text:p>92.3 </text:p>
          </table:table-cell>
          <table:table-cell office:value-type="float" office:value="89.98091" calcext:value-type="float">
            <text:p>90.0 </text:p>
          </table:table-cell>
          <table:table-cell office:value-type="float" office:value="84.74068" calcext:value-type="float">
            <text:p>84.7 </text:p>
          </table:table-cell>
          <table:table-cell office:value-type="float" office:value="90.77784" calcext:value-type="float">
            <text:p>90.8 </text:p>
          </table:table-cell>
          <table:table-cell office:value-type="float" office:value="71.02673" calcext:value-type="float">
            <text:p>71.0 </text:p>
          </table:table-cell>
          <table:table-cell office:value-type="float" office:value="86.37958" calcext:value-type="float">
            <text:p>86.4 </text:p>
          </table:table-cell>
          <table:table-cell office:value-type="float" office:value="65.2853" calcext:value-type="float">
            <text:p>65.3 </text:p>
          </table:table-cell>
          <table:table-cell office:value-type="float" office:value="73.8508" calcext:value-type="float">
            <text:p>73.9 </text:p>
          </table:table-cell>
          <table:table-cell office:value-type="float" office:value="64.45604" calcext:value-type="float">
            <text:p>64.5 </text:p>
          </table:table-cell>
          <table:table-cell office:value-type="float" office:value="83.87212" calcext:value-type="float">
            <text:p>83.9 </text:p>
          </table:table-cell>
          <table:table-cell office:value-type="float" office:value="75.84112" calcext:value-type="float">
            <text:p>75.8 </text:p>
          </table:table-cell>
        </table:table-row>
        <table:table-row table:style-name="ro1">
          <table:table-cell office:value-type="string" calcext:value-type="string">
            <text:p>2010Q2</text:p>
          </table:table-cell>
          <table:table-cell table:style-name="ce5" office:value-type="float" office:value="88.97144" calcext:value-type="float">
            <text:p>89.0 </text:p>
          </table:table-cell>
          <table:table-cell table:style-name="ce5" office:value-type="float" office:value="90.50172" calcext:value-type="float">
            <text:p>90.5 </text:p>
          </table:table-cell>
          <table:table-cell table:style-name="ce5" office:value-type="float" office:value="92.00301" calcext:value-type="float">
            <text:p>92.0 </text:p>
          </table:table-cell>
          <table:table-cell table:style-name="ce5" office:value-type="float" office:value="91.78299" calcext:value-type="float">
            <text:p>91.8 </text:p>
          </table:table-cell>
          <table:table-cell table:style-name="ce5" office:value-type="float" office:value="84.19695" calcext:value-type="float">
            <text:p>84.2 </text:p>
          </table:table-cell>
          <table:table-cell table:style-name="ce5" office:value-type="float" office:value="85.17159" calcext:value-type="float">
            <text:p>85.2 </text:p>
          </table:table-cell>
          <table:table-cell table:style-name="ce5" office:value-type="float" office:value="81.92508" calcext:value-type="float">
            <text:p>81.9 </text:p>
          </table:table-cell>
          <table:table-cell table:style-name="ce5" office:value-type="float" office:value="93.16666" calcext:value-type="float">
            <text:p>93.2 </text:p>
          </table:table-cell>
          <table:table-cell table:style-name="ce5" office:value-type="float" office:value="93.36667" calcext:value-type="float">
            <text:p>93.4 </text:p>
          </table:table-cell>
          <table:table-cell table:style-name="ce5" office:value-type="float" office:value="89.29639" calcext:value-type="float">
            <text:p>89.3 </text:p>
          </table:table-cell>
          <table:table-cell table:style-name="ce5" office:value-type="float" office:value="91.87082" calcext:value-type="float">
            <text:p>91.9 </text:p>
          </table:table-cell>
          <table:table-cell table:style-name="ce5" office:value-type="float" office:value="94.88" calcext:value-type="float">
            <text:p>94.9 </text:p>
          </table:table-cell>
          <table:table-cell table:style-name="ce5" office:value-type="float" office:value="93.22987" calcext:value-type="float">
            <text:p>93.2 </text:p>
          </table:table-cell>
          <table:table-cell table:style-name="ce5" office:value-type="float" office:value="99.82884" calcext:value-type="float">
            <text:p>99.8 </text:p>
          </table:table-cell>
          <table:table-cell table:style-name="ce5" office:value-type="float" office:value="90.0074" calcext:value-type="float">
            <text:p>90.0 </text:p>
          </table:table-cell>
          <table:table-cell table:style-name="ce5" office:value-type="float" office:value="85.13628" calcext:value-type="float">
            <text:p>85.1 </text:p>
          </table:table-cell>
          <table:table-cell table:style-name="ce5" office:value-type="float" office:value="95.38998" calcext:value-type="float">
            <text:p>95.4 </text:p>
          </table:table-cell>
          <table:table-cell table:style-name="ce5" office:value-type="float" office:value="93.21236" calcext:value-type="float">
            <text:p>93.2 </text:p>
          </table:table-cell>
          <table:table-cell table:style-name="ce5" office:value-type="float" office:value="92.868" calcext:value-type="float">
            <text:p>92.9 </text:p>
          </table:table-cell>
          <table:table-cell table:style-name="ce5" office:value-type="float" office:value="96.75066" calcext:value-type="float">
            <text:p>96.8 </text:p>
          </table:table-cell>
          <table:table-cell table:style-name="ce5" office:value-type="float" office:value="90.73283" calcext:value-type="float">
            <text:p>90.7 </text:p>
          </table:table-cell>
          <table:table-cell table:style-name="ce5" office:value-type="float" office:value="93.07224" calcext:value-type="float">
            <text:p>93.1 </text:p>
          </table:table-cell>
          <table:table-cell table:style-name="ce5" office:value-type="float" office:value="92.77634" calcext:value-type="float">
            <text:p>92.8 </text:p>
          </table:table-cell>
          <table:table-cell table:style-name="ce5" office:value-type="float" office:value="91.48" calcext:value-type="float">
            <text:p>91.5 </text:p>
          </table:table-cell>
          <table:table-cell table:style-name="ce5" office:value-type="float" office:value="83.21328" calcext:value-type="float">
            <text:p>83.2 </text:p>
          </table:table-cell>
          <table:table-cell table:style-name="ce5" office:value-type="float" office:value="91.90667" calcext:value-type="float">
            <text:p>91.9 </text:p>
          </table:table-cell>
          <table:table-cell table:style-name="ce5" office:value-type="float" office:value="91.64061" calcext:value-type="float">
            <text:p>91.6 </text:p>
          </table:table-cell>
          <table:table-cell table:style-name="ce5" office:value-type="float" office:value="92.33334" calcext:value-type="float">
            <text:p>92.3 </text:p>
          </table:table-cell>
          <table:table-cell table:style-name="ce5" office:value-type="float" office:value="92.47049" calcext:value-type="float">
            <text:p>92.5 </text:p>
          </table:table-cell>
          <table:table-cell table:style-name="ce5" office:value-type="float" office:value="93.44162" calcext:value-type="float">
            <text:p>93.4 </text:p>
          </table:table-cell>
          <table:table-cell table:style-name="ce5" office:value-type="float" office:value="91.99082" calcext:value-type="float">
            <text:p>92.0 </text:p>
          </table:table-cell>
          <table:table-cell table:style-name="ce5" office:value-type="float" office:value="95.07333" calcext:value-type="float">
            <text:p>95.1 </text:p>
          </table:table-cell>
          <table:table-cell table:style-name="ce5" office:value-type="float" office:value="93.93232" calcext:value-type="float">
            <text:p>93.9 </text:p>
          </table:table-cell>
          <table:table-cell table:style-name="ce5" office:value-type="float" office:value="96.30254" calcext:value-type="float">
            <text:p>96.3 </text:p>
          </table:table-cell>
          <table:table-cell table:style-name="ce5" office:value-type="float" office:value="102.4351" calcext:value-type="float">
            <text:p>102.4 </text:p>
          </table:table-cell>
          <table:table-cell table:style-name="ce5" office:value-type="float" office:value="68.27715" calcext:value-type="float">
            <text:p>68.3 </text:p>
          </table:table-cell>
          <table:table-cell table:style-name="ce5" office:value-type="float" office:value="90" calcext:value-type="float">
            <text:p>90.0 </text:p>
          </table:table-cell>
          <table:table-cell table:style-name="ce5" office:value-type="float" office:value="91.9979" calcext:value-type="float">
            <text:p>92.0 </text:p>
          </table:table-cell>
          <table:table-cell table:style-name="ce5" office:value-type="float" office:value="93.31333" calcext:value-type="float">
            <text:p>93.3 </text:p>
          </table:table-cell>
          <table:table-cell table:style-name="ce5" office:value-type="float" office:value="93.14667" calcext:value-type="float">
            <text:p>93.1 </text:p>
          </table:table-cell>
          <table:table-cell table:style-name="ce5" office:value-type="float" office:value="92.75365" calcext:value-type="float">
            <text:p>92.8 </text:p>
          </table:table-cell>
          <table:table-cell table:style-name="ce5" office:value-type="float" office:value="90.85842" calcext:value-type="float">
            <text:p>90.9 </text:p>
          </table:table-cell>
          <table:table-cell table:style-name="ce5" office:value-type="float" office:value="85.33887" calcext:value-type="float">
            <text:p>85.3 </text:p>
          </table:table-cell>
          <table:table-cell table:style-name="ce5" office:value-type="float" office:value="91.34453" calcext:value-type="float">
            <text:p>91.3 </text:p>
          </table:table-cell>
          <table:table-cell table:style-name="ce5" office:value-type="float" office:value="72.06993" calcext:value-type="float">
            <text:p>72.1 </text:p>
          </table:table-cell>
          <table:table-cell table:style-name="ce5" office:value-type="float" office:value="86.26215" calcext:value-type="float">
            <text:p>86.3 </text:p>
          </table:table-cell>
          <table:table-cell table:style-name="ce5" office:value-type="float" office:value="65.79535" calcext:value-type="float">
            <text:p>65.8 </text:p>
          </table:table-cell>
          <table:table-cell table:style-name="ce5" office:value-type="float" office:value="74.34233" calcext:value-type="float">
            <text:p>74.3 </text:p>
          </table:table-cell>
          <table:table-cell table:style-name="ce5" office:value-type="float" office:value="65.40058" calcext:value-type="float">
            <text:p>65.4 </text:p>
          </table:table-cell>
          <table:table-cell table:style-name="ce5" office:value-type="float" office:value="84.93632" calcext:value-type="float">
            <text:p>84.9 </text:p>
          </table:table-cell>
          <table:table-cell table:style-name="ce5" office:value-type="float" office:value="76.51626" calcext:value-type="float">
            <text:p>76.5 </text:p>
          </table:table-cell>
        </table:table-row>
        <table:table-row table:style-name="ro1">
          <table:table-cell office:value-type="string" calcext:value-type="string">
            <text:p>2010Q3</text:p>
          </table:table-cell>
          <table:table-cell office:value-type="float" office:value="89.62154" calcext:value-type="float">
            <text:p>89.6 </text:p>
          </table:table-cell>
          <table:table-cell office:value-type="float" office:value="90.39169" calcext:value-type="float">
            <text:p>90.4 </text:p>
          </table:table-cell>
          <table:table-cell office:value-type="float" office:value="92.29372" calcext:value-type="float">
            <text:p>92.3 </text:p>
          </table:table-cell>
          <table:table-cell office:value-type="float" office:value="92.28338" calcext:value-type="float">
            <text:p>92.3 </text:p>
          </table:table-cell>
          <table:table-cell office:value-type="float" office:value="84.8979" calcext:value-type="float">
            <text:p>84.9 </text:p>
          </table:table-cell>
          <table:table-cell office:value-type="float" office:value="85.25317" calcext:value-type="float">
            <text:p>85.3 </text:p>
          </table:table-cell>
          <table:table-cell office:value-type="float" office:value="82.54893" calcext:value-type="float">
            <text:p>82.5 </text:p>
          </table:table-cell>
          <table:table-cell office:value-type="float" office:value="93.23333" calcext:value-type="float">
            <text:p>93.2 </text:p>
          </table:table-cell>
          <table:table-cell office:value-type="float" office:value="93.56667" calcext:value-type="float">
            <text:p>93.6 </text:p>
          </table:table-cell>
          <table:table-cell office:value-type="float" office:value="90.13382" calcext:value-type="float">
            <text:p>90.1 </text:p>
          </table:table-cell>
          <table:table-cell office:value-type="float" office:value="91.74213" calcext:value-type="float">
            <text:p>91.7 </text:p>
          </table:table-cell>
          <table:table-cell office:value-type="float" office:value="94.76334" calcext:value-type="float">
            <text:p>94.8 </text:p>
          </table:table-cell>
          <table:table-cell office:value-type="float" office:value="93.41645" calcext:value-type="float">
            <text:p>93.4 </text:p>
          </table:table-cell>
          <table:table-cell office:value-type="float" office:value="99.61246" calcext:value-type="float">
            <text:p>99.6 </text:p>
          </table:table-cell>
          <table:table-cell office:value-type="float" office:value="90.13077" calcext:value-type="float">
            <text:p>90.1 </text:p>
          </table:table-cell>
          <table:table-cell office:value-type="float" office:value="84.65028" calcext:value-type="float">
            <text:p>84.7 </text:p>
          </table:table-cell>
          <table:table-cell office:value-type="float" office:value="95.88836" calcext:value-type="float">
            <text:p>95.9 </text:p>
          </table:table-cell>
          <table:table-cell office:value-type="float" office:value="94.32124" calcext:value-type="float">
            <text:p>94.3 </text:p>
          </table:table-cell>
          <table:table-cell office:value-type="float" office:value="93.28941" calcext:value-type="float">
            <text:p>93.3 </text:p>
          </table:table-cell>
          <table:table-cell office:value-type="float" office:value="96.24162" calcext:value-type="float">
            <text:p>96.2 </text:p>
          </table:table-cell>
          <table:table-cell office:value-type="float" office:value="91.4314" calcext:value-type="float">
            <text:p>91.4 </text:p>
          </table:table-cell>
          <table:table-cell office:value-type="float" office:value="93.18224" calcext:value-type="float">
            <text:p>93.2 </text:p>
          </table:table-cell>
          <table:table-cell office:value-type="float" office:value="92.9212" calcext:value-type="float">
            <text:p>92.9 </text:p>
          </table:table-cell>
          <table:table-cell office:value-type="float" office:value="91.89333" calcext:value-type="float">
            <text:p>91.9 </text:p>
          </table:table-cell>
          <table:table-cell office:value-type="float" office:value="83.50051" calcext:value-type="float">
            <text:p>83.5 </text:p>
          </table:table-cell>
          <table:table-cell office:value-type="float" office:value="91.62334" calcext:value-type="float">
            <text:p>91.6 </text:p>
          </table:table-cell>
          <table:table-cell office:value-type="float" office:value="92.64124" calcext:value-type="float">
            <text:p>92.6 </text:p>
          </table:table-cell>
          <table:table-cell office:value-type="float" office:value="91.66666" calcext:value-type="float">
            <text:p>91.7 </text:p>
          </table:table-cell>
          <table:table-cell office:value-type="float" office:value="92.47049" calcext:value-type="float">
            <text:p>92.5 </text:p>
          </table:table-cell>
          <table:table-cell office:value-type="float" office:value="93.69407" calcext:value-type="float">
            <text:p>93.7 </text:p>
          </table:table-cell>
          <table:table-cell office:value-type="float" office:value="92.052" calcext:value-type="float">
            <text:p>92.1 </text:p>
          </table:table-cell>
          <table:table-cell office:value-type="float" office:value="94.71333" calcext:value-type="float">
            <text:p>94.7 </text:p>
          </table:table-cell>
          <table:table-cell office:value-type="float" office:value="93.8713" calcext:value-type="float">
            <text:p>93.9 </text:p>
          </table:table-cell>
          <table:table-cell office:value-type="float" office:value="96.35041" calcext:value-type="float">
            <text:p>96.4 </text:p>
          </table:table-cell>
          <table:table-cell office:value-type="float" office:value="101.3389" calcext:value-type="float">
            <text:p>101.3 </text:p>
          </table:table-cell>
          <table:table-cell office:value-type="float" office:value="68.07248" calcext:value-type="float">
            <text:p>68.1 </text:p>
          </table:table-cell>
          <table:table-cell office:value-type="float" office:value="90.3" calcext:value-type="float">
            <text:p>90.3 </text:p>
          </table:table-cell>
          <table:table-cell office:value-type="float" office:value="92.08369" calcext:value-type="float">
            <text:p>92.1 </text:p>
          </table:table-cell>
          <table:table-cell office:value-type="float" office:value="93.16666" calcext:value-type="float">
            <text:p>93.2 </text:p>
          </table:table-cell>
          <table:table-cell office:value-type="float" office:value="93.11333" calcext:value-type="float">
            <text:p>93.1 </text:p>
          </table:table-cell>
          <table:table-cell office:value-type="float" office:value="92.8094" calcext:value-type="float">
            <text:p>92.8 </text:p>
          </table:table-cell>
          <table:table-cell office:value-type="float" office:value="90.90613" calcext:value-type="float">
            <text:p>90.9 </text:p>
          </table:table-cell>
          <table:table-cell office:value-type="float" office:value="85.82071" calcext:value-type="float">
            <text:p>85.8 </text:p>
          </table:table-cell>
          <table:table-cell office:value-type="float" office:value="91.42486" calcext:value-type="float">
            <text:p>91.4 </text:p>
          </table:table-cell>
          <table:table-cell office:value-type="float" office:value="72.30759" calcext:value-type="float">
            <text:p>72.3 </text:p>
          </table:table-cell>
          <table:table-cell office:value-type="float" office:value="86.7483" calcext:value-type="float">
            <text:p>86.7 </text:p>
          </table:table-cell>
          <table:table-cell office:value-type="float" office:value="68.21804" calcext:value-type="float">
            <text:p>68.2 </text:p>
          </table:table-cell>
          <table:table-cell office:value-type="float" office:value="76.56673" calcext:value-type="float">
            <text:p>76.6 </text:p>
          </table:table-cell>
          <table:table-cell office:value-type="float" office:value="66.3429" calcext:value-type="float">
            <text:p>66.3 </text:p>
          </table:table-cell>
          <table:table-cell office:value-type="float" office:value="86.53705" calcext:value-type="float">
            <text:p>86.5 </text:p>
          </table:table-cell>
          <table:table-cell office:value-type="float" office:value="77.14639" calcext:value-type="float">
            <text:p>77.1 </text:p>
          </table:table-cell>
        </table:table-row>
        <table:table-row table:style-name="ro1">
          <table:table-cell office:value-type="string" calcext:value-type="string">
            <text:p>2010Q4</text:p>
          </table:table-cell>
          <table:table-cell table:style-name="ce5" office:value-type="float" office:value="89.99303" calcext:value-type="float">
            <text:p>90.0 </text:p>
          </table:table-cell>
          <table:table-cell table:style-name="ce5" office:value-type="float" office:value="90.99687" calcext:value-type="float">
            <text:p>91.0 </text:p>
          </table:table-cell>
          <table:table-cell table:style-name="ce5" office:value-type="float" office:value="92.83549" calcext:value-type="float">
            <text:p>92.8 </text:p>
          </table:table-cell>
          <table:table-cell table:style-name="ce5" office:value-type="float" office:value="92.81011" calcext:value-type="float">
            <text:p>92.8 </text:p>
          </table:table-cell>
          <table:table-cell table:style-name="ce5" office:value-type="float" office:value="85.25382" calcext:value-type="float">
            <text:p>85.3 </text:p>
          </table:table-cell>
          <table:table-cell table:style-name="ce5" office:value-type="float" office:value="85.42992" calcext:value-type="float">
            <text:p>85.4 </text:p>
          </table:table-cell>
          <table:table-cell table:style-name="ce5" office:value-type="float" office:value="83.51915" calcext:value-type="float">
            <text:p>83.5 </text:p>
          </table:table-cell>
          <table:table-cell table:style-name="ce5" office:value-type="float" office:value="93.1" calcext:value-type="float">
            <text:p>93.1 </text:p>
          </table:table-cell>
          <table:table-cell table:style-name="ce5" office:value-type="float" office:value="93.9" calcext:value-type="float">
            <text:p>93.9 </text:p>
          </table:table-cell>
          <table:table-cell table:style-name="ce5" office:value-type="float" office:value="91.53522" calcext:value-type="float">
            <text:p>91.5 </text:p>
          </table:table-cell>
          <table:table-cell table:style-name="ce5" office:value-type="float" office:value="92.88194" calcext:value-type="float">
            <text:p>92.9 </text:p>
          </table:table-cell>
          <table:table-cell table:style-name="ce5" office:value-type="float" office:value="95.12666" calcext:value-type="float">
            <text:p>95.1 </text:p>
          </table:table-cell>
          <table:table-cell table:style-name="ce5" office:value-type="float" office:value="93.72742" calcext:value-type="float">
            <text:p>93.7 </text:p>
          </table:table-cell>
          <table:table-cell table:style-name="ce5" office:value-type="float" office:value="101.0946" calcext:value-type="float">
            <text:p>101.1 </text:p>
          </table:table-cell>
          <table:table-cell table:style-name="ce5" office:value-type="float" office:value="90.55021" calcext:value-type="float">
            <text:p>90.6 </text:p>
          </table:table-cell>
          <table:table-cell table:style-name="ce5" office:value-type="float" office:value="85.48022" calcext:value-type="float">
            <text:p>85.5 </text:p>
          </table:table-cell>
          <table:table-cell table:style-name="ce5" office:value-type="float" office:value="96.05449" calcext:value-type="float">
            <text:p>96.1 </text:p>
          </table:table-cell>
          <table:table-cell table:style-name="ce5" office:value-type="float" office:value="95.12769" calcext:value-type="float">
            <text:p>95.1 </text:p>
          </table:table-cell>
          <table:table-cell table:style-name="ce5" office:value-type="float" office:value="93.53339" calcext:value-type="float">
            <text:p>93.5 </text:p>
          </table:table-cell>
          <table:table-cell table:style-name="ce5" office:value-type="float" office:value="96.44524" calcext:value-type="float">
            <text:p>96.4 </text:p>
          </table:table-cell>
          <table:table-cell table:style-name="ce5" office:value-type="float" office:value="91.8868" calcext:value-type="float">
            <text:p>91.9 </text:p>
          </table:table-cell>
          <table:table-cell table:style-name="ce5" office:value-type="float" office:value="93.78017" calcext:value-type="float">
            <text:p>93.8 </text:p>
          </table:table-cell>
          <table:table-cell table:style-name="ce5" office:value-type="float" office:value="93.87547" calcext:value-type="float">
            <text:p>93.9 </text:p>
          </table:table-cell>
          <table:table-cell table:style-name="ce5" office:value-type="float" office:value="92.52333" calcext:value-type="float">
            <text:p>92.5 </text:p>
          </table:table-cell>
          <table:table-cell table:style-name="ce5" office:value-type="float" office:value="84.97807" calcext:value-type="float">
            <text:p>85.0 </text:p>
          </table:table-cell>
          <table:table-cell table:style-name="ce5" office:value-type="float" office:value="91.99" calcext:value-type="float">
            <text:p>92.0 </text:p>
          </table:table-cell>
          <table:table-cell table:style-name="ce5" office:value-type="float" office:value="94.80926" calcext:value-type="float">
            <text:p>94.8 </text:p>
          </table:table-cell>
          <table:table-cell table:style-name="ce5" office:value-type="float" office:value="92.56667" calcext:value-type="float">
            <text:p>92.6 </text:p>
          </table:table-cell>
          <table:table-cell table:style-name="ce5" office:value-type="float" office:value="93.39303" calcext:value-type="float">
            <text:p>93.4 </text:p>
          </table:table-cell>
          <table:table-cell table:style-name="ce5" office:value-type="float" office:value="94.34824" calcext:value-type="float">
            <text:p>94.3 </text:p>
          </table:table-cell>
          <table:table-cell table:style-name="ce5" office:value-type="float" office:value="92.25593" calcext:value-type="float">
            <text:p>92.3 </text:p>
          </table:table-cell>
          <table:table-cell table:style-name="ce5" office:value-type="float" office:value="94.75667" calcext:value-type="float">
            <text:p>94.8 </text:p>
          </table:table-cell>
          <table:table-cell table:style-name="ce5" office:value-type="float" office:value="95.39074" calcext:value-type="float">
            <text:p>95.4 </text:p>
          </table:table-cell>
          <table:table-cell table:style-name="ce5" office:value-type="float" office:value="97.6461" calcext:value-type="float">
            <text:p>97.6 </text:p>
          </table:table-cell>
          <table:table-cell table:style-name="ce5" office:value-type="float" office:value="102.0327" calcext:value-type="float">
            <text:p>102.0 </text:p>
          </table:table-cell>
          <table:table-cell table:style-name="ce5" office:value-type="float" office:value="69.9196" calcext:value-type="float">
            <text:p>69.9 </text:p>
          </table:table-cell>
          <table:table-cell table:style-name="ce5" office:value-type="float" office:value="91.1" calcext:value-type="float">
            <text:p>91.1 </text:p>
          </table:table-cell>
          <table:table-cell table:style-name="ce5" office:value-type="float" office:value="92.35526" calcext:value-type="float">
            <text:p>92.4 </text:p>
          </table:table-cell>
          <table:table-cell table:style-name="ce5" office:value-type="float" office:value="93.95333" calcext:value-type="float">
            <text:p>94.0 </text:p>
          </table:table-cell>
          <table:table-cell table:style-name="ce5" office:value-type="float" office:value="93.88333" calcext:value-type="float">
            <text:p>93.9 </text:p>
          </table:table-cell>
          <table:table-cell table:style-name="ce5" office:value-type="float" office:value="93.12891" calcext:value-type="float">
            <text:p>93.1 </text:p>
          </table:table-cell>
          <table:table-cell table:style-name="ce5" office:value-type="float" office:value="91.61942" calcext:value-type="float">
            <text:p>91.6 </text:p>
          </table:table-cell>
          <table:table-cell table:style-name="ce5" office:value-type="float" office:value="86.73199" calcext:value-type="float">
            <text:p>86.7 </text:p>
          </table:table-cell>
          <table:table-cell table:style-name="ce5" office:value-type="float" office:value="91.9285" calcext:value-type="float">
            <text:p>91.9 </text:p>
          </table:table-cell>
          <table:table-cell table:style-name="ce5" office:value-type="float" office:value="73.63686" calcext:value-type="float">
            <text:p>73.6 </text:p>
          </table:table-cell>
          <table:table-cell table:style-name="ce5" office:value-type="float" office:value="88.67176" calcext:value-type="float">
            <text:p>88.7 </text:p>
          </table:table-cell>
          <table:table-cell table:style-name="ce5" office:value-type="float" office:value="69.87568" calcext:value-type="float">
            <text:p>69.9 </text:p>
          </table:table-cell>
          <table:table-cell table:style-name="ce5" office:value-type="float" office:value="77.58104" calcext:value-type="float">
            <text:p>77.6 </text:p>
          </table:table-cell>
          <table:table-cell table:style-name="ce5" office:value-type="float" office:value="67.77555" calcext:value-type="float">
            <text:p>67.8 </text:p>
          </table:table-cell>
          <table:table-cell table:style-name="ce5" office:value-type="float" office:value="87.66332" calcext:value-type="float">
            <text:p>87.7 </text:p>
          </table:table-cell>
          <table:table-cell table:style-name="ce5" office:value-type="float" office:value="77.50647" calcext:value-type="float">
            <text:p>77.5 </text:p>
          </table:table-cell>
        </table:table-row>
        <table:table-row table:style-name="ro1">
          <table:table-cell office:value-type="string" calcext:value-type="string">
            <text:p>2011Q1</text:p>
          </table:table-cell>
          <table:table-cell office:value-type="float" office:value="91.29324" calcext:value-type="float">
            <text:p>91.3 </text:p>
          </table:table-cell>
          <table:table-cell office:value-type="float" office:value="92.05515" calcext:value-type="float">
            <text:p>92.1 </text:p>
          </table:table-cell>
          <table:table-cell office:value-type="float" office:value="94.16681" calcext:value-type="float">
            <text:p>94.2 </text:p>
          </table:table-cell>
          <table:table-cell office:value-type="float" office:value="93.57388" calcext:value-type="float">
            <text:p>93.6 </text:p>
          </table:table-cell>
          <table:table-cell office:value-type="float" office:value="85.92208" calcext:value-type="float">
            <text:p>85.9 </text:p>
          </table:table-cell>
          <table:table-cell office:value-type="float" office:value="87.05607" calcext:value-type="float">
            <text:p>87.1 </text:p>
          </table:table-cell>
          <table:table-cell office:value-type="float" office:value="85.00027" calcext:value-type="float">
            <text:p>85.0 </text:p>
          </table:table-cell>
          <table:table-cell office:value-type="float" office:value="94.2" calcext:value-type="float">
            <text:p>94.2 </text:p>
          </table:table-cell>
          <table:table-cell office:value-type="float" office:value="95.03333" calcext:value-type="float">
            <text:p>95.0 </text:p>
          </table:table-cell>
          <table:table-cell office:value-type="float" office:value="92.57772" calcext:value-type="float">
            <text:p>92.6 </text:p>
          </table:table-cell>
          <table:table-cell office:value-type="float" office:value="94.10754" calcext:value-type="float">
            <text:p>94.1 </text:p>
          </table:table-cell>
          <table:table-cell office:value-type="float" office:value="95.78" calcext:value-type="float">
            <text:p>95.8 </text:p>
          </table:table-cell>
          <table:table-cell office:value-type="float" office:value="94.50486" calcext:value-type="float">
            <text:p>94.5 </text:p>
          </table:table-cell>
          <table:table-cell office:value-type="float" office:value="100.9284" calcext:value-type="float">
            <text:p>100.9 </text:p>
          </table:table-cell>
          <table:table-cell office:value-type="float" office:value="92.15396" calcext:value-type="float">
            <text:p>92.2 </text:p>
          </table:table-cell>
          <table:table-cell office:value-type="float" office:value="85.84425" calcext:value-type="float">
            <text:p>85.8 </text:p>
          </table:table-cell>
          <table:table-cell office:value-type="float" office:value="96.78545" calcext:value-type="float">
            <text:p>96.8 </text:p>
          </table:table-cell>
          <table:table-cell office:value-type="float" office:value="95.83334" calcext:value-type="float">
            <text:p>95.8 </text:p>
          </table:table-cell>
          <table:table-cell office:value-type="float" office:value="94.44962" calcext:value-type="float">
            <text:p>94.4 </text:p>
          </table:table-cell>
          <table:table-cell office:value-type="float" office:value="96.17375" calcext:value-type="float">
            <text:p>96.2 </text:p>
          </table:table-cell>
          <table:table-cell office:value-type="float" office:value="93.61706" calcext:value-type="float">
            <text:p>93.6 </text:p>
          </table:table-cell>
          <table:table-cell office:value-type="float" office:value="95.55173" calcext:value-type="float">
            <text:p>95.6 </text:p>
          </table:table-cell>
          <table:table-cell office:value-type="float" office:value="95.09174" calcext:value-type="float">
            <text:p>95.1 </text:p>
          </table:table-cell>
          <table:table-cell office:value-type="float" office:value="93.55666" calcext:value-type="float">
            <text:p>93.6 </text:p>
          </table:table-cell>
          <table:table-cell office:value-type="float" office:value="86.17079" calcext:value-type="float">
            <text:p>86.2 </text:p>
          </table:table-cell>
          <table:table-cell office:value-type="float" office:value="92.53" calcext:value-type="float">
            <text:p>92.5 </text:p>
          </table:table-cell>
          <table:table-cell office:value-type="float" office:value="95.55972" calcext:value-type="float">
            <text:p>95.6 </text:p>
          </table:table-cell>
          <table:table-cell office:value-type="float" office:value="93.06667" calcext:value-type="float">
            <text:p>93.1 </text:p>
          </table:table-cell>
          <table:table-cell office:value-type="float" office:value="95.2381" calcext:value-type="float">
            <text:p>95.2 </text:p>
          </table:table-cell>
          <table:table-cell office:value-type="float" office:value="95.639" calcext:value-type="float">
            <text:p>95.6 </text:p>
          </table:table-cell>
          <table:table-cell office:value-type="float" office:value="94.60107" calcext:value-type="float">
            <text:p>94.6 </text:p>
          </table:table-cell>
          <table:table-cell office:value-type="float" office:value="94.60333" calcext:value-type="float">
            <text:p>94.6 </text:p>
          </table:table-cell>
          <table:table-cell office:value-type="float" office:value="95.5688" calcext:value-type="float">
            <text:p>95.6 </text:p>
          </table:table-cell>
          <table:table-cell office:value-type="float" office:value="98.32374" calcext:value-type="float">
            <text:p>98.3 </text:p>
          </table:table-cell>
          <table:table-cell office:value-type="float" office:value="102.2503" calcext:value-type="float">
            <text:p>102.3 </text:p>
          </table:table-cell>
          <table:table-cell office:value-type="float" office:value="70.51186" calcext:value-type="float">
            <text:p>70.5 </text:p>
          </table:table-cell>
          <table:table-cell office:value-type="float" office:value="92.2" calcext:value-type="float">
            <text:p>92.2 </text:p>
          </table:table-cell>
          <table:table-cell office:value-type="float" office:value="93.52339" calcext:value-type="float">
            <text:p>93.5 </text:p>
          </table:table-cell>
          <table:table-cell office:value-type="float" office:value="94.37334" calcext:value-type="float">
            <text:p>94.4 </text:p>
          </table:table-cell>
          <table:table-cell office:value-type="float" office:value="94.46" calcext:value-type="float">
            <text:p>94.5 </text:p>
          </table:table-cell>
          <table:table-cell office:value-type="float" office:value="94.02257" calcext:value-type="float">
            <text:p>94.0 </text:p>
          </table:table-cell>
          <table:table-cell office:value-type="float" office:value="92.45971" calcext:value-type="float">
            <text:p>92.5 </text:p>
          </table:table-cell>
          <table:table-cell office:value-type="float" office:value="87.95505" calcext:value-type="float">
            <text:p>88.0 </text:p>
          </table:table-cell>
          <table:table-cell office:value-type="float" office:value="92.85718" calcext:value-type="float">
            <text:p>92.9 </text:p>
          </table:table-cell>
          <table:table-cell office:value-type="float" office:value="75.36126" calcext:value-type="float">
            <text:p>75.4 </text:p>
          </table:table-cell>
          <table:table-cell office:value-type="float" office:value="90.89174" calcext:value-type="float">
            <text:p>90.9 </text:p>
          </table:table-cell>
          <table:table-cell office:value-type="float" office:value="71.15078" calcext:value-type="float">
            <text:p>71.2 </text:p>
          </table:table-cell>
          <table:table-cell office:value-type="float" office:value="78.89526" calcext:value-type="float">
            <text:p>78.9 </text:p>
          </table:table-cell>
          <table:table-cell office:value-type="float" office:value="70.57686" calcext:value-type="float">
            <text:p>70.6 </text:p>
          </table:table-cell>
          <table:table-cell office:value-type="float" office:value="89.7417" calcext:value-type="float">
            <text:p>89.7 </text:p>
          </table:table-cell>
          <table:table-cell office:value-type="float" office:value="78.63171" calcext:value-type="float">
            <text:p>78.6 </text:p>
          </table:table-cell>
        </table:table-row>
        <table:table-row table:style-name="ro1">
          <table:table-cell office:value-type="string" calcext:value-type="string">
            <text:p>2011Q2</text:p>
          </table:table-cell>
          <table:table-cell table:style-name="ce5" office:value-type="float" office:value="92.12909" calcext:value-type="float">
            <text:p>92.1 </text:p>
          </table:table-cell>
          <table:table-cell table:style-name="ce5" office:value-type="float" office:value="93.50104" calcext:value-type="float">
            <text:p>93.5 </text:p>
          </table:table-cell>
          <table:table-cell table:style-name="ce5" office:value-type="float" office:value="95.20412" calcext:value-type="float">
            <text:p>95.2 </text:p>
          </table:table-cell>
          <table:table-cell table:style-name="ce5" office:value-type="float" office:value="94.86436" calcext:value-type="float">
            <text:p>94.9 </text:p>
          </table:table-cell>
          <table:table-cell table:style-name="ce5" office:value-type="float" office:value="86.97894" calcext:value-type="float">
            <text:p>87.0 </text:p>
          </table:table-cell>
          <table:table-cell table:style-name="ce5" office:value-type="float" office:value="87.75221" calcext:value-type="float">
            <text:p>87.8 </text:p>
          </table:table-cell>
          <table:table-cell table:style-name="ce5" office:value-type="float" office:value="85.94109" calcext:value-type="float">
            <text:p>85.9 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96.2" calcext:value-type="float">
            <text:p>96.2 </text:p>
          </table:table-cell>
          <table:table-cell table:style-name="ce5" office:value-type="float" office:value="93.97912" calcext:value-type="float">
            <text:p>94.0 </text:p>
          </table:table-cell>
          <table:table-cell table:style-name="ce5" office:value-type="float" office:value="94.94707" calcext:value-type="float">
            <text:p>94.9 </text:p>
          </table:table-cell>
          <table:table-cell table:style-name="ce5" office:value-type="float" office:value="96.84" calcext:value-type="float">
            <text:p>96.8 </text:p>
          </table:table-cell>
          <table:table-cell table:style-name="ce5" office:value-type="float" office:value="95.09571" calcext:value-type="float">
            <text:p>95.1 </text:p>
          </table:table-cell>
          <table:table-cell table:style-name="ce5" office:value-type="float" office:value="103.3408" calcext:value-type="float">
            <text:p>103.3 </text:p>
          </table:table-cell>
          <table:table-cell table:style-name="ce5" office:value-type="float" office:value="93.63435" calcext:value-type="float">
            <text:p>93.6 </text:p>
          </table:table-cell>
          <table:table-cell table:style-name="ce5" office:value-type="float" office:value="88.09686" calcext:value-type="float">
            <text:p>88.1 </text:p>
          </table:table-cell>
          <table:table-cell table:style-name="ce5" office:value-type="float" office:value="98.08124" calcext:value-type="float">
            <text:p>98.1 </text:p>
          </table:table-cell>
          <table:table-cell table:style-name="ce5" office:value-type="float" office:value="97.04301" calcext:value-type="float">
            <text:p>97.0 </text:p>
          </table:table-cell>
          <table:table-cell table:style-name="ce5" office:value-type="float" office:value="95.34884" calcext:value-type="float">
            <text:p>95.3 </text:p>
          </table:table-cell>
          <table:table-cell table:style-name="ce5" office:value-type="float" office:value="96.37737" calcext:value-type="float">
            <text:p>96.4 </text:p>
          </table:table-cell>
          <table:table-cell table:style-name="ce5" office:value-type="float" office:value="94.34585" calcext:value-type="float">
            <text:p>94.3 </text:p>
          </table:table-cell>
          <table:table-cell table:style-name="ce5" office:value-type="float" office:value="97.50449" calcext:value-type="float">
            <text:p>97.5 </text:p>
          </table:table-cell>
          <table:table-cell table:style-name="ce5" office:value-type="float" office:value="97.19317" calcext:value-type="float">
            <text:p>97.2 </text:p>
          </table:table-cell>
          <table:table-cell table:style-name="ce5" office:value-type="float" office:value="94.78667" calcext:value-type="float">
            <text:p>94.8 </text:p>
          </table:table-cell>
          <table:table-cell table:style-name="ce5" office:value-type="float" office:value="85.95567" calcext:value-type="float">
            <text:p>86.0 </text:p>
          </table:table-cell>
          <table:table-cell table:style-name="ce5" office:value-type="float" office:value="93.85333" calcext:value-type="float">
            <text:p>93.9 </text:p>
          </table:table-cell>
          <table:table-cell table:style-name="ce5" office:value-type="float" office:value="96.47697" calcext:value-type="float">
            <text:p>96.5 </text:p>
          </table:table-cell>
          <table:table-cell table:style-name="ce5" office:value-type="float" office:value="93.66666" calcext:value-type="float">
            <text:p>93.7 </text:p>
          </table:table-cell>
          <table:table-cell table:style-name="ce5" office:value-type="float" office:value="96.62189" calcext:value-type="float">
            <text:p>96.6 </text:p>
          </table:table-cell>
          <table:table-cell table:style-name="ce5" office:value-type="float" office:value="96.95663" calcext:value-type="float">
            <text:p>97.0 </text:p>
          </table:table-cell>
          <table:table-cell table:style-name="ce5" office:value-type="float" office:value="95.55952" calcext:value-type="float">
            <text:p>95.6 </text:p>
          </table:table-cell>
          <table:table-cell table:style-name="ce5" office:value-type="float" office:value="96.72" calcext:value-type="float">
            <text:p>96.7 </text:p>
          </table:table-cell>
          <table:table-cell table:style-name="ce5" office:value-type="float" office:value="97.21314" calcext:value-type="float">
            <text:p>97.2 </text:p>
          </table:table-cell>
          <table:table-cell table:style-name="ce5" office:value-type="float" office:value="99.43646" calcext:value-type="float">
            <text:p>99.4 </text:p>
          </table:table-cell>
          <table:table-cell table:style-name="ce5" office:value-type="float" office:value="102.8418" calcext:value-type="float">
            <text:p>102.8 </text:p>
          </table:table-cell>
          <table:table-cell table:style-name="ce5" office:value-type="float" office:value="72.29758" calcext:value-type="float">
            <text:p>72.3 </text:p>
          </table:table-cell>
          <table:table-cell table:style-name="ce5" office:value-type="float" office:value="93.4" calcext:value-type="float">
            <text:p>93.4 </text:p>
          </table:table-cell>
          <table:table-cell table:style-name="ce5" office:value-type="float" office:value="95.15379" calcext:value-type="float">
            <text:p>95.2 </text:p>
          </table:table-cell>
          <table:table-cell table:style-name="ce5" office:value-type="float" office:value="95.89333" calcext:value-type="float">
            <text:p>95.9 </text:p>
          </table:table-cell>
          <table:table-cell table:style-name="ce5" office:value-type="float" office:value="95.90334" calcext:value-type="float">
            <text:p>95.9 </text:p>
          </table:table-cell>
          <table:table-cell table:style-name="ce5" office:value-type="float" office:value="95.25951" calcext:value-type="float">
            <text:p>95.3 </text:p>
          </table:table-cell>
          <table:table-cell table:style-name="ce5" office:value-type="float" office:value="93.60574" calcext:value-type="float">
            <text:p>93.6 </text:p>
          </table:table-cell>
          <table:table-cell table:style-name="ce5" office:value-type="float" office:value="89.04955" calcext:value-type="float">
            <text:p>89.0 </text:p>
          </table:table-cell>
          <table:table-cell table:style-name="ce5" office:value-type="float" office:value="94.03384" calcext:value-type="float">
            <text:p>94.0 </text:p>
          </table:table-cell>
          <table:table-cell table:style-name="ce5" office:value-type="float" office:value="76.82077" calcext:value-type="float">
            <text:p>76.8 </text:p>
          </table:table-cell>
          <table:table-cell table:style-name="ce5" office:value-type="float" office:value="91.39828" calcext:value-type="float">
            <text:p>91.4 </text:p>
          </table:table-cell>
          <table:table-cell table:style-name="ce5" office:value-type="float" office:value="71.66082" calcext:value-type="float">
            <text:p>71.7 </text:p>
          </table:table-cell>
          <table:table-cell table:style-name="ce5" office:value-type="float" office:value="78.7224" calcext:value-type="float">
            <text:p>78.7 </text:p>
          </table:table-cell>
          <table:table-cell table:style-name="ce5" office:value-type="float" office:value="71.63972" calcext:value-type="float">
            <text:p>71.6 </text:p>
          </table:table-cell>
          <table:table-cell table:style-name="ce5" office:value-type="float" office:value="90.41814" calcext:value-type="float">
            <text:p>90.4 </text:p>
          </table:table-cell>
          <table:table-cell table:style-name="ce5" office:value-type="float" office:value="80.07201" calcext:value-type="float">
            <text:p>80.1 </text:p>
          </table:table-cell>
        </table:table-row>
        <table:table-row table:style-name="ro1">
          <table:table-cell office:value-type="string" calcext:value-type="string">
            <text:p>2011Q3</text:p>
          </table:table-cell>
          <table:table-cell office:value-type="float" office:value="92.68633" calcext:value-type="float">
            <text:p>92.7 </text:p>
          </table:table-cell>
          <table:table-cell office:value-type="float" office:value="93.59141" calcext:value-type="float">
            <text:p>93.6 </text:p>
          </table:table-cell>
          <table:table-cell office:value-type="float" office:value="95.65009" calcext:value-type="float">
            <text:p>95.7 </text:p>
          </table:table-cell>
          <table:table-cell office:value-type="float" office:value="95.04872" calcext:value-type="float">
            <text:p>95.0 </text:p>
          </table:table-cell>
          <table:table-cell office:value-type="float" office:value="87.54551" calcext:value-type="float">
            <text:p>87.5 </text:p>
          </table:table-cell>
          <table:table-cell office:value-type="float" office:value="88.21722" calcext:value-type="float">
            <text:p>88.2 </text:p>
          </table:table-cell>
          <table:table-cell office:value-type="float" office:value="86.84676" calcext:value-type="float">
            <text:p>86.8 </text:p>
          </table:table-cell>
          <table:table-cell office:value-type="float" office:value="94.9" calcext:value-type="float">
            <text:p>94.9 </text:p>
          </table:table-cell>
          <table:table-cell office:value-type="float" office:value="96.1" calcext:value-type="float">
            <text:p>96.1 </text:p>
          </table:table-cell>
          <table:table-cell office:value-type="float" office:value="94.86781" calcext:value-type="float">
            <text:p>94.9 </text:p>
          </table:table-cell>
          <table:table-cell office:value-type="float" office:value="95.25654" calcext:value-type="float">
            <text:p>95.3 </text:p>
          </table:table-cell>
          <table:table-cell office:value-type="float" office:value="96.79" calcext:value-type="float">
            <text:p>96.8 </text:p>
          </table:table-cell>
          <table:table-cell office:value-type="float" office:value="95.46888" calcext:value-type="float">
            <text:p>95.5 </text:p>
          </table:table-cell>
          <table:table-cell office:value-type="float" office:value="101.9811" calcext:value-type="float">
            <text:p>102.0 </text:p>
          </table:table-cell>
          <table:table-cell office:value-type="float" office:value="93.19023" calcext:value-type="float">
            <text:p>93.2 </text:p>
          </table:table-cell>
          <table:table-cell office:value-type="float" office:value="89.09985" calcext:value-type="float">
            <text:p>89.1 </text:p>
          </table:table-cell>
          <table:table-cell office:value-type="float" office:value="98.21413" calcext:value-type="float">
            <text:p>98.2 </text:p>
          </table:table-cell>
          <table:table-cell office:value-type="float" office:value="97.44624" calcext:value-type="float">
            <text:p>97.4 </text:p>
          </table:table-cell>
          <table:table-cell office:value-type="float" office:value="95.90697" calcext:value-type="float">
            <text:p>95.9 </text:p>
          </table:table-cell>
          <table:table-cell office:value-type="float" office:value="96.37737" calcext:value-type="float">
            <text:p>96.4 </text:p>
          </table:table-cell>
          <table:table-cell office:value-type="float" office:value="95.37788" calcext:value-type="float">
            <text:p>95.4 </text:p>
          </table:table-cell>
          <table:table-cell office:value-type="float" office:value="97.4129" calcext:value-type="float">
            <text:p>97.4 </text:p>
          </table:table-cell>
          <table:table-cell office:value-type="float" office:value="97.1135" calcext:value-type="float">
            <text:p>97.1 </text:p>
          </table:table-cell>
          <table:table-cell office:value-type="float" office:value="94.80666" calcext:value-type="float">
            <text:p>94.8 </text:p>
          </table:table-cell>
          <table:table-cell office:value-type="float" office:value="86.31335" calcext:value-type="float">
            <text:p>86.3 </text:p>
          </table:table-cell>
          <table:table-cell office:value-type="float" office:value="94.25333" calcext:value-type="float">
            <text:p>94.3 </text:p>
          </table:table-cell>
          <table:table-cell office:value-type="float" office:value="96.89389" calcext:value-type="float">
            <text:p>96.9 </text:p>
          </table:table-cell>
          <table:table-cell office:value-type="float" office:value="93.03333" calcext:value-type="float">
            <text:p>93.0 </text:p>
          </table:table-cell>
          <table:table-cell office:value-type="float" office:value="96.24203" calcext:value-type="float">
            <text:p>96.2 </text:p>
          </table:table-cell>
          <table:table-cell office:value-type="float" office:value="96.69656" calcext:value-type="float">
            <text:p>96.7 </text:p>
          </table:table-cell>
          <table:table-cell office:value-type="float" office:value="95.70227" calcext:value-type="float">
            <text:p>95.7 </text:p>
          </table:table-cell>
          <table:table-cell office:value-type="float" office:value="95.94" calcext:value-type="float">
            <text:p>95.9 </text:p>
          </table:table-cell>
          <table:table-cell office:value-type="float" office:value="96.74853" calcext:value-type="float">
            <text:p>96.7 </text:p>
          </table:table-cell>
          <table:table-cell office:value-type="float" office:value="99.54603" calcext:value-type="float">
            <text:p>99.5 </text:p>
          </table:table-cell>
          <table:table-cell office:value-type="float" office:value="101.7273" calcext:value-type="float">
            <text:p>101.7 </text:p>
          </table:table-cell>
          <table:table-cell office:value-type="float" office:value="72.41016" calcext:value-type="float">
            <text:p>72.4 </text:p>
          </table:table-cell>
          <table:table-cell office:value-type="float" office:value="93.9" calcext:value-type="float">
            <text:p>93.9 </text:p>
          </table:table-cell>
          <table:table-cell office:value-type="float" office:value="95.54251" calcext:value-type="float">
            <text:p>95.5 </text:p>
          </table:table-cell>
          <table:table-cell office:value-type="float" office:value="95.69334" calcext:value-type="float">
            <text:p>95.7 </text:p>
          </table:table-cell>
          <table:table-cell office:value-type="float" office:value="95.7" calcext:value-type="float">
            <text:p>95.7 </text:p>
          </table:table-cell>
          <table:table-cell office:value-type="float" office:value="95.58408" calcext:value-type="float">
            <text:p>95.6 </text:p>
          </table:table-cell>
          <table:table-cell office:value-type="float" office:value="93.72954" calcext:value-type="float">
            <text:p>93.7 </text:p>
          </table:table-cell>
          <table:table-cell office:value-type="float" office:value="89.64133" calcext:value-type="float">
            <text:p>89.6 </text:p>
          </table:table-cell>
          <table:table-cell office:value-type="float" office:value="94.30762" calcext:value-type="float">
            <text:p>94.3 </text:p>
          </table:table-cell>
          <table:table-cell office:value-type="float" office:value="77.46785" calcext:value-type="float">
            <text:p>77.5 </text:p>
          </table:table-cell>
          <table:table-cell office:value-type="float" office:value="92.33354" calcext:value-type="float">
            <text:p>92.3 </text:p>
          </table:table-cell>
          <table:table-cell office:value-type="float" office:value="74.46605" calcext:value-type="float">
            <text:p>74.5 </text:p>
          </table:table-cell>
          <table:table-cell office:value-type="float" office:value="80.14076" calcext:value-type="float">
            <text:p>80.1 </text:p>
          </table:table-cell>
          <table:table-cell office:value-type="float" office:value="71.73212" calcext:value-type="float">
            <text:p>71.7 </text:p>
          </table:table-cell>
          <table:table-cell office:value-type="float" office:value="91.09459" calcext:value-type="float">
            <text:p>91.1 </text:p>
          </table:table-cell>
          <table:table-cell office:value-type="float" office:value="81.33228" calcext:value-type="float">
            <text:p>81.3 </text:p>
          </table:table-cell>
        </table:table-row>
        <table:table-row table:style-name="ro1">
          <table:table-cell office:value-type="string" calcext:value-type="string">
            <text:p>2011Q4</text:p>
          </table:table-cell>
          <table:table-cell table:style-name="ce5" office:value-type="float" office:value="92.68633" calcext:value-type="float">
            <text:p>92.7 </text:p>
          </table:table-cell>
          <table:table-cell table:style-name="ce5" office:value-type="float" office:value="94.10349" calcext:value-type="float">
            <text:p>94.1 </text:p>
          </table:table-cell>
          <table:table-cell table:style-name="ce5" office:value-type="float" office:value="96.20839" calcext:value-type="float">
            <text:p>96.2 </text:p>
          </table:table-cell>
          <table:table-cell table:style-name="ce5" office:value-type="float" office:value="95.31209" calcext:value-type="float">
            <text:p>95.3 </text:p>
          </table:table-cell>
          <table:table-cell table:style-name="ce5" office:value-type="float" office:value="88.67501" calcext:value-type="float">
            <text:p>88.7 </text:p>
          </table:table-cell>
          <table:table-cell table:style-name="ce5" office:value-type="float" office:value="88.76108" calcext:value-type="float">
            <text:p>88.8 </text:p>
          </table:table-cell>
          <table:table-cell table:style-name="ce5" office:value-type="float" office:value="87.47672" calcext:value-type="float">
            <text:p>87.5 </text:p>
          </table:table-cell>
          <table:table-cell table:style-name="ce5" office:value-type="float" office:value="95.3" calcext:value-type="float">
            <text:p>95.3 </text:p>
          </table:table-cell>
          <table:table-cell table:style-name="ce5" office:value-type="float" office:value="96.33334" calcext:value-type="float">
            <text:p>96.3 </text:p>
          </table:table-cell>
          <table:table-cell table:style-name="ce5" office:value-type="float" office:value="95.27797" calcext:value-type="float">
            <text:p>95.3 </text:p>
          </table:table-cell>
          <table:table-cell table:style-name="ce5" office:value-type="float" office:value="95.91529" calcext:value-type="float">
            <text:p>95.9 </text:p>
          </table:table-cell>
          <table:table-cell table:style-name="ce5" office:value-type="float" office:value="97.45" calcext:value-type="float">
            <text:p>97.5 </text:p>
          </table:table-cell>
          <table:table-cell table:style-name="ce5" office:value-type="float" office:value="95.81095" calcext:value-type="float">
            <text:p>95.8 </text:p>
          </table:table-cell>
          <table:table-cell table:style-name="ce5" office:value-type="float" office:value="103.9055" calcext:value-type="float">
            <text:p>103.9 </text:p>
          </table:table-cell>
          <table:table-cell table:style-name="ce5" office:value-type="float" office:value="94.25117" calcext:value-type="float">
            <text:p>94.3 </text:p>
          </table:table-cell>
          <table:table-cell table:style-name="ce5" office:value-type="float" office:value="89.96149" calcext:value-type="float">
            <text:p>90.0 </text:p>
          </table:table-cell>
          <table:table-cell table:style-name="ce5" office:value-type="float" office:value="98.67929" calcext:value-type="float">
            <text:p>98.7 </text:p>
          </table:table-cell>
          <table:table-cell table:style-name="ce5" office:value-type="float" office:value="97.51344" calcext:value-type="float">
            <text:p>97.5 </text:p>
          </table:table-cell>
          <table:table-cell table:style-name="ce5" office:value-type="float" office:value="96.62016" calcext:value-type="float">
            <text:p>96.6 </text:p>
          </table:table-cell>
          <table:table-cell table:style-name="ce5" office:value-type="float" office:value="96.13982" calcext:value-type="float">
            <text:p>96.1 </text:p>
          </table:table-cell>
          <table:table-cell table:style-name="ce5" office:value-type="float" office:value="95.52969" calcext:value-type="float">
            <text:p>95.5 </text:p>
          </table:table-cell>
          <table:table-cell table:style-name="ce5" office:value-type="float" office:value="97.72507" calcext:value-type="float">
            <text:p>97.7 </text:p>
          </table:table-cell>
          <table:table-cell table:style-name="ce5" office:value-type="float" office:value="97.61346" calcext:value-type="float">
            <text:p>97.6 </text:p>
          </table:table-cell>
          <table:table-cell table:style-name="ce5" office:value-type="float" office:value="95.64333" calcext:value-type="float">
            <text:p>95.6 </text:p>
          </table:table-cell>
          <table:table-cell table:style-name="ce5" office:value-type="float" office:value="87.95261" calcext:value-type="float">
            <text:p>88.0 </text:p>
          </table:table-cell>
          <table:table-cell table:style-name="ce5" office:value-type="float" office:value="94.29667" calcext:value-type="float">
            <text:p>94.3 </text:p>
          </table:table-cell>
          <table:table-cell table:style-name="ce5" office:value-type="float" office:value="96.56035" calcext:value-type="float">
            <text:p>96.6 </text:p>
          </table:table-cell>
          <table:table-cell table:style-name="ce5" office:value-type="float" office:value="93.33334" calcext:value-type="float">
            <text:p>93.3 </text:p>
          </table:table-cell>
          <table:table-cell table:style-name="ce5" office:value-type="float" office:value="97.5173" calcext:value-type="float">
            <text:p>97.5 </text:p>
          </table:table-cell>
          <table:table-cell table:style-name="ce5" office:value-type="float" office:value="98.04138" calcext:value-type="float">
            <text:p>98.0 </text:p>
          </table:table-cell>
          <table:table-cell table:style-name="ce5" office:value-type="float" office:value="96.41601" calcext:value-type="float">
            <text:p>96.4 </text:p>
          </table:table-cell>
          <table:table-cell table:style-name="ce5" office:value-type="float" office:value="97.09333" calcext:value-type="float">
            <text:p>97.1 </text:p>
          </table:table-cell>
          <table:table-cell table:style-name="ce5" office:value-type="float" office:value="98.01711" calcext:value-type="float">
            <text:p>98.0 </text:p>
          </table:table-cell>
          <table:table-cell table:style-name="ce5" office:value-type="float" office:value="100.2471" calcext:value-type="float">
            <text:p>100.2 </text:p>
          </table:table-cell>
          <table:table-cell table:style-name="ce5" office:value-type="float" office:value="101.5723" calcext:value-type="float">
            <text:p>101.6 </text:p>
          </table:table-cell>
          <table:table-cell table:style-name="ce5" office:value-type="float" office:value="76.34873" calcext:value-type="float">
            <text:p>76.3 </text:p>
          </table:table-cell>
          <table:table-cell table:style-name="ce5" office:value-type="float" office:value="94.7" calcext:value-type="float">
            <text:p>94.7 </text:p>
          </table:table-cell>
          <table:table-cell table:style-name="ce5" office:value-type="float" office:value="95.39724" calcext:value-type="float">
            <text:p>95.4 </text:p>
          </table:table-cell>
          <table:table-cell table:style-name="ce5" office:value-type="float" office:value="96.71667" calcext:value-type="float">
            <text:p>96.7 </text:p>
          </table:table-cell>
          <table:table-cell table:style-name="ce5" office:value-type="float" office:value="96.69" calcext:value-type="float">
            <text:p>96.7 </text:p>
          </table:table-cell>
          <table:table-cell table:style-name="ce5" office:value-type="float" office:value="95.65761" calcext:value-type="float">
            <text:p>95.7 </text:p>
          </table:table-cell>
          <table:table-cell table:style-name="ce5" office:value-type="float" office:value="94.71273" calcext:value-type="float">
            <text:p>94.7 </text:p>
          </table:table-cell>
          <table:table-cell table:style-name="ce5" office:value-type="float" office:value="90.23891" calcext:value-type="float">
            <text:p>90.2 </text:p>
          </table:table-cell>
          <table:table-cell table:style-name="ce5" office:value-type="float" office:value="94.68963" calcext:value-type="float">
            <text:p>94.7 </text:p>
          </table:table-cell>
          <table:table-cell table:style-name="ce5" office:value-type="float" office:value="78.57331" calcext:value-type="float">
            <text:p>78.6 </text:p>
          </table:table-cell>
          <table:table-cell table:style-name="ce5" office:value-type="float" office:value="92.76922" calcext:value-type="float">
            <text:p>92.8 </text:p>
          </table:table-cell>
          <table:table-cell table:style-name="ce5" office:value-type="float" office:value="75.74116" calcext:value-type="float">
            <text:p>75.7 </text:p>
          </table:table-cell>
          <table:table-cell table:style-name="ce5" office:value-type="float" office:value="80.776" calcext:value-type="float">
            <text:p>80.8 </text:p>
          </table:table-cell>
          <table:table-cell table:style-name="ce5" office:value-type="float" office:value="72.30711" calcext:value-type="float">
            <text:p>72.3 </text:p>
          </table:table-cell>
          <table:table-cell table:style-name="ce5" office:value-type="float" office:value="91.73882" calcext:value-type="float">
            <text:p>91.7 </text:p>
          </table:table-cell>
          <table:table-cell table:style-name="ce5" office:value-type="float" office:value="82.32249" calcext:value-type="float">
            <text:p>82.3 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92.7792" calcext:value-type="float">
            <text:p>92.8 </text:p>
          </table:table-cell>
          <table:table-cell office:value-type="float" office:value="94.43484" calcext:value-type="float">
            <text:p>94.4 </text:p>
          </table:table-cell>
          <table:table-cell office:value-type="float" office:value="97.51658" calcext:value-type="float">
            <text:p>97.5 </text:p>
          </table:table-cell>
          <table:table-cell office:value-type="float" office:value="95.75981" calcext:value-type="float">
            <text:p>95.8 </text:p>
          </table:table-cell>
          <table:table-cell office:value-type="float" office:value="89.48492" calcext:value-type="float">
            <text:p>89.5 </text:p>
          </table:table-cell>
          <table:table-cell office:value-type="float" office:value="90.10442" calcext:value-type="float">
            <text:p>90.1 </text:p>
          </table:table-cell>
          <table:table-cell office:value-type="float" office:value="88.53477" calcext:value-type="float">
            <text:p>88.5 </text:p>
          </table:table-cell>
          <table:table-cell office:value-type="float" office:value="97.63333" calcext:value-type="float">
            <text:p>97.6 </text:p>
          </table:table-cell>
          <table:table-cell office:value-type="float" office:value="97.6" calcext:value-type="float">
            <text:p>97.6 </text:p>
          </table:table-cell>
          <table:table-cell office:value-type="float" office:value="96.6281" calcext:value-type="float">
            <text:p>96.6 </text:p>
          </table:table-cell>
          <table:table-cell office:value-type="float" office:value="97.00301" calcext:value-type="float">
            <text:p>97.0 </text:p>
          </table:table-cell>
          <table:table-cell office:value-type="float" office:value="97.99667" calcext:value-type="float">
            <text:p>98.0 </text:p>
          </table:table-cell>
          <table:table-cell office:value-type="float" office:value="96.52619" calcext:value-type="float">
            <text:p>96.5 </text:p>
          </table:table-cell>
          <table:table-cell office:value-type="float" office:value="102.9758" calcext:value-type="float">
            <text:p>103.0 </text:p>
          </table:table-cell>
          <table:table-cell office:value-type="float" office:value="97.31063" calcext:value-type="float">
            <text:p>97.3 </text:p>
          </table:table-cell>
          <table:table-cell office:value-type="float" office:value="91.36514" calcext:value-type="float">
            <text:p>91.4 </text:p>
          </table:table-cell>
          <table:table-cell office:value-type="float" office:value="98.91187" calcext:value-type="float">
            <text:p>98.9 </text:p>
          </table:table-cell>
          <table:table-cell office:value-type="float" office:value="97.58064" calcext:value-type="float">
            <text:p>97.6 </text:p>
          </table:table-cell>
          <table:table-cell office:value-type="float" office:value="97.51938" calcext:value-type="float">
            <text:p>97.5 </text:p>
          </table:table-cell>
          <table:table-cell office:value-type="float" office:value="96.47917" calcext:value-type="float">
            <text:p>96.5 </text:p>
          </table:table-cell>
          <table:table-cell office:value-type="float" office:value="96.43732" calcext:value-type="float">
            <text:p>96.4 </text:p>
          </table:table-cell>
          <table:table-cell office:value-type="float" office:value="98.82545" calcext:value-type="float">
            <text:p>98.8 </text:p>
          </table:table-cell>
          <table:table-cell office:value-type="float" office:value="98.47807" calcext:value-type="float">
            <text:p>98.5 </text:p>
          </table:table-cell>
          <table:table-cell office:value-type="float" office:value="96.24333" calcext:value-type="float">
            <text:p>96.2 </text:p>
          </table:table-cell>
          <table:table-cell office:value-type="float" office:value="89.5153" calcext:value-type="float">
            <text:p>89.5 </text:p>
          </table:table-cell>
          <table:table-cell office:value-type="float" office:value="94.82333" calcext:value-type="float">
            <text:p>94.8 </text:p>
          </table:table-cell>
          <table:table-cell office:value-type="float" office:value="97.06066" calcext:value-type="float">
            <text:p>97.1 </text:p>
          </table:table-cell>
          <table:table-cell office:value-type="float" office:value="93.83334" calcext:value-type="float">
            <text:p>93.8 </text:p>
          </table:table-cell>
          <table:table-cell office:value-type="float" office:value="99.09103" calcext:value-type="float">
            <text:p>99.1 </text:p>
          </table:table-cell>
          <table:table-cell office:value-type="float" office:value="98.9082" calcext:value-type="float">
            <text:p>98.9 </text:p>
          </table:table-cell>
          <table:table-cell office:value-type="float" office:value="98.21056" calcext:value-type="float">
            <text:p>98.2 </text:p>
          </table:table-cell>
          <table:table-cell office:value-type="float" office:value="96.98" calcext:value-type="float">
            <text:p>97.0 </text:p>
          </table:table-cell>
          <table:table-cell office:value-type="float" office:value="97.43903" calcext:value-type="float">
            <text:p>97.4 </text:p>
          </table:table-cell>
          <table:table-cell office:value-type="float" office:value="100.0566" calcext:value-type="float">
            <text:p>100.1 </text:p>
          </table:table-cell>
          <table:table-cell office:value-type="float" office:value="101.3545" calcext:value-type="float">
            <text:p>101.4 </text:p>
          </table:table-cell>
          <table:table-cell office:value-type="float" office:value="77.90932" calcext:value-type="float">
            <text:p>77.9 </text:p>
          </table:table-cell>
          <table:table-cell office:value-type="float" office:value="95.1" calcext:value-type="float">
            <text:p>95.1 </text:p>
          </table:table-cell>
          <table:table-cell office:value-type="float" office:value="96.15625" calcext:value-type="float">
            <text:p>96.2 </text:p>
          </table:table-cell>
          <table:table-cell office:value-type="float" office:value="96.91666" calcext:value-type="float">
            <text:p>96.9 </text:p>
          </table:table-cell>
          <table:table-cell office:value-type="float" office:value="97.09333" calcext:value-type="float">
            <text:p>97.1 </text:p>
          </table:table-cell>
          <table:table-cell office:value-type="float" office:value="96.31539" calcext:value-type="float">
            <text:p>96.3 </text:p>
          </table:table-cell>
          <table:table-cell office:value-type="float" office:value="95.39857" calcext:value-type="float">
            <text:p>95.4 </text:p>
          </table:table-cell>
          <table:table-cell office:value-type="float" office:value="91.02173" calcext:value-type="float">
            <text:p>91.0 </text:p>
          </table:table-cell>
          <table:table-cell office:value-type="float" office:value="95.40392" calcext:value-type="float">
            <text:p>95.4 </text:p>
          </table:table-cell>
          <table:table-cell office:value-type="float" office:value="79.70692" calcext:value-type="float">
            <text:p>79.7 </text:p>
          </table:table-cell>
          <table:table-cell office:value-type="float" office:value="94.27955" calcext:value-type="float">
            <text:p>94.3 </text:p>
          </table:table-cell>
          <table:table-cell office:value-type="float" office:value="76.2512" calcext:value-type="float">
            <text:p>76.3 </text:p>
          </table:table-cell>
          <table:table-cell office:value-type="float" office:value="81.83405" calcext:value-type="float">
            <text:p>81.8 </text:p>
          </table:table-cell>
          <table:table-cell office:value-type="float" office:value="73.30473" calcext:value-type="float">
            <text:p>73.3 </text:p>
          </table:table-cell>
          <table:table-cell office:value-type="float" office:value="92.02872" calcext:value-type="float">
            <text:p>92.0 </text:p>
          </table:table-cell>
          <table:table-cell office:value-type="float" office:value="83.49274" calcext:value-type="float">
            <text:p>83.5 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table:style-name="ce5" office:value-type="float" office:value="93.24356" calcext:value-type="float">
            <text:p>93.2 </text:p>
          </table:table-cell>
          <table:table-cell table:style-name="ce5" office:value-type="float" office:value="95.57951" calcext:value-type="float">
            <text:p>95.6 </text:p>
          </table:table-cell>
          <table:table-cell table:style-name="ce5" office:value-type="float" office:value="97.8205" calcext:value-type="float">
            <text:p>97.8 </text:p>
          </table:table-cell>
          <table:table-cell table:style-name="ce5" office:value-type="float" office:value="96.36555" calcext:value-type="float">
            <text:p>96.4 </text:p>
          </table:table-cell>
          <table:table-cell table:style-name="ce5" office:value-type="float" office:value="89.67377" calcext:value-type="float">
            <text:p>89.7 </text:p>
          </table:table-cell>
          <table:table-cell table:style-name="ce5" office:value-type="float" office:value="90.69451" calcext:value-type="float">
            <text:p>90.7 </text:p>
          </table:table-cell>
          <table:table-cell table:style-name="ce5" office:value-type="float" office:value="90.05355" calcext:value-type="float">
            <text:p>90.1 </text:p>
          </table:table-cell>
          <table:table-cell table:style-name="ce5" office:value-type="float" office:value="98" calcext:value-type="float">
            <text:p>98.0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97.65351" calcext:value-type="float">
            <text:p>97.7 </text:p>
          </table:table-cell>
          <table:table-cell table:style-name="ce5" office:value-type="float" office:value="97.79353" calcext:value-type="float">
            <text:p>97.8 </text:p>
          </table:table-cell>
          <table:table-cell table:style-name="ce5" office:value-type="float" office:value="98.77666" calcext:value-type="float">
            <text:p>98.8 </text:p>
          </table:table-cell>
          <table:table-cell table:style-name="ce5" office:value-type="float" office:value="96.86826" calcext:value-type="float">
            <text:p>96.9 </text:p>
          </table:table-cell>
          <table:table-cell table:style-name="ce5" office:value-type="float" office:value="104.9242" calcext:value-type="float">
            <text:p>104.9 </text:p>
          </table:table-cell>
          <table:table-cell table:style-name="ce5" office:value-type="float" office:value="98.76634" calcext:value-type="float">
            <text:p>98.8 </text:p>
          </table:table-cell>
          <table:table-cell table:style-name="ce5" office:value-type="float" office:value="93.16946" calcext:value-type="float">
            <text:p>93.2 </text:p>
          </table:table-cell>
          <table:table-cell table:style-name="ce5" office:value-type="float" office:value="99.80895" calcext:value-type="float">
            <text:p>99.8 </text:p>
          </table:table-cell>
          <table:table-cell table:style-name="ce5" office:value-type="float" office:value="98.58871" calcext:value-type="float">
            <text:p>98.6 </text:p>
          </table:table-cell>
          <table:table-cell table:style-name="ce5" office:value-type="float" office:value="98.48062" calcext:value-type="float">
            <text:p>98.5 </text:p>
          </table:table-cell>
          <table:table-cell table:style-name="ce5" office:value-type="float" office:value="96.54704" calcext:value-type="float">
            <text:p>96.5 </text:p>
          </table:table-cell>
          <table:table-cell table:style-name="ce5" office:value-type="float" office:value="96.63727" calcext:value-type="float">
            <text:p>96.6 </text:p>
          </table:table-cell>
          <table:table-cell table:style-name="ce5" office:value-type="float" office:value="99.74252" calcext:value-type="float">
            <text:p>99.7 </text:p>
          </table:table-cell>
          <table:table-cell table:style-name="ce5" office:value-type="float" office:value="99.8516" calcext:value-type="float">
            <text:p>99.9 </text:p>
          </table:table-cell>
          <table:table-cell table:style-name="ce5" office:value-type="float" office:value="97.20333" calcext:value-type="float">
            <text:p>97.2 </text:p>
          </table:table-cell>
          <table:table-cell table:style-name="ce5" office:value-type="float" office:value="89.27789" calcext:value-type="float">
            <text:p>89.3 </text:p>
          </table:table-cell>
          <table:table-cell table:style-name="ce5" office:value-type="float" office:value="95.92333" calcext:value-type="float">
            <text:p>95.9 </text:p>
          </table:table-cell>
          <table:table-cell table:style-name="ce5" office:value-type="float" office:value="97.3942" calcext:value-type="float">
            <text:p>97.4 </text:p>
          </table:table-cell>
          <table:table-cell table:style-name="ce5" office:value-type="float" office:value="94.03333" calcext:value-type="float">
            <text:p>94.0 </text:p>
          </table:table-cell>
          <table:table-cell table:style-name="ce5" office:value-type="float" office:value="100.2849" calcext:value-type="float">
            <text:p>100.3 </text:p>
          </table:table-cell>
          <table:table-cell table:style-name="ce5" office:value-type="float" office:value="99.67548" calcext:value-type="float">
            <text:p>99.7 </text:p>
          </table:table-cell>
          <table:table-cell table:style-name="ce5" office:value-type="float" office:value="98.9039" calcext:value-type="float">
            <text:p>98.9 </text:p>
          </table:table-cell>
          <table:table-cell table:style-name="ce5" office:value-type="float" office:value="99.08667" calcext:value-type="float">
            <text:p>99.1 </text:p>
          </table:table-cell>
          <table:table-cell table:style-name="ce5" office:value-type="float" office:value="99.12475" calcext:value-type="float">
            <text:p>99.1 </text:p>
          </table:table-cell>
          <table:table-cell table:style-name="ce5" office:value-type="float" office:value="100.546" calcext:value-type="float">
            <text:p>100.5 </text:p>
          </table:table-cell>
          <table:table-cell table:style-name="ce5" office:value-type="float" office:value="101.7939" calcext:value-type="float">
            <text:p>101.8 </text:p>
          </table:table-cell>
          <table:table-cell table:style-name="ce5" office:value-type="float" office:value="79.10663" calcext:value-type="float">
            <text:p>79.1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96.95197" calcext:value-type="float">
            <text:p>97.0 </text:p>
          </table:table-cell>
          <table:table-cell table:style-name="ce5" office:value-type="float" office:value="98.24667" calcext:value-type="float">
            <text:p>98.2 </text:p>
          </table:table-cell>
          <table:table-cell table:style-name="ce5" office:value-type="float" office:value="98.37" calcext:value-type="float">
            <text:p>98.4 </text:p>
          </table:table-cell>
          <table:table-cell table:style-name="ce5" office:value-type="float" office:value="96.97435" calcext:value-type="float">
            <text:p>97.0 </text:p>
          </table:table-cell>
          <table:table-cell table:style-name="ce5" office:value-type="float" office:value="96.25829" calcext:value-type="float">
            <text:p>96.3 </text:p>
          </table:table-cell>
          <table:table-cell table:style-name="ce5" office:value-type="float" office:value="91.89712" calcext:value-type="float">
            <text:p>91.9 </text:p>
          </table:table-cell>
          <table:table-cell table:style-name="ce5" office:value-type="float" office:value="96.07977" calcext:value-type="float">
            <text:p>96.1 </text:p>
          </table:table-cell>
          <table:table-cell table:style-name="ce5" office:value-type="float" office:value="80.66382" calcext:value-type="float">
            <text:p>80.7 </text:p>
          </table:table-cell>
          <table:table-cell table:style-name="ce5" office:value-type="float" office:value="93.93101" calcext:value-type="float">
            <text:p>93.9 </text:p>
          </table:table-cell>
          <table:table-cell table:style-name="ce5" office:value-type="float" office:value="78.92891" calcext:value-type="float">
            <text:p>78.9 </text:p>
          </table:table-cell>
          <table:table-cell table:style-name="ce5" office:value-type="float" office:value="82.26102" calcext:value-type="float">
            <text:p>82.3 </text:p>
          </table:table-cell>
          <table:table-cell table:style-name="ce5" office:value-type="float" office:value="74.383" calcext:value-type="float">
            <text:p>74.4 </text:p>
          </table:table-cell>
          <table:table-cell table:style-name="ce5" office:value-type="float" office:value="92.76959" calcext:value-type="float">
            <text:p>92.8 </text:p>
          </table:table-cell>
          <table:table-cell table:style-name="ce5" office:value-type="float" office:value="84.79802" calcext:value-type="float">
            <text:p>84.8 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94.54376" calcext:value-type="float">
            <text:p>94.5 </text:p>
          </table:table-cell>
          <table:table-cell office:value-type="float" office:value="95.79037" calcext:value-type="float">
            <text:p>95.8 </text:p>
          </table:table-cell>
          <table:table-cell office:value-type="float" office:value="98.17728" calcext:value-type="float">
            <text:p>98.2 </text:p>
          </table:table-cell>
          <table:table-cell office:value-type="float" office:value="96.20753" calcext:value-type="float">
            <text:p>96.2 </text:p>
          </table:table-cell>
          <table:table-cell office:value-type="float" office:value="89.85536" calcext:value-type="float">
            <text:p>89.9 </text:p>
          </table:table-cell>
          <table:table-cell office:value-type="float" office:value="90.92838" calcext:value-type="float">
            <text:p>90.9 </text:p>
          </table:table-cell>
          <table:table-cell office:value-type="float" office:value="90.50782" calcext:value-type="float">
            <text:p>90.5 </text:p>
          </table:table-cell>
          <table:table-cell office:value-type="float" office:value="98" calcext:value-type="float">
            <text:p>98.0 </text:p>
          </table:table-cell>
          <table:table-cell office:value-type="float" office:value="98.46667" calcext:value-type="float">
            <text:p>98.5 </text:p>
          </table:table-cell>
          <table:table-cell office:value-type="float" office:value="98.40548" calcext:value-type="float">
            <text:p>98.4 </text:p>
          </table:table-cell>
          <table:table-cell office:value-type="float" office:value="97.90689" calcext:value-type="float">
            <text:p>97.9 </text:p>
          </table:table-cell>
          <table:table-cell office:value-type="float" office:value="98.70333" calcext:value-type="float">
            <text:p>98.7 </text:p>
          </table:table-cell>
          <table:table-cell office:value-type="float" office:value="97.39691" calcext:value-type="float">
            <text:p>97.4 </text:p>
          </table:table-cell>
          <table:table-cell office:value-type="float" office:value="103.331" calcext:value-type="float">
            <text:p>103.3 </text:p>
          </table:table-cell>
          <table:table-cell office:value-type="float" office:value="98.91438" calcext:value-type="float">
            <text:p>98.9 </text:p>
          </table:table-cell>
          <table:table-cell office:value-type="float" office:value="92.94028" calcext:value-type="float">
            <text:p>92.9 </text:p>
          </table:table-cell>
          <table:table-cell office:value-type="float" office:value="99.94186" calcext:value-type="float">
            <text:p>99.9 </text:p>
          </table:table-cell>
          <table:table-cell office:value-type="float" office:value="99.15994" calcext:value-type="float">
            <text:p>99.2 </text:p>
          </table:table-cell>
          <table:table-cell office:value-type="float" office:value="98.94574" calcext:value-type="float">
            <text:p>98.9 </text:p>
          </table:table-cell>
          <table:table-cell office:value-type="float" office:value="95.97014" calcext:value-type="float">
            <text:p>96.0 </text:p>
          </table:table-cell>
          <table:table-cell office:value-type="float" office:value="96.91347" calcext:value-type="float">
            <text:p>96.9 </text:p>
          </table:table-cell>
          <table:table-cell office:value-type="float" office:value="99.11256" calcext:value-type="float">
            <text:p>99.1 </text:p>
          </table:table-cell>
          <table:table-cell office:value-type="float" office:value="100.1955" calcext:value-type="float">
            <text:p>100.2 </text:p>
          </table:table-cell>
          <table:table-cell office:value-type="float" office:value="97.32667" calcext:value-type="float">
            <text:p>97.3 </text:p>
          </table:table-cell>
          <table:table-cell office:value-type="float" office:value="90.27236" calcext:value-type="float">
            <text:p>90.3 </text:p>
          </table:table-cell>
          <table:table-cell office:value-type="float" office:value="96.41333" calcext:value-type="float">
            <text:p>96.4 </text:p>
          </table:table-cell>
          <table:table-cell office:value-type="float" office:value="97.64436" calcext:value-type="float">
            <text:p>97.6 </text:p>
          </table:table-cell>
          <table:table-cell office:value-type="float" office:value="93.36667" calcext:value-type="float">
            <text:p>93.4 </text:p>
          </table:table-cell>
          <table:table-cell office:value-type="float" office:value="99.76936" calcext:value-type="float">
            <text:p>99.8 </text:p>
          </table:table-cell>
          <table:table-cell office:value-type="float" office:value="99.50962" calcext:value-type="float">
            <text:p>99.5 </text:p>
          </table:table-cell>
          <table:table-cell office:value-type="float" office:value="99.18939" calcext:value-type="float">
            <text:p>99.2 </text:p>
          </table:table-cell>
          <table:table-cell office:value-type="float" office:value="98.67333" calcext:value-type="float">
            <text:p>98.7 </text:p>
          </table:table-cell>
          <table:table-cell office:value-type="float" office:value="99.41737" calcext:value-type="float">
            <text:p>99.4 </text:p>
          </table:table-cell>
          <table:table-cell office:value-type="float" office:value="100.1652" calcext:value-type="float">
            <text:p>100.2 </text:p>
          </table:table-cell>
          <table:table-cell office:value-type="float" office:value="101.192" calcext:value-type="float">
            <text:p>101.2 </text:p>
          </table:table-cell>
          <table:table-cell office:value-type="float" office:value="78.95952" calcext:value-type="float">
            <text:p>79.0 </text:p>
          </table:table-cell>
          <table:table-cell office:value-type="float" office:value="96.1" calcext:value-type="float">
            <text:p>96.1 </text:p>
          </table:table-cell>
          <table:table-cell office:value-type="float" office:value="97.16462" calcext:value-type="float">
            <text:p>97.2 </text:p>
          </table:table-cell>
          <table:table-cell office:value-type="float" office:value="98.13" calcext:value-type="float">
            <text:p>98.1 </text:p>
          </table:table-cell>
          <table:table-cell office:value-type="float" office:value="98.27666" calcext:value-type="float">
            <text:p>98.3 </text:p>
          </table:table-cell>
          <table:table-cell office:value-type="float" office:value="97.10325" calcext:value-type="float">
            <text:p>97.1 </text:p>
          </table:table-cell>
          <table:table-cell office:value-type="float" office:value="96.39622" calcext:value-type="float">
            <text:p>96.4 </text:p>
          </table:table-cell>
          <table:table-cell office:value-type="float" office:value="92.4344" calcext:value-type="float">
            <text:p>92.4 </text:p>
          </table:table-cell>
          <table:table-cell office:value-type="float" office:value="96.242" calcext:value-type="float">
            <text:p>96.2 </text:p>
          </table:table-cell>
          <table:table-cell office:value-type="float" office:value="81.52752" calcext:value-type="float">
            <text:p>81.5 </text:p>
          </table:table-cell>
          <table:table-cell office:value-type="float" office:value="94.08586" calcext:value-type="float">
            <text:p>94.1 </text:p>
          </table:table-cell>
          <table:table-cell office:value-type="float" office:value="81.73414" calcext:value-type="float">
            <text:p>81.7 </text:p>
          </table:table-cell>
          <table:table-cell office:value-type="float" office:value="83.73562" calcext:value-type="float">
            <text:p>83.7 </text:p>
          </table:table-cell>
          <table:table-cell office:value-type="float" office:value="76.06363" calcext:value-type="float">
            <text:p>76.1 </text:p>
          </table:table-cell>
          <table:table-cell office:value-type="float" office:value="93.70374" calcext:value-type="float">
            <text:p>93.7 </text:p>
          </table:table-cell>
          <table:table-cell office:value-type="float" office:value="85.56318" calcext:value-type="float">
            <text:p>85.6 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table:style-name="ce5" office:value-type="float" office:value="94.72951" calcext:value-type="float">
            <text:p>94.7 </text:p>
          </table:table-cell>
          <table:table-cell table:style-name="ce5" office:value-type="float" office:value="96.72417" calcext:value-type="float">
            <text:p>96.7 </text:p>
          </table:table-cell>
          <table:table-cell table:style-name="ce5" office:value-type="float" office:value="98.54067" calcext:value-type="float">
            <text:p>98.5 </text:p>
          </table:table-cell>
          <table:table-cell table:style-name="ce5" office:value-type="float" office:value="96.20753" calcext:value-type="float">
            <text:p>96.2 </text:p>
          </table:table-cell>
          <table:table-cell table:style-name="ce5" office:value-type="float" office:value="90.60715" calcext:value-type="float">
            <text:p>90.6 </text:p>
          </table:table-cell>
          <table:table-cell table:style-name="ce5" office:value-type="float" office:value="91.20847" calcext:value-type="float">
            <text:p>91.2 </text:p>
          </table:table-cell>
          <table:table-cell table:style-name="ce5" office:value-type="float" office:value="91.68993" calcext:value-type="float">
            <text:p>91.7 </text:p>
          </table:table-cell>
          <table:table-cell table:style-name="ce5" office:value-type="float" office:value="98.03333" calcext:value-type="float">
            <text:p>98.0 </text:p>
          </table:table-cell>
          <table:table-cell table:style-name="ce5" office:value-type="float" office:value="98.5" calcext:value-type="float">
            <text:p>98.5 </text:p>
          </table:table-cell>
          <table:table-cell table:style-name="ce5" office:value-type="float" office:value="98.83274" calcext:value-type="float">
            <text:p>98.8 </text:p>
          </table:table-cell>
          <table:table-cell table:style-name="ce5" office:value-type="float" office:value="98.20103" calcext:value-type="float">
            <text:p>98.2 </text:p>
          </table:table-cell>
          <table:table-cell table:style-name="ce5" office:value-type="float" office:value="98.94334" calcext:value-type="float">
            <text:p>98.9 </text:p>
          </table:table-cell>
          <table:table-cell table:style-name="ce5" office:value-type="float" office:value="97.73898" calcext:value-type="float">
            <text:p>97.7 </text:p>
          </table:table-cell>
          <table:table-cell table:style-name="ce5" office:value-type="float" office:value="105.0834" calcext:value-type="float">
            <text:p>105.1 </text:p>
          </table:table-cell>
          <table:table-cell table:style-name="ce5" office:value-type="float" office:value="99.33382" calcext:value-type="float">
            <text:p>99.3 </text:p>
          </table:table-cell>
          <table:table-cell table:style-name="ce5" office:value-type="float" office:value="93.83392" calcext:value-type="float">
            <text:p>93.8 </text:p>
          </table:table-cell>
          <table:table-cell table:style-name="ce5" office:value-type="float" office:value="99.7425" calcext:value-type="float">
            <text:p>99.7 </text:p>
          </table:table-cell>
          <table:table-cell table:style-name="ce5" office:value-type="float" office:value="99.05914" calcext:value-type="float">
            <text:p>99.1 </text:p>
          </table:table-cell>
          <table:table-cell table:style-name="ce5" office:value-type="float" office:value="99.00775" calcext:value-type="float">
            <text:p>99.0 </text:p>
          </table:table-cell>
          <table:table-cell table:style-name="ce5" office:value-type="float" office:value="95.90227" calcext:value-type="float">
            <text:p>95.9 </text:p>
          </table:table-cell>
          <table:table-cell table:style-name="ce5" office:value-type="float" office:value="97.16857" calcext:value-type="float">
            <text:p>97.2 </text:p>
          </table:table-cell>
          <table:table-cell table:style-name="ce5" office:value-type="float" office:value="99.27827" calcext:value-type="float">
            <text:p>99.3 </text:p>
          </table:table-cell>
          <table:table-cell table:style-name="ce5" office:value-type="float" office:value="100.4453" calcext:value-type="float">
            <text:p>100.4 </text:p>
          </table:table-cell>
          <table:table-cell table:style-name="ce5" office:value-type="float" office:value="98.10667" calcext:value-type="float">
            <text:p>98.1 </text:p>
          </table:table-cell>
          <table:table-cell table:style-name="ce5" office:value-type="float" office:value="91.5688" calcext:value-type="float">
            <text:p>91.6 </text:p>
          </table:table-cell>
          <table:table-cell table:style-name="ce5" office:value-type="float" office:value="96.98" calcext:value-type="float">
            <text:p>97.0 </text:p>
          </table:table-cell>
          <table:table-cell table:style-name="ce5" office:value-type="float" office:value="97.47759" calcext:value-type="float">
            <text:p>97.5 </text:p>
          </table:table-cell>
          <table:table-cell table:style-name="ce5" office:value-type="float" office:value="94.46667" calcext:value-type="float">
            <text:p>94.5 </text:p>
          </table:table-cell>
          <table:table-cell table:style-name="ce5" office:value-type="float" office:value="100.2035" calcext:value-type="float">
            <text:p>100.2 </text:p>
          </table:table-cell>
          <table:table-cell table:style-name="ce5" office:value-type="float" office:value="99.98234" calcext:value-type="float">
            <text:p>100.0 </text:p>
          </table:table-cell>
          <table:table-cell table:style-name="ce5" office:value-type="float" office:value="99.76039" calcext:value-type="float">
            <text:p>99.8 </text:p>
          </table:table-cell>
          <table:table-cell table:style-name="ce5" office:value-type="float" office:value="99.6" calcext:value-type="float">
            <text:p>99.6 </text:p>
          </table:table-cell>
          <table:table-cell table:style-name="ce5" office:value-type="float" office:value="101.0464" calcext:value-type="float">
            <text:p>101.0 </text:p>
          </table:table-cell>
          <table:table-cell table:style-name="ce5" office:value-type="float" office:value="100.3173" calcext:value-type="float">
            <text:p>100.3 </text:p>
          </table:table-cell>
          <table:table-cell table:style-name="ce5" office:value-type="float" office:value="101.223" calcext:value-type="float">
            <text:p>101.2 </text:p>
          </table:table-cell>
          <table:table-cell table:style-name="ce5" office:value-type="float" office:value="81.51787" calcext:value-type="float">
            <text:p>81.5 </text:p>
          </table:table-cell>
          <table:table-cell table:style-name="ce5" office:value-type="float" office:value="97" calcext:value-type="float">
            <text:p>97.0 </text:p>
          </table:table-cell>
          <table:table-cell table:style-name="ce5" office:value-type="float" office:value="97.19964" calcext:value-type="float">
            <text:p>97.2 </text:p>
          </table:table-cell>
          <table:table-cell table:style-name="ce5" office:value-type="float" office:value="98.94334" calcext:value-type="float">
            <text:p>98.9 </text:p>
          </table:table-cell>
          <table:table-cell table:style-name="ce5" office:value-type="float" office:value="99.03" calcext:value-type="float">
            <text:p>99.0 </text:p>
          </table:table-cell>
          <table:table-cell table:style-name="ce5" office:value-type="float" office:value="97.23216" calcext:value-type="float">
            <text:p>97.2 </text:p>
          </table:table-cell>
          <table:table-cell table:style-name="ce5" office:value-type="float" office:value="97.12384" calcext:value-type="float">
            <text:p>97.1 </text:p>
          </table:table-cell>
          <table:table-cell table:style-name="ce5" office:value-type="float" office:value="93.11996" calcext:value-type="float">
            <text:p>93.1 </text:p>
          </table:table-cell>
          <table:table-cell table:style-name="ce5" office:value-type="float" office:value="96.59461" calcext:value-type="float">
            <text:p>96.6 </text:p>
          </table:table-cell>
          <table:table-cell table:style-name="ce5" office:value-type="float" office:value="82.97976" calcext:value-type="float">
            <text:p>83.0 </text:p>
          </table:table-cell>
          <table:table-cell table:style-name="ce5" office:value-type="float" office:value="94.72031" calcext:value-type="float">
            <text:p>94.7 </text:p>
          </table:table-cell>
          <table:table-cell table:style-name="ce5" office:value-type="float" office:value="83.39178" calcext:value-type="float">
            <text:p>83.4 </text:p>
          </table:table-cell>
          <table:table-cell table:style-name="ce5" office:value-type="float" office:value="84.33546" calcext:value-type="float">
            <text:p>84.3 </text:p>
          </table:table-cell>
          <table:table-cell table:style-name="ce5" office:value-type="float" office:value="77.03115" calcext:value-type="float">
            <text:p>77.0 </text:p>
          </table:table-cell>
          <table:table-cell table:style-name="ce5" office:value-type="float" office:value="94.89556" calcext:value-type="float">
            <text:p>94.9 </text:p>
          </table:table-cell>
          <table:table-cell table:style-name="ce5" office:value-type="float" office:value="86.95848" calcext:value-type="float">
            <text:p>87.0 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95.101" calcext:value-type="float">
            <text:p>95.1 </text:p>
          </table:table-cell>
          <table:table-cell office:value-type="float" office:value="96.78442" calcext:value-type="float">
            <text:p>96.8 </text:p>
          </table:table-cell>
          <table:table-cell office:value-type="float" office:value="98.73888" calcext:value-type="float">
            <text:p>98.7 </text:p>
          </table:table-cell>
          <table:table-cell office:value-type="float" office:value="96.62891" calcext:value-type="float">
            <text:p>96.6 </text:p>
          </table:table-cell>
          <table:table-cell office:value-type="float" office:value="90.79964" calcext:value-type="float">
            <text:p>90.8 </text:p>
          </table:table-cell>
          <table:table-cell office:value-type="float" office:value="91.82574" calcext:value-type="float">
            <text:p>91.8 </text:p>
          </table:table-cell>
          <table:table-cell office:value-type="float" office:value="93.98244" calcext:value-type="float">
            <text:p>94.0 </text:p>
          </table:table-cell>
          <table:table-cell office:value-type="float" office:value="99.4" calcext:value-type="float">
            <text:p>99.4 </text:p>
          </table:table-cell>
          <table:table-cell office:value-type="float" office:value="98.73333" calcext:value-type="float">
            <text:p>98.7 </text:p>
          </table:table-cell>
          <table:table-cell office:value-type="float" office:value="100.0291" calcext:value-type="float">
            <text:p>100.0 </text:p>
          </table:table-cell>
          <table:table-cell office:value-type="float" office:value="98.63306" calcext:value-type="float">
            <text:p>98.6 </text:p>
          </table:table-cell>
          <table:table-cell office:value-type="float" office:value="99.03667" calcext:value-type="float">
            <text:p>99.0 </text:p>
          </table:table-cell>
          <table:table-cell office:value-type="float" office:value="98.01886" calcext:value-type="float">
            <text:p>98.0 </text:p>
          </table:table-cell>
          <table:table-cell office:value-type="float" office:value="102.9977" calcext:value-type="float">
            <text:p>103.0 </text:p>
          </table:table-cell>
          <table:table-cell office:value-type="float" office:value="100.1727" calcext:value-type="float">
            <text:p>100.2 </text:p>
          </table:table-cell>
          <table:table-cell office:value-type="float" office:value="95.31745" calcext:value-type="float">
            <text:p>95.3 </text:p>
          </table:table-cell>
          <table:table-cell office:value-type="float" office:value="99.84218" calcext:value-type="float">
            <text:p>99.8 </text:p>
          </table:table-cell>
          <table:table-cell office:value-type="float" office:value="98.95834" calcext:value-type="float">
            <text:p>99.0 </text:p>
          </table:table-cell>
          <table:table-cell office:value-type="float" office:value="99.37984" calcext:value-type="float">
            <text:p>99.4 </text:p>
          </table:table-cell>
          <table:table-cell office:value-type="float" office:value="95.8344" calcext:value-type="float">
            <text:p>95.8 </text:p>
          </table:table-cell>
          <table:table-cell office:value-type="float" office:value="97.93918" calcext:value-type="float">
            <text:p>97.9 </text:p>
          </table:table-cell>
          <table:table-cell office:value-type="float" office:value="99.1963" calcext:value-type="float">
            <text:p>99.2 </text:p>
          </table:table-cell>
          <table:table-cell office:value-type="float" office:value="100.5676" calcext:value-type="float">
            <text:p>100.6 </text:p>
          </table:table-cell>
          <table:table-cell office:value-type="float" office:value="98.28667" calcext:value-type="float">
            <text:p>98.3 </text:p>
          </table:table-cell>
          <table:table-cell office:value-type="float" office:value="92.81553" calcext:value-type="float">
            <text:p>92.8 </text:p>
          </table:table-cell>
          <table:table-cell office:value-type="float" office:value="97.63333" calcext:value-type="float">
            <text:p>97.6 </text:p>
          </table:table-cell>
          <table:table-cell office:value-type="float" office:value="97.89452" calcext:value-type="float">
            <text:p>97.9 </text:p>
          </table:table-cell>
          <table:table-cell office:value-type="float" office:value="95" calcext:value-type="float">
            <text:p>95.0 </text:p>
          </table:table-cell>
          <table:table-cell office:value-type="float" office:value="100.4206" calcext:value-type="float">
            <text:p>100.4 </text:p>
          </table:table-cell>
          <table:table-cell office:value-type="float" office:value="99.10789" calcext:value-type="float">
            <text:p>99.1 </text:p>
          </table:table-cell>
          <table:table-cell office:value-type="float" office:value="100.3518" calcext:value-type="float">
            <text:p>100.4 </text:p>
          </table:table-cell>
          <table:table-cell office:value-type="float" office:value="99.25667" calcext:value-type="float">
            <text:p>99.3 </text:p>
          </table:table-cell>
          <table:table-cell office:value-type="float" office:value="99.99295" calcext:value-type="float">
            <text:p>100.0 </text:p>
          </table:table-cell>
          <table:table-cell office:value-type="float" office:value="100.0003" calcext:value-type="float">
            <text:p>100.0 </text:p>
          </table:table-cell>
          <table:table-cell office:value-type="float" office:value="100.9758" calcext:value-type="float">
            <text:p>101.0 </text:p>
          </table:table-cell>
          <table:table-cell office:value-type="float" office:value="83.52489" calcext:value-type="float">
            <text:p>83.5 </text:p>
          </table:table-cell>
          <table:table-cell office:value-type="float" office:value="97.4" calcext:value-type="float">
            <text:p>97.4 </text:p>
          </table:table-cell>
          <table:table-cell office:value-type="float" office:value="97.77344" calcext:value-type="float">
            <text:p>97.8 </text:p>
          </table:table-cell>
          <table:table-cell office:value-type="float" office:value="98.71667" calcext:value-type="float">
            <text:p>98.7 </text:p>
          </table:table-cell>
          <table:table-cell office:value-type="float" office:value="98.90667" calcext:value-type="float">
            <text:p>98.9 </text:p>
          </table:table-cell>
          <table:table-cell office:value-type="float" office:value="97.63853" calcext:value-type="float">
            <text:p>97.6 </text:p>
          </table:table-cell>
          <table:table-cell office:value-type="float" office:value="97.41849" calcext:value-type="float">
            <text:p>97.4 </text:p>
          </table:table-cell>
          <table:table-cell office:value-type="float" office:value="93.99857" calcext:value-type="float">
            <text:p>94.0 </text:p>
          </table:table-cell>
          <table:table-cell office:value-type="float" office:value="97.03231" calcext:value-type="float">
            <text:p>97.0 </text:p>
          </table:table-cell>
          <table:table-cell office:value-type="float" office:value="84.77028" calcext:value-type="float">
            <text:p>84.8 </text:p>
          </table:table-cell>
          <table:table-cell office:value-type="float" office:value="96.60223" calcext:value-type="float">
            <text:p>96.6 </text:p>
          </table:table-cell>
          <table:table-cell office:value-type="float" office:value="85.17692" calcext:value-type="float">
            <text:p>85.2 </text:p>
          </table:table-cell>
          <table:table-cell office:value-type="float" office:value="85.70163" calcext:value-type="float">
            <text:p>85.7 </text:p>
          </table:table-cell>
          <table:table-cell office:value-type="float" office:value="78.52676" calcext:value-type="float">
            <text:p>78.5 </text:p>
          </table:table-cell>
          <table:table-cell office:value-type="float" office:value="96.20021" calcext:value-type="float">
            <text:p>96.2 </text:p>
          </table:table-cell>
          <table:table-cell office:value-type="float" office:value="88.39879" calcext:value-type="float">
            <text:p>88.4 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table:style-name="ce5" office:value-type="float" office:value="95.47249" calcext:value-type="float">
            <text:p>95.5 </text:p>
          </table:table-cell>
          <table:table-cell table:style-name="ce5" office:value-type="float" office:value="97.62785" calcext:value-type="float">
            <text:p>97.6 </text:p>
          </table:table-cell>
          <table:table-cell table:style-name="ce5" office:value-type="float" office:value="99.05272" calcext:value-type="float">
            <text:p>99.1 </text:p>
          </table:table-cell>
          <table:table-cell table:style-name="ce5" office:value-type="float" office:value="97.10297" calcext:value-type="float">
            <text:p>97.1 </text:p>
          </table:table-cell>
          <table:table-cell table:style-name="ce5" office:value-type="float" office:value="90.81417" calcext:value-type="float">
            <text:p>90.8 </text:p>
          </table:table-cell>
          <table:table-cell table:style-name="ce5" office:value-type="float" office:value="92.56268" calcext:value-type="float">
            <text:p>92.6 </text:p>
          </table:table-cell>
          <table:table-cell table:style-name="ce5" office:value-type="float" office:value="95.07311" calcext:value-type="float">
            <text:p>95.1 </text:p>
          </table:table-cell>
          <table:table-cell table:style-name="ce5" office:value-type="float" office:value="99.5" calcext:value-type="float">
            <text:p>99.5 </text:p>
          </table:table-cell>
          <table:table-cell table:style-name="ce5" office:value-type="float" office:value="99.13333" calcext:value-type="float">
            <text:p>99.1 </text:p>
          </table:table-cell>
          <table:table-cell table:style-name="ce5" office:value-type="float" office:value="100.9519" calcext:value-type="float">
            <text:p>101.0 </text:p>
          </table:table-cell>
          <table:table-cell table:style-name="ce5" office:value-type="float" office:value="99.26424" calcext:value-type="float">
            <text:p>99.3 </text:p>
          </table:table-cell>
          <table:table-cell table:style-name="ce5" office:value-type="float" office:value="99.57333" calcext:value-type="float">
            <text:p>99.6 </text:p>
          </table:table-cell>
          <table:table-cell table:style-name="ce5" office:value-type="float" office:value="98.32983" calcext:value-type="float">
            <text:p>98.3 </text:p>
          </table:table-cell>
          <table:table-cell table:style-name="ce5" office:value-type="float" office:value="104.4253" calcext:value-type="float">
            <text:p>104.4 </text:p>
          </table:table-cell>
          <table:table-cell table:style-name="ce5" office:value-type="float" office:value="100.5428" calcext:value-type="float">
            <text:p>100.5 </text:p>
          </table:table-cell>
          <table:table-cell table:style-name="ce5" office:value-type="float" office:value="96.27685" calcext:value-type="float">
            <text:p>96.3 </text:p>
          </table:table-cell>
          <table:table-cell table:style-name="ce5" office:value-type="float" office:value="100.3406" calcext:value-type="float">
            <text:p>100.3 </text:p>
          </table:table-cell>
          <table:table-cell table:style-name="ce5" office:value-type="float" office:value="99.83199" calcext:value-type="float">
            <text:p>99.8 </text:p>
          </table:table-cell>
          <table:table-cell table:style-name="ce5" office:value-type="float" office:value="99.62791" calcext:value-type="float">
            <text:p>99.6 </text:p>
          </table:table-cell>
          <table:table-cell table:style-name="ce5" office:value-type="float" office:value="96.27556" calcext:value-type="float">
            <text:p>96.3 </text:p>
          </table:table-cell>
          <table:table-cell table:style-name="ce5" office:value-type="float" office:value="97.81197" calcext:value-type="float">
            <text:p>97.8 </text:p>
          </table:table-cell>
          <table:table-cell table:style-name="ce5" office:value-type="float" office:value="99.6342" calcext:value-type="float">
            <text:p>99.6 </text:p>
          </table:table-cell>
          <table:table-cell table:style-name="ce5" office:value-type="float" office:value="101.1187" calcext:value-type="float">
            <text:p>101.1 </text:p>
          </table:table-cell>
          <table:table-cell table:style-name="ce5" office:value-type="float" office:value="98.96333" calcext:value-type="float">
            <text:p>99.0 </text:p>
          </table:table-cell>
          <table:table-cell table:style-name="ce5" office:value-type="float" office:value="93.25606" calcext:value-type="float">
            <text:p>93.3 </text:p>
          </table:table-cell>
          <table:table-cell table:style-name="ce5" office:value-type="float" office:value="98.56" calcext:value-type="float">
            <text:p>98.6 </text:p>
          </table:table-cell>
          <table:table-cell table:style-name="ce5" office:value-type="float" office:value="98.06129" calcext:value-type="float">
            <text:p>98.1 </text:p>
          </table:table-cell>
          <table:table-cell table:style-name="ce5" office:value-type="float" office:value="95.86667" calcext:value-type="float">
            <text:p>95.9 </text:p>
          </table:table-cell>
          <table:table-cell table:style-name="ce5" office:value-type="float" office:value="100.8818" calcext:value-type="float">
            <text:p>100.9 </text:p>
          </table:table-cell>
          <table:table-cell table:style-name="ce5" office:value-type="float" office:value="100.2962" calcext:value-type="float">
            <text:p>100.3 </text:p>
          </table:table-cell>
          <table:table-cell table:style-name="ce5" office:value-type="float" office:value="100.5149" calcext:value-type="float">
            <text:p>100.5 </text:p>
          </table:table-cell>
          <table:table-cell table:style-name="ce5" office:value-type="float" office:value="100.62" calcext:value-type="float">
            <text:p>100.6 </text:p>
          </table:table-cell>
          <table:table-cell table:style-name="ce5" office:value-type="float" office:value="100.833" calcext:value-type="float">
            <text:p>100.8 </text:p>
          </table:table-cell>
          <table:table-cell table:style-name="ce5" office:value-type="float" office:value="100.2683" calcext:value-type="float">
            <text:p>100.3 </text:p>
          </table:table-cell>
          <table:table-cell table:style-name="ce5" office:value-type="float" office:value="101.3628" calcext:value-type="float">
            <text:p>101.4 </text:p>
          </table:table-cell>
          <table:table-cell table:style-name="ce5" office:value-type="float" office:value="84.62626" calcext:value-type="float">
            <text:p>84.6 </text:p>
          </table:table-cell>
          <table:table-cell table:style-name="ce5" office:value-type="float" office:value="98.1" calcext:value-type="float">
            <text:p>98.1 </text:p>
          </table:table-cell>
          <table:table-cell table:style-name="ce5" office:value-type="float" office:value="98.30238" calcext:value-type="float">
            <text:p>98.3 </text:p>
          </table:table-cell>
          <table:table-cell table:style-name="ce5" office:value-type="float" office:value="99.62666" calcext:value-type="float">
            <text:p>99.6 </text:p>
          </table:table-cell>
          <table:table-cell table:style-name="ce5" office:value-type="float" office:value="99.72334" calcext:value-type="float">
            <text:p>99.7 </text:p>
          </table:table-cell>
          <table:table-cell table:style-name="ce5" office:value-type="float" office:value="98.12571" calcext:value-type="float">
            <text:p>98.1 </text:p>
          </table:table-cell>
          <table:table-cell table:style-name="ce5" office:value-type="float" office:value="97.99288" calcext:value-type="float">
            <text:p>98.0 </text:p>
          </table:table-cell>
          <table:table-cell table:style-name="ce5" office:value-type="float" office:value="94.6908" calcext:value-type="float">
            <text:p>94.7 </text:p>
          </table:table-cell>
          <table:table-cell table:style-name="ce5" office:value-type="float" office:value="97.54269" calcext:value-type="float">
            <text:p>97.5 </text:p>
          </table:table-cell>
          <table:table-cell table:style-name="ce5" office:value-type="float" office:value="85.95911" calcext:value-type="float">
            <text:p>86.0 </text:p>
          </table:table-cell>
          <table:table-cell table:style-name="ce5" office:value-type="float" office:value="96.17685" calcext:value-type="float">
            <text:p>96.2 </text:p>
          </table:table-cell>
          <table:table-cell table:style-name="ce5" office:value-type="float" office:value="87.3446" calcext:value-type="float">
            <text:p>87.3 </text:p>
          </table:table-cell>
          <table:table-cell table:style-name="ce5" office:value-type="float" office:value="86.56249" calcext:value-type="float">
            <text:p>86.6 </text:p>
          </table:table-cell>
          <table:table-cell table:style-name="ce5" office:value-type="float" office:value="79.71329" calcext:value-type="float">
            <text:p>79.7 </text:p>
          </table:table-cell>
          <table:table-cell table:style-name="ce5" office:value-type="float" office:value="96.22441" calcext:value-type="float">
            <text:p>96.2 </text:p>
          </table:table-cell>
          <table:table-cell table:style-name="ce5" office:value-type="float" office:value="89.52402" calcext:value-type="float">
            <text:p>89.5 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96.58695" calcext:value-type="float">
            <text:p>96.6 </text:p>
          </table:table-cell>
          <table:table-cell office:value-type="float" office:value="97.53749" calcext:value-type="float">
            <text:p>97.5 </text:p>
          </table:table-cell>
          <table:table-cell office:value-type="float" office:value="99.29387" calcext:value-type="float">
            <text:p>99.3 </text:p>
          </table:table-cell>
          <table:table-cell office:value-type="float" office:value="97.31367" calcext:value-type="float">
            <text:p>97.3 </text:p>
          </table:table-cell>
          <table:table-cell office:value-type="float" office:value="91.74755" calcext:value-type="float">
            <text:p>91.7 </text:p>
          </table:table-cell>
          <table:table-cell office:value-type="float" office:value="92.97874" calcext:value-type="float">
            <text:p>93.0 </text:p>
          </table:table-cell>
          <table:table-cell office:value-type="float" office:value="95.48328" calcext:value-type="float">
            <text:p>95.5 </text:p>
          </table:table-cell>
          <table:table-cell office:value-type="float" office:value="99.23333" calcext:value-type="float">
            <text:p>99.2 </text:p>
          </table:table-cell>
          <table:table-cell office:value-type="float" office:value="98.96667" calcext:value-type="float">
            <text:p>99.0 </text:p>
          </table:table-cell>
          <table:table-cell office:value-type="float" office:value="101.1399" calcext:value-type="float">
            <text:p>101.1 </text:p>
          </table:table-cell>
          <table:table-cell office:value-type="float" office:value="99.22134" calcext:value-type="float">
            <text:p>99.2 </text:p>
          </table:table-cell>
          <table:table-cell office:value-type="float" office:value="99.63" calcext:value-type="float">
            <text:p>99.6 </text:p>
          </table:table-cell>
          <table:table-cell office:value-type="float" office:value="98.98288" calcext:value-type="float">
            <text:p>99.0 </text:p>
          </table:table-cell>
          <table:table-cell office:value-type="float" office:value="102.2677" calcext:value-type="float">
            <text:p>102.3 </text:p>
          </table:table-cell>
          <table:table-cell office:value-type="float" office:value="100.3701" calcext:value-type="float">
            <text:p>100.4 </text:p>
          </table:table-cell>
          <table:table-cell office:value-type="float" office:value="96.68162" calcext:value-type="float">
            <text:p>96.7 </text:p>
          </table:table-cell>
          <table:table-cell office:value-type="float" office:value="100.3073" calcext:value-type="float">
            <text:p>100.3 </text:p>
          </table:table-cell>
          <table:table-cell office:value-type="float" office:value="100.8401" calcext:value-type="float">
            <text:p>100.8 </text:p>
          </table:table-cell>
          <table:table-cell office:value-type="float" office:value="100.062" calcext:value-type="float">
            <text:p>100.1 </text:p>
          </table:table-cell>
          <table:table-cell office:value-type="float" office:value="96.81853" calcext:value-type="float">
            <text:p>96.8 </text:p>
          </table:table-cell>
          <table:table-cell office:value-type="float" office:value="98.23716" calcext:value-type="float">
            <text:p>98.2 </text:p>
          </table:table-cell>
          <table:table-cell office:value-type="float" office:value="99.02304" calcext:value-type="float">
            <text:p>99.0 </text:p>
          </table:table-cell>
          <table:table-cell office:value-type="float" office:value="100.6239" calcext:value-type="float">
            <text:p>100.6 </text:p>
          </table:table-cell>
          <table:table-cell office:value-type="float" office:value="98.98" calcext:value-type="float">
            <text:p>99.0 </text:p>
          </table:table-cell>
          <table:table-cell office:value-type="float" office:value="93.37747" calcext:value-type="float">
            <text:p>93.4 </text:p>
          </table:table-cell>
          <table:table-cell office:value-type="float" office:value="99.08667" calcext:value-type="float">
            <text:p>99.1 </text:p>
          </table:table-cell>
          <table:table-cell office:value-type="float" office:value="98.97853" calcext:value-type="float">
            <text:p>99.0 </text:p>
          </table:table-cell>
          <table:table-cell office:value-type="float" office:value="96.16666" calcext:value-type="float">
            <text:p>96.2 </text:p>
          </table:table-cell>
          <table:table-cell office:value-type="float" office:value="100.9904" calcext:value-type="float">
            <text:p>101.0 </text:p>
          </table:table-cell>
          <table:table-cell office:value-type="float" office:value="99.84998" calcext:value-type="float">
            <text:p>99.8 </text:p>
          </table:table-cell>
          <table:table-cell office:value-type="float" office:value="100.4741" calcext:value-type="float">
            <text:p>100.5 </text:p>
          </table:table-cell>
          <table:table-cell office:value-type="float" office:value="100.75" calcext:value-type="float">
            <text:p>100.8 </text:p>
          </table:table-cell>
          <table:table-cell office:value-type="float" office:value="100.6181" calcext:value-type="float">
            <text:p>100.6 </text:p>
          </table:table-cell>
          <table:table-cell office:value-type="float" office:value="100.2556" calcext:value-type="float">
            <text:p>100.3 </text:p>
          </table:table-cell>
          <table:table-cell office:value-type="float" office:value="101.1573" calcext:value-type="float">
            <text:p>101.2 </text:p>
          </table:table-cell>
          <table:table-cell office:value-type="float" office:value="85.5204" calcext:value-type="float">
            <text:p>85.5 </text:p>
          </table:table-cell>
          <table:table-cell office:value-type="float" office:value="98.4" calcext:value-type="float">
            <text:p>98.4 </text:p>
          </table:table-cell>
          <table:table-cell office:value-type="float" office:value="98.67393" calcext:value-type="float">
            <text:p>98.7 </text:p>
          </table:table-cell>
          <table:table-cell office:value-type="float" office:value="99.44" calcext:value-type="float">
            <text:p>99.4 </text:p>
          </table:table-cell>
          <table:table-cell office:value-type="float" office:value="99.55" calcext:value-type="float">
            <text:p>99.6 </text:p>
          </table:table-cell>
          <table:table-cell office:value-type="float" office:value="98.51696" calcext:value-type="float">
            <text:p>98.5 </text:p>
          </table:table-cell>
          <table:table-cell office:value-type="float" office:value="98.24774" calcext:value-type="float">
            <text:p>98.2 </text:p>
          </table:table-cell>
          <table:table-cell office:value-type="float" office:value="95.44826" calcext:value-type="float">
            <text:p>95.4 </text:p>
          </table:table-cell>
          <table:table-cell office:value-type="float" office:value="97.89822" calcext:value-type="float">
            <text:p>97.9 </text:p>
          </table:table-cell>
          <table:table-cell office:value-type="float" office:value="86.47843" calcext:value-type="float">
            <text:p>86.5 </text:p>
          </table:table-cell>
          <table:table-cell office:value-type="float" office:value="96.65771" calcext:value-type="float">
            <text:p>96.7 </text:p>
          </table:table-cell>
          <table:table-cell office:value-type="float" office:value="90.53236" calcext:value-type="float">
            <text:p>90.5 </text:p>
          </table:table-cell>
          <table:table-cell office:value-type="float" office:value="90.32704" calcext:value-type="float">
            <text:p>90.3 </text:p>
          </table:table-cell>
          <table:table-cell office:value-type="float" office:value="80.89994" calcext:value-type="float">
            <text:p>80.9 </text:p>
          </table:table-cell>
          <table:table-cell office:value-type="float" office:value="96.77748" calcext:value-type="float">
            <text:p>96.8 </text:p>
          </table:table-cell>
          <table:table-cell office:value-type="float" office:value="90.91932" calcext:value-type="float">
            <text:p>90.9 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table:style-name="ce5" office:value-type="float" office:value="97.32993" calcext:value-type="float">
            <text:p>97.3 </text:p>
          </table:table-cell>
          <table:table-cell table:style-name="ce5" office:value-type="float" office:value="98.23031" calcext:value-type="float">
            <text:p>98.2 </text:p>
          </table:table-cell>
          <table:table-cell table:style-name="ce5" office:value-type="float" office:value="99.33351" calcext:value-type="float">
            <text:p>99.3 </text:p>
          </table:table-cell>
          <table:table-cell table:style-name="ce5" office:value-type="float" office:value="97.10297" calcext:value-type="float">
            <text:p>97.1 </text:p>
          </table:table-cell>
          <table:table-cell table:style-name="ce5" office:value-type="float" office:value="92.69546" calcext:value-type="float">
            <text:p>92.7 </text:p>
          </table:table-cell>
          <table:table-cell table:style-name="ce5" office:value-type="float" office:value="92.889" calcext:value-type="float">
            <text:p>92.9 </text:p>
          </table:table-cell>
          <table:table-cell table:style-name="ce5" office:value-type="float" office:value="95.12116" calcext:value-type="float">
            <text:p>95.1 </text:p>
          </table:table-cell>
          <table:table-cell table:style-name="ce5" office:value-type="float" office:value="99.16666" calcext:value-type="float">
            <text:p>99.2 </text:p>
          </table:table-cell>
          <table:table-cell table:style-name="ce5" office:value-type="float" office:value="99.13333" calcext:value-type="float">
            <text:p>99.1 </text:p>
          </table:table-cell>
          <table:table-cell table:style-name="ce5" office:value-type="float" office:value="100.2854" calcext:value-type="float">
            <text:p>100.3 </text:p>
          </table:table-cell>
          <table:table-cell table:style-name="ce5" office:value-type="float" office:value="99.56451" calcext:value-type="float">
            <text:p>99.6 </text:p>
          </table:table-cell>
          <table:table-cell table:style-name="ce5" office:value-type="float" office:value="99.58667" calcext:value-type="float">
            <text:p>99.6 </text:p>
          </table:table-cell>
          <table:table-cell table:style-name="ce5" office:value-type="float" office:value="99.04507" calcext:value-type="float">
            <text:p>99.0 </text:p>
          </table:table-cell>
          <table:table-cell table:style-name="ce5" office:value-type="float" office:value="102.7883" calcext:value-type="float">
            <text:p>102.8 </text:p>
          </table:table-cell>
          <table:table-cell table:style-name="ce5" office:value-type="float" office:value="100.074" calcext:value-type="float">
            <text:p>100.1 </text:p>
          </table:table-cell>
          <table:table-cell table:style-name="ce5" office:value-type="float" office:value="97.41098" calcext:value-type="float">
            <text:p>97.4 </text:p>
          </table:table-cell>
          <table:table-cell table:style-name="ce5" office:value-type="float" office:value="99.94186" calcext:value-type="float">
            <text:p>99.9 </text:p>
          </table:table-cell>
          <table:table-cell table:style-name="ce5" office:value-type="float" office:value="100.9745" calcext:value-type="float">
            <text:p>101.0 </text:p>
          </table:table-cell>
          <table:table-cell table:style-name="ce5" office:value-type="float" office:value="99.68993" calcext:value-type="float">
            <text:p>99.7 </text:p>
          </table:table-cell>
          <table:table-cell table:style-name="ce5" office:value-type="float" office:value="97.25969" calcext:value-type="float">
            <text:p>97.3 </text:p>
          </table:table-cell>
          <table:table-cell table:style-name="ce5" office:value-type="float" office:value="98.20658" calcext:value-type="float">
            <text:p>98.2 </text:p>
          </table:table-cell>
          <table:table-cell table:style-name="ce5" office:value-type="float" office:value="98.98833" calcext:value-type="float">
            <text:p>99.0 </text:p>
          </table:table-cell>
          <table:table-cell table:style-name="ce5" office:value-type="float" office:value="100.8395" calcext:value-type="float">
            <text:p>100.8 </text:p>
          </table:table-cell>
          <table:table-cell table:style-name="ce5" office:value-type="float" office:value="99.39333" calcext:value-type="float">
            <text:p>99.4 </text:p>
          </table:table-cell>
          <table:table-cell table:style-name="ce5" office:value-type="float" office:value="94.91245" calcext:value-type="float">
            <text:p>94.9 </text:p>
          </table:table-cell>
          <table:table-cell table:style-name="ce5" office:value-type="float" office:value="98.49" calcext:value-type="float">
            <text:p>98.5 </text:p>
          </table:table-cell>
          <table:table-cell table:style-name="ce5" office:value-type="float" office:value="99.06191" calcext:value-type="float">
            <text:p>99.1 </text:p>
          </table:table-cell>
          <table:table-cell table:style-name="ce5" office:value-type="float" office:value="96.63333" calcext:value-type="float">
            <text:p>96.6 </text:p>
          </table:table-cell>
          <table:table-cell table:style-name="ce5" office:value-type="float" office:value="101.0175" calcext:value-type="float">
            <text:p>101.0 </text:p>
          </table:table-cell>
          <table:table-cell table:style-name="ce5" office:value-type="float" office:value="99.914" calcext:value-type="float">
            <text:p>99.9 </text:p>
          </table:table-cell>
          <table:table-cell table:style-name="ce5" office:value-type="float" office:value="100.2702" calcext:value-type="float">
            <text:p>100.3 </text:p>
          </table:table-cell>
          <table:table-cell table:style-name="ce5" office:value-type="float" office:value="100.69" calcext:value-type="float">
            <text:p>100.7 </text:p>
          </table:table-cell>
          <table:table-cell table:style-name="ce5" office:value-type="float" office:value="101.1759" calcext:value-type="float">
            <text:p>101.2 </text:p>
          </table:table-cell>
          <table:table-cell table:style-name="ce5" office:value-type="float" office:value="100.3832" calcext:value-type="float">
            <text:p>100.4 </text:p>
          </table:table-cell>
          <table:table-cell table:style-name="ce5" office:value-type="float" office:value="101.1861" calcext:value-type="float">
            <text:p>101.2 </text:p>
          </table:table-cell>
          <table:table-cell table:style-name="ce5" office:value-type="float" office:value="87.61185" calcext:value-type="float">
            <text:p>87.6 </text:p>
          </table:table-cell>
          <table:table-cell table:style-name="ce5" office:value-type="float" office:value="98.9" calcext:value-type="float">
            <text:p>98.9 </text:p>
          </table:table-cell>
          <table:table-cell table:style-name="ce5" office:value-type="float" office:value="98.39857" calcext:value-type="float">
            <text:p>98.4 </text:p>
          </table:table-cell>
          <table:table-cell table:style-name="ce5" office:value-type="float" office:value="99.74333" calcext:value-type="float">
            <text:p>99.7 </text:p>
          </table:table-cell>
          <table:table-cell table:style-name="ce5" office:value-type="float" office:value="99.79333" calcext:value-type="float">
            <text:p>99.8 </text:p>
          </table:table-cell>
          <table:table-cell table:style-name="ce5" office:value-type="float" office:value="98.43439" calcext:value-type="float">
            <text:p>98.4 </text:p>
          </table:table-cell>
          <table:table-cell table:style-name="ce5" office:value-type="float" office:value="98.53477" calcext:value-type="float">
            <text:p>98.5 </text:p>
          </table:table-cell>
          <table:table-cell table:style-name="ce5" office:value-type="float" office:value="95.9733" calcext:value-type="float">
            <text:p>96.0 </text:p>
          </table:table-cell>
          <table:table-cell table:style-name="ce5" office:value-type="float" office:value="98.0127" calcext:value-type="float">
            <text:p>98.0 </text:p>
          </table:table-cell>
          <table:table-cell table:style-name="ce5" office:value-type="float" office:value="87.82665" calcext:value-type="float">
            <text:p>87.8 </text:p>
          </table:table-cell>
          <table:table-cell table:style-name="ce5" office:value-type="float" office:value="97.46173" calcext:value-type="float">
            <text:p>97.5 </text:p>
          </table:table-cell>
          <table:table-cell table:style-name="ce5" office:value-type="float" office:value="92.18999" calcext:value-type="float">
            <text:p>92.2 </text:p>
          </table:table-cell>
          <table:table-cell table:style-name="ce5" office:value-type="float" office:value="90.87512" calcext:value-type="float">
            <text:p>90.9 </text:p>
          </table:table-cell>
          <table:table-cell table:style-name="ce5" office:value-type="float" office:value="81.95651" calcext:value-type="float">
            <text:p>82.0 </text:p>
          </table:table-cell>
          <table:table-cell table:style-name="ce5" office:value-type="float" office:value="97.38586" calcext:value-type="float">
            <text:p>97.4 </text:p>
          </table:table-cell>
          <table:table-cell table:style-name="ce5" office:value-type="float" office:value="91.68449" calcext:value-type="float">
            <text:p>91.7 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97.88716" calcext:value-type="float">
            <text:p>97.9 </text:p>
          </table:table-cell>
          <table:table-cell office:value-type="float" office:value="98.32068" calcext:value-type="float">
            <text:p>98.3 </text:p>
          </table:table-cell>
          <table:table-cell office:value-type="float" office:value="99.72663" calcext:value-type="float">
            <text:p>99.7 </text:p>
          </table:table-cell>
          <table:table-cell office:value-type="float" office:value="97.97208" calcext:value-type="float">
            <text:p>98.0 </text:p>
          </table:table-cell>
          <table:table-cell office:value-type="float" office:value="93.90849" calcext:value-type="float">
            <text:p>93.9 </text:p>
          </table:table-cell>
          <table:table-cell office:value-type="float" office:value="93.95497" calcext:value-type="float">
            <text:p>94.0 </text:p>
          </table:table-cell>
          <table:table-cell office:value-type="float" office:value="96.83391" calcext:value-type="float">
            <text:p>96.8 </text:p>
          </table:table-cell>
          <table:table-cell office:value-type="float" office:value="99.56667" calcext:value-type="float">
            <text:p>99.6 </text:p>
          </table:table-cell>
          <table:table-cell office:value-type="float" office:value="99.33334" calcext:value-type="float">
            <text:p>99.3 </text:p>
          </table:table-cell>
          <table:table-cell office:value-type="float" office:value="100.6443" calcext:value-type="float">
            <text:p>100.6 </text:p>
          </table:table-cell>
          <table:table-cell office:value-type="float" office:value="99.93832" calcext:value-type="float">
            <text:p>99.9 </text:p>
          </table:table-cell>
          <table:table-cell office:value-type="float" office:value="99.75667" calcext:value-type="float">
            <text:p>99.8 </text:p>
          </table:table-cell>
          <table:table-cell office:value-type="float" office:value="99.20056" calcext:value-type="float">
            <text:p>99.2 </text:p>
          </table:table-cell>
          <table:table-cell office:value-type="float" office:value="101.6344" calcext:value-type="float">
            <text:p>101.6 </text:p>
          </table:table-cell>
          <table:table-cell office:value-type="float" office:value="100.1974" calcext:value-type="float">
            <text:p>100.2 </text:p>
          </table:table-cell>
          <table:table-cell office:value-type="float" office:value="97.67833" calcext:value-type="float">
            <text:p>97.7 </text:p>
          </table:table-cell>
          <table:table-cell office:value-type="float" office:value="99.94186" calcext:value-type="float">
            <text:p>99.9 </text:p>
          </table:table-cell>
          <table:table-cell office:value-type="float" office:value="100.2688" calcext:value-type="float">
            <text:p>100.3 </text:p>
          </table:table-cell>
          <table:table-cell office:value-type="float" office:value="99.87597" calcext:value-type="float">
            <text:p>99.9 </text:p>
          </table:table-cell>
          <table:table-cell office:value-type="float" office:value="97.29362" calcext:value-type="float">
            <text:p>97.3 </text:p>
          </table:table-cell>
          <table:table-cell office:value-type="float" office:value="99.0443" calcext:value-type="float">
            <text:p>99.0 </text:p>
          </table:table-cell>
          <table:table-cell office:value-type="float" office:value="99.58509" calcext:value-type="float">
            <text:p>99.6 </text:p>
          </table:table-cell>
          <table:table-cell office:value-type="float" office:value="100.742" calcext:value-type="float">
            <text:p>100.7 </text:p>
          </table:table-cell>
          <table:table-cell office:value-type="float" office:value="99.34333" calcext:value-type="float">
            <text:p>99.3 </text:p>
          </table:table-cell>
          <table:table-cell office:value-type="float" office:value="96.67399" calcext:value-type="float">
            <text:p>96.7 </text:p>
          </table:table-cell>
          <table:table-cell office:value-type="float" office:value="98.70333" calcext:value-type="float">
            <text:p>98.7 </text:p>
          </table:table-cell>
          <table:table-cell office:value-type="float" office:value="99.39545" calcext:value-type="float">
            <text:p>99.4 </text:p>
          </table:table-cell>
          <table:table-cell office:value-type="float" office:value="97" calcext:value-type="float">
            <text:p>97.0 </text:p>
          </table:table-cell>
          <table:table-cell office:value-type="float" office:value="101.1803" calcext:value-type="float">
            <text:p>101.2 </text:p>
          </table:table-cell>
          <table:table-cell office:value-type="float" office:value="98.97786" calcext:value-type="float">
            <text:p>99.0 </text:p>
          </table:table-cell>
          <table:table-cell office:value-type="float" office:value="100.2702" calcext:value-type="float">
            <text:p>100.3 </text:p>
          </table:table-cell>
          <table:table-cell office:value-type="float" office:value="99.76334" calcext:value-type="float">
            <text:p>99.8 </text:p>
          </table:table-cell>
          <table:table-cell office:value-type="float" office:value="100.0044" calcext:value-type="float">
            <text:p>100.0 </text:p>
          </table:table-cell>
          <table:table-cell office:value-type="float" office:value="99.6524" calcext:value-type="float">
            <text:p>99.7 </text:p>
          </table:table-cell>
          <table:table-cell office:value-type="float" office:value="100.9475" calcext:value-type="float">
            <text:p>100.9 </text:p>
          </table:table-cell>
          <table:table-cell office:value-type="float" office:value="90.21497" calcext:value-type="float">
            <text:p>90.2 </text:p>
          </table:table-cell>
          <table:table-cell office:value-type="float" office:value="99" calcext:value-type="float">
            <text:p>99.0 </text:p>
          </table:table-cell>
          <table:table-cell office:value-type="float" office:value="99.1476" calcext:value-type="float">
            <text:p>99.1 </text:p>
          </table:table-cell>
          <table:table-cell office:value-type="float" office:value="99.35" calcext:value-type="float">
            <text:p>99.4 </text:p>
          </table:table-cell>
          <table:table-cell office:value-type="float" office:value="99.50667" calcext:value-type="float">
            <text:p>99.5 </text:p>
          </table:table-cell>
          <table:table-cell office:value-type="float" office:value="98.92472" calcext:value-type="float">
            <text:p>98.9 </text:p>
          </table:table-cell>
          <table:table-cell office:value-type="float" office:value="98.7619" calcext:value-type="float">
            <text:p>98.8 </text:p>
          </table:table-cell>
          <table:table-cell office:value-type="float" office:value="96.56116" calcext:value-type="float">
            <text:p>96.6 </text:p>
          </table:table-cell>
          <table:table-cell office:value-type="float" office:value="98.54939" calcext:value-type="float">
            <text:p>98.5 </text:p>
          </table:table-cell>
          <table:table-cell office:value-type="float" office:value="89.69273" calcext:value-type="float">
            <text:p>89.7 </text:p>
          </table:table-cell>
          <table:table-cell office:value-type="float" office:value="98.76667" calcext:value-type="float">
            <text:p>98.8 </text:p>
          </table:table-cell>
          <table:table-cell office:value-type="float" office:value="91.0424" calcext:value-type="float">
            <text:p>91.0 </text:p>
          </table:table-cell>
          <table:table-cell office:value-type="float" office:value="92.35326" calcext:value-type="float">
            <text:p>92.4 </text:p>
          </table:table-cell>
          <table:table-cell office:value-type="float" office:value="83.54394" calcext:value-type="float">
            <text:p>83.5 </text:p>
          </table:table-cell>
          <table:table-cell office:value-type="float" office:value="98.09103" calcext:value-type="float">
            <text:p>98.1 </text:p>
          </table:table-cell>
          <table:table-cell office:value-type="float" office:value="93.52988" calcext:value-type="float">
            <text:p>93.5 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table:style-name="ce5" office:value-type="float" office:value="98.35152" calcext:value-type="float">
            <text:p>98.4 </text:p>
          </table:table-cell>
          <table:table-cell table:style-name="ce5" office:value-type="float" office:value="99.34486" calcext:value-type="float">
            <text:p>99.3 </text:p>
          </table:table-cell>
          <table:table-cell table:style-name="ce5" office:value-type="float" office:value="99.46565" calcext:value-type="float">
            <text:p>99.5 </text:p>
          </table:table-cell>
          <table:table-cell table:style-name="ce5" office:value-type="float" office:value="99.26257" calcext:value-type="float">
            <text:p>99.3 </text:p>
          </table:table-cell>
          <table:table-cell table:style-name="ce5" office:value-type="float" office:value="95.40482" calcext:value-type="float">
            <text:p>95.4 </text:p>
          </table:table-cell>
          <table:table-cell table:style-name="ce5" office:value-type="float" office:value="95.16506" calcext:value-type="float">
            <text:p>95.2 </text:p>
          </table:table-cell>
          <table:table-cell table:style-name="ce5" office:value-type="float" office:value="99.02782" calcext:value-type="float">
            <text:p>99.0 </text:p>
          </table:table-cell>
          <table:table-cell table:style-name="ce5" office:value-type="float" office:value="99.66666" calcext:value-type="float">
            <text:p>99.7 </text:p>
          </table:table-cell>
          <table:table-cell table:style-name="ce5" office:value-type="float" office:value="99.73333" calcext:value-type="float">
            <text:p>99.7 </text:p>
          </table:table-cell>
          <table:table-cell table:style-name="ce5" office:value-type="float" office:value="100.9348" calcext:value-type="float">
            <text:p>100.9 </text:p>
          </table:table-cell>
          <table:table-cell table:style-name="ce5" office:value-type="float" office:value="100.1804" calcext:value-type="float">
            <text:p>100.2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99.38715" calcext:value-type="float">
            <text:p>99.4 </text:p>
          </table:table-cell>
          <table:table-cell table:style-name="ce5" office:value-type="float" office:value="102.8938" calcext:value-type="float">
            <text:p>102.9 </text:p>
          </table:table-cell>
          <table:table-cell table:style-name="ce5" office:value-type="float" office:value="100.3701" calcext:value-type="float">
            <text:p>100.4 </text:p>
          </table:table-cell>
          <table:table-cell table:style-name="ce5" office:value-type="float" office:value="98.52334" calcext:value-type="float">
            <text:p>98.5 </text:p>
          </table:table-cell>
          <table:table-cell table:style-name="ce5" office:value-type="float" office:value="100.6728" calcext:value-type="float">
            <text:p>100.7 </text:p>
          </table:table-cell>
          <table:table-cell table:style-name="ce5" office:value-type="float" office:value="100.672" calcext:value-type="float">
            <text:p>100.7 </text:p>
          </table:table-cell>
          <table:table-cell table:style-name="ce5" office:value-type="float" office:value="100.062" calcext:value-type="float">
            <text:p>100.1 </text:p>
          </table:table-cell>
          <table:table-cell table:style-name="ce5" office:value-type="float" office:value="99.70306" calcext:value-type="float">
            <text:p>99.7 </text:p>
          </table:table-cell>
          <table:table-cell table:style-name="ce5" office:value-type="float" office:value="99.38445" calcext:value-type="float">
            <text:p>99.4 </text:p>
          </table:table-cell>
          <table:table-cell table:style-name="ce5" office:value-type="float" office:value="100.3008" calcext:value-type="float">
            <text:p>100.3 </text:p>
          </table:table-cell>
          <table:table-cell table:style-name="ce5" office:value-type="float" office:value="101.2098" calcext:value-type="float">
            <text:p>101.2 </text:p>
          </table:table-cell>
          <table:table-cell table:style-name="ce5" office:value-type="float" office:value="99.84333" calcext:value-type="float">
            <text:p>99.8 </text:p>
          </table:table-cell>
          <table:table-cell table:style-name="ce5" office:value-type="float" office:value="96.60056" calcext:value-type="float">
            <text:p>96.6 </text:p>
          </table:table-cell>
          <table:table-cell table:style-name="ce5" office:value-type="float" office:value="99.53333" calcext:value-type="float">
            <text:p>99.5 </text:p>
          </table:table-cell>
          <table:table-cell table:style-name="ce5" office:value-type="float" office:value="99.64561" calcext:value-type="float">
            <text:p>99.6 </text:p>
          </table:table-cell>
          <table:table-cell table:style-name="ce5" office:value-type="float" office:value="97.66666" calcext:value-type="float">
            <text:p>97.7 </text:p>
          </table:table-cell>
          <table:table-cell table:style-name="ce5" office:value-type="float" office:value="101.2074" calcext:value-type="float">
            <text:p>101.2 </text:p>
          </table:table-cell>
          <table:table-cell table:style-name="ce5" office:value-type="float" office:value="99.9621" calcext:value-type="float">
            <text:p>100.0 </text:p>
          </table:table-cell>
          <table:table-cell table:style-name="ce5" office:value-type="float" office:value="100.4537" calcext:value-type="float">
            <text:p>100.5 </text:p>
          </table:table-cell>
          <table:table-cell table:style-name="ce5" office:value-type="float" office:value="101.2567" calcext:value-type="float">
            <text:p>101.3 </text:p>
          </table:table-cell>
          <table:table-cell table:style-name="ce5" office:value-type="float" office:value="101.0542" calcext:value-type="float">
            <text:p>101.1 </text:p>
          </table:table-cell>
          <table:table-cell table:style-name="ce5" office:value-type="float" office:value="100.2768" calcext:value-type="float">
            <text:p>100.3 </text:p>
          </table:table-cell>
          <table:table-cell table:style-name="ce5" office:value-type="float" office:value="101.467" calcext:value-type="float">
            <text:p>101.5 </text:p>
          </table:table-cell>
          <table:table-cell table:style-name="ce5" office:value-type="float" office:value="92.58144" calcext:value-type="float">
            <text:p>92.6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100.3184" calcext:value-type="float">
            <text:p>100.3 </text:p>
          </table:table-cell>
          <table:table-cell table:style-name="ce5" office:value-type="float" office:value="100.1833" calcext:value-type="float">
            <text:p>100.2 </text:p>
          </table:table-cell>
          <table:table-cell table:style-name="ce5" office:value-type="float" office:value="100.2433" calcext:value-type="float">
            <text:p>100.2 </text:p>
          </table:table-cell>
          <table:table-cell table:style-name="ce5" office:value-type="float" office:value="100.0407" calcext:value-type="float">
            <text:p>100.0 </text:p>
          </table:table-cell>
          <table:table-cell table:style-name="ce5" office:value-type="float" office:value="99.3904" calcext:value-type="float">
            <text:p>99.4 </text:p>
          </table:table-cell>
          <table:table-cell table:style-name="ce5" office:value-type="float" office:value="97.62386" calcext:value-type="float">
            <text:p>97.6 </text:p>
          </table:table-cell>
          <table:table-cell table:style-name="ce5" office:value-type="float" office:value="99.5573" calcext:value-type="float">
            <text:p>99.6 </text:p>
          </table:table-cell>
          <table:table-cell table:style-name="ce5" office:value-type="float" office:value="91.45432" calcext:value-type="float">
            <text:p>91.5 </text:p>
          </table:table-cell>
          <table:table-cell table:style-name="ce5" office:value-type="float" office:value="98.23333" calcext:value-type="float">
            <text:p>98.2 </text:p>
          </table:table-cell>
          <table:table-cell table:style-name="ce5" office:value-type="float" office:value="93.33759" calcext:value-type="float">
            <text:p>93.3 </text:p>
          </table:table-cell>
          <table:table-cell table:style-name="ce5" office:value-type="float" office:value="92.69926" calcext:value-type="float">
            <text:p>92.7 </text:p>
          </table:table-cell>
          <table:table-cell table:style-name="ce5" office:value-type="float" office:value="85.7513" calcext:value-type="float">
            <text:p>85.8 </text:p>
          </table:table-cell>
          <table:table-cell table:style-name="ce5" office:value-type="float" office:value="98.74089" calcext:value-type="float">
            <text:p>98.7 </text:p>
          </table:table-cell>
          <table:table-cell table:style-name="ce5" office:value-type="float" office:value="95.46529" calcext:value-type="float">
            <text:p>95.5 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98.81588" calcext:value-type="float">
            <text:p>98.8 </text:p>
          </table:table-cell>
          <table:table-cell office:value-type="float" office:value="99.16412" calcext:value-type="float">
            <text:p>99.2 </text:p>
          </table:table-cell>
          <table:table-cell office:value-type="float" office:value="99.37315" calcext:value-type="float">
            <text:p>99.4 </text:p>
          </table:table-cell>
          <table:table-cell office:value-type="float" office:value="99.34158" calcext:value-type="float">
            <text:p>99.3 </text:p>
          </table:table-cell>
          <table:table-cell office:value-type="float" office:value="96.24377" calcext:value-type="float">
            <text:p>96.2 </text:p>
          </table:table-cell>
          <table:table-cell office:value-type="float" office:value="95.69533" calcext:value-type="float">
            <text:p>95.7 </text:p>
          </table:table-cell>
          <table:table-cell office:value-type="float" office:value="100.5358" calcext:value-type="float">
            <text:p>100.5 </text:p>
          </table:table-cell>
          <table:table-cell office:value-type="float" office:value="99.83334" calcext:value-type="float">
            <text:p>99.8 </text:p>
          </table:table-cell>
          <table:table-cell office:value-type="float" office:value="99.53333" calcext:value-type="float">
            <text:p>99.5 </text:p>
          </table:table-cell>
          <table:table-cell office:value-type="float" office:value="100.5759" calcext:value-type="float">
            <text:p>100.6 </text:p>
          </table:table-cell>
          <table:table-cell office:value-type="float" office:value="100.3152" calcext:value-type="float">
            <text:p>100.3 </text:p>
          </table:table-cell>
          <table:table-cell office:value-type="float" office:value="100.0267" calcext:value-type="float">
            <text:p>100.0 </text:p>
          </table:table-cell>
          <table:table-cell office:value-type="float" office:value="99.82251" calcext:value-type="float">
            <text:p>99.8 </text:p>
          </table:table-cell>
          <table:table-cell office:value-type="float" office:value="101.6459" calcext:value-type="float">
            <text:p>101.6 </text:p>
          </table:table-cell>
          <table:table-cell office:value-type="float" office:value="100.2961" calcext:value-type="float">
            <text:p>100.3 </text:p>
          </table:table-cell>
          <table:table-cell office:value-type="float" office:value="98.73718" calcext:value-type="float">
            <text:p>98.7 </text:p>
          </table:table-cell>
          <table:table-cell office:value-type="float" office:value="100.6064" calcext:value-type="float">
            <text:p>100.6 </text:p>
          </table:table-cell>
          <table:table-cell office:value-type="float" office:value="100.8401" calcext:value-type="float">
            <text:p>100.8 </text:p>
          </table:table-cell>
          <table:table-cell office:value-type="float" office:value="100" calcext:value-type="float">
            <text:p>100.0 </text:p>
          </table:table-cell>
          <table:table-cell office:value-type="float" office:value="100.0764" calcext:value-type="float">
            <text:p>100.1 </text:p>
          </table:table-cell>
          <table:table-cell office:value-type="float" office:value="99.59388" calcext:value-type="float">
            <text:p>99.6 </text:p>
          </table:table-cell>
          <table:table-cell office:value-type="float" office:value="99.84881" calcext:value-type="float">
            <text:p>99.8 </text:p>
          </table:table-cell>
          <table:table-cell office:value-type="float" office:value="100.7541" calcext:value-type="float">
            <text:p>100.8 </text:p>
          </table:table-cell>
          <table:table-cell office:value-type="float" office:value="99.61" calcext:value-type="float">
            <text:p>99.6 </text:p>
          </table:table-cell>
          <table:table-cell office:value-type="float" office:value="97.24964" calcext:value-type="float">
            <text:p>97.2 </text:p>
          </table:table-cell>
          <table:table-cell office:value-type="float" office:value="99.99667" calcext:value-type="float">
            <text:p>100.0 </text:p>
          </table:table-cell>
          <table:table-cell office:value-type="float" office:value="99.97916" calcext:value-type="float">
            <text:p>100.0 </text:p>
          </table:table-cell>
          <table:table-cell office:value-type="float" office:value="98.23333" calcext:value-type="float">
            <text:p>98.2 </text:p>
          </table:table-cell>
          <table:table-cell office:value-type="float" office:value="100.7462" calcext:value-type="float">
            <text:p>100.7 </text:p>
          </table:table-cell>
          <table:table-cell office:value-type="float" office:value="99.31522" calcext:value-type="float">
            <text:p>99.3 </text:p>
          </table:table-cell>
          <table:table-cell office:value-type="float" office:value="100.3518" calcext:value-type="float">
            <text:p>100.4 </text:p>
          </table:table-cell>
          <table:table-cell office:value-type="float" office:value="100.5033" calcext:value-type="float">
            <text:p>100.5 </text:p>
          </table:table-cell>
          <table:table-cell office:value-type="float" office:value="100.2866" calcext:value-type="float">
            <text:p>100.3 </text:p>
          </table:table-cell>
          <table:table-cell office:value-type="float" office:value="100.0886" calcext:value-type="float">
            <text:p>100.1 </text:p>
          </table:table-cell>
          <table:table-cell office:value-type="float" office:value="101.1626" calcext:value-type="float">
            <text:p>101.2 </text:p>
          </table:table-cell>
          <table:table-cell office:value-type="float" office:value="93.4193" calcext:value-type="float">
            <text:p>93.4 </text:p>
          </table:table-cell>
          <table:table-cell office:value-type="float" office:value="99.8" calcext:value-type="float">
            <text:p>99.8 </text:p>
          </table:table-cell>
          <table:table-cell office:value-type="float" office:value="100.4334" calcext:value-type="float">
            <text:p>100.4 </text:p>
          </table:table-cell>
          <table:table-cell office:value-type="float" office:value="99.79" calcext:value-type="float">
            <text:p>99.8 </text:p>
          </table:table-cell>
          <table:table-cell office:value-type="float" office:value="99.87666" calcext:value-type="float">
            <text:p>99.9 </text:p>
          </table:table-cell>
          <table:table-cell office:value-type="float" office:value="100.1925" calcext:value-type="float">
            <text:p>100.2 </text:p>
          </table:table-cell>
          <table:table-cell office:value-type="float" office:value="99.42873" calcext:value-type="float">
            <text:p>99.4 </text:p>
          </table:table-cell>
          <table:table-cell office:value-type="float" office:value="98.17029" calcext:value-type="float">
            <text:p>98.2 </text:p>
          </table:table-cell>
          <table:table-cell office:value-type="float" office:value="99.71505" calcext:value-type="float">
            <text:p>99.7 </text:p>
          </table:table-cell>
          <table:table-cell office:value-type="float" office:value="92.17518" calcext:value-type="float">
            <text:p>92.2 </text:p>
          </table:table-cell>
          <table:table-cell office:value-type="float" office:value="98.5" calcext:value-type="float">
            <text:p>98.5 </text:p>
          </table:table-cell>
          <table:table-cell office:value-type="float" office:value="96.65285" calcext:value-type="float">
            <text:p>96.7 </text:p>
          </table:table-cell>
          <table:table-cell office:value-type="float" office:value="94.25768" calcext:value-type="float">
            <text:p>94.3 </text:p>
          </table:table-cell>
          <table:table-cell office:value-type="float" office:value="87.11176" calcext:value-type="float">
            <text:p>87.1 </text:p>
          </table:table-cell>
          <table:table-cell office:value-type="float" office:value="99.05891" calcext:value-type="float">
            <text:p>99.1 </text:p>
          </table:table-cell>
          <table:table-cell office:value-type="float" office:value="96.72556" calcext:value-type="float">
            <text:p>96.7 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table:style-name="ce5" office:value-type="float" office:value="99.00163" calcext:value-type="float">
            <text:p>99.0 </text:p>
          </table:table-cell>
          <table:table-cell table:style-name="ce5" office:value-type="float" office:value="99.61596" calcext:value-type="float">
            <text:p>99.6 </text:p>
          </table:table-cell>
          <table:table-cell table:style-name="ce5" office:value-type="float" office:value="99.20138" calcext:value-type="float">
            <text:p>99.2 </text:p>
          </table:table-cell>
          <table:table-cell table:style-name="ce5" office:value-type="float" office:value="98.97287" calcext:value-type="float">
            <text:p>99.0 </text:p>
          </table:table-cell>
          <table:table-cell table:style-name="ce5" office:value-type="float" office:value="97.77277" calcext:value-type="float">
            <text:p>97.8 </text:p>
          </table:table-cell>
          <table:table-cell table:style-name="ce5" office:value-type="float" office:value="96.17393" calcext:value-type="float">
            <text:p>96.2 </text:p>
          </table:table-cell>
          <table:table-cell table:style-name="ce5" office:value-type="float" office:value="100.42" calcext:value-type="float">
            <text:p>100.4 </text:p>
          </table:table-cell>
          <table:table-cell table:number-columns-repeated="2" table:style-name="ce5" office:value-type="float" office:value="99.6" calcext:value-type="float">
            <text:p>99.6 </text:p>
          </table:table-cell>
          <table:table-cell table:style-name="ce5" office:value-type="float" office:value="99.82397" calcext:value-type="float">
            <text:p>99.8 </text:p>
          </table:table-cell>
          <table:table-cell table:style-name="ce5" office:value-type="float" office:value="100.3795" calcext:value-type="float">
            <text:p>100.4 </text:p>
          </table:table-cell>
          <table:table-cell table:style-name="ce5" office:value-type="float" office:value="99.86333" calcext:value-type="float">
            <text:p>99.9 </text:p>
          </table:table-cell>
          <table:table-cell table:style-name="ce5" office:value-type="float" office:value="99.54263" calcext:value-type="float">
            <text:p>99.5 </text:p>
          </table:table-cell>
          <table:table-cell table:style-name="ce5" office:value-type="float" office:value="100.8922" calcext:value-type="float">
            <text:p>100.9 </text:p>
          </table:table-cell>
          <table:table-cell table:style-name="ce5" office:value-type="float" office:value="99.38317" calcext:value-type="float">
            <text:p>99.4 </text:p>
          </table:table-cell>
          <table:table-cell table:style-name="ce5" office:value-type="float" office:value="98.63387" calcext:value-type="float">
            <text:p>98.6 </text:p>
          </table:table-cell>
          <table:table-cell table:style-name="ce5" office:value-type="float" office:value="99.94186" calcext:value-type="float">
            <text:p>99.9 </text:p>
          </table:table-cell>
          <table:table-cell table:style-name="ce5" office:value-type="float" office:value="100.7729" calcext:value-type="float">
            <text:p>100.8 </text:p>
          </table:table-cell>
          <table:table-cell table:style-name="ce5" office:value-type="float" office:value="99.78294" calcext:value-type="float">
            <text:p>99.8 </text:p>
          </table:table-cell>
          <table:table-cell table:style-name="ce5" office:value-type="float" office:value="99.77094" calcext:value-type="float">
            <text:p>99.8 </text:p>
          </table:table-cell>
          <table:table-cell table:style-name="ce5" office:value-type="float" office:value="99.17186" calcext:value-type="float">
            <text:p>99.2 </text:p>
          </table:table-cell>
          <table:table-cell table:style-name="ce5" office:value-type="float" office:value="99.5695" calcext:value-type="float">
            <text:p>99.6 </text:p>
          </table:table-cell>
          <table:table-cell table:style-name="ce5" office:value-type="float" office:value="100.862" calcext:value-type="float">
            <text:p>100.9 </text:p>
          </table:table-cell>
          <table:table-cell table:style-name="ce5" office:value-type="float" office:value="99.31333" calcext:value-type="float">
            <text:p>99.3 </text:p>
          </table:table-cell>
          <table:table-cell table:style-name="ce5" office:value-type="float" office:value="98.88147" calcext:value-type="float">
            <text:p>98.9 </text:p>
          </table:table-cell>
          <table:table-cell table:style-name="ce5" office:value-type="float" office:value="99.38" calcext:value-type="float">
            <text:p>99.4 </text:p>
          </table:table-cell>
          <table:table-cell table:style-name="ce5" office:value-type="float" office:value="99.81239" calcext:value-type="float">
            <text:p>99.8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100.3934" calcext:value-type="float">
            <text:p>100.4 </text:p>
          </table:table-cell>
          <table:table-cell table:style-name="ce5" office:value-type="float" office:value="99.80254" calcext:value-type="float">
            <text:p>99.8 </text:p>
          </table:table-cell>
          <table:table-cell table:style-name="ce5" office:value-type="float" office:value="100.2294" calcext:value-type="float">
            <text:p>100.2 </text:p>
          </table:table-cell>
          <table:table-cell table:style-name="ce5" office:value-type="float" office:value="100.5933" calcext:value-type="float">
            <text:p>100.6 </text:p>
          </table:table-cell>
          <table:table-cell table:style-name="ce5" office:value-type="float" office:value="100.6663" calcext:value-type="float">
            <text:p>100.7 </text:p>
          </table:table-cell>
          <table:table-cell table:style-name="ce5" office:value-type="float" office:value="100.1694" calcext:value-type="float">
            <text:p>100.2 </text:p>
          </table:table-cell>
          <table:table-cell table:style-name="ce5" office:value-type="float" office:value="101.0515" calcext:value-type="float">
            <text:p>101.1 </text:p>
          </table:table-cell>
          <table:table-cell table:style-name="ce5" office:value-type="float" office:value="95.28689" calcext:value-type="float">
            <text:p>95.3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99.62661" calcext:value-type="float">
            <text:p>99.6 </text:p>
          </table:table-cell>
          <table:table-cell table:style-name="ce5" office:value-type="float" office:value="99.90667" calcext:value-type="float">
            <text:p>99.9 </text:p>
          </table:table-cell>
          <table:table-cell table:style-name="ce5" office:value-type="float" office:value="99.92667" calcext:value-type="float">
            <text:p>99.9 </text:p>
          </table:table-cell>
          <table:table-cell table:style-name="ce5" office:value-type="float" office:value="99.65733" calcext:value-type="float">
            <text:p>99.7 </text:p>
          </table:table-cell>
          <table:table-cell table:style-name="ce5" office:value-type="float" office:value="99.50011" calcext:value-type="float">
            <text:p>99.5 </text:p>
          </table:table-cell>
          <table:table-cell table:style-name="ce5" office:value-type="float" office:value="98.36127" calcext:value-type="float">
            <text:p>98.4 </text:p>
          </table:table-cell>
          <table:table-cell table:style-name="ce5" office:value-type="float" office:value="99.46206" calcext:value-type="float">
            <text:p>99.5 </text:p>
          </table:table-cell>
          <table:table-cell table:style-name="ce5" office:value-type="float" office:value="93.54961" calcext:value-type="float">
            <text:p>93.5 </text:p>
          </table:table-cell>
          <table:table-cell table:style-name="ce5" office:value-type="float" office:value="98.83334" calcext:value-type="float">
            <text:p>98.8 </text:p>
          </table:table-cell>
          <table:table-cell table:style-name="ce5" office:value-type="float" office:value="96.78036" calcext:value-type="float">
            <text:p>96.8 </text:p>
          </table:table-cell>
          <table:table-cell table:style-name="ce5" office:value-type="float" office:value="96.75999" calcext:value-type="float">
            <text:p>96.8 </text:p>
          </table:table-cell>
          <table:table-cell table:style-name="ce5" office:value-type="float" office:value="89.81023" calcext:value-type="float">
            <text:p>89.8 </text:p>
          </table:table-cell>
          <table:table-cell table:style-name="ce5" office:value-type="float" office:value="99.34236" calcext:value-type="float">
            <text:p>99.3 </text:p>
          </table:table-cell>
          <table:table-cell table:style-name="ce5" office:value-type="float" office:value="96.90559" calcext:value-type="float">
            <text:p>96.9 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99.18737" calcext:value-type="float">
            <text:p>99.2 </text:p>
          </table:table-cell>
          <table:table-cell office:value-type="float" office:value="99.1584" calcext:value-type="float">
            <text:p>99.2 </text:p>
          </table:table-cell>
          <table:table-cell office:value-type="float" office:value="99.24763" calcext:value-type="float">
            <text:p>99.2 </text:p>
          </table:table-cell>
          <table:table-cell office:value-type="float" office:value="99.02554" calcext:value-type="float">
            <text:p>99.0 </text:p>
          </table:table-cell>
          <table:table-cell office:value-type="float" office:value="98.01611" calcext:value-type="float">
            <text:p>98.0 </text:p>
          </table:table-cell>
          <table:table-cell office:value-type="float" office:value="97.94148" calcext:value-type="float">
            <text:p>97.9 </text:p>
          </table:table-cell>
          <table:table-cell office:value-type="float" office:value="100.3688" calcext:value-type="float">
            <text:p>100.4 </text:p>
          </table:table-cell>
          <table:table-cell office:value-type="float" office:value="99.66666" calcext:value-type="float">
            <text:p>99.7 </text:p>
          </table:table-cell>
          <table:table-cell office:value-type="float" office:value="99.6" calcext:value-type="float">
            <text:p>99.6 </text:p>
          </table:table-cell>
          <table:table-cell office:value-type="float" office:value="99.73852" calcext:value-type="float">
            <text:p>99.7 </text:p>
          </table:table-cell>
          <table:table-cell office:value-type="float" office:value="99.81667" calcext:value-type="float">
            <text:p>99.8 </text:p>
          </table:table-cell>
          <table:table-cell office:value-type="float" office:value="99.51667" calcext:value-type="float">
            <text:p>99.5 </text:p>
          </table:table-cell>
          <table:table-cell office:value-type="float" office:value="99.14986" calcext:value-type="float">
            <text:p>99.1 </text:p>
          </table:table-cell>
          <table:table-cell office:value-type="float" office:value="99.21585" calcext:value-type="float">
            <text:p>99.2 </text:p>
          </table:table-cell>
          <table:table-cell office:value-type="float" office:value="99.13644" calcext:value-type="float">
            <text:p>99.1 </text:p>
          </table:table-cell>
          <table:table-cell office:value-type="float" office:value="98.72462" calcext:value-type="float">
            <text:p>98.7 </text:p>
          </table:table-cell>
          <table:table-cell office:value-type="float" office:value="99.37702" calcext:value-type="float">
            <text:p>99.4 </text:p>
          </table:table-cell>
          <table:table-cell office:value-type="float" office:value="99.42876" calcext:value-type="float">
            <text:p>99.4 </text:p>
          </table:table-cell>
          <table:table-cell office:value-type="float" office:value="99.62791" calcext:value-type="float">
            <text:p>99.6 </text:p>
          </table:table-cell>
          <table:table-cell office:value-type="float" office:value="99.53339" calcext:value-type="float">
            <text:p>99.5 </text:p>
          </table:table-cell>
          <table:table-cell office:value-type="float" office:value="99.73409" calcext:value-type="float">
            <text:p>99.7 </text:p>
          </table:table-cell>
          <table:table-cell office:value-type="float" office:value="99.57693" calcext:value-type="float">
            <text:p>99.6 </text:p>
          </table:table-cell>
          <table:table-cell office:value-type="float" office:value="99.16503" calcext:value-type="float">
            <text:p>99.2 </text:p>
          </table:table-cell>
          <table:table-cell office:value-type="float" office:value="99.33667" calcext:value-type="float">
            <text:p>99.3 </text:p>
          </table:table-cell>
          <table:table-cell office:value-type="float" office:value="99.63968" calcext:value-type="float">
            <text:p>99.6 </text:p>
          </table:table-cell>
          <table:table-cell office:value-type="float" office:value="98.86333" calcext:value-type="float">
            <text:p>98.9 </text:p>
          </table:table-cell>
          <table:table-cell office:value-type="float" office:value="99.64561" calcext:value-type="float">
            <text:p>99.6 </text:p>
          </table:table-cell>
          <table:table-cell office:value-type="float" office:value="98.9" calcext:value-type="float">
            <text:p>98.9 </text:p>
          </table:table-cell>
          <table:table-cell office:value-type="float" office:value="99.9593" calcext:value-type="float">
            <text:p>100.0 </text:p>
          </table:table-cell>
          <table:table-cell office:value-type="float" office:value="98.88364" calcext:value-type="float">
            <text:p>98.9 </text:p>
          </table:table-cell>
          <table:table-cell office:value-type="float" office:value="99.86235" calcext:value-type="float">
            <text:p>99.9 </text:p>
          </table:table-cell>
          <table:table-cell office:value-type="float" office:value="99.36667" calcext:value-type="float">
            <text:p>99.4 </text:p>
          </table:table-cell>
          <table:table-cell office:value-type="float" office:value="98.98558" calcext:value-type="float">
            <text:p>99.0 </text:p>
          </table:table-cell>
          <table:table-cell office:value-type="float" office:value="99.66305" calcext:value-type="float">
            <text:p>99.7 </text:p>
          </table:table-cell>
          <table:table-cell office:value-type="float" office:value="100.2071" calcext:value-type="float">
            <text:p>100.2 </text:p>
          </table:table-cell>
          <table:table-cell office:value-type="float" office:value="96.95109" calcext:value-type="float">
            <text:p>97.0 </text:p>
          </table:table-cell>
          <table:table-cell office:value-type="float" office:value="99.4" calcext:value-type="float">
            <text:p>99.4 </text:p>
          </table:table-cell>
          <table:table-cell office:value-type="float" office:value="99.08544" calcext:value-type="float">
            <text:p>99.1 </text:p>
          </table:table-cell>
          <table:table-cell office:value-type="float" office:value="99.03" calcext:value-type="float">
            <text:p>99.0 </text:p>
          </table:table-cell>
          <table:table-cell office:value-type="float" office:value="99.15667" calcext:value-type="float">
            <text:p>99.2 </text:p>
          </table:table-cell>
          <table:table-cell office:value-type="float" office:value="99.22994" calcext:value-type="float">
            <text:p>99.2 </text:p>
          </table:table-cell>
          <table:table-cell office:value-type="float" office:value="99.17679" calcext:value-type="float">
            <text:p>99.2 </text:p>
          </table:table-cell>
          <table:table-cell office:value-type="float" office:value="98.80926" calcext:value-type="float">
            <text:p>98.8 </text:p>
          </table:table-cell>
          <table:table-cell office:value-type="float" office:value="99.18155" calcext:value-type="float">
            <text:p>99.2 </text:p>
          </table:table-cell>
          <table:table-cell office:value-type="float" office:value="96.5619" calcext:value-type="float">
            <text:p>96.6 </text:p>
          </table:table-cell>
          <table:table-cell office:value-type="float" office:value="99.9" calcext:value-type="float">
            <text:p>99.9 </text:p>
          </table:table-cell>
          <table:table-cell office:value-type="float" office:value="97.03539" calcext:value-type="float">
            <text:p>97.0 </text:p>
          </table:table-cell>
          <table:table-cell office:value-type="float" office:value="98.39591" calcext:value-type="float">
            <text:p>98.4 </text:p>
          </table:table-cell>
          <table:table-cell office:value-type="float" office:value="97.08381" calcext:value-type="float">
            <text:p>97.1 </text:p>
          </table:table-cell>
          <table:table-cell office:value-type="float" office:value="99.51174" calcext:value-type="float">
            <text:p>99.5 </text:p>
          </table:table-cell>
          <table:table-cell office:value-type="float" office:value="97.53573" calcext:value-type="float">
            <text:p>97.5 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table:style-name="ce5" office:value-type="float" office:value="99.83747" calcext:value-type="float">
            <text:p>99.8 </text:p>
          </table:table-cell>
          <table:table-cell table:style-name="ce5" office:value-type="float" office:value="100.3583" calcext:value-type="float">
            <text:p>100.4 </text:p>
          </table:table-cell>
          <table:table-cell table:style-name="ce5" office:value-type="float" office:value="99.95457" calcext:value-type="float">
            <text:p>100.0 </text:p>
          </table:table-cell>
          <table:table-cell table:style-name="ce5" office:value-type="float" office:value="100.158" calcext:value-type="float">
            <text:p>100.2 </text:p>
          </table:table-cell>
          <table:table-cell table:style-name="ce5" office:value-type="float" office:value="99.39258" calcext:value-type="float">
            <text:p>99.4 </text:p>
          </table:table-cell>
          <table:table-cell table:style-name="ce5" office:value-type="float" office:value="99.43438" calcext:value-type="float">
            <text:p>99.4 </text:p>
          </table:table-cell>
          <table:table-cell table:style-name="ce5" office:value-type="float" office:value="100.2806" calcext:value-type="float">
            <text:p>100.3 </text:p>
          </table:table-cell>
          <table:table-cell table:number-columns-repeated="2" table:style-name="ce5" office:value-type="float" office:value="100.3333" calcext:value-type="float">
            <text:p>100.3 </text:p>
          </table:table-cell>
          <table:table-cell table:style-name="ce5" office:value-type="float" office:value="100.8836" calcext:value-type="float">
            <text:p>100.9 </text:p>
          </table:table-cell>
          <table:table-cell table:style-name="ce5" office:value-type="float" office:value="100.0567" calcext:value-type="float">
            <text:p>100.1 </text:p>
          </table:table-cell>
          <table:table-cell table:style-name="ce5" office:value-type="float" office:value="100.4133" calcext:value-type="float">
            <text:p>100.4 </text:p>
          </table:table-cell>
          <table:table-cell table:style-name="ce5" office:value-type="float" office:value="100.3501" calcext:value-type="float">
            <text:p>100.4 </text:p>
          </table:table-cell>
          <table:table-cell table:style-name="ce5" office:value-type="float" office:value="100.6946" calcext:value-type="float">
            <text:p>100.7 </text:p>
          </table:table-cell>
          <table:table-cell table:style-name="ce5" office:value-type="float" office:value="100.6168" calcext:value-type="float">
            <text:p>100.6 </text:p>
          </table:table-cell>
          <table:table-cell table:style-name="ce5" office:value-type="float" office:value="100.0365" calcext:value-type="float">
            <text:p>100.0 </text:p>
          </table:table-cell>
          <table:table-cell table:style-name="ce5" office:value-type="float" office:value="100.3073" calcext:value-type="float">
            <text:p>100.3 </text:p>
          </table:table-cell>
          <table:table-cell table:style-name="ce5" office:value-type="float" office:value="100.2352" calcext:value-type="float">
            <text:p>100.2 </text:p>
          </table:table-cell>
          <table:table-cell table:style-name="ce5" office:value-type="float" office:value="100.124" calcext:value-type="float">
            <text:p>100.1 </text:p>
          </table:table-cell>
          <table:table-cell table:style-name="ce5" office:value-type="float" office:value="100.28" calcext:value-type="float">
            <text:p>100.3 </text:p>
          </table:table-cell>
          <table:table-cell table:style-name="ce5" office:value-type="float" office:value="99.94421" calcext:value-type="float">
            <text:p>99.9 </text:p>
          </table:table-cell>
          <table:table-cell table:style-name="ce5" office:value-type="float" office:value="101.0828" calcext:value-type="float">
            <text:p>101.1 </text:p>
          </table:table-cell>
          <table:table-cell table:style-name="ce5" office:value-type="float" office:value="100.5238" calcext:value-type="float">
            <text:p>100.5 </text:p>
          </table:table-cell>
          <table:table-cell table:style-name="ce5" office:value-type="float" office:value="100.3733" calcext:value-type="float">
            <text:p>100.4 </text:p>
          </table:table-cell>
          <table:table-cell table:style-name="ce5" office:value-type="float" office:value="99.43742" calcext:value-type="float">
            <text:p>99.4 </text:p>
          </table:table-cell>
          <table:table-cell table:style-name="ce5" office:value-type="float" office:value="100.41" calcext:value-type="float">
            <text:p>100.4 </text:p>
          </table:table-cell>
          <table:table-cell table:style-name="ce5" office:value-type="float" office:value="100.0625" calcext:value-type="float">
            <text:p>100.1 </text:p>
          </table:table-cell>
          <table:table-cell table:style-name="ce5" office:value-type="float" office:value="99.83334" calcext:value-type="float">
            <text:p>99.8 </text:p>
          </table:table-cell>
          <table:table-cell table:style-name="ce5" office:value-type="float" office:value="100.4477" calcext:value-type="float">
            <text:p>100.4 </text:p>
          </table:table-cell>
          <table:table-cell table:style-name="ce5" office:value-type="float" office:value="100.68" calcext:value-type="float">
            <text:p>100.7 </text:p>
          </table:table-cell>
          <table:table-cell table:style-name="ce5" office:value-type="float" office:value="100.3518" calcext:value-type="float">
            <text:p>100.4 </text:p>
          </table:table-cell>
          <table:table-cell table:style-name="ce5" office:value-type="float" office:value="100.5933" calcext:value-type="float">
            <text:p>100.6 </text:p>
          </table:table-cell>
          <table:table-cell table:style-name="ce5" office:value-type="float" office:value="100.7976" calcext:value-type="float">
            <text:p>100.8 </text:p>
          </table:table-cell>
          <table:table-cell table:style-name="ce5" office:value-type="float" office:value="100.0737" calcext:value-type="float">
            <text:p>100.1 </text:p>
          </table:table-cell>
          <table:table-cell table:style-name="ce5" office:value-type="float" office:value="100.3367" calcext:value-type="float">
            <text:p>100.3 </text:p>
          </table:table-cell>
          <table:table-cell table:style-name="ce5" office:value-type="float" office:value="99.74352" calcext:value-type="float">
            <text:p>99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0.28" calcext:value-type="float">
            <text:p>100.3 </text:p>
          </table:table-cell>
          <table:table-cell table:style-name="ce5" office:value-type="float" office:value="100.62" calcext:value-type="float">
            <text:p>100.6 </text:p>
          </table:table-cell>
          <table:table-cell table:style-name="ce5" office:value-type="float" office:value="100.5933" calcext:value-type="float">
            <text:p>100.6 </text:p>
          </table:table-cell>
          <table:table-cell table:style-name="ce5" office:value-type="float" office:value="100.2662" calcext:value-type="float">
            <text:p>100.3 </text:p>
          </table:table-cell>
          <table:table-cell table:style-name="ce5" office:value-type="float" office:value="100.2745" calcext:value-type="float">
            <text:p>100.3 </text:p>
          </table:table-cell>
          <table:table-cell table:style-name="ce5" office:value-type="float" office:value="99.92145" calcext:value-type="float">
            <text:p>99.9 </text:p>
          </table:table-cell>
          <table:table-cell table:style-name="ce5" office:value-type="float" office:value="100.2028" calcext:value-type="float">
            <text:p>100.2 </text:p>
          </table:table-cell>
          <table:table-cell table:style-name="ce5" office:value-type="float" office:value="99.24072" calcext:value-type="float">
            <text:p>99.2 </text:p>
          </table:table-cell>
          <table:table-cell table:style-name="ce5" office:value-type="float" office:value="99.56667" calcext:value-type="float">
            <text:p>99.6 </text:p>
          </table:table-cell>
          <table:table-cell table:style-name="ce5" office:value-type="float" office:value="98.82053" calcext:value-type="float">
            <text:p>98.8 </text:p>
          </table:table-cell>
          <table:table-cell table:style-name="ce5" office:value-type="float" office:value="99.24847" calcext:value-type="float">
            <text:p>99.2 </text:p>
          </table:table-cell>
          <table:table-cell table:style-name="ce5" office:value-type="float" office:value="99.322" calcext:value-type="float">
            <text:p>99.3 </text:p>
          </table:table-cell>
          <table:table-cell table:style-name="ce5" office:value-type="float" office:value="99.79865" calcext:value-type="float">
            <text:p>99.8 </text:p>
          </table:table-cell>
          <table:table-cell table:style-name="ce5" office:value-type="float" office:value="99.7862" calcext:value-type="float">
            <text:p>99.8 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100.3018" calcext:value-type="float">
            <text:p>100.3 </text:p>
          </table:table-cell>
          <table:table-cell office:value-type="float" office:value="100.0917" calcext:value-type="float">
            <text:p>100.1 </text:p>
          </table:table-cell>
          <table:table-cell office:value-type="float" office:value="100.1759" calcext:value-type="float">
            <text:p>100.2 </text:p>
          </table:table-cell>
          <table:table-cell office:value-type="float" office:value="100.5267" calcext:value-type="float">
            <text:p>100.5 </text:p>
          </table:table-cell>
          <table:table-cell office:value-type="float" office:value="100.8126" calcext:value-type="float">
            <text:p>100.8 </text:p>
          </table:table-cell>
          <table:table-cell office:value-type="float" office:value="100.3399" calcext:value-type="float">
            <text:p>100.3 </text:p>
          </table:table-cell>
          <table:table-cell office:value-type="float" office:value="99.89082" calcext:value-type="float">
            <text:p>99.9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0.1333" calcext:value-type="float">
            <text:p>100.1 </text:p>
          </table:table-cell>
          <table:table-cell office:value-type="float" office:value="100.0974" calcext:value-type="float">
            <text:p>100.1 </text:p>
          </table:table-cell>
          <table:table-cell office:value-type="float" office:value="99.97667" calcext:value-type="float">
            <text:p>100.0 </text:p>
          </table:table-cell>
          <table:table-cell office:value-type="float" office:value="100.11" calcext:value-type="float">
            <text:p>100.1 </text:p>
          </table:table-cell>
          <table:table-cell office:value-type="float" office:value="100.5501" calcext:value-type="float">
            <text:p>100.6 </text:p>
          </table:table-cell>
          <table:table-cell office:value-type="float" office:value="99.81238" calcext:value-type="float">
            <text:p>99.8 </text:p>
          </table:table-cell>
          <table:table-cell office:value-type="float" office:value="100.3454" calcext:value-type="float">
            <text:p>100.3 </text:p>
          </table:table-cell>
          <table:table-cell office:value-type="float" office:value="100.6913" calcext:value-type="float">
            <text:p>100.7 </text:p>
          </table:table-cell>
          <table:table-cell office:value-type="float" office:value="100.4735" calcext:value-type="float">
            <text:p>100.5 </text:p>
          </table:table-cell>
          <table:table-cell office:value-type="float" office:value="100.4368" calcext:value-type="float">
            <text:p>100.4 </text:p>
          </table:table-cell>
          <table:table-cell office:value-type="float" office:value="100.186" calcext:value-type="float">
            <text:p>100.2 </text:p>
          </table:table-cell>
          <table:table-cell office:value-type="float" office:value="100.1782" calcext:value-type="float">
            <text:p>100.2 </text:p>
          </table:table-cell>
          <table:table-cell office:value-type="float" office:value="100.2376" calcext:value-type="float">
            <text:p>100.2 </text:p>
          </table:table-cell>
          <table:table-cell office:value-type="float" office:value="99.71391" calcext:value-type="float">
            <text:p>99.7 </text:p>
          </table:table-cell>
          <table:table-cell office:value-type="float" office:value="99.82187" calcext:value-type="float">
            <text:p>99.8 </text:p>
          </table:table-cell>
          <table:table-cell office:value-type="float" office:value="100.1667" calcext:value-type="float">
            <text:p>100.2 </text:p>
          </table:table-cell>
          <table:table-cell office:value-type="float" office:value="99.79252" calcext:value-type="float">
            <text:p>99.8 </text:p>
          </table:table-cell>
          <table:table-cell office:value-type="float" office:value="100.73" calcext:value-type="float">
            <text:p>100.7 </text:p>
          </table:table-cell>
          <table:table-cell office:value-type="float" office:value="100.3961" calcext:value-type="float">
            <text:p>100.4 </text:p>
          </table:table-cell>
          <table:table-cell office:value-type="float" office:value="100.2" calcext:value-type="float">
            <text:p>100.2 </text:p>
          </table:table-cell>
          <table:table-cell office:value-type="float" office:value="99.98643" calcext:value-type="float">
            <text:p>100.0 </text:p>
          </table:table-cell>
          <table:table-cell office:value-type="float" office:value="100.0769" calcext:value-type="float">
            <text:p>100.1 </text:p>
          </table:table-cell>
          <table:table-cell office:value-type="float" office:value="100.0459" calcext:value-type="float">
            <text:p>100.0 </text:p>
          </table:table-cell>
          <table:table-cell office:value-type="float" office:value="100.0433" calcext:value-type="float">
            <text:p>100.0 </text:p>
          </table:table-cell>
          <table:table-cell office:value-type="float" office:value="99.87412" calcext:value-type="float">
            <text:p>99.9 </text:p>
          </table:table-cell>
          <table:table-cell office:value-type="float" office:value="100.0279" calcext:value-type="float">
            <text:p>100.0 </text:p>
          </table:table-cell>
          <table:table-cell office:value-type="float" office:value="99.77255" calcext:value-type="float">
            <text:p>99.8 </text:p>
          </table:table-cell>
          <table:table-cell office:value-type="float" office:value="100.2398" calcext:value-type="float">
            <text:p>100.2 </text:p>
          </table:table-cell>
          <table:table-cell office:value-type="float" office:value="100.2" calcext:value-type="float">
            <text:p>100.2 </text:p>
          </table:table-cell>
          <table:table-cell office:value-type="float" office:value="100.5434" calcext:value-type="float">
            <text:p>100.5 </text:p>
          </table:table-cell>
          <table:table-cell office:value-type="float" office:value="100.1833" calcext:value-type="float">
            <text:p>100.2 </text:p>
          </table:table-cell>
          <table:table-cell office:value-type="float" office:value="100.1533" calcext:value-type="float">
            <text:p>100.2 </text:p>
          </table:table-cell>
          <table:table-cell office:value-type="float" office:value="100.4256" calcext:value-type="float">
            <text:p>100.4 </text:p>
          </table:table-cell>
          <table:table-cell office:value-type="float" office:value="100.2074" calcext:value-type="float">
            <text:p>100.2 </text:p>
          </table:table-cell>
          <table:table-cell office:value-type="float" office:value="100.4599" calcext:value-type="float">
            <text:p>100.5 </text:p>
          </table:table-cell>
          <table:table-cell office:value-type="float" office:value="100.3411" calcext:value-type="float">
            <text:p>100.3 </text:p>
          </table:table-cell>
          <table:table-cell office:value-type="float" office:value="100.9553" calcext:value-type="float">
            <text:p>101.0 </text:p>
          </table:table-cell>
          <table:table-cell office:value-type="float" office:value="100.2667" calcext:value-type="float">
            <text:p>100.3 </text:p>
          </table:table-cell>
          <table:table-cell office:value-type="float" office:value="101.1157" calcext:value-type="float">
            <text:p>101.1 </text:p>
          </table:table-cell>
          <table:table-cell office:value-type="float" office:value="100.9398" calcext:value-type="float">
            <text:p>100.9 </text:p>
          </table:table-cell>
          <table:table-cell office:value-type="float" office:value="100.7854" calcext:value-type="float">
            <text:p>100.8 </text:p>
          </table:table-cell>
          <table:table-cell office:value-type="float" office:value="100.1512" calcext:value-type="float">
            <text:p>100.2 </text:p>
          </table:table-cell>
          <table:table-cell office:value-type="float" office:value="101.0915" calcext:value-type="float">
            <text:p>101.1 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table:style-name="ce5" office:value-type="float" office:value="100.6733" calcext:value-type="float">
            <text:p>100.7 </text:p>
          </table:table-cell>
          <table:table-cell table:style-name="ce5" office:value-type="float" office:value="100.3916" calcext:value-type="float">
            <text:p>100.4 </text:p>
          </table:table-cell>
          <table:table-cell table:style-name="ce5" office:value-type="float" office:value="100.6219" calcext:value-type="float">
            <text:p>100.6 </text:p>
          </table:table-cell>
          <table:table-cell table:style-name="ce5" office:value-type="float" office:value="100.2897" calcext:value-type="float">
            <text:p>100.3 </text:p>
          </table:table-cell>
          <table:table-cell table:style-name="ce5" office:value-type="float" office:value="101.7787" calcext:value-type="float">
            <text:p>101.8 </text:p>
          </table:table-cell>
          <table:table-cell table:style-name="ce5" office:value-type="float" office:value="102.2842" calcext:value-type="float">
            <text:p>102.3 </text:p>
          </table:table-cell>
          <table:table-cell table:style-name="ce5" office:value-type="float" office:value="99.45986" calcext:value-type="float">
            <text:p>99.5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9.93333" calcext:value-type="float">
            <text:p>99.9 </text:p>
          </table:table-cell>
          <table:table-cell table:style-name="ce5" office:value-type="float" office:value="99.2805" calcext:value-type="float">
            <text:p>99.3 </text:p>
          </table:table-cell>
          <table:table-cell table:style-name="ce5" office:value-type="float" office:value="100.13" calcext:value-type="float">
            <text:p>100.1 </text:p>
          </table:table-cell>
          <table:table-cell table:style-name="ce5" office:value-type="float" office:value="99.95667" calcext:value-type="float">
            <text:p>100.0 </text:p>
          </table:table-cell>
          <table:table-cell table:style-name="ce5" office:value-type="float" office:value="99.94999" calcext:value-type="float">
            <text:p>99.9 </text:p>
          </table:table-cell>
          <table:table-cell table:style-name="ce5" office:value-type="float" office:value="100.2772" calcext:value-type="float">
            <text:p>100.3 </text:p>
          </table:table-cell>
          <table:table-cell table:style-name="ce5" office:value-type="float" office:value="99.90131" calcext:value-type="float">
            <text:p>99.9 </text:p>
          </table:table-cell>
          <table:table-cell table:style-name="ce5" office:value-type="float" office:value="100.5475" calcext:value-type="float">
            <text:p>100.5 </text:p>
          </table:table-cell>
          <table:table-cell table:style-name="ce5" office:value-type="float" office:value="99.84218" calcext:value-type="float">
            <text:p>99.8 </text:p>
          </table:table-cell>
          <table:table-cell table:style-name="ce5" office:value-type="float" office:value="99.89919" calcext:value-type="float">
            <text:p>99.9 </text:p>
          </table:table-cell>
          <table:table-cell table:style-name="ce5" office:value-type="float" office:value="99.93799" calcext:value-type="float">
            <text:p>99.9 </text:p>
          </table:table-cell>
          <table:table-cell table:style-name="ce5" office:value-type="float" office:value="100.0085" calcext:value-type="float">
            <text:p>100.0 </text:p>
          </table:table-cell>
          <table:table-cell table:style-name="ce5" office:value-type="float" office:value="100.0841" calcext:value-type="float">
            <text:p>100.1 </text:p>
          </table:table-cell>
          <table:table-cell table:style-name="ce5" office:value-type="float" office:value="99.62635" calcext:value-type="float">
            <text:p>99.6 </text:p>
          </table:table-cell>
          <table:table-cell table:style-name="ce5" office:value-type="float" office:value="100.4893" calcext:value-type="float">
            <text:p>100.5 </text:p>
          </table:table-cell>
          <table:table-cell table:style-name="ce5" office:value-type="float" office:value="100.1233" calcext:value-type="float">
            <text:p>100.1 </text:p>
          </table:table-cell>
          <table:table-cell table:style-name="ce5" office:value-type="float" office:value="101.1304" calcext:value-type="float">
            <text:p>101.1 </text:p>
          </table:table-cell>
          <table:table-cell table:style-name="ce5" office:value-type="float" office:value="99.99667" calcext:value-type="float">
            <text:p>100.0 </text:p>
          </table:table-cell>
          <table:table-cell table:style-name="ce5" office:value-type="float" office:value="99.89577" calcext:value-type="float">
            <text:p>99.9 </text:p>
          </table:table-cell>
          <table:table-cell table:style-name="ce5" office:value-type="float" office:value="101.0667" calcext:value-type="float">
            <text:p>101.1 </text:p>
          </table:table-cell>
          <table:table-cell table:style-name="ce5" office:value-type="float" office:value="99.60657" calcext:value-type="float">
            <text:p>99.6 </text:p>
          </table:table-cell>
          <table:table-cell table:style-name="ce5" office:value-type="float" office:value="100.3595" calcext:value-type="float">
            <text:p>100.4 </text:p>
          </table:table-cell>
          <table:table-cell table:style-name="ce5" office:value-type="float" office:value="99.74" calcext:value-type="float">
            <text:p>99.7 </text:p>
          </table:table-cell>
          <table:table-cell table:style-name="ce5" office:value-type="float" office:value="100" calcext:value-type="float">
            <text:p>100.0 </text:p>
          </table:table-cell>
          <table:table-cell table:style-name="ce5" office:value-type="float" office:value="100.3427" calcext:value-type="float">
            <text:p>100.3 </text:p>
          </table:table-cell>
          <table:table-cell table:style-name="ce5" office:value-type="float" office:value="100.2354" calcext:value-type="float">
            <text:p>100.2 </text:p>
          </table:table-cell>
          <table:table-cell table:style-name="ce5" office:value-type="float" office:value="99.68357" calcext:value-type="float">
            <text:p>99.7 </text:p>
          </table:table-cell>
          <table:table-cell table:style-name="ce5" office:value-type="float" office:value="103.0655" calcext:value-type="float">
            <text:p>103.1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0.0911" calcext:value-type="float">
            <text:p>100.1 </text:p>
          </table:table-cell>
          <table:table-cell table:style-name="ce5" office:value-type="float" office:value="100.1633" calcext:value-type="float">
            <text:p>100.2 </text:p>
          </table:table-cell>
          <table:table-cell table:style-name="ce5" office:value-type="float" office:value="100.0967" calcext:value-type="float">
            <text:p>100.1 </text:p>
          </table:table-cell>
          <table:table-cell table:style-name="ce5" office:value-type="float" office:value="100.0783" calcext:value-type="float">
            <text:p>100.1 </text:p>
          </table:table-cell>
          <table:table-cell table:style-name="ce5" office:value-type="float" office:value="100.3413" calcext:value-type="float">
            <text:p>100.3 </text:p>
          </table:table-cell>
          <table:table-cell table:style-name="ce5" office:value-type="float" office:value="100.8094" calcext:value-type="float">
            <text:p>100.8 </text:p>
          </table:table-cell>
          <table:table-cell table:style-name="ce5" office:value-type="float" office:value="100.2746" calcext:value-type="float">
            <text:p>100.3 </text:p>
          </table:table-cell>
          <table:table-cell table:style-name="ce5" office:value-type="float" office:value="103.2421" calcext:value-type="float">
            <text:p>103.2 </text:p>
          </table:table-cell>
          <table:table-cell table:style-name="ce5" office:value-type="float" office:value="100.2667" calcext:value-type="float">
            <text:p>100.3 </text:p>
          </table:table-cell>
          <table:table-cell table:style-name="ce5" office:value-type="float" office:value="103.0284" calcext:value-type="float">
            <text:p>103.0 </text:p>
          </table:table-cell>
          <table:table-cell table:style-name="ce5" office:value-type="float" office:value="101.4159" calcext:value-type="float">
            <text:p>101.4 </text:p>
          </table:table-cell>
          <table:table-cell table:style-name="ce5" office:value-type="float" office:value="102.8088" calcext:value-type="float">
            <text:p>102.8 </text:p>
          </table:table-cell>
          <table:table-cell table:style-name="ce5" office:value-type="float" office:value="100.5384" calcext:value-type="float">
            <text:p>100.5 </text:p>
          </table:table-cell>
          <table:table-cell table:style-name="ce5" office:value-type="float" office:value="101.5866" calcext:value-type="float">
            <text:p>101.6 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100.4876" calcext:value-type="float">
            <text:p>100.5 </text:p>
          </table:table-cell>
          <table:table-cell office:value-type="float" office:value="100.125" calcext:value-type="float">
            <text:p>100.1 </text:p>
          </table:table-cell>
          <table:table-cell office:value-type="float" office:value="101.0249" calcext:value-type="float">
            <text:p>101.0 </text:p>
          </table:table-cell>
          <table:table-cell office:value-type="float" office:value="100.5531" calcext:value-type="float">
            <text:p>100.6 </text:p>
          </table:table-cell>
          <table:table-cell office:value-type="float" office:value="102.5741" calcext:value-type="float">
            <text:p>102.6 </text:p>
          </table:table-cell>
          <table:table-cell office:value-type="float" office:value="105.4604" calcext:value-type="float">
            <text:p>105.5 </text:p>
          </table:table-cell>
          <table:table-cell office:value-type="float" office:value="99.93671" calcext:value-type="float">
            <text:p>99.9 </text:p>
          </table:table-cell>
          <table:table-cell office:value-type="float" office:value="100.1333" calcext:value-type="float">
            <text:p>100.1 </text:p>
          </table:table-cell>
          <table:table-cell office:value-type="float" office:value="99.9" calcext:value-type="float">
            <text:p>99.9 </text:p>
          </table:table-cell>
          <table:table-cell office:value-type="float" office:value="99.31126" calcext:value-type="float">
            <text:p>99.3 </text:p>
          </table:table-cell>
          <table:table-cell office:value-type="float" office:value="99.78333" calcext:value-type="float">
            <text:p>99.8 </text:p>
          </table:table-cell>
          <table:table-cell office:value-type="float" office:value="99.47667" calcext:value-type="float">
            <text:p>99.5 </text:p>
          </table:table-cell>
          <table:table-cell office:value-type="float" office:value="99.44991" calcext:value-type="float">
            <text:p>99.4 </text:p>
          </table:table-cell>
          <table:table-cell office:value-type="float" office:value="98.30192" calcext:value-type="float">
            <text:p>98.3 </text:p>
          </table:table-cell>
          <table:table-cell office:value-type="float" office:value="99.48186" calcext:value-type="float">
            <text:p>99.5 </text:p>
          </table:table-cell>
          <table:table-cell office:value-type="float" office:value="100.64" calcext:value-type="float">
            <text:p>100.6 </text:p>
          </table:table-cell>
          <table:table-cell office:value-type="float" office:value="99.27735" calcext:value-type="float">
            <text:p>99.3 </text:p>
          </table:table-cell>
          <table:table-cell office:value-type="float" office:value="98.92473" calcext:value-type="float">
            <text:p>98.9 </text:p>
          </table:table-cell>
          <table:table-cell office:value-type="float" office:value="99.53333" calcext:value-type="float">
            <text:p>99.5 </text:p>
          </table:table-cell>
          <table:table-cell office:value-type="float" office:value="99.56732" calcext:value-type="float">
            <text:p>99.6 </text:p>
          </table:table-cell>
          <table:table-cell office:value-type="float" office:value="100.5911" calcext:value-type="float">
            <text:p>100.6 </text:p>
          </table:table-cell>
          <table:table-cell office:value-type="float" office:value="99.1338" calcext:value-type="float">
            <text:p>99.1 </text:p>
          </table:table-cell>
          <table:table-cell office:value-type="float" office:value="100.1402" calcext:value-type="float">
            <text:p>100.1 </text:p>
          </table:table-cell>
          <table:table-cell office:value-type="float" office:value="99.58334" calcext:value-type="float">
            <text:p>99.6 </text:p>
          </table:table-cell>
          <table:table-cell office:value-type="float" office:value="102.3237" calcext:value-type="float">
            <text:p>102.3 </text:p>
          </table:table-cell>
          <table:table-cell office:value-type="float" office:value="99.44" calcext:value-type="float">
            <text:p>99.4 </text:p>
          </table:table-cell>
          <table:table-cell office:value-type="float" office:value="100.0625" calcext:value-type="float">
            <text:p>100.1 </text:p>
          </table:table-cell>
          <table:table-cell office:value-type="float" office:value="102.0333" calcext:value-type="float">
            <text:p>102.0 </text:p>
          </table:table-cell>
          <table:table-cell office:value-type="float" office:value="98.95537" calcext:value-type="float">
            <text:p>99.0 </text:p>
          </table:table-cell>
          <table:table-cell office:value-type="float" office:value="99.42171" calcext:value-type="float">
            <text:p>99.4 </text:p>
          </table:table-cell>
          <table:table-cell office:value-type="float" office:value="99.33215" calcext:value-type="float">
            <text:p>99.3 </text:p>
          </table:table-cell>
          <table:table-cell office:value-type="float" office:value="98.65" calcext:value-type="float">
            <text:p>98.7 </text:p>
          </table:table-cell>
          <table:table-cell office:value-type="float" office:value="98.33434" calcext:value-type="float">
            <text:p>98.3 </text:p>
          </table:table-cell>
          <table:table-cell office:value-type="float" office:value="100.312" calcext:value-type="float">
            <text:p>100.3 </text:p>
          </table:table-cell>
          <table:table-cell office:value-type="float" office:value="99.2197" calcext:value-type="float">
            <text:p>99.2 </text:p>
          </table:table-cell>
          <table:table-cell office:value-type="float" office:value="105.2875" calcext:value-type="float">
            <text:p>105.3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0.1558" calcext:value-type="float">
            <text:p>100.2 </text:p>
          </table:table-cell>
          <table:table-cell office:value-type="float" office:value="99.08334" calcext:value-type="float">
            <text:p>99.1 </text:p>
          </table:table-cell>
          <table:table-cell office:value-type="float" office:value="99.15" calcext:value-type="float">
            <text:p>99.2 </text:p>
          </table:table-cell>
          <table:table-cell office:value-type="float" office:value="99.96011" calcext:value-type="float">
            <text:p>100.0 </text:p>
          </table:table-cell>
          <table:table-cell office:value-type="float" office:value="100.0479" calcext:value-type="float">
            <text:p>100.0 </text:p>
          </table:table-cell>
          <table:table-cell office:value-type="float" office:value="101.1941" calcext:value-type="float">
            <text:p>101.2 </text:p>
          </table:table-cell>
          <table:table-cell office:value-type="float" office:value="100.2673" calcext:value-type="float">
            <text:p>100.3 </text:p>
          </table:table-cell>
          <table:table-cell office:value-type="float" office:value="106.3569" calcext:value-type="float">
            <text:p>106.4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5183" calcext:value-type="float">
            <text:p>102.5 </text:p>
          </table:table-cell>
          <table:table-cell office:value-type="float" office:value="102.6615" calcext:value-type="float">
            <text:p>102.7 </text:p>
          </table:table-cell>
          <table:table-cell office:value-type="float" office:value="105.1867" calcext:value-type="float">
            <text:p>105.2 </text:p>
          </table:table-cell>
          <table:table-cell office:value-type="float" office:value="102.0628" calcext:value-type="float">
            <text:p>102.1 </text:p>
          </table:table-cell>
          <table:table-cell office:value-type="float" office:value="103.8821" calcext:value-type="float">
            <text:p>103.9 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table:style-name="ce5" office:value-type="float" office:value="100.8591" calcext:value-type="float">
            <text:p>100.9 </text:p>
          </table:table-cell>
          <table:table-cell table:style-name="ce5" office:value-type="float" office:value="100.9249" calcext:value-type="float">
            <text:p>100.9 </text:p>
          </table:table-cell>
          <table:table-cell table:style-name="ce5" office:value-type="float" office:value="102.0854" calcext:value-type="float">
            <text:p>102.1 </text:p>
          </table:table-cell>
          <table:table-cell table:style-name="ce5" office:value-type="float" office:value="101.7119" calcext:value-type="float">
            <text:p>101.7 </text:p>
          </table:table-cell>
          <table:table-cell table:style-name="ce5" office:value-type="float" office:value="103.5765" calcext:value-type="float">
            <text:p>103.6 </text:p>
          </table:table-cell>
          <table:table-cell table:style-name="ce5" office:value-type="float" office:value="107.6331" calcext:value-type="float">
            <text:p>107.6 </text:p>
          </table:table-cell>
          <table:table-cell table:style-name="ce5" office:value-type="float" office:value="99.53479" calcext:value-type="float">
            <text:p>99.5 </text:p>
          </table:table-cell>
          <table:table-cell table:style-name="ce5" office:value-type="float" office:value="100.6" calcext:value-type="float">
            <text:p>100.6 </text:p>
          </table:table-cell>
          <table:table-cell table:style-name="ce5" office:value-type="float" office:value="100.4667" calcext:value-type="float">
            <text:p>100.5 </text:p>
          </table:table-cell>
          <table:table-cell table:style-name="ce5" office:value-type="float" office:value="100.1829" calcext:value-type="float">
            <text:p>100.2 </text:p>
          </table:table-cell>
          <table:table-cell table:style-name="ce5" office:value-type="float" office:value="100.3667" calcext:value-type="float">
            <text:p>100.4 </text:p>
          </table:table-cell>
          <table:table-cell table:style-name="ce5" office:value-type="float" office:value="100.4067" calcext:value-type="float">
            <text:p>100.4 </text:p>
          </table:table-cell>
          <table:table-cell table:style-name="ce5" office:value-type="float" office:value="100.4834" calcext:value-type="float">
            <text:p>100.5 </text:p>
          </table:table-cell>
          <table:table-cell table:style-name="ce5" office:value-type="float" office:value="99.74159" calcext:value-type="float">
            <text:p>99.7 </text:p>
          </table:table-cell>
          <table:table-cell table:style-name="ce5" office:value-type="float" office:value="100.5675" calcext:value-type="float">
            <text:p>100.6 </text:p>
          </table:table-cell>
          <table:table-cell table:style-name="ce5" office:value-type="float" office:value="101.6597" calcext:value-type="float">
            <text:p>101.7 </text:p>
          </table:table-cell>
          <table:table-cell table:style-name="ce5" office:value-type="float" office:value="100.4402" calcext:value-type="float">
            <text:p>100.4 </text:p>
          </table:table-cell>
          <table:table-cell table:style-name="ce5" office:value-type="float" office:value="99.39516" calcext:value-type="float">
            <text:p>99.4 </text:p>
          </table:table-cell>
          <table:table-cell table:style-name="ce5" office:value-type="float" office:value="99.73333" calcext:value-type="float">
            <text:p>99.7 </text:p>
          </table:table-cell>
          <table:table-cell table:style-name="ce5" office:value-type="float" office:value="99.90668" calcext:value-type="float">
            <text:p>99.9 </text:p>
          </table:table-cell>
          <table:table-cell table:style-name="ce5" office:value-type="float" office:value="100.784" calcext:value-type="float">
            <text:p>100.8 </text:p>
          </table:table-cell>
          <table:table-cell table:style-name="ce5" office:value-type="float" office:value="100.3769" calcext:value-type="float">
            <text:p>100.4 </text:p>
          </table:table-cell>
          <table:table-cell table:style-name="ce5" office:value-type="float" office:value="101.2709" calcext:value-type="float">
            <text:p>101.3 </text:p>
          </table:table-cell>
          <table:table-cell table:style-name="ce5" office:value-type="float" office:value="100.3933" calcext:value-type="float">
            <text:p>100.4 </text:p>
          </table:table-cell>
          <table:table-cell table:style-name="ce5" office:value-type="float" office:value="101.9817" calcext:value-type="float">
            <text:p>102.0 </text:p>
          </table:table-cell>
          <table:table-cell table:style-name="ce5" office:value-type="float" office:value="100.4133" calcext:value-type="float">
            <text:p>100.4 </text:p>
          </table:table-cell>
          <table:table-cell table:style-name="ce5" office:value-type="float" office:value="100.4795" calcext:value-type="float">
            <text:p>100.5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99.41663" calcext:value-type="float">
            <text:p>99.4 </text:p>
          </table:table-cell>
          <table:table-cell table:style-name="ce5" office:value-type="float" office:value="101.1344" calcext:value-type="float">
            <text:p>101.1 </text:p>
          </table:table-cell>
          <table:table-cell table:style-name="ce5" office:value-type="float" office:value="99.65842" calcext:value-type="float">
            <text:p>99.7 </text:p>
          </table:table-cell>
          <table:table-cell table:style-name="ce5" office:value-type="float" office:value="100.35" calcext:value-type="float">
            <text:p>100.4 </text:p>
          </table:table-cell>
          <table:table-cell table:style-name="ce5" office:value-type="float" office:value="99.84486" calcext:value-type="float">
            <text:p>99.8 </text:p>
          </table:table-cell>
          <table:table-cell table:style-name="ce5" office:value-type="float" office:value="100.8885" calcext:value-type="float">
            <text:p>100.9 </text:p>
          </table:table-cell>
          <table:table-cell table:style-name="ce5" office:value-type="float" office:value="99.94674" calcext:value-type="float">
            <text:p>99.9 </text:p>
          </table:table-cell>
          <table:table-cell table:style-name="ce5" office:value-type="float" office:value="106.6536" calcext:value-type="float">
            <text:p>106.7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1.33" calcext:value-type="float">
            <text:p>101.3 </text:p>
          </table:table-cell>
          <table:table-cell table:style-name="ce5" office:value-type="float" office:value="100.51" calcext:value-type="float">
            <text:p>100.5 </text:p>
          </table:table-cell>
          <table:table-cell table:style-name="ce5" office:value-type="float" office:value="100.4233" calcext:value-type="float">
            <text:p>100.4 </text:p>
          </table:table-cell>
          <table:table-cell table:style-name="ce5" office:value-type="float" office:value="100.9119" calcext:value-type="float">
            <text:p>100.9 </text:p>
          </table:table-cell>
          <table:table-cell table:style-name="ce5" office:value-type="float" office:value="100.9404" calcext:value-type="float">
            <text:p>100.9 </text:p>
          </table:table-cell>
          <table:table-cell table:style-name="ce5" office:value-type="float" office:value="102.1538" calcext:value-type="float">
            <text:p>102.2 </text:p>
          </table:table-cell>
          <table:table-cell table:style-name="ce5" office:value-type="float" office:value="101.1618" calcext:value-type="float">
            <text:p>101.2 </text:p>
          </table:table-cell>
          <table:table-cell table:style-name="ce5" office:value-type="float" office:value="108.3177" calcext:value-type="float">
            <text:p>108.3 </text:p>
          </table:table-cell>
          <table:table-cell table:style-name="ce5" office:value-type="float" office:value="101.6667" calcext:value-type="float">
            <text:p>101.7 </text:p>
          </table:table-cell>
          <table:table-cell table:style-name="ce5" office:value-type="float" office:value="104.941" calcext:value-type="float">
            <text:p>104.9 </text:p>
          </table:table-cell>
          <table:table-cell table:style-name="ce5" office:value-type="float" office:value="102.6836" calcext:value-type="float">
            <text:p>102.7 </text:p>
          </table:table-cell>
          <table:table-cell table:style-name="ce5" office:value-type="float" office:value="106.6125" calcext:value-type="float">
            <text:p>106.6 </text:p>
          </table:table-cell>
          <table:table-cell table:style-name="ce5" office:value-type="float" office:value="102.17" calcext:value-type="float">
            <text:p>102.2 </text:p>
          </table:table-cell>
          <table:table-cell table:style-name="ce5" office:value-type="float" office:value="106.2676" calcext:value-type="float">
            <text:p>106.3 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101.602" calcext:value-type="float">
            <text:p>101.6 </text:p>
          </table:table-cell>
          <table:table-cell office:value-type="float" office:value="100.7916" calcext:value-type="float">
            <text:p>100.8 </text:p>
          </table:table-cell>
          <table:table-cell office:value-type="float" office:value="102.2803" calcext:value-type="float">
            <text:p>102.3 </text:p>
          </table:table-cell>
          <table:table-cell office:value-type="float" office:value="101.7645" calcext:value-type="float">
            <text:p>101.8 </text:p>
          </table:table-cell>
          <table:table-cell office:value-type="float" office:value="104.3355" calcext:value-type="float">
            <text:p>104.3 </text:p>
          </table:table-cell>
          <table:table-cell office:value-type="float" office:value="108.4734" calcext:value-type="float">
            <text:p>108.5 </text:p>
          </table:table-cell>
          <table:table-cell office:value-type="float" office:value="100.3759" calcext:value-type="float">
            <text:p>100.4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0.5418" calcext:value-type="float">
            <text:p>100.5 </text:p>
          </table:table-cell>
          <table:table-cell office:value-type="float" office:value="100.41" calcext:value-type="float">
            <text:p>100.4 </text:p>
          </table:table-cell>
          <table:table-cell office:value-type="float" office:value="100.39" calcext:value-type="float">
            <text:p>100.4 </text:p>
          </table:table-cell>
          <table:table-cell office:value-type="float" office:value="101.0502" calcext:value-type="float">
            <text:p>101.1 </text:p>
          </table:table-cell>
          <table:table-cell office:value-type="float" office:value="98.82722" calcext:value-type="float">
            <text:p>98.8 </text:p>
          </table:table-cell>
          <table:table-cell office:value-type="float" office:value="100.3948" calcext:value-type="float">
            <text:p>100.4 </text:p>
          </table:table-cell>
          <table:table-cell office:value-type="float" office:value="102.01" calcext:value-type="float">
            <text:p>102.0 </text:p>
          </table:table-cell>
          <table:table-cell office:value-type="float" office:value="100.6064" calcext:value-type="float">
            <text:p>100.6 </text:p>
          </table:table-cell>
          <table:table-cell office:value-type="float" office:value="99.86559" calcext:value-type="float">
            <text:p>99.9 </text:p>
          </table:table-cell>
          <table:table-cell office:value-type="float" office:value="100.1667" calcext:value-type="float">
            <text:p>100.2 </text:p>
          </table:table-cell>
          <table:table-cell office:value-type="float" office:value="99.70306" calcext:value-type="float">
            <text:p>99.7 </text:p>
          </table:table-cell>
          <table:table-cell office:value-type="float" office:value="100.9741" calcext:value-type="float">
            <text:p>101.0 </text:p>
          </table:table-cell>
          <table:table-cell office:value-type="float" office:value="99.93729" calcext:value-type="float">
            <text:p>99.9 </text:p>
          </table:table-cell>
          <table:table-cell office:value-type="float" office:value="100.5286" calcext:value-type="float">
            <text:p>100.5 </text:p>
          </table:table-cell>
          <table:table-cell office:value-type="float" office:value="100.3333" calcext:value-type="float">
            <text:p>100.3 </text:p>
          </table:table-cell>
          <table:table-cell office:value-type="float" office:value="102.5708" calcext:value-type="float">
            <text:p>102.6 </text:p>
          </table:table-cell>
          <table:table-cell office:value-type="float" office:value="100.7367" calcext:value-type="float">
            <text:p>100.7 </text:p>
          </table:table-cell>
          <table:table-cell office:value-type="float" office:value="100.813" calcext:value-type="float">
            <text:p>100.8 </text:p>
          </table:table-cell>
          <table:table-cell office:value-type="float" office:value="104.2" calcext:value-type="float">
            <text:p>104.2 </text:p>
          </table:table-cell>
          <table:table-cell office:value-type="float" office:value="99.11816" calcext:value-type="float">
            <text:p>99.1 </text:p>
          </table:table-cell>
          <table:table-cell office:value-type="float" office:value="100.732" calcext:value-type="float">
            <text:p>100.7 </text:p>
          </table:table-cell>
          <table:table-cell office:value-type="float" office:value="99.29136" calcext:value-type="float">
            <text:p>99.3 </text:p>
          </table:table-cell>
          <table:table-cell office:value-type="float" office:value="100.2" calcext:value-type="float">
            <text:p>100.2 </text:p>
          </table:table-cell>
          <table:table-cell office:value-type="float" office:value="99.69035" calcext:value-type="float">
            <text:p>99.7 </text:p>
          </table:table-cell>
          <table:table-cell office:value-type="float" office:value="101.0619" calcext:value-type="float">
            <text:p>101.1 </text:p>
          </table:table-cell>
          <table:table-cell office:value-type="float" office:value="99.5971" calcext:value-type="float">
            <text:p>99.6 </text:p>
          </table:table-cell>
          <table:table-cell office:value-type="float" office:value="108.2961" calcext:value-type="float">
            <text:p>108.3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1.6671" calcext:value-type="float">
            <text:p>101.7 </text:p>
          </table:table-cell>
          <table:table-cell office:value-type="float" office:value="100.4467" calcext:value-type="float">
            <text:p>100.4 </text:p>
          </table:table-cell>
          <table:table-cell office:value-type="float" office:value="100.35" calcext:value-type="float">
            <text:p>100.4 </text:p>
          </table:table-cell>
          <table:table-cell office:value-type="float" office:value="101.1779" calcext:value-type="float">
            <text:p>101.2 </text:p>
          </table:table-cell>
          <table:table-cell office:value-type="float" office:value="101.2462" calcext:value-type="float">
            <text:p>101.2 </text:p>
          </table:table-cell>
          <table:table-cell office:value-type="float" office:value="102.6196" calcext:value-type="float">
            <text:p>102.6 </text:p>
          </table:table-cell>
          <table:table-cell office:value-type="float" office:value="101.4563" calcext:value-type="float">
            <text:p>101.5 </text:p>
          </table:table-cell>
          <table:table-cell office:value-type="float" office:value="109.767" calcext:value-type="float">
            <text:p>109.8 </text:p>
          </table:table-cell>
          <table:table-cell office:value-type="float" office:value="101.9" calcext:value-type="float">
            <text:p>101.9 </text:p>
          </table:table-cell>
          <table:table-cell office:value-type="float" office:value="106.4712" calcext:value-type="float">
            <text:p>106.5 </text:p>
          </table:table-cell>
          <table:table-cell office:value-type="float" office:value="103.9929" calcext:value-type="float">
            <text:p>104.0 </text:p>
          </table:table-cell>
          <table:table-cell office:value-type="float" office:value="107.6595" calcext:value-type="float">
            <text:p>107.7 </text:p>
          </table:table-cell>
          <table:table-cell office:value-type="float" office:value="102.2287" calcext:value-type="float">
            <text:p>102.2 </text:p>
          </table:table-cell>
          <table:table-cell office:value-type="float" office:value="107.5729" calcext:value-type="float">
            <text:p>107.6 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table:style-name="ce5" office:value-type="float" office:value="102.1593" calcext:value-type="float">
            <text:p>102.2 </text:p>
          </table:table-cell>
          <table:table-cell table:style-name="ce5" office:value-type="float" office:value="101.7249" calcext:value-type="float">
            <text:p>101.7 </text:p>
          </table:table-cell>
          <table:table-cell table:style-name="ce5" office:value-type="float" office:value="102.5049" calcext:value-type="float">
            <text:p>102.5 </text:p>
          </table:table-cell>
          <table:table-cell table:style-name="ce5" office:value-type="float" office:value="101.6855" calcext:value-type="float">
            <text:p>101.7 </text:p>
          </table:table-cell>
          <table:table-cell table:style-name="ce5" office:value-type="float" office:value="104.6587" calcext:value-type="float">
            <text:p>104.7 </text:p>
          </table:table-cell>
          <table:table-cell table:style-name="ce5" office:value-type="float" office:value="108.487" calcext:value-type="float">
            <text:p>108.5 </text:p>
          </table:table-cell>
          <table:table-cell table:style-name="ce5" office:value-type="float" office:value="100.0826" calcext:value-type="float">
            <text:p>100.1 </text:p>
          </table:table-cell>
          <table:table-cell table:style-name="ce5" office:value-type="float" office:value="101.1667" calcext:value-type="float">
            <text:p>101.2 </text:p>
          </table:table-cell>
          <table:table-cell table:style-name="ce5" office:value-type="float" office:value="100.3333" calcext:value-type="float">
            <text:p>100.3 </text:p>
          </table:table-cell>
          <table:table-cell table:style-name="ce5" office:value-type="float" office:value="100.5589" calcext:value-type="float">
            <text:p>100.6 </text:p>
          </table:table-cell>
          <table:table-cell table:style-name="ce5" office:value-type="float" office:value="100.8467" calcext:value-type="float">
            <text:p>100.8 </text:p>
          </table:table-cell>
          <table:table-cell table:style-name="ce5" office:value-type="float" office:value="100.4567" calcext:value-type="float">
            <text:p>100.5 </text:p>
          </table:table-cell>
          <table:table-cell table:style-name="ce5" office:value-type="float" office:value="100.9835" calcext:value-type="float">
            <text:p>101.0 </text:p>
          </table:table-cell>
          <table:table-cell table:style-name="ce5" office:value-type="float" office:value="99.82664" calcext:value-type="float">
            <text:p>99.8 </text:p>
          </table:table-cell>
          <table:table-cell table:style-name="ce5" office:value-type="float" office:value="101.135" calcext:value-type="float">
            <text:p>101.1 </text:p>
          </table:table-cell>
          <table:table-cell table:style-name="ce5" office:value-type="float" office:value="102.478" calcext:value-type="float">
            <text:p>102.5 </text:p>
          </table:table-cell>
          <table:table-cell table:style-name="ce5" office:value-type="float" office:value="99.70928" calcext:value-type="float">
            <text:p>99.7 </text:p>
          </table:table-cell>
          <table:table-cell table:style-name="ce5" office:value-type="float" office:value="99.63038" calcext:value-type="float">
            <text:p>99.6 </text:p>
          </table:table-cell>
          <table:table-cell table:style-name="ce5" office:value-type="float" office:value="100.0667" calcext:value-type="float">
            <text:p>100.1 </text:p>
          </table:table-cell>
          <table:table-cell table:style-name="ce5" office:value-type="float" office:value="100.3139" calcext:value-type="float">
            <text:p>100.3 </text:p>
          </table:table-cell>
          <table:table-cell table:style-name="ce5" office:value-type="float" office:value="101.5374" calcext:value-type="float">
            <text:p>101.5 </text:p>
          </table:table-cell>
          <table:table-cell table:style-name="ce5" office:value-type="float" office:value="101.1145" calcext:value-type="float">
            <text:p>101.1 </text:p>
          </table:table-cell>
          <table:table-cell table:style-name="ce5" office:value-type="float" office:value="101.6823" calcext:value-type="float">
            <text:p>101.7 </text:p>
          </table:table-cell>
          <table:table-cell table:style-name="ce5" office:value-type="float" office:value="100.8533" calcext:value-type="float">
            <text:p>100.9 </text:p>
          </table:table-cell>
          <table:table-cell table:style-name="ce5" office:value-type="float" office:value="104.4106" calcext:value-type="float">
            <text:p>104.4 </text:p>
          </table:table-cell>
          <table:table-cell table:style-name="ce5" office:value-type="float" office:value="100.6767" calcext:value-type="float">
            <text:p>100.7 </text:p>
          </table:table-cell>
          <table:table-cell table:style-name="ce5" office:value-type="float" office:value="101.2299" calcext:value-type="float">
            <text:p>101.2 </text:p>
          </table:table-cell>
          <table:table-cell table:style-name="ce5" office:value-type="float" office:value="104.6667" calcext:value-type="float">
            <text:p>104.7 </text:p>
          </table:table-cell>
          <table:table-cell table:style-name="ce5" office:value-type="float" office:value="99.85077" calcext:value-type="float">
            <text:p>99.9 </text:p>
          </table:table-cell>
          <table:table-cell table:style-name="ce5" office:value-type="float" office:value="101.1414" calcext:value-type="float">
            <text:p>101.1 </text:p>
          </table:table-cell>
          <table:table-cell table:style-name="ce5" office:value-type="float" office:value="99.63803" calcext:value-type="float">
            <text:p>99.6 </text:p>
          </table:table-cell>
          <table:table-cell table:style-name="ce5" office:value-type="float" office:value="100.5833" calcext:value-type="float">
            <text:p>100.6 </text:p>
          </table:table-cell>
          <table:table-cell table:style-name="ce5" office:value-type="float" office:value="101.3201" calcext:value-type="float">
            <text:p>101.3 </text:p>
          </table:table-cell>
          <table:table-cell table:style-name="ce5" office:value-type="float" office:value="101.6747" calcext:value-type="float">
            <text:p>101.7 </text:p>
          </table:table-cell>
          <table:table-cell table:style-name="ce5" office:value-type="float" office:value="99.49799" calcext:value-type="float">
            <text:p>99.5 </text:p>
          </table:table-cell>
          <table:table-cell table:style-name="ce5" office:value-type="float" office:value="110.8634" calcext:value-type="float">
            <text:p>110.9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1.8934" calcext:value-type="float">
            <text:p>101.9 </text:p>
          </table:table-cell>
          <table:table-cell table:style-name="ce5" office:value-type="float" office:value="100.8967" calcext:value-type="float">
            <text:p>100.9 </text:p>
          </table:table-cell>
          <table:table-cell table:style-name="ce5" office:value-type="float" office:value="100.7967" calcext:value-type="float">
            <text:p>100.8 </text:p>
          </table:table-cell>
          <table:table-cell table:style-name="ce5" office:value-type="float" office:value="101.4175" calcext:value-type="float">
            <text:p>101.4 </text:p>
          </table:table-cell>
          <table:table-cell table:style-name="ce5" office:value-type="float" office:value="101.793" calcext:value-type="float">
            <text:p>101.8 </text:p>
          </table:table-cell>
          <table:table-cell table:style-name="ce5" office:value-type="float" office:value="103.0504" calcext:value-type="float">
            <text:p>103.1 </text:p>
          </table:table-cell>
          <table:table-cell table:style-name="ce5" office:value-type="float" office:value="101.9025" calcext:value-type="float">
            <text:p>101.9 </text:p>
          </table:table-cell>
          <table:table-cell table:style-name="ce5" office:value-type="float" office:value="110.515" calcext:value-type="float">
            <text:p>110.5 </text:p>
          </table:table-cell>
          <table:table-cell table:style-name="ce5" office:value-type="float" office:value="102.4333" calcext:value-type="float">
            <text:p>102.4 </text:p>
          </table:table-cell>
          <table:table-cell table:style-name="ce5" office:value-type="float" office:value="105.8336" calcext:value-type="float">
            <text:p>105.8 </text:p>
          </table:table-cell>
          <table:table-cell table:style-name="ce5" office:value-type="float" office:value="104.7652" calcext:value-type="float">
            <text:p>104.8 </text:p>
          </table:table-cell>
          <table:table-cell table:style-name="ce5" office:value-type="float" office:value="108.7111" calcext:value-type="float">
            <text:p>108.7 </text:p>
          </table:table-cell>
          <table:table-cell table:style-name="ce5" office:value-type="float" office:value="101.8139" calcext:value-type="float">
            <text:p>101.8 </text:p>
          </table:table-cell>
          <table:table-cell table:style-name="ce5" office:value-type="float" office:value="108.5631" calcext:value-type="float">
            <text:p>108.6 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102.6236" calcext:value-type="float">
            <text:p>102.6 </text:p>
          </table:table-cell>
          <table:table-cell office:value-type="float" office:value="102.1581" calcext:value-type="float">
            <text:p>102.2 </text:p>
          </table:table-cell>
          <table:table-cell office:value-type="float" office:value="103.6842" calcext:value-type="float">
            <text:p>103.7 </text:p>
          </table:table-cell>
          <table:table-cell office:value-type="float" office:value="102.4756" calcext:value-type="float">
            <text:p>102.5 </text:p>
          </table:table-cell>
          <table:table-cell office:value-type="float" office:value="105.3996" calcext:value-type="float">
            <text:p>105.4 </text:p>
          </table:table-cell>
          <table:table-cell office:value-type="float" office:value="110.8528" calcext:value-type="float">
            <text:p>110.9 </text:p>
          </table:table-cell>
          <table:table-cell office:value-type="float" office:value="101.0425" calcext:value-type="float">
            <text:p>101.0 </text:p>
          </table:table-cell>
          <table:table-cell office:value-type="float" office:value="102.5667" calcext:value-type="float">
            <text:p>102.6 </text:p>
          </table:table-cell>
          <table:table-cell office:value-type="float" office:value="100.8667" calcext:value-type="float">
            <text:p>100.9 </text:p>
          </table:table-cell>
          <table:table-cell office:value-type="float" office:value="102.285" calcext:value-type="float">
            <text:p>102.3 </text:p>
          </table:table-cell>
          <table:table-cell office:value-type="float" office:value="100.7467" calcext:value-type="float">
            <text:p>100.7 </text:p>
          </table:table-cell>
          <table:table-cell office:value-type="float" office:value="100.7033" calcext:value-type="float">
            <text:p>100.7 </text:p>
          </table:table-cell>
          <table:table-cell office:value-type="float" office:value="101.0835" calcext:value-type="float">
            <text:p>101.1 </text:p>
          </table:table-cell>
          <table:table-cell office:value-type="float" office:value="99.68154" calcext:value-type="float">
            <text:p>99.7 </text:p>
          </table:table-cell>
          <table:table-cell office:value-type="float" office:value="102.0725" calcext:value-type="float">
            <text:p>102.1 </text:p>
          </table:table-cell>
          <table:table-cell office:value-type="float" office:value="102.4847" calcext:value-type="float">
            <text:p>102.5 </text:p>
          </table:table-cell>
          <table:table-cell office:value-type="float" office:value="99.77573" calcext:value-type="float">
            <text:p>99.8 </text:p>
          </table:table-cell>
          <table:table-cell office:value-type="float" office:value="99.39516" calcext:value-type="float">
            <text:p>99.4 </text:p>
          </table:table-cell>
          <table:table-cell office:value-type="float" office:value="100.8667" calcext:value-type="float">
            <text:p>100.9 </text:p>
          </table:table-cell>
          <table:table-cell office:value-type="float" office:value="99.90668" calcext:value-type="float">
            <text:p>99.9 </text:p>
          </table:table-cell>
          <table:table-cell office:value-type="float" office:value="102.8042" calcext:value-type="float">
            <text:p>102.8 </text:p>
          </table:table-cell>
          <table:table-cell office:value-type="float" office:value="102.2912" calcext:value-type="float">
            <text:p>102.3 </text:p>
          </table:table-cell>
          <table:table-cell office:value-type="float" office:value="102.9456" calcext:value-type="float">
            <text:p>102.9 </text:p>
          </table:table-cell>
          <table:table-cell office:value-type="float" office:value="101.3133" calcext:value-type="float">
            <text:p>101.3 </text:p>
          </table:table-cell>
          <table:table-cell office:value-type="float" office:value="107.4183" calcext:value-type="float">
            <text:p>107.4 </text:p>
          </table:table-cell>
          <table:table-cell office:value-type="float" office:value="100.96" calcext:value-type="float">
            <text:p>101.0 </text:p>
          </table:table-cell>
          <table:table-cell office:value-type="float" office:value="102.2306" calcext:value-type="float">
            <text:p>102.2 </text:p>
          </table:table-cell>
          <table:table-cell office:value-type="float" office:value="104.6667" calcext:value-type="float">
            <text:p>104.7 </text:p>
          </table:table-cell>
          <table:table-cell office:value-type="float" office:value="100.9632" calcext:value-type="float">
            <text:p>101.0 </text:p>
          </table:table-cell>
          <table:table-cell office:value-type="float" office:value="100.8309" calcext:value-type="float">
            <text:p>100.8 </text:p>
          </table:table-cell>
          <table:table-cell office:value-type="float" office:value="100.2498" calcext:value-type="float">
            <text:p>100.2 </text:p>
          </table:table-cell>
          <table:table-cell office:value-type="float" office:value="100.43" calcext:value-type="float">
            <text:p>100.4 </text:p>
          </table:table-cell>
          <table:table-cell office:value-type="float" office:value="101.0321" calcext:value-type="float">
            <text:p>101.0 </text:p>
          </table:table-cell>
          <table:table-cell office:value-type="float" office:value="101.7949" calcext:value-type="float">
            <text:p>101.8 </text:p>
          </table:table-cell>
          <table:table-cell office:value-type="float" office:value="99.7367" calcext:value-type="float">
            <text:p>99.7 </text:p>
          </table:table-cell>
          <table:table-cell office:value-type="float" office:value="116.0402" calcext:value-type="float">
            <text:p>116.0 </text:p>
          </table:table-cell>
          <table:table-cell office:value-type="float" office:value="102.3" calcext:value-type="float">
            <text:p>102.3 </text:p>
          </table:table-cell>
          <table:table-cell office:value-type="float" office:value="102.6991" calcext:value-type="float">
            <text:p>102.7 </text:p>
          </table:table-cell>
          <table:table-cell office:value-type="float" office:value="100.8033" calcext:value-type="float">
            <text:p>100.8 </text:p>
          </table:table-cell>
          <table:table-cell office:value-type="float" office:value="100.8433" calcext:value-type="float">
            <text:p>100.8 </text:p>
          </table:table-cell>
          <table:table-cell office:value-type="float" office:value="101.9514" calcext:value-type="float">
            <text:p>102.0 </text:p>
          </table:table-cell>
          <table:table-cell office:value-type="float" office:value="102.5395" calcext:value-type="float">
            <text:p>102.5 </text:p>
          </table:table-cell>
          <table:table-cell office:value-type="float" office:value="103.7036" calcext:value-type="float">
            <text:p>103.7 </text:p>
          </table:table-cell>
          <table:table-cell office:value-type="float" office:value="102.6964" calcext:value-type="float">
            <text:p>102.7 </text:p>
          </table:table-cell>
          <table:table-cell office:value-type="float" office:value="111.5608" calcext:value-type="float">
            <text:p>111.6 </text:p>
          </table:table-cell>
          <table:table-cell office:value-type="float" office:value="103.4667" calcext:value-type="float">
            <text:p>103.5 </text:p>
          </table:table-cell>
          <table:table-cell office:value-type="float" office:value="104.941" calcext:value-type="float">
            <text:p>104.9 </text:p>
          </table:table-cell>
          <table:table-cell office:value-type="float" office:value="106.4039" calcext:value-type="float">
            <text:p>106.4 </text:p>
          </table:table-cell>
          <table:table-cell office:value-type="float" office:value="110.0453" calcext:value-type="float">
            <text:p>110.0 </text:p>
          </table:table-cell>
          <table:table-cell office:value-type="float" office:value="101.4371" calcext:value-type="float">
            <text:p>101.4 </text:p>
          </table:table-cell>
          <table:table-cell office:value-type="float" office:value="110.6335" calcext:value-type="float">
            <text:p>110.6 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table:style-name="ce5" office:value-type="float" office:value="102.8094" calcext:value-type="float">
            <text:p>102.8 </text:p>
          </table:table-cell>
          <table:table-cell table:style-name="ce5" office:value-type="float" office:value="102.8914" calcext:value-type="float">
            <text:p>102.9 </text:p>
          </table:table-cell>
          <table:table-cell table:style-name="ce5" office:value-type="float" office:value="104.0377" calcext:value-type="float">
            <text:p>104.0 </text:p>
          </table:table-cell>
          <table:table-cell table:style-name="ce5" office:value-type="float" office:value="103.055" calcext:value-type="float">
            <text:p>103.1 </text:p>
          </table:table-cell>
          <table:table-cell table:style-name="ce5" office:value-type="float" office:value="105.9626" calcext:value-type="float">
            <text:p>106.0 </text:p>
          </table:table-cell>
          <table:table-cell table:style-name="ce5" office:value-type="float" office:value="112.3022" calcext:value-type="float">
            <text:p>112.3 </text:p>
          </table:table-cell>
          <table:table-cell table:style-name="ce5" office:value-type="float" office:value="101.2235" calcext:value-type="float">
            <text:p>101.2 </text:p>
          </table:table-cell>
          <table:table-cell table:style-name="ce5" office:value-type="float" office:value="102.8333" calcext:value-type="float">
            <text:p>102.8 </text:p>
          </table:table-cell>
          <table:table-cell table:style-name="ce5" office:value-type="float" office:value="101.3" calcext:value-type="float">
            <text:p>101.3 </text:p>
          </table:table-cell>
          <table:table-cell table:style-name="ce5" office:value-type="float" office:value="103.3275" calcext:value-type="float">
            <text:p>103.3 </text:p>
          </table:table-cell>
          <table:table-cell table:style-name="ce5" office:value-type="float" office:value="101.14" calcext:value-type="float">
            <text:p>101.1 </text:p>
          </table:table-cell>
          <table:table-cell table:style-name="ce5" office:value-type="float" office:value="101.2967" calcext:value-type="float">
            <text:p>101.3 </text:p>
          </table:table-cell>
          <table:table-cell table:style-name="ce5" office:value-type="float" office:value="101.917" calcext:value-type="float">
            <text:p>101.9 </text:p>
          </table:table-cell>
          <table:table-cell table:style-name="ce5" office:value-type="float" office:value="101.0217" calcext:value-type="float">
            <text:p>101.0 </text:p>
          </table:table-cell>
          <table:table-cell table:style-name="ce5" office:value-type="float" office:value="102.6598" calcext:value-type="float">
            <text:p>102.7 </text:p>
          </table:table-cell>
          <table:table-cell table:style-name="ce5" office:value-type="float" office:value="103.4283" calcext:value-type="float">
            <text:p>103.4 </text:p>
          </table:table-cell>
          <table:table-cell table:style-name="ce5" office:value-type="float" office:value="100.6728" calcext:value-type="float">
            <text:p>100.7 </text:p>
          </table:table-cell>
          <table:table-cell table:style-name="ce5" office:value-type="float" office:value="99.83199" calcext:value-type="float">
            <text:p>99.8 </text:p>
          </table:table-cell>
          <table:table-cell table:style-name="ce5" office:value-type="float" office:value="101.2333" calcext:value-type="float">
            <text:p>101.2 </text:p>
          </table:table-cell>
          <table:table-cell table:style-name="ce5" office:value-type="float" office:value="100.3139" calcext:value-type="float">
            <text:p>100.3 </text:p>
          </table:table-cell>
          <table:table-cell table:style-name="ce5" office:value-type="float" office:value="102.7209" calcext:value-type="float">
            <text:p>102.7 </text:p>
          </table:table-cell>
          <table:table-cell table:style-name="ce5" office:value-type="float" office:value="103.4838" calcext:value-type="float">
            <text:p>103.5 </text:p>
          </table:table-cell>
          <table:table-cell table:style-name="ce5" office:value-type="float" office:value="104.8151" calcext:value-type="float">
            <text:p>104.8 </text:p>
          </table:table-cell>
          <table:table-cell table:style-name="ce5" office:value-type="float" office:value="102.11" calcext:value-type="float">
            <text:p>102.1 </text:p>
          </table:table-cell>
          <table:table-cell table:style-name="ce5" office:value-type="float" office:value="108.2005" calcext:value-type="float">
            <text:p>108.2 </text:p>
          </table:table-cell>
          <table:table-cell table:style-name="ce5" office:value-type="float" office:value="101.6667" calcext:value-type="float">
            <text:p>101.7 </text:p>
          </table:table-cell>
          <table:table-cell table:style-name="ce5" office:value-type="float" office:value="102.2306" calcext:value-type="float">
            <text:p>102.2 </text:p>
          </table:table-cell>
          <table:table-cell table:style-name="ce5" office:value-type="float" office:value="105.4667" calcext:value-type="float">
            <text:p>105.5 </text:p>
          </table:table-cell>
          <table:table-cell table:style-name="ce5" office:value-type="float" office:value="101.2888" calcext:value-type="float">
            <text:p>101.3 </text:p>
          </table:table-cell>
          <table:table-cell table:style-name="ce5" office:value-type="float" office:value="102.596" calcext:value-type="float">
            <text:p>102.6 </text:p>
          </table:table-cell>
          <table:table-cell table:style-name="ce5" office:value-type="float" office:value="100.6169" calcext:value-type="float">
            <text:p>100.6 </text:p>
          </table:table-cell>
          <table:table-cell table:style-name="ce5" office:value-type="float" office:value="101.7533" calcext:value-type="float">
            <text:p>101.8 </text:p>
          </table:table-cell>
          <table:table-cell table:style-name="ce5" office:value-type="float" office:value="101.8393" calcext:value-type="float">
            <text:p>101.8 </text:p>
          </table:table-cell>
          <table:table-cell table:style-name="ce5" office:value-type="float" office:value="102.6821" calcext:value-type="float">
            <text:p>102.7 </text:p>
          </table:table-cell>
          <table:table-cell table:style-name="ce5" office:value-type="float" office:value="100.3179" calcext:value-type="float">
            <text:p>100.3 </text:p>
          </table:table-cell>
          <table:table-cell table:style-name="ce5" office:value-type="float" office:value="118.9145" calcext:value-type="float">
            <text:p>118.9 </text:p>
          </table:table-cell>
          <table:table-cell table:style-name="ce5" office:value-type="float" office:value="103.4" calcext:value-type="float">
            <text:p>103.4 </text:p>
          </table:table-cell>
          <table:table-cell table:style-name="ce5" office:value-type="float" office:value="103.2573" calcext:value-type="float">
            <text:p>103.3 </text:p>
          </table:table-cell>
          <table:table-cell table:style-name="ce5" office:value-type="float" office:value="102.0433" calcext:value-type="float">
            <text:p>102.0 </text:p>
          </table:table-cell>
          <table:table-cell table:style-name="ce5" office:value-type="float" office:value="101.9467" calcext:value-type="float">
            <text:p>101.9 </text:p>
          </table:table-cell>
          <table:table-cell table:style-name="ce5" office:value-type="float" office:value="102.5481" calcext:value-type="float">
            <text:p>102.5 </text:p>
          </table:table-cell>
          <table:table-cell table:style-name="ce5" office:value-type="float" office:value="103.4467" calcext:value-type="float">
            <text:p>103.4 </text:p>
          </table:table-cell>
          <table:table-cell table:style-name="ce5" office:value-type="float" office:value="104.4082" calcext:value-type="float">
            <text:p>104.4 </text:p>
          </table:table-cell>
          <table:table-cell table:style-name="ce5" office:value-type="float" office:value="103.363" calcext:value-type="float">
            <text:p>103.4 </text:p>
          </table:table-cell>
          <table:table-cell table:style-name="ce5" office:value-type="float" office:value="112.1711" calcext:value-type="float">
            <text:p>112.2 </text:p>
          </table:table-cell>
          <table:table-cell table:style-name="ce5" office:value-type="float" office:value="103.2" calcext:value-type="float">
            <text:p>103.2 </text:p>
          </table:table-cell>
          <table:table-cell table:style-name="ce5" office:value-type="float" office:value="106.4712" calcext:value-type="float">
            <text:p>106.5 </text:p>
          </table:table-cell>
          <table:table-cell table:style-name="ce5" office:value-type="float" office:value="107.0904" calcext:value-type="float">
            <text:p>107.1 </text:p>
          </table:table-cell>
          <table:table-cell table:style-name="ce5" office:value-type="float" office:value="111.0835" calcext:value-type="float">
            <text:p>111.1 </text:p>
          </table:table-cell>
          <table:table-cell table:style-name="ce5" office:value-type="float" office:value="101.5063" calcext:value-type="float">
            <text:p>101.5 </text:p>
          </table:table-cell>
          <table:table-cell table:style-name="ce5" office:value-type="float" office:value="111.8038" calcext:value-type="float">
            <text:p>111.8 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103.4595" calcext:value-type="float">
            <text:p>103.5 </text:p>
          </table:table-cell>
          <table:table-cell office:value-type="float" office:value="102.9581" calcext:value-type="float">
            <text:p>103.0 </text:p>
          </table:table-cell>
          <table:table-cell office:value-type="float" office:value="104.2194" calcext:value-type="float">
            <text:p>104.2 </text:p>
          </table:table-cell>
          <table:table-cell office:value-type="float" office:value="103.1604" calcext:value-type="float">
            <text:p>103.2 </text:p>
          </table:table-cell>
          <table:table-cell office:value-type="float" office:value="106.0715" calcext:value-type="float">
            <text:p>106.1 </text:p>
          </table:table-cell>
          <table:table-cell office:value-type="float" office:value="112.536" calcext:value-type="float">
            <text:p>112.5 </text:p>
          </table:table-cell>
          <table:table-cell office:value-type="float" office:value="101.6183" calcext:value-type="float">
            <text:p>101.6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1.8333" calcext:value-type="float">
            <text:p>101.8 </text:p>
          </table:table-cell>
          <table:table-cell office:value-type="float" office:value="104.2845" calcext:value-type="float">
            <text:p>104.3 </text:p>
          </table:table-cell>
          <table:table-cell office:value-type="float" office:value="101.0933" calcext:value-type="float">
            <text:p>101.1 </text:p>
          </table:table-cell>
          <table:table-cell office:value-type="float" office:value="101.2633" calcext:value-type="float">
            <text:p>101.3 </text:p>
          </table:table-cell>
          <table:table-cell office:value-type="float" office:value="102.6171" calcext:value-type="float">
            <text:p>102.6 </text:p>
          </table:table-cell>
          <table:table-cell office:value-type="float" office:value="99.78164" calcext:value-type="float">
            <text:p>99.8 </text:p>
          </table:table-cell>
          <table:table-cell office:value-type="float" office:value="102.8226" calcext:value-type="float">
            <text:p>102.8 </text:p>
          </table:table-cell>
          <table:table-cell office:value-type="float" office:value="103.6902" calcext:value-type="float">
            <text:p>103.7 </text:p>
          </table:table-cell>
          <table:table-cell office:value-type="float" office:value="100.7393" calcext:value-type="float">
            <text:p>100.7 </text:p>
          </table:table-cell>
          <table:table-cell office:value-type="float" office:value="99.63038" calcext:value-type="float">
            <text:p>99.6 </text:p>
          </table:table-cell>
          <table:table-cell office:value-type="float" office:value="101.3" calcext:value-type="float">
            <text:p>101.3 </text:p>
          </table:table-cell>
          <table:table-cell office:value-type="float" office:value="100.3139" calcext:value-type="float">
            <text:p>100.3 </text:p>
          </table:table-cell>
          <table:table-cell office:value-type="float" office:value="103.2139" calcext:value-type="float">
            <text:p>103.2 </text:p>
          </table:table-cell>
          <table:table-cell office:value-type="float" office:value="102.8211" calcext:value-type="float">
            <text:p>102.8 </text:p>
          </table:table-cell>
          <table:table-cell office:value-type="float" office:value="104.9136" calcext:value-type="float">
            <text:p>104.9 </text:p>
          </table:table-cell>
          <table:table-cell office:value-type="float" office:value="102.22" calcext:value-type="float">
            <text:p>102.2 </text:p>
          </table:table-cell>
          <table:table-cell office:value-type="float" office:value="109.2204" calcext:value-type="float">
            <text:p>109.2 </text:p>
          </table:table-cell>
          <table:table-cell office:value-type="float" office:value="102.1367" calcext:value-type="float">
            <text:p>102.1 </text:p>
          </table:table-cell>
          <table:table-cell office:value-type="float" office:value="102.7309" calcext:value-type="float">
            <text:p>102.7 </text:p>
          </table:table-cell>
          <table:table-cell office:value-type="float" office:value="105.7667" calcext:value-type="float">
            <text:p>105.8 </text:p>
          </table:table-cell>
          <table:table-cell office:value-type="float" office:value="101.0989" calcext:value-type="float">
            <text:p>101.1 </text:p>
          </table:table-cell>
          <table:table-cell office:value-type="float" office:value="101.8831" calcext:value-type="float">
            <text:p>101.9 </text:p>
          </table:table-cell>
          <table:table-cell office:value-type="float" office:value="100.8208" calcext:value-type="float">
            <text:p>100.8 </text:p>
          </table:table-cell>
          <table:table-cell office:value-type="float" office:value="101.3967" calcext:value-type="float">
            <text:p>101.4 </text:p>
          </table:table-cell>
          <table:table-cell office:value-type="float" office:value="101.339" calcext:value-type="float">
            <text:p>101.3 </text:p>
          </table:table-cell>
          <table:table-cell office:value-type="float" office:value="103.2395" calcext:value-type="float">
            <text:p>103.2 </text:p>
          </table:table-cell>
          <table:table-cell office:value-type="float" office:value="100.0765" calcext:value-type="float">
            <text:p>100.1 </text:p>
          </table:table-cell>
          <table:table-cell office:value-type="float" office:value="119.7268" calcext:value-type="float">
            <text:p>119.7 </text:p>
          </table:table-cell>
          <table:table-cell office:value-type="float" office:value="103.9" calcext:value-type="float">
            <text:p>103.9 </text:p>
          </table:table-cell>
          <table:table-cell office:value-type="float" office:value="103.6668" calcext:value-type="float">
            <text:p>103.7 </text:p>
          </table:table-cell>
          <table:table-cell office:value-type="float" office:value="101.9333" calcext:value-type="float">
            <text:p>101.9 </text:p>
          </table:table-cell>
          <table:table-cell office:value-type="float" office:value="101.8633" calcext:value-type="float">
            <text:p>101.9 </text:p>
          </table:table-cell>
          <table:table-cell office:value-type="float" office:value="102.8851" calcext:value-type="float">
            <text:p>102.9 </text:p>
          </table:table-cell>
          <table:table-cell office:value-type="float" office:value="103.678" calcext:value-type="float">
            <text:p>103.7 </text:p>
          </table:table-cell>
          <table:table-cell office:value-type="float" office:value="104.9314" calcext:value-type="float">
            <text:p>104.9 </text:p>
          </table:table-cell>
          <table:table-cell office:value-type="float" office:value="103.6904" calcext:value-type="float">
            <text:p>103.7 </text:p>
          </table:table-cell>
          <table:table-cell office:value-type="float" office:value="112.586" calcext:value-type="float">
            <text:p>112.6 </text:p>
          </table:table-cell>
          <table:table-cell office:value-type="float" office:value="103.5333" calcext:value-type="float">
            <text:p>103.5 </text:p>
          </table:table-cell>
          <table:table-cell office:value-type="float" office:value="109.0214" calcext:value-type="float">
            <text:p>109.0 </text:p>
          </table:table-cell>
          <table:table-cell office:value-type="float" office:value="107.9512" calcext:value-type="float">
            <text:p>108.0 </text:p>
          </table:table-cell>
          <table:table-cell office:value-type="float" office:value="111.2915" calcext:value-type="float">
            <text:p>111.3 </text:p>
          </table:table-cell>
          <table:table-cell office:value-type="float" office:value="101.444" calcext:value-type="float">
            <text:p>101.4 </text:p>
          </table:table-cell>
          <table:table-cell office:value-type="float" office:value="112.4789" calcext:value-type="float">
            <text:p>112.5 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table:style-name="ce5" office:value-type="float" office:value="104.1096" calcext:value-type="float">
            <text:p>104.1 </text:p>
          </table:table-cell>
          <table:table-cell table:style-name="ce5" office:value-type="float" office:value="103.958" calcext:value-type="float">
            <text:p>104.0 </text:p>
          </table:table-cell>
          <table:table-cell table:style-name="ce5" office:value-type="float" office:value="104.6258" calcext:value-type="float">
            <text:p>104.6 </text:p>
          </table:table-cell>
          <table:table-cell table:style-name="ce5" office:value-type="float" office:value="103.5028" calcext:value-type="float">
            <text:p>103.5 </text:p>
          </table:table-cell>
          <table:table-cell table:style-name="ce5" office:value-type="float" office:value="106.7725" calcext:value-type="float">
            <text:p>106.8 </text:p>
          </table:table-cell>
          <table:table-cell table:style-name="ce5" office:value-type="float" office:value="112.9167" calcext:value-type="float">
            <text:p>112.9 </text:p>
          </table:table-cell>
          <table:table-cell table:style-name="ce5" office:value-type="float" office:value="102.5483" calcext:value-type="float">
            <text:p>102.5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1.6" calcext:value-type="float">
            <text:p>101.6 </text:p>
          </table:table-cell>
          <table:table-cell table:style-name="ce5" office:value-type="float" office:value="104.3871" calcext:value-type="float">
            <text:p>104.4 </text:p>
          </table:table-cell>
          <table:table-cell table:style-name="ce5" office:value-type="float" office:value="101.4533" calcext:value-type="float">
            <text:p>101.5 </text:p>
          </table:table-cell>
          <table:table-cell table:style-name="ce5" office:value-type="float" office:value="101.6033" calcext:value-type="float">
            <text:p>101.6 </text:p>
          </table:table-cell>
          <table:table-cell table:style-name="ce5" office:value-type="float" office:value="102.4171" calcext:value-type="float">
            <text:p>102.4 </text:p>
          </table:table-cell>
          <table:table-cell table:style-name="ce5" office:value-type="float" office:value="100.6605" calcext:value-type="float">
            <text:p>100.7 </text:p>
          </table:table-cell>
          <table:table-cell table:style-name="ce5" office:value-type="float" office:value="103.4542" calcext:value-type="float">
            <text:p>103.5 </text:p>
          </table:table-cell>
          <table:table-cell table:style-name="ce5" office:value-type="float" office:value="104.3457" calcext:value-type="float">
            <text:p>104.3 </text:p>
          </table:table-cell>
          <table:table-cell table:style-name="ce5" office:value-type="float" office:value="100.2077" calcext:value-type="float">
            <text:p>100.2 </text:p>
          </table:table-cell>
          <table:table-cell table:style-name="ce5" office:value-type="float" office:value="99.93279" calcext:value-type="float">
            <text:p>99.9 </text:p>
          </table:table-cell>
          <table:table-cell table:style-name="ce5" office:value-type="float" office:value="101" calcext:value-type="float">
            <text:p>101.0 </text:p>
          </table:table-cell>
          <table:table-cell table:style-name="ce5" office:value-type="float" office:value="100.8908" calcext:value-type="float">
            <text:p>100.9 </text:p>
          </table:table-cell>
          <table:table-cell table:style-name="ce5" office:value-type="float" office:value="103.0006" calcext:value-type="float">
            <text:p>103.0 </text:p>
          </table:table-cell>
          <table:table-cell table:style-name="ce5" office:value-type="float" office:value="103.7044" calcext:value-type="float">
            <text:p>103.7 </text:p>
          </table:table-cell>
          <table:table-cell table:style-name="ce5" office:value-type="float" office:value="105.9742" calcext:value-type="float">
            <text:p>106.0 </text:p>
          </table:table-cell>
          <table:table-cell table:style-name="ce5" office:value-type="float" office:value="102.4633" calcext:value-type="float">
            <text:p>102.5 </text:p>
          </table:table-cell>
          <table:table-cell table:style-name="ce5" office:value-type="float" office:value="111.2953" calcext:value-type="float">
            <text:p>111.3 </text:p>
          </table:table-cell>
          <table:table-cell table:style-name="ce5" office:value-type="float" office:value="102.0467" calcext:value-type="float">
            <text:p>102.0 </text:p>
          </table:table-cell>
          <table:table-cell table:style-name="ce5" office:value-type="float" office:value="102.8439" calcext:value-type="float">
            <text:p>102.8 </text:p>
          </table:table-cell>
          <table:table-cell table:style-name="ce5" office:value-type="float" office:value="106.0667" calcext:value-type="float">
            <text:p>106.1 </text:p>
          </table:table-cell>
          <table:table-cell table:style-name="ce5" office:value-type="float" office:value="102.2385" calcext:value-type="float">
            <text:p>102.2 </text:p>
          </table:table-cell>
          <table:table-cell table:style-name="ce5" office:value-type="float" office:value="102.6272" calcext:value-type="float">
            <text:p>102.6 </text:p>
          </table:table-cell>
          <table:table-cell table:style-name="ce5" office:value-type="float" office:value="101.453" calcext:value-type="float">
            <text:p>101.5 </text:p>
          </table:table-cell>
          <table:table-cell table:style-name="ce5" office:value-type="float" office:value="101.9167" calcext:value-type="float">
            <text:p>101.9 </text:p>
          </table:table-cell>
          <table:table-cell table:style-name="ce5" office:value-type="float" office:value="102.7878" calcext:value-type="float">
            <text:p>102.8 </text:p>
          </table:table-cell>
          <table:table-cell table:style-name="ce5" office:value-type="float" office:value="103.4693" calcext:value-type="float">
            <text:p>103.5 </text:p>
          </table:table-cell>
          <table:table-cell table:style-name="ce5" office:value-type="float" office:value="100.2563" calcext:value-type="float">
            <text:p>100.3 </text:p>
          </table:table-cell>
          <table:table-cell table:style-name="ce5" office:value-type="float" office:value="124.4623" calcext:value-type="float">
            <text:p>124.5 </text:p>
          </table:table-cell>
          <table:table-cell table:style-name="ce5" office:value-type="float" office:value="104.7" calcext:value-type="float">
            <text:p>104.7 </text:p>
          </table:table-cell>
          <table:table-cell table:style-name="ce5" office:value-type="float" office:value="104.051" calcext:value-type="float">
            <text:p>104.1 </text:p>
          </table:table-cell>
          <table:table-cell table:style-name="ce5" office:value-type="float" office:value="102.3233" calcext:value-type="float">
            <text:p>102.3 </text:p>
          </table:table-cell>
          <table:table-cell table:style-name="ce5" office:value-type="float" office:value="102.3167" calcext:value-type="float">
            <text:p>102.3 </text:p>
          </table:table-cell>
          <table:table-cell table:style-name="ce5" office:value-type="float" office:value="103.222" calcext:value-type="float">
            <text:p>103.2 </text:p>
          </table:table-cell>
          <table:table-cell table:style-name="ce5" office:value-type="float" office:value="104.3923" calcext:value-type="float">
            <text:p>104.4 </text:p>
          </table:table-cell>
          <table:table-cell table:style-name="ce5" office:value-type="float" office:value="105.5797" calcext:value-type="float">
            <text:p>105.6 </text:p>
          </table:table-cell>
          <table:table-cell table:style-name="ce5" office:value-type="float" office:value="104.2735" calcext:value-type="float">
            <text:p>104.3 </text:p>
          </table:table-cell>
          <table:table-cell table:style-name="ce5" office:value-type="float" office:value="113.629" calcext:value-type="float">
            <text:p>113.6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float" office:value="109.7864" calcext:value-type="float">
            <text:p>109.8 </text:p>
          </table:table-cell>
          <table:table-cell table:style-name="ce5" office:value-type="float" office:value="108.4301" calcext:value-type="float">
            <text:p>108.4 </text:p>
          </table:table-cell>
          <table:table-cell table:style-name="ce5" office:value-type="float" office:value="111.5203" calcext:value-type="float">
            <text:p>111.5 </text:p>
          </table:table-cell>
          <table:table-cell table:style-name="ce5" office:value-type="float" office:value="100.4658" calcext:value-type="float">
            <text:p>100.5 </text:p>
          </table:table-cell>
          <table:table-cell table:style-name="ce5" office:value-type="float" office:value="113.4691" calcext:value-type="float">
            <text:p>113.5 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104.574" calcext:value-type="float">
            <text:p>104.6 </text:p>
          </table:table-cell>
          <table:table-cell office:value-type="float" office:value="103.9913" calcext:value-type="float">
            <text:p>104.0 </text:p>
          </table:table-cell>
          <table:table-cell office:value-type="float" office:value="105.2666" calcext:value-type="float">
            <text:p>105.3 </text:p>
          </table:table-cell>
          <table:table-cell office:value-type="float" office:value="104.5826" calcext:value-type="float">
            <text:p>104.6 </text:p>
          </table:table-cell>
          <table:table-cell office:value-type="float" office:value="107.5061" calcext:value-type="float">
            <text:p>107.5 </text:p>
          </table:table-cell>
          <table:table-cell office:value-type="float" office:value="114.6136" calcext:value-type="float">
            <text:p>114.6 </text:p>
          </table:table-cell>
          <table:table-cell office:value-type="float" office:value="103.4784" calcext:value-type="float">
            <text:p>103.5 </text:p>
          </table:table-cell>
          <table:table-cell office:value-type="float" office:value="104.4667" calcext:value-type="float">
            <text:p>104.5 </text:p>
          </table:table-cell>
          <table:table-cell office:value-type="float" office:value="101.4667" calcext:value-type="float">
            <text:p>101.5 </text:p>
          </table:table-cell>
          <table:table-cell office:value-type="float" office:value="105.4637" calcext:value-type="float">
            <text:p>105.5 </text:p>
          </table:table-cell>
          <table:table-cell office:value-type="float" office:value="101.4867" calcext:value-type="float">
            <text:p>101.5 </text:p>
          </table:table-cell>
          <table:table-cell office:value-type="float" office:value="102.0733" calcext:value-type="float">
            <text:p>102.1 </text:p>
          </table:table-cell>
          <table:table-cell office:value-type="float" office:value="102.4171" calcext:value-type="float">
            <text:p>102.4 </text:p>
          </table:table-cell>
          <table:table-cell office:value-type="float" office:value="99.56464" calcext:value-type="float">
            <text:p>99.6 </text:p>
          </table:table-cell>
          <table:table-cell office:value-type="float" office:value="104.0957" calcext:value-type="float">
            <text:p>104.1 </text:p>
          </table:table-cell>
          <table:table-cell office:value-type="float" office:value="105.0009" calcext:value-type="float">
            <text:p>105.0 </text:p>
          </table:table-cell>
          <table:table-cell office:value-type="float" office:value="100.0748" calcext:value-type="float">
            <text:p>100.1 </text:p>
          </table:table-cell>
          <table:table-cell office:value-type="float" office:value="99.56317" calcext:value-type="float">
            <text:p>99.6 </text:p>
          </table:table-cell>
          <table:table-cell office:value-type="float" office:value="101.6" calcext:value-type="float">
            <text:p>101.6 </text:p>
          </table:table-cell>
          <table:table-cell office:value-type="float" office:value="101.1962" calcext:value-type="float">
            <text:p>101.2 </text:p>
          </table:table-cell>
          <table:table-cell office:value-type="float" office:value="103.9107" calcext:value-type="float">
            <text:p>103.9 </text:p>
          </table:table-cell>
          <table:table-cell office:value-type="float" office:value="104.3286" calcext:value-type="float">
            <text:p>104.3 </text:p>
          </table:table-cell>
          <table:table-cell office:value-type="float" office:value="106.4316" calcext:value-type="float">
            <text:p>106.4 </text:p>
          </table:table-cell>
          <table:table-cell office:value-type="float" office:value="102.4133" calcext:value-type="float">
            <text:p>102.4 </text:p>
          </table:table-cell>
          <table:table-cell office:value-type="float" office:value="113.1177" calcext:value-type="float">
            <text:p>113.1 </text:p>
          </table:table-cell>
          <table:table-cell office:value-type="float" office:value="102.2" calcext:value-type="float">
            <text:p>102.2 </text:p>
          </table:table-cell>
          <table:table-cell office:value-type="float" office:value="103.3551" calcext:value-type="float">
            <text:p>103.4 </text:p>
          </table:table-cell>
          <table:table-cell office:value-type="float" office:value="106.7667" calcext:value-type="float">
            <text:p>106.8 </text:p>
          </table:table-cell>
          <table:table-cell office:value-type="float" office:value="102.6998" calcext:value-type="float">
            <text:p>102.7 </text:p>
          </table:table-cell>
          <table:table-cell office:value-type="float" office:value="101.6028" calcext:value-type="float">
            <text:p>101.6 </text:p>
          </table:table-cell>
          <table:table-cell office:value-type="float" office:value="102.595" calcext:value-type="float">
            <text:p>102.6 </text:p>
          </table:table-cell>
          <table:table-cell office:value-type="float" office:value="101.7367" calcext:value-type="float">
            <text:p>101.7 </text:p>
          </table:table-cell>
          <table:table-cell office:value-type="float" office:value="101.9956" calcext:value-type="float">
            <text:p>102.0 </text:p>
          </table:table-cell>
          <table:table-cell office:value-type="float" office:value="103.5214" calcext:value-type="float">
            <text:p>103.5 </text:p>
          </table:table-cell>
          <table:table-cell office:value-type="float" office:value="100.4561" calcext:value-type="float">
            <text:p>100.5 </text:p>
          </table:table-cell>
          <table:table-cell office:value-type="float" office:value="127.9685" calcext:value-type="float">
            <text:p>128.0 </text:p>
          </table:table-cell>
          <table:table-cell office:value-type="float" office:value="104.8" calcext:value-type="float">
            <text:p>104.8 </text:p>
          </table:table-cell>
          <table:table-cell office:value-type="float" office:value="104.9731" calcext:value-type="float">
            <text:p>105.0 </text:p>
          </table:table-cell>
          <table:table-cell office:value-type="float" office:value="102.0833" calcext:value-type="float">
            <text:p>102.1 </text:p>
          </table:table-cell>
          <table:table-cell office:value-type="float" office:value="102.19" calcext:value-type="float">
            <text:p>102.2 </text:p>
          </table:table-cell>
          <table:table-cell office:value-type="float" office:value="103.893" calcext:value-type="float">
            <text:p>103.9 </text:p>
          </table:table-cell>
          <table:table-cell office:value-type="float" office:value="104.7904" calcext:value-type="float">
            <text:p>104.8 </text:p>
          </table:table-cell>
          <table:table-cell office:value-type="float" office:value="103.4141" calcext:value-type="float">
            <text:p>103.4 </text:p>
          </table:table-cell>
          <table:table-cell office:value-type="float" office:value="104.9867" calcext:value-type="float">
            <text:p>105.0 </text:p>
          </table:table-cell>
          <table:table-cell office:value-type="float" office:value="114.6772" calcext:value-type="float">
            <text:p>114.7 </text:p>
          </table:table-cell>
          <table:table-cell office:value-type="float" office:value="105.6667" calcext:value-type="float">
            <text:p>105.7 </text:p>
          </table:table-cell>
          <table:table-cell office:value-type="float" office:value="109.9139" calcext:value-type="float">
            <text:p>109.9 </text:p>
          </table:table-cell>
          <table:table-cell office:value-type="float" office:value="109.8916" calcext:value-type="float">
            <text:p>109.9 </text:p>
          </table:table-cell>
          <table:table-cell office:value-type="float" office:value="112.5268" calcext:value-type="float">
            <text:p>112.5 </text:p>
          </table:table-cell>
          <table:table-cell office:value-type="float" office:value="104.4687" calcext:value-type="float">
            <text:p>104.5 </text:p>
          </table:table-cell>
          <table:table-cell office:value-type="float" office:value="114.9994" calcext:value-type="float">
            <text:p>115.0 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table:style-name="ce5" office:value-type="float" office:value="104.9454" calcext:value-type="float">
            <text:p>104.9 </text:p>
          </table:table-cell>
          <table:table-cell table:style-name="ce5" office:value-type="float" office:value="104.8913" calcext:value-type="float">
            <text:p>104.9 </text:p>
          </table:table-cell>
          <table:table-cell table:style-name="ce5" office:value-type="float" office:value="105.9174" calcext:value-type="float">
            <text:p>105.9 </text:p>
          </table:table-cell>
          <table:table-cell table:style-name="ce5" office:value-type="float" office:value="105.4253" calcext:value-type="float">
            <text:p>105.4 </text:p>
          </table:table-cell>
          <table:table-cell table:style-name="ce5" office:value-type="float" office:value="108.247" calcext:value-type="float">
            <text:p>108.2 </text:p>
          </table:table-cell>
          <table:table-cell table:style-name="ce5" office:value-type="float" office:value="115.8536" calcext:value-type="float">
            <text:p>115.9 </text:p>
          </table:table-cell>
          <table:table-cell table:style-name="ce5" office:value-type="float" office:value="103.4318" calcext:value-type="float">
            <text:p>103.4 </text:p>
          </table:table-cell>
          <table:table-cell table:style-name="ce5" office:value-type="float" office:value="105.1667" calcext:value-type="float">
            <text:p>105.2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6.7626" calcext:value-type="float">
            <text:p>106.8 </text:p>
          </table:table-cell>
          <table:table-cell table:style-name="ce5" office:value-type="float" office:value="102.13" calcext:value-type="float">
            <text:p>102.1 </text:p>
          </table:table-cell>
          <table:table-cell table:style-name="ce5" office:value-type="float" office:value="103.2167" calcext:value-type="float">
            <text:p>103.2 </text:p>
          </table:table-cell>
          <table:table-cell table:style-name="ce5" office:value-type="float" office:value="103.6839" calcext:value-type="float">
            <text:p>103.7 </text:p>
          </table:table-cell>
          <table:table-cell table:style-name="ce5" office:value-type="float" office:value="101.5648" calcext:value-type="float">
            <text:p>101.6 </text:p>
          </table:table-cell>
          <table:table-cell table:style-name="ce5" office:value-type="float" office:value="105.4528" calcext:value-type="float">
            <text:p>105.5 </text:p>
          </table:table-cell>
          <table:table-cell table:style-name="ce5" office:value-type="float" office:value="105.8009" calcext:value-type="float">
            <text:p>105.8 </text:p>
          </table:table-cell>
          <table:table-cell table:style-name="ce5" office:value-type="float" office:value="100.8057" calcext:value-type="float">
            <text:p>100.8 </text:p>
          </table:table-cell>
          <table:table-cell table:style-name="ce5" office:value-type="float" office:value="100.5712" calcext:value-type="float">
            <text:p>100.6 </text:p>
          </table:table-cell>
          <table:table-cell table:style-name="ce5" office:value-type="float" office:value="102.1667" calcext:value-type="float">
            <text:p>102.2 </text:p>
          </table:table-cell>
          <table:table-cell table:style-name="ce5" office:value-type="float" office:value="100.9926" calcext:value-type="float">
            <text:p>101.0 </text:p>
          </table:table-cell>
          <table:table-cell table:style-name="ce5" office:value-type="float" office:value="104.254" calcext:value-type="float">
            <text:p>104.3 </text:p>
          </table:table-cell>
          <table:table-cell table:style-name="ce5" office:value-type="float" office:value="105.9178" calcext:value-type="float">
            <text:p>105.9 </text:p>
          </table:table-cell>
          <table:table-cell table:style-name="ce5" office:value-type="float" office:value="107.564" calcext:value-type="float">
            <text:p>107.6 </text:p>
          </table:table-cell>
          <table:table-cell table:style-name="ce5" office:value-type="float" office:value="103.42" calcext:value-type="float">
            <text:p>103.4 </text:p>
          </table:table-cell>
          <table:table-cell table:style-name="ce5" office:value-type="float" office:value="113.1431" calcext:value-type="float">
            <text:p>113.1 </text:p>
          </table:table-cell>
          <table:table-cell table:style-name="ce5" office:value-type="float" office:value="103.21" calcext:value-type="float">
            <text:p>103.2 </text:p>
          </table:table-cell>
          <table:table-cell table:style-name="ce5" office:value-type="float" office:value="103.764" calcext:value-type="float">
            <text:p>103.8 </text:p>
          </table:table-cell>
          <table:table-cell table:style-name="ce5" office:value-type="float" office:value="108" calcext:value-type="float">
            <text:p>108.0 </text:p>
          </table:table-cell>
          <table:table-cell table:style-name="ce5" office:value-type="float" office:value="103.2424" calcext:value-type="float">
            <text:p>103.2 </text:p>
          </table:table-cell>
          <table:table-cell table:style-name="ce5" office:value-type="float" office:value="103.6058" calcext:value-type="float">
            <text:p>103.6 </text:p>
          </table:table-cell>
          <table:table-cell table:style-name="ce5" office:value-type="float" office:value="103.431" calcext:value-type="float">
            <text:p>103.4 </text:p>
          </table:table-cell>
          <table:table-cell table:style-name="ce5" office:value-type="float" office:value="103.6667" calcext:value-type="float">
            <text:p>103.7 </text:p>
          </table:table-cell>
          <table:table-cell table:style-name="ce5" office:value-type="float" office:value="103.6741" calcext:value-type="float">
            <text:p>103.7 </text:p>
          </table:table-cell>
          <table:table-cell table:style-name="ce5" office:value-type="float" office:value="104.632" calcext:value-type="float">
            <text:p>104.6 </text:p>
          </table:table-cell>
          <table:table-cell table:style-name="ce5" office:value-type="float" office:value="101.3041" calcext:value-type="float">
            <text:p>101.3 </text:p>
          </table:table-cell>
          <table:table-cell table:style-name="ce5" office:value-type="float" office:value="134.129" calcext:value-type="float">
            <text:p>134.1 </text:p>
          </table:table-cell>
          <table:table-cell table:style-name="ce5" office:value-type="float" office:value="105.8" calcext:value-type="float">
            <text:p>105.8 </text:p>
          </table:table-cell>
          <table:table-cell table:style-name="ce5" office:value-type="float" office:value="106.0575" calcext:value-type="float">
            <text:p>106.1 </text:p>
          </table:table-cell>
          <table:table-cell table:style-name="ce5" office:value-type="float" office:value="103.7933" calcext:value-type="float">
            <text:p>103.8 </text:p>
          </table:table-cell>
          <table:table-cell table:style-name="ce5" office:value-type="float" office:value="103.75" calcext:value-type="float">
            <text:p>103.8 </text:p>
          </table:table-cell>
          <table:table-cell table:style-name="ce5" office:value-type="float" office:value="104.8006" calcext:value-type="float">
            <text:p>104.8 </text:p>
          </table:table-cell>
          <table:table-cell table:style-name="ce5" office:value-type="float" office:value="106.2313" calcext:value-type="float">
            <text:p>106.2 </text:p>
          </table:table-cell>
          <table:table-cell table:style-name="ce5" office:value-type="float" office:value="104.3027" calcext:value-type="float">
            <text:p>104.3 </text:p>
          </table:table-cell>
          <table:table-cell table:style-name="ce5" office:value-type="float" office:value="106.0076" calcext:value-type="float">
            <text:p>106.0 </text:p>
          </table:table-cell>
          <table:table-cell table:style-name="ce5" office:value-type="float" office:value="115.9132" calcext:value-type="float">
            <text:p>115.9 </text:p>
          </table:table-cell>
          <table:table-cell table:style-name="ce5" office:value-type="float" office:value="104.9667" calcext:value-type="float">
            <text:p>105.0 </text:p>
          </table:table-cell>
          <table:table-cell table:style-name="ce5" office:value-type="float" office:value="110.679" calcext:value-type="float">
            <text:p>110.7 </text:p>
          </table:table-cell>
          <table:table-cell table:style-name="ce5" office:value-type="float" office:value="110.5753" calcext:value-type="float">
            <text:p>110.6 </text:p>
          </table:table-cell>
          <table:table-cell table:style-name="ce5" office:value-type="float" office:value="113.7242" calcext:value-type="float">
            <text:p>113.7 </text:p>
          </table:table-cell>
          <table:table-cell table:style-name="ce5" office:value-type="float" office:value="103.9502" calcext:value-type="float">
            <text:p>104.0 </text:p>
          </table:table-cell>
          <table:table-cell table:style-name="ce5" office:value-type="float" office:value="116.6198" calcext:value-type="float">
            <text:p>116.6 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105.4098" calcext:value-type="float">
            <text:p>105.4 </text:p>
          </table:table-cell>
          <table:table-cell office:value-type="float" office:value="105.1579" calcext:value-type="float">
            <text:p>105.2 </text:p>
          </table:table-cell>
          <table:table-cell office:value-type="float" office:value="106.5682" calcext:value-type="float">
            <text:p>106.6 </text:p>
          </table:table-cell>
          <table:table-cell office:value-type="float" office:value="105.9257" calcext:value-type="float">
            <text:p>105.9 </text:p>
          </table:table-cell>
          <table:table-cell office:value-type="float" office:value="109.0569" calcext:value-type="float">
            <text:p>109.1 </text:p>
          </table:table-cell>
          <table:table-cell office:value-type="float" office:value="116.0793" calcext:value-type="float">
            <text:p>116.1 </text:p>
          </table:table-cell>
          <table:table-cell office:value-type="float" office:value="103.8319" calcext:value-type="float">
            <text:p>103.8 </text:p>
          </table:table-cell>
          <table:table-cell office:value-type="float" office:value="105.7667" calcext:value-type="float">
            <text:p>105.8 </text:p>
          </table:table-cell>
          <table:table-cell office:value-type="float" office:value="102.7333" calcext:value-type="float">
            <text:p>102.7 </text:p>
          </table:table-cell>
          <table:table-cell office:value-type="float" office:value="108.0102" calcext:value-type="float">
            <text:p>108.0 </text:p>
          </table:table-cell>
          <table:table-cell office:value-type="float" office:value="102.4033" calcext:value-type="float">
            <text:p>102.4 </text:p>
          </table:table-cell>
          <table:table-cell office:value-type="float" office:value="103.54" calcext:value-type="float">
            <text:p>103.5 </text:p>
          </table:table-cell>
          <table:table-cell office:value-type="float" office:value="104.5508" calcext:value-type="float">
            <text:p>104.6 </text:p>
          </table:table-cell>
          <table:table-cell office:value-type="float" office:value="100.7509" calcext:value-type="float">
            <text:p>100.8 </text:p>
          </table:table-cell>
          <table:table-cell office:value-type="float" office:value="106.3657" calcext:value-type="float">
            <text:p>106.4 </text:p>
          </table:table-cell>
          <table:table-cell office:value-type="float" office:value="106.4809" calcext:value-type="float">
            <text:p>106.5 </text:p>
          </table:table-cell>
          <table:table-cell office:value-type="float" office:value="101.5367" calcext:value-type="float">
            <text:p>101.5 </text:p>
          </table:table-cell>
          <table:table-cell office:value-type="float" office:value="100.9073" calcext:value-type="float">
            <text:p>100.9 </text:p>
          </table:table-cell>
          <table:table-cell office:value-type="float" office:value="102.8" calcext:value-type="float">
            <text:p>102.8 </text:p>
          </table:table-cell>
          <table:table-cell office:value-type="float" office:value="101.4338" calcext:value-type="float">
            <text:p>101.4 </text:p>
          </table:table-cell>
          <table:table-cell office:value-type="float" office:value="104.8106" calcext:value-type="float">
            <text:p>104.8 </text:p>
          </table:table-cell>
          <table:table-cell office:value-type="float" office:value="105.7907" calcext:value-type="float">
            <text:p>105.8 </text:p>
          </table:table-cell>
          <table:table-cell office:value-type="float" office:value="107.3757" calcext:value-type="float">
            <text:p>107.4 </text:p>
          </table:table-cell>
          <table:table-cell office:value-type="float" office:value="103.9533" calcext:value-type="float">
            <text:p>104.0 </text:p>
          </table:table-cell>
          <table:table-cell office:value-type="float" office:value="114.5854" calcext:value-type="float">
            <text:p>114.6 </text:p>
          </table:table-cell>
          <table:table-cell office:value-type="float" office:value="104.21" calcext:value-type="float">
            <text:p>104.2 </text:p>
          </table:table-cell>
          <table:table-cell office:value-type="float" office:value="104.6841" calcext:value-type="float">
            <text:p>104.7 </text:p>
          </table:table-cell>
          <table:table-cell office:value-type="float" office:value="109.2333" calcext:value-type="float">
            <text:p>109.2 </text:p>
          </table:table-cell>
          <table:table-cell office:value-type="float" office:value="103.2153" calcext:value-type="float">
            <text:p>103.2 </text:p>
          </table:table-cell>
          <table:table-cell office:value-type="float" office:value="103.3063" calcext:value-type="float">
            <text:p>103.3 </text:p>
          </table:table-cell>
          <table:table-cell office:value-type="float" office:value="103.5738" calcext:value-type="float">
            <text:p>103.6 </text:p>
          </table:table-cell>
          <table:table-cell office:value-type="float" office:value="103.3167" calcext:value-type="float">
            <text:p>103.3 </text:p>
          </table:table-cell>
          <table:table-cell office:value-type="float" office:value="103.6003" calcext:value-type="float">
            <text:p>103.6 </text:p>
          </table:table-cell>
          <table:table-cell office:value-type="float" office:value="105.432" calcext:value-type="float">
            <text:p>105.4 </text:p>
          </table:table-cell>
          <table:table-cell office:value-type="float" office:value="101.2108" calcext:value-type="float">
            <text:p>101.2 </text:p>
          </table:table-cell>
          <table:table-cell office:value-type="float" office:value="143" calcext:value-type="float">
            <text:p>143.0 </text:p>
          </table:table-cell>
          <table:table-cell office:value-type="float" office:value="106.3" calcext:value-type="float">
            <text:p>106.3 </text:p>
          </table:table-cell>
          <table:table-cell office:value-type="float" office:value="106.4046" calcext:value-type="float">
            <text:p>106.4 </text:p>
          </table:table-cell>
          <table:table-cell office:value-type="float" office:value="104.0933" calcext:value-type="float">
            <text:p>104.1 </text:p>
          </table:table-cell>
          <table:table-cell office:value-type="float" office:value="104.06" calcext:value-type="float">
            <text:p>104.1 </text:p>
          </table:table-cell>
          <table:table-cell office:value-type="float" office:value="105.2432" calcext:value-type="float">
            <text:p>105.2 </text:p>
          </table:table-cell>
          <table:table-cell office:value-type="float" office:value="107.3255" calcext:value-type="float">
            <text:p>107.3 </text:p>
          </table:table-cell>
          <table:table-cell office:value-type="float" office:value="105.5339" calcext:value-type="float">
            <text:p>105.5 </text:p>
          </table:table-cell>
          <table:table-cell office:value-type="float" office:value="106.6971" calcext:value-type="float">
            <text:p>106.7 </text:p>
          </table:table-cell>
          <table:table-cell office:value-type="float" office:value="117.5412" calcext:value-type="float">
            <text:p>117.5 </text:p>
          </table:table-cell>
          <table:table-cell office:value-type="float" office:value="105.9" calcext:value-type="float">
            <text:p>105.9 </text:p>
          </table:table-cell>
          <table:table-cell office:value-type="float" office:value="115.1419" calcext:value-type="float">
            <text:p>115.1 </text:p>
          </table:table-cell>
          <table:table-cell office:value-type="float" office:value="111.2867" calcext:value-type="float">
            <text:p>111.3 </text:p>
          </table:table-cell>
          <table:table-cell office:value-type="float" office:value="114.6161" calcext:value-type="float">
            <text:p>114.6 </text:p>
          </table:table-cell>
          <table:table-cell office:value-type="float" office:value="103.684" calcext:value-type="float">
            <text:p>103.7 </text:p>
          </table:table-cell>
          <table:table-cell office:value-type="float" office:value="118.0151" calcext:value-type="float">
            <text:p>118.0 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table:style-name="ce5" office:value-type="float" office:value="105.967" calcext:value-type="float">
            <text:p>106.0 </text:p>
          </table:table-cell>
          <table:table-cell table:style-name="ce5" office:value-type="float" office:value="106.1578" calcext:value-type="float">
            <text:p>106.2 </text:p>
          </table:table-cell>
          <table:table-cell table:style-name="ce5" office:value-type="float" office:value="107.3677" calcext:value-type="float">
            <text:p>107.4 </text:p>
          </table:table-cell>
          <table:table-cell table:style-name="ce5" office:value-type="float" office:value="105.6097" calcext:value-type="float">
            <text:p>105.6 </text:p>
          </table:table-cell>
          <table:table-cell table:style-name="ce5" office:value-type="float" office:value="109.7252" calcext:value-type="float">
            <text:p>109.7 </text:p>
          </table:table-cell>
          <table:table-cell table:style-name="ce5" office:value-type="float" office:value="116.5987" calcext:value-type="float">
            <text:p>116.6 </text:p>
          </table:table-cell>
          <table:table-cell table:style-name="ce5" office:value-type="float" office:value="104.7179" calcext:value-type="float">
            <text:p>104.7 </text:p>
          </table:table-cell>
          <table:table-cell table:style-name="ce5" office:value-type="float" office:value="105.9667" calcext:value-type="float">
            <text:p>106.0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8.2836" calcext:value-type="float">
            <text:p>108.3 </text:p>
          </table:table-cell>
          <table:table-cell table:style-name="ce5" office:value-type="float" office:value="102.7967" calcext:value-type="float">
            <text:p>102.8 </text:p>
          </table:table-cell>
          <table:table-cell table:style-name="ce5" office:value-type="float" office:value="103.53" calcext:value-type="float">
            <text:p>103.5 </text:p>
          </table:table-cell>
          <table:table-cell table:style-name="ce5" office:value-type="float" office:value="104.4507" calcext:value-type="float">
            <text:p>104.5 </text:p>
          </table:table-cell>
          <table:table-cell table:style-name="ce5" office:value-type="float" office:value="101.7747" calcext:value-type="float">
            <text:p>101.8 </text:p>
          </table:table-cell>
          <table:table-cell table:style-name="ce5" office:value-type="float" office:value="106.8098" calcext:value-type="float">
            <text:p>106.8 </text:p>
          </table:table-cell>
          <table:table-cell table:style-name="ce5" office:value-type="float" office:value="107.7722" calcext:value-type="float">
            <text:p>107.8 </text:p>
          </table:table-cell>
          <table:table-cell table:style-name="ce5" office:value-type="float" office:value="100.9386" calcext:value-type="float">
            <text:p>100.9 </text:p>
          </table:table-cell>
          <table:table-cell table:style-name="ce5" office:value-type="float" office:value="101.0081" calcext:value-type="float">
            <text:p>101.0 </text:p>
          </table:table-cell>
          <table:table-cell table:style-name="ce5" office:value-type="float" office:value="102.4333" calcext:value-type="float">
            <text:p>102.4 </text:p>
          </table:table-cell>
          <table:table-cell table:style-name="ce5" office:value-type="float" office:value="101.7731" calcext:value-type="float">
            <text:p>101.8 </text:p>
          </table:table-cell>
          <table:table-cell table:style-name="ce5" office:value-type="float" office:value="104.8409" calcext:value-type="float">
            <text:p>104.8 </text:p>
          </table:table-cell>
          <table:table-cell table:style-name="ce5" office:value-type="float" office:value="106.7129" calcext:value-type="float">
            <text:p>106.7 </text:p>
          </table:table-cell>
          <table:table-cell table:style-name="ce5" office:value-type="float" office:value="108.5719" calcext:value-type="float">
            <text:p>108.6 </text:p>
          </table:table-cell>
          <table:table-cell table:style-name="ce5" office:value-type="float" office:value="104.5567" calcext:value-type="float">
            <text:p>104.6 </text:p>
          </table:table-cell>
          <table:table-cell table:style-name="ce5" office:value-type="float" office:value="116.656" calcext:value-type="float">
            <text:p>116.7 </text:p>
          </table:table-cell>
          <table:table-cell table:style-name="ce5" office:value-type="float" office:value="104.12" calcext:value-type="float">
            <text:p>104.1 </text:p>
          </table:table-cell>
          <table:table-cell table:style-name="ce5" office:value-type="float" office:value="104.7863" calcext:value-type="float">
            <text:p>104.8 </text:p>
          </table:table-cell>
          <table:table-cell table:style-name="ce5" office:value-type="float" office:value="109.6333" calcext:value-type="float">
            <text:p>109.6 </text:p>
          </table:table-cell>
          <table:table-cell table:style-name="ce5" office:value-type="float" office:value="103.7851" calcext:value-type="float">
            <text:p>103.8 </text:p>
          </table:table-cell>
          <table:table-cell table:style-name="ce5" office:value-type="float" office:value="103.4761" calcext:value-type="float">
            <text:p>103.5 </text:p>
          </table:table-cell>
          <table:table-cell table:style-name="ce5" office:value-type="float" office:value="103.6758" calcext:value-type="float">
            <text:p>103.7 </text:p>
          </table:table-cell>
          <table:table-cell table:style-name="ce5" office:value-type="float" office:value="103.8267" calcext:value-type="float">
            <text:p>103.8 </text:p>
          </table:table-cell>
          <table:table-cell table:style-name="ce5" office:value-type="float" office:value="104.5452" calcext:value-type="float">
            <text:p>104.5 </text:p>
          </table:table-cell>
          <table:table-cell table:style-name="ce5" office:value-type="float" office:value="105.633" calcext:value-type="float">
            <text:p>105.6 </text:p>
          </table:table-cell>
          <table:table-cell table:style-name="ce5" office:value-type="float" office:value="101.1654" calcext:value-type="float">
            <text:p>101.2 </text:p>
          </table:table-cell>
          <table:table-cell table:style-name="ce5" office:value-type="float" office:value="152.3022" calcext:value-type="float">
            <text:p>152.3 </text:p>
          </table:table-cell>
          <table:table-cell table:style-name="ce5" office:value-type="float" office:value="106.9" calcext:value-type="float">
            <text:p>106.9 </text:p>
          </table:table-cell>
          <table:table-cell table:style-name="ce5" office:value-type="float" office:value="106.3434" calcext:value-type="float">
            <text:p>106.3 </text:p>
          </table:table-cell>
          <table:table-cell table:style-name="ce5" office:value-type="float" office:value="104.2767" calcext:value-type="float">
            <text:p>104.3 </text:p>
          </table:table-cell>
          <table:table-cell table:style-name="ce5" office:value-type="float" office:value="104.27" calcext:value-type="float">
            <text:p>104.3 </text:p>
          </table:table-cell>
          <table:table-cell table:style-name="ce5" office:value-type="float" office:value="105.2439" calcext:value-type="float">
            <text:p>105.2 </text:p>
          </table:table-cell>
          <table:table-cell table:style-name="ce5" office:value-type="float" office:value="108.2152" calcext:value-type="float">
            <text:p>108.2 </text:p>
          </table:table-cell>
          <table:table-cell table:style-name="ce5" office:value-type="float" office:value="106.2443" calcext:value-type="float">
            <text:p>106.2 </text:p>
          </table:table-cell>
          <table:table-cell table:style-name="ce5" office:value-type="float" office:value="107.1261" calcext:value-type="float">
            <text:p>107.1 </text:p>
          </table:table-cell>
          <table:table-cell table:style-name="ce5" office:value-type="float" office:value="118.3051" calcext:value-type="float">
            <text:p>118.3 </text:p>
          </table:table-cell>
          <table:table-cell table:style-name="ce5" office:value-type="float" office:value="106.5667" calcext:value-type="float">
            <text:p>106.6 </text:p>
          </table:table-cell>
          <table:table-cell table:style-name="ce5" office:value-type="float" office:value="115.3969" calcext:value-type="float">
            <text:p>115.4 </text:p>
          </table:table-cell>
          <table:table-cell table:style-name="ce5" office:value-type="float" office:value="111.8708" calcext:value-type="float">
            <text:p>111.9 </text:p>
          </table:table-cell>
          <table:table-cell table:style-name="ce5" office:value-type="float" office:value="115.8516" calcext:value-type="float">
            <text:p>115.9 </text:p>
          </table:table-cell>
          <table:table-cell table:style-name="ce5" office:value-type="float" office:value="102.7023" calcext:value-type="float">
            <text:p>102.7 </text:p>
          </table:table-cell>
          <table:table-cell table:style-name="ce5" office:value-type="float" office:value="119.0053" calcext:value-type="float">
            <text:p>119.0 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105.967" calcext:value-type="float">
            <text:p>106.0 </text:p>
          </table:table-cell>
          <table:table-cell office:value-type="float" office:value="105.7912" calcext:value-type="float">
            <text:p>105.8 </text:p>
          </table:table-cell>
          <table:table-cell office:value-type="float" office:value="107.5428" calcext:value-type="float">
            <text:p>107.5 </text:p>
          </table:table-cell>
          <table:table-cell office:value-type="float" office:value="106.2681" calcext:value-type="float">
            <text:p>106.3 </text:p>
          </table:table-cell>
          <table:table-cell office:value-type="float" office:value="109.9758" calcext:value-type="float">
            <text:p>110.0 </text:p>
          </table:table-cell>
          <table:table-cell office:value-type="float" office:value="118.2001" calcext:value-type="float">
            <text:p>118.2 </text:p>
          </table:table-cell>
          <table:table-cell office:value-type="float" office:value="105.0721" calcext:value-type="float">
            <text:p>105.1 </text:p>
          </table:table-cell>
          <table:table-cell office:value-type="float" office:value="107.3" calcext:value-type="float">
            <text:p>107.3 </text:p>
          </table:table-cell>
          <table:table-cell office:value-type="float" office:value="102.6667" calcext:value-type="float">
            <text:p>102.7 </text:p>
          </table:table-cell>
          <table:table-cell office:value-type="float" office:value="107.8906" calcext:value-type="float">
            <text:p>107.9 </text:p>
          </table:table-cell>
          <table:table-cell office:value-type="float" office:value="102.66" calcext:value-type="float">
            <text:p>102.7 </text:p>
          </table:table-cell>
          <table:table-cell office:value-type="float" office:value="103.32" calcext:value-type="float">
            <text:p>103.3 </text:p>
          </table:table-cell>
          <table:table-cell office:value-type="float" office:value="103.8173" calcext:value-type="float">
            <text:p>103.8 </text:p>
          </table:table-cell>
          <table:table-cell office:value-type="float" office:value="100.2305" calcext:value-type="float">
            <text:p>100.2 </text:p>
          </table:table-cell>
          <table:table-cell office:value-type="float" office:value="107.3773" calcext:value-type="float">
            <text:p>107.4 </text:p>
          </table:table-cell>
          <table:table-cell office:value-type="float" office:value="108.2566" calcext:value-type="float">
            <text:p>108.3 </text:p>
          </table:table-cell>
          <table:table-cell office:value-type="float" office:value="100.8722" calcext:value-type="float">
            <text:p>100.9 </text:p>
          </table:table-cell>
          <table:table-cell office:value-type="float" office:value="100.8401" calcext:value-type="float">
            <text:p>100.8 </text:p>
          </table:table-cell>
          <table:table-cell office:value-type="float" office:value="102.5667" calcext:value-type="float">
            <text:p>102.6 </text:p>
          </table:table-cell>
          <table:table-cell office:value-type="float" office:value="101.5017" calcext:value-type="float">
            <text:p>101.5 </text:p>
          </table:table-cell>
          <table:table-cell office:value-type="float" office:value="104.4744" calcext:value-type="float">
            <text:p>104.5 </text:p>
          </table:table-cell>
          <table:table-cell office:value-type="float" office:value="107.3557" calcext:value-type="float">
            <text:p>107.4 </text:p>
          </table:table-cell>
          <table:table-cell office:value-type="float" office:value="108.7163" calcext:value-type="float">
            <text:p>108.7 </text:p>
          </table:table-cell>
          <table:table-cell office:value-type="float" office:value="104.5033" calcext:value-type="float">
            <text:p>104.5 </text:p>
          </table:table-cell>
          <table:table-cell office:value-type="float" office:value="117.7588" calcext:value-type="float">
            <text:p>117.8 </text:p>
          </table:table-cell>
          <table:table-cell office:value-type="float" office:value="104.7967" calcext:value-type="float">
            <text:p>104.8 </text:p>
          </table:table-cell>
          <table:table-cell office:value-type="float" office:value="104.8886" calcext:value-type="float">
            <text:p>104.9 </text:p>
          </table:table-cell>
          <table:table-cell office:value-type="float" office:value="109.9667" calcext:value-type="float">
            <text:p>110.0 </text:p>
          </table:table-cell>
          <table:table-cell office:value-type="float" office:value="103.9208" calcext:value-type="float">
            <text:p>103.9 </text:p>
          </table:table-cell>
          <table:table-cell office:value-type="float" office:value="102.3688" calcext:value-type="float">
            <text:p>102.4 </text:p>
          </table:table-cell>
          <table:table-cell office:value-type="float" office:value="105.0421" calcext:value-type="float">
            <text:p>105.0 </text:p>
          </table:table-cell>
          <table:table-cell office:value-type="float" office:value="103.0867" calcext:value-type="float">
            <text:p>103.1 </text:p>
          </table:table-cell>
          <table:table-cell office:value-type="float" office:value="103.1542" calcext:value-type="float">
            <text:p>103.2 </text:p>
          </table:table-cell>
          <table:table-cell office:value-type="float" office:value="105.4607" calcext:value-type="float">
            <text:p>105.5 </text:p>
          </table:table-cell>
          <table:table-cell office:value-type="float" office:value="101.0817" calcext:value-type="float">
            <text:p>101.1 </text:p>
          </table:table-cell>
          <table:table-cell office:value-type="float" office:value="153.4483" calcext:value-type="float">
            <text:p>153.4 </text:p>
          </table:table-cell>
          <table:table-cell office:value-type="float" office:value="106.7" calcext:value-type="float">
            <text:p>106.7 </text:p>
          </table:table-cell>
          <table:table-cell office:value-type="float" office:value="106.6998" calcext:value-type="float">
            <text:p>106.7 </text:p>
          </table:table-cell>
          <table:table-cell office:value-type="float" office:value="103.54" calcext:value-type="float">
            <text:p>103.5 </text:p>
          </table:table-cell>
          <table:table-cell office:value-type="float" office:value="103.7633" calcext:value-type="float">
            <text:p>103.8 </text:p>
          </table:table-cell>
          <table:table-cell office:value-type="float" office:value="105.3647" calcext:value-type="float">
            <text:p>105.4 </text:p>
          </table:table-cell>
          <table:table-cell office:value-type="float" office:value="108.0277" calcext:value-type="float">
            <text:p>108.0 </text:p>
          </table:table-cell>
          <table:table-cell office:value-type="float" office:value="106.9267" calcext:value-type="float">
            <text:p>106.9 </text:p>
          </table:table-cell>
          <table:table-cell office:value-type="float" office:value="107.257" calcext:value-type="float">
            <text:p>107.3 </text:p>
          </table:table-cell>
          <table:table-cell office:value-type="float" office:value="119.3573" calcext:value-type="float">
            <text:p>119.4 </text:p>
          </table:table-cell>
          <table:table-cell office:value-type="float" office:value="107.6" calcext:value-type="float">
            <text:p>107.6 </text:p>
          </table:table-cell>
          <table:table-cell office:value-type="float" office:value="117.6921" calcext:value-type="float">
            <text:p>117.7 </text:p>
          </table:table-cell>
          <table:table-cell office:value-type="float" office:value="112.7759" calcext:value-type="float">
            <text:p>112.8 </text:p>
          </table:table-cell>
          <table:table-cell office:value-type="float" office:value="118.3421" calcext:value-type="float">
            <text:p>118.3 </text:p>
          </table:table-cell>
          <table:table-cell office:value-type="float" office:value="101.1226" calcext:value-type="float">
            <text:p>101.1 </text:p>
          </table:table-cell>
          <table:table-cell office:value-type="float" office:value="119.7705" calcext:value-type="float">
            <text:p>119.8 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table:style-name="ce5" office:value-type="float" office:value="106.6171" calcext:value-type="float">
            <text:p>106.6 </text:p>
          </table:table-cell>
          <table:table-cell table:style-name="ce5" office:value-type="float" office:value="106.6578" calcext:value-type="float">
            <text:p>106.7 </text:p>
          </table:table-cell>
          <table:table-cell table:style-name="ce5" office:value-type="float" office:value="107.9293" calcext:value-type="float">
            <text:p>107.9 </text:p>
          </table:table-cell>
          <table:table-cell table:style-name="ce5" office:value-type="float" office:value="107.6903" calcext:value-type="float">
            <text:p>107.7 </text:p>
          </table:table-cell>
          <table:table-cell table:style-name="ce5" office:value-type="float" office:value="111.0944" calcext:value-type="float">
            <text:p>111.1 </text:p>
          </table:table-cell>
          <table:table-cell table:style-name="ce5" office:value-type="float" office:value="119.7138" calcext:value-type="float">
            <text:p>119.7 </text:p>
          </table:table-cell>
          <table:table-cell table:style-name="ce5" office:value-type="float" office:value="105.7806" calcext:value-type="float">
            <text:p>105.8 </text:p>
          </table:table-cell>
          <table:table-cell table:style-name="ce5" office:value-type="float" office:value="108.1333" calcext:value-type="float">
            <text:p>108.1 </text:p>
          </table:table-cell>
          <table:table-cell table:style-name="ce5" office:value-type="float" office:value="103.0667" calcext:value-type="float">
            <text:p>103.1 </text:p>
          </table:table-cell>
          <table:table-cell table:style-name="ce5" office:value-type="float" office:value="109.8559" calcext:value-type="float">
            <text:p>109.9 </text:p>
          </table:table-cell>
          <table:table-cell table:style-name="ce5" office:value-type="float" office:value="103.3733" calcext:value-type="float">
            <text:p>103.4 </text:p>
          </table:table-cell>
          <table:table-cell table:style-name="ce5" office:value-type="float" office:value="104.3767" calcext:value-type="float">
            <text:p>104.4 </text:p>
          </table:table-cell>
          <table:table-cell table:style-name="ce5" office:value-type="float" office:value="105.4509" calcext:value-type="float">
            <text:p>105.5 </text:p>
          </table:table-cell>
          <table:table-cell table:style-name="ce5" office:value-type="float" office:value="101.8919" calcext:value-type="float">
            <text:p>101.9 </text:p>
          </table:table-cell>
          <table:table-cell table:style-name="ce5" office:value-type="float" office:value="109.4004" calcext:value-type="float">
            <text:p>109.4 </text:p>
          </table:table-cell>
          <table:table-cell table:style-name="ce5" office:value-type="float" office:value="109.401" calcext:value-type="float">
            <text:p>109.4 </text:p>
          </table:table-cell>
          <table:table-cell table:style-name="ce5" office:value-type="float" office:value="102.0683" calcext:value-type="float">
            <text:p>102.1 </text:p>
          </table:table-cell>
          <table:table-cell table:style-name="ce5" office:value-type="float" office:value="101.7809" calcext:value-type="float">
            <text:p>101.8 </text:p>
          </table:table-cell>
          <table:table-cell table:style-name="ce5" office:value-type="float" office:value="103.0333" calcext:value-type="float">
            <text:p>103.0 </text:p>
          </table:table-cell>
          <table:table-cell table:style-name="ce5" office:value-type="float" office:value="101.7392" calcext:value-type="float">
            <text:p>101.7 </text:p>
          </table:table-cell>
          <table:table-cell table:style-name="ce5" office:value-type="float" office:value="104.934" calcext:value-type="float">
            <text:p>104.9 </text:p>
          </table:table-cell>
          <table:table-cell table:style-name="ce5" office:value-type="float" office:value="109.3869" calcext:value-type="float">
            <text:p>109.4 </text:p>
          </table:table-cell>
          <table:table-cell table:style-name="ce5" office:value-type="float" office:value="110.4228" calcext:value-type="float">
            <text:p>110.4 </text:p>
          </table:table-cell>
          <table:table-cell table:style-name="ce5" office:value-type="float" office:value="105.5" calcext:value-type="float">
            <text:p>105.5 </text:p>
          </table:table-cell>
          <table:table-cell table:style-name="ce5" office:value-type="float" office:value="117.9109" calcext:value-type="float">
            <text:p>117.9 </text:p>
          </table:table-cell>
          <table:table-cell table:style-name="ce5" office:value-type="float" office:value="105.9533" calcext:value-type="float">
            <text:p>106.0 </text:p>
          </table:table-cell>
          <table:table-cell table:style-name="ce5" office:value-type="float" office:value="105.5019" calcext:value-type="float">
            <text:p>105.5 </text:p>
          </table:table-cell>
          <table:table-cell table:style-name="ce5" office:value-type="float" office:value="110.6333" calcext:value-type="float">
            <text:p>110.6 </text:p>
          </table:table-cell>
          <table:table-cell table:style-name="ce5" office:value-type="float" office:value="105.6844" calcext:value-type="float">
            <text:p>105.7 </text:p>
          </table:table-cell>
          <table:table-cell table:style-name="ce5" office:value-type="float" office:value="104.1508" calcext:value-type="float">
            <text:p>104.2 </text:p>
          </table:table-cell>
          <table:table-cell table:style-name="ce5" office:value-type="float" office:value="106.0413" calcext:value-type="float">
            <text:p>106.0 </text:p>
          </table:table-cell>
          <table:table-cell table:style-name="ce5" office:value-type="float" office:value="105.3767" calcext:value-type="float">
            <text:p>105.4 </text:p>
          </table:table-cell>
          <table:table-cell table:style-name="ce5" office:value-type="float" office:value="104.6255" calcext:value-type="float">
            <text:p>104.6 </text:p>
          </table:table-cell>
          <table:table-cell table:style-name="ce5" office:value-type="float" office:value="106.7542" calcext:value-type="float">
            <text:p>106.8 </text:p>
          </table:table-cell>
          <table:table-cell table:style-name="ce5" office:value-type="float" office:value="101.9599" calcext:value-type="float">
            <text:p>102.0 </text:p>
          </table:table-cell>
          <table:table-cell table:style-name="ce5" office:value-type="float" office:value="158.2056" calcext:value-type="float">
            <text:p>158.2 </text:p>
          </table:table-cell>
          <table:table-cell table:style-name="ce5" office:value-type="float" office:value="107.8" calcext:value-type="float">
            <text:p>107.8 </text:p>
          </table:table-cell>
          <table:table-cell table:style-name="ce5" office:value-type="float" office:value="107.9786" calcext:value-type="float">
            <text:p>108.0 </text:p>
          </table:table-cell>
          <table:table-cell table:style-name="ce5" office:value-type="float" office:value="105.25" calcext:value-type="float">
            <text:p>105.3 </text:p>
          </table:table-cell>
          <table:table-cell table:style-name="ce5" office:value-type="float" office:value="105.4233" calcext:value-type="float">
            <text:p>105.4 </text:p>
          </table:table-cell>
          <table:table-cell table:style-name="ce5" office:value-type="float" office:value="106.4882" calcext:value-type="float">
            <text:p>106.5 </text:p>
          </table:table-cell>
          <table:table-cell table:style-name="ce5" office:value-type="float" office:value="109.4425" calcext:value-type="float">
            <text:p>109.4 </text:p>
          </table:table-cell>
          <table:table-cell table:style-name="ce5" office:value-type="float" office:value="108.2698" calcext:value-type="float">
            <text:p>108.3 </text:p>
          </table:table-cell>
          <table:table-cell table:style-name="ce5" office:value-type="float" office:value="108.4224" calcext:value-type="float">
            <text:p>108.4 </text:p>
          </table:table-cell>
          <table:table-cell table:style-name="ce5" office:value-type="float" office:value="120.917" calcext:value-type="float">
            <text:p>120.9 </text:p>
          </table:table-cell>
          <table:table-cell table:style-name="ce5" office:value-type="float" office:value="107.7667" calcext:value-type="float">
            <text:p>107.8 </text:p>
          </table:table-cell>
          <table:table-cell table:style-name="ce5" office:value-type="float" office:value="120.1148" calcext:value-type="float">
            <text:p>120.1 </text:p>
          </table:table-cell>
          <table:table-cell table:style-name="ce5" office:value-type="float" office:value="114.052" calcext:value-type="float">
            <text:p>114.1 </text:p>
          </table:table-cell>
          <table:table-cell table:style-name="ce5" office:value-type="float" office:value="119.3979" calcext:value-type="float">
            <text:p>119.4 </text:p>
          </table:table-cell>
          <table:table-cell table:style-name="ce5" office:value-type="float" office:value="101.1433" calcext:value-type="float">
            <text:p>101.1 </text:p>
          </table:table-cell>
          <table:table-cell table:style-name="ce5" office:value-type="float" office:value="121.7959" calcext:value-type="float">
            <text:p>121.8 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107.1744" calcext:value-type="float">
            <text:p>107.2 </text:p>
          </table:table-cell>
          <table:table-cell office:value-type="float" office:value="106.6245" calcext:value-type="float">
            <text:p>106.6 </text:p>
          </table:table-cell>
          <table:table-cell office:value-type="float" office:value="107.807" calcext:value-type="float">
            <text:p>107.8 </text:p>
          </table:table-cell>
          <table:table-cell office:value-type="float" office:value="107.98" calcext:value-type="float">
            <text:p>108.0 </text:p>
          </table:table-cell>
          <table:table-cell office:value-type="float" office:value="111.7445" calcext:value-type="float">
            <text:p>111.7 </text:p>
          </table:table-cell>
          <table:table-cell office:value-type="float" office:value="120.4749" calcext:value-type="float">
            <text:p>120.5 </text:p>
          </table:table-cell>
          <table:table-cell office:value-type="float" office:value="106.6956" calcext:value-type="float">
            <text:p>106.7 </text:p>
          </table:table-cell>
          <table:table-cell office:value-type="float" office:value="108.7667" calcext:value-type="float">
            <text:p>108.8 </text:p>
          </table:table-cell>
          <table:table-cell office:value-type="float" office:value="103.1667" calcext:value-type="float">
            <text:p>103.2 </text:p>
          </table:table-cell>
          <table:table-cell office:value-type="float" office:value="110.3857" calcext:value-type="float">
            <text:p>110.4 </text:p>
          </table:table-cell>
          <table:table-cell office:value-type="float" office:value="103.3733" calcext:value-type="float">
            <text:p>103.4 </text:p>
          </table:table-cell>
          <table:table-cell office:value-type="float" office:value="104.58" calcext:value-type="float">
            <text:p>104.6 </text:p>
          </table:table-cell>
          <table:table-cell office:value-type="float" office:value="106.0844" calcext:value-type="float">
            <text:p>106.1 </text:p>
          </table:table-cell>
          <table:table-cell office:value-type="float" office:value="100.6844" calcext:value-type="float">
            <text:p>100.7 </text:p>
          </table:table-cell>
          <table:table-cell office:value-type="float" office:value="109.6225" calcext:value-type="float">
            <text:p>109.6 </text:p>
          </table:table-cell>
          <table:table-cell office:value-type="float" office:value="109.7537" calcext:value-type="float">
            <text:p>109.8 </text:p>
          </table:table-cell>
          <table:table-cell office:value-type="float" office:value="102.2344" calcext:value-type="float">
            <text:p>102.2 </text:p>
          </table:table-cell>
          <table:table-cell office:value-type="float" office:value="101.3777" calcext:value-type="float">
            <text:p>101.4 </text:p>
          </table:table-cell>
          <table:table-cell office:value-type="float" office:value="103.1667" calcext:value-type="float">
            <text:p>103.2 </text:p>
          </table:table-cell>
          <table:table-cell office:value-type="float" office:value="101.7731" calcext:value-type="float">
            <text:p>101.8 </text:p>
          </table:table-cell>
          <table:table-cell office:value-type="float" office:value="104.8574" calcext:value-type="float">
            <text:p>104.9 </text:p>
          </table:table-cell>
          <table:table-cell office:value-type="float" office:value="108.8202" calcext:value-type="float">
            <text:p>108.8 </text:p>
          </table:table-cell>
          <table:table-cell office:value-type="float" office:value="110.0598" calcext:value-type="float">
            <text:p>110.1 </text:p>
          </table:table-cell>
          <table:table-cell office:value-type="float" office:value="105.5967" calcext:value-type="float">
            <text:p>105.6 </text:p>
          </table:table-cell>
          <table:table-cell office:value-type="float" office:value="118.381" calcext:value-type="float">
            <text:p>118.4 </text:p>
          </table:table-cell>
          <table:table-cell office:value-type="float" office:value="106.99" calcext:value-type="float">
            <text:p>107.0 </text:p>
          </table:table-cell>
          <table:table-cell office:value-type="float" office:value="106.2176" calcext:value-type="float">
            <text:p>106.2 </text:p>
          </table:table-cell>
          <table:table-cell office:value-type="float" office:value="111.0333" calcext:value-type="float">
            <text:p>111.0 </text:p>
          </table:table-cell>
          <table:table-cell office:value-type="float" office:value="105.9829" calcext:value-type="float">
            <text:p>106.0 </text:p>
          </table:table-cell>
          <table:table-cell office:value-type="float" office:value="103.1298" calcext:value-type="float">
            <text:p>103.1 </text:p>
          </table:table-cell>
          <table:table-cell office:value-type="float" office:value="106.5307" calcext:value-type="float">
            <text:p>106.5 </text:p>
          </table:table-cell>
          <table:table-cell office:value-type="float" office:value="105.3733" calcext:value-type="float">
            <text:p>105.4 </text:p>
          </table:table-cell>
          <table:table-cell office:value-type="float" office:value="103.9239" calcext:value-type="float">
            <text:p>103.9 </text:p>
          </table:table-cell>
          <table:table-cell office:value-type="float" office:value="107.0319" calcext:value-type="float">
            <text:p>107.0 </text:p>
          </table:table-cell>
          <table:table-cell office:value-type="float" office:value="101.4733" calcext:value-type="float">
            <text:p>101.5 </text:p>
          </table:table-cell>
          <table:table-cell office:value-type="float" office:value="162.3424" calcext:value-type="float">
            <text:p>162.3 </text:p>
          </table:table-cell>
          <table:table-cell office:value-type="float" office:value="108.2" calcext:value-type="float">
            <text:p>108.2 </text:p>
          </table:table-cell>
          <table:table-cell office:value-type="float" office:value="108.2747" calcext:value-type="float">
            <text:p>108.3 </text:p>
          </table:table-cell>
          <table:table-cell office:value-type="float" office:value="105.0867" calcext:value-type="float">
            <text:p>105.1 </text:p>
          </table:table-cell>
          <table:table-cell office:value-type="float" office:value="105.34" calcext:value-type="float">
            <text:p>105.3 </text:p>
          </table:table-cell>
          <table:table-cell office:value-type="float" office:value="106.7801" calcext:value-type="float">
            <text:p>106.8 </text:p>
          </table:table-cell>
          <table:table-cell office:value-type="float" office:value="109.8869" calcext:value-type="float">
            <text:p>109.9 </text:p>
          </table:table-cell>
          <table:table-cell office:value-type="float" office:value="109.0661" calcext:value-type="float">
            <text:p>109.1 </text:p>
          </table:table-cell>
          <table:table-cell office:value-type="float" office:value="108.7596" calcext:value-type="float">
            <text:p>108.8 </text:p>
          </table:table-cell>
          <table:table-cell office:value-type="float" office:value="121.2801" calcext:value-type="float">
            <text:p>121.3 </text:p>
          </table:table-cell>
          <table:table-cell office:value-type="float" office:value="108.9333" calcext:value-type="float">
            <text:p>108.9 </text:p>
          </table:table-cell>
          <table:table-cell office:value-type="float" office:value="122.5375" calcext:value-type="float">
            <text:p>122.5 </text:p>
          </table:table-cell>
          <table:table-cell office:value-type="float" office:value="115.0707" calcext:value-type="float">
            <text:p>115.1 </text:p>
          </table:table-cell>
          <table:table-cell office:value-type="float" office:value="119.5485" calcext:value-type="float">
            <text:p>119.5 </text:p>
          </table:table-cell>
          <table:table-cell office:value-type="float" office:value="101.7966" calcext:value-type="float">
            <text:p>101.8 </text:p>
          </table:table-cell>
          <table:table-cell office:value-type="float" office:value="122.9211" calcext:value-type="float">
            <text:p>122.9 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table:style-name="ce5" office:value-type="float" office:value="107.9173" calcext:value-type="float">
            <text:p>107.9 </text:p>
          </table:table-cell>
          <table:table-cell table:style-name="ce5" office:value-type="float" office:value="107.5577" calcext:value-type="float">
            <text:p>107.6 </text:p>
          </table:table-cell>
          <table:table-cell table:style-name="ce5" office:value-type="float" office:value="107.9491" calcext:value-type="float">
            <text:p>107.9 </text:p>
          </table:table-cell>
          <table:table-cell table:style-name="ce5" office:value-type="float" office:value="107.822" calcext:value-type="float">
            <text:p>107.8 </text:p>
          </table:table-cell>
          <table:table-cell table:style-name="ce5" office:value-type="float" office:value="112.834" calcext:value-type="float">
            <text:p>112.8 </text:p>
          </table:table-cell>
          <table:table-cell table:style-name="ce5" office:value-type="float" office:value="121.0731" calcext:value-type="float">
            <text:p>121.1 </text:p>
          </table:table-cell>
          <table:table-cell table:style-name="ce5" office:value-type="float" office:value="106.6199" calcext:value-type="float">
            <text:p>106.6 </text:p>
          </table:table-cell>
          <table:table-cell table:style-name="ce5" office:value-type="float" office:value="109.1667" calcext:value-type="float">
            <text:p>109.2 </text:p>
          </table:table-cell>
          <table:table-cell table:style-name="ce5" office:value-type="float" office:value="103.1" calcext:value-type="float">
            <text:p>103.1 </text:p>
          </table:table-cell>
          <table:table-cell table:style-name="ce5" office:value-type="float" office:value="110.1465" calcext:value-type="float">
            <text:p>110.1 </text:p>
          </table:table-cell>
          <table:table-cell table:style-name="ce5" office:value-type="float" office:value="103.5967" calcext:value-type="float">
            <text:p>103.6 </text:p>
          </table:table-cell>
          <table:table-cell table:style-name="ce5" office:value-type="float" office:value="104.6533" calcext:value-type="float">
            <text:p>104.7 </text:p>
          </table:table-cell>
          <table:table-cell table:style-name="ce5" office:value-type="float" office:value="105.751" calcext:value-type="float">
            <text:p>105.8 </text:p>
          </table:table-cell>
          <table:table-cell table:style-name="ce5" office:value-type="float" office:value="101.8695" calcext:value-type="float">
            <text:p>101.9 </text:p>
          </table:table-cell>
          <table:table-cell table:style-name="ce5" office:value-type="float" office:value="110.4367" calcext:value-type="float">
            <text:p>110.4 </text:p>
          </table:table-cell>
          <table:table-cell table:style-name="ce5" office:value-type="float" office:value="110.4545" calcext:value-type="float">
            <text:p>110.5 </text:p>
          </table:table-cell>
          <table:table-cell table:style-name="ce5" office:value-type="float" office:value="101.9686" calcext:value-type="float">
            <text:p>102.0 </text:p>
          </table:table-cell>
          <table:table-cell table:style-name="ce5" office:value-type="float" office:value="101.4449" calcext:value-type="float">
            <text:p>101.4 </text:p>
          </table:table-cell>
          <table:table-cell table:style-name="ce5" office:value-type="float" office:value="102.7333" calcext:value-type="float">
            <text:p>102.7 </text:p>
          </table:table-cell>
          <table:table-cell table:style-name="ce5" office:value-type="float" office:value="102.2822" calcext:value-type="float">
            <text:p>102.3 </text:p>
          </table:table-cell>
          <table:table-cell table:style-name="ce5" office:value-type="float" office:value="105.1508" calcext:value-type="float">
            <text:p>105.2 </text:p>
          </table:table-cell>
          <table:table-cell table:style-name="ce5" office:value-type="float" office:value="109.0724" calcext:value-type="float">
            <text:p>109.1 </text:p>
          </table:table-cell>
          <table:table-cell table:style-name="ce5" office:value-type="float" office:value="110.7816" calcext:value-type="float">
            <text:p>110.8 </text:p>
          </table:table-cell>
          <table:table-cell table:style-name="ce5" office:value-type="float" office:value="105.9667" calcext:value-type="float">
            <text:p>106.0 </text:p>
          </table:table-cell>
          <table:table-cell table:style-name="ce5" office:value-type="float" office:value="120.0862" calcext:value-type="float">
            <text:p>120.1 </text:p>
          </table:table-cell>
          <table:table-cell table:style-name="ce5" office:value-type="float" office:value="106.8967" calcext:value-type="float">
            <text:p>106.9 </text:p>
          </table:table-cell>
          <table:table-cell table:style-name="ce5" office:value-type="float" office:value="106.7287" calcext:value-type="float">
            <text:p>106.7 </text:p>
          </table:table-cell>
          <table:table-cell table:style-name="ce5" office:value-type="float" office:value="111.4" calcext:value-type="float">
            <text:p>111.4 </text:p>
          </table:table-cell>
          <table:table-cell table:style-name="ce5" office:value-type="float" office:value="106.5527" calcext:value-type="float">
            <text:p>106.6 </text:p>
          </table:table-cell>
          <table:table-cell table:style-name="ce5" office:value-type="float" office:value="103.7349" calcext:value-type="float">
            <text:p>103.7 </text:p>
          </table:table-cell>
          <table:table-cell table:style-name="ce5" office:value-type="float" office:value="106.6735" calcext:value-type="float">
            <text:p>106.7 </text:p>
          </table:table-cell>
          <table:table-cell table:style-name="ce5" office:value-type="float" office:value="105.4367" calcext:value-type="float">
            <text:p>105.4 </text:p>
          </table:table-cell>
          <table:table-cell table:style-name="ce5" office:value-type="float" office:value="105.0062" calcext:value-type="float">
            <text:p>105.0 </text:p>
          </table:table-cell>
          <table:table-cell table:style-name="ce5" office:value-type="float" office:value="107.451" calcext:value-type="float">
            <text:p>107.5 </text:p>
          </table:table-cell>
          <table:table-cell table:style-name="ce5" office:value-type="float" office:value="101.088" calcext:value-type="float">
            <text:p>101.1 </text:p>
          </table:table-cell>
          <table:table-cell table:style-name="ce5" office:value-type="float" office:value="167.9989" calcext:value-type="float">
            <text:p>168.0 </text:p>
          </table:table-cell>
          <table:table-cell table:style-name="ce5" office:value-type="float" office:value="108.4" calcext:value-type="float">
            <text:p>108.4 </text:p>
          </table:table-cell>
          <table:table-cell table:style-name="ce5" office:value-type="float" office:value="108.5053" calcext:value-type="float">
            <text:p>108.5 </text:p>
          </table:table-cell>
          <table:table-cell table:style-name="ce5" office:value-type="float" office:value="105.3233" calcext:value-type="float">
            <text:p>105.3 </text:p>
          </table:table-cell>
          <table:table-cell table:style-name="ce5" office:value-type="float" office:value="105.6167" calcext:value-type="float">
            <text:p>105.6 </text:p>
          </table:table-cell>
          <table:table-cell table:style-name="ce5" office:value-type="float" office:value="106.9232" calcext:value-type="float">
            <text:p>106.9 </text:p>
          </table:table-cell>
          <table:table-cell table:style-name="ce5" office:value-type="float" office:value="110.3526" calcext:value-type="float">
            <text:p>110.4 </text:p>
          </table:table-cell>
          <table:table-cell table:style-name="ce5" office:value-type="float" office:value="110.2268" calcext:value-type="float">
            <text:p>110.2 </text:p>
          </table:table-cell>
          <table:table-cell table:style-name="ce5" office:value-type="float" office:value="109.1667" calcext:value-type="float">
            <text:p>109.2 </text:p>
          </table:table-cell>
          <table:table-cell table:style-name="ce5" office:value-type="float" office:value="122.2942" calcext:value-type="float">
            <text:p>122.3 </text:p>
          </table:table-cell>
          <table:table-cell table:style-name="ce5" office:value-type="float" office:value="111.0667" calcext:value-type="float">
            <text:p>111.1 </text:p>
          </table:table-cell>
          <table:table-cell table:style-name="ce5" office:value-type="float" office:value="125.3427" calcext:value-type="float">
            <text:p>125.3 </text:p>
          </table:table-cell>
          <table:table-cell table:style-name="ce5" office:value-type="float" office:value="115.1703" calcext:value-type="float">
            <text:p>115.2 </text:p>
          </table:table-cell>
          <table:table-cell table:style-name="ce5" office:value-type="float" office:value="119.8471" calcext:value-type="float">
            <text:p>119.8 </text:p>
          </table:table-cell>
          <table:table-cell table:style-name="ce5" office:value-type="float" office:value="102.0593" calcext:value-type="float">
            <text:p>102.1 </text:p>
          </table:table-cell>
          <table:table-cell table:style-name="ce5" office:value-type="float" office:value="123.4612" calcext:value-type="float">
            <text:p>123.5 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108.2888" calcext:value-type="float">
            <text:p>108.3 </text:p>
          </table:table-cell>
          <table:table-cell office:value-type="float" office:value="107.7713" calcext:value-type="float">
            <text:p>107.8 </text:p>
          </table:table-cell>
          <table:table-cell office:value-type="float" office:value="108.6627" calcext:value-type="float">
            <text:p>108.7 </text:p>
          </table:table-cell>
          <table:table-cell office:value-type="float" office:value="108.1907" calcext:value-type="float">
            <text:p>108.2 </text:p>
          </table:table-cell>
          <table:table-cell office:value-type="float" office:value="114.0434" calcext:value-type="float">
            <text:p>114.0 </text:p>
          </table:table-cell>
          <table:table-cell office:value-type="float" office:value="122.6125" calcext:value-type="float">
            <text:p>122.6 </text:p>
          </table:table-cell>
          <table:table-cell office:value-type="float" office:value="106.9214" calcext:value-type="float">
            <text:p>106.9 </text:p>
          </table:table-cell>
          <table:table-cell office:value-type="float" office:value="111.1667" calcext:value-type="float">
            <text:p>111.2 </text:p>
          </table:table-cell>
          <table:table-cell office:value-type="float" office:value="103.3" calcext:value-type="float">
            <text:p>103.3 </text:p>
          </table:table-cell>
          <table:table-cell office:value-type="float" office:value="109.497" calcext:value-type="float">
            <text:p>109.5 </text:p>
          </table:table-cell>
          <table:table-cell office:value-type="float" office:value="103.4933" calcext:value-type="float">
            <text:p>103.5 </text:p>
          </table:table-cell>
          <table:table-cell office:value-type="float" office:value="104.5533" calcext:value-type="float">
            <text:p>104.6 </text:p>
          </table:table-cell>
          <table:table-cell office:value-type="float" office:value="105.5176" calcext:value-type="float">
            <text:p>105.5 </text:p>
          </table:table-cell>
          <table:table-cell office:value-type="float" office:value="100.5918" calcext:value-type="float">
            <text:p>100.6 </text:p>
          </table:table-cell>
          <table:table-cell office:value-type="float" office:value="112.0158" calcext:value-type="float">
            <text:p>112.0 </text:p>
          </table:table-cell>
          <table:table-cell office:value-type="float" office:value="110.5187" calcext:value-type="float">
            <text:p>110.5 </text:p>
          </table:table-cell>
          <table:table-cell office:value-type="float" office:value="101.9022" calcext:value-type="float">
            <text:p>101.9 </text:p>
          </table:table-cell>
          <table:table-cell office:value-type="float" office:value="100.9745" calcext:value-type="float">
            <text:p>101.0 </text:p>
          </table:table-cell>
          <table:table-cell office:value-type="float" office:value="102.8667" calcext:value-type="float">
            <text:p>102.9 </text:p>
          </table:table-cell>
          <table:table-cell office:value-type="float" office:value="102.1804" calcext:value-type="float">
            <text:p>102.2 </text:p>
          </table:table-cell>
          <table:table-cell office:value-type="float" office:value="105.4843" calcext:value-type="float">
            <text:p>105.5 </text:p>
          </table:table-cell>
          <table:table-cell office:value-type="float" office:value="109.4402" calcext:value-type="float">
            <text:p>109.4 </text:p>
          </table:table-cell>
          <table:table-cell office:value-type="float" office:value="111.4353" calcext:value-type="float">
            <text:p>111.4 </text:p>
          </table:table-cell>
          <table:table-cell office:value-type="float" office:value="106.0567" calcext:value-type="float">
            <text:p>106.1 </text:p>
          </table:table-cell>
          <table:table-cell office:value-type="float" office:value="121.756" calcext:value-type="float">
            <text:p>121.8 </text:p>
          </table:table-cell>
          <table:table-cell office:value-type="float" office:value="106.4867" calcext:value-type="float">
            <text:p>106.5 </text:p>
          </table:table-cell>
          <table:table-cell office:value-type="float" office:value="107.5465" calcext:value-type="float">
            <text:p>107.5 </text:p>
          </table:table-cell>
          <table:table-cell office:value-type="float" office:value="111.2333" calcext:value-type="float">
            <text:p>111.2 </text:p>
          </table:table-cell>
          <table:table-cell office:value-type="float" office:value="108.6691" calcext:value-type="float">
            <text:p>108.7 </text:p>
          </table:table-cell>
          <table:table-cell office:value-type="float" office:value="102.7855" calcext:value-type="float">
            <text:p>102.8 </text:p>
          </table:table-cell>
          <table:table-cell office:value-type="float" office:value="107.9378" calcext:value-type="float">
            <text:p>107.9 </text:p>
          </table:table-cell>
          <table:table-cell office:value-type="float" office:value="104.6367" calcext:value-type="float">
            <text:p>104.6 </text:p>
          </table:table-cell>
          <table:table-cell office:value-type="float" office:value="103.7755" calcext:value-type="float">
            <text:p>103.8 </text:p>
          </table:table-cell>
          <table:table-cell office:value-type="float" office:value="106.5064" calcext:value-type="float">
            <text:p>106.5 </text:p>
          </table:table-cell>
          <table:table-cell office:value-type="float" office:value="100.9542" calcext:value-type="float">
            <text:p>101.0 </text:p>
          </table:table-cell>
          <table:table-cell office:value-type="float" office:value="172.0552" calcext:value-type="float">
            <text:p>172.1 </text:p>
          </table:table-cell>
          <table:table-cell office:value-type="float" office:value="108.5" calcext:value-type="float">
            <text:p>108.5 </text:p>
          </table:table-cell>
          <table:table-cell office:value-type="float" office:value="108.9604" calcext:value-type="float">
            <text:p>109.0 </text:p>
          </table:table-cell>
          <table:table-cell office:value-type="float" office:value="104.6867" calcext:value-type="float">
            <text:p>104.7 </text:p>
          </table:table-cell>
          <table:table-cell office:value-type="float" office:value="105.3067" calcext:value-type="float">
            <text:p>105.3 </text:p>
          </table:table-cell>
          <table:table-cell office:value-type="float" office:value="107.1663" calcext:value-type="float">
            <text:p>107.2 </text:p>
          </table:table-cell>
          <table:table-cell office:value-type="float" office:value="110.5743" calcext:value-type="float">
            <text:p>110.6 </text:p>
          </table:table-cell>
          <table:table-cell office:value-type="float" office:value="110.9874" calcext:value-type="float">
            <text:p>111.0 </text:p>
          </table:table-cell>
          <table:table-cell office:value-type="float" office:value="109.545" calcext:value-type="float">
            <text:p>109.5 </text:p>
          </table:table-cell>
          <table:table-cell office:value-type="float" office:value="123.9305" calcext:value-type="float">
            <text:p>123.9 </text:p>
          </table:table-cell>
          <table:table-cell office:value-type="float" office:value="112.9333" calcext:value-type="float">
            <text:p>112.9 </text:p>
          </table:table-cell>
          <table:table-cell office:value-type="float" office:value="125.4702" calcext:value-type="float">
            <text:p>125.5 </text:p>
          </table:table-cell>
          <table:table-cell office:value-type="float" office:value="116.0708" calcext:value-type="float">
            <text:p>116.1 </text:p>
          </table:table-cell>
          <table:table-cell office:value-type="float" office:value="121.2148" calcext:value-type="float">
            <text:p>121.2 </text:p>
          </table:table-cell>
          <table:table-cell office:value-type="float" office:value="102.2806" calcext:value-type="float">
            <text:p>102.3 </text:p>
          </table:table-cell>
          <table:table-cell office:value-type="float" office:value="124.9465" calcext:value-type="float">
            <text:p>124.9 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table:style-name="ce5" office:value-type="float" office:value="106.2456" calcext:value-type="float">
            <text:p>106.2 </text:p>
          </table:table-cell>
          <table:table-cell table:style-name="ce5" office:value-type="float" office:value="107.7713" calcext:value-type="float">
            <text:p>107.8 </text:p>
          </table:table-cell>
          <table:table-cell table:style-name="ce5" office:value-type="float" office:value="108.5206" calcext:value-type="float">
            <text:p>108.5 </text:p>
          </table:table-cell>
          <table:table-cell table:style-name="ce5" office:value-type="float" office:value="107.7166" calcext:value-type="float">
            <text:p>107.7 </text:p>
          </table:table-cell>
          <table:table-cell table:style-name="ce5" office:value-type="float" office:value="114.3521" calcext:value-type="float">
            <text:p>114.4 </text:p>
          </table:table-cell>
          <table:table-cell table:style-name="ce5" office:value-type="float" office:value="123.1237" calcext:value-type="float">
            <text:p>123.1 </text:p>
          </table:table-cell>
          <table:table-cell table:style-name="ce5" office:value-type="float" office:value="106.4188" calcext:value-type="float">
            <text:p>106.4 </text:p>
          </table:table-cell>
          <table:table-cell table:style-name="ce5" office:value-type="float" office:value="111.5" calcext:value-type="float">
            <text:p>111.5 </text:p>
          </table:table-cell>
          <table:table-cell table:style-name="ce5" office:value-type="float" office:value="103.1667" calcext:value-type="float">
            <text:p>103.2 </text:p>
          </table:table-cell>
          <table:table-cell table:style-name="ce5" office:value-type="float" office:value="108.5913" calcext:value-type="float">
            <text:p>108.6 </text:p>
          </table:table-cell>
          <table:table-cell table:style-name="ce5" office:value-type="float" office:value="103.1933" calcext:value-type="float">
            <text:p>103.2 </text:p>
          </table:table-cell>
          <table:table-cell table:style-name="ce5" office:value-type="float" office:value="104.6867" calcext:value-type="float">
            <text:p>104.7 </text:p>
          </table:table-cell>
          <table:table-cell table:style-name="ce5" office:value-type="float" office:value="106.251" calcext:value-type="float">
            <text:p>106.3 </text:p>
          </table:table-cell>
          <table:table-cell table:style-name="ce5" office:value-type="float" office:value="100.4829" calcext:value-type="float">
            <text:p>100.5 </text:p>
          </table:table-cell>
          <table:table-cell table:style-name="ce5" office:value-type="float" office:value="112.1145" calcext:value-type="float">
            <text:p>112.1 </text:p>
          </table:table-cell>
          <table:table-cell table:style-name="ce5" office:value-type="float" office:value="112.1338" calcext:value-type="float">
            <text:p>112.1 </text:p>
          </table:table-cell>
          <table:table-cell table:style-name="ce5" office:value-type="float" office:value="101.736" calcext:value-type="float">
            <text:p>101.7 </text:p>
          </table:table-cell>
          <table:table-cell table:style-name="ce5" office:value-type="float" office:value="100.672" calcext:value-type="float">
            <text:p>100.7 </text:p>
          </table:table-cell>
          <table:table-cell table:style-name="ce5" office:value-type="float" office:value="102.9" calcext:value-type="float">
            <text:p>102.9 </text:p>
          </table:table-cell>
          <table:table-cell table:style-name="ce5" office:value-type="float" office:value="101.8749" calcext:value-type="float">
            <text:p>101.9 </text:p>
          </table:table-cell>
          <table:table-cell table:style-name="ce5" office:value-type="float" office:value="104.9431" calcext:value-type="float">
            <text:p>104.9 </text:p>
          </table:table-cell>
          <table:table-cell table:style-name="ce5" office:value-type="float" office:value="108.9236" calcext:value-type="float">
            <text:p>108.9 </text:p>
          </table:table-cell>
          <table:table-cell table:style-name="ce5" office:value-type="float" office:value="111.2797" calcext:value-type="float">
            <text:p>111.3 </text:p>
          </table:table-cell>
          <table:table-cell table:style-name="ce5" office:value-type="float" office:value="106.0467" calcext:value-type="float">
            <text:p>106.0 </text:p>
          </table:table-cell>
          <table:table-cell table:style-name="ce5" office:value-type="float" office:value="121.1802" calcext:value-type="float">
            <text:p>121.2 </text:p>
          </table:table-cell>
          <table:table-cell table:style-name="ce5" office:value-type="float" office:value="107.3433" calcext:value-type="float">
            <text:p>107.3 </text:p>
          </table:table-cell>
          <table:table-cell table:style-name="ce5" office:value-type="float" office:value="107.0354" calcext:value-type="float">
            <text:p>107.0 </text:p>
          </table:table-cell>
          <table:table-cell table:style-name="ce5" office:value-type="float" office:value="111.9" calcext:value-type="float">
            <text:p>111.9 </text:p>
          </table:table-cell>
          <table:table-cell table:style-name="ce5" office:value-type="float" office:value="109.049" calcext:value-type="float">
            <text:p>109.0 </text:p>
          </table:table-cell>
          <table:table-cell table:style-name="ce5" office:value-type="float" office:value="103.8669" calcext:value-type="float">
            <text:p>103.9 </text:p>
          </table:table-cell>
          <table:table-cell table:style-name="ce5" office:value-type="float" office:value="108.1009" calcext:value-type="float">
            <text:p>108.1 </text:p>
          </table:table-cell>
          <table:table-cell table:style-name="ce5" office:value-type="float" office:value="104.4067" calcext:value-type="float">
            <text:p>104.4 </text:p>
          </table:table-cell>
          <table:table-cell table:style-name="ce5" office:value-type="float" office:value="103.9368" calcext:value-type="float">
            <text:p>103.9 </text:p>
          </table:table-cell>
          <table:table-cell table:style-name="ce5" office:value-type="float" office:value="106.8734" calcext:value-type="float">
            <text:p>106.9 </text:p>
          </table:table-cell>
          <table:table-cell table:style-name="ce5" office:value-type="float" office:value="100.7151" calcext:value-type="float">
            <text:p>100.7 </text:p>
          </table:table-cell>
          <table:table-cell table:style-name="ce5" office:value-type="float" office:value="176.6397" calcext:value-type="float">
            <text:p>176.6 </text:p>
          </table:table-cell>
          <table:table-cell table:style-name="ce5" office:value-type="float" office:value="108.7" calcext:value-type="float">
            <text:p>108.7 </text:p>
          </table:table-cell>
          <table:table-cell table:style-name="ce5" office:value-type="float" office:value="108.372" calcext:value-type="float">
            <text:p>108.4 </text:p>
          </table:table-cell>
          <table:table-cell table:style-name="ce5" office:value-type="float" office:value="105.4833" calcext:value-type="float">
            <text:p>105.5 </text:p>
          </table:table-cell>
          <table:table-cell table:style-name="ce5" office:value-type="float" office:value="106.06" calcext:value-type="float">
            <text:p>106.1 </text:p>
          </table:table-cell>
          <table:table-cell table:style-name="ce5" office:value-type="float" office:value="106.8757" calcext:value-type="float">
            <text:p>106.9 </text:p>
          </table:table-cell>
          <table:table-cell table:style-name="ce5" office:value-type="float" office:value="111.0946" calcext:value-type="float">
            <text:p>111.1 </text:p>
          </table:table-cell>
          <table:table-cell table:style-name="ce5" office:value-type="float" office:value="110.8273" calcext:value-type="float">
            <text:p>110.8 </text:p>
          </table:table-cell>
          <table:table-cell table:style-name="ce5" office:value-type="float" office:value="109.388" calcext:value-type="float">
            <text:p>109.4 </text:p>
          </table:table-cell>
          <table:table-cell table:style-name="ce5" office:value-type="float" office:value="123.5002" calcext:value-type="float">
            <text:p>123.5 </text:p>
          </table:table-cell>
          <table:table-cell table:style-name="ce5" office:value-type="float" office:value="110.7" calcext:value-type="float">
            <text:p>110.7 </text:p>
          </table:table-cell>
          <table:table-cell table:style-name="ce5" office:value-type="float" office:value="126.3628" calcext:value-type="float">
            <text:p>126.4 </text:p>
          </table:table-cell>
          <table:table-cell table:style-name="ce5" office:value-type="float" office:value="116.4633" calcext:value-type="float">
            <text:p>116.5 </text:p>
          </table:table-cell>
          <table:table-cell table:style-name="ce5" office:value-type="float" office:value="123.114" calcext:value-type="float">
            <text:p>123.1 </text:p>
          </table:table-cell>
          <table:table-cell table:style-name="ce5" office:value-type="float" office:value="102.1146" calcext:value-type="float">
            <text:p>102.1 </text:p>
          </table:table-cell>
          <table:table-cell table:style-name="ce5" office:value-type="float" office:value="124.6315" calcext:value-type="float">
            <text:p>124.6 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107.9173" calcext:value-type="float">
            <text:p>107.9 </text:p>
          </table:table-cell>
          <table:table-cell office:value-type="float" office:value="108.1317" calcext:value-type="float">
            <text:p>108.1 </text:p>
          </table:table-cell>
          <table:table-cell office:value-type="float" office:value="108.6891" calcext:value-type="float">
            <text:p>108.7 </text:p>
          </table:table-cell>
          <table:table-cell office:value-type="float" office:value="108.2697" calcext:value-type="float">
            <text:p>108.3 </text:p>
          </table:table-cell>
          <table:table-cell office:value-type="float" office:value="114.7371" calcext:value-type="float">
            <text:p>114.7 </text:p>
          </table:table-cell>
          <table:table-cell office:value-type="float" office:value="122.8103" calcext:value-type="float">
            <text:p>122.8 </text:p>
          </table:table-cell>
          <table:table-cell office:value-type="float" office:value="106.7182" calcext:value-type="float">
            <text:p>106.7 </text:p>
          </table:table-cell>
          <table:table-cell office:value-type="float" office:value="112.3667" calcext:value-type="float">
            <text:p>112.4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9.3432" calcext:value-type="float">
            <text:p>109.3 </text:p>
          </table:table-cell>
          <table:table-cell office:value-type="float" office:value="103.7033" calcext:value-type="float">
            <text:p>103.7 </text:p>
          </table:table-cell>
          <table:table-cell office:value-type="float" office:value="104.9433" calcext:value-type="float">
            <text:p>104.9 </text:p>
          </table:table-cell>
          <table:table-cell office:value-type="float" office:value="105.9843" calcext:value-type="float">
            <text:p>106.0 </text:p>
          </table:table-cell>
          <table:table-cell office:value-type="float" office:value="98.7712" calcext:value-type="float">
            <text:p>98.8 </text:p>
          </table:table-cell>
          <table:table-cell office:value-type="float" office:value="113.6936" calcext:value-type="float">
            <text:p>113.7 </text:p>
          </table:table-cell>
          <table:table-cell office:value-type="float" office:value="113.312" calcext:value-type="float">
            <text:p>113.3 </text:p>
          </table:table-cell>
          <table:table-cell office:value-type="float" office:value="101.3705" calcext:value-type="float">
            <text:p>101.4 </text:p>
          </table:table-cell>
          <table:table-cell office:value-type="float" office:value="100.672" calcext:value-type="float">
            <text:p>100.7 </text:p>
          </table:table-cell>
          <table:table-cell office:value-type="float" office:value="102.6667" calcext:value-type="float">
            <text:p>102.7 </text:p>
          </table:table-cell>
          <table:table-cell office:value-type="float" office:value="101.8071" calcext:value-type="float">
            <text:p>101.8 </text:p>
          </table:table-cell>
          <table:table-cell office:value-type="float" office:value="105.6143" calcext:value-type="float">
            <text:p>105.6 </text:p>
          </table:table-cell>
          <table:table-cell office:value-type="float" office:value="108.821" calcext:value-type="float">
            <text:p>108.8 </text:p>
          </table:table-cell>
          <table:table-cell office:value-type="float" office:value="111.1793" calcext:value-type="float">
            <text:p>111.2 </text:p>
          </table:table-cell>
          <table:table-cell office:value-type="float" office:value="106.3767" calcext:value-type="float">
            <text:p>106.4 </text:p>
          </table:table-cell>
          <table:table-cell office:value-type="float" office:value="122.9923" calcext:value-type="float">
            <text:p>123.0 </text:p>
          </table:table-cell>
          <table:table-cell office:value-type="float" office:value="108.2333" calcext:value-type="float">
            <text:p>108.2 </text:p>
          </table:table-cell>
          <table:table-cell office:value-type="float" office:value="107.751" calcext:value-type="float">
            <text:p>107.8 </text:p>
          </table:table-cell>
          <table:table-cell office:value-type="float" office:value="112.7667" calcext:value-type="float">
            <text:p>112.8 </text:p>
          </table:table-cell>
          <table:table-cell office:value-type="float" office:value="109.1846" calcext:value-type="float">
            <text:p>109.2 </text:p>
          </table:table-cell>
          <table:table-cell office:value-type="float" office:value="103.1261" calcext:value-type="float">
            <text:p>103.1 </text:p>
          </table:table-cell>
          <table:table-cell office:value-type="float" office:value="108.1621" calcext:value-type="float">
            <text:p>108.2 </text:p>
          </table:table-cell>
          <table:table-cell office:value-type="float" office:value="105.3033" calcext:value-type="float">
            <text:p>105.3 </text:p>
          </table:table-cell>
          <table:table-cell office:value-type="float" office:value="103.4012" calcext:value-type="float">
            <text:p>103.4 </text:p>
          </table:table-cell>
          <table:table-cell office:value-type="float" office:value="107.6457" calcext:value-type="float">
            <text:p>107.6 </text:p>
          </table:table-cell>
          <table:table-cell office:value-type="float" office:value="100.5986" calcext:value-type="float">
            <text:p>100.6 </text:p>
          </table:table-cell>
          <table:table-cell office:value-type="float" office:value="181.4354" calcext:value-type="float">
            <text:p>181.4 </text:p>
          </table:table-cell>
          <table:table-cell office:value-type="float" office:value="109.1" calcext:value-type="float">
            <text:p>109.1 </text:p>
          </table:table-cell>
          <table:table-cell office:value-type="float" office:value="109.5982" calcext:value-type="float">
            <text:p>109.6 </text:p>
          </table:table-cell>
          <table:table-cell office:value-type="float" office:value="105.0533" calcext:value-type="float">
            <text:p>105.1 </text:p>
          </table:table-cell>
          <table:table-cell office:value-type="float" office:value="105.8267" calcext:value-type="float">
            <text:p>105.8 </text:p>
          </table:table-cell>
          <table:table-cell office:value-type="float" office:value="107.5857" calcext:value-type="float">
            <text:p>107.6 </text:p>
          </table:table-cell>
          <table:table-cell office:value-type="float" office:value="111.4052" calcext:value-type="float">
            <text:p>111.4 </text:p>
          </table:table-cell>
          <table:table-cell office:value-type="float" office:value="111.8364" calcext:value-type="float">
            <text:p>111.8 </text:p>
          </table:table-cell>
          <table:table-cell office:value-type="float" office:value="110.1352" calcext:value-type="float">
            <text:p>110.1 </text:p>
          </table:table-cell>
          <table:table-cell office:value-type="float" office:value="124.4655" calcext:value-type="float">
            <text:p>124.5 </text:p>
          </table:table-cell>
          <table:table-cell office:value-type="float" office:value="111.0667" calcext:value-type="float">
            <text:p>111.1 </text:p>
          </table:table-cell>
          <table:table-cell office:value-type="float" office:value="129.3146" calcext:value-type="float">
            <text:p>129.3 </text:p>
          </table:table-cell>
          <table:table-cell office:value-type="float" office:value="116.4522" calcext:value-type="float">
            <text:p>116.5 </text:p>
          </table:table-cell>
          <table:table-cell office:value-type="float" office:value="123.7751" calcext:value-type="float">
            <text:p>123.8 </text:p>
          </table:table-cell>
          <table:table-cell office:value-type="float" office:value="107.915" calcext:value-type="float">
            <text:p>107.9 </text:p>
          </table:table-cell>
          <table:table-cell office:value-type="float" office:value="126.6569" calcext:value-type="float">
            <text:p>126.7 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table:style-name="ce5" office:value-type="float" office:value="108.8461" calcext:value-type="float">
            <text:p>108.8 </text:p>
          </table:table-cell>
          <table:table-cell table:style-name="ce5" office:value-type="float" office:value="108.8526" calcext:value-type="float">
            <text:p>108.9 </text:p>
          </table:table-cell>
          <table:table-cell table:style-name="ce5" office:value-type="float" office:value="108.5503" calcext:value-type="float">
            <text:p>108.6 </text:p>
          </table:table-cell>
          <table:table-cell table:style-name="ce5" office:value-type="float" office:value="108.6647" calcext:value-type="float">
            <text:p>108.7 </text:p>
          </table:table-cell>
          <table:table-cell table:style-name="ce5" office:value-type="float" office:value="116.0881" calcext:value-type="float">
            <text:p>116.1 </text:p>
          </table:table-cell>
          <table:table-cell table:style-name="ce5" office:value-type="float" office:value="123.0296" calcext:value-type="float">
            <text:p>123.0 </text:p>
          </table:table-cell>
          <table:table-cell table:style-name="ce5" office:value-type="float" office:value="107.1846" calcext:value-type="float">
            <text:p>107.2 </text:p>
          </table:table-cell>
          <table:table-cell table:style-name="ce5" office:value-type="float" office:value="112.0333" calcext:value-type="float">
            <text:p>112.0 </text:p>
          </table:table-cell>
          <table:table-cell table:style-name="ce5" office:value-type="float" office:value="103.5667" calcext:value-type="float">
            <text:p>103.6 </text:p>
          </table:table-cell>
          <table:table-cell table:style-name="ce5" office:value-type="float" office:value="108.8989" calcext:value-type="float">
            <text:p>108.9 </text:p>
          </table:table-cell>
          <table:table-cell table:style-name="ce5" office:value-type="float" office:value="103.8133" calcext:value-type="float">
            <text:p>103.8 </text:p>
          </table:table-cell>
          <table:table-cell table:style-name="ce5" office:value-type="float" office:value="104.7333" calcext:value-type="float">
            <text:p>104.7 </text:p>
          </table:table-cell>
          <table:table-cell table:style-name="ce5" office:value-type="float" office:value="105.4842" calcext:value-type="float">
            <text:p>105.5 </text:p>
          </table:table-cell>
          <table:table-cell table:style-name="ce5" office:value-type="float" office:value="99.78009" calcext:value-type="float">
            <text:p>99.8 </text:p>
          </table:table-cell>
          <table:table-cell table:style-name="ce5" office:value-type="float" office:value="113.5455" calcext:value-type="float">
            <text:p>113.5 </text:p>
          </table:table-cell>
          <table:table-cell table:style-name="ce5" office:value-type="float" office:value="114.3714" calcext:value-type="float">
            <text:p>114.4 </text:p>
          </table:table-cell>
          <table:table-cell table:style-name="ce5" office:value-type="float" office:value="100.7725" calcext:value-type="float">
            <text:p>100.8 </text:p>
          </table:table-cell>
          <table:table-cell table:style-name="ce5" office:value-type="float" office:value="100.7393" calcext:value-type="float">
            <text:p>100.7 </text:p>
          </table:table-cell>
          <table:table-cell table:style-name="ce5" office:value-type="float" office:value="102.5" calcext:value-type="float">
            <text:p>102.5 </text:p>
          </table:table-cell>
          <table:table-cell table:style-name="ce5" office:value-type="float" office:value="101.332" calcext:value-type="float">
            <text:p>101.3 </text:p>
          </table:table-cell>
          <table:table-cell table:style-name="ce5" office:value-type="float" office:value="105.6283" calcext:value-type="float">
            <text:p>105.6 </text:p>
          </table:table-cell>
          <table:table-cell table:style-name="ce5" office:value-type="float" office:value="108.4025" calcext:value-type="float">
            <text:p>108.4 </text:p>
          </table:table-cell>
          <table:table-cell table:style-name="ce5" office:value-type="float" office:value="111.3654" calcext:value-type="float">
            <text:p>111.4 </text:p>
          </table:table-cell>
          <table:table-cell table:style-name="ce5" office:value-type="float" office:value="106.5433" calcext:value-type="float">
            <text:p>106.5 </text:p>
          </table:table-cell>
          <table:table-cell table:style-name="ce5" office:value-type="float" office:value="124.3141" calcext:value-type="float">
            <text:p>124.3 </text:p>
          </table:table-cell>
          <table:table-cell table:style-name="ce5" office:value-type="float" office:value="107.9767" calcext:value-type="float">
            <text:p>108.0 </text:p>
          </table:table-cell>
          <table:table-cell table:style-name="ce5" office:value-type="float" office:value="108.2622" calcext:value-type="float">
            <text:p>108.3 </text:p>
          </table:table-cell>
          <table:table-cell table:style-name="ce5" office:value-type="float" office:value="112.8333" calcext:value-type="float">
            <text:p>112.8 </text:p>
          </table:table-cell>
          <table:table-cell table:style-name="ce5" office:value-type="float" office:value="109.4831" calcext:value-type="float">
            <text:p>109.5 </text:p>
          </table:table-cell>
          <table:table-cell table:style-name="ce5" office:value-type="float" office:value="103.5544" calcext:value-type="float">
            <text:p>103.6 </text:p>
          </table:table-cell>
          <table:table-cell table:style-name="ce5" office:value-type="float" office:value="108.3049" calcext:value-type="float">
            <text:p>108.3 </text:p>
          </table:table-cell>
          <table:table-cell table:style-name="ce5" office:value-type="float" office:value="104.6967" calcext:value-type="float">
            <text:p>104.7 </text:p>
          </table:table-cell>
          <table:table-cell table:style-name="ce5" office:value-type="float" office:value="104.2515" calcext:value-type="float">
            <text:p>104.3 </text:p>
          </table:table-cell>
          <table:table-cell table:style-name="ce5" office:value-type="float" office:value="107.7946" calcext:value-type="float">
            <text:p>107.8 </text:p>
          </table:table-cell>
          <table:table-cell table:style-name="ce5" office:value-type="float" office:value="100.3909" calcext:value-type="float">
            <text:p>100.4 </text:p>
          </table:table-cell>
          <table:table-cell table:style-name="ce5" office:value-type="float" office:value="190.6953" calcext:value-type="float">
            <text:p>190.7 </text:p>
          </table:table-cell>
          <table:table-cell table:style-name="ce5" office:value-type="float" office:value="109.3" calcext:value-type="float">
            <text:p>109.3 </text:p>
          </table:table-cell>
          <table:table-cell table:style-name="ce5" office:value-type="float" office:value="109.8502" calcext:value-type="float">
            <text:p>109.9 </text:p>
          </table:table-cell>
          <table:table-cell table:style-name="ce5" office:value-type="float" office:value="105.0333" calcext:value-type="float">
            <text:p>105.0 </text:p>
          </table:table-cell>
          <table:table-cell table:style-name="ce5" office:value-type="float" office:value="105.84" calcext:value-type="float">
            <text:p>105.8 </text:p>
          </table:table-cell>
          <table:table-cell table:style-name="ce5" office:value-type="float" office:value="107.6337" calcext:value-type="float">
            <text:p>107.6 </text:p>
          </table:table-cell>
          <table:table-cell table:style-name="ce5" office:value-type="float" office:value="111.9076" calcext:value-type="float">
            <text:p>111.9 </text:p>
          </table:table-cell>
          <table:table-cell table:style-name="ce5" office:value-type="float" office:value="112.601" calcext:value-type="float">
            <text:p>112.6 </text:p>
          </table:table-cell>
          <table:table-cell table:style-name="ce5" office:value-type="float" office:value="110.4805" calcext:value-type="float">
            <text:p>110.5 </text:p>
          </table:table-cell>
          <table:table-cell table:style-name="ce5" office:value-type="float" office:value="127.4925" calcext:value-type="float">
            <text:p>127.5 </text:p>
          </table:table-cell>
          <table:table-cell table:style-name="ce5" office:value-type="float" office:value="111.2" calcext:value-type="float">
            <text:p>111.2 </text:p>
          </table:table-cell>
          <table:table-cell table:style-name="ce5" office:value-type="float" office:value="131.5501" calcext:value-type="float">
            <text:p>131.6 </text:p>
          </table:table-cell>
          <table:table-cell table:style-name="ce5" office:value-type="float" office:value="116.8629" calcext:value-type="float">
            <text:p>116.9 </text:p>
          </table:table-cell>
          <table:table-cell table:style-name="ce5" office:value-type="float" office:value="125.1669" calcext:value-type="float">
            <text:p>125.2 </text:p>
          </table:table-cell>
          <table:table-cell table:style-name="ce5" office:value-type="float" office:value="107.8044" calcext:value-type="float">
            <text:p>107.8 </text:p>
          </table:table-cell>
          <table:table-cell table:style-name="ce5" office:value-type="float" office:value="127.3771" calcext:value-type="float">
            <text:p>127.4 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109.4962" calcext:value-type="float">
            <text:p>109.5 </text:p>
          </table:table-cell>
          <table:table-cell office:value-type="float" office:value="109.213" calcext:value-type="float">
            <text:p>109.2 </text:p>
          </table:table-cell>
          <table:table-cell office:value-type="float" office:value="109.2441" calcext:value-type="float">
            <text:p>109.2 </text:p>
          </table:table-cell>
          <table:table-cell office:value-type="float" office:value="109.7445" calcext:value-type="float">
            <text:p>109.7 </text:p>
          </table:table-cell>
          <table:table-cell office:value-type="float" office:value="117.4065" calcext:value-type="float">
            <text:p>117.4 </text:p>
          </table:table-cell>
          <table:table-cell office:value-type="float" office:value="124.5196" calcext:value-type="float">
            <text:p>124.5 </text:p>
          </table:table-cell>
          <table:table-cell office:value-type="float" office:value="107.579" calcext:value-type="float">
            <text:p>107.6 </text:p>
          </table:table-cell>
          <table:table-cell office:value-type="float" office:value="113.6" calcext:value-type="float">
            <text:p>113.6 </text:p>
          </table:table-cell>
          <table:table-cell office:value-type="float" office:value="104.0333" calcext:value-type="float">
            <text:p>104.0 </text:p>
          </table:table-cell>
          <table:table-cell office:value-type="float" office:value="110.2148" calcext:value-type="float">
            <text:p>110.2 </text:p>
          </table:table-cell>
          <table:table-cell office:value-type="float" office:value="104.5767" calcext:value-type="float">
            <text:p>104.6 </text:p>
          </table:table-cell>
          <table:table-cell office:value-type="float" office:value="105.33" calcext:value-type="float">
            <text:p>105.3 </text:p>
          </table:table-cell>
          <table:table-cell office:value-type="float" office:value="106.9512" calcext:value-type="float">
            <text:p>107.0 </text:p>
          </table:table-cell>
          <table:table-cell office:value-type="float" office:value="98.95838" calcext:value-type="float">
            <text:p>99.0 </text:p>
          </table:table-cell>
          <table:table-cell office:value-type="float" office:value="115.544" calcext:value-type="float">
            <text:p>115.5 </text:p>
          </table:table-cell>
          <table:table-cell office:value-type="float" office:value="115.1928" calcext:value-type="float">
            <text:p>115.2 </text:p>
          </table:table-cell>
          <table:table-cell office:value-type="float" office:value="101.7028" calcext:value-type="float">
            <text:p>101.7 </text:p>
          </table:table-cell>
          <table:table-cell office:value-type="float" office:value="100.9073" calcext:value-type="float">
            <text:p>100.9 </text:p>
          </table:table-cell>
          <table:table-cell office:value-type="float" office:value="103.4667" calcext:value-type="float">
            <text:p>103.5 </text:p>
          </table:table-cell>
          <table:table-cell office:value-type="float" office:value="101.6374" calcext:value-type="float">
            <text:p>101.6 </text:p>
          </table:table-cell>
          <table:table-cell office:value-type="float" office:value="106.9847" calcext:value-type="float">
            <text:p>107.0 </text:p>
          </table:table-cell>
          <table:table-cell office:value-type="float" office:value="109.3052" calcext:value-type="float">
            <text:p>109.3 </text:p>
          </table:table-cell>
          <table:table-cell office:value-type="float" office:value="112.3638" calcext:value-type="float">
            <text:p>112.4 </text:p>
          </table:table-cell>
          <table:table-cell office:value-type="float" office:value="107.3867" calcext:value-type="float">
            <text:p>107.4 </text:p>
          </table:table-cell>
          <table:table-cell office:value-type="float" office:value="126.611" calcext:value-type="float">
            <text:p>126.6 </text:p>
          </table:table-cell>
          <table:table-cell office:value-type="float" office:value="108.3533" calcext:value-type="float">
            <text:p>108.4 </text:p>
          </table:table-cell>
          <table:table-cell office:value-type="float" office:value="109.1822" calcext:value-type="float">
            <text:p>109.2 </text:p>
          </table:table-cell>
          <table:table-cell office:value-type="float" office:value="114.5333" calcext:value-type="float">
            <text:p>114.5 </text:p>
          </table:table-cell>
          <table:table-cell office:value-type="float" office:value="111.708" calcext:value-type="float">
            <text:p>111.7 </text:p>
          </table:table-cell>
          <table:table-cell office:value-type="float" office:value="103.2094" calcext:value-type="float">
            <text:p>103.2 </text:p>
          </table:table-cell>
          <table:table-cell office:value-type="float" office:value="108.9982" calcext:value-type="float">
            <text:p>109.0 </text:p>
          </table:table-cell>
          <table:table-cell office:value-type="float" office:value="104.0767" calcext:value-type="float">
            <text:p>104.1 </text:p>
          </table:table-cell>
          <table:table-cell office:value-type="float" office:value="104.3911" calcext:value-type="float">
            <text:p>104.4 </text:p>
          </table:table-cell>
          <table:table-cell office:value-type="float" office:value="108.1489" calcext:value-type="float">
            <text:p>108.1 </text:p>
          </table:table-cell>
          <table:table-cell office:value-type="float" office:value="100.519" calcext:value-type="float">
            <text:p>100.5 </text:p>
          </table:table-cell>
          <table:table-cell office:value-type="float" office:value="198.8846" calcext:value-type="float">
            <text:p>198.9 </text:p>
          </table:table-cell>
          <table:table-cell office:value-type="float" office:value="109.5" calcext:value-type="float">
            <text:p>109.5 </text:p>
          </table:table-cell>
          <table:table-cell office:value-type="float" office:value="111.029" calcext:value-type="float">
            <text:p>111.0 </text:p>
          </table:table-cell>
          <table:table-cell office:value-type="float" office:value="105.7967" calcext:value-type="float">
            <text:p>105.8 </text:p>
          </table:table-cell>
          <table:table-cell office:value-type="float" office:value="106.76" calcext:value-type="float">
            <text:p>106.8 </text:p>
          </table:table-cell>
          <table:table-cell office:value-type="float" office:value="108.6302" calcext:value-type="float">
            <text:p>108.6 </text:p>
          </table:table-cell>
          <table:table-cell office:value-type="float" office:value="113.122" calcext:value-type="float">
            <text:p>113.1 </text:p>
          </table:table-cell>
          <table:table-cell office:value-type="float" office:value="113.9061" calcext:value-type="float">
            <text:p>113.9 </text:p>
          </table:table-cell>
          <table:table-cell office:value-type="float" office:value="111.634" calcext:value-type="float">
            <text:p>111.6 </text:p>
          </table:table-cell>
          <table:table-cell office:value-type="float" office:value="130.4809" calcext:value-type="float">
            <text:p>130.5 </text:p>
          </table:table-cell>
          <table:table-cell office:value-type="float" office:value="112.8103" calcext:value-type="float">
            <text:p>112.8 </text:p>
          </table:table-cell>
          <table:table-cell office:value-type="float" office:value="131.036" calcext:value-type="float">
            <text:p>131.0 </text:p>
          </table:table-cell>
          <table:table-cell office:value-type="float" office:value="117.7325" calcext:value-type="float">
            <text:p>117.7 </text:p>
          </table:table-cell>
          <table:table-cell office:value-type="float" office:value="127.9404" calcext:value-type="float">
            <text:p>127.9 </text:p>
          </table:table-cell>
          <table:table-cell office:value-type="float" office:value="107.7076" calcext:value-type="float">
            <text:p>107.7 </text:p>
          </table:table-cell>
          <table:table-cell office:value-type="float" office:value="128.8174" calcext:value-type="float">
            <text:p>128.8 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table:style-name="ce5" office:value-type="float" office:value="110.332" calcext:value-type="float">
            <text:p>110.3 </text:p>
          </table:table-cell>
          <table:table-cell table:style-name="ce5" office:value-type="float" office:value="110.4745" calcext:value-type="float">
            <text:p>110.5 </text:p>
          </table:table-cell>
          <table:table-cell table:style-name="ce5" office:value-type="float" office:value="110.0832" calcext:value-type="float">
            <text:p>110.1 </text:p>
          </table:table-cell>
          <table:table-cell table:style-name="ce5" office:value-type="float" office:value="111.3247" calcext:value-type="float">
            <text:p>111.3 </text:p>
          </table:table-cell>
          <table:table-cell table:style-name="ce5" office:value-type="float" office:value="118.4597" calcext:value-type="float">
            <text:p>118.5 </text:p>
          </table:table-cell>
          <table:table-cell table:style-name="ce5" office:value-type="float" office:value="126.765" calcext:value-type="float">
            <text:p>126.8 </text:p>
          </table:table-cell>
          <table:table-cell table:style-name="ce5" office:value-type="float" office:value="108.0007" calcext:value-type="float">
            <text:p>108.0 </text:p>
          </table:table-cell>
          <table:table-cell table:style-name="ce5" office:value-type="float" office:value="114.7333" calcext:value-type="float">
            <text:p>114.7 </text:p>
          </table:table-cell>
          <table:table-cell table:style-name="ce5" office:value-type="float" office:value="104.8667" calcext:value-type="float">
            <text:p>104.9 </text:p>
          </table:table-cell>
          <table:table-cell table:style-name="ce5" office:value-type="float" office:value="111.9409" calcext:value-type="float">
            <text:p>111.9 </text:p>
          </table:table-cell>
          <table:table-cell table:style-name="ce5" office:value-type="float" office:value="105.3467" calcext:value-type="float">
            <text:p>105.3 </text:p>
          </table:table-cell>
          <table:table-cell table:style-name="ce5" office:value-type="float" office:value="106.1333" calcext:value-type="float">
            <text:p>106.1 </text:p>
          </table:table-cell>
          <table:table-cell table:style-name="ce5" office:value-type="float" office:value="108.6848" calcext:value-type="float">
            <text:p>108.7 </text:p>
          </table:table-cell>
          <table:table-cell table:style-name="ce5" office:value-type="float" office:value="100.7754" calcext:value-type="float">
            <text:p>100.8 </text:p>
          </table:table-cell>
          <table:table-cell table:style-name="ce5" office:value-type="float" office:value="117.9373" calcext:value-type="float">
            <text:p>117.9 </text:p>
          </table:table-cell>
          <table:table-cell table:style-name="ce5" office:value-type="float" office:value="117.0812" calcext:value-type="float">
            <text:p>117.1 </text:p>
          </table:table-cell>
          <table:table-cell table:style-name="ce5" office:value-type="float" office:value="103.1979" calcext:value-type="float">
            <text:p>103.2 </text:p>
          </table:table-cell>
          <table:table-cell table:style-name="ce5" office:value-type="float" office:value="102.0161" calcext:value-type="float">
            <text:p>102.0 </text:p>
          </table:table-cell>
          <table:table-cell table:style-name="ce5" office:value-type="float" office:value="104.1333" calcext:value-type="float">
            <text:p>104.1 </text:p>
          </table:table-cell>
          <table:table-cell table:style-name="ce5" office:value-type="float" office:value="101.1284" calcext:value-type="float">
            <text:p>101.1 </text:p>
          </table:table-cell>
          <table:table-cell table:style-name="ce5" office:value-type="float" office:value="107.554" calcext:value-type="float">
            <text:p>107.6 </text:p>
          </table:table-cell>
          <table:table-cell table:style-name="ce5" office:value-type="float" office:value="111.4594" calcext:value-type="float">
            <text:p>111.5 </text:p>
          </table:table-cell>
          <table:table-cell table:style-name="ce5" office:value-type="float" office:value="114.8801" calcext:value-type="float">
            <text:p>114.9 </text:p>
          </table:table-cell>
          <table:table-cell table:style-name="ce5" office:value-type="float" office:value="108.4567" calcext:value-type="float">
            <text:p>108.5 </text:p>
          </table:table-cell>
          <table:table-cell table:style-name="ce5" office:value-type="float" office:value="128.393" calcext:value-type="float">
            <text:p>128.4 </text:p>
          </table:table-cell>
          <table:table-cell table:style-name="ce5" office:value-type="float" office:value="109.4967" calcext:value-type="float">
            <text:p>109.5 </text:p>
          </table:table-cell>
          <table:table-cell table:style-name="ce5" office:value-type="float" office:value="110.6135" calcext:value-type="float">
            <text:p>110.6 </text:p>
          </table:table-cell>
          <table:table-cell table:style-name="ce5" office:value-type="float" office:value="115.0667" calcext:value-type="float">
            <text:p>115.1 </text:p>
          </table:table-cell>
          <table:table-cell table:style-name="ce5" office:value-type="float" office:value="113.7973" calcext:value-type="float">
            <text:p>113.8 </text:p>
          </table:table-cell>
          <table:table-cell table:style-name="ce5" office:value-type="float" office:value="104.6637" calcext:value-type="float">
            <text:p>104.7 </text:p>
          </table:table-cell>
          <table:table-cell table:style-name="ce5" office:value-type="float" office:value="110.5073" calcext:value-type="float">
            <text:p>110.5 </text:p>
          </table:table-cell>
          <table:table-cell table:style-name="ce5" office:value-type="float" office:value="106.36" calcext:value-type="float">
            <text:p>106.4 </text:p>
          </table:table-cell>
          <table:table-cell table:style-name="ce5" office:value-type="float" office:value="106.5974" calcext:value-type="float">
            <text:p>106.6 </text:p>
          </table:table-cell>
          <table:table-cell table:style-name="ce5" office:value-type="float" office:value="108.7967" calcext:value-type="float">
            <text:p>108.8 </text:p>
          </table:table-cell>
          <table:table-cell table:style-name="ce5" office:value-type="float" office:value="101.2131" calcext:value-type="float">
            <text:p>101.2 </text:p>
          </table:table-cell>
          <table:table-cell table:style-name="ce5" office:value-type="float" office:value="206.8231" calcext:value-type="float">
            <text:p>206.8 </text:p>
          </table:table-cell>
          <table:table-cell table:style-name="ce5" office:value-type="float" office:value="110.9" calcext:value-type="float">
            <text:p>110.9 </text:p>
          </table:table-cell>
          <table:table-cell table:style-name="ce5" office:value-type="float" office:value="113.6269" calcext:value-type="float">
            <text:p>113.6 </text:p>
          </table:table-cell>
          <table:table-cell table:style-name="ce5" office:value-type="float" office:value="107.42" calcext:value-type="float">
            <text:p>107.4 </text:p>
          </table:table-cell>
          <table:table-cell table:style-name="ce5" office:value-type="float" office:value="108.37" calcext:value-type="float">
            <text:p>108.4 </text:p>
          </table:table-cell>
          <table:table-cell table:style-name="ce5" office:value-type="float" office:value="110.4694" calcext:value-type="float">
            <text:p>110.5 </text:p>
          </table:table-cell>
          <table:table-cell table:style-name="ce5" office:value-type="float" office:value="114.8391" calcext:value-type="float">
            <text:p>114.8 </text:p>
          </table:table-cell>
          <table:table-cell table:style-name="ce5" office:value-type="float" office:value="115.5021" calcext:value-type="float">
            <text:p>115.5 </text:p>
          </table:table-cell>
          <table:table-cell table:style-name="ce5" office:value-type="float" office:value="113.489" calcext:value-type="float">
            <text:p>113.5 </text:p>
          </table:table-cell>
          <table:table-cell table:style-name="ce5" office:value-type="float" office:value="133.0346" calcext:value-type="float">
            <text:p>133.0 </text:p>
          </table:table-cell>
          <table:table-cell table:style-name="ce5" office:value-type="float" office:value="112.1038" calcext:value-type="float">
            <text:p>112.1 </text:p>
          </table:table-cell>
          <table:table-cell table:style-name="ce5" office:value-type="float" office:value="133.0926" calcext:value-type="float">
            <text:p>133.1 </text:p>
          </table:table-cell>
          <table:table-cell table:style-name="ce5" office:value-type="float" office:value="118.1839" calcext:value-type="float">
            <text:p>118.2 </text:p>
          </table:table-cell>
          <table:table-cell table:style-name="ce5" office:value-type="float" office:value="130.5205" calcext:value-type="float">
            <text:p>130.5 </text:p>
          </table:table-cell>
          <table:table-cell table:style-name="ce5" office:value-type="float" office:value="107.9323" calcext:value-type="float">
            <text:p>107.9 </text:p>
          </table:table-cell>
          <table:table-cell table:style-name="ce5" office:value-type="float" office:value="130.7978" calcext:value-type="float">
            <text:p>130.8 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111.1679" calcext:value-type="float">
            <text:p>111.2 </text:p>
          </table:table-cell>
          <table:table-cell office:value-type="float" office:value="111.5198" calcext:value-type="float">
            <text:p>111.5 </text:p>
          </table:table-cell>
          <table:table-cell office:value-type="float" office:value="111.5367" calcext:value-type="float">
            <text:p>111.5 </text:p>
          </table:table-cell>
          <table:table-cell office:value-type="float" office:value="112.6679" calcext:value-type="float">
            <text:p>112.7 </text:p>
          </table:table-cell>
          <table:table-cell office:value-type="float" office:value="120.3447" calcext:value-type="float">
            <text:p>120.3 </text:p>
          </table:table-cell>
          <table:table-cell office:value-type="float" office:value="128.1001" calcext:value-type="float">
            <text:p>128.1 </text:p>
          </table:table-cell>
          <table:table-cell office:value-type="float" office:value="108.5858" calcext:value-type="float">
            <text:p>108.6 </text:p>
          </table:table-cell>
          <table:table-cell office:value-type="float" office:value="117" calcext:value-type="float">
            <text:p>117.0 </text:p>
          </table:table-cell>
          <table:table-cell office:value-type="float" office:value="105.6667" calcext:value-type="float">
            <text:p>105.7 </text:p>
          </table:table-cell>
          <table:table-cell office:value-type="float" office:value="115.4102" calcext:value-type="float">
            <text:p>115.4 </text:p>
          </table:table-cell>
          <table:table-cell office:value-type="float" office:value="105.9867" calcext:value-type="float">
            <text:p>106.0 </text:p>
          </table:table-cell>
          <table:table-cell office:value-type="float" office:value="106.7533" calcext:value-type="float">
            <text:p>106.8 </text:p>
          </table:table-cell>
          <table:table-cell office:value-type="float" office:value="110.1184" calcext:value-type="float">
            <text:p>110.1 </text:p>
          </table:table-cell>
          <table:table-cell office:value-type="float" office:value="100.5644" calcext:value-type="float">
            <text:p>100.6 </text:p>
          </table:table-cell>
          <table:table-cell office:value-type="float" office:value="119.3684" calcext:value-type="float">
            <text:p>119.4 </text:p>
          </table:table-cell>
          <table:table-cell office:value-type="float" office:value="118.179" calcext:value-type="float">
            <text:p>118.2 </text:p>
          </table:table-cell>
          <table:table-cell office:value-type="float" office:value="104.3276" calcext:value-type="float">
            <text:p>104.3 </text:p>
          </table:table-cell>
          <table:table-cell office:value-type="float" office:value="102.8898" calcext:value-type="float">
            <text:p>102.9 </text:p>
          </table:table-cell>
          <table:table-cell office:value-type="float" office:value="104.9" calcext:value-type="float">
            <text:p>104.9 </text:p>
          </table:table-cell>
          <table:table-cell office:value-type="string" calcext:value-type="string">
            <text:p>..</text:p>
          </table:table-cell>
          <table:table-cell office:value-type="float" office:value="108.2919" calcext:value-type="float">
            <text:p>108.3 </text:p>
          </table:table-cell>
          <table:table-cell office:value-type="float" office:value="112.9489" calcext:value-type="float">
            <text:p>112.9 </text:p>
          </table:table-cell>
          <table:table-cell office:value-type="float" office:value="117.1992" calcext:value-type="float">
            <text:p>117.2 </text:p>
          </table:table-cell>
          <table:table-cell office:value-type="float" office:value="109.0133" calcext:value-type="float">
            <text:p>109.0 </text:p>
          </table:table-cell>
          <table:table-cell office:value-type="float" office:value="130.1252" calcext:value-type="float">
            <text:p>130.1 </text:p>
          </table:table-cell>
          <table:table-cell office:value-type="float" office:value="110.5767" calcext:value-type="float">
            <text:p>110.6 </text:p>
          </table:table-cell>
          <table:table-cell office:value-type="float" office:value="113.067" calcext:value-type="float">
            <text:p>113.1 </text:p>
          </table:table-cell>
          <table:table-cell office:value-type="float" office:value="116.7" calcext:value-type="float">
            <text:p>116.7 </text:p>
          </table:table-cell>
          <table:table-cell office:value-type="float" office:value="114.9369" calcext:value-type="float">
            <text:p>114.9 </text:p>
          </table:table-cell>
          <table:table-cell office:value-type="float" office:value="104.6664" calcext:value-type="float">
            <text:p>104.7 </text:p>
          </table:table-cell>
          <table:table-cell office:value-type="float" office:value="112.363" calcext:value-type="float">
            <text:p>112.4 </text:p>
          </table:table-cell>
          <table:table-cell office:value-type="float" office:value="107.5867" calcext:value-type="float">
            <text:p>107.6 </text:p>
          </table:table-cell>
          <table:table-cell office:value-type="float" office:value="106.9139" calcext:value-type="float">
            <text:p>106.9 </text:p>
          </table:table-cell>
          <table:table-cell office:value-type="float" office:value="109.7786" calcext:value-type="float">
            <text:p>109.8 </text:p>
          </table:table-cell>
          <table:table-cell office:value-type="float" office:value="101.4379" calcext:value-type="float">
            <text:p>101.4 </text:p>
          </table:table-cell>
          <table:table-cell office:value-type="float" office:value="216.3875" calcext:value-type="float">
            <text:p>216.4 </text:p>
          </table:table-cell>
          <table:table-cell office:value-type="float" office:value="112" calcext:value-type="float">
            <text:p>112.0 </text:p>
          </table:table-cell>
          <table:table-cell office:value-type="float" office:value="115.446" calcext:value-type="float">
            <text:p>115.4 </text:p>
          </table:table-cell>
          <table:table-cell office:value-type="float" office:value="108.0233" calcext:value-type="float">
            <text:p>108.0 </text:p>
          </table:table-cell>
          <table:table-cell office:value-type="float" office:value="109.0967" calcext:value-type="float">
            <text:p>109.1 </text:p>
          </table:table-cell>
          <table:table-cell office:value-type="float" office:value="111.9025" calcext:value-type="float">
            <text:p>111.9 </text:p>
          </table:table-cell>
          <table:table-cell office:value-type="float" office:value="116.2638" calcext:value-type="float">
            <text:p>116.3 </text:p>
          </table:table-cell>
          <table:table-cell office:value-type="float" office:value="116.9249" calcext:value-type="float">
            <text:p>116.9 </text:p>
          </table:table-cell>
          <table:table-cell office:value-type="float" office:value="114.9862" calcext:value-type="float">
            <text:p>115.0 </text:p>
          </table:table-cell>
          <table:table-cell office:value-type="float" office:value="136.4667" calcext:value-type="float">
            <text:p>136.5 </text:p>
          </table:table-cell>
          <table:table-cell office:value-type="float" office:value="112.1782" calcext:value-type="float">
            <text:p>112.2 </text:p>
          </table:table-cell>
          <table:table-cell office:value-type="float" office:value="135.5532" calcext:value-type="float">
            <text:p>135.6 </text:p>
          </table:table-cell>
          <table:table-cell office:value-type="float" office:value="118.2802" calcext:value-type="float">
            <text:p>118.3 </text:p>
          </table:table-cell>
          <table:table-cell office:value-type="float" office:value="132.2617" calcext:value-type="float">
            <text:p>132.3 </text:p>
          </table:table-cell>
          <table:table-cell office:value-type="float" office:value="108.3955" calcext:value-type="float">
            <text:p>108.4 </text:p>
          </table:table-cell>
          <table:table-cell office:value-type="float" office:value="132.9132" calcext:value-type="float">
            <text:p>132.9 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table:style-name="ce5" office:value-type="float" office:value="112.6538" calcext:value-type="float">
            <text:p>112.7 </text:p>
          </table:table-cell>
          <table:table-cell table:style-name="ce5" office:value-type="float" office:value="113.286" calcext:value-type="float">
            <text:p>113.3 </text:p>
          </table:table-cell>
          <table:table-cell table:style-name="ce5" office:value-type="float" office:value="114.1597" calcext:value-type="float">
            <text:p>114.2 </text:p>
          </table:table-cell>
          <table:table-cell table:style-name="ce5" office:value-type="float" office:value="113.8004" calcext:value-type="float">
            <text:p>113.8 </text:p>
          </table:table-cell>
          <table:table-cell table:style-name="ce5" office:value-type="float" office:value="123.7876" calcext:value-type="float">
            <text:p>123.8 </text:p>
          </table:table-cell>
          <table:table-cell table:style-name="ce5" office:value-type="float" office:value="129.3722" calcext:value-type="float">
            <text:p>129.4 </text:p>
          </table:table-cell>
          <table:table-cell table:style-name="ce5" office:value-type="float" office:value="110.4538" calcext:value-type="float">
            <text:p>110.5 </text:p>
          </table:table-cell>
          <table:table-cell table:style-name="ce5" office:value-type="float" office:value="118.9" calcext:value-type="float">
            <text:p>118.9 </text:p>
          </table:table-cell>
          <table:table-cell table:style-name="ce5" office:value-type="float" office:value="106.8333" calcext:value-type="float">
            <text:p>106.8 </text:p>
          </table:table-cell>
          <table:table-cell table:style-name="ce5" office:value-type="float" office:value="119.0676" calcext:value-type="float">
            <text:p>119.1 </text:p>
          </table:table-cell>
          <table:table-cell table:style-name="ce5" office:value-type="float" office:value="107.3833" calcext:value-type="float">
            <text:p>107.4 </text:p>
          </table:table-cell>
          <table:table-cell table:style-name="ce5" office:value-type="float" office:value="107.58" calcext:value-type="float">
            <text:p>107.6 </text:p>
          </table:table-cell>
          <table:table-cell table:style-name="ce5" office:value-type="float" office:value="110.7851" calcext:value-type="float">
            <text:p>110.8 </text:p>
          </table:table-cell>
          <table:table-cell table:style-name="ce5" office:value-type="float" office:value="104.2186" calcext:value-type="float">
            <text:p>104.2 </text:p>
          </table:table-cell>
          <table:table-cell table:style-name="ce5" office:value-type="float" office:value="121.5889" calcext:value-type="float">
            <text:p>121.6 </text:p>
          </table:table-cell>
          <table:table-cell table:style-name="ce5" office:value-type="float" office:value="119.8969" calcext:value-type="float">
            <text:p>119.9 </text:p>
          </table:table-cell>
          <table:table-cell table:style-name="ce5" office:value-type="float" office:value="106.1218" calcext:value-type="float">
            <text:p>106.1 </text:p>
          </table:table-cell>
          <table:table-cell table:style-name="ce5" office:value-type="float" office:value="103.2594" calcext:value-type="float">
            <text:p>103.3 </text:p>
          </table:table-cell>
          <table:table-cell table:style-name="ce5" office:value-type="float" office:value="106.1333" calcext:value-type="float">
            <text:p>10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9.3742" calcext:value-type="float">
            <text:p>109.4 </text:p>
          </table:table-cell>
          <table:table-cell table:style-name="ce5" office:value-type="float" office:value="116.143" calcext:value-type="float">
            <text:p>116.1 </text:p>
          </table:table-cell>
          <table:table-cell table:style-name="ce5" office:value-type="float" office:value="121.6705" calcext:value-type="float">
            <text:p>121.7 </text:p>
          </table:table-cell>
          <table:table-cell table:style-name="ce5" office:value-type="float" office:value="110.9067" calcext:value-type="float">
            <text:p>110.9 </text:p>
          </table:table-cell>
          <table:table-cell table:style-name="ce5" office:value-type="float" office:value="133.0043" calcext:value-type="float">
            <text:p>133.0 </text:p>
          </table:table-cell>
          <table:table-cell table:style-name="ce5" office:value-type="float" office:value="113.12" calcext:value-type="float">
            <text:p>113.1 </text:p>
          </table:table-cell>
          <table:table-cell table:style-name="ce5" office:value-type="float" office:value="114.7027" calcext:value-type="float">
            <text:p>114.7 </text:p>
          </table:table-cell>
          <table:table-cell table:style-name="ce5" office:value-type="float" office:value="118.0667" calcext:value-type="float">
            <text:p>118.1 </text:p>
          </table:table-cell>
          <table:table-cell table:style-name="ce5" office:value-type="float" office:value="118.003" calcext:value-type="float">
            <text:p>118.0 </text:p>
          </table:table-cell>
          <table:table-cell table:style-name="ce5" office:value-type="float" office:value="106.0248" calcext:value-type="float">
            <text:p>106.0 </text:p>
          </table:table-cell>
          <table:table-cell table:style-name="ce5" office:value-type="float" office:value="114.2595" calcext:value-type="float">
            <text:p>114.3 </text:p>
          </table:table-cell>
          <table:table-cell table:style-name="ce5" office:value-type="float" office:value="109.0533" calcext:value-type="float">
            <text:p>109.1 </text:p>
          </table:table-cell>
          <table:table-cell table:style-name="ce5" office:value-type="float" office:value="110.3104" calcext:value-type="float">
            <text:p>110.3 </text:p>
          </table:table-cell>
          <table:table-cell table:style-name="ce5" office:value-type="float" office:value="111.3722" calcext:value-type="float">
            <text:p>111.4 </text:p>
          </table:table-cell>
          <table:table-cell table:style-name="ce5" office:value-type="float" office:value="101.8316" calcext:value-type="float">
            <text:p>101.8 </text:p>
          </table:table-cell>
          <table:table-cell table:style-name="ce5" office:value-type="float" office:value="239.987" calcext:value-type="float">
            <text:p>240.0 </text:p>
          </table:table-cell>
          <table:table-cell table:style-name="ce5" office:value-type="float" office:value="114.1" calcext:value-type="float">
            <text:p>114.1 </text:p>
          </table:table-cell>
          <table:table-cell table:style-name="ce5" office:value-type="float" office:value="117.1982" calcext:value-type="float">
            <text:p>117.2 </text:p>
          </table:table-cell>
          <table:table-cell table:style-name="ce5" office:value-type="float" office:value="109.8933" calcext:value-type="float">
            <text:p>109.9 </text:p>
          </table:table-cell>
          <table:table-cell table:style-name="ce5" office:value-type="float" office:value="111.0667" calcext:value-type="float">
            <text:p>111.1 </text:p>
          </table:table-cell>
          <table:table-cell table:style-name="ce5" office:value-type="float" office:value="113.2941" calcext:value-type="float">
            <text:p>113.3 </text:p>
          </table:table-cell>
          <table:table-cell table:style-name="ce5" office:value-type="float" office:value="119.0822" calcext:value-type="float">
            <text:p>119.1 </text:p>
          </table:table-cell>
          <table:table-cell table:style-name="ce5" office:value-type="float" office:value="119.0654" calcext:value-type="float">
            <text:p>119.1 </text:p>
          </table:table-cell>
          <table:table-cell table:style-name="ce5" office:value-type="float" office:value="116.9903" calcext:value-type="float">
            <text:p>117.0 </text:p>
          </table:table-cell>
          <table:table-cell table:style-name="ce5" office:value-type="float" office:value="140.8642" calcext:value-type="float">
            <text:p>140.9 </text:p>
          </table:table-cell>
          <table:table-cell table:style-name="ce5" office:value-type="float" office:value="113.1821" calcext:value-type="float">
            <text:p>113.2 </text:p>
          </table:table-cell>
          <table:table-cell table:style-name="ce5" office:value-type="float" office:value="138.0872" calcext:value-type="float">
            <text:p>138.1 </text:p>
          </table:table-cell>
          <table:table-cell table:style-name="ce5" office:value-type="float" office:value="118.9203" calcext:value-type="float">
            <text:p>118.9 </text:p>
          </table:table-cell>
          <table:table-cell table:style-name="ce5" office:value-type="float" office:value="135.5699" calcext:value-type="float">
            <text:p>135.6 </text:p>
          </table:table-cell>
          <table:table-cell table:style-name="ce5" office:value-type="float" office:value="108.9486" calcext:value-type="float">
            <text:p>108.9 </text:p>
          </table:table-cell>
          <table:table-cell table:style-name="ce5" office:value-type="float" office:value="134.3085" calcext:value-type="float">
            <text:p>134.3 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115.0685" calcext:value-type="float">
            <text:p>115.1 </text:p>
          </table:table-cell>
          <table:table-cell office:value-type="float" office:value="115.5928" calcext:value-type="float">
            <text:p>115.6 </text:p>
          </table:table-cell>
          <table:table-cell office:value-type="float" office:value="117.9621" calcext:value-type="float">
            <text:p>118.0 </text:p>
          </table:table-cell>
          <table:table-cell office:value-type="float" office:value="116.1443" calcext:value-type="float">
            <text:p>116.1 </text:p>
          </table:table-cell>
          <table:table-cell office:value-type="float" office:value="127.1616" calcext:value-type="float">
            <text:p>127.2 </text:p>
          </table:table-cell>
          <table:table-cell office:value-type="float" office:value="134.2682" calcext:value-type="float">
            <text:p>134.3 </text:p>
          </table:table-cell>
          <table:table-cell office:value-type="string" calcext:value-type="string">
            <text:p>..</text:p>
          </table:table-cell>
          <table:table-cell office:value-type="float" office:value="126.3667" calcext:value-type="float">
            <text:p>126.4 </text:p>
          </table:table-cell>
          <table:table-cell office:value-type="float" office:value="109.0667" calcext:value-type="float">
            <text:p>109.1 </text:p>
          </table:table-cell>
          <table:table-cell office:value-type="float" office:value="124.3655" calcext:value-type="float">
            <text:p>124.4 </text:p>
          </table:table-cell>
          <table:table-cell office:value-type="float" office:value="109.7033" calcext:value-type="float">
            <text:p>109.7 </text:p>
          </table:table-cell>
          <table:table-cell office:value-type="float" office:value="109.1833" calcext:value-type="float">
            <text:p>109.2 </text:p>
          </table:table-cell>
          <table:table-cell office:value-type="float" office:value="113.1189" calcext:value-type="float">
            <text:p>113.1 </text:p>
          </table:table-cell>
          <table:table-cell office:value-type="float" office:value="106.3252" calcext:value-type="float">
            <text:p>106.3 </text:p>
          </table:table-cell>
          <table:table-cell office:value-type="float" office:value="125.0678" calcext:value-type="float">
            <text:p>125.1 </text:p>
          </table:table-cell>
          <table:table-cell office:value-type="float" office:value="122.3135" calcext:value-type="float">
            <text:p>122.3 </text:p>
          </table:table-cell>
          <table:table-cell office:value-type="float" office:value="107.5837" calcext:value-type="float">
            <text:p>107.6 </text:p>
          </table:table-cell>
          <table:table-cell office:value-type="float" office:value="104.3011" calcext:value-type="float">
            <text:p>104.3 </text:p>
          </table:table-cell>
          <table:table-cell office:value-type="float" office:value="109.3333" calcext:value-type="float">
            <text:p>109.3 </text:p>
          </table:table-cell>
          <table:table-cell office:value-type="string" calcext:value-type="string">
            <text:p>..</text:p>
          </table:table-cell>
          <table:table-cell office:value-type="float" office:value="111.0573" calcext:value-type="float">
            <text:p>111.1 </text:p>
          </table:table-cell>
          <table:table-cell office:value-type="float" office:value="119.391" calcext:value-type="float">
            <text:p>119.4 </text:p>
          </table:table-cell>
          <table:table-cell office:value-type="float" office:value="128.2223" calcext:value-type="float">
            <text:p>128.2 </text:p>
          </table:table-cell>
          <table:table-cell office:value-type="float" office:value="113.2133" calcext:value-type="float">
            <text:p>113.2 </text:p>
          </table:table-cell>
          <table:table-cell office:value-type="float" office:value="135.8142" calcext:value-type="float">
            <text:p>135.8 </text:p>
          </table:table-cell>
          <table:table-cell office:value-type="float" office:value="116.42" calcext:value-type="float">
            <text:p>116.4 </text:p>
          </table:table-cell>
          <table:table-cell office:value-type="float" office:value="116.7473" calcext:value-type="float">
            <text:p>116.7 </text:p>
          </table:table-cell>
          <table:table-cell office:value-type="float" office:value="118.9" calcext:value-type="float">
            <text:p>118.9 </text:p>
          </table:table-cell>
          <table:table-cell office:value-type="float" office:value="122.48" calcext:value-type="float">
            <text:p>122.5 </text:p>
          </table:table-cell>
          <table:table-cell office:value-type="float" office:value="107.639" calcext:value-type="float">
            <text:p>107.6 </text:p>
          </table:table-cell>
          <table:table-cell office:value-type="float" office:value="119.1048" calcext:value-type="float">
            <text:p>119.1 </text:p>
          </table:table-cell>
          <table:table-cell office:value-type="float" office:value="110.3267" calcext:value-type="float">
            <text:p>110.3 </text:p>
          </table:table-cell>
          <table:table-cell office:value-type="float" office:value="112.597" calcext:value-type="float">
            <text:p>112.6 </text:p>
          </table:table-cell>
          <table:table-cell office:value-type="float" office:value="113.1785" calcext:value-type="float">
            <text:p>113.2 </text:p>
          </table:table-cell>
          <table:table-cell office:value-type="float" office:value="102.5922" calcext:value-type="float">
            <text:p>102.6 </text:p>
          </table:table-cell>
          <table:table-cell office:value-type="float" office:value="307.8714" calcext:value-type="float">
            <text:p>307.9 </text:p>
          </table:table-cell>
          <table:table-cell office:value-type="float" office:value="115.5" calcext:value-type="float">
            <text:p>115.5 </text:p>
          </table:table-cell>
          <table:table-cell office:value-type="float" office:value="119.8744" calcext:value-type="float">
            <text:p>119.9 </text:p>
          </table:table-cell>
          <table:table-cell office:value-type="float" office:value="112.3" calcext:value-type="float">
            <text:p>112.3 </text:p>
          </table:table-cell>
          <table:table-cell office:value-type="float" office:value="113.75" calcext:value-type="float">
            <text:p>113.8 </text:p>
          </table:table-cell>
          <table:table-cell office:value-type="float" office:value="115.5782" calcext:value-type="float">
            <text:p>115.6 </text:p>
          </table:table-cell>
          <table:table-cell office:value-type="float" office:value="124.5233" calcext:value-type="float">
            <text:p>124.5 </text:p>
          </table:table-cell>
          <table:table-cell office:value-type="float" office:value="121.9536" calcext:value-type="float">
            <text:p>122.0 </text:p>
          </table:table-cell>
          <table:table-cell office:value-type="float" office:value="120.4655" calcext:value-type="float">
            <text:p>120.5 </text:p>
          </table:table-cell>
          <table:table-cell office:value-type="float" office:value="144.4992" calcext:value-type="float">
            <text:p>144.5 </text:p>
          </table:table-cell>
          <table:table-cell office:value-type="float" office:value="114.1116" calcext:value-type="float">
            <text:p>114.1 </text:p>
          </table:table-cell>
          <table:table-cell office:value-type="float" office:value="138.124" calcext:value-type="float">
            <text:p>138.1 </text:p>
          </table:table-cell>
          <table:table-cell office:value-type="float" office:value="120.4301" calcext:value-type="float">
            <text:p>120.4 </text:p>
          </table:table-cell>
          <table:table-cell office:value-type="float" office:value="142.7176" calcext:value-type="float">
            <text:p>142.7 </text:p>
          </table:table-cell>
          <table:table-cell office:value-type="float" office:value="109.4429" calcext:value-type="float">
            <text:p>109.4 </text:p>
          </table:table-cell>
          <table:table-cell office:value-type="float" office:value="136.334" calcext:value-type="float">
            <text:p>136.3 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table:style-name="ce5" office:value-type="float" office:value="117.1117" calcext:value-type="float">
            <text:p>117.1 </text:p>
          </table:table-cell>
          <table:table-cell table:style-name="ce5" office:value-type="float" office:value="119.1611" calcext:value-type="float">
            <text:p>119.2 </text:p>
          </table:table-cell>
          <table:table-cell table:style-name="ce5" office:value-type="float" office:value="119.964" calcext:value-type="float">
            <text:p>120.0 </text:p>
          </table:table-cell>
          <table:table-cell table:style-name="ce5" office:value-type="float" office:value="119.7261" calcext:value-type="float">
            <text:p>119.7 </text:p>
          </table:table-cell>
          <table:table-cell table:style-name="ce5" office:value-type="float" office:value="132.1046" calcext:value-type="float">
            <text:p>132.1 </text:p>
          </table:table-cell>
          <table:table-cell table:style-name="ce5" office:value-type="float" office:value="138.586" calcext:value-type="float">
            <text:p>13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2.8333" calcext:value-type="float">
            <text:p>132.8 </text:p>
          </table:table-cell>
          <table:table-cell table:style-name="ce5" office:value-type="float" office:value="112.6667" calcext:value-type="float">
            <text:p>112.7 </text:p>
          </table:table-cell>
          <table:table-cell table:style-name="ce5" office:value-type="float" office:value="134.6026" calcext:value-type="float">
            <text:p>134.6 </text:p>
          </table:table-cell>
          <table:table-cell table:style-name="ce5" office:value-type="float" office:value="112.5433" calcext:value-type="float">
            <text:p>112.5 </text:p>
          </table:table-cell>
          <table:table-cell table:style-name="ce5" office:value-type="float" office:value="111.7467" calcext:value-type="float">
            <text:p>111.7 </text:p>
          </table:table-cell>
          <table:table-cell table:style-name="ce5" office:value-type="float" office:value="116.9862" calcext:value-type="float">
            <text:p>117.0 </text:p>
          </table:table-cell>
          <table:table-cell table:style-name="ce5" office:value-type="float" office:value="112.0623" calcext:value-type="float">
            <text:p>112.1 </text:p>
          </table:table-cell>
          <table:table-cell table:style-name="ce5" office:value-type="float" office:value="130.4219" calcext:value-type="float">
            <text:p>130.4 </text:p>
          </table:table-cell>
          <table:table-cell table:style-name="ce5" office:value-type="float" office:value="126.3089" calcext:value-type="float">
            <text:p>126.3 </text:p>
          </table:table-cell>
          <table:table-cell table:style-name="ce5" office:value-type="float" office:value="111.4046" calcext:value-type="float">
            <text:p>111.4 </text:p>
          </table:table-cell>
          <table:table-cell table:style-name="ce5" office:value-type="float" office:value="106.2836" calcext:value-type="float">
            <text:p>106.3 </text:p>
          </table:table-cell>
          <table:table-cell table:style-name="ce5" office:value-type="float" office:value="111.3333" calcext:value-type="float">
            <text:p>11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3.3695" calcext:value-type="float">
            <text:p>113.4 </text:p>
          </table:table-cell>
          <table:table-cell table:style-name="ce5" office:value-type="float" office:value="129.7442" calcext:value-type="float">
            <text:p>129.7 </text:p>
          </table:table-cell>
          <table:table-cell table:style-name="ce5" office:value-type="float" office:value="136.6095" calcext:value-type="float">
            <text:p>136.6 </text:p>
          </table:table-cell>
          <table:table-cell table:style-name="ce5" office:value-type="float" office:value="116.1133" calcext:value-type="float">
            <text:p>116.1 </text:p>
          </table:table-cell>
          <table:table-cell table:style-name="ce5" office:value-type="float" office:value="138.3746" calcext:value-type="float">
            <text:p>138.4 </text:p>
          </table:table-cell>
          <table:table-cell table:style-name="ce5" office:value-type="float" office:value="119.3033" calcext:value-type="float">
            <text:p>119.3 </text:p>
          </table:table-cell>
          <table:table-cell table:style-name="ce5" office:value-type="float" office:value="118.6897" calcext:value-type="float">
            <text:p>118.7 </text:p>
          </table:table-cell>
          <table:table-cell table:style-name="ce5" office:value-type="float" office:value="121.7667" calcext:value-type="float">
            <text:p>121.8 </text:p>
          </table:table-cell>
          <table:table-cell table:style-name="ce5" office:value-type="float" office:value="129.6703" calcext:value-type="float">
            <text:p>129.7 </text:p>
          </table:table-cell>
          <table:table-cell table:style-name="ce5" office:value-type="float" office:value="113.0137" calcext:value-type="float">
            <text:p>113.0 </text:p>
          </table:table-cell>
          <table:table-cell table:style-name="ce5" office:value-type="float" office:value="124.3334" calcext:value-type="float">
            <text:p>124.3 </text:p>
          </table:table-cell>
          <table:table-cell table:style-name="ce5" office:value-type="float" office:value="115.4067" calcext:value-type="float">
            <text:p>115.4 </text:p>
          </table:table-cell>
          <table:table-cell table:style-name="ce5" office:value-type="float" office:value="116.2968" calcext:value-type="float">
            <text:p>116.3 </text:p>
          </table:table-cell>
          <table:table-cell table:style-name="ce5" office:value-type="float" office:value="116.8879" calcext:value-type="float">
            <text:p>116.9 </text:p>
          </table:table-cell>
          <table:table-cell table:style-name="ce5" office:value-type="float" office:value="104.2079" calcext:value-type="float">
            <text:p>104.2 </text:p>
          </table:table-cell>
          <table:table-cell table:style-name="ce5" office:value-type="float" office:value="360.0169" calcext:value-type="float">
            <text:p>360.0 </text:p>
          </table:table-cell>
          <table:table-cell table:style-name="ce5" office:value-type="float" office:value="119.7" calcext:value-type="float">
            <text:p>119.7 </text:p>
          </table:table-cell>
          <table:table-cell table:style-name="ce5" office:value-type="float" office:value="123.4392" calcext:value-type="float">
            <text:p>123.4 </text:p>
          </table:table-cell>
          <table:table-cell table:style-name="ce5" office:value-type="float" office:value="116.0633" calcext:value-type="float">
            <text:p>116.1 </text:p>
          </table:table-cell>
          <table:table-cell table:style-name="ce5" office:value-type="float" office:value="117.9367" calcext:value-type="float">
            <text:p>117.9 </text:p>
          </table:table-cell>
          <table:table-cell table:style-name="ce5" office:value-type="float" office:value="118.7716" calcext:value-type="float">
            <text:p>118.8 </text:p>
          </table:table-cell>
          <table:table-cell table:style-name="ce5" office:value-type="float" office:value="130.3102" calcext:value-type="float">
            <text:p>130.3 </text:p>
          </table:table-cell>
          <table:table-cell table:style-name="ce5" office:value-type="float" office:value="125.7534" calcext:value-type="float">
            <text:p>125.8 </text:p>
          </table:table-cell>
          <table:table-cell table:style-name="ce5" office:value-type="float" office:value="124.51" calcext:value-type="float">
            <text:p>124.5 </text:p>
          </table:table-cell>
          <table:table-cell table:style-name="ce5" office:value-type="float" office:value="148.8869" calcext:value-type="float">
            <text:p>148.9 </text:p>
          </table:table-cell>
          <table:table-cell table:style-name="ce5" office:value-type="float" office:value="114.6322" calcext:value-type="float">
            <text:p>114.6 </text:p>
          </table:table-cell>
          <table:table-cell table:style-name="ce5" office:value-type="float" office:value="141.7231" calcext:value-type="float">
            <text:p>141.7 </text:p>
          </table:table-cell>
          <table:table-cell table:style-name="ce5" office:value-type="float" office:value="122.6652" calcext:value-type="float">
            <text:p>12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0.3969" calcext:value-type="float">
            <text:p>110.4 </text:p>
          </table:table-cell>
          <table:table-cell table:style-name="ce5" office:value-type="float" office:value="139.5296" calcext:value-type="float">
            <text:p>139.5 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119.2477" calcext:value-type="float">
            <text:p>119.2 </text:p>
          </table:table-cell>
          <table:table-cell office:value-type="float" office:value="122.4411" calcext:value-type="float">
            <text:p>122.4 </text:p>
          </table:table-cell>
          <table:table-cell office:value-type="float" office:value="123.0032" calcext:value-type="float">
            <text:p>123.0 </text:p>
          </table:table-cell>
          <table:table-cell office:value-type="float" office:value="120.7269" calcext:value-type="float">
            <text:p>120.7 </text:p>
          </table:table-cell>
          <table:table-cell office:value-type="float" office:value="136.7678" calcext:value-type="float">
            <text:p>136.8 </text:p>
          </table:table-cell>
          <table:table-cell office:value-type="float" office:value="141.972" calcext:value-type="float">
            <text:p>142.0 </text:p>
          </table:table-cell>
          <table:table-cell office:value-type="string" calcext:value-type="string">
            <text:p>..</text:p>
          </table:table-cell>
          <table:table-cell office:value-type="float" office:value="137.5667" calcext:value-type="float">
            <text:p>137.6 </text:p>
          </table:table-cell>
          <table:table-cell office:value-type="float" office:value="115.4" calcext:value-type="float">
            <text:p>115.4 </text:p>
          </table:table-cell>
          <table:table-cell office:value-type="float" office:value="142.8404" calcext:value-type="float">
            <text:p>142.8 </text:p>
          </table:table-cell>
          <table:table-cell office:value-type="float" office:value="114.2967" calcext:value-type="float">
            <text:p>114.3 </text:p>
          </table:table-cell>
          <table:table-cell office:value-type="float" office:value="112.9967" calcext:value-type="float">
            <text:p>113.0 </text:p>
          </table:table-cell>
          <table:table-cell office:value-type="float" office:value="119.4532" calcext:value-type="float">
            <text:p>119.5 </text:p>
          </table:table-cell>
          <table:table-cell office:value-type="float" office:value="112.3058" calcext:value-type="float">
            <text:p>112.3 </text:p>
          </table:table-cell>
          <table:table-cell office:value-type="float" office:value="139.0328" calcext:value-type="float">
            <text:p>139.0 </text:p>
          </table:table-cell>
          <table:table-cell office:value-type="float" office:value="129.6031" calcext:value-type="float">
            <text:p>129.6 </text:p>
          </table:table-cell>
          <table:table-cell office:value-type="float" office:value="113.3649" calcext:value-type="float">
            <text:p>113.4 </text:p>
          </table:table-cell>
          <table:table-cell office:value-type="float" office:value="107.8293" calcext:value-type="float">
            <text:p>107.8 </text:p>
          </table:table-cell>
          <table:table-cell office:value-type="float" office:value="113.7" calcext:value-type="float">
            <text:p>113.7 </text:p>
          </table:table-cell>
          <table:table-cell office:value-type="string" calcext:value-type="string">
            <text:p>..</text:p>
          </table:table-cell>
          <table:table-cell office:value-type="float" office:value="114.6556" calcext:value-type="float">
            <text:p>114.7 </text:p>
          </table:table-cell>
          <table:table-cell office:value-type="float" office:value="137.5108" calcext:value-type="float">
            <text:p>137.5 </text:p>
          </table:table-cell>
          <table:table-cell office:value-type="float" office:value="143.8127" calcext:value-type="float">
            <text:p>143.8 </text:p>
          </table:table-cell>
          <table:table-cell office:value-type="float" office:value="116.4267" calcext:value-type="float">
            <text:p>116.4 </text:p>
          </table:table-cell>
          <table:table-cell office:value-type="float" office:value="141.2066" calcext:value-type="float">
            <text:p>141.2 </text:p>
          </table:table-cell>
          <table:table-cell office:value-type="float" office:value="124.1367" calcext:value-type="float">
            <text:p>124.1 </text:p>
          </table:table-cell>
          <table:table-cell office:value-type="float" office:value="121.2454" calcext:value-type="float">
            <text:p>121.2 </text:p>
          </table:table-cell>
          <table:table-cell office:value-type="float" office:value="124.5667" calcext:value-type="float">
            <text:p>124.6 </text:p>
          </table:table-cell>
          <table:table-cell office:value-type="float" office:value="133.7675" calcext:value-type="float">
            <text:p>133.8 </text:p>
          </table:table-cell>
          <table:table-cell office:value-type="float" office:value="114.1867" calcext:value-type="float">
            <text:p>114.2 </text:p>
          </table:table-cell>
          <table:table-cell office:value-type="float" office:value="128.0449" calcext:value-type="float">
            <text:p>128.0 </text:p>
          </table:table-cell>
          <table:table-cell office:value-type="float" office:value="119.0633" calcext:value-type="float">
            <text:p>119.1 </text:p>
          </table:table-cell>
          <table:table-cell office:value-type="float" office:value="117.6688" calcext:value-type="float">
            <text:p>117.7 </text:p>
          </table:table-cell>
          <table:table-cell office:value-type="float" office:value="120.4526" calcext:value-type="float">
            <text:p>120.5 </text:p>
          </table:table-cell>
          <table:table-cell office:value-type="float" office:value="104.8658" calcext:value-type="float">
            <text:p>104.9 </text:p>
          </table:table-cell>
          <table:table-cell office:value-type="float" office:value="391.8836" calcext:value-type="float">
            <text:p>391.9 </text:p>
          </table:table-cell>
          <table:table-cell office:value-type="float" office:value="121.8" calcext:value-type="float">
            <text:p>121.8 </text:p>
          </table:table-cell>
          <table:table-cell office:value-type="float" office:value="125.0621" calcext:value-type="float">
            <text:p>125.1 </text:p>
          </table:table-cell>
          <table:table-cell office:value-type="float" office:value="118.0833" calcext:value-type="float">
            <text:p>118.1 </text:p>
          </table:table-cell>
          <table:table-cell office:value-type="float" office:value="120.3233" calcext:value-type="float">
            <text:p>120.3 </text:p>
          </table:table-cell>
          <table:table-cell office:value-type="float" office:value="120.4262" calcext:value-type="float">
            <text:p>120.4 </text:p>
          </table:table-cell>
          <table:table-cell office:value-type="float" office:value="134.0046" calcext:value-type="float">
            <text:p>134.0 </text:p>
          </table:table-cell>
          <table:table-cell office:value-type="float" office:value="127.8194" calcext:value-type="float">
            <text:p>127.8 </text:p>
          </table:table-cell>
          <table:table-cell office:value-type="float" office:value="126.8885" calcext:value-type="float">
            <text:p>126.9 </text:p>
          </table:table-cell>
          <table:table-cell office:value-type="float" office:value="148.2647" calcext:value-type="float">
            <text:p>148.3 </text:p>
          </table:table-cell>
          <table:table-cell office:value-type="float" office:value="115.1527" calcext:value-type="float">
            <text:p>115.2 </text:p>
          </table:table-cell>
          <table:table-cell office:value-type="float" office:value="143.743" calcext:value-type="float">
            <text:p>143.7 </text:p>
          </table:table-cell>
          <table:table-cell office:value-type="float" office:value="124.4229" calcext:value-type="float">
            <text:p>124.4 </text:p>
          </table:table-cell>
          <table:table-cell office:value-type="string" calcext:value-type="string">
            <text:p>..</text:p>
          </table:table-cell>
          <table:table-cell office:value-type="float" office:value="111.5515" calcext:value-type="float">
            <text:p>111.6 </text:p>
          </table:table-cell>
          <table:table-cell office:value-type="float" office:value="143.4455" calcext:value-type="float">
            <text:p>143.4 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6.8056" calcext:value-type="float">
            <text:p>126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9.8549" calcext:value-type="float">
            <text:p>139.9 </text:p>
          </table:table-cell>
          <table:table-cell table:style-name="ce5" office:value-type="float" office:value="145.7082" calcext:value-type="float">
            <text:p>145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6.7" calcext:value-type="float">
            <text:p>116.7 </text:p>
          </table:table-cell>
          <table:table-cell table:style-name="ce5" office:value-type="float" office:value="143.404" calcext:value-type="float">
            <text:p>143.4 </text:p>
          </table:table-cell>
          <table:table-cell table:style-name="ce5" office:value-type="float" office:value="116.9033" calcext:value-type="float">
            <text:p>116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31.2046" calcext:value-type="float">
            <text:p>131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15.1124" calcext:value-type="float">
            <text:p>115.1 </text:p>
          </table:table-cell>
          <table:table-cell table:style-name="ce5" office:value-type="float" office:value="141.0818" calcext:value-type="float">
            <text:p>14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7.62" calcext:value-type="float">
            <text:p>117.6 </text:p>
          </table:table-cell>
          <table:table-cell table:style-name="ce5" office:value-type="float" office:value="143.6514" calcext:value-type="float">
            <text:p>143.7 </text:p>
          </table:table-cell>
          <table:table-cell table:style-name="ce5" office:value-type="float" office:value="125.8467" calcext:value-type="float">
            <text:p>12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5.9" calcext:value-type="float">
            <text:p>12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6.5098" calcext:value-type="float">
            <text:p>116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104.8175" calcext:value-type="float">
            <text:p>104.8 </text:p>
          </table:table-cell>
          <table:table-cell table:number-columns-repeated="16" table:style-name="ce5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4T21:05:13.614185688</dc:date>
    <meta:editing-duration>PT1M7S</meta:editing-duration>
    <meta:editing-cycles>1</meta:editing-cycles>
    <meta:document-statistic meta:table-count="1" meta:cell-count="22724" meta:object-count="0"/>
    <meta:generator>LibreOffice/7.3.7.2$Linux_X86_64 LibreOffice_project/30$Build-2</meta:generator>
  </office:meta>
</office:document-meta>
</file>